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1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9484in"/>
    </style:style>
    <style:style style:name="co10" style:family="table-column">
      <style:table-column-properties fo:break-before="auto" style:column-width="7.8984in"/>
    </style:style>
    <style:style style:name="co11" style:family="table-column">
      <style:table-column-properties fo:break-before="auto" style:column-width="0.8846in"/>
    </style:style>
    <style:style style:name="co12" style:family="table-column">
      <style:table-column-properties fo:break-before="auto" style:column-width="1.3772in"/>
    </style:style>
    <style:style style:name="co13" style:family="table-column">
      <style:table-column-properties fo:break-before="auto" style:column-width="0.9571in"/>
    </style:style>
    <style:style style:name="co14" style:family="table-column">
      <style:table-column-properties fo:break-before="auto" style:column-width="1.4854in"/>
    </style:style>
    <style:style style:name="co15" style:family="table-column">
      <style:table-column-properties fo:break-before="auto" style:column-width="2.1409in"/>
    </style:style>
    <style:style style:name="co16" style:family="table-column">
      <style:table-column-properties fo:break-before="auto" style:column-width="1.8354in"/>
    </style:style>
    <style:style style:name="co17" style:family="table-column">
      <style:table-column-properties fo:break-before="auto" style:column-width="2.2398in"/>
    </style:style>
    <style:style style:name="co18" style:family="table-column">
      <style:table-column-properties fo:break-before="auto" style:column-width="1.5945in"/>
    </style:style>
    <style:style style:name="co19" style:family="table-column">
      <style:table-column-properties fo:break-before="auto" style:column-width="1.0055in"/>
    </style:style>
    <style:style style:name="co20" style:family="table-column">
      <style:table-column-properties fo:break-before="auto" style:column-width="0.6665in"/>
    </style:style>
    <style:style style:name="co21" style:family="table-column">
      <style:table-column-properties fo:break-before="auto" style:column-width="0.8626in"/>
    </style:style>
    <style:style style:name="co22" style:family="table-column">
      <style:table-column-properties fo:break-before="auto" style:column-width="0.9827in"/>
    </style:style>
    <style:style style:name="co23" style:family="table-column">
      <style:table-column-properties fo:break-before="auto" style:column-width="0.9173in"/>
    </style:style>
    <style:style style:name="co24" style:family="table-column">
      <style:table-column-properties fo:break-before="auto" style:column-width="1.6165in"/>
    </style:style>
    <style:style style:name="co25" style:family="table-column">
      <style:table-column-properties fo:break-before="auto" style:column-width="2.061in"/>
    </style:style>
    <style:style style:name="co26" style:family="table-column">
      <style:table-column-properties fo:break-before="auto" style:column-width="1.9772in"/>
    </style:style>
    <style:style style:name="co27" style:family="table-column">
      <style:table-column-properties fo:break-before="auto" style:column-width="2.8728in"/>
    </style:style>
    <style:style style:name="co28" style:family="table-column">
      <style:table-column-properties fo:break-before="auto" style:column-width="2.3972in"/>
    </style:style>
    <style:style style:name="co29" style:family="table-column">
      <style:table-column-properties fo:break-before="auto" style:column-width="0.7992in"/>
    </style:style>
    <style:style style:name="co30" style:family="table-column">
      <style:table-column-properties fo:break-before="auto" style:column-width="0.6728in"/>
    </style:style>
    <style:style style:name="co31" style:family="table-column">
      <style:table-column-properties fo:break-before="auto" style:column-width="0.8957in"/>
    </style:style>
    <style:style style:name="co32" style:family="table-column">
      <style:table-column-properties fo:break-before="auto" style:column-width="2.4638in"/>
    </style:style>
    <style:style style:name="co33" style:family="table-column">
      <style:table-column-properties fo:break-before="auto" style:column-width="1.872in"/>
    </style:style>
    <style:style style:name="co34" style:family="table-column">
      <style:table-column-properties fo:break-before="auto" style:column-width="1.3437in"/>
    </style:style>
    <style:style style:name="co35" style:family="table-column">
      <style:table-column-properties fo:break-before="auto" style:column-width="1.8571in"/>
    </style:style>
    <style:style style:name="co36" style:family="table-column">
      <style:table-column-properties fo:break-before="auto" style:column-width="2.3811in"/>
    </style:style>
    <style:style style:name="co37" style:family="table-column">
      <style:table-column-properties fo:break-before="auto" style:column-width="2.6654in"/>
    </style:style>
    <style:style style:name="co38" style:family="table-column">
      <style:table-column-properties fo:break-before="auto" style:column-width="0.7681in"/>
    </style:style>
    <style:style style:name="co39" style:family="table-column">
      <style:table-column-properties fo:break-before="auto" style:column-width="1.1618in"/>
    </style:style>
    <style:style style:name="co40" style:family="table-column">
      <style:table-column-properties fo:break-before="auto" style:column-width="1.6398in"/>
    </style:style>
    <style:style style:name="co41" style:family="table-column">
      <style:table-column-properties fo:break-before="auto" style:column-width="2.4362in"/>
    </style:style>
    <style:style style:name="co42" style:family="table-column">
      <style:table-column-properties fo:break-before="auto" style:column-width="2.0098in"/>
    </style:style>
    <style:style style:name="co43" style:family="table-column">
      <style:table-column-properties fo:break-before="auto" style:column-width="2.0075in"/>
    </style:style>
    <style:style style:name="co44" style:family="table-column">
      <style:table-column-properties fo:break-before="auto" style:column-width="2.4709in"/>
    </style:style>
    <style:style style:name="co45" style:family="table-column">
      <style:table-column-properties fo:break-before="auto" style:column-width="0.8299in"/>
    </style:style>
    <style:style style:name="co46" style:family="table-column">
      <style:table-column-properties fo:break-before="auto" style:column-width="1.8937in"/>
    </style:style>
    <style:style style:name="co47" style:family="table-column">
      <style:table-column-properties fo:break-before="auto" style:column-width="1.1563in"/>
    </style:style>
    <style:style style:name="co48" style:family="table-column">
      <style:table-column-properties fo:break-before="auto" style:column-width="1.4618in"/>
    </style:style>
    <style:style style:name="co49" style:family="table-column">
      <style:table-column-properties fo:break-before="auto" style:column-width="2.0811in"/>
    </style:style>
    <style:style style:name="co50" style:family="table-column">
      <style:table-column-properties fo:break-before="auto" style:column-width="1.7693in"/>
    </style:style>
    <style:style style:name="co51" style:family="table-column">
      <style:table-column-properties fo:break-before="auto" style:column-width="2.1417in"/>
    </style:style>
    <style:style style:name="co52" style:family="table-column">
      <style:table-column-properties fo:break-before="auto" style:column-width="0.8945in"/>
    </style:style>
    <style:style style:name="co53" style:family="table-column">
      <style:table-column-properties fo:break-before="auto" style:column-width="2.2165in"/>
    </style:style>
    <style:style style:name="co54" style:family="table-column">
      <style:table-column-properties fo:break-before="auto" style:column-width="1.3866in"/>
    </style:style>
    <style:style style:name="co55" style:family="table-column">
      <style:table-column-properties fo:break-before="auto" style:column-width="1.5618in"/>
    </style:style>
    <style:style style:name="co56" style:family="table-column">
      <style:table-column-properties fo:break-before="auto" style:column-width="2.283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102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8909in" fo:break-before="auto" style:use-optimal-row-height="true"/>
    </style:style>
    <style:style style:name="ro10" style:family="table-row">
      <style:table-row-properties style:row-height="0.4555in" fo:break-before="auto" style:use-optimal-row-height="true"/>
    </style:style>
    <style:style style:name="ro11" style:family="table-row">
      <style:table-row-properties style:row-height="0.6008in" fo:break-before="auto" style:use-optimal-row-height="true"/>
    </style:style>
    <style:style style:name="ro12" style:family="table-row">
      <style:table-row-properties style:row-height="0.539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2791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071in" fo:break-before="auto" style:use-optimal-row-height="true"/>
    </style:style>
    <style:style style:name="ro18" style:family="table-row">
      <style:table-row-properties style:row-height="0.3626in" fo:break-before="auto" style:use-optimal-row-height="false"/>
    </style:style>
    <style:style style:name="ro19" style:family="table-row">
      <style:table-row-properties style:row-height="0.3728in" fo:break-before="auto" style:use-optimal-row-height="true"/>
    </style:style>
    <style:style style:name="ro20" style:family="table-row">
      <style:table-row-properties style:row-height="0.611in" fo:break-before="auto" style:use-optimal-row-height="false"/>
    </style:style>
    <style:style style:name="ro21" style:family="table-row">
      <style:table-row-properties style:row-height="0.839in" fo:break-before="auto" style:use-optimal-row-height="false"/>
    </style:style>
    <style:style style:name="ro22" style:family="table-row">
      <style:table-row-properties style:row-height="1.2638in" fo:break-before="auto" style:use-optimal-row-height="true"/>
    </style:style>
    <style:style style:name="ro23" style:family="table-row">
      <style:table-row-properties style:row-height="0.6425in" fo:break-before="auto" style:use-optimal-row-height="false"/>
    </style:style>
    <style:style style:name="ro24" style:family="table-row">
      <style:table-row-properties style:row-height="0.9736in" fo:break-before="auto" style:use-optimal-row-height="fals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0.6736in" fo:break-before="auto" style:use-optimal-row-height="false"/>
    </style:style>
    <style:style style:name="ro28" style:family="table-row">
      <style:table-row-properties style:row-height="0.7043in" fo:break-before="auto" style:use-optimal-row-height="false"/>
    </style:style>
    <style:style style:name="ro29" style:family="table-row">
      <style:table-row-properties style:row-height="0.8291in" fo:break-before="auto" style:use-optimal-row-height="false"/>
    </style:style>
    <style:style style:name="ro30" style:family="table-row">
      <style:table-row-properties style:row-height="0.6634in" fo:break-before="auto" style:use-optimal-row-height="false"/>
    </style:style>
    <style:style style:name="ro31" style:family="table-row">
      <style:table-row-properties style:row-height="0.6839in" fo:break-before="auto" style:use-optimal-row-height="false"/>
    </style:style>
    <style:style style:name="ro32" style:family="table-row">
      <style:table-row-properties style:row-height="0.5591in" fo:break-before="auto" style:use-optimal-row-height="false"/>
    </style:style>
    <style:style style:name="ro33" style:family="table-row">
      <style:table-row-properties style:row-height="0.8083in" fo:break-before="auto" style:use-optimal-row-height="false"/>
    </style:style>
    <style:style style:name="ro34" style:family="table-row">
      <style:table-row-properties style:row-height="0.798in" fo:break-before="auto" style:use-optimal-row-height="true"/>
    </style:style>
    <style:style style:name="ro35" style:family="table-row">
      <style:table-row-properties style:row-height="1.0571in" fo:break-before="auto" style:use-optimal-row-height="false"/>
    </style:style>
    <style:style style:name="ro36" style:family="table-row">
      <style:table-row-properties style:row-height="0.7874in" fo:break-before="auto" style:use-optimal-row-height="false"/>
    </style:style>
    <style:style style:name="ro37" style:family="table-row">
      <style:table-row-properties style:row-height="1.0465in" fo:break-before="auto" style:use-optimal-row-height="false"/>
    </style:style>
    <style:style style:name="ro38" style:family="table-row">
      <style:table-row-properties style:row-height="1.1091in" fo:break-before="auto" style:use-optimal-row-height="true"/>
    </style:style>
    <style:style style:name="ro39" style:family="table-row">
      <style:table-row-properties style:row-height="0.8701in" fo:break-before="auto" style:use-optimal-row-height="false"/>
    </style:style>
    <style:style style:name="ro40" style:family="table-row">
      <style:table-row-properties style:row-height="0.6425in" fo:break-before="auto" style:use-optimal-row-height="true"/>
    </style:style>
    <style:style style:name="ro41" style:family="table-row">
      <style:table-row-properties style:row-height="0.5075in" fo:break-before="auto" style:use-optimal-row-height="false"/>
    </style:style>
    <style:style style:name="ro42" style:family="table-row">
      <style:table-row-properties style:row-height="0.7252in" fo:break-before="auto" style:use-optimal-row-height="false"/>
    </style:style>
    <style:style style:name="ro43" style:family="table-row">
      <style:table-row-properties style:row-height="0.7665in" fo:break-before="auto" style:use-optimal-row-height="false"/>
    </style:style>
    <style:style style:name="ro44" style:family="table-row">
      <style:table-row-properties style:row-height="0.922in" fo:break-before="auto" style:use-optimal-row-height="false"/>
    </style:style>
    <style:style style:name="ro45" style:family="table-row">
      <style:table-row-properties style:row-height="0.8909in" fo:break-before="auto" style:use-optimal-row-height="false"/>
    </style:style>
    <style:style style:name="ro46" style:family="table-row">
      <style:table-row-properties style:row-height="0.8807in" fo:break-before="auto" style:use-optimal-row-height="false"/>
    </style:style>
    <style:style style:name="ro47" style:family="table-row">
      <style:table-row-properties style:row-height="0.7772in" fo:break-before="auto" style:use-optimal-row-height="false"/>
    </style:style>
    <style:style style:name="ro48" style:family="table-row">
      <style:table-row-properties style:row-height="0.7146in" fo:break-before="auto" style:use-optimal-row-height="false"/>
    </style:style>
    <style:style style:name="ro49" style:family="table-row">
      <style:table-row-properties style:row-height="1.0047in" fo:break-before="auto" style:use-optimal-row-height="false"/>
    </style:style>
    <style:style style:name="ro50" style:family="table-row">
      <style:table-row-properties style:row-height="0.539in" fo:break-before="auto" style:use-optimal-row-height="false"/>
    </style:style>
    <style:style style:name="ro51" style:family="table-row">
      <style:table-row-properties style:row-height="0.5799in" fo:break-before="auto" style:use-optimal-row-height="false"/>
    </style:style>
    <style:style style:name="ro52" style:family="table-row">
      <style:table-row-properties style:row-height="0.5693in" fo:break-before="auto" style:use-optimal-row-height="false"/>
    </style:style>
    <style:style style:name="ro53" style:family="table-row">
      <style:table-row-properties style:row-height="0.5189in" fo:break-before="auto" style:use-optimal-row-height="false"/>
    </style:style>
    <style:style style:name="ro54" style:family="table-row">
      <style:table-row-properties style:row-height="1.1709in" fo:break-before="auto" style:use-optimal-row-height="false"/>
    </style:style>
    <style:style style:name="ro55" style:family="table-row">
      <style:table-row-properties style:row-height="0.6854in" fo:break-before="auto" style:use-optimal-row-height="false"/>
    </style:style>
    <style:style style:name="ro56" style:family="table-row">
      <style:table-row-properties style:row-height="1.4402in" fo:break-before="auto" style:use-optimal-row-height="false"/>
    </style:style>
    <style:style style:name="ro57" style:family="table-row">
      <style:table-row-properties style:row-height="1.1917in" fo:break-before="auto" style:use-optimal-row-height="false"/>
    </style:style>
    <style:style style:name="ro58" style:family="table-row">
      <style:table-row-properties style:row-height="1.1602in" fo:break-before="auto" style:use-optimal-row-height="false"/>
    </style:style>
    <style:style style:name="ro59" style:family="table-row">
      <style:table-row-properties style:row-height="1.1189in" fo:break-before="auto" style:use-optimal-row-height="false"/>
    </style:style>
    <style:style style:name="ro60" style:family="table-row">
      <style:table-row-properties style:row-height="1.1091in" fo:break-before="auto" style:use-optimal-row-height="false"/>
    </style:style>
    <style:style style:name="ro61" style:family="table-row">
      <style:table-row-properties style:row-height="1.3984in" fo:break-before="auto" style:use-optimal-row-height="false"/>
    </style:style>
    <style:style style:name="ro62" style:family="table-row">
      <style:table-row-properties style:row-height="1.1811in" fo:break-before="auto" style:use-optimal-row-height="false"/>
    </style:style>
    <style:style style:name="ro63" style:family="table-row">
      <style:table-row-properties style:row-height="0.9016in" fo:break-before="auto" style:use-optimal-row-height="false"/>
    </style:style>
    <style:style style:name="ro64" style:family="table-row">
      <style:table-row-properties style:row-height="1.4091in" fo:break-before="auto" style:use-optimal-row-height="false"/>
    </style:style>
    <style:style style:name="ro65" style:family="table-row">
      <style:table-row-properties style:row-height="1.3681in" fo:break-before="auto" style:use-optimal-row-height="false"/>
    </style:style>
    <style:style style:name="ro66" style:family="table-row">
      <style:table-row-properties style:row-height="1.0673in" fo:break-before="auto" style:use-optimal-row-height="false"/>
    </style:style>
    <style:style style:name="ro67" style:family="table-row">
      <style:table-row-properties style:row-height="0.6319in" fo:break-before="auto" style:use-optimal-row-height="false"/>
    </style:style>
    <style:style style:name="ro68" style:family="table-row">
      <style:table-row-properties style:row-height="0.5902in" fo:break-before="auto" style:use-optimal-row-height="false"/>
    </style:style>
    <style:style style:name="ro69" style:family="table-row">
      <style:table-row-properties style:row-height="0.5492in" fo:break-before="auto" style:use-optimal-row-height="false"/>
    </style:style>
    <style:style style:name="ro70" style:family="table-row">
      <style:table-row-properties style:row-height="0.4661in" fo:break-before="auto" style:use-optimal-row-height="false"/>
    </style:style>
    <style:style style:name="ro71" style:family="table-row">
      <style:table-row-properties style:row-height="0.4146in" fo:break-before="auto" style:use-optimal-row-height="false"/>
    </style:style>
    <style:style style:name="ro72" style:family="table-row">
      <style:table-row-properties style:row-height="0.5181in" fo:break-before="auto" style:use-optimal-row-height="false"/>
    </style:style>
    <style:style style:name="ro73" style:family="table-row">
      <style:table-row-properties style:row-height="0.798in" fo:break-before="auto" style:use-optimal-row-height="false"/>
    </style:style>
    <style:style style:name="ro74" style:family="table-row">
      <style:table-row-properties style:row-height="0.9374in" fo:break-before="auto" style:use-optimal-row-height="false"/>
    </style:style>
    <style:style style:name="ro75" style:family="table-row">
      <style:table-row-properties style:row-height="0.9063in" fo:break-before="auto" style:use-optimal-row-height="false"/>
    </style:style>
    <style:style style:name="ro76" style:family="table-row">
      <style:table-row-properties style:row-height="0.7972in" fo:break-before="auto" style:use-optimal-row-height="false"/>
    </style:style>
    <style:style style:name="ro77" style:family="table-row">
      <style:table-row-properties style:row-height="0.9898in" fo:break-before="auto" style:use-optimal-row-height="false"/>
    </style:style>
    <style:style style:name="ro78" style:family="table-row">
      <style:table-row-properties style:row-height="0.7457in" fo:break-before="auto" style:use-optimal-row-height="false"/>
    </style:style>
    <style:style style:name="ro79" style:family="table-row">
      <style:table-row-properties style:row-height="0.4453in" fo:break-before="auto" style:use-optimal-row-height="false"/>
    </style:style>
    <style:style style:name="ro80" style:family="table-row">
      <style:table-row-properties style:row-height="0.4764in" fo:break-before="auto" style:use-optimal-row-height="false"/>
    </style:style>
    <style:style style:name="ro81" style:family="table-row">
      <style:table-row-properties style:row-height="0.4972in" fo:break-before="auto" style:use-optimal-row-height="false"/>
    </style:style>
    <style:style style:name="ro82" style:family="table-row">
      <style:table-row-properties style:row-height="0.6008in" fo:break-before="auto" style:use-optimal-row-height="false"/>
    </style:style>
    <style:style style:name="ro83" style:family="table-row">
      <style:table-row-properties style:row-height="0.8598in" fo:break-before="auto" style:use-optimal-row-height="false"/>
    </style:style>
    <style:style style:name="ro84" style:family="table-row">
      <style:table-row-properties style:row-height="1.2953in" fo:break-before="auto" style:use-optimal-row-height="false"/>
    </style:style>
    <style:style style:name="ro85" style:family="table-row">
      <style:table-row-properties style:row-height="1.7307in" fo:break-before="auto" style:use-optimal-row-height="true"/>
    </style:style>
    <style:style style:name="ro86" style:family="table-row">
      <style:table-row-properties style:row-height="1.4193in" fo:break-before="auto" style:use-optimal-row-height="false"/>
    </style:style>
    <style:style style:name="ro87" style:family="table-row">
      <style:table-row-properties style:row-height="2.0626in" fo:break-before="auto" style:use-optimal-row-height="false"/>
    </style:style>
    <style:style style:name="ro88" style:family="table-row">
      <style:table-row-properties style:row-height="1.2638in" fo:break-before="auto" style:use-optimal-row-height="false"/>
    </style:style>
    <style:style style:name="ro89" style:family="table-row">
      <style:table-row-properties style:row-height="0.9839in" fo:break-before="auto" style:use-optimal-row-height="false"/>
    </style:style>
    <style:style style:name="ro90" style:family="table-row">
      <style:table-row-properties style:row-height="2.052in" fo:break-before="auto" style:use-optimal-row-height="false"/>
    </style:style>
    <style:style style:name="ro91" style:family="table-row">
      <style:table-row-properties style:row-height="2.0311in" fo:break-before="auto" style:use-optimal-row-height="false"/>
    </style:style>
    <style:style style:name="ro92" style:family="table-row">
      <style:table-row-properties style:row-height="0.8189in" fo:break-before="auto" style:use-optimal-row-height="false"/>
    </style:style>
    <style:style style:name="ro93" style:family="table-row">
      <style:table-row-properties style:row-height="0.9945in" fo:break-before="auto" style:use-optimal-row-height="false"/>
    </style:style>
    <style:style style:name="ro94" style:family="table-row">
      <style:table-row-properties style:row-height="0.4346in" fo:break-before="auto" style:use-optimal-row-height="false"/>
    </style:style>
    <style:style style:name="ro95" style:family="table-row">
      <style:table-row-properties style:row-height="0.9535in" fo:break-before="auto" style:use-optimal-row-height="false"/>
    </style:style>
    <style:style style:name="ro96" style:family="table-row">
      <style:table-row-properties style:row-height="0.4866in" fo:break-before="auto" style:use-optimal-row-height="false"/>
    </style:style>
    <style:style style:name="ro97" style:family="table-row">
      <style:table-row-properties style:row-height="0.9429in" fo:break-before="auto" style:use-optimal-row-height="false"/>
    </style:style>
    <style:style style:name="ro98" style:family="table-row">
      <style:table-row-properties style:row-height="0.7563in" fo:break-before="auto" style:use-optimal-row-height="false"/>
    </style:style>
    <style:style style:name="ro99" style:family="table-row">
      <style:table-row-properties style:row-height="0.6528in" fo:break-before="auto" style:use-optimal-row-height="false"/>
    </style:style>
    <style:style style:name="ro100" style:family="table-row">
      <style:table-row-properties style:row-height="0.7354in" fo:break-before="auto" style:use-optimal-row-height="false"/>
    </style:style>
    <style:style style:name="ro101" style:family="table-row">
      <style:table-row-properties style:row-height="1.0362in" fo:break-before="auto" style:use-optimal-row-height="false"/>
    </style:style>
    <style:style style:name="ro102" style:family="table-row">
      <style:table-row-properties style:row-height="1.0154in" fo:break-before="auto" style:use-optimal-row-height="false"/>
    </style:style>
    <style:style style:name="ro103" style:family="table-row">
      <style:table-row-properties style:row-height="1.2535in" fo:break-before="auto" style:use-optimal-row-height="false"/>
    </style:style>
    <style:style style:name="ro104" style:family="table-row">
      <style:table-row-properties style:row-height="0.6217in" fo:break-before="auto" style:use-optimal-row-height="false"/>
    </style:style>
    <style:style style:name="ro105" style:family="table-row">
      <style:table-row-properties style:row-height="1.3882in" fo:break-before="auto" style:use-optimal-row-height="false"/>
    </style:style>
    <style:style style:name="ro106" style:family="table-row">
      <style:table-row-properties style:row-height="0.8492in" fo:break-before="auto" style:use-optimal-row-height="false"/>
    </style:style>
    <style:style style:name="ro107" style:family="table-row">
      <style:table-row-properties style:row-height="1.1291in" fo:break-before="auto" style:use-optimal-row-height="false"/>
    </style:style>
    <style:style style:name="ro108" style:family="table-row">
      <style:table-row-properties style:row-height="0.9638in" fo:break-before="auto" style:use-optimal-row-height="false"/>
    </style:style>
    <style:style style:name="ro109" style:family="table-row">
      <style:table-row-properties style:row-height="1.4508in" fo:break-before="auto" style:use-optimal-row-height="false"/>
    </style:style>
    <style:style style:name="ro110" style:family="table-row">
      <style:table-row-properties style:row-height="1.3783in" fo:break-before="auto" style:use-optimal-row-height="false"/>
    </style:style>
    <style:style style:name="ro111" style:family="table-row">
      <style:table-row-properties style:row-height="0.4244in" fo:break-before="auto" style:use-optimal-row-height="false"/>
    </style:style>
    <style:style style:name="ro112" style:family="table-row">
      <style:table-row-properties style:row-height="1.202in" fo:break-before="auto" style:use-optimal-row-height="false"/>
    </style:style>
    <style:style style:name="ro113" style:family="table-row">
      <style:table-row-properties style:row-height="0.4043in" fo:break-before="auto" style:use-optimal-row-height="false"/>
    </style:style>
    <style:style style:name="ro114" style:family="table-row">
      <style:table-row-properties style:row-height="0.5283in" fo:break-before="auto" style:use-optimal-row-height="false"/>
    </style:style>
    <style:style style:name="ro115" style:family="table-row">
      <style:table-row-properties style:row-height="1.5752in" fo:break-before="auto" style:use-optimal-row-height="true"/>
    </style:style>
    <style:style style:name="ro116" style:family="table-row">
      <style:table-row-properties style:row-height="0.4555in" fo:break-before="auto" style:use-optimal-row-height="false"/>
    </style:style>
    <style:style style:name="ro117" style:family="table-row">
      <style:table-row-properties style:row-height="0.3681in" fo:break-before="auto" style:use-optimal-row-height="false"/>
    </style:style>
    <style:style style:name="ro118" style:family="table-row">
      <style:table-row-properties style:row-height="0.6937in" fo:break-before="auto" style:use-optimal-row-height="false"/>
    </style:style>
    <style:style style:name="ro119" style:family="table-row">
      <style:table-row-properties style:row-height="0.5756in" fo:break-before="auto" style:use-optimal-row-height="false"/>
    </style:style>
    <style:style style:name="ro120" style:family="table-row">
      <style:table-row-properties style:row-height="0.3909in" fo:break-before="auto" style:use-optimal-row-height="false"/>
    </style:style>
    <style:style style:name="ro121" style:family="table-row">
      <style:table-row-properties style:row-height="0.5528in" fo:break-before="auto" style:use-optimal-row-height="false"/>
    </style:style>
    <style:style style:name="ro122" style:family="table-row">
      <style:table-row-properties style:row-height="1.9071in" fo:break-before="auto" style:use-optimal-row-height="false"/>
    </style:style>
    <style:style style:name="ro123" style:family="table-row">
      <style:table-row-properties style:row-height="0.4953in" fo:break-before="auto" style:use-optimal-row-height="false"/>
    </style:style>
    <style:style style:name="ro124" style:family="table-row">
      <style:table-row-properties style:row-height="0.5409in" fo:break-before="auto" style:use-optimal-row-height="false"/>
    </style:style>
    <style:style style:name="ro125" style:family="table-row">
      <style:table-row-properties style:row-height="0.4602in" fo:break-before="auto" style:use-optimal-row-height="false"/>
    </style:style>
    <style:style style:name="ro126" style:family="table-row">
      <style:table-row-properties style:row-height="0.4835in" fo:break-before="auto" style:use-optimal-row-height="false"/>
    </style:style>
    <style:style style:name="ro127" style:family="table-row">
      <style:table-row-properties style:row-height="1.0256in" fo:break-before="auto" style:use-optimal-row-height="false"/>
    </style:style>
    <style:style style:name="ro128" style:family="table-row">
      <style:table-row-properties style:row-height="1.15in" fo:break-before="auto" style:use-optimal-row-height="false"/>
    </style:style>
    <style:style style:name="ro129" style:family="table-row">
      <style:table-row-properties style:row-height="0.3571in" fo:break-before="auto" style:use-optimal-row-height="false"/>
    </style:style>
    <style:style style:name="ro130" style:family="table-row">
      <style:table-row-properties style:row-height="0.4484in" fo:break-before="auto" style:use-optimal-row-height="false"/>
    </style:style>
    <style:style style:name="ro131" style:family="table-row">
      <style:table-row-properties style:row-height="0.4256in" fo:break-before="auto" style:use-optimal-row-height="false"/>
    </style:style>
    <style:style style:name="ro132" style:family="table-row">
      <style:table-row-properties style:row-height="0.6673in" fo:break-before="auto" style:use-optimal-row-height="false"/>
    </style:style>
    <style:style style:name="ro133" style:family="table-row">
      <style:table-row-properties style:row-height="0.4717in" fo:break-before="auto" style:use-optimal-row-height="false"/>
    </style:style>
    <style:style style:name="ro134" style:family="table-row">
      <style:table-row-properties style:row-height="0.5638in" fo:break-before="auto" style:use-optimal-row-height="false"/>
    </style:style>
    <style:style style:name="ro135" style:family="table-row">
      <style:table-row-properties style:row-height="0.6098in" fo:break-before="auto" style:use-optimal-row-height="false"/>
    </style:style>
    <style:style style:name="ro136" style:family="table-row">
      <style:table-row-properties style:row-height="0.6909in" fo:break-before="auto" style:use-optimal-row-height="false"/>
    </style:style>
    <style:style style:name="ro137" style:family="table-row">
      <style:table-row-properties style:row-height="0.4028in" fo:break-before="auto" style:use-optimal-row-height="false"/>
    </style:style>
    <style:style style:name="ro138" style:family="table-row">
      <style:table-row-properties style:row-height="0.702in" fo:break-before="auto" style:use-optimal-row-height="false"/>
    </style:style>
    <style:style style:name="ro139" style:family="table-row">
      <style:table-row-properties style:row-height="0.8752in" fo:break-before="auto" style:use-optimal-row-height="false"/>
    </style:style>
    <style:style style:name="ro140" style:family="table-row">
      <style:table-row-properties style:row-height="0.5866in" fo:break-before="auto" style:use-optimal-row-height="false"/>
    </style:style>
    <style:style style:name="ro141" style:family="table-row">
      <style:table-row-properties style:row-height="0.7138in" fo:break-before="auto" style:use-optimal-row-height="false"/>
    </style:style>
    <style:style style:name="ro142" style:family="table-row">
      <style:table-row-properties style:row-height="0.9673in" fo:break-before="auto" style:use-optimal-row-height="false"/>
    </style:style>
    <style:style style:name="ro143" style:family="table-row">
      <style:table-row-properties style:row-height="0.4374in" fo:break-before="auto" style:use-optimal-row-height="false"/>
    </style:style>
    <style:style style:name="ro144" style:family="table-row">
      <style:table-row-properties style:row-height="0.6563in" fo:break-before="auto" style:use-optimal-row-height="false"/>
    </style:style>
    <style:style style:name="ro145" style:family="table-row">
      <style:table-row-properties style:row-height="0.6791in" fo:break-before="auto" style:use-optimal-row-height="false"/>
    </style:style>
    <style:style style:name="ro146" style:family="table-row">
      <style:table-row-properties style:row-height="0.748in" fo:break-before="auto" style:use-optimal-row-height="false"/>
    </style:style>
    <style:style style:name="ro147" style:family="table-row">
      <style:table-row-properties style:row-height="0.9118in" fo:break-before="auto" style:use-optimal-row-height="false"/>
    </style:style>
    <style:style style:name="ro148" style:family="table-row">
      <style:table-row-properties style:row-height="1.0882in" fo:break-before="auto" style:use-optimal-row-height="false"/>
    </style:style>
    <style:style style:name="ro149" style:family="table-row">
      <style:table-row-properties style:row-height="1.0984in" fo:break-before="auto" style:use-optimal-row-height="false"/>
    </style:style>
    <style:style style:name="ro150" style:family="table-row">
      <style:table-row-properties style:row-height="0.1772in" fo:break-before="auto" style:use-optimal-row-height="false"/>
    </style:style>
    <style:style style:name="ro151" style:family="table-row">
      <style:table-row-properties style:row-height="1.1398in" fo:break-before="auto" style:use-optimal-row-height="false"/>
    </style:style>
    <style:style style:name="ro152" style:family="table-row">
      <style:table-row-properties style:row-height="1.3264in" fo:break-before="auto" style:use-optimal-row-height="false"/>
    </style:style>
    <style:style style:name="ro153" style:family="table-row">
      <style:table-row-properties style:row-height="0.9327in" fo:break-before="auto" style:use-optimal-row-height="false"/>
    </style:style>
    <style:style style:name="ro154" style:family="table-row">
      <style:table-row-properties style:row-height="1.2126in" fo:break-before="auto" style:use-optimal-row-height="false"/>
    </style:style>
    <style:style style:name="ro155" style:family="table-row">
      <style:table-row-properties style:row-height="1.3575in" fo:break-before="auto" style:use-optimal-row-height="false"/>
    </style:style>
    <style:style style:name="ro156" style:family="table-row">
      <style:table-row-properties style:row-height="1.5543in" fo:break-before="auto" style:use-optimal-row-height="false"/>
    </style:style>
    <style:style style:name="ro157" style:family="table-row">
      <style:table-row-properties style:row-height="1.5752in" fo:break-before="auto" style:use-optimal-row-height="false"/>
    </style:style>
    <style:style style:name="ro158" style:family="table-row">
      <style:table-row-properties style:row-height="1.6063in" fo:break-before="auto" style:use-optimal-row-height="false"/>
    </style:style>
    <style:style style:name="ro159" style:family="table-row">
      <style:table-row-properties style:row-height="1.5028in" fo:break-before="auto" style:use-optimal-row-height="false"/>
    </style:style>
    <style:style style:name="ro160" style:family="table-row">
      <style:table-row-properties style:row-height="1.5236in" fo:break-before="auto" style:use-optimal-row-height="false"/>
    </style:style>
    <style:style style:name="ro161" style:family="table-row">
      <style:table-row-properties style:row-height="1.4925in" fo:break-before="auto" style:use-optimal-row-height="false"/>
    </style:style>
    <style:style style:name="ro162" style:family="table-row">
      <style:table-row-properties style:row-height="2.498in" fo:break-before="auto" style:use-optimal-row-height="false"/>
    </style:style>
    <style:style style:name="ro163" style:family="table-row">
      <style:table-row-properties style:row-height="1.078in" fo:break-before="auto" style:use-optimal-row-height="false"/>
    </style:style>
    <style:style style:name="ro164" style:family="table-row">
      <style:table-row-properties style:row-height="1.4819in" fo:break-before="auto" style:use-optimal-row-height="false"/>
    </style:style>
    <style:style style:name="ro165" style:family="table-row">
      <style:table-row-properties style:row-height="1.2228in" fo:break-before="auto" style:use-optimal-row-height="false"/>
    </style:style>
    <style:style style:name="ro166" style:family="table-row">
      <style:table-row-properties style:row-height="1.3472in" fo:break-before="auto" style:use-optimal-row-height="false"/>
    </style:style>
    <style:style style:name="ro167" style:family="table-row">
      <style:table-row-properties style:row-height="1.0161in" fo:break-before="auto" style:use-optimal-row-height="false"/>
    </style:style>
    <style:style style:name="ro168" style:family="table-row">
      <style:table-row-properties style:row-height="1.461in" fo:break-before="auto" style:use-optimal-row-height="false"/>
    </style:style>
    <style:style style:name="ro169" style:family="table-row">
      <style:table-row-properties style:row-height="0.2484in" fo:break-before="auto" style:use-optimal-row-height="false"/>
    </style:style>
    <style:style style:name="ro170" style:family="table-row">
      <style:table-row-properties style:row-height="0.2382in" fo:break-before="auto" style:use-optimal-row-height="false"/>
    </style:style>
    <style:style style:name="ro171" style:family="table-row">
      <style:table-row-properties style:row-height="0.3937in" fo:break-before="auto" style:use-optimal-row-height="false"/>
    </style:style>
    <style:style style:name="ro172" style:family="table-row">
      <style:table-row-properties style:row-height="0.352in" fo:break-before="auto" style:use-optimal-row-height="false"/>
    </style:style>
    <style:style style:name="ro173" style:family="table-row">
      <style:table-row-properties style:row-height="0.3835in" fo:break-before="auto" style:use-optimal-row-height="false"/>
    </style:style>
    <style:style style:name="ro174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Account">
      <style:table-properties table:display="true" style:writing-mode="lr-tb"/>
    </style:style>
    <style:style style:name="ta3" style:family="table" style:master-page-name="PageStyle_5f_CheckMail">
      <style:table-properties table:display="true" style:writing-mode="lr-tb"/>
    </style:style>
    <style:style style:name="ta4" style:family="table" style:master-page-name="PageStyle_5f_Basic_20_actions">
      <style:table-properties table:display="true" style:writing-mode="lr-tb"/>
    </style:style>
    <style:style style:name="ta5" style:family="table" style:master-page-name="PageStyle_5f_Mail_20_Settings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7" style:family="table" style:master-page-name="PageStyle_5f_Summary_5f_Repor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e6e6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e6e6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" style:family="table-cell" style:parent-style-name="Default">
      <style:table-cell-properties fo:background-color="#e6e6ff"/>
      <style:text-properties fo:font-size="10pt" fo:font-weight="normal"/>
    </style:style>
    <style:style style:name="ce17" style:family="table-cell" style:parent-style-name="Default">
      <style:table-cell-properties fo:background-color="#e6e6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>
      <style:table-cell-properties fo:background-color="#e6e6ff"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e6e6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e6e6ff"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e6e6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fo:background-color="#e6e6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9" style:family="table-cell" style:parent-style-name="Default">
      <style:table-cell-properties fo:background-color="#e6e6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 style:data-style-name="N121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21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21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56" style:family="table-cell" style:parent-style-name="Normal_5f_Sheet1" style:data-style-name="N123">
      <style:table-cell-properties style:glyph-orientation-vertical="0" fo:background-color="#9999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6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61" style:family="table-cell" style:parent-style-name="Normal_5f_Sheet1" style:data-style-name="N123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Normal_5f_Sheet1" style:data-style-name="N123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99999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ackground-color="#ccccff" style:text-align-source="fix" style:repeat-content="false" fo:wrap-option="wrap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6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font-name="Arial" fo:font-size="10pt"/>
    </style:style>
    <style:style style:name="ce6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font-name="Arial" fo:font-size="10pt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fo:background-color="#00ff00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Lucida Sans Unicode" style:font-size-asian="9pt" style:font-style-asian="normal" style:font-weight-asian="bold" style:font-name-complex="Arial1" style:font-size-complex="9pt" style:font-style-complex="normal" style:font-weight-complex="bold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font-name="Arial" fo:font-size="10pt"/>
    </style:style>
    <style:style style:name="ce112" style:family="table-cell" style:parent-style-name="Default">
      <style:table-cell-properties fo:border="0.0008in solid #000000"/>
      <style:text-properties style:font-name="Arial" fo:font-size="10pt"/>
    </style:style>
    <style:style style:name="ce1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/>
    </style:style>
    <style:style style:name="ce114" style:family="table-cell" style:parent-style-name="Default">
      <style:table-cell-properties style:text-align-source="fix" style:repeat-content="false" fo:wrap-option="no-wrap" fo:border="0.0008in solid #000000" style:vertical-align="top"/>
      <style:paragraph-properties fo:text-align="start"/>
      <style:text-properties style:use-window-font-color="true" style:font-name="Arial" fo:font-size="10pt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/>
    </style:style>
    <style:style style:name="ce116" style:family="table-cell" style:parent-style-name="Default">
      <style:table-cell-properties fo:background-color="#000080" style:text-align-source="fix" style:repeat-content="false" fo:wrap-option="wrap" fo:border="none" style:vertical-align="middle"/>
      <style:paragraph-properties fo:text-align="center"/>
      <style:text-properties fo:color="#ffffff" style:font-name="Arial" fo:font-size="10pt" fo:font-weight="bold"/>
    </style:style>
    <style:style style:name="ce117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font-name="Arial" fo:font-size="10pt"/>
    </style:style>
    <style:style style:name="ce11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1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20" style:family="table-cell" style:parent-style-name="Default">
      <style:text-properties style:font-name="Arial" fo:font-size="10pt"/>
    </style:style>
    <style:style style:name="ce121" style:family="table-cell" style:parent-style-name="Default">
      <style:table-cell-properties fo:background-color="#ffffff"/>
      <style:text-properties style:font-name="Arial" fo:font-size="10pt"/>
    </style:style>
    <style:style style:name="ce122" style:family="table-cell" style:parent-style-name="Default">
      <style:text-properties fo:color="#000000" fo:font-size="10pt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7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MS Gothic" style:font-size-complex="10pt" style:font-style-complex="normal" style:font-weight-complex="bold"/>
    </style:style>
    <style:style style:name="ce1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1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fo:wrap-option="wrap" style:vertical-align="top"/>
      <style:text-properties fo:color="#000000" style:font-name="Arial" fo:font-size="10pt"/>
    </style:style>
    <style:style style:name="ce136" style:family="table-cell" style:parent-style-name="Default">
      <style:text-properties fo:color="#000000" style:font-name="Arial" fo:font-size="10pt"/>
    </style:style>
    <style:style style:name="ce13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fo:border="none"/>
      <style:text-properties fo:color="#000000" style:font-name="Arial" fo:font-size="10pt"/>
    </style:style>
    <style:style style:name="ce1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fo:color="#000000" style:font-name="Arial" fo:font-size="10pt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000000" style:font-name="Arial" fo:font-size="10pt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Arial" fo:font-size="10pt"/>
    </style:style>
    <style:style style:name="ce1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4" style:family="table-cell" style:parent-style-name="Default">
      <style:table-cell-properties fo:border="0.0008in solid #000000"/>
      <style:text-properties fo:color="#000000" style:font-name="Arial" fo:font-size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ext-properties fo:color="#ffffff" style:font-name="Arial" fo:font-size="10pt"/>
    </style:style>
    <style:style style:name="ce169" style:family="table-cell" style:parent-style-name="Default">
      <style:text-properties fo:color="#ffffff" fo:font-size="10pt"/>
    </style:style>
    <style:style style:name="ce170" style:family="table-cell" style:parent-style-name="Default">
      <style:text-properties style:use-window-font-color="true" fo:font-size="10pt"/>
    </style:style>
    <style:style style:name="ce1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MS Gothic" style:font-size-complex="10pt" style:font-style-complex="normal" style:font-weight-complex="bold"/>
    </style:style>
    <style:style style:name="ce1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1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1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2" style:family="table-cell" style:parent-style-name="Default">
      <style:table-cell-properties style:vertical-align="top"/>
      <style:text-properties style:use-window-font-color="true" style:font-name="Arial" fo:font-size="10pt"/>
    </style:style>
    <style:style style:name="ce1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19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1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19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vertical-align="top"/>
      <style:text-properties style:use-window-font-color="true" style:font-name="Arial" fo:font-size="10pt" fo:font-weight="bold"/>
    </style:style>
    <style:style style:name="ce21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font-name="Arial" fo:font-size="10pt"/>
    </style:style>
    <style:style style:name="ce217" style:family="table-cell" style:parent-style-name="Default">
      <style:table-cell-properties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8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font-name="Arial" fo:font-size="10pt" fo:font-weight="bold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fo:padding="0.0417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use-window-font-color="true" style:font-name="Arial" fo:font-size="10pt"/>
    </style:style>
    <style:style style:name="ce22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0" style:family="table-cell" style:parent-style-name="Default">
      <style:table-cell-properties fo:border="0.0008in solid #000000"/>
      <style:text-properties style:use-window-font-color="true" fo:font-size="10pt"/>
    </style:style>
    <style:style style:name="ce231" style:family="table-cell" style:parent-style-name="Default">
      <style:table-cell-properties fo:background-color="transparent" fo:border="0.0008in solid #000000"/>
      <style:text-properties style:use-window-font-color="true" fo:font-size="10pt"/>
    </style:style>
    <style:style style:name="ce232" style:family="table-cell" style:parent-style-name="Default">
      <style:text-properties fo:font-size="10pt"/>
    </style:style>
    <style:style style:name="ce233" style:family="table-cell" style:parent-style-name="Default">
      <style:table-cell-properties fo:background-color="transparent"/>
      <style:text-properties style:use-window-font-color="true" fo:font-size="10pt"/>
    </style:style>
    <style:style style:name="ce23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6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/>
    </style:style>
    <style:style style:name="ce259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fo:font-size="10pt"/>
    </style:style>
    <style:style style:name="ce2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2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fo:background-color="#ffffff" fo:border="0.000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74" style:family="table-cell" style:parent-style-name="Default">
      <style:table-cell-properties fo:background-color="#ffffff" fo:border="0.0008in solid #000000" style:vertical-align="top"/>
      <style:text-properties fo:color="#000000" style:font-name="Arial" fo:font-size="10pt"/>
    </style:style>
    <style:style style:name="ce275" style:family="table-cell" style:parent-style-name="Default">
      <style:table-cell-properties fo:background-color="#ffffff" style:vertical-align="top"/>
      <style:text-properties fo:color="#000000" style:font-name="Arial" fo:font-size="10pt"/>
    </style:style>
    <style:style style:name="ce276" style:family="table-cell" style:parent-style-name="Default">
      <style:table-cell-properties fo:background-color="#ffffff"/>
      <style:text-properties fo:color="#000000" style:font-name="Arial" fo:font-size="10pt"/>
    </style:style>
    <style:style style:name="ce277" style:family="table-cell" style:parent-style-name="Default">
      <style:table-cell-properties fo:background-color="#ffffff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font-name="Arial" fo:font-size="10pt"/>
    </style:style>
    <style:style style:name="ce280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1" style:family="table-cell" style:parent-style-name="Default">
      <style:table-cell-properties style:vertical-align="top"/>
      <style:text-properties fo:color="#000000" style:font-name="Arial" fo:font-size="10pt"/>
    </style:style>
    <style:style style:name="ce2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Arial" fo:font-size="10pt"/>
    </style:style>
    <style:style style:name="ce288" style:family="table-cell" style:parent-style-name="Default">
      <style:table-cell-properties style:diagonal-bl-tr="none" style:diagonal-tl-br="none" style:text-align-source="fix" style:repeat-content="false" fo:border="0.0008in solid #000000" style:vertical-align="middle"/>
      <style:paragraph-properties fo:text-align="center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fo:background-color="#ffffff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fo:background-color="#ffffff"/>
      <style:text-properties fo:color="#000000" fo:font-size="10pt"/>
    </style:style>
    <style:style style:name="ce29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fo:border="0.000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Lucida Sans Unicode" style:font-size-asian="9pt" style:font-style-asian="normal" style:font-weight-asian="bold" style:font-name-complex="Arial1" style:font-size-complex="9pt" style:font-style-complex="normal" style:font-weight-complex="bold"/>
    </style:style>
    <style:style style:name="ce298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9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301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0.0008in solid #000000" fo:border-top="0.0154in double #000000" style:border-line-width-top="0.0008in 0.0138in 0.0008in"/>
      <style:text-properties fo:font-size="12pt" fo:font-weight="bold" style:font-size-asian="12pt" style:font-size-complex="12pt"/>
    </style:style>
    <style:style style:name="ce302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0.0008in solid #000000"/>
      <style:text-properties fo:font-size="10pt" fo:font-weight="bold"/>
    </style:style>
    <style:style style:name="ce304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5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7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8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 style:vertical-align="middle"/>
      <style:paragraph-properties fo:text-align="center" fo:margin-left="0in"/>
      <style:text-properties fo:font-size="12pt" fo:font-weight="bold" style:font-size-asian="12pt" style:font-size-complex="12pt"/>
    </style:style>
    <style:style style:name="ce311" style:family="table-cell" style:parent-style-name="Normal_5f_eXoFunctionnalityList_5f_revuParPatrice_5f_contactMai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1" fo:font-size="9pt" style:font-size-asian="9pt" style:font-name-complex="Arial1" style:font-size-complex="9pt"/>
    </style:style>
    <style:style style:name="T3" style:family="text">
      <style:text-properties style:font-name="Tahoma1" fo:font-size="20pt"/>
    </style:style>
    <style:style style:name="T4" style:family="text">
      <style:text-properties style:font-name="Tahoma1" fo:font-size="12pt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style:font-name="Arial" style:font-name-asian="Lucida Sans Unicode" style:font-name-complex="Arial1"/>
    </style:style>
    <style:style style:name="T13" style:family="text">
      <style:text-properties style:font-size-asian="10pt" style:font-size-complex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fo:font-weight="bold"/>
    </style:style>
    <style:style style:name="T16" style:family="text">
      <style:text-properties fo:color="#ff0000" fo:font-weight="bold"/>
    </style:style>
    <style:style style:name="T17" style:family="text">
      <style:text-properties fo:font-weight="bold" style:font-size-asian="10pt" style:font-size-complex="10pt"/>
    </style:style>
    <style:style style:name="T18" style:family="text">
      <style:text-properties fo:color="#ff0000"/>
    </style:style>
    <style:style style:name="T19" style:family="text">
      <style:text-properties fo:font-size="12pt"/>
    </style:style>
    <style:style style:name="T20" style:family="text">
      <style:text-properties style:font-name="Arial" fo:font-size="10pt" fo:font-weight="bold"/>
    </style:style>
    <style:style style:name="T21" style:family="text">
      <style:text-properties fo:color="#000000"/>
    </style:style>
  </office:automatic-styles>
  <office:body>
    <office:spreadsheet>
      <table:calculation-settings table:case-sensitive="false" table:use-regular-expressions="false"/>
      <table:table table:name="Cover" table:style-name="ta1" table:print="false">
        <table:table-column table:style-name="co1" table:default-cell-style-name="ce1"/>
        <table:table-column table:style-name="co2" table:default-cell-style-name="ce11"/>
        <table:table-column table:style-name="co3" table:default-cell-style-name="ce24"/>
        <table:table-column table:style-name="co4" table:default-cell-style-name="ce33"/>
        <table:table-column table:style-name="co5" table:default-cell-style-name="ce43"/>
        <table:table-column table:style-name="co6" table:default-cell-style-name="ce2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36" table:number-columns-spanned="3" table:number-rows-spanned="1"/>
          <table:covered-table-cell table:style-name="ce1"/>
          <table:covered-table-cell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/>
          <table:table-cell table:style-name="ce37"/>
          <table:table-cell table:number-columns-repeated="251"/>
        </table:table-row>
        <table:table-row table:style-name="ro2">
          <table:table-cell table:style-name="ce2"/>
          <table:table-cell table:style-name="Default" table:number-columns-repeated="2"/>
          <table:table-cell table:style-name="ce2"/>
          <table:table-cell table:style-name="ce37"/>
          <table:table-cell table:number-columns-repeated="251"/>
        </table:table-row>
        <table:table-row table:style-name="ro3">
          <table:table-cell table:style-name="ce2"/>
          <table:table-cell table:style-name="ce6" office:value-type="string">
            <text:p>MAIL TEST CASES</text:p>
          </table:table-cell>
          <table:table-cell table:style-name="ce2" table:number-columns-repeated="2"/>
          <table:table-cell table:style-name="ce37"/>
          <table:table-cell table:number-columns-repeated="251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7">
            <text:p>2.7</text:p>
          </table:table-cell>
          <table:table-cell table:style-name="ce25"/>
          <table:table-cell table:style-name="ce37"/>
          <table:table-cell table:number-columns-repeated="251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4" office:value-type="date" office:date-value="2011-02-23">
            <text:p>23- Feb- 2011</text:p>
          </table:table-cell>
          <table:table-cell table:style-name="ce25"/>
          <table:table-cell table:style-name="ce37"/>
          <table:table-cell table:number-columns-repeated="251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>
            <text:p>Collaboration Suites</text:p>
          </table:table-cell>
          <table:table-cell table:style-name="ce25"/>
          <table:table-cell table:style-name="ce37"/>
          <table:table-cell table:number-columns-repeated="251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7" office:value-type="string">
            <text:p>CS</text:p>
          </table:table-cell>
          <table:table-cell table:style-name="ce25"/>
          <table:table-cell table:style-name="ce37"/>
          <table:table-cell table:number-columns-repeated="251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7" office:value-type="string">
            <text:p>Mail</text:p>
          </table:table-cell>
          <table:table-cell table:style-name="ce25"/>
          <table:table-cell table:style-name="ce37"/>
          <table:table-cell table:number-columns-repeated="251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66]" office:value-type="float" office:value="477">
            <text:p>477</text:p>
          </table:table-cell>
          <table:table-cell table:style-name="ce26"/>
          <table:table-cell table:style-name="ce37"/>
          <table:table-cell table:number-columns-repeated="251"/>
        </table:table-row>
        <table:table-row table:style-name="ro1">
          <table:table-cell table:style-name="ce2"/>
          <table:table-cell table:style-name="ce8" office:value-type="string">
            <text:p>Test Status</text:p>
          </table:table-cell>
          <table:table-cell table:style-name="ce19" office:value-type="string">
            <text:p>Passed</text:p>
          </table:table-cell>
          <table:table-cell table:style-name="ce27" office:value-type="string">
            <text:p>Test is OK</text:p>
          </table:table-cell>
          <table:table-cell table:style-name="ce37"/>
          <table:table-cell table:number-columns-repeated="251"/>
        </table:table-row>
        <table:table-row table:style-name="ro4">
          <table:table-cell table:style-name="ce2"/>
          <table:table-cell table:style-name="ce8"/>
          <table:table-cell table:style-name="ce19" office:value-type="string">
            <text:p>Blocked</text:p>
          </table:table-cell>
          <table:table-cell table:style-name="ce28" office:value-type="string">
            <text:p>Could not run the test (another bug is blocking)</text:p>
          </table:table-cell>
          <table:table-cell table:style-name="ce37"/>
          <table:table-cell table:number-columns-repeated="251"/>
        </table:table-row>
        <table:table-row table:style-name="ro4">
          <table:table-cell table:style-name="ce2"/>
          <table:table-cell table:style-name="ce8"/>
          <table:table-cell table:style-name="ce19" office:value-type="string">
            <text:p>Failed</text:p>
          </table:table-cell>
          <table:table-cell table:style-name="ce29" office:value-type="string">
            <text:p>Test failed, a bug is entered on it (please add the bug ID)</text:p>
          </table:table-cell>
          <table:table-cell table:style-name="ce37"/>
          <table:table-cell table:number-columns-repeated="251"/>
        </table:table-row>
        <table:table-row table:style-name="ro4">
          <table:table-cell table:style-name="ce2"/>
          <table:table-cell table:style-name="ce8"/>
          <table:table-cell table:style-name="ce19" office:value-type="string">
            <text:p>N/A</text:p>
          </table:table-cell>
          <table:table-cell table:style-name="ce29" office:value-type="string">
            <text:p>Test is not possible to run on this version </text:p>
          </table:table-cell>
          <table:table-cell table:style-name="ce37"/>
          <table:table-cell table:number-columns-repeated="251"/>
        </table:table-row>
        <table:table-row table:style-name="ro1" table:number-rows-repeated="2">
          <table:table-cell table:style-name="ce3"/>
          <table:table-cell table:style-name="Default" table:number-columns-repeated="3"/>
          <table: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2"/>
          <table:table-cell table:style-name="ce36"/>
          <table:table-cell table:style-name="ce1"/>
          <table:table-cell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44" office:value-type="string">
            <text:p>Reviewer/</text:p>
            <text:p>Approver</text:p>
          </table:table-cell>
          <table:table-cell table:style-name="ce4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office:value-type="date" office:date-value="2008-01-03">
            <text:p>3-Jan-08</text:p>
          </table:table-cell>
          <table:table-cell table:style-name="ce21" office:value-type="string">
            <text:p>1.0</text:p>
          </table:table-cell>
          <table:table-cell table:style-name="ce30" office:value-type="string">
            <text:p>First creation</text:p>
          </table:table-cell>
          <table:table-cell table:style-name="ce39" table:number-columns-repeated="2"/>
          <table:table-cell table:style-name="ce4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08-06-10">
            <text:p>10-Jun-08</text:p>
          </table:table-cell>
          <table:table-cell table:style-name="ce22" office:value-type="string">
            <text:p>1.4.0</text:p>
          </table:table-cell>
          <table:table-cell table:style-name="ce31" office:value-type="string">
            <text:p>Formating</text:p>
          </table:table-cell>
          <table:table-cell table:style-name="ce40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date" office:date-value="2008-06-16">
            <text:p>16-Jun-08</text:p>
          </table:table-cell>
          <table:table-cell table:style-name="ce22" office:value-type="string">
            <text:p>1.4.2</text:p>
          </table:table-cell>
          <table:table-cell table:style-name="ce32" office:value-type="string">
            <text:p>Add Functionality Reference</text:p>
          </table:table-cell>
          <table:table-cell table:style-name="ce35" table:number-columns-repeated="2"/>
          <table:table-cell table:style-name="ce48" office:value-type="string">
            <text:p>See Functionality list and summary.</text:p>
          </table:table-cell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date" office:date-value="2008-06-19">
            <text:p>19-Jun-08</text:p>
          </table:table-cell>
          <table:table-cell table:style-name="ce22" office:value-type="string">
            <text:p>1.4.2</text:p>
          </table:table-cell>
          <table:table-cell table:style-name="ce32" office:value-type="string">
            <text:p>Add new test cases</text:p>
          </table:table-cell>
          <table:table-cell table:style-name="ce41" office:value-type="string">
            <text:p>eXoPlatform</text:p>
          </table:table-cell>
          <table:table-cell table:style-name="ce35"/>
          <table:table-cell table:style-name="ce48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12" office:value-type="date" office:date-value="2008-06-23">
            <text:p>23-Jun-08</text:p>
          </table:table-cell>
          <table:table-cell table:style-name="ce22" office:value-type="string">
            <text:p>1.4.3</text:p>
          </table:table-cell>
          <table:table-cell table:style-name="ce32" office:value-type="string">
            <text:p>Add eXo results for new added test cases</text:p>
          </table:table-cell>
          <table:table-cell table:style-name="ce41" office:value-type="string">
            <text:p>eXoPlatform</text:p>
          </table:table-cell>
          <table:table-cell table:style-name="ce41"/>
          <table:table-cell table:style-name="ce4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date" office:date-value="2008-10-20">
            <text:p>20-Oct-08</text:p>
          </table:table-cell>
          <table:table-cell table:style-name="ce23"/>
          <table:table-cell office:value-type="string">
            <text:p>Add new, format cases</text:p>
          </table:table-cell>
          <table:table-cell table:style-name="ce42" office:value-type="string">
            <text:p>eXoPlatform</text:p>
          </table:table-cell>
          <table:table-cell table:style-name="ce42"/>
          <table:table-cell table:style-name="ce50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office:value-type="date" office:date-value="2008-10-22">
            <text:p>22-Oct-08</text:p>
          </table:table-cell>
          <table:table-cell table:style-name="ce21"/>
          <table:table-cell office:value-type="string">
            <text:p>Review and add new case in Account sheet</text:p>
          </table:table-cell>
          <table:table-cell/>
          <table:table-cell table:style-name="ce43" office:value-type="string">
            <text:p>Hoa NTT</text:p>
          </table:table-cell>
          <table:table-cell table:style-name="ce51"/>
          <table:table-cell table:style-name="ce3" table:number-columns-repeated="248"/>
          <table:table-cell/>
        </table:table-row>
        <table:table-row table:style-name="ro3">
          <table:table-cell table:style-name="ce3"/>
          <table:table-cell office:value-type="string">
            <text:p>23,24-Oct-08</text:p>
          </table:table-cell>
          <table:table-cell/>
          <table:table-cell office:value-type="string">
            <text:p>Review and add new case in Message sheet</text:p>
          </table:table-cell>
          <table:table-cell/>
          <table:table-cell table:style-name="ce43" office:value-type="string">
            <text:p>Hoa NTT</text:p>
          </table:table-cell>
          <table:table-cell table:style-name="ce5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office:value-type="date" office:date-value="2008-10-27">
            <text:p>27-Oct-08</text:p>
          </table:table-cell>
          <table:table-cell/>
          <table:table-cell office:value-type="string">
            <text:p>Edit and change location of some functions in Message and other action sheet</text:p>
          </table:table-cell>
          <table:table-cell/>
          <table:table-cell table:style-name="ce43" office:value-type="string">
            <text:p>Hoa NTT</text:p>
          </table:table-cell>
          <table:table-cell table:style-name="ce52"/>
          <table:table-cell/>
          <table:table-cell table:style-name="ce3" table:number-columns-repeated="247"/>
          <table:table-cell/>
        </table:table-row>
        <table:table-row table:style-name="ro4">
          <table:table-cell/>
          <table:table-cell office:value-type="string">
            <text:p>28,29-Oct-08</text:p>
          </table:table-cell>
          <table:table-cell/>
          <table:table-cell table:style-name="ce34" office:value-type="string">
            <text:p>Review and add new case in Other action sheet</text:p>
          </table:table-cell>
          <table:table-cell/>
          <table:table-cell table:style-name="ce43" office:value-type="string">
            <text:p>Hoa NTT</text:p>
          </table:table-cell>
          <table:table-cell table:style-name="ce52"/>
          <table:table-cell table:number-columns-repeated="249"/>
        </table:table-row>
        <table:table-row table:style-name="ro4">
          <table:table-cell/>
          <table:table-cell office:value-type="date" office:date-value="2008-10-30">
            <text:p>30-Oct-08</text:p>
          </table:table-cell>
          <table:table-cell/>
          <table:table-cell office:value-type="string">
            <text:p>Review and add new case in Setting sheet</text:p>
          </table:table-cell>
          <table:table-cell/>
          <table:table-cell table:style-name="ce43" office:value-type="string">
            <text:p>Hoa NTT</text:p>
          </table:table-cell>
          <table:table-cell table:style-name="ce52"/>
          <table:table-cell table:number-columns-repeated="249"/>
        </table:table-row>
        <table:table-row table:style-name="ro1">
          <table:table-cell/>
          <table:table-cell office:value-type="date" office:date-value="2008-11-11">
            <text:p>11-Nov-08</text:p>
          </table:table-cell>
          <table:table-cell/>
          <table:table-cell office:value-type="string">
            <text:p>Check mail with specific date</text:p>
          </table:table-cell>
          <table:table-cell office:value-type="string">
            <text:p>DungNT</text:p>
          </table:table-cell>
          <table:table-cell table:style-name="ce43"/>
          <table:table-cell table:style-name="ce52"/>
          <table:table-cell table:number-columns-repeated="249"/>
        </table:table-row>
        <table:table-row table:style-name="ro4">
          <table:table-cell table:number-columns-repeated="3"/>
          <table:table-cell office:value-type="string">
            <text:p>Create account with specific date and edit account </text:p>
          </table:table-cell>
          <table:table-cell office:value-type="string">
            <text:p>DungNT</text:p>
          </table:table-cell>
          <table:table-cell table:style-name="ce43"/>
          <table:table-cell table:style-name="ce52"/>
          <table:table-cell table:number-columns-repeated="249"/>
        </table:table-row>
        <table:table-row table:style-name="ro1">
          <table:table-cell/>
          <table:table-cell office:value-type="date" office:date-value="2008-12-12">
            <text:p>12-Dec-08</text:p>
          </table:table-cell>
          <table:table-cell/>
          <table:table-cell office:value-type="string">
            <text:p>Update some test case for checking mail</text:p>
          </table:table-cell>
          <table:table-cell office:value-type="string">
            <text:p>Dung.nguyenthi</text:p>
          </table:table-cell>
          <table:table-cell table:style-name="ce43"/>
          <table:table-cell table:style-name="ce52"/>
          <table:table-cell table:number-columns-repeated="249"/>
        </table:table-row>
        <table:table-row table:style-name="ro1">
          <table:table-cell/>
          <table:table-cell office:value-type="date" office:date-value="2008-12-23">
            <text:p>23-Dec-08</text:p>
          </table:table-cell>
          <table:table-cell/>
          <table:table-cell office:value-type="string">
            <text:p>Update test case for editing <text:s/>account</text:p>
          </table:table-cell>
          <table:table-cell office:value-type="string">
            <text:p>Dung.nguyenthi</text:p>
          </table:table-cell>
          <table:table-cell table:style-name="ce43"/>
          <table:table-cell table:style-name="ce52"/>
          <table:table-cell table:number-columns-repeated="249"/>
        </table:table-row>
        <table:table-row table:style-name="ro4">
          <table:table-cell/>
          <table:table-cell office:value-type="date" office:date-value="2008-12-25">
            <text:p>25-Dec-08</text:p>
          </table:table-cell>
          <table:table-cell/>
          <table:table-cell office:value-type="string">
            <text:p><text:s/>Add Event from invitation mail of participants </text:p>
          </table:table-cell>
          <table:table-cell office:value-type="string">
            <text:p>Dung.nguyenthi</text:p>
          </table:table-cell>
          <table:table-cell table:style-name="ce43"/>
          <table:table-cell table:style-name="ce52"/>
          <table:table-cell table:style-name="Default"/>
          <table:table-cell table:number-columns-repeated="248"/>
        </table:table-row>
        <table:table-row table:style-name="ro4">
          <table:table-cell/>
          <table:table-cell office:value-type="date" office:date-value="2009-01-06">
            <text:p>6-Jan-09</text:p>
          </table:table-cell>
          <table:table-cell/>
          <table:table-cell office:value-type="string">
            <text:p>Add some case about checking mail and creating account</text:p>
          </table:table-cell>
          <table:table-cell office:value-type="string">
            <text:p>Dung.nguyenthi</text:p>
          </table:table-cell>
          <table:table-cell table:style-name="ce43"/>
          <table:table-cell table:style-name="ce52"/>
          <table:table-cell table:style-name="Default"/>
          <table:table-cell table:number-columns-repeated="248"/>
        </table:table-row>
        <table:table-row table:style-name="ro4">
          <table:table-cell/>
          <table:table-cell office:value-type="date" office:date-value="2009-01-07">
            <text:p>7-Jan-09</text:p>
          </table:table-cell>
          <table:table-cell/>
          <table:table-cell office:value-type="string">
            <text:p>Delete account when it is viewed on 2 browsers</text:p>
          </table:table-cell>
          <table:table-cell office:value-type="string">
            <text:p>Dung.nguyenthi</text:p>
          </table:table-cell>
          <table:table-cell table:style-name="ce43"/>
          <table:table-cell table:style-name="ce52"/>
          <table:table-cell table:style-name="Default"/>
          <table:table-cell table:number-columns-repeated="248"/>
        </table:table-row>
        <table:table-row table:style-name="ro8">
          <table:table-cell/>
          <table:table-cell office:value-type="date" office:date-value="2009-01-10">
            <text:p>10-Jan-09</text:p>
          </table:table-cell>
          <table:table-cell/>
          <table:table-cell office:value-type="string">
            <text:p>Check upload attachment for event from webmail ,check clicking a link on a message</text:p>
          </table:table-cell>
          <table:table-cell office:value-type="string">
            <text:p>Dung.nguyenthi</text:p>
          </table:table-cell>
          <table:table-cell table:style-name="ce43"/>
          <table:table-cell table:style-name="ce52"/>
          <table:table-cell table:style-name="Default"/>
          <table:table-cell table:number-columns-repeated="248"/>
        </table:table-row>
        <table:table-row table:style-name="ro4">
          <table:table-cell/>
          <table:table-cell office:value-type="date" office:date-value="2009-04-20">
            <text:p>20-Apr-09</text:p>
          </table:table-cell>
          <table:table-cell/>
          <table:table-cell office:value-type="string">
            <text:p>Update testcases: MAL05_005MAL05_015,MAL05_018</text:p>
          </table:table-cell>
          <table:table-cell office:value-type="string">
            <text:p>Dung.nguyenthi</text:p>
          </table:table-cell>
          <table:table-cell table:style-name="ce43"/>
          <table:table-cell table:style-name="ce52"/>
          <table:table-cell table:style-name="Default"/>
          <table:table-cell table:number-columns-repeated="248"/>
        </table:table-row>
        <table:table-row table:style-name="ro9">
          <table:table-cell/>
          <table:table-cell office:value-type="date" office:date-value="2009-07-27">
            <text:p>27-Jul-09</text:p>
          </table:table-cell>
          <table:table-cell/>
          <table:table-cell table:style-name="ce35" office:value-type="string">
            <text:p><text:span text:style-name="T2">Restart version CS1.3.7 start sprint S16,base on CS1.3 <text:s/>start print S9</text:span></text:p>
            <text:p><text:span text:style-name="T2"><text:s/></text:span><text:span text:style-name="T2">- Add some test case for Return receipt function</text:span></text:p>
            <text:p>- Some new test cases at Compose mail, View detail mail, Settings mail</text:p>
          </table:table-cell>
          <table:table-cell office:value-type="string">
            <text:p>Dung.nguyenthi</text:p>
          </table:table-cell>
          <table:table-cell table:style-name="ce43"/>
          <table:table-cell table:style-name="ce52"/>
          <table:table-cell table:style-name="Default"/>
          <table:table-cell table:number-columns-repeated="248"/>
        </table:table-row>
        <table:table-row table:style-name="ro10">
          <table:table-cell/>
          <table:table-cell office:value-type="date" office:date-value="2009-11-11">
            <text:p>11-Nov-09</text:p>
          </table:table-cell>
          <table:table-cell/>
          <table:table-cell table:style-name="ce35" office:value-type="string">
            <text:p>Base on CS1.3 : start sprint S9</text:p>
            <text:p>- Add some test case about synchronization between folder on server and folder on Exo</text:p>
          </table:table-cell>
          <table:table-cell office:value-type="string">
            <text:p>Dung.nguyenthi</text:p>
          </table:table-cell>
          <table:table-cell table:style-name="ce11"/>
          <table:table-cell table:style-name="ce52"/>
          <table:table-cell table:style-name="Default"/>
          <table:table-cell table:number-columns-repeated="248"/>
        </table:table-row>
        <table:table-row table:style-name="ro11">
          <table:table-cell/>
          <table:table-cell table:style-name="ce14" office:value-type="date" office:date-value="2010-03-16">
            <text:p>16- Mar- 2010</text:p>
          </table:table-cell>
          <table:table-cell table:style-name="ce21" office:value-type="string">
            <text:p>2.0</text:p>
          </table:table-cell>
          <table:table-cell table:style-name="ce35" office:value-type="string">
            <text:p>Add test cases about delete and send mail to all contacts in group (MAL_29_04.002, MAL_29_04.003, MAL_29_01.001 -&gt; MAL_29_05.003)</text:p>
          </table:table-cell>
          <table:table-cell office:value-type="string">
            <text:p>Hanh.Ly</text:p>
          </table:table-cell>
          <table:table-cell table:style-name="ce11"/>
          <table:table-cell table:style-name="ce5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3-17">
            <text:p>17- Mar- 2010</text:p>
          </table:table-cell>
          <table:table-cell table:style-name="ce21" office:value-type="string">
            <text:p>2.1</text:p>
          </table:table-cell>
          <table:table-cell table:style-name="ce35" office:value-type="string">
            <text:p>Add Mail_05.040-&gt;042</text:p>
          </table:table-cell>
          <table:table-cell office:value-type="string">
            <text:p>Hanh.Ly</text:p>
          </table:table-cell>
          <table:table-cell table:style-name="ce11"/>
          <table:table-cell table:style-name="ce5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5-12">
            <text:p>12- May- 2010</text:p>
          </table:table-cell>
          <table:table-cell table:style-name="ce21" office:value-type="string">
            <text:p>2.2</text:p>
          </table:table-cell>
          <table:table-cell table:style-name="ce35" office:value-type="string">
            <text:p>Clean the test case</text:p>
          </table:table-cell>
          <table:table-cell office:value-type="string">
            <text:p>Cong.Nguyen</text:p>
          </table:table-cell>
          <table:table-cell table:style-name="ce11"/>
          <table:table-cell table:style-name="ce52"/>
          <table:table-cell table:number-columns-repeated="249"/>
        </table:table-row>
        <table:table-row table:style-name="ro7">
          <table:table-cell/>
          <table:table-cell table:style-name="ce14" office:value-type="date" office:date-value="2010-07-18">
            <text:p>18- Jul- 2010</text:p>
          </table:table-cell>
          <table:table-cell table:style-name="ce21" office:value-type="string">
            <text:p>2.3</text:p>
          </table:table-cell>
          <table:table-cell table:style-name="ce35" office:value-type="string">
            <text:p>Update TC based on TC 2.0.0CR2 comment</text:p>
          </table:table-cell>
          <table:table-cell office:value-type="string">
            <text:p>Cong.Nguyen</text:p>
          </table:table-cell>
          <table:table-cell table:style-name="ce11"/>
          <table:table-cell table:style-name="ce52"/>
          <table:table-cell table:number-columns-repeated="249"/>
        </table:table-row>
        <table:table-row table:style-name="ro1">
          <table:table-cell/>
          <table:table-cell table:style-name="ce14" office:value-type="date" office:date-value="2010-12-27">
            <text:p>27- Dec- 2010</text:p>
          </table:table-cell>
          <table:table-cell table:style-name="ce21" office:value-type="string">
            <text:p>2.5</text:p>
          </table:table-cell>
          <table:table-cell table:style-name="ce35" office:value-type="string">
            <text:p>Update TC with normalization ID</text:p>
          </table:table-cell>
          <table:table-cell office:value-type="string">
            <text:p>Cong.Nguyen</text:p>
          </table:table-cell>
          <table:table-cell table:style-name="ce11"/>
          <table:table-cell table:style-name="ce52"/>
          <table:table-cell table:number-columns-repeated="249"/>
        </table:table-row>
        <table:table-row table:style-name="ro1">
          <table:table-cell/>
          <table:table-cell table:style-name="ce14" office:value-type="date" office:date-value="2011-02-23">
            <text:p>23- Feb- 2011</text:p>
          </table:table-cell>
          <table:table-cell table:style-name="ce21" office:value-type="string">
            <text:p>2.7</text:p>
          </table:table-cell>
          <table:table-cell table:style-name="ce35" office:value-type="string">
            <text:p>Update with new feature</text:p>
          </table:table-cell>
          <table:table-cell office:value-type="string">
            <text:p>Cong.Nguyen</text:p>
          </table:table-cell>
          <table:table-cell table:style-name="ce11"/>
          <table:table-cell table:style-name="ce52"/>
          <table:table-cell table:number-columns-repeated="249"/>
        </table:table-row>
        <table:table-row table:style-name="ro1" table:number-rows-repeated="9">
          <table:table-cell/>
          <table:table-cell table:style-name="ce1" table:number-columns-repeated="3"/>
          <table:table-cell table:style-name="ce36"/>
          <table:table-cell table:style-name="ce1"/>
          <table:table-cell table:number-columns-repeated="250"/>
        </table:table-row>
        <table:table-row table:style-name="ro1">
          <table:table-cell/>
          <table:table-cell table:style-name="ce1" table:number-columns-repeated="3"/>
          <table:table-cell table:style-name="ce36"/>
          <table:table-cell table:style-name="ce1"/>
          <table:table-cell table:number-columns-repeated="250"/>
        </table:table-row>
      </table:table>
      <table:table table:name="Check_List" table:style-name="ta1" table:print="false">
        <table:table-column table:style-name="co9" table:default-cell-style-name="ce57"/>
        <table:table-column table:style-name="co10" table:default-cell-style-name="ce71"/>
        <table:table-column table:style-name="co8" table:default-cell-style-name="ce113"/>
        <table:table-column table:style-name="co8" table:number-columns-repeated="202" table:default-cell-style-name="ce68"/>
        <table:table-column table:style-name="co8" table:number-columns-repeated="50" table:default-cell-style-name="ce118"/>
        <table:table-column table:style-name="co8" table:default-cell-style-name="ce120"/>
        <table:table-row table:style-name="ro12">
          <table:table-cell table:style-name="ce53" office:value-type="string" table:number-columns-spanned="2" table:number-rows-spanned="1">
            <text:p><text:span text:style-name="T3">CS Mail Check List</text:span></text:p>
            <text:p><text:span text:style-name="T4">Based on Product built version: CS2.x</text:span></text:p>
          </table:table-cell>
          <table:covered-table-cell table:style-name="ce69"/>
          <table:table-cell table:style-name="ce110" office:value-type="string" table:number-columns-spanned="1" table:number-rows-spanned="2">
            <text:p>Priority</text:p>
          </table:table-cell>
          <table:table-cell table:style-name="ce116" office:value-type="string" table:number-columns-spanned="1" table:number-rows-spanned="2">
            <text:p>Effect</text:p>
          </table:table-cell>
          <table:table-cell table:style-name="ce111" table:number-columns-repeated="200"/>
          <table:table-cell table:number-columns-repeated="52"/>
        </table:table-row>
        <table:table-row table:style-name="ro13">
          <table:table-cell table:style-name="ce54" office:value-type="string">
            <text:p>Id</text:p>
          </table:table-cell>
          <table:table-cell table:style-name="ce54" office:value-type="string">
            <text:p>Main cases</text:p>
          </table:table-cell>
          <table:covered-table-cell table:style-name="ce111"/>
          <table:covered-table-cell table:style-name="ce111"/>
          <table:table-cell table:style-name="ce111" table:number-columns-repeated="200"/>
          <table:table-cell table:number-columns-repeated="52"/>
        </table:table-row>
        <table:table-row table:style-name="ro13">
          <table:table-cell table:style-name="ce55" office:value-type="string" table:number-columns-spanned="2" table:number-rows-spanned="1">
            <text:p>Account: Add, Edit, Delete</text:p>
          </table:table-cell>
          <table:covered-table-cell table:style-name="ce70"/>
          <table:table-cell table:style-name="ce112"/>
          <table:table-cell table:style-name="ce67" table:number-columns-repeated="201"/>
          <table:table-cell table:number-columns-repeated="52"/>
        </table:table-row>
        <table:table-row table:style-name="ro13">
          <table:table-cell table:style-name="ce56" office:value-type="string">
            <text:p>FNC_CS_MA_ACC_01.001</text:p>
          </table:table-cell>
          <table:table-cell office:value-type="string">
            <text:p>Add new account without Start getting mail right now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02</text:p>
          </table:table-cell>
          <table:table-cell office:value-type="string">
            <text:p>Add new account with Start getting mail right now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03</text:p>
          </table:table-cell>
          <table:table-cell office:value-type="string">
            <text:p>Add new account with signatur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04</text:p>
          </table:table-cell>
          <table:table-cell office:value-type="string">
            <text:p>Add new account without signatur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05</text:p>
          </table:table-cell>
          <table:table-cell office:value-type="string">
            <text:p>Add new mail Account with blank required field at the Step 1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06</text:p>
          </table:table-cell>
          <table:table-cell office:value-type="string">
            <text:p>Add new mail Account with blank required fields at the Step 2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07</text:p>
          </table:table-cell>
          <table:table-cell office:value-type="string">
            <text:p>Add new mail account with invalid format email for Email Address at Step 2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08</text:p>
          </table:table-cell>
          <table:table-cell office:value-type="string">
            <text:p>Add new email account with valid email address for Reply to address field <text:s/>at step 2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09</text:p>
          </table:table-cell>
          <table:table-cell office:value-type="string">
            <text:p>Add new mail Account with blank required field at the Step 3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10</text:p>
          </table:table-cell>
          <table:table-cell office:value-type="string">
            <text:p>Add new mail account with invalid format server port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13">
          <table:table-cell office:value-type="string">
            <text:p>FNC_CS_MA_ACC_01.011</text:p>
          </table:table-cell>
          <table:table-cell office:value-type="string">
            <text:p>Add new mail account with blank required fields at step 4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12</text:p>
          </table:table-cell>
          <table:table-cell office:value-type="string">
            <text:p>Add new account without Save Password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13</text:p>
          </table:table-cell>
          <table:table-cell office:value-type="string">
            <text:p>Add new account with Save Password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14</text:p>
          </table:table-cell>
          <table:table-cell office:value-type="string">
            <text:p>Add new account in case tick at SSL check box at step 3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15</text:p>
          </table:table-cell>
          <table:table-cell office:value-type="string">
            <text:p>Add new account without specifying date to check mail</text:p>
          </table:table-cell>
          <table:table-cell table:style-name="ce114"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16</text:p>
          </table:table-cell>
          <table:table-cell office:value-type="string">
            <text:p>Add new account with specifying date to check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17</text:p>
          </table:table-cell>
          <table:table-cell office:value-type="string">
            <text:p>Add new account without SSL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18</text:p>
          </table:table-cell>
          <table:table-cell office:value-type="string">
            <text:p>Check after creating mail account without Save password and with Start getting mail right now option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19</text:p>
          </table:table-cell>
          <table:table-cell office:value-type="string">
            <text:p>Check after creating mail account without Use incoming SSL and with Start getting mail right now option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1.020</text:p>
          </table:table-cell>
          <table:table-cell office:value-type="string">
            <text:p>Check creating same name account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1.021</text:p>
          </table:table-cell>
          <table:table-cell office:value-type="string">
            <text:p>Check showing Your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1.022</text:p>
          </table:table-cell>
          <table:table-cell office:value-type="string">
            <text:p>Check when add new account with long Display Na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ACC_01.023</text:p>
          </table:table-cell>
          <table:table-cell office:value-type="string">
            <text:p>Check Back function while creating new mail account when required fields in current step already have valu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ACC_01.024</text:p>
          </table:table-cell>
          <table:table-cell office:value-type="string">
            <text:p>Check Back function while creating new mail account when required fields in current step bla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ACC_01.025</text:p>
          </table:table-cell>
          <table:table-cell office:value-type="string">
            <text:p>Check jumping to next steps by clicking on step number when current step already has neede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ACC_01.026</text:p>
          </table:table-cell>
          <table:table-cell office:value-type="string">
            <text:p>Check jumping to next steps by clicking on step number when required fields in current are bla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ACC_02.001</text:p>
          </table:table-cell>
          <table:table-cell office:value-type="string">
            <text:p>Edit Account in case no data entry for Required fields in Account tab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2.002</text:p>
          </table:table-cell>
          <table:table-cell office:value-type="string">
            <text:p>Open Edit account form from tool ba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2.003</text:p>
          </table:table-cell>
          <table:table-cell office:value-type="string">
            <text:p>Open Edit accounts form from tool bar in case no available accou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2.004</text:p>
          </table:table-cell>
          <table:table-cell table:style-name="ce72" office:value-type="string">
            <text:p>Edit Account mail with server type is POP in case Tick at Leave messages on server check box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13">
          <table:table-cell office:value-type="string">
            <text:p>FNC_CS_MA_ACC_02.005</text:p>
          </table:table-cell>
          <table:table-cell table:style-name="ce72" office:value-type="string">
            <text:p>Edit Account mail with server type is POP in case don not Tick at Leave messages on server check box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13">
          <table:table-cell office:value-type="string">
            <text:p>FNC_CS_MA_ACC_02.006</text:p>
          </table:table-cell>
          <table:table-cell table:style-name="ce73" office:value-type="string">
            <text:p>Tick at Leave message on server check box with server type is IMAP in case no new mess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52"/>
        </table:table-row>
        <table:table-row table:style-name="ro13">
          <table:table-cell office:value-type="string">
            <text:p>FNC_CS_MA_ACC_02.007</text:p>
          </table:table-cell>
          <table:table-cell table:style-name="ce74" office:value-type="string">
            <text:p>Tick at Leave message on server check box with server type is IMAP in case has new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2.008</text:p>
          </table:table-cell>
          <table:table-cell table:style-name="ce74" office:value-type="string">
            <text:p>Untick at Leave message on server check box with server type is IMAP in case no new message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2.009</text:p>
          </table:table-cell>
          <table:table-cell table:style-name="ce73" office:value-type="string">
            <text:p>Untick at Leave message on server check box with server type is IMAP in case have new messag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2.010</text:p>
          </table:table-cell>
          <table:table-cell table:style-name="ce72" office:value-type="string">
            <text:p>Edit Account without Remember Passwor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2.011</text:p>
          </table:table-cell>
          <table:table-cell table:style-name="ce72" office:value-type="string">
            <text:p>Edit Account with Remember Password o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2.012</text:p>
          </table:table-cell>
          <table:table-cell table:style-name="ce75" office:value-type="string">
            <text:p>Edit Account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2.013</text:p>
          </table:table-cell>
          <table:table-cell table:style-name="ce75" office:value-type="string">
            <text:p>Edit Account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2.014</text:p>
          </table:table-cell>
          <table:table-cell table:style-name="ce75" office:value-type="string">
            <text:p>Enable SMTP authentication when compose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2.015</text:p>
          </table:table-cell>
          <table:table-cell table:style-name="ce75" office:value-type="string">
            <text:p>Do not Enable SMTP authentication when compose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2.016</text:p>
          </table:table-cell>
          <table:table-cell table:style-name="ce75" office:value-type="string">
            <text:p>Input new valid username or password for outgoing server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2.017</text:p>
          </table:table-cell>
          <table:table-cell table:style-name="ce75" office:value-type="string">
            <text:p>Input new invalid username or password for outgoing server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2.018</text:p>
          </table:table-cell>
          <table:table-cell table:style-name="ce75" office:value-type="string">
            <text:p>User incoming server username or password for outgoing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2.019</text:p>
          </table:table-cell>
          <table:table-cell table:style-name="ce75" office:value-type="string">
            <text:p>Change date to check mail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2.020</text:p>
          </table:table-cell>
          <table:table-cell table:style-name="ce75" office:value-type="string">
            <text:p>Do not choose specific date to check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2.021</text:p>
          </table:table-cell>
          <table:table-cell table:style-name="ce75" office:value-type="string">
            <text:p>Set check mail automatically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2.022</text:p>
          </table:table-cell>
          <table:table-cell table:style-name="ce75" office:value-type="string">
            <text:p>Do not Set checking mail automatically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2.023</text:p>
          </table:table-cell>
          <table:table-cell table:style-name="ce75" office:value-type="string">
            <text:p>Do not use secure authentication SSL for incoming serv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ACC_02.024</text:p>
          </table:table-cell>
          <table:table-cell table:style-name="ce75" office:value-type="string">
            <text:p>Do not use secure authentication SSL for outgoing serv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ACC_03.001</text:p>
          </table:table-cell>
          <table:table-cell table:style-name="ce72" office:value-type="string">
            <text:p>Delete Accou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3.002</text:p>
          </table:table-cell>
          <table:table-cell table:style-name="ce76" office:value-type="string">
            <text:p>Delete an account of <text:s/>user when the User login in different brows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3.003</text:p>
          </table:table-cell>
          <table:table-cell table:style-name="ce72" office:value-type="string">
            <text:p>Delete Account mail with no available account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3.004</text:p>
          </table:table-cell>
          <table:table-cell table:style-name="ce76" office:value-type="string">
            <text:p>Delete default accou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3.005</text:p>
          </table:table-cell>
          <table:table-cell table:style-name="ce76" office:value-type="string">
            <text:p>Delete Account which is being opened select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3.006</text:p>
          </table:table-cell>
          <table:table-cell table:style-name="ce76" office:value-type="string">
            <text:p>Delete account when there is only one accou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ACC_03.007</text:p>
          </table:table-cell>
          <table:table-cell table:style-name="ce76" office:value-type="string">
            <text:p>Delete Account while checking m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58" office:value-type="string">
            <text:p>FNC_CS_MA_ACC_04.001</text:p>
          </table:table-cell>
          <table:table-cell table:style-name="ce77" office:value-type="string">
            <text:p>Delegate a account to user with full permission</text:p>
          </table:table-cell>
          <table:table-cell table:number-columns-repeated="254"/>
        </table:table-row>
        <table:table-row table:style-name="ro13">
          <table:table-cell table:style-name="ce58" office:value-type="string">
            <text:p>FNC_CS_MA_ACC_04.002</text:p>
          </table:table-cell>
          <table:table-cell table:style-name="ce77" office:value-type="string">
            <text:p>Delegate a account to user without full permission</text:p>
          </table:table-cell>
          <table:table-cell table:number-columns-repeated="254"/>
        </table:table-row>
        <table:table-row table:style-name="ro13">
          <table:table-cell table:style-name="ce58" office:value-type="string">
            <text:p>FNC_CS_MA_ACC_04.003</text:p>
          </table:table-cell>
          <table:table-cell table:style-name="ce77" office:value-type="string">
            <text:p>Delegate a account to invalid user</text:p>
          </table:table-cell>
          <table:table-cell table:number-columns-repeated="254"/>
        </table:table-row>
        <table:table-row table:style-name="ro13">
          <table:table-cell table:style-name="ce58" office:value-type="string">
            <text:p>FNC_CS_MA_ACC_04.004</text:p>
          </table:table-cell>
          <table:table-cell table:style-name="ce77" office:value-type="string">
            <text:p>Delete a delegated user</text:p>
          </table:table-cell>
          <table:table-cell table:number-columns-repeated="254"/>
        </table:table-row>
        <table:table-row table:style-name="ro13">
          <table:table-cell table:style-name="ce58" office:value-type="string">
            <text:p>FNC_CS_MA_ACC_04.005</text:p>
          </table:table-cell>
          <table:table-cell table:style-name="ce77" office:value-type="string">
            <text:p>Edit permission of the delegated user</text:p>
          </table:table-cell>
          <table:table-cell table:number-columns-repeated="254"/>
        </table:table-row>
        <table:table-row table:style-name="ro13">
          <table:table-cell table:style-name="ce58" office:value-type="string">
            <text:p>FNC_CS_MA_ACC_04.006</text:p>
          </table:table-cell>
          <table:table-cell table:style-name="ce77" office:value-type="string">
            <text:p>Delegate different accounts to different users</text:p>
          </table:table-cell>
          <table:table-cell table:number-columns-repeated="254"/>
        </table:table-row>
        <table:table-row table:style-name="ro13">
          <table:table-cell table:style-name="ce59" office:value-type="string" table:number-columns-spanned="2" table:number-rows-spanned="1">
            <text:p>Mail: Check mail, Compose, Forward, Reply, View way, Move, Spam, Print, Import, Export, Other actions, Delete, Add tag, Create Filter, Add sender, Sort</text:p>
          </table:table-cell>
          <table:covered-table-cell table:style-name="ce70"/>
          <table:table-cell table:style-name="ce115"/>
          <table:table-cell table:style-name="ce67" table:number-columns-repeated="201"/>
          <table:table-cell table:number-columns-repeated="52"/>
        </table:table-row>
        <table:table-row table:style-name="ro13">
          <table:table-cell table:style-name="ce56" office:value-type="string">
            <text:p>FNC_CS_MA_MAIL_01.001</text:p>
          </table:table-cell>
          <table:table-cell table:style-name="ce78" office:value-type="string">
            <text:p>Check mail when Account has full conditions to fetch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1.002</text:p>
          </table:table-cell>
          <table:table-cell table:style-name="ce78" office:value-type="string">
            <text:p>Check mail when user name and Password of account are invali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1.003</text:p>
          </table:table-cell>
          <table:table-cell table:style-name="ce78" office:value-type="string">
            <text:p>Check mail when input value invalid to incoming server por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1.004</text:p>
          </table:table-cell>
          <table:table-cell table:style-name="ce78" office:value-type="string">
            <text:p>Check mail <text:s/>without Use Incoming SSL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1.005</text:p>
          </table:table-cell>
          <table:table-cell table:style-name="ce79" office:value-type="string">
            <text:p>Check mail when there is no unread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CS_MA_MAIL_01.006</text:p>
          </table:table-cell>
          <table:table-cell table:style-name="ce79" office:value-type="string">
            <text:p>Stop checking mail</text:p>
            <text:p/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1.007</text:p>
          </table:table-cell>
          <table:table-cell table:style-name="ce80" office:value-type="string">
            <text:p>Check updating fetched messages while checking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1.008</text:p>
          </table:table-cell>
          <table:table-cell table:style-name="ce80" office:value-type="string">
            <text:p>Check format of language when compose <text:s/>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1.009</text:p>
          </table:table-cell>
          <table:table-cell table:style-name="ce81" office:value-type="string">
            <text:p>Check mail when Password of account was not save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1.010</text:p>
          </table:table-cell>
          <table:table-cell table:style-name="ce81" office:value-type="string">
            <text:p>Check the status of mails in server after checking mail by IMAP with activated Mark messages as deleted on server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1.011</text:p>
          </table:table-cell>
          <table:table-cell table:style-name="ce81" office:value-type="string">
            <text:p>Check the status of mails in server after checking mail by IMAP with unchecked Mark messages as deleted on server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1.012</text:p>
          </table:table-cell>
          <table:table-cell table:style-name="ce81" office:value-type="string">
            <text:p>Check the status of mails in server after checking mail by POP with activated Leave messages on server o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1.013</text:p>
          </table:table-cell>
          <table:table-cell table:style-name="ce81" office:value-type="string">
            <text:p>Check the status of mails in server after checking mail by POP with unchecked Leave messages on server o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1.014</text:p>
          </table:table-cell>
          <table:table-cell table:style-name="ce82" office:value-type="string">
            <text:p>Check <text:s/>mail in case no account is crea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1.015</text:p>
          </table:table-cell>
          <table:table-cell table:style-name="ce83" office:value-type="string">
            <text:p>Check mail after User created Filter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1.016</text:p>
          </table:table-cell>
          <table:table-cell table:style-name="ce84" office:value-type="string">
            <text:p>Check mail after Deleted folder which was chose for filt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1.017</text:p>
          </table:table-cell>
          <table:table-cell table:style-name="ce84" office:value-type="string">
            <text:p>Check mail when Delete folder which is choose in a filter and this filter use apply tag func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1.018</text:p>
          </table:table-cell>
          <table:table-cell table:style-name="ce84" office:value-type="string">
            <text:p>Check mail when Delete tag which is used in a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1.019</text:p>
          </table:table-cell>
          <table:table-cell office:value-type="string">
            <text:p>Check mail When some <text:s/>addresses are reported as spa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1.020</text:p>
          </table:table-cell>
          <table:table-cell table:style-name="ce85" office:value-type="string">
            <text:p>Check mail when choose specific date to <text:s/>check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1.021</text:p>
          </table:table-cell>
          <table:table-cell table:style-name="ce85" office:value-type="string">
            <text:p>Check mail when change specific date to check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1.022</text:p>
          </table:table-cell>
          <table:table-cell table:style-name="ce85" office:value-type="string">
            <text:p>Check stop mail while fetching mail for account which use POP3 server typ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1.023</text:p>
          </table:table-cell>
          <table:table-cell table:style-name="ce85" office:value-type="string">
            <text:p>Check stop fetching mail while fetching mail for account which use IMAP server typ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1.024</text:p>
          </table:table-cell>
          <table:table-cell table:style-name="ce85" office:value-type="string">
            <text:p>Check stop fetching mail while fetching mail for account on a specific dat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1.025</text:p>
          </table:table-cell>
          <table:table-cell table:style-name="ce85" office:value-type="string">
            <text:p>Synchronizing gmail folder and exomail folder when check m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1.026</text:p>
          </table:table-cell>
          <table:table-cell table:style-name="ce85" office:value-type="string">
            <text:p>Check mail for existed folders on gm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1.027</text:p>
          </table:table-cell>
          <table:table-cell table:style-name="ce85" office:value-type="string">
            <text:p>Stop checking a folder on gmail by click on other folder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1.028</text:p>
          </table:table-cell>
          <table:table-cell table:style-name="ce85" office:value-type="string">
            <text:p>Switch checking mail to other folder on gmail <text:s/>while one folder on gmail is checking and it is on delay ti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02.001</text:p>
          </table:table-cell>
          <table:table-cell table:style-name="ce78" office:value-type="string">
            <text:p>Compose a New mail in case input valid data into To field by typing directl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02</text:p>
          </table:table-cell>
          <table:table-cell table:style-name="ce78" office:value-type="string">
            <text:p>Compose a new mail by selecting existing contact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03</text:p>
          </table:table-cell>
          <table:table-cell table:style-name="ce78" office:value-type="string">
            <text:p>Check adding all contacts of group from existing contacts while composing new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04</text:p>
          </table:table-cell>
          <table:table-cell table:style-name="ce78" office:value-type="string">
            <text:p>Check adding group contact from existing contacts while composing new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05</text:p>
          </table:table-cell>
          <table:table-cell table:style-name="ce78" office:value-type="string">
            <text:p>Check deleting group contact in <text:span text:style-name="T5">Compose Message</text:span> form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06</text:p>
          </table:table-cell>
          <table:table-cell table:style-name="ce78" office:value-type="string">
            <text:p>Check replacing recipient by choosing from existing contacts while composing new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07</text:p>
          </table:table-cell>
          <table:table-cell table:style-name="ce78" office:value-type="string">
            <text:p>Check searching user to send mail from Contacts li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08</text:p>
          </table:table-cell>
          <table:table-cell table:style-name="ce86" office:value-type="string">
            <text:p>Check add address mail by choosing from existing contacts list without any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09</text:p>
          </table:table-cell>
          <table:table-cell table:style-name="ce78" office:value-type="string">
            <text:p>Compose mail with several email addresses in To fiel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10</text:p>
          </table:table-cell>
          <table:table-cell table:style-name="ce87" office:value-type="string">
            <text:p>Compose <text:s/>Mail in case no data for To fiel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11</text:p>
          </table:table-cell>
          <table:table-cell table:style-name="ce87" office:value-type="string">
            <text:p>Compose with invalid format email address in To fiel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12</text:p>
          </table:table-cell>
          <table:table-cell table:style-name="ce87" office:value-type="string">
            <text:p>Compose mail with blank subje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13</text:p>
          </table:table-cell>
          <table:table-cell table:style-name="ce87" office:value-type="string">
            <text:p>Compose mail with blank cont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14</text:p>
          </table:table-cell>
          <table:table-cell table:style-name="ce87" office:value-type="string">
            <text:p>Compose mail with attached file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15</text:p>
          </table:table-cell>
          <table:table-cell table:style-name="ce88" office:value-type="string">
            <text:p>Check attach files in case <text:s/>size of attachment is over 10M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16</text:p>
          </table:table-cell>
          <table:table-cell table:style-name="ce88" office:value-type="string">
            <text:p>Check attach files in case total size of attachments is over 10M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17</text:p>
          </table:table-cell>
          <table:table-cell table:style-name="ce78" office:value-type="string">
            <text:p>Check saving composing message as draft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18</text:p>
          </table:table-cell>
          <table:table-cell table:style-name="ce81" office:value-type="string">
            <text:p>Compose mail with CC by choosing from contacts li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19</text:p>
          </table:table-cell>
          <table:table-cell table:style-name="ce79" office:value-type="string">
            <text:p>Compose <text:s/>mail in case input address mail for CC field from keyboard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20</text:p>
          </table:table-cell>
          <table:table-cell table:style-name="ce79" office:value-type="string">
            <text:p>Compose mail in case Input Address mail for BCC field by inputting from keyboar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21</text:p>
          </table:table-cell>
          <table:table-cell table:style-name="ce81" office:value-type="string">
            <text:p>Compose mail with BCC by choosing from contacts li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22</text:p>
          </table:table-cell>
          <table:table-cell table:style-name="ce79" office:value-type="string">
            <text:p>Discard create a new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23</text:p>
          </table:table-cell>
          <table:table-cell table:style-name="ce89" office:value-type="string">
            <text:p>Compose message in rich text edito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24</text:p>
          </table:table-cell>
          <table:table-cell table:style-name="ce89" office:value-type="string">
            <text:p>Compose message in Plain tex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25</text:p>
          </table:table-cell>
          <table:table-cell table:style-name="ce89" office:value-type="string">
            <text:p>Compose message when selected priority is High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26</text:p>
          </table:table-cell>
          <table:table-cell table:style-name="ce89" office:value-type="string">
            <text:p>Compose message when selected priority is Low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27</text:p>
          </table:table-cell>
          <table:table-cell table:style-name="ce89" office:value-type="string">
            <text:p>Compose message when selected priority is Norma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28</text:p>
          </table:table-cell>
          <table:table-cell table:style-name="ce90" office:value-type="string">
            <text:p>Compose mail in case do not use SS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29</text:p>
          </table:table-cell>
          <table:table-cell table:style-name="ce90" office:value-type="string">
            <text:p>Check input invalid password when compose mail using account without Remember Password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30</text:p>
          </table:table-cell>
          <table:table-cell table:style-name="ce90" office:value-type="string">
            <text:p>Check input valid password without choosing Remember Password option when compose mail using account without Remember Password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2.031</text:p>
          </table:table-cell>
          <table:table-cell table:style-name="ce90" office:value-type="string">
            <text:p>Check input valid password with choosing Remember Password option when compose mail using account without Remember Password op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32</text:p>
          </table:table-cell>
          <table:table-cell table:style-name="ce90" office:value-type="string">
            <text:p>Cancel entering Password for account when compose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33</text:p>
          </table:table-cell>
          <table:table-cell table:style-name="ce89" office:value-type="string">
            <text:p>Check sending mail in case do not save sent mail to sent fold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34</text:p>
          </table:table-cell>
          <table:table-cell table:style-name="ce89" office:value-type="string">
            <text:p>Check sending mail in case don save sent mail to sent folder as defaul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35</text:p>
          </table:table-cell>
          <table:table-cell table:style-name="ce91" office:value-type="string">
            <text:p>Compose mail when do not enable SMTP authentic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36</text:p>
          </table:table-cell>
          <table:table-cell table:style-name="ce81" office:value-type="string">
            <text:p>Compose mail when Enable SMTP authentication And Use new Valid username or password for Outgoing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37</text:p>
          </table:table-cell>
          <table:table-cell table:style-name="ce81" office:value-type="string">
            <text:p>Compose mail when Enable SMTP authentication And Use new invalid username or password for Outgoing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38</text:p>
          </table:table-cell>
          <table:table-cell table:style-name="ce78" office:value-type="string">
            <text:p>Compose mail by edit draft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39</text:p>
          </table:table-cell>
          <table:table-cell table:style-name="ce78" office:value-type="string">
            <text:p>Compose mail with Return receip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40</text:p>
          </table:table-cell>
          <table:table-cell table:style-name="ce92" office:value-type="string">
            <text:p>Check autocomplete email address when the <text:s/>word is suitable with the first name of existing conta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41</text:p>
          </table:table-cell>
          <table:table-cell table:style-name="ce81" office:value-type="string">
            <text:p>Check autocomplete email address when the <text:s/>word is suitable with the last name of existing conta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2.042</text:p>
          </table:table-cell>
          <table:table-cell table:style-name="ce81" office:value-type="string">
            <text:p>Check autocomplete email address when the <text:s/>word is suitable with the email of existing conta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03.001</text:p>
          </table:table-cell>
          <table:table-cell table:style-name="ce79" office:value-type="string">
            <text:p>Forward message by Clicking on Forward Icon on Action ba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02</text:p>
          </table:table-cell>
          <table:table-cell table:style-name="ce79" office:value-type="string">
            <text:p>Forward message by Forward option in right-click menu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03</text:p>
          </table:table-cell>
          <table:table-cell table:style-name="ce79" office:value-type="string">
            <text:p>Forward message by Forward option in menu in Message detail pan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04</text:p>
          </table:table-cell>
          <table:table-cell table:style-name="ce93" office:value-type="string">
            <text:p>Forward <text:s/>message with its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05</text:p>
          </table:table-cell>
          <table:table-cell table:style-name="ce93" office:value-type="string">
            <text:p>Forward <text:s/>message without its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06</text:p>
          </table:table-cell>
          <table:table-cell table:style-name="ce79" office:value-type="string">
            <text:p>Forward message do not have attachment in case set up Forward original message as an attachment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3.007</text:p>
          </table:table-cell>
          <table:table-cell table:style-name="ce79" office:value-type="string">
            <text:p>Forward message do not have attachment <text:s/>in case setting <text:s/>Forward original message as an attachment but do not select to send that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08</text:p>
          </table:table-cell>
          <table:table-cell table:style-name="ce79" office:value-type="string">
            <text:p>Forward message which includes attachment in case setting Forward original message as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3.009</text:p>
          </table:table-cell>
          <table:table-cell table:style-name="ce79" office:value-type="string">
            <text:p>Forward message which includes attachment in case setting Forward original message as attachment but do not select to send that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10</text:p>
          </table:table-cell>
          <table:table-cell table:style-name="ce79" office:value-type="string">
            <text:p>Forward message do not have attachment <text:s/>in case <text:s/>setting Forward original message text quote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11</text:p>
          </table:table-cell>
          <table:table-cell table:style-name="ce79" office:value-type="string">
            <text:p>Forward message with its attachment and setting Forward original message Text quot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3.012</text:p>
          </table:table-cell>
          <table:table-cell table:style-name="ce79" office:value-type="string">
            <text:p>Forward message which includes <text:s/>attachment in case don't tick to send that attachment and setting Forward original message Text quot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13</text:p>
          </table:table-cell>
          <table:table-cell table:style-name="ce93" office:value-type="string">
            <text:p>Forward a conversation which contains some messages while Viewing messages as Convers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14</text:p>
          </table:table-cell>
          <table:table-cell table:style-name="ce78" office:value-type="string">
            <text:p>Use some functions to support for Forward mail <text:s/>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15</text:p>
          </table:table-cell>
          <table:table-cell table:style-name="ce79" office:value-type="string">
            <text:p>Forward imported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16</text:p>
          </table:table-cell>
          <table:table-cell table:style-name="ce79" office:value-type="string">
            <text:p>Forward <text:s/>message which was moved from other fold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17</text:p>
          </table:table-cell>
          <table:table-cell table:style-name="ce79" office:value-type="string">
            <text:p>Discard Forwarding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3.018</text:p>
          </table:table-cell>
          <table:table-cell table:style-name="ce79" office:value-type="string">
            <text:p>Check saving as draft while composing mail to forwar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04.001</text:p>
          </table:table-cell>
          <table:table-cell table:style-name="ce78" office:value-type="string">
            <text:p>Reply message by Reply option in Action bar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02</text:p>
          </table:table-cell>
          <table:table-cell table:style-name="ce78" office:value-type="string">
            <text:p>Reply message by right click on <text:s/>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03</text:p>
          </table:table-cell>
          <table:table-cell table:style-name="ce78" office:value-type="string">
            <text:p>Reply message by Reply option in Message Detail pan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04</text:p>
          </table:table-cell>
          <table:table-cell table:style-name="ce78" office:value-type="string">
            <text:p>Reply message when <text:s/>send original message as an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05</text:p>
          </table:table-cell>
          <table:table-cell table:style-name="ce78" office:value-type="string">
            <text:p>Reply message in case setting original message as an attachment but do not send that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06</text:p>
          </table:table-cell>
          <table:table-cell table:style-name="ce86" office:value-type="string">
            <text:p>Reply message which included attachment and set <text:s/>reply original message as an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4">
          <table:table-cell office:value-type="string">
            <text:p>FNC_CS_MA_MAIL_04.007</text:p>
          </table:table-cell>
          <table:table-cell table:style-name="ce78" office:value-type="string">
            <text:p>Reply message which included attachment <text:s/>and set reply original message as an attachment but do not send that attach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08</text:p>
          </table:table-cell>
          <table:table-cell table:style-name="ce78" office:value-type="string">
            <text:p>Reply message Which included attachment and set reply original message as text quot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09</text:p>
          </table:table-cell>
          <table:table-cell table:style-name="ce78" office:value-type="string">
            <text:p>Reply mail with CC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10</text:p>
          </table:table-cell>
          <table:table-cell table:style-name="ce78" office:value-type="string">
            <text:p>Reply mail with BCC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11</text:p>
          </table:table-cell>
          <table:table-cell table:style-name="ce78" office:value-type="string">
            <text:p>Reply message of a conversation which includes some other message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12</text:p>
          </table:table-cell>
          <table:table-cell table:style-name="ce79" office:value-type="string">
            <text:p>Reply several messages at a <text:s/>tim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13</text:p>
          </table:table-cell>
          <table:table-cell table:style-name="ce93" office:value-type="string">
            <text:p>Reply a conversation which has more messages into in case View message as Convers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14</text:p>
          </table:table-cell>
          <table:table-cell table:style-name="ce79" office:value-type="string">
            <text:p>Reply message which was importe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15</text:p>
          </table:table-cell>
          <table:table-cell table:style-name="ce79" office:value-type="string">
            <text:p>Reply message which moved from other fold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16</text:p>
          </table:table-cell>
          <table:table-cell table:style-name="ce79" office:value-type="string">
            <text:p>Discard Replying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4.017</text:p>
          </table:table-cell>
          <table:table-cell table:style-name="ce79" office:value-type="string">
            <text:p>Save composing reply message as draft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05.001</text:p>
          </table:table-cell>
          <table:table-cell table:style-name="ce93" office:value-type="string">
            <text:p>Check Reply to all by choosing from Action ba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5.002</text:p>
          </table:table-cell>
          <table:table-cell table:style-name="ce93" office:value-type="string">
            <text:p>Check Reply to all by choosing from right click menu on specific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5.003</text:p>
          </table:table-cell>
          <table:table-cell table:style-name="ce93" office:value-type="string">
            <text:p>Check Reply to all by choosing from menu in Message detail pan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5.004</text:p>
          </table:table-cell>
          <table:table-cell table:style-name="ce79" office:value-type="string">
            <text:p>Reply to all in case only 1 <text:s/>user received the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5.005</text:p>
          </table:table-cell>
          <table:table-cell table:style-name="ce79" office:value-type="string">
            <text:p>Reply to all with more recipient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5.006</text:p>
          </table:table-cell>
          <table:table-cell table:style-name="ce79" office:value-type="string">
            <text:p>Check showing Reply to all option in case mail has many receivers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5.007</text:p>
          </table:table-cell>
          <table:table-cell table:style-name="ce79" office:value-type="string">
            <text:p>Check showing Reply to all option in case mail has only one receiv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5.008</text:p>
          </table:table-cell>
          <table:table-cell table:style-name="ce79" office:value-type="string">
            <text:p>Reply to all for a message in case use option in detail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5.009</text:p>
          </table:table-cell>
          <table:table-cell table:style-name="ce79" office:value-type="string">
            <text:p>Reply to all for a message in case use option in Action on this message menu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06_01.001</text:p>
          </table:table-cell>
          <table:table-cell table:style-name="ce94" office:value-type="string">
            <text:p>View as List in case <text:s/>messages are availab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6_01.002</text:p>
          </table:table-cell>
          <table:table-cell table:style-name="ce94" office:value-type="string">
            <text:p>View as List in case no messages are availab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6_01.003</text:p>
          </table:table-cell>
          <table:table-cell table:style-name="ce94" office:value-type="string">
            <text:p>View a Conversation which contains <text:s/>more than 1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06_02.001</text:p>
          </table:table-cell>
          <table:table-cell table:style-name="ce94" office:value-type="string">
            <text:p>View as Thread in case no messages are availab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6_02.002</text:p>
          </table:table-cell>
          <table:table-cell table:style-name="ce94" office:value-type="string">
            <text:p>View as Thread in case many messages are availab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6_02.003</text:p>
          </table:table-cell>
          <table:table-cell table:style-name="ce94" office:value-type="string">
            <text:p>View message detail of a specific message in message thread list.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06_03.001</text:p>
          </table:table-cell>
          <table:table-cell table:style-name="ce94" office:value-type="string">
            <text:p>View as Conversation in case no messages are availab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6_03.002</text:p>
          </table:table-cell>
          <table:table-cell table:style-name="ce94" office:value-type="string">
            <text:p>View as Conversation in case many messages are availab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MAIL_06_03.003</text:p>
          </table:table-cell>
          <table:table-cell table:style-name="ce94" office:value-type="string">
            <text:p>View message detail of a specific message which is <text:s/>in a convers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06_04.001</text:p>
          </table:table-cell>
          <table:table-cell table:style-name="ce94" office:value-type="string">
            <text:p>View All messag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06_05.001</text:p>
          </table:table-cell>
          <table:table-cell table:style-name="ce94" office:value-type="string">
            <text:p>View Starred messages in case no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05.002</text:p>
          </table:table-cell>
          <table:table-cell table:style-name="ce94" office:value-type="string">
            <text:p>View Starred messages in case many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06_06.001</text:p>
          </table:table-cell>
          <table:table-cell table:style-name="ce94" office:value-type="string">
            <text:p>View Unstarred messages in case no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06.002</text:p>
          </table:table-cell>
          <table:table-cell table:style-name="ce94" office:value-type="string">
            <text:p>View Unstarred messages in case many messages are available</text:p>
          </table:table-cell>
          <table:table-cell table:number-columns-repeated="254"/>
        </table:table-row>
        <table:table-row table:style-name="ro13">
          <table:table-cell table:style-name="ce56" office:value-type="string">
            <text:p>FNC_CS_MA_MAIL_06_07.001</text:p>
          </table:table-cell>
          <table:table-cell table:style-name="ce94" office:value-type="string">
            <text:p>View Unread messages in case no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07.002</text:p>
          </table:table-cell>
          <table:table-cell table:style-name="ce94" office:value-type="string">
            <text:p>View Unread messages in case many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06_08.001</text:p>
          </table:table-cell>
          <table:table-cell table:style-name="ce94" office:value-type="string">
            <text:p>View Read messages in case no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08.002</text:p>
          </table:table-cell>
          <table:table-cell table:style-name="ce94" office:value-type="string">
            <text:p>View Read messages in case many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06_09.001</text:p>
          </table:table-cell>
          <table:table-cell table:style-name="ce94" office:value-type="string">
            <text:p>View Messages with attachment in case no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09.002</text:p>
          </table:table-cell>
          <table:table-cell table:style-name="ce94" office:value-type="string">
            <text:p>View Messages with attachment in case many messages are availab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09.003</text:p>
          </table:table-cell>
          <table:table-cell table:style-name="ce95" office:value-type="string">
            <text:p>View a specific message which has attachment Pictur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06_10.001</text:p>
          </table:table-cell>
          <table:table-cell table:style-name="ce86" office:value-type="string">
            <text:p>Maximize reading pane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10.002</text:p>
          </table:table-cell>
          <table:table-cell table:style-name="ce86" office:value-type="string">
            <text:p>View Full header of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10.003</text:p>
          </table:table-cell>
          <table:table-cell table:style-name="ce86" office:value-type="string">
            <text:p>Check clicking a link on message when it is view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10.004</text:p>
          </table:table-cell>
          <table:table-cell table:style-name="ce86" office:value-type="string">
            <text:p>Check showing attachment in case it is corrup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10.005</text:p>
          </table:table-cell>
          <table:table-cell table:style-name="ce86" office:value-type="string">
            <text:p>Download attachment file from 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10.006</text:p>
          </table:table-cell>
          <table:table-cell table:style-name="ce86" office:value-type="string">
            <text:p>Hide-show Header of <text:s/>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10.007</text:p>
          </table:table-cell>
          <table:table-cell table:style-name="ce86" office:value-type="string">
            <text:p>Check Hide message list pane when set custom layout as Vertical Spli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10.008</text:p>
          </table:table-cell>
          <table:table-cell table:style-name="ce86" office:value-type="string">
            <text:p>Check show Message list pane when have just hidden it in case set custom layout as Vertical Spli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10.009</text:p>
          </table:table-cell>
          <table:table-cell table:style-name="ce86" office:value-type="string">
            <text:p>Check Hide message list pane when set custom layout as No Spli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6_10.010</text:p>
          </table:table-cell>
          <table:table-cell table:style-name="ce86" office:value-type="string">
            <text:p>Check show Message list pane when set custom layout as No Spli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06_11.001</text:p>
          </table:table-cell>
          <table:table-cell table:style-name="ce86" office:value-type="string">
            <text:p>Check view message when sender send return receipt <text:s/>and receiver set Ask me when someone requests a return receip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6_11.002</text:p>
          </table:table-cell>
          <table:table-cell table:style-name="ce86" office:value-type="string">
            <text:p>Check when Receiver don't want to return receip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6_11.003</text:p>
          </table:table-cell>
          <table:table-cell table:style-name="ce86" office:value-type="string">
            <text:p>Check when Receiver <text:s/>want to return receip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6_11.004</text:p>
          </table:table-cell>
          <table:table-cell table:style-name="ce86" office:value-type="string">
            <text:p>Check view message when sender send return receipt <text:s/>and receiver set Never send a return receip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6_11.005</text:p>
          </table:table-cell>
          <table:table-cell table:style-name="ce86" office:value-type="string">
            <text:p>Check view message when sender send return receipt <text:s/>and receiver set Always send Return <text:s/>receip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1.001</text:p>
          </table:table-cell>
          <table:table-cell table:style-name="ce93" office:value-type="string">
            <text:p>Move one message to folder by Click More Action on Action ba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1.002</text:p>
          </table:table-cell>
          <table:table-cell table:style-name="ce79" office:value-type="string">
            <text:p>Move one message by right click on itself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1.003</text:p>
          </table:table-cell>
          <table:table-cell table:style-name="ce79" office:value-type="string">
            <text:p>Move one message by left click on Actions on this message Icon on View message pane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1.004</text:p>
          </table:table-cell>
          <table:table-cell table:style-name="ce79" office:value-type="string">
            <text:p>Move more messages at a ti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1.005</text:p>
          </table:table-cell>
          <table:table-cell table:style-name="ce79" office:value-type="string">
            <text:p>Move message from a folder to sub folder of other fol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1.006</text:p>
          </table:table-cell>
          <table:table-cell table:style-name="ce79" office:value-type="string">
            <text:p>Move message from sub folder <text:s/>to parent fol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1.007</text:p>
          </table:table-cell>
          <table:table-cell table:style-name="ce79" office:value-type="string">
            <text:p>Move the first <text:s/>message in conversation in case the message is viewed by Thread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7_01.008</text:p>
          </table:table-cell>
          <table:table-cell table:style-name="ce79" office:value-type="string">
            <text:p>Move a message in conversation which contains more messages in case the message is between this <text:s/>conversation and message is view by conversation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7_01.009</text:p>
          </table:table-cell>
          <table:table-cell table:style-name="ce79" office:value-type="string">
            <text:p>Move a message in conversation which contains more messages in case the message is between this <text:s/>conversation and messages are viewed by thread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1.010</text:p>
          </table:table-cell>
          <table:table-cell table:style-name="ce79" office:value-type="string">
            <text:p>Move message which is <text:s/>import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07_02.001</text:p>
          </table:table-cell>
          <table:table-cell table:style-name="ce79" office:value-type="string">
            <text:p>Drag and Drop a messag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2.002</text:p>
          </table:table-cell>
          <table:table-cell table:style-name="ce79" office:value-type="string">
            <text:p>Drag and Drop message which is <text:s/>import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2.003</text:p>
          </table:table-cell>
          <table:table-cell table:style-name="ce79" office:value-type="string">
            <text:p>Drag and Drop many messag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2.004</text:p>
          </table:table-cell>
          <table:table-cell table:style-name="ce79" office:value-type="string">
            <text:p>Drag and Drop message to sub fol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2.005</text:p>
          </table:table-cell>
          <table:table-cell table:style-name="ce79" office:value-type="string">
            <text:p>Drag and Drop message to Tag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2.006</text:p>
          </table:table-cell>
          <table:table-cell table:style-name="ce91" office:value-type="string">
            <text:p>Drag and Drop <text:s/>the first <text:s/>message in conversation in case the message is viewed by Thread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4">
          <table:table-cell office:value-type="string">
            <text:p>FNC_CS_MA_MAIL_07_02.007</text:p>
          </table:table-cell>
          <table:table-cell table:style-name="ce79" office:value-type="string">
            <text:p>Drag and Drop <text:s/>a message in conversation which contains more messages in case the message is between this <text:s/>conversation and messages are viewed by thread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07_02.008</text:p>
          </table:table-cell>
          <table:table-cell table:style-name="ce79" office:value-type="string">
            <text:p>Drag and Drop message to existed Ta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08.001</text:p>
          </table:table-cell>
          <table:table-cell table:style-name="ce79" office:value-type="string">
            <text:p>Report Spam in case one message is selec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8.002</text:p>
          </table:table-cell>
          <table:table-cell table:style-name="ce79" office:value-type="string">
            <text:p>Report Spam in case many messages is selec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8.003</text:p>
          </table:table-cell>
          <table:table-cell table:style-name="ce79" office:value-type="string">
            <text:p>Report a message is not spa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8.004</text:p>
          </table:table-cell>
          <table:table-cell table:style-name="ce79" office:value-type="string">
            <text:p>Report some <text:s/>messages are not spam at the same ti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09.001</text:p>
          </table:table-cell>
          <table:table-cell table:style-name="ce79" office:value-type="string">
            <text:p>Print message by Clicking on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9.002</text:p>
          </table:table-cell>
          <table:table-cell table:style-name="ce79" office:value-type="string">
            <text:p>Print message by Clicking on Print icon on <text:s/>Action ba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9.003</text:p>
          </table:table-cell>
          <table:table-cell table:style-name="ce79" office:value-type="string">
            <text:p>Print several messages at the same ti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9.004</text:p>
          </table:table-cell>
          <table:table-cell table:style-name="ce93" office:value-type="string">
            <text:p>Print Message by <text:s/>select Print item from Action on message menu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9.005</text:p>
          </table:table-cell>
          <table:table-cell table:style-name="ce93" office:value-type="string">
            <text:p>Print message which has attachment pictur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09.006</text:p>
          </table:table-cell>
          <table:table-cell table:style-name="ce79" office:value-type="string">
            <text:p>Cancel Printing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10.001</text:p>
          </table:table-cell>
          <table:table-cell table:style-name="ce96" office:value-type="string">
            <text:p>Import message in case select a valid file em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0.002</text:p>
          </table:table-cell>
          <table:table-cell table:style-name="ce96" office:value-type="string">
            <text:p>Check Deleting uploaded fi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0.003</text:p>
          </table:table-cell>
          <table:table-cell table:style-name="ce96" office:value-type="string">
            <text:p>Import message in case don't select any fi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0.004</text:p>
          </table:table-cell>
          <table:table-cell table:style-name="ce96" office:value-type="string">
            <text:p>Import message in case don't upload selected fi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0.005</text:p>
          </table:table-cell>
          <table:table-cell table:style-name="ce96" office:value-type="string">
            <text:p>Check import message in case upload a file has incorrect data forma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0.006</text:p>
          </table:table-cell>
          <table:table-cell table:style-name="ce96" office:value-type="string">
            <text:p>Check import message in case invalid file is impor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0.007</text:p>
          </table:table-cell>
          <table:table-cell table:style-name="ce96" office:value-type="string">
            <text:p>Check Import message in case there is no accoun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11.001</text:p>
          </table:table-cell>
          <table:table-cell table:style-name="ce94" office:value-type="string">
            <text:p>Export message from More action on Action ba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1.002</text:p>
          </table:table-cell>
          <table:table-cell table:style-name="ce94" office:value-type="string">
            <text:p>Export message from Action on this message Icon in View message Pane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1.003</text:p>
          </table:table-cell>
          <table:table-cell table:style-name="ce94" office:value-type="string">
            <text:p>Export message by Right-Click on itself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1.004</text:p>
          </table:table-cell>
          <table:table-cell table:style-name="ce96" office:value-type="string">
            <text:p>Export when no message is selected to expor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1.005</text:p>
          </table:table-cell>
          <table:table-cell table:style-name="ce96" office:value-type="string">
            <text:p>Export message in case there is no accoun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1.006</text:p>
          </table:table-cell>
          <table:table-cell table:style-name="ce96" office:value-type="string">
            <text:p>Export message in case many messages are selected for export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1.007</text:p>
          </table:table-cell>
          <table:table-cell table:style-name="ce97" office:value-type="string">
            <text:p>Export a conversation which has more messages into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1.008</text:p>
          </table:table-cell>
          <table:table-cell table:style-name="ce96" office:value-type="string">
            <text:p>Cancel Exporting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1.009</text:p>
          </table:table-cell>
          <table:table-cell table:style-name="ce97" office:value-type="string">
            <text:p>Check More actions menu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4">
          <table:table-cell office:value-type="string">
            <text:p>FNC_CS_MA_MAIL_11.010</text:p>
          </table:table-cell>
          <table:table-cell table:style-name="ce96" office:value-type="string">
            <text:p>Check export message in case many messages are selected for exporting but do not use More Action Icon on Action ba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12.001</text:p>
          </table:table-cell>
          <table:table-cell table:style-name="ce98" office:value-type="string">
            <text:p>Mark all read message of default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2.002</text:p>
          </table:table-cell>
          <table:table-cell table:style-name="ce98" office:value-type="string">
            <text:p>Mark all read message of a folder which is crea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2.003</text:p>
          </table:table-cell>
          <table:table-cell table:style-name="ce98" office:value-type="string">
            <text:p>Mark all read message of a sub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2.004</text:p>
          </table:table-cell>
          <table:table-cell table:style-name="ce98" office:value-type="string">
            <text:p>Mark some messages as rea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2.005</text:p>
          </table:table-cell>
          <table:table-cell table:style-name="ce99" office:value-type="string">
            <text:p>Mark message as read without choosing an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13.001</text:p>
          </table:table-cell>
          <table:table-cell table:style-name="ce99" office:value-type="string">
            <text:p>Mark <text:s/>some message as unrea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3.002</text:p>
          </table:table-cell>
          <table:table-cell table:style-name="ce99" office:value-type="string">
            <text:p>Mark message as unread when no select any <text:s/>message which rea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14.001</text:p>
          </table:table-cell>
          <table:table-cell table:style-name="ce99" office:value-type="string">
            <text:p>Add star for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4.002</text:p>
          </table:table-cell>
          <table:table-cell table:style-name="ce99" office:value-type="string">
            <text:p>Add star for message in case don't select any messag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4.003</text:p>
          </table:table-cell>
          <table:table-cell table:style-name="ce99" office:value-type="string">
            <text:p>Add star by clicking star ic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4.004</text:p>
          </table:table-cell>
          <table:table-cell table:style-name="ce99" office:value-type="string">
            <text:p>Add star for message without choosing any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15.001</text:p>
          </table:table-cell>
          <table:table-cell table:style-name="ce99" office:value-type="string">
            <text:p>Remove star by clicking star ic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5.002</text:p>
          </table:table-cell>
          <table:table-cell table:style-name="ce99" office:value-type="string">
            <text:p>Remove star of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16.001</text:p>
          </table:table-cell>
          <table:table-cell table:style-name="ce79" office:value-type="string">
            <text:p>Delete one message by Right Click on itself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16.002</text:p>
          </table:table-cell>
          <table:table-cell table:style-name="ce79" office:value-type="string">
            <text:p>Delete a message by Click at Action on this message icon in View message pane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16.003</text:p>
          </table:table-cell>
          <table:table-cell table:style-name="ce79" office:value-type="string">
            <text:p>Delete a message by Click at Delete icon on Action ba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16.004</text:p>
          </table:table-cell>
          <table:table-cell table:style-name="ce79" office:value-type="string">
            <text:p>Delete more message at the same ti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16.005</text:p>
          </table:table-cell>
          <table:table-cell table:style-name="ce79" office:value-type="string">
            <text:p>Delete a message in conversation which includes more messag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16.006</text:p>
          </table:table-cell>
          <table:table-cell table:style-name="ce79" office:value-type="string">
            <text:p>Delete a message from a ta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16.007</text:p>
          </table:table-cell>
          <table:table-cell table:style-name="ce79" office:value-type="string">
            <text:p>Delete more message at the same time from a Ta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16.008</text:p>
          </table:table-cell>
          <table:table-cell table:style-name="ce79" office:value-type="string">
            <text:p>Delete a message in case have many Tags are added to this messag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16.009</text:p>
          </table:table-cell>
          <table:table-cell table:style-name="ce79" office:value-type="string">
            <text:p>Delete a Message from Trash fol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16.010</text:p>
          </table:table-cell>
          <table:table-cell table:style-name="ce79" office:value-type="string">
            <text:p>Delete Message from trash folder <text:s/>by empty trash wa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16.011</text:p>
          </table:table-cell>
          <table:table-cell table:style-name="ce79" office:value-type="string">
            <text:p>Delete a Message in trash folder but The message was added for a ta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MAIL_16.012</text:p>
          </table:table-cell>
          <table:table-cell table:style-name="ce79" office:value-type="string">
            <text:p>Cancel deleting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17.001</text:p>
          </table:table-cell>
          <table:table-cell office:value-type="string">
            <text:p>Open Add tag form from messag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7.002</text:p>
          </table:table-cell>
          <table:table-cell office:value-type="string">
            <text:p>Open Add tag form from More action Icon on action ba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7.003</text:p>
          </table:table-cell>
          <table:table-cell office:value-type="string">
            <text:p>Open Add tag form From Action on this message icon in View message pane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7.004</text:p>
          </table:table-cell>
          <table:table-cell table:style-name="ce85" office:value-type="string">
            <text:p>Add existed tag for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7.005</text:p>
          </table:table-cell>
          <table:table-cell table:style-name="ce85" office:value-type="string">
            <text:p>Add existed tag for many messages at same ti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7.006</text:p>
          </table:table-cell>
          <table:table-cell table:style-name="ce85" office:value-type="string">
            <text:p>Add new <text:s/>tag for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7.007</text:p>
          </table:table-cell>
          <table:table-cell table:style-name="ce85" office:value-type="string">
            <text:p>Add new <text:s/>tag for many messages at same ti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7.008</text:p>
          </table:table-cell>
          <table:table-cell table:style-name="ce85" office:value-type="string">
            <text:p>Cancel Adding new tag for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7.009</text:p>
          </table:table-cell>
          <table:table-cell table:style-name="ce100" office:value-type="string">
            <text:p>Assign message to tag by drag and drop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18.001</text:p>
          </table:table-cell>
          <table:table-cell table:style-name="ce85" office:value-type="string">
            <text:p>Remove existing tag in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19.001</text:p>
          </table:table-cell>
          <table:table-cell table:style-name="ce98" office:value-type="string">
            <text:p>Create Filter by right click on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9.002</text:p>
          </table:table-cell>
          <table:table-cell table:style-name="ce99" office:value-type="string">
            <text:p>Create Filter by left click at Action on message in preview pan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19.003</text:p>
          </table:table-cell>
          <table:table-cell table:style-name="ce99" office:value-type="string">
            <text:p>Cancel Creating filter from specific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20.001</text:p>
          </table:table-cell>
          <table:table-cell table:style-name="ce79" office:value-type="string">
            <text:p>Add sender to contact <text:s/>by Right <text:s/>Click on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20.002</text:p>
          </table:table-cell>
          <table:table-cell table:style-name="ce79" office:value-type="string">
            <text:p>Add sender to contact <text:s/>by Left Click on Actions on this message Icon in preview pan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20.003</text:p>
          </table:table-cell>
          <table:table-cell table:style-name="ce79" office:value-type="string">
            <text:p>Cancel Adding new contact of sen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MAIL_21.001</text:p>
          </table:table-cell>
          <table:table-cell office:value-type="string">
            <text:p>Sort message by sen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21.002</text:p>
          </table:table-cell>
          <table:table-cell office:value-type="string">
            <text:p>Sort message by Subjec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21.003</text:p>
          </table:table-cell>
          <table:table-cell office:value-type="string">
            <text:p>Sort message by date&amp;ti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21.004</text:p>
          </table:table-cell>
          <table:table-cell office:value-type="string">
            <text:p>Sort message by siz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MAIL_21.005</text:p>
          </table:table-cell>
          <table:table-cell office:value-type="string">
            <text:p>Sort message by priori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5">
          <table:table-cell table:style-name="ce60" office:value-type="string" table:number-columns-spanned="2" table:number-rows-spanned="1">
            <text:p>Other actions: Folder, Tag, Custom Layout, Add event, Add contact, Filter</text:p>
          </table:table-cell>
          <table:covered-table-cell table:style-name="ce70"/>
          <table:table-cell table:style-name="ce115"/>
          <table:table-cell table:style-name="ce67" table:number-columns-repeated="201"/>
          <table:table-cell table:number-columns-repeated="52"/>
        </table:table-row>
        <table:table-row table:style-name="ro13">
          <table:table-cell table:style-name="ce56" office:value-type="string">
            <text:p>FNC_CS_MA_FOLDER_01.001</text:p>
          </table:table-cell>
          <table:table-cell table:style-name="ce94" office:value-type="string">
            <text:p>Add new folder by clicking at Add new folder ic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1.002</text:p>
          </table:table-cell>
          <table:table-cell table:style-name="ce94" office:value-type="string">
            <text:p>Add new folder from a default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1.003</text:p>
          </table:table-cell>
          <table:table-cell table:style-name="ce94" office:value-type="string">
            <text:p>Add new folder in case no data entry for folder na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1.004</text:p>
          </table:table-cell>
          <table:table-cell table:style-name="ce94" office:value-type="string">
            <text:p>Add new sub folder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1.005</text:p>
          </table:table-cell>
          <table:table-cell table:style-name="ce94" office:value-type="string">
            <text:p>Add new sub folder when sub folder name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1.006</text:p>
          </table:table-cell>
          <table:table-cell table:style-name="ce98" office:value-type="string">
            <text:p>Add new folder in case no account is crea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1.007</text:p>
          </table:table-cell>
          <table:table-cell table:style-name="ce98" office:value-type="string">
            <text:p>Add new folder in case Folder name is same name with existing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1.008</text:p>
          </table:table-cell>
          <table:table-cell table:style-name="ce98" office:value-type="string">
            <text:p>Add sub folder in case name is same name with other sub folder in parent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1.009</text:p>
          </table:table-cell>
          <table:table-cell table:style-name="ce98" office:value-type="string">
            <text:p>Cancel Creating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FOLDER_02.001</text:p>
          </table:table-cell>
          <table:table-cell table:style-name="ce98" office:value-type="string">
            <text:p>Rename for existing folder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2.002</text:p>
          </table:table-cell>
          <table:table-cell table:style-name="ce94" office:value-type="string">
            <text:p>Rename folder in case no data entry for new na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2.003</text:p>
          </table:table-cell>
          <table:table-cell table:style-name="ce101" office:value-type="string">
            <text:p>Rename for Sub folder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2.004</text:p>
          </table:table-cell>
          <table:table-cell table:style-name="ce101" office:value-type="string">
            <text:p>Rename for Sub folder in case no data entry for new name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2.005</text:p>
          </table:table-cell>
          <table:table-cell table:style-name="ce94" office:value-type="string">
            <text:p>Rename folder when folder is open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2.006</text:p>
          </table:table-cell>
          <table:table-cell table:style-name="ce102" office:value-type="string">
            <text:p>Rename folder in case the folder is used in a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2.007</text:p>
          </table:table-cell>
          <table:table-cell table:style-name="ce102" office:value-type="string">
            <text:p>Rename folder when searching message of that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2.008</text:p>
          </table:table-cell>
          <table:table-cell table:style-name="ce98" office:value-type="string">
            <text:p>Cancel renaming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FOLDER_03.001</text:p>
          </table:table-cell>
          <table:table-cell table:style-name="ce98" office:value-type="string">
            <text:p>Remove folder in case no mail is stored i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3.002</text:p>
          </table:table-cell>
          <table:table-cell table:style-name="ce98" office:value-type="string">
            <text:p>Remove folder in case The folder has some messag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3.003</text:p>
          </table:table-cell>
          <table:table-cell table:style-name="ce98" office:value-type="string">
            <text:p>Remove a folder which has sub folder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3.004</text:p>
          </table:table-cell>
          <table:table-cell table:style-name="ce98" office:value-type="string">
            <text:p>Remove a sub folder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3.005</text:p>
          </table:table-cell>
          <table:table-cell table:style-name="ce102" office:value-type="string">
            <text:p>Remove folder when searching message of that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3.006</text:p>
          </table:table-cell>
          <table:table-cell table:style-name="ce102" office:value-type="string">
            <text:p>Remove a folder which applied for a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OLDER_03.007</text:p>
          </table:table-cell>
          <table:table-cell table:style-name="ce98" office:value-type="string">
            <text:p>Cancel Removing fol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TAG_01.001</text:p>
          </table:table-cell>
          <table:table-cell office:value-type="string">
            <text:p>Creating a new tag when input data is vali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TAG_01.002</text:p>
          </table:table-cell>
          <table:table-cell office:value-type="string">
            <text:p>Create a new tag in case account is not created ye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TAG_01.003</text:p>
          </table:table-cell>
          <table:table-cell office:value-type="string">
            <text:p>Create a new tag in case no data entry for new name fiel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TAG_01.004</text:p>
          </table:table-cell>
          <table:table-cell office:value-type="string">
            <text:p>Create a new tag in case name of tag is the same name with existing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TAG_01.005</text:p>
          </table:table-cell>
          <table:table-cell table:style-name="ce85" office:value-type="string">
            <text:p>Create a new tag in case name of tag includes special characte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TAG_01.006</text:p>
          </table:table-cell>
          <table:table-cell office:value-type="string">
            <text:p>Cancel Creating a new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TAG_02.001</text:p>
          </table:table-cell>
          <table:table-cell table:style-name="ce94" office:value-type="string">
            <text:p>Edit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TAG_02.002</text:p>
          </table:table-cell>
          <table:table-cell table:style-name="ce94" office:value-type="string">
            <text:p>Cancel Editing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TAG_03.001</text:p>
          </table:table-cell>
          <table:table-cell table:style-name="ce102" office:value-type="string">
            <text:p>View message from a specific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TAG_03.002</text:p>
          </table:table-cell>
          <table:table-cell table:style-name="ce102" office:value-type="string">
            <text:p>View a blank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TAG_04.001</text:p>
          </table:table-cell>
          <table:table-cell office:value-type="string">
            <text:p>Empty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TAG_04.002</text:p>
          </table:table-cell>
          <table:table-cell office:value-type="string">
            <text:p>Empty blank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TAG_05.001</text:p>
          </table:table-cell>
          <table:table-cell table:style-name="ce102" office:value-type="string">
            <text:p>Delete ta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TAG_05.002</text:p>
          </table:table-cell>
          <table:table-cell office:value-type="string">
            <text:p>Delete tag when tag is being view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LAYOUT.001</text:p>
          </table:table-cell>
          <table:table-cell table:style-name="ce94" office:value-type="string">
            <text:p>Hide Navigator Pane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13">
          <table:table-cell office:value-type="string">
            <text:p>FNC_CS_MA_LAYOUT.002</text:p>
          </table:table-cell>
          <table:table-cell table:style-name="ce94" office:value-type="string">
            <text:p>Show Navigator Pane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13">
          <table:table-cell office:value-type="string">
            <text:p>FNC_CS_MA_LAYOUT.003</text:p>
          </table:table-cell>
          <table:table-cell table:style-name="ce94" office:value-type="string">
            <text:p>Hide Message Pane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13">
          <table:table-cell office:value-type="string">
            <text:p>FNC_CS_MA_LAYOUT.004</text:p>
          </table:table-cell>
          <table:table-cell table:style-name="ce94" office:value-type="string">
            <text:p>Show Message Pane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13">
          <table:table-cell office:value-type="string">
            <text:p>FNC_CS_MA_LAYOUT.005</text:p>
          </table:table-cell>
          <table:table-cell table:style-name="ce94" office:value-type="string">
            <text:p>Hide View Pane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13">
          <table:table-cell office:value-type="string">
            <text:p>FNC_CS_MA_LAYOUT.006</text:p>
          </table:table-cell>
          <table:table-cell table:style-name="ce94" office:value-type="string">
            <text:p>Show View Pane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13">
          <table:table-cell office:value-type="string">
            <text:p>FNC_CS_MA_LAYOUT.007</text:p>
          </table:table-cell>
          <table:table-cell table:style-name="ce103" office:value-type="string">
            <text:p>Show Customer Layout <text:s/>like default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52"/>
        </table:table-row>
        <table:table-row table:style-name="ro13">
          <table:table-cell table:style-name="ce56" office:value-type="string">
            <text:p>FNC_CS_MA_EVENT.001</text:p>
          </table:table-cell>
          <table:table-cell table:style-name="ce96" office:value-type="string">
            <text:p>Add Event Detail in case no data entry for required field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02</text:p>
          </table:table-cell>
          <table:table-cell table:style-name="ce97" office:value-type="string">
            <text:p>Add event with valid data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03</text:p>
          </table:table-cell>
          <table:table-cell table:style-name="ce96" office:value-type="string">
            <text:p>Add new event in case From date is greater than To dat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04</text:p>
          </table:table-cell>
          <table:table-cell table:style-name="ce96" office:value-type="string">
            <text:p>Add event in case input some special characters to event summary fiel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05</text:p>
          </table:table-cell>
          <table:table-cell table:style-name="ce96" office:value-type="string">
            <text:p>Add Event in case tick at Reminder by email option but don't select any email address to sen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06</text:p>
          </table:table-cell>
          <table:table-cell table:style-name="ce96" office:value-type="string">
            <text:p>Check add email address into send reminder to field from select email pop up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07</text:p>
          </table:table-cell>
          <table:table-cell table:style-name="ce96" office:value-type="string">
            <text:p>Check Replace email address available into send reminder to from select email pop up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08</text:p>
          </table:table-cell>
          <table:table-cell table:style-name="ce96" office:value-type="string">
            <text:p>Cancel Selecting email addres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09</text:p>
          </table:table-cell>
          <table:table-cell table:style-name="ce96" office:value-type="string">
            <text:p>Add Event category from Add event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10</text:p>
          </table:table-cell>
          <table:table-cell table:style-name="ce96" office:value-type="string">
            <text:p>Add Event category from Add event form in case Name field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11</text:p>
          </table:table-cell>
          <table:table-cell table:style-name="ce96" office:value-type="string">
            <text:p>Cancel Add new event categor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12</text:p>
          </table:table-cell>
          <table:table-cell table:style-name="ce96" office:value-type="string">
            <text:p>Reset value which inputted in Event category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13</text:p>
          </table:table-cell>
          <table:table-cell table:style-name="ce96" office:value-type="string">
            <text:p>Check upload attachment for event from web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EVENT.014</text:p>
          </table:table-cell>
          <table:table-cell table:style-name="ce96" office:value-type="string">
            <text:p>Add Event from invitation mail of participants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ADDBOOK_01.001</text:p>
          </table:table-cell>
          <table:table-cell table:style-name="ce97" office:value-type="string">
            <text:p>Add new address boo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ADDBOOK_01.002</text:p>
          </table:table-cell>
          <table:table-cell table:style-name="ce97" office:value-type="string">
            <text:p>Add new address book <text:s/>in case Name of address book is same name with existing address boo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ADDBOOK_01.003</text:p>
          </table:table-cell>
          <table:table-cell table:style-name="ce97" office:value-type="string">
            <text:p>Add new address book from Add new contact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ADDBOOK_02.001</text:p>
          </table:table-cell>
          <table:table-cell table:style-name="ce97" office:value-type="string">
            <text:p>Add new contac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ADDBOOK_02.002</text:p>
          </table:table-cell>
          <table:table-cell table:style-name="ce104" office:value-type="string">
            <text:p>Upload image for contac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6">
          <table:table-cell table:style-name="ce56" office:value-type="string">
            <text:p>FNC_CS_MA_ADDBOOK_03.001</text:p>
          </table:table-cell>
          <table:table-cell table:style-name="ce97" office:value-type="string">
            <text:p>Edit contac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61" office:value-type="string">
            <text:p>FNC_CS_MA_ADDBOOK_04.001</text:p>
          </table:table-cell>
          <table:table-cell table:style-name="ce97" office:value-type="string">
            <text:p>Delete Contac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61" office:value-type="string">
            <text:p>FNC_CS_MA_ADDBOOK_04.002</text:p>
          </table:table-cell>
          <table:table-cell table:style-name="ce105" office:value-type="string">
            <text:p>Delete multi contacts at the same ti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61" office:value-type="string">
            <text:p>FNC_CS_MA_ADDBOOK_04.003</text:p>
          </table:table-cell>
          <table:table-cell table:style-name="ce105" office:value-type="string">
            <text:p>Delete all contacts of address boo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ADDBOOK_05.001</text:p>
          </table:table-cell>
          <table:table-cell table:style-name="ce105" office:value-type="string">
            <text:p>Send mail to contac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61" office:value-type="string">
            <text:p>FNC_CS_MA_ADDBOOK_05.002</text:p>
          </table:table-cell>
          <table:table-cell table:style-name="ce105" office:value-type="string">
            <text:p>Send mail to some contacts at the same ti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61" office:value-type="string">
            <text:p>FNC_CS_MA_ADDBOOK_05.003</text:p>
          </table:table-cell>
          <table:table-cell table:style-name="ce105" office:value-type="string">
            <text:p>Send mail to all contacts in address book</text:p>
          </table:table-cell>
          <table:table-cell office:value-type="string">
            <text:p>Low</text:p>
          </table:table-cell>
          <table:table-cell table:style-name="ce117" table:number-columns-repeated="202"/>
          <table:table-cell table:style-name="ce119" table:number-columns-repeated="50"/>
          <table:table-cell table:style-name="ce121"/>
        </table:table-row>
        <table:table-row table:style-name="ro13">
          <table:table-cell table:style-name="ce56" office:value-type="string">
            <text:p>FNC_CS_MA_FILTER_01.001</text:p>
          </table:table-cell>
          <table:table-cell table:style-name="ce94" office:value-type="string">
            <text:p>Add Filter in case no data entry for Filter Nam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02</text:p>
          </table:table-cell>
          <table:table-cell table:style-name="ce98" office:value-type="string">
            <text:p>Add Filter in case no data entry for filter condition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03</text:p>
          </table:table-cell>
          <table:table-cell table:style-name="ce98" office:value-type="string">
            <text:p>Add Filter in case Select Contain option of From fiel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04</text:p>
          </table:table-cell>
          <table:table-cell table:style-name="ce98" office:value-type="string">
            <text:p>Add Filter in case Select don't Contain option of From fiel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05</text:p>
          </table:table-cell>
          <table:table-cell table:style-name="ce98" office:value-type="string">
            <text:p>Add Filter in case Select Contain option of To fiel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06</text:p>
          </table:table-cell>
          <table:table-cell table:style-name="ce98" office:value-type="string">
            <text:p>Add Filter in case Select don't Contain option of To fiel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07</text:p>
          </table:table-cell>
          <table:table-cell table:style-name="ce98" office:value-type="string">
            <text:p>Add Filter in case Select Contain option of Subject fiel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08</text:p>
          </table:table-cell>
          <table:table-cell table:style-name="ce98" office:value-type="string">
            <text:p>Add Filter in case Select don't Contain option of Subject fiel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09</text:p>
          </table:table-cell>
          <table:table-cell table:style-name="ce98" office:value-type="string">
            <text:p>Add Filter in case Select Contain option of body fiel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10</text:p>
          </table:table-cell>
          <table:table-cell table:style-name="ce98" office:value-type="string">
            <text:p>Add Filter in case Select don't Contain option of body fiel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11</text:p>
          </table:table-cell>
          <table:table-cell table:style-name="ce98" office:value-type="string">
            <text:p>Add Filter when combine more filter condition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12</text:p>
          </table:table-cell>
          <table:table-cell table:style-name="ce98" office:value-type="string">
            <text:p>Add filter in case use <text:s/>apply tag func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13</text:p>
          </table:table-cell>
          <table:table-cell table:style-name="ce98" office:value-type="string">
            <text:p>Add Filter in case use Apply for all message func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14</text:p>
          </table:table-cell>
          <table:table-cell table:style-name="ce106" office:value-type="string">
            <text:p>Add Filter in case no account is crea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15</text:p>
          </table:table-cell>
          <table:table-cell table:style-name="ce95" office:value-type="string">
            <text:p>Cancel Add new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1.016</text:p>
          </table:table-cell>
          <table:table-cell table:style-name="ce98" office:value-type="string">
            <text:p>View filter in case have available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FILTER_02.001</text:p>
          </table:table-cell>
          <table:table-cell table:style-name="ce98" office:value-type="string">
            <text:p>Edit filter in case change name of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2.002</text:p>
          </table:table-cell>
          <table:table-cell table:style-name="ce98" office:value-type="string">
            <text:p>Edit Filter in case leave data of Filter name fiel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2.003</text:p>
          </table:table-cell>
          <table:table-cell table:style-name="ce98" office:value-type="string">
            <text:p>Edit filter in case leave all filter conditions of the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2.004</text:p>
          </table:table-cell>
          <table:table-cell table:style-name="ce98" office:value-type="string">
            <text:p>Edit Filter in case change folder which use to <text:s/>store 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2.005</text:p>
          </table:table-cell>
          <table:table-cell table:style-name="ce98" office:value-type="string">
            <text:p>Edit Filter in case change Tag <text:s/>which use to <text:s/>add for messag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2.006</text:p>
          </table:table-cell>
          <table:table-cell table:style-name="ce98" office:value-type="string">
            <text:p>Edit Filter in case change Filter condi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2.007</text:p>
          </table:table-cell>
          <table:table-cell table:style-name="ce98" office:value-type="string">
            <text:p>Edit Filter in case no filters are available for edit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2.008</text:p>
          </table:table-cell>
          <table:table-cell table:style-name="ce98" office:value-type="string">
            <text:p>Cancel Editing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62" office:value-type="string">
            <text:p>FNC_CS_MA_FILTER_03.001</text:p>
          </table:table-cell>
          <table:table-cell table:style-name="ce98" office:value-type="string">
            <text:p>Delete Filter in case there is no filter exist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3.002</text:p>
          </table:table-cell>
          <table:table-cell table:style-name="ce98" office:value-type="string">
            <text:p>Delete Filter in case specific Filter is selected for delet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FILTER_03.003</text:p>
          </table:table-cell>
          <table:table-cell table:style-name="ce94" office:value-type="string">
            <text:p>Cancel Deleting filt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ADDBOOK_06.001</text:p>
          </table:table-cell>
          <table:table-cell table:style-name="ce107" office:value-type="string">
            <text:p>Compose a new message for a email address of a contac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ADDBOOK_06.002</text:p>
          </table:table-cell>
          <table:table-cell table:style-name="ce107" office:value-type="string">
            <text:p>Compose new message by choose a contact directly in case the contact has many email addresses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ADDBOOK_06.003</text:p>
          </table:table-cell>
          <table:table-cell table:style-name="ce107" office:value-type="string">
            <text:p>Compose new message by choose many contact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office:value-type="string">
            <text:p>FNC_CS_MA_ADDBOOK_06.004</text:p>
          </table:table-cell>
          <table:table-cell table:style-name="ce107" office:value-type="string">
            <text:p>Compose new message while No account 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3">
          <table:table-cell table:style-name="ce63" office:value-type="string">
            <text:p>FNC_CS_MA_RTL.001</text:p>
          </table:table-cell>
          <table:table-cell table:style-name="ce107" office:value-type="string">
            <text:p>Work in mail porlet under Arabic language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63" office:value-type="string">
            <text:p>FNC_CS_MA_SYNC_01.001</text:p>
          </table:table-cell>
          <table:table-cell table:style-name="ce107" office:value-type="string">
            <text:p>Synchronize folder if a folder on <text:s/>exo mail <text:s/>is create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64" office:value-type="string">
            <text:p>FNC_CS_MA_SYNC_01.002</text:p>
          </table:table-cell>
          <table:table-cell table:style-name="ce107" office:value-type="string">
            <text:p>Synchronize folder if a folder on <text:s/>exo mail <text:s/>is Deleted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64" office:value-type="string">
            <text:p>FNC_CS_MA_SYNC_01.003</text:p>
          </table:table-cell>
          <table:table-cell table:style-name="ce107" office:value-type="string">
            <text:p>Synchronize folder if a folder on <text:s/>exo mail <text:s/>is edited <text:s/>nam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64" office:value-type="string">
            <text:p>FNC_CS_MA_SYNC_01.004</text:p>
          </table:table-cell>
          <table:table-cell table:style-name="ce107" office:value-type="string">
            <text:p>Synchronize folder if a folder on <text:s/>Gmail <text:s/>is create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64" office:value-type="string">
            <text:p>FNC_CS_MA_SYNC_01.005</text:p>
          </table:table-cell>
          <table:table-cell table:style-name="ce107" office:value-type="string">
            <text:p>Synchronize folder if a folder on <text:s/>Gmail <text:s/>is Deleted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64" office:value-type="string">
            <text:p>FNC_CS_MA_SYNC_01.006</text:p>
          </table:table-cell>
          <table:table-cell table:style-name="ce107" office:value-type="string">
            <text:p>Synchronize folder if a folder on Gmail <text:s/>is edited <text:s/>nam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63" office:value-type="string">
            <text:p>FNC_CS_MA_SYNC_02.001</text:p>
          </table:table-cell>
          <table:table-cell table:style-name="ce107" office:value-type="string">
            <text:p>Synchronize properties of Message when add star for message on exo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64" office:value-type="string">
            <text:p>FNC_CS_MA_SYNC_02.002</text:p>
          </table:table-cell>
          <table:table-cell table:style-name="ce107" office:value-type="string">
            <text:p>Synchronize properties of Message when Unstar for message on exo 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64" office:value-type="string">
            <text:p>FNC_CS_MA_SYNC_02.003</text:p>
          </table:table-cell>
          <table:table-cell table:style-name="ce107" office:value-type="string">
            <text:p>Synchronize properties of Message when Mark message as Unread on exo mail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64" office:value-type="string">
            <text:p>FNC_CS_MA_SYNC_02.004</text:p>
          </table:table-cell>
          <table:table-cell table:style-name="ce107" office:value-type="string">
            <text:p>Synchronize properties of Message when Mark message as read on exo mail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64" office:value-type="string">
            <text:p>FNC_CS_MA_SYNC_02.005</text:p>
          </table:table-cell>
          <table:table-cell table:style-name="ce107" office:value-type="string">
            <text:p>Synchronize properties of Message when add star for message on G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64" office:value-type="string">
            <text:p>FNC_CS_MA_SYNC_02.006</text:p>
          </table:table-cell>
          <table:table-cell table:style-name="ce107" office:value-type="string">
            <text:p>Synchronize properties of Message when Unstar for message on G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64" office:value-type="string">
            <text:p>FNC_CS_MA_SYNC_02.007</text:p>
          </table:table-cell>
          <table:table-cell table:style-name="ce107" office:value-type="string">
            <text:p>Synchronize properties of Message when Mark message as Unread on G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64" office:value-type="string">
            <text:p>FNC_CS_MA_SYNC_02.008</text:p>
          </table:table-cell>
          <table:table-cell table:style-name="ce107" office:value-type="string">
            <text:p>Synchronize properties of Message when Mark message as read on G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64" office:value-type="string">
            <text:p>FNC_CS_MA_SYNC_02.009</text:p>
          </table:table-cell>
          <table:table-cell table:style-name="ce107" office:value-type="string">
            <text:p>Synchronize message when delete message on exo mail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64" office:value-type="string">
            <text:p>FNC_CS_MA_SYNC_02.010</text:p>
          </table:table-cell>
          <table:table-cell table:style-name="ce107" office:value-type="string">
            <text:p>Synchronize message when delete message on G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65" office:value-type="string">
            <text:p>FNC_CS_RSS_01</text:p>
          </table:table-cell>
          <table:table-cell table:style-name="ce101" office:value-type="string">
            <text:p>Check RSS application</text:p>
          </table:table-cell>
          <table:table-cell table:number-columns-repeated="254"/>
        </table:table-row>
        <table:table-row table:style-name="ro13">
          <table:table-cell table:style-name="ce66" office:value-type="string" table:number-columns-spanned="2" table:number-rows-spanned="1">
            <text:p>Setting</text:p>
          </table:table-cell>
          <table:covered-table-cell table:style-name="ce70"/>
          <table:table-cell table:style-name="ce115"/>
          <table:table-cell table:style-name="ce67" table:number-columns-repeated="201"/>
          <table:table-cell table:number-columns-repeated="52"/>
        </table:table-row>
        <table:table-row table:style-name="ro13">
          <table:table-cell table:style-name="ce56" office:value-type="string">
            <text:p>FNC_CS_MA_SETTINGS.001</text:p>
          </table:table-cell>
          <table:table-cell office:value-type="string">
            <text:p>Set default accou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02</text:p>
          </table:table-cell>
          <table:table-cell office:value-type="string">
            <text:p>Set number of conversation to display per pag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03</text:p>
          </table:table-cell>
          <table:table-cell office:value-type="string">
            <text:p>Set auto check m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04</text:p>
          </table:table-cell>
          <table:table-cell office:value-type="string">
            <text:p>Set compose message is Rich tex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05</text:p>
          </table:table-cell>
          <table:table-cell office:value-type="string">
            <text:p>Set compose message is Plain tex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06</text:p>
          </table:table-cell>
          <table:table-cell office:value-type="string">
            <text:p>Set reply message is original message text quot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07</text:p>
          </table:table-cell>
          <table:table-cell office:value-type="string">
            <text:p>Set reply message is original message as an attach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08</text:p>
          </table:table-cell>
          <table:table-cell office:value-type="string">
            <text:p>Set Forward message is original message text quot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09</text:p>
          </table:table-cell>
          <table:table-cell office:value-type="string">
            <text:p>Set Forward message is original message as an attach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10</text:p>
          </table:table-cell>
          <table:table-cell office:value-type="string">
            <text:p>Setup default mail don't tick at Save sent messages in Sent Folder o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11</text:p>
          </table:table-cell>
          <table:table-cell office:value-type="string">
            <text:p>Setup default mail with Save sent messages in Sent Folder o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12</text:p>
          </table:table-cell>
          <table:table-cell office:value-type="string">
            <text:p>Cancel Setting m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13</text:p>
          </table:table-cell>
          <table:table-cell office:value-type="string">
            <text:p>Setting mail in case no account is creat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14</text:p>
          </table:table-cell>
          <table:table-cell table:style-name="ce108" office:value-type="string">
            <text:p>Set custom layout as vertica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15</text:p>
          </table:table-cell>
          <table:table-cell table:style-name="ce109" office:value-type="string">
            <text:p>Set custom layout as Horizontal</text:p>
          </table:table-cell>
          <table:table-cell table:number-columns-repeated="254"/>
        </table:table-row>
        <table:table-row table:style-name="ro13">
          <table:table-cell office:value-type="string">
            <text:p>FNC_CS_MA_SETTINGS.016</text:p>
          </table:table-cell>
          <table:table-cell table:style-name="ce109" office:value-type="string">
            <text:p>Set custom layout as Flip</text:p>
          </table:table-cell>
          <table:table-cell table:number-columns-repeated="254"/>
        </table:table-row>
        <table:table-row table:style-name="ro13">
          <table:table-cell office:value-type="string">
            <text:p>FNC_CS_MA_SETTINGS.017</text:p>
          </table:table-cell>
          <table:table-cell table:style-name="ce108" office:value-type="string">
            <text:p>Set Return Receipt in case choose Ask me when someone requests a return receipt o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18</text:p>
          </table:table-cell>
          <table:table-cell table:style-name="ce108" office:value-type="string">
            <text:p>Set Return Receipt in case choose Never send a return receipt o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TTINGS.019</text:p>
          </table:table-cell>
          <table:table-cell table:style-name="ce108" office:value-type="string">
            <text:p>Set Return Receipt in case choose Always <text:s/>send a return receipt o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66" office:value-type="string" table:number-columns-spanned="2" table:number-rows-spanned="1">
            <text:p>Search: Quick Search and Advanced Search</text:p>
          </table:table-cell>
          <table:covered-table-cell table:style-name="ce70"/>
          <table:table-cell table:style-name="ce115"/>
          <table:table-cell table:style-name="ce67" table:number-columns-repeated="201"/>
          <table:table-cell table:number-columns-repeated="52"/>
        </table:table-row>
        <table:table-row table:style-name="ro13">
          <table:table-cell table:style-name="ce56" office:value-type="string">
            <text:p>FNC_CS_MA_SEARCH_01.001</text:p>
          </table:table-cell>
          <table:table-cell office:value-type="string">
            <text:p>Do quick search when searching keyword matches existing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SEARCH_01.002</text:p>
          </table:table-cell>
          <table:table-cell office:value-type="string">
            <text:p>Do quick search when existing message does not match searching keywor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SEARCH_01.003</text:p>
          </table:table-cell>
          <table:table-cell office:value-type="string">
            <text:p>Do quick search with no search keywor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SEARCH_01.004</text:p>
          </table:table-cell>
          <table:table-cell office:value-type="string">
            <text:p>Do quick search with no created accou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office:value-type="string">
            <text:p>FNC_CS_MA_SEARCH_01.005</text:p>
          </table:table-cell>
          <table:table-cell office:value-type="string">
            <text:p>Do quick search with invalid character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3">
          <table:table-cell table:style-name="ce56" office:value-type="string">
            <text:p>FNC_CS_MA_SEARCH_02.001</text:p>
          </table:table-cell>
          <table:table-cell office:value-type="string">
            <text:p>Do advanced search with blank search condi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02</text:p>
          </table:table-cell>
          <table:table-cell office:value-type="string">
            <text:p>Do advanced search in case contains Option in From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03</text:p>
          </table:table-cell>
          <table:table-cell office:value-type="string">
            <text:p>Do advanced search in case does not contain Option in From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04</text:p>
          </table:table-cell>
          <table:table-cell office:value-type="string">
            <text:p>Do advanced search in case Is <text:s/>Option in From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05</text:p>
          </table:table-cell>
          <table:table-cell office:value-type="string">
            <text:p>Do advanced search in case Is not <text:s/>Option in From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06</text:p>
          </table:table-cell>
          <table:table-cell office:value-type="string">
            <text:p>Do advanced search in case starts with <text:s/>Option in From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07</text:p>
          </table:table-cell>
          <table:table-cell office:value-type="string">
            <text:p>Do advanced search in case ends with <text:s/>Option in From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08</text:p>
          </table:table-cell>
          <table:table-cell office:value-type="string">
            <text:p>Do advanced search in case contains Option in To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09</text:p>
          </table:table-cell>
          <table:table-cell office:value-type="string">
            <text:p>Do advanced search in case does not contain Option in To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10</text:p>
          </table:table-cell>
          <table:table-cell office:value-type="string">
            <text:p>Do advanced search in case Is <text:s/>Option in To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11</text:p>
          </table:table-cell>
          <table:table-cell office:value-type="string">
            <text:p>Do advanced search in case Is not <text:s/>Option in To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12</text:p>
          </table:table-cell>
          <table:table-cell office:value-type="string">
            <text:p>Do advanced search in case starts with <text:s/>Option in To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13</text:p>
          </table:table-cell>
          <table:table-cell office:value-type="string">
            <text:p>Do advanced search in case ends with <text:s/>Option in To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14</text:p>
          </table:table-cell>
          <table:table-cell office:value-type="string">
            <text:p>Do advanced search in case contains Option in Subject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15</text:p>
          </table:table-cell>
          <table:table-cell office:value-type="string">
            <text:p>Do advanced search in case does not contain Option in Subject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16</text:p>
          </table:table-cell>
          <table:table-cell office:value-type="string">
            <text:p>Do advanced search in case Is <text:s/>Option in Subject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17</text:p>
          </table:table-cell>
          <table:table-cell office:value-type="string">
            <text:p>Do advanced search in case Is not <text:s/>Option in Subject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18</text:p>
          </table:table-cell>
          <table:table-cell office:value-type="string">
            <text:p>Do advanced search in case starts with <text:s/>Option in Subject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19</text:p>
          </table:table-cell>
          <table:table-cell office:value-type="string">
            <text:p>Do advanced search in case ends with <text:s/>Option in Subject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20</text:p>
          </table:table-cell>
          <table:table-cell office:value-type="string">
            <text:p>Do advanced search in case contains Option in Message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21</text:p>
          </table:table-cell>
          <table:table-cell office:value-type="string">
            <text:p>Do advanced search in case does not contain Option in Message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22</text:p>
          </table:table-cell>
          <table:table-cell office:value-type="string">
            <text:p>Do advanced search in case Is <text:s/>Option in Message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23</text:p>
          </table:table-cell>
          <table:table-cell office:value-type="string">
            <text:p>Do advanced search in case Is not <text:s/>Option in Message field <text:s/>is select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24</text:p>
          </table:table-cell>
          <table:table-cell office:value-type="string">
            <text:p>Do advanced search by Received aft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25</text:p>
          </table:table-cell>
          <table:table-cell office:value-type="string">
            <text:p>Do advanced search by Received befor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26</text:p>
          </table:table-cell>
          <table:table-cell office:value-type="string">
            <text:p>Search starred message by advanced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27</text:p>
          </table:table-cell>
          <table:table-cell office:value-type="string">
            <text:p>Use advanced search to search message by priorit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28</text:p>
          </table:table-cell>
          <table:table-cell office:value-type="string">
            <text:p>Search message that contains attachment by advanced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29</text:p>
          </table:table-cell>
          <table:table-cell office:value-type="string">
            <text:p>Do advanced search by combine <text:s/>condition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office:value-type="string">
            <text:p>FNC_CS_MA_SEARCH_02.030</text:p>
          </table:table-cell>
          <table:table-cell office:value-type="string">
            <text:p>Advance Search in case no account is creat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3">
          <table:table-cell table:style-name="ce67"/>
          <table:table-cell table:style-name="ce107"/>
          <table:table-cell table:number-columns-repeated="254"/>
        </table:table-row>
        <table:table-row table:style-name="ro13" table:number-rows-repeated="24">
          <table:table-cell table:style-name="ce67"/>
          <table:table-cell table:style-name="ce68" table:number-columns-repeated="2"/>
          <table:table-cell table:number-columns-repeated="253"/>
        </table:table-row>
        <table:table-row table:style-name="ro13" table:number-rows-repeated="10">
          <table:table-cell table:style-name="ce68" table:number-columns-repeated="3"/>
          <table:table-cell table:number-columns-repeated="253"/>
        </table:table-row>
        <table:table-row table:style-name="ro13">
          <table:table-cell table:style-name="ce68" table:number-columns-repeated="3"/>
          <table:table-cell table:number-columns-repeated="253"/>
        </table:table-row>
      </table:table>
      <table:table table:name="Account" table:style-name="ta2" table:print="false">
        <table:table-column table:style-name="co11" table:default-cell-style-name="ce126"/>
        <table:table-column table:style-name="co12" table:default-cell-style-name="ce134"/>
        <table:table-column table:style-name="co13" table:default-cell-style-name="ce141"/>
        <table:table-column table:style-name="co14" table:default-cell-style-name="ce143"/>
        <table:table-column table:style-name="co15" table:default-cell-style-name="ce147"/>
        <table:table-column table:style-name="co16" table:default-cell-style-name="ce143"/>
        <table:table-column table:style-name="co17" table:default-cell-style-name="ce143"/>
        <table:table-column table:style-name="co18" table:default-cell-style-name="ce143"/>
        <table:table-column table:style-name="co19" table:default-cell-style-name="ce157"/>
        <table:table-column table:style-name="co20" table:default-cell-style-name="ce164"/>
        <table:table-column table:style-name="co20" table:number-columns-repeated="238" table:default-cell-style-name="ce136"/>
        <table:table-column table:style-name="co20" table:number-columns-repeated="8" table:default-cell-style-name="ce122"/>
        <table:table-row table:style-name="ro17">
          <table:table-cell table:style-name="ce122"/>
          <table:table-cell table:style-name="ce127" office:value-type="string">
            <text:p>TEST CASES</text:p>
          </table:table-cell>
          <table:table-cell table:style-name="ce127"/>
          <table:table-cell table:style-name="ce142" table:number-columns-repeated="2"/>
          <table:table-cell table:style-name="ce122"/>
          <table:table-cell table:style-name="ce142" table:number-columns-repeated="2"/>
          <table:table-cell table:style-name="ce155"/>
          <table:table-cell table:style-name="ce161"/>
          <table:table-cell table:style-name="ce165" office:value-type="string">
            <text:p>Passed</text:p>
          </table:table-cell>
          <table:table-cell table:style-name="ce165" table:formula="of:=COUNTIF([.L$7:.L$1008];[.$K1])" office:value-type="float" office:value="0">
            <text:p>0</text:p>
          </table:table-cell>
          <table:table-cell table:style-name="ce165" table:formula="of:=COUNTIF([.M$7:.M$1008];[.$K1])" office:value-type="float" office:value="0">
            <text:p>0</text:p>
          </table:table-cell>
          <table:table-cell table:style-name="ce165" table:formula="of:=COUNTIF([.N$7:.N$1008];[.$K1])" office:value-type="float" office:value="0">
            <text:p>0</text:p>
          </table:table-cell>
          <table:table-cell table:style-name="ce165" table:formula="of:=COUNTIF([.O$7:.O$1008];[.$K1])" office:value-type="float" office:value="0">
            <text:p>0</text:p>
          </table:table-cell>
          <table:table-cell table:style-name="ce161" table:number-columns-repeated="215"/>
          <table:table-cell table:number-columns-repeated="26"/>
        </table:table-row>
        <table:table-row table:style-name="ro17">
          <table:table-cell table:style-name="ce122"/>
          <table:table-cell table:style-name="ce128" table:number-columns-repeated="2"/>
          <table:table-cell table:style-name="ce142" table:number-columns-repeated="2"/>
          <table:table-cell table:style-name="ce122"/>
          <table:table-cell table:style-name="ce142" table:number-columns-repeated="2"/>
          <table:table-cell table:style-name="ce155"/>
          <table:table-cell table:style-name="ce162"/>
          <table:table-cell table:style-name="ce165" office:value-type="string">
            <text:p>Failed</text:p>
          </table:table-cell>
          <table:table-cell table:style-name="ce165" table:formula="of:=COUNTIF([.L$7:.L$1008];[.$K2])" office:value-type="float" office:value="0">
            <text:p>0</text:p>
          </table:table-cell>
          <table:table-cell table:style-name="ce165" table:formula="of:=COUNTIF([.M$7:.M$1008];[.$K2])" office:value-type="float" office:value="0">
            <text:p>0</text:p>
          </table:table-cell>
          <table:table-cell table:style-name="ce165" table:formula="of:=COUNTIF([.N$7:.N$1008];[.$K2])" office:value-type="float" office:value="0">
            <text:p>0</text:p>
          </table:table-cell>
          <table:table-cell table:style-name="ce165" table:formula="of:=COUNTIF([.O$7:.O$1008];[.$K2])" office:value-type="float" office:value="0">
            <text:p>0</text:p>
          </table:table-cell>
          <table:table-cell table:style-name="ce161" table:number-columns-repeated="215"/>
          <table:table-cell table:number-columns-repeated="26"/>
        </table:table-row>
        <table:table-row table:style-name="ro18">
          <table:table-cell table:style-name="ce122"/>
          <table:table-cell table:style-name="ce129" office:value-type="string">
            <text:p>Functions List:</text:p>
          </table:table-cell>
          <table:table-cell table:style-name="ce137" office:value-type="string" table:number-columns-spanned="3" table:number-rows-spanned="1">
            <text:p>Account: Add, Edit, Delete</text:p>
          </table:table-cell>
          <table:covered-table-cell table:style-name="ce137"/>
          <table:covered-table-cell table:style-name="ce137"/>
          <table:table-cell table:style-name="ce122"/>
          <table:table-cell table:style-name="ce153"/>
          <table:table-cell table:style-name="ce155" table:number-columns-repeated="2"/>
          <table:table-cell table:style-name="ce162"/>
          <table:table-cell table:style-name="ce165" office:value-type="string">
            <text:p>Blocked</text:p>
          </table:table-cell>
          <table:table-cell table:style-name="ce165" table:formula="of:=COUNTIF([.L$7:.L$1008];[.$K3])" office:value-type="float" office:value="0">
            <text:p>0</text:p>
          </table:table-cell>
          <table:table-cell table:style-name="ce165" table:formula="of:=COUNTIF([.M$7:.M$1008];[.$K3])" office:value-type="float" office:value="0">
            <text:p>0</text:p>
          </table:table-cell>
          <table:table-cell table:style-name="ce165" table:formula="of:=COUNTIF([.N$7:.N$1008];[.$K3])" office:value-type="float" office:value="0">
            <text:p>0</text:p>
          </table:table-cell>
          <table:table-cell table:style-name="ce165" table:formula="of:=COUNTIF([.O$7:.O$1008];[.$K3])" office:value-type="float" office:value="0">
            <text:p>0</text:p>
          </table:table-cell>
          <table:table-cell table:style-name="ce161" table:number-columns-repeated="215"/>
          <table:table-cell table:number-columns-repeated="26"/>
        </table:table-row>
        <table:table-row table:style-name="ro19">
          <table:table-cell table:style-name="ce122"/>
          <table:table-cell table:style-name="ce130" office:value-type="string">
            <text:p>Total Main Cases:</text:p>
          </table:table-cell>
          <table:table-cell table:style-name="ce137" table:formula="of:=MAX([.A7:.A1064])" office:value-type="float" office:value="63" table:number-columns-spanned="3" table:number-rows-spanned="1">
            <text:p>63</text:p>
          </table:table-cell>
          <table:covered-table-cell table:style-name="ce137"/>
          <table:covered-table-cell table:style-name="ce137"/>
          <table:table-cell table:style-name="ce122"/>
          <table:table-cell table:style-name="ce153"/>
          <table:table-cell table:style-name="ce155" table:number-columns-repeated="2"/>
          <table:table-cell table:style-name="ce162"/>
          <table:table-cell table:style-name="ce166" office:value-type="string">
            <text:p>Untested</text:p>
          </table:table-cell>
          <table:table-cell table:style-name="ce165" table:formula="of:=COUNTIF([.L$7:.L$1008];[.$K4])" office:value-type="float" office:value="0">
            <text:p>0</text:p>
          </table:table-cell>
          <table:table-cell table:style-name="ce165" table:formula="of:=COUNTIF([.M$7:.M$1008];[.$K4])" office:value-type="float" office:value="0">
            <text:p>0</text:p>
          </table:table-cell>
          <table:table-cell table:style-name="ce165" table:formula="of:=COUNTIF([.N$7:.N$1008];[.$K4])" office:value-type="float" office:value="0">
            <text:p>0</text:p>
          </table:table-cell>
          <table:table-cell table:style-name="ce165" table:formula="of:=COUNTIF([.O$7:.O$1008];[.$K4])" office:value-type="float" office:value="0">
            <text:p>0</text:p>
          </table:table-cell>
          <table:table-cell table:style-name="ce161" table:number-columns-repeated="215"/>
          <table:table-cell table:number-columns-repeated="26"/>
        </table:table-row>
        <table:table-row table:style-name="ro17">
          <table:table-cell table:style-name="ce122"/>
          <table:table-cell table:style-name="ce131"/>
          <table:table-cell table:style-name="ce138" table:number-columns-repeated="6"/>
          <table:table-cell table:style-name="ce156"/>
          <table:table-cell table:style-name="ce163"/>
          <table:table-cell table:style-name="Default" office:value-type="string">
            <text:p>N/A</text:p>
          </table:table-cell>
          <table:table-cell table:style-name="ce165" table:formula="of:=COUNTIF([.L$7:.L$1008];[.$K5])" office:value-type="float" office:value="0">
            <text:p>0</text:p>
          </table:table-cell>
          <table:table-cell table:style-name="ce165" table:formula="of:=COUNTIF([.M$7:.M$1008];[.$K5])" office:value-type="float" office:value="0">
            <text:p>0</text:p>
          </table:table-cell>
          <table:table-cell table:style-name="ce165" table:formula="of:=COUNTIF([.N$7:.N$1008];[.$K5])" office:value-type="float" office:value="0">
            <text:p>0</text:p>
          </table:table-cell>
          <table:table-cell table:style-name="ce165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3" office:value-type="string">
            <text:p>Case No</text:p>
          </table:table-cell>
          <table:table-cell table:style-name="ce132" office:value-type="string">
            <text:p>Related function</text:p>
          </table:table-cell>
          <table:table-cell table:style-name="ce139" office:value-type="string">
            <text:p>Case ID</text:p>
          </table:table-cell>
          <table:table-cell table:style-name="ce139" office:value-type="string">
            <text:p>Path</text:p>
          </table:table-cell>
          <table:table-cell table:style-name="ce139" office:value-type="string">
            <text:p>Case Description</text:p>
          </table:table-cell>
          <table:table-cell table:style-name="ce139" office:value-type="string">
            <text:p>Step Description</text:p>
          </table:table-cell>
          <table:table-cell table:style-name="ce139" office:value-type="string">
            <text:p>Steps to produce</text:p>
          </table:table-cell>
          <table:table-cell table:style-name="ce139" office:value-type="string">
            <text:p>Expected Output</text:p>
          </table:table-cell>
          <table:table-cell table:style-name="ce139" office:value-type="string">
            <office:annotation draw:style-name="gr2" draw:text-style-name="P2" svg:width="1.1382in" svg:height="0.5457in" svg:x="14.4461in" svg:y="3.1614in" draw:caption-point-x="-0.9807in" draw:caption-point-y="-1.8063in">
              <dc:creator>M</dc:creator>
              <dc:date>2009-03-12T00:00:00</dc:date>
              <text:p text:style-name="P2"><text:span text:style-name="T1">High</text:span></text:p>
              <text:p text:style-name="P2"><text:span text:style-name="T1">Medium</text:span></text:p>
              <text:p text:style-name="P2"><text:span text:style-name="T1">Low</text:span></text:p>
            </office:annotation>
            <text:p>Priority</text:p>
          </table:table-cell>
          <table:table-cell table:style-name="ce139" office:value-type="string">
            <text:p>Effect</text:p>
          </table:table-cell>
          <table:table-cell table:style-name="ce139" table:number-columns-repeated="9"/>
          <table:table-cell table:style-name="ce167" table:number-columns-repeated="211"/>
          <table:table-cell table:style-name="ce168" table:number-columns-repeated="18"/>
          <table:table-cell table:style-name="ce169" table:number-columns-repeated="8"/>
        </table:table-row>
        <table:table-row table:style-name="ro20">
          <table:table-cell table:style-name="ce124" office:value-type="float" office:value="1">
            <text:p>001</text:p>
          </table:table-cell>
          <table:table-cell table:style-name="ce133" office:value-type="string">
            <text:p>FNC_CS_MA_ACC_01</text:p>
          </table:table-cell>
          <table:table-cell table:style-name="ce140" office:value-type="float" office:value="1">
            <text:p>001</text:p>
          </table:table-cell>
          <table:table-cell office:value-type="string">
            <text:p>CS\Mail\Account\Add</text:p>
          </table:table-cell>
          <table:table-cell table:style-name="ce71" office:value-type="string">
            <text:p>Add new account without Start getting mail right now option</text:p>
          </table:table-cell>
          <table:table-cell office:value-type="string">
            <text:p>Step 1: Open Create new account form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2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S\Mail\Account\Add</text:p>
          </table:table-cell>
          <table:table-cell table:style-name="ce144" office:value-type="string">
            <text:p>Add new account without Start getting mail right now option</text:p>
          </table:table-cell>
          <table:table-cell office:value-type="string">
            <text:p>Step 2: Complete step 1</text:p>
          </table:table-cell>
          <table:table-cell office:value-type="string">
            <text:p>- Input values for Account name field, Account description field</text:p>
            <text:p>- Click N<text:span text:style-name="T5">ext </text:span>button</text:p>
          </table:table-cell>
          <table:table-cell office:value-type="string">
            <text:p>The nex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25" table:formula="of:=IF(MID([.F9];6;1)&gt;MID([.F8];6;1);&quot;&quot;;MAX([.A$7:.A8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CS\Mail\Account\Add</text:p>
          </table:table-cell>
          <table:table-cell table:style-name="ce144" office:value-type="string">
            <text:p>Add new account without Start getting mail right now option</text:p>
          </table:table-cell>
          <table:table-cell office:value-type="string">
            <text:p>Step 3: complete step 2</text:p>
          </table:table-cell>
          <table:table-cell office:value-type="string">
            <text:p>- Input value for Display name field, and input valid email into Email address field</text:p>
            <text:p>- Click <text:span text:style-name="T5">Next</text:span> button</text:p>
          </table:table-cell>
          <table:table-cell office:value-type="string">
            <text:p>The nex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125" table:formula="of:=IF(MID([.F10];6;1)&gt;MID([.F9];6;1);&quot;&quot;;MAX([.A$7:.A9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CS\Mail\Account\Add</text:p>
          </table:table-cell>
          <table:table-cell table:style-name="ce144" office:value-type="string">
            <text:p>Add new account without Start getting mail right now option</text:p>
          </table:table-cell>
          <table:table-cell office:value-type="string">
            <text:p>Step 4: Complete step 3</text:p>
          </table:table-cell>
          <table:table-cell office:value-type="string">
            <text:p>- Choose IMAP server type</text:p>
            <text:p>- Click [User Incoming SSL] check box</text:p>
            <text:p>- Click [User outgoing SSL] check box</text:p>
            <text:p>- Click<text:span text:style-name="T5"> Next</text:span> button</text:p>
          </table:table-cell>
          <table:table-cell office:value-type="string">
            <text:p>The nex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125" table:formula="of:=IF(MID([.F11];6;1)&gt;MID([.F10];6;1);&quot;&quot;;MAX([.A$7:.A10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office:value-type="string">
            <text:p>CS\Mail\Account\Add</text:p>
          </table:table-cell>
          <table:table-cell table:style-name="ce144" office:value-type="string">
            <text:p>Add new account without Start getting mail right now option</text:p>
          </table:table-cell>
          <table:table-cell office:value-type="string">
            <text:p>Step 5: Complete step 4</text:p>
          </table:table-cell>
          <table:table-cell office:value-type="string">
            <text:p>- Input User name of email address which inputted at step 3.</text:p>
            <text:p>- Input correct <text:s/>password of this email address</text:p>
            <text:p>- Click<text:span text:style-name="T5"> Next</text:span> button</text:p>
          </table:table-cell>
          <table:table-cell office:value-type="string">
            <text:p>The nex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25" table:formula="of:=IF(MID([.F12];6;1)&gt;MID([.F11];6;1);&quot;&quot;;MAX([.A$7:.A11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office:value-type="string">
            <text:p>CS\Mail\Account\Add</text:p>
          </table:table-cell>
          <table:table-cell table:style-name="ce144" office:value-type="string">
            <text:p>Add new account without Start getting mail right now option</text:p>
          </table:table-cell>
          <table:table-cell office:value-type="string">
            <text:p>Step 6: Add new mail account</text:p>
          </table:table-cell>
          <table:table-cell office:value-type="string">
            <text:p>- At step 5: Do not choose “<text:span text:style-name="T5">Start getting mail right now” </text:span><text:span text:style-name="T6">option</text:span></text:p>
            <text:p><text:span text:style-name="T6">- Click </text:span><text:span text:style-name="T5">Finish</text:span></text:p>
          </table:table-cell>
          <table:table-cell office:value-type="string">
            <text:p>- A new Account is created successfully and updated in Account List</text:p>
            <text:p>- Account is not checked mail right after completing adding new mail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25" table:formula="of:=IF(MID([.F13];6;1)&gt;MID([.F12];6;1);&quot;&quot;;MAX([.A$7:.A12])+1)" office:value-type="float" office:value="2">
            <text:p>002</text:p>
          </table:table-cell>
          <table:table-cell table:style-name="ce133" office:value-type="string">
            <text:p>FNC_CS_MA_AC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CS\Mail\Account\Add</text:p>
          </table:table-cell>
          <table:table-cell table:style-name="ce71" office:value-type="string">
            <text:p>Add new account with Start getting mail right now option</text:p>
          </table:table-cell>
          <table:table-cell office:value-type="string">
            <text:p>Step 1:Open Create new account form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25" table:formula="of:=IF(MID([.F14];6;1)&gt;MID([.F13];6;1);&quot;&quot;;MAX([.A$7:.A13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CS\Mail\Account\Add</text:p>
          </table:table-cell>
          <table:table-cell table:style-name="ce144" office:value-type="string">
            <text:p>Add new account with Start getting mail right now option</text:p>
          </table:table-cell>
          <table:table-cell office:value-type="string">
            <text:p>Step 2: Complete step 1</text:p>
          </table:table-cell>
          <table:table-cell office:value-type="string">
            <text:p>- Input values for Account name field, Account description field</text:p>
            <text:p>- Click N<text:span text:style-name="T5">ext </text:span>button</text:p>
          </table:table-cell>
          <table:table-cell office:value-type="string">
            <text:p>The nex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25" table:formula="of:=IF(MID([.F15];6;1)&gt;MID([.F14];6;1);&quot;&quot;;MAX([.A$7:.A14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office:value-type="string">
            <text:p>CS\Mail\Account\Add</text:p>
          </table:table-cell>
          <table:table-cell table:style-name="ce144" office:value-type="string">
            <text:p>Add new account with Start getting mail right now option</text:p>
          </table:table-cell>
          <table:table-cell office:value-type="string">
            <text:p>Step 3: complete step 2</text:p>
          </table:table-cell>
          <table:table-cell office:value-type="string">
            <text:p>- Input value for Display name field, and input valid email into Email address field</text:p>
            <text:p>- Click <text:span text:style-name="T5">Next</text:span> button</text:p>
          </table:table-cell>
          <table:table-cell office:value-type="string">
            <text:p>The nex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25" table:formula="of:=IF(MID([.F16];6;1)&gt;MID([.F15];6;1);&quot;&quot;;MAX([.A$7:.A15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office:value-type="string">
            <text:p>CS\Mail\Account\Add</text:p>
          </table:table-cell>
          <table:table-cell table:style-name="ce144" office:value-type="string">
            <text:p>Add new account with Start getting mail right now option</text:p>
          </table:table-cell>
          <table:table-cell office:value-type="string">
            <text:p>Step 4: Complete step 3</text:p>
          </table:table-cell>
          <table:table-cell office:value-type="string">
            <text:p>- Choose IMAP server type</text:p>
            <text:p>- Click [User Incoming SSL] check box</text:p>
            <text:p>- Click [User outgoing SSL] check box</text:p>
            <text:p>- Click<text:span text:style-name="T5"> Next</text:span> button</text:p>
          </table:table-cell>
          <table:table-cell office:value-type="string">
            <text:p>The nex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25" table:formula="of:=IF(MID([.F17];6;1)&gt;MID([.F16];6;1);&quot;&quot;;MAX([.A$7:.A16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office:value-type="string">
            <text:p>CS\Mail\Account\Add</text:p>
          </table:table-cell>
          <table:table-cell table:style-name="ce144" office:value-type="string">
            <text:p>Add new account with Start getting mail right now option</text:p>
          </table:table-cell>
          <table:table-cell office:value-type="string">
            <text:p>Step 5: Complete step 4</text:p>
          </table:table-cell>
          <table:table-cell office:value-type="string">
            <text:p>- Input User name of email address which inputted at step 3.</text:p>
            <text:p>- Input correct <text:s/>password of this email address</text:p>
            <text:p>- Click<text:span text:style-name="T5"> Next</text:span> button</text:p>
          </table:table-cell>
          <table:table-cell office:value-type="string">
            <text:p>The nex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25" table:formula="of:=IF(MID([.F18];6;1)&gt;MID([.F17];6;1);&quot;&quot;;MAX([.A$7:.A17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CS\Mail\Account\Add</text:p>
          </table:table-cell>
          <table:table-cell table:style-name="ce144" office:value-type="string">
            <text:p>Add new account with Start getting mail right now option</text:p>
          </table:table-cell>
          <table:table-cell office:value-type="string">
            <text:p>Step 6: Add new mail account</text:p>
          </table:table-cell>
          <table:table-cell office:value-type="string">
            <text:p>- Complete step 1 to 4 with valid values</text:p>
            <text:p>- At step 5: Choose “<text:span text:style-name="T5">Start getting mail right now” </text:span><text:span text:style-name="T6">option</text:span></text:p>
            <text:p><text:span text:style-name="T6">- Click </text:span><text:span text:style-name="T5">Finish</text:span></text:p>
          </table:table-cell>
          <table:table-cell office:value-type="string">
            <text:p>- New mail account is added successfully</text:p>
            <text:p>- Checking mail is done automatically right after adding new account comp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25" table:formula="of:=IF(MID([.F19];6;1)&gt;MID([.F18];6;1);&quot;&quot;;MAX([.A$7:.A18])+1)" office:value-type="float" office:value="3">
            <text:p>003</text:p>
          </table:table-cell>
          <table:table-cell table:style-name="ce133" office:value-type="string">
            <text:p>FNC_CS_MA_AC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office:value-type="string">
            <text:p>CS\Mail\Account\Add</text:p>
          </table:table-cell>
          <table:table-cell table:style-name="ce145" office:value-type="string">
            <text:p>Add new account with signature</text:p>
          </table:table-cell>
          <table:table-cell office:value-type="string">
            <text:p>Step 1:Open Create new account form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style-name="ce125" table:formula="of:=IF(MID([.F20];6;1)&gt;MID([.F19];6;1);&quot;&quot;;MAX([.A$7:.A19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office:value-type="string">
            <text:p>CS\Mail\Account\Add</text:p>
          </table:table-cell>
          <table:table-cell table:style-name="ce143" office:value-type="string">
            <text:p>Add new account with signature</text:p>
          </table:table-cell>
          <table:table-cell office:value-type="string">
            <text:p>Step 2: Add new mail account</text:p>
          </table:table-cell>
          <table:table-cell office:value-type="string">
            <text:p>- Input value <text:s/>for Signature field at step 2</text:p>
            <text:p>- Input valid values for others</text:p>
            <text:p>- Click <text:span text:style-name="T5">Finish</text:span><text:span text:style-name="T6"> at step 5</text:span></text:p>
          </table:table-cell>
          <table:table-cell office:value-type="string">
            <text:p>- A new Account is <text:s/>created <text:s/></text:p>
            <text:p>- When compose mail (write new, reply, reply all, forward), added signature is displayed automatically at the bottom of message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21];6;1)&gt;MID([.F20];6;1);&quot;&quot;;MAX([.A$7:.A20])+1)" office:value-type="float" office:value="4">
            <text:p>004</text:p>
          </table:table-cell>
          <table:table-cell table:style-name="ce133" office:value-type="string">
            <text:p>FNC_CS_MA_AC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CS\Mail\Account\Add</text:p>
          </table:table-cell>
          <table:table-cell table:style-name="ce145" office:value-type="string">
            <text:p>Add new account without signature</text:p>
          </table:table-cell>
          <table:table-cell office:value-type="string">
            <text:p>Step 1:Open Create new account form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22];6;1)&gt;MID([.F21];6;1);&quot;&quot;;MAX([.A$7:.A21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CS\Mail\Account\Add</text:p>
          </table:table-cell>
          <table:table-cell table:style-name="ce146" office:value-type="string">
            <text:p>Add new account without signature</text:p>
          </table:table-cell>
          <table:table-cell office:value-type="string">
            <text:p>Step 2: Add new mail account</text:p>
          </table:table-cell>
          <table:table-cell office:value-type="string">
            <text:p>- Do not input value <text:s/>for Signature field at step 2</text:p>
            <text:p>- Input valid values for others</text:p>
            <text:p>- Click <text:span text:style-name="T5">Finish</text:span><text:span text:style-name="T6"> at step 5</text:span></text:p>
          </table:table-cell>
          <table:table-cell office:value-type="string">
            <text:p>- A new Account is <text:s/>created <text:s/></text:p>
            <text:p>- When compose mail (write new, reply, reply all, forward), no signature at the bottom of message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MID([.F23];6;1)&gt;MID([.F22];6;1);&quot;&quot;;MAX([.A$7:.A22])+1)" office:value-type="float" office:value="5">
            <text:p>005</text:p>
          </table:table-cell>
          <table:table-cell table:style-name="ce133" office:value-type="string">
            <text:p>FNC_CS_MA_AC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CS\Mail\Account\Add</text:p>
          </table:table-cell>
          <table:table-cell table:style-name="ce145" office:value-type="string">
            <text:p>Add new mail Account with blank required field at the Step 1</text:p>
          </table:table-cell>
          <table:table-cell office:value-type="string">
            <text:p>Step 1: Add new account without Name at step 1</text:p>
          </table:table-cell>
          <table:table-cell office:value-type="string">
            <text:p>In add new account form </text:p>
            <text:p>- At step 1: Do not input value for <text:span text:style-name="T5">Account name </text:span><text:span text:style-name="T6">field</text:span></text:p>
            <text:p>- click <text:span text:style-name="T7">Next</text:span><text:span text:style-name="T8"> or step 2 number</text:span></text:p>
          </table:table-cell>
          <table:table-cell office:value-type="string">
            <text:p>Alert message is shown: “Please give a name to your account.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MID([.F24];6;1)&gt;MID([.F23];6;1);&quot;&quot;;MAX([.A$7:.A23])+1)" office:value-type="float" office:value="6">
            <text:p>006</text:p>
          </table:table-cell>
          <table:table-cell table:style-name="ce133" office:value-type="string">
            <text:p>FNC_CS_MA_AC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CS\Mail\Account\Add</text:p>
          </table:table-cell>
          <table:table-cell table:style-name="ce145" office:value-type="string">
            <text:p>Add new mail Account with blank required fields at the Step 2</text:p>
          </table:table-cell>
          <table:table-cell office:value-type="string">
            <text:p>Step 1: Complete adding account at step 1</text:p>
          </table:table-cell>
          <table:table-cell office:value-type="string">
            <text:p>In Add new account form:</text:p>
            <text:p>- input required value at step 1</text:p>
            <text:p>- click <text:span text:style-name="T7">Next</text:span><text:span text:style-name="T8"> or step 2 number</text:span></text:p>
          </table:table-cell>
          <table:table-cell office:value-type="string">
            <text:p>Step 2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MID([.F25];6;1)&gt;MID([.F24];6;1);&quot;&quot;;MAX([.A$7:.A24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CS\Mail\Account\Add</text:p>
          </table:table-cell>
          <table:table-cell table:style-name="ce146" office:value-type="string">
            <text:p>Add new mail Account with blank required fields at the Step 2</text:p>
          </table:table-cell>
          <table:table-cell office:value-type="string">
            <text:p>Step 2: Complete Step 2 with blank required field(s)</text:p>
          </table:table-cell>
          <table:table-cell office:value-type="string">
            <text:p>- At step 2: Do not input value to <text:span text:style-name="T5">Displayed Name</text:span> or <text:span text:style-name="T5">Email Address</text:span> field</text:p>
            <text:p>- Click <text:span text:style-name="T7">Next</text:span><text:span text:style-name="T8"> or step number</text:span></text:p>
          </table:table-cell>
          <table:table-cell office:value-type="string">
            <text:p>Show message alerts user have <text:s/>to input value into required field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MID([.F26];6;1)&gt;MID([.F25];6;1);&quot;&quot;;MAX([.A$7:.A25])+1)" office:value-type="float" office:value="7">
            <text:p>007</text:p>
          </table:table-cell>
          <table:table-cell table:style-name="ce133" office:value-type="string">
            <text:p>FNC_CS_MA_ACC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CS\Mail\Account\Add</text:p>
          </table:table-cell>
          <table:table-cell table:style-name="ce145" office:value-type="string">
            <text:p>Add new mail account with invalid format email for Email Address at Step 2</text:p>
          </table:table-cell>
          <table:table-cell office:value-type="string">
            <text:p>Step 1: Complete adding account at step 1</text:p>
          </table:table-cell>
          <table:table-cell office:value-type="string">
            <text:p>In Add new account form:</text:p>
            <text:p>- input required value at step 1</text:p>
            <text:p>- click <text:span text:style-name="T7">Next</text:span><text:span text:style-name="T8"> or step 2 number</text:span></text:p>
          </table:table-cell>
          <table:table-cell office:value-type="string">
            <text:p>Step 2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MID([.F27];6;1)&gt;MID([.F26];6;1);&quot;&quot;;MAX([.A$7:.A26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CS\Mail\Account\Add</text:p>
          </table:table-cell>
          <table:table-cell table:style-name="ce143" office:value-type="string">
            <text:p>Add new mail account with invalid format email for Email Address at Step 2</text:p>
          </table:table-cell>
          <table:table-cell office:value-type="string">
            <text:p>Step 2: Complete Step 2 with invalid format email address</text:p>
          </table:table-cell>
          <table:table-cell office:value-type="string">
            <text:p>- At step 2: input value for required fields but input email address that is not valid format</text:p>
            <text:p>- Click <text:span text:style-name="T7">Next</text:span><text:span text:style-name="T8"> or step number</text:span></text:p>
          </table:table-cell>
          <table:table-cell office:value-type="string">
            <text:p>Show message alerts email address is invali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28];6;1)&gt;MID([.F27];6;1);&quot;&quot;;MAX([.A$7:.A27])+1)" office:value-type="float" office:value="8">
            <text:p>008</text:p>
          </table:table-cell>
          <table:table-cell table:style-name="ce133" office:value-type="string">
            <text:p>FNC_CS_MA_ACC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office:value-type="string">
            <text:p>CS\Mail\Account\Add</text:p>
          </table:table-cell>
          <table:table-cell table:style-name="ce145" office:value-type="string">
            <text:p>Add new email account with valid email address for Reply to address field <text:s/>at step 2</text:p>
          </table:table-cell>
          <table:table-cell office:value-type="string">
            <text:p>Step 1: Add account</text:p>
          </table:table-cell>
          <table:table-cell office:value-type="string">
            <text:p>Create new mail account with valid email address for “Reply-to address”</text:p>
          </table:table-cell>
          <table:table-cell office:value-type="string">
            <text:p>- New account is added successfully</text:p>
            <text:p>- This email is shown in “Reply-to address” when show form to edit new added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9];6;1)&gt;MID([.F28];6;1);&quot;&quot;;MAX([.A$7:.A28])+1)" office:value-type="float" office:value="9">
            <text:p>009</text:p>
          </table:table-cell>
          <table:table-cell table:style-name="ce133" office:value-type="string">
            <text:p>FNC_CS_MA_ACC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office:value-type="string">
            <text:p>CS\Mail\Account\Add</text:p>
          </table:table-cell>
          <table:table-cell table:style-name="ce145" office:value-type="string">
            <text:p>Add new mail Account with blank required field at the Step 3</text:p>
          </table:table-cell>
          <table:table-cell office:value-type="string">
            <text:p>Step 1: Add new account with blank required field</text:p>
          </table:table-cell>
          <table:table-cell office:value-type="string">
            <text:p>In add new account form:</text:p>
            <text:p>- Input valid values for step 1 &amp; 2 and next to step 3</text:p>
            <text:p>- Do nothing</text:p>
            <text:p>- Click <text:span text:style-name="T5">Next</text:span></text:p>
          </table:table-cell>
          <table:table-cell office:value-type="string">
            <text:p>Step 4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MID([.F30];6;1)&gt;MID([.F29];6;1);&quot;&quot;;MAX([.A$7:.A29])+1)" office:value-type="float" office:value="10">
            <text:p>010</text:p>
          </table:table-cell>
          <table:table-cell table:style-name="ce133" office:value-type="string">
            <text:p>FNC_CS_MA_ACC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office:value-type="string">
            <text:p>CS\Mail\Account\Add</text:p>
          </table:table-cell>
          <table:table-cell table:style-name="ce145" office:value-type="string">
            <text:p>Add new mail account with invalid format server port</text:p>
          </table:table-cell>
          <table:table-cell office:value-type="string">
            <text:p>Step 1: Add new account with invalid server port</text:p>
          </table:table-cell>
          <table:table-cell office:value-type="string">
            <text:p>In Add new account form:</text:p>
            <text:p>- Input valid values for step 1 &amp; 2 and next to step 3</text:p>
            <text:p>- At step 3: Input value that is not number in “Incoming server port” or “Outgoing server port”</text:p>
          </table:table-cell>
          <table:table-cell office:value-type="string">
            <text:p>A waring message alerts server port should be a number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36">
          <table:table-cell table:formula="of:=IF(MID([.F31];6;1)&gt;MID([.F30];6;1);&quot;&quot;;MAX([.A$7:.A30])+1)" office:value-type="float" office:value="11">
            <text:p>011</text:p>
          </table:table-cell>
          <table:table-cell table:style-name="ce133" office:value-type="string">
            <text:p>FNC_CS_MA_ACC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1">
            <text:p>011</text:p>
          </table:table-cell>
          <table:table-cell office:value-type="string">
            <text:p>CS\Mail\Account\Add</text:p>
          </table:table-cell>
          <table:table-cell table:style-name="ce145" office:value-type="string">
            <text:p>Add new mail account with blank required fields at step 4</text:p>
          </table:table-cell>
          <table:table-cell office:value-type="string">
            <text:p>Step 1: Add new account with blank required field</text:p>
          </table:table-cell>
          <table:table-cell office:value-type="string">
            <text:p>In add new account form:</text:p>
            <text:p>- Input valid values for step 1 &amp; 2 &amp; 3 and next to step 4</text:p>
            <text:p>- Leave required fields at step 4 blank</text:p>
            <text:p>- Click <text:span text:style-name="T5">Next</text:span></text:p>
          </table:table-cell>
          <table:table-cell office:value-type="string">
            <text:p>Show message alerts required fields need to be inpu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7">
          <table:table-cell table:formula="of:=IF(MID([.F32];6;1)&gt;MID([.F31];6;1);&quot;&quot;;MAX([.A$7:.A31])+1)" office:value-type="float" office:value="12">
            <text:p>012</text:p>
          </table:table-cell>
          <table:table-cell table:style-name="ce133" office:value-type="string">
            <text:p>FNC_CS_MA_ACC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2">
            <text:p>012</text:p>
          </table:table-cell>
          <table:table-cell office:value-type="string">
            <text:p>CS\Mail\Account\Add</text:p>
          </table:table-cell>
          <table:table-cell table:style-name="ce71" office:value-type="string">
            <text:p>Add new account without Save Password option</text:p>
          </table:table-cell>
          <table:table-cell office:value-type="string">
            <text:p>Step 1: Show form to add new account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MID([.F33];6;1)&gt;MID([.F32];6;1);&quot;&quot;;MAX([.A$7:.A32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2">
            <text:p>012</text:p>
          </table:table-cell>
          <table:table-cell office:value-type="string">
            <text:p>CS\Mail\Account\Add</text:p>
          </table:table-cell>
          <table:table-cell table:style-name="ce144" office:value-type="string">
            <text:p>Add new account without Save Password option</text:p>
          </table:table-cell>
          <table:table-cell office:value-type="string">
            <text:p>Step 2: Complete create new account</text:p>
          </table:table-cell>
          <table:table-cell office:value-type="string">
            <text:p>- Input valid values for fields from step 1 to step 5</text:p>
            <text:p>- At step 4: do not choose “Save Password” option</text:p>
            <text:p>- Click <text:span text:style-name="T5">Finish</text:span> at step 5</text:p>
          </table:table-cell>
          <table:table-cell office:value-type="string">
            <text:p>- New mail account is added successfully</text:p>
            <text:p>- “Save Password” option is unchecked and Password field is blank when show form to edit this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7">
          <table:table-cell table:formula="of:=IF(MID([.F34];6;1)&gt;MID([.F33];6;1);&quot;&quot;;MAX([.A$7:.A33])+1)" office:value-type="float" office:value="13">
            <text:p>013</text:p>
          </table:table-cell>
          <table:table-cell table:style-name="ce133" office:value-type="string">
            <text:p>FNC_CS_MA_ACC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3">
            <text:p>013</text:p>
          </table:table-cell>
          <table:table-cell office:value-type="string">
            <text:p>CS\Mail\Account\Add</text:p>
          </table:table-cell>
          <table:table-cell table:style-name="ce71" office:value-type="string">
            <text:p>Add new account with Save Password option</text:p>
          </table:table-cell>
          <table:table-cell office:value-type="string">
            <text:p>Step 1: Show form to add new account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5];6;1)&gt;MID([.F34];6;1);&quot;&quot;;MAX([.A$7:.A34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3">
            <text:p>013</text:p>
          </table:table-cell>
          <table:table-cell office:value-type="string">
            <text:p>CS\Mail\Account\Add</text:p>
          </table:table-cell>
          <table:table-cell table:style-name="ce144" office:value-type="string">
            <text:p>Add new account with Save Password option</text:p>
          </table:table-cell>
          <table:table-cell office:value-type="string">
            <text:p>Step 2: Complete create new account</text:p>
          </table:table-cell>
          <table:table-cell office:value-type="string">
            <text:p>- Input valid values for fields from step 1 to step 5</text:p>
            <text:p>- At step 4: Choose “Save Password” option</text:p>
            <text:p>- Click <text:span text:style-name="T5">Finish</text:span> at step 5</text:p>
          </table:table-cell>
          <table:table-cell office:value-type="string">
            <text:p>- New mail account is added successfully</text:p>
            <text:p>- “Save Password” option is check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MID([.F36];6;1)&gt;MID([.F35];6;1);&quot;&quot;;MAX([.A$7:.A35])+1)" office:value-type="float" office:value="14">
            <text:p>014</text:p>
          </table:table-cell>
          <table:table-cell table:style-name="ce133" office:value-type="string">
            <text:p>FNC_CS_MA_ACC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4">
            <text:p>014</text:p>
          </table:table-cell>
          <table:table-cell office:value-type="string">
            <text:p>CS\Mail\Account\Add</text:p>
          </table:table-cell>
          <table:table-cell table:style-name="ce145" office:value-type="string">
            <text:p>Add new account in case tick at SSL check box at step 3</text:p>
          </table:table-cell>
          <table:table-cell office:value-type="string">
            <text:p>Step 1: Show form to add new account</text:p>
          </table:table-cell>
          <table:table-cell office:value-type="string">
            <text:p>Create new account with checked “Use incoming SSL” or “Use outgoing SSL”</text:p>
          </table:table-cell>
          <table:table-cell office:value-type="string">
            <text:p>- New mail account is added successfully</text:p>
            <text:p>- Those options are checked when show form to edit this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9">
          <table:table-cell table:formula="of:=IF(MID([.F37];6;1)&gt;MID([.F36];6;1);&quot;&quot;;MAX([.A$7:.A36])+1)" office:value-type="float" office:value="15">
            <text:p>015</text:p>
          </table:table-cell>
          <table:table-cell table:style-name="ce133" office:value-type="string">
            <text:p>FNC_CS_MA_ACC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015</text:p>
          </table:table-cell>
          <table:table-cell office:value-type="string">
            <text:p>CS\Mail\Account\Add</text:p>
          </table:table-cell>
          <table:table-cell table:style-name="ce145" office:value-type="string">
            <text:p>Add new account without specifying date to check mail</text:p>
          </table:table-cell>
          <table:table-cell office:value-type="string">
            <text:p>Step 1: Show form to add new account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8];6;1)&gt;MID([.F37];6;1);&quot;&quot;;MAX([.A$7:.A37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5">
            <text:p>015</text:p>
          </table:table-cell>
          <table:table-cell office:value-type="string">
            <text:p>CS\Mail\Account\Add</text:p>
          </table:table-cell>
          <table:table-cell table:style-name="ce146" office:value-type="string">
            <text:p>Add new account without specifying date to check mail</text:p>
          </table:table-cell>
          <table:table-cell office:value-type="string">
            <text:p>Step 2: <text:s/>Add new account</text:p>
          </table:table-cell>
          <table:table-cell office:value-type="string">
            <text:p>- Input valid values for fields from step 1 to step 5</text:p>
            <text:p>- At step 4: Do not choose “Do not download all messages (IMAP only)</text:p>
          </table:table-cell>
          <table:table-cell office:value-type="string">
            <text:p>When “Check mails after the specified date” is unchecked the field “Limit to messages arrived since” dis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MID([.F39];6;1)&gt;MID([.F38];6;1);&quot;&quot;;MAX([.A$7:.A38])+1)" office:value-type="float" office:value="16">
            <text:p>016</text:p>
          </table:table-cell>
          <table:table-cell table:style-name="ce133" office:value-type="string">
            <text:p>FNC_CS_MA_ACC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016</text:p>
          </table:table-cell>
          <table:table-cell office:value-type="string">
            <text:p>CS\Mail\Account\Add</text:p>
          </table:table-cell>
          <table:table-cell table:style-name="ce145" office:value-type="string">
            <text:p>Add new account with specifying date to check mail</text:p>
          </table:table-cell>
          <table:table-cell office:value-type="string">
            <text:p>Step 1: Show form to add new account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40];6;1)&gt;MID([.F39];6;1);&quot;&quot;;MAX([.A$7:.A39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Account\Add</text:p>
          </table:table-cell>
          <table:table-cell table:style-name="ce146" office:value-type="string">
            <text:p>Add new account with specifying date to check mail</text:p>
          </table:table-cell>
          <table:table-cell office:value-type="string">
            <text:p>Step 2: <text:s/>check mail after the specified date</text:p>
          </table:table-cell>
          <table:table-cell office:value-type="string">
            <text:p>- Input valid values for fields from step 1 to step 5</text:p>
            <text:p>- At step 4: Choose “Check mails after the specified date” option</text:p>
            <text:p/>
          </table:table-cell>
          <table:table-cell office:value-type="string">
            <text:p>A day will be chosen automatically , from this day to today is 10 days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41];6;1)&gt;MID([.F40];6;1);&quot;&quot;;MAX([.A$7:.A40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6">
            <text:p>016</text:p>
          </table:table-cell>
          <table:table-cell office:value-type="string">
            <text:p>CS\Mail\Account\Add</text:p>
          </table:table-cell>
          <table:table-cell table:style-name="ce146" office:value-type="string">
            <text:p>Add new account with specifying date to check mail</text:p>
          </table:table-cell>
          <table:table-cell office:value-type="string">
            <text:p>Step 3: finish creating account</text:p>
          </table:table-cell>
          <table:table-cell office:value-type="string">
            <text:p>- Click <text:span text:style-name="T5">Finish </text:span><text:span text:style-name="T6">at step 5</text:span></text:p>
          </table:table-cell>
          <table:table-cell office:value-type="string">
            <text:p>The account is creat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42];6;1)&gt;MID([.F41];6;1);&quot;&quot;;MAX([.A$7:.A41])+1)" office:value-type="float" office:value="17">
            <text:p>017</text:p>
          </table:table-cell>
          <table:table-cell table:style-name="ce133" office:value-type="string">
            <text:p>FNC_CS_MA_ACC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7">
            <text:p>017</text:p>
          </table:table-cell>
          <table:table-cell office:value-type="string">
            <text:p>CS\Mail\Account\Add</text:p>
          </table:table-cell>
          <table:table-cell table:style-name="ce145" office:value-type="string">
            <text:p>Add new account without SSL option</text:p>
          </table:table-cell>
          <table:table-cell office:value-type="string">
            <text:p>Step 1: Show form to add new account</text:p>
          </table:table-cell>
          <table:table-cell office:value-type="string">
            <text:p>Click on Manage accounts icon in left pane and then select <text:span text:style-name="T5">Add account</text:span></text:p>
          </table:table-cell>
          <table:table-cell office:value-type="string">
            <text:p>Create new account wizard appears includes 5 steps, step 1 is selected as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43];6;1)&gt;MID([.F42];6;1);&quot;&quot;;MAX([.A$7:.A42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7">
            <text:p>017</text:p>
          </table:table-cell>
          <table:table-cell office:value-type="string">
            <text:p>CS\Mail\Account\Add</text:p>
          </table:table-cell>
          <table:table-cell table:style-name="ce146" office:value-type="string">
            <text:p>Add new account without SSL option</text:p>
          </table:table-cell>
          <table:table-cell office:value-type="string">
            <text:p>Step 2: <text:s/>Add new account</text:p>
          </table:table-cell>
          <table:table-cell office:value-type="string">
            <text:p>- Input valid values for fields from step 1 to step 5</text:p>
            <text:p>- At step 3: input value to required field and do not choose <text:span text:style-name="T5">SSL</text:span> check box</text:p>
            <text:p>- Click <text:span text:style-name="T5">Finish </text:span><text:span text:style-name="T6">at step 5</text:span></text:p>
          </table:table-cell>
          <table:table-cell office:value-type="string">
            <text:p>- New mail account is added successfully</text:p>
            <text:p>- This option is unchecked when show form to edit this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44];6;1)&gt;MID([.F43];6;1);&quot;&quot;;MAX([.A$7:.A43])+1)" office:value-type="float" office:value="18">
            <text:p>018</text:p>
          </table:table-cell>
          <table:table-cell table:style-name="ce133" office:value-type="string">
            <text:p>FNC_CS_MA_ACC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018</text:p>
          </table:table-cell>
          <table:table-cell office:value-type="string">
            <text:p>CS\Mail\Account\Add</text:p>
          </table:table-cell>
          <table:table-cell table:style-name="ce71" office:value-type="string">
            <text:p>Check after creating mail account without Save password and with Start getting mail right now options</text:p>
          </table:table-cell>
          <table:table-cell office:value-type="string">
            <text:p>Step 1: Open Create new account form</text:p>
          </table:table-cell>
          <table:table-cell office:value-type="string">
            <text:p>Click on Manage accounts icon in left pane and then select <text:span text:style-name="T5">Add account</text:span> in drop down menu</text:p>
          </table:table-cell>
          <table:table-cell office:value-type="string">
            <text:p>Create new account wizard pop up show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MID([.F45];6;1)&gt;MID([.F44];6;1);&quot;&quot;;MAX([.A$7:.A44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8">
            <text:p>018</text:p>
          </table:table-cell>
          <table:table-cell office:value-type="string">
            <text:p>CS\Mail\Account\Add</text:p>
          </table:table-cell>
          <table:table-cell table:style-name="ce144" office:value-type="string">
            <text:p>Check after creating mail account without Save password and with Start getting mail right now options</text:p>
          </table:table-cell>
          <table:table-cell office:value-type="string">
            <text:p>Step 2: Create account</text:p>
          </table:table-cell>
          <table:table-cell office:value-type="string">
            <text:p>In add new account wizard:</text:p>
            <text:p>- Input required fields</text:p>
            <text:p>- Do not check “Save Password” option at step 4</text:p>
            <text:p>- Check “Start getting mail right now” option at step 5</text:p>
            <text:p>- Click <text:span text:style-name="T5">Save</text:span></text:p>
          </table:table-cell>
          <table:table-cell office:value-type="string">
            <text:p>- New mail account is added and selected as default in Account drop down list</text:p>
            <text:p>- Checking mail is done after the user input the required pass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46];6;1)&gt;MID([.F45];6;1);&quot;&quot;;MAX([.A$7:.A45])+1)" office:value-type="float" office:value="19">
            <text:p>019</text:p>
          </table:table-cell>
          <table:table-cell table:style-name="ce133" office:value-type="string">
            <text:p>FNC_CS_MA_ACC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019</text:p>
          </table:table-cell>
          <table:table-cell office:value-type="string">
            <text:p>CS\Mail\Account\Add</text:p>
          </table:table-cell>
          <table:table-cell table:style-name="ce71" office:value-type="string">
            <text:p>Check after creating mail account without Use incoming SSL and with Start getting mail right now options</text:p>
          </table:table-cell>
          <table:table-cell office:value-type="string">
            <text:p>Step 1: Open Create new account form</text:p>
          </table:table-cell>
          <table:table-cell office:value-type="string">
            <text:p>Click on Manage accounts icon in left pane and then select <text:span text:style-name="T5">Add account</text:span> in drop down menu</text:p>
          </table:table-cell>
          <table:table-cell office:value-type="string">
            <text:p>Create new account wizard pop up show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MID([.F47];6;1)&gt;MID([.F46];6;1);&quot;&quot;;MAX([.A$7:.A46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019</text:p>
          </table:table-cell>
          <table:table-cell office:value-type="string">
            <text:p>CS\Mail\Account\Add</text:p>
          </table:table-cell>
          <table:table-cell table:style-name="ce144" office:value-type="string">
            <text:p>Check after creating mail account without Use incoming SSL and with Start getting mail right now options</text:p>
          </table:table-cell>
          <table:table-cell office:value-type="string">
            <text:p>Step 2: Create account</text:p>
          </table:table-cell>
          <table:table-cell office:value-type="string">
            <text:p>In add new account wizard:</text:p>
            <text:p>- Input required fields</text:p>
            <text:p>- Do not check “Use incoming SSL” option at step 3</text:p>
            <text:p>- Check “Start getting mail right now” option at step 5</text:p>
            <text:p>- Click <text:span text:style-name="T5">Save</text:span></text:p>
          </table:table-cell>
          <table:table-cell office:value-type="string">
            <text:p>- New mail account is added and selected as default in Account drop down list</text:p>
            <text:p>- Checking mail is done automatically with message alerts connection failed, can not get mail from ser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48];6;1)&gt;MID([.F47];6;1);&quot;&quot;;MAX([.A$7:.A47])+1)" office:value-type="float" office:value="20">
            <text:p>020</text:p>
          </table:table-cell>
          <table:table-cell table:style-name="ce133" office:value-type="string">
            <text:p>FNC_CS_MA_ACC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020</text:p>
          </table:table-cell>
          <table:table-cell office:value-type="string">
            <text:p>CS\Mail\Account\Add</text:p>
          </table:table-cell>
          <table:table-cell table:style-name="ce145" office:value-type="string">
            <text:p>Create same name accounts</text:p>
          </table:table-cell>
          <table:table-cell office:value-type="string">
            <text:p>Step 1: Create account</text:p>
          </table:table-cell>
          <table:table-cell office:value-type="string">
            <text:p>Create the first mail account with valid values</text:p>
          </table:table-cell>
          <table:table-cell office:value-type="string">
            <text:p>Create account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8">
          <table:table-cell table:formula="of:=IF(MID([.F49];6;1)&gt;MID([.F48];6;1);&quot;&quot;;MAX([.A$7:.A48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020</text:p>
          </table:table-cell>
          <table:table-cell office:value-type="string">
            <text:p>CS\Mail\Account\Add</text:p>
          </table:table-cell>
          <table:table-cell table:style-name="ce146" office:value-type="string">
            <text:p>Create same name accounts</text:p>
          </table:table-cell>
          <table:table-cell office:value-type="string">
            <text:p>Step 2: Create same name account</text:p>
          </table:table-cell>
          <table:table-cell office:value-type="string">
            <text:p>Create new account with Account Name is the same with Account Name at step 1</text:p>
          </table:table-cell>
          <table:table-cell office:value-type="string">
            <text:p>- Create new account successfully</text:p>
            <text:p>- 2 same name accounts are listed in list box, actions on those 2 accounts do not affect to each oth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50];6;1)&gt;MID([.F49];6;1);&quot;&quot;;MAX([.A$7:.A49])+1)" office:value-type="float" office:value="21">
            <text:p>021</text:p>
          </table:table-cell>
          <table:table-cell table:style-name="ce133" office:value-type="string">
            <text:p>FNC_CS_MA_ACC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1">
            <text:p>021</text:p>
          </table:table-cell>
          <table:table-cell office:value-type="string">
            <text:p>CS\Mail\Account\Add</text:p>
          </table:table-cell>
          <table:table-cell table:style-name="ce71" office:value-type="string">
            <text:p>Check showing Your Display Name</text:p>
          </table:table-cell>
          <table:table-cell office:value-type="string">
            <text:p>Step 1: Create account</text:p>
          </table:table-cell>
          <table:table-cell office:value-type="string">
            <text:p>Create new account with valid value for “Your display name” at step 2</text:p>
          </table:table-cell>
          <table:table-cell office:value-type="string">
            <text:p>Create new account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1">
          <table:table-cell table:formula="of:=IF(MID([.F51];6;1)&gt;MID([.F50];6;1);&quot;&quot;;MAX([.A$7:.A50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21">
            <text:p>021</text:p>
          </table:table-cell>
          <table:table-cell office:value-type="string">
            <text:p>CS\Mail\Account\Add</text:p>
          </table:table-cell>
          <table:table-cell table:style-name="ce144" office:value-type="string">
            <text:p>Check showing Your Display Name</text:p>
          </table:table-cell>
          <table:table-cell office:value-type="string">
            <text:p>Step 2: Check showing added “Your display name”</text:p>
          </table:table-cell>
          <table:table-cell office:value-type="string">
            <text:p>Check Compose new mail form (compose, reply, reply to all, forward)</text:p>
          </table:table-cell>
          <table:table-cell office:value-type="string">
            <text:p>Added “Your display name” is shown in From field, before the email addres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52];6;1)&gt;MID([.F51];6;1);&quot;&quot;;MAX([.A$7:.A51])+1)" office:value-type="float" office:value="22">
            <text:p>022</text:p>
          </table:table-cell>
          <table:table-cell table:style-name="ce133" office:value-type="string">
            <text:p>FNC_CS_MA_ACC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22">
            <text:p>022</text:p>
          </table:table-cell>
          <table:table-cell office:value-type="string">
            <text:p>CS\Mail\Account\Add</text:p>
          </table:table-cell>
          <table:table-cell table:style-name="ce145" office:value-type="string">
            <text:p>Check when add new account with long Display Name</text:p>
          </table:table-cell>
          <table:table-cell office:value-type="string">
            <text:p>Step 1: Create account</text:p>
          </table:table-cell>
          <table:table-cell office:value-type="string">
            <text:p>Create new account with long text for “Your Display Name” at step 2</text:p>
          </table:table-cell>
          <table:table-cell office:value-type="string">
            <text:p>- Added display name is shown properly at step 5</text:p>
            <text:p>- Create new account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53];6;1)&gt;MID([.F52];6;1);&quot;&quot;;MAX([.A$7:.A52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22">
            <text:p>022</text:p>
          </table:table-cell>
          <table:table-cell office:value-type="string">
            <text:p>CS\Mail\Account\Add</text:p>
          </table:table-cell>
          <table:table-cell table:style-name="ce146" office:value-type="string">
            <text:p>Check when add new account with long Display Name</text:p>
          </table:table-cell>
          <table:table-cell office:value-type="string">
            <text:p>Step 2: Check showing added “Your display name”</text:p>
          </table:table-cell>
          <table:table-cell office:value-type="string">
            <text:p>Check Compose new mail form (compose, reply, reply to all, forward)</text:p>
          </table:table-cell>
          <table:table-cell office:value-type="string">
            <text:p>Added “Your display name” is shown properly in From field, before the email addres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54];6;1)&gt;MID([.F53];6;1);&quot;&quot;;MAX([.A$7:.A53])+1)" office:value-type="float" office:value="23">
            <text:p>023</text:p>
          </table:table-cell>
          <table:table-cell table:style-name="ce133" office:value-type="string">
            <text:p>FNC_CS_MA_ACC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3">
            <text:p>023</text:p>
          </table:table-cell>
          <table:table-cell office:value-type="string">
            <text:p>CS\Mail\Account\Add</text:p>
          </table:table-cell>
          <table:table-cell table:style-name="ce145" office:value-type="string">
            <text:p>Check Back function while creating new mail account when required fields in current step already have value</text:p>
          </table:table-cell>
          <table:table-cell office:value-type="string">
            <text:p>Step 1: Show add account form</text:p>
          </table:table-cell>
          <table:table-cell office:value-type="string">
            <text:p>Click Manage Account <text:s/>icon and select <text:span text:style-name="T5">Add Account</text:span></text:p>
          </table:table-cell>
          <table:table-cell office:value-type="string">
            <text:p>Add new mail account wizard is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55];6;1)&gt;MID([.F54];6;1);&quot;&quot;;MAX([.A$7:.A54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23">
            <text:p>023</text:p>
          </table:table-cell>
          <table:table-cell office:value-type="string">
            <text:p>CS\Mail\Account\Add</text:p>
          </table:table-cell>
          <table:table-cell table:style-name="ce146" office:value-type="string">
            <text:p>Check Back function while creating new mail account when required fields in current step already have value</text:p>
          </table:table-cell>
          <table:table-cell office:value-type="string">
            <text:p>Step 2: Check Back</text:p>
          </table:table-cell>
          <table:table-cell office:value-type="string">
            <text:p>Input value for steps &amp; check <text:span text:style-name="T5">Back</text:span> button</text:p>
          </table:table-cell>
          <table:table-cell office:value-type="string">
            <text:p>- Show previous steps with input value before</text:p>
            <text:p>- When click Next, the values that was added in this step was kep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56];6;1)&gt;MID([.F55];6;1);&quot;&quot;;MAX([.A$7:.A55])+1)" office:value-type="float" office:value="24">
            <text:p>024</text:p>
          </table:table-cell>
          <table:table-cell table:style-name="ce133" office:value-type="string">
            <text:p>FNC_CS_MA_ACC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4">
            <text:p>024</text:p>
          </table:table-cell>
          <table:table-cell office:value-type="string">
            <text:p>CS\Mail\Account\Add</text:p>
          </table:table-cell>
          <table:table-cell table:style-name="ce145" office:value-type="string">
            <text:p>Check Back function while creating new mail account when required fields in current step blank</text:p>
          </table:table-cell>
          <table:table-cell office:value-type="string">
            <text:p>Step 1: Show add account form</text:p>
          </table:table-cell>
          <table:table-cell office:value-type="string">
            <text:p>Click Manage Account <text:s/>icon and select <text:span text:style-name="T5">Add Account</text:span></text:p>
          </table:table-cell>
          <table:table-cell office:value-type="string">
            <text:p>Add new mail account wizard is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57];6;1)&gt;MID([.F56];6;1);&quot;&quot;;MAX([.A$7:.A56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4">
            <text:p>024</text:p>
          </table:table-cell>
          <table:table-cell office:value-type="string">
            <text:p>CS\Mail\Account\Add</text:p>
          </table:table-cell>
          <table:table-cell table:style-name="ce146" office:value-type="string">
            <text:p>Check Back function while creating new mail account when required fields in current step blank</text:p>
          </table:table-cell>
          <table:table-cell office:value-type="string">
            <text:p>Step 2: Check Back</text:p>
          </table:table-cell>
          <table:table-cell office:value-type="string">
            <text:p>- Input value for current step and click <text:span text:style-name="T5">Next</text:span></text:p>
            <text:p>- Keep the next step blank and click <text:span text:style-name="T5">Back</text:span></text:p>
          </table:table-cell>
          <table:table-cell office:value-type="string">
            <text:p>- Show previous steps with input value before</text:p>
            <text:p>- When click Next, the next step still blank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58];6;1)&gt;MID([.F57];6;1);&quot;&quot;;MAX([.A$7:.A57])+1)" office:value-type="float" office:value="25">
            <text:p>025</text:p>
          </table:table-cell>
          <table:table-cell table:style-name="ce133" office:value-type="string">
            <text:p>FNC_CS_MA_ACC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5">
            <text:p>025</text:p>
          </table:table-cell>
          <table:table-cell office:value-type="string">
            <text:p>CS\Mail\Account\Add</text:p>
          </table:table-cell>
          <table:table-cell table:style-name="ce75" office:value-type="string">
            <text:p>Check jumping to next steps by clicking on step number when current step already has needed values</text:p>
          </table:table-cell>
          <table:table-cell office:value-type="string">
            <text:p>Step 1: Show add account form</text:p>
          </table:table-cell>
          <table:table-cell office:value-type="string">
            <text:p>Click Manage Account <text:s/>icon and select <text:span text:style-name="T5">Add Account</text:span></text:p>
          </table:table-cell>
          <table:table-cell office:value-type="string">
            <text:p>Add new mail account wizard is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59];6;1)&gt;MID([.F58];6;1);&quot;&quot;;MAX([.A$7:.A58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5">
            <text:p>025</text:p>
          </table:table-cell>
          <table:table-cell office:value-type="string">
            <text:p>CS\Mail\Account\Add</text:p>
          </table:table-cell>
          <table:table-cell table:style-name="ce146" office:value-type="string">
            <text:p>Check jumping to next steps by clicking on step number when current step already has needed values</text:p>
          </table:table-cell>
          <table:table-cell office:value-type="string">
            <text:p>Step 2: Check jump steps</text:p>
          </table:table-cell>
          <table:table-cell office:value-type="string">
            <text:p>- Input valid values for required fields</text:p>
            <text:p>- Click on the step number to jump</text:p>
          </table:table-cell>
          <table:table-cell office:value-type="string">
            <text:p>Corresponding step is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60];6;1)&gt;MID([.F59];6;1);&quot;&quot;;MAX([.A$7:.A59])+1)" office:value-type="float" office:value="26">
            <text:p>026</text:p>
          </table:table-cell>
          <table:table-cell table:style-name="ce133" office:value-type="string">
            <text:p>FNC_CS_MA_ACC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6">
            <text:p>026</text:p>
          </table:table-cell>
          <table:table-cell office:value-type="string">
            <text:p>CS\Mail\Account\Add</text:p>
          </table:table-cell>
          <table:table-cell table:style-name="ce145" office:value-type="string">
            <text:p>Check jumping to next steps by clicking on step number when required fields in current are blank</text:p>
          </table:table-cell>
          <table:table-cell office:value-type="string">
            <text:p>Step 1: Show add account form</text:p>
          </table:table-cell>
          <table:table-cell office:value-type="string">
            <text:p>Click Manage Account <text:s/>icon and select <text:span text:style-name="T5">Add Account</text:span></text:p>
          </table:table-cell>
          <table:table-cell office:value-type="string">
            <text:p>Add new mail account wizard is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61];6;1)&gt;MID([.F60];6;1);&quot;&quot;;MAX([.A$7:.A60])+1)">
            <text:p/>
          </table:table-cell>
          <table:table-cell table:style-name="ce133" office:value-type="string">
            <text:p>FNC_CS_MA_ACC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6">
            <text:p>026</text:p>
          </table:table-cell>
          <table:table-cell office:value-type="string">
            <text:p>CS\Mail\Account\Add</text:p>
          </table:table-cell>
          <table:table-cell table:style-name="ce146" office:value-type="string">
            <text:p>Check jumping to next steps by clicking on step number when required fields in current are blank</text:p>
          </table:table-cell>
          <table:table-cell office:value-type="string">
            <text:p>Step 2: Check jump steps</text:p>
          </table:table-cell>
          <table:table-cell office:value-type="string">
            <text:p>- Go to specific step that has some fields need to be input values</text:p>
            <text:p>- Leave required field blank</text:p>
            <text:p>- Click on the step number to jump</text:p>
          </table:table-cell>
          <table:table-cell office:value-type="string">
            <text:p>- Keep current step</text:p>
            <text:p>- Show message alerts users have to input requir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62];6;1)&gt;MID([.F61];6;1);&quot;&quot;;MAX([.A$7:.A61])+1)" office:value-type="float" office:value="27">
            <text:p>027</text:p>
          </table:table-cell>
          <table:table-cell office:value-type="string">
            <text:p>FNC_CS_MA_ACC_02</text:p>
          </table:table-cell>
          <table:table-cell table:style-name="ce140" office:value-type="float" office:value="1">
            <text:p>001</text:p>
          </table:table-cell>
          <table:table-cell office:value-type="string">
            <text:p>CS\Mail\Account\Edit</text:p>
          </table:table-cell>
          <table:table-cell table:style-name="ce145" office:value-type="string">
            <text:p>Edit Account in case no data entry for Required fields </text:p>
          </table:table-cell>
          <table:table-cell office:value-type="string">
            <text:p>Step 1: Open Edit Account form </text:p>
          </table:table-cell>
          <table:table-cell office:value-type="string">
            <text:p>- Add new mail accounts</text:p>
            <text:p>- Select an account from accounts list</text:p>
            <text:p>- Click on Manage accounts icon in left pane and then select <text:span text:style-name="T9">Edit account</text:span><text:span text:style-name="T10"> in drop down menu</text:span></text:p>
          </table:table-cell>
          <table:table-cell office:value-type="string">
            <text:p>Edit account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MID([.F63];6;1)&gt;MID([.F62];6;1);&quot;&quot;;MAX([.A$7:.A62])+1)">
            <text:p/>
          </table:table-cell>
          <table:table-cell office:value-type="string">
            <text:p>FNC_CS_MA_ACC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office:value-type="string">
            <text:p>CS\Mail\Account\Edit</text:p>
          </table:table-cell>
          <table:table-cell table:style-name="ce146" office:value-type="string">
            <text:p>Edit Account in case no data entry for Required fields</text:p>
          </table:table-cell>
          <table:table-cell office:value-type="string">
            <text:p>Step 2: Remove current required value by typing directly in the edit form</text:p>
          </table:table-cell>
          <table:table-cell table:style-name="ce148" office:value-type="string">
            <text:p>-In edit form: Remove current value in required field(s) </text:p>
            <text:p>- Click <text:span text:style-name="T9">Save</text:span></text:p>
          </table:table-cell>
          <table:table-cell table:style-name="ce148" office:value-type="string">
            <text:p>Show message alerts user have to input value in required field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MID([.F64];6;1)&gt;MID([.F63];6;1);&quot;&quot;;MAX([.A$7:.A63])+1)" office:value-type="float" office:value="28">
            <text:p>028</text:p>
          </table:table-cell>
          <table:table-cell office:value-type="string">
            <text:p>FNC_CS_MA_ACC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office:value-type="string">
            <text:p>CS\Mail\Account\Edit</text:p>
          </table:table-cell>
          <table:table-cell table:style-name="ce145" office:value-type="string">
            <text:p>Open Edit account form from tool bar</text:p>
          </table:table-cell>
          <table:table-cell office:value-type="string">
            <text:p>Step 1: Add new account</text:p>
          </table:table-cell>
          <table:table-cell table:style-name="ce148" office:value-type="string">
            <text:p>Add new some mail accounts</text:p>
          </table:table-cell>
          <table:table-cell table:style-name="ce148" office:value-type="string">
            <text:p>These accou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MID([.F65];6;1)&gt;MID([.F64];6;1);&quot;&quot;;MAX([.A$7:.A64])+1)">
            <text:p/>
          </table:table-cell>
          <table:table-cell office:value-type="string">
            <text:p>FNC_CS_MA_ACC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office:value-type="string">
            <text:p>CS\Mail\Account\Edit</text:p>
          </table:table-cell>
          <table:table-cell table:style-name="ce146" office:value-type="string">
            <text:p>Open Edit account form from tool bar</text:p>
          </table:table-cell>
          <table:table-cell office:value-type="string">
            <text:p>Step 2: <text:s/>Open Edit account form</text:p>
          </table:table-cell>
          <table:table-cell office:value-type="string">
            <text:p>Click <text:span text:style-name="T5">Accounts icon</text:span> on tool bar</text:p>
          </table:table-cell>
          <table:table-cell table:style-name="ce148" office:value-type="string">
            <text:p>Edit account form is shown ,The form have 4 Tabs: </text:p>
            <text:p>+ Identity</text:p>
            <text:p>+ Incoming </text:p>
            <text:p>+ Outgoing</text:p>
            <text:p>+ <text:s/>Fetch Op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6];6;1)&gt;MID([.F65];6;1);&quot;&quot;;MAX([.A$7:.A65])+1)" office:value-type="float" office:value="29">
            <text:p>029</text:p>
          </table:table-cell>
          <table:table-cell office:value-type="string">
            <text:p>FNC_CS_MA_ACC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CS\Mail\Account\Edit</text:p>
          </table:table-cell>
          <table:table-cell table:style-name="ce145" office:value-type="string">
            <text:p>Open Edit accounts form from tool bar in case no available account</text:p>
          </table:table-cell>
          <table:table-cell office:value-type="string">
            <text:p>Step 1: Open Edit Account form when no available account</text:p>
          </table:table-cell>
          <table:table-cell office:value-type="string">
            <text:p><text:s/>Click <text:span text:style-name="T5">Accounts icon</text:span> on tool bar</text:p>
          </table:table-cell>
          <table:table-cell table:style-name="ce148" office:value-type="string">
            <text:p>Create a new account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2">
          <table:table-cell table:formula="of:=IF(MID([.F67];6;1)&gt;MID([.F66];6;1);&quot;&quot;;MAX([.A$7:.A66])+1)" office:value-type="float" office:value="30">
            <text:p>030</text:p>
          </table:table-cell>
          <table:table-cell office:value-type="string">
            <text:p>FNC_CS_MA_ACC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4">
            <text:p>004</text:p>
          </table:table-cell>
          <table:table-cell office:value-type="string">
            <text:p>CS\Mail\Account\Edit</text:p>
          </table:table-cell>
          <table:table-cell table:style-name="ce75" office:value-type="string">
            <text:p>Edit Account mail with server type is POP in case Tick at Leave messages on server check box</text:p>
          </table:table-cell>
          <table:table-cell office:value-type="string">
            <text:p>Step 1: Perform create an Account</text:p>
          </table:table-cell>
          <table:table-cell table:style-name="ce154" office:value-type="string">
            <text:p>Perform to Create an Account mail</text:p>
            <text:p>- At step 3: select server type is POP</text:p>
          </table:table-cell>
          <table:table-cell office:value-type="string">
            <text:p>New Account with server type <text:span text:style-name="T5">POP</text:span> is created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28">
          <table:table-cell table:formula="of:=IF(MID([.F68];6;1)&gt;MID([.F67];6;1);&quot;&quot;;MAX([.A$7:.A67])+1)">
            <text:p/>
          </table:table-cell>
          <table:table-cell office:value-type="string">
            <text:p>FNC_CS_MA_ACC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4">
            <text:p>004</text:p>
          </table:table-cell>
          <table:table-cell office:value-type="string">
            <text:p>CS\Mail\Account\Edit</text:p>
          </table:table-cell>
          <table:table-cell office:value-type="string">
            <text:p>Edit Account mail with server type is POP in case Tick at Leave messages on server check box</text:p>
          </table:table-cell>
          <table:table-cell office:value-type="string">
            <text:p>Step 2: open form Edit Account form </text:p>
          </table:table-cell>
          <table:table-cell office:value-type="string">
            <text:p>Click on Manage accounts icon in left pane and then select Edit account in drop down menu</text:p>
          </table:table-cell>
          <table:table-cell office:value-type="string">
            <text:p>Edit account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3">
          <table:table-cell table:formula="of:=IF(MID([.F69];6;1)&gt;MID([.F68];6;1);&quot;&quot;;MAX([.A$7:.A68])+1)">
            <text:p/>
          </table:table-cell>
          <table:table-cell office:value-type="string">
            <text:p>FNC_CS_MA_ACC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office:value-type="string">
            <text:p>CS\Mail\Account\Edit</text:p>
          </table:table-cell>
          <table:table-cell office:value-type="string">
            <text:p>Edit Account mail with server type is POP in case Tick at Leave messages on server check box</text:p>
          </table:table-cell>
          <table:table-cell table:style-name="ce148" office:value-type="string">
            <text:p>Step 3: Change information</text:p>
          </table:table-cell>
          <table:table-cell table:style-name="ce148" office:value-type="string">
            <text:p>- Move to <text:span text:style-name="T5">sever settings</text:span> tab</text:p>
            <text:p>- Tick at <text:span text:style-name="T5">Leave messages on server </text:span>check box</text:p>
            <text:p>- Click save button</text:p>
          </table:table-cell>
          <table:table-cell table:style-name="ce148" office:value-type="string">
            <text:p>- Account is updated</text:p>
            <text:p>- After getting mail from server. These mails are deleted on serv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4">
          <table:table-cell table:formula="of:=IF(MID([.F70];6;1)&gt;MID([.F69];6;1);&quot;&quot;;MAX([.A$7:.A69])+1)" office:value-type="float" office:value="31">
            <text:p>031</text:p>
          </table:table-cell>
          <table:table-cell office:value-type="string">
            <text:p>FNC_CS_MA_ACC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5">
            <text:p>005</text:p>
          </table:table-cell>
          <table:table-cell office:value-type="string">
            <text:p>CS\Mail\Account\Edit</text:p>
          </table:table-cell>
          <table:table-cell table:style-name="ce75" office:value-type="string">
            <text:p>Edit Account mail with server type is POP in case don not <text:s/>Tick at Leave messages on server check box</text:p>
          </table:table-cell>
          <table:table-cell office:value-type="string">
            <text:p>Step 1: Perform create an Account</text:p>
          </table:table-cell>
          <table:table-cell table:style-name="ce154" office:value-type="string">
            <text:p>Perform to Create an Account mail</text:p>
            <text:p>- At step 3: select server type is POP</text:p>
          </table:table-cell>
          <table:table-cell office:value-type="string">
            <text:p>New Account with server type <text:span text:style-name="T5">POP</text:span> is created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36">
          <table:table-cell table:formula="of:=IF(MID([.F71];6;1)&gt;MID([.F70];6;1);&quot;&quot;;MAX([.A$7:.A70])+1)">
            <text:p/>
          </table:table-cell>
          <table:table-cell office:value-type="string">
            <text:p>FNC_CS_MA_ACC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5">
            <text:p>005</text:p>
          </table:table-cell>
          <table:table-cell office:value-type="string">
            <text:p>CS\Mail\Account\Edit</text:p>
          </table:table-cell>
          <table:table-cell office:value-type="string">
            <text:p>Edit Account mail with server type is POP in case don not <text:s/>Tick at Leave messages on server check box</text:p>
          </table:table-cell>
          <table:table-cell office:value-type="string">
            <text:p>Step 2: open form Edit Account form </text:p>
          </table:table-cell>
          <table:table-cell office:value-type="string">
            <text:p>Click on Manage accounts icon in left pane and then select Edit account in drop down menu</text:p>
          </table:table-cell>
          <table:table-cell office:value-type="string">
            <text:p>Edit account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5">
          <table:table-cell table:formula="of:=IF(MID([.F72];6;1)&gt;MID([.F71];6;1);&quot;&quot;;MAX([.A$7:.A71])+1)">
            <text:p/>
          </table:table-cell>
          <table:table-cell office:value-type="string">
            <text:p>FNC_CS_MA_ACC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office:value-type="string">
            <text:p>CS\Mail\Account\Edit</text:p>
          </table:table-cell>
          <table:table-cell office:value-type="string">
            <text:p>Edit Account mail with server type is POP in case don not <text:s/>Tick at Leave messages on server check box</text:p>
          </table:table-cell>
          <table:table-cell table:style-name="ce148" office:value-type="string">
            <text:p>Step 3: Change information</text:p>
          </table:table-cell>
          <table:table-cell table:style-name="ce148" office:value-type="string">
            <text:p>- Move to sever settings Tab</text:p>
            <text:p>- don't Tick at Leave message on server check box</text:p>
            <text:p>- Click Save</text:p>
          </table:table-cell>
          <table:table-cell table:style-name="ce148" office:value-type="string">
            <text:p>- Account is updated</text:p>
            <text:p>- After getting mail from server. These mails is still existed on serv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5">
          <table:table-cell table:formula="of:=IF(MID([.F73];6;1)&gt;MID([.F72];6;1);&quot;&quot;;MAX([.A$7:.A72])+1)" office:value-type="float" office:value="32">
            <text:p>032</text:p>
          </table:table-cell>
          <table:table-cell office:value-type="string">
            <text:p>FNC_CS_MA_ACC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office:value-type="string">
            <text:p>CS\Mail\Account\Edit</text:p>
          </table:table-cell>
          <table:table-cell table:style-name="ce73" office:value-type="string">
            <text:p>Tick at Leave message on server check box with server type is IMAP in case no new message</text:p>
          </table:table-cell>
          <table:table-cell office:value-type="string">
            <text:p>Step 1: Perform create an Account</text:p>
          </table:table-cell>
          <table:table-cell table:style-name="ce154" office:value-type="string">
            <text:p>Perform to Create an Account mail </text:p>
            <text:p>- At step 3: select server type is IMAP</text:p>
            <text:p>Get mail form server</text:p>
          </table:table-cell>
          <table:table-cell office:value-type="string">
            <text:p>- New Account with server type <text:span text:style-name="T5">IMAP</text:span> is created</text:p>
            <text:p>- All messages are go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formula="of:=IF(MID([.F74];6;1)&gt;MID([.F73];6;1);&quot;&quot;;MAX([.A$7:.A73])+1)">
            <text:p/>
          </table:table-cell>
          <table:table-cell office:value-type="string">
            <text:p>FNC_CS_MA_ACC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6">
            <text:p>006</text:p>
          </table:table-cell>
          <table:table-cell office:value-type="string">
            <text:p>CS\Mail\Account\Edit</text:p>
          </table:table-cell>
          <table:table-cell table:style-name="ce148" office:value-type="string">
            <text:p>Tick at Leave message on server check box with server type is IMAP in case no new message</text:p>
          </table:table-cell>
          <table:table-cell office:value-type="string">
            <text:p>Step 2: open form Edit Account form </text:p>
          </table:table-cell>
          <table:table-cell office:value-type="string">
            <text:p>Click on Manage accounts icon in left pane and then select Edit account in drop down menu</text:p>
          </table:table-cell>
          <table:table-cell office:value-type="string">
            <text:p>Edit accoun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formula="of:=IF(MID([.F75];6;1)&gt;MID([.F74];6;1);&quot;&quot;;MAX([.A$7:.A74])+1)">
            <text:p/>
          </table:table-cell>
          <table:table-cell office:value-type="string">
            <text:p>FNC_CS_MA_ACC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office:value-type="string">
            <text:p>CS\Mail\Account\Edit</text:p>
          </table:table-cell>
          <table:table-cell table:style-name="ce148" office:value-type="string">
            <text:p>Tick at Leave message on server check box with server type is IMAP in case no new message</text:p>
          </table:table-cell>
          <table:table-cell table:style-name="ce148" office:value-type="string">
            <text:p>Step 3: Change information</text:p>
          </table:table-cell>
          <table:table-cell table:style-name="ce148" office:value-type="string">
            <text:p>- Move to Fetch Options tab</text:p>
            <text:p>- Tick at Leave message on server<text:span text:style-name="T5"> </text:span>check box</text:p>
            <text:p>- Click save button</text:p>
          </table:table-cell>
          <table:table-cell table:style-name="ce148" office:value-type="string">
            <text:p>- Account is updated</text:p>
            <text:p>- After getting mail from server. These mails are still existed on ser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formula="of:=IF(MID([.F76];6;1)&gt;MID([.F75];6;1);&quot;&quot;;MAX([.A$7:.A75])+1)" office:value-type="float" office:value="33">
            <text:p>033</text:p>
          </table:table-cell>
          <table:table-cell office:value-type="string">
            <text:p>FNC_CS_MA_ACC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007</text:p>
          </table:table-cell>
          <table:table-cell office:value-type="string">
            <text:p>CS\Mail\Account\Edit</text:p>
          </table:table-cell>
          <table:table-cell table:style-name="ce73" office:value-type="string">
            <text:p>Tick at Leave message on server check box with server type is IMAP in case has new messages</text:p>
          </table:table-cell>
          <table:table-cell office:value-type="string">
            <text:p>Step 1: Perform create an Account</text:p>
          </table:table-cell>
          <table:table-cell table:style-name="ce154" office:value-type="string">
            <text:p>Perform to Create an Account mail </text:p>
            <text:p>- At step 3: select server type is IMAP</text:p>
            <text:p>Get mail form server</text:p>
          </table:table-cell>
          <table:table-cell office:value-type="string">
            <text:p>- New Account with server type <text:span text:style-name="T5">IMAP</text:span> is created</text:p>
            <text:p>- All messages are go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formula="of:=IF(MID([.F77];6;1)&gt;MID([.F76];6;1);&quot;&quot;;MAX([.A$7:.A76])+1)">
            <text:p/>
          </table:table-cell>
          <table:table-cell office:value-type="string">
            <text:p>FNC_CS_MA_ACC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7">
            <text:p>007</text:p>
          </table:table-cell>
          <table:table-cell office:value-type="string">
            <text:p>CS\Mail\Account\Edit</text:p>
          </table:table-cell>
          <table:table-cell table:style-name="ce149" office:value-type="string">
            <text:p>Tick at Leave message on server check box with server type is IMAP in case has new messages</text:p>
          </table:table-cell>
          <table:table-cell office:value-type="string">
            <text:p>Step 2: open form Edit Account form </text:p>
          </table:table-cell>
          <table:table-cell office:value-type="string">
            <text:p>Click on Manage accounts icon in left pane and then select Edit account in drop down menu</text:p>
          </table:table-cell>
          <table:table-cell office:value-type="string">
            <text:p>Edit accoun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formula="of:=IF(MID([.F78];6;1)&gt;MID([.F77];6;1);&quot;&quot;;MAX([.A$7:.A77])+1)">
            <text:p/>
          </table:table-cell>
          <table:table-cell office:value-type="string">
            <text:p>FNC_CS_MA_ACC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7">
            <text:p>007</text:p>
          </table:table-cell>
          <table:table-cell office:value-type="string">
            <text:p>CS\Mail\Account\Edit</text:p>
          </table:table-cell>
          <table:table-cell table:style-name="ce149" office:value-type="string">
            <text:p>Tick at Leave message on server check box with server type is IMAP in case has new messages</text:p>
          </table:table-cell>
          <table:table-cell table:style-name="ce148" office:value-type="string">
            <text:p>Step 3: Change information</text:p>
          </table:table-cell>
          <table:table-cell table:style-name="ce148" office:value-type="string">
            <text:p>- Move to Fetch Options tab</text:p>
            <text:p>- Tick at Leave message on server<text:span text:style-name="T5"> </text:span>check box</text:p>
            <text:p>- Click save button</text:p>
          </table:table-cell>
          <table:table-cell table:style-name="ce148" office:value-type="string">
            <text:p>- Account is updated</text:p>
            <text:p>- After getting mail from server. These mails are still existed on server include new message(s)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6">
          <table:table-cell table:formula="of:=IF(MID([.F79];6;1)&gt;MID([.F78];6;1);&quot;&quot;;MAX([.A$7:.A78])+1)" office:value-type="float" office:value="34">
            <text:p>034</text:p>
          </table:table-cell>
          <table:table-cell office:value-type="string">
            <text:p>FNC_CS_MA_ACC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8">
            <text:p>008</text:p>
          </table:table-cell>
          <table:table-cell office:value-type="string">
            <text:p>CS\Mail\Account\Edit</text:p>
          </table:table-cell>
          <table:table-cell table:style-name="ce73" office:value-type="string">
            <text:p>Untick at Leave message on server check box with server type is IMAP in case no new message </text:p>
          </table:table-cell>
          <table:table-cell office:value-type="string">
            <text:p>Step 1: Perform create an Account</text:p>
          </table:table-cell>
          <table:table-cell table:style-name="ce154" office:value-type="string">
            <text:p>Perform to Create an Account mail </text:p>
            <text:p>- At step 3: select server type is IMAP</text:p>
            <text:p>Get mail form server</text:p>
          </table:table-cell>
          <table:table-cell office:value-type="string">
            <text:p>- New Account with server type <text:span text:style-name="T5">IMAP</text:span> is created</text:p>
            <text:p>- All messages are go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7">
          <table:table-cell table:formula="of:=IF(MID([.F80];6;1)&gt;MID([.F79];6;1);&quot;&quot;;MAX([.A$7:.A79])+1)">
            <text:p/>
          </table:table-cell>
          <table:table-cell office:value-type="string">
            <text:p>FNC_CS_MA_ACC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8">
            <text:p>008</text:p>
          </table:table-cell>
          <table:table-cell office:value-type="string">
            <text:p>CS\Mail\Account\Edit</text:p>
          </table:table-cell>
          <table:table-cell table:style-name="ce149" office:value-type="string">
            <text:p>Untick at Leave message on server check box with server type is IMAP in case no new message </text:p>
          </table:table-cell>
          <table:table-cell office:value-type="string">
            <text:p>Step 2: Open form Edit Account form </text:p>
          </table:table-cell>
          <table:table-cell office:value-type="string">
            <text:p>Click on Manage accounts icon in left pane and then select Edit account in drop down menu</text:p>
          </table:table-cell>
          <table:table-cell office:value-type="string">
            <text:p>Edit account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7">
          <table:table-cell table:formula="of:=IF(MID([.F81];6;1)&gt;MID([.F80];6;1);&quot;&quot;;MAX([.A$7:.A80])+1)">
            <text:p/>
          </table:table-cell>
          <table:table-cell office:value-type="string">
            <text:p>FNC_CS_MA_ACC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8">
            <text:p>008</text:p>
          </table:table-cell>
          <table:table-cell office:value-type="string">
            <text:p>CS\Mail\Account\Edit</text:p>
          </table:table-cell>
          <table:table-cell table:style-name="ce149" office:value-type="string">
            <text:p>Untick at Leave message on server check box with server type is IMAP in case no new message </text:p>
          </table:table-cell>
          <table:table-cell table:style-name="ce148" office:value-type="string">
            <text:p>Step 3: Change information</text:p>
          </table:table-cell>
          <table:table-cell table:style-name="ce148" office:value-type="string">
            <text:p>- Move to Fetch Options tab</text:p>
            <text:p>- Un-tick at Leave message on server check box</text:p>
            <text:p>- Click save button</text:p>
          </table:table-cell>
          <table:table-cell table:style-name="ce148" office:value-type="string">
            <text:p>- Account is updated</text:p>
            <text:p>- After getting mail from server. These mails are still existed on ser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7">
          <table:table-cell table:formula="of:=IF(MID([.F82];6;1)&gt;MID([.F81];6;1);&quot;&quot;;MAX([.A$7:.A81])+1)" office:value-type="float" office:value="35">
            <text:p>035</text:p>
          </table:table-cell>
          <table:table-cell office:value-type="string">
            <text:p>FNC_CS_MA_ACC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9">
            <text:p>009</text:p>
          </table:table-cell>
          <table:table-cell office:value-type="string">
            <text:p>CS\Mail\Account\Edit</text:p>
          </table:table-cell>
          <table:table-cell table:style-name="ce73" office:value-type="string">
            <text:p>Untick at Leave message on server check box with server type is IMAP in case have new message</text:p>
          </table:table-cell>
          <table:table-cell office:value-type="string">
            <text:p>Step 1: Perform create an Account</text:p>
          </table:table-cell>
          <table:table-cell table:style-name="ce154" office:value-type="string">
            <text:p>Perform to Create an Account mail </text:p>
            <text:p>- At step 3: select server type is IMAP</text:p>
            <text:p>Get mail form server</text:p>
          </table:table-cell>
          <table:table-cell office:value-type="string">
            <text:p>- New Account with server type <text:span text:style-name="T5">IMAP</text:span> is created</text:p>
            <text:p>- All messages are go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7">
          <table:table-cell table:formula="of:=IF(MID([.F83];6;1)&gt;MID([.F82];6;1);&quot;&quot;;MAX([.A$7:.A82])+1)">
            <text:p/>
          </table:table-cell>
          <table:table-cell office:value-type="string">
            <text:p>FNC_CS_MA_ACC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9">
            <text:p>009</text:p>
          </table:table-cell>
          <table:table-cell office:value-type="string">
            <text:p>CS\Mail\Account\Edit</text:p>
          </table:table-cell>
          <table:table-cell table:style-name="ce149" office:value-type="string">
            <text:p>Untick at Leave message on server check box with server type is IMAP in case have new message</text:p>
          </table:table-cell>
          <table:table-cell office:value-type="string">
            <text:p>Step 2: Open form Edit Account form </text:p>
          </table:table-cell>
          <table:table-cell office:value-type="string">
            <text:p>Click on Manage accounts icon in left pane and then select Edit account in drop down menu</text:p>
          </table:table-cell>
          <table:table-cell office:value-type="string">
            <text:p>Edit account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7">
          <table:table-cell table:formula="of:=IF(MID([.F84];6;1)&gt;MID([.F83];6;1);&quot;&quot;;MAX([.A$7:.A83])+1)">
            <text:p/>
          </table:table-cell>
          <table:table-cell office:value-type="string">
            <text:p>FNC_CS_MA_ACC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9">
            <text:p>009</text:p>
          </table:table-cell>
          <table:table-cell office:value-type="string">
            <text:p>CS\Mail\Account\Edit</text:p>
          </table:table-cell>
          <table:table-cell table:style-name="ce149" office:value-type="string">
            <text:p>Untick at Leave message on server check box with server type is IMAP in case have new message</text:p>
          </table:table-cell>
          <table:table-cell table:style-name="ce148" office:value-type="string">
            <text:p>Step 3: Change information</text:p>
          </table:table-cell>
          <table:table-cell table:style-name="ce148" office:value-type="string">
            <text:p>- Move to Fetch Options tab</text:p>
            <text:p>- Un-tick at Leave message on server check box</text:p>
            <text:p>- Click save button</text:p>
          </table:table-cell>
          <table:table-cell table:style-name="ce148" office:value-type="string">
            <text:p>- Account is updated</text:p>
            <text:p>- After getting mail from server. These mails are still existed on server except new message (s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85];6;1)&gt;MID([.F84];6;1);&quot;&quot;;MAX([.A$7:.A84])+1)" office:value-type="float" office:value="36">
            <text:p>036</text:p>
          </table:table-cell>
          <table:table-cell office:value-type="string">
            <text:p>FNC_CS_MA_ACC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0">
            <text:p>010</text:p>
          </table:table-cell>
          <table:table-cell office:value-type="string">
            <text:p>CS\Mail\Account\Edit</text:p>
          </table:table-cell>
          <table:table-cell table:style-name="ce75" office:value-type="string">
            <text:p>Edit Account without Remember Password</text:p>
          </table:table-cell>
          <table:table-cell table:style-name="ce148" office:value-type="string">
            <text:p>Step 1: Add new account</text:p>
          </table:table-cell>
          <table:table-cell table:style-name="ce148" office:value-type="string">
            <text:p>Create new mail account with “Remember Password” option</text:p>
          </table:table-cell>
          <table:table-cell table:style-name="ce148" office:value-type="string">
            <text:p>New account is add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86];6;1)&gt;MID([.F85];6;1);&quot;&quot;;MAX([.A$7:.A85])+1)">
            <text:p/>
          </table:table-cell>
          <table:table-cell office:value-type="string">
            <text:p>FNC_CS_MA_ACC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0">
            <text:p>010</text:p>
          </table:table-cell>
          <table:table-cell office:value-type="string">
            <text:p>CS\Mail\Account\Edit</text:p>
          </table:table-cell>
          <table:table-cell office:value-type="string">
            <text:p>Edit Account without Remember Password</text:p>
          </table:table-cell>
          <table:table-cell table:style-name="ce148" office:value-type="string">
            <text:p>Step 2: Edit added account</text:p>
          </table:table-cell>
          <table:table-cell office:value-type="string">
            <text:p>- Click on Manage accounts icon in left pane and then select Edit account in drop down menu</text:p>
            <text:p>- Uncheck “Remember Password” option at Incoming <text:s/>tab</text:p>
            <text:p>- Click <text:span text:style-name="T5">Save</text:span></text:p>
          </table:table-cell>
          <table:table-cell office:value-type="string">
            <text:p>Account is updated, require password whenever check/compose mai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87];6;1)&gt;MID([.F86];6;1);&quot;&quot;;MAX([.A$7:.A86])+1)" office:value-type="float" office:value="37">
            <text:p>037</text:p>
          </table:table-cell>
          <table:table-cell office:value-type="string">
            <text:p>FNC_CS_MA_ACC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1">
            <text:p>011</text:p>
          </table:table-cell>
          <table:table-cell office:value-type="string">
            <text:p>CS\Mail\Account\Edit</text:p>
          </table:table-cell>
          <table:table-cell table:style-name="ce75" office:value-type="string">
            <text:p>Edit Account with Remember Password option</text:p>
          </table:table-cell>
          <table:table-cell table:style-name="ce148" office:value-type="string">
            <text:p>Step 1: Add new account</text:p>
          </table:table-cell>
          <table:table-cell table:style-name="ce148" office:value-type="string">
            <text:p>Create new mail account without “Remember Password” option</text:p>
          </table:table-cell>
          <table:table-cell office:value-type="string">
            <text:p>Account is updated, require password whenever check/compose mai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88];6;1)&gt;MID([.F87];6;1);&quot;&quot;;MAX([.A$7:.A87])+1)">
            <text:p/>
          </table:table-cell>
          <table:table-cell office:value-type="string">
            <text:p>FNC_CS_MA_ACC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1">
            <text:p>011</text:p>
          </table:table-cell>
          <table:table-cell office:value-type="string">
            <text:p>CS\Mail\Account\Edit</text:p>
          </table:table-cell>
          <table:table-cell office:value-type="string">
            <text:p>Edit Account with Remember Password option</text:p>
          </table:table-cell>
          <table:table-cell table:style-name="ce148" office:value-type="string">
            <text:p>Step 2: Open Edit account form</text:p>
          </table:table-cell>
          <table:table-cell office:value-type="string">
            <text:p>- Click on Manage accounts icon in left pane and then select Edit account in drop down menu</text:p>
            <text:p>- Check “Remember Password” option at Incoming tab</text:p>
            <text:p>- Click <text:span text:style-name="T5">Save</text:span></text:p>
          </table:table-cell>
          <table:table-cell office:value-type="string">
            <text:p>Account is updated, do not require password whenever check/compose mai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89];6;1)&gt;MID([.F88];6;1);&quot;&quot;;MAX([.A$7:.A88])+1)" office:value-type="float" office:value="38">
            <text:p>038</text:p>
          </table:table-cell>
          <table:table-cell office:value-type="string">
            <text:p>FNC_CS_MA_ACC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2">
            <text:p>012</text:p>
          </table:table-cell>
          <table:table-cell office:value-type="string">
            <text:p>CS\Mail\Account\Edit</text:p>
          </table:table-cell>
          <table:table-cell table:style-name="ce75" office:value-type="string">
            <text:p>Edit Account Name</text:p>
          </table:table-cell>
          <table:table-cell table:style-name="ce14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90];6;1)&gt;MID([.F89];6;1);&quot;&quot;;MAX([.A$7:.A89])+1)">
            <text:p/>
          </table:table-cell>
          <table:table-cell office:value-type="string">
            <text:p>FNC_CS_MA_ACC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2">
            <text:p>012</text:p>
          </table:table-cell>
          <table:table-cell office:value-type="string">
            <text:p>CS\Mail\Account\Edit</text:p>
          </table:table-cell>
          <table:table-cell office:value-type="string">
            <text:p>Edit Account Name</text:p>
          </table:table-cell>
          <table:table-cell table:style-name="ce14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91];6;1)&gt;MID([.F90];6;1);&quot;&quot;;MAX([.A$7:.A90])+1)">
            <text:p/>
          </table:table-cell>
          <table:table-cell office:value-type="string">
            <text:p>FNC_CS_MA_ACC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2">
            <text:p>012</text:p>
          </table:table-cell>
          <table:table-cell office:value-type="string">
            <text:p>CS\Mail\Account\Edit</text:p>
          </table:table-cell>
          <table:table-cell office:value-type="string">
            <text:p>Edit Account Name</text:p>
          </table:table-cell>
          <table:table-cell table:style-name="ce148" office:value-type="string">
            <text:p>Step 3: Change information</text:p>
          </table:table-cell>
          <table:table-cell office:value-type="string">
            <text:p>- Change Account name field at Identity Tab</text:p>
            <text:p>- Click <text:span text:style-name="T5">Save</text:span></text:p>
          </table:table-cell>
          <table:table-cell office:value-type="string">
            <text:p>The Account Name is chang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92];6;1)&gt;MID([.F91];6;1);&quot;&quot;;MAX([.A$7:.A91])+1)" office:value-type="float" office:value="39">
            <text:p>039</text:p>
          </table:table-cell>
          <table:table-cell office:value-type="string">
            <text:p>FNC_CS_MA_ACC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3">
            <text:p>013</text:p>
          </table:table-cell>
          <table:table-cell office:value-type="string">
            <text:p>CS\Mail\Account\Edit</text:p>
          </table:table-cell>
          <table:table-cell table:style-name="ce75" office:value-type="string">
            <text:p>Edit <text:s/>Your display Name</text:p>
          </table:table-cell>
          <table:table-cell table:style-name="ce14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93];6;1)&gt;MID([.F92];6;1);&quot;&quot;;MAX([.A$7:.A92])+1)">
            <text:p/>
          </table:table-cell>
          <table:table-cell office:value-type="string">
            <text:p>FNC_CS_MA_ACC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3">
            <text:p>013</text:p>
          </table:table-cell>
          <table:table-cell office:value-type="string">
            <text:p>CS\Mail\Account\Edit</text:p>
          </table:table-cell>
          <table:table-cell office:value-type="string">
            <text:p>Edit <text:s/>Your display Name</text:p>
          </table:table-cell>
          <table:table-cell table:style-name="ce14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94];6;1)&gt;MID([.F93];6;1);&quot;&quot;;MAX([.A$7:.A93])+1)">
            <text:p/>
          </table:table-cell>
          <table:table-cell office:value-type="string">
            <text:p>FNC_CS_MA_ACC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3">
            <text:p>013</text:p>
          </table:table-cell>
          <table:table-cell office:value-type="string">
            <text:p>CS\Mail\Account\Edit</text:p>
          </table:table-cell>
          <table:table-cell office:value-type="string">
            <text:p>Edit <text:s/>Your display Name</text:p>
          </table:table-cell>
          <table:table-cell table:style-name="ce148" office:value-type="string">
            <text:p>Step 3: Change information</text:p>
          </table:table-cell>
          <table:table-cell office:value-type="string">
            <text:p>- Change Your Display Name <text:s/>field at Identity Tab</text:p>
            <text:p>- Click <text:span text:style-name="T5">Save</text:span></text:p>
          </table:table-cell>
          <table:table-cell office:value-type="string">
            <text:p>The Your display name field <text:s/>is chang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95];6;1)&gt;MID([.F94];6;1);&quot;&quot;;MAX([.A$7:.A94])+1)" office:value-type="float" office:value="40">
            <text:p>040</text:p>
          </table:table-cell>
          <table:table-cell office:value-type="string">
            <text:p>FNC_CS_MA_ACC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4">
            <text:p>014</text:p>
          </table:table-cell>
          <table:table-cell office:value-type="string">
            <text:p>CS\Mail\Account\Edit</text:p>
          </table:table-cell>
          <table:table-cell table:style-name="ce75" office:value-type="string">
            <text:p>Enable SMTP authentication when compose mail</text:p>
          </table:table-cell>
          <table:table-cell table:style-name="ce14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96];6;1)&gt;MID([.F95];6;1);&quot;&quot;;MAX([.A$7:.A95])+1)">
            <text:p/>
          </table:table-cell>
          <table:table-cell office:value-type="string">
            <text:p>FNC_CS_MA_ACC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4">
            <text:p>014</text:p>
          </table:table-cell>
          <table:table-cell office:value-type="string">
            <text:p>CS\Mail\Account\Edit</text:p>
          </table:table-cell>
          <table:table-cell office:value-type="string">
            <text:p><text:s/>Enable SMTP authentication when compose mail</text:p>
          </table:table-cell>
          <table:table-cell table:style-name="ce14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97];6;1)&gt;MID([.F96];6;1);&quot;&quot;;MAX([.A$7:.A96])+1)">
            <text:p/>
          </table:table-cell>
          <table:table-cell office:value-type="string">
            <text:p>FNC_CS_MA_ACC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4">
            <text:p>014</text:p>
          </table:table-cell>
          <table:table-cell office:value-type="string">
            <text:p>CS\Mail\Account\Edit</text:p>
          </table:table-cell>
          <table:table-cell office:value-type="string">
            <text:p><text:s/>Enable SMTP authentication when compose mail</text:p>
          </table:table-cell>
          <table:table-cell table:style-name="ce148" office:value-type="string">
            <text:p>Step 3: Enable authentication check box</text:p>
          </table:table-cell>
          <table:table-cell office:value-type="string">
            <text:p>- Go to Outgoing tab </text:p>
            <text:p>- Tick at Enable authentication check box</text:p>
            <text:p/>
          </table:table-cell>
          <table:table-cell office:value-type="string">
            <text:p>3 fields are shown :</text:p>
            <text:p>+ Using incoming server username/password</text:p>
            <text:p>+ Username</text:p>
            <text:p>+ Pass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98];6;1)&gt;MID([.F97];6;1);&quot;&quot;;MAX([.A$7:.A97])+1)">
            <text:p/>
          </table:table-cell>
          <table:table-cell office:value-type="string">
            <text:p>FNC_CS_MA_ACC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4">
            <text:p>014</text:p>
          </table:table-cell>
          <table:table-cell office:value-type="string">
            <text:p>CS\Mail\Account\Edit</text:p>
          </table:table-cell>
          <table:table-cell office:value-type="string">
            <text:p><text:s/>Enable SMTP authentication when compose mail</text:p>
          </table:table-cell>
          <table:table-cell table:style-name="ce148" office:value-type="string">
            <text:p>Step 4: <text:s/>Completed change</text:p>
          </table:table-cell>
          <table:table-cell office:value-type="string">
            <text:p>- Click Save</text:p>
          </table:table-cell>
          <table:table-cell office:value-type="string">
            <text:p>The change is sa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99];6;1)&gt;MID([.F98];6;1);&quot;&quot;;MAX([.A$7:.A98])+1)" office:value-type="float" office:value="41">
            <text:p>041</text:p>
          </table:table-cell>
          <table:table-cell office:value-type="string">
            <text:p>FNC_CS_MA_ACC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5">
            <text:p>015</text:p>
          </table:table-cell>
          <table:table-cell office:value-type="string">
            <text:p>CS\Mail\Account\Edit</text:p>
          </table:table-cell>
          <table:table-cell table:style-name="ce75" office:value-type="string">
            <text:p>Do not Enable SMTP authentication when compose mail</text:p>
          </table:table-cell>
          <table:table-cell table:style-name="ce14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00];6;1)&gt;MID([.F99];6;1);&quot;&quot;;MAX([.A$7:.A99])+1)">
            <text:p/>
          </table:table-cell>
          <table:table-cell office:value-type="string">
            <text:p>FNC_CS_MA_ACC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5">
            <text:p>015</text:p>
          </table:table-cell>
          <table:table-cell office:value-type="string">
            <text:p>CS\Mail\Account\Edit</text:p>
          </table:table-cell>
          <table:table-cell office:value-type="string">
            <text:p>Do not Enable SMTP authentication when compose mail</text:p>
          </table:table-cell>
          <table:table-cell table:style-name="ce14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01];6;1)&gt;MID([.F100];6;1);&quot;&quot;;MAX([.A$7:.A100])+1)">
            <text:p/>
          </table:table-cell>
          <table:table-cell office:value-type="string">
            <text:p>FNC_CS_MA_ACC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15">
            <text:p>015</text:p>
          </table:table-cell>
          <table:table-cell office:value-type="string">
            <text:p>CS\Mail\Account\Edit</text:p>
          </table:table-cell>
          <table:table-cell office:value-type="string">
            <text:p>Do not Enable SMTP authentication when compose mail</text:p>
          </table:table-cell>
          <table:table-cell table:style-name="ce148" office:value-type="string">
            <text:p>Step 3: Enable SMTP authentication</text:p>
          </table:table-cell>
          <table:table-cell office:value-type="string">
            <text:p>- Go to Outgoing tab </text:p>
            <text:p>- Tick at Enable authentication check box</text:p>
            <text:p>- Click <text:span text:style-name="T5">Save</text:span></text:p>
          </table:table-cell>
          <table:table-cell office:value-type="string">
            <text:p>The change is sa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02];6;1)&gt;MID([.F101];6;1);&quot;&quot;;MAX([.A$7:.A101])+1)">
            <text:p/>
          </table:table-cell>
          <table:table-cell office:value-type="string">
            <text:p>FNC_CS_MA_ACC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5">
            <text:p>015</text:p>
          </table:table-cell>
          <table:table-cell office:value-type="string">
            <text:p>CS\Mail\Account\Edit</text:p>
          </table:table-cell>
          <table:table-cell office:value-type="string">
            <text:p>Do not Enable SMTP authentication when compose mail</text:p>
          </table:table-cell>
          <table:table-cell table:style-name="ce148" office:value-type="string">
            <text:p>Step 4: Don't Enable SMTP authentication</text:p>
          </table:table-cell>
          <table:table-cell office:value-type="string">
            <text:p>- Open edit account form again, go to Outgoing tab</text:p>
            <text:p>- Don't check Enable authentication check box</text:p>
            <text:p/>
          </table:table-cell>
          <table:table-cell office:value-type="string">
            <text:p>3 fields are hidden :</text:p>
            <text:p>+ Using incoming server username/password</text:p>
            <text:p>+ Username</text:p>
            <text:p>+ Pass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03];6;1)&gt;MID([.F102];6;1);&quot;&quot;;MAX([.A$7:.A102])+1)">
            <text:p/>
          </table:table-cell>
          <table:table-cell office:value-type="string">
            <text:p>FNC_CS_MA_ACC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5">
            <text:p>015</text:p>
          </table:table-cell>
          <table:table-cell office:value-type="string">
            <text:p>CS\Mail\Account\Edit</text:p>
          </table:table-cell>
          <table:table-cell office:value-type="string">
            <text:p>Do not Enable SMTP authentication when compose mail</text:p>
          </table:table-cell>
          <table:table-cell table:style-name="ce148" office:value-type="string">
            <text:p>Step 5: <text:s/>Completed change</text:p>
          </table:table-cell>
          <table:table-cell office:value-type="string">
            <text:p>- Click <text:span text:style-name="T5">Save</text:span></text:p>
          </table:table-cell>
          <table:table-cell office:value-type="string">
            <text:p>The change is sa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104];6;1)&gt;MID([.F103];6;1);&quot;&quot;;MAX([.A$7:.A103])+1)" office:value-type="float" office:value="42">
            <text:p>042</text:p>
          </table:table-cell>
          <table:table-cell office:value-type="string">
            <text:p>FNC_CS_MA_ACC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16">
            <text:p>016</text:p>
          </table:table-cell>
          <table:table-cell office:value-type="string">
            <text:p>CS\Mail\Account\Edit</text:p>
          </table:table-cell>
          <table:table-cell table:style-name="ce75" office:value-type="string">
            <text:p>Input new valid username or password for outgoing server </text:p>
          </table:table-cell>
          <table:table-cell table:style-name="ce14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05];6;1)&gt;MID([.F104];6;1);&quot;&quot;;MAX([.A$7:.A104])+1)">
            <text:p/>
          </table:table-cell>
          <table:table-cell office:value-type="string">
            <text:p>FNC_CS_MA_ACC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16">
            <text:p>016</text:p>
          </table:table-cell>
          <table:table-cell office:value-type="string">
            <text:p>CS\Mail\Account\Edit</text:p>
          </table:table-cell>
          <table:table-cell office:value-type="string">
            <text:p>Input new valid username or password for outgoing server </text:p>
          </table:table-cell>
          <table:table-cell table:style-name="ce14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106];6;1)&gt;MID([.F105];6;1);&quot;&quot;;MAX([.A$7:.A105])+1)">
            <text:p/>
          </table:table-cell>
          <table:table-cell office:value-type="string">
            <text:p>FNC_CS_MA_ACC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16">
            <text:p>016</text:p>
          </table:table-cell>
          <table:table-cell office:value-type="string">
            <text:p>CS\Mail\Account\Edit</text:p>
          </table:table-cell>
          <table:table-cell office:value-type="string">
            <text:p>Input new valid username or password for outgoing server </text:p>
          </table:table-cell>
          <table:table-cell table:style-name="ce148" office:value-type="string">
            <text:p>Step 3: Enable authentication check box</text:p>
          </table:table-cell>
          <table:table-cell office:value-type="string">
            <text:p>- Go to Outgoing tab </text:p>
            <text:p>- Tick at Enable authentication check box</text:p>
            <text:p><text:s/>- Don't tick at [User incoming server username/password] field</text:p>
            <text:p/>
          </table:table-cell>
          <table:table-cell office:value-type="string">
            <text:p>3 fields are shown :</text:p>
            <text:p>+ Using incoming server username/password</text:p>
            <text:p>+ Username</text:p>
            <text:p>+ Passwor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07];6;1)&gt;MID([.F106];6;1);&quot;&quot;;MAX([.A$7:.A106])+1)">
            <text:p/>
          </table:table-cell>
          <table:table-cell office:value-type="string">
            <text:p>FNC_CS_MA_ACC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16">
            <text:p>016</text:p>
          </table:table-cell>
          <table:table-cell office:value-type="string">
            <text:p>CS\Mail\Account\Edit</text:p>
          </table:table-cell>
          <table:table-cell office:value-type="string">
            <text:p>Input new valid username or password for outgoing server </text:p>
          </table:table-cell>
          <table:table-cell table:style-name="ce148" office:value-type="string">
            <text:p>Step 4: <text:s/>input new valid data</text:p>
          </table:table-cell>
          <table:table-cell office:value-type="string">
            <text:p>- Input new valid username/password</text:p>
            <text:p>- Click Save </text:p>
          </table:table-cell>
          <table:table-cell office:value-type="string">
            <text:p>The change is sav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108];6;1)&gt;MID([.F107];6;1);&quot;&quot;;MAX([.A$7:.A107])+1)" office:value-type="float" office:value="43">
            <text:p>043</text:p>
          </table:table-cell>
          <table:table-cell office:value-type="string">
            <text:p>FNC_CS_MA_ACC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7">
            <text:p>017</text:p>
          </table:table-cell>
          <table:table-cell office:value-type="string">
            <text:p>CS\Mail\Account\Edit</text:p>
          </table:table-cell>
          <table:table-cell table:style-name="ce75" office:value-type="string">
            <text:p>Input new invalid username or password for outgoing server </text:p>
          </table:table-cell>
          <table:table-cell table:style-name="ce14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09];6;1)&gt;MID([.F108];6;1);&quot;&quot;;MAX([.A$7:.A108])+1)">
            <text:p/>
          </table:table-cell>
          <table:table-cell office:value-type="string">
            <text:p>FNC_CS_MA_ACC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17">
            <text:p>017</text:p>
          </table:table-cell>
          <table:table-cell office:value-type="string">
            <text:p>CS\Mail\Account\Edit</text:p>
          </table:table-cell>
          <table:table-cell office:value-type="string">
            <text:p>Input new invalid username or password for outgoing server </text:p>
          </table:table-cell>
          <table:table-cell table:style-name="ce14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110];6;1)&gt;MID([.F109];6;1);&quot;&quot;;MAX([.A$7:.A109])+1)">
            <text:p/>
          </table:table-cell>
          <table:table-cell office:value-type="string">
            <text:p>FNC_CS_MA_ACC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17">
            <text:p>017</text:p>
          </table:table-cell>
          <table:table-cell office:value-type="string">
            <text:p>CS\Mail\Account\Edit</text:p>
          </table:table-cell>
          <table:table-cell office:value-type="string">
            <text:p>Input new invalid username or password for outgoing server </text:p>
          </table:table-cell>
          <table:table-cell table:style-name="ce148" office:value-type="string">
            <text:p>Step 3: Enable authentication check box</text:p>
          </table:table-cell>
          <table:table-cell office:value-type="string">
            <text:p>- Go to Outgoing tab </text:p>
            <text:p>- Tick at Enable authentication check box</text:p>
            <text:p>- Don't tick at [User incoming server username/password] field</text:p>
            <text:p/>
          </table:table-cell>
          <table:table-cell office:value-type="string">
            <text:p>3 fields are shown :</text:p>
            <text:p>+ Using incoming server username/password</text:p>
            <text:p>+ Username</text:p>
            <text:p>+ Passwor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11];6;1)&gt;MID([.F110];6;1);&quot;&quot;;MAX([.A$7:.A110])+1)">
            <text:p/>
          </table:table-cell>
          <table:table-cell office:value-type="string">
            <text:p>FNC_CS_MA_ACC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7">
            <text:p>017</text:p>
          </table:table-cell>
          <table:table-cell office:value-type="string">
            <text:p>CS\Mail\Account\Edit</text:p>
          </table:table-cell>
          <table:table-cell office:value-type="string">
            <text:p>Input new invalid username or password for outgoing server </text:p>
          </table:table-cell>
          <table:table-cell table:style-name="ce148" office:value-type="string">
            <text:p>Step 4: <text:s/>input new invalid data</text:p>
          </table:table-cell>
          <table:table-cell office:value-type="string">
            <text:p>- Input new invalid username/password</text:p>
            <text:p>- Click Save </text:p>
          </table:table-cell>
          <table:table-cell office:value-type="string">
            <text:p>The change is sav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12];6;1)&gt;MID([.F111];6;1);&quot;&quot;;MAX([.A$7:.A111])+1)" office:value-type="float" office:value="44">
            <text:p>044</text:p>
          </table:table-cell>
          <table:table-cell office:value-type="string">
            <text:p>FNC_CS_MA_ACC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8">
            <text:p>018</text:p>
          </table:table-cell>
          <table:table-cell office:value-type="string">
            <text:p>CS\Mail\Account\Edit</text:p>
          </table:table-cell>
          <table:table-cell table:style-name="ce75" office:value-type="string">
            <text:p>User incoming server username or password for outgoing</text:p>
          </table:table-cell>
          <table:table-cell table:style-name="ce14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13];6;1)&gt;MID([.F112];6;1);&quot;&quot;;MAX([.A$7:.A112])+1)">
            <text:p/>
          </table:table-cell>
          <table:table-cell office:value-type="string">
            <text:p>FNC_CS_MA_ACC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8">
            <text:p>018</text:p>
          </table:table-cell>
          <table:table-cell office:value-type="string">
            <text:p>CS\Mail\Account\Edit</text:p>
          </table:table-cell>
          <table:table-cell office:value-type="string">
            <text:p>User incoming server username or password for outgoing</text:p>
          </table:table-cell>
          <table:table-cell table:style-name="ce14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114];6;1)&gt;MID([.F113];6;1);&quot;&quot;;MAX([.A$7:.A113])+1)">
            <text:p/>
          </table:table-cell>
          <table:table-cell office:value-type="string">
            <text:p>FNC_CS_MA_ACC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8">
            <text:p>018</text:p>
          </table:table-cell>
          <table:table-cell office:value-type="string">
            <text:p>CS\Mail\Account\Edit</text:p>
          </table:table-cell>
          <table:table-cell office:value-type="string">
            <text:p>User incoming server username or password for outgoing</text:p>
          </table:table-cell>
          <table:table-cell table:style-name="ce148" office:value-type="string">
            <text:p>Step 3: Enable authentication check box</text:p>
          </table:table-cell>
          <table:table-cell office:value-type="string">
            <text:p>- Go to Outgoing tab </text:p>
            <text:p>- Tick at Enable SMTP authentication check box</text:p>
            <text:p/>
          </table:table-cell>
          <table:table-cell office:value-type="string">
            <text:p>3 fields are shown :</text:p>
            <text:p>+ Using incoming server username/password</text:p>
            <text:p>+ Username</text:p>
            <text:p>+ Passwor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115];6;1)&gt;MID([.F114];6;1);&quot;&quot;;MAX([.A$7:.A114])+1)">
            <text:p/>
          </table:table-cell>
          <table:table-cell office:value-type="string">
            <text:p>FNC_CS_MA_ACC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8">
            <text:p>018</text:p>
          </table:table-cell>
          <table:table-cell office:value-type="string">
            <text:p>CS\Mail\Account\Edit</text:p>
          </table:table-cell>
          <table:table-cell office:value-type="string">
            <text:p>User incoming server username or password for outgoing</text:p>
          </table:table-cell>
          <table:table-cell table:style-name="ce148" office:value-type="string">
            <text:p>Step 4: User incoming server</text:p>
          </table:table-cell>
          <table:table-cell office:value-type="string">
            <text:p>- Tick at [ User incoming server username/password] field</text:p>
          </table:table-cell>
          <table:table-cell office:value-type="string">
            <text:p>2 fields are disable :</text:p>
            <text:p>+ Username</text:p>
            <text:p>+ Password</text:p>
            <text:p/>
            <text:p/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116];6;1)&gt;MID([.F115];6;1);&quot;&quot;;MAX([.A$7:.A115])+1)">
            <text:p/>
          </table:table-cell>
          <table:table-cell office:value-type="string">
            <text:p>FNC_CS_MA_ACC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8">
            <text:p>018</text:p>
          </table:table-cell>
          <table:table-cell office:value-type="string">
            <text:p>CS\Mail\Account\Edit</text:p>
          </table:table-cell>
          <table:table-cell office:value-type="string">
            <text:p>User incoming server username or password for outgoing</text:p>
          </table:table-cell>
          <table:table-cell table:style-name="ce148" office:value-type="string">
            <text:p>Step 5: <text:s/>Completed change</text:p>
          </table:table-cell>
          <table:table-cell office:value-type="string">
            <text:p>- Click Save</text:p>
          </table:table-cell>
          <table:table-cell office:value-type="string">
            <text:p>The change is sav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117];6;1)&gt;MID([.F116];6;1);&quot;&quot;;MAX([.A$7:.A116])+1)" office:value-type="float" office:value="45">
            <text:p>045</text:p>
          </table:table-cell>
          <table:table-cell office:value-type="string">
            <text:p>FNC_CS_MA_ACC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9">
            <text:p>019</text:p>
          </table:table-cell>
          <table:table-cell office:value-type="string">
            <text:p>CS\Mail\Account\Edit</text:p>
          </table:table-cell>
          <table:table-cell table:style-name="ce75" office:value-type="string">
            <text:p>Change date to check mail </text:p>
          </table:table-cell>
          <table:table-cell table:style-name="ce14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18];6;1)&gt;MID([.F117];6;1);&quot;&quot;;MAX([.A$7:.A117])+1)">
            <text:p/>
          </table:table-cell>
          <table:table-cell office:value-type="string">
            <text:p>FNC_CS_MA_ACC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9">
            <text:p>019</text:p>
          </table:table-cell>
          <table:table-cell office:value-type="string">
            <text:p>CS\Mail\Account\Edit</text:p>
          </table:table-cell>
          <table:table-cell office:value-type="string">
            <text:p>Change date to check mail </text:p>
          </table:table-cell>
          <table:table-cell table:style-name="ce14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119];6;1)&gt;MID([.F118];6;1);&quot;&quot;;MAX([.A$7:.A118])+1)">
            <text:p/>
          </table:table-cell>
          <table:table-cell office:value-type="string">
            <text:p>FNC_CS_MA_ACC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9">
            <text:p>019</text:p>
          </table:table-cell>
          <table:table-cell office:value-type="string">
            <text:p>CS\Mail\Account\Edit</text:p>
          </table:table-cell>
          <table:table-cell office:value-type="string">
            <text:p>Change date to check mail </text:p>
          </table:table-cell>
          <table:table-cell table:style-name="ce148" office:value-type="string">
            <text:p>Step 3: enable Calendar Widget</text:p>
          </table:table-cell>
          <table:table-cell office:value-type="string">
            <text:p>- Go to Fetch Option tab</text:p>
            <text:p>- Tick [ Do not download all messages ] <text:s/>Check box</text:p>
            <text:p>- Click somewhere at [ Do not download all messages] text box </text:p>
          </table:table-cell>
          <table:table-cell office:value-type="string">
            <text:p>The mini calendar is shown , allow user choose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120];6;1)&gt;MID([.F119];6;1);&quot;&quot;;MAX([.A$7:.A119])+1)">
            <text:p/>
          </table:table-cell>
          <table:table-cell office:value-type="string">
            <text:p>FNC_CS_MA_ACC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9">
            <text:p>019</text:p>
          </table:table-cell>
          <table:table-cell office:value-type="string">
            <text:p>CS\Mail\Account\Edit</text:p>
          </table:table-cell>
          <table:table-cell office:value-type="string">
            <text:p>Change date to check mail </text:p>
          </table:table-cell>
          <table:table-cell table:style-name="ce148" office:value-type="string">
            <text:p>Step 4: Choose date</text:p>
          </table:table-cell>
          <table:table-cell office:value-type="string">
            <text:p>- Choose a date to check mail</text:p>
            <text:p>- Click <text:span text:style-name="T5">Save</text:span></text:p>
          </table:table-cell>
          <table:table-cell office:value-type="string">
            <text:p>The setting is sav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121];6;1)&gt;MID([.F120];6;1);&quot;&quot;;MAX([.A$7:.A120])+1)" office:value-type="float" office:value="46">
            <text:p>046</text:p>
          </table:table-cell>
          <table:table-cell office:value-type="string">
            <text:p>FNC_CS_MA_ACC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20">
            <text:p>020</text:p>
          </table:table-cell>
          <table:table-cell office:value-type="string">
            <text:p>CS\Mail\Account\Edit</text:p>
          </table:table-cell>
          <table:table-cell table:style-name="ce75" office:value-type="string">
            <text:p>Do not choose specific date to check mail</text:p>
          </table:table-cell>
          <table:table-cell table:style-name="ce14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22];6;1)&gt;MID([.F121];6;1);&quot;&quot;;MAX([.A$7:.A121])+1)">
            <text:p/>
          </table:table-cell>
          <table:table-cell office:value-type="string">
            <text:p>FNC_CS_MA_ACC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20">
            <text:p>020</text:p>
          </table:table-cell>
          <table:table-cell office:value-type="string">
            <text:p>CS\Mail\Account\Edit</text:p>
          </table:table-cell>
          <table:table-cell office:value-type="string">
            <text:p>Do not choose specific date to check mail</text:p>
          </table:table-cell>
          <table:table-cell table:style-name="ce14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123];6;1)&gt;MID([.F122];6;1);&quot;&quot;;MAX([.A$7:.A122])+1)">
            <text:p/>
          </table:table-cell>
          <table:table-cell office:value-type="string">
            <text:p>FNC_CS_MA_ACC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20">
            <text:p>020</text:p>
          </table:table-cell>
          <table:table-cell office:value-type="string">
            <text:p>CS\Mail\Account\Edit</text:p>
          </table:table-cell>
          <table:table-cell office:value-type="string">
            <text:p>Do not choose specific date to check mail</text:p>
          </table:table-cell>
          <table:table-cell table:style-name="ce148" office:value-type="string">
            <text:p>Step 3: Disable Calendar Widget</text:p>
          </table:table-cell>
          <table:table-cell office:value-type="string">
            <text:p>- Go to Fetch Option tab</text:p>
            <text:p>- Untick [ Limit to emails arrived since ] <text:s/>Check box</text:p>
            <text:p/>
          </table:table-cell>
          <table:table-cell office:value-type="string">
            <text:p>The Widget calendar is disab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124];6;1)&gt;MID([.F123];6;1);&quot;&quot;;MAX([.A$7:.A123])+1)">
            <text:p/>
          </table:table-cell>
          <table:table-cell office:value-type="string">
            <text:p>FNC_CS_MA_ACC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20">
            <text:p>020</text:p>
          </table:table-cell>
          <table:table-cell office:value-type="string">
            <text:p>CS\Mail\Account\Edit</text:p>
          </table:table-cell>
          <table:table-cell office:value-type="string">
            <text:p>Do not choose specific date to check mail</text:p>
          </table:table-cell>
          <table:table-cell table:style-name="ce148" office:value-type="string">
            <text:p>Step 4: Finish editing </text:p>
          </table:table-cell>
          <table:table-cell office:value-type="string">
            <text:p>- Click <text:span text:style-name="T5">Save</text:span> </text:p>
          </table:table-cell>
          <table:table-cell office:value-type="string">
            <text:p>The setting is sav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125];6;1)&gt;MID([.F124];6;1);&quot;&quot;;MAX([.A$7:.A124])+1)" office:value-type="float" office:value="47">
            <text:p>047</text:p>
          </table:table-cell>
          <table:table-cell office:value-type="string">
            <text:p>FNC_CS_MA_ACC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21">
            <text:p>021</text:p>
          </table:table-cell>
          <table:table-cell office:value-type="string">
            <text:p>CS\Mail\Account\Edit</text:p>
          </table:table-cell>
          <table:table-cell table:style-name="ce75" office:value-type="string">
            <text:p>Set check mail automatically </text:p>
          </table:table-cell>
          <table:table-cell table:style-name="ce14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26];6;1)&gt;MID([.F125];6;1);&quot;&quot;;MAX([.A$7:.A125])+1)">
            <text:p/>
          </table:table-cell>
          <table:table-cell office:value-type="string">
            <text:p>FNC_CS_MA_ACC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21">
            <text:p>021</text:p>
          </table:table-cell>
          <table:table-cell office:value-type="string">
            <text:p>CS\Mail\Account\Edit</text:p>
          </table:table-cell>
          <table:table-cell office:value-type="string">
            <text:p>Set check mail automatically </text:p>
          </table:table-cell>
          <table:table-cell table:style-name="ce14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127];6;1)&gt;MID([.F126];6;1);&quot;&quot;;MAX([.A$7:.A126])+1)">
            <text:p/>
          </table:table-cell>
          <table:table-cell office:value-type="string">
            <text:p>FNC_CS_MA_ACC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1">
            <text:p>021</text:p>
          </table:table-cell>
          <table:table-cell office:value-type="string">
            <text:p>CS\Mail\Account\Edit</text:p>
          </table:table-cell>
          <table:table-cell office:value-type="string">
            <text:p>Set check mail automatically </text:p>
          </table:table-cell>
          <table:table-cell table:style-name="ce148" office:value-type="string">
            <text:p>Step 3: Change information</text:p>
          </table:table-cell>
          <table:table-cell office:value-type="string">
            <text:p>- Go to Fetch Option tab </text:p>
            <text:p>- Tick [ Check mail automatically] check box</text:p>
            <text:p>- Click Save </text:p>
          </table:table-cell>
          <table:table-cell office:value-type="string">
            <text:p>The setting is sav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128];6;1)&gt;MID([.F127];6;1);&quot;&quot;;MAX([.A$7:.A127])+1)" office:value-type="float" office:value="48">
            <text:p>048</text:p>
          </table:table-cell>
          <table:table-cell office:value-type="string">
            <text:p>FNC_CS_MA_ACC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2">
            <text:p>022</text:p>
          </table:table-cell>
          <table:table-cell office:value-type="string">
            <text:p>CS\Mail\Account\Edit</text:p>
          </table:table-cell>
          <table:table-cell table:style-name="ce75" office:value-type="string">
            <text:p>Do not Set checking mail automatically </text:p>
          </table:table-cell>
          <table:table-cell table:style-name="ce14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29];6;1)&gt;MID([.F128];6;1);&quot;&quot;;MAX([.A$7:.A128])+1)">
            <text:p/>
          </table:table-cell>
          <table:table-cell office:value-type="string">
            <text:p>FNC_CS_MA_ACC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2">
            <text:p>022</text:p>
          </table:table-cell>
          <table:table-cell office:value-type="string">
            <text:p>CS\Mail\Account\Edit</text:p>
          </table:table-cell>
          <table:table-cell office:value-type="string">
            <text:p>Do not Set checking mail automatically </text:p>
          </table:table-cell>
          <table:table-cell table:style-name="ce14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130];6;1)&gt;MID([.F129];6;1);&quot;&quot;;MAX([.A$7:.A129])+1)">
            <text:p/>
          </table:table-cell>
          <table:table-cell office:value-type="string">
            <text:p>FNC_CS_MA_ACC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22">
            <text:p>022</text:p>
          </table:table-cell>
          <table:table-cell office:value-type="string">
            <text:p>CS\Mail\Account\Edit</text:p>
          </table:table-cell>
          <table:table-cell office:value-type="string">
            <text:p>Do not Set checking mail automatically </text:p>
          </table:table-cell>
          <table:table-cell table:style-name="ce148" office:value-type="string">
            <text:p>Step 3: Change information</text:p>
          </table:table-cell>
          <table:table-cell office:value-type="string">
            <text:p>- Go to Fetch Option tab </text:p>
            <text:p>-Tick [ Check mail automatically] check box</text:p>
            <text:p>- Click Save </text:p>
          </table:table-cell>
          <table:table-cell office:value-type="string">
            <text:p>The setting is sav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31];6;1)&gt;MID([.F130];6;1);&quot;&quot;;MAX([.A$7:.A130])+1)">
            <text:p/>
          </table:table-cell>
          <table:table-cell office:value-type="string">
            <text:p>FNC_CS_MA_ACC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22">
            <text:p>022</text:p>
          </table:table-cell>
          <table:table-cell office:value-type="string">
            <text:p>CS\Mail\Account\Edit</text:p>
          </table:table-cell>
          <table:table-cell office:value-type="string">
            <text:p>Do not Set checking mail automatically </text:p>
          </table:table-cell>
          <table:table-cell table:style-name="ce148" office:value-type="string">
            <text:p>Step 4: Open Edit Account form again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132];6;1)&gt;MID([.F131];6;1);&quot;&quot;;MAX([.A$7:.A131])+1)">
            <text:p/>
          </table:table-cell>
          <table:table-cell office:value-type="string">
            <text:p>FNC_CS_MA_ACC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22">
            <text:p>022</text:p>
          </table:table-cell>
          <table:table-cell office:value-type="string">
            <text:p>CS\Mail\Account\Edit</text:p>
          </table:table-cell>
          <table:table-cell office:value-type="string">
            <text:p>Do not Set checking mail automatically </text:p>
          </table:table-cell>
          <table:table-cell table:style-name="ce148" office:value-type="string">
            <text:p>Step 5: Change information</text:p>
          </table:table-cell>
          <table:table-cell office:value-type="string">
            <text:p>- Go to Fetch Option tab </text:p>
            <text:p>-Tick [ Check mail automatically] check box</text:p>
            <text:p>- Click Save </text:p>
          </table:table-cell>
          <table:table-cell office:value-type="string">
            <text:p>The setting is sav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33];6;1)&gt;MID([.F132];6;1);&quot;&quot;;MAX([.A$7:.A132])+1)" office:value-type="float" office:value="49">
            <text:p>049</text:p>
          </table:table-cell>
          <table:table-cell office:value-type="string">
            <text:p>FNC_CS_MA_ACC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23">
            <text:p>023</text:p>
          </table:table-cell>
          <table:table-cell office:value-type="string">
            <text:p>CS\Mail\Account\Edit</text:p>
          </table:table-cell>
          <table:table-cell table:style-name="ce75" office:value-type="string">
            <text:p>Do not use secure authentication SSL for incoming server</text:p>
          </table:table-cell>
          <table:table-cell table:style-name="ce14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34];6;1)&gt;MID([.F133];6;1);&quot;&quot;;MAX([.A$7:.A133])+1)">
            <text:p/>
          </table:table-cell>
          <table:table-cell office:value-type="string">
            <text:p>FNC_CS_MA_ACC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23">
            <text:p>023</text:p>
          </table:table-cell>
          <table:table-cell office:value-type="string">
            <text:p>CS\Mail\Account\Edit</text:p>
          </table:table-cell>
          <table:table-cell office:value-type="string">
            <text:p>Do not use secure authentication SSL for incoming server</text:p>
          </table:table-cell>
          <table:table-cell table:style-name="ce14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135];6;1)&gt;MID([.F134];6;1);&quot;&quot;;MAX([.A$7:.A134])+1)">
            <text:p/>
          </table:table-cell>
          <table:table-cell office:value-type="string">
            <text:p>FNC_CS_MA_ACC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23">
            <text:p>023</text:p>
          </table:table-cell>
          <table:table-cell office:value-type="string">
            <text:p>CS\Mail\Account\Edit</text:p>
          </table:table-cell>
          <table:table-cell office:value-type="string">
            <text:p>Do not use secure authentication SSL for incoming server</text:p>
          </table:table-cell>
          <table:table-cell table:style-name="ce148" office:value-type="string">
            <text:p>Step 3: Change information</text:p>
          </table:table-cell>
          <table:table-cell office:value-type="string">
            <text:p>- Go to Incoming tab </text:p>
            <text:p>- Don't tick [ Check mail automatically] check box</text:p>
            <text:p>- Click Save </text:p>
          </table:table-cell>
          <table:table-cell office:value-type="string">
            <text:p>The setting is sav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36];6;1)&gt;MID([.F135];6;1);&quot;&quot;;MAX([.A$7:.A135])+1)" office:value-type="float" office:value="50">
            <text:p>050</text:p>
          </table:table-cell>
          <table:table-cell office:value-type="string">
            <text:p>FNC_CS_MA_ACC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24">
            <text:p>024</text:p>
          </table:table-cell>
          <table:table-cell office:value-type="string">
            <text:p>CS\Mail\Account\Edit</text:p>
          </table:table-cell>
          <table:table-cell table:style-name="ce75" office:value-type="string">
            <text:p>Do not use secure authentication SSL for outgoing server</text:p>
          </table:table-cell>
          <table:table-cell table:style-name="ce148" office:value-type="string">
            <text:p>Step 1: Add account</text:p>
          </table:table-cell>
          <table:table-cell office:value-type="string">
            <text:p>- Perform to add an account </text:p>
            <text:p>[ <text:a xlink:href="#Add_account">Details</text:a> ]</text:p>
          </table:table-cell>
          <table:table-cell office:value-type="string">
            <text:p>The account is created successfu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37];6;1)&gt;MID([.F136];6;1);&quot;&quot;;MAX([.A$7:.A136])+1)">
            <text:p/>
          </table:table-cell>
          <table:table-cell office:value-type="string">
            <text:p>FNC_CS_MA_ACC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24">
            <text:p>024</text:p>
          </table:table-cell>
          <table:table-cell office:value-type="string">
            <text:p>CS\Mail\Account\Edit</text:p>
          </table:table-cell>
          <table:table-cell office:value-type="string">
            <text:p>Do not use secure authentication SSL for outgoing server</text:p>
          </table:table-cell>
          <table:table-cell table:style-name="ce148" office:value-type="string">
            <text:p>Step 2: Open Edit Account form </text:p>
          </table:table-cell>
          <table:table-cell office:value-type="string">
            <text:p>- Click on Manage accounts icon in left pane and then select Edit account in drop down menu</text:p>
          </table:table-cell>
          <table:table-cell office:value-type="string">
            <text:p>Th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138];6;1)&gt;MID([.F137];6;1);&quot;&quot;;MAX([.A$7:.A137])+1)">
            <text:p/>
          </table:table-cell>
          <table:table-cell office:value-type="string">
            <text:p>FNC_CS_MA_ACC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24">
            <text:p>024</text:p>
          </table:table-cell>
          <table:table-cell office:value-type="string">
            <text:p>CS\Mail\Account\Edit</text:p>
          </table:table-cell>
          <table:table-cell office:value-type="string">
            <text:p>Do not use secure authentication SSL for outgoing server</text:p>
          </table:table-cell>
          <table:table-cell table:style-name="ce148" office:value-type="string">
            <text:p>Step 3: Change information</text:p>
          </table:table-cell>
          <table:table-cell office:value-type="string">
            <text:p>- Go to Outgoing tab </text:p>
            <text:p>- Don't tick [ Check mail automatically] check box</text:p>
            <text:p>- Click Save </text:p>
          </table:table-cell>
          <table:table-cell office:value-type="string">
            <text:p>The setting is sav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139];6;1)&gt;MID([.F138];6;1);&quot;&quot;;MAX([.A$7:.A138])+1)" office:value-type="float" office:value="51">
            <text:p>051</text:p>
          </table:table-cell>
          <table:table-cell office:value-type="string">
            <text:p>FNC_CS_MA_ACC_DEL</text:p>
          </table:table-cell>
          <table:table-cell table:style-name="ce140" office:value-type="float" office:value="1">
            <text:p>001</text:p>
          </table:table-cell>
          <table:table-cell office:value-type="string">
            <text:p>CS\Mail\Account\Delete</text:p>
          </table:table-cell>
          <table:table-cell table:style-name="ce75" office:value-type="string">
            <text:p>Delete Account</text:p>
          </table:table-cell>
          <table:table-cell office:value-type="string">
            <text:p>Step 1: Create account</text:p>
          </table:table-cell>
          <table:table-cell office:value-type="string">
            <text:p>Create some mail accounts</text:p>
          </table:table-cell>
          <table:table-cell office:value-type="string">
            <text:p>Accou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40];6;1)&gt;MID([.F139];6;1);&quot;&quot;;MAX([.A$7:.A139])+1)">
            <text:p/>
          </table:table-cell>
          <table:table-cell office:value-type="string">
            <text:p>FNC_CS_MA_ACC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">
            <text:p>001</text:p>
          </table:table-cell>
          <table:table-cell office:value-type="string">
            <text:p>CS\Mail\Account\Delete</text:p>
          </table:table-cell>
          <table:table-cell office:value-type="string">
            <text:p>Delete Account</text:p>
          </table:table-cell>
          <table:table-cell office:value-type="string">
            <text:p>Step 2: <text:s/>Open Delete account form</text:p>
          </table:table-cell>
          <table:table-cell office:value-type="string">
            <text:p>Click Manage accounts icon in left pane and select <text:span text:style-name="T5">Delete account</text:span></text:p>
          </table:table-cell>
          <table:table-cell office:value-type="string">
            <text:p>Delete Account form is shown properly: List all existing account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41];6;1)&gt;MID([.F140];6;1);&quot;&quot;;MAX([.A$7:.A140])+1)">
            <text:p/>
          </table:table-cell>
          <table:table-cell office:value-type="string">
            <text:p>FNC_CS_MA_ACC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">
            <text:p>001</text:p>
          </table:table-cell>
          <table:table-cell office:value-type="string">
            <text:p>CS\Mail\Account\Delete</text:p>
          </table:table-cell>
          <table:table-cell office:value-type="string">
            <text:p>Delete Account</text:p>
          </table:table-cell>
          <table:table-cell office:value-type="string">
            <text:p>Step 3: Delete account</text:p>
          </table:table-cell>
          <table:table-cell office:value-type="string">
            <text:p>- Click delete icon corresponding to account which you want to delete</text:p>
            <text:p>- Click <text:span text:style-name="T5">OK</text:span> <text:span text:style-name="T6">to confirm</text:span></text:p>
          </table:table-cell>
          <table:table-cell office:value-type="string">
            <text:p>This Account is disappeared from accounts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142];6;1)&gt;MID([.F141];6;1);&quot;&quot;;MAX([.A$7:.A141])+1)" office:value-type="float" office:value="52">
            <text:p>052</text:p>
          </table:table-cell>
          <table:table-cell office:value-type="string">
            <text:p>FNC_CS_MA_ACC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2">
            <text:p>002</text:p>
          </table:table-cell>
          <table:table-cell office:value-type="string">
            <text:p>CS\Mail\Account\Delete</text:p>
          </table:table-cell>
          <table:table-cell table:style-name="ce150" office:value-type="string">
            <text:p>Delete an account of <text:s/>user when the User login in different browsers</text:p>
          </table:table-cell>
          <table:table-cell office:value-type="string">
            <text:p>Step 1: Add new account on a <text:s/>browser (FF)</text:p>
          </table:table-cell>
          <table:table-cell office:value-type="string">
            <text:p>- Login by one user</text:p>
            <text:p>- Perform to create an account mail</text:p>
            <text:p>- Check mail</text:p>
          </table:table-cell>
          <table:table-cell office:value-type="string">
            <text:p>- This account is <text:s/>created </text:p>
            <text:p>- Mails are fetched into Inbox folder and show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143];6;1)&gt;MID([.F142];6;1);&quot;&quot;;MAX([.A$7:.A142])+1)">
            <text:p/>
          </table:table-cell>
          <table:table-cell office:value-type="string">
            <text:p>FNC_CS_MA_ACC_03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2">
            <text:p>002</text:p>
          </table:table-cell>
          <table:table-cell office:value-type="string">
            <text:p>CS\Mail\Account\Delete</text:p>
          </table:table-cell>
          <table:table-cell table:style-name="ce148" office:value-type="string">
            <text:p>Delete an account of <text:s/>user when the User login in different browsers</text:p>
          </table:table-cell>
          <table:table-cell office:value-type="string">
            <text:p>Step 2: Login by the above user on other browser (IE)</text:p>
          </table:table-cell>
          <table:table-cell office:value-type="string">
            <text:p>- Login by the above user on other browser (IE)</text:p>
            <text:p>- Go to webmail <text:span text:style-name="T11">portlet</text:span></text:p>
          </table:table-cell>
          <table:table-cell office:value-type="string">
            <text:p>- Login successfully </text:p>
            <text:p>- Above account mail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144];6;1)&gt;MID([.F143];6;1);&quot;&quot;;MAX([.A$7:.A143])+1)">
            <text:p/>
          </table:table-cell>
          <table:table-cell office:value-type="string">
            <text:p>FNC_CS_MA_ACC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2">
            <text:p>002</text:p>
          </table:table-cell>
          <table:table-cell office:value-type="string">
            <text:p>CS\Mail\Account\Delete</text:p>
          </table:table-cell>
          <table:table-cell table:style-name="ce148" office:value-type="string">
            <text:p>Delete an account of <text:s/>user when the User login in different browsers</text:p>
          </table:table-cell>
          <table:table-cell office:value-type="string">
            <text:p>Step 3: Delete the account</text:p>
          </table:table-cell>
          <table:table-cell office:value-type="string">
            <text:p>- On IE, perform to delete the account</text:p>
          </table:table-cell>
          <table:table-cell office:value-type="string">
            <text:p>The Account is deleted. All mails which was fetched also deleted from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145];6;1)&gt;MID([.F144];6;1);&quot;&quot;;MAX([.A$7:.A144])+1)">
            <text:p/>
          </table:table-cell>
          <table:table-cell office:value-type="string">
            <text:p>FNC_CS_MA_ACC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office:value-type="string">
            <text:p>CS\Mail\Account\Delete</text:p>
          </table:table-cell>
          <table:table-cell table:style-name="ce148" office:value-type="string">
            <text:p>Delete an account of <text:s/>user when the User login in different browsers</text:p>
          </table:table-cell>
          <table:table-cell office:value-type="string">
            <text:p>Step 4: Come back FF</text:p>
          </table:table-cell>
          <table:table-cell office:value-type="string">
            <text:p>- Perform to refresh browser </text:p>
            <text:p/>
          </table:table-cell>
          <table:table-cell office:value-type="string">
            <text:p>The Account is not shown and all mail which was fetched , also disappeared <text:s/>from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146];6;1)&gt;MID([.F145];6;1);&quot;&quot;;MAX([.A$7:.A145])+1)" office:value-type="float" office:value="53">
            <text:p>053</text:p>
          </table:table-cell>
          <table:table-cell office:value-type="string">
            <text:p>FNC_CS_MA_ACC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3">
            <text:p>003</text:p>
          </table:table-cell>
          <table:table-cell office:value-type="string">
            <text:p>CS\Mail\Account\Delete</text:p>
          </table:table-cell>
          <table:table-cell table:style-name="ce75" office:value-type="string">
            <text:p>Delete Account mail with no available account </text:p>
          </table:table-cell>
          <table:table-cell office:value-type="string">
            <text:p>Step 1: Show form delete account</text:p>
          </table:table-cell>
          <table:table-cell office:value-type="string">
            <text:p>Click Manage accounts icon in left pane and select Delete account when there's no added mail account</text:p>
          </table:table-cell>
          <table:table-cell office:value-type="string">
            <text:p>Show message alerts users have to create accou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47];6;1)&gt;MID([.F146];6;1);&quot;&quot;;MAX([.A$7:.A146])+1)" office:value-type="float" office:value="54">
            <text:p>054</text:p>
          </table:table-cell>
          <table:table-cell office:value-type="string">
            <text:p>FNC_CS_MA_ACC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">
            <text:p>004</text:p>
          </table:table-cell>
          <table:table-cell office:value-type="string">
            <text:p>CS\Mail\Account\Delete</text:p>
          </table:table-cell>
          <table:table-cell table:style-name="ce150" office:value-type="string">
            <text:p>Delete default account</text:p>
          </table:table-cell>
          <table:table-cell office:value-type="string">
            <text:p>Step 1: Add new account</text:p>
          </table:table-cell>
          <table:table-cell office:value-type="string">
            <text:p>Add new some mail accounts</text:p>
          </table:table-cell>
          <table:table-cell table:style-name="ce148" office:value-type="string">
            <text:p>New mail accounts are added and displayed in accounts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148];6;1)&gt;MID([.F147];6;1);&quot;&quot;;MAX([.A$7:.A147])+1)">
            <text:p/>
          </table:table-cell>
          <table:table-cell office:value-type="string">
            <text:p>FNC_CS_MA_ACC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office:value-type="string">
            <text:p>CS\Mail\Account\Delete</text:p>
          </table:table-cell>
          <table:table-cell table:style-name="ce148" office:value-type="string">
            <text:p>Delete default account</text:p>
          </table:table-cell>
          <table:table-cell office:value-type="string">
            <text:p>Step 2: Set default account</text:p>
          </table:table-cell>
          <table:table-cell office:value-type="string">
            <text:p>In Mail Settings form, select one account to be default</text:p>
          </table:table-cell>
          <table:table-cell table:style-name="ce148" office:value-type="string">
            <text:p>- Selected account is set default</text:p>
            <text:p>- “Default” string is displayed with this account in accounts list</text:p>
            <text:p>- Default account always show when user sign in and goto Webmai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MID([.F149];6;1)&gt;MID([.F148];6;1);&quot;&quot;;MAX([.A$7:.A148])+1)">
            <text:p/>
          </table:table-cell>
          <table:table-cell office:value-type="string">
            <text:p>FNC_CS_MA_ACC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office:value-type="string">
            <text:p>CS\Mail\Account\Delete</text:p>
          </table:table-cell>
          <table:table-cell table:style-name="ce148" office:value-type="string">
            <text:p>Delete default account</text:p>
          </table:table-cell>
          <table:table-cell office:value-type="string">
            <text:p>Step 3: Delete account</text:p>
          </table:table-cell>
          <table:table-cell office:value-type="string">
            <text:p>- Click on cross icon and select <text:span text:style-name="T5">Delete account</text:span></text:p>
            <text:p><text:span text:style-name="T5">- </text:span><text:span text:style-name="T6">Click </text:span><text:span text:style-name="T5">Delete</text:span><text:span text:style-name="T6"> icon corresponding to the default account</text:span></text:p>
            <text:p><text:span text:style-name="T6">- Click </text:span><text:span text:style-name="T5">OK</text:span><text:span text:style-name="T6"> to confirm</text:span></text:p>
          </table:table-cell>
          <table:table-cell table:style-name="ce148" office:value-type="string">
            <text:p>Default account and its mails are remov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MID([.F150];6;1)&gt;MID([.F149];6;1);&quot;&quot;;MAX([.A$7:.A149])+1)" office:value-type="float" office:value="55">
            <text:p>055</text:p>
          </table:table-cell>
          <table:table-cell office:value-type="string">
            <text:p>FNC_CS_MA_ACC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5">
            <text:p>005</text:p>
          </table:table-cell>
          <table:table-cell office:value-type="string">
            <text:p>CS\Mail\Account\Delete</text:p>
          </table:table-cell>
          <table:table-cell table:style-name="ce76" office:value-type="string">
            <text:p>Delete Account which is being opened selected</text:p>
          </table:table-cell>
          <table:table-cell office:value-type="string">
            <text:p>Step 1: Add new account</text:p>
          </table:table-cell>
          <table:table-cell office:value-type="string">
            <text:p>Add new some mail accounts</text:p>
          </table:table-cell>
          <table:table-cell table:style-name="ce148" office:value-type="string">
            <text:p>New mail accounts are added and displayed in accounts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0">
          <table:table-cell table:formula="of:=IF(MID([.F151];6;1)&gt;MID([.F150];6;1);&quot;&quot;;MAX([.A$7:.A150])+1)">
            <text:p/>
          </table:table-cell>
          <table:table-cell office:value-type="string">
            <text:p>FNC_CS_MA_ACC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5">
            <text:p>005</text:p>
          </table:table-cell>
          <table:table-cell office:value-type="string">
            <text:p>CS\Mail\Account\Delete</text:p>
          </table:table-cell>
          <table:table-cell table:style-name="ce151" office:value-type="string">
            <text:p>Delete Account which is being opened selected</text:p>
          </table:table-cell>
          <table:table-cell office:value-type="string">
            <text:p>Step 2: View account</text:p>
          </table:table-cell>
          <table:table-cell office:value-type="string">
            <text:p>In Left pane: select an account in drop down list</text:p>
          </table:table-cell>
          <table:table-cell table:style-name="ce148" office:value-type="string">
            <text:p>Folder and mail in accou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MID([.F152];6;1)&gt;MID([.F151];6;1);&quot;&quot;;MAX([.A$7:.A151])+1)">
            <text:p/>
          </table:table-cell>
          <table:table-cell office:value-type="string">
            <text:p>FNC_CS_MA_ACC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office:value-type="string">
            <text:p>CS\Mail\Account\Delete</text:p>
          </table:table-cell>
          <table:table-cell table:style-name="ce151" office:value-type="string">
            <text:p>Delete Account which is being opened selected</text:p>
          </table:table-cell>
          <table:table-cell office:value-type="string">
            <text:p>Step 3: Delete selected account</text:p>
          </table:table-cell>
          <table:table-cell office:value-type="string">
            <text:p>Click Manage accounts icon in left pane and select <text:span text:style-name="T5">Delete account</text:span></text:p>
            <text:p>- In Delete account form: click Delete icon corresponding of account which is being viewed</text:p>
            <text:p>- Click <text:span text:style-name="T5">OK </text:span><text:span text:style-name="T6">to confirm</text:span></text:p>
          </table:table-cell>
          <table:table-cell office:value-type="string">
            <text:p>- Selected account and its folder, mail are removed.</text:p>
            <text:p>- Deleted account isn't displayed in account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MID([.F153];6;1)&gt;MID([.F152];6;1);&quot;&quot;;MAX([.A$7:.A152])+1)" office:value-type="float" office:value="56">
            <text:p>056</text:p>
          </table:table-cell>
          <table:table-cell office:value-type="string">
            <text:p>FNC_CS_MA_ACC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6">
            <text:p>006</text:p>
          </table:table-cell>
          <table:table-cell office:value-type="string">
            <text:p>CS\Mail\Account\Delete</text:p>
          </table:table-cell>
          <table:table-cell table:style-name="ce150" office:value-type="string">
            <text:p>Delete account when there is only one account</text:p>
          </table:table-cell>
          <table:table-cell office:value-type="string">
            <text:p>Step 1: Add new account</text:p>
          </table:table-cell>
          <table:table-cell office:value-type="string">
            <text:p>Perform Add an new account</text:p>
          </table:table-cell>
          <table:table-cell table:style-name="ce148" office:value-type="string">
            <text:p>- An mail account is added and displayed in accounts list.</text:p>
            <text:p>- Folder and mail of added account are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154];6;1)&gt;MID([.F153];6;1);&quot;&quot;;MAX([.A$7:.A153])+1)">
            <text:p/>
          </table:table-cell>
          <table:table-cell office:value-type="string">
            <text:p>FNC_CS_MA_ACC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6">
            <text:p>006</text:p>
          </table:table-cell>
          <table:table-cell office:value-type="string">
            <text:p>CS\Mail\Account\Delete</text:p>
          </table:table-cell>
          <table:table-cell table:style-name="ce148" office:value-type="string">
            <text:p>Delete account when there is only one account</text:p>
          </table:table-cell>
          <table:table-cell office:value-type="string">
            <text:p>Step 2: Delete account added</text:p>
          </table:table-cell>
          <table:table-cell office:value-type="string">
            <text:p>- Click Manage accounts icon in left pane and select <text:span text:style-name="T5">Delete account</text:span></text:p>
            <text:p>- Click <text:span text:style-name="T5">Delete</text:span> icon corresponding to the added account</text:p>
          </table:table-cell>
          <table:table-cell table:style-name="ce148" office:value-type="string">
            <text:p>Account is deleted, accounts list is bla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155];6;1)&gt;MID([.F154];6;1);&quot;&quot;;MAX([.A$7:.A154])+1)" office:value-type="float" office:value="57">
            <text:p>057</text:p>
          </table:table-cell>
          <table:table-cell office:value-type="string">
            <text:p>FNC_CS_MA_ACC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7">
            <text:p>007</text:p>
          </table:table-cell>
          <table:table-cell office:value-type="string">
            <text:p>CS\Mail\Account\Delete</text:p>
          </table:table-cell>
          <table:table-cell table:style-name="ce150" office:value-type="string">
            <text:p>Delete Account while checking mail</text:p>
          </table:table-cell>
          <table:table-cell office:value-type="string">
            <text:p>Step 1: Add new account</text:p>
          </table:table-cell>
          <table:table-cell office:value-type="string">
            <text:p>Perform Add an new account</text:p>
          </table:table-cell>
          <table:table-cell table:style-name="ce148" office:value-type="string">
            <text:p>- An mail account is added and displayed in accounts lis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2">
          <table:table-cell table:formula="of:=IF(MID([.F156];6;1)&gt;MID([.F155];6;1);&quot;&quot;;MAX([.A$7:.A155])+1)">
            <text:p/>
          </table:table-cell>
          <table:table-cell office:value-type="string">
            <text:p>FNC_CS_MA_ACC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7">
            <text:p>007</text:p>
          </table:table-cell>
          <table:table-cell office:value-type="string">
            <text:p>CS\Mail\Account\Delete</text:p>
          </table:table-cell>
          <table:table-cell table:style-name="ce148" office:value-type="string">
            <text:p>Delete Account while checking mail</text:p>
          </table:table-cell>
          <table:table-cell office:value-type="string">
            <text:p>Step 2: <text:s/>Checking mail</text:p>
          </table:table-cell>
          <table:table-cell office:value-type="string">
            <text:p>Click <text:span text:style-name="T5">Checking mail </text:span><text:s/>button in action bar of added account</text:p>
          </table:table-cell>
          <table:table-cell table:style-name="ce148" office:value-type="string">
            <text:p>Fetching mail in added account is done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157];6;1)&gt;MID([.F156];6;1);&quot;&quot;;MAX([.A$7:.A156])+1)">
            <text:p/>
          </table:table-cell>
          <table:table-cell office:value-type="string">
            <text:p>FNC_CS_MA_ACC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7">
            <text:p>007</text:p>
          </table:table-cell>
          <table:table-cell office:value-type="string">
            <text:p>CS\Mail\Account\Delete</text:p>
          </table:table-cell>
          <table:table-cell table:style-name="ce148" office:value-type="string">
            <text:p>Delete Account while checking mail</text:p>
          </table:table-cell>
          <table:table-cell office:value-type="string">
            <text:p>Step 3: Open Delete account form</text:p>
          </table:table-cell>
          <table:table-cell office:value-type="string">
            <text:p>- Click Manage accounts icon in left pane and select Delete account while fetching mails</text:p>
            <text:p><text:span text:style-name="T6">- Click </text:span><text:span text:style-name="T5">Delete</text:span><text:span text:style-name="T6"> icon corresponding to the fetching mail account</text:span></text:p>
            <text:p><text:span text:style-name="T6">- Click </text:span><text:span text:style-name="T5">OK </text:span><text:span text:style-name="T6"><text:s/>to confirm</text:span></text:p>
          </table:table-cell>
          <table:table-cell table:style-name="ce148" office:value-type="string">
            <text:p>- Selected account and its folder, mail is removed.</text:p>
            <text:p>- Checking mail in deleted mail is stopped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3">
          <table:table-cell table:formula="of:=IF(MID([.F158];6;1)&gt;MID([.F157];6;1);&quot;&quot;;MAX([.A$7:.A157])+1)" office:value-type="float" office:value="58">
            <text:p>058</text:p>
          </table:table-cell>
          <table:table-cell office:value-type="string">
            <text:p>FNC_CS_MA_ACC_04</text:p>
          </table:table-cell>
          <table:table-cell office:value-type="float" office:value="1">
            <text:p>001</text:p>
          </table:table-cell>
          <table:table-cell office:value-type="string">
            <text:p>CS\Mail\Account\Delegate</text:p>
          </table:table-cell>
          <table:table-cell table:style-name="ce77" office:value-type="string">
            <text:p>Delegate a account to user with full permission</text:p>
          </table:table-cell>
          <table:table-cell table:style-name="ce152" office:value-type="string">
            <text:p>Step 1: Add account</text:p>
          </table:table-cell>
          <table:table-cell table:style-name="ce152" office:value-type="string">
            <text:p>- Click Account icon</text:p>
            <text:p>- Full fill all steps</text:p>
            <text:p>- Finish</text:p>
          </table:table-cell>
          <table:table-cell table:style-name="ce152" office:value-type="string">
            <text:p>- The account is created and get mail successfully</text:p>
          </table:table-cell>
          <table:table-cell table:style-name="ce158"/>
          <table:table-cell table:style-name="ce136"/>
          <table:table-cell table:number-columns-repeated="246"/>
        </table:table-row>
        <table:table-row table:style-name="ro54">
          <table:table-cell table:formula="of:=IF(MID([.F159];6;1)&gt;MID([.F158];6;1);&quot;&quot;;MAX([.A$7:.A158])+1)">
            <text:p/>
          </table:table-cell>
          <table:table-cell office:value-type="string">
            <text:p>FNC_CS_MA_ACC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">
            <text:p>001</text:p>
          </table:table-cell>
          <table:table-cell office:value-type="string">
            <text:p>CS\Mail\Account\Delegate</text:p>
          </table:table-cell>
          <table:table-cell table:style-name="ce152" office:value-type="string">
            <text:p>Delegate a account to user with full permission</text:p>
          </table:table-cell>
          <table:table-cell table:style-name="ce152" office:value-type="string">
            <text:p>Step 2: Delegate account with full permission</text:p>
          </table:table-cell>
          <table:table-cell table:style-name="ce152" office:value-type="string">
            <text:p>- Click Settings </text:p>
            <text:p>- Click Delegation tab</text:p>
            <text:p>- Select account to delegate</text:p>
            <text:p>- Input correct delegate user name</text:p>
            <text:p>- Tick Full check box</text:p>
            <text:p>- Click Add Delegate account button</text:p>
          </table:table-cell>
          <table:table-cell table:style-name="ce152" office:value-type="string">
            <text:p>- The Delegation displays validly</text:p>
            <text:p>- The user is added and listed in delegated list with full permission ticked</text:p>
          </table:table-cell>
          <table:table-cell table:style-name="ce158"/>
          <table:table-cell table:style-name="ce136"/>
          <table:table-cell table:number-columns-repeated="246"/>
        </table:table-row>
        <table:table-row table:style-name="ro55">
          <table:table-cell table:formula="of:=IF(MID([.F160];6;1)&gt;MID([.F159];6;1);&quot;&quot;;MAX([.A$7:.A159])+1)">
            <text:p/>
          </table:table-cell>
          <table:table-cell office:value-type="string">
            <text:p>FNC_CS_MA_ACC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">
            <text:p>001</text:p>
          </table:table-cell>
          <table:table-cell office:value-type="string">
            <text:p>CS\Mail\Account\Delegate</text:p>
          </table:table-cell>
          <table:table-cell table:style-name="ce152" office:value-type="string">
            <text:p>Delegate a account to user with full permission</text:p>
          </table:table-cell>
          <table:table-cell table:style-name="ce152" office:value-type="string">
            <text:p>Step 3: Check account by the delegated user</text:p>
          </table:table-cell>
          <table:table-cell table:style-name="ce152" office:value-type="string">
            <text:p>- Login by the delegate user by step 2</text:p>
            <text:p>- Check the delegated account</text:p>
          </table:table-cell>
          <table:table-cell table:style-name="ce152" office:value-type="string">
            <text:p>- The delegated account displayed </text:p>
            <text:p>- All messages and folder is listed</text:p>
          </table:table-cell>
          <table:table-cell table:style-name="ce158"/>
          <table:table-cell table:style-name="ce136"/>
          <table:table-cell table:number-columns-repeated="246"/>
        </table:table-row>
        <table:table-row table:style-name="ro56">
          <table:table-cell table:formula="of:=IF(MID([.F161];6;1)&gt;MID([.F160];6;1);&quot;&quot;;MAX([.A$7:.A160])+1)">
            <text:p/>
          </table:table-cell>
          <table:table-cell office:value-type="string">
            <text:p>FNC_CS_MA_ACC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">
            <text:p>001</text:p>
          </table:table-cell>
          <table:table-cell office:value-type="string">
            <text:p>CS\Mail\Account\Delegate</text:p>
          </table:table-cell>
          <table:table-cell table:style-name="ce152" office:value-type="string">
            <text:p>Delegate a account to user with full permission</text:p>
          </table:table-cell>
          <table:table-cell table:style-name="ce152" office:value-type="string">
            <text:p>Step 4: Check full right permission of the delegated user</text:p>
          </table:table-cell>
          <table:table-cell table:style-name="ce152" office:value-type="string">
            <text:p>- View message</text:p>
            <text:p>- Write message</text:p>
            <text:p>- Delete message</text:p>
            <text:p>- Tag</text:p>
            <text:p>- Create folder</text:p>
            <text:p>- Do all other actions</text:p>
          </table:table-cell>
          <table:table-cell table:style-name="ce152" office:value-type="string">
            <text:p>The delegated user with full permission can do most actions in the delegated mail account </text:p>
          </table:table-cell>
          <table:table-cell table:style-name="ce158"/>
          <table:table-cell table:style-name="ce136"/>
          <table:table-cell table:number-columns-repeated="246"/>
        </table:table-row>
        <table:table-row table:style-name="ro55">
          <table:table-cell table:formula="of:=IF(MID([.F162];6;1)&gt;MID([.F161];6;1);&quot;&quot;;MAX([.A$7:.A161])+1)" office:value-type="float" office:value="59">
            <text:p>059</text:p>
          </table:table-cell>
          <table:table-cell office:value-type="string">
            <text:p>FNC_CS_MA_ACC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2">
            <text:p>002</text:p>
          </table:table-cell>
          <table:table-cell office:value-type="string">
            <text:p>CS\Mail\Account\Delegate</text:p>
          </table:table-cell>
          <table:table-cell table:style-name="ce77" office:value-type="string">
            <text:p>Delegate a account to user without full permission</text:p>
          </table:table-cell>
          <table:table-cell table:style-name="ce152" office:value-type="string">
            <text:p>Step 1: Add account</text:p>
          </table:table-cell>
          <table:table-cell table:style-name="ce152" office:value-type="string">
            <text:p>- Click Account icon</text:p>
            <text:p>- Full fill all steps</text:p>
            <text:p>- Finish</text:p>
          </table:table-cell>
          <table:table-cell table:style-name="ce152" office:value-type="string">
            <text:p>- The account is created and get mail successfully</text:p>
          </table:table-cell>
          <table:table-cell table:style-name="ce158"/>
          <table:table-cell table:style-name="ce136"/>
          <table:table-cell table:number-columns-repeated="246"/>
        </table:table-row>
        <table:table-row table:style-name="ro57">
          <table:table-cell table:formula="of:=IF(MID([.F163];6;1)&gt;MID([.F162];6;1);&quot;&quot;;MAX([.A$7:.A162])+1)">
            <text:p/>
          </table:table-cell>
          <table:table-cell office:value-type="string">
            <text:p>FNC_CS_MA_ACC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2">
            <text:p>002</text:p>
          </table:table-cell>
          <table:table-cell office:value-type="string">
            <text:p>CS\Mail\Account\Delegate</text:p>
          </table:table-cell>
          <table:table-cell table:style-name="ce152" office:value-type="string">
            <text:p>Delegate a account to user without full permission</text:p>
          </table:table-cell>
          <table:table-cell table:style-name="ce152" office:value-type="string">
            <text:p>Step 2: Delegate account with full permission</text:p>
          </table:table-cell>
          <table:table-cell table:style-name="ce152" office:value-type="string">
            <text:p>- Click Settings </text:p>
            <text:p>- Click Delegation tab</text:p>
            <text:p>- Select account to delegate</text:p>
            <text:p>- Input correct delegate user name</text:p>
            <text:p>- Do not tick Full check box</text:p>
            <text:p>- Click Add Delegate account button</text:p>
          </table:table-cell>
          <table:table-cell table:style-name="ce152" office:value-type="string">
            <text:p>- The Delegation displays validly</text:p>
            <text:p>- The user is added and listed in delegated list without full permission ticked</text:p>
          </table:table-cell>
          <table:table-cell table:style-name="ce158"/>
          <table:table-cell table:style-name="ce136"/>
          <table:table-cell table:number-columns-repeated="246"/>
        </table:table-row>
        <table:table-row table:style-name="ro48">
          <table:table-cell table:formula="of:=IF(MID([.F164];6;1)&gt;MID([.F163];6;1);&quot;&quot;;MAX([.A$7:.A163])+1)">
            <text:p/>
          </table:table-cell>
          <table:table-cell office:value-type="string">
            <text:p>FNC_CS_MA_ACC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2">
            <text:p>002</text:p>
          </table:table-cell>
          <table:table-cell office:value-type="string">
            <text:p>CS\Mail\Account\Delegate</text:p>
          </table:table-cell>
          <table:table-cell table:style-name="ce152" office:value-type="string">
            <text:p>Delegate a account to user without full permission</text:p>
          </table:table-cell>
          <table:table-cell table:style-name="ce152" office:value-type="string">
            <text:p>Step 3: Check account by the delegated user</text:p>
          </table:table-cell>
          <table:table-cell table:style-name="ce152" office:value-type="string">
            <text:p>- Login by the delegate user by step 2</text:p>
            <text:p>- Check the delegated account</text:p>
          </table:table-cell>
          <table:table-cell table:style-name="ce152" office:value-type="string">
            <text:p>- The delegated account displayed </text:p>
            <text:p>- All messages and folder is listed</text:p>
          </table:table-cell>
          <table:table-cell table:style-name="ce158"/>
          <table:table-cell table:style-name="ce136"/>
          <table:table-cell table:number-columns-repeated="246"/>
        </table:table-row>
        <table:table-row table:style-name="ro58">
          <table:table-cell table:formula="of:=IF(MID([.F165];6;1)&gt;MID([.F164];6;1);&quot;&quot;;MAX([.A$7:.A164])+1)">
            <text:p/>
          </table:table-cell>
          <table:table-cell office:value-type="string">
            <text:p>FNC_CS_MA_ACC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2">
            <text:p>002</text:p>
          </table:table-cell>
          <table:table-cell office:value-type="string">
            <text:p>CS\Mail\Account\Delegate</text:p>
          </table:table-cell>
          <table:table-cell table:style-name="ce152" office:value-type="string">
            <text:p>Delegate a account to user without full permission</text:p>
          </table:table-cell>
          <table:table-cell table:style-name="ce152" office:value-type="string">
            <text:p>Step 4: Check right permission of the delegated user</text:p>
          </table:table-cell>
          <table:table-cell table:style-name="ce152" office:value-type="string">
            <text:p>- View message</text:p>
            <text:p>- Write message</text:p>
            <text:p>- Delete message</text:p>
            <text:p>- Tag</text:p>
            <text:p>- Create folder</text:p>
            <text:p>- Do all other actions</text:p>
          </table:table-cell>
          <table:table-cell table:style-name="ce152" office:value-type="string">
            <text:p>The delegated user without full permission can only do some basic function on message e.g mark read, star...</text:p>
            <text:p>- Can not write, delete, move...</text:p>
          </table:table-cell>
          <table:table-cell table:style-name="ce158"/>
          <table:table-cell table:style-name="ce136"/>
          <table:table-cell table:number-columns-repeated="246"/>
        </table:table-row>
        <table:table-row table:style-name="ro53">
          <table:table-cell table:formula="of:=IF(MID([.F166];6;1)&gt;MID([.F165];6;1);&quot;&quot;;MAX([.A$7:.A165])+1)" office:value-type="float" office:value="60">
            <text:p>060</text:p>
          </table:table-cell>
          <table:table-cell office:value-type="string">
            <text:p>FNC_CS_MA_ACC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3">
            <text:p>003</text:p>
          </table:table-cell>
          <table:table-cell office:value-type="string">
            <text:p>CS\Mail\Account\Delegate</text:p>
          </table:table-cell>
          <table:table-cell table:style-name="ce77" office:value-type="string">
            <text:p>Delegate a account to invalid user</text:p>
          </table:table-cell>
          <table:table-cell table:style-name="ce152" office:value-type="string">
            <text:p>Step 1: Add account</text:p>
          </table:table-cell>
          <table:table-cell table:style-name="ce152" office:value-type="string">
            <text:p>- Click Account icon</text:p>
            <text:p>- Full fill all steps</text:p>
            <text:p>- Finish</text:p>
          </table:table-cell>
          <table:table-cell table:style-name="ce152" office:value-type="string">
            <text:p>- The account is created and get mail successfully</text:p>
          </table:table-cell>
          <table:table-cell table:style-name="ce158"/>
          <table:table-cell table:style-name="ce136"/>
          <table:table-cell table:number-columns-repeated="246"/>
        </table:table-row>
        <table:table-row table:style-name="ro58">
          <table:table-cell table:formula="of:=IF(MID([.F167];6;1)&gt;MID([.F166];6;1);&quot;&quot;;MAX([.A$7:.A166])+1)">
            <text:p/>
          </table:table-cell>
          <table:table-cell office:value-type="string">
            <text:p>FNC_CS_MA_ACC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3">
            <text:p>003</text:p>
          </table:table-cell>
          <table:table-cell office:value-type="string">
            <text:p>CS\Mail\Account\Delegate</text:p>
          </table:table-cell>
          <table:table-cell table:style-name="ce152" office:value-type="string">
            <text:p>Delegate a account to invalid user</text:p>
          </table:table-cell>
          <table:table-cell table:style-name="ce152" office:value-type="string">
            <text:p>Step 2: Delegate account to invalid user</text:p>
          </table:table-cell>
          <table:table-cell table:style-name="ce152" office:value-type="string">
            <text:p>- Click Settings </text:p>
            <text:p>- Click Delegation tab</text:p>
            <text:p>- Select account to delegate</text:p>
            <text:p>- Input invalid user name to delegate</text:p>
            <text:p>- Click Add Delegate account button</text:p>
          </table:table-cell>
          <table:table-cell table:style-name="ce152" office:value-type="string">
            <text:p>- The Delegation displays validly</text:p>
            <text:p>- Alert message displays to notify invalid user name input</text:p>
          </table:table-cell>
          <table:table-cell table:style-name="ce158"/>
          <table:table-cell table:style-name="ce136"/>
          <table:table-cell table:number-columns-repeated="246"/>
        </table:table-row>
        <table:table-row table:style-name="ro53">
          <table:table-cell table:formula="of:=IF(MID([.F168];6;1)&gt;MID([.F167];6;1);&quot;&quot;;MAX([.A$7:.A167])+1)" office:value-type="float" office:value="61">
            <text:p>061</text:p>
          </table:table-cell>
          <table:table-cell office:value-type="string">
            <text:p>FNC_CS_MA_ACC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4">
            <text:p>004</text:p>
          </table:table-cell>
          <table:table-cell office:value-type="string">
            <text:p>CS\Mail\Account\Delegate</text:p>
          </table:table-cell>
          <table:table-cell table:style-name="ce77" office:value-type="string">
            <text:p>Delete a delegated user</text:p>
          </table:table-cell>
          <table:table-cell table:style-name="ce152" office:value-type="string">
            <text:p>Step 1: Add account</text:p>
          </table:table-cell>
          <table:table-cell table:style-name="ce152" office:value-type="string">
            <text:p>- Click Account icon</text:p>
            <text:p>- Full fill all steps</text:p>
            <text:p>- Finish</text:p>
          </table:table-cell>
          <table:table-cell table:style-name="ce152" office:value-type="string">
            <text:p>- The account is created and get mail successfully</text:p>
          </table:table-cell>
          <table:table-cell table:style-name="ce158"/>
          <table:table-cell table:style-name="ce136"/>
          <table:table-cell table:number-columns-repeated="246"/>
        </table:table-row>
        <table:table-row table:style-name="ro59">
          <table:table-cell table:formula="of:=IF(MID([.F169];6;1)&gt;MID([.F168];6;1);&quot;&quot;;MAX([.A$7:.A168])+1)">
            <text:p/>
          </table:table-cell>
          <table:table-cell office:value-type="string">
            <text:p>FNC_CS_MA_ACC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4">
            <text:p>004</text:p>
          </table:table-cell>
          <table:table-cell office:value-type="string">
            <text:p>CS\Mail\Account\Delegate</text:p>
          </table:table-cell>
          <table:table-cell table:style-name="ce152" office:value-type="string">
            <text:p>Delete a delegated user</text:p>
          </table:table-cell>
          <table:table-cell table:style-name="ce152" office:value-type="string">
            <text:p>Step 2: Delegate account to user</text:p>
          </table:table-cell>
          <table:table-cell table:style-name="ce152" office:value-type="string">
            <text:p>- Click Settings </text:p>
            <text:p>- Click Delegation tab</text:p>
            <text:p>- Select account to delegate</text:p>
            <text:p>- Input invalid user name to delegate</text:p>
            <text:p>- Click Add Delegate account button</text:p>
          </table:table-cell>
          <table:table-cell table:style-name="ce152" office:value-type="string">
            <text:p>- The Delegation displays validly</text:p>
            <text:p>- The user is added and listed in delegated list</text:p>
          </table:table-cell>
          <table:table-cell table:style-name="ce158"/>
          <table:table-cell table:style-name="ce136"/>
          <table:table-cell table:number-columns-repeated="246"/>
        </table:table-row>
        <table:table-row table:style-name="ro53">
          <table:table-cell table:formula="of:=IF(MID([.F170];6;1)&gt;MID([.F169];6;1);&quot;&quot;;MAX([.A$7:.A169])+1)">
            <text:p/>
          </table:table-cell>
          <table:table-cell office:value-type="string">
            <text:p>FNC_CS_MA_ACC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4">
            <text:p>004</text:p>
          </table:table-cell>
          <table:table-cell office:value-type="string">
            <text:p>CS\Mail\Account\Delegate</text:p>
          </table:table-cell>
          <table:table-cell table:style-name="ce152" office:value-type="string">
            <text:p>Delete a delegated user</text:p>
          </table:table-cell>
          <table:table-cell table:style-name="ce152" office:value-type="string">
            <text:p>Step 3: Delete the delegated user</text:p>
          </table:table-cell>
          <table:table-cell table:style-name="ce152" office:value-type="string">
            <text:p>- Click delete icon at Actions column</text:p>
          </table:table-cell>
          <table:table-cell table:style-name="ce152" office:value-type="string">
            <text:p>- The delegated user is removed from the list</text:p>
            <text:p>- The account is not listed in the mail of the user has been removed delegation permission</text:p>
          </table:table-cell>
          <table:table-cell table:style-name="ce158"/>
          <table:table-cell table:style-name="ce136"/>
          <table:table-cell table:number-columns-repeated="246"/>
        </table:table-row>
        <table:table-row table:style-name="ro53">
          <table:table-cell table:formula="of:=IF(MID([.F171];6;1)&gt;MID([.F170];6;1);&quot;&quot;;MAX([.A$7:.A170])+1)" office:value-type="float" office:value="62">
            <text:p>062</text:p>
          </table:table-cell>
          <table:table-cell office:value-type="string">
            <text:p>FNC_CS_MA_ACC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5">
            <text:p>005</text:p>
          </table:table-cell>
          <table:table-cell office:value-type="string">
            <text:p>CS\Mail\Account\Delegate</text:p>
          </table:table-cell>
          <table:table-cell table:style-name="ce77" office:value-type="string">
            <text:p>Edit permission of the delegated user</text:p>
          </table:table-cell>
          <table:table-cell table:style-name="ce152" office:value-type="string">
            <text:p>Step 1: Add account</text:p>
          </table:table-cell>
          <table:table-cell table:style-name="ce152" office:value-type="string">
            <text:p>- Click Account icon</text:p>
            <text:p>- Full fill all steps</text:p>
            <text:p>- Finish</text:p>
          </table:table-cell>
          <table:table-cell table:style-name="ce152" office:value-type="string">
            <text:p>- The account is created and get mail successfully</text:p>
          </table:table-cell>
          <table:table-cell table:style-name="ce158"/>
          <table:table-cell table:style-name="ce136"/>
          <table:table-cell table:number-columns-repeated="246"/>
        </table:table-row>
        <table:table-row table:style-name="ro60">
          <table:table-cell table:formula="of:=IF(MID([.F172];6;1)&gt;MID([.F171];6;1);&quot;&quot;;MAX([.A$7:.A171])+1)">
            <text:p/>
          </table:table-cell>
          <table:table-cell office:value-type="string">
            <text:p>FNC_CS_MA_ACC_04</text:p>
          </table:table-cell>
          <table:table-cell table:formula="of:=IF(VALUE(MID([.F172];6;FIND(&quot;:&quot;;[.F172];1)-FIND(&quot; &quot;;[.F172];1)-1))&gt;VALUE(MID([.F171];6;FIND(&quot;:&quot;;[.F171];1)-FIND(&quot; &quot;;[.F171];1)-1));[.C171];[.C171]+1)" office:value-type="float" office:value="5">
            <text:p>005</text:p>
          </table:table-cell>
          <table:table-cell office:value-type="string">
            <text:p>CS\Mail\Account\Delegate</text:p>
          </table:table-cell>
          <table:table-cell table:style-name="ce152" office:value-type="string">
            <text:p>Edit permission of the delegated user</text:p>
          </table:table-cell>
          <table:table-cell table:style-name="ce152" office:value-type="string">
            <text:p>Step 2: Delegate account to user</text:p>
          </table:table-cell>
          <table:table-cell table:style-name="ce152" office:value-type="string">
            <text:p>- Click Settings </text:p>
            <text:p>- Click Delegation tab</text:p>
            <text:p>- Select account to delegate</text:p>
            <text:p>- Input invalid user name to delegate</text:p>
            <text:p>- Do not tick Full check box</text:p>
            <text:p>- Click Add Delegate account button</text:p>
          </table:table-cell>
          <table:table-cell table:style-name="ce152" office:value-type="string">
            <text:p>- The Delegation displays validly</text:p>
            <text:p>- The user is added and listed in delegated list without Full permission</text:p>
          </table:table-cell>
          <table:table-cell table:style-name="ce158"/>
          <table:table-cell table:style-name="ce136"/>
          <table:table-cell table:number-columns-repeated="246"/>
        </table:table-row>
        <table:table-row table:style-name="ro53">
          <table:table-cell table:formula="of:=IF(MID([.F173];6;1)&gt;MID([.F172];6;1);&quot;&quot;;MAX([.A$7:.A172])+1)">
            <text:p/>
          </table:table-cell>
          <table:table-cell office:value-type="string">
            <text:p>FNC_CS_MA_ACC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5">
            <text:p>005</text:p>
          </table:table-cell>
          <table:table-cell office:value-type="string">
            <text:p>CS\Mail\Account\Delegate</text:p>
          </table:table-cell>
          <table:table-cell table:style-name="ce152" office:value-type="string">
            <text:p>Edit permission of the delegated user</text:p>
          </table:table-cell>
          <table:table-cell table:style-name="ce152" office:value-type="string">
            <text:p>Step 3:Add full right to the delegated user</text:p>
          </table:table-cell>
          <table:table-cell table:style-name="ce152" office:value-type="string">
            <text:p>- Tick on Full check box of delegate user</text:p>
            <text:p>- Save</text:p>
          </table:table-cell>
          <table:table-cell table:style-name="ce152" office:value-type="string">
            <text:p>- The delegated user has full permission on the delegated account</text:p>
          </table:table-cell>
          <table:table-cell table:style-name="ce158"/>
          <table:table-cell table:style-name="ce136"/>
          <table:table-cell table:number-columns-repeated="246"/>
        </table:table-row>
        <table:table-row table:style-name="ro61">
          <table:table-cell table:formula="of:=IF(MID([.F174];6;1)&gt;MID([.F173];6;1);&quot;&quot;;MAX([.A$7:.A173])+1)">
            <text:p/>
          </table:table-cell>
          <table:table-cell office:value-type="string">
            <text:p>FNC_CS_MA_ACC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5">
            <text:p>005</text:p>
          </table:table-cell>
          <table:table-cell office:value-type="string">
            <text:p>CS\Mail\Account\Delegate</text:p>
          </table:table-cell>
          <table:table-cell table:style-name="ce152" office:value-type="string">
            <text:p>Edit permission of the delegated user</text:p>
          </table:table-cell>
          <table:table-cell table:style-name="ce152" office:value-type="string">
            <text:p>Step 4: Check full right permission of the delegated user</text:p>
          </table:table-cell>
          <table:table-cell table:style-name="ce152" office:value-type="string">
            <text:p>- Login by delegated user </text:p>
            <text:p>- Goto Mail</text:p>
            <text:p>- View message</text:p>
            <text:p>- Write message</text:p>
            <text:p>- Delete message</text:p>
            <text:p>- Tag</text:p>
            <text:p>- Create folder</text:p>
            <text:p>- Do all other actions</text:p>
          </table:table-cell>
          <table:table-cell table:style-name="ce152" office:value-type="string">
            <text:p>The delegated user with full permission can do most actions in the delegated mail account </text:p>
          </table:table-cell>
          <table:table-cell table:style-name="ce158"/>
          <table:table-cell table:style-name="ce136"/>
          <table:table-cell table:number-columns-repeated="246"/>
        </table:table-row>
        <table:table-row table:style-name="ro62">
          <table:table-cell table:formula="of:=IF(MID([.F175];6;1)&gt;MID([.F174];6;1);&quot;&quot;;MAX([.A$7:.A174])+1)">
            <text:p/>
          </table:table-cell>
          <table:table-cell office:value-type="string">
            <text:p>FNC_CS_MA_ACC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5">
            <text:p>005</text:p>
          </table:table-cell>
          <table:table-cell office:value-type="string">
            <text:p>CS\Mail\Account\Delegate</text:p>
          </table:table-cell>
          <table:table-cell table:style-name="ce152" office:value-type="string">
            <text:p>Edit permission of the delegated user</text:p>
          </table:table-cell>
          <table:table-cell table:style-name="ce152" office:value-type="string">
            <text:p>Step 5: Remove full right to the delegated user</text:p>
          </table:table-cell>
          <table:table-cell table:style-name="ce152" office:value-type="string">
            <text:p>- Login by user who delegate account</text:p>
            <text:p>- Go to Delegation form</text:p>
            <text:p>- Select the delegated account</text:p>
            <text:p>- Untick on Full check box of delegate user</text:p>
            <text:p>- Save</text:p>
          </table:table-cell>
          <table:table-cell table:style-name="ce152" office:value-type="string">
            <text:p>- The delegated user has not full permission on the delegated account ant more</text:p>
          </table:table-cell>
          <table:table-cell table:style-name="ce158"/>
          <table:table-cell table:style-name="ce136"/>
          <table:table-cell table:number-columns-repeated="246"/>
        </table:table-row>
        <table:table-row table:style-name="ro56">
          <table:table-cell table:formula="of:=IF(MID([.F176];6;1)&gt;MID([.F175];6;1);&quot;&quot;;MAX([.A$7:.A175])+1)">
            <text:p/>
          </table:table-cell>
          <table:table-cell office:value-type="string">
            <text:p>FNC_CS_MA_ACC_04</text:p>
          </table:table-cell>
          <table:table-cell table:formula="of:=IF(VALUE(MID([.F176];6;FIND(&quot;:&quot;;[.F176];1)-FIND(&quot; &quot;;[.F176];1)-1))&gt;VALUE(MID([.F175];6;FIND(&quot;:&quot;;[.F175];1)-FIND(&quot; &quot;;[.F175];1)-1));[.C175];[.C175]+1)" office:value-type="float" office:value="5">
            <text:p>005</text:p>
          </table:table-cell>
          <table:table-cell office:value-type="string">
            <text:p>CS\Mail\Account\Delegate</text:p>
          </table:table-cell>
          <table:table-cell table:style-name="ce152" office:value-type="string">
            <text:p>Edit permission of the delegated user</text:p>
          </table:table-cell>
          <table:table-cell table:style-name="ce152" office:value-type="string">
            <text:p>Step 6: Check right permission of the delegated user</text:p>
          </table:table-cell>
          <table:table-cell table:style-name="ce152" office:value-type="string">
            <text:p><text:span text:style-name="T12">- Login by delegated user </text:span></text:p>
            <text:p><text:span text:style-name="T12">- Goto Mail</text:span></text:p>
            <text:p>- View message</text:p>
            <text:p>- Write message</text:p>
            <text:p>- Delete message</text:p>
            <text:p>- Tag</text:p>
            <text:p>- Create folder</text:p>
            <text:p>- Do all other actions</text:p>
          </table:table-cell>
          <table:table-cell table:style-name="ce152" office:value-type="string">
            <text:p>The delegated user without full permission can only do some basic function on message e.g mark read, star...</text:p>
            <text:p>- Can not write, delete, move...</text:p>
          </table:table-cell>
          <table:table-cell table:style-name="ce158"/>
          <table:table-cell table:style-name="ce136"/>
          <table:table-cell table:number-columns-repeated="246"/>
        </table:table-row>
        <table:table-row table:style-name="ro63">
          <table:table-cell table:formula="of:=IF(MID([.F177];6;1)&gt;MID([.F176];6;1);&quot;&quot;;MAX([.A$7:.A176])+1)" office:value-type="float" office:value="63">
            <text:p>063</text:p>
          </table:table-cell>
          <table:table-cell office:value-type="string">
            <text:p>FNC_CS_MA_ACC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6">
            <text:p>006</text:p>
          </table:table-cell>
          <table:table-cell office:value-type="string">
            <text:p>CS\Mail\Account\Delegate</text:p>
          </table:table-cell>
          <table:table-cell table:style-name="ce77" office:value-type="string">
            <text:p>Delegate different accounts to different users</text:p>
          </table:table-cell>
          <table:table-cell table:style-name="ce152" office:value-type="string">
            <text:p>Step 1: Add accounts</text:p>
          </table:table-cell>
          <table:table-cell table:style-name="ce152" office:value-type="string">
            <text:p>- Click Account icon</text:p>
            <text:p>- Full fill all steps</text:p>
            <text:p>- Finish</text:p>
            <text:p>(Repeat to create at least 2 accounts)</text:p>
          </table:table-cell>
          <table:table-cell table:style-name="ce152" office:value-type="string">
            <text:p>- The accounts are created and get mail successfully</text:p>
          </table:table-cell>
          <table:table-cell table:style-name="ce158"/>
          <table:table-cell table:style-name="ce136"/>
          <table:table-cell table:number-columns-repeated="246"/>
        </table:table-row>
        <table:table-row table:style-name="ro64">
          <table:table-cell table:formula="of:=IF(MID([.F178];6;1)&gt;MID([.F177];6;1);&quot;&quot;;MAX([.A$7:.A177])+1)">
            <text:p/>
          </table:table-cell>
          <table:table-cell office:value-type="string">
            <text:p>FNC_CS_MA_ACC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6">
            <text:p>006</text:p>
          </table:table-cell>
          <table:table-cell office:value-type="string">
            <text:p>CS\Mail\Account\Delegate</text:p>
          </table:table-cell>
          <table:table-cell table:style-name="ce152" office:value-type="string">
            <text:p>Delegate different accounts to different users</text:p>
          </table:table-cell>
          <table:table-cell table:style-name="ce152" office:value-type="string">
            <text:p>Step 2: Delegate account to users</text:p>
          </table:table-cell>
          <table:table-cell table:style-name="ce152" office:value-type="string">
            <text:p>- Click Settings </text:p>
            <text:p>- Click Delegation tab</text:p>
            <text:p>- Select account 1 to delegate</text:p>
            <text:p>- Input correct delegate user name</text:p>
            <text:p>- Click Add Delegate account button</text:p>
            <text:p><text:span text:style-name="T12">- Select account 2 to delegate</text:span></text:p>
            <text:p><text:span text:style-name="T12">- Input correct delegate user name</text:span></text:p>
            <text:p><text:span text:style-name="T12">- Click Add Delegate account button</text:span></text:p>
          </table:table-cell>
          <table:table-cell table:style-name="ce152" office:value-type="string">
            <text:p>- The Delegation displays validly</text:p>
            <text:p>- The account is delegated and displayed validly when switching between 2 account</text:p>
          </table:table-cell>
          <table:table-cell table:style-name="ce159"/>
          <table:table-cell table:style-name="ce136"/>
          <table:table-cell table:number-columns-repeated="246"/>
        </table:table-row>
        <table:table-row table:style-name="ro65">
          <table:table-cell table:formula="of:=IF(MID([.F179];6;1)&gt;MID([.F178];6;1);&quot;&quot;;MAX([.A$7:.A178])+1)">
            <text:p/>
          </table:table-cell>
          <table:table-cell office:value-type="string">
            <text:p>FNC_CS_MA_ACC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6">
            <text:p>006</text:p>
          </table:table-cell>
          <table:table-cell office:value-type="string">
            <text:p>CS\Mail\Account\Delegate</text:p>
          </table:table-cell>
          <table:table-cell table:style-name="ce152" office:value-type="string">
            <text:p>Delegate different accounts to different users</text:p>
          </table:table-cell>
          <table:table-cell table:style-name="ce152" office:value-type="string">
            <text:p>Step 3: Check account by the delegated user</text:p>
          </table:table-cell>
          <table:table-cell table:style-name="ce152" office:value-type="string">
            <text:p>- Login by the delegate user by step 2</text:p>
            <text:p>- Check the delegated account</text:p>
          </table:table-cell>
          <table:table-cell table:style-name="ce152" office:value-type="string">
            <text:p>- The delegated account displayed </text:p>
            <text:p>- All messages and folder is listed</text:p>
          </table:table-cell>
          <table:table-cell table:style-name="ce159"/>
          <table:table-cell table:style-name="ce136"/>
          <table:table-cell table:number-columns-repeated="246"/>
        </table:table-row>
        <table:table-row table:style-name="ro53" table:number-rows-repeated="5">
          <table:table-cell table:style-name="ce122"/>
          <table:table-cell table:style-name="ce135" table:number-columns-repeated="7"/>
          <table:table-cell table:style-name="ce159"/>
          <table:table-cell table:style-name="ce136"/>
          <table:table-cell table:number-columns-repeated="246"/>
        </table:table-row>
        <table:table-row table:style-name="ro48" table:number-rows-repeated="4">
          <table:table-cell table:style-name="ce122"/>
          <table:table-cell table:style-name="ce135" table:number-columns-repeated="7"/>
          <table:table-cell table:style-name="ce159"/>
          <table:table-cell table:style-name="ce136"/>
          <table:table-cell table:number-columns-repeated="246"/>
        </table:table-row>
        <table:table-row table:style-name="ro48" table:number-rows-repeated="7">
          <table:table-cell table:style-name="ce122"/>
          <table:table-cell table:style-name="ce136" table:number-columns-repeated="7"/>
          <table:table-cell table:style-name="ce160"/>
          <table:table-cell table:style-name="ce136"/>
          <table:table-cell table:number-columns-repeated="246"/>
        </table:table-row>
        <table:table-row table:style-name="ro53">
          <table:table-cell table:style-name="ce122"/>
          <table:table-cell table:style-name="ce136" table:number-columns-repeated="7"/>
          <table:table-cell table:style-name="ce160"/>
          <table:table-cell table:style-name="ce136"/>
          <table:table-cell table:number-columns-repeated="246"/>
        </table:table-row>
        <table:table-row table:style-name="ro63">
          <table:table-cell table:style-name="ce122"/>
          <table:table-cell table:style-name="ce136" table:number-columns-repeated="7"/>
          <table:table-cell table:style-name="ce160"/>
          <table:table-cell table:style-name="ce136"/>
          <table:table-cell table:number-columns-repeated="246"/>
        </table:table-row>
        <table:table-row table:style-name="ro53">
          <table:table-cell table:style-name="ce122"/>
          <table:table-cell table:style-name="ce136" table:number-columns-repeated="7"/>
          <table:table-cell table:style-name="ce160"/>
          <table:table-cell table:style-name="ce136"/>
          <table:table-cell table:number-columns-repeated="246"/>
        </table:table-row>
        <table:table-row table:style-name="ro66" table:number-rows-repeated="10">
          <table:table-cell table:style-name="ce122"/>
          <table:table-cell table:style-name="ce136" table:number-columns-repeated="7"/>
          <table:table-cell table:style-name="ce160"/>
          <table:table-cell table:style-name="ce136"/>
          <table:table-cell table:number-columns-repeated="246"/>
        </table:table-row>
        <table:table-row table:style-name="ro66">
          <table:table-cell table:style-name="ce122"/>
          <table:table-cell table:style-name="ce136" table:number-columns-repeated="7"/>
          <table:table-cell table:style-name="ce160"/>
          <table:table-cell table:style-name="ce136"/>
          <table:table-cell table:number-columns-repeated="246"/>
        </table:table-row>
      </table:table>
      <table:table table:name="Mail" table:style-name="ta3" table:print="false">
        <table:table-column table:style-name="co21" table:default-cell-style-name="ce125"/>
        <table:table-column table:style-name="co22" table:default-cell-style-name="ce179"/>
        <table:table-column table:style-name="co23" table:default-cell-style-name="ce141"/>
        <table:table-column table:style-name="co24" table:default-cell-style-name="ce189"/>
        <table:table-column table:style-name="co25" table:default-cell-style-name="ce193"/>
        <table:table-column table:style-name="co26" table:default-cell-style-name="ce190"/>
        <table:table-column table:style-name="co27" table:default-cell-style-name="ce193"/>
        <table:table-column table:style-name="co28" table:default-cell-style-name="ce224"/>
        <table:table-column table:style-name="co29" table:default-cell-style-name="ce229"/>
        <table:table-column table:style-name="co30" table:default-cell-style-name="ce230"/>
        <table:table-column table:style-name="co30" table:number-columns-repeated="5" table:default-cell-style-name="ce170"/>
        <table:table-column table:style-name="co20" table:number-columns-repeated="241" table:default-cell-style-name="ce170"/>
        <table:table-row table:style-name="ro17">
          <table:table-cell table:style-name="ce170"/>
          <table:table-cell table:style-name="ce173" office:value-type="string">
            <text:p>TEST CASES</text:p>
          </table:table-cell>
          <table:table-cell table:style-name="ce173"/>
          <table:table-cell table:style-name="ce187" table:number-columns-repeated="2"/>
          <table:table-cell table:style-name="ce170"/>
          <table:table-cell table:style-name="ce187" table:number-columns-repeated="2"/>
          <table:table-cell table:style-name="ce226"/>
          <table:table-cell table:style-name="ce170"/>
          <table:table-cell table:style-name="ce165" office:value-type="string">
            <text:p>Passed</text:p>
          </table:table-cell>
          <table:table-cell table:style-name="ce165" table:formula="of:=COUNTIF([.L$7:.L$1008];[.$K1])" office:value-type="float" office:value="0">
            <text:p>0</text:p>
          </table:table-cell>
          <table:table-cell table:style-name="ce165" table:formula="of:=COUNTIF([.M$7:.M$1008];[.$K1])" office:value-type="float" office:value="0">
            <text:p>0</text:p>
          </table:table-cell>
          <table:table-cell table:style-name="ce165" table:formula="of:=COUNTIF([.N$7:.N$1008];[.$K1])" office:value-type="float" office:value="0">
            <text:p>0</text:p>
          </table:table-cell>
          <table:table-cell table:style-name="ce165" table:formula="of:=COUNTIF([.O$7:.O$1008];[.$K1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170"/>
          <table:table-cell table:style-name="ce174" table:number-columns-repeated="2"/>
          <table:table-cell table:style-name="ce187" table:number-columns-repeated="2"/>
          <table:table-cell table:style-name="ce170"/>
          <table:table-cell table:style-name="ce187" table:number-columns-repeated="2"/>
          <table:table-cell table:style-name="ce226"/>
          <table:table-cell table:style-name="ce162"/>
          <table:table-cell table:style-name="ce165" office:value-type="string">
            <text:p>Failed</text:p>
          </table:table-cell>
          <table:table-cell table:style-name="ce165" table:formula="of:=COUNTIF([.L$7:.L$1008];[.$K2])" office:value-type="float" office:value="0">
            <text:p>0</text:p>
          </table:table-cell>
          <table:table-cell table:style-name="ce165" table:formula="of:=COUNTIF([.M$7:.M$1008];[.$K2])" office:value-type="float" office:value="0">
            <text:p>0</text:p>
          </table:table-cell>
          <table:table-cell table:style-name="ce165" table:formula="of:=COUNTIF([.N$7:.N$1008];[.$K2])" office:value-type="float" office:value="0">
            <text:p>0</text:p>
          </table:table-cell>
          <table:table-cell table:style-name="ce165" table:formula="of:=COUNTIF([.O$7:.O$1008];[.$K2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70"/>
          <table:table-cell table:style-name="ce175" office:value-type="string">
            <text:p>Functions List:</text:p>
          </table:table-cell>
          <table:table-cell table:style-name="ce183" office:value-type="string" table:number-columns-spanned="3" table:number-rows-spanned="1">
            <text:p>Message: Check mail, Compose, Forward, Reply, View way, Move, Spam, Print, Import, Export, Other actions, Delete, Add tag, Create Filter, Add sender, Sort</text:p>
          </table:table-cell>
          <table:covered-table-cell table:style-name="ce183"/>
          <table:covered-table-cell table:style-name="ce183"/>
          <table:table-cell table:style-name="ce170"/>
          <table:table-cell table:style-name="ce217"/>
          <table:table-cell table:style-name="ce182"/>
          <table:table-cell table:style-name="ce227"/>
          <table:table-cell table:style-name="ce162"/>
          <table:table-cell table:style-name="ce165" office:value-type="string">
            <text:p>Blocked</text:p>
          </table:table-cell>
          <table:table-cell table:style-name="ce165" table:formula="of:=COUNTIF([.L$7:.L$1008];[.$K3])" office:value-type="float" office:value="0">
            <text:p>0</text:p>
          </table:table-cell>
          <table:table-cell table:style-name="ce165" table:formula="of:=COUNTIF([.M$7:.M$1008];[.$K3])" office:value-type="float" office:value="0">
            <text:p>0</text:p>
          </table:table-cell>
          <table:table-cell table:style-name="ce165" table:formula="of:=COUNTIF([.N$7:.N$1008];[.$K3])" office:value-type="float" office:value="0">
            <text:p>0</text:p>
          </table:table-cell>
          <table:table-cell table:style-name="ce165" table:formula="of:=COUNTIF([.O$7:.O$1008];[.$K3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170"/>
          <table:table-cell table:style-name="ce176" office:value-type="string">
            <text:p>Total Main Cases:</text:p>
          </table:table-cell>
          <table:table-cell table:style-name="ce184" table:formula="of:=MAX([.A7:.A1064])" office:value-type="float" office:value="241" table:number-columns-spanned="3" table:number-rows-spanned="1">
            <text:p>241</text:p>
          </table:table-cell>
          <table:covered-table-cell table:style-name="ce188"/>
          <table:covered-table-cell table:style-name="ce188"/>
          <table:table-cell table:style-name="ce170"/>
          <table:table-cell table:style-name="ce217"/>
          <table:table-cell table:style-name="ce219" table:number-columns-repeated="2"/>
          <table:table-cell table:style-name="ce162"/>
          <table:table-cell table:style-name="ce166" office:value-type="string">
            <text:p>Untested</text:p>
          </table:table-cell>
          <table:table-cell table:style-name="ce165" table:formula="of:=COUNTIF([.L$7:.L$1008];[.$K4])" office:value-type="float" office:value="0">
            <text:p>0</text:p>
          </table:table-cell>
          <table:table-cell table:style-name="ce165" table:formula="of:=COUNTIF([.M$7:.M$1008];[.$K4])" office:value-type="float" office:value="0">
            <text:p>0</text:p>
          </table:table-cell>
          <table:table-cell table:style-name="ce165" table:formula="of:=COUNTIF([.N$7:.N$1008];[.$K4])" office:value-type="float" office:value="0">
            <text:p>0</text:p>
          </table:table-cell>
          <table:table-cell table:style-name="ce165" table:formula="of:=COUNTIF([.O$7:.O$1008];[.$K4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170"/>
          <table:table-cell table:style-name="ce177"/>
          <table:table-cell table:style-name="ce182" table:number-columns-repeated="6"/>
          <table:table-cell table:style-name="ce227"/>
          <table:table-cell table:style-name="ce163"/>
          <table:table-cell table:style-name="Default" office:value-type="string">
            <text:p>N/A</text:p>
          </table:table-cell>
          <table:table-cell table:style-name="ce165" table:formula="of:=COUNTIF([.L$7:.L$1008];[.$K5])" office:value-type="float" office:value="0">
            <text:p>0</text:p>
          </table:table-cell>
          <table:table-cell table:style-name="ce165" table:formula="of:=COUNTIF([.M$7:.M$1008];[.$K5])" office:value-type="float" office:value="0">
            <text:p>0</text:p>
          </table:table-cell>
          <table:table-cell table:style-name="ce165" table:formula="of:=COUNTIF([.N$7:.N$1008];[.$K5])" office:value-type="float" office:value="0">
            <text:p>0</text:p>
          </table:table-cell>
          <table:table-cell table:style-name="ce165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4">
          <table:table-cell table:style-name="ce171" office:value-type="string">
            <text:p>Case No</text:p>
          </table:table-cell>
          <table:table-cell table:style-name="ce178" office:value-type="string">
            <text:p>Related function</text:p>
          </table:table-cell>
          <table:table-cell table:style-name="ce185" office:value-type="string">
            <text:p>Case ID</text:p>
          </table:table-cell>
          <table:table-cell table:style-name="ce178" office:value-type="string">
            <text:p>Path</text:p>
          </table:table-cell>
          <table:table-cell table:style-name="ce178" office:value-type="string">
            <text:p>Case Description</text:p>
          </table:table-cell>
          <table:table-cell table:style-name="ce178" office:value-type="string">
            <text:p>Step Description</text:p>
          </table:table-cell>
          <table:table-cell table:style-name="ce178" office:value-type="string">
            <text:p>Steps to produce</text:p>
          </table:table-cell>
          <table:table-cell table:style-name="ce178" office:value-type="string">
            <text:p>Expected Output</text:p>
          </table:table-cell>
          <table:table-cell table:style-name="ce178" office:value-type="string">
            <text:p>Priority</text:p>
          </table:table-cell>
          <table:table-cell table:style-name="ce185" office:value-type="string">
            <text:p>Effect</text:p>
          </table:table-cell>
          <table:table-cell table:style-name="ce185" table:number-columns-repeated="9"/>
          <table:table-cell table:style-name="Default" table:number-columns-repeated="237"/>
        </table:table-row>
        <table:table-row table:style-name="ro67">
          <table:table-cell table:style-name="ce172" office:value-type="float" office:value="1">
            <text:p>001</text:p>
          </table:table-cell>
          <table:table-cell office:value-type="string">
            <text:p>FNC_CS_MA_MAIL_01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Check Mail</text:p>
          </table:table-cell>
          <table:table-cell table:style-name="ce78" office:value-type="string">
            <text:p>Check mail when Account has full conditions to fetch mail</text:p>
          </table:table-cell>
          <table:table-cell office:value-type="string">
            <text:p>Step 1: Create a valid Account mail</text:p>
          </table:table-cell>
          <table:table-cell table:style-name="ce190" office:value-type="string">
            <text:p>Perform to create a valid Account mail</text:p>
          </table:table-cell>
          <table:table-cell table:style-name="ce190" office:value-type="string">
            <text:p>An Account mail is created </text:p>
          </table:table-cell>
          <table:table-cell table:style-name="ce228"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CS_MA_MAI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S\Mail\Mail\Check Mail</text:p>
          </table:table-cell>
          <table:table-cell table:style-name="ce190" office:value-type="string">
            <text:p>Check mail when Account has full conditions to fetch mail</text:p>
          </table:table-cell>
          <table:table-cell office:value-type="string">
            <text:p>Step 2: Fetching mail</text:p>
          </table:table-cell>
          <table:table-cell office:value-type="string">
            <text:p>- Select <text:s/>added account in list</text:p>
            <text:p>- Click <text:span text:style-name="T5">Get mail</text:span> button on tool bar</text:p>
          </table:table-cell>
          <table:table-cell table:style-name="ce220" office:value-type="string">
            <text:p>Mails will be fetched form ser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8">
          <table:table-cell table:formula="of:=IF(MID([.F9];6;1)&gt;MID([.F8];6;1);&quot;&quot;;MAX([.A$7:.A8])+1)" office:value-type="float" office:value="2">
            <text:p>002</text:p>
          </table:table-cell>
          <table:table-cell office:value-type="string">
            <text:p>FNC_CS_MA_MAI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CS\Mail\Mail\Check Mail</text:p>
          </table:table-cell>
          <table:table-cell table:style-name="ce78" office:value-type="string">
            <text:p>Check mail when user name and Password of account are invalid</text:p>
          </table:table-cell>
          <table:table-cell office:value-type="string">
            <text:p>Step 1: Create an Account mail</text:p>
          </table:table-cell>
          <table:table-cell table:style-name="ce190" office:value-type="string">
            <text:p>- Perform to create an Account mail with invalid User name and Password at step 4</text:p>
          </table:table-cell>
          <table:table-cell table:style-name="ce190" office:value-type="string">
            <text:p>An Account mail is created </text:p>
          </table:table-cell>
          <table:table-cell table:style-name="ce228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0];6;1)&gt;MID([.F9];6;1);&quot;&quot;;MAX([.A$7:.A9])+1)">
            <text:p/>
          </table:table-cell>
          <table:table-cell office:value-type="string">
            <text:p>FNC_CS_MA_MAI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S\Mail\Mail\Check Mail</text:p>
          </table:table-cell>
          <table:table-cell table:style-name="ce191" office:value-type="string">
            <text:p>Check mail when user name and Password of account are invalid</text:p>
          </table:table-cell>
          <table:table-cell office:value-type="string">
            <text:p>Step 2: Fetching mail</text:p>
          </table:table-cell>
          <table:table-cell office:value-type="string">
            <text:p>- Select <text:s/>added account in list</text:p>
            <text:p>- Click <text:span text:style-name="T5">Get mail</text:span> button on tool bar</text:p>
          </table:table-cell>
          <table:table-cell table:style-name="ce220" office:value-type="string">
            <text:p>A note is shown to alert Username/Password invali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8">
          <table:table-cell table:formula="of:=IF(MID([.F11];6;1)&gt;MID([.F10];6;1);&quot;&quot;;MAX([.A$7:.A10])+1)" office:value-type="float" office:value="3">
            <text:p>003</text:p>
          </table:table-cell>
          <table:table-cell office:value-type="string">
            <text:p>FNC_CS_MA_MAI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CS\Mail\Mail\Check Mail</text:p>
          </table:table-cell>
          <table:table-cell table:style-name="ce78" office:value-type="string">
            <text:p>Check mail when input value invalid to incoming server port</text:p>
          </table:table-cell>
          <table:table-cell office:value-type="string">
            <text:p>Step 1: Create an Account mail</text:p>
          </table:table-cell>
          <table:table-cell office:value-type="string">
            <text:p>- Perform to create an account mail with incorrect number for incoming server port</text:p>
          </table:table-cell>
          <table:table-cell table:style-name="ce190" office:value-type="string">
            <text:p>Create new accou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12];6;1)&gt;MID([.F11];6;1);&quot;&quot;;MAX([.A$7:.A11])+1)">
            <text:p/>
          </table:table-cell>
          <table:table-cell office:value-type="string">
            <text:p>FNC_CS_MA_MAI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CS\Mail\Mail\Check Mail</text:p>
          </table:table-cell>
          <table:table-cell table:style-name="ce191" office:value-type="string">
            <text:p>Check mail when input value invalid to incoming server port</text:p>
          </table:table-cell>
          <table:table-cell office:value-type="string">
            <text:p>Step 2: Fetching mail</text:p>
          </table:table-cell>
          <table:table-cell office:value-type="string">
            <text:p>- Select <text:s/>added account in list</text:p>
            <text:p>- Click <text:span text:style-name="T5">Get mail</text:span></text:p>
          </table:table-cell>
          <table:table-cell table:style-name="ce220" office:value-type="string">
            <text:p>Show note alerts can not connect ser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7">
          <table:table-cell table:formula="of:=IF(MID([.F13];6;1)&gt;MID([.F12];6;1);&quot;&quot;;MAX([.A$7:.A12])+1)" office:value-type="float" office:value="4">
            <text:p>004</text:p>
          </table:table-cell>
          <table:table-cell office:value-type="string">
            <text:p>FNC_CS_MA_MAI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office:value-type="string">
            <text:p>CS\Mail\Mail\Check Mail</text:p>
          </table:table-cell>
          <table:table-cell table:style-name="ce78" office:value-type="string">
            <text:p>Check mail <text:s/>without Use Incoming SSL option</text:p>
          </table:table-cell>
          <table:table-cell office:value-type="string">
            <text:p>Step 1: Create an Account mail</text:p>
          </table:table-cell>
          <table:table-cell office:value-type="string">
            <text:p>Perform to create an account mail </text:p>
            <text:p>- At step 3: Unchecked on “<text:span text:style-name="T5">Use Incoming</text:span> <text:span text:style-name="T5">SSL” </text:span><text:span text:style-name="T6">check box</text:span></text:p>
          </table:table-cell>
          <table:table-cell table:style-name="ce190" office:value-type="string">
            <text:p>An Account mail is creat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9">
          <table:table-cell table:formula="of:=IF(MID([.F14];6;1)&gt;MID([.F13];6;1);&quot;&quot;;MAX([.A$7:.A13])+1)">
            <text:p/>
          </table:table-cell>
          <table:table-cell office:value-type="string">
            <text:p>FNC_CS_MA_MAIL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CS\Mail\Mail\Check Mail</text:p>
          </table:table-cell>
          <table:table-cell table:style-name="ce191" office:value-type="string">
            <text:p>Check mail <text:s/>without Use Incoming SSL option</text:p>
          </table:table-cell>
          <table:table-cell office:value-type="string">
            <text:p>Step 2: Fetching mail</text:p>
          </table:table-cell>
          <table:table-cell office:value-type="string">
            <text:p>- Select <text:s/>added account in list</text:p>
            <text:p>- Click <text:span text:style-name="T5">Get mail</text:span> button on tool bar</text:p>
          </table:table-cell>
          <table:table-cell table:style-name="ce220" office:value-type="string">
            <text:p>Show note: “Connecting Failed. Please check server configuration !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0">
          <table:table-cell table:formula="of:=IF(MID([.F15];6;1)&gt;MID([.F14];6;1);&quot;&quot;;MAX([.A$7:.A14])+1)" office:value-type="float" office:value="5">
            <text:p>005</text:p>
          </table:table-cell>
          <table:table-cell office:value-type="string">
            <text:p>FNC_CS_MA_MAIL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CS\Mail\Mail\Check Mail</text:p>
          </table:table-cell>
          <table:table-cell table:style-name="ce79" office:value-type="string">
            <text:p>Check mail when there is no unread message</text:p>
          </table:table-cell>
          <table:table-cell office:value-type="string">
            <text:p>Step 1: Create an Account mail</text:p>
          </table:table-cell>
          <table:table-cell office:value-type="string">
            <text:p>Perform to create an account mail </text:p>
          </table:table-cell>
          <table:table-cell table:style-name="ce190" office:value-type="string">
            <text:p>An Account mail is creat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1">
          <table:table-cell table:formula="of:=IF(MID([.F16];6;1)&gt;MID([.F15];6;1);&quot;&quot;;MAX([.A$7:.A15])+1)">
            <text:p/>
          </table:table-cell>
          <table:table-cell office:value-type="string">
            <text:p>FNC_CS_MA_MAIL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CS\Mail\Mail\Check Mail</text:p>
          </table:table-cell>
          <table:table-cell table:style-name="ce192" office:value-type="string">
            <text:p>Check mail when there is no unread message</text:p>
          </table:table-cell>
          <table:table-cell office:value-type="string">
            <text:p>Step 2: Fetching mail</text:p>
          </table:table-cell>
          <table:table-cell office:value-type="string">
            <text:p>- Select <text:s/>added account in list</text:p>
            <text:p>- Click <text:span text:style-name="T5">Get mail</text:span> </text:p>
          </table:table-cell>
          <table:table-cell table:style-name="ce220" office:value-type="string">
            <text:p>All unread mail of account will be fetched from ser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8">
          <table:table-cell table:formula="of:=IF(MID([.F17];6;1)&gt;MID([.F16];6;1);&quot;&quot;;MAX([.A$7:.A16])+1)">
            <text:p/>
          </table:table-cell>
          <table:table-cell office:value-type="string">
            <text:p>FNC_CS_MA_MAIL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CS\Mail\Mail\Check Mail</text:p>
          </table:table-cell>
          <table:table-cell table:style-name="ce192" office:value-type="string">
            <text:p>Check mail when there is no unread message</text:p>
          </table:table-cell>
          <table:table-cell office:value-type="string">
            <text:p>Step 3: continue Fetching mail</text:p>
          </table:table-cell>
          <table:table-cell office:value-type="string">
            <text:p>Click <text:span text:style-name="T5">check mail</text:span> button on tool bar again</text:p>
          </table:table-cell>
          <table:table-cell table:style-name="ce220" office:value-type="string">
            <text:p>Show note alerts there's no new message to be fetch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18];6;1)&gt;MID([.F17];6;1);&quot;&quot;;MAX([.A$7:.A17])+1)" office:value-type="float" office:value="6">
            <text:p>006</text:p>
          </table:table-cell>
          <table:table-cell office:value-type="string">
            <text:p>FNC_CS_MA_MAIL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CS\Mail\Mail\Check Mail</text:p>
          </table:table-cell>
          <table:table-cell table:style-name="ce79" office:value-type="string">
            <text:p>Stop checking mail</text:p>
            <text:p/>
          </table:table-cell>
          <table:table-cell office:value-type="string">
            <text:p>Step 1: Create a valid Account mail</text:p>
          </table:table-cell>
          <table:table-cell office:value-type="string">
            <text:p>Perform to create an account mail </text:p>
          </table:table-cell>
          <table:table-cell table:style-name="ce190" office:value-type="string">
            <text:p>An Account mail is creat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2">
          <table:table-cell table:formula="of:=IF(MID([.F19];6;1)&gt;MID([.F18];6;1);&quot;&quot;;MAX([.A$7:.A18])+1)">
            <text:p/>
          </table:table-cell>
          <table:table-cell office:value-type="string">
            <text:p>FNC_CS_MA_MAIL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CS\Mail\Mail\Check Mail</text:p>
          </table:table-cell>
          <table:table-cell office:value-type="string">
            <text:p>Stop checking mail</text:p>
            <text:p/>
          </table:table-cell>
          <table:table-cell office:value-type="string">
            <text:p>Step 2: Checking mail</text:p>
          </table:table-cell>
          <table:table-cell office:value-type="string">
            <text:p>- Select <text:s/>added account in list</text:p>
            <text:p>- Click <text:span text:style-name="T5">Get mail</text:span> button on tool bar</text:p>
          </table:table-cell>
          <table:table-cell table:style-name="ce220" office:value-type="string">
            <text:p>The account will be checked mai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8">
          <table:table-cell table:formula="of:=IF(MID([.F20];6;1)&gt;MID([.F19];6;1);&quot;&quot;;MAX([.A$7:.A19])+1)">
            <text:p/>
          </table:table-cell>
          <table:table-cell office:value-type="string">
            <text:p>FNC_CS_MA_MAIL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office:value-type="string">
            <text:p>CS\Mail\Mail\Check Mail</text:p>
          </table:table-cell>
          <table:table-cell office:value-type="string">
            <text:p>Stop checking mail</text:p>
            <text:p/>
          </table:table-cell>
          <table:table-cell office:value-type="string">
            <text:p>Step 3: Stop checking mail</text:p>
          </table:table-cell>
          <table:table-cell office:value-type="string">
            <text:p>While checking mail, click <text:s/><text:span text:style-name="T5">Stop </text:span><text:span text:style-name="T6">l</text:span>ink</text:p>
          </table:table-cell>
          <table:table-cell table:style-name="ce220" office:value-type="string">
            <text:p>- Checking mail is stopped at that time</text:p>
            <text:p>- Fetched unread mails are displayed in message list of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8">
          <table:table-cell table:formula="of:=IF(MID([.F21];6;1)&gt;MID([.F20];6;1);&quot;&quot;;MAX([.A$7:.A20])+1)" office:value-type="float" office:value="7">
            <text:p>007</text:p>
          </table:table-cell>
          <table:table-cell office:value-type="string">
            <text:p>FNC_CS_MA_MAIL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CS\Mail\Mail\Check Mail</text:p>
          </table:table-cell>
          <table:table-cell table:style-name="ce93" office:value-type="string">
            <text:p>Check updating fetched messages while checking mail</text:p>
          </table:table-cell>
          <table:table-cell office:value-type="string">
            <text:p>Step 1: Create an account </text:p>
          </table:table-cell>
          <table:table-cell office:value-type="string">
            <text:p>Perform to create an account mail </text:p>
          </table:table-cell>
          <table:table-cell table:style-name="ce190" office:value-type="string">
            <text:p>An Account mail is creat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3">
          <table:table-cell table:formula="of:=IF(MID([.F22];6;1)&gt;MID([.F21];6;1);&quot;&quot;;MAX([.A$7:.A21])+1)">
            <text:p/>
          </table:table-cell>
          <table:table-cell office:value-type="string">
            <text:p>FNC_CS_MA_MAIL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office:value-type="string">
            <text:p>CS\Mail\Mail\Check Mail</text:p>
          </table:table-cell>
          <table:table-cell office:value-type="string">
            <text:p>Check updating fetched messages while checking mail</text:p>
          </table:table-cell>
          <table:table-cell office:value-type="string">
            <text:p>Step 2: Checking mail</text:p>
          </table:table-cell>
          <table:table-cell office:value-type="string">
            <text:p>- Select <text:s/>added account in list</text:p>
            <text:p>- Click <text:span text:style-name="T5">Get mail</text:span></text:p>
          </table:table-cell>
          <table:table-cell table:style-name="ce220" office:value-type="string">
            <text:p>-The account will be checked mail</text:p>
            <text:p>- Mails which were fetched , will be shown message panel while checking mai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3">
          <table:table-cell table:formula="of:=IF(MID([.F23];6;1)&gt;MID([.F22];6;1);&quot;&quot;;MAX([.A$7:.A22])+1)" office:value-type="float" office:value="8">
            <text:p>008</text:p>
          </table:table-cell>
          <table:table-cell office:value-type="string">
            <text:p>FNC_CS_MA_MAIL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CS\Mail\Mail\Check Mail</text:p>
          </table:table-cell>
          <table:table-cell table:style-name="ce93" office:value-type="string">
            <text:p>Check format of language when compose <text:s/>mail</text:p>
          </table:table-cell>
          <table:table-cell office:value-type="string">
            <text:p>Step 1: Create an account </text:p>
          </table:table-cell>
          <table:table-cell office:value-type="string">
            <text:p>Perform to create an account mail </text:p>
          </table:table-cell>
          <table:table-cell table:style-name="ce190" office:value-type="string">
            <text:p>An Account mail is creat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3">
          <table:table-cell table:formula="of:=IF(MID([.F24];6;1)&gt;MID([.F23];6;1);&quot;&quot;;MAX([.A$7:.A23])+1)">
            <text:p/>
          </table:table-cell>
          <table:table-cell office:value-type="string">
            <text:p>FNC_CS_MA_MAIL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office:value-type="string">
            <text:p>CS\Mail\Mail\Check Mail</text:p>
          </table:table-cell>
          <table:table-cell office:value-type="string">
            <text:p>Check format of language when compose <text:s/>mail</text:p>
          </table:table-cell>
          <table:table-cell office:value-type="string">
            <text:p>Step 2: <text:s/>Compose mail</text:p>
          </table:table-cell>
          <table:table-cell office:value-type="string">
            <text:p>- Open Compose a new mail form</text:p>
            <text:p>- Input data for required fields </text:p>
            <text:p>- Input content for the mail under specific language </text:p>
            <text:p>- Click Send mail</text:p>
          </table:table-cell>
          <table:table-cell table:style-name="ce220" office:value-type="string">
            <text:p>The mail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3">
          <table:table-cell table:formula="of:=IF(MID([.F25];6;1)&gt;MID([.F24];6;1);&quot;&quot;;MAX([.A$7:.A24])+1)">
            <text:p/>
          </table:table-cell>
          <table:table-cell office:value-type="string">
            <text:p>FNC_CS_MA_MAIL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CS\Mail\Mail\Check Mail</text:p>
          </table:table-cell>
          <table:table-cell office:value-type="string">
            <text:p>Check format of language when compose <text:s/>mail</text:p>
          </table:table-cell>
          <table:table-cell office:value-type="string">
            <text:p>Step 3: Check mail <text:s/>which has just sent</text:p>
          </table:table-cell>
          <table:table-cell office:value-type="string">
            <text:p>- Go to address mail which is gotten above mail</text:p>
            <text:p>- Then, Check above mail :</text:p>
          </table:table-cell>
          <table:table-cell table:style-name="ce220" office:value-type="string">
            <text:p><text:s/>Content of mail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6];6;1)&gt;MID([.F25];6;1);&quot;&quot;;MAX([.A$7:.A25])+1)" office:value-type="float" office:value="9">
            <text:p>009</text:p>
          </table:table-cell>
          <table:table-cell office:value-type="string">
            <text:p>FNC_CS_MA_MAIL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9">
            <text:p>009</text:p>
          </table:table-cell>
          <table:table-cell office:value-type="string">
            <text:p>CS\Mail\Mail\Check Mail</text:p>
          </table:table-cell>
          <table:table-cell table:style-name="ce81" office:value-type="string">
            <text:p>Check mail when Password of account was not saved</text:p>
          </table:table-cell>
          <table:table-cell table:style-name="ce214" office:value-type="string">
            <text:p>Step 1: Create a valid Account mail</text:p>
          </table:table-cell>
          <table:table-cell table:style-name="ce205" office:value-type="string">
            <text:p>Create new account without “Remember Password” option</text:p>
            <text:p/>
          </table:table-cell>
          <table:table-cell table:style-name="ce221" office:value-type="string">
            <text:p>An Account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0">
          <table:table-cell table:formula="of:=IF(MID([.F27];6;1)&gt;MID([.F26];6;1);&quot;&quot;;MAX([.A$7:.A26])+1)">
            <text:p/>
          </table:table-cell>
          <table:table-cell office:value-type="string">
            <text:p>FNC_CS_MA_MAIL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CS\Mail\Mail\Check Mail</text:p>
          </table:table-cell>
          <table:table-cell table:style-name="ce194" office:value-type="string">
            <text:p>Check mail when Password of account was not saved</text:p>
          </table:table-cell>
          <table:table-cell table:style-name="ce214" office:value-type="string">
            <text:p>Step 2: Perform to check mail without Password </text:p>
          </table:table-cell>
          <table:table-cell table:style-name="ce205" office:value-type="string">
            <text:p>Every time Checking mail: </text:p>
            <text:p>- Click <text:span text:style-name="T5">Get mail</text:span> button on tool bar</text:p>
          </table:table-cell>
          <table:table-cell table:style-name="ce221" office:value-type="string">
            <text:p>Show Pop up requires user to input Password again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28];6;1)&gt;MID([.F27];6;1);&quot;&quot;;MAX([.A$7:.A27])+1)">
            <text:p/>
          </table:table-cell>
          <table:table-cell office:value-type="string">
            <text:p>FNC_CS_MA_MAIL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CS\Mail\Mail\Check Mail</text:p>
          </table:table-cell>
          <table:table-cell table:style-name="ce194" office:value-type="string">
            <text:p>Check mail when Password of account was not saved</text:p>
          </table:table-cell>
          <table:table-cell table:style-name="ce214" office:value-type="string">
            <text:p>Step 3: <text:s/>Input Password again</text:p>
          </table:table-cell>
          <table:table-cell table:style-name="ce205" office:value-type="string">
            <text:p>- Input Password for account into pop-up message</text:p>
            <text:p>- Click OK</text:p>
          </table:table-cell>
          <table:table-cell table:style-name="ce221" office:value-type="string">
            <text:p>Checking mail will be continued again and Unread mail on server will be fetched <text:s/>if they ex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4">
          <table:table-cell table:formula="of:=IF(MID([.F29];6;1)&gt;MID([.F28];6;1);&quot;&quot;;MAX([.A$7:.A28])+1)" office:value-type="float" office:value="10">
            <text:p>010</text:p>
          </table:table-cell>
          <table:table-cell office:value-type="string">
            <text:p>FNC_CS_MA_MAIL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office:value-type="string">
            <text:p>CS\Mail\Mail\Check Mail</text:p>
          </table:table-cell>
          <table:table-cell table:style-name="ce195" office:value-type="string">
            <text:p>Check the status of mails in server after checking mail by IMAP with activated Leave message on server option</text:p>
          </table:table-cell>
          <table:table-cell table:style-name="ce214" office:value-type="string">
            <text:p>Step 1: Create account with server type is IMAP</text:p>
          </table:table-cell>
          <table:table-cell table:style-name="ce205" office:value-type="string">
            <text:p>Create new account:</text:p>
            <text:p>- At step 3: select server type is <text:span text:style-name="T5">IMAP</text:span></text:p>
          </table:table-cell>
          <table:table-cell table:style-name="ce221" office:value-type="string">
            <text:p>New account with server type <text:span text:style-name="T5">IMAP</text:span>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4">
          <table:table-cell table:formula="of:=IF(MID([.F30];6;1)&gt;MID([.F29];6;1);&quot;&quot;;MAX([.A$7:.A29])+1)">
            <text:p/>
          </table:table-cell>
          <table:table-cell office:value-type="string">
            <text:p>FNC_CS_MA_MAIL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office:value-type="string">
            <text:p>CS\Mail\Mail\Check Mail</text:p>
          </table:table-cell>
          <table:table-cell table:style-name="ce196" office:value-type="string">
            <text:p>Check the status of mails in server after checking mail by IMAP with activated Leave message on server option</text:p>
          </table:table-cell>
          <table:table-cell table:style-name="ce214" office:value-type="string">
            <text:p>Step 2: Edit account</text:p>
          </table:table-cell>
          <table:table-cell table:style-name="ce205" office:value-type="string">
            <text:p>- Edit new added account</text:p>
            <text:p>- Select tab <text:span text:style-name="T5">Server Setting</text:span>: Tick at <text:s/>the check box <text:span text:style-name="T5">Mark messages as deleted on server option</text:span></text:p>
            <text:p>- Click Save</text:p>
          </table:table-cell>
          <table:table-cell table:style-name="ce221" office:value-type="string">
            <text:p>Account is upd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6">
          <table:table-cell table:formula="of:=IF(MID([.F31];6;1)&gt;MID([.F30];6;1);&quot;&quot;;MAX([.A$7:.A30])+1)">
            <text:p/>
          </table:table-cell>
          <table:table-cell office:value-type="string">
            <text:p>FNC_CS_MA_MAIL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office:value-type="string">
            <text:p>CS\Mail\Mail\Check Mail</text:p>
          </table:table-cell>
          <table:table-cell table:style-name="ce196" office:value-type="string">
            <text:p>Check the status of mails in server after checking mail by IMAP with activated Leave message on server option</text:p>
          </table:table-cell>
          <table:table-cell table:style-name="ce214" office:value-type="string">
            <text:p>Step 3: Check mail</text:p>
          </table:table-cell>
          <table:table-cell table:style-name="ce205" office:value-type="string">
            <text:p>- Select added account in accounts list</text:p>
            <text:p>- Click <text:span text:style-name="T5">Get mail</text:span> button</text:p>
          </table:table-cell>
          <table:table-cell table:style-name="ce221" office:value-type="string">
            <text:p>Mails is get from server and displayed in Inbox folder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9">
          <table:table-cell table:formula="of:=IF(MID([.F32];6;1)&gt;MID([.F31];6;1);&quot;&quot;;MAX([.A$7:.A31])+1)">
            <text:p/>
          </table:table-cell>
          <table:table-cell office:value-type="string">
            <text:p>FNC_CS_MA_MAIL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office:value-type="string">
            <text:p>CS\Mail\Mail\Check Mail</text:p>
          </table:table-cell>
          <table:table-cell table:style-name="ce196" office:value-type="string">
            <text:p>Check the status of mails in server after checking mail by IMAP with activated Leave message on server option</text:p>
          </table:table-cell>
          <table:table-cell table:style-name="ce214" office:value-type="string">
            <text:p>Step 4: Check server mail</text:p>
          </table:table-cell>
          <table:table-cell table:style-name="ce205" office:value-type="string">
            <text:p>Login server mail</text:p>
          </table:table-cell>
          <table:table-cell table:style-name="ce221" office:value-type="string">
            <text:p>All fetched messages are not in Inbox anymor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5">
          <table:table-cell table:formula="of:=IF(MID([.F33];6;1)&gt;MID([.F32];6;1);&quot;&quot;;MAX([.A$7:.A32])+1)" office:value-type="float" office:value="11">
            <text:p>011</text:p>
          </table:table-cell>
          <table:table-cell office:value-type="string">
            <text:p>FNC_CS_MA_MAIL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office:value-type="string">
            <text:p>CS\Mail\Mail\Check Mail</text:p>
          </table:table-cell>
          <table:table-cell table:style-name="ce195" office:value-type="string">
            <text:p>Check the status of mails in server after checking mail by IMAP with unchecked Leave message on server option</text:p>
          </table:table-cell>
          <table:table-cell table:style-name="ce214" office:value-type="string">
            <text:p>Step 1: Create account with server type is IMAP</text:p>
          </table:table-cell>
          <table:table-cell table:style-name="ce205" office:value-type="string">
            <text:p>Create new account:</text:p>
            <text:p>- At step 3: select server type is <text:span text:style-name="T5">IMAP</text:span></text:p>
          </table:table-cell>
          <table:table-cell table:style-name="ce221" office:value-type="string">
            <text:p>Create accou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0">
          <table:table-cell table:formula="of:=IF(MID([.F34];6;1)&gt;MID([.F33];6;1);&quot;&quot;;MAX([.A$7:.A33])+1)">
            <text:p/>
          </table:table-cell>
          <table:table-cell office:value-type="string">
            <text:p>FNC_CS_MA_MAIL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office:value-type="string">
            <text:p>CS\Mail\Mail\Check Mail</text:p>
          </table:table-cell>
          <table:table-cell table:style-name="ce196" office:value-type="string">
            <text:p>Check the status of mails in server after checking mail by IMAP with unchecked Leave message on server option</text:p>
          </table:table-cell>
          <table:table-cell table:style-name="ce214" office:value-type="string">
            <text:p>Step 2: Edit account</text:p>
          </table:table-cell>
          <table:table-cell table:style-name="ce205" office:value-type="string">
            <text:p>- Edit new added account</text:p>
            <text:p>- Select tab <text:span text:style-name="T5">Server Setting:</text:span> Unchecked the check box <text:span text:style-name="T5">Mark messages as deleted on server</text:span> option</text:p>
            <text:p>- Click Save</text:p>
          </table:table-cell>
          <table:table-cell table:style-name="ce221" office:value-type="string">
            <text:p>Account is upd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6">
          <table:table-cell table:formula="of:=IF(MID([.F35];6;1)&gt;MID([.F34];6;1);&quot;&quot;;MAX([.A$7:.A34])+1)">
            <text:p/>
          </table:table-cell>
          <table:table-cell office:value-type="string">
            <text:p>FNC_CS_MA_MAIL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il\Check Mail</text:p>
          </table:table-cell>
          <table:table-cell table:style-name="ce196" office:value-type="string">
            <text:p>Check the status of mails in server after checking mail by IMAP with unchecked Leave message on server option</text:p>
          </table:table-cell>
          <table:table-cell table:style-name="ce214" office:value-type="string">
            <text:p>Step 3: Check mail</text:p>
          </table:table-cell>
          <table:table-cell table:style-name="ce205" office:value-type="string">
            <text:p>- Select account in accounts list</text:p>
            <text:p>- Click <text:span text:style-name="T5">Get mail</text:span> button</text:p>
          </table:table-cell>
          <table:table-cell table:style-name="ce221" office:value-type="string">
            <text:p>Mails is get from server and display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6">
          <table:table-cell table:formula="of:=IF(MID([.F36];6;1)&gt;MID([.F35];6;1);&quot;&quot;;MAX([.A$7:.A35])+1)">
            <text:p/>
          </table:table-cell>
          <table:table-cell office:value-type="string">
            <text:p>FNC_CS_MA_MAIL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office:value-type="string">
            <text:p>CS\Mail\Mail\Check Mail</text:p>
          </table:table-cell>
          <table:table-cell table:style-name="ce196" office:value-type="string">
            <text:p>Check the status of mails in server after checking mail by IMAP with unchecked Leave message on server option</text:p>
          </table:table-cell>
          <table:table-cell table:style-name="ce214" office:value-type="string">
            <text:p>Step 4: Check server mail</text:p>
          </table:table-cell>
          <table:table-cell table:style-name="ce205" office:value-type="string">
            <text:p>Login server mail</text:p>
          </table:table-cell>
          <table:table-cell table:style-name="ce221" office:value-type="string">
            <text:p>All get messages still available in Inbox of server mai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8">
          <table:table-cell table:formula="of:=IF(MID([.F37];6;1)&gt;MID([.F36];6;1);&quot;&quot;;MAX([.A$7:.A36])+1)" office:value-type="float" office:value="12">
            <text:p>012</text:p>
          </table:table-cell>
          <table:table-cell office:value-type="string">
            <text:p>FNC_CS_MA_MAIL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office:value-type="string">
            <text:p>CS\Mail\Mail\Check Mail</text:p>
          </table:table-cell>
          <table:table-cell table:style-name="ce81" office:value-type="string">
            <text:p>Check the status of mails in server after checking mail by POP with activated Leave messages on server option</text:p>
          </table:table-cell>
          <table:table-cell table:style-name="ce214" office:value-type="string">
            <text:p>Step 1: Create account with server type is POP</text:p>
          </table:table-cell>
          <table:table-cell table:style-name="ce205" office:value-type="string">
            <text:p>Create new account:</text:p>
            <text:p>- At step 3: select server type is <text:span text:style-name="T5">POP</text:span></text:p>
          </table:table-cell>
          <table:table-cell table:style-name="ce221" office:value-type="string">
            <text:p>Create account successfully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77">
          <table:table-cell table:formula="of:=IF(MID([.F38];6;1)&gt;MID([.F37];6;1);&quot;&quot;;MAX([.A$7:.A37])+1)">
            <text:p/>
          </table:table-cell>
          <table:table-cell office:value-type="string">
            <text:p>FNC_CS_MA_MAIL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office:value-type="string">
            <text:p>CS\Mail\Mail\Check Mail</text:p>
          </table:table-cell>
          <table:table-cell table:style-name="ce194" office:value-type="string">
            <text:p>Check the status of mails in server after checking mail by POP with activated Leave messages on server option</text:p>
          </table:table-cell>
          <table:table-cell table:style-name="ce214" office:value-type="string">
            <text:p>Step 2: Edit account</text:p>
          </table:table-cell>
          <table:table-cell table:style-name="ce205" office:value-type="string">
            <text:p>- Edit new added account</text:p>
            <text:p>- Select tab Server Setting, check the check box <text:span text:style-name="T5">Leave messages on server option</text:span></text:p>
            <text:p>- Click Save</text:p>
          </table:table-cell>
          <table:table-cell table:style-name="ce221" office:value-type="string">
            <text:p>Account is updated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76">
          <table:table-cell table:formula="of:=IF(MID([.F39];6;1)&gt;MID([.F38];6;1);&quot;&quot;;MAX([.A$7:.A38])+1)">
            <text:p/>
          </table:table-cell>
          <table:table-cell office:value-type="string">
            <text:p>FNC_CS_MA_MAIL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office:value-type="string">
            <text:p>CS\Mail\Mail\Check Mail</text:p>
          </table:table-cell>
          <table:table-cell table:style-name="ce194" office:value-type="string">
            <text:p>Check the status of mails in server after checking mail by POP with activated Leave messages on server option</text:p>
          </table:table-cell>
          <table:table-cell table:style-name="ce214" office:value-type="string">
            <text:p>Step 3: Check mail</text:p>
          </table:table-cell>
          <table:table-cell table:style-name="ce205" office:value-type="string">
            <text:p>- Select account in accounts list</text:p>
            <text:p>- Click <text:span text:style-name="T5">Get mail</text:span> button</text:p>
          </table:table-cell>
          <table:table-cell table:style-name="ce221" office:value-type="string">
            <text:p>Mails is get from server and displayed in Inbox folder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76">
          <table:table-cell table:formula="of:=IF(MID([.F40];6;1)&gt;MID([.F39];6;1);&quot;&quot;;MAX([.A$7:.A39])+1)">
            <text:p/>
          </table:table-cell>
          <table:table-cell office:value-type="string">
            <text:p>FNC_CS_MA_MAIL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office:value-type="string">
            <text:p>CS\Mail\Mail\Check Mail</text:p>
          </table:table-cell>
          <table:table-cell table:style-name="ce194" office:value-type="string">
            <text:p>Check the status of mails in server after checking mail by POP with activated Leave messages on server option</text:p>
          </table:table-cell>
          <table:table-cell table:style-name="ce214" office:value-type="string">
            <text:p>Step 4: Check server mail</text:p>
          </table:table-cell>
          <table:table-cell table:style-name="ce205" office:value-type="string">
            <text:p>- Login server mail</text:p>
          </table:table-cell>
          <table:table-cell table:style-name="ce221" office:value-type="string">
            <text:p>All get messages are still existing in Inbox of server mail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76">
          <table:table-cell table:formula="of:=IF(MID([.F41];6;1)&gt;MID([.F40];6;1);&quot;&quot;;MAX([.A$7:.A40])+1)" office:value-type="float" office:value="13">
            <text:p>013</text:p>
          </table:table-cell>
          <table:table-cell office:value-type="string">
            <text:p>FNC_CS_MA_MAIL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3">
            <text:p>013</text:p>
          </table:table-cell>
          <table:table-cell office:value-type="string">
            <text:p>CS\Mail\Mail\Check Mail</text:p>
          </table:table-cell>
          <table:table-cell table:style-name="ce81" office:value-type="string">
            <text:p>Check the status of mails in server after checking mail by POP with unchecked Leave messages on server option</text:p>
          </table:table-cell>
          <table:table-cell table:style-name="ce214" office:value-type="string">
            <text:p>Step 1: Create account with server type is IMAP</text:p>
          </table:table-cell>
          <table:table-cell table:style-name="ce205" office:value-type="string">
            <text:p>Create new account:</text:p>
            <text:p>- At step 3: select server type is <text:span text:style-name="T5">POP</text:span></text:p>
          </table:table-cell>
          <table:table-cell table:style-name="ce221" office:value-type="string">
            <text:p>Create account successfully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29">
          <table:table-cell table:formula="of:=IF(MID([.F42];6;1)&gt;MID([.F41];6;1);&quot;&quot;;MAX([.A$7:.A41])+1)">
            <text:p/>
          </table:table-cell>
          <table:table-cell office:value-type="string">
            <text:p>FNC_CS_MA_MAIL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office:value-type="string">
            <text:p>CS\Mail\Mail\Check Mail</text:p>
          </table:table-cell>
          <table:table-cell table:style-name="ce194" office:value-type="string">
            <text:p>Check the status of mails in server after checking mail by POP with unchecked Leave messages on server option</text:p>
          </table:table-cell>
          <table:table-cell table:style-name="ce214" office:value-type="string">
            <text:p>Step 2: Edit account</text:p>
          </table:table-cell>
          <table:table-cell table:style-name="ce205" office:value-type="string">
            <text:p>In Edit new added account form:</text:p>
            <text:p>- Select <text:s/><text:span text:style-name="T5">Server Setting </text:span><text:span text:style-name="T6">tab</text:span><text:span text:style-name="T5">:</text:span> unchecked <text:span text:style-name="T5">Leave messages on serve</text:span>r option</text:p>
            <text:p>- Click <text:span text:style-name="T5">Save</text:span></text:p>
          </table:table-cell>
          <table:table-cell table:style-name="ce221" office:value-type="string">
            <text:p>Account is updated</text:p>
          </table:table-cell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78">
          <table:table-cell table:formula="of:=IF(MID([.F43];6;1)&gt;MID([.F42];6;1);&quot;&quot;;MAX([.A$7:.A42])+1)">
            <text:p/>
          </table:table-cell>
          <table:table-cell office:value-type="string">
            <text:p>FNC_CS_MA_MAIL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office:value-type="string">
            <text:p>CS\Mail\Mail\Check Mail</text:p>
          </table:table-cell>
          <table:table-cell table:style-name="ce194" office:value-type="string">
            <text:p>Check the status of mails in server after checking mail by POP with unchecked Leave messages on server option</text:p>
          </table:table-cell>
          <table:table-cell table:style-name="ce214" office:value-type="string">
            <text:p>Step 3: Check mail</text:p>
          </table:table-cell>
          <table:table-cell table:style-name="ce205" office:value-type="string">
            <text:p>- Select account in accounts list</text:p>
            <text:p>- Click <text:span text:style-name="T5">Get</text:span> <text:span text:style-name="T5">mail</text:span> button</text:p>
          </table:table-cell>
          <table:table-cell table:style-name="ce221" office:value-type="string">
            <text:p>Mails is get from server and displayed in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3">
          <table:table-cell table:formula="of:=IF(MID([.F44];6;1)&gt;MID([.F43];6;1);&quot;&quot;;MAX([.A$7:.A43])+1)">
            <text:p/>
          </table:table-cell>
          <table:table-cell office:value-type="string">
            <text:p>FNC_CS_MA_MAIL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office:value-type="string">
            <text:p>CS\Mail\Mail\Check Mail</text:p>
          </table:table-cell>
          <table:table-cell table:style-name="ce194" office:value-type="string">
            <text:p>Check the status of mails in server after checking mail by POP with unchecked Leave messages on server option</text:p>
          </table:table-cell>
          <table:table-cell table:style-name="ce214" office:value-type="string">
            <text:p>Step 4: Check server mail</text:p>
          </table:table-cell>
          <table:table-cell table:style-name="ce205" office:value-type="string">
            <text:p>- Login server mail</text:p>
          </table:table-cell>
          <table:table-cell table:style-name="ce221" office:value-type="string">
            <text:p>All get messages are deleted and disappears in Inbox folder of server mai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45];6;1)&gt;MID([.F44];6;1);&quot;&quot;;MAX([.A$7:.A44])+1)" office:value-type="float" office:value="14">
            <text:p>014</text:p>
          </table:table-cell>
          <table:table-cell office:value-type="string">
            <text:p>FNC_CS_MA_MAIL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office:value-type="string">
            <text:p>CS\Mail\Mail\Check Mail</text:p>
          </table:table-cell>
          <table:table-cell table:style-name="ce82" office:value-type="string">
            <text:p>Check <text:s/>mail in case no account is created</text:p>
          </table:table-cell>
          <table:table-cell table:style-name="ce197" office:value-type="string">
            <text:p>Step 1:don't create any account mail</text:p>
          </table:table-cell>
          <table:table-cell table:style-name="ce197" office:value-type="string">
            <text:p>- don't create any account mail </text:p>
            <text:p>-Perform to delete default account if they exist</text:p>
          </table:table-cell>
          <table:table-cell table:style-name="ce197" office:value-type="string">
            <text:p>-No account is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46];6;1)&gt;MID([.F45];6;1);&quot;&quot;;MAX([.A$7:.A45])+1)">
            <text:p/>
          </table:table-cell>
          <table:table-cell office:value-type="string">
            <text:p>FNC_CS_MA_MAIL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office:value-type="string">
            <text:p>CS\Mail\Mail\Check Mail</text:p>
          </table:table-cell>
          <table:table-cell table:style-name="ce197" office:value-type="string">
            <text:p>Check <text:s/>mail in case no account is created</text:p>
          </table:table-cell>
          <table:table-cell table:style-name="ce197" office:value-type="string">
            <text:p>Step 2: perform checking <text:s/>mail</text:p>
          </table:table-cell>
          <table:table-cell table:style-name="ce197" office:value-type="string">
            <text:p>Click <text:span text:style-name="T5">Get mail</text:span></text:p>
          </table:table-cell>
          <table:table-cell table:style-name="ce197" office:value-type="string">
            <text:p>Show message alerts users have to create new accoun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9">
          <table:table-cell table:formula="of:=IF(MID([.F47];6;1)&gt;MID([.F46];6;1);&quot;&quot;;MAX([.A$7:.A46])+1)" office:value-type="float" office:value="15">
            <text:p>015</text:p>
          </table:table-cell>
          <table:table-cell office:value-type="string">
            <text:p>FNC_CS_MA_MAIL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office:value-type="string">
            <text:p>CS\Mail\Mail\Check Mail</text:p>
          </table:table-cell>
          <table:table-cell table:style-name="ce83" office:value-type="string">
            <text:p>Check mail after User created Filter </text:p>
          </table:table-cell>
          <table:table-cell table:style-name="ce208" office:value-type="string">
            <text:p>Step 1: Create a account </text:p>
          </table:table-cell>
          <table:table-cell table:style-name="ce208" office:value-type="string">
            <text:p>- Perform to created an Account</text:p>
          </table:table-cell>
          <table:table-cell table:style-name="ce208" office:value-type="string">
            <text:p>- An Account i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0">
          <table:table-cell table:formula="of:=IF(MID([.F48];6;1)&gt;MID([.F47];6;1);&quot;&quot;;MAX([.A$7:.A47])+1)">
            <text:p/>
          </table:table-cell>
          <table:table-cell office:value-type="string">
            <text:p>FNC_CS_MA_MAIL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office:value-type="string">
            <text:p>CS\Mail\Mail\Check Mail</text:p>
          </table:table-cell>
          <table:table-cell table:style-name="ce198" office:value-type="string">
            <text:p>Check mail after User created Filter </text:p>
          </table:table-cell>
          <table:table-cell table:style-name="ce206" office:value-type="string">
            <text:p>Step 2: Create a filer </text:p>
          </table:table-cell>
          <table:table-cell table:style-name="ce212" office:value-type="string">
            <text:p>- Perform create a filter in added account</text:p>
          </table:table-cell>
          <table:table-cell table:style-name="ce212" office:value-type="string">
            <text:p>Filter is creat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MID([.F49];6;1)&gt;MID([.F48];6;1);&quot;&quot;;MAX([.A$7:.A48])+1)">
            <text:p/>
          </table:table-cell>
          <table:table-cell office:value-type="string">
            <text:p>FNC_CS_MA_MAIL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office:value-type="string">
            <text:p>CS\Mail\Mail\Check Mail</text:p>
          </table:table-cell>
          <table:table-cell table:style-name="ce198" office:value-type="string">
            <text:p>Check mail after User created Filter </text:p>
          </table:table-cell>
          <table:table-cell table:style-name="ce200" office:value-type="string">
            <text:p>Step 3: Check mail</text:p>
          </table:table-cell>
          <table:table-cell table:style-name="ce199" office:value-type="string">
            <text:p>- Click <text:span text:style-name="T5">Get</text:span> <text:span text:style-name="T5">mail</text:span> button on tool bar</text:p>
          </table:table-cell>
          <table:table-cell table:style-name="ce199" office:value-type="string">
            <text:p>if they exist mail which match filter condition, They will be loaded to <text:s/>folder which is chosen in created filter. And They will be assigned to tag if Created filter set like tha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9">
          <table:table-cell table:formula="of:=IF(MID([.F50];6;1)&gt;MID([.F49];6;1);&quot;&quot;;MAX([.A$7:.A49])+1)" office:value-type="float" office:value="16">
            <text:p>016</text:p>
          </table:table-cell>
          <table:table-cell office:value-type="string">
            <text:p>FNC_CS_MA_MAIL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office:value-type="string">
            <text:p>CS\Mail\Mail\Check Mail</text:p>
          </table:table-cell>
          <table:table-cell table:style-name="ce84" office:value-type="string">
            <text:p>Check mail after Deleted folder which was chose for filter</text:p>
          </table:table-cell>
          <table:table-cell table:style-name="ce200" office:value-type="string">
            <text:p>Step 1: Create a account, a new folder , a filter</text:p>
          </table:table-cell>
          <table:table-cell table:style-name="ce199" office:value-type="string">
            <text:p>- Create account </text:p>
            <text:p>- Create filter with some rules </text:p>
            <text:p>and choose folder without inbox <text:s/>to store mail </text:p>
            <text:p>- don't apply tag for mail</text:p>
          </table:table-cell>
          <table:table-cell table:style-name="ce199" office:value-type="string">
            <text:p>The account, the filter, the folder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MID([.F51];6;1)&gt;MID([.F50];6;1);&quot;&quot;;MAX([.A$7:.A50])+1)">
            <text:p/>
          </table:table-cell>
          <table:table-cell office:value-type="string">
            <text:p>FNC_CS_MA_MAIL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office:value-type="string">
            <text:p>CS\Mail\Mail\Check Mail</text:p>
          </table:table-cell>
          <table:table-cell table:style-name="ce199" office:value-type="string">
            <text:p>Check mail after Deleted folder which was chose for filter</text:p>
          </table:table-cell>
          <table:table-cell table:style-name="ce200" office:value-type="string">
            <text:p>Step 2: Check mail </text:p>
          </table:table-cell>
          <table:table-cell table:style-name="ce199" office:value-type="string">
            <text:p>- Click <text:span text:style-name="T5">Get</text:span> <text:span text:style-name="T5">mail</text:span> button on tool bar</text:p>
          </table:table-cell>
          <table:table-cell table:style-name="ce199" office:value-type="string">
            <text:p>if they exist mails which match filter condition, They will be loaded to <text:s/>folder which is chosen in created filter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MID([.F52];6;1)&gt;MID([.F51];6;1);&quot;&quot;;MAX([.A$7:.A51])+1)">
            <text:p/>
          </table:table-cell>
          <table:table-cell office:value-type="string">
            <text:p>FNC_CS_MA_MAIL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office:value-type="string">
            <text:p>CS\Mail\Mail\Check Mail</text:p>
          </table:table-cell>
          <table:table-cell table:style-name="ce199" office:value-type="string">
            <text:p>Check mail after Deleted folder which was chose for filter</text:p>
          </table:table-cell>
          <table:table-cell table:style-name="ce200" office:value-type="string">
            <text:p>Step 3: Delete folder</text:p>
          </table:table-cell>
          <table:table-cell table:style-name="ce199" office:value-type="string">
            <text:p>Perform to delete above folder</text:p>
          </table:table-cell>
          <table:table-cell table:style-name="ce199" office:value-type="string">
            <text:p>The folder is deleted, And when open this filter, Folder which is used to stored mail , will be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MID([.F53];6;1)&gt;MID([.F52];6;1);&quot;&quot;;MAX([.A$7:.A52])+1)">
            <text:p/>
          </table:table-cell>
          <table:table-cell office:value-type="string">
            <text:p>FNC_CS_MA_MAIL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office:value-type="string">
            <text:p>CS\Mail\Mail\Check Mail</text:p>
          </table:table-cell>
          <table:table-cell table:style-name="ce199" office:value-type="string">
            <text:p>Check mail after Deleted folder which was chose for filter</text:p>
          </table:table-cell>
          <table:table-cell table:style-name="ce200" office:value-type="string">
            <text:p>Step 4: Check mail</text:p>
          </table:table-cell>
          <table:table-cell table:style-name="ce199" office:value-type="string">
            <text:p>- Click <text:span text:style-name="T5">Get</text:span> <text:span text:style-name="T5">mail </text:span>button on tool bar</text:p>
          </table:table-cell>
          <table:table-cell table:style-name="ce199" office:value-type="string">
            <text:p>if they exist mail which match filter condition, They will be loaded to <text:s/>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MID([.F54];6;1)&gt;MID([.F53];6;1);&quot;&quot;;MAX([.A$7:.A53])+1)" office:value-type="float" office:value="17">
            <text:p>017</text:p>
          </table:table-cell>
          <table:table-cell office:value-type="string">
            <text:p>FNC_CS_MA_MAIL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office:value-type="string">
            <text:p>CS\Mail\Mail\Check Mail</text:p>
          </table:table-cell>
          <table:table-cell table:style-name="ce84" office:value-type="string">
            <text:p>Check mail when Delete folder which is choose in a filter and this filter use apply tag function</text:p>
          </table:table-cell>
          <table:table-cell table:style-name="ce200" office:value-type="string">
            <text:p>Step 1: Create a account, a new folder, a new tag , a filter</text:p>
          </table:table-cell>
          <table:table-cell table:style-name="ce199" office:value-type="string">
            <text:p>- Create account </text:p>
            <text:p>- Create filter with some rules </text:p>
            <text:p>and choose folder without inbox <text:s/>to store mail and Choose tag to add for message</text:p>
          </table:table-cell>
          <table:table-cell table:style-name="ce199" office:value-type="string">
            <text:p>The account, the filter, the folder, the tag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MID([.F55];6;1)&gt;MID([.F54];6;1);&quot;&quot;;MAX([.A$7:.A54])+1)">
            <text:p/>
          </table:table-cell>
          <table:table-cell office:value-type="string">
            <text:p>FNC_CS_MA_MAIL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office:value-type="string">
            <text:p>CS\Mail\Mail\Check Mail</text:p>
          </table:table-cell>
          <table:table-cell table:style-name="ce199" office:value-type="string">
            <text:p>Check mail when Delete folder which is choose in a filter and this filter use apply tag function</text:p>
          </table:table-cell>
          <table:table-cell table:style-name="ce200" office:value-type="string">
            <text:p>Step 2: Check mail </text:p>
          </table:table-cell>
          <table:table-cell table:style-name="ce199" office:value-type="string">
            <text:p>- Click <text:span text:style-name="T5">Get</text:span> <text:span text:style-name="T5">mail</text:span> button on tool bar</text:p>
          </table:table-cell>
          <table:table-cell table:style-name="ce199" office:value-type="string">
            <text:p>if they exist mail which match filter condition, They will be loaded to <text:s/>folder which is chosen in created filter. And They will be assigned to the tag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MID([.F56];6;1)&gt;MID([.F55];6;1);&quot;&quot;;MAX([.A$7:.A55])+1)">
            <text:p/>
          </table:table-cell>
          <table:table-cell office:value-type="string">
            <text:p>FNC_CS_MA_MAIL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office:value-type="string">
            <text:p>CS\Mail\Mail\Check Mail</text:p>
          </table:table-cell>
          <table:table-cell table:style-name="ce199" office:value-type="string">
            <text:p>Check mail when Delete folder which is choose in a filter and this filter use apply tag function</text:p>
          </table:table-cell>
          <table:table-cell table:style-name="ce200" office:value-type="string">
            <text:p>Step 3: Delete folder</text:p>
          </table:table-cell>
          <table:table-cell table:style-name="ce199" office:value-type="string">
            <text:p>Perform to delete above folder</text:p>
          </table:table-cell>
          <table:table-cell table:style-name="ce199" office:value-type="string">
            <text:p>The folder is deleted, And when open this filter, Folder which is used to stored mail , will be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MID([.F57];6;1)&gt;MID([.F56];6;1);&quot;&quot;;MAX([.A$7:.A56])+1)">
            <text:p/>
          </table:table-cell>
          <table:table-cell office:value-type="string">
            <text:p>FNC_CS_MA_MAIL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7">
            <text:p>017</text:p>
          </table:table-cell>
          <table:table-cell office:value-type="string">
            <text:p>CS\Mail\Mail\Check Mail</text:p>
          </table:table-cell>
          <table:table-cell table:style-name="ce199" office:value-type="string">
            <text:p>Check mail when Delete folder which is choose in a filter and this filter use apply tag function</text:p>
          </table:table-cell>
          <table:table-cell table:style-name="ce200" office:value-type="string">
            <text:p>Step 4: Check mail</text:p>
          </table:table-cell>
          <table:table-cell table:style-name="ce199" office:value-type="string">
            <text:p>- Click <text:span text:style-name="T5">Get</text:span> <text:span text:style-name="T5">mail</text:span> button on tool bar</text:p>
          </table:table-cell>
          <table:table-cell table:style-name="ce199" office:value-type="string">
            <text:p>if they exist mail which match filter condition, They will be loaded to <text:s/>Inbox folder and assigned to the ta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MID([.F58];6;1)&gt;MID([.F57];6;1);&quot;&quot;;MAX([.A$7:.A57])+1)" office:value-type="float" office:value="18">
            <text:p>018</text:p>
          </table:table-cell>
          <table:table-cell office:value-type="string">
            <text:p>FNC_CS_MA_MAIL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office:value-type="string">
            <text:p>CS\Mail\Mail\Check Mail</text:p>
          </table:table-cell>
          <table:table-cell table:style-name="ce84" office:value-type="string">
            <text:p>Check mail when Delete tag which is used in a filter</text:p>
          </table:table-cell>
          <table:table-cell table:style-name="ce200" office:value-type="string">
            <text:p>Step 1: Create a account, a new folder, a new tag , a filter</text:p>
          </table:table-cell>
          <table:table-cell table:style-name="ce199" office:value-type="string">
            <text:p>- Create account </text:p>
            <text:p>- Create filter with some rules </text:p>
            <text:p>and choose folder without inbox <text:s/>to store mail and Choose tag to add for message</text:p>
          </table:table-cell>
          <table:table-cell table:style-name="ce199" office:value-type="string">
            <text:p>The account, the filter, the folder, the tag are crea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59];6;1)&gt;MID([.F58];6;1);&quot;&quot;;MAX([.A$7:.A58])+1)">
            <text:p/>
          </table:table-cell>
          <table:table-cell office:value-type="string">
            <text:p>FNC_CS_MA_MAIL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office:value-type="string">
            <text:p>CS\Mail\Mail\Check Mail</text:p>
          </table:table-cell>
          <table:table-cell table:style-name="ce199" office:value-type="string">
            <text:p>Check mail when Delete tag in a filter and <text:s/>the tag <text:s/>is used to add for message</text:p>
          </table:table-cell>
          <table:table-cell table:style-name="ce200" office:value-type="string">
            <text:p>Step 2: Check mail </text:p>
          </table:table-cell>
          <table:table-cell table:style-name="ce199" office:value-type="string">
            <text:p>- Click <text:span text:style-name="T5">Get</text:span> <text:span text:style-name="T5">mail</text:span> button on tool bar</text:p>
          </table:table-cell>
          <table:table-cell table:style-name="ce199" office:value-type="string">
            <text:p>if they exist mail which match filter condition, They will be loaded to <text:s/>folder which is chosen in created filter. And They will be assigned to the tag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60];6;1)&gt;MID([.F59];6;1);&quot;&quot;;MAX([.A$7:.A59])+1)">
            <text:p/>
          </table:table-cell>
          <table:table-cell office:value-type="string">
            <text:p>FNC_CS_MA_MAIL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8">
            <text:p>018</text:p>
          </table:table-cell>
          <table:table-cell office:value-type="string">
            <text:p>CS\Mail\Mail\Check Mail</text:p>
          </table:table-cell>
          <table:table-cell table:style-name="ce199" office:value-type="string">
            <text:p>Check mail when Delete tag in a filter and <text:s/>the tag <text:s/>is used to add for message</text:p>
          </table:table-cell>
          <table:table-cell table:style-name="ce200" office:value-type="string">
            <text:p>Step 3: Delete the tag</text:p>
          </table:table-cell>
          <table:table-cell table:style-name="ce199" office:value-type="string">
            <text:p>Delete the tag which is used in the filter</text:p>
          </table:table-cell>
          <table:table-cell table:style-name="ce199" office:value-type="string">
            <text:p>The tag is dele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61];6;1)&gt;MID([.F60];6;1);&quot;&quot;;MAX([.A$7:.A60])+1)">
            <text:p/>
          </table:table-cell>
          <table:table-cell office:value-type="string">
            <text:p>FNC_CS_MA_MAIL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8">
            <text:p>018</text:p>
          </table:table-cell>
          <table:table-cell office:value-type="string">
            <text:p>CS\Mail\Mail\Check Mail</text:p>
          </table:table-cell>
          <table:table-cell table:style-name="ce199" office:value-type="string">
            <text:p>Check mail when Delete tag in a filter and <text:s/>the tag <text:s/>is used to add for message</text:p>
          </table:table-cell>
          <table:table-cell table:style-name="ce200" office:value-type="string">
            <text:p>Step 4: Check mail </text:p>
          </table:table-cell>
          <table:table-cell table:style-name="ce199" office:value-type="string">
            <text:p>- Click <text:span text:style-name="T5">Get</text:span> <text:span text:style-name="T5">mail</text:span> mail button on tool bar</text:p>
          </table:table-cell>
          <table:table-cell table:style-name="ce199" office:value-type="string">
            <text:p>if they exist mail which match filter condition, They will be loaded to <text:s/>folder which is chosen in created filter. And They will be not assigned to any <text:s/>tag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0">
          <table:table-cell table:formula="of:=IF(MID([.F62];6;1)&gt;MID([.F61];6;1);&quot;&quot;;MAX([.A$7:.A61])+1)" office:value-type="float" office:value="19">
            <text:p>019</text:p>
          </table:table-cell>
          <table:table-cell office:value-type="string">
            <text:p>FNC_CS_MA_MAIL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office:value-type="string">
            <text:p>CS\Mail\Mail\Check Mail</text:p>
          </table:table-cell>
          <table:table-cell table:style-name="ce71" office:value-type="string">
            <text:p>Check mail When some</text:p>
            <text:p><text:s/>addresses are reported as spam</text:p>
          </table:table-cell>
          <table:table-cell table:style-name="ce189" office:value-type="string">
            <text:p>Step 1: Create an account</text:p>
          </table:table-cell>
          <table:table-cell table:style-name="ce189" office:value-type="string">
            <text:p>- Perform to created an Account</text:p>
          </table:table-cell>
          <table:table-cell table:style-name="ce189" office:value-type="string">
            <text:p>- An Account is crea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1">
          <table:table-cell table:formula="of:=IF(MID([.F63];6;1)&gt;MID([.F62];6;1);&quot;&quot;;MAX([.A$7:.A62])+1)">
            <text:p/>
          </table:table-cell>
          <table:table-cell office:value-type="string">
            <text:p>FNC_CS_MA_MAIL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9">
            <text:p>019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Check mail When some</text:p>
            <text:p><text:s/>addresses are reported as spam</text:p>
          </table:table-cell>
          <table:table-cell table:style-name="ce215" office:value-type="string">
            <text:p>Step 2: Checking mail</text:p>
          </table:table-cell>
          <table:table-cell table:style-name="ce199" office:value-type="string">
            <text:p>- Select added account at left pane</text:p>
            <text:p>- Click <text:span text:style-name="T5">Get</text:span> <text:span text:style-name="T5">mail</text:span> icon on Tool Bar</text:p>
          </table:table-cell>
          <table:table-cell table:style-name="ce215" office:value-type="string">
            <text:p>- Fetching mails will be loaded to Inbox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2">
          <table:table-cell table:formula="of:=IF(MID([.F64];6;1)&gt;MID([.F63];6;1);&quot;&quot;;MAX([.A$7:.A63])+1)">
            <text:p/>
          </table:table-cell>
          <table:table-cell office:value-type="string">
            <text:p>FNC_CS_MA_MAIL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9">
            <text:p>019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Check mail When some</text:p>
            <text:p><text:s/>addresses are reported as spam</text:p>
          </table:table-cell>
          <table:table-cell table:style-name="ce215" office:value-type="string">
            <text:p>Step 3: Report some mail as spam</text:p>
          </table:table-cell>
          <table:table-cell table:style-name="ce215" office:value-type="string">
            <text:p>- Perform to report some mails as spam</text:p>
          </table:table-cell>
          <table:table-cell table:style-name="ce215" office:value-type="string">
            <text:p>- These mails are move from inbox folder to spam folder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3">
          <table:table-cell table:formula="of:=IF(MID([.F65];6;1)&gt;MID([.F64];6;1);&quot;&quot;;MAX([.A$7:.A64])+1)">
            <text:p/>
          </table:table-cell>
          <table:table-cell office:value-type="string">
            <text:p>FNC_CS_MA_MAIL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9">
            <text:p>019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Check mail When some</text:p>
            <text:p><text:s/>addresses are reported as spam</text:p>
          </table:table-cell>
          <table:table-cell table:style-name="ce215" office:value-type="string">
            <text:p>Step 4: Send mail from email address which reported as spam</text:p>
          </table:table-cell>
          <table:table-cell table:style-name="ce215" office:value-type="string">
            <text:p>- In email address which reported as spam: perform send some mails to email address which matched added account</text:p>
          </table:table-cell>
          <table:table-cell table:style-name="ce215" office:value-type="string">
            <text:p>- These mail are stored in server mail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1">
          <table:table-cell table:formula="of:=IF(MID([.F66];6;1)&gt;MID([.F65];6;1);&quot;&quot;;MAX([.A$7:.A65])+1)">
            <text:p/>
          </table:table-cell>
          <table:table-cell office:value-type="string">
            <text:p>FNC_CS_MA_MAIL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9">
            <text:p>019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Check mail When some</text:p>
            <text:p><text:s/>addresses are reported as spam</text:p>
          </table:table-cell>
          <table:table-cell table:style-name="ce216" office:value-type="string">
            <text:p>Step 5: Get mail</text:p>
          </table:table-cell>
          <table:table-cell table:style-name="ce216" office:value-type="string">
            <text:p>- In eXo mail: Selected added account from list</text:p>
            <text:p>- Click <text:span text:style-name="T5">Get mail</text:span> icon on Tool bar</text:p>
          </table:table-cell>
          <table:table-cell table:style-name="ce216" office:value-type="string">
            <text:p>New Mails are <text:s/>sent from <text:s/>Address which are reported as spam are loaded into Spam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1">
          <table:table-cell table:formula="of:=IF(MID([.F67];6;1)&gt;MID([.F66];6;1);&quot;&quot;;MAX([.A$7:.A66])+1)" office:value-type="float" office:value="20">
            <text:p>020</text:p>
          </table:table-cell>
          <table:table-cell office:value-type="string">
            <text:p>FNC_CS_MA_MAIL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0">
            <text:p>020</text:p>
          </table:table-cell>
          <table:table-cell office:value-type="string">
            <text:p>CS\Mail\Mail\Check Mail</text:p>
          </table:table-cell>
          <table:table-cell table:style-name="ce85" office:value-type="string">
            <text:p>Check mail when choose specific date to <text:s/>check mail</text:p>
          </table:table-cell>
          <table:table-cell table:style-name="ce216" office:value-type="string">
            <text:p>Step 1: Create an Account mail </text:p>
          </table:table-cell>
          <table:table-cell table:style-name="ce216" office:value-type="string">
            <text:p>Create an Account mail and choose specific date to check mail at step 4</text:p>
          </table:table-cell>
          <table:table-cell table:style-name="ce216" office:value-type="string">
            <text:p>The Account will be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MID([.F68];6;1)&gt;MID([.F67];6;1);&quot;&quot;;MAX([.A$7:.A67])+1)">
            <text:p/>
          </table:table-cell>
          <table:table-cell office:value-type="string">
            <text:p>FNC_CS_MA_MAIL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20">
            <text:p>020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Check mail when choose specific date to <text:s/>check mail</text:p>
          </table:table-cell>
          <table:table-cell table:style-name="ce216" office:value-type="string">
            <text:p>Step 2: Check email</text:p>
          </table:table-cell>
          <table:table-cell table:style-name="ce216" office:value-type="string">
            <text:p>- Click <text:span text:style-name="T5">Check mail</text:span> button on tool bar</text:p>
          </table:table-cell>
          <table:table-cell table:style-name="ce216" office:value-type="string">
            <text:p>Only mails arrive from defined day to current day are loaded to Inbox folder of this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MID([.F69];6;1)&gt;MID([.F68];6;1);&quot;&quot;;MAX([.A$7:.A68])+1)" office:value-type="float" office:value="21">
            <text:p>021</text:p>
          </table:table-cell>
          <table:table-cell office:value-type="string">
            <text:p>FNC_CS_MA_MAIL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21">
            <text:p>021</text:p>
          </table:table-cell>
          <table:table-cell office:value-type="string">
            <text:p>CS\Mail\Mail\Check Mail</text:p>
          </table:table-cell>
          <table:table-cell table:style-name="ce85" office:value-type="string">
            <text:p>Check mail when change specific date to check mail</text:p>
          </table:table-cell>
          <table:table-cell table:style-name="ce216" office:value-type="string">
            <text:p>Step 1: Create an Account mail </text:p>
          </table:table-cell>
          <table:table-cell table:style-name="ce216" office:value-type="string">
            <text:p>Create an Account mail and choose specific date</text:p>
          </table:table-cell>
          <table:table-cell table:style-name="ce216" office:value-type="string">
            <text:p>The Account will be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MID([.F70];6;1)&gt;MID([.F69];6;1);&quot;&quot;;MAX([.A$7:.A69])+1)">
            <text:p/>
          </table:table-cell>
          <table:table-cell office:value-type="string">
            <text:p>FNC_CS_MA_MAIL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1">
            <text:p>021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Check mail when change specific date to check mail</text:p>
          </table:table-cell>
          <table:table-cell table:style-name="ce216" office:value-type="string">
            <text:p>Step 2: Check email</text:p>
          </table:table-cell>
          <table:table-cell table:style-name="ce216" office:value-type="string">
            <text:p>- Click <text:span text:style-name="T5">Get</text:span> <text:span text:style-name="T5">mail</text:span> button on tool bar</text:p>
          </table:table-cell>
          <table:table-cell table:style-name="ce216" office:value-type="string">
            <text:p>Only mails arrive from defined date to current day are loaded to Inbox folder of this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MID([.F71];6;1)&gt;MID([.F70];6;1);&quot;&quot;;MAX([.A$7:.A70])+1)">
            <text:p/>
          </table:table-cell>
          <table:table-cell office:value-type="string">
            <text:p>FNC_CS_MA_MAIL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1">
            <text:p>021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Check mail when change specific date to check mail</text:p>
          </table:table-cell>
          <table:table-cell table:style-name="ce216" office:value-type="string">
            <text:p>Step 3: change date to check mail</text:p>
          </table:table-cell>
          <table:table-cell table:style-name="ce216" office:value-type="string">
            <text:p>Perform to edit the account : change defined date to check mail</text:p>
          </table:table-cell>
          <table:table-cell table:style-name="ce216" office:value-type="string">
            <text:p>The account is upd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MID([.F72];6;1)&gt;MID([.F71];6;1);&quot;&quot;;MAX([.A$7:.A71])+1)">
            <text:p/>
          </table:table-cell>
          <table:table-cell office:value-type="string">
            <text:p>FNC_CS_MA_MAIL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1">
            <text:p>021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Check mail when change specific date to check mail</text:p>
          </table:table-cell>
          <table:table-cell table:style-name="ce216" office:value-type="string">
            <text:p>Step 4: Check mail</text:p>
          </table:table-cell>
          <table:table-cell table:style-name="ce216" office:value-type="string">
            <text:p>- Click <text:span text:style-name="T5">Get mail</text:span> button on tool bar</text:p>
          </table:table-cell>
          <table:table-cell table:style-name="ce216" office:value-type="string">
            <text:p>Only mails arrive from defined date to current day are loaded to Inbox folder of this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MID([.F73];6;1)&gt;MID([.F72];6;1);&quot;&quot;;MAX([.A$7:.A72])+1)" office:value-type="float" office:value="22">
            <text:p>022</text:p>
          </table:table-cell>
          <table:table-cell office:value-type="string">
            <text:p>FNC_CS_MA_MAIL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2">
            <text:p>022</text:p>
          </table:table-cell>
          <table:table-cell office:value-type="string">
            <text:p>CS\Mail\Mail\Check Mail</text:p>
          </table:table-cell>
          <table:table-cell table:style-name="ce85" office:value-type="string">
            <text:p>Check stop mail while fetching mail for account which use POP3 server type</text:p>
          </table:table-cell>
          <table:table-cell table:style-name="ce216" office:value-type="string">
            <text:p>Step 1: Create an Account mail</text:p>
          </table:table-cell>
          <table:table-cell table:style-name="ce216" office:value-type="string">
            <text:p>Create an account mail which user POP3 server type</text:p>
          </table:table-cell>
          <table:table-cell table:style-name="ce216" office:value-type="string">
            <text:p>The Account will b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4">
          <table:table-cell table:formula="of:=IF(MID([.F74];6;1)&gt;MID([.F73];6;1);&quot;&quot;;MAX([.A$7:.A73])+1)">
            <text:p/>
          </table:table-cell>
          <table:table-cell office:value-type="string">
            <text:p>FNC_CS_MA_MAIL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2">
            <text:p>022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Check stop mail while fetching mail for account which use POP3 server type</text:p>
          </table:table-cell>
          <table:table-cell table:style-name="ce216" office:value-type="string">
            <text:p>Step 2: Check mail </text:p>
          </table:table-cell>
          <table:table-cell table:style-name="ce216" office:value-type="string">
            <text:p>- Click <text:span text:style-name="T5">Get mail</text:span> button on tool bar</text:p>
          </table:table-cell>
          <table:table-cell table:style-name="ce216" office:value-type="string">
            <text:p>- the status on the bar is shown : <text:span text:style-name="T5">getting mail from gmail.pop3.com ! Stop</text:span></text:p>
            <text:p><text:span text:style-name="T5">- </text:span><text:span text:style-name="T6"><text:s/>when start getting the first mail, the status on the bar will be</text:span><text:span text:style-name="T5">: <text:s/>Fetching messages 1/ b (b : </text:span><text:span text:style-name="T6">total mails have on server)</text:span>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MID([.F75];6;1)&gt;MID([.F74];6;1);&quot;&quot;;MAX([.A$7:.A74])+1)">
            <text:p/>
          </table:table-cell>
          <table:table-cell office:value-type="string">
            <text:p>FNC_CS_MA_MAIL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22">
            <text:p>022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Check stop mail while fetching mail for account which use POP3 server type</text:p>
          </table:table-cell>
          <table:table-cell table:style-name="ce216" office:value-type="string">
            <text:p>Step 3: Stop <text:s/>checking mail</text:p>
          </table:table-cell>
          <table:table-cell table:style-name="ce216" office:value-type="string">
            <text:p>When loaded a/b mails ( a: number for mails was loaded, b: total mails have on server ) Click <text:span text:style-name="T5">stop link on the bar</text:span></text:p>
          </table:table-cell>
          <table:table-cell table:style-name="ce222" office:value-type="string">
            <text:p>- 'Stop' <text:s/>become ' Stopping'</text:p>
            <text:p><text:span text:style-name="T6">the end, the status on the bar: check mail finished !</text:span>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5">
          <table:table-cell table:formula="of:=IF(MID([.F76];6;1)&gt;MID([.F75];6;1);&quot;&quot;;MAX([.A$7:.A75])+1)">
            <text:p/>
          </table:table-cell>
          <table:table-cell office:value-type="string">
            <text:p>FNC_CS_MA_MAIL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22">
            <text:p>022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Check stop mail while fetching mail for account which use POP3 server type</text:p>
          </table:table-cell>
          <table:table-cell table:style-name="ce216" office:value-type="string">
            <text:p>Step 4: Check mail again</text:p>
          </table:table-cell>
          <table:table-cell table:style-name="ce216" office:value-type="string">
            <text:p>- Click <text:span text:style-name="T5">Get mail</text:span> button on tool bar</text:p>
          </table:table-cell>
          <table:table-cell table:style-name="ce216" office:value-type="string">
            <text:p>' <text:span text:style-name="T11">Getting</text:span><text:span text:style-name="T5"> mail from folder Inbox ..Stop</text:span>” is shown on the bar</text:p>
            <text:p>-, when start getting the first mail, the status on the bar will be: <text:span text:style-name="T5"><text:s/>Fetching messages 1/ b-a</text:span> (b-a = number of messages are not fetched yet)</text:p>
            <text:p>- <text:s/>when fetching last message, status on the bar : <text:span text:style-name="T5">fetching message b-a/b-a </text:span></text:p>
            <text:p>- The end, the status : <text:span text:style-name="T5">check mail finish</text:span> !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6">
          <table:table-cell table:formula="of:=IF(MID([.F77];6;1)&gt;MID([.F76];6;1);&quot;&quot;;MAX([.A$7:.A76])+1)" office:value-type="float" office:value="23">
            <text:p>023</text:p>
          </table:table-cell>
          <table:table-cell office:value-type="string">
            <text:p>FNC_CS_MA_MAIL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23">
            <text:p>023</text:p>
          </table:table-cell>
          <table:table-cell office:value-type="string">
            <text:p>CS\Mail\Mail\Check Mail</text:p>
          </table:table-cell>
          <table:table-cell table:style-name="ce85" office:value-type="string">
            <text:p>Check stop fetching mail while fetching mail for account which use IMAP server type</text:p>
          </table:table-cell>
          <table:table-cell table:style-name="ce216" office:value-type="string">
            <text:p>Step 1: Create an Account mail</text:p>
          </table:table-cell>
          <table:table-cell table:style-name="ce216" office:value-type="string">
            <text:p>Create an account mail which user IMAP server type and don't choose specific date to check mail</text:p>
          </table:table-cell>
          <table:table-cell table:style-name="ce216" office:value-type="string">
            <text:p>The Account will be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6">
          <table:table-cell table:formula="of:=IF(MID([.F78];6;1)&gt;MID([.F77];6;1);&quot;&quot;;MAX([.A$7:.A77])+1)">
            <text:p/>
          </table:table-cell>
          <table:table-cell office:value-type="string">
            <text:p>FNC_CS_MA_MAIL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23">
            <text:p>023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Check stop fetching mail while fetching mail for account which use IMAP server type</text:p>
          </table:table-cell>
          <table:table-cell table:style-name="ce216" office:value-type="string">
            <text:p>Step 2: Check mail </text:p>
          </table:table-cell>
          <table:table-cell table:style-name="ce216" office:value-type="string">
            <text:p>- Click <text:span text:style-name="T5">Check mail</text:span> button on tool bar</text:p>
          </table:table-cell>
          <table:table-cell table:style-name="ce216" office:value-type="string">
            <text:p>- the status on the bar is shown : <text:span text:style-name="T5">getting mail from gmail.IMAP.com ! Stop</text:span></text:p>
            <text:p><text:span text:style-name="T5">- </text:span><text:span text:style-name="T6"><text:s/>when start getting the first mail, the status on the bar will be</text:span><text:span text:style-name="T5">: <text:s/>Fetching messages 1/ b (b : </text:span><text:span text:style-name="T6">total mails have on server)</text:span>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6">
          <table:table-cell table:formula="of:=IF(MID([.F79];6;1)&gt;MID([.F78];6;1);&quot;&quot;;MAX([.A$7:.A78])+1)">
            <text:p/>
          </table:table-cell>
          <table:table-cell office:value-type="string">
            <text:p>FNC_CS_MA_MAIL_01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23">
            <text:p>023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Check stop fetching mail while fetching mail for account which use IMAP server type</text:p>
          </table:table-cell>
          <table:table-cell table:style-name="ce216" office:value-type="string">
            <text:p>Step 3: Stop <text:s/>checking mail</text:p>
          </table:table-cell>
          <table:table-cell table:style-name="ce216" office:value-type="string">
            <text:p>When loaded a/b mails ( a: number for mails was loaded, b: total mails have on server ) Click <text:span text:style-name="T5">stop link on the bar</text:span></text:p>
          </table:table-cell>
          <table:table-cell table:style-name="ce222" office:value-type="string">
            <text:p>- 'Stop' <text:s/>become ' Stopping'</text:p>
            <text:p><text:span text:style-name="T6">the end, the status on the bar: check mail finished !</text:span>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7">
          <table:table-cell table:formula="of:=IF(MID([.F80];6;1)&gt;MID([.F79];6;1);&quot;&quot;;MAX([.A$7:.A79])+1)">
            <text:p/>
          </table:table-cell>
          <table:table-cell office:value-type="string">
            <text:p>FNC_CS_MA_MAIL_01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23">
            <text:p>023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Check stop fetching mail while fetching mail for account which use IMAP server type</text:p>
          </table:table-cell>
          <table:table-cell table:style-name="ce216" office:value-type="string">
            <text:p>Step 4: Check mail again</text:p>
          </table:table-cell>
          <table:table-cell table:style-name="ce216" office:value-type="string">
            <text:p>- Click <text:span text:style-name="T5">Check mail</text:span> button on tool bar</text:p>
          </table:table-cell>
          <table:table-cell table:style-name="ce216" office:value-type="string">
            <text:p>' <text:span text:style-name="T11">Getting</text:span><text:span text:style-name="T5"> mail from folder Inbox ..Stop</text:span>” is shown on the bar</text:p>
            <text:p>-, when start getting the first mail, the status on the bar will be: <text:span text:style-name="T5"><text:s/>Fetching messages 1/ b-a</text:span> (b-a = number of messages are not fetched yet)</text:p>
            <text:p>- <text:s/>when fetching last message, status on the bar : <text:span text:style-name="T5">fetching message b-a/b-a </text:span></text:p>
            <text:p>- The end, the status : <text:span text:style-name="T5">check mail finished</text:span> ! And then, The status is disappear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9">
          <table:table-cell table:formula="of:=IF(MID([.F81];6;1)&gt;MID([.F80];6;1);&quot;&quot;;MAX([.A$7:.A80])+1)" office:value-type="float" office:value="24">
            <text:p>024</text:p>
          </table:table-cell>
          <table:table-cell office:value-type="string">
            <text:p>FNC_CS_MA_MAIL_01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4">
            <text:p>024</text:p>
          </table:table-cell>
          <table:table-cell office:value-type="string">
            <text:p>CS\Mail\Mail\Check Mail</text:p>
          </table:table-cell>
          <table:table-cell table:style-name="ce85" office:value-type="string">
            <text:p>Check stop fetching mail while fetching mail for account on a specific date</text:p>
          </table:table-cell>
          <table:table-cell table:style-name="ce216" office:value-type="string">
            <text:p>Step 1: Create an Account mail</text:p>
          </table:table-cell>
          <table:table-cell table:style-name="ce216" office:value-type="string">
            <text:p>Create an account mail which user IMAP server type and choose a specific date to check mail</text:p>
          </table:table-cell>
          <table:table-cell table:style-name="ce216" office:value-type="string">
            <text:p>The Account will b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8">
          <table:table-cell table:formula="of:=IF(MID([.F82];6;1)&gt;MID([.F81];6;1);&quot;&quot;;MAX([.A$7:.A81])+1)">
            <text:p/>
          </table:table-cell>
          <table:table-cell office:value-type="string">
            <text:p>FNC_CS_MA_MAIL_01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4">
            <text:p>024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Check stop fetching mail while fetching mail for account on a specific date</text:p>
          </table:table-cell>
          <table:table-cell table:style-name="ce216" office:value-type="string">
            <text:p>Step 2: <text:s/>Check mail</text:p>
          </table:table-cell>
          <table:table-cell table:style-name="ce216" office:value-type="string">
            <text:p>- Click <text:span text:style-name="T5">Get mail</text:span> button on tool bar</text:p>
          </table:table-cell>
          <table:table-cell table:style-name="ce216" office:value-type="string">
            <text:p>- the status on the bar is shown : <text:span text:style-name="T5">getting mail from gmail.IMAP.com ! Stop</text:span></text:p>
            <text:p><text:span text:style-name="T5">- </text:span><text:span text:style-name="T6"><text:s/>when start getting the first mail, the status on the bar will be</text:span><text:span text:style-name="T5">: <text:s/>Fetching messages 1/ b (b : </text:span><text:span text:style-name="T6">total mails arrive from specific date to current day)</text:span>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9">
          <table:table-cell table:formula="of:=IF(MID([.F83];6;1)&gt;MID([.F82];6;1);&quot;&quot;;MAX([.A$7:.A82])+1)">
            <text:p/>
          </table:table-cell>
          <table:table-cell office:value-type="string">
            <text:p>FNC_CS_MA_MAIL_01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4">
            <text:p>024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Check stop fetching mail while fetching mail for account on a specific date</text:p>
          </table:table-cell>
          <table:table-cell table:style-name="ce216" office:value-type="string">
            <text:p>Step 3: Stop <text:s/>checking mail</text:p>
          </table:table-cell>
          <table:table-cell table:style-name="ce216" office:value-type="string">
            <text:p>When loaded a/b mails ( a: number for mails was loaded, b: total mails have on server ) Click <text:span text:style-name="T5">stop link on the bar</text:span></text:p>
          </table:table-cell>
          <table:table-cell table:style-name="ce222" office:value-type="string">
            <text:p>- 'Stop' <text:s/>become ' Stopping'</text:p>
            <text:p><text:span text:style-name="T6">the end, the status on the bar: check mail finished !</text:span>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0">
          <table:table-cell table:formula="of:=IF(MID([.F84];6;1)&gt;MID([.F83];6;1);&quot;&quot;;MAX([.A$7:.A83])+1)">
            <text:p/>
          </table:table-cell>
          <table:table-cell office:value-type="string">
            <text:p>FNC_CS_MA_MAIL_01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4">
            <text:p>024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Check stop fetching mail while fetching mail for account on a specific date</text:p>
          </table:table-cell>
          <table:table-cell table:style-name="ce216" office:value-type="string">
            <text:p>Step 4: Check mail again</text:p>
          </table:table-cell>
          <table:table-cell table:style-name="ce216" office:value-type="string">
            <text:p>- Click <text:span text:style-name="T5">Get mail</text:span> button on tool bar</text:p>
          </table:table-cell>
          <table:table-cell table:style-name="ce216" office:value-type="string">
            <text:p>' <text:span text:style-name="T11">Getting</text:span><text:span text:style-name="T5"> mail from folder Inbox ..Stop</text:span>” is shown on the bar</text:p>
            <text:p>-, when start getting the first mail, the status on the bar will be: <text:span text:style-name="T5"><text:s/>Fetching messages 1/ b-a</text:span> (b-a = number of messages are not fetched yet)</text:p>
            <text:p>- <text:s/>when fetching last message, status on the bar : <text:span text:style-name="T5">fetching message b-a/b-a </text:span></text:p>
            <text:p>- The end, the status : <text:span text:style-name="T5">check mail finished</text:span> ! And then, The status is disappear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MID([.F85];6;1)&gt;MID([.F84];6;1);&quot;&quot;;MAX([.A$7:.A84])+1)">
            <text:p/>
          </table:table-cell>
          <table:table-cell office:value-type="string">
            <text:p>FNC_CS_MA_MAIL_01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24">
            <text:p>024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Check stop fetching mail while fetching mail for account on a specific date</text:p>
          </table:table-cell>
          <table:table-cell table:style-name="ce216" office:value-type="string">
            <text:p>Step 5: Choose other day to check mail</text:p>
          </table:table-cell>
          <table:table-cell table:style-name="ce216" office:value-type="string">
            <text:p>Perform to edit the account : change defined date to check mail</text:p>
          </table:table-cell>
          <table:table-cell table:style-name="ce216" office:value-type="string">
            <text:p>The account will be up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1">
          <table:table-cell table:formula="of:=IF(MID([.F86];6;1)&gt;MID([.F85];6;1);&quot;&quot;;MAX([.A$7:.A85])+1)">
            <text:p/>
          </table:table-cell>
          <table:table-cell office:value-type="string">
            <text:p>FNC_CS_MA_MAIL_01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24">
            <text:p>024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Check stop fetching mail while fetching mail for account on a specific date</text:p>
          </table:table-cell>
          <table:table-cell table:style-name="ce216" office:value-type="string">
            <text:p>Step 6: Check mail once again</text:p>
          </table:table-cell>
          <table:table-cell table:style-name="ce216" office:value-type="string">
            <text:p>- Click <text:span text:style-name="T5">Get mail</text:span> button on tool bar</text:p>
          </table:table-cell>
          <table:table-cell table:style-name="ce216" office:value-type="string">
            <text:p>' <text:span text:style-name="T11">Getting</text:span><text:span text:style-name="T5"> mail from folder Inbox ..Stop</text:span>” is shown on the bar</text:p>
            <text:p>-, when start getting the first mail, the status on the bar will be: Fetching messages 1/c ( c : Mails arrive from other day to current day without mail was fetched before)</text:p>
            <text:p>- When fetching the last message, status on the bar: fetching message c/c</text:p>
            <text:p>- the end, the status: Check mail finished! And then, the status is disappear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2">
          <table:table-cell table:formula="of:=IF(MID([.F87];6;1)&gt;MID([.F86];6;1);&quot;&quot;;MAX([.A$7:.A86])+1)" office:value-type="float" office:value="25">
            <text:p>025</text:p>
          </table:table-cell>
          <table:table-cell office:value-type="string">
            <text:p>FNC_CS_MA_MAIL_01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5">
            <text:p>025</text:p>
          </table:table-cell>
          <table:table-cell office:value-type="string">
            <text:p>CS\Mail\Mail\Check Mail</text:p>
          </table:table-cell>
          <table:table-cell table:style-name="ce85" office:value-type="string">
            <text:p>Synchronizing gmail folder and exomail folder when check mail</text:p>
          </table:table-cell>
          <table:table-cell table:style-name="ce216" office:value-type="string">
            <text:p>Step 1: Create an Account mail</text:p>
          </table:table-cell>
          <table:table-cell table:style-name="ce216" office:value-type="string">
            <text:p>Create an account mail which user IMAP server type and choose a specific date to check mail</text:p>
          </table:table-cell>
          <table:table-cell table:style-name="ce216" office:value-type="string">
            <text:p>The Account will be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3">
          <table:table-cell table:formula="of:=IF(MID([.F88];6;1)&gt;MID([.F87];6;1);&quot;&quot;;MAX([.A$7:.A87])+1)">
            <text:p/>
          </table:table-cell>
          <table:table-cell office:value-type="string">
            <text:p>FNC_CS_MA_MAIL_01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5">
            <text:p>025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Synchronizing gmail folder and exomail folder when check mail</text:p>
          </table:table-cell>
          <table:table-cell table:style-name="ce216" office:value-type="string">
            <text:p>Step 2: <text:s/>Check mail</text:p>
          </table:table-cell>
          <table:table-cell table:style-name="ce216" office:value-type="string">
            <text:p>- Click <text:span text:style-name="T5">Get mail</text:span> button on tool bar</text:p>
          </table:table-cell>
          <table:table-cell table:style-name="ce216" office:value-type="string">
            <text:p>- the mail is gotten if they exist </text:p>
            <text:p>- And at Personal folder Group, show all existed <text:s/>folders in gmail. <text:s/>And at this time , they are emp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4">
          <table:table-cell table:formula="of:=IF(MID([.F89];6;1)&gt;MID([.F88];6;1);&quot;&quot;;MAX([.A$7:.A88])+1)" office:value-type="float" office:value="26">
            <text:p>026</text:p>
          </table:table-cell>
          <table:table-cell office:value-type="string">
            <text:p>FNC_CS_MA_MAIL_01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6">
            <text:p>026</text:p>
          </table:table-cell>
          <table:table-cell office:value-type="string">
            <text:p>CS\Mail\Mail\Check Mail</text:p>
          </table:table-cell>
          <table:table-cell table:style-name="ce85" office:value-type="string">
            <text:p>Check mail for existed folders on gmail</text:p>
          </table:table-cell>
          <table:table-cell table:style-name="ce216" office:value-type="string">
            <text:p>Step 1: Create an Account mail</text:p>
          </table:table-cell>
          <table:table-cell table:style-name="ce216" office:value-type="string">
            <text:p>Create an account mail which user IMAP server type and choose a specific date to check mail</text:p>
          </table:table-cell>
          <table:table-cell table:style-name="ce216" office:value-type="string">
            <text:p>The Account will be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>
          <table:table-cell table:formula="of:=IF(MID([.F90];6;1)&gt;MID([.F89];6;1);&quot;&quot;;MAX([.A$7:.A89])+1)">
            <text:p/>
          </table:table-cell>
          <table:table-cell office:value-type="string">
            <text:p>FNC_CS_MA_MAIL_01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6">
            <text:p>026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Check mail for existed folders on gmail</text:p>
          </table:table-cell>
          <table:table-cell table:style-name="ce216" office:value-type="string">
            <text:p>Step 2: <text:s/>Check mail</text:p>
          </table:table-cell>
          <table:table-cell table:style-name="ce216" office:value-type="string">
            <text:p>- Click <text:span text:style-name="T5">Get mail</text:span> button on tool bar</text:p>
          </table:table-cell>
          <table:table-cell table:style-name="ce216" office:value-type="string">
            <text:p>- the mail is gotten if they exist </text:p>
            <text:p>- And at Personal folder Group, show all existed <text:s/>folders in gmail. <text:s/>And at this time , they are emp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91];6;1)&gt;MID([.F90];6;1);&quot;&quot;;MAX([.A$7:.A90])+1)">
            <text:p/>
          </table:table-cell>
          <table:table-cell office:value-type="string">
            <text:p>FNC_CS_MA_MAIL_01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26">
            <text:p>026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Check mail for existed folders on gmail</text:p>
          </table:table-cell>
          <table:table-cell table:style-name="ce216" office:value-type="string">
            <text:p>Step 3: Choose a folder to check </text:p>
          </table:table-cell>
          <table:table-cell table:style-name="ce216" office:value-type="string">
            <text:p>- Click one folder in gmail folder group</text:p>
          </table:table-cell>
          <table:table-cell table:style-name="ce216" office:value-type="string">
            <text:p>- The mail will be checked if they exist,</text:p>
            <text:p>-Number of arrived mails depend on setting limit arrived mail when configure the account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2">
          <table:table-cell table:formula="of:=IF(MID([.F92];6;1)&gt;MID([.F91];6;1);&quot;&quot;;MAX([.A$7:.A91])+1)" office:value-type="float" office:value="27">
            <text:p>027</text:p>
          </table:table-cell>
          <table:table-cell office:value-type="string">
            <text:p>FNC_CS_MA_MAIL_01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27">
            <text:p>027</text:p>
          </table:table-cell>
          <table:table-cell office:value-type="string">
            <text:p>CS\Mail\Mail\Check Mail</text:p>
          </table:table-cell>
          <table:table-cell table:style-name="ce85" office:value-type="string">
            <text:p>Stop checking a folder on gmail by click on other folder </text:p>
          </table:table-cell>
          <table:table-cell table:style-name="ce216" office:value-type="string">
            <text:p>Step 1: Create an Account mail</text:p>
          </table:table-cell>
          <table:table-cell table:style-name="ce216" office:value-type="string">
            <text:p>Create an account mail which user IMAP server type and choose a specific date to check mail</text:p>
          </table:table-cell>
          <table:table-cell table:style-name="ce216" office:value-type="string">
            <text:p>The Account will be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7">
          <table:table-cell table:formula="of:=IF(MID([.F93];6;1)&gt;MID([.F92];6;1);&quot;&quot;;MAX([.A$7:.A92])+1)">
            <text:p/>
          </table:table-cell>
          <table:table-cell office:value-type="string">
            <text:p>FNC_CS_MA_MAIL_01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27">
            <text:p>027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Stop checking a folder on gmail by click on other folder </text:p>
          </table:table-cell>
          <table:table-cell table:style-name="ce216" office:value-type="string">
            <text:p>Step 2: <text:s/>Check mail</text:p>
          </table:table-cell>
          <table:table-cell table:style-name="ce216" office:value-type="string">
            <text:p>- Click <text:span text:style-name="T5">Get mail</text:span> button on tool bar</text:p>
          </table:table-cell>
          <table:table-cell table:style-name="ce216" office:value-type="string">
            <text:p>- the mail is gotten if they exist </text:p>
            <text:p>- And at Personal folder Group, show all existed <text:s/>folders in gmail. <text:s/>And at this time , they are emp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5">
          <table:table-cell table:formula="of:=IF(MID([.F94];6;1)&gt;MID([.F93];6;1);&quot;&quot;;MAX([.A$7:.A93])+1)">
            <text:p/>
          </table:table-cell>
          <table:table-cell office:value-type="string">
            <text:p>FNC_CS_MA_MAIL_01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27">
            <text:p>027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Stop checking a folder on gmail by click on other folder </text:p>
          </table:table-cell>
          <table:table-cell table:style-name="ce216" office:value-type="string">
            <text:p>Step 3: Choose a folder to check </text:p>
          </table:table-cell>
          <table:table-cell table:style-name="ce216" office:value-type="string">
            <text:p>- Click one folder in gmail folder group, and the folder have mail to check</text:p>
          </table:table-cell>
          <table:table-cell table:style-name="ce216" office:value-type="string">
            <text:p>- The folder is checking mai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95];6;1)&gt;MID([.F94];6;1);&quot;&quot;;MAX([.A$7:.A94])+1)">
            <text:p/>
          </table:table-cell>
          <table:table-cell office:value-type="string">
            <text:p>FNC_CS_MA_MAIL_01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27">
            <text:p>027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Stop checking a folder on gmail by click on other folder </text:p>
          </table:table-cell>
          <table:table-cell table:style-name="ce216" office:value-type="string">
            <text:p>Step 4: <text:s/>stop checking mail</text:p>
          </table:table-cell>
          <table:table-cell table:style-name="ce216" office:value-type="string">
            <text:p>- While this folder is checking, Click on other folder </text:p>
          </table:table-cell>
          <table:table-cell table:style-name="ce216" office:value-type="string">
            <text:p>- Checking mail of this folder is stopp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MID([.F96];6;1)&gt;MID([.F95];6;1);&quot;&quot;;MAX([.A$7:.A95])+1)" office:value-type="float" office:value="28">
            <text:p>028</text:p>
          </table:table-cell>
          <table:table-cell office:value-type="string">
            <text:p>FNC_CS_MA_MAIL_01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28">
            <text:p>028</text:p>
          </table:table-cell>
          <table:table-cell office:value-type="string">
            <text:p>CS\Mail\Mail\Check Mail</text:p>
          </table:table-cell>
          <table:table-cell table:style-name="ce85" office:value-type="string">
            <text:p>Switch checking mail to other folder on gmail <text:s/>while one folder on gmail is checking and it is on delay time</text:p>
          </table:table-cell>
          <table:table-cell table:style-name="ce216" office:value-type="string">
            <text:p>Step 1: Create an Account mail</text:p>
          </table:table-cell>
          <table:table-cell table:style-name="ce216" office:value-type="string">
            <text:p>Create an account mail which user IMAP server type and choose a specific date to check mail</text:p>
          </table:table-cell>
          <table:table-cell table:style-name="ce216" office:value-type="string">
            <text:p>The Account will be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97];6;1)&gt;MID([.F96];6;1);&quot;&quot;;MAX([.A$7:.A96])+1)">
            <text:p/>
          </table:table-cell>
          <table:table-cell office:value-type="string">
            <text:p>FNC_CS_MA_MAIL_01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28">
            <text:p>028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Switch checking mail to other folder on gmail <text:s/>while one folder on gmail is checking and it is on delay time</text:p>
          </table:table-cell>
          <table:table-cell table:style-name="ce216" office:value-type="string">
            <text:p>Step 2: <text:s/>Check mail</text:p>
          </table:table-cell>
          <table:table-cell table:style-name="ce216" office:value-type="string">
            <text:p>- Click <text:span text:style-name="T5">Get mail</text:span> button on tool bar</text:p>
          </table:table-cell>
          <table:table-cell table:style-name="ce216" office:value-type="string">
            <text:p>- the mail is gotten if they exist </text:p>
            <text:p>- And at Personal folder Group, show all existed <text:s/>folders in gmail. <text:s/>And at this time , they are emp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98];6;1)&gt;MID([.F97];6;1);&quot;&quot;;MAX([.A$7:.A97])+1)">
            <text:p/>
          </table:table-cell>
          <table:table-cell office:value-type="string">
            <text:p>FNC_CS_MA_MAIL_01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28">
            <text:p>028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Switch checking mail to other folder on gmail <text:s/>while one folder on gmail is checking and it is on delay time</text:p>
          </table:table-cell>
          <table:table-cell table:style-name="ce216" office:value-type="string">
            <text:p>Step 3: Start check mail</text:p>
          </table:table-cell>
          <table:table-cell table:style-name="ce216" office:value-type="string">
            <text:p>- Click one folder in gmail folder group</text:p>
          </table:table-cell>
          <table:table-cell table:style-name="ce216" office:value-type="string">
            <text:p>- the first , in short time, about [ 0,5s], nothing is happened . The time is called delay ti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99];6;1)&gt;MID([.F98];6;1);&quot;&quot;;MAX([.A$7:.A98])+1)">
            <text:p/>
          </table:table-cell>
          <table:table-cell office:value-type="string">
            <text:p>FNC_CS_MA_MAIL_01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28">
            <text:p>028</text:p>
          </table:table-cell>
          <table:table-cell office:value-type="string">
            <text:p>CS\Mail\Mail\Check Mail</text:p>
          </table:table-cell>
          <table:table-cell table:style-name="ce189" office:value-type="string">
            <text:p>Switch checking mail to other folder on gmail <text:s/>while one folder on gmail is checking and it is on delay time</text:p>
          </table:table-cell>
          <table:table-cell table:style-name="ce216" office:value-type="string">
            <text:p>Step 4: <text:s/>Switch checking mail to other folder</text:p>
          </table:table-cell>
          <table:table-cell table:style-name="ce216" office:value-type="string">
            <text:p>- while the first folder is still on delay time, Click other folder in gmail folder group</text:p>
          </table:table-cell>
          <table:table-cell table:style-name="ce216" office:value-type="string">
            <text:p>- <text:s/>The first folder is canceled checking mail, and the second folder start checking mail. And mail will be gotten if they ex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2">
          <table:table-cell table:formula="of:=IF(MID([.F100];6;1)&gt;MID([.F99];6;1);&quot;&quot;;MAX([.A$7:.A99])+1)" office:value-type="float" office:value="29">
            <text:p>029</text:p>
          </table:table-cell>
          <table:table-cell office:value-type="string">
            <text:p>FNC_CS_MA_MAIL_02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Compose</text:p>
          </table:table-cell>
          <table:table-cell table:style-name="ce78" office:value-type="string">
            <text:p>Compose a New mail in case input valid data into To field by typing directly</text:p>
          </table:table-cell>
          <table:table-cell table:style-name="ce200" office:value-type="string">
            <text:p>Step 1: Create an Account mail</text:p>
          </table:table-cell>
          <table:table-cell table:style-name="ce200" office:value-type="string">
            <text:p>Perform to Create at least an account mail</text:p>
          </table:table-cell>
          <table:table-cell table:style-name="ce200" office:value-type="string">
            <text:p>An account mail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2">
          <table:table-cell table:formula="of:=IF(MID([.F101];6;1)&gt;MID([.F100];6;1);&quot;&quot;;MAX([.A$7:.A100])+1)">
            <text:p/>
          </table:table-cell>
          <table:table-cell office:value-type="string">
            <text:p>FNC_CS_MA_MAIL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office:value-type="string">
            <text:p>CS\Mail\Mail\Compose</text:p>
          </table:table-cell>
          <table:table-cell table:style-name="ce191" office:value-type="string">
            <text:p>Compose a New mail in case input valid data into To field by typing directly</text:p>
          </table:table-cell>
          <table:table-cell table:style-name="ce200" office:value-type="string">
            <text:p>Step 2: Open “Compose a new message” form </text:p>
          </table:table-cell>
          <table:table-cell table:style-name="ce200" office:value-type="string">
            <text:p>- Enable SMTP authentication [ <text:a xlink:href="#Enable_SMTP">Details</text:a> ] </text:p>
            <text:p>Click at <text:span text:style-name="T5">Compose</text:span> button on Tool bar</text:p>
          </table:table-cell>
          <table:table-cell table:style-name="ce200" office:value-type="string">
            <text:p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102];6;1)&gt;MID([.F101];6;1);&quot;&quot;;MAX([.A$7:.A101])+1)">
            <text:p/>
          </table:table-cell>
          <table:table-cell office:value-type="string">
            <text:p>FNC_CS_MA_MAIL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office:value-type="string">
            <text:p>CS\Mail\Mail\Compose</text:p>
          </table:table-cell>
          <table:table-cell table:style-name="ce191" office:value-type="string">
            <text:p>Compose a New mail in case input valid data into To field by typing directly</text:p>
          </table:table-cell>
          <table:table-cell table:style-name="ce200" office:value-type="string">
            <text:p>Step 3: Perform to send mail</text:p>
          </table:table-cell>
          <table:table-cell table:style-name="ce200" office:value-type="string">
            <text:p>- Input address mail for To field from keyboard</text:p>
            <text:p>- Input subject for mail at Subject Text box field if you want</text:p>
            <text:p>- Input content for mail if you want</text:p>
            <text:p>- Click Send mail</text:p>
          </table:table-cell>
          <table:table-cell table:style-name="ce200" office:value-type="string">
            <text:p>- Mail is sent successfully</text:p>
            <text:p>- This mail is stored in Sent folder if Setting mails set like that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103];6;1)&gt;MID([.F102];6;1);&quot;&quot;;MAX([.A$7:.A102])+1)" office:value-type="float" office:value="30">
            <text:p>030</text:p>
          </table:table-cell>
          <table:table-cell office:value-type="string">
            <text:p>FNC_CS_MA_MAIL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office:value-type="string">
            <text:p>CS\Mail\Mail\Compose</text:p>
          </table:table-cell>
          <table:table-cell table:style-name="ce78" office:value-type="string">
            <text:p>Compose a new mail by selecting existing contacts</text:p>
          </table:table-cell>
          <table:table-cell table:style-name="ce200" office:value-type="string">
            <text:p>Step 1: Create an Account mail</text:p>
          </table:table-cell>
          <table:table-cell table:style-name="ce200" office:value-type="string">
            <text:p>Perform to Create at least an account mail</text:p>
          </table:table-cell>
          <table:table-cell table:style-name="ce200" office:value-type="string">
            <text:p>An account mail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104];6;1)&gt;MID([.F103];6;1);&quot;&quot;;MAX([.A$7:.A103])+1)">
            <text:p/>
          </table:table-cell>
          <table:table-cell office:value-type="string">
            <text:p>FNC_CS_MA_MAIL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office:value-type="string">
            <text:p>CS\Mail\Mail\Compose</text:p>
          </table:table-cell>
          <table:table-cell table:style-name="ce191" office:value-type="string">
            <text:p>Compose a new mail by selecting existing contacts</text:p>
          </table:table-cell>
          <table:table-cell table:style-name="ce200" office:value-type="string">
            <text:p>Step 2: Open “Compose a new message” form </text:p>
          </table:table-cell>
          <table:table-cell table:style-name="ce200" office:value-type="string">
            <text:p>- Enable SMTP authentication [ <text:a xlink:href="#Enable_SMTP">Details</text:a> ] </text:p>
            <text:p>Click at <text:span text:style-name="T5">Compose</text:span> button on Tool bar</text:p>
          </table:table-cell>
          <table:table-cell table:style-name="ce200" office:value-type="string">
            <text:p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MID([.F105];6;1)&gt;MID([.F104];6;1);&quot;&quot;;MAX([.A$7:.A104])+1)">
            <text:p/>
          </table:table-cell>
          <table:table-cell office:value-type="string">
            <text:p>FNC_CS_MA_MAIL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office:value-type="string">
            <text:p>CS\Mail\Mail\Compose</text:p>
          </table:table-cell>
          <table:table-cell table:style-name="ce191" office:value-type="string">
            <text:p>Compose a new mail by selecting existing contacts</text:p>
          </table:table-cell>
          <table:table-cell table:style-name="ce200" office:value-type="string">
            <text:p>Step 3: Choose Recipient address</text:p>
          </table:table-cell>
          <table:table-cell table:style-name="ce200" office:value-type="string">
            <text:p><text:span text:style-name="T6">- Input valid email address directly for To field</text:span></text:p>
            <text:p><text:span text:style-name="T6">- Click the </text:span><text:span text:style-name="T5">To</text:span></text:p>
            <text:p>- Select a<text:span text:style-name="T6">ddress book</text:span></text:p>
            <text:p><text:span text:style-name="T5">- </text:span><text:span text:style-name="T6">Select any user in this address by checking on check-box</text:span></text:p>
            <text:p><text:span text:style-name="T6">- Click </text:span><text:span text:style-name="T5">Add</text:span><text:span text:style-name="T6"> button</text:span></text:p>
          </table:table-cell>
          <table:table-cell table:style-name="ce200" office:value-type="string">
            <text:p>New selected address is added in <text:span text:style-name="T5">To</text:span>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06];6;1)&gt;MID([.F105];6;1);&quot;&quot;;MAX([.A$7:.A105])+1)" office:value-type="float" office:value="31">
            <text:p>031</text:p>
          </table:table-cell>
          <table:table-cell office:value-type="string">
            <text:p>FNC_CS_MA_MAIL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office:value-type="string">
            <text:p>CS\Mail\Mail\Compose</text:p>
          </table:table-cell>
          <table:table-cell table:style-name="ce78" office:value-type="string">
            <text:p>Check adding all contacts of group from existing contacts while composing new mail</text:p>
          </table:table-cell>
          <table:table-cell table:style-name="ce200" office:value-type="string">
            <text:p>Step 1: Create an Account mail</text:p>
          </table:table-cell>
          <table:table-cell table:style-name="ce200" office:value-type="string">
            <text:p>Perform to Create at least an account mail</text:p>
          </table:table-cell>
          <table:table-cell table:style-name="ce200" office:value-type="string">
            <text:p>An account mail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07];6;1)&gt;MID([.F106];6;1);&quot;&quot;;MAX([.A$7:.A106])+1)">
            <text:p/>
          </table:table-cell>
          <table:table-cell office:value-type="string">
            <text:p>FNC_CS_MA_MAIL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office:value-type="string">
            <text:p>CS\Mail\Mail\Compose</text:p>
          </table:table-cell>
          <table:table-cell table:style-name="ce191" office:value-type="string">
            <text:p>Check adding all contacts of group from existing contacts while composing new mail</text:p>
          </table:table-cell>
          <table:table-cell table:style-name="ce200" office:value-type="string">
            <text:p>Step 2: Open “Compose a new message” form </text:p>
          </table:table-cell>
          <table:table-cell table:style-name="ce200" office:value-type="string">
            <text:p>- Enable SMTP authentication [ <text:a xlink:href="#Enable_SMTP">Details</text:a> ] </text:p>
            <text:p>Click at <text:span text:style-name="T5">Compose</text:span> button on Tool bar</text:p>
          </table:table-cell>
          <table:table-cell table:style-name="ce200" office:value-type="string">
            <text:p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108];6;1)&gt;MID([.F107];6;1);&quot;&quot;;MAX([.A$7:.A107])+1)">
            <text:p/>
          </table:table-cell>
          <table:table-cell office:value-type="string">
            <text:p>FNC_CS_MA_MAIL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3">
            <text:p>003</text:p>
          </table:table-cell>
          <table:table-cell office:value-type="string">
            <text:p>CS\Mail\Mail\Compose</text:p>
          </table:table-cell>
          <table:table-cell table:style-name="ce191" office:value-type="string">
            <text:p>Check adding all contacts of group from existing contacts while composing new mail</text:p>
          </table:table-cell>
          <table:table-cell table:style-name="ce200" office:value-type="string">
            <text:p>Step 3: Choose Recipient address</text:p>
          </table:table-cell>
          <table:table-cell table:style-name="ce200" office:value-type="string">
            <text:p><text:span text:style-name="T6">- Input valid email address directly for To field</text:span></text:p>
            <text:p><text:span text:style-name="T6">- Click the </text:span><text:span text:style-name="T5">To</text:span></text:p>
            <text:p>- Select a<text:span text:style-name="T6">ddress book</text:span></text:p>
            <text:p><text:span text:style-name="T5">- </text:span><text:span text:style-name="T6">Tick on the first check-box</text:span></text:p>
            <text:p><text:span text:style-name="T6">- Click </text:span><text:span text:style-name="T5">Add</text:span><text:span text:style-name="T6"> button</text:span></text:p>
          </table:table-cell>
          <table:table-cell table:style-name="ce200" office:value-type="string">
            <text:p>All contact of groups are <text:s/>added in <text:span text:style-name="T5">To </text:span>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09];6;1)&gt;MID([.F108];6;1);&quot;&quot;;MAX([.A$7:.A108])+1)" office:value-type="float" office:value="32">
            <text:p>032</text:p>
          </table:table-cell>
          <table:table-cell office:value-type="string">
            <text:p>FNC_CS_MA_MAIL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office:value-type="string">
            <text:p>CS\Mail\Mail\Compose</text:p>
          </table:table-cell>
          <table:table-cell table:style-name="ce78" office:value-type="string">
            <text:p>Check adding group contact from existing contacts while composing new mail</text:p>
          </table:table-cell>
          <table:table-cell table:style-name="ce200" office:value-type="string">
            <text:p>Step 1: Create an Account mail</text:p>
          </table:table-cell>
          <table:table-cell table:style-name="ce200" office:value-type="string">
            <text:p>Perform to Create at least an account mail</text:p>
          </table:table-cell>
          <table:table-cell table:style-name="ce200" office:value-type="string">
            <text:p>An account mail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10];6;1)&gt;MID([.F109];6;1);&quot;&quot;;MAX([.A$7:.A109])+1)">
            <text:p/>
          </table:table-cell>
          <table:table-cell office:value-type="string">
            <text:p>FNC_CS_MA_MAIL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4">
            <text:p>004</text:p>
          </table:table-cell>
          <table:table-cell office:value-type="string">
            <text:p>CS\Mail\Mail\Compose</text:p>
          </table:table-cell>
          <table:table-cell table:style-name="ce191" office:value-type="string">
            <text:p>Check adding group contact from existing contacts while composing new mail</text:p>
          </table:table-cell>
          <table:table-cell table:style-name="ce200" office:value-type="string">
            <text:p>Step 2: Open “Compose a new message” form </text:p>
          </table:table-cell>
          <table:table-cell table:style-name="ce200" office:value-type="string">
            <text:p>- Enable SMTP authentication [ <text:a xlink:href="#Enable_SMTP">Details</text:a> ] </text:p>
            <text:p>Click at <text:span text:style-name="T5">Compose</text:span> button on Tool bar</text:p>
          </table:table-cell>
          <table:table-cell table:style-name="ce200" office:value-type="string">
            <text:p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111];6;1)&gt;MID([.F110];6;1);&quot;&quot;;MAX([.A$7:.A110])+1)">
            <text:p/>
          </table:table-cell>
          <table:table-cell office:value-type="string">
            <text:p>FNC_CS_MA_MAIL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4">
            <text:p>004</text:p>
          </table:table-cell>
          <table:table-cell office:value-type="string">
            <text:p>CS\Mail\Mail\Compose</text:p>
          </table:table-cell>
          <table:table-cell table:style-name="ce191" office:value-type="string">
            <text:p>Check adding group contact from existing contacts while composing new mail</text:p>
          </table:table-cell>
          <table:table-cell table:style-name="ce200" office:value-type="string">
            <text:p>Step 3: Choose Recipient address</text:p>
          </table:table-cell>
          <table:table-cell table:style-name="ce200" office:value-type="string">
            <text:p><text:span text:style-name="T6">- Input valid email address directly for To field</text:span></text:p>
            <text:p><text:span text:style-name="T6">- Click the </text:span><text:span text:style-name="T5">To</text:span></text:p>
            <text:p>- Select a<text:span text:style-name="T6">ddress book</text:span></text:p>
            <text:p><text:span text:style-name="T5">- </text:span><text:span text:style-name="T6">Tick on </text:span><text:span text:style-name="T5">Selected group</text:span><text:span text:style-name="T6"> check-box</text:span></text:p>
            <text:p><text:span text:style-name="T6">- Click </text:span><text:span text:style-name="T5">Add</text:span><text:span text:style-name="T6"> button</text:span></text:p>
          </table:table-cell>
          <table:table-cell table:style-name="ce200" office:value-type="string">
            <text:p>This group contact is added under <text:span text:style-name="T5">To</text:span>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112];6;1)&gt;MID([.F111];6;1);&quot;&quot;;MAX([.A$7:.A111])+1)" office:value-type="float" office:value="33">
            <text:p>033</text:p>
          </table:table-cell>
          <table:table-cell office:value-type="string">
            <text:p>FNC_CS_MA_MAIL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5">
            <text:p>005</text:p>
          </table:table-cell>
          <table:table-cell office:value-type="string">
            <text:p>CS\Mail\Mail\Compose</text:p>
          </table:table-cell>
          <table:table-cell table:style-name="ce78" office:value-type="string">
            <text:p>Check deleting group contact in <text:span text:style-name="T5">Compose Message</text:span> form </text:p>
          </table:table-cell>
          <table:table-cell table:style-name="ce200" office:value-type="string">
            <text:p>Step 1: Create an Account mail</text:p>
          </table:table-cell>
          <table:table-cell table:style-name="ce200" office:value-type="string">
            <text:p>Perform to Create at least an account mail</text:p>
          </table:table-cell>
          <table:table-cell table:style-name="ce200" office:value-type="string">
            <text:p>An account mail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113];6;1)&gt;MID([.F112];6;1);&quot;&quot;;MAX([.A$7:.A112])+1)">
            <text:p/>
          </table:table-cell>
          <table:table-cell office:value-type="string">
            <text:p>FNC_CS_MA_MAIL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5">
            <text:p>005</text:p>
          </table:table-cell>
          <table:table-cell office:value-type="string">
            <text:p>CS\Mail\Mail\Compose</text:p>
          </table:table-cell>
          <table:table-cell table:style-name="ce191" office:value-type="string">
            <text:p>Check deleting group contact in <text:span text:style-name="T5">Compose Message</text:span> form </text:p>
          </table:table-cell>
          <table:table-cell table:style-name="ce200" office:value-type="string">
            <text:p>Step 2: Open “Compose a new message” form </text:p>
          </table:table-cell>
          <table:table-cell table:style-name="ce200" office:value-type="string">
            <text:p>- Enable SMTP authentication [ <text:a xlink:href="#Enable_SMTP">Details</text:a> ] </text:p>
            <text:p>Click at <text:span text:style-name="T5">Compose</text:span> button on Tool bar</text:p>
          </table:table-cell>
          <table:table-cell table:style-name="ce200" office:value-type="string">
            <text:p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114];6;1)&gt;MID([.F113];6;1);&quot;&quot;;MAX([.A$7:.A113])+1)">
            <text:p/>
          </table:table-cell>
          <table:table-cell office:value-type="string">
            <text:p>FNC_CS_MA_MAIL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5">
            <text:p>005</text:p>
          </table:table-cell>
          <table:table-cell office:value-type="string">
            <text:p>CS\Mail\Mail\Compose</text:p>
          </table:table-cell>
          <table:table-cell table:style-name="ce191" office:value-type="string">
            <text:p>Check deleting group contact in <text:span text:style-name="T5">Compose Message</text:span> form </text:p>
          </table:table-cell>
          <table:table-cell table:style-name="ce200" office:value-type="string">
            <text:p>Step 3: Choose Recipient address</text:p>
          </table:table-cell>
          <table:table-cell table:style-name="ce200" office:value-type="string">
            <text:p><text:span text:style-name="T6">- Input valid email address directly for To field</text:span></text:p>
            <text:p><text:span text:style-name="T6">- Click the </text:span><text:span text:style-name="T5">To</text:span></text:p>
            <text:p>- Select a<text:span text:style-name="T6">ddress book</text:span></text:p>
            <text:p><text:span text:style-name="T5">- </text:span><text:span text:style-name="T6">Tick on </text:span><text:span text:style-name="T5">Selected group</text:span><text:span text:style-name="T6"> check-box</text:span></text:p>
            <text:p><text:span text:style-name="T6">- Click </text:span><text:span text:style-name="T5">Add</text:span><text:span text:style-name="T6"> button</text:span></text:p>
          </table:table-cell>
          <table:table-cell table:style-name="ce200" office:value-type="string">
            <text:p>This group contact is added under <text:span text:style-name="T5">To</text:span>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115];6;1)&gt;MID([.F114];6;1);&quot;&quot;;MAX([.A$7:.A114])+1)">
            <text:p/>
          </table:table-cell>
          <table:table-cell office:value-type="string">
            <text:p>FNC_CS_MA_MAIL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5">
            <text:p>005</text:p>
          </table:table-cell>
          <table:table-cell office:value-type="string">
            <text:p>CS\Mail\Mail\Compose</text:p>
          </table:table-cell>
          <table:table-cell table:style-name="ce191" office:value-type="string">
            <text:p>Check deleting group contact in <text:span text:style-name="T5">Compose Message</text:span> form </text:p>
          </table:table-cell>
          <table:table-cell table:style-name="ce200" office:value-type="string">
            <text:p>Step 4: Delete group contact</text:p>
          </table:table-cell>
          <table:table-cell table:style-name="ce200" office:value-type="string">
            <text:p>Click Delete icon near group contact you want</text:p>
          </table:table-cell>
          <table:table-cell table:style-name="ce200" office:value-type="string">
            <text:p>Group contact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16];6;1)&gt;MID([.F115];6;1);&quot;&quot;;MAX([.A$7:.A115])+1)" office:value-type="float" office:value="34">
            <text:p>034</text:p>
          </table:table-cell>
          <table:table-cell office:value-type="string">
            <text:p>FNC_CS_MA_MAIL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6">
            <text:p>006</text:p>
          </table:table-cell>
          <table:table-cell office:value-type="string">
            <text:p>CS\Mail\Mail\Compose</text:p>
          </table:table-cell>
          <table:table-cell table:style-name="ce78" office:value-type="string">
            <text:p>Check replacing recipient by choosing from existing contacts while composing new mail</text:p>
          </table:table-cell>
          <table:table-cell table:style-name="ce200" office:value-type="string">
            <text:p>Step 1: Input some email address into “To” field</text:p>
          </table:table-cell>
          <table:table-cell table:style-name="ce200" office:value-type="string">
            <text:p>- Create account</text:p>
            <text:p>In Compose a new mail form: input some email address into <text:span text:style-name="T5">To</text:span><text:span text:style-name="T6"> field</text:span></text:p>
          </table:table-cell>
          <table:table-cell table:style-name="ce200" office:value-type="string">
            <text:p>Inputted email address is displayed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17];6;1)&gt;MID([.F116];6;1);&quot;&quot;;MAX([.A$7:.A116])+1)">
            <text:p/>
          </table:table-cell>
          <table:table-cell office:value-type="string">
            <text:p>FNC_CS_MA_MAIL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6">
            <text:p>006</text:p>
          </table:table-cell>
          <table:table-cell office:value-type="string">
            <text:p>CS\Mail\Mail\Compose</text:p>
          </table:table-cell>
          <table:table-cell table:style-name="ce191" office:value-type="string">
            <text:p>Check replacing recipient by choosing from existing contacts while composing new mail</text:p>
          </table:table-cell>
          <table:table-cell table:style-name="ce200" office:value-type="string">
            <text:p>Step 2: Open Address form</text:p>
          </table:table-cell>
          <table:table-cell table:style-name="ce200" office:value-type="string">
            <text:p>Click at <text:span text:style-name="T5">To</text:span> <text:s/>button on Compose a new mail form</text:p>
          </table:table-cell>
          <table:table-cell table:style-name="ce200" office:value-type="string">
            <text:p>Address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18];6;1)&gt;MID([.F117];6;1);&quot;&quot;;MAX([.A$7:.A117])+1)">
            <text:p/>
          </table:table-cell>
          <table:table-cell office:value-type="string">
            <text:p>FNC_CS_MA_MAIL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6">
            <text:p>006</text:p>
          </table:table-cell>
          <table:table-cell office:value-type="string">
            <text:p>CS\Mail\Mail\Compose</text:p>
          </table:table-cell>
          <table:table-cell table:style-name="ce191" office:value-type="string">
            <text:p>Check replacing recipient by choosing from existing contacts while composing new mail</text:p>
          </table:table-cell>
          <table:table-cell table:style-name="ce200" office:value-type="string">
            <text:p>Step 3: Perform to choose address</text:p>
          </table:table-cell>
          <table:table-cell table:style-name="ce200" office:value-type="string">
            <text:p><text:span text:style-name="T6">- Input valid email address directly for To field</text:span></text:p>
            <text:p>- Choose from list and click <text:span text:style-name="T5">Replace</text:span></text:p>
          </table:table-cell>
          <table:table-cell table:style-name="ce200" office:value-type="string">
            <text:p>The first email address will be replaced by new selected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119];6;1)&gt;MID([.F118];6;1);&quot;&quot;;MAX([.A$7:.A118])+1)" office:value-type="float" office:value="35">
            <text:p>035</text:p>
          </table:table-cell>
          <table:table-cell office:value-type="string">
            <text:p>FNC_CS_MA_MAIL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7">
            <text:p>007</text:p>
          </table:table-cell>
          <table:table-cell office:value-type="string">
            <text:p>CS\Mail\Mail\Compose</text:p>
          </table:table-cell>
          <table:table-cell table:style-name="ce78" office:value-type="string">
            <text:p>Check searching user to send mail from Contacts list</text:p>
          </table:table-cell>
          <table:table-cell table:style-name="ce200" office:value-type="string">
            <text:p>Step 1: Add address book and contact <text:s text:c="2"/></text:p>
          </table:table-cell>
          <table:table-cell table:style-name="ce200" office:value-type="string">
            <text:p>Create some address books, contacts</text:p>
          </table:table-cell>
          <table:table-cell table:style-name="ce200" office:value-type="string">
            <text:p>- Address books, Contacts are creat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9">
          <table:table-cell table:formula="of:=IF(MID([.F120];6;1)&gt;MID([.F119];6;1);&quot;&quot;;MAX([.A$7:.A119])+1)">
            <text:p/>
          </table:table-cell>
          <table:table-cell office:value-type="string">
            <text:p>FNC_CS_MA_MAIL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7">
            <text:p>007</text:p>
          </table:table-cell>
          <table:table-cell office:value-type="string">
            <text:p>CS\Mail\Mail\Compose</text:p>
          </table:table-cell>
          <table:table-cell table:style-name="ce191" office:value-type="string">
            <text:p>Check searching user to send mail from Contacts list</text:p>
          </table:table-cell>
          <table:table-cell table:style-name="ce200" office:value-type="string">
            <text:p>Step 2: Show form to choose recipient from exiting contacts</text:p>
          </table:table-cell>
          <table:table-cell table:style-name="ce200" office:value-type="string">
            <text:p>In Compose a new mail form: <text:s/>Click the <text:span text:style-name="T5">To </text:span><text:span text:style-name="T6">button </text:span></text:p>
          </table:table-cell>
          <table:table-cell table:style-name="ce200" office:value-type="string">
            <text:p>Existing contacts list is shown, organized by address books and pa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9">
          <table:table-cell table:formula="of:=IF(MID([.F121];6;1)&gt;MID([.F120];6;1);&quot;&quot;;MAX([.A$7:.A120])+1)">
            <text:p/>
          </table:table-cell>
          <table:table-cell office:value-type="string">
            <text:p>FNC_CS_MA_MAIL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7">
            <text:p>007</text:p>
          </table:table-cell>
          <table:table-cell office:value-type="string">
            <text:p>CS\Mail\Mail\Compose</text:p>
          </table:table-cell>
          <table:table-cell table:style-name="ce191" office:value-type="string">
            <text:p>Check searching user to send mail from Contacts list</text:p>
          </table:table-cell>
          <table:table-cell table:style-name="ce200" office:value-type="string">
            <text:p>Step 3: Search</text:p>
          </table:table-cell>
          <table:table-cell table:style-name="ce200" office:value-type="string">
            <text:p>- Choose a address book at Address book combo box</text:p>
            <text:p>- Input keyword to search box</text:p>
            <text:p>- Click quick search icon </text:p>
          </table:table-cell>
          <table:table-cell table:style-name="ce200" office:value-type="string">
            <text:p>Matched contacts are returned in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9">
          <table:table-cell table:formula="of:=IF(MID([.F122];6;1)&gt;MID([.F121];6;1);&quot;&quot;;MAX([.A$7:.A121])+1)" office:value-type="float" office:value="36">
            <text:p>036</text:p>
          </table:table-cell>
          <table:table-cell office:value-type="string">
            <text:p>FNC_CS_MA_MAIL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8">
            <text:p>008</text:p>
          </table:table-cell>
          <table:table-cell office:value-type="string">
            <text:p>CS\Mail\Mail\Compose</text:p>
          </table:table-cell>
          <table:table-cell table:style-name="ce86" office:value-type="string">
            <text:p>Check add address mail by choosing from existing contacts list without any mail</text:p>
          </table:table-cell>
          <table:table-cell table:style-name="ce200" office:value-type="string">
            <text:p>Step 1: Add some address book and contact <text:s text:c="2"/></text:p>
          </table:table-cell>
          <table:table-cell table:style-name="ce200" office:value-type="string">
            <text:p>Create address book &amp; contacts without email address</text:p>
          </table:table-cell>
          <table:table-cell table:style-name="ce200" office:value-type="string">
            <text:p>- Address books, Contacts are creat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9">
          <table:table-cell table:formula="of:=IF(MID([.F123];6;1)&gt;MID([.F122];6;1);&quot;&quot;;MAX([.A$7:.A122])+1)">
            <text:p/>
          </table:table-cell>
          <table:table-cell office:value-type="string">
            <text:p>FNC_CS_MA_MAIL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8">
            <text:p>008</text:p>
          </table:table-cell>
          <table:table-cell office:value-type="string">
            <text:p>CS\Mail\Mail\Compose</text:p>
          </table:table-cell>
          <table:table-cell table:style-name="ce190" office:value-type="string">
            <text:p>Check add address mail by choosing from existing contacts list without any mail</text:p>
          </table:table-cell>
          <table:table-cell table:style-name="ce200" office:value-type="string">
            <text:p>Step 2: Show form to choose recipient from exiting contacts</text:p>
          </table:table-cell>
          <table:table-cell table:style-name="ce200" office:value-type="string">
            <text:p>In Compose a new mail form: <text:s/>Click the <text:span text:style-name="T5">To </text:span><text:span text:style-name="T6">button </text:span></text:p>
          </table:table-cell>
          <table:table-cell table:style-name="ce200" office:value-type="string">
            <text:p>Existing contacts list is shown, organized by address books and pa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9">
          <table:table-cell table:formula="of:=IF(MID([.F124];6;1)&gt;MID([.F123];6;1);&quot;&quot;;MAX([.A$7:.A123])+1)">
            <text:p/>
          </table:table-cell>
          <table:table-cell office:value-type="string">
            <text:p>FNC_CS_MA_MAIL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8">
            <text:p>008</text:p>
          </table:table-cell>
          <table:table-cell office:value-type="string">
            <text:p>CS\Mail\Mail\Compose</text:p>
          </table:table-cell>
          <table:table-cell table:style-name="ce190" office:value-type="string">
            <text:p>Check add address mail by choosing from existing contacts list without any mail</text:p>
          </table:table-cell>
          <table:table-cell table:style-name="ce200" office:value-type="string">
            <text:p>Step 3: Search address</text:p>
          </table:table-cell>
          <table:table-cell table:style-name="ce200" office:value-type="string">
            <text:p>Do Search contact which has no specific address</text:p>
          </table:table-cell>
          <table:table-cell table:style-name="ce200" office:value-type="string">
            <text:p>Return result match keyword in search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9">
          <table:table-cell table:formula="of:=IF(MID([.F125];6;1)&gt;MID([.F124];6;1);&quot;&quot;;MAX([.A$7:.A124])+1)">
            <text:p/>
          </table:table-cell>
          <table:table-cell office:value-type="string">
            <text:p>FNC_CS_MA_MAIL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8">
            <text:p>008</text:p>
          </table:table-cell>
          <table:table-cell office:value-type="string">
            <text:p>CS\Mail\Mail\Compose</text:p>
          </table:table-cell>
          <table:table-cell table:style-name="ce190" office:value-type="string">
            <text:p>Check add address mail by choosing from existing contacts list without any mail</text:p>
          </table:table-cell>
          <table:table-cell table:style-name="ce200" office:value-type="string">
            <text:p>Step 4: Choose address</text:p>
          </table:table-cell>
          <table:table-cell table:style-name="ce200" office:value-type="string">
            <text:p>- Tick at check box corresponding with address which want to choose</text:p>
            <text:p>- Tick <text:span text:style-name="T5">Replace</text:span> button or <text:span text:style-name="T5">Add Address</text:span> button</text:p>
          </table:table-cell>
          <table:table-cell table:style-name="ce200" office:value-type="string">
            <text:p>Show message alerts selected contact contains no email addres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f:=IF(MID([.F126];6;1)&gt;MID([.F125];6;1);&quot;&quot;;MAX([.A$7:.A125])+1)" office:value-type="float" office:value="37">
            <text:p>037</text:p>
          </table:table-cell>
          <table:table-cell office:value-type="string">
            <text:p>FNC_CS_MA_MAIL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9">
            <text:p>009</text:p>
          </table:table-cell>
          <table:table-cell office:value-type="string">
            <text:p>CS\Mail\Mail\Compose</text:p>
          </table:table-cell>
          <table:table-cell table:style-name="ce78" office:value-type="string">
            <text:p>Compose mail with several email addresses in To field</text:p>
          </table:table-cell>
          <table:table-cell table:style-name="ce200" office:value-type="string">
            <text:p>Step 1: Open <text:s/>”Compose a new mail”</text:p>
          </table:table-cell>
          <table:table-cell table:style-name="ce200" office:value-type="string">
            <text:p>- Create a account mail</text:p>
            <text:p>- Enable SMTP authentication [ <text:a xlink:href="#Enable_SMTP">Details</text:a> ] </text:p>
            <text:p>- Click at <text:span text:style-name="T5">Compose</text:span> button on Tool bar</text:p>
          </table:table-cell>
          <table:table-cell table:style-name="ce200" office:value-type="string">
            <text:p>- Compose a new mail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4">
          <table:table-cell table:formula="of:=IF(MID([.F127];6;1)&gt;MID([.F126];6;1);&quot;&quot;;MAX([.A$7:.A126])+1)">
            <text:p/>
          </table:table-cell>
          <table:table-cell office:value-type="string">
            <text:p>FNC_CS_MA_MAIL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9">
            <text:p>009</text:p>
          </table:table-cell>
          <table:table-cell office:value-type="string">
            <text:p>CS\Mail\Mail\Compose</text:p>
          </table:table-cell>
          <table:table-cell table:style-name="ce191" office:value-type="string">
            <text:p>Compose mail with several email addresses in To field</text:p>
          </table:table-cell>
          <table:table-cell table:style-name="ce200" office:value-type="string">
            <text:p>Step 2: Send mail</text:p>
          </table:table-cell>
          <table:table-cell table:style-name="ce200" office:value-type="string">
            <text:p>- Input different emails in To field, separate by comma</text:p>
            <text:p>- Input message content</text:p>
            <text:p>- Click <text:span text:style-name="T5">Send mail</text:span></text:p>
          </table:table-cell>
          <table:table-cell table:style-name="ce200" office:value-type="string">
            <text:p>Mail is sent successfully to all emails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8">
          <table:table-cell table:formula="of:=IF(MID([.F128];6;1)&gt;MID([.F127];6;1);&quot;&quot;;MAX([.A$7:.A127])+1)" office:value-type="float" office:value="38">
            <text:p>038</text:p>
          </table:table-cell>
          <table:table-cell office:value-type="string">
            <text:p>FNC_CS_MA_MAIL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0">
            <text:p>010</text:p>
          </table:table-cell>
          <table:table-cell office:value-type="string">
            <text:p>CS\Mail\Mail\Compose</text:p>
          </table:table-cell>
          <table:table-cell table:style-name="ce87" office:value-type="string">
            <text:p>Compose <text:s/>Mail in case no data for To field</text:p>
          </table:table-cell>
          <table:table-cell table:style-name="ce200" office:value-type="string">
            <text:p>Step 1: Open Compose a new message <text:s/>form </text:p>
          </table:table-cell>
          <table:table-cell table:style-name="ce200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00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29];6;1)&gt;MID([.F128];6;1);&quot;&quot;;MAX([.A$7:.A128])+1)">
            <text:p/>
          </table:table-cell>
          <table:table-cell office:value-type="string">
            <text:p>FNC_CS_MA_MAIL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0">
            <text:p>010</text:p>
          </table:table-cell>
          <table:table-cell office:value-type="string">
            <text:p>CS\Mail\Mail\Compose</text:p>
          </table:table-cell>
          <table:table-cell table:style-name="ce200" office:value-type="string">
            <text:p>Compose <text:s/>Mail in case no data for To field</text:p>
          </table:table-cell>
          <table:table-cell table:style-name="ce200" office:value-type="string">
            <text:p>Step 2: <text:s/>Perform to send mail</text:p>
          </table:table-cell>
          <table:table-cell table:style-name="ce200" office:value-type="string">
            <text:p>- Leave To field blank</text:p>
            <text:p>- Input values for others (not CC or BCC)</text:p>
            <text:p>- Click <text:span text:style-name="T5">Send mail</text:span></text:p>
          </table:table-cell>
          <table:table-cell table:style-name="ce200" office:value-type="string">
            <text:p>Show message alerts need to specify recipi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0">
          <table:table-cell table:formula="of:=IF(MID([.F130];6;1)&gt;MID([.F129];6;1);&quot;&quot;;MAX([.A$7:.A129])+1)" office:value-type="float" office:value="39">
            <text:p>039</text:p>
          </table:table-cell>
          <table:table-cell office:value-type="string">
            <text:p>FNC_CS_MA_MAIL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1">
            <text:p>011</text:p>
          </table:table-cell>
          <table:table-cell office:value-type="string">
            <text:p>CS\Mail\Mail\Compose</text:p>
          </table:table-cell>
          <table:table-cell table:style-name="ce87" office:value-type="string">
            <text:p>Compose with invalid format email address in To field</text:p>
          </table:table-cell>
          <table:table-cell table:style-name="ce200" office:value-type="string">
            <text:p>Step 1: Open Compose a new message <text:s/>form </text:p>
          </table:table-cell>
          <table:table-cell table:style-name="ce200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00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31];6;1)&gt;MID([.F130];6;1);&quot;&quot;;MAX([.A$7:.A130])+1)">
            <text:p/>
          </table:table-cell>
          <table:table-cell office:value-type="string">
            <text:p>FNC_CS_MA_MAIL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1">
            <text:p>011</text:p>
          </table:table-cell>
          <table:table-cell office:value-type="string">
            <text:p>CS\Mail\Mail\Compose</text:p>
          </table:table-cell>
          <table:table-cell table:style-name="ce201" office:value-type="string">
            <text:p>Compose with invalid format email address in To field</text:p>
          </table:table-cell>
          <table:table-cell table:style-name="ce200" office:value-type="string">
            <text:p>Step 2: <text:s/>Perform to send mail</text:p>
          </table:table-cell>
          <table:table-cell table:style-name="ce200" office:value-type="string">
            <text:p>- Input invalid format for email in To field</text:p>
            <text:p>- Input data for other fields if you want</text:p>
            <text:p>- Click <text:span text:style-name="T5">Send mail</text:span></text:p>
          </table:table-cell>
          <table:table-cell table:style-name="ce200" office:value-type="string">
            <text:p>Show message alerts invalid email addres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4">
          <table:table-cell table:formula="of:=IF(MID([.F132];6;1)&gt;MID([.F131];6;1);&quot;&quot;;MAX([.A$7:.A131])+1)" office:value-type="float" office:value="40">
            <text:p>040</text:p>
          </table:table-cell>
          <table:table-cell office:value-type="string">
            <text:p>FNC_CS_MA_MAIL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2">
            <text:p>012</text:p>
          </table:table-cell>
          <table:table-cell office:value-type="string">
            <text:p>CS\Mail\Mail\Compose</text:p>
          </table:table-cell>
          <table:table-cell table:style-name="ce87" office:value-type="string">
            <text:p>Compose mail with blank subject</text:p>
          </table:table-cell>
          <table:table-cell table:style-name="ce200" office:value-type="string">
            <text:p>Step 1: Open Compose a new message <text:s/>form </text:p>
          </table:table-cell>
          <table:table-cell table:style-name="ce200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00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33];6;1)&gt;MID([.F132];6;1);&quot;&quot;;MAX([.A$7:.A132])+1)">
            <text:p/>
          </table:table-cell>
          <table:table-cell office:value-type="string">
            <text:p>FNC_CS_MA_MAIL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2">
            <text:p>012</text:p>
          </table:table-cell>
          <table:table-cell office:value-type="string">
            <text:p>CS\Mail\Mail\Compose</text:p>
          </table:table-cell>
          <table:table-cell table:style-name="ce201" office:value-type="string">
            <text:p>Compose mail with blank subject</text:p>
          </table:table-cell>
          <table:table-cell table:style-name="ce200" office:value-type="string">
            <text:p>Step 2: <text:s/>Perform to send mail</text:p>
          </table:table-cell>
          <table:table-cell table:style-name="ce200" office:value-type="string">
            <text:p>- Input valid address mail for To field</text:p>
            <text:p>- Leave mail subject blank</text:p>
            <text:p>- Click <text:span text:style-name="T5">Send mail</text:span></text:p>
          </table:table-cell>
          <table:table-cell table:style-name="ce200" office:value-type="string">
            <text:p>- Mail is sent successfully without subject</text:p>
            <text:p>- This mail is stored in Sent folder if Setting mails set like that with subject is (no subject)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6">
          <table:table-cell table:formula="of:=IF(MID([.F134];6;1)&gt;MID([.F133];6;1);&quot;&quot;;MAX([.A$7:.A133])+1)" office:value-type="float" office:value="41">
            <text:p>041</text:p>
          </table:table-cell>
          <table:table-cell office:value-type="string">
            <text:p>FNC_CS_MA_MAIL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13">
            <text:p>013</text:p>
          </table:table-cell>
          <table:table-cell office:value-type="string">
            <text:p>CS\Mail\Mail\Compose</text:p>
          </table:table-cell>
          <table:table-cell table:style-name="ce87" office:value-type="string">
            <text:p>Compose mail with blank content</text:p>
          </table:table-cell>
          <table:table-cell table:style-name="ce200" office:value-type="string">
            <text:p>Step 1: Open Compose a new message <text:s/>form </text:p>
          </table:table-cell>
          <table:table-cell table:style-name="ce200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00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35];6;1)&gt;MID([.F134];6;1);&quot;&quot;;MAX([.A$7:.A134])+1)">
            <text:p/>
          </table:table-cell>
          <table:table-cell office:value-type="string">
            <text:p>FNC_CS_MA_MAIL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3">
            <text:p>013</text:p>
          </table:table-cell>
          <table:table-cell office:value-type="string">
            <text:p>CS\Mail\Mail\Compose</text:p>
          </table:table-cell>
          <table:table-cell table:style-name="ce201" office:value-type="string">
            <text:p>Compose mail with blank content</text:p>
          </table:table-cell>
          <table:table-cell table:style-name="ce200" office:value-type="string">
            <text:p>Step 2: <text:s/>Perform to send mail</text:p>
          </table:table-cell>
          <table:table-cell table:style-name="ce200" office:value-type="string">
            <text:p>- Input valid address mail for To field</text:p>
            <text:p>- Leave mail Content blank</text:p>
            <text:p>- Click <text:span text:style-name="T5">Send mail</text:span></text:p>
          </table:table-cell>
          <table:table-cell table:style-name="ce200" office:value-type="string">
            <text:p>Mail is sent successfully with blank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1">
          <table:table-cell table:formula="of:=IF(MID([.F136];6;1)&gt;MID([.F135];6;1);&quot;&quot;;MAX([.A$7:.A135])+1)" office:value-type="float" office:value="42">
            <text:p>042</text:p>
          </table:table-cell>
          <table:table-cell office:value-type="string">
            <text:p>FNC_CS_MA_MAIL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4">
            <text:p>014</text:p>
          </table:table-cell>
          <table:table-cell office:value-type="string">
            <text:p>CS\Mail\Mail\Compose</text:p>
          </table:table-cell>
          <table:table-cell table:style-name="ce87" office:value-type="string">
            <text:p>Compose mail with attached file </text:p>
          </table:table-cell>
          <table:table-cell table:style-name="ce200" office:value-type="string">
            <text:p>Step 1: Open Compose a new message <text:s/>form </text:p>
          </table:table-cell>
          <table:table-cell table:style-name="ce200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00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0">
          <table:table-cell table:formula="of:=IF(MID([.F137];6;1)&gt;MID([.F136];6;1);&quot;&quot;;MAX([.A$7:.A136])+1)">
            <text:p/>
          </table:table-cell>
          <table:table-cell office:value-type="string">
            <text:p>FNC_CS_MA_MAIL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4">
            <text:p>014</text:p>
          </table:table-cell>
          <table:table-cell office:value-type="string">
            <text:p>CS\Mail\Mail\Compose</text:p>
          </table:table-cell>
          <table:table-cell table:style-name="ce201" office:value-type="string">
            <text:p>Compose mail with attached file </text:p>
          </table:table-cell>
          <table:table-cell table:style-name="ce200" office:value-type="string">
            <text:p>Step 2: <text:s/>Open attach files form</text:p>
          </table:table-cell>
          <table:table-cell table:style-name="ce200" office:value-type="string">
            <text:p>- Click at <text:span text:style-name="T5">Attach file</text:span> button</text:p>
          </table:table-cell>
          <table:table-cell table:style-name="ce200" office:value-type="string">
            <text:p>- Attach files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38];6;1)&gt;MID([.F137];6;1);&quot;&quot;;MAX([.A$7:.A137])+1)">
            <text:p/>
          </table:table-cell>
          <table:table-cell office:value-type="string">
            <text:p>FNC_CS_MA_MAIL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14">
            <text:p>014</text:p>
          </table:table-cell>
          <table:table-cell office:value-type="string">
            <text:p>CS\Mail\Mail\Compose</text:p>
          </table:table-cell>
          <table:table-cell table:style-name="ce201" office:value-type="string">
            <text:p>Compose mail with attached file </text:p>
          </table:table-cell>
          <table:table-cell table:style-name="ce200" office:value-type="string">
            <text:p>Step 3: Upload file</text:p>
          </table:table-cell>
          <table:table-cell table:style-name="ce200" office:value-type="string">
            <text:p>- <text:s/>Click <text:span text:style-name="T5">Browse</text:span> and select file</text:p>
            <text:p>- Click at <text:span text:style-name="T5">Upload</text:span> </text:p>
            <text:p>- Click <text:span text:style-name="T5">Save </text:span></text:p>
          </table:table-cell>
          <table:table-cell table:style-name="ce200" office:value-type="string">
            <text:p>- <text:s/>Uploaded file is attached to This mail</text:p>
            <text:p>- Name of Uploaded file is displayed beside Attachment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7">
          <table:table-cell table:formula="of:=IF(MID([.F139];6;1)&gt;MID([.F138];6;1);&quot;&quot;;MAX([.A$7:.A138])+1)">
            <text:p/>
          </table:table-cell>
          <table:table-cell office:value-type="string">
            <text:p>FNC_CS_MA_MAIL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4">
            <text:p>014</text:p>
          </table:table-cell>
          <table:table-cell office:value-type="string">
            <text:p>CS\Mail\Mail\Compose</text:p>
          </table:table-cell>
          <table:table-cell table:style-name="ce201" office:value-type="string">
            <text:p>Compose mail with attached file </text:p>
          </table:table-cell>
          <table:table-cell table:style-name="ce200" office:value-type="string">
            <text:p>Step 4: Send mail</text:p>
          </table:table-cell>
          <table:table-cell table:style-name="ce200" office:value-type="string">
            <text:p>Click <text:span text:style-name="T5">Send mail</text:span></text:p>
          </table:table-cell>
          <table:table-cell table:style-name="ce200" office:value-type="string">
            <text:p>Mail is sent successfully with attached file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2">
          <table:table-cell table:formula="of:=IF(MID([.F140];6;1)&gt;MID([.F139];6;1);&quot;&quot;;MAX([.A$7:.A139])+1)" office:value-type="float" office:value="43">
            <text:p>043</text:p>
          </table:table-cell>
          <table:table-cell office:value-type="string">
            <text:p>FNC_CS_MA_MAIL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5">
            <text:p>015</text:p>
          </table:table-cell>
          <table:table-cell office:value-type="string">
            <text:p>CS\Mail\Mail\Compose</text:p>
          </table:table-cell>
          <table:table-cell table:style-name="ce88" office:value-type="string">
            <text:p>Check attach files in case <text:s/>size of attachment is over 10M</text:p>
          </table:table-cell>
          <table:table-cell table:style-name="ce200" office:value-type="string">
            <text:p>Step 1: Upload file</text:p>
          </table:table-cell>
          <table:table-cell table:style-name="ce200" office:value-type="string">
            <text:p>In Compose new mail form:</text:p>
            <text:p>- Click Attach file</text:p>
            <text:p>- Upload a file over 10M</text:p>
            <text:p>- Click <text:span text:style-name="T5">Save</text:span></text:p>
          </table:table-cell>
          <table:table-cell table:style-name="ce200" office:value-type="string">
            <text:p>Show message alerts can not attach file over 10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41];6;1)&gt;MID([.F140];6;1);&quot;&quot;;MAX([.A$7:.A140])+1)" office:value-type="float" office:value="44">
            <text:p>044</text:p>
          </table:table-cell>
          <table:table-cell office:value-type="string">
            <text:p>FNC_CS_MA_MAIL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6">
            <text:p>016</text:p>
          </table:table-cell>
          <table:table-cell office:value-type="string">
            <text:p>CS\Mail\Mail\Compose</text:p>
          </table:table-cell>
          <table:table-cell table:style-name="ce88" office:value-type="string">
            <text:p>Check attach files in case total size of attachments is over 10M</text:p>
          </table:table-cell>
          <table:table-cell table:style-name="ce200" office:value-type="string">
            <text:p>Step 1: Upload files</text:p>
          </table:table-cell>
          <table:table-cell table:style-name="ce200" office:value-type="string">
            <text:p>In Compose new mail form:</text:p>
            <text:p>- Click Attach file</text:p>
            <text:p>- Upload some files with total size over 10M</text:p>
            <text:p>- Click <text:span text:style-name="T5">Save</text:span></text:p>
          </table:table-cell>
          <table:table-cell table:style-name="ce200" office:value-type="string">
            <text:p>Show message alerts can not attach files over 10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142];6;1)&gt;MID([.F141];6;1);&quot;&quot;;MAX([.A$7:.A141])+1)" office:value-type="float" office:value="45">
            <text:p>045</text:p>
          </table:table-cell>
          <table:table-cell office:value-type="string">
            <text:p>FNC_CS_MA_MAIL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7">
            <text:p>017</text:p>
          </table:table-cell>
          <table:table-cell office:value-type="string">
            <text:p>CS\Mail\Mail\Compose</text:p>
          </table:table-cell>
          <table:table-cell table:style-name="ce78" office:value-type="string">
            <text:p>Check saving composing message as draft </text:p>
          </table:table-cell>
          <table:table-cell table:style-name="ce200" office:value-type="string">
            <text:p>Step 1: Open Compose a new message <text:s/>form </text:p>
          </table:table-cell>
          <table:table-cell table:style-name="ce200" office:value-type="string">
            <text:p>- Add new mail account</text:p>
            <text:p>- Click <text:span text:style-name="T5">Write mail </text:span><text:span text:style-name="T6">button on tool bar</text:span></text:p>
          </table:table-cell>
          <table:table-cell table:style-name="ce200" office:value-type="string">
            <text:p>- <text:s/>Compose a new message <text:s/>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143];6;1)&gt;MID([.F142];6;1);&quot;&quot;;MAX([.A$7:.A142])+1)">
            <text:p/>
          </table:table-cell>
          <table:table-cell office:value-type="string">
            <text:p>FNC_CS_MA_MAIL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17">
            <text:p>017</text:p>
          </table:table-cell>
          <table:table-cell office:value-type="string">
            <text:p>CS\Mail\Mail\Compose</text:p>
          </table:table-cell>
          <table:table-cell table:style-name="ce191" office:value-type="string">
            <text:p>Check saving composing message as draft </text:p>
          </table:table-cell>
          <table:table-cell table:style-name="ce200" office:value-type="string">
            <text:p>Step 2: Save mail</text:p>
          </table:table-cell>
          <table:table-cell office:value-type="string">
            <text:p>- Input values for fields</text:p>
            <text:p>- Click <text:span text:style-name="T5">Save in draft</text:span></text:p>
          </table:table-cell>
          <table:table-cell table:style-name="ce223" office:value-type="string">
            <text:p>New mail is saved to Draft folder, it is not sent to anyo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8">
          <table:table-cell table:formula="of:=IF(MID([.F144];6;1)&gt;MID([.F143];6;1);&quot;&quot;;MAX([.A$7:.A143])+1)" office:value-type="float" office:value="46">
            <text:p>046</text:p>
          </table:table-cell>
          <table:table-cell table:style-name="ce180" office:value-type="string">
            <text:p>FNC_CS_MA_MAIL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8">
            <text:p>018</text:p>
          </table:table-cell>
          <table:table-cell office:value-type="string">
            <text:p>CS\Mail\Mail\Compose</text:p>
          </table:table-cell>
          <table:table-cell table:style-name="ce81" office:value-type="string">
            <text:p>Compose mail with CC by choosing from contacts list</text:p>
          </table:table-cell>
          <table:table-cell table:style-name="ce200" office:value-type="string">
            <text:p>Step 1: Open Compose a new message <text:s/>form </text:p>
          </table:table-cell>
          <table:table-cell table:style-name="ce200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00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style-name="ce231"/>
          <table:table-cell table:style-name="ce233" table:number-columns-repeated="238"/>
          <table:table-cell table:style-name="Default" table:number-columns-repeated="8"/>
        </table:table-row>
        <table:table-row table:style-name="ro8">
          <table:table-cell table:formula="of:=IF(MID([.F145];6;1)&gt;MID([.F144];6;1);&quot;&quot;;MAX([.A$7:.A144])+1)">
            <text:p/>
          </table:table-cell>
          <table:table-cell office:value-type="string">
            <text:p>FNC_CS_MA_MAIL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18">
            <text:p>018</text:p>
          </table:table-cell>
          <table:table-cell office:value-type="string">
            <text:p>CS\Mail\Mail\Compose</text:p>
          </table:table-cell>
          <table:table-cell table:style-name="ce194" office:value-type="string">
            <text:p>Compose mail with CC by choosing from contacts list</text:p>
          </table:table-cell>
          <table:table-cell office:value-type="string">
            <text:p>Step 2: Choose contact</text:p>
          </table:table-cell>
          <table:table-cell office:value-type="string">
            <text:p>- Click at <text:span text:style-name="T5">CC link </text:span><text:s/>next to From field</text:p>
            <text:p>- Click CC <text:s/>button when a text box for CC field is shown</text:p>
          </table:table-cell>
          <table:table-cell table:style-name="ce193" office:value-type="string">
            <text:p>Existing contacts list is shown, organized by address books and pa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7">
          <table:table-cell table:formula="of:=IF(MID([.F146];6;1)&gt;MID([.F145];6;1);&quot;&quot;;MAX([.A$7:.A145])+1)">
            <text:p/>
          </table:table-cell>
          <table:table-cell office:value-type="string">
            <text:p>FNC_CS_MA_MAIL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18">
            <text:p>018</text:p>
          </table:table-cell>
          <table:table-cell office:value-type="string">
            <text:p>CS\Mail\Mail\Compose</text:p>
          </table:table-cell>
          <table:table-cell table:style-name="ce194" office:value-type="string">
            <text:p>Compose mail with CC by choosing from contacts list</text:p>
          </table:table-cell>
          <table:table-cell office:value-type="string">
            <text:p>Step 3: Choose contact</text:p>
          </table:table-cell>
          <table:table-cell office:value-type="string">
            <text:p>- Choose contacts from list</text:p>
            <text:p>- Click <text:span text:style-name="T5">Add address </text:span><text:span text:style-name="T6">or </text:span><text:span text:style-name="T5">Replace</text:span></text:p>
          </table:table-cell>
          <table:table-cell table:style-name="ce193" office:value-type="string">
            <text:p>Selected contact's email is added in CC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6">
          <table:table-cell table:formula="of:=IF(MID([.F147];6;1)&gt;MID([.F146];6;1);&quot;&quot;;MAX([.A$7:.A146])+1)">
            <text:p/>
          </table:table-cell>
          <table:table-cell office:value-type="string">
            <text:p>FNC_CS_MA_MAIL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18">
            <text:p>018</text:p>
          </table:table-cell>
          <table:table-cell office:value-type="string">
            <text:p>CS\Mail\Mail\Compose</text:p>
          </table:table-cell>
          <table:table-cell table:style-name="ce194" office:value-type="string">
            <text:p>Compose mail with CC by choosing from contacts list</text:p>
          </table:table-cell>
          <table:table-cell office:value-type="string">
            <text:p>Step 4: Send mail</text:p>
          </table:table-cell>
          <table:table-cell office:value-type="string">
            <text:p>- Input address mail for To field</text:p>
            <text:p>- Input data for other fields if you want</text:p>
            <text:p>- Click <text:span text:style-name="T5">Send mail</text:span></text:p>
          </table:table-cell>
          <table:table-cell table:style-name="ce193" office:value-type="string">
            <text:p>- Mail is sent successfully <text:s/></text:p>
            <text:p>- This mail is stored in Sent folder if Setting mails set like that <text:s/></text:p>
            <text:p>- All these recipient will be gotten <text:s/>this mail and they can see full address mail in To field and CC field of sen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7">
          <table:table-cell table:formula="of:=IF(MID([.F148];6;1)&gt;MID([.F147];6;1);&quot;&quot;;MAX([.A$7:.A147])+1)" office:value-type="float" office:value="47">
            <text:p>047</text:p>
          </table:table-cell>
          <table:table-cell office:value-type="string">
            <text:p>FNC_CS_MA_MAIL_02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19">
            <text:p>019</text:p>
          </table:table-cell>
          <table:table-cell office:value-type="string">
            <text:p>CS\Mail\Mail\Compose</text:p>
          </table:table-cell>
          <table:table-cell table:style-name="ce79" office:value-type="string">
            <text:p>Compose <text:s/>mail in case input address mail for CC field from keyboard </text:p>
          </table:table-cell>
          <table:table-cell table:style-name="ce200" office:value-type="string">
            <text:p>Step 1: Open Compose a new message <text:s/>form </text:p>
          </table:table-cell>
          <table:table-cell table:style-name="ce200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00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MID([.F149];6;1)&gt;MID([.F148];6;1);&quot;&quot;;MAX([.A$7:.A148])+1)">
            <text:p/>
          </table:table-cell>
          <table:table-cell office:value-type="string">
            <text:p>FNC_CS_MA_MAIL_02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9">
            <text:p>019</text:p>
          </table:table-cell>
          <table:table-cell office:value-type="string">
            <text:p>CS\Mail\Mail\Compose</text:p>
          </table:table-cell>
          <table:table-cell table:style-name="ce192" office:value-type="string">
            <text:p>Compose <text:s/>mail in case input address mail for CC field from keyboard </text:p>
          </table:table-cell>
          <table:table-cell office:value-type="string">
            <text:p>Step 2: Send mail</text:p>
          </table:table-cell>
          <table:table-cell office:value-type="string">
            <text:p>- Click at <text:span text:style-name="T5">CC link </text:span><text:s/>next to From field</text:p>
            <text:p>- Input valid data into all required fields</text:p>
            <text:p>-Input address mail for <text:s/>CC <text:s/>field from keyboard </text:p>
            <text:p>- Click<text:span text:style-name="T5"> Sent mail</text:span></text:p>
          </table:table-cell>
          <table:table-cell table:style-name="ce193" office:value-type="string">
            <text:p>- Mail is sent successfully </text:p>
            <text:p>- This mail is stored in Sent folder if Setting mails set like that </text:p>
            <text:p>- All these recipient will be gotten <text:s/>this mail and they can see full address mail in To field and CC field of sen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MID([.F150];6;1)&gt;MID([.F149];6;1);&quot;&quot;;MAX([.A$7:.A149])+1)" office:value-type="float" office:value="48">
            <text:p>048</text:p>
          </table:table-cell>
          <table:table-cell office:value-type="string">
            <text:p>FNC_CS_MA_MAIL_02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0">
            <text:p>020</text:p>
          </table:table-cell>
          <table:table-cell office:value-type="string">
            <text:p>CS\Mail\Mail\Compose</text:p>
          </table:table-cell>
          <table:table-cell table:style-name="ce79" office:value-type="string">
            <text:p>Compose mail in case Input Address mail for BCC field by inputting from keyboard</text:p>
          </table:table-cell>
          <table:table-cell table:style-name="ce200" office:value-type="string">
            <text:p>Step 1: Open Compose a new message <text:s/>form </text:p>
          </table:table-cell>
          <table:table-cell table:style-name="ce200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00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51];6;1)&gt;MID([.F150];6;1);&quot;&quot;;MAX([.A$7:.A150])+1)">
            <text:p/>
          </table:table-cell>
          <table:table-cell office:value-type="string">
            <text:p>FNC_CS_MA_MAIL_02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0">
            <text:p>020</text:p>
          </table:table-cell>
          <table:table-cell office:value-type="string">
            <text:p>CS\Mail\Mail\Compose</text:p>
          </table:table-cell>
          <table:table-cell office:value-type="string">
            <text:p>Compose mail in case Input Address mail for BCC field by inputting from keyboard</text:p>
          </table:table-cell>
          <table:table-cell office:value-type="string">
            <text:p>Step 2: Send mail</text:p>
          </table:table-cell>
          <table:table-cell office:value-type="string">
            <text:p>- Click at <text:span text:style-name="T5">BCC link </text:span><text:s/>next to From field</text:p>
            <text:p>- Input valid data into all required fields</text:p>
            <text:p>-Input address mail for <text:s/>BCC <text:s/>field from keyboard </text:p>
            <text:p>- Click<text:span text:style-name="T5"> Sent mail</text:span></text:p>
          </table:table-cell>
          <table:table-cell table:style-name="ce193" office:value-type="string">
            <text:p>- Mail is sent successfully </text:p>
            <text:p>- This mail is stored in Sent folder if Setting mails set like that </text:p>
            <text:p>- <text:s/>No one in “To” or “CC” knows this mail also is sent to users in BCC list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52];6;1)&gt;MID([.F151];6;1);&quot;&quot;;MAX([.A$7:.A151])+1)" office:value-type="float" office:value="49">
            <text:p>049</text:p>
          </table:table-cell>
          <table:table-cell office:value-type="string">
            <text:p>FNC_CS_MA_MAIL_02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1">
            <text:p>021</text:p>
          </table:table-cell>
          <table:table-cell office:value-type="string">
            <text:p>CS\Mail\Mail\Compose</text:p>
          </table:table-cell>
          <table:table-cell table:style-name="ce81" office:value-type="string">
            <text:p>Compose mail with BCC by choosing from contacts list</text:p>
          </table:table-cell>
          <table:table-cell table:style-name="ce200" office:value-type="string">
            <text:p>Step 1: Open Compose a new message <text:s/>form </text:p>
          </table:table-cell>
          <table:table-cell table:style-name="ce200" office:value-type="string">
            <text:p>- Add new mail account</text:p>
            <text:p>- Enable SMTP authentication [ <text:a xlink:href="#Enable_SMTP">Details</text:a> ] </text:p>
            <text:p>- Click <text:span text:style-name="T5">Write mail </text:span><text:span text:style-name="T6">button on tool bar</text:span></text:p>
          </table:table-cell>
          <table:table-cell table:style-name="ce200" office:value-type="string">
            <text:p>- <text:s/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53];6;1)&gt;MID([.F152];6;1);&quot;&quot;;MAX([.A$7:.A152])+1)">
            <text:p/>
          </table:table-cell>
          <table:table-cell office:value-type="string">
            <text:p>FNC_CS_MA_MAIL_02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1">
            <text:p>021</text:p>
          </table:table-cell>
          <table:table-cell office:value-type="string">
            <text:p>CS\Mail\Mail\Compose</text:p>
          </table:table-cell>
          <table:table-cell table:style-name="ce194" office:value-type="string">
            <text:p>Compose mail with BCC by choosing from contacts list</text:p>
          </table:table-cell>
          <table:table-cell office:value-type="string">
            <text:p>Step 2: Choose contact</text:p>
          </table:table-cell>
          <table:table-cell office:value-type="string">
            <text:p>- Click at BCC link <text:s/>next to From field</text:p>
            <text:p>- Click the <text:span text:style-name="T5">BCC button</text:span><text:span text:style-name="T6"> when BCC field is shown</text:span></text:p>
            <text:p><text:span text:style-name="T6">- Choose contact from list</text:span></text:p>
            <text:p><text:span text:style-name="T6">- Click </text:span><text:span text:style-name="T5">Add Address </text:span><text:span text:style-name="T6">or </text:span><text:span text:style-name="T5">Replace</text:span></text:p>
          </table:table-cell>
          <table:table-cell table:style-name="ce193" office:value-type="string">
            <text:p>Selected contact's email is added in BCC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54];6;1)&gt;MID([.F153];6;1);&quot;&quot;;MAX([.A$7:.A153])+1)">
            <text:p/>
          </table:table-cell>
          <table:table-cell office:value-type="string">
            <text:p>FNC_CS_MA_MAIL_02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1">
            <text:p>021</text:p>
          </table:table-cell>
          <table:table-cell office:value-type="string">
            <text:p>CS\Mail\Mail\Compose</text:p>
          </table:table-cell>
          <table:table-cell table:style-name="ce194" office:value-type="string">
            <text:p>Compose mail with BCC by choosing from contacts list</text:p>
          </table:table-cell>
          <table:table-cell office:value-type="string">
            <text:p>Step 3: Send mail</text:p>
          </table:table-cell>
          <table:table-cell office:value-type="string">
            <text:p>- Input data other field</text:p>
            <text:p>- Click <text:span text:style-name="T5">Send mail</text:span></text:p>
          </table:table-cell>
          <table:table-cell table:style-name="ce193" office:value-type="string">
            <text:p>- Mail is sent successfully </text:p>
            <text:p>- This mail is stored in Sent folder if Setting mails set like that </text:p>
            <text:p>- <text:s/>No one in “To” or “CC” knows this mail also is sent to users in BCC list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f:=IF(MID([.F155];6;1)&gt;MID([.F154];6;1);&quot;&quot;;MAX([.A$7:.A154])+1)" office:value-type="float" office:value="50">
            <text:p>050</text:p>
          </table:table-cell>
          <table:table-cell office:value-type="string">
            <text:p>FNC_CS_MA_MAIL_02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22">
            <text:p>022</text:p>
          </table:table-cell>
          <table:table-cell office:value-type="string">
            <text:p>CS\Mail\Mail\Compose</text:p>
          </table:table-cell>
          <table:table-cell table:style-name="ce79" office:value-type="string">
            <text:p>Discard create a new mail</text:p>
          </table:table-cell>
          <table:table-cell office:value-type="string">
            <text:p>Step 1: Open Compose a new message <text:s text:c="2"/>form</text:p>
          </table:table-cell>
          <table:table-cell office:value-type="string">
            <text:p>- Add new mail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Click on <text:span text:style-name="T5">Write mail</text:span> icon on Tool Bar</text:p>
          </table:table-cell>
          <table:table-cell table:style-name="ce193" office:value-type="string">
            <text:p>- <text:s/>Compose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9">
          <table:table-cell table:formula="of:=IF(MID([.F156];6;1)&gt;MID([.F155];6;1);&quot;&quot;;MAX([.A$7:.A155])+1)">
            <text:p/>
          </table:table-cell>
          <table:table-cell office:value-type="string">
            <text:p>FNC_CS_MA_MAIL_02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22">
            <text:p>022</text:p>
          </table:table-cell>
          <table:table-cell office:value-type="string">
            <text:p>CS\Mail\Mail\Compose</text:p>
          </table:table-cell>
          <table:table-cell office:value-type="string">
            <text:p>Discard create a new mail</text:p>
          </table:table-cell>
          <table:table-cell office:value-type="string">
            <text:p>Step 2: Create new mail</text:p>
          </table:table-cell>
          <table:table-cell table:style-name="ce190" office:value-type="string">
            <text:p>Input value to some field</text:p>
          </table:table-cell>
          <table:table-cell table:style-name="ce193" office:value-type="string">
            <text:p>- Entry data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f:=IF(MID([.F157];6;1)&gt;MID([.F156];6;1);&quot;&quot;;MAX([.A$7:.A156])+1)">
            <text:p/>
          </table:table-cell>
          <table:table-cell office:value-type="string">
            <text:p>FNC_CS_MA_MAIL_02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22">
            <text:p>022</text:p>
          </table:table-cell>
          <table:table-cell office:value-type="string">
            <text:p>CS\Mail\Mail\Compose</text:p>
          </table:table-cell>
          <table:table-cell office:value-type="string">
            <text:p>Discard create a new mail</text:p>
          </table:table-cell>
          <table:table-cell office:value-type="string">
            <text:p>Step 3: Discard mail</text:p>
          </table:table-cell>
          <table:table-cell office:value-type="string">
            <text:p>- Click at <text:span text:style-name="T5">Discard </text:span>button instead of <text:span text:style-name="T5">Send mail</text:span> button</text:p>
          </table:table-cell>
          <table:table-cell table:style-name="ce193" office:value-type="string">
            <text:p>- Compose a new mail form is closed and nothing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MID([.F158];6;1)&gt;MID([.F157];6;1);&quot;&quot;;MAX([.A$7:.A157])+1)" office:value-type="float" office:value="51">
            <text:p>051</text:p>
          </table:table-cell>
          <table:table-cell office:value-type="string">
            <text:p>FNC_CS_MA_MAIL_02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23">
            <text:p>023</text:p>
          </table:table-cell>
          <table:table-cell office:value-type="string">
            <text:p>CS\Mail\Mail\Compose</text:p>
          </table:table-cell>
          <table:table-cell table:style-name="ce89" office:value-type="string">
            <text:p>Compose message in rich text editor</text:p>
          </table:table-cell>
          <table:table-cell office:value-type="string">
            <text:p>Step 1: Open Compose a new message <text:s text:c="2"/>form</text:p>
          </table:table-cell>
          <table:table-cell office:value-type="string">
            <text:p>- Add new mail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Click on <text:span text:style-name="T5">Write mail</text:span> icon on Tool Bar</text:p>
          </table:table-cell>
          <table:table-cell table:style-name="ce193" office:value-type="string">
            <text:p>- <text:s/>Compose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59];6;1)&gt;MID([.F158];6;1);&quot;&quot;;MAX([.A$7:.A158])+1)">
            <text:p/>
          </table:table-cell>
          <table:table-cell office:value-type="string">
            <text:p>FNC_CS_MA_MAIL_02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23">
            <text:p>023</text:p>
          </table:table-cell>
          <table:table-cell office:value-type="string">
            <text:p>CS\Mail\Mail\Compose</text:p>
          </table:table-cell>
          <table:table-cell table:style-name="ce202" office:value-type="string">
            <text:p>Compose message in rich text editor</text:p>
          </table:table-cell>
          <table:table-cell table:style-name="ce214" office:value-type="string">
            <text:p>Step 2: Choose Rich text editor</text:p>
          </table:table-cell>
          <table:table-cell office:value-type="string">
            <text:p>- Click Editor Icon </text:p>
            <text:p>- Select <text:span text:style-name="T5">Rich text</text:span></text:p>
          </table:table-cell>
          <table:table-cell table:style-name="ce202" office:value-type="string">
            <text:p>- Rich text option is Marked</text:p>
            <text:p>- Text Editor is shown above message body</text:p>
            <text:p>- Message body can be written by using rich text edit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60];6;1)&gt;MID([.F159];6;1);&quot;&quot;;MAX([.A$7:.A159])+1)">
            <text:p/>
          </table:table-cell>
          <table:table-cell office:value-type="string">
            <text:p>FNC_CS_MA_MAIL_02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23">
            <text:p>023</text:p>
          </table:table-cell>
          <table:table-cell office:value-type="string">
            <text:p>CS\Mail\Mail\Compose</text:p>
          </table:table-cell>
          <table:table-cell table:style-name="ce202" office:value-type="string">
            <text:p>Compose message in rich text editor</text:p>
          </table:table-cell>
          <table:table-cell table:style-name="ce214" office:value-type="string">
            <text:p>Step 3: Send mail</text:p>
          </table:table-cell>
          <table:table-cell office:value-type="string">
            <text:p>- Input data into required fields</text:p>
            <text:p>- Click <text:span text:style-name="T5">Send mail</text:span></text:p>
          </table:table-cell>
          <table:table-cell table:style-name="ce202" office:value-type="string">
            <text:p>- Send message successfully</text:p>
            <text:p>- This mail is stored in Sent folder if Setting mails set like that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7">
          <table:table-cell table:formula="of:=IF(MID([.F161];6;1)&gt;MID([.F160];6;1);&quot;&quot;;MAX([.A$7:.A160])+1)" office:value-type="float" office:value="52">
            <text:p>052</text:p>
          </table:table-cell>
          <table:table-cell office:value-type="string">
            <text:p>FNC_CS_MA_MAIL_02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24">
            <text:p>024</text:p>
          </table:table-cell>
          <table:table-cell office:value-type="string">
            <text:p>CS\Mail\Mail\Compose</text:p>
          </table:table-cell>
          <table:table-cell table:style-name="ce89" office:value-type="string">
            <text:p>Compose message in Plain text</text:p>
          </table:table-cell>
          <table:table-cell office:value-type="string">
            <text:p>Step 1: Open Compose a new message <text:s text:c="2"/>form</text:p>
          </table:table-cell>
          <table:table-cell office:value-type="string">
            <text:p>- Add new mail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Click on <text:span text:style-name="T5">Write mail</text:span> icon on Tool Bar</text:p>
          </table:table-cell>
          <table:table-cell table:style-name="ce193" office:value-type="string">
            <text:p>- <text:s/>Compose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>
          <table:table-cell table:formula="of:=IF(MID([.F162];6;1)&gt;MID([.F161];6;1);&quot;&quot;;MAX([.A$7:.A161])+1)">
            <text:p/>
          </table:table-cell>
          <table:table-cell office:value-type="string">
            <text:p>FNC_CS_MA_MAIL_02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24">
            <text:p>024</text:p>
          </table:table-cell>
          <table:table-cell office:value-type="string">
            <text:p>CS\Mail\Mail\Compose</text:p>
          </table:table-cell>
          <table:table-cell table:style-name="ce202" office:value-type="string">
            <text:p>Compose message in Plain text</text:p>
          </table:table-cell>
          <table:table-cell table:style-name="ce214" office:value-type="string">
            <text:p>Step 2: Choose Plain text editor</text:p>
          </table:table-cell>
          <table:table-cell office:value-type="string">
            <text:p>- Click Editor Icon </text:p>
            <text:p>- Select <text:span text:style-name="T5">Plain text</text:span></text:p>
          </table:table-cell>
          <table:table-cell table:style-name="ce202" office:value-type="string">
            <text:p>- Rich text option is Marked</text:p>
            <text:p>- Message content is shown in Plain tex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>
          <table:table-cell table:formula="of:=IF(MID([.F163];6;1)&gt;MID([.F162];6;1);&quot;&quot;;MAX([.A$7:.A162])+1)">
            <text:p/>
          </table:table-cell>
          <table:table-cell office:value-type="string">
            <text:p>FNC_CS_MA_MAIL_02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24">
            <text:p>024</text:p>
          </table:table-cell>
          <table:table-cell office:value-type="string">
            <text:p>CS\Mail\Mail\Compose</text:p>
          </table:table-cell>
          <table:table-cell table:style-name="ce202" office:value-type="string">
            <text:p>Compose message in Plain text</text:p>
          </table:table-cell>
          <table:table-cell table:style-name="ce214" office:value-type="string">
            <text:p>Step 3: Send mail</text:p>
          </table:table-cell>
          <table:table-cell office:value-type="string">
            <text:p>- Input data into required fields</text:p>
            <text:p>- Click <text:span text:style-name="T5">Send mail</text:span></text:p>
          </table:table-cell>
          <table:table-cell table:style-name="ce202" office:value-type="string">
            <text:p>Send mail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0">
          <table:table-cell table:formula="of:=IF(MID([.F164];6;1)&gt;MID([.F163];6;1);&quot;&quot;;MAX([.A$7:.A163])+1)" office:value-type="float" office:value="53">
            <text:p>053</text:p>
          </table:table-cell>
          <table:table-cell office:value-type="string">
            <text:p>FNC_CS_MA_MAIL_02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25">
            <text:p>025</text:p>
          </table:table-cell>
          <table:table-cell office:value-type="string">
            <text:p>CS\Mail\Mail\Compose</text:p>
          </table:table-cell>
          <table:table-cell table:style-name="ce89" office:value-type="string">
            <text:p>Compose message when selected priority is High</text:p>
          </table:table-cell>
          <table:table-cell office:value-type="string">
            <text:p>Step 1: Open Compose a new message <text:s text:c="2"/>form</text:p>
          </table:table-cell>
          <table:table-cell office:value-type="string">
            <text:p>- Add new mail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Click on <text:span text:style-name="T5">Write mail</text:span> icon on Tool Bar</text:p>
          </table:table-cell>
          <table:table-cell table:style-name="ce193" office:value-type="string">
            <text:p>- <text:s/>Compose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MID([.F165];6;1)&gt;MID([.F164];6;1);&quot;&quot;;MAX([.A$7:.A164])+1)">
            <text:p/>
          </table:table-cell>
          <table:table-cell office:value-type="string">
            <text:p>FNC_CS_MA_MAIL_02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25">
            <text:p>025</text:p>
          </table:table-cell>
          <table:table-cell office:value-type="string">
            <text:p>CS\Mail\Mail\Compose</text:p>
          </table:table-cell>
          <table:table-cell table:style-name="ce203" office:value-type="string">
            <text:p>Compose message when selected priority is High</text:p>
          </table:table-cell>
          <table:table-cell table:style-name="ce214" office:value-type="string">
            <text:p>Step 2: Choose priority</text:p>
          </table:table-cell>
          <table:table-cell table:style-name="ce202" office:value-type="string">
            <text:p>Click <text:span text:style-name="T5">Priority </text:span><text:span text:style-name="T6">and</text:span><text:span text:style-name="T5"> </text:span><text:span text:style-name="T6">select </text:span><text:span text:style-name="T5">“High”</text:span></text:p>
          </table:table-cell>
          <table:table-cell table:style-name="ce202" office:value-type="string">
            <text:p>Selected priority is mar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66];6;1)&gt;MID([.F165];6;1);&quot;&quot;;MAX([.A$7:.A165])+1)">
            <text:p/>
          </table:table-cell>
          <table:table-cell office:value-type="string">
            <text:p>FNC_CS_MA_MAIL_02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5">
            <text:p>025</text:p>
          </table:table-cell>
          <table:table-cell office:value-type="string">
            <text:p>CS\Mail\Mail\Compose</text:p>
          </table:table-cell>
          <table:table-cell table:style-name="ce203" office:value-type="string">
            <text:p>Compose message when selected priority is High</text:p>
          </table:table-cell>
          <table:table-cell table:style-name="ce214" office:value-type="string">
            <text:p>Step 3: Send mail</text:p>
          </table:table-cell>
          <table:table-cell office:value-type="string">
            <text:p>- Input data into required fields</text:p>
            <text:p>- Click<text:span text:style-name="T5"> Send mail</text:span></text:p>
          </table:table-cell>
          <table:table-cell table:style-name="ce202" office:value-type="string">
            <text:p>- Mail is sent successfully </text:p>
            <text:p>- This mail is stored in Sent folder with corresponding icon for High priority</text:p>
            <text:p><text:s/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4">
          <table:table-cell table:formula="of:=IF(MID([.F167];6;1)&gt;MID([.F166];6;1);&quot;&quot;;MAX([.A$7:.A166])+1)" office:value-type="float" office:value="54">
            <text:p>054</text:p>
          </table:table-cell>
          <table:table-cell office:value-type="string">
            <text:p>FNC_CS_MA_MAIL_02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6">
            <text:p>026</text:p>
          </table:table-cell>
          <table:table-cell office:value-type="string">
            <text:p>CS\Mail\Mail\Compose</text:p>
          </table:table-cell>
          <table:table-cell table:style-name="ce89" office:value-type="string">
            <text:p>Compose message when selected priority is Low</text:p>
          </table:table-cell>
          <table:table-cell office:value-type="string">
            <text:p>Step 1: Open Compose a new message <text:s text:c="2"/>form</text:p>
          </table:table-cell>
          <table:table-cell office:value-type="string">
            <text:p>- Add new mail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Click on <text:span text:style-name="T5">Write mail</text:span> icon on Tool Bar</text:p>
          </table:table-cell>
          <table:table-cell table:style-name="ce193" office:value-type="string">
            <text:p>- <text:s/>Compose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2">
          <table:table-cell table:formula="of:=IF(MID([.F168];6;1)&gt;MID([.F167];6;1);&quot;&quot;;MAX([.A$7:.A167])+1)">
            <text:p/>
          </table:table-cell>
          <table:table-cell office:value-type="string">
            <text:p>FNC_CS_MA_MAIL_02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26">
            <text:p>026</text:p>
          </table:table-cell>
          <table:table-cell office:value-type="string">
            <text:p>CS\Mail\Mail\Compose</text:p>
          </table:table-cell>
          <table:table-cell table:style-name="ce202" office:value-type="string">
            <text:p>Compose message when selected priority is Low</text:p>
          </table:table-cell>
          <table:table-cell table:style-name="ce214" office:value-type="string">
            <text:p>Step 2: Choose priority</text:p>
          </table:table-cell>
          <table:table-cell table:style-name="ce202" office:value-type="string">
            <text:p>Click <text:span text:style-name="T5">Priority </text:span><text:span text:style-name="T6">and</text:span><text:span text:style-name="T5"> </text:span><text:span text:style-name="T6">select </text:span><text:span text:style-name="T5">“Low”</text:span></text:p>
          </table:table-cell>
          <table:table-cell table:style-name="ce202" office:value-type="string">
            <text:p>Selected priority is mar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69];6;1)&gt;MID([.F168];6;1);&quot;&quot;;MAX([.A$7:.A168])+1)">
            <text:p/>
          </table:table-cell>
          <table:table-cell office:value-type="string">
            <text:p>FNC_CS_MA_MAIL_02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26">
            <text:p>026</text:p>
          </table:table-cell>
          <table:table-cell office:value-type="string">
            <text:p>CS\Mail\Mail\Compose</text:p>
          </table:table-cell>
          <table:table-cell table:style-name="ce202" office:value-type="string">
            <text:p>Compose message when selected priority is Low</text:p>
          </table:table-cell>
          <table:table-cell table:style-name="ce214" office:value-type="string">
            <text:p>Step 3: Send mail</text:p>
          </table:table-cell>
          <table:table-cell office:value-type="string">
            <text:p>- Input data into required fields</text:p>
            <text:p>- Click<text:span text:style-name="T5"> Send mail</text:span></text:p>
          </table:table-cell>
          <table:table-cell table:style-name="ce202" office:value-type="string">
            <text:p>- Mail is sent successfully </text:p>
            <text:p>- This mail is stored in Sent folder with corresponding icon for Low priority</text:p>
            <text:p><text:s/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1">
          <table:table-cell table:formula="of:=IF(MID([.F170];6;1)&gt;MID([.F169];6;1);&quot;&quot;;MAX([.A$7:.A169])+1)" office:value-type="float" office:value="55">
            <text:p>055</text:p>
          </table:table-cell>
          <table:table-cell office:value-type="string">
            <text:p>FNC_CS_MA_MAIL_02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27">
            <text:p>027</text:p>
          </table:table-cell>
          <table:table-cell office:value-type="string">
            <text:p>CS\Mail\Mail\Compose</text:p>
          </table:table-cell>
          <table:table-cell table:style-name="ce89" office:value-type="string">
            <text:p>Compose message when selected priority is Normal</text:p>
          </table:table-cell>
          <table:table-cell office:value-type="string">
            <text:p>Step 1: Open Compose a new message <text:s text:c="2"/>form</text:p>
          </table:table-cell>
          <table:table-cell office:value-type="string">
            <text:p>- Add new mail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Click on <text:span text:style-name="T5">Compose</text:span> icon on Tool Bar</text:p>
          </table:table-cell>
          <table:table-cell table:style-name="ce193" office:value-type="string">
            <text:p>- <text:s/>Compose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9">
          <table:table-cell table:formula="of:=IF(MID([.F171];6;1)&gt;MID([.F170];6;1);&quot;&quot;;MAX([.A$7:.A170])+1)">
            <text:p/>
          </table:table-cell>
          <table:table-cell office:value-type="string">
            <text:p>FNC_CS_MA_MAIL_02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27">
            <text:p>027</text:p>
          </table:table-cell>
          <table:table-cell office:value-type="string">
            <text:p>CS\Mail\Mail\Compose</text:p>
          </table:table-cell>
          <table:table-cell table:style-name="ce202" office:value-type="string">
            <text:p>Compose message when selected priority is Normal</text:p>
          </table:table-cell>
          <table:table-cell table:style-name="ce214" office:value-type="string">
            <text:p>Step 2: Choose priority</text:p>
          </table:table-cell>
          <table:table-cell table:style-name="ce202" office:value-type="string">
            <text:p>Click <text:span text:style-name="T5">Priority </text:span><text:span text:style-name="T6">and</text:span><text:span text:style-name="T5"> </text:span><text:span text:style-name="T6">select </text:span><text:span text:style-name="T5">“Normal”</text:span></text:p>
          </table:table-cell>
          <table:table-cell table:style-name="ce202" office:value-type="string">
            <text:p>Selected priority is mar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72];6;1)&gt;MID([.F171];6;1);&quot;&quot;;MAX([.A$7:.A171])+1)">
            <text:p/>
          </table:table-cell>
          <table:table-cell office:value-type="string">
            <text:p>FNC_CS_MA_MAIL_02</text:p>
          </table:table-cell>
          <table:table-cell table:formula="of:=IF(VALUE(MID([.F172];6;FIND(&quot;:&quot;;[.F172];1)-FIND(&quot; &quot;;[.F172];1)-1))&gt;VALUE(MID([.F171];6;FIND(&quot;:&quot;;[.F171];1)-FIND(&quot; &quot;;[.F171];1)-1));[.C171];[.C171]+1)" office:value-type="float" office:value="27">
            <text:p>027</text:p>
          </table:table-cell>
          <table:table-cell office:value-type="string">
            <text:p>CS\Mail\Mail\Compose</text:p>
          </table:table-cell>
          <table:table-cell table:style-name="ce202" office:value-type="string">
            <text:p>Compose message when selected priority is Normal</text:p>
          </table:table-cell>
          <table:table-cell table:style-name="ce214" office:value-type="string">
            <text:p>Step 3: Send mail</text:p>
          </table:table-cell>
          <table:table-cell office:value-type="string">
            <text:p>- Input data into required fields</text:p>
            <text:p>- Click<text:span text:style-name="T5"> Send mail</text:span></text:p>
          </table:table-cell>
          <table:table-cell table:style-name="ce202" office:value-type="string">
            <text:p>- Mail is sent successfully </text:p>
            <text:p>- This mail is stored in Sent folder with <text:span text:style-name="T18">no</text:span> corresponding icon for <text:span text:style-name="T5">Normal</text:span> priori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73];6;1)&gt;MID([.F172];6;1);&quot;&quot;;MAX([.A$7:.A172])+1)" office:value-type="float" office:value="56">
            <text:p>056</text:p>
          </table:table-cell>
          <table:table-cell office:value-type="string">
            <text:p>FNC_CS_MA_MAIL_02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28">
            <text:p>028</text:p>
          </table:table-cell>
          <table:table-cell office:value-type="string">
            <text:p>CS\Mail\Mail\Compose</text:p>
          </table:table-cell>
          <table:table-cell table:style-name="ce90" office:value-type="string">
            <text:p>Compose mail in case do not use SSL</text:p>
          </table:table-cell>
          <table:table-cell table:style-name="ce214" office:value-type="string">
            <text:p>Step 1: Create a account </text:p>
          </table:table-cell>
          <table:table-cell office:value-type="string">
            <text:p>- Perform to create an Account mail and don't use SSL</text:p>
            <text:p><text:span text:style-name="T13">- Enable SMTP authentication [ </text:span><text:span text:style-name="T13"><text:a xlink:href="#Enable_SMTP">Details</text:a></text:span><text:span text:style-name="T13"> ] </text:span></text:p>
          </table:table-cell>
          <table:table-cell table:style-name="ce202" office:value-type="string">
            <text:p>The account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74];6;1)&gt;MID([.F173];6;1);&quot;&quot;;MAX([.A$7:.A173])+1)">
            <text:p/>
          </table:table-cell>
          <table:table-cell office:value-type="string">
            <text:p>FNC_CS_MA_MAIL_02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28">
            <text:p>028</text:p>
          </table:table-cell>
          <table:table-cell office:value-type="string">
            <text:p>CS\Mail\Mail\Compose</text:p>
          </table:table-cell>
          <table:table-cell table:style-name="ce202" office:value-type="string">
            <text:p>Compose mail in case do not use SSL</text:p>
          </table:table-cell>
          <table:table-cell table:style-name="ce214" office:value-type="string">
            <text:p>Step 2: Compose mail</text:p>
          </table:table-cell>
          <table:table-cell office:value-type="string">
            <text:p>- Open Compose a new message form</text:p>
            <text:p>- Input valid data for required fields</text:p>
            <text:p>- Click Send mail</text:p>
          </table:table-cell>
          <table:table-cell table:style-name="ce202" office:value-type="string">
            <text:p>Alert message is shown to report that have to enter <text:s/>Password for this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75];6;1)&gt;MID([.F174];6;1);&quot;&quot;;MAX([.A$7:.A174])+1)">
            <text:p/>
          </table:table-cell>
          <table:table-cell office:value-type="string">
            <text:p>FNC_CS_MA_MAIL_02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28">
            <text:p>028</text:p>
          </table:table-cell>
          <table:table-cell office:value-type="string">
            <text:p>CS\Mail\Mail\Compose</text:p>
          </table:table-cell>
          <table:table-cell table:style-name="ce202" office:value-type="string">
            <text:p>Compose mail in case do not use SSL</text:p>
          </table:table-cell>
          <table:table-cell table:style-name="ce214" office:value-type="string">
            <text:p>Step 3: Input Password for the account</text:p>
          </table:table-cell>
          <table:table-cell office:value-type="string">
            <text:p>- Input Password Password for the account and click OK </text:p>
          </table:table-cell>
          <table:table-cell table:style-name="ce202" office:value-type="string">
            <text:p>Alert message is shown again <text:s/>to report that have to enter <text:s/>correct Password for this account or check the account ( server, port. .)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76];6;1)&gt;MID([.F175];6;1);&quot;&quot;;MAX([.A$7:.A175])+1)" office:value-type="float" office:value="57">
            <text:p>057</text:p>
          </table:table-cell>
          <table:table-cell office:value-type="string">
            <text:p>FNC_CS_MA_MAIL_02</text:p>
          </table:table-cell>
          <table:table-cell table:formula="of:=IF(VALUE(MID([.F176];6;FIND(&quot;:&quot;;[.F176];1)-FIND(&quot; &quot;;[.F176];1)-1))&gt;VALUE(MID([.F175];6;FIND(&quot;:&quot;;[.F175];1)-FIND(&quot; &quot;;[.F175];1)-1));[.C175];[.C175]+1)" office:value-type="float" office:value="29">
            <text:p>029</text:p>
          </table:table-cell>
          <table:table-cell office:value-type="string">
            <text:p>CS\Mail\Mail\Compose</text:p>
          </table:table-cell>
          <table:table-cell table:style-name="ce90" office:value-type="string">
            <text:p>Check input invalid password when compose mail using account without Remember Password option</text:p>
          </table:table-cell>
          <table:table-cell table:style-name="ce214" office:value-type="string">
            <text:p>Step 1: Create an Account mail </text:p>
          </table:table-cell>
          <table:table-cell office:value-type="string">
            <text:p>Create new mail account without “Remember Password” option</text:p>
            <text:p><text:span text:style-name="T13">- Enable SMTP authentication [ </text:span><text:span text:style-name="T13"><text:a xlink:href="#Enable_SMTP">Details</text:a></text:span><text:span text:style-name="T13"> ] </text:span></text:p>
          </table:table-cell>
          <table:table-cell table:style-name="ce202" office:value-type="string">
            <text:p>Create accou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77];6;1)&gt;MID([.F176];6;1);&quot;&quot;;MAX([.A$7:.A176])+1)">
            <text:p/>
          </table:table-cell>
          <table:table-cell office:value-type="string">
            <text:p>FNC_CS_MA_MAIL_02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29">
            <text:p>029</text:p>
          </table:table-cell>
          <table:table-cell office:value-type="string">
            <text:p>CS\Mail\Mail\Compose</text:p>
          </table:table-cell>
          <table:table-cell table:style-name="ce202" office:value-type="string">
            <text:p>Check input invalid password when compose mail using account without Remember Password option</text:p>
          </table:table-cell>
          <table:table-cell table:style-name="ce214" office:value-type="string">
            <text:p>Step 2: Compose mail</text:p>
          </table:table-cell>
          <table:table-cell office:value-type="string">
            <text:p>- Click <text:span text:style-name="T5">Write mail</text:span></text:p>
            <text:p>- Input value for fields</text:p>
            <text:p>- Click <text:span text:style-name="T5">Send mail</text:span></text:p>
          </table:table-cell>
          <table:table-cell table:style-name="ce202" office:value-type="string">
            <text:p>A pop up is shown requires user to input pass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178];6;1)&gt;MID([.F177];6;1);&quot;&quot;;MAX([.A$7:.A177])+1)">
            <text:p/>
          </table:table-cell>
          <table:table-cell office:value-type="string">
            <text:p>FNC_CS_MA_MAIL_02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29">
            <text:p>029</text:p>
          </table:table-cell>
          <table:table-cell office:value-type="string">
            <text:p>CS\Mail\Mail\Compose</text:p>
          </table:table-cell>
          <table:table-cell table:style-name="ce202" office:value-type="string">
            <text:p>Check input invalid password when compose mail using account without Remember Password option</text:p>
          </table:table-cell>
          <table:table-cell table:style-name="ce214" office:value-type="string">
            <text:p>Step 3: Send mail with invalid password</text:p>
          </table:table-cell>
          <table:table-cell office:value-type="string">
            <text:p>- Input <text:span text:style-name="T11">wrong</text:span> Password that does not match registered email for Username of added mail account</text:p>
            <text:p>- Click <text:span text:style-name="T5">OK</text:span></text:p>
          </table:table-cell>
          <table:table-cell table:style-name="ce202" office:value-type="string">
            <text:p>Shown alert message requires user to try with another valid password or check the ser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179];6;1)&gt;MID([.F178];6;1);&quot;&quot;;MAX([.A$7:.A178])+1)" office:value-type="float" office:value="58">
            <text:p>058</text:p>
          </table:table-cell>
          <table:table-cell office:value-type="string">
            <text:p>FNC_CS_MA_MAIL_02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30">
            <text:p>030</text:p>
          </table:table-cell>
          <table:table-cell office:value-type="string">
            <text:p>CS\Mail\Mail\Compose</text:p>
          </table:table-cell>
          <table:table-cell table:style-name="ce90" office:value-type="string">
            <text:p>Check input valid password without choosing Remember Password option when compose mail using account without Remember Password option</text:p>
          </table:table-cell>
          <table:table-cell table:style-name="ce214" office:value-type="string">
            <text:p>Step 1: Create an Account mail </text:p>
          </table:table-cell>
          <table:table-cell office:value-type="string">
            <text:p>Create new mail account without “Remember Password” option</text:p>
            <text:p><text:span text:style-name="T13">- Enable SMTP authentication [ </text:span><text:span text:style-name="T13"><text:a xlink:href="#Enable_SMTP">Details</text:a></text:span><text:span text:style-name="T13"> ] </text:span></text:p>
          </table:table-cell>
          <table:table-cell table:style-name="ce202" office:value-type="string">
            <text:p>Create accou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80];6;1)&gt;MID([.F179];6;1);&quot;&quot;;MAX([.A$7:.A179])+1)">
            <text:p/>
          </table:table-cell>
          <table:table-cell office:value-type="string">
            <text:p>FNC_CS_MA_MAIL_02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30">
            <text:p>030</text:p>
          </table:table-cell>
          <table:table-cell office:value-type="string">
            <text:p>CS\Mail\Mail\Compose</text:p>
          </table:table-cell>
          <table:table-cell table:style-name="ce202" office:value-type="string">
            <text:p>Check input valid password without choosing Remember Password option when compose mail using account without Remember Password option</text:p>
          </table:table-cell>
          <table:table-cell table:style-name="ce214" office:value-type="string">
            <text:p>Step 2: Compose mail</text:p>
          </table:table-cell>
          <table:table-cell office:value-type="string">
            <text:p>- Click <text:span text:style-name="T5">Write mail</text:span></text:p>
            <text:p>- Input value for fields</text:p>
            <text:p>- Click <text:span text:style-name="T5">Send mail</text:span></text:p>
          </table:table-cell>
          <table:table-cell table:style-name="ce202" office:value-type="string">
            <text:p>A pop up is shown requires user to input pass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81];6;1)&gt;MID([.F180];6;1);&quot;&quot;;MAX([.A$7:.A180])+1)">
            <text:p/>
          </table:table-cell>
          <table:table-cell office:value-type="string">
            <text:p>FNC_CS_MA_MAIL_02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30">
            <text:p>030</text:p>
          </table:table-cell>
          <table:table-cell office:value-type="string">
            <text:p>CS\Mail\Mail\Compose</text:p>
          </table:table-cell>
          <table:table-cell table:style-name="ce202" office:value-type="string">
            <text:p>Check input valid password without choosing Remember Password option when compose mail using account without Remember Password option</text:p>
          </table:table-cell>
          <table:table-cell table:style-name="ce214" office:value-type="string">
            <text:p>Step 3: Send mail with valid password</text:p>
          </table:table-cell>
          <table:table-cell office:value-type="string">
            <text:p>- Input <text:span text:style-name="T11">correct</text:span> Password that matches registered email for Username of added mail account</text:p>
            <text:p>- Click <text:span text:style-name="T5">OK</text:span></text:p>
          </table:table-cell>
          <table:table-cell table:style-name="ce202" office:value-type="string">
            <text:p>- Message is sent</text:p>
            <text:p>- Password still is required for the next ti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182];6;1)&gt;MID([.F181];6;1);&quot;&quot;;MAX([.A$7:.A181])+1)" office:value-type="float" office:value="59">
            <text:p>059</text:p>
          </table:table-cell>
          <table:table-cell office:value-type="string">
            <text:p>FNC_CS_MA_MAIL_02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31">
            <text:p>031</text:p>
          </table:table-cell>
          <table:table-cell office:value-type="string">
            <text:p>CS\Mail\Mail\Compose</text:p>
          </table:table-cell>
          <table:table-cell table:style-name="ce90" office:value-type="string">
            <text:p>Check input valid password with choosing Remember Password option when compose mail using account without Remember Password option</text:p>
          </table:table-cell>
          <table:table-cell table:style-name="ce214" office:value-type="string">
            <text:p>Step 1: Create an Account mail </text:p>
          </table:table-cell>
          <table:table-cell office:value-type="string">
            <text:p>Create new mail account without “Remember Password” option</text:p>
            <text:p><text:span text:style-name="T13">- Enable SMTP authentication [ </text:span><text:span text:style-name="T13"><text:a xlink:href="#Enable_SMTP">Details</text:a></text:span><text:span text:style-name="T13"> ] </text:span></text:p>
          </table:table-cell>
          <table:table-cell table:style-name="ce202" office:value-type="string">
            <text:p>Create accou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83];6;1)&gt;MID([.F182];6;1);&quot;&quot;;MAX([.A$7:.A182])+1)">
            <text:p/>
          </table:table-cell>
          <table:table-cell office:value-type="string">
            <text:p>FNC_CS_MA_MAIL_02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31">
            <text:p>031</text:p>
          </table:table-cell>
          <table:table-cell office:value-type="string">
            <text:p>CS\Mail\Mail\Compose</text:p>
          </table:table-cell>
          <table:table-cell table:style-name="ce202" office:value-type="string">
            <text:p>Check input valid password with choosing Remember Password option when compose mail using account without Remember Password option</text:p>
          </table:table-cell>
          <table:table-cell table:style-name="ce214" office:value-type="string">
            <text:p>Step 2: Compose mail</text:p>
          </table:table-cell>
          <table:table-cell office:value-type="string">
            <text:p>- Click <text:span text:style-name="T5">Write mail</text:span></text:p>
            <text:p>- Input value for fields</text:p>
            <text:p>- Click <text:span text:style-name="T5">Send mail</text:span></text:p>
          </table:table-cell>
          <table:table-cell table:style-name="ce202" office:value-type="string">
            <text:p>A pop up is shown requires user to input pass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184];6;1)&gt;MID([.F183];6;1);&quot;&quot;;MAX([.A$7:.A183])+1)">
            <text:p/>
          </table:table-cell>
          <table:table-cell office:value-type="string">
            <text:p>FNC_CS_MA_MAIL_02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31">
            <text:p>031</text:p>
          </table:table-cell>
          <table:table-cell office:value-type="string">
            <text:p>CS\Mail\Mail\Compose</text:p>
          </table:table-cell>
          <table:table-cell table:style-name="ce202" office:value-type="string">
            <text:p>Check input valid password with choosing Remember Password option when compose mail using account without Remember Password option</text:p>
          </table:table-cell>
          <table:table-cell table:style-name="ce214" office:value-type="string">
            <text:p>Step 3: Send mail with valid password</text:p>
          </table:table-cell>
          <table:table-cell office:value-type="string">
            <text:p>- Input <text:span text:style-name="T11">correct</text:span> Password that matches registered email for Username of added mail account</text:p>
            <text:p>- Choose “Remember Password” option</text:p>
            <text:p>- Click <text:span text:style-name="T5">OK</text:span></text:p>
          </table:table-cell>
          <table:table-cell table:style-name="ce202" office:value-type="string">
            <text:p>- Message is sent</text:p>
            <text:p>- Password will not be required for the next ti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185];6;1)&gt;MID([.F184];6;1);&quot;&quot;;MAX([.A$7:.A184])+1)" office:value-type="float" office:value="60">
            <text:p>060</text:p>
          </table:table-cell>
          <table:table-cell office:value-type="string">
            <text:p>FNC_CS_MA_MAIL_02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32">
            <text:p>032</text:p>
          </table:table-cell>
          <table:table-cell office:value-type="string">
            <text:p>CS\Mail\Mail\Compose</text:p>
          </table:table-cell>
          <table:table-cell table:style-name="ce90" office:value-type="string">
            <text:p>Cancel entering Password for account when compose mail</text:p>
          </table:table-cell>
          <table:table-cell table:style-name="ce214" office:value-type="string">
            <text:p>Step 1:Create an account mail </text:p>
          </table:table-cell>
          <table:table-cell office:value-type="string">
            <text:p>Perform to create an account mail but don't remember Password of the account</text:p>
          </table:table-cell>
          <table:table-cell table:style-name="ce202" office:value-type="string">
            <text:p>The account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86];6;1)&gt;MID([.F185];6;1);&quot;&quot;;MAX([.A$7:.A185])+1)">
            <text:p/>
          </table:table-cell>
          <table:table-cell office:value-type="string">
            <text:p>FNC_CS_MA_MAIL_02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32">
            <text:p>032</text:p>
          </table:table-cell>
          <table:table-cell office:value-type="string">
            <text:p>CS\Mail\Mail\Compose</text:p>
          </table:table-cell>
          <table:table-cell table:style-name="ce202" office:value-type="string">
            <text:p>Cancel entering Password for account when compose mail</text:p>
          </table:table-cell>
          <table:table-cell table:style-name="ce214" office:value-type="string">
            <text:p>Step 2: Compose mail</text:p>
          </table:table-cell>
          <table:table-cell office:value-type="string">
            <text:p>At the <text:s text:c="2"/>compose a new message <text:s/>form</text:p>
            <text:p>- input data for required field</text:p>
            <text:p>- Click Send mail</text:p>
          </table:table-cell>
          <table:table-cell table:style-name="ce202" office:value-type="string">
            <text:p>Alert message is shown to report that have to enter <text:s/>Password for this accou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187];6;1)&gt;MID([.F186];6;1);&quot;&quot;;MAX([.A$7:.A186])+1)">
            <text:p/>
          </table:table-cell>
          <table:table-cell office:value-type="string">
            <text:p>FNC_CS_MA_MAIL_02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32">
            <text:p>032</text:p>
          </table:table-cell>
          <table:table-cell office:value-type="string">
            <text:p>CS\Mail\Mail\Compose</text:p>
          </table:table-cell>
          <table:table-cell table:style-name="ce202" office:value-type="string">
            <text:p>Cancel entering Password for account when compose mail</text:p>
          </table:table-cell>
          <table:table-cell table:style-name="ce214" office:value-type="string">
            <text:p>Step 3: Cancel entering Password </text:p>
          </table:table-cell>
          <table:table-cell office:value-type="string">
            <text:p>Click cancel button</text:p>
          </table:table-cell>
          <table:table-cell table:style-name="ce202" office:value-type="string">
            <text:p>The alert message is closed, compose mail form still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0">
          <table:table-cell table:formula="of:=IF(MID([.F188];6;1)&gt;MID([.F187];6;1);&quot;&quot;;MAX([.A$7:.A187])+1)" office:value-type="float" office:value="61">
            <text:p>061</text:p>
          </table:table-cell>
          <table:table-cell office:value-type="string">
            <text:p>FNC_CS_MA_MAIL_02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33">
            <text:p>033</text:p>
          </table:table-cell>
          <table:table-cell office:value-type="string">
            <text:p>CS\Mail\Mail\Compose</text:p>
          </table:table-cell>
          <table:table-cell table:style-name="ce89" office:value-type="string">
            <text:p>Check sending mail in case don't save sent mail to sent folder</text:p>
          </table:table-cell>
          <table:table-cell table:style-name="ce214" office:value-type="string">
            <text:p>Step 1: Perform setting <text:s/>for account</text:p>
          </table:table-cell>
          <table:table-cell table:style-name="ce202" office:value-type="string">
            <text:p>In Mail setting form:</text:p>
            <text:p>- Don't check “Save send message in sent folder” check box </text:p>
            <text:p>- Click <text:span text:style-name="T5">Save</text:span></text:p>
          </table:table-cell>
          <table:table-cell table:style-name="ce202" office:value-type="string">
            <text:p>Change is sa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9">
          <table:table-cell table:formula="of:=IF(MID([.F189];6;1)&gt;MID([.F188];6;1);&quot;&quot;;MAX([.A$7:.A188])+1)">
            <text:p/>
          </table:table-cell>
          <table:table-cell office:value-type="string">
            <text:p>FNC_CS_MA_MAIL_02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33">
            <text:p>033</text:p>
          </table:table-cell>
          <table:table-cell office:value-type="string">
            <text:p>CS\Mail\Mail\Compose</text:p>
          </table:table-cell>
          <table:table-cell table:style-name="ce203" office:value-type="string">
            <text:p>Check sending mail in case don't save sent mail to sent folder</text:p>
          </table:table-cell>
          <table:table-cell table:style-name="ce214" office:value-type="string">
            <text:p>Step 2: Create and send mail</text:p>
          </table:table-cell>
          <table:table-cell table:style-name="ce202" office:value-type="string">
            <text:p>In Compose a new mail form: </text:p>
            <text:p>- input value to required fields</text:p>
            <text:p>- Click Send mail</text:p>
          </table:table-cell>
          <table:table-cell table:style-name="ce202" office:value-type="string">
            <text:p>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MID([.F190];6;1)&gt;MID([.F189];6;1);&quot;&quot;;MAX([.A$7:.A189])+1)">
            <text:p/>
          </table:table-cell>
          <table:table-cell office:value-type="string">
            <text:p>FNC_CS_MA_MAIL_02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33">
            <text:p>033</text:p>
          </table:table-cell>
          <table:table-cell office:value-type="string">
            <text:p>CS\Mail\Mail\Compose</text:p>
          </table:table-cell>
          <table:table-cell table:style-name="ce203" office:value-type="string">
            <text:p>Check sending mail in case don't save sent mail to sent folder</text:p>
          </table:table-cell>
          <table:table-cell table:style-name="ce197" office:value-type="string">
            <text:p>Step 3: Check in Sent folder</text:p>
          </table:table-cell>
          <table:table-cell table:style-name="ce197" office:value-type="string">
            <text:p>Check <text:span text:style-name="T5">Sent</text:span> folder</text:p>
          </table:table-cell>
          <table:table-cell table:style-name="ce197" office:value-type="string">
            <text:p>Message which <text:s/>just has been sent</text:p>
            <text:p>is not saved to Sent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8">
          <table:table-cell table:formula="of:=IF(MID([.F191];6;1)&gt;MID([.F190];6;1);&quot;&quot;;MAX([.A$7:.A190])+1)" office:value-type="float" office:value="62">
            <text:p>062</text:p>
          </table:table-cell>
          <table:table-cell office:value-type="string">
            <text:p>FNC_CS_MA_MAIL_02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34">
            <text:p>034</text:p>
          </table:table-cell>
          <table:table-cell office:value-type="string">
            <text:p>CS\Mail\Mail\Compose</text:p>
          </table:table-cell>
          <table:table-cell table:style-name="ce89" office:value-type="string">
            <text:p>Check sending mail in case save sent mail to sent folder as default</text:p>
          </table:table-cell>
          <table:table-cell table:style-name="ce214" office:value-type="string">
            <text:p>Step 1: Perform setting <text:s/>for account</text:p>
          </table:table-cell>
          <table:table-cell table:style-name="ce202" office:value-type="string">
            <text:p>In Mail setting:</text:p>
            <text:p>- check on <text:span text:style-name="T5">Save send message in sent folder</text:span> check box </text:p>
            <text:p>- Click <text:span text:style-name="T5">Save</text:span></text:p>
          </table:table-cell>
          <table:table-cell table:style-name="ce202" office:value-type="string">
            <text:p>Change is sa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MID([.F192];6;1)&gt;MID([.F191];6;1);&quot;&quot;;MAX([.A$7:.A191])+1)">
            <text:p/>
          </table:table-cell>
          <table:table-cell office:value-type="string">
            <text:p>FNC_CS_MA_MAIL_02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34">
            <text:p>034</text:p>
          </table:table-cell>
          <table:table-cell office:value-type="string">
            <text:p>CS\Mail\Mail\Compose</text:p>
          </table:table-cell>
          <table:table-cell table:style-name="ce203" office:value-type="string">
            <text:p>Check sending mail in case save sent mail to sent folder as default</text:p>
          </table:table-cell>
          <table:table-cell table:style-name="ce214" office:value-type="string">
            <text:p>Step 2: Create and send mail</text:p>
          </table:table-cell>
          <table:table-cell table:style-name="ce202" office:value-type="string">
            <text:p><text:span text:style-name="T13">- Enable SMTP authentication [ </text:span><text:span text:style-name="T13"><text:a xlink:href="#Enable_SMTP">Details</text:a></text:span><text:span text:style-name="T13"> ] </text:span></text:p>
            <text:p>In Compose a new mail form: </text:p>
            <text:p>- input value to required fields</text:p>
            <text:p>- Click Send mail</text:p>
          </table:table-cell>
          <table:table-cell table:style-name="ce202" office:value-type="string">
            <text:p>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2">
          <table:table-cell table:formula="of:=IF(MID([.F193];6;1)&gt;MID([.F192];6;1);&quot;&quot;;MAX([.A$7:.A192])+1)">
            <text:p/>
          </table:table-cell>
          <table:table-cell office:value-type="string">
            <text:p>FNC_CS_MA_MAIL_02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34">
            <text:p>034</text:p>
          </table:table-cell>
          <table:table-cell office:value-type="string">
            <text:p>CS\Mail\Mail\Compose</text:p>
          </table:table-cell>
          <table:table-cell table:style-name="ce203" office:value-type="string">
            <text:p>Check sending mail in case save sent mail to sent folder as default</text:p>
          </table:table-cell>
          <table:table-cell table:style-name="ce197" office:value-type="string">
            <text:p>Step 3: Check in Sent folder</text:p>
          </table:table-cell>
          <table:table-cell table:style-name="ce197" office:value-type="string">
            <text:p>- Click on Sent folder</text:p>
          </table:table-cell>
          <table:table-cell table:style-name="ce197" office:value-type="string">
            <text:p>-Message which <text:s/>just has been sent , </text:p>
            <text:p>is saved to Sent folder</text:p>
            <text:p>- It is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194];6;1)&gt;MID([.F193];6;1);&quot;&quot;;MAX([.A$7:.A193])+1)" office:value-type="float" office:value="63">
            <text:p>063</text:p>
          </table:table-cell>
          <table:table-cell office:value-type="string">
            <text:p>FNC_CS_MA_MAIL_02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35">
            <text:p>035</text:p>
          </table:table-cell>
          <table:table-cell office:value-type="string">
            <text:p>CS\Mail\Mail\Compose</text:p>
          </table:table-cell>
          <table:table-cell table:style-name="ce79" office:value-type="string">
            <text:p>Compose mail when don't enable SMTP authentication</text:p>
          </table:table-cell>
          <table:table-cell office:value-type="string">
            <text:p>Step 1: Perform to check mail for an account , Create a new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3">- Don't Enable SMTP authentication [ </text:span><text:span text:style-name="T13"><text:a xlink:href="#Dont_EnableSMTP">Details</text:a></text:span><text:span text:style-name="T13"> ] </text:span></text:p>
            <text:p>- Perform to <text:s/>create a new folder</text:p>
            <text:p/>
          </table:table-cell>
          <table:table-cell table:style-name="ce223" office:value-type="string">
            <text:p>- <text:s/>These mail are fetched from sever and stored in Inbox folder like default</text:p>
            <text:p>- A new folder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195];6;1)&gt;MID([.F194];6;1);&quot;&quot;;MAX([.A$7:.A194])+1)">
            <text:p/>
          </table:table-cell>
          <table:table-cell office:value-type="string">
            <text:p>FNC_CS_MA_MAIL_02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35">
            <text:p>035</text:p>
          </table:table-cell>
          <table:table-cell office:value-type="string">
            <text:p>CS\Mail\Mail\Compose</text:p>
          </table:table-cell>
          <table:table-cell table:style-name="ce192" office:value-type="string">
            <text:p>Compose mail when don't enable SMTP authentication</text:p>
          </table:table-cell>
          <table:table-cell office:value-type="string">
            <text:p>Step 2: Open Compose a new mail form</text:p>
          </table:table-cell>
          <table:table-cell table:style-name="ce190" office:value-type="string">
            <text:p>- Click Compose</text:p>
            <text:p>- Input value for fields </text:p>
            <text:p>- Click Send mail</text:p>
          </table:table-cell>
          <table:table-cell office:value-type="string">
            <text:p>Alert message is shown to report that have to <text:s/>check <text:s/>smtp authentication.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5">
          <table:table-cell table:formula="of:=IF(MID([.F196];6;1)&gt;MID([.F195];6;1);&quot;&quot;;MAX([.A$7:.A195])+1)" office:value-type="float" office:value="64">
            <text:p>064</text:p>
          </table:table-cell>
          <table:table-cell office:value-type="string">
            <text:p>FNC_CS_MA_MAIL_02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36">
            <text:p>036</text:p>
          </table:table-cell>
          <table:table-cell office:value-type="string">
            <text:p>CS\Mail\Mail\Compose</text:p>
          </table:table-cell>
          <table:table-cell table:style-name="ce81" office:value-type="string">
            <text:p>Compose mail when Enable SMTP authentication And Use new Valid username/password for Outgoing </text:p>
          </table:table-cell>
          <table:table-cell office:value-type="string">
            <text:p>Step 1: Perform to check mail for an account , Create a new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3">- Use new valid username/password <text:s/>for outgoing [ </text:span><text:span text:style-name="T13"><text:a xlink:href="#Valid_SMTP">Details</text:a></text:span><text:span text:style-name="T13"> ] <text:s/>. e.g :</text:span></text:p>
            <text:p><text:span text:style-name="T13">+ username : </text:span><text:span text:style-name="T13"><text:a xlink:href="mailto:lotus@gmail.com">lotus@gmail.com</text:a></text:span></text:p>
            <text:p><text:span text:style-name="T13">+ Password : 123456</text:span></text:p>
            <text:p/>
            <text:p/>
          </table:table-cell>
          <table:table-cell table:style-name="ce223" office:value-type="string">
            <text:p>- <text:s/>New valid username/password is sa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197];6;1)&gt;MID([.F196];6;1);&quot;&quot;;MAX([.A$7:.A196])+1)">
            <text:p/>
          </table:table-cell>
          <table:table-cell office:value-type="string">
            <text:p>FNC_CS_MA_MAIL_02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36">
            <text:p>036</text:p>
          </table:table-cell>
          <table:table-cell office:value-type="string">
            <text:p>CS\Mail\Mail\Compose</text:p>
          </table:table-cell>
          <table:table-cell table:style-name="ce194" office:value-type="string">
            <text:p>Compose mail when Enable SMTP authentication And Use new Valid username/password for Outgoing </text:p>
          </table:table-cell>
          <table:table-cell office:value-type="string">
            <text:p>Step 2: Open Compose a new mail form</text:p>
          </table:table-cell>
          <table:table-cell table:style-name="ce190" office:value-type="string">
            <text:p>- Click <text:span text:style-name="T5">Write mail</text:span></text:p>
          </table:table-cell>
          <table:table-cell office:value-type="string">
            <text:p>The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198];6;1)&gt;MID([.F197];6;1);&quot;&quot;;MAX([.A$7:.A197])+1)">
            <text:p/>
          </table:table-cell>
          <table:table-cell office:value-type="string">
            <text:p>FNC_CS_MA_MAIL_02</text:p>
          </table:table-cell>
          <table:table-cell table:formula="of:=IF(VALUE(MID([.F198];6;FIND(&quot;:&quot;;[.F198];1)-FIND(&quot; &quot;;[.F198];1)-1))&gt;VALUE(MID([.F197];6;FIND(&quot;:&quot;;[.F197];1)-FIND(&quot; &quot;;[.F197];1)-1));[.C197];[.C197]+1)" office:value-type="float" office:value="36">
            <text:p>036</text:p>
          </table:table-cell>
          <table:table-cell office:value-type="string">
            <text:p>CS\Mail\Mail\Compose</text:p>
          </table:table-cell>
          <table:table-cell table:style-name="ce194" office:value-type="string">
            <text:p>Compose mail when Enable SMTP authentication And Use new Valid username/password for Outgoing </text:p>
          </table:table-cell>
          <table:table-cell office:value-type="string">
            <text:p>Step 3: Send message</text:p>
          </table:table-cell>
          <table:table-cell table:style-name="ce190" office:value-type="string">
            <text:p>- Input valid data for required fields</text:p>
            <text:p>- input mail address ( <text:a xlink:href="mailto:abc@gmail.com">abc@gmail.com</text:a>) into To field</text:p>
            <text:p>- Click Send Mail</text:p>
          </table:table-cell>
          <table:table-cell office:value-type="string">
            <text:p>The message is sent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199];6;1)&gt;MID([.F198];6;1);&quot;&quot;;MAX([.A$7:.A198])+1)">
            <text:p/>
          </table:table-cell>
          <table:table-cell office:value-type="string">
            <text:p>FNC_CS_MA_MAIL_02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36">
            <text:p>036</text:p>
          </table:table-cell>
          <table:table-cell office:value-type="string">
            <text:p>CS\Mail\Mail\Compose</text:p>
          </table:table-cell>
          <table:table-cell table:style-name="ce194" office:value-type="string">
            <text:p>Compose mail when Enable SMTP authentication And Use new Valid username/password for Outgoing </text:p>
          </table:table-cell>
          <table:table-cell office:value-type="string">
            <text:p>Step 4: Check mail</text:p>
          </table:table-cell>
          <table:table-cell table:style-name="ce190" office:value-type="string">
            <text:p>- Go to <text:a xlink:href="mailto:abc@gmail.com">abc@gmail.com</text:a> </text:p>
          </table:table-cell>
          <table:table-cell office:value-type="string">
            <text:p>Open the above message, we show address of sender : <text:s/><text:a xlink:href="mailto:lotus@gmail.com">lotus@gmail.com</text:a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MID([.F200];6;1)&gt;MID([.F199];6;1);&quot;&quot;;MAX([.A$7:.A199])+1)" office:value-type="float" office:value="65">
            <text:p>065</text:p>
          </table:table-cell>
          <table:table-cell office:value-type="string">
            <text:p>FNC_CS_MA_MAIL_02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37">
            <text:p>037</text:p>
          </table:table-cell>
          <table:table-cell office:value-type="string">
            <text:p>CS\Mail\Mail\Compose</text:p>
          </table:table-cell>
          <table:table-cell table:style-name="ce81" office:value-type="string">
            <text:p>Compose mail when Enable SMTP authentication And Use new invalid username/password for Outgoing </text:p>
          </table:table-cell>
          <table:table-cell office:value-type="string">
            <text:p>Step 1: Perform to check mail for an account , Create a new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3">- Use new valid username/password <text:s/>for outgoing [ </text:span><text:span text:style-name="T13"><text:a xlink:href="#Valid_SMTP">Details</text:a></text:span><text:span text:style-name="T13"> ] <text:s/>. e.g :</text:span></text:p>
            <text:p><text:span text:style-name="T13">+ username : </text:span><text:span text:style-name="T13"><text:a xlink:href="mailto:lotus@gmail.com">lotus@gmail.com</text:a></text:span></text:p>
            <text:p><text:span text:style-name="T13">+ Password : 123456</text:span></text:p>
            <text:p/>
            <text:p/>
          </table:table-cell>
          <table:table-cell table:style-name="ce223" office:value-type="string">
            <text:p>- <text:s/>New valid username/password is sa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201];6;1)&gt;MID([.F200];6;1);&quot;&quot;;MAX([.A$7:.A200])+1)">
            <text:p/>
          </table:table-cell>
          <table:table-cell office:value-type="string">
            <text:p>FNC_CS_MA_MAIL_02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37">
            <text:p>037</text:p>
          </table:table-cell>
          <table:table-cell office:value-type="string">
            <text:p>CS\Mail\Mail\Compose</text:p>
          </table:table-cell>
          <table:table-cell table:style-name="ce194" office:value-type="string">
            <text:p>Compose mail when Enable SMTP authentication And Use new invalid username/password for Outgoing </text:p>
          </table:table-cell>
          <table:table-cell office:value-type="string">
            <text:p>Step 2: Open Compose a new mail form</text:p>
          </table:table-cell>
          <table:table-cell table:style-name="ce190" office:value-type="string">
            <text:p>- Click <text:span text:style-name="T5">Write mail</text:span></text:p>
          </table:table-cell>
          <table:table-cell office:value-type="string">
            <text:p>The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202];6;1)&gt;MID([.F201];6;1);&quot;&quot;;MAX([.A$7:.A201])+1)">
            <text:p/>
          </table:table-cell>
          <table:table-cell office:value-type="string">
            <text:p>FNC_CS_MA_MAIL_02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37">
            <text:p>037</text:p>
          </table:table-cell>
          <table:table-cell office:value-type="string">
            <text:p>CS\Mail\Mail\Compose</text:p>
          </table:table-cell>
          <table:table-cell table:style-name="ce194" office:value-type="string">
            <text:p>Compose mail when Enable SMTP authentication And Use new invalid username/password for Outgoing </text:p>
          </table:table-cell>
          <table:table-cell office:value-type="string">
            <text:p>Step 3: Send message</text:p>
          </table:table-cell>
          <table:table-cell table:style-name="ce190" office:value-type="string">
            <text:p>- Input valid data for required fields</text:p>
            <text:p>- input mail address which is not existed , into To field</text:p>
            <text:p>- Click Send Mail</text:p>
          </table:table-cell>
          <table:table-cell office:value-type="string">
            <text:p>An Alert message is shown to report that have to check SMTP authentic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03];6;1)&gt;MID([.F202];6;1);&quot;&quot;;MAX([.A$7:.A202])+1)" office:value-type="float" office:value="66">
            <text:p>066</text:p>
          </table:table-cell>
          <table:table-cell office:value-type="string">
            <text:p>FNC_CS_MA_MAIL_02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38">
            <text:p>038</text:p>
          </table:table-cell>
          <table:table-cell office:value-type="string">
            <text:p>CS\Mail\Mail\Compose</text:p>
          </table:table-cell>
          <table:table-cell table:style-name="ce78" office:value-type="string">
            <text:p>Compose mail by edit draft </text:p>
          </table:table-cell>
          <table:table-cell table:style-name="ce200" office:value-type="string">
            <text:p>Step 1: Save a message as draft</text:p>
          </table:table-cell>
          <table:table-cell office:value-type="string">
            <text:p>- Open Compose a new message form - Input valid data for required fields </text:p>
            <text:p>- Click <text:span text:style-name="T5">Save in draft</text:span></text:p>
          </table:table-cell>
          <table:table-cell table:style-name="ce223" office:value-type="string">
            <text:p>The message is saved as draft in Draft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04];6;1)&gt;MID([.F203];6;1);&quot;&quot;;MAX([.A$7:.A203])+1)">
            <text:p/>
          </table:table-cell>
          <table:table-cell office:value-type="string">
            <text:p>FNC_CS_MA_MAIL_02</text:p>
          </table:table-cell>
          <table:table-cell table:formula="of:=IF(VALUE(MID([.F204];6;FIND(&quot;:&quot;;[.F204];1)-FIND(&quot; &quot;;[.F204];1)-1))&gt;VALUE(MID([.F203];6;FIND(&quot;:&quot;;[.F203];1)-FIND(&quot; &quot;;[.F203];1)-1));[.C203];[.C203]+1)" office:value-type="float" office:value="38">
            <text:p>038</text:p>
          </table:table-cell>
          <table:table-cell office:value-type="string">
            <text:p>CS\Mail\Mail\Compose</text:p>
          </table:table-cell>
          <table:table-cell table:style-name="ce191" office:value-type="string">
            <text:p>Compose mail by edit draft </text:p>
          </table:table-cell>
          <table:table-cell table:style-name="ce200" office:value-type="string">
            <text:p>Step 2: Open compose a new message form again from above draft mail</text:p>
          </table:table-cell>
          <table:table-cell office:value-type="string">
            <text:p>- Go to Drafts folder</text:p>
            <text:p>- Right click above draft mail, choose Edit draft</text:p>
          </table:table-cell>
          <table:table-cell table:style-name="ce223" office:value-type="string">
            <text:p>The compose a new message form of above draft mail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205];6;1)&gt;MID([.F204];6;1);&quot;&quot;;MAX([.A$7:.A204])+1)">
            <text:p/>
          </table:table-cell>
          <table:table-cell office:value-type="string">
            <text:p>FNC_CS_MA_MAIL_02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38">
            <text:p>038</text:p>
          </table:table-cell>
          <table:table-cell office:value-type="string">
            <text:p>CS\Mail\Mail\Compose</text:p>
          </table:table-cell>
          <table:table-cell table:style-name="ce191" office:value-type="string">
            <text:p>Compose mail by edit draft </text:p>
          </table:table-cell>
          <table:table-cell office:value-type="string">
            <text:p>Step 3: Send mail</text:p>
          </table:table-cell>
          <table:table-cell table:style-name="ce190" office:value-type="string">
            <text:p>- Click Send mail</text:p>
          </table:table-cell>
          <table:table-cell office:value-type="string">
            <text:p>The 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206];6;1)&gt;MID([.F205];6;1);&quot;&quot;;MAX([.A$7:.A205])+1)" office:value-type="float" office:value="67">
            <text:p>067</text:p>
          </table:table-cell>
          <table:table-cell office:value-type="string">
            <text:p>FNC_CS_MA_MAIL_02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39">
            <text:p>039</text:p>
          </table:table-cell>
          <table:table-cell office:value-type="string">
            <text:p>CS\Mail\Mail\Compose</text:p>
          </table:table-cell>
          <table:table-cell table:style-name="ce81" office:value-type="string">
            <text:p>Compose mail with Return receipt</text:p>
          </table:table-cell>
          <table:table-cell office:value-type="string">
            <text:p>Step 1: Create an Account mail</text:p>
          </table:table-cell>
          <table:table-cell table:style-name="ce190" office:value-type="string">
            <text:p>- Perform to create an account mail</text:p>
          </table:table-cell>
          <table:table-cell office:value-type="string">
            <text:p>The account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207];6;1)&gt;MID([.F206];6;1);&quot;&quot;;MAX([.A$7:.A206])+1)">
            <text:p/>
          </table:table-cell>
          <table:table-cell office:value-type="string">
            <text:p>FNC_CS_MA_MAIL_02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39">
            <text:p>039</text:p>
          </table:table-cell>
          <table:table-cell office:value-type="string">
            <text:p>CS\Mail\Mail\Compose</text:p>
          </table:table-cell>
          <table:table-cell table:style-name="ce194" office:value-type="string">
            <text:p>Compose mail with Return receipt</text:p>
          </table:table-cell>
          <table:table-cell office:value-type="string">
            <text:p>Step 2: Open <text:s/>Compose a new mail <text:s/></text:p>
          </table:table-cell>
          <table:table-cell table:style-name="ce190" office:value-type="string">
            <text:p>- Click <text:span text:style-name="T5">Write mail</text:span> on tool bar</text:p>
          </table:table-cell>
          <table:table-cell office:value-type="string">
            <text:p>Compose a new message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208];6;1)&gt;MID([.F207];6;1);&quot;&quot;;MAX([.A$7:.A207])+1)">
            <text:p/>
          </table:table-cell>
          <table:table-cell office:value-type="string">
            <text:p>FNC_CS_MA_MAIL_02</text:p>
          </table:table-cell>
          <table:table-cell table:formula="of:=IF(VALUE(MID([.F208];6;FIND(&quot;:&quot;;[.F208];1)-FIND(&quot; &quot;;[.F208];1)-1))&gt;VALUE(MID([.F207];6;FIND(&quot;:&quot;;[.F207];1)-FIND(&quot; &quot;;[.F207];1)-1));[.C207];[.C207]+1)" office:value-type="float" office:value="39">
            <text:p>039</text:p>
          </table:table-cell>
          <table:table-cell office:value-type="string">
            <text:p>CS\Mail\Mail\Compose</text:p>
          </table:table-cell>
          <table:table-cell table:style-name="ce194" office:value-type="string">
            <text:p>Compose mail with Return receipt</text:p>
          </table:table-cell>
          <table:table-cell office:value-type="string">
            <text:p>Step 3: Choose Return Receipt option</text:p>
          </table:table-cell>
          <table:table-cell table:style-name="ce190" office:value-type="string">
            <text:p>- Click Option icon</text:p>
            <text:p>- Tick Return Receipt</text:p>
          </table:table-cell>
          <table:table-cell office:value-type="string">
            <text:p>Return Receipt option is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209];6;1)&gt;MID([.F208];6;1);&quot;&quot;;MAX([.A$7:.A208])+1)">
            <text:p/>
          </table:table-cell>
          <table:table-cell office:value-type="string">
            <text:p>FNC_CS_MA_MAIL_02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39">
            <text:p>039</text:p>
          </table:table-cell>
          <table:table-cell office:value-type="string">
            <text:p>CS\Mail\Mail\Compose</text:p>
          </table:table-cell>
          <table:table-cell table:style-name="ce194" office:value-type="string">
            <text:p>Compose mail with Return receipt</text:p>
          </table:table-cell>
          <table:table-cell office:value-type="string">
            <text:p>Step 4: Send mail</text:p>
          </table:table-cell>
          <table:table-cell table:style-name="ce190" office:value-type="string">
            <text:p>- Input other fields</text:p>
            <text:p>- Click Send Mail</text:p>
          </table:table-cell>
          <table:table-cell office:value-type="string">
            <text:p>The 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10];6;1)&gt;MID([.F209];6;1);&quot;&quot;;MAX([.A$7:.A209])+1)" office:value-type="float" office:value="68">
            <text:p>068</text:p>
          </table:table-cell>
          <table:table-cell office:value-type="string">
            <text:p>FNC_CS_MA_MAIL_02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40">
            <text:p>040</text:p>
          </table:table-cell>
          <table:table-cell office:value-type="string">
            <text:p>CS\Mail\Mail\Compose</text:p>
          </table:table-cell>
          <table:table-cell table:style-name="ce204" office:value-type="string">
            <text:p>Check autocomplete email address when the <text:s/>word is suitable with the first name of existing contact</text:p>
          </table:table-cell>
          <table:table-cell table:style-name="ce200" office:value-type="string">
            <text:p>Step 1: Create an Account mail</text:p>
          </table:table-cell>
          <table:table-cell table:style-name="ce200" office:value-type="string">
            <text:p>Perform to Create at least an account mail</text:p>
          </table:table-cell>
          <table:table-cell table:style-name="ce200" office:value-type="string">
            <text:p>An account mail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211];6;1)&gt;MID([.F210];6;1);&quot;&quot;;MAX([.A$7:.A210])+1)">
            <text:p/>
          </table:table-cell>
          <table:table-cell office:value-type="string">
            <text:p>FNC_CS_MA_MAIL_02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40">
            <text:p>040</text:p>
          </table:table-cell>
          <table:table-cell office:value-type="string">
            <text:p>CS\Mail\Mail\Compose</text:p>
          </table:table-cell>
          <table:table-cell table:style-name="ce205" office:value-type="string">
            <text:p>Check autocomplete email address when the <text:s/>word is suitable with the first name of existing contact</text:p>
          </table:table-cell>
          <table:table-cell table:style-name="ce200" office:value-type="string">
            <text:p>Step 2: Open “Compose a new message” form </text:p>
          </table:table-cell>
          <table:table-cell table:style-name="ce200" office:value-type="string">
            <text:p>- Enable SMTP authentication [ <text:a xlink:href="#Enable_SMTP">Details</text:a> ] </text:p>
            <text:p>Click at <text:span text:style-name="T5">Compose</text:span> button on Tool bar</text:p>
          </table:table-cell>
          <table:table-cell table:style-name="ce200" office:value-type="string">
            <text:p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12];6;1)&gt;MID([.F211];6;1);&quot;&quot;;MAX([.A$7:.A211])+1)">
            <text:p/>
          </table:table-cell>
          <table:table-cell office:value-type="string">
            <text:p>FNC_CS_MA_MAIL_02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40">
            <text:p>040</text:p>
          </table:table-cell>
          <table:table-cell office:value-type="string">
            <text:p>CS\Mail\Mail\Compose</text:p>
          </table:table-cell>
          <table:table-cell table:style-name="ce205" office:value-type="string">
            <text:p>Check autocomplete email address when the <text:s/>word is suitable with the first name of existing contact</text:p>
          </table:table-cell>
          <table:table-cell table:style-name="ce200" office:value-type="string">
            <text:p>Step 3: Check autocomplete email</text:p>
          </table:table-cell>
          <table:table-cell table:style-name="ce200" office:value-type="string">
            <text:p>Input address mail in <text:span text:style-name="T14">To/CC/BCC</text:span> field from keyboard</text:p>
            <text:p/>
          </table:table-cell>
          <table:table-cell table:style-name="ce200" office:value-type="string">
            <text:p>If the character you are typing is suitable with the first name of existing contact, it will shows <text:s/>contact and email under <text:span text:style-name="T14">To/CC/BCC</text:span> field.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13];6;1)&gt;MID([.F212];6;1);&quot;&quot;;MAX([.A$7:.A212])+1)" office:value-type="float" office:value="69">
            <text:p>069</text:p>
          </table:table-cell>
          <table:table-cell office:value-type="string">
            <text:p>FNC_CS_MA_MAIL_02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41">
            <text:p>041</text:p>
          </table:table-cell>
          <table:table-cell office:value-type="string">
            <text:p>CS\Mail\Mail\Compose</text:p>
          </table:table-cell>
          <table:table-cell table:style-name="ce204" office:value-type="string">
            <text:p>Check autocomplete email address when the <text:s/>word is suitable with the last name of existing contact</text:p>
          </table:table-cell>
          <table:table-cell table:style-name="ce200" office:value-type="string">
            <text:p>Step 1: Create an Account mail</text:p>
          </table:table-cell>
          <table:table-cell table:style-name="ce200" office:value-type="string">
            <text:p>Perform to Create at least an account mail</text:p>
          </table:table-cell>
          <table:table-cell table:style-name="ce200" office:value-type="string">
            <text:p>An account mail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14];6;1)&gt;MID([.F213];6;1);&quot;&quot;;MAX([.A$7:.A213])+1)">
            <text:p/>
          </table:table-cell>
          <table:table-cell office:value-type="string">
            <text:p>FNC_CS_MA_MAIL_02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41">
            <text:p>041</text:p>
          </table:table-cell>
          <table:table-cell office:value-type="string">
            <text:p>CS\Mail\Mail\Compose</text:p>
          </table:table-cell>
          <table:table-cell table:style-name="ce205" office:value-type="string">
            <text:p>Check autocomplete email address when the <text:s/>word is suitable with the last name of existing contact</text:p>
          </table:table-cell>
          <table:table-cell table:style-name="ce200" office:value-type="string">
            <text:p>Step 2: Open “Compose a new message” form </text:p>
          </table:table-cell>
          <table:table-cell table:style-name="ce200" office:value-type="string">
            <text:p>- Enable SMTP authentication [ <text:a xlink:href="#Enable_SMTP">Details</text:a> ] </text:p>
            <text:p>Click at <text:span text:style-name="T5">Compose</text:span> button on Tool bar</text:p>
          </table:table-cell>
          <table:table-cell table:style-name="ce200" office:value-type="string">
            <text:p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15];6;1)&gt;MID([.F214];6;1);&quot;&quot;;MAX([.A$7:.A214])+1)">
            <text:p/>
          </table:table-cell>
          <table:table-cell office:value-type="string">
            <text:p>FNC_CS_MA_MAIL_02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41">
            <text:p>041</text:p>
          </table:table-cell>
          <table:table-cell office:value-type="string">
            <text:p>CS\Mail\Mail\Compose</text:p>
          </table:table-cell>
          <table:table-cell table:style-name="ce205" office:value-type="string">
            <text:p>Check autocomplete email address when the <text:s/>word is suitable with the last name of existing contact</text:p>
          </table:table-cell>
          <table:table-cell table:style-name="ce200" office:value-type="string">
            <text:p>Step 3: Check autocomplete email</text:p>
          </table:table-cell>
          <table:table-cell table:style-name="ce200" office:value-type="string">
            <text:p>Input address mail in <text:span text:style-name="T14">To/CC/BCC</text:span> field from keyboard</text:p>
            <text:p/>
          </table:table-cell>
          <table:table-cell table:style-name="ce200" office:value-type="string">
            <text:p>If the character you are typing is suitable with the last name of existing contact, it will shows <text:s/>contact and email under <text:span text:style-name="T14">To/CC/BCC</text:span>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16];6;1)&gt;MID([.F215];6;1);&quot;&quot;;MAX([.A$7:.A215])+1)" office:value-type="float" office:value="70">
            <text:p>070</text:p>
          </table:table-cell>
          <table:table-cell office:value-type="string">
            <text:p>FNC_CS_MA_MAIL_02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42">
            <text:p>042</text:p>
          </table:table-cell>
          <table:table-cell office:value-type="string">
            <text:p>CS\Mail\Mail\Compose</text:p>
          </table:table-cell>
          <table:table-cell table:style-name="ce204" office:value-type="string">
            <text:p>Check autocomplete email address when the <text:s/>word is suitable with the email of existing contact</text:p>
          </table:table-cell>
          <table:table-cell table:style-name="ce200" office:value-type="string">
            <text:p>Step 1: Create an Account mail</text:p>
          </table:table-cell>
          <table:table-cell table:style-name="ce200" office:value-type="string">
            <text:p>Perform to Create at least an account mail</text:p>
          </table:table-cell>
          <table:table-cell table:style-name="ce200" office:value-type="string">
            <text:p>An account mail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17];6;1)&gt;MID([.F216];6;1);&quot;&quot;;MAX([.A$7:.A216])+1)">
            <text:p/>
          </table:table-cell>
          <table:table-cell office:value-type="string">
            <text:p>FNC_CS_MA_MAIL_02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42">
            <text:p>042</text:p>
          </table:table-cell>
          <table:table-cell office:value-type="string">
            <text:p>CS\Mail\Mail\Compose</text:p>
          </table:table-cell>
          <table:table-cell table:style-name="ce205" office:value-type="string">
            <text:p>Check autocomplete email address when the <text:s/>word is suitable with the email of existing contact</text:p>
          </table:table-cell>
          <table:table-cell table:style-name="ce200" office:value-type="string">
            <text:p>Step 2: Open “Compose a new message” form </text:p>
          </table:table-cell>
          <table:table-cell table:style-name="ce200" office:value-type="string">
            <text:p>- Enable SMTP authentication [ <text:a xlink:href="#Enable_SMTP">Details</text:a> ] </text:p>
            <text:p>Click at <text:span text:style-name="T5">Compose</text:span> button on Tool bar</text:p>
          </table:table-cell>
          <table:table-cell table:style-name="ce200" office:value-type="string">
            <text:p>Compose a new message <text:s/>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18];6;1)&gt;MID([.F217];6;1);&quot;&quot;;MAX([.A$7:.A217])+1)">
            <text:p/>
          </table:table-cell>
          <table:table-cell office:value-type="string">
            <text:p>FNC_CS_MA_MAIL_02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2">
            <text:p>042</text:p>
          </table:table-cell>
          <table:table-cell office:value-type="string">
            <text:p>CS\Mail\Mail\Compose</text:p>
          </table:table-cell>
          <table:table-cell table:style-name="ce205" office:value-type="string">
            <text:p>Check autocomplete email address when the <text:s/>word is suitable with the email of existing contact</text:p>
          </table:table-cell>
          <table:table-cell table:style-name="ce200" office:value-type="string">
            <text:p>Step 3: Check autocomplete email</text:p>
          </table:table-cell>
          <table:table-cell table:style-name="ce200" office:value-type="string">
            <text:p>Input address mail in <text:span text:style-name="T14">To/CC/BCC</text:span> field from keyboard</text:p>
            <text:p/>
          </table:table-cell>
          <table:table-cell table:style-name="ce200" office:value-type="string">
            <text:p>If the character you are typing is suitable with the email of existing contact, it will shows <text:s/>contact and email under <text:span text:style-name="T14">To/CC/BCC</text:span>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19];6;1)&gt;MID([.F218];6;1);&quot;&quot;;MAX([.A$7:.A218])+1)" office:value-type="float" office:value="71">
            <text:p>071</text:p>
          </table:table-cell>
          <table:table-cell office:value-type="string">
            <text:p>FNC_CS_MA_MAIL_03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Forward</text:p>
          </table:table-cell>
          <table:table-cell table:style-name="ce79" office:value-type="string">
            <text:p>Forward message by Clicking on Forward Icon on Action bar</text:p>
          </table:table-cell>
          <table:table-cell office:value-type="string">
            <text:p>Step 1:Perform to <text:s/>Create an Account mail, Check mail</text:p>
          </table:table-cell>
          <table:table-cell office:value-type="string">
            <text:p>- Create an Account mail which had some mails on server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1">
          <table:table-cell table:formula="of:=IF(MID([.F220];6;1)&gt;MID([.F219];6;1);&quot;&quot;;MAX([.A$7:.A219])+1)">
            <text:p/>
          </table:table-cell>
          <table:table-cell office:value-type="string">
            <text:p>FNC_CS_MA_MAIL_03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1">
            <text:p>001</text:p>
          </table:table-cell>
          <table:table-cell office:value-type="string">
            <text:p>CS\Mail\Mail\Forward</text:p>
          </table:table-cell>
          <table:table-cell office:value-type="string">
            <text:p>Forward message by Clicking on Forward Icon on Action bar</text:p>
          </table:table-cell>
          <table:table-cell office:value-type="string">
            <text:p>Step 2: Show fetched messages list</text:p>
          </table:table-cell>
          <table:table-cell office:value-type="string">
            <text:p>- Click at Inbox folder </text:p>
          </table:table-cell>
          <table:table-cell office:value-type="string">
            <text:p>- Mails which are stored in Inbox will be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8">
          <table:table-cell table:formula="of:=IF(MID([.F221];6;1)&gt;MID([.F220];6;1);&quot;&quot;;MAX([.A$7:.A220])+1)">
            <text:p/>
          </table:table-cell>
          <table:table-cell office:value-type="string">
            <text:p>FNC_CS_MA_MAIL_03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1">
            <text:p>001</text:p>
          </table:table-cell>
          <table:table-cell office:value-type="string">
            <text:p>CS\Mail\Mail\Forward</text:p>
          </table:table-cell>
          <table:table-cell office:value-type="string">
            <text:p>Forward message by Clicking on Forward Icon on Action bar</text:p>
          </table:table-cell>
          <table:table-cell office:value-type="string">
            <text:p>Step 3: Open Compose a new mail form for forwarding </text:p>
          </table:table-cell>
          <table:table-cell office:value-type="string">
            <text:p>- Tick at corresponding check box of a mail in message panel </text:p>
            <text:p>- <text:s/>Click at <text:span text:style-name="T5">Forward</text:span> Icon on Action bar</text:p>
          </table:table-cell>
          <table:table-cell office:value-type="string">
            <text:p>- <text:s/>Compose a new mail form is shown properly</text:p>
            <text:p>- To field is emp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22];6;1)&gt;MID([.F221];6;1);&quot;&quot;;MAX([.A$7:.A221])+1)">
            <text:p/>
          </table:table-cell>
          <table:table-cell office:value-type="string">
            <text:p>FNC_CS_MA_MAIL_03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1">
            <text:p>001</text:p>
          </table:table-cell>
          <table:table-cell office:value-type="string">
            <text:p>CS\Mail\Mail\Forward</text:p>
          </table:table-cell>
          <table:table-cell office:value-type="string">
            <text:p>Forward message by Clicking on Forward Icon on Action bar</text:p>
          </table:table-cell>
          <table:table-cell office:value-type="string">
            <text:p>Step 4: Send mail</text:p>
          </table:table-cell>
          <table:table-cell office:value-type="string">
            <text:p>- Input valid address for To field</text:p>
            <text:p>- Input value for other fields if you want</text:p>
            <text:p>- Click <text:span text:style-name="T5">Send mail</text:span></text:p>
          </table:table-cell>
          <table:table-cell office:value-type="string">
            <text:p>Message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1">
          <table:table-cell table:formula="of:=IF(MID([.F223];6;1)&gt;MID([.F222];6;1);&quot;&quot;;MAX([.A$7:.A222])+1)" office:value-type="float" office:value="72">
            <text:p>072</text:p>
          </table:table-cell>
          <table:table-cell office:value-type="string">
            <text:p>FNC_CS_MA_MAIL_03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office:value-type="string">
            <text:p>CS\Mail\Mail\Forward</text:p>
          </table:table-cell>
          <table:table-cell table:style-name="ce79" office:value-type="string">
            <text:p>Forward message by Forward option in right-click menu</text:p>
          </table:table-cell>
          <table:table-cell office:value-type="string">
            <text:p>Step 1: Perform to <text:s/>Create an Account mail, Check mail</text:p>
          </table:table-cell>
          <table:table-cell office:value-type="string">
            <text:p>- Create an Account mail which had some mails on server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224];6;1)&gt;MID([.F223];6;1);&quot;&quot;;MAX([.A$7:.A223])+1)">
            <text:p/>
          </table:table-cell>
          <table:table-cell office:value-type="string">
            <text:p>FNC_CS_MA_MAIL_03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2">
            <text:p>002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message by Forward option in right-click menu</text:p>
          </table:table-cell>
          <table:table-cell office:value-type="string">
            <text:p>Step 2: Show fetched messages list</text:p>
          </table:table-cell>
          <table:table-cell office:value-type="string">
            <text:p>- Click at Inbox folder </text:p>
          </table:table-cell>
          <table:table-cell office:value-type="string">
            <text:p>- Mails which are stored in Inbox will be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8">
          <table:table-cell table:formula="of:=IF(MID([.F225];6;1)&gt;MID([.F224];6;1);&quot;&quot;;MAX([.A$7:.A224])+1)">
            <text:p/>
          </table:table-cell>
          <table:table-cell office:value-type="string">
            <text:p>FNC_CS_MA_MAIL_03</text:p>
          </table:table-cell>
          <table:table-cell table:formula="of:=IF(VALUE(MID([.F225];6;FIND(&quot;:&quot;;[.F225];1)-FIND(&quot; &quot;;[.F225];1)-1))&gt;VALUE(MID([.F224];6;FIND(&quot;:&quot;;[.F224];1)-FIND(&quot; &quot;;[.F224];1)-1));[.C224];[.C224]+1)" office:value-type="float" office:value="2">
            <text:p>002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message by Forward option in right-click menu</text:p>
          </table:table-cell>
          <table:table-cell office:value-type="string">
            <text:p>Step 3: Open Compose a new mail form for forwarding </text:p>
          </table:table-cell>
          <table:table-cell office:value-type="string">
            <text:p>Right click on a message in list and choose <text:span text:style-name="T5">Forward</text:span></text:p>
          </table:table-cell>
          <table:table-cell office:value-type="string">
            <text:p>- <text:s/>Compose a new mail form is shown properly</text:p>
            <text:p>- To field is emp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26];6;1)&gt;MID([.F225];6;1);&quot;&quot;;MAX([.A$7:.A225])+1)">
            <text:p/>
          </table:table-cell>
          <table:table-cell office:value-type="string">
            <text:p>FNC_CS_MA_MAIL_03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message by Forward option in right-click menu</text:p>
          </table:table-cell>
          <table:table-cell office:value-type="string">
            <text:p>Step 4: Send mail</text:p>
          </table:table-cell>
          <table:table-cell office:value-type="string">
            <text:p>- Input valid address for To field</text:p>
            <text:p>- Input value for other fields if you want</text:p>
            <text:p>- Click <text:span text:style-name="T5">Send mail</text:span></text:p>
          </table:table-cell>
          <table:table-cell office:value-type="string">
            <text:p>Message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227];6;1)&gt;MID([.F226];6;1);&quot;&quot;;MAX([.A$7:.A226])+1)" office:value-type="float" office:value="73">
            <text:p>073</text:p>
          </table:table-cell>
          <table:table-cell office:value-type="string">
            <text:p>FNC_CS_MA_MAIL_03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3">
            <text:p>003</text:p>
          </table:table-cell>
          <table:table-cell office:value-type="string">
            <text:p>CS\Mail\Mail\Forward</text:p>
          </table:table-cell>
          <table:table-cell table:style-name="ce79" office:value-type="string">
            <text:p>Forward message by Forward option in menu in Message detail pane</text:p>
          </table:table-cell>
          <table:table-cell office:value-type="string">
            <text:p>Step 1: Perform to <text:s/>Create an Account mail, Check mail</text:p>
          </table:table-cell>
          <table:table-cell office:value-type="string">
            <text:p>- Create an Account mail which had some mails on server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28];6;1)&gt;MID([.F227];6;1);&quot;&quot;;MAX([.A$7:.A227])+1)">
            <text:p/>
          </table:table-cell>
          <table:table-cell office:value-type="string">
            <text:p>FNC_CS_MA_MAIL_03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message by Forward option in menu in Message detail pane</text:p>
          </table:table-cell>
          <table:table-cell office:value-type="string">
            <text:p>Step 2: Show message details</text:p>
          </table:table-cell>
          <table:table-cell office:value-type="string">
            <text:p>- Click at Inbox folder </text:p>
            <text:p>- Choose to view specific message from list</text:p>
          </table:table-cell>
          <table:table-cell office:value-type="string">
            <text:p>Selected message is marked, its content is shown in Message detail pane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8">
          <table:table-cell table:formula="of:=IF(MID([.F229];6;1)&gt;MID([.F228];6;1);&quot;&quot;;MAX([.A$7:.A228])+1)">
            <text:p/>
          </table:table-cell>
          <table:table-cell office:value-type="string">
            <text:p>FNC_CS_MA_MAIL_03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message by Forward option in menu in Message detail pane</text:p>
          </table:table-cell>
          <table:table-cell office:value-type="string">
            <text:p>Step 3: Open Compose a new mail form for forwarding </text:p>
          </table:table-cell>
          <table:table-cell office:value-type="string">
            <text:p>Click <text:span text:style-name="T5">Action </text:span><text:span text:style-name="T6">icon in the top right of message detail pane and select </text:span><text:span text:style-name="T5">Forward</text:span></text:p>
          </table:table-cell>
          <table:table-cell office:value-type="string">
            <text:p>- <text:s/>Compose a new mail form is shown properly</text:p>
            <text:p>- To field is emp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MID([.F230];6;1)&gt;MID([.F229];6;1);&quot;&quot;;MAX([.A$7:.A229])+1)">
            <text:p/>
          </table:table-cell>
          <table:table-cell office:value-type="string">
            <text:p>FNC_CS_MA_MAIL_03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message by Forward option in menu in Message detail pane</text:p>
          </table:table-cell>
          <table:table-cell office:value-type="string">
            <text:p>Step 4: Send mail</text:p>
          </table:table-cell>
          <table:table-cell office:value-type="string">
            <text:p>- Input valid address for To field</text:p>
            <text:p>- Input value for other fields if you want</text:p>
            <text:p>- Click <text:span text:style-name="T5">Send mail</text:span></text:p>
          </table:table-cell>
          <table:table-cell office:value-type="string">
            <text:p>Message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2">
          <table:table-cell table:formula="of:=IF(MID([.F231];6;1)&gt;MID([.F230];6;1);&quot;&quot;;MAX([.A$7:.A230])+1)" office:value-type="float" office:value="74">
            <text:p>074</text:p>
          </table:table-cell>
          <table:table-cell office:value-type="string">
            <text:p>FNC_CS_MA_MAIL_03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4">
            <text:p>004</text:p>
          </table:table-cell>
          <table:table-cell office:value-type="string">
            <text:p>CS\Mail\Mail\Forward</text:p>
          </table:table-cell>
          <table:table-cell table:style-name="ce93" office:value-type="string">
            <text:p>Forward <text:s/>message with its attachment</text:p>
          </table:table-cell>
          <table:table-cell office:value-type="string">
            <text:p>Step 1: Perform to <text:s/>Create an Account mail, Check mail</text:p>
          </table:table-cell>
          <table:table-cell office:value-type="string">
            <text:p>- Perform to Create an Account mail which had some mails on server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2">
          <table:table-cell table:formula="of:=IF(MID([.F232];6;1)&gt;MID([.F231];6;1);&quot;&quot;;MAX([.A$7:.A231])+1)">
            <text:p/>
          </table:table-cell>
          <table:table-cell office:value-type="string">
            <text:p>FNC_CS_MA_MAIL_03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4">
            <text:p>004</text:p>
          </table:table-cell>
          <table:table-cell office:value-type="string">
            <text:p>CS\Mail\Mail\Forward</text:p>
          </table:table-cell>
          <table:table-cell office:value-type="string">
            <text:p>Forward <text:s/>message with its attachment</text:p>
          </table:table-cell>
          <table:table-cell office:value-type="string">
            <text:p>Step 2: Open Compose a new mail form for forwarding </text:p>
          </table:table-cell>
          <table:table-cell office:value-type="string">
            <text:p>Right click at a message which includes attachment in content and select <text:span text:style-name="T5">Forward</text:span> </text:p>
          </table:table-cell>
          <table:table-cell office:value-type="string">
            <text:p>- <text:s/>Compose a new mail form is shown properly</text:p>
            <text:p>- “To” field is empty</text:p>
            <text:p>- Name of attached file is displayed above <text:s/>Body field with checked check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33];6;1)&gt;MID([.F232];6;1);&quot;&quot;;MAX([.A$7:.A232])+1)">
            <text:p/>
          </table:table-cell>
          <table:table-cell office:value-type="string">
            <text:p>FNC_CS_MA_MAIL_03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4">
            <text:p>004</text:p>
          </table:table-cell>
          <table:table-cell office:value-type="string">
            <text:p>CS\Mail\Mail\Forward</text:p>
          </table:table-cell>
          <table:table-cell office:value-type="string">
            <text:p>Forward <text:s/>message with its attachment</text:p>
          </table:table-cell>
          <table:table-cell office:value-type="string">
            <text:p>Step 3: Send mail</text:p>
          </table:table-cell>
          <table:table-cell office:value-type="string">
            <text:p>- Input valid address for To field</text:p>
            <text:p>- Input value for other fields if you want</text:p>
            <text:p>- Click <text:span text:style-name="T5">Send mail</text:span></text:p>
          </table:table-cell>
          <table:table-cell office:value-type="string">
            <text:p>Message is sent with attachment to address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8">
          <table:table-cell table:formula="of:=IF(MID([.F234];6;1)&gt;MID([.F233];6;1);&quot;&quot;;MAX([.A$7:.A233])+1)" office:value-type="float" office:value="75">
            <text:p>075</text:p>
          </table:table-cell>
          <table:table-cell office:value-type="string">
            <text:p>FNC_CS_MA_MAIL_03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5">
            <text:p>005</text:p>
          </table:table-cell>
          <table:table-cell office:value-type="string">
            <text:p>CS\Mail\Mail\Forward</text:p>
          </table:table-cell>
          <table:table-cell table:style-name="ce93" office:value-type="string">
            <text:p>Forward <text:s/>message without its attachment</text:p>
          </table:table-cell>
          <table:table-cell office:value-type="string">
            <text:p>Step 1: Perform to <text:s/>Create an Account mail, Check mail</text:p>
          </table:table-cell>
          <table:table-cell office:value-type="string">
            <text:p>- Perform to Create an Account mail which had some mails on server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MID([.F235];6;1)&gt;MID([.F234];6;1);&quot;&quot;;MAX([.A$7:.A234])+1)">
            <text:p/>
          </table:table-cell>
          <table:table-cell office:value-type="string">
            <text:p>FNC_CS_MA_MAIL_03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5">
            <text:p>005</text:p>
          </table:table-cell>
          <table:table-cell office:value-type="string">
            <text:p>CS\Mail\Mail\Forward</text:p>
          </table:table-cell>
          <table:table-cell office:value-type="string">
            <text:p>Forward <text:s/>message without its attachment</text:p>
          </table:table-cell>
          <table:table-cell office:value-type="string">
            <text:p>Step 2: Open Compose a new mail form for forwarding </text:p>
          </table:table-cell>
          <table:table-cell office:value-type="string">
            <text:p>Right click at a message which includes attachment in content and select <text:span text:style-name="T5">Forward</text:span> </text:p>
          </table:table-cell>
          <table:table-cell office:value-type="string">
            <text:p>- <text:s/>Compose a new mail form is shown properly</text:p>
            <text:p>- “To” field is empty</text:p>
            <text:p>- Name of attached file is displayed above <text:s/>Body field with checked check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36];6;1)&gt;MID([.F235];6;1);&quot;&quot;;MAX([.A$7:.A235])+1)">
            <text:p/>
          </table:table-cell>
          <table:table-cell office:value-type="string">
            <text:p>FNC_CS_MA_MAIL_03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5">
            <text:p>005</text:p>
          </table:table-cell>
          <table:table-cell office:value-type="string">
            <text:p>CS\Mail\Mail\Forward</text:p>
          </table:table-cell>
          <table:table-cell office:value-type="string">
            <text:p>Forward <text:s/>message without its attachment</text:p>
          </table:table-cell>
          <table:table-cell office:value-type="string">
            <text:p>Step 3: Send mail</text:p>
          </table:table-cell>
          <table:table-cell office:value-type="string">
            <text:p>- Input valid address for To field</text:p>
            <text:p>- Input value for other fields if you want</text:p>
            <text:p>- Click <text:span text:style-name="T5">Send mail</text:span></text:p>
          </table:table-cell>
          <table:table-cell office:value-type="string">
            <text:p>Message is sent without attachment to address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MID([.F237];6;1)&gt;MID([.F236];6;1);&quot;&quot;;MAX([.A$7:.A236])+1)" office:value-type="float" office:value="76">
            <text:p>076</text:p>
          </table:table-cell>
          <table:table-cell office:value-type="string">
            <text:p>FNC_CS_MA_MAIL_03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6">
            <text:p>006</text:p>
          </table:table-cell>
          <table:table-cell office:value-type="string">
            <text:p>CS\Mail\Mail\Forward</text:p>
          </table:table-cell>
          <table:table-cell table:style-name="ce79" office:value-type="string">
            <text:p>Forward message do not have attachment in case set up Forward original message as an attachment </text:p>
          </table:table-cell>
          <table:table-cell office:value-type="string">
            <text:p>Step 1: Set up mail</text:p>
          </table:table-cell>
          <table:table-cell table:style-name="ce19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In setting mail form:</text:p>
            <text:p>- Select Forward message is <text:span text:style-name="T5">Forward original message as an attachment</text:span></text:p>
            <text:p>- Click <text:span text:style-name="T5">Save</text:span></text:p>
          </table:table-cell>
          <table:table-cell table:style-name="ce190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238];6;1)&gt;MID([.F237];6;1);&quot;&quot;;MAX([.A$7:.A237])+1)">
            <text:p/>
          </table:table-cell>
          <table:table-cell office:value-type="string">
            <text:p>FNC_CS_MA_MAIL_03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6">
            <text:p>006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message do not have attachment in case set up Forward original message as an attachment </text:p>
          </table:table-cell>
          <table:table-cell office:value-type="string">
            <text:p>Step 2 : Open <text:s text:c="2"/>Compose a new mail <text:s/>form for forwarding mail</text:p>
          </table:table-cell>
          <table:table-cell office:value-type="string">
            <text:p>Right click at a message which don't have attachment and select <text:span text:style-name="T5">Forward</text:span> </text:p>
          </table:table-cell>
          <table:table-cell office:value-type="string">
            <text:p>- <text:s/>Compose a new mail form showed properly</text:p>
            <text:p>- “To” field is empty.</text:p>
            <text:p>- Original message content is moved to a .eml attached file with checked check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39];6;1)&gt;MID([.F238];6;1);&quot;&quot;;MAX([.A$7:.A238])+1)">
            <text:p/>
          </table:table-cell>
          <table:table-cell office:value-type="string">
            <text:p>FNC_CS_MA_MAIL_03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6">
            <text:p>006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message do not have attachment in case set up Forward original message as an attachment </text:p>
          </table:table-cell>
          <table:table-cell office:value-type="string">
            <text:p>Step 3: Send mail</text:p>
          </table:table-cell>
          <table:table-cell office:value-type="string">
            <text:p>- Input valid address for To field, content</text:p>
            <text:p>- Click <text:span text:style-name="T5">Send mail</text:span></text:p>
          </table:table-cell>
          <table:table-cell office:value-type="string">
            <text:p>- Mail is sent successfully</text:p>
            <text:p>- Sent mail on server is display properly with original content as attach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240];6;1)&gt;MID([.F239];6;1);&quot;&quot;;MAX([.A$7:.A239])+1)" office:value-type="float" office:value="77">
            <text:p>077</text:p>
          </table:table-cell>
          <table:table-cell office:value-type="string">
            <text:p>FNC_CS_MA_MAIL_03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7">
            <text:p>007</text:p>
          </table:table-cell>
          <table:table-cell office:value-type="string">
            <text:p>CS\Mail\Mail\Forward</text:p>
          </table:table-cell>
          <table:table-cell table:style-name="ce79" office:value-type="string">
            <text:p>Forward message do not have attachment <text:s/>in case setting <text:s/>Forward original message as an attachment but do not select to send that attachment</text:p>
          </table:table-cell>
          <table:table-cell office:value-type="string">
            <text:p>Step 1: Set up mail</text:p>
          </table:table-cell>
          <table:table-cell table:style-name="ce19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In setting mail form:</text:p>
            <text:p>- Select Forward message is <text:span text:style-name="T5">Forward original message as an attachment</text:span></text:p>
            <text:p>- Click <text:span text:style-name="T5">Save</text:span></text:p>
          </table:table-cell>
          <table:table-cell table:style-name="ce190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241];6;1)&gt;MID([.F240];6;1);&quot;&quot;;MAX([.A$7:.A240])+1)">
            <text:p/>
          </table:table-cell>
          <table:table-cell office:value-type="string">
            <text:p>FNC_CS_MA_MAIL_03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7">
            <text:p>007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message do not have attachment <text:s/>in case setting <text:s/>Forward original message as an attachment but do not select to send that attachment</text:p>
          </table:table-cell>
          <table:table-cell office:value-type="string">
            <text:p>Step 2 : Open <text:s text:c="2"/>Compose a new mail <text:s/>form for forwarding mail</text:p>
          </table:table-cell>
          <table:table-cell office:value-type="string">
            <text:p>Right click at a message which don't have attachment and select <text:span text:style-name="T5">Forward</text:span> </text:p>
          </table:table-cell>
          <table:table-cell office:value-type="string">
            <text:p>- <text:s/>Compose a new mail form showed properly</text:p>
            <text:p>- “To” field is empty.</text:p>
            <text:p>- Original message content is moved to a .eml attached file with checked check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42];6;1)&gt;MID([.F241];6;1);&quot;&quot;;MAX([.A$7:.A241])+1)">
            <text:p/>
          </table:table-cell>
          <table:table-cell office:value-type="string">
            <text:p>FNC_CS_MA_MAIL_03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7">
            <text:p>007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message do not have attachment <text:s/>in case setting <text:s/>Forward original message as an attachment but do not select to send that attachment</text:p>
          </table:table-cell>
          <table:table-cell office:value-type="string">
            <text:p>Step 3: Send mail</text:p>
          </table:table-cell>
          <table:table-cell office:value-type="string">
            <text:p>- Input valid address for To field, content</text:p>
            <text:p>- Uncheck attachment for original content</text:p>
            <text:p>- Click <text:span text:style-name="T5">Send mail</text:span></text:p>
          </table:table-cell>
          <table:table-cell office:value-type="string">
            <text:p>- Mail is sent successfully</text:p>
            <text:p>- Sent mail on server is display properly without original content as text or attach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3">
          <table:table-cell table:formula="of:=IF(MID([.F243];6;1)&gt;MID([.F242];6;1);&quot;&quot;;MAX([.A$7:.A242])+1)" office:value-type="float" office:value="78">
            <text:p>078</text:p>
          </table:table-cell>
          <table:table-cell office:value-type="string">
            <text:p>FNC_CS_MA_MAIL_03</text:p>
          </table:table-cell>
          <table:table-cell table:formula="of:=IF(VALUE(MID([.F243];6;FIND(&quot;:&quot;;[.F243];1)-FIND(&quot; &quot;;[.F243];1)-1))&gt;VALUE(MID([.F242];6;FIND(&quot;:&quot;;[.F242];1)-FIND(&quot; &quot;;[.F242];1)-1));[.C242];[.C242]+1)" office:value-type="float" office:value="8">
            <text:p>008</text:p>
          </table:table-cell>
          <table:table-cell office:value-type="string">
            <text:p>CS\Mail\Mail\Forward</text:p>
          </table:table-cell>
          <table:table-cell table:style-name="ce79" office:value-type="string">
            <text:p>Forward message which includes attachment in case setting Forward original message as attachment</text:p>
          </table:table-cell>
          <table:table-cell office:value-type="string">
            <text:p>Step 1: Set up mail</text:p>
          </table:table-cell>
          <table:table-cell table:style-name="ce19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In setting mail form:</text:p>
            <text:p>- Select Forward message is <text:span text:style-name="T5">Forward original message as an attachment</text:span></text:p>
            <text:p>- Click <text:span text:style-name="T5">Save</text:span></text:p>
          </table:table-cell>
          <table:table-cell table:style-name="ce190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244];6;1)&gt;MID([.F243];6;1);&quot;&quot;;MAX([.A$7:.A243])+1)">
            <text:p/>
          </table:table-cell>
          <table:table-cell office:value-type="string">
            <text:p>FNC_CS_MA_MAIL_03</text:p>
          </table:table-cell>
          <table:table-cell table:formula="of:=IF(VALUE(MID([.F244];6;FIND(&quot;:&quot;;[.F244];1)-FIND(&quot; &quot;;[.F244];1)-1))&gt;VALUE(MID([.F243];6;FIND(&quot;:&quot;;[.F243];1)-FIND(&quot; &quot;;[.F243];1)-1));[.C243];[.C243]+1)" office:value-type="float" office:value="8">
            <text:p>008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message which includes attachment in case setting Forward original message as attachment</text:p>
          </table:table-cell>
          <table:table-cell office:value-type="string">
            <text:p>Step 2 : Open <text:s text:c="2"/>Compose a new mail <text:s/>form for forwarding mail</text:p>
          </table:table-cell>
          <table:table-cell office:value-type="string">
            <text:p>Right click at a message which have attachment and select <text:span text:style-name="T5">Forward</text:span> </text:p>
          </table:table-cell>
          <table:table-cell office:value-type="string">
            <text:p>- <text:s/>Compose a new mail form showed properly</text:p>
            <text:p>- “To” field is empty.</text:p>
            <text:p>- Original message content is moved to a .eml attached file with checked check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MID([.F245];6;1)&gt;MID([.F244];6;1);&quot;&quot;;MAX([.A$7:.A244])+1)">
            <text:p/>
          </table:table-cell>
          <table:table-cell office:value-type="string">
            <text:p>FNC_CS_MA_MAIL_03</text:p>
          </table:table-cell>
          <table:table-cell table:formula="of:=IF(VALUE(MID([.F245];6;FIND(&quot;:&quot;;[.F245];1)-FIND(&quot; &quot;;[.F245];1)-1))&gt;VALUE(MID([.F244];6;FIND(&quot;:&quot;;[.F244];1)-FIND(&quot; &quot;;[.F244];1)-1));[.C244];[.C244]+1)" office:value-type="float" office:value="8">
            <text:p>008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message which includes attachment in case setting Forward original message as attachment</text:p>
          </table:table-cell>
          <table:table-cell office:value-type="string">
            <text:p>Step 3: Send mail</text:p>
          </table:table-cell>
          <table:table-cell office:value-type="string">
            <text:p>- Input valid address for To field, content</text:p>
            <text:p>- Click <text:span text:style-name="T5">Send mail</text:span></text:p>
          </table:table-cell>
          <table:table-cell office:value-type="string">
            <text:p>- Mail is sent successfully</text:p>
            <text:p>- Sent mail on server is display properly with both original content and attachment as attachmen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3">
          <table:table-cell table:formula="of:=IF(MID([.F246];6;1)&gt;MID([.F245];6;1);&quot;&quot;;MAX([.A$7:.A245])+1)" office:value-type="float" office:value="79">
            <text:p>079</text:p>
          </table:table-cell>
          <table:table-cell office:value-type="string">
            <text:p>FNC_CS_MA_MAIL_03</text:p>
          </table:table-cell>
          <table:table-cell table:formula="of:=IF(VALUE(MID([.F246];6;FIND(&quot;:&quot;;[.F246];1)-FIND(&quot; &quot;;[.F246];1)-1))&gt;VALUE(MID([.F245];6;FIND(&quot;:&quot;;[.F245];1)-FIND(&quot; &quot;;[.F245];1)-1));[.C245];[.C245]+1)" office:value-type="float" office:value="9">
            <text:p>009</text:p>
          </table:table-cell>
          <table:table-cell office:value-type="string">
            <text:p>CS\Mail\Mail\Forward</text:p>
          </table:table-cell>
          <table:table-cell table:style-name="ce79" office:value-type="string">
            <text:p>Forward message which includes attachment in case setting Forward original message as attachment but do not select to send that attachment</text:p>
          </table:table-cell>
          <table:table-cell office:value-type="string">
            <text:p>Step 1: Setting Forward original message as an attachment</text:p>
          </table:table-cell>
          <table:table-cell table:style-name="ce19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In setting mail form:</text:p>
            <text:p>- Select Forward message is <text:span text:style-name="T5">Forward original message as an attachment</text:span></text:p>
            <text:p>- Click <text:span text:style-name="T5">Save</text:span></text:p>
          </table:table-cell>
          <table:table-cell table:style-name="ce190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247];6;1)&gt;MID([.F246];6;1);&quot;&quot;;MAX([.A$7:.A246])+1)">
            <text:p/>
          </table:table-cell>
          <table:table-cell office:value-type="string">
            <text:p>FNC_CS_MA_MAIL_03</text:p>
          </table:table-cell>
          <table:table-cell table:formula="of:=IF(VALUE(MID([.F247];6;FIND(&quot;:&quot;;[.F247];1)-FIND(&quot; &quot;;[.F247];1)-1))&gt;VALUE(MID([.F246];6;FIND(&quot;:&quot;;[.F246];1)-FIND(&quot; &quot;;[.F246];1)-1));[.C246];[.C246]+1)" office:value-type="float" office:value="9">
            <text:p>009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message which includes attachment in case setting Forward original message as attachment but do not select to send that attachment</text:p>
          </table:table-cell>
          <table:table-cell office:value-type="string">
            <text:p>Step 2 : Open Compose a new mail <text:s/>form for forwarding mail</text:p>
          </table:table-cell>
          <table:table-cell office:value-type="string">
            <text:p>Right click at a message which includes attachment and select <text:span text:style-name="T5">Forward </text:span>option in menu</text:p>
          </table:table-cell>
          <table:table-cell office:value-type="string">
            <text:p>- <text:s/>Compose a new mail form showed properly</text:p>
            <text:p>- “To” field is empty.</text:p>
            <text:p>- Original message content is moved to a .eml attached file with checked check box</text:p>
            <text:p>- Original attachment also is shown with checked check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248];6;1)&gt;MID([.F247];6;1);&quot;&quot;;MAX([.A$7:.A247])+1)">
            <text:p/>
          </table:table-cell>
          <table:table-cell office:value-type="string">
            <text:p>FNC_CS_MA_MAIL_03</text:p>
          </table:table-cell>
          <table:table-cell table:formula="of:=IF(VALUE(MID([.F248];6;FIND(&quot;:&quot;;[.F248];1)-FIND(&quot; &quot;;[.F248];1)-1))&gt;VALUE(MID([.F247];6;FIND(&quot;:&quot;;[.F247];1)-FIND(&quot; &quot;;[.F247];1)-1));[.C247];[.C247]+1)" office:value-type="float" office:value="9">
            <text:p>009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message which includes attachment in case setting Forward original message as attachment but do not select to send that attachment</text:p>
          </table:table-cell>
          <table:table-cell office:value-type="string">
            <text:p>Step 3: Send mail</text:p>
          </table:table-cell>
          <table:table-cell office:value-type="string">
            <text:p>- Input valid address for To field</text:p>
            <text:p>- unchecked at check box corresponding of eml file</text:p>
            <text:p>- Click <text:span text:style-name="T5">Send mail</text:span></text:p>
          </table:table-cell>
          <table:table-cell office:value-type="string">
            <text:p>- Message is sent with no content</text:p>
            <text:p>- Sent message in server only contain original attached file (not content)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3">
          <table:table-cell table:formula="of:=IF(MID([.F249];6;1)&gt;MID([.F248];6;1);&quot;&quot;;MAX([.A$7:.A248])+1)" office:value-type="float" office:value="80">
            <text:p>080</text:p>
          </table:table-cell>
          <table:table-cell office:value-type="string">
            <text:p>FNC_CS_MA_MAIL_03</text:p>
          </table:table-cell>
          <table:table-cell table:formula="of:=IF(VALUE(MID([.F249];6;FIND(&quot;:&quot;;[.F249];1)-FIND(&quot; &quot;;[.F249];1)-1))&gt;VALUE(MID([.F248];6;FIND(&quot;:&quot;;[.F248];1)-FIND(&quot; &quot;;[.F248];1)-1));[.C248];[.C248]+1)" office:value-type="float" office:value="10">
            <text:p>010</text:p>
          </table:table-cell>
          <table:table-cell office:value-type="string">
            <text:p>CS\Mail\Mail\Forward</text:p>
          </table:table-cell>
          <table:table-cell table:style-name="ce79" office:value-type="string">
            <text:p>Forward message do not have attachment <text:s/>in case <text:s/>setting Forward original message text quoted</text:p>
          </table:table-cell>
          <table:table-cell office:value-type="string">
            <text:p>Step 1: Setting Forward original message as text quote</text:p>
          </table:table-cell>
          <table:table-cell table:style-name="ce19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In setting mail form:</text:p>
            <text:p>- Select Forward message is <text:span text:style-name="T5">Forward original message text quoted</text:span></text:p>
            <text:p>- Click <text:span text:style-name="T5">Save</text:span></text:p>
          </table:table-cell>
          <table:table-cell table:style-name="ce190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50];6;1)&gt;MID([.F249];6;1);&quot;&quot;;MAX([.A$7:.A249])+1)">
            <text:p/>
          </table:table-cell>
          <table:table-cell office:value-type="string">
            <text:p>FNC_CS_MA_MAIL_03</text:p>
          </table:table-cell>
          <table:table-cell table:formula="of:=IF(VALUE(MID([.F250];6;FIND(&quot;:&quot;;[.F250];1)-FIND(&quot; &quot;;[.F250];1)-1))&gt;VALUE(MID([.F249];6;FIND(&quot;:&quot;;[.F249];1)-FIND(&quot; &quot;;[.F249];1)-1));[.C249];[.C249]+1)" office:value-type="float" office:value="10">
            <text:p>010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message do not have attachment <text:s/>in case <text:s/>setting Forward original message text quoted</text:p>
          </table:table-cell>
          <table:table-cell office:value-type="string">
            <text:p>Step 2 : Open Compose a new mail <text:s/>form for forwarding mail</text:p>
          </table:table-cell>
          <table:table-cell office:value-type="string">
            <text:p>Right click at a message without attachment <text:s/>and select <text:span text:style-name="T5">Forward </text:span></text:p>
          </table:table-cell>
          <table:table-cell office:value-type="string">
            <text:p>- <text:s/>Compose a new mail form showed properly</text:p>
            <text:p>- “To” field is empty.</text:p>
            <text:p>- Content of original message is displayed as text in body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51];6;1)&gt;MID([.F250];6;1);&quot;&quot;;MAX([.A$7:.A250])+1)">
            <text:p/>
          </table:table-cell>
          <table:table-cell office:value-type="string">
            <text:p>FNC_CS_MA_MAIL_03</text:p>
          </table:table-cell>
          <table:table-cell table:formula="of:=IF(VALUE(MID([.F251];6;FIND(&quot;:&quot;;[.F251];1)-FIND(&quot; &quot;;[.F251];1)-1))&gt;VALUE(MID([.F250];6;FIND(&quot;:&quot;;[.F250];1)-FIND(&quot; &quot;;[.F250];1)-1));[.C250];[.C250]+1)" office:value-type="float" office:value="10">
            <text:p>010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message do not have attachment <text:s/>in case <text:s/>setting Forward original message text quoted</text:p>
          </table:table-cell>
          <table:table-cell office:value-type="string">
            <text:p>Step 3: Send mail</text:p>
          </table:table-cell>
          <table:table-cell office:value-type="string">
            <text:p>- Input valid address for To field, Content</text:p>
            <text:p>- Click <text:span text:style-name="T5">Send mail</text:span></text:p>
          </table:table-cell>
          <table:table-cell office:value-type="string">
            <text:p>- Mail is sent successfully</text:p>
            <text:p>- Sent mail on server is displayed with original message as quo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MID([.F252];6;1)&gt;MID([.F251];6;1);&quot;&quot;;MAX([.A$7:.A251])+1)" office:value-type="float" office:value="81">
            <text:p>081</text:p>
          </table:table-cell>
          <table:table-cell office:value-type="string">
            <text:p>FNC_CS_MA_MAIL_03</text:p>
          </table:table-cell>
          <table:table-cell table:formula="of:=IF(VALUE(MID([.F252];6;FIND(&quot;:&quot;;[.F252];1)-FIND(&quot; &quot;;[.F252];1)-1))&gt;VALUE(MID([.F251];6;FIND(&quot;:&quot;;[.F251];1)-FIND(&quot; &quot;;[.F251];1)-1));[.C251];[.C251]+1)" office:value-type="float" office:value="11">
            <text:p>011</text:p>
          </table:table-cell>
          <table:table-cell office:value-type="string">
            <text:p>CS\Mail\Mail\Forward</text:p>
          </table:table-cell>
          <table:table-cell table:style-name="ce79" office:value-type="string">
            <text:p>Forward message with its attachment and setting Forward original message Text quote</text:p>
          </table:table-cell>
          <table:table-cell office:value-type="string">
            <text:p>Step 1: Setting Forward original message as an attachment</text:p>
          </table:table-cell>
          <table:table-cell table:style-name="ce19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In setting mail form:</text:p>
            <text:p>- Select Forward message is <text:span text:style-name="T5">Forward original message text quoted</text:span></text:p>
            <text:p>- Click <text:span text:style-name="T5">Save</text:span></text:p>
          </table:table-cell>
          <table:table-cell table:style-name="ce190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MID([.F253];6;1)&gt;MID([.F252];6;1);&quot;&quot;;MAX([.A$7:.A252])+1)">
            <text:p/>
          </table:table-cell>
          <table:table-cell office:value-type="string">
            <text:p>FNC_CS_MA_MAIL_03</text:p>
          </table:table-cell>
          <table:table-cell table:formula="of:=IF(VALUE(MID([.F253];6;FIND(&quot;:&quot;;[.F253];1)-FIND(&quot; &quot;;[.F253];1)-1))&gt;VALUE(MID([.F252];6;FIND(&quot;:&quot;;[.F252];1)-FIND(&quot; &quot;;[.F252];1)-1));[.C252];[.C252]+1)" office:value-type="float" office:value="11">
            <text:p>011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message with its attachment and setting Forward original message Text quote</text:p>
          </table:table-cell>
          <table:table-cell office:value-type="string">
            <text:p>Step 2 : Open Compose a new mail <text:s/>form for forwarding mail</text:p>
          </table:table-cell>
          <table:table-cell office:value-type="string">
            <text:p>Right click at a message which includes attachment and select <text:span text:style-name="T5">Forward</text:span></text:p>
          </table:table-cell>
          <table:table-cell office:value-type="string">
            <text:p>- <text:s/>Compose a new mail form showed properly</text:p>
            <text:p>- “To” field is empty.</text:p>
            <text:p>- Content of original message is displayed as text in body field</text:p>
            <text:p>- Original attached file is displayed with checked check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54];6;1)&gt;MID([.F253];6;1);&quot;&quot;;MAX([.A$7:.A253])+1)">
            <text:p/>
          </table:table-cell>
          <table:table-cell office:value-type="string">
            <text:p>FNC_CS_MA_MAIL_03</text:p>
          </table:table-cell>
          <table:table-cell table:formula="of:=IF(VALUE(MID([.F254];6;FIND(&quot;:&quot;;[.F254];1)-FIND(&quot; &quot;;[.F254];1)-1))&gt;VALUE(MID([.F253];6;FIND(&quot;:&quot;;[.F253];1)-FIND(&quot; &quot;;[.F253];1)-1));[.C253];[.C253]+1)" office:value-type="float" office:value="11">
            <text:p>011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message with its attachment and setting Forward original message Text quote</text:p>
          </table:table-cell>
          <table:table-cell office:value-type="string">
            <text:p>Step 3: Send mail</text:p>
          </table:table-cell>
          <table:table-cell table:style-name="ce190" office:value-type="string">
            <text:p>- Input address for To field, Content</text:p>
            <text:p>- Click<text:span text:style-name="T5"> Send mail</text:span></text:p>
          </table:table-cell>
          <table:table-cell office:value-type="string">
            <text:p>- Mail is sent successfully</text:p>
            <text:p>- Sent mail on server is displayed with original message as quote, original attached file also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255];6;1)&gt;MID([.F254];6;1);&quot;&quot;;MAX([.A$7:.A254])+1)" office:value-type="float" office:value="82">
            <text:p>082</text:p>
          </table:table-cell>
          <table:table-cell office:value-type="string">
            <text:p>FNC_CS_MA_MAIL_03</text:p>
          </table:table-cell>
          <table:table-cell table:formula="of:=IF(VALUE(MID([.F255];6;FIND(&quot;:&quot;;[.F255];1)-FIND(&quot; &quot;;[.F255];1)-1))&gt;VALUE(MID([.F254];6;FIND(&quot;:&quot;;[.F254];1)-FIND(&quot; &quot;;[.F254];1)-1));[.C254];[.C254]+1)" office:value-type="float" office:value="12">
            <text:p>012</text:p>
          </table:table-cell>
          <table:table-cell office:value-type="string">
            <text:p>CS\Mail\Mail\Forward</text:p>
          </table:table-cell>
          <table:table-cell table:style-name="ce79" office:value-type="string">
            <text:p>Forward message which includes <text:s/>attachment in case don't tick to send that attachment and setting Forward original message Text quote</text:p>
          </table:table-cell>
          <table:table-cell office:value-type="string">
            <text:p>Step 1: Setting Forward original message as an attachment</text:p>
          </table:table-cell>
          <table:table-cell table:style-name="ce19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In setting mail form:</text:p>
            <text:p>- Select Forward message is <text:span text:style-name="T5">Forward original message text quoted</text:span></text:p>
            <text:p>- Click <text:span text:style-name="T5">Save</text:span></text:p>
          </table:table-cell>
          <table:table-cell table:style-name="ce190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MID([.F256];6;1)&gt;MID([.F255];6;1);&quot;&quot;;MAX([.A$7:.A255])+1)">
            <text:p/>
          </table:table-cell>
          <table:table-cell office:value-type="string">
            <text:p>FNC_CS_MA_MAIL_03</text:p>
          </table:table-cell>
          <table:table-cell table:formula="of:=IF(VALUE(MID([.F256];6;FIND(&quot;:&quot;;[.F256];1)-FIND(&quot; &quot;;[.F256];1)-1))&gt;VALUE(MID([.F255];6;FIND(&quot;:&quot;;[.F255];1)-FIND(&quot; &quot;;[.F255];1)-1));[.C255];[.C255]+1)" office:value-type="float" office:value="12">
            <text:p>012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message which includes <text:s/>attachment in case don't tick to send that attachment and setting Forward original message Text quote</text:p>
          </table:table-cell>
          <table:table-cell office:value-type="string">
            <text:p>Step 2 : Open <text:s text:c="2"/>Compose a new mail <text:s/>form for forwarding mail</text:p>
          </table:table-cell>
          <table:table-cell office:value-type="string">
            <text:p>Right click at a message which includes attachment and select <text:span text:style-name="T5">Forward</text:span></text:p>
          </table:table-cell>
          <table:table-cell office:value-type="string">
            <text:p>- <text:s/>Compose a new mail form showed properly</text:p>
            <text:p>- “To” field is empty.</text:p>
            <text:p>- Content of original message is displayed as text in body field</text:p>
            <text:p>- Original attached file is displayed with checked check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57];6;1)&gt;MID([.F256];6;1);&quot;&quot;;MAX([.A$7:.A256])+1)">
            <text:p/>
          </table:table-cell>
          <table:table-cell office:value-type="string">
            <text:p>FNC_CS_MA_MAIL_03</text:p>
          </table:table-cell>
          <table:table-cell table:formula="of:=IF(VALUE(MID([.F257];6;FIND(&quot;:&quot;;[.F257];1)-FIND(&quot; &quot;;[.F257];1)-1))&gt;VALUE(MID([.F256];6;FIND(&quot;:&quot;;[.F256];1)-FIND(&quot; &quot;;[.F256];1)-1));[.C256];[.C256]+1)" office:value-type="float" office:value="12">
            <text:p>012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message which includes <text:s/>attachment in case don't tick to send that attachment and setting Forward original message Text quote</text:p>
          </table:table-cell>
          <table:table-cell office:value-type="string">
            <text:p>Step 3: Send mail</text:p>
          </table:table-cell>
          <table:table-cell table:style-name="ce190" office:value-type="string">
            <text:p>- Input address for To field, Content</text:p>
            <text:p>- Un-check the check box of original attached file</text:p>
            <text:p>- Click<text:span text:style-name="T5"> Send mail</text:span></text:p>
          </table:table-cell>
          <table:table-cell office:value-type="string">
            <text:p>- Mail is sent successfully</text:p>
            <text:p>- Sent mail on server is displayed with original message as quote, original attached file is not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MID([.F258];6;1)&gt;MID([.F257];6;1);&quot;&quot;;MAX([.A$7:.A257])+1)" office:value-type="float" office:value="83">
            <text:p>083</text:p>
          </table:table-cell>
          <table:table-cell office:value-type="string">
            <text:p>FNC_CS_MA_MAIL_03</text:p>
          </table:table-cell>
          <table:table-cell table:formula="of:=IF(VALUE(MID([.F258];6;FIND(&quot;:&quot;;[.F258];1)-FIND(&quot; &quot;;[.F258];1)-1))&gt;VALUE(MID([.F257];6;FIND(&quot;:&quot;;[.F257];1)-FIND(&quot; &quot;;[.F257];1)-1));[.C257];[.C257]+1)" office:value-type="float" office:value="13">
            <text:p>013</text:p>
          </table:table-cell>
          <table:table-cell office:value-type="string">
            <text:p>CS\Mail\Mail\Forward</text:p>
          </table:table-cell>
          <table:table-cell table:style-name="ce93" office:value-type="string">
            <text:p>Forward a conversation which contains some messages while Viewing messages as Conversation</text:p>
          </table:table-cell>
          <table:table-cell office:value-type="string">
            <text:p>Step 1: Create an Account mail and Check mail</text:p>
          </table:table-cell>
          <table:table-cell office:value-type="string">
            <text:p>- Perform to Create an Account mail which had some mails on server</text:p>
            <text:p/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2">
          <table:table-cell table:formula="of:=IF(MID([.F259];6;1)&gt;MID([.F258];6;1);&quot;&quot;;MAX([.A$7:.A258])+1)">
            <text:p/>
          </table:table-cell>
          <table:table-cell office:value-type="string">
            <text:p>FNC_CS_MA_MAIL_03</text:p>
          </table:table-cell>
          <table:table-cell table:formula="of:=IF(VALUE(MID([.F259];6;FIND(&quot;:&quot;;[.F259];1)-FIND(&quot; &quot;;[.F259];1)-1))&gt;VALUE(MID([.F258];6;FIND(&quot;:&quot;;[.F258];1)-FIND(&quot; &quot;;[.F258];1)-1));[.C258];[.C258]+1)" office:value-type="float" office:value="13">
            <text:p>013</text:p>
          </table:table-cell>
          <table:table-cell office:value-type="string">
            <text:p>CS\Mail\Mail\Forward</text:p>
          </table:table-cell>
          <table:table-cell office:value-type="string">
            <text:p>Forward a conversation which contains some messages while Viewing messages as Conversation</text:p>
          </table:table-cell>
          <table:table-cell office:value-type="string">
            <text:p>Step 2: View messages list as conversation</text:p>
          </table:table-cell>
          <table:table-cell table:style-name="ce190" office:value-type="string">
            <text:p>Click on <text:span text:style-name="T5">View</text:span><text:span text:style-name="T6"> in action bar and select </text:span><text:span text:style-name="T5">Conversation</text:span></text:p>
          </table:table-cell>
          <table:table-cell office:value-type="string">
            <text:p>Messages list is viewed as convers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260];6;1)&gt;MID([.F259];6;1);&quot;&quot;;MAX([.A$7:.A259])+1)">
            <text:p/>
          </table:table-cell>
          <table:table-cell office:value-type="string">
            <text:p>FNC_CS_MA_MAIL_03</text:p>
          </table:table-cell>
          <table:table-cell table:formula="of:=IF(VALUE(MID([.F260];6;FIND(&quot;:&quot;;[.F260];1)-FIND(&quot; &quot;;[.F260];1)-1))&gt;VALUE(MID([.F259];6;FIND(&quot;:&quot;;[.F259];1)-FIND(&quot; &quot;;[.F259];1)-1));[.C259];[.C259]+1)" office:value-type="float" office:value="13">
            <text:p>013</text:p>
          </table:table-cell>
          <table:table-cell office:value-type="string">
            <text:p>CS\Mail\Mail\Forward</text:p>
          </table:table-cell>
          <table:table-cell office:value-type="string">
            <text:p>Forward a conversation which contains some messages while Viewing messages as Conversation</text:p>
          </table:table-cell>
          <table:table-cell office:value-type="string">
            <text:p>Step 3: Open “Compose a new form” for forward mail</text:p>
          </table:table-cell>
          <table:table-cell table:style-name="ce190" office:value-type="string">
            <text:p>Right click at a conversation which includes more messages into and select <text:span text:style-name="T5">Forward</text:span></text:p>
          </table:table-cell>
          <table:table-cell table:style-name="ce190" office:value-type="string">
            <text:p>- <text:s/>Compose a new mail form is shown properly </text:p>
            <text:p>- In body: displaying content of first message of that conversation</text:p>
            <text:p>- To field is empty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261];6;1)&gt;MID([.F260];6;1);&quot;&quot;;MAX([.A$7:.A260])+1)">
            <text:p/>
          </table:table-cell>
          <table:table-cell office:value-type="string">
            <text:p>FNC_CS_MA_MAIL_03</text:p>
          </table:table-cell>
          <table:table-cell table:formula="of:=IF(VALUE(MID([.F261];6;FIND(&quot;:&quot;;[.F261];1)-FIND(&quot; &quot;;[.F261];1)-1))&gt;VALUE(MID([.F260];6;FIND(&quot;:&quot;;[.F260];1)-FIND(&quot; &quot;;[.F260];1)-1));[.C260];[.C260]+1)" office:value-type="float" office:value="13">
            <text:p>013</text:p>
          </table:table-cell>
          <table:table-cell office:value-type="string">
            <text:p>CS\Mail\Mail\Forward</text:p>
          </table:table-cell>
          <table:table-cell office:value-type="string">
            <text:p>Forward a conversation which contains some messages while Viewing messages as Conversation</text:p>
          </table:table-cell>
          <table:table-cell office:value-type="string">
            <text:p>Step 4: Send mail</text:p>
          </table:table-cell>
          <table:table-cell table:style-name="ce190" office:value-type="string">
            <text:p>- Input address for To field</text:p>
            <text:p>- Perform to input data into fields which you want </text:p>
            <text:p>- Click Send mail</text:p>
          </table:table-cell>
          <table:table-cell office:value-type="string">
            <text:p>- First message in conversation is forwarded <text:s/>to addresses in To field</text:p>
            <text:p>- And this message will be <text:s/>saved to sent folder or not saved to sent folder <text:s/>depend on setting mail function </text:p>
            <text:p>- Total message in conversation is increased (1) <text:s/>OR NOT increased depend on setting mail func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62];6;1)&gt;MID([.F261];6;1);&quot;&quot;;MAX([.A$7:.A261])+1)" office:value-type="float" office:value="84">
            <text:p>084</text:p>
          </table:table-cell>
          <table:table-cell office:value-type="string">
            <text:p>FNC_CS_MA_MAIL_03</text:p>
          </table:table-cell>
          <table:table-cell table:formula="of:=IF(VALUE(MID([.F262];6;FIND(&quot;:&quot;;[.F262];1)-FIND(&quot; &quot;;[.F262];1)-1))&gt;VALUE(MID([.F261];6;FIND(&quot;:&quot;;[.F261];1)-FIND(&quot; &quot;;[.F261];1)-1));[.C261];[.C261]+1)" office:value-type="float" office:value="14">
            <text:p>014</text:p>
          </table:table-cell>
          <table:table-cell office:value-type="string">
            <text:p>CS\Mail\Mail\Forward</text:p>
          </table:table-cell>
          <table:table-cell table:style-name="ce78" office:value-type="string">
            <text:p>Use some functions to support for Forward mail <text:s/></text:p>
          </table:table-cell>
          <table:table-cell office:value-type="string">
            <text:p>Step 1: Perform to Open <text:s/>Compose a new mail <text:s/>for forwarding message</text:p>
          </table:table-cell>
          <table:table-cell table:style-name="ce19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open <text:s text:c="2"/>Compose a new mail <text:s/>form for forwarding message</text:p>
          </table:table-cell>
          <table:table-cell table:style-name="ce190" office:value-type="string">
            <text:p>- <text:s/>Compose a new mail form is shown properly </text:p>
            <text:p><text:s/>- Address of sender is not <text:s/>filled in To field, To field is empty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MID([.F263];6;1)&gt;MID([.F262];6;1);&quot;&quot;;MAX([.A$7:.A262])+1)">
            <text:p/>
          </table:table-cell>
          <table:table-cell office:value-type="string">
            <text:p>FNC_CS_MA_MAIL_03</text:p>
          </table:table-cell>
          <table:table-cell table:formula="of:=IF(VALUE(MID([.F263];6;FIND(&quot;:&quot;;[.F263];1)-FIND(&quot; &quot;;[.F263];1)-1))&gt;VALUE(MID([.F262];6;FIND(&quot;:&quot;;[.F262];1)-FIND(&quot; &quot;;[.F262];1)-1));[.C262];[.C262]+1)" office:value-type="float" office:value="14">
            <text:p>014</text:p>
          </table:table-cell>
          <table:table-cell office:value-type="string">
            <text:p>CS\Mail\Mail\Forward</text:p>
          </table:table-cell>
          <table:table-cell table:style-name="ce191" office:value-type="string">
            <text:p>Use some functions to support for Forward mail <text:s/></text:p>
          </table:table-cell>
          <table:table-cell office:value-type="string">
            <text:p>Step 2: Use some functions to support for Forwarding message</text:p>
          </table:table-cell>
          <table:table-cell table:style-name="ce190" office:value-type="string">
            <text:p>You can use some functions :</text:p>
            <text:p>- Add priority for message , do this like Composing a new mail</text:p>
            <text:p>- Use text Editor or not, do this like Composing a new mail</text:p>
            <text:p>- Can use CC function or BCC function, do this like Composing a new mail</text:p>
          </table:table-cell>
          <table:table-cell table:style-name="ce190" office:value-type="string">
            <text:p>- Information is shown properly like composing a new mai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1">
          <table:table-cell table:formula="of:=IF(MID([.F264];6;1)&gt;MID([.F263];6;1);&quot;&quot;;MAX([.A$7:.A263])+1)">
            <text:p/>
          </table:table-cell>
          <table:table-cell office:value-type="string">
            <text:p>FNC_CS_MA_MAIL_03</text:p>
          </table:table-cell>
          <table:table-cell table:formula="of:=IF(VALUE(MID([.F264];6;FIND(&quot;:&quot;;[.F264];1)-FIND(&quot; &quot;;[.F264];1)-1))&gt;VALUE(MID([.F263];6;FIND(&quot;:&quot;;[.F263];1)-FIND(&quot; &quot;;[.F263];1)-1));[.C263];[.C263]+1)" office:value-type="float" office:value="14">
            <text:p>014</text:p>
          </table:table-cell>
          <table:table-cell office:value-type="string">
            <text:p>CS\Mail\Mail\Forward</text:p>
          </table:table-cell>
          <table:table-cell table:style-name="ce191" office:value-type="string">
            <text:p>Use some functions to support for Forward mail <text:s/></text:p>
          </table:table-cell>
          <table:table-cell office:value-type="string">
            <text:p>Step 3: Send mail</text:p>
          </table:table-cell>
          <table:table-cell table:style-name="ce190" office:value-type="string">
            <text:p>- You can change subject for this mail</text:p>
            <text:p>- You <text:s/>can input content for message body</text:p>
            <text:p>- Click<text:span text:style-name="T5"> Send mail</text:span></text:p>
          </table:table-cell>
          <table:table-cell office:value-type="string">
            <text:p>- Message is forwarded <text:s/>with set format and <text:s/>sent to addresses in To field</text:p>
            <text:p>- And this message will be <text:s/>saved to sent folder or not saved to sent folder <text:s/>depend on setting mail function </text:p>
            <text:p>- Total message in conversation is increased (1) <text:s/>OR NOT increased depend on setting mail func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2">
          <table:table-cell table:formula="of:=IF(MID([.F265];6;1)&gt;MID([.F264];6;1);&quot;&quot;;MAX([.A$7:.A264])+1)" office:value-type="float" office:value="85">
            <text:p>085</text:p>
          </table:table-cell>
          <table:table-cell office:value-type="string">
            <text:p>FNC_CS_MA_MAIL_03</text:p>
          </table:table-cell>
          <table:table-cell table:formula="of:=IF(VALUE(MID([.F265];6;FIND(&quot;:&quot;;[.F265];1)-FIND(&quot; &quot;;[.F265];1)-1))&gt;VALUE(MID([.F264];6;FIND(&quot;:&quot;;[.F264];1)-FIND(&quot; &quot;;[.F264];1)-1));[.C264];[.C264]+1)" office:value-type="float" office:value="15">
            <text:p>015</text:p>
          </table:table-cell>
          <table:table-cell office:value-type="string">
            <text:p>CS\Mail\Mail\Forward</text:p>
          </table:table-cell>
          <table:table-cell table:style-name="ce79" office:value-type="string">
            <text:p>Forward imported message</text:p>
          </table:table-cell>
          <table:table-cell office:value-type="string">
            <text:p>Step 1: Import mail</text:p>
          </table:table-cell>
          <table:table-cell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Import mail from machine to a folder of Account mail</text:p>
          </table:table-cell>
          <table:table-cell table:style-name="ce223" office:value-type="string">
            <text:p>- These mails are import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3">
          <table:table-cell table:formula="of:=IF(MID([.F266];6;1)&gt;MID([.F265];6;1);&quot;&quot;;MAX([.A$7:.A265])+1)">
            <text:p/>
          </table:table-cell>
          <table:table-cell office:value-type="string">
            <text:p>FNC_CS_MA_MAIL_03</text:p>
          </table:table-cell>
          <table:table-cell table:formula="of:=IF(VALUE(MID([.F266];6;FIND(&quot;:&quot;;[.F266];1)-FIND(&quot; &quot;;[.F266];1)-1))&gt;VALUE(MID([.F265];6;FIND(&quot;:&quot;;[.F265];1)-FIND(&quot; &quot;;[.F265];1)-1));[.C265];[.C265]+1)" office:value-type="float" office:value="15">
            <text:p>015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imported message</text:p>
          </table:table-cell>
          <table:table-cell office:value-type="string">
            <text:p>Step 2: Choose a mail to forward</text:p>
          </table:table-cell>
          <table:table-cell office:value-type="string">
            <text:p>- Open folder which stored imported messages</text:p>
            <text:p>- Right click <text:s/>at message which imported and select <text:span text:style-name="T5">Forward</text:span></text:p>
          </table:table-cell>
          <table:table-cell table:style-name="ce223" office:value-type="string">
            <text:p>Compose a new message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67];6;1)&gt;MID([.F266];6;1);&quot;&quot;;MAX([.A$7:.A266])+1)">
            <text:p/>
          </table:table-cell>
          <table:table-cell office:value-type="string">
            <text:p>FNC_CS_MA_MAIL_03</text:p>
          </table:table-cell>
          <table:table-cell table:formula="of:=IF(VALUE(MID([.F267];6;FIND(&quot;:&quot;;[.F267];1)-FIND(&quot; &quot;;[.F267];1)-1))&gt;VALUE(MID([.F266];6;FIND(&quot;:&quot;;[.F266];1)-FIND(&quot; &quot;;[.F266];1)-1));[.C266];[.C266]+1)" office:value-type="float" office:value="15">
            <text:p>015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imported message</text:p>
          </table:table-cell>
          <table:table-cell office:value-type="string">
            <text:p>Step 3: Send mail</text:p>
          </table:table-cell>
          <table:table-cell table:style-name="ce190" office:value-type="string">
            <text:p>- Input address for To field</text:p>
            <text:p>- Input data for some fields if you want</text:p>
            <text:p>- Click <text:span text:style-name="T5">Send mail</text:span></text:p>
          </table:table-cell>
          <table:table-cell office:value-type="string">
            <text:p>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68];6;1)&gt;MID([.F267];6;1);&quot;&quot;;MAX([.A$7:.A267])+1)" office:value-type="float" office:value="86">
            <text:p>086</text:p>
          </table:table-cell>
          <table:table-cell office:value-type="string">
            <text:p>FNC_CS_MA_MAIL_03</text:p>
          </table:table-cell>
          <table:table-cell table:formula="of:=IF(VALUE(MID([.F268];6;FIND(&quot;:&quot;;[.F268];1)-FIND(&quot; &quot;;[.F268];1)-1))&gt;VALUE(MID([.F267];6;FIND(&quot;:&quot;;[.F267];1)-FIND(&quot; &quot;;[.F267];1)-1));[.C267];[.C267]+1)" office:value-type="float" office:value="16">
            <text:p>016</text:p>
          </table:table-cell>
          <table:table-cell office:value-type="string">
            <text:p>CS\Mail\Mail\Forward</text:p>
          </table:table-cell>
          <table:table-cell table:style-name="ce79" office:value-type="string">
            <text:p>Forward <text:s/>message which was moved from other folder</text:p>
          </table:table-cell>
          <table:table-cell office:value-type="string">
            <text:p>Step 1: Perform to check mail for an account , Create a new folder</text:p>
          </table:table-cell>
          <table:table-cell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Check mail for the Account </text:p>
            <text:p>- Perform to <text:s/>create a new folder</text:p>
            <text:p/>
          </table:table-cell>
          <table:table-cell table:style-name="ce223" office:value-type="string">
            <text:p>- <text:s/>These mail are fetched from sever and stored in Inbox folder like default</text:p>
            <text:p>- A new folder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1">
          <table:table-cell table:formula="of:=IF(MID([.F269];6;1)&gt;MID([.F268];6;1);&quot;&quot;;MAX([.A$7:.A268])+1)">
            <text:p/>
          </table:table-cell>
          <table:table-cell office:value-type="string">
            <text:p>FNC_CS_MA_MAIL_03</text:p>
          </table:table-cell>
          <table:table-cell table:formula="of:=IF(VALUE(MID([.F269];6;FIND(&quot;:&quot;;[.F269];1)-FIND(&quot; &quot;;[.F269];1)-1))&gt;VALUE(MID([.F268];6;FIND(&quot;:&quot;;[.F268];1)-FIND(&quot; &quot;;[.F268];1)-1));[.C268];[.C268]+1)" office:value-type="float" office:value="16">
            <text:p>016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<text:s/>message which was moved from other folder</text:p>
          </table:table-cell>
          <table:table-cell office:value-type="string">
            <text:p>Step 2: Moving message from Inbox to created folder</text:p>
          </table:table-cell>
          <table:table-cell office:value-type="string">
            <text:p>- Perform to move some mails from inbox to created folder</text:p>
          </table:table-cell>
          <table:table-cell table:style-name="ce223" office:value-type="string">
            <text:p>Message is moved to new selected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>
          <table:table-cell table:formula="of:=IF(MID([.F270];6;1)&gt;MID([.F269];6;1);&quot;&quot;;MAX([.A$7:.A269])+1)">
            <text:p/>
          </table:table-cell>
          <table:table-cell office:value-type="string">
            <text:p>FNC_CS_MA_MAIL_03</text:p>
          </table:table-cell>
          <table:table-cell table:formula="of:=IF(VALUE(MID([.F270];6;FIND(&quot;:&quot;;[.F270];1)-FIND(&quot; &quot;;[.F270];1)-1))&gt;VALUE(MID([.F269];6;FIND(&quot;:&quot;;[.F269];1)-FIND(&quot; &quot;;[.F269];1)-1));[.C269];[.C269]+1)" office:value-type="float" office:value="16">
            <text:p>016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<text:s/>message which was moved from other folder</text:p>
          </table:table-cell>
          <table:table-cell office:value-type="string">
            <text:p>Step 3: Show compose mail form</text:p>
          </table:table-cell>
          <table:table-cell office:value-type="string">
            <text:p>- Open created folder: right click at message which moved and select <text:span text:style-name="T5">Forward</text:span></text:p>
            <text:p/>
          </table:table-cell>
          <table:table-cell table:style-name="ce223" office:value-type="string">
            <text:p>Compose a new message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71];6;1)&gt;MID([.F270];6;1);&quot;&quot;;MAX([.A$7:.A270])+1)">
            <text:p/>
          </table:table-cell>
          <table:table-cell office:value-type="string">
            <text:p>FNC_CS_MA_MAIL_03</text:p>
          </table:table-cell>
          <table:table-cell table:formula="of:=IF(VALUE(MID([.F271];6;FIND(&quot;:&quot;;[.F271];1)-FIND(&quot; &quot;;[.F271];1)-1))&gt;VALUE(MID([.F270];6;FIND(&quot;:&quot;;[.F270];1)-FIND(&quot; &quot;;[.F270];1)-1));[.C270];[.C270]+1)" office:value-type="float" office:value="16">
            <text:p>016</text:p>
          </table:table-cell>
          <table:table-cell office:value-type="string">
            <text:p>CS\Mail\Mail\Forward</text:p>
          </table:table-cell>
          <table:table-cell table:style-name="ce192" office:value-type="string">
            <text:p>Forward <text:s/>message which was moved from other folder</text:p>
          </table:table-cell>
          <table:table-cell office:value-type="string">
            <text:p>Step 4: Send mail</text:p>
          </table:table-cell>
          <table:table-cell office:value-type="string">
            <text:p>- Input address for To field</text:p>
            <text:p>- Input value to other fields if you want</text:p>
            <text:p>- Click <text:span text:style-name="T5">Send mail</text:span></text:p>
          </table:table-cell>
          <table:table-cell office:value-type="string">
            <text:p>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72];6;1)&gt;MID([.F271];6;1);&quot;&quot;;MAX([.A$7:.A271])+1)" office:value-type="float" office:value="87">
            <text:p>087</text:p>
          </table:table-cell>
          <table:table-cell office:value-type="string">
            <text:p>FNC_CS_MA_MAIL_03</text:p>
          </table:table-cell>
          <table:table-cell table:formula="of:=IF(VALUE(MID([.F272];6;FIND(&quot;:&quot;;[.F272];1)-FIND(&quot; &quot;;[.F272];1)-1))&gt;VALUE(MID([.F271];6;FIND(&quot;:&quot;;[.F271];1)-FIND(&quot; &quot;;[.F271];1)-1));[.C271];[.C271]+1)" office:value-type="float" office:value="17">
            <text:p>017</text:p>
          </table:table-cell>
          <table:table-cell office:value-type="string">
            <text:p>CS\Mail\Mail\Forward</text:p>
          </table:table-cell>
          <table:table-cell table:style-name="ce79" office:value-type="string">
            <text:p>Discard Forwarding message</text:p>
          </table:table-cell>
          <table:table-cell office:value-type="string">
            <text:p>Step 1: Open Compose mail form</text:p>
          </table:table-cell>
          <table:table-cell table:style-name="ce19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Right click on fetched message in list and select <text:span text:style-name="T5">Forward</text:span></text:p>
            <text:p/>
          </table:table-cell>
          <table:table-cell office:value-type="string">
            <text:p>Compose new mail form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73];6;1)&gt;MID([.F272];6;1);&quot;&quot;;MAX([.A$7:.A272])+1)">
            <text:p/>
          </table:table-cell>
          <table:table-cell office:value-type="string">
            <text:p>FNC_CS_MA_MAIL_03</text:p>
          </table:table-cell>
          <table:table-cell table:formula="of:=IF(VALUE(MID([.F273];6;FIND(&quot;:&quot;;[.F273];1)-FIND(&quot; &quot;;[.F273];1)-1))&gt;VALUE(MID([.F272];6;FIND(&quot;:&quot;;[.F272];1)-FIND(&quot; &quot;;[.F272];1)-1));[.C272];[.C272]+1)" office:value-type="float" office:value="17">
            <text:p>017</text:p>
          </table:table-cell>
          <table:table-cell office:value-type="string">
            <text:p>CS\Mail\Mail\Forward</text:p>
          </table:table-cell>
          <table:table-cell office:value-type="string">
            <text:p>Discard Forwarding message</text:p>
          </table:table-cell>
          <table:table-cell office:value-type="string">
            <text:p>Step 2: Discard sending forward mail</text:p>
          </table:table-cell>
          <table:table-cell table:style-name="ce190" office:value-type="string">
            <text:p>- Perform to input data for other fields if you want</text:p>
            <text:p>- Click <text:span text:style-name="T5">Discard</text:span></text:p>
          </table:table-cell>
          <table:table-cell office:value-type="string">
            <text:p>- Compose a new mail form is closed </text:p>
            <text:p>- No mail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74];6;1)&gt;MID([.F273];6;1);&quot;&quot;;MAX([.A$7:.A273])+1)" office:value-type="float" office:value="88">
            <text:p>088</text:p>
          </table:table-cell>
          <table:table-cell office:value-type="string">
            <text:p>FNC_CS_MA_MAIL_03</text:p>
          </table:table-cell>
          <table:table-cell table:formula="of:=IF(VALUE(MID([.F274];6;FIND(&quot;:&quot;;[.F274];1)-FIND(&quot; &quot;;[.F274];1)-1))&gt;VALUE(MID([.F273];6;FIND(&quot;:&quot;;[.F273];1)-FIND(&quot; &quot;;[.F273];1)-1));[.C273];[.C273]+1)" office:value-type="float" office:value="18">
            <text:p>018</text:p>
          </table:table-cell>
          <table:table-cell office:value-type="string">
            <text:p>CS\Mail\Mail\Forward</text:p>
          </table:table-cell>
          <table:table-cell table:style-name="ce79" office:value-type="string">
            <text:p>Check saving as draft while composing mail to forward</text:p>
          </table:table-cell>
          <table:table-cell office:value-type="string">
            <text:p>Step 1: Open Compose mail form</text:p>
          </table:table-cell>
          <table:table-cell table:style-name="ce19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Right click on fetched message in list and select <text:span text:style-name="T5">Forward</text:span></text:p>
            <text:p/>
          </table:table-cell>
          <table:table-cell office:value-type="string">
            <text:p>Compose new mail form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MID([.F275];6;1)&gt;MID([.F274];6;1);&quot;&quot;;MAX([.A$7:.A274])+1)">
            <text:p/>
          </table:table-cell>
          <table:table-cell office:value-type="string">
            <text:p>FNC_CS_MA_MAIL_03</text:p>
          </table:table-cell>
          <table:table-cell table:formula="of:=IF(VALUE(MID([.F275];6;FIND(&quot;:&quot;;[.F275];1)-FIND(&quot; &quot;;[.F275];1)-1))&gt;VALUE(MID([.F274];6;FIND(&quot;:&quot;;[.F274];1)-FIND(&quot; &quot;;[.F274];1)-1));[.C274];[.C274]+1)" office:value-type="float" office:value="18">
            <text:p>018</text:p>
          </table:table-cell>
          <table:table-cell office:value-type="string">
            <text:p>CS\Mail\Mail\Forward</text:p>
          </table:table-cell>
          <table:table-cell table:style-name="ce192" office:value-type="string">
            <text:p>Check saving as draft while composing mail to forward</text:p>
          </table:table-cell>
          <table:table-cell office:value-type="string">
            <text:p>Step 2: Save composing mail as draft</text:p>
          </table:table-cell>
          <table:table-cell table:style-name="ce190" office:value-type="string">
            <text:p>- Perform to input data for other fields if you want</text:p>
            <text:p>- Click <text:span text:style-name="T5">Save as draft</text:span></text:p>
          </table:table-cell>
          <table:table-cell office:value-type="string">
            <text:p>- Compose a new mail form is closed </text:p>
            <text:p>- This mail is saved in Draft folder</text:p>
            <text:p>- No mail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8">
          <table:table-cell table:formula="of:=IF(MID([.F276];6;1)&gt;MID([.F275];6;1);&quot;&quot;;MAX([.A$7:.A275])+1)" office:value-type="float" office:value="89">
            <text:p>089</text:p>
          </table:table-cell>
          <table:table-cell office:value-type="string">
            <text:p>FNC_CS_MA_MAIL_04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Reply to sender</text:p>
          </table:table-cell>
          <table:table-cell table:style-name="ce78" office:value-type="string">
            <text:p>Reply message by Reply option in Action bar </text:p>
          </table:table-cell>
          <table:table-cell office:value-type="string">
            <text:p>Step 1: Create an Account mail, Check mail</text:p>
          </table:table-cell>
          <table:table-cell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Create an Account mail which had some mails on server</text:p>
            <text:p>-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4">
          <table:table-cell table:formula="of:=IF(MID([.F277];6;1)&gt;MID([.F276];6;1);&quot;&quot;;MAX([.A$7:.A276])+1)">
            <text:p/>
          </table:table-cell>
          <table:table-cell office:value-type="string">
            <text:p>FNC_CS_MA_MAIL_04</text:p>
          </table:table-cell>
          <table:table-cell table:formula="of:=IF(VALUE(MID([.F277];6;FIND(&quot;:&quot;;[.F277];1)-FIND(&quot; &quot;;[.F277];1)-1))&gt;VALUE(MID([.F276];6;FIND(&quot;:&quot;;[.F276];1)-FIND(&quot; &quot;;[.F276];1)-1));[.C276];[.C276]+1)" office:value-type="float" office:value="1">
            <text:p>001</text:p>
          </table:table-cell>
          <table:table-cell office:value-type="string">
            <text:p>CS\Mail\Mail\Reply to sender</text:p>
          </table:table-cell>
          <table:table-cell table:style-name="ce191" office:value-type="string">
            <text:p>Reply message by Reply option in Action bar </text:p>
          </table:table-cell>
          <table:table-cell office:value-type="string">
            <text:p>Step 2: Open Inbox</text:p>
          </table:table-cell>
          <table:table-cell office:value-type="string">
            <text:p>- Click at Inbox folder </text:p>
          </table:table-cell>
          <table:table-cell office:value-type="string">
            <text:p>- Mails which are stored in Inbox will be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78];6;1)&gt;MID([.F277];6;1);&quot;&quot;;MAX([.A$7:.A277])+1)">
            <text:p/>
          </table:table-cell>
          <table:table-cell office:value-type="string">
            <text:p>FNC_CS_MA_MAIL_04</text:p>
          </table:table-cell>
          <table:table-cell table:formula="of:=IF(VALUE(MID([.F278];6;FIND(&quot;:&quot;;[.F278];1)-FIND(&quot; &quot;;[.F278];1)-1))&gt;VALUE(MID([.F277];6;FIND(&quot;:&quot;;[.F277];1)-FIND(&quot; &quot;;[.F277];1)-1));[.C277];[.C277]+1)" office:value-type="float" office:value="1">
            <text:p>001</text:p>
          </table:table-cell>
          <table:table-cell office:value-type="string">
            <text:p>CS\Mail\Mail\Reply to sender</text:p>
          </table:table-cell>
          <table:table-cell table:style-name="ce191" office:value-type="string">
            <text:p>Reply message by Reply option in Action bar </text:p>
          </table:table-cell>
          <table:table-cell office:value-type="string">
            <text:p>Step 3: Open Compose a new mail form for replying </text:p>
          </table:table-cell>
          <table:table-cell office:value-type="string">
            <text:p>- Tick at corresponding check box of mail</text:p>
            <text:p>- <text:s/>Click <text:span text:style-name="T5">Reply to sender </text:span>in <text:s/>Action bar</text:p>
          </table:table-cell>
          <table:table-cell office:value-type="string">
            <text:p>- <text:s/>Compose a new mail form is shown properly</text:p>
            <text:p>- Address of sender is filled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279];6;1)&gt;MID([.F278];6;1);&quot;&quot;;MAX([.A$7:.A278])+1)">
            <text:p/>
          </table:table-cell>
          <table:table-cell office:value-type="string">
            <text:p>FNC_CS_MA_MAIL_04</text:p>
          </table:table-cell>
          <table:table-cell table:formula="of:=IF(VALUE(MID([.F279];6;FIND(&quot;:&quot;;[.F279];1)-FIND(&quot; &quot;;[.F279];1)-1))&gt;VALUE(MID([.F278];6;FIND(&quot;:&quot;;[.F278];1)-FIND(&quot; &quot;;[.F278];1)-1));[.C278];[.C278]+1)" office:value-type="float" office:value="1">
            <text:p>001</text:p>
          </table:table-cell>
          <table:table-cell office:value-type="string">
            <text:p>CS\Mail\Mail\Reply to sender</text:p>
          </table:table-cell>
          <table:table-cell table:style-name="ce191" office:value-type="string">
            <text:p>Reply message by Reply option in Action bar </text:p>
          </table:table-cell>
          <table:table-cell office:value-type="string">
            <text:p>Step 4: Send mail</text:p>
          </table:table-cell>
          <table:table-cell office:value-type="string">
            <text:p>- Input data into message body</text:p>
            <text:p>- Click <text:span text:style-name="T5">Send mail</text:span></text:p>
          </table:table-cell>
          <table:table-cell office:value-type="string">
            <text:p>Send mail successfully to sender on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7">
          <table:table-cell table:formula="of:=IF(MID([.F280];6;1)&gt;MID([.F279];6;1);&quot;&quot;;MAX([.A$7:.A279])+1)" office:value-type="float" office:value="90">
            <text:p>090</text:p>
          </table:table-cell>
          <table:table-cell office:value-type="string">
            <text:p>FNC_CS_MA_MAIL_04</text:p>
          </table:table-cell>
          <table:table-cell table:formula="of:=IF(VALUE(MID([.F280];6;FIND(&quot;:&quot;;[.F280];1)-FIND(&quot; &quot;;[.F280];1)-1))&gt;VALUE(MID([.F279];6;FIND(&quot;:&quot;;[.F279];1)-FIND(&quot; &quot;;[.F279];1)-1));[.C279];[.C279]+1)" office:value-type="float" office:value="2">
            <text:p>002</text:p>
          </table:table-cell>
          <table:table-cell office:value-type="string">
            <text:p>CS\Mail\Mail\Reply to sender</text:p>
          </table:table-cell>
          <table:table-cell table:style-name="ce78" office:value-type="string">
            <text:p>Reply message by right click on <text:s/>message</text:p>
          </table:table-cell>
          <table:table-cell office:value-type="string">
            <text:p>Step 1: Create an Account mail, Check mail</text:p>
          </table:table-cell>
          <table:table-cell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Create an Account mail which had some mails on server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9">
          <table:table-cell table:formula="of:=IF(MID([.F281];6;1)&gt;MID([.F280];6;1);&quot;&quot;;MAX([.A$7:.A280])+1)">
            <text:p/>
          </table:table-cell>
          <table:table-cell office:value-type="string">
            <text:p>FNC_CS_MA_MAIL_04</text:p>
          </table:table-cell>
          <table:table-cell table:formula="of:=IF(VALUE(MID([.F281];6;FIND(&quot;:&quot;;[.F281];1)-FIND(&quot; &quot;;[.F281];1)-1))&gt;VALUE(MID([.F280];6;FIND(&quot;:&quot;;[.F280];1)-FIND(&quot; &quot;;[.F280];1)-1));[.C280];[.C280]+1)" office:value-type="float" office:value="2">
            <text:p>002</text:p>
          </table:table-cell>
          <table:table-cell office:value-type="string">
            <text:p>CS\Mail\Mail\Reply to sender</text:p>
          </table:table-cell>
          <table:table-cell table:style-name="ce191" office:value-type="string">
            <text:p>Reply message by right click on <text:s/>message</text:p>
          </table:table-cell>
          <table:table-cell office:value-type="string">
            <text:p>Step 2: Open Inbox</text:p>
          </table:table-cell>
          <table:table-cell office:value-type="string">
            <text:p>- Click at Inbox folder </text:p>
          </table:table-cell>
          <table:table-cell office:value-type="string">
            <text:p>- Mails which are stored in Inbox will be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8">
          <table:table-cell table:formula="of:=IF(MID([.F282];6;1)&gt;MID([.F281];6;1);&quot;&quot;;MAX([.A$7:.A281])+1)">
            <text:p/>
          </table:table-cell>
          <table:table-cell office:value-type="string">
            <text:p>FNC_CS_MA_MAIL_04</text:p>
          </table:table-cell>
          <table:table-cell table:formula="of:=IF(VALUE(MID([.F282];6;FIND(&quot;:&quot;;[.F282];1)-FIND(&quot; &quot;;[.F282];1)-1))&gt;VALUE(MID([.F281];6;FIND(&quot;:&quot;;[.F281];1)-FIND(&quot; &quot;;[.F281];1)-1));[.C281];[.C281]+1)" office:value-type="float" office:value="2">
            <text:p>002</text:p>
          </table:table-cell>
          <table:table-cell office:value-type="string">
            <text:p>CS\Mail\Mail\Reply to sender</text:p>
          </table:table-cell>
          <table:table-cell table:style-name="ce191" office:value-type="string">
            <text:p>Reply message by right click on <text:s/>message</text:p>
          </table:table-cell>
          <table:table-cell office:value-type="string">
            <text:p>Step 3:Open compose a new mail for reply</text:p>
          </table:table-cell>
          <table:table-cell office:value-type="string">
            <text:p>- Right click at message</text:p>
            <text:p>- Select <text:span text:style-name="T5"><text:s/>Reply to sender </text:span>option</text:p>
          </table:table-cell>
          <table:table-cell office:value-type="string">
            <text:p>- <text:s/>Compose a new mail form is shown properly </text:p>
            <text:p>- Address of sender is fill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283];6;1)&gt;MID([.F282];6;1);&quot;&quot;;MAX([.A$7:.A282])+1)">
            <text:p/>
          </table:table-cell>
          <table:table-cell office:value-type="string">
            <text:p>FNC_CS_MA_MAIL_04</text:p>
          </table:table-cell>
          <table:table-cell table:formula="of:=IF(VALUE(MID([.F283];6;FIND(&quot;:&quot;;[.F283];1)-FIND(&quot; &quot;;[.F283];1)-1))&gt;VALUE(MID([.F282];6;FIND(&quot;:&quot;;[.F282];1)-FIND(&quot; &quot;;[.F282];1)-1));[.C282];[.C282]+1)" office:value-type="float" office:value="2">
            <text:p>002</text:p>
          </table:table-cell>
          <table:table-cell office:value-type="string">
            <text:p>CS\Mail\Mail\Reply to sender</text:p>
          </table:table-cell>
          <table:table-cell table:style-name="ce191" office:value-type="string">
            <text:p>Reply message by right click on <text:s/>message</text:p>
          </table:table-cell>
          <table:table-cell office:value-type="string">
            <text:p>Step 4: Send mail</text:p>
          </table:table-cell>
          <table:table-cell office:value-type="string">
            <text:p>- Input data into message body</text:p>
            <text:p>- Click <text:span text:style-name="T5">Send mail</text:span></text:p>
          </table:table-cell>
          <table:table-cell office:value-type="string">
            <text:p>Send mail successfully to sender on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4">
          <table:table-cell table:formula="of:=IF(MID([.F284];6;1)&gt;MID([.F283];6;1);&quot;&quot;;MAX([.A$7:.A283])+1)" office:value-type="float" office:value="91">
            <text:p>091</text:p>
          </table:table-cell>
          <table:table-cell office:value-type="string">
            <text:p>FNC_CS_MA_MAIL_04</text:p>
          </table:table-cell>
          <table:table-cell table:formula="of:=IF(VALUE(MID([.F284];6;FIND(&quot;:&quot;;[.F284];1)-FIND(&quot; &quot;;[.F284];1)-1))&gt;VALUE(MID([.F283];6;FIND(&quot;:&quot;;[.F283];1)-FIND(&quot; &quot;;[.F283];1)-1));[.C283];[.C283]+1)" office:value-type="float" office:value="3">
            <text:p>003</text:p>
          </table:table-cell>
          <table:table-cell office:value-type="string">
            <text:p>CS\Mail\Mail\Reply to sender</text:p>
          </table:table-cell>
          <table:table-cell table:style-name="ce78" office:value-type="string">
            <text:p>Reply message by Reply option in Message Detail pane</text:p>
          </table:table-cell>
          <table:table-cell office:value-type="string">
            <text:p>Step 1:<text:span text:style-name="T5"> </text:span>Create an Account mail, Check mail</text:p>
          </table:table-cell>
          <table:table-cell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Create an Account mail which had some mails on server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MID([.F285];6;1)&gt;MID([.F284];6;1);&quot;&quot;;MAX([.A$7:.A284])+1)">
            <text:p/>
          </table:table-cell>
          <table:table-cell office:value-type="string">
            <text:p>FNC_CS_MA_MAIL_04</text:p>
          </table:table-cell>
          <table:table-cell table:formula="of:=IF(VALUE(MID([.F285];6;FIND(&quot;:&quot;;[.F285];1)-FIND(&quot; &quot;;[.F285];1)-1))&gt;VALUE(MID([.F284];6;FIND(&quot;:&quot;;[.F284];1)-FIND(&quot; &quot;;[.F284];1)-1));[.C284];[.C284]+1)" office:value-type="float" office:value="3">
            <text:p>003</text:p>
          </table:table-cell>
          <table:table-cell office:value-type="string">
            <text:p>CS\Mail\Mail\Reply to sender</text:p>
          </table:table-cell>
          <table:table-cell table:style-name="ce191" office:value-type="string">
            <text:p>Reply message by Reply option in Message Detail pane</text:p>
          </table:table-cell>
          <table:table-cell office:value-type="string">
            <text:p>Step 2: Open Inbox</text:p>
          </table:table-cell>
          <table:table-cell office:value-type="string">
            <text:p>- Click at Inbox folder </text:p>
          </table:table-cell>
          <table:table-cell office:value-type="string">
            <text:p>- Mails which are stored in Inbox will be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9">
          <table:table-cell table:formula="of:=IF(MID([.F286];6;1)&gt;MID([.F285];6;1);&quot;&quot;;MAX([.A$7:.A285])+1)">
            <text:p/>
          </table:table-cell>
          <table:table-cell office:value-type="string">
            <text:p>FNC_CS_MA_MAIL_04</text:p>
          </table:table-cell>
          <table:table-cell table:formula="of:=IF(VALUE(MID([.F286];6;FIND(&quot;:&quot;;[.F286];1)-FIND(&quot; &quot;;[.F286];1)-1))&gt;VALUE(MID([.F285];6;FIND(&quot;:&quot;;[.F285];1)-FIND(&quot; &quot;;[.F285];1)-1));[.C285];[.C285]+1)" office:value-type="float" office:value="3">
            <text:p>003</text:p>
          </table:table-cell>
          <table:table-cell office:value-type="string">
            <text:p>CS\Mail\Mail\Reply to sender</text:p>
          </table:table-cell>
          <table:table-cell table:style-name="ce191" office:value-type="string">
            <text:p>Reply message by Reply option in Message Detail pane</text:p>
          </table:table-cell>
          <table:table-cell office:value-type="string">
            <text:p>Step 3: View message which will be replied </text:p>
          </table:table-cell>
          <table:table-cell office:value-type="string">
            <text:p>Choose message from list to view</text:p>
          </table:table-cell>
          <table:table-cell office:value-type="string">
            <text:p>- Detail message will be shown in View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2">
          <table:table-cell table:formula="of:=IF(MID([.F287];6;1)&gt;MID([.F286];6;1);&quot;&quot;;MAX([.A$7:.A286])+1)">
            <text:p/>
          </table:table-cell>
          <table:table-cell office:value-type="string">
            <text:p>FNC_CS_MA_MAIL_04</text:p>
          </table:table-cell>
          <table:table-cell table:formula="of:=IF(VALUE(MID([.F287];6;FIND(&quot;:&quot;;[.F287];1)-FIND(&quot; &quot;;[.F287];1)-1))&gt;VALUE(MID([.F286];6;FIND(&quot;:&quot;;[.F286];1)-FIND(&quot; &quot;;[.F286];1)-1));[.C286];[.C286]+1)" office:value-type="float" office:value="3">
            <text:p>003</text:p>
          </table:table-cell>
          <table:table-cell office:value-type="string">
            <text:p>CS\Mail\Mail\Reply to sender</text:p>
          </table:table-cell>
          <table:table-cell table:style-name="ce191" office:value-type="string">
            <text:p>Reply message by Reply option in Message Detail pane</text:p>
          </table:table-cell>
          <table:table-cell office:value-type="string">
            <text:p>Step 4: Open Compose a new message </text:p>
          </table:table-cell>
          <table:table-cell office:value-type="string">
            <text:p>- Click <text:s/>“ Action on this message” Icon on View message panel (top right)</text:p>
          </table:table-cell>
          <table:table-cell office:value-type="string">
            <text:p>- <text:s/>Compose a new mail form is shown properly </text:p>
            <text:p>- Address of sender is fill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288];6;1)&gt;MID([.F287];6;1);&quot;&quot;;MAX([.A$7:.A287])+1)">
            <text:p/>
          </table:table-cell>
          <table:table-cell office:value-type="string">
            <text:p>FNC_CS_MA_MAIL_04</text:p>
          </table:table-cell>
          <table:table-cell table:formula="of:=IF(VALUE(MID([.F288];6;FIND(&quot;:&quot;;[.F288];1)-FIND(&quot; &quot;;[.F288];1)-1))&gt;VALUE(MID([.F287];6;FIND(&quot;:&quot;;[.F287];1)-FIND(&quot; &quot;;[.F287];1)-1));[.C287];[.C287]+1)" office:value-type="float" office:value="3">
            <text:p>003</text:p>
          </table:table-cell>
          <table:table-cell office:value-type="string">
            <text:p>CS\Mail\Mail\Reply to sender</text:p>
          </table:table-cell>
          <table:table-cell table:style-name="ce191" office:value-type="string">
            <text:p>Reply message by Reply option in Message Detail pane</text:p>
          </table:table-cell>
          <table:table-cell office:value-type="string">
            <text:p>Step 5: Send mail</text:p>
          </table:table-cell>
          <table:table-cell office:value-type="string">
            <text:p>- Input data into message body</text:p>
            <text:p>- Click <text:span text:style-name="T5">Send mail</text:span></text:p>
          </table:table-cell>
          <table:table-cell office:value-type="string">
            <text:p>Send mail successfully to sender on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9">
          <table:table-cell table:formula="of:=IF(MID([.F289];6;1)&gt;MID([.F288];6;1);&quot;&quot;;MAX([.A$7:.A288])+1)" office:value-type="float" office:value="92">
            <text:p>092</text:p>
          </table:table-cell>
          <table:table-cell office:value-type="string">
            <text:p>FNC_CS_MA_MAIL_04</text:p>
          </table:table-cell>
          <table:table-cell table:formula="of:=IF(VALUE(MID([.F289];6;FIND(&quot;:&quot;;[.F289];1)-FIND(&quot; &quot;;[.F289];1)-1))&gt;VALUE(MID([.F288];6;FIND(&quot;:&quot;;[.F288];1)-FIND(&quot; &quot;;[.F288];1)-1));[.C288];[.C288]+1)" office:value-type="float" office:value="4">
            <text:p>004</text:p>
          </table:table-cell>
          <table:table-cell office:value-type="string">
            <text:p>CS\Mail\Mail\Reply to sender</text:p>
          </table:table-cell>
          <table:table-cell table:style-name="ce78" office:value-type="string">
            <text:p>Reply message when <text:s/>send original message as an attachment</text:p>
          </table:table-cell>
          <table:table-cell office:value-type="string">
            <text:p>Step 1: Setting Reply original message as an attachment</text:p>
          </table:table-cell>
          <table:table-cell table:style-name="ce19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In Mail setting: </text:p>
            <text:p>- Select <text:span text:style-name="T5">Reply Original message as an attachment</text:span></text:p>
            <text:p>- Click <text:span text:style-name="T5">Save</text:span></text:p>
          </table:table-cell>
          <table:table-cell table:style-name="ce190" office:value-type="string">
            <text:p>Setting mail is successfu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290];6;1)&gt;MID([.F289];6;1);&quot;&quot;;MAX([.A$7:.A289])+1)">
            <text:p/>
          </table:table-cell>
          <table:table-cell office:value-type="string">
            <text:p>FNC_CS_MA_MAIL_04</text:p>
          </table:table-cell>
          <table:table-cell table:formula="of:=IF(VALUE(MID([.F290];6;FIND(&quot;:&quot;;[.F290];1)-FIND(&quot; &quot;;[.F290];1)-1))&gt;VALUE(MID([.F289];6;FIND(&quot;:&quot;;[.F289];1)-FIND(&quot; &quot;;[.F289];1)-1));[.C289];[.C289]+1)" office:value-type="float" office:value="4">
            <text:p>004</text:p>
          </table:table-cell>
          <table:table-cell office:value-type="string">
            <text:p>CS\Mail\Mail\Reply to sender</text:p>
          </table:table-cell>
          <table:table-cell table:style-name="ce190" office:value-type="string">
            <text:p>Reply message when <text:s/>send original message as an attachment</text:p>
          </table:table-cell>
          <table:table-cell office:value-type="string">
            <text:p>Step 2 : Open <text:s text:c="2"/>Compose a new mail <text:s/>form for reply mail</text:p>
          </table:table-cell>
          <table:table-cell table:style-name="ce190" office:value-type="string">
            <text:p>Right click at a message and select <text:span text:style-name="T5">Reply sender</text:span></text:p>
          </table:table-cell>
          <table:table-cell table:style-name="ce190" office:value-type="string">
            <text:p>- <text:s/>Compose a new mail form is shown properly </text:p>
            <text:p>- Content of Original message is put on a eml file above “Body” field with selected check box</text:p>
            <text:p>- Body field is <text:span text:style-name="T11">empt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291];6;1)&gt;MID([.F290];6;1);&quot;&quot;;MAX([.A$7:.A290])+1)">
            <text:p/>
          </table:table-cell>
          <table:table-cell office:value-type="string">
            <text:p>FNC_CS_MA_MAIL_04</text:p>
          </table:table-cell>
          <table:table-cell table:formula="of:=IF(VALUE(MID([.F291];6;FIND(&quot;:&quot;;[.F291];1)-FIND(&quot; &quot;;[.F291];1)-1))&gt;VALUE(MID([.F290];6;FIND(&quot;:&quot;;[.F290];1)-FIND(&quot; &quot;;[.F290];1)-1));[.C290];[.C290]+1)" office:value-type="float" office:value="4">
            <text:p>004</text:p>
          </table:table-cell>
          <table:table-cell office:value-type="string">
            <text:p>CS\Mail\Mail\Reply to sender</text:p>
          </table:table-cell>
          <table:table-cell table:style-name="ce190" office:value-type="string">
            <text:p>Reply message when send original message as an attachment</text:p>
          </table:table-cell>
          <table:table-cell office:value-type="string">
            <text:p>Step 3: Send mail</text:p>
          </table:table-cell>
          <table:table-cell office:value-type="string">
            <text:p>- Perform to input data into fields</text:p>
            <text:p><text:s/>- Click<text:span text:style-name="T5"> Send mail</text:span></text:p>
          </table:table-cell>
          <table:table-cell office:value-type="string">
            <text:p>- Message is sent</text:p>
            <text:p>- Sent message in server is displayed with original content in an attached 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8">
          <table:table-cell table:formula="of:=IF(MID([.F292];6;1)&gt;MID([.F291];6;1);&quot;&quot;;MAX([.A$7:.A291])+1)" office:value-type="float" office:value="93">
            <text:p>093</text:p>
          </table:table-cell>
          <table:table-cell office:value-type="string">
            <text:p>FNC_CS_MA_MAIL_04</text:p>
          </table:table-cell>
          <table:table-cell table:formula="of:=IF(VALUE(MID([.F292];6;FIND(&quot;:&quot;;[.F292];1)-FIND(&quot; &quot;;[.F292];1)-1))&gt;VALUE(MID([.F291];6;FIND(&quot;:&quot;;[.F291];1)-FIND(&quot; &quot;;[.F291];1)-1));[.C291];[.C291]+1)" office:value-type="float" office:value="5">
            <text:p>005</text:p>
          </table:table-cell>
          <table:table-cell office:value-type="string">
            <text:p>CS\Mail\Mail\Reply to sender</text:p>
          </table:table-cell>
          <table:table-cell table:style-name="ce78" office:value-type="string">
            <text:p>Reply message in case setting original message as an attachment but do not send that attachment</text:p>
          </table:table-cell>
          <table:table-cell office:value-type="string">
            <text:p>Step 1: Setting Reply original message as an attachment</text:p>
          </table:table-cell>
          <table:table-cell table:style-name="ce19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In Mail setting: </text:p>
            <text:p>- Select <text:span text:style-name="T5">Reply Original message as an attachment</text:span></text:p>
            <text:p>- Click <text:span text:style-name="T5">Save</text:span></text:p>
          </table:table-cell>
          <table:table-cell table:style-name="ce190" office:value-type="string">
            <text:p>Setting mail is successfu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6">
          <table:table-cell table:formula="of:=IF(MID([.F293];6;1)&gt;MID([.F292];6;1);&quot;&quot;;MAX([.A$7:.A292])+1)">
            <text:p/>
          </table:table-cell>
          <table:table-cell office:value-type="string">
            <text:p>FNC_CS_MA_MAIL_04</text:p>
          </table:table-cell>
          <table:table-cell table:formula="of:=IF(VALUE(MID([.F293];6;FIND(&quot;:&quot;;[.F293];1)-FIND(&quot; &quot;;[.F293];1)-1))&gt;VALUE(MID([.F292];6;FIND(&quot;:&quot;;[.F292];1)-FIND(&quot; &quot;;[.F292];1)-1));[.C292];[.C292]+1)" office:value-type="float" office:value="5">
            <text:p>005</text:p>
          </table:table-cell>
          <table:table-cell office:value-type="string">
            <text:p>CS\Mail\Mail\Reply to sender</text:p>
          </table:table-cell>
          <table:table-cell table:style-name="ce191" office:value-type="string">
            <text:p>Reply message in case setting original message as an attachment but do not send that attachment</text:p>
          </table:table-cell>
          <table:table-cell office:value-type="string">
            <text:p>Step 2 : Open <text:s text:c="2"/>Compose a new mail <text:s/>form for reply mail</text:p>
          </table:table-cell>
          <table:table-cell table:style-name="ce190" office:value-type="string">
            <text:p>Right click at a message and select <text:span text:style-name="T5">Reply sender</text:span></text:p>
          </table:table-cell>
          <table:table-cell table:style-name="ce190" office:value-type="string">
            <text:p>- <text:s/>Compose a new mail form is shown properly </text:p>
            <text:p>- Content of Original message is put on a eml file above “Body” field with selected check box</text:p>
            <text:p>- Body field is <text:span text:style-name="T11">empt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294];6;1)&gt;MID([.F293];6;1);&quot;&quot;;MAX([.A$7:.A293])+1)">
            <text:p/>
          </table:table-cell>
          <table:table-cell office:value-type="string">
            <text:p>FNC_CS_MA_MAIL_04</text:p>
          </table:table-cell>
          <table:table-cell table:formula="of:=IF(VALUE(MID([.F294];6;FIND(&quot;:&quot;;[.F294];1)-FIND(&quot; &quot;;[.F294];1)-1))&gt;VALUE(MID([.F293];6;FIND(&quot;:&quot;;[.F293];1)-FIND(&quot; &quot;;[.F293];1)-1));[.C293];[.C293]+1)" office:value-type="float" office:value="5">
            <text:p>005</text:p>
          </table:table-cell>
          <table:table-cell office:value-type="string">
            <text:p>CS\Mail\Mail\Reply to sender</text:p>
          </table:table-cell>
          <table:table-cell table:style-name="ce191" office:value-type="string">
            <text:p>Reply message in case setting original message as an attachment but do not send that attachment</text:p>
          </table:table-cell>
          <table:table-cell office:value-type="string">
            <text:p>Step 3: Send mail</text:p>
          </table:table-cell>
          <table:table-cell office:value-type="string">
            <text:p>- Perform to input data into fields which you want</text:p>
            <text:p>- Unchecked at check box corresponding of <text:s/>eml file</text:p>
            <text:p><text:s/>- Click <text:span text:style-name="T5">Send mail</text:span></text:p>
          </table:table-cell>
          <table:table-cell office:value-type="string">
            <text:p>Sent message successfully with no attach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9">
          <table:table-cell table:formula="of:=IF(MID([.F295];6;1)&gt;MID([.F294];6;1);&quot;&quot;;MAX([.A$7:.A294])+1)" office:value-type="float" office:value="94">
            <text:p>094</text:p>
          </table:table-cell>
          <table:table-cell office:value-type="string">
            <text:p>FNC_CS_MA_MAIL_04</text:p>
          </table:table-cell>
          <table:table-cell table:formula="of:=IF(VALUE(MID([.F295];6;FIND(&quot;:&quot;;[.F295];1)-FIND(&quot; &quot;;[.F295];1)-1))&gt;VALUE(MID([.F294];6;FIND(&quot;:&quot;;[.F294];1)-FIND(&quot; &quot;;[.F294];1)-1));[.C294];[.C294]+1)" office:value-type="float" office:value="6">
            <text:p>006</text:p>
          </table:table-cell>
          <table:table-cell office:value-type="string">
            <text:p>CS\Mail\Mail\Reply to sender</text:p>
          </table:table-cell>
          <table:table-cell table:style-name="ce86" office:value-type="string">
            <text:p>Reply message which included attachment and set <text:s/>reply original message as an attachment</text:p>
          </table:table-cell>
          <table:table-cell office:value-type="string">
            <text:p>Step 1:setting Reply original message as an attachment</text:p>
          </table:table-cell>
          <table:table-cell table:style-name="ce19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In Mail setting: </text:p>
            <text:p>- Select <text:span text:style-name="T5">Reply Original message as an attachment</text:span></text:p>
            <text:p>- Click <text:span text:style-name="T5">Save</text:span></text:p>
          </table:table-cell>
          <table:table-cell table:style-name="ce190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5">
          <table:table-cell table:formula="of:=IF(MID([.F296];6;1)&gt;MID([.F295];6;1);&quot;&quot;;MAX([.A$7:.A295])+1)">
            <text:p/>
          </table:table-cell>
          <table:table-cell office:value-type="string">
            <text:p>FNC_CS_MA_MAIL_04</text:p>
          </table:table-cell>
          <table:table-cell table:formula="of:=IF(VALUE(MID([.F296];6;FIND(&quot;:&quot;;[.F296];1)-FIND(&quot; &quot;;[.F296];1)-1))&gt;VALUE(MID([.F295];6;FIND(&quot;:&quot;;[.F295];1)-FIND(&quot; &quot;;[.F295];1)-1));[.C295];[.C295]+1)" office:value-type="float" office:value="6">
            <text:p>006</text:p>
          </table:table-cell>
          <table:table-cell office:value-type="string">
            <text:p>CS\Mail\Mail\Reply to sender</text:p>
          </table:table-cell>
          <table:table-cell table:style-name="ce190" office:value-type="string">
            <text:p>Reply message which included attachment and set <text:s/>reply original message as an attachment</text:p>
          </table:table-cell>
          <table:table-cell office:value-type="string">
            <text:p>Step 2 : Open <text:s text:c="2"/>Compose a new mail <text:s/>form for reply mail</text:p>
          </table:table-cell>
          <table:table-cell table:style-name="ce190" office:value-type="string">
            <text:p>Right click at a message which has attach file and select <text:span text:style-name="T5">Reply sender</text:span></text:p>
          </table:table-cell>
          <table:table-cell table:style-name="ce190" office:value-type="string">
            <text:p>- Compose a new mail form is shown properly </text:p>
            <text:p>- Address of sender is filled in To field</text:p>
            <text:p>- Attachment of <text:s/>message is shown in this form</text:p>
            <text:p>- Content of Original message is put on a eml file above “Body” field</text:p>
            <text:p>- Body field is <text:span text:style-name="T11">empt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6">
          <table:table-cell table:formula="of:=IF(MID([.F297];6;1)&gt;MID([.F296];6;1);&quot;&quot;;MAX([.A$7:.A296])+1)">
            <text:p/>
          </table:table-cell>
          <table:table-cell office:value-type="string">
            <text:p>FNC_CS_MA_MAIL_04</text:p>
          </table:table-cell>
          <table:table-cell table:formula="of:=IF(VALUE(MID([.F297];6;FIND(&quot;:&quot;;[.F297];1)-FIND(&quot; &quot;;[.F297];1)-1))&gt;VALUE(MID([.F296];6;FIND(&quot;:&quot;;[.F296];1)-FIND(&quot; &quot;;[.F296];1)-1));[.C296];[.C296]+1)" office:value-type="float" office:value="6">
            <text:p>006</text:p>
          </table:table-cell>
          <table:table-cell office:value-type="string">
            <text:p>CS\Mail\Mail\Reply to sender</text:p>
          </table:table-cell>
          <table:table-cell table:style-name="ce190" office:value-type="string">
            <text:p>Reply message which included attachment and set <text:s/>reply original message as an attachment</text:p>
          </table:table-cell>
          <table:table-cell office:value-type="string">
            <text:p>Step 3: Send mail</text:p>
          </table:table-cell>
          <table:table-cell table:style-name="ce190" office:value-type="string">
            <text:p>- Input value for fields</text:p>
            <text:p>- Click <text:span text:style-name="T5">Send mail</text:span></text:p>
          </table:table-cell>
          <table:table-cell table:style-name="ce190" office:value-type="string">
            <text:p>Mail is sent successfully with both 2 attached fil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7">
          <table:table-cell table:formula="of:=IF(MID([.F298];6;1)&gt;MID([.F297];6;1);&quot;&quot;;MAX([.A$7:.A297])+1)" office:value-type="float" office:value="95">
            <text:p>095</text:p>
          </table:table-cell>
          <table:table-cell office:value-type="string">
            <text:p>FNC_CS_MA_MAIL_04</text:p>
          </table:table-cell>
          <table:table-cell table:formula="of:=IF(VALUE(MID([.F298];6;FIND(&quot;:&quot;;[.F298];1)-FIND(&quot; &quot;;[.F298];1)-1))&gt;VALUE(MID([.F297];6;FIND(&quot;:&quot;;[.F297];1)-FIND(&quot; &quot;;[.F297];1)-1));[.C297];[.C297]+1)" office:value-type="float" office:value="7">
            <text:p>007</text:p>
          </table:table-cell>
          <table:table-cell office:value-type="string">
            <text:p>CS\Mail\Mail\Reply to sender</text:p>
          </table:table-cell>
          <table:table-cell table:style-name="ce78" office:value-type="string">
            <text:p>Reply message which included attachment <text:s/>and set reply original message as an attachment but do not send that attachment</text:p>
          </table:table-cell>
          <table:table-cell office:value-type="string">
            <text:p>Step 1:setting Reply original message as an attachment</text:p>
          </table:table-cell>
          <table:table-cell table:style-name="ce19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In Mail setting: </text:p>
            <text:p>- Select <text:span text:style-name="T5">Reply Original message as an attachment</text:span></text:p>
            <text:p>- Click <text:span text:style-name="T5">Save</text:span></text:p>
          </table:table-cell>
          <table:table-cell table:style-name="ce190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MID([.F299];6;1)&gt;MID([.F298];6;1);&quot;&quot;;MAX([.A$7:.A298])+1)">
            <text:p/>
          </table:table-cell>
          <table:table-cell office:value-type="string">
            <text:p>FNC_CS_MA_MAIL_04</text:p>
          </table:table-cell>
          <table:table-cell table:formula="of:=IF(VALUE(MID([.F299];6;FIND(&quot;:&quot;;[.F299];1)-FIND(&quot; &quot;;[.F299];1)-1))&gt;VALUE(MID([.F298];6;FIND(&quot;:&quot;;[.F298];1)-FIND(&quot; &quot;;[.F298];1)-1));[.C298];[.C298]+1)" office:value-type="float" office:value="7">
            <text:p>007</text:p>
          </table:table-cell>
          <table:table-cell office:value-type="string">
            <text:p>CS\Mail\Mail\Reply to sender</text:p>
          </table:table-cell>
          <table:table-cell table:style-name="ce191" office:value-type="string">
            <text:p>Reply message which included attachment <text:s/>and set reply original message as an attachment but do not send that attachment</text:p>
          </table:table-cell>
          <table:table-cell office:value-type="string">
            <text:p>Step 2 : Open <text:s text:c="2"/>Compose a new mail <text:s/>form for a replied mail</text:p>
          </table:table-cell>
          <table:table-cell table:style-name="ce190" office:value-type="string">
            <text:p>- Perform to Open <text:s/>Compose a new mail <text:s/>form for a replied mail which attached file</text:p>
          </table:table-cell>
          <table:table-cell table:style-name="ce190" office:value-type="string">
            <text:p>- <text:s/>Compose a new mail form is shown properly </text:p>
            <text:p><text:s/>- Address of sender is filled in To field</text:p>
            <text:p>- Attachment of <text:s/>message is shown in this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8">
          <table:table-cell table:formula="of:=IF(MID([.F300];6;1)&gt;MID([.F299];6;1);&quot;&quot;;MAX([.A$7:.A299])+1)">
            <text:p/>
          </table:table-cell>
          <table:table-cell office:value-type="string">
            <text:p>FNC_CS_MA_MAIL_04</text:p>
          </table:table-cell>
          <table:table-cell table:formula="of:=IF(VALUE(MID([.F300];6;FIND(&quot;:&quot;;[.F300];1)-FIND(&quot; &quot;;[.F300];1)-1))&gt;VALUE(MID([.F299];6;FIND(&quot;:&quot;;[.F299];1)-FIND(&quot; &quot;;[.F299];1)-1));[.C299];[.C299]+1)" office:value-type="float" office:value="7">
            <text:p>007</text:p>
          </table:table-cell>
          <table:table-cell office:value-type="string">
            <text:p>CS\Mail\Mail\Reply to sender</text:p>
          </table:table-cell>
          <table:table-cell table:style-name="ce191" office:value-type="string">
            <text:p>Reply message which included attachment <text:s/>and set reply original message as an attachment but do not send that attachment</text:p>
          </table:table-cell>
          <table:table-cell office:value-type="string">
            <text:p>Step 3: <text:s/>Send mail</text:p>
          </table:table-cell>
          <table:table-cell table:style-name="ce190" office:value-type="string">
            <text:p>- Uncheck all attached files</text:p>
            <text:p>- Input values</text:p>
            <text:p>- Click <text:span text:style-name="T5">Send mail</text:span></text:p>
          </table:table-cell>
          <table:table-cell office:value-type="string">
            <text:p>Message is sent with no attach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0">
          <table:table-cell table:formula="of:=IF(MID([.F301];6;1)&gt;MID([.F300];6;1);&quot;&quot;;MAX([.A$7:.A300])+1)" office:value-type="float" office:value="96">
            <text:p>096</text:p>
          </table:table-cell>
          <table:table-cell office:value-type="string">
            <text:p>FNC_CS_MA_MAIL_04</text:p>
          </table:table-cell>
          <table:table-cell table:formula="of:=IF(VALUE(MID([.F301];6;FIND(&quot;:&quot;;[.F301];1)-FIND(&quot; &quot;;[.F301];1)-1))&gt;VALUE(MID([.F300];6;FIND(&quot;:&quot;;[.F300];1)-FIND(&quot; &quot;;[.F300];1)-1));[.C300];[.C300]+1)" office:value-type="float" office:value="8">
            <text:p>008</text:p>
          </table:table-cell>
          <table:table-cell office:value-type="string">
            <text:p>CS\Mail\Mail\Reply to sender</text:p>
          </table:table-cell>
          <table:table-cell table:style-name="ce78" office:value-type="string">
            <text:p>Reply message Which included attachment and set reply original message as text quote</text:p>
          </table:table-cell>
          <table:table-cell office:value-type="string">
            <text:p>Step 1: Setup mail account</text:p>
          </table:table-cell>
          <table:table-cell table:style-name="ce19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In Mail setting: </text:p>
            <text:p>- Select <text:span text:style-name="T5">reply original message as text quote</text:span></text:p>
            <text:p>- Click <text:span text:style-name="T5">Save</text:span></text:p>
          </table:table-cell>
          <table:table-cell table:style-name="ce190" office:value-type="string">
            <text:p>- Setting mails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02];6;1)&gt;MID([.F301];6;1);&quot;&quot;;MAX([.A$7:.A301])+1)">
            <text:p/>
          </table:table-cell>
          <table:table-cell office:value-type="string">
            <text:p>FNC_CS_MA_MAIL_04</text:p>
          </table:table-cell>
          <table:table-cell table:formula="of:=IF(VALUE(MID([.F302];6;FIND(&quot;:&quot;;[.F302];1)-FIND(&quot; &quot;;[.F302];1)-1))&gt;VALUE(MID([.F301];6;FIND(&quot;:&quot;;[.F301];1)-FIND(&quot; &quot;;[.F301];1)-1));[.C301];[.C301]+1)" office:value-type="float" office:value="8">
            <text:p>008</text:p>
          </table:table-cell>
          <table:table-cell office:value-type="string">
            <text:p>CS\Mail\Mail\Reply to sender</text:p>
          </table:table-cell>
          <table:table-cell table:style-name="ce191" office:value-type="string">
            <text:p>Reply message Which included attachment and set reply original message as text quote</text:p>
          </table:table-cell>
          <table:table-cell office:value-type="string">
            <text:p>Step 2 : Show Compose mail form</text:p>
          </table:table-cell>
          <table:table-cell table:style-name="ce190" office:value-type="string">
            <text:p>Right click on a message and choose <text:span text:style-name="T5">Reply to sender</text:span></text:p>
          </table:table-cell>
          <table:table-cell table:style-name="ce190" office:value-type="string">
            <text:p>Compose mail form appears: original message is displayed as text in message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9">
          <table:table-cell table:formula="of:=IF(MID([.F303];6;1)&gt;MID([.F302];6;1);&quot;&quot;;MAX([.A$7:.A302])+1)">
            <text:p/>
          </table:table-cell>
          <table:table-cell office:value-type="string">
            <text:p>FNC_CS_MA_MAIL_04</text:p>
          </table:table-cell>
          <table:table-cell table:formula="of:=IF(VALUE(MID([.F303];6;FIND(&quot;:&quot;;[.F303];1)-FIND(&quot; &quot;;[.F303];1)-1))&gt;VALUE(MID([.F302];6;FIND(&quot;:&quot;;[.F302];1)-FIND(&quot; &quot;;[.F302];1)-1));[.C302];[.C302]+1)" office:value-type="float" office:value="8">
            <text:p>008</text:p>
          </table:table-cell>
          <table:table-cell office:value-type="string">
            <text:p>CS\Mail\Mail\Reply to sender</text:p>
          </table:table-cell>
          <table:table-cell table:style-name="ce191" office:value-type="string">
            <text:p>Reply message Which included attachment and set reply original message as text quote</text:p>
          </table:table-cell>
          <table:table-cell office:value-type="string">
            <text:p>Step 3: Send mail</text:p>
          </table:table-cell>
          <table:table-cell table:style-name="ce190" office:value-type="string">
            <text:p>- Perform to input data into fields which you want</text:p>
            <text:p>- Click <text:span text:style-name="T5">Send mail</text:span></text:p>
          </table:table-cell>
          <table:table-cell office:value-type="string">
            <text:p>Mail is sent successfully with original message in tex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04];6;1)&gt;MID([.F303];6;1);&quot;&quot;;MAX([.A$7:.A303])+1)" office:value-type="float" office:value="97">
            <text:p>097</text:p>
          </table:table-cell>
          <table:table-cell office:value-type="string">
            <text:p>FNC_CS_MA_MAIL_04</text:p>
          </table:table-cell>
          <table:table-cell table:formula="of:=IF(VALUE(MID([.F304];6;FIND(&quot;:&quot;;[.F304];1)-FIND(&quot; &quot;;[.F304];1)-1))&gt;VALUE(MID([.F303];6;FIND(&quot;:&quot;;[.F303];1)-FIND(&quot; &quot;;[.F303];1)-1));[.C303];[.C303]+1)" office:value-type="float" office:value="9">
            <text:p>009</text:p>
          </table:table-cell>
          <table:table-cell office:value-type="string">
            <text:p>CS\Mail\Mail\Reply to sender</text:p>
          </table:table-cell>
          <table:table-cell table:style-name="ce78" office:value-type="string">
            <text:p>Reply mail with CC</text:p>
          </table:table-cell>
          <table:table-cell office:value-type="string">
            <text:p>Step 1: Open <text:s/>Compose a new mail <text:s/>for replying message</text:p>
          </table:table-cell>
          <table:table-cell table:style-name="ce19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<text:span text:style-name="T13">- Check mail</text:span></text:p>
            <text:p>Right click on a message and choose Reply to sender</text:p>
          </table:table-cell>
          <table:table-cell table:style-name="ce190" office:value-type="string">
            <text:p>Compose a new mail form is shown proper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05];6;1)&gt;MID([.F304];6;1);&quot;&quot;;MAX([.A$7:.A304])+1)">
            <text:p/>
          </table:table-cell>
          <table:table-cell office:value-type="string">
            <text:p>FNC_CS_MA_MAIL_04</text:p>
          </table:table-cell>
          <table:table-cell table:formula="of:=IF(VALUE(MID([.F305];6;FIND(&quot;:&quot;;[.F305];1)-FIND(&quot; &quot;;[.F305];1)-1))&gt;VALUE(MID([.F304];6;FIND(&quot;:&quot;;[.F304];1)-FIND(&quot; &quot;;[.F304];1)-1));[.C304];[.C304]+1)" office:value-type="float" office:value="9">
            <text:p>009</text:p>
          </table:table-cell>
          <table:table-cell office:value-type="string">
            <text:p>CS\Mail\Mail\Reply to sender</text:p>
          </table:table-cell>
          <table:table-cell table:style-name="ce191" office:value-type="string">
            <text:p>Reply mail with CC</text:p>
          </table:table-cell>
          <table:table-cell office:value-type="string">
            <text:p>Step 2: Show text box to input email for CC</text:p>
          </table:table-cell>
          <table:table-cell table:style-name="ce190" office:value-type="string">
            <text:p>Click CC link next to From field</text:p>
          </table:table-cell>
          <table:table-cell table:style-name="ce190" office:value-type="string">
            <text:p>A blank text box is shown below From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06];6;1)&gt;MID([.F305];6;1);&quot;&quot;;MAX([.A$7:.A305])+1)">
            <text:p/>
          </table:table-cell>
          <table:table-cell office:value-type="string">
            <text:p>FNC_CS_MA_MAIL_04</text:p>
          </table:table-cell>
          <table:table-cell table:formula="of:=IF(VALUE(MID([.F306];6;FIND(&quot;:&quot;;[.F306];1)-FIND(&quot; &quot;;[.F306];1)-1))&gt;VALUE(MID([.F305];6;FIND(&quot;:&quot;;[.F305];1)-FIND(&quot; &quot;;[.F305];1)-1));[.C305];[.C305]+1)" office:value-type="float" office:value="9">
            <text:p>009</text:p>
          </table:table-cell>
          <table:table-cell office:value-type="string">
            <text:p>CS\Mail\Mail\Reply to sender</text:p>
          </table:table-cell>
          <table:table-cell table:style-name="ce191" office:value-type="string">
            <text:p>Reply mail with CC</text:p>
          </table:table-cell>
          <table:table-cell office:value-type="string">
            <text:p>Step 3: Send mail</text:p>
          </table:table-cell>
          <table:table-cell table:style-name="ce190" office:value-type="string">
            <text:p>- Input valid email for To, CC fields</text:p>
            <text:p>- Click <text:span text:style-name="T5">Send mail</text:span></text:p>
          </table:table-cell>
          <table:table-cell office:value-type="string">
            <text:p>Message is sent <text:s/>to sender &amp; others in CC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07];6;1)&gt;MID([.F306];6;1);&quot;&quot;;MAX([.A$7:.A306])+1)" office:value-type="float" office:value="98">
            <text:p>098</text:p>
          </table:table-cell>
          <table:table-cell office:value-type="string">
            <text:p>FNC_CS_MA_MAIL_04</text:p>
          </table:table-cell>
          <table:table-cell table:formula="of:=IF(VALUE(MID([.F307];6;FIND(&quot;:&quot;;[.F307];1)-FIND(&quot; &quot;;[.F307];1)-1))&gt;VALUE(MID([.F306];6;FIND(&quot;:&quot;;[.F306];1)-FIND(&quot; &quot;;[.F306];1)-1));[.C306];[.C306]+1)" office:value-type="float" office:value="10">
            <text:p>010</text:p>
          </table:table-cell>
          <table:table-cell office:value-type="string">
            <text:p>CS\Mail\Mail\Reply to sender</text:p>
          </table:table-cell>
          <table:table-cell table:style-name="ce78" office:value-type="string">
            <text:p>Reply mail with BCC</text:p>
          </table:table-cell>
          <table:table-cell office:value-type="string">
            <text:p>Step 1: Open <text:s/>Compose a new mail <text:s/>for replying message</text:p>
          </table:table-cell>
          <table:table-cell table:style-name="ce190" office:value-type="string">
            <text:p>- Create new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<text:span text:style-name="T13">- Check mail</text:span></text:p>
            <text:p>Right click on a message and choose Reply to sender</text:p>
          </table:table-cell>
          <table:table-cell table:style-name="ce190" office:value-type="string">
            <text:p>Compose a new mail form is shown proper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08];6;1)&gt;MID([.F307];6;1);&quot;&quot;;MAX([.A$7:.A307])+1)">
            <text:p/>
          </table:table-cell>
          <table:table-cell office:value-type="string">
            <text:p>FNC_CS_MA_MAIL_04</text:p>
          </table:table-cell>
          <table:table-cell table:formula="of:=IF(VALUE(MID([.F308];6;FIND(&quot;:&quot;;[.F308];1)-FIND(&quot; &quot;;[.F308];1)-1))&gt;VALUE(MID([.F307];6;FIND(&quot;:&quot;;[.F307];1)-FIND(&quot; &quot;;[.F307];1)-1));[.C307];[.C307]+1)" office:value-type="float" office:value="10">
            <text:p>010</text:p>
          </table:table-cell>
          <table:table-cell office:value-type="string">
            <text:p>CS\Mail\Mail\Reply to sender</text:p>
          </table:table-cell>
          <table:table-cell table:style-name="ce191" office:value-type="string">
            <text:p>Reply mail with BCC</text:p>
          </table:table-cell>
          <table:table-cell office:value-type="string">
            <text:p>Step 2: Show text box to input email for BCC</text:p>
          </table:table-cell>
          <table:table-cell table:style-name="ce190" office:value-type="string">
            <text:p>Click BCC link next to From field</text:p>
          </table:table-cell>
          <table:table-cell table:style-name="ce190" office:value-type="string">
            <text:p>A blank text box is shown below From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09];6;1)&gt;MID([.F308];6;1);&quot;&quot;;MAX([.A$7:.A308])+1)">
            <text:p/>
          </table:table-cell>
          <table:table-cell office:value-type="string">
            <text:p>FNC_CS_MA_MAIL_04</text:p>
          </table:table-cell>
          <table:table-cell table:formula="of:=IF(VALUE(MID([.F309];6;FIND(&quot;:&quot;;[.F309];1)-FIND(&quot; &quot;;[.F309];1)-1))&gt;VALUE(MID([.F308];6;FIND(&quot;:&quot;;[.F308];1)-FIND(&quot; &quot;;[.F308];1)-1));[.C308];[.C308]+1)" office:value-type="float" office:value="10">
            <text:p>010</text:p>
          </table:table-cell>
          <table:table-cell office:value-type="string">
            <text:p>CS\Mail\Mail\Reply to sender</text:p>
          </table:table-cell>
          <table:table-cell table:style-name="ce191" office:value-type="string">
            <text:p>Reply mail with BCC</text:p>
          </table:table-cell>
          <table:table-cell office:value-type="string">
            <text:p>Step 3: Send mail</text:p>
          </table:table-cell>
          <table:table-cell table:style-name="ce190" office:value-type="string">
            <text:p>- Input valid email for To, BCC fields</text:p>
            <text:p>- Click <text:span text:style-name="T5">Send mail</text:span></text:p>
          </table:table-cell>
          <table:table-cell office:value-type="string">
            <text:p>Message is sent <text:s/>to sender &amp; others in BCC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2">
          <table:table-cell table:formula="of:=IF(MID([.F310];6;1)&gt;MID([.F309];6;1);&quot;&quot;;MAX([.A$7:.A309])+1)" office:value-type="float" office:value="99">
            <text:p>099</text:p>
          </table:table-cell>
          <table:table-cell office:value-type="string">
            <text:p>FNC_CS_MA_MAIL_04</text:p>
          </table:table-cell>
          <table:table-cell table:formula="of:=IF(VALUE(MID([.F310];6;FIND(&quot;:&quot;;[.F310];1)-FIND(&quot; &quot;;[.F310];1)-1))&gt;VALUE(MID([.F309];6;FIND(&quot;:&quot;;[.F309];1)-FIND(&quot; &quot;;[.F309];1)-1));[.C309];[.C309]+1)" office:value-type="float" office:value="11">
            <text:p>011</text:p>
          </table:table-cell>
          <table:table-cell office:value-type="string">
            <text:p>CS\Mail\Mail\Reply to sender</text:p>
          </table:table-cell>
          <table:table-cell table:style-name="ce78" office:value-type="string">
            <text:p>Reply message of a conversation which includes some other messages</text:p>
          </table:table-cell>
          <table:table-cell office:value-type="string">
            <text:p>Step 1: Create account and check m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><text:span text:style-name="T13">- Enable SMTP authentication [ </text:span><text:span text:style-name="T13"><text:a xlink:href="#Enable_SMTP">Details</text:a></text:span><text:span text:style-name="T13"> ] </text:span></text:p>
            <text:p><text:span text:style-name="T13"/></text:p>
          </table:table-cell>
          <table:table-cell office:value-type="string">
            <text:p>- These mail are fetched from sever and stored in Inbox like default 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0">
          <table:table-cell table:formula="of:=IF(MID([.F311];6;1)&gt;MID([.F310];6;1);&quot;&quot;;MAX([.A$7:.A310])+1)">
            <text:p/>
          </table:table-cell>
          <table:table-cell office:value-type="string">
            <text:p>FNC_CS_MA_MAIL_04</text:p>
          </table:table-cell>
          <table:table-cell table:formula="of:=IF(VALUE(MID([.F311];6;FIND(&quot;:&quot;;[.F311];1)-FIND(&quot; &quot;;[.F311];1)-1))&gt;VALUE(MID([.F310];6;FIND(&quot;:&quot;;[.F310];1)-FIND(&quot; &quot;;[.F310];1)-1));[.C310];[.C310]+1)" office:value-type="float" office:value="11">
            <text:p>011</text:p>
          </table:table-cell>
          <table:table-cell office:value-type="string">
            <text:p>CS\Mail\Mail\Reply to sender</text:p>
          </table:table-cell>
          <table:table-cell table:style-name="ce191" office:value-type="string">
            <text:p>Reply message of a conversation which includes some other messages</text:p>
          </table:table-cell>
          <table:table-cell office:value-type="string">
            <text:p>Step 2: Select message of a conversation</text:p>
          </table:table-cell>
          <table:table-cell table:style-name="ce190" office:value-type="string">
            <text:p>Right click at a conversation which includes more messages into and select <text:span text:style-name="T5">Reply sender</text:span></text:p>
          </table:table-cell>
          <table:table-cell table:style-name="ce190" office:value-type="string">
            <text:p>- <text:s/>Compose a new mail form is shown properly </text:p>
            <text:p><text:s/>- Address of sender is filled in To field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312];6;1)&gt;MID([.F311];6;1);&quot;&quot;;MAX([.A$7:.A311])+1)">
            <text:p/>
          </table:table-cell>
          <table:table-cell office:value-type="string">
            <text:p>FNC_CS_MA_MAIL_04</text:p>
          </table:table-cell>
          <table:table-cell table:formula="of:=IF(VALUE(MID([.F312];6;FIND(&quot;:&quot;;[.F312];1)-FIND(&quot; &quot;;[.F312];1)-1))&gt;VALUE(MID([.F311];6;FIND(&quot;:&quot;;[.F311];1)-FIND(&quot; &quot;;[.F311];1)-1));[.C311];[.C311]+1)" office:value-type="float" office:value="11">
            <text:p>011</text:p>
          </table:table-cell>
          <table:table-cell office:value-type="string">
            <text:p>CS\Mail\Mail\Reply to sender</text:p>
          </table:table-cell>
          <table:table-cell table:style-name="ce191" office:value-type="string">
            <text:p>Reply message of a conversation which includes some other messages</text:p>
          </table:table-cell>
          <table:table-cell office:value-type="string">
            <text:p>Step 3: Send mail</text:p>
          </table:table-cell>
          <table:table-cell table:style-name="ce190" office:value-type="string">
            <text:p>- Input data for some fields if you want</text:p>
            <text:p>- Click <text:span text:style-name="T5">Send mail</text:span></text:p>
          </table:table-cell>
          <table:table-cell office:value-type="string">
            <text:p>- Message is replied with set format and <text:s/>sent to sender</text:p>
            <text:p>- And this message will be <text:s/>saved to sent folder or not saved to sent folder <text:s/>depend on setting mail function </text:p>
            <text:p>- Total message in conversation is increased (1) <text:s/>OR NOT increased depend on setting mail func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4">
          <table:table-cell table:formula="of:=IF(MID([.F313];6;1)&gt;MID([.F312];6;1);&quot;&quot;;MAX([.A$7:.A312])+1)" office:value-type="float" office:value="100">
            <text:p>100</text:p>
          </table:table-cell>
          <table:table-cell office:value-type="string">
            <text:p>FNC_CS_MA_MAIL_04</text:p>
          </table:table-cell>
          <table:table-cell table:formula="of:=IF(VALUE(MID([.F313];6;FIND(&quot;:&quot;;[.F313];1)-FIND(&quot; &quot;;[.F313];1)-1))&gt;VALUE(MID([.F312];6;FIND(&quot;:&quot;;[.F312];1)-FIND(&quot; &quot;;[.F312];1)-1));[.C312];[.C312]+1)" office:value-type="float" office:value="12">
            <text:p>012</text:p>
          </table:table-cell>
          <table:table-cell office:value-type="string">
            <text:p>CS\Mail\Mail\Reply to sender</text:p>
          </table:table-cell>
          <table:table-cell table:style-name="ce79" office:value-type="string">
            <text:p>Reply several messages at a <text:s/>time</text:p>
          </table:table-cell>
          <table:table-cell office:value-type="string">
            <text:p>Step 1: Create account and check mail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><text:span text:style-name="T13">- Enable SMTP authentication [ </text:span><text:span text:style-name="T13"><text:a xlink:href="#Enable_SMTP">Details</text:a></text:span><text:span text:style-name="T13"> ] </text:span></text:p>
            <text:p><text:span text:style-name="T13"/></text:p>
          </table:table-cell>
          <table:table-cell office:value-type="string">
            <text:p>- These mail are fetched from sever and stored in Inbox like default 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MID([.F314];6;1)&gt;MID([.F313];6;1);&quot;&quot;;MAX([.A$7:.A313])+1)">
            <text:p/>
          </table:table-cell>
          <table:table-cell office:value-type="string">
            <text:p>FNC_CS_MA_MAIL_04</text:p>
          </table:table-cell>
          <table:table-cell table:formula="of:=IF(VALUE(MID([.F314];6;FIND(&quot;:&quot;;[.F314];1)-FIND(&quot; &quot;;[.F314];1)-1))&gt;VALUE(MID([.F313];6;FIND(&quot;:&quot;;[.F313];1)-FIND(&quot; &quot;;[.F313];1)-1));[.C313];[.C313]+1)" office:value-type="float" office:value="12">
            <text:p>012</text:p>
          </table:table-cell>
          <table:table-cell office:value-type="string">
            <text:p>CS\Mail\Mail\Reply to sender</text:p>
          </table:table-cell>
          <table:table-cell table:style-name="ce192" office:value-type="string">
            <text:p>Reply several messages at a <text:s/>time</text:p>
          </table:table-cell>
          <table:table-cell office:value-type="string">
            <text:p>Step 2: Choose some mails to reply</text:p>
          </table:table-cell>
          <table:table-cell office:value-type="string">
            <text:p>- Tick at corresponding check box of some messages which you want to reply</text:p>
          </table:table-cell>
          <table:table-cell table:style-name="ce223" office:value-type="string">
            <text:p>These messages are mar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7">
          <table:table-cell table:formula="of:=IF(MID([.F315];6;1)&gt;MID([.F314];6;1);&quot;&quot;;MAX([.A$7:.A314])+1)">
            <text:p/>
          </table:table-cell>
          <table:table-cell office:value-type="string">
            <text:p>FNC_CS_MA_MAIL_04</text:p>
          </table:table-cell>
          <table:table-cell table:formula="of:=IF(VALUE(MID([.F315];6;FIND(&quot;:&quot;;[.F315];1)-FIND(&quot; &quot;;[.F315];1)-1))&gt;VALUE(MID([.F314];6;FIND(&quot;:&quot;;[.F314];1)-FIND(&quot; &quot;;[.F314];1)-1));[.C314];[.C314]+1)" office:value-type="float" office:value="12">
            <text:p>012</text:p>
          </table:table-cell>
          <table:table-cell office:value-type="string">
            <text:p>CS\Mail\Mail\Reply to sender</text:p>
          </table:table-cell>
          <table:table-cell table:style-name="ce192" office:value-type="string">
            <text:p>Reply several messages at a <text:s/>time</text:p>
          </table:table-cell>
          <table:table-cell office:value-type="string">
            <text:p>Step 3: Perform to open compose a new message form </text:p>
          </table:table-cell>
          <table:table-cell office:value-type="string">
            <text:p>- Click at reply Icon on Action bar</text:p>
          </table:table-cell>
          <table:table-cell table:style-name="ce223" office:value-type="string">
            <text:p>Show message alerts can not this action with more than 1 mai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2">
          <table:table-cell table:formula="of:=IF(MID([.F316];6;1)&gt;MID([.F315];6;1);&quot;&quot;;MAX([.A$7:.A315])+1)" office:value-type="float" office:value="101">
            <text:p>101</text:p>
          </table:table-cell>
          <table:table-cell office:value-type="string">
            <text:p>FNC_CS_MA_MAIL_04</text:p>
          </table:table-cell>
          <table:table-cell table:formula="of:=IF(VALUE(MID([.F316];6;FIND(&quot;:&quot;;[.F316];1)-FIND(&quot; &quot;;[.F316];1)-1))&gt;VALUE(MID([.F315];6;FIND(&quot;:&quot;;[.F315];1)-FIND(&quot; &quot;;[.F315];1)-1));[.C315];[.C315]+1)" office:value-type="float" office:value="13">
            <text:p>013</text:p>
          </table:table-cell>
          <table:table-cell office:value-type="string">
            <text:p>CS\Mail\Mail\Reply to sender</text:p>
          </table:table-cell>
          <table:table-cell table:style-name="ce93" office:value-type="string">
            <text:p>Reply a conversation which has more messages into in case View message as Conversation</text:p>
          </table:table-cell>
          <table:table-cell office:value-type="string">
            <text:p>Step 1: Create an Account mail and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3">- Enable SMTP authentication [ </text:span><text:span text:style-name="T13"><text:a xlink:href="#Enable_SMTP">Details</text:a></text:span><text:span text:style-name="T13"> ] </text:span>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7">
          <table:table-cell table:formula="of:=IF(MID([.F317];6;1)&gt;MID([.F316];6;1);&quot;&quot;;MAX([.A$7:.A316])+1)">
            <text:p/>
          </table:table-cell>
          <table:table-cell office:value-type="string">
            <text:p>FNC_CS_MA_MAIL_04</text:p>
          </table:table-cell>
          <table:table-cell table:formula="of:=IF(VALUE(MID([.F317];6;FIND(&quot;:&quot;;[.F317];1)-FIND(&quot; &quot;;[.F317];1)-1))&gt;VALUE(MID([.F316];6;FIND(&quot;:&quot;;[.F316];1)-FIND(&quot; &quot;;[.F316];1)-1));[.C316];[.C316]+1)" office:value-type="float" office:value="13">
            <text:p>013</text:p>
          </table:table-cell>
          <table:table-cell office:value-type="string">
            <text:p>CS\Mail\Mail\Reply to sender</text:p>
          </table:table-cell>
          <table:table-cell office:value-type="string">
            <text:p>Reply a conversation which has more messages into in case View message as Conversation</text:p>
          </table:table-cell>
          <table:table-cell office:value-type="string">
            <text:p>Step 2: Select type of view</text:p>
          </table:table-cell>
          <table:table-cell table:style-name="ce190" office:value-type="string">
            <text:p>Click on <text:span text:style-name="T5">View</text:span><text:span text:style-name="T6"> icon in action bar and select </text:span><text:span text:style-name="T5">Conversation </text:span><text:span text:style-name="T6">item</text:span></text:p>
          </table:table-cell>
          <table:table-cell office:value-type="string">
            <text:p>Message list is viewed as convers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0">
          <table:table-cell table:formula="of:=IF(MID([.F318];6;1)&gt;MID([.F317];6;1);&quot;&quot;;MAX([.A$7:.A317])+1)">
            <text:p/>
          </table:table-cell>
          <table:table-cell office:value-type="string">
            <text:p>FNC_CS_MA_MAIL_04</text:p>
          </table:table-cell>
          <table:table-cell table:formula="of:=IF(VALUE(MID([.F318];6;FIND(&quot;:&quot;;[.F318];1)-FIND(&quot; &quot;;[.F318];1)-1))&gt;VALUE(MID([.F317];6;FIND(&quot;:&quot;;[.F317];1)-FIND(&quot; &quot;;[.F317];1)-1));[.C317];[.C317]+1)" office:value-type="float" office:value="13">
            <text:p>013</text:p>
          </table:table-cell>
          <table:table-cell office:value-type="string">
            <text:p>CS\Mail\Mail\Reply to sender</text:p>
          </table:table-cell>
          <table:table-cell office:value-type="string">
            <text:p>Reply a conversation which has more messages into in case View message as Conversation</text:p>
          </table:table-cell>
          <table:table-cell office:value-type="string">
            <text:p>Step 3: Open “Compose a new form” for forward mail</text:p>
          </table:table-cell>
          <table:table-cell table:style-name="ce190" office:value-type="string">
            <text:p>Right click at a conversation which includes more messages into and select <text:span text:style-name="T5">Reply sender</text:span></text:p>
          </table:table-cell>
          <table:table-cell table:style-name="ce190" office:value-type="string">
            <text:p>- <text:s/>Compose a new mail form is shown properly </text:p>
            <text:p>- In body: displaying content of first message of that conversation</text:p>
            <text:p><text:s/>- Address of sender is not filled in To field, To field is empty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0">
          <table:table-cell table:formula="of:=IF(MID([.F319];6;1)&gt;MID([.F318];6;1);&quot;&quot;;MAX([.A$7:.A318])+1)">
            <text:p/>
          </table:table-cell>
          <table:table-cell office:value-type="string">
            <text:p>FNC_CS_MA_MAIL_04</text:p>
          </table:table-cell>
          <table:table-cell table:formula="of:=IF(VALUE(MID([.F319];6;FIND(&quot;:&quot;;[.F319];1)-FIND(&quot; &quot;;[.F319];1)-1))&gt;VALUE(MID([.F318];6;FIND(&quot;:&quot;;[.F318];1)-FIND(&quot; &quot;;[.F318];1)-1));[.C318];[.C318]+1)" office:value-type="float" office:value="13">
            <text:p>013</text:p>
          </table:table-cell>
          <table:table-cell office:value-type="string">
            <text:p>CS\Mail\Mail\Reply to sender</text:p>
          </table:table-cell>
          <table:table-cell office:value-type="string">
            <text:p>Reply a conversation which has more messages into in case View message as Conversation</text:p>
          </table:table-cell>
          <table:table-cell office:value-type="string">
            <text:p>Step 4: Send mail</text:p>
          </table:table-cell>
          <table:table-cell table:style-name="ce190" office:value-type="string">
            <text:p>- Input address for To field</text:p>
            <text:p>- Perform to input data into fields which you want </text:p>
            <text:p>- Click Send mail</text:p>
          </table:table-cell>
          <table:table-cell office:value-type="string">
            <text:p>- First message in conversation is forwarded <text:s/>to addresses in To field</text:p>
            <text:p>- And this message will be <text:s/>saved to sent folder or not saved to sent folder <text:s/>depend on setting mail function </text:p>
            <text:p>- Total message in conversation is increased (1) <text:s/>OR NOT increased depend on setting mail func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20];6;1)&gt;MID([.F319];6;1);&quot;&quot;;MAX([.A$7:.A319])+1)" office:value-type="float" office:value="102">
            <text:p>102</text:p>
          </table:table-cell>
          <table:table-cell office:value-type="string">
            <text:p>FNC_CS_MA_MAIL_04</text:p>
          </table:table-cell>
          <table:table-cell table:formula="of:=IF(VALUE(MID([.F320];6;FIND(&quot;:&quot;;[.F320];1)-FIND(&quot; &quot;;[.F320];1)-1))&gt;VALUE(MID([.F319];6;FIND(&quot;:&quot;;[.F319];1)-FIND(&quot; &quot;;[.F319];1)-1));[.C319];[.C319]+1)" office:value-type="float" office:value="14">
            <text:p>014</text:p>
          </table:table-cell>
          <table:table-cell office:value-type="string">
            <text:p>CS\Mail\Mail\Reply to sender</text:p>
          </table:table-cell>
          <table:table-cell table:style-name="ce79" office:value-type="string">
            <text:p>Reply message which was imported</text:p>
          </table:table-cell>
          <table:table-cell office:value-type="string">
            <text:p>Step 1: Perform to Import mail from machine <text:s/>to a folder of Account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Import mail from machine to a folder of Account mail</text:p>
          </table:table-cell>
          <table:table-cell table:style-name="ce223" office:value-type="string">
            <text:p>- These mails are import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0">
          <table:table-cell table:formula="of:=IF(MID([.F321];6;1)&gt;MID([.F320];6;1);&quot;&quot;;MAX([.A$7:.A320])+1)">
            <text:p/>
          </table:table-cell>
          <table:table-cell office:value-type="string">
            <text:p>FNC_CS_MA_MAIL_04</text:p>
          </table:table-cell>
          <table:table-cell table:formula="of:=IF(VALUE(MID([.F321];6;FIND(&quot;:&quot;;[.F321];1)-FIND(&quot; &quot;;[.F321];1)-1))&gt;VALUE(MID([.F320];6;FIND(&quot;:&quot;;[.F320];1)-FIND(&quot; &quot;;[.F320];1)-1));[.C320];[.C320]+1)" office:value-type="float" office:value="14">
            <text:p>014</text:p>
          </table:table-cell>
          <table:table-cell office:value-type="string">
            <text:p>CS\Mail\Mail\Reply to sender</text:p>
          </table:table-cell>
          <table:table-cell table:style-name="ce192" office:value-type="string">
            <text:p>Reply message which was imported</text:p>
          </table:table-cell>
          <table:table-cell office:value-type="string">
            <text:p>Step 2: Choose some mails to reply</text:p>
          </table:table-cell>
          <table:table-cell office:value-type="string">
            <text:p>- Open folder which stored imported messages</text:p>
            <text:p>- Tick at corresponding check box of <text:s/>message which is imported</text:p>
          </table:table-cell>
          <table:table-cell table:style-name="ce223" office:value-type="string">
            <text:p>- This message is mar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22];6;1)&gt;MID([.F321];6;1);&quot;&quot;;MAX([.A$7:.A321])+1)">
            <text:p/>
          </table:table-cell>
          <table:table-cell office:value-type="string">
            <text:p>FNC_CS_MA_MAIL_04</text:p>
          </table:table-cell>
          <table:table-cell table:formula="of:=IF(VALUE(MID([.F322];6;FIND(&quot;:&quot;;[.F322];1)-FIND(&quot; &quot;;[.F322];1)-1))&gt;VALUE(MID([.F321];6;FIND(&quot;:&quot;;[.F321];1)-FIND(&quot; &quot;;[.F321];1)-1));[.C321];[.C321]+1)" office:value-type="float" office:value="14">
            <text:p>014</text:p>
          </table:table-cell>
          <table:table-cell office:value-type="string">
            <text:p>CS\Mail\Mail\Reply to sender</text:p>
          </table:table-cell>
          <table:table-cell table:style-name="ce192" office:value-type="string">
            <text:p>Reply message which was imported</text:p>
          </table:table-cell>
          <table:table-cell office:value-type="string">
            <text:p>Step 3: Open compose form</text:p>
          </table:table-cell>
          <table:table-cell table:style-name="ce190" office:value-type="string">
            <text:p>Open form to reply to sender of specific message</text:p>
          </table:table-cell>
          <table:table-cell table:style-name="ce223" office:value-type="string">
            <text:p>- This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5">
          <table:table-cell table:formula="of:=IF(MID([.F323];6;1)&gt;MID([.F322];6;1);&quot;&quot;;MAX([.A$7:.A322])+1)">
            <text:p/>
          </table:table-cell>
          <table:table-cell office:value-type="string">
            <text:p>FNC_CS_MA_MAIL_04</text:p>
          </table:table-cell>
          <table:table-cell table:formula="of:=IF(VALUE(MID([.F323];6;FIND(&quot;:&quot;;[.F323];1)-FIND(&quot; &quot;;[.F323];1)-1))&gt;VALUE(MID([.F322];6;FIND(&quot;:&quot;;[.F322];1)-FIND(&quot; &quot;;[.F322];1)-1));[.C322];[.C322]+1)" office:value-type="float" office:value="14">
            <text:p>014</text:p>
          </table:table-cell>
          <table:table-cell office:value-type="string">
            <text:p>CS\Mail\Mail\Reply to sender</text:p>
          </table:table-cell>
          <table:table-cell table:style-name="ce192" office:value-type="string">
            <text:p>Reply message which was imported</text:p>
          </table:table-cell>
          <table:table-cell office:value-type="string">
            <text:p>Step 4: Send mail</text:p>
          </table:table-cell>
          <table:table-cell table:style-name="ce190" office:value-type="string">
            <text:p>- Input data for some fields if you want</text:p>
            <text:p>- Click <text:span text:style-name="T5">Send mail</text:span></text:p>
          </table:table-cell>
          <table:table-cell office:value-type="string">
            <text:p>- Message is replied and <text:s/>sent to sender</text:p>
            <text:p>- And this message will be <text:s/>saved to sent folder or not saved to sent folder <text:s/>depend on setting mail function </text:p>
            <text:p>- Total message in conversation is increased (1) <text:s/>OR NOT increased depend on setting mail func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24];6;1)&gt;MID([.F323];6;1);&quot;&quot;;MAX([.A$7:.A323])+1)" office:value-type="float" office:value="103">
            <text:p>103</text:p>
          </table:table-cell>
          <table:table-cell office:value-type="string">
            <text:p>FNC_CS_MA_MAIL_04</text:p>
          </table:table-cell>
          <table:table-cell table:formula="of:=IF(VALUE(MID([.F324];6;FIND(&quot;:&quot;;[.F324];1)-FIND(&quot; &quot;;[.F324];1)-1))&gt;VALUE(MID([.F323];6;FIND(&quot;:&quot;;[.F323];1)-FIND(&quot; &quot;;[.F323];1)-1));[.C323];[.C323]+1)" office:value-type="float" office:value="15">
            <text:p>015</text:p>
          </table:table-cell>
          <table:table-cell office:value-type="string">
            <text:p>CS\Mail\Mail\Reply to sender</text:p>
          </table:table-cell>
          <table:table-cell table:style-name="ce79" office:value-type="string">
            <text:p>Reply message which moved from other folder</text:p>
          </table:table-cell>
          <table:table-cell office:value-type="string">
            <text:p>Step 1: Perform to check mail for an account , Create a new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 Perform to <text:s/>create a new folder</text:p>
            <text:p/>
          </table:table-cell>
          <table:table-cell table:style-name="ce223" office:value-type="string">
            <text:p>- <text:s/>These mail are fetched from sever and stored in Inbox folder like default</text:p>
            <text:p>- A new folder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1">
          <table:table-cell table:formula="of:=IF(MID([.F325];6;1)&gt;MID([.F324];6;1);&quot;&quot;;MAX([.A$7:.A324])+1)">
            <text:p/>
          </table:table-cell>
          <table:table-cell office:value-type="string">
            <text:p>FNC_CS_MA_MAIL_04</text:p>
          </table:table-cell>
          <table:table-cell table:formula="of:=IF(VALUE(MID([.F325];6;FIND(&quot;:&quot;;[.F325];1)-FIND(&quot; &quot;;[.F325];1)-1))&gt;VALUE(MID([.F324];6;FIND(&quot;:&quot;;[.F324];1)-FIND(&quot; &quot;;[.F324];1)-1));[.C324];[.C324]+1)" office:value-type="float" office:value="15">
            <text:p>015</text:p>
          </table:table-cell>
          <table:table-cell office:value-type="string">
            <text:p>CS\Mail\Mail\Reply to sender</text:p>
          </table:table-cell>
          <table:table-cell office:value-type="string">
            <text:p>Reply message which moved from other folder</text:p>
          </table:table-cell>
          <table:table-cell office:value-type="string">
            <text:p>Step 2: Moving message from Inbox to created folder</text:p>
          </table:table-cell>
          <table:table-cell office:value-type="string">
            <text:p>- Perform to move some mails from Inbox to created folder</text:p>
          </table:table-cell>
          <table:table-cell table:style-name="ce223" office:value-type="string">
            <text:p>- Move messag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9">
          <table:table-cell table:formula="of:=IF(MID([.F326];6;1)&gt;MID([.F325];6;1);&quot;&quot;;MAX([.A$7:.A325])+1)">
            <text:p/>
          </table:table-cell>
          <table:table-cell office:value-type="string">
            <text:p>FNC_CS_MA_MAIL_04</text:p>
          </table:table-cell>
          <table:table-cell table:formula="of:=IF(VALUE(MID([.F326];6;FIND(&quot;:&quot;;[.F326];1)-FIND(&quot; &quot;;[.F326];1)-1))&gt;VALUE(MID([.F325];6;FIND(&quot;:&quot;;[.F325];1)-FIND(&quot; &quot;;[.F325];1)-1));[.C325];[.C325]+1)" office:value-type="float" office:value="15">
            <text:p>015</text:p>
          </table:table-cell>
          <table:table-cell office:value-type="string">
            <text:p>CS\Mail\Mail\Reply to sender</text:p>
          </table:table-cell>
          <table:table-cell office:value-type="string">
            <text:p>Reply message which moved from other folder</text:p>
          </table:table-cell>
          <table:table-cell office:value-type="string">
            <text:p>Step 3: mark message which replied</text:p>
          </table:table-cell>
          <table:table-cell office:value-type="string">
            <text:p>- Open created folder</text:p>
            <text:p>- Tick at corresponding check box of message which moved to</text:p>
          </table:table-cell>
          <table:table-cell table:style-name="ce223" office:value-type="string">
            <text:p>- This message is mar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27];6;1)&gt;MID([.F326];6;1);&quot;&quot;;MAX([.A$7:.A326])+1)">
            <text:p/>
          </table:table-cell>
          <table:table-cell office:value-type="string">
            <text:p>FNC_CS_MA_MAIL_04</text:p>
          </table:table-cell>
          <table:table-cell table:formula="of:=IF(VALUE(MID([.F327];6;FIND(&quot;:&quot;;[.F327];1)-FIND(&quot; &quot;;[.F327];1)-1))&gt;VALUE(MID([.F326];6;FIND(&quot;:&quot;;[.F326];1)-FIND(&quot; &quot;;[.F326];1)-1));[.C326];[.C326]+1)" office:value-type="float" office:value="15">
            <text:p>015</text:p>
          </table:table-cell>
          <table:table-cell office:value-type="string">
            <text:p>CS\Mail\Mail\Reply to sender</text:p>
          </table:table-cell>
          <table:table-cell office:value-type="string">
            <text:p>Reply message which moved from other folder</text:p>
          </table:table-cell>
          <table:table-cell office:value-type="string">
            <text:p>Step 4: Perform to open compose a new message form </text:p>
          </table:table-cell>
          <table:table-cell table:style-name="ce190" office:value-type="string">
            <text:p>Open form to reply to sender of specific message</text:p>
          </table:table-cell>
          <table:table-cell table:style-name="ce223" office:value-type="string">
            <text:p>- This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328];6;1)&gt;MID([.F327];6;1);&quot;&quot;;MAX([.A$7:.A327])+1)">
            <text:p/>
          </table:table-cell>
          <table:table-cell office:value-type="string">
            <text:p>FNC_CS_MA_MAIL_04</text:p>
          </table:table-cell>
          <table:table-cell table:formula="of:=IF(VALUE(MID([.F328];6;FIND(&quot;:&quot;;[.F328];1)-FIND(&quot; &quot;;[.F328];1)-1))&gt;VALUE(MID([.F327];6;FIND(&quot;:&quot;;[.F327];1)-FIND(&quot; &quot;;[.F327];1)-1));[.C327];[.C327]+1)" office:value-type="float" office:value="15">
            <text:p>015</text:p>
          </table:table-cell>
          <table:table-cell office:value-type="string">
            <text:p>CS\Mail\Mail\Reply to sender</text:p>
          </table:table-cell>
          <table:table-cell office:value-type="string">
            <text:p>Reply message which moved from other folder</text:p>
          </table:table-cell>
          <table:table-cell office:value-type="string">
            <text:p>Step 5: Send mail</text:p>
          </table:table-cell>
          <table:table-cell office:value-type="string">
            <text:p>- Input value to other fields if you want</text:p>
            <text:p>- Click Send mail</text:p>
          </table:table-cell>
          <table:table-cell office:value-type="string">
            <text:p>- Message is replied and <text:s/>sent to sender</text:p>
            <text:p>- And this message will be <text:s/>saved to sent folder or not saved to sent folder <text:s/>depend on setting mail function </text:p>
            <text:p>- Total message in conversation is increased (1) <text:s/>OR NOT increased depend on setting mail func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29];6;1)&gt;MID([.F328];6;1);&quot;&quot;;MAX([.A$7:.A328])+1)" office:value-type="float" office:value="104">
            <text:p>104</text:p>
          </table:table-cell>
          <table:table-cell office:value-type="string">
            <text:p>FNC_CS_MA_MAIL_04</text:p>
          </table:table-cell>
          <table:table-cell table:formula="of:=IF(VALUE(MID([.F329];6;FIND(&quot;:&quot;;[.F329];1)-FIND(&quot; &quot;;[.F329];1)-1))&gt;VALUE(MID([.F328];6;FIND(&quot;:&quot;;[.F328];1)-FIND(&quot; &quot;;[.F328];1)-1));[.C328];[.C328]+1)" office:value-type="float" office:value="16">
            <text:p>016</text:p>
          </table:table-cell>
          <table:table-cell office:value-type="string">
            <text:p>CS\Mail\Mail\Reply to sender</text:p>
          </table:table-cell>
          <table:table-cell table:style-name="ce79" office:value-type="string">
            <text:p>Discard Replying message</text:p>
          </table:table-cell>
          <table:table-cell office:value-type="string">
            <text:p>Step 1: Open <text:s/>Compose a new mail <text:s/>for replying message</text:p>
          </table:table-cell>
          <table:table-cell table:style-name="ce190" office:value-type="string">
            <text:p>- Perform to Create an Account mail which had some mails on server</text:p>
            <text:p>- Perform to Check mail for account</text:p>
            <text:p><text:span text:style-name="T13">- Enable SMTP authentication [ </text:span><text:span text:style-name="T13"><text:a xlink:href="#Enable_SMTP">Details</text:a></text:span><text:span text:style-name="T13"> ] </text:span></text:p>
            <text:p>-Right click at a message and select <text:span text:style-name="T5">Reply sender</text:span></text:p>
            <text:p/>
          </table:table-cell>
          <table:table-cell office:value-type="string">
            <text:p>- <text:s/>Compose a new mail form is shown properly </text:p>
            <text:p>- Address of sender is filled in To fiel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MID([.F330];6;1)&gt;MID([.F329];6;1);&quot;&quot;;MAX([.A$7:.A329])+1)">
            <text:p/>
          </table:table-cell>
          <table:table-cell office:value-type="string">
            <text:p>FNC_CS_MA_MAIL_04</text:p>
          </table:table-cell>
          <table:table-cell table:formula="of:=IF(VALUE(MID([.F330];6;FIND(&quot;:&quot;;[.F330];1)-FIND(&quot; &quot;;[.F330];1)-1))&gt;VALUE(MID([.F329];6;FIND(&quot;:&quot;;[.F329];1)-FIND(&quot; &quot;;[.F329];1)-1));[.C329];[.C329]+1)" office:value-type="float" office:value="16">
            <text:p>016</text:p>
          </table:table-cell>
          <table:table-cell office:value-type="string">
            <text:p>CS\Mail\Mail\Reply to sender</text:p>
          </table:table-cell>
          <table:table-cell office:value-type="string">
            <text:p>Discard Replying message</text:p>
          </table:table-cell>
          <table:table-cell office:value-type="string">
            <text:p>Step 2: Discard sending reply mail</text:p>
          </table:table-cell>
          <table:table-cell table:style-name="ce190" office:value-type="string">
            <text:p>- Perform to input data for other fields if you want</text:p>
            <text:p>- Click <text:span text:style-name="T5">Discard</text:span></text:p>
          </table:table-cell>
          <table:table-cell office:value-type="string">
            <text:p>- Compose a new mail form is closed </text:p>
            <text:p>- No mail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31];6;1)&gt;MID([.F330];6;1);&quot;&quot;;MAX([.A$7:.A330])+1)" office:value-type="float" office:value="105">
            <text:p>105</text:p>
          </table:table-cell>
          <table:table-cell office:value-type="string">
            <text:p>FNC_CS_MA_MAIL_04</text:p>
          </table:table-cell>
          <table:table-cell table:formula="of:=IF(VALUE(MID([.F331];6;FIND(&quot;:&quot;;[.F331];1)-FIND(&quot; &quot;;[.F331];1)-1))&gt;VALUE(MID([.F330];6;FIND(&quot;:&quot;;[.F330];1)-FIND(&quot; &quot;;[.F330];1)-1));[.C330];[.C330]+1)" office:value-type="float" office:value="17">
            <text:p>017</text:p>
          </table:table-cell>
          <table:table-cell office:value-type="string">
            <text:p>CS\Mail\Mail\Reply to sender</text:p>
          </table:table-cell>
          <table:table-cell table:style-name="ce79" office:value-type="string">
            <text:p>Save composing reply message as draft </text:p>
          </table:table-cell>
          <table:table-cell office:value-type="string">
            <text:p>Step 1: Create an Account mail and Check mail</text:p>
          </table:table-cell>
          <table:table-cell office:value-type="string">
            <text:p>- Perform to Create an Account mail which had some mails on server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MID([.F332];6;1)&gt;MID([.F331];6;1);&quot;&quot;;MAX([.A$7:.A331])+1)">
            <text:p/>
          </table:table-cell>
          <table:table-cell office:value-type="string">
            <text:p>FNC_CS_MA_MAIL_04</text:p>
          </table:table-cell>
          <table:table-cell table:formula="of:=IF(VALUE(MID([.F332];6;FIND(&quot;:&quot;;[.F332];1)-FIND(&quot; &quot;;[.F332];1)-1))&gt;VALUE(MID([.F331];6;FIND(&quot;:&quot;;[.F331];1)-FIND(&quot; &quot;;[.F331];1)-1));[.C331];[.C331]+1)" office:value-type="float" office:value="17">
            <text:p>017</text:p>
          </table:table-cell>
          <table:table-cell office:value-type="string">
            <text:p>CS\Mail\Mail\Reply to sender</text:p>
          </table:table-cell>
          <table:table-cell table:style-name="ce192" office:value-type="string">
            <text:p>Save composing reply message as draft </text:p>
          </table:table-cell>
          <table:table-cell office:value-type="string">
            <text:p>Step 2: Open <text:s/>Compose a new mail <text:s/>for replying message</text:p>
          </table:table-cell>
          <table:table-cell table:style-name="ce190" office:value-type="string">
            <text:p>Right click at a message and select <text:span text:style-name="T5">Reply sender</text:span></text:p>
            <text:p/>
          </table:table-cell>
          <table:table-cell office:value-type="string">
            <text:p>- <text:s/>Compose a new mail form is shown properly </text:p>
            <text:p>- Address of sender is filled in To fiel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333];6;1)&gt;MID([.F332];6;1);&quot;&quot;;MAX([.A$7:.A332])+1)">
            <text:p/>
          </table:table-cell>
          <table:table-cell office:value-type="string">
            <text:p>FNC_CS_MA_MAIL_04</text:p>
          </table:table-cell>
          <table:table-cell table:formula="of:=IF(VALUE(MID([.F333];6;FIND(&quot;:&quot;;[.F333];1)-FIND(&quot; &quot;;[.F333];1)-1))&gt;VALUE(MID([.F332];6;FIND(&quot;:&quot;;[.F332];1)-FIND(&quot; &quot;;[.F332];1)-1));[.C332];[.C332]+1)" office:value-type="float" office:value="17">
            <text:p>017</text:p>
          </table:table-cell>
          <table:table-cell office:value-type="string">
            <text:p>CS\Mail\Mail\Reply to sender</text:p>
          </table:table-cell>
          <table:table-cell table:style-name="ce192" office:value-type="string">
            <text:p>Save composing reply message as draft </text:p>
          </table:table-cell>
          <table:table-cell office:value-type="string">
            <text:p>Step 3: Save message as draft</text:p>
          </table:table-cell>
          <table:table-cell table:style-name="ce190" office:value-type="string">
            <text:p>- Input value to fields which you want</text:p>
            <text:p>- Click <text:span text:style-name="T5"><text:s/>Save as draft</text:span></text:p>
          </table:table-cell>
          <table:table-cell office:value-type="string">
            <text:p>- Compose a new mail form is closed </text:p>
            <text:p>- This mail is saved in Draft folder</text:p>
            <text:p>- No mail is s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334];6;1)&gt;MID([.F333];6;1);&quot;&quot;;MAX([.A$7:.A333])+1)" office:value-type="float" office:value="106">
            <text:p>106</text:p>
          </table:table-cell>
          <table:table-cell office:value-type="string">
            <text:p>FNC_CS_MA_MAIL_05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Reply to all</text:p>
          </table:table-cell>
          <table:table-cell table:style-name="ce93" office:value-type="string">
            <text:p>Check Reply to all by choosing from Action bar</text:p>
          </table:table-cell>
          <table:table-cell office:value-type="string">
            <text:p>Step 1: Create an Account mail and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3">- Enable SMTP authentication [ </text:span><text:span text:style-name="T13"><text:a xlink:href="#Enable_SMTP">Details</text:a></text:span><text:span text:style-name="T13"> ] </text:span>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335];6;1)&gt;MID([.F334];6;1);&quot;&quot;;MAX([.A$7:.A334])+1)">
            <text:p/>
          </table:table-cell>
          <table:table-cell office:value-type="string">
            <text:p>FNC_CS_MA_MAIL_05</text:p>
          </table:table-cell>
          <table:table-cell table:formula="of:=IF(VALUE(MID([.F335];6;FIND(&quot;:&quot;;[.F335];1)-FIND(&quot; &quot;;[.F335];1)-1))&gt;VALUE(MID([.F334];6;FIND(&quot;:&quot;;[.F334];1)-FIND(&quot; &quot;;[.F334];1)-1));[.C334];[.C334]+1)" office:value-type="float" office:value="1">
            <text:p>001</text:p>
          </table:table-cell>
          <table:table-cell office:value-type="string">
            <text:p>CS\Mail\Mail\Reply to all</text:p>
          </table:table-cell>
          <table:table-cell office:value-type="string">
            <text:p>Check Reply to all by choosing from Action bar</text:p>
          </table:table-cell>
          <table:table-cell office:value-type="string">
            <text:p>Step 2: Open form to compose message</text:p>
          </table:table-cell>
          <table:table-cell table:style-name="ce190" office:value-type="string">
            <text:p>- Choose mail that was sent to several recipients by checking its check box</text:p>
            <text:p>- Click <text:span text:style-name="T15">Reply to all</text:span><text:span text:style-name="T5"> </text:span><text:span text:style-name="T6">in Action bar</text:span></text:p>
          </table:table-cell>
          <table:table-cell table:style-name="ce190" office:value-type="string">
            <text:p>Compose mail form appears:</text:p>
            <text:p>- Sender's email is displayed in <text:span text:style-name="T5">To</text:span> field</text:p>
            <text:p>- Other original recipients emails are listed in CC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336];6;1)&gt;MID([.F335];6;1);&quot;&quot;;MAX([.A$7:.A335])+1)">
            <text:p/>
          </table:table-cell>
          <table:table-cell office:value-type="string">
            <text:p>FNC_CS_MA_MAIL_05</text:p>
          </table:table-cell>
          <table:table-cell table:formula="of:=IF(VALUE(MID([.F336];6;FIND(&quot;:&quot;;[.F336];1)-FIND(&quot; &quot;;[.F336];1)-1))&gt;VALUE(MID([.F335];6;FIND(&quot;:&quot;;[.F335];1)-FIND(&quot; &quot;;[.F335];1)-1));[.C335];[.C335]+1)" office:value-type="float" office:value="1">
            <text:p>001</text:p>
          </table:table-cell>
          <table:table-cell office:value-type="string">
            <text:p>CS\Mail\Mail\Reply to all</text:p>
          </table:table-cell>
          <table:table-cell office:value-type="string">
            <text:p>Check Reply to all by choosing from Action bar</text:p>
          </table:table-cell>
          <table:table-cell office:value-type="string">
            <text:p>Step 3: Send mail</text:p>
          </table:table-cell>
          <table:table-cell table:style-name="ce190" office:value-type="string">
            <text:p>- Input values for fields</text:p>
            <text:p>- Click <text:span text:style-name="T5">Send mail</text:span></text:p>
          </table:table-cell>
          <table:table-cell table:style-name="ce190" office:value-type="string">
            <text:p>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337];6;1)&gt;MID([.F336];6;1);&quot;&quot;;MAX([.A$7:.A336])+1)" office:value-type="float" office:value="107">
            <text:p>107</text:p>
          </table:table-cell>
          <table:table-cell office:value-type="string">
            <text:p>FNC_CS_MA_MAIL_05</text:p>
          </table:table-cell>
          <table:table-cell table:formula="of:=IF(VALUE(MID([.F337];6;FIND(&quot;:&quot;;[.F337];1)-FIND(&quot; &quot;;[.F337];1)-1))&gt;VALUE(MID([.F336];6;FIND(&quot;:&quot;;[.F336];1)-FIND(&quot; &quot;;[.F336];1)-1));[.C336];[.C336]+1)" office:value-type="float" office:value="2">
            <text:p>002</text:p>
          </table:table-cell>
          <table:table-cell office:value-type="string">
            <text:p>CS\Mail\Mail\Reply to all</text:p>
          </table:table-cell>
          <table:table-cell table:style-name="ce93" office:value-type="string">
            <text:p>Check Reply to all by choosing from right click menu on specific mail</text:p>
          </table:table-cell>
          <table:table-cell office:value-type="string">
            <text:p>Step 1: Create an Account mail and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3">- Enable SMTP authentication [ </text:span><text:span text:style-name="T13"><text:a xlink:href="#Enable_SMTP">Details</text:a></text:span><text:span text:style-name="T13"> ] </text:span>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38];6;1)&gt;MID([.F337];6;1);&quot;&quot;;MAX([.A$7:.A337])+1)">
            <text:p/>
          </table:table-cell>
          <table:table-cell office:value-type="string">
            <text:p>FNC_CS_MA_MAIL_05</text:p>
          </table:table-cell>
          <table:table-cell table:formula="of:=IF(VALUE(MID([.F338];6;FIND(&quot;:&quot;;[.F338];1)-FIND(&quot; &quot;;[.F338];1)-1))&gt;VALUE(MID([.F337];6;FIND(&quot;:&quot;;[.F337];1)-FIND(&quot; &quot;;[.F337];1)-1));[.C337];[.C337]+1)" office:value-type="float" office:value="2">
            <text:p>002</text:p>
          </table:table-cell>
          <table:table-cell office:value-type="string">
            <text:p>CS\Mail\Mail\Reply to all</text:p>
          </table:table-cell>
          <table:table-cell office:value-type="string">
            <text:p>Check Reply to all by choosing from right click menu on specific mail</text:p>
          </table:table-cell>
          <table:table-cell office:value-type="string">
            <text:p>Step 2: Open form to compose message</text:p>
          </table:table-cell>
          <table:table-cell table:style-name="ce190" office:value-type="string">
            <text:p>Right click on specific fetched mail and choose <text:span text:style-name="T16">Reply to all</text:span></text:p>
          </table:table-cell>
          <table:table-cell table:style-name="ce190" office:value-type="string">
            <text:p>Compose mail form appears:</text:p>
            <text:p>- Sender's email is displayed in <text:span text:style-name="T5">To</text:span> field</text:p>
            <text:p>- Other original recipients emails are listed in CC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39];6;1)&gt;MID([.F338];6;1);&quot;&quot;;MAX([.A$7:.A338])+1)">
            <text:p/>
          </table:table-cell>
          <table:table-cell office:value-type="string">
            <text:p>FNC_CS_MA_MAIL_05</text:p>
          </table:table-cell>
          <table:table-cell table:formula="of:=IF(VALUE(MID([.F339];6;FIND(&quot;:&quot;;[.F339];1)-FIND(&quot; &quot;;[.F339];1)-1))&gt;VALUE(MID([.F338];6;FIND(&quot;:&quot;;[.F338];1)-FIND(&quot; &quot;;[.F338];1)-1));[.C338];[.C338]+1)" office:value-type="float" office:value="2">
            <text:p>002</text:p>
          </table:table-cell>
          <table:table-cell office:value-type="string">
            <text:p>CS\Mail\Mail\Reply to all</text:p>
          </table:table-cell>
          <table:table-cell office:value-type="string">
            <text:p>Check Reply to all by choosing from right click menu on specific mail</text:p>
          </table:table-cell>
          <table:table-cell office:value-type="string">
            <text:p>Step 3: Send mail</text:p>
          </table:table-cell>
          <table:table-cell table:style-name="ce190" office:value-type="string">
            <text:p>- Input values for fields</text:p>
            <text:p>- Click <text:span text:style-name="T5">Send mail</text:span></text:p>
          </table:table-cell>
          <table:table-cell table:style-name="ce190" office:value-type="string">
            <text:p>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340];6;1)&gt;MID([.F339];6;1);&quot;&quot;;MAX([.A$7:.A339])+1)" office:value-type="float" office:value="108">
            <text:p>108</text:p>
          </table:table-cell>
          <table:table-cell office:value-type="string">
            <text:p>FNC_CS_MA_MAIL_05</text:p>
          </table:table-cell>
          <table:table-cell table:formula="of:=IF(VALUE(MID([.F340];6;FIND(&quot;:&quot;;[.F340];1)-FIND(&quot; &quot;;[.F340];1)-1))&gt;VALUE(MID([.F339];6;FIND(&quot;:&quot;;[.F339];1)-FIND(&quot; &quot;;[.F339];1)-1));[.C339];[.C339]+1)" office:value-type="float" office:value="3">
            <text:p>003</text:p>
          </table:table-cell>
          <table:table-cell office:value-type="string">
            <text:p>CS\Mail\Mail\Reply to all</text:p>
          </table:table-cell>
          <table:table-cell table:style-name="ce93" office:value-type="string">
            <text:p>Check Reply to all by choosing from menu in Message detail pane</text:p>
          </table:table-cell>
          <table:table-cell office:value-type="string">
            <text:p>Step 1: Create an Account mail and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3">- Enable SMTP authentication [ </text:span><text:span text:style-name="T13"><text:a xlink:href="#Enable_SMTP">Details</text:a></text:span><text:span text:style-name="T13"> ] </text:span>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41];6;1)&gt;MID([.F340];6;1);&quot;&quot;;MAX([.A$7:.A340])+1)">
            <text:p/>
          </table:table-cell>
          <table:table-cell office:value-type="string">
            <text:p>FNC_CS_MA_MAIL_05</text:p>
          </table:table-cell>
          <table:table-cell table:formula="of:=IF(VALUE(MID([.F341];6;FIND(&quot;:&quot;;[.F341];1)-FIND(&quot; &quot;;[.F341];1)-1))&gt;VALUE(MID([.F340];6;FIND(&quot;:&quot;;[.F340];1)-FIND(&quot; &quot;;[.F340];1)-1));[.C340];[.C340]+1)" office:value-type="float" office:value="3">
            <text:p>003</text:p>
          </table:table-cell>
          <table:table-cell office:value-type="string">
            <text:p>CS\Mail\Mail\Reply to all</text:p>
          </table:table-cell>
          <table:table-cell office:value-type="string">
            <text:p>Check Reply to all by choosing from menu in Message detail pane</text:p>
          </table:table-cell>
          <table:table-cell office:value-type="string">
            <text:p>Step 2: Open form to compose message</text:p>
          </table:table-cell>
          <table:table-cell table:style-name="ce190" office:value-type="string">
            <text:p>- Choose to view detail of specific fetched mail</text:p>
            <text:p>- Click icon <text:span text:style-name="T5">Action on this message </text:span><text:span text:style-name="T6">on top right of Message detail pane and select </text:span><text:s/><text:span text:style-name="T16">Reply to all</text:span></text:p>
          </table:table-cell>
          <table:table-cell table:style-name="ce190" office:value-type="string">
            <text:p>Compose mail form appears:</text:p>
            <text:p>- Sender's email is displayed in <text:span text:style-name="T5">To</text:span> field</text:p>
            <text:p>- Other original recipients emails are listed in CC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342];6;1)&gt;MID([.F341];6;1);&quot;&quot;;MAX([.A$7:.A341])+1)">
            <text:p/>
          </table:table-cell>
          <table:table-cell office:value-type="string">
            <text:p>FNC_CS_MA_MAIL_05</text:p>
          </table:table-cell>
          <table:table-cell table:formula="of:=IF(VALUE(MID([.F342];6;FIND(&quot;:&quot;;[.F342];1)-FIND(&quot; &quot;;[.F342];1)-1))&gt;VALUE(MID([.F341];6;FIND(&quot;:&quot;;[.F341];1)-FIND(&quot; &quot;;[.F341];1)-1));[.C341];[.C341]+1)" office:value-type="float" office:value="3">
            <text:p>003</text:p>
          </table:table-cell>
          <table:table-cell office:value-type="string">
            <text:p>CS\Mail\Mail\Reply to all</text:p>
          </table:table-cell>
          <table:table-cell office:value-type="string">
            <text:p>Check Reply to all by choosing from menu in Message detail pane</text:p>
          </table:table-cell>
          <table:table-cell office:value-type="string">
            <text:p>Step 3: Send mail</text:p>
          </table:table-cell>
          <table:table-cell table:style-name="ce190" office:value-type="string">
            <text:p>- Input values for fields</text:p>
            <text:p>- Click <text:span text:style-name="T5">Send mail</text:span></text:p>
          </table:table-cell>
          <table:table-cell table:style-name="ce190" office:value-type="string">
            <text:p>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9">
          <table:table-cell table:formula="of:=IF(MID([.F343];6;1)&gt;MID([.F342];6;1);&quot;&quot;;MAX([.A$7:.A342])+1)" office:value-type="float" office:value="109">
            <text:p>109</text:p>
          </table:table-cell>
          <table:table-cell office:value-type="string">
            <text:p>FNC_CS_MA_MAIL_05</text:p>
          </table:table-cell>
          <table:table-cell table:formula="of:=IF(VALUE(MID([.F343];6;FIND(&quot;:&quot;;[.F343];1)-FIND(&quot; &quot;;[.F343];1)-1))&gt;VALUE(MID([.F342];6;FIND(&quot;:&quot;;[.F342];1)-FIND(&quot; &quot;;[.F342];1)-1));[.C342];[.C342]+1)" office:value-type="float" office:value="4">
            <text:p>004</text:p>
          </table:table-cell>
          <table:table-cell office:value-type="string">
            <text:p>CS\Mail\Mail\Reply to all</text:p>
          </table:table-cell>
          <table:table-cell table:style-name="ce79" office:value-type="string">
            <text:p>Reply to all in case only 1 <text:s/>user received the message</text:p>
          </table:table-cell>
          <table:table-cell office:value-type="string">
            <text:p>Step 1: Create an Account mail and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3">- Enable SMTP authentication [ </text:span><text:span text:style-name="T13"><text:a xlink:href="#Enable_SMTP">Details</text:a></text:span><text:span text:style-name="T13"> ] </text:span>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6">
          <table:table-cell table:formula="of:=IF(MID([.F344];6;1)&gt;MID([.F343];6;1);&quot;&quot;;MAX([.A$7:.A343])+1)">
            <text:p/>
          </table:table-cell>
          <table:table-cell office:value-type="string">
            <text:p>FNC_CS_MA_MAIL_05</text:p>
          </table:table-cell>
          <table:table-cell table:formula="of:=IF(VALUE(MID([.F344];6;FIND(&quot;:&quot;;[.F344];1)-FIND(&quot; &quot;;[.F344];1)-1))&gt;VALUE(MID([.F343];6;FIND(&quot;:&quot;;[.F343];1)-FIND(&quot; &quot;;[.F343];1)-1));[.C343];[.C343]+1)" office:value-type="float" office:value="4">
            <text:p>004</text:p>
          </table:table-cell>
          <table:table-cell office:value-type="string">
            <text:p>CS\Mail\Mail\Reply to all</text:p>
          </table:table-cell>
          <table:table-cell table:style-name="ce192" office:value-type="string">
            <text:p>Reply to all in case only 1 <text:s/>user received the message</text:p>
          </table:table-cell>
          <table:table-cell office:value-type="string">
            <text:p>Step 2: Open form to compose message</text:p>
          </table:table-cell>
          <table:table-cell table:style-name="ce190" office:value-type="string">
            <text:p>- Choose a fetched mail that was sent to yourself only</text:p>
            <text:p>- Right click and choose <text:span text:style-name="T5">Reply to all</text:span></text:p>
          </table:table-cell>
          <table:table-cell office:value-type="string">
            <text:p>- <text:s/>Compose a new mail form is shown properly</text:p>
            <text:p>- There's only email of sender in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45];6;1)&gt;MID([.F344];6;1);&quot;&quot;;MAX([.A$7:.A344])+1)">
            <text:p/>
          </table:table-cell>
          <table:table-cell office:value-type="string">
            <text:p>FNC_CS_MA_MAIL_05</text:p>
          </table:table-cell>
          <table:table-cell table:formula="of:=IF(VALUE(MID([.F345];6;FIND(&quot;:&quot;;[.F345];1)-FIND(&quot; &quot;;[.F345];1)-1))&gt;VALUE(MID([.F344];6;FIND(&quot;:&quot;;[.F344];1)-FIND(&quot; &quot;;[.F344];1)-1));[.C344];[.C344]+1)" office:value-type="float" office:value="4">
            <text:p>004</text:p>
          </table:table-cell>
          <table:table-cell office:value-type="string">
            <text:p>CS\Mail\Mail\Reply to all</text:p>
          </table:table-cell>
          <table:table-cell table:style-name="ce192" office:value-type="string">
            <text:p>Reply to all in case only 1 <text:s/>user received the message</text:p>
          </table:table-cell>
          <table:table-cell office:value-type="string">
            <text:p>Step 3: Send mail</text:p>
          </table:table-cell>
          <table:table-cell table:style-name="ce190" office:value-type="string">
            <text:p>- Input values for fields</text:p>
            <text:p>- Click <text:span text:style-name="T5">Send mail</text:span></text:p>
          </table:table-cell>
          <table:table-cell table:style-name="ce190" office:value-type="string">
            <text:p>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8">
          <table:table-cell table:formula="of:=IF(MID([.F346];6;1)&gt;MID([.F345];6;1);&quot;&quot;;MAX([.A$7:.A345])+1)" office:value-type="float" office:value="110">
            <text:p>110</text:p>
          </table:table-cell>
          <table:table-cell office:value-type="string">
            <text:p>FNC_CS_MA_MAIL_05</text:p>
          </table:table-cell>
          <table:table-cell table:formula="of:=IF(VALUE(MID([.F346];6;FIND(&quot;:&quot;;[.F346];1)-FIND(&quot; &quot;;[.F346];1)-1))&gt;VALUE(MID([.F345];6;FIND(&quot;:&quot;;[.F345];1)-FIND(&quot; &quot;;[.F345];1)-1));[.C345];[.C345]+1)" office:value-type="float" office:value="5">
            <text:p>005</text:p>
          </table:table-cell>
          <table:table-cell office:value-type="string">
            <text:p>CS\Mail\Mail\Reply to all</text:p>
          </table:table-cell>
          <table:table-cell table:style-name="ce79" office:value-type="string">
            <text:p>Reply to all with more recipients</text:p>
          </table:table-cell>
          <table:table-cell office:value-type="string">
            <text:p>Step 1: Create an Account mail and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><text:span text:style-name="T13">- Enable SMTP authentication [ </text:span><text:span text:style-name="T13"><text:a xlink:href="#Enable_SMTP">Details</text:a></text:span><text:span text:style-name="T13"> ] </text:span></text:p>
          </table:table-cell>
          <table:table-cell office:value-type="string">
            <text:p>- Mails of Account will be fetched </text:p>
            <text:p>and stored in Inbox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MID([.F347];6;1)&gt;MID([.F346];6;1);&quot;&quot;;MAX([.A$7:.A346])+1)">
            <text:p/>
          </table:table-cell>
          <table:table-cell office:value-type="string">
            <text:p>FNC_CS_MA_MAIL_05</text:p>
          </table:table-cell>
          <table:table-cell table:formula="of:=IF(VALUE(MID([.F347];6;FIND(&quot;:&quot;;[.F347];1)-FIND(&quot; &quot;;[.F347];1)-1))&gt;VALUE(MID([.F346];6;FIND(&quot;:&quot;;[.F346];1)-FIND(&quot; &quot;;[.F346];1)-1));[.C346];[.C346]+1)" office:value-type="float" office:value="5">
            <text:p>005</text:p>
          </table:table-cell>
          <table:table-cell office:value-type="string">
            <text:p>CS\Mail\Mail\Reply to all</text:p>
          </table:table-cell>
          <table:table-cell table:style-name="ce192" office:value-type="string">
            <text:p>Reply to all with more recipients</text:p>
          </table:table-cell>
          <table:table-cell office:value-type="string">
            <text:p>Step 2: Open form to compose message</text:p>
          </table:table-cell>
          <table:table-cell table:style-name="ce190" office:value-type="string">
            <text:p>Right click on a fetched mail and choose <text:span text:style-name="T5">Reply to all</text:span></text:p>
          </table:table-cell>
          <table:table-cell office:value-type="string">
            <text:p>- <text:s/>Compose a new mail form is shown properly</text:p>
            <text:p>- Email of sender is displayed in To fields, other original recipients are displayed in CC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48];6;1)&gt;MID([.F347];6;1);&quot;&quot;;MAX([.A$7:.A347])+1)">
            <text:p/>
          </table:table-cell>
          <table:table-cell office:value-type="string">
            <text:p>FNC_CS_MA_MAIL_05</text:p>
          </table:table-cell>
          <table:table-cell table:formula="of:=IF(VALUE(MID([.F348];6;FIND(&quot;:&quot;;[.F348];1)-FIND(&quot; &quot;;[.F348];1)-1))&gt;VALUE(MID([.F347];6;FIND(&quot;:&quot;;[.F347];1)-FIND(&quot; &quot;;[.F347];1)-1));[.C347];[.C347]+1)" office:value-type="float" office:value="5">
            <text:p>005</text:p>
          </table:table-cell>
          <table:table-cell office:value-type="string">
            <text:p>CS\Mail\Mail\Reply to all</text:p>
          </table:table-cell>
          <table:table-cell table:style-name="ce192" office:value-type="string">
            <text:p>Reply to all with more recipients</text:p>
          </table:table-cell>
          <table:table-cell office:value-type="string">
            <text:p>Step 3: Send mail</text:p>
          </table:table-cell>
          <table:table-cell table:style-name="ce190" office:value-type="string">
            <text:p>- Input values for fields</text:p>
            <text:p>- Add more emails in <text:span text:style-name="T5">To</text:span> or <text:span text:style-name="T5">CC</text:span> </text:p>
            <text:p>- Click <text:span text:style-name="T5">Send mail</text:span></text:p>
          </table:table-cell>
          <table:table-cell table:style-name="ce190" office:value-type="string">
            <text:p>Mail is sent successfully to al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49];6;1)&gt;MID([.F348];6;1);&quot;&quot;;MAX([.A$7:.A348])+1)" office:value-type="float" office:value="111">
            <text:p>111</text:p>
          </table:table-cell>
          <table:table-cell office:value-type="string">
            <text:p>FNC_CS_MA_MAIL_05</text:p>
          </table:table-cell>
          <table:table-cell table:formula="of:=IF(VALUE(MID([.F349];6;FIND(&quot;:&quot;;[.F349];1)-FIND(&quot; &quot;;[.F349];1)-1))&gt;VALUE(MID([.F348];6;FIND(&quot;:&quot;;[.F348];1)-FIND(&quot; &quot;;[.F348];1)-1));[.C348];[.C348]+1)" office:value-type="float" office:value="6">
            <text:p>006</text:p>
          </table:table-cell>
          <table:table-cell office:value-type="string">
            <text:p>CS\Mail\Mail\Reply to all</text:p>
          </table:table-cell>
          <table:table-cell table:style-name="ce79" office:value-type="string">
            <text:p>Check showing Reply to all option in case mail has many receivers </text:p>
          </table:table-cell>
          <table:table-cell office:value-type="string">
            <text:p>Step 1: Create an Account mail and Check mail</text:p>
          </table:table-cell>
          <table:table-cell table:style-name="ce190" office:value-type="string">
            <text:p>- Perform to create an account mail and check mail for it [ <text:a xlink:href="#Add_account">Details</text:a> ]</text:p>
          </table:table-cell>
          <table:table-cell table:style-name="ce190" office:value-type="string">
            <text:p>The account is created successfully and mails are che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50];6;1)&gt;MID([.F349];6;1);&quot;&quot;;MAX([.A$7:.A349])+1)">
            <text:p/>
          </table:table-cell>
          <table:table-cell office:value-type="string">
            <text:p>FNC_CS_MA_MAIL_05</text:p>
          </table:table-cell>
          <table:table-cell table:formula="of:=IF(VALUE(MID([.F350];6;FIND(&quot;:&quot;;[.F350];1)-FIND(&quot; &quot;;[.F350];1)-1))&gt;VALUE(MID([.F349];6;FIND(&quot;:&quot;;[.F349];1)-FIND(&quot; &quot;;[.F349];1)-1));[.C349];[.C349]+1)" office:value-type="float" office:value="6">
            <text:p>006</text:p>
          </table:table-cell>
          <table:table-cell office:value-type="string">
            <text:p>CS\Mail\Mail\Reply to all</text:p>
          </table:table-cell>
          <table:table-cell table:style-name="ce192" office:value-type="string">
            <text:p>Check showing Reply to all option in case mail has many receivers </text:p>
          </table:table-cell>
          <table:table-cell office:value-type="string">
            <text:p>Step 2: View a mail which has many receiver</text:p>
          </table:table-cell>
          <table:table-cell table:style-name="ce190" office:value-type="string">
            <text:p>- Choose and View a mail which has many receiver.</text:p>
          </table:table-cell>
          <table:table-cell table:style-name="ce190" office:value-type="string">
            <text:p>- Detail mail is shown properly. If look at left bottom of the mail, will see [ Reply to all] option. It use to reply to all <text:s/>receiver and sender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1];6;1)&gt;MID([.F350];6;1);&quot;&quot;;MAX([.A$7:.A350])+1)">
            <text:p/>
          </table:table-cell>
          <table:table-cell office:value-type="string">
            <text:p>FNC_CS_MA_MAIL_05</text:p>
          </table:table-cell>
          <table:table-cell table:formula="of:=IF(VALUE(MID([.F351];6;FIND(&quot;:&quot;;[.F351];1)-FIND(&quot; &quot;;[.F351];1)-1))&gt;VALUE(MID([.F350];6;FIND(&quot;:&quot;;[.F350];1)-FIND(&quot; &quot;;[.F350];1)-1));[.C350];[.C350]+1)" office:value-type="float" office:value="6">
            <text:p>006</text:p>
          </table:table-cell>
          <table:table-cell office:value-type="string">
            <text:p>CS\Mail\Mail\Reply to all</text:p>
          </table:table-cell>
          <table:table-cell table:style-name="ce192" office:value-type="string">
            <text:p>Check showing Reply to all option in case mail has many receivers </text:p>
          </table:table-cell>
          <table:table-cell office:value-type="string">
            <text:p>Step 3: View [Actions on this message] menu on the mail</text:p>
          </table:table-cell>
          <table:table-cell table:style-name="ce190" office:value-type="string">
            <text:p>- Click <text:s/>“ Action on this message” Icon on View message panel (top right)</text:p>
          </table:table-cell>
          <table:table-cell table:style-name="ce190" office:value-type="string">
            <text:p>- A menu is dropped down, and can see [ Reply to all] option. It use to reply to all <text:s/>receiver and sender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2];6;1)&gt;MID([.F351];6;1);&quot;&quot;;MAX([.A$7:.A351])+1)" office:value-type="float" office:value="112">
            <text:p>112</text:p>
          </table:table-cell>
          <table:table-cell office:value-type="string">
            <text:p>FNC_CS_MA_MAIL_05</text:p>
          </table:table-cell>
          <table:table-cell table:formula="of:=IF(VALUE(MID([.F352];6;FIND(&quot;:&quot;;[.F352];1)-FIND(&quot; &quot;;[.F352];1)-1))&gt;VALUE(MID([.F351];6;FIND(&quot;:&quot;;[.F351];1)-FIND(&quot; &quot;;[.F351];1)-1));[.C351];[.C351]+1)" office:value-type="float" office:value="7">
            <text:p>007</text:p>
          </table:table-cell>
          <table:table-cell office:value-type="string">
            <text:p>CS\Mail\Mail\Reply to all</text:p>
          </table:table-cell>
          <table:table-cell table:style-name="ce79" office:value-type="string">
            <text:p>Check showing Reply to all option in case mail has only one receiver</text:p>
          </table:table-cell>
          <table:table-cell office:value-type="string">
            <text:p>Step 1: Create an Account mail and Check mail</text:p>
          </table:table-cell>
          <table:table-cell table:style-name="ce190" office:value-type="string">
            <text:p>- Perform to create an account mail and check mail for it [ <text:a xlink:href="#Add_account">Details</text:a> ]</text:p>
          </table:table-cell>
          <table:table-cell table:style-name="ce190" office:value-type="string">
            <text:p>The account is created successfully and mails are che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3];6;1)&gt;MID([.F352];6;1);&quot;&quot;;MAX([.A$7:.A352])+1)">
            <text:p/>
          </table:table-cell>
          <table:table-cell office:value-type="string">
            <text:p>FNC_CS_MA_MAIL_05</text:p>
          </table:table-cell>
          <table:table-cell table:formula="of:=IF(VALUE(MID([.F353];6;FIND(&quot;:&quot;;[.F353];1)-FIND(&quot; &quot;;[.F353];1)-1))&gt;VALUE(MID([.F352];6;FIND(&quot;:&quot;;[.F352];1)-FIND(&quot; &quot;;[.F352];1)-1));[.C352];[.C352]+1)" office:value-type="float" office:value="7">
            <text:p>007</text:p>
          </table:table-cell>
          <table:table-cell office:value-type="string">
            <text:p>CS\Mail\Mail\Reply to all</text:p>
          </table:table-cell>
          <table:table-cell table:style-name="ce192" office:value-type="string">
            <text:p>Check showing Reply to all option in case mail has only one receiver</text:p>
          </table:table-cell>
          <table:table-cell office:value-type="string">
            <text:p>Step 2: View a mail which has many receiver</text:p>
          </table:table-cell>
          <table:table-cell table:style-name="ce190" office:value-type="string">
            <text:p>- Choose and View a mail which has many receiver.</text:p>
          </table:table-cell>
          <table:table-cell table:style-name="ce190" office:value-type="string">
            <text:p>- Detail mail is shown properly. If look at left bottom of the mail, will not see [ Reply to all] option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4];6;1)&gt;MID([.F353];6;1);&quot;&quot;;MAX([.A$7:.A353])+1)">
            <text:p/>
          </table:table-cell>
          <table:table-cell office:value-type="string">
            <text:p>FNC_CS_MA_MAIL_05</text:p>
          </table:table-cell>
          <table:table-cell table:formula="of:=IF(VALUE(MID([.F354];6;FIND(&quot;:&quot;;[.F354];1)-FIND(&quot; &quot;;[.F354];1)-1))&gt;VALUE(MID([.F353];6;FIND(&quot;:&quot;;[.F353];1)-FIND(&quot; &quot;;[.F353];1)-1));[.C353];[.C353]+1)" office:value-type="float" office:value="7">
            <text:p>007</text:p>
          </table:table-cell>
          <table:table-cell office:value-type="string">
            <text:p>CS\Mail\Mail\Reply to all</text:p>
          </table:table-cell>
          <table:table-cell table:style-name="ce192" office:value-type="string">
            <text:p>Check showing Reply to all option in case mail has only one receiver</text:p>
          </table:table-cell>
          <table:table-cell office:value-type="string">
            <text:p>Step 3: View [Actions on this message] menu on the mail</text:p>
          </table:table-cell>
          <table:table-cell table:style-name="ce190" office:value-type="string">
            <text:p>- Click <text:s/>“ Action on this message” Icon on View message panel (top right)</text:p>
          </table:table-cell>
          <table:table-cell table:style-name="ce190" office:value-type="string">
            <text:p>- A menu is dropped down, and can not see [ Reply to all] option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5];6;1)&gt;MID([.F354];6;1);&quot;&quot;;MAX([.A$7:.A354])+1)" office:value-type="float" office:value="113">
            <text:p>113</text:p>
          </table:table-cell>
          <table:table-cell office:value-type="string">
            <text:p>FNC_CS_MA_MAIL_05</text:p>
          </table:table-cell>
          <table:table-cell table:formula="of:=IF(VALUE(MID([.F355];6;FIND(&quot;:&quot;;[.F355];1)-FIND(&quot; &quot;;[.F355];1)-1))&gt;VALUE(MID([.F354];6;FIND(&quot;:&quot;;[.F354];1)-FIND(&quot; &quot;;[.F354];1)-1));[.C354];[.C354]+1)" office:value-type="float" office:value="8">
            <text:p>008</text:p>
          </table:table-cell>
          <table:table-cell office:value-type="string">
            <text:p>CS\Mail\Mail\Reply to all</text:p>
          </table:table-cell>
          <table:table-cell table:style-name="ce79" office:value-type="string">
            <text:p>Reply to all for a message in case use option in detail message</text:p>
          </table:table-cell>
          <table:table-cell office:value-type="string">
            <text:p>Step 1: Create an Account mail and Check mail</text:p>
          </table:table-cell>
          <table:table-cell table:style-name="ce190" office:value-type="string">
            <text:p>- Perform to create an account mail and check mail for it [ <text:a xlink:href="#Add_account">Details</text:a> ]</text:p>
          </table:table-cell>
          <table:table-cell table:style-name="ce190" office:value-type="string">
            <text:p>The account is created successfully and mails are che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56];6;1)&gt;MID([.F355];6;1);&quot;&quot;;MAX([.A$7:.A355])+1)">
            <text:p/>
          </table:table-cell>
          <table:table-cell office:value-type="string">
            <text:p>FNC_CS_MA_MAIL_05</text:p>
          </table:table-cell>
          <table:table-cell table:formula="of:=IF(VALUE(MID([.F356];6;FIND(&quot;:&quot;;[.F356];1)-FIND(&quot; &quot;;[.F356];1)-1))&gt;VALUE(MID([.F355];6;FIND(&quot;:&quot;;[.F355];1)-FIND(&quot; &quot;;[.F355];1)-1));[.C355];[.C355]+1)" office:value-type="float" office:value="8">
            <text:p>008</text:p>
          </table:table-cell>
          <table:table-cell office:value-type="string">
            <text:p>CS\Mail\Mail\Reply to all</text:p>
          </table:table-cell>
          <table:table-cell table:style-name="ce192" office:value-type="string">
            <text:p>Reply to all for a message in case use option in detail message</text:p>
          </table:table-cell>
          <table:table-cell office:value-type="string">
            <text:p>Step 2: View a mail which has many receiver</text:p>
          </table:table-cell>
          <table:table-cell table:style-name="ce190" office:value-type="string">
            <text:p>- Choose and View a mail which has many receiver.</text:p>
          </table:table-cell>
          <table:table-cell table:style-name="ce190" office:value-type="string">
            <text:p>- Detail mail is shown properly. If look at left bottom of the mail, will see [ Reply to all] option. It use to reply to all <text:s/>receiver and sender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7];6;1)&gt;MID([.F356];6;1);&quot;&quot;;MAX([.A$7:.A356])+1)">
            <text:p/>
          </table:table-cell>
          <table:table-cell office:value-type="string">
            <text:p>FNC_CS_MA_MAIL_05</text:p>
          </table:table-cell>
          <table:table-cell table:formula="of:=IF(VALUE(MID([.F357];6;FIND(&quot;:&quot;;[.F357];1)-FIND(&quot; &quot;;[.F357];1)-1))&gt;VALUE(MID([.F356];6;FIND(&quot;:&quot;;[.F356];1)-FIND(&quot; &quot;;[.F356];1)-1));[.C356];[.C356]+1)" office:value-type="float" office:value="8">
            <text:p>008</text:p>
          </table:table-cell>
          <table:table-cell office:value-type="string">
            <text:p>CS\Mail\Mail\Reply to all</text:p>
          </table:table-cell>
          <table:table-cell table:style-name="ce192" office:value-type="string">
            <text:p>Reply to all for a message in case use option in detail message</text:p>
          </table:table-cell>
          <table:table-cell office:value-type="string">
            <text:p>Step 3: Open <text:s/>Compose a new mail <text:s/></text:p>
          </table:table-cell>
          <table:table-cell table:style-name="ce190" office:value-type="string">
            <text:p>- Click [ Reply to all] <text:s/>at <text:s/>left bottom of this message</text:p>
          </table:table-cell>
          <table:table-cell table:style-name="ce190" office:value-type="string">
            <text:p>- Compose a new mail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8];6;1)&gt;MID([.F357];6;1);&quot;&quot;;MAX([.A$7:.A357])+1)">
            <text:p/>
          </table:table-cell>
          <table:table-cell office:value-type="string">
            <text:p>FNC_CS_MA_MAIL_05</text:p>
          </table:table-cell>
          <table:table-cell table:formula="of:=IF(VALUE(MID([.F358];6;FIND(&quot;:&quot;;[.F358];1)-FIND(&quot; &quot;;[.F358];1)-1))&gt;VALUE(MID([.F357];6;FIND(&quot;:&quot;;[.F357];1)-FIND(&quot; &quot;;[.F357];1)-1));[.C357];[.C357]+1)" office:value-type="float" office:value="8">
            <text:p>008</text:p>
          </table:table-cell>
          <table:table-cell office:value-type="string">
            <text:p>CS\Mail\Mail\Reply to all</text:p>
          </table:table-cell>
          <table:table-cell table:style-name="ce192" office:value-type="string">
            <text:p>Reply to all for a message in case use option in detail message</text:p>
          </table:table-cell>
          <table:table-cell office:value-type="string">
            <text:p>Step 4: Send mail</text:p>
          </table:table-cell>
          <table:table-cell table:style-name="ce190" office:value-type="string">
            <text:p>- Input some valid value into some fields if want </text:p>
            <text:p>- Click Send Mail</text:p>
          </table:table-cell>
          <table:table-cell table:style-name="ce190" office:value-type="string">
            <text:p>The 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9];6;1)&gt;MID([.F358];6;1);&quot;&quot;;MAX([.A$7:.A358])+1)" office:value-type="float" office:value="114">
            <text:p>114</text:p>
          </table:table-cell>
          <table:table-cell office:value-type="string">
            <text:p>FNC_CS_MA_MAIL_05</text:p>
          </table:table-cell>
          <table:table-cell table:formula="of:=IF(VALUE(MID([.F359];6;FIND(&quot;:&quot;;[.F359];1)-FIND(&quot; &quot;;[.F359];1)-1))&gt;VALUE(MID([.F358];6;FIND(&quot;:&quot;;[.F358];1)-FIND(&quot; &quot;;[.F358];1)-1));[.C358];[.C358]+1)" office:value-type="float" office:value="9">
            <text:p>009</text:p>
          </table:table-cell>
          <table:table-cell office:value-type="string">
            <text:p>CS\Mail\Mail\Reply to all</text:p>
          </table:table-cell>
          <table:table-cell table:style-name="ce79" office:value-type="string">
            <text:p>Reply to all for a message in case use option in Action on this message menu</text:p>
          </table:table-cell>
          <table:table-cell office:value-type="string">
            <text:p>Step 1: Create an Account mail and Check mail</text:p>
          </table:table-cell>
          <table:table-cell table:style-name="ce190" office:value-type="string">
            <text:p>- Perform to create an account mail and check mail for it [ <text:a xlink:href="#Add_account">Details</text:a> ]</text:p>
          </table:table-cell>
          <table:table-cell table:style-name="ce190" office:value-type="string">
            <text:p>The account is created successfully and mails are che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60];6;1)&gt;MID([.F359];6;1);&quot;&quot;;MAX([.A$7:.A359])+1)">
            <text:p/>
          </table:table-cell>
          <table:table-cell office:value-type="string">
            <text:p>FNC_CS_MA_MAIL_05</text:p>
          </table:table-cell>
          <table:table-cell table:formula="of:=IF(VALUE(MID([.F360];6;FIND(&quot;:&quot;;[.F360];1)-FIND(&quot; &quot;;[.F360];1)-1))&gt;VALUE(MID([.F359];6;FIND(&quot;:&quot;;[.F359];1)-FIND(&quot; &quot;;[.F359];1)-1));[.C359];[.C359]+1)" office:value-type="float" office:value="9">
            <text:p>009</text:p>
          </table:table-cell>
          <table:table-cell office:value-type="string">
            <text:p>CS\Mail\Mail\Reply to all</text:p>
          </table:table-cell>
          <table:table-cell table:style-name="ce192" office:value-type="string">
            <text:p>Reply to all for a message in case use option in Action on this message menu</text:p>
          </table:table-cell>
          <table:table-cell office:value-type="string">
            <text:p>Step 2: View a mail which has many receiver</text:p>
          </table:table-cell>
          <table:table-cell table:style-name="ce190" office:value-type="string">
            <text:p>- Choose and View a mail which has many receiver.</text:p>
          </table:table-cell>
          <table:table-cell table:style-name="ce190" office:value-type="string">
            <text:p>- Detail mail is shown properly. If look at left bottom of the mail, will see [ Reply to all] option. It use to reply to all <text:s/>receiver and sender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1];6;1)&gt;MID([.F360];6;1);&quot;&quot;;MAX([.A$7:.A360])+1)">
            <text:p/>
          </table:table-cell>
          <table:table-cell office:value-type="string">
            <text:p>FNC_CS_MA_MAIL_05</text:p>
          </table:table-cell>
          <table:table-cell table:formula="of:=IF(VALUE(MID([.F361];6;FIND(&quot;:&quot;;[.F361];1)-FIND(&quot; &quot;;[.F361];1)-1))&gt;VALUE(MID([.F360];6;FIND(&quot;:&quot;;[.F360];1)-FIND(&quot; &quot;;[.F360];1)-1));[.C360];[.C360]+1)" office:value-type="float" office:value="9">
            <text:p>009</text:p>
          </table:table-cell>
          <table:table-cell office:value-type="string">
            <text:p>CS\Mail\Mail\Reply to all</text:p>
          </table:table-cell>
          <table:table-cell table:style-name="ce192" office:value-type="string">
            <text:p>Reply to all for a message in case use option in Action on this message menu</text:p>
          </table:table-cell>
          <table:table-cell office:value-type="string">
            <text:p>Step 3: View [Actions on this message] menu on the mail</text:p>
          </table:table-cell>
          <table:table-cell table:style-name="ce190" office:value-type="string">
            <text:p>- Click <text:s/>“ Action on this message” Icon on View message panel (top right)</text:p>
          </table:table-cell>
          <table:table-cell table:style-name="ce190" office:value-type="string">
            <text:p>- A menu is dropped down, and can see [ Reply to all] option. It use to reply to all <text:s/>receiver and sender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2];6;1)&gt;MID([.F361];6;1);&quot;&quot;;MAX([.A$7:.A361])+1)">
            <text:p/>
          </table:table-cell>
          <table:table-cell office:value-type="string">
            <text:p>FNC_CS_MA_MAIL_05</text:p>
          </table:table-cell>
          <table:table-cell table:formula="of:=IF(VALUE(MID([.F362];6;FIND(&quot;:&quot;;[.F362];1)-FIND(&quot; &quot;;[.F362];1)-1))&gt;VALUE(MID([.F361];6;FIND(&quot;:&quot;;[.F361];1)-FIND(&quot; &quot;;[.F361];1)-1));[.C361];[.C361]+1)" office:value-type="float" office:value="9">
            <text:p>009</text:p>
          </table:table-cell>
          <table:table-cell office:value-type="string">
            <text:p>CS\Mail\Mail\Reply to all</text:p>
          </table:table-cell>
          <table:table-cell table:style-name="ce192" office:value-type="string">
            <text:p>Reply to all for a message in case use option in Action on this message menu</text:p>
          </table:table-cell>
          <table:table-cell office:value-type="string">
            <text:p>Step 4: Open <text:s/>Compose a new mail <text:s/></text:p>
          </table:table-cell>
          <table:table-cell table:style-name="ce190" office:value-type="string">
            <text:p>- Click [ Reply to all] <text:s/>option in this menu</text:p>
          </table:table-cell>
          <table:table-cell table:style-name="ce190" office:value-type="string">
            <text:p>- Compose a new mail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3];6;1)&gt;MID([.F362];6;1);&quot;&quot;;MAX([.A$7:.A362])+1)">
            <text:p/>
          </table:table-cell>
          <table:table-cell office:value-type="string">
            <text:p>FNC_CS_MA_MAIL_05</text:p>
          </table:table-cell>
          <table:table-cell table:formula="of:=IF(VALUE(MID([.F363];6;FIND(&quot;:&quot;;[.F363];1)-FIND(&quot; &quot;;[.F363];1)-1))&gt;VALUE(MID([.F362];6;FIND(&quot;:&quot;;[.F362];1)-FIND(&quot; &quot;;[.F362];1)-1));[.C362];[.C362]+1)" office:value-type="float" office:value="9">
            <text:p>009</text:p>
          </table:table-cell>
          <table:table-cell office:value-type="string">
            <text:p>CS\Mail\Mail\Reply to all</text:p>
          </table:table-cell>
          <table:table-cell table:style-name="ce192" office:value-type="string">
            <text:p>Reply to all for a message in case use option in Action on this message menu</text:p>
          </table:table-cell>
          <table:table-cell office:value-type="string">
            <text:p>Step 5: Send mail</text:p>
          </table:table-cell>
          <table:table-cell table:style-name="ce190" office:value-type="string">
            <text:p>- Input some valid value into some fields if want </text:p>
            <text:p>- Click Send Mail</text:p>
          </table:table-cell>
          <table:table-cell table:style-name="ce190" office:value-type="string">
            <text:p>The mail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4];6;1)&gt;MID([.F363];6;1);&quot;&quot;;MAX([.A$7:.A363])+1)" office:value-type="float" office:value="115">
            <text:p>115</text:p>
          </table:table-cell>
          <table:table-cell table:style-name="ce181" office:value-type="string">
            <text:p>FNC_CS_MA_MAIL_06_01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View\List</text:p>
          </table:table-cell>
          <table:table-cell table:style-name="ce94" office:value-type="string">
            <text:p>View as List in case <text:s/>messages are available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5];6;1)&gt;MID([.F364];6;1);&quot;&quot;;MAX([.A$7:.A364])+1)">
            <text:p/>
          </table:table-cell>
          <table:table-cell table:style-name="ce181" office:value-type="string">
            <text:p>FNC_CS_MA_MAIL_06_01</text:p>
          </table:table-cell>
          <table:table-cell table:formula="of:=IF(VALUE(MID([.F365];6;FIND(&quot;:&quot;;[.F365];1)-FIND(&quot; &quot;;[.F365];1)-1))&gt;VALUE(MID([.F364];6;FIND(&quot;:&quot;;[.F364];1)-FIND(&quot; &quot;;[.F364];1)-1));[.C364];[.C364]+1)" office:value-type="float" office:value="1">
            <text:p>001</text:p>
          </table:table-cell>
          <table:table-cell office:value-type="string">
            <text:p>CS\Mail\Mail\View\List</text:p>
          </table:table-cell>
          <table:table-cell table:style-name="ce206" office:value-type="string">
            <text:p>View as List in case <text:s/>messages are available</text:p>
          </table:table-cell>
          <table:table-cell table:style-name="ce206" office:value-type="string">
            <text:p>Step 2: Open Inbox folder or other folder which stored some messages</text:p>
          </table:table-cell>
          <table:table-cell table:style-name="ce212" office:value-type="string">
            <text:p>- Click on Selected folder</text:p>
          </table:table-cell>
          <table:table-cell table:style-name="ce189" office:value-type="string">
            <text:p>- All messages are stored in the folder is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66];6;1)&gt;MID([.F365];6;1);&quot;&quot;;MAX([.A$7:.A365])+1)">
            <text:p/>
          </table:table-cell>
          <table:table-cell table:style-name="ce181" office:value-type="string">
            <text:p>FNC_CS_MA_MAIL_06_01</text:p>
          </table:table-cell>
          <table:table-cell table:formula="of:=IF(VALUE(MID([.F366];6;FIND(&quot;:&quot;;[.F366];1)-FIND(&quot; &quot;;[.F366];1)-1))&gt;VALUE(MID([.F365];6;FIND(&quot;:&quot;;[.F365];1)-FIND(&quot; &quot;;[.F365];1)-1));[.C365];[.C365]+1)" office:value-type="float" office:value="1">
            <text:p>001</text:p>
          </table:table-cell>
          <table:table-cell office:value-type="string">
            <text:p>CS\Mail\Mail\View\List</text:p>
          </table:table-cell>
          <table:table-cell table:style-name="ce206" office:value-type="string">
            <text:p>View as List in case <text:s/>messages are available</text:p>
          </table:table-cell>
          <table:table-cell table:style-name="ce206" office:value-type="string">
            <text:p>Step 3: View as list</text:p>
          </table:table-cell>
          <table:table-cell table:style-name="ce212" office:value-type="string">
            <text:p>- Click on View As Icon on Tool bar</text:p>
            <text:p>- Select List option</text:p>
          </table:table-cell>
          <table:table-cell table:style-name="ce189" office:value-type="string">
            <text:p>- All messages are View in Message Panel under List Structur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7];6;1)&gt;MID([.F366];6;1);&quot;&quot;;MAX([.A$7:.A366])+1)" office:value-type="float" office:value="116">
            <text:p>116</text:p>
          </table:table-cell>
          <table:table-cell table:style-name="ce181" office:value-type="string">
            <text:p>FNC_CS_MA_MAIL_06_01</text:p>
          </table:table-cell>
          <table:table-cell table:formula="of:=IF(VALUE(MID([.F367];6;FIND(&quot;:&quot;;[.F367];1)-FIND(&quot; &quot;;[.F367];1)-1))&gt;VALUE(MID([.F366];6;FIND(&quot;:&quot;;[.F366];1)-FIND(&quot; &quot;;[.F366];1)-1));[.C366];[.C366]+1)" office:value-type="float" office:value="2">
            <text:p>002</text:p>
          </table:table-cell>
          <table:table-cell office:value-type="string">
            <text:p>CS\Mail\Mail\View\List</text:p>
          </table:table-cell>
          <table:table-cell table:style-name="ce94" office:value-type="string">
            <text:p>View as List in case no messages are available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68];6;1)&gt;MID([.F367];6;1);&quot;&quot;;MAX([.A$7:.A367])+1)">
            <text:p/>
          </table:table-cell>
          <table:table-cell table:style-name="ce181" office:value-type="string">
            <text:p>FNC_CS_MA_MAIL_06_01</text:p>
          </table:table-cell>
          <table:table-cell table:formula="of:=IF(VALUE(MID([.F368];6;FIND(&quot;:&quot;;[.F368];1)-FIND(&quot; &quot;;[.F368];1)-1))&gt;VALUE(MID([.F367];6;FIND(&quot;:&quot;;[.F367];1)-FIND(&quot; &quot;;[.F367];1)-1));[.C367];[.C367]+1)" office:value-type="float" office:value="2">
            <text:p>002</text:p>
          </table:table-cell>
          <table:table-cell office:value-type="string">
            <text:p>CS\Mail\Mail\View\List</text:p>
          </table:table-cell>
          <table:table-cell table:style-name="ce206" office:value-type="string">
            <text:p>View as List in case no messages are available</text:p>
          </table:table-cell>
          <table:table-cell table:style-name="ce206" office:value-type="string">
            <text:p>Step 2: Create a new <text:s/>folder</text:p>
          </table:table-cell>
          <table:table-cell table:style-name="ce212" office:value-type="string">
            <text:p>- Perform to create a folder</text:p>
          </table:table-cell>
          <table:table-cell table:style-name="ce189" office:value-type="string">
            <text:p>- The folder is <text:s/>created and no message is stored i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9];6;1)&gt;MID([.F368];6;1);&quot;&quot;;MAX([.A$7:.A368])+1)">
            <text:p/>
          </table:table-cell>
          <table:table-cell table:style-name="ce181" office:value-type="string">
            <text:p>FNC_CS_MA_MAIL_06_01</text:p>
          </table:table-cell>
          <table:table-cell table:formula="of:=IF(VALUE(MID([.F369];6;FIND(&quot;:&quot;;[.F369];1)-FIND(&quot; &quot;;[.F369];1)-1))&gt;VALUE(MID([.F368];6;FIND(&quot;:&quot;;[.F368];1)-FIND(&quot; &quot;;[.F368];1)-1));[.C368];[.C368]+1)" office:value-type="float" office:value="2">
            <text:p>002</text:p>
          </table:table-cell>
          <table:table-cell office:value-type="string">
            <text:p>CS\Mail\Mail\View\List</text:p>
          </table:table-cell>
          <table:table-cell table:style-name="ce206" office:value-type="string">
            <text:p>View as List in case no messages are available</text:p>
          </table:table-cell>
          <table:table-cell table:style-name="ce206" office:value-type="string">
            <text:p>Step 3: View</text:p>
          </table:table-cell>
          <table:table-cell table:style-name="ce212" office:value-type="string">
            <text:p>- Click on View As Icon on Tool bar</text:p>
            <text:p>- Select List option</text:p>
            <text:p>- Perform to open the created folder</text:p>
          </table:table-cell>
          <table:table-cell table:style-name="ce189" office:value-type="string">
            <text:p>“There is no message” is shown in message list pan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0];6;1)&gt;MID([.F369];6;1);&quot;&quot;;MAX([.A$7:.A369])+1)" office:value-type="float" office:value="117">
            <text:p>117</text:p>
          </table:table-cell>
          <table:table-cell table:style-name="ce181" office:value-type="string">
            <text:p>FNC_CS_MA_MAIL_06_01</text:p>
          </table:table-cell>
          <table:table-cell table:formula="of:=IF(VALUE(MID([.F370];6;FIND(&quot;:&quot;;[.F370];1)-FIND(&quot; &quot;;[.F370];1)-1))&gt;VALUE(MID([.F369];6;FIND(&quot;:&quot;;[.F369];1)-FIND(&quot; &quot;;[.F369];1)-1));[.C369];[.C369]+1)" office:value-type="float" office:value="3">
            <text:p>003</text:p>
          </table:table-cell>
          <table:table-cell office:value-type="string">
            <text:p>CS\Mail\Mail\View\List</text:p>
          </table:table-cell>
          <table:table-cell table:style-name="ce94" office:value-type="string">
            <text:p>View message detail of a specific message in message list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1];6;1)&gt;MID([.F370];6;1);&quot;&quot;;MAX([.A$7:.A370])+1)">
            <text:p/>
          </table:table-cell>
          <table:table-cell table:style-name="ce181" office:value-type="string">
            <text:p>FNC_CS_MA_MAIL_06_01</text:p>
          </table:table-cell>
          <table:table-cell table:formula="of:=IF(VALUE(MID([.F371];6;FIND(&quot;:&quot;;[.F371];1)-FIND(&quot; &quot;;[.F371];1)-1))&gt;VALUE(MID([.F370];6;FIND(&quot;:&quot;;[.F370];1)-FIND(&quot; &quot;;[.F370];1)-1));[.C370];[.C370]+1)" office:value-type="float" office:value="3">
            <text:p>003</text:p>
          </table:table-cell>
          <table:table-cell office:value-type="string">
            <text:p>CS\Mail\Mail\View\List</text:p>
          </table:table-cell>
          <table:table-cell table:style-name="ce206" office:value-type="string">
            <text:p>View message detail of a specific message in message list</text:p>
          </table:table-cell>
          <table:table-cell table:style-name="ce206" office:value-type="string">
            <text:p>Step 2: Open Inbox folder or other folder which stored some messages</text:p>
          </table:table-cell>
          <table:table-cell table:style-name="ce212" office:value-type="string">
            <text:p>- Click on Selected folder</text:p>
          </table:table-cell>
          <table:table-cell table:style-name="ce189" office:value-type="string">
            <text:p>- All messages are stored in the folder is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2];6;1)&gt;MID([.F371];6;1);&quot;&quot;;MAX([.A$7:.A371])+1)">
            <text:p/>
          </table:table-cell>
          <table:table-cell table:style-name="ce181" office:value-type="string">
            <text:p>FNC_CS_MA_MAIL_06_01</text:p>
          </table:table-cell>
          <table:table-cell table:formula="of:=IF(VALUE(MID([.F372];6;FIND(&quot;:&quot;;[.F372];1)-FIND(&quot; &quot;;[.F372];1)-1))&gt;VALUE(MID([.F371];6;FIND(&quot;:&quot;;[.F371];1)-FIND(&quot; &quot;;[.F371];1)-1));[.C371];[.C371]+1)" office:value-type="float" office:value="3">
            <text:p>003</text:p>
          </table:table-cell>
          <table:table-cell office:value-type="string">
            <text:p>CS\Mail\Mail\View\List</text:p>
          </table:table-cell>
          <table:table-cell table:style-name="ce206" office:value-type="string">
            <text:p>View message detail of a specific message in message list</text:p>
          </table:table-cell>
          <table:table-cell table:style-name="ce206" office:value-type="string">
            <text:p>Step 3: View as list</text:p>
          </table:table-cell>
          <table:table-cell table:style-name="ce212" office:value-type="string">
            <text:p>- Click on View As Icon on Tool bar</text:p>
            <text:p>- Select List option</text:p>
          </table:table-cell>
          <table:table-cell table:style-name="ce189" office:value-type="string">
            <text:p>- All messages are View in Message Panel under List Structur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3];6;1)&gt;MID([.F372];6;1);&quot;&quot;;MAX([.A$7:.A372])+1)">
            <text:p/>
          </table:table-cell>
          <table:table-cell table:style-name="ce181" office:value-type="string">
            <text:p>FNC_CS_MA_MAIL_06_01</text:p>
          </table:table-cell>
          <table:table-cell table:formula="of:=IF(VALUE(MID([.F373];6;FIND(&quot;:&quot;;[.F373];1)-FIND(&quot; &quot;;[.F373];1)-1))&gt;VALUE(MID([.F372];6;FIND(&quot;:&quot;;[.F372];1)-FIND(&quot; &quot;;[.F372];1)-1));[.C372];[.C372]+1)" office:value-type="float" office:value="3">
            <text:p>003</text:p>
          </table:table-cell>
          <table:table-cell office:value-type="string">
            <text:p>CS\Mail\Mail\View\List</text:p>
          </table:table-cell>
          <table:table-cell table:style-name="ce206" office:value-type="string">
            <text:p>View message detail of a specific message in message list</text:p>
          </table:table-cell>
          <table:table-cell table:style-name="ce206" office:value-type="string">
            <text:p>Step 4: <text:s/>View detail</text:p>
          </table:table-cell>
          <table:table-cell table:style-name="ce212" office:value-type="string">
            <text:p>- Click on a message in Message panel</text:p>
          </table:table-cell>
          <table:table-cell table:style-name="ce189" office:value-type="string">
            <text:p>- Detail of the message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4];6;1)&gt;MID([.F373];6;1);&quot;&quot;;MAX([.A$7:.A373])+1)" office:value-type="float" office:value="118">
            <text:p>118</text:p>
          </table:table-cell>
          <table:table-cell office:value-type="string">
            <text:p>FNC_CS_MA_MAIL_06_02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View\Thread</text:p>
          </table:table-cell>
          <table:table-cell table:style-name="ce94" office:value-type="string">
            <text:p>View as Thread in case no messages are available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75];6;1)&gt;MID([.F374];6;1);&quot;&quot;;MAX([.A$7:.A374])+1)">
            <text:p/>
          </table:table-cell>
          <table:table-cell office:value-type="string">
            <text:p>FNC_CS_MA_MAIL_06_02</text:p>
          </table:table-cell>
          <table:table-cell table:formula="of:=IF(VALUE(MID([.F375];6;FIND(&quot;:&quot;;[.F375];1)-FIND(&quot; &quot;;[.F375];1)-1))&gt;VALUE(MID([.F374];6;FIND(&quot;:&quot;;[.F374];1)-FIND(&quot; &quot;;[.F374];1)-1));[.C374];[.C374]+1)" office:value-type="float" office:value="1">
            <text:p>001</text:p>
          </table:table-cell>
          <table:table-cell office:value-type="string">
            <text:p>CS\Mail\Mail\View\Thread</text:p>
          </table:table-cell>
          <table:table-cell table:style-name="ce206" office:value-type="string">
            <text:p>View as Thread in case no messages are available</text:p>
          </table:table-cell>
          <table:table-cell table:style-name="ce206" office:value-type="string">
            <text:p>Step 2: Create a new <text:s/>folder</text:p>
          </table:table-cell>
          <table:table-cell table:style-name="ce212" office:value-type="string">
            <text:p>- Perform to create a folder</text:p>
          </table:table-cell>
          <table:table-cell table:style-name="ce189" office:value-type="string">
            <text:p>- The folder is <text:s/>created and no message is stored i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376];6;1)&gt;MID([.F375];6;1);&quot;&quot;;MAX([.A$7:.A375])+1)">
            <text:p/>
          </table:table-cell>
          <table:table-cell office:value-type="string">
            <text:p>FNC_CS_MA_MAIL_06_02</text:p>
          </table:table-cell>
          <table:table-cell table:formula="of:=IF(VALUE(MID([.F376];6;FIND(&quot;:&quot;;[.F376];1)-FIND(&quot; &quot;;[.F376];1)-1))&gt;VALUE(MID([.F375];6;FIND(&quot;:&quot;;[.F375];1)-FIND(&quot; &quot;;[.F375];1)-1));[.C375];[.C375]+1)" office:value-type="float" office:value="1">
            <text:p>001</text:p>
          </table:table-cell>
          <table:table-cell office:value-type="string">
            <text:p>CS\Mail\Mail\View\Thread</text:p>
          </table:table-cell>
          <table:table-cell table:style-name="ce206" office:value-type="string">
            <text:p>View as Thread in case no messages are available</text:p>
          </table:table-cell>
          <table:table-cell table:style-name="ce206" office:value-type="string">
            <text:p>Step 3: View</text:p>
          </table:table-cell>
          <table:table-cell table:style-name="ce212" office:value-type="string">
            <text:p>- Click on View As Icon on Tool bar</text:p>
            <text:p>- Select Thread option</text:p>
            <text:p>- Perform to open the created folder</text:p>
          </table:table-cell>
          <table:table-cell table:style-name="ce189" office:value-type="string">
            <text:p>“There is no message” is shown in message list pan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7];6;1)&gt;MID([.F376];6;1);&quot;&quot;;MAX([.A$7:.A376])+1)" office:value-type="float" office:value="119">
            <text:p>119</text:p>
          </table:table-cell>
          <table:table-cell office:value-type="string">
            <text:p>FNC_CS_MA_MAIL_06_02</text:p>
          </table:table-cell>
          <table:table-cell table:formula="of:=IF(VALUE(MID([.F377];6;FIND(&quot;:&quot;;[.F377];1)-FIND(&quot; &quot;;[.F377];1)-1))&gt;VALUE(MID([.F376];6;FIND(&quot;:&quot;;[.F376];1)-FIND(&quot; &quot;;[.F376];1)-1));[.C376];[.C376]+1)" office:value-type="float" office:value="2">
            <text:p>002</text:p>
          </table:table-cell>
          <table:table-cell office:value-type="string">
            <text:p>CS\Mail\Mail\View\Thread</text:p>
          </table:table-cell>
          <table:table-cell table:style-name="ce94" office:value-type="string">
            <text:p>View as Thread in case many messages are available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8];6;1)&gt;MID([.F377];6;1);&quot;&quot;;MAX([.A$7:.A377])+1)">
            <text:p/>
          </table:table-cell>
          <table:table-cell office:value-type="string">
            <text:p>FNC_CS_MA_MAIL_06_02</text:p>
          </table:table-cell>
          <table:table-cell table:formula="of:=IF(VALUE(MID([.F378];6;FIND(&quot;:&quot;;[.F378];1)-FIND(&quot; &quot;;[.F378];1)-1))&gt;VALUE(MID([.F377];6;FIND(&quot;:&quot;;[.F377];1)-FIND(&quot; &quot;;[.F377];1)-1));[.C377];[.C377]+1)" office:value-type="float" office:value="2">
            <text:p>002</text:p>
          </table:table-cell>
          <table:table-cell office:value-type="string">
            <text:p>CS\Mail\Mail\View\Thread</text:p>
          </table:table-cell>
          <table:table-cell table:style-name="ce206" office:value-type="string">
            <text:p>View as Thread in case many messages are available</text:p>
          </table:table-cell>
          <table:table-cell table:style-name="ce206" office:value-type="string">
            <text:p>Step 2: Open Inbox folder or other folder which stored some messages</text:p>
          </table:table-cell>
          <table:table-cell table:style-name="ce212" office:value-type="string">
            <text:p>- Click on Selected folder</text:p>
          </table:table-cell>
          <table:table-cell table:style-name="ce189" office:value-type="string">
            <text:p>- All messages are stored in the folder is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4">
          <table:table-cell table:formula="of:=IF(MID([.F379];6;1)&gt;MID([.F378];6;1);&quot;&quot;;MAX([.A$7:.A378])+1)">
            <text:p/>
          </table:table-cell>
          <table:table-cell office:value-type="string">
            <text:p>FNC_CS_MA_MAIL_06_02</text:p>
          </table:table-cell>
          <table:table-cell table:formula="of:=IF(VALUE(MID([.F379];6;FIND(&quot;:&quot;;[.F379];1)-FIND(&quot; &quot;;[.F379];1)-1))&gt;VALUE(MID([.F378];6;FIND(&quot;:&quot;;[.F378];1)-FIND(&quot; &quot;;[.F378];1)-1));[.C378];[.C378]+1)" office:value-type="float" office:value="2">
            <text:p>002</text:p>
          </table:table-cell>
          <table:table-cell office:value-type="string">
            <text:p>CS\Mail\Mail\View\Thread</text:p>
          </table:table-cell>
          <table:table-cell table:style-name="ce206" office:value-type="string">
            <text:p>View as Thread in case many messages are available</text:p>
          </table:table-cell>
          <table:table-cell table:style-name="ce206" office:value-type="string">
            <text:p>Step 3: View as Thread</text:p>
          </table:table-cell>
          <table:table-cell table:style-name="ce212" office:value-type="string">
            <text:p>- Click on View As Icon on Tool bar</text:p>
            <text:p>- Select Thread option</text:p>
          </table:table-cell>
          <table:table-cell table:style-name="ce189" office:value-type="string">
            <text:p>- Messages which are in the same conversation, They are viewed under tree format structure</text:p>
            <text:p>- Corresponding the first message in conversation of <text:s text:c="3"/>Total message in <text:s/>conversation <text:s text:c="2"/>column is shown number of mail in this conversatio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9">
          <table:table-cell table:formula="of:=IF(MID([.F380];6;1)&gt;MID([.F379];6;1);&quot;&quot;;MAX([.A$7:.A379])+1)" office:value-type="float" office:value="120">
            <text:p>120</text:p>
          </table:table-cell>
          <table:table-cell office:value-type="string">
            <text:p>FNC_CS_MA_MAIL_06_02</text:p>
          </table:table-cell>
          <table:table-cell table:formula="of:=IF(VALUE(MID([.F380];6;FIND(&quot;:&quot;;[.F380];1)-FIND(&quot; &quot;;[.F380];1)-1))&gt;VALUE(MID([.F379];6;FIND(&quot;:&quot;;[.F379];1)-FIND(&quot; &quot;;[.F379];1)-1));[.C379];[.C379]+1)" office:value-type="float" office:value="3">
            <text:p>003</text:p>
          </table:table-cell>
          <table:table-cell office:value-type="string">
            <text:p>CS\Mail\Mail\View\Thread</text:p>
          </table:table-cell>
          <table:table-cell table:style-name="ce94" office:value-type="string">
            <text:p>View message detail of a specific message in message thread list.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81];6;1)&gt;MID([.F380];6;1);&quot;&quot;;MAX([.A$7:.A380])+1)">
            <text:p/>
          </table:table-cell>
          <table:table-cell office:value-type="string">
            <text:p>FNC_CS_MA_MAIL_06_02</text:p>
          </table:table-cell>
          <table:table-cell table:formula="of:=IF(VALUE(MID([.F381];6;FIND(&quot;:&quot;;[.F381];1)-FIND(&quot; &quot;;[.F381];1)-1))&gt;VALUE(MID([.F380];6;FIND(&quot;:&quot;;[.F380];1)-FIND(&quot; &quot;;[.F380];1)-1));[.C380];[.C380]+1)" office:value-type="float" office:value="3">
            <text:p>003</text:p>
          </table:table-cell>
          <table:table-cell office:value-type="string">
            <text:p>CS\Mail\Mail\View\Thread</text:p>
          </table:table-cell>
          <table:table-cell table:style-name="ce206" office:value-type="string">
            <text:p>View message detail of a specific message in message thread list.</text:p>
          </table:table-cell>
          <table:table-cell table:style-name="ce206" office:value-type="string">
            <text:p>Step 2: Open Inbox folder or other folder which stored some messages</text:p>
          </table:table-cell>
          <table:table-cell table:style-name="ce212" office:value-type="string">
            <text:p>- Click on Selected folder</text:p>
          </table:table-cell>
          <table:table-cell table:style-name="ce189" office:value-type="string">
            <text:p>- All messages are stored in the folder is shown in Message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2">
          <table:table-cell table:formula="of:=IF(MID([.F382];6;1)&gt;MID([.F381];6;1);&quot;&quot;;MAX([.A$7:.A381])+1)">
            <text:p/>
          </table:table-cell>
          <table:table-cell office:value-type="string">
            <text:p>FNC_CS_MA_MAIL_06_02</text:p>
          </table:table-cell>
          <table:table-cell table:formula="of:=IF(VALUE(MID([.F382];6;FIND(&quot;:&quot;;[.F382];1)-FIND(&quot; &quot;;[.F382];1)-1))&gt;VALUE(MID([.F381];6;FIND(&quot;:&quot;;[.F381];1)-FIND(&quot; &quot;;[.F381];1)-1));[.C381];[.C381]+1)" office:value-type="float" office:value="3">
            <text:p>003</text:p>
          </table:table-cell>
          <table:table-cell office:value-type="string">
            <text:p>CS\Mail\Mail\View\Thread</text:p>
          </table:table-cell>
          <table:table-cell table:style-name="ce206" office:value-type="string">
            <text:p>View message detail of a specific message in message thread list.</text:p>
          </table:table-cell>
          <table:table-cell table:style-name="ce206" office:value-type="string">
            <text:p>Step 3: View as Thread</text:p>
          </table:table-cell>
          <table:table-cell table:style-name="ce212" office:value-type="string">
            <text:p>- Click on View As Icon on Tool bar</text:p>
            <text:p>- Select Thread option</text:p>
          </table:table-cell>
          <table:table-cell table:style-name="ce189" office:value-type="string">
            <text:p>- Messages which are in the same conversation, They are viewed under tree format structure</text:p>
            <text:p>- Corresponding the first message in conversation of <text:s text:c="3"/>Total message in <text:s/>conversation <text:s text:c="2"/>column is shown number of mail in this conversatio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383];6;1)&gt;MID([.F382];6;1);&quot;&quot;;MAX([.A$7:.A382])+1)">
            <text:p/>
          </table:table-cell>
          <table:table-cell office:value-type="string">
            <text:p>FNC_CS_MA_MAIL_06_02</text:p>
          </table:table-cell>
          <table:table-cell table:formula="of:=IF(VALUE(MID([.F383];6;FIND(&quot;:&quot;;[.F383];1)-FIND(&quot; &quot;;[.F383];1)-1))&gt;VALUE(MID([.F382];6;FIND(&quot;:&quot;;[.F382];1)-FIND(&quot; &quot;;[.F382];1)-1));[.C382];[.C382]+1)" office:value-type="float" office:value="3">
            <text:p>003</text:p>
          </table:table-cell>
          <table:table-cell office:value-type="string">
            <text:p>CS\Mail\Mail\View\Thread</text:p>
          </table:table-cell>
          <table:table-cell table:style-name="ce206" office:value-type="string">
            <text:p>View message detail of a specific message in message thread list.</text:p>
          </table:table-cell>
          <table:table-cell table:style-name="ce206" office:value-type="string">
            <text:p>Step 4: <text:s/>View detail</text:p>
          </table:table-cell>
          <table:table-cell table:style-name="ce212" office:value-type="string">
            <text:p>Click on a message in message Panel</text:p>
          </table:table-cell>
          <table:table-cell table:style-name="ce189" office:value-type="string">
            <text:p>- Detail of the message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MID([.F384];6;1)&gt;MID([.F383];6;1);&quot;&quot;;MAX([.A$7:.A383])+1)" office:value-type="float" office:value="121">
            <text:p>121</text:p>
          </table:table-cell>
          <table:table-cell office:value-type="string">
            <text:p>FNC_CS_MA_MAIL_06_03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View\Conversation</text:p>
          </table:table-cell>
          <table:table-cell table:style-name="ce94" office:value-type="string">
            <text:p>View as Conversation in case no messages are available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3">
          <table:table-cell table:formula="of:=IF(MID([.F385];6;1)&gt;MID([.F384];6;1);&quot;&quot;;MAX([.A$7:.A384])+1)">
            <text:p/>
          </table:table-cell>
          <table:table-cell office:value-type="string">
            <text:p>FNC_CS_MA_MAIL_06_03</text:p>
          </table:table-cell>
          <table:table-cell table:formula="of:=IF(VALUE(MID([.F385];6;FIND(&quot;:&quot;;[.F385];1)-FIND(&quot; &quot;;[.F385];1)-1))&gt;VALUE(MID([.F384];6;FIND(&quot;:&quot;;[.F384];1)-FIND(&quot; &quot;;[.F384];1)-1));[.C384];[.C384]+1)" office:value-type="float" office:value="1">
            <text:p>001</text:p>
          </table:table-cell>
          <table:table-cell office:value-type="string">
            <text:p>CS\Mail\Mail\View\Conversation</text:p>
          </table:table-cell>
          <table:table-cell table:style-name="ce206" office:value-type="string">
            <text:p>View as Conversation in case no messages are available</text:p>
          </table:table-cell>
          <table:table-cell table:style-name="ce206" office:value-type="string">
            <text:p>Step 2: Create a new <text:s/>folder</text:p>
          </table:table-cell>
          <table:table-cell table:style-name="ce212" office:value-type="string">
            <text:p>- Perform to create a folder</text:p>
          </table:table-cell>
          <table:table-cell table:style-name="ce189" office:value-type="string">
            <text:p>- The folder is <text:s/>created and no message is stored 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386];6;1)&gt;MID([.F385];6;1);&quot;&quot;;MAX([.A$7:.A385])+1)">
            <text:p/>
          </table:table-cell>
          <table:table-cell office:value-type="string">
            <text:p>FNC_CS_MA_MAIL_06_03</text:p>
          </table:table-cell>
          <table:table-cell table:formula="of:=IF(VALUE(MID([.F386];6;FIND(&quot;:&quot;;[.F386];1)-FIND(&quot; &quot;;[.F386];1)-1))&gt;VALUE(MID([.F385];6;FIND(&quot;:&quot;;[.F385];1)-FIND(&quot; &quot;;[.F385];1)-1));[.C385];[.C385]+1)" office:value-type="float" office:value="1">
            <text:p>001</text:p>
          </table:table-cell>
          <table:table-cell office:value-type="string">
            <text:p>CS\Mail\Mail\View\Conversation</text:p>
          </table:table-cell>
          <table:table-cell table:style-name="ce206" office:value-type="string">
            <text:p>View as Conversation in case no messages are available</text:p>
          </table:table-cell>
          <table:table-cell table:style-name="ce206" office:value-type="string">
            <text:p>Step 3: View</text:p>
          </table:table-cell>
          <table:table-cell table:style-name="ce212" office:value-type="string">
            <text:p>- Click on View As Icon on Tool bar</text:p>
            <text:p>- Select Conversation option</text:p>
            <text:p>- Perform to open the created folder</text:p>
          </table:table-cell>
          <table:table-cell table:style-name="ce189" office:value-type="string">
            <text:p>“There is no message” is shown in message lis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4">
          <table:table-cell table:formula="of:=IF(MID([.F387];6;1)&gt;MID([.F386];6;1);&quot;&quot;;MAX([.A$7:.A386])+1)" office:value-type="float" office:value="122">
            <text:p>122</text:p>
          </table:table-cell>
          <table:table-cell office:value-type="string">
            <text:p>FNC_CS_MA_MAIL_06_03</text:p>
          </table:table-cell>
          <table:table-cell table:formula="of:=IF(VALUE(MID([.F387];6;FIND(&quot;:&quot;;[.F387];1)-FIND(&quot; &quot;;[.F387];1)-1))&gt;VALUE(MID([.F386];6;FIND(&quot;:&quot;;[.F386];1)-FIND(&quot; &quot;;[.F386];1)-1));[.C386];[.C386]+1)" office:value-type="float" office:value="2">
            <text:p>002</text:p>
          </table:table-cell>
          <table:table-cell office:value-type="string">
            <text:p>CS\Mail\Mail\View\Conversation</text:p>
          </table:table-cell>
          <table:table-cell table:style-name="ce94" office:value-type="string">
            <text:p>View as Conversation in case many messages are available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9">
          <table:table-cell table:formula="of:=IF(MID([.F388];6;1)&gt;MID([.F387];6;1);&quot;&quot;;MAX([.A$7:.A387])+1)">
            <text:p/>
          </table:table-cell>
          <table:table-cell office:value-type="string">
            <text:p>FNC_CS_MA_MAIL_06_03</text:p>
          </table:table-cell>
          <table:table-cell table:formula="of:=IF(VALUE(MID([.F388];6;FIND(&quot;:&quot;;[.F388];1)-FIND(&quot; &quot;;[.F388];1)-1))&gt;VALUE(MID([.F387];6;FIND(&quot;:&quot;;[.F387];1)-FIND(&quot; &quot;;[.F387];1)-1));[.C387];[.C387]+1)" office:value-type="float" office:value="2">
            <text:p>002</text:p>
          </table:table-cell>
          <table:table-cell office:value-type="string">
            <text:p>CS\Mail\Mail\View\Conversation</text:p>
          </table:table-cell>
          <table:table-cell table:style-name="ce206" office:value-type="string">
            <text:p>View as Conversation in case many messages are available</text:p>
          </table:table-cell>
          <table:table-cell table:style-name="ce206" office:value-type="string">
            <text:p>Step 2: Open Inbox folder or other folder which stored some messages</text:p>
          </table:table-cell>
          <table:table-cell table:style-name="ce212" office:value-type="string">
            <text:p>- Click on Selected folder</text:p>
          </table:table-cell>
          <table:table-cell table:style-name="ce189" office:value-type="string">
            <text:p>- All messages are stored in the folder is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5">
          <table:table-cell table:formula="of:=IF(MID([.F389];6;1)&gt;MID([.F388];6;1);&quot;&quot;;MAX([.A$7:.A388])+1)">
            <text:p/>
          </table:table-cell>
          <table:table-cell office:value-type="string">
            <text:p>FNC_CS_MA_MAIL_06_03</text:p>
          </table:table-cell>
          <table:table-cell table:formula="of:=IF(VALUE(MID([.F389];6;FIND(&quot;:&quot;;[.F389];1)-FIND(&quot; &quot;;[.F389];1)-1))&gt;VALUE(MID([.F388];6;FIND(&quot;:&quot;;[.F388];1)-FIND(&quot; &quot;;[.F388];1)-1));[.C388];[.C388]+1)" office:value-type="float" office:value="2">
            <text:p>002</text:p>
          </table:table-cell>
          <table:table-cell office:value-type="string">
            <text:p>CS\Mail\Mail\View\Conversation</text:p>
          </table:table-cell>
          <table:table-cell table:style-name="ce206" office:value-type="string">
            <text:p>View as Conversation in case many messages are available</text:p>
          </table:table-cell>
          <table:table-cell table:style-name="ce206" office:value-type="string">
            <text:p>Step 3: View as conversation</text:p>
          </table:table-cell>
          <table:table-cell table:style-name="ce212" office:value-type="string">
            <text:p>- Click on View As Icon on Tool bar</text:p>
            <text:p>- Select Conversation option</text:p>
          </table:table-cell>
          <table:table-cell table:style-name="ce189" office:value-type="string">
            <text:p>- Messages which are in the same conversation, They are viewed under conversation structure</text:p>
            <text:p>- Detail each message of conversation is displayed in message preview pane</text:p>
            <text:p>- Corresponding the first message in conversation of <text:s text:c="3"/>Total message in <text:s/>conversation <text:s text:c="2"/>column is shown number of mail in this conversation 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MID([.F390];6;1)&gt;MID([.F389];6;1);&quot;&quot;;MAX([.A$7:.A389])+1)" office:value-type="float" office:value="123">
            <text:p>123</text:p>
          </table:table-cell>
          <table:table-cell office:value-type="string">
            <text:p>FNC_CS_MA_MAIL_06_03</text:p>
          </table:table-cell>
          <table:table-cell table:formula="of:=IF(VALUE(MID([.F390];6;FIND(&quot;:&quot;;[.F390];1)-FIND(&quot; &quot;;[.F390];1)-1))&gt;VALUE(MID([.F389];6;FIND(&quot;:&quot;;[.F389];1)-FIND(&quot; &quot;;[.F389];1)-1));[.C389];[.C389]+1)" office:value-type="float" office:value="3">
            <text:p>003</text:p>
          </table:table-cell>
          <table:table-cell office:value-type="string">
            <text:p>CS\Mail\Mail\View\Conversation</text:p>
          </table:table-cell>
          <table:table-cell table:style-name="ce94" office:value-type="string">
            <text:p>View a Conversation which contains <text:s/>more than 1 mail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391];6;1)&gt;MID([.F390];6;1);&quot;&quot;;MAX([.A$7:.A390])+1)">
            <text:p/>
          </table:table-cell>
          <table:table-cell office:value-type="string">
            <text:p>FNC_CS_MA_MAIL_06_03</text:p>
          </table:table-cell>
          <table:table-cell table:formula="of:=IF(VALUE(MID([.F391];6;FIND(&quot;:&quot;;[.F391];1)-FIND(&quot; &quot;;[.F391];1)-1))&gt;VALUE(MID([.F390];6;FIND(&quot;:&quot;;[.F390];1)-FIND(&quot; &quot;;[.F390];1)-1));[.C390];[.C390]+1)" office:value-type="float" office:value="3">
            <text:p>003</text:p>
          </table:table-cell>
          <table:table-cell office:value-type="string">
            <text:p>CS\Mail\Mail\View\Conversation</text:p>
          </table:table-cell>
          <table:table-cell table:style-name="ce207" office:value-type="string">
            <text:p>View a Conversation which contains <text:s/>more than 1 mail</text:p>
          </table:table-cell>
          <table:table-cell table:style-name="ce206" office:value-type="string">
            <text:p>Step 2: Open Inbox folder or other folder which stored some messages</text:p>
          </table:table-cell>
          <table:table-cell table:style-name="ce212" office:value-type="string">
            <text:p>- Click on Selected folder</text:p>
          </table:table-cell>
          <table:table-cell table:style-name="ce189" office:value-type="string">
            <text:p>- All messages are stored in the folder is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5">
          <table:table-cell table:formula="of:=IF(MID([.F392];6;1)&gt;MID([.F391];6;1);&quot;&quot;;MAX([.A$7:.A391])+1)">
            <text:p/>
          </table:table-cell>
          <table:table-cell office:value-type="string">
            <text:p>FNC_CS_MA_MAIL_06_03</text:p>
          </table:table-cell>
          <table:table-cell table:formula="of:=IF(VALUE(MID([.F392];6;FIND(&quot;:&quot;;[.F392];1)-FIND(&quot; &quot;;[.F392];1)-1))&gt;VALUE(MID([.F391];6;FIND(&quot;:&quot;;[.F391];1)-FIND(&quot; &quot;;[.F391];1)-1));[.C391];[.C391]+1)" office:value-type="float" office:value="3">
            <text:p>003</text:p>
          </table:table-cell>
          <table:table-cell office:value-type="string">
            <text:p>CS\Mail\Mail\View\Conversation</text:p>
          </table:table-cell>
          <table:table-cell table:style-name="ce207" office:value-type="string">
            <text:p>View a Conversation which contains <text:s/>more than 1 mail</text:p>
          </table:table-cell>
          <table:table-cell table:style-name="ce206" office:value-type="string">
            <text:p>Step 3: View as conversation</text:p>
          </table:table-cell>
          <table:table-cell table:style-name="ce212" office:value-type="string">
            <text:p>- Click on View As Icon on Tool bar</text:p>
            <text:p>- Select Conversation option</text:p>
          </table:table-cell>
          <table:table-cell table:style-name="ce189" office:value-type="string">
            <text:p>- Messages which are in the same conversation, They are viewed under conversation structure</text:p>
            <text:p>- Corresponding the first message in conversation of <text:s text:c="3"/>Total message in <text:s/>conversation <text:s text:c="2"/>column is shown number of mail in this conversation </text:p>
            <text:p>- The each of conversations only show the first message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5">
          <table:table-cell table:formula="of:=IF(MID([.F393];6;1)&gt;MID([.F392];6;1);&quot;&quot;;MAX([.A$7:.A392])+1)">
            <text:p/>
          </table:table-cell>
          <table:table-cell office:value-type="string">
            <text:p>FNC_CS_MA_MAIL_06_03</text:p>
          </table:table-cell>
          <table:table-cell table:formula="of:=IF(VALUE(MID([.F393];6;FIND(&quot;:&quot;;[.F393];1)-FIND(&quot; &quot;;[.F393];1)-1))&gt;VALUE(MID([.F392];6;FIND(&quot;:&quot;;[.F392];1)-FIND(&quot; &quot;;[.F392];1)-1));[.C392];[.C392]+1)" office:value-type="float" office:value="3">
            <text:p>003</text:p>
          </table:table-cell>
          <table:table-cell office:value-type="string">
            <text:p>CS\Mail\Mail\View\Conversation</text:p>
          </table:table-cell>
          <table:table-cell table:style-name="ce207" office:value-type="string">
            <text:p>View a Conversation which contains <text:s/>more than 1 mail</text:p>
          </table:table-cell>
          <table:table-cell table:style-name="ce206" office:value-type="string">
            <text:p>Step 4: <text:s/>View detail</text:p>
          </table:table-cell>
          <table:table-cell table:style-name="ce212" office:value-type="string">
            <text:p>- Click on a message which is in a conversation</text:p>
            <text:p>- In Message preview pane: click at subject of message which you want to view detail </text:p>
          </table:table-cell>
          <table:table-cell table:style-name="ce189" office:value-type="string">
            <text:p>- all messages in the conversation will be shown in View message panel under conversation</text:p>
            <text:p>- Detail of selected message is showed in preview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394];6;1)&gt;MID([.F393];6;1);&quot;&quot;;MAX([.A$7:.A393])+1)" office:value-type="float" office:value="124">
            <text:p>124</text:p>
          </table:table-cell>
          <table:table-cell office:value-type="string">
            <text:p>FNC_CS_MA_MAIL_06_04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View\All</text:p>
          </table:table-cell>
          <table:table-cell table:style-name="ce94" office:value-type="string">
            <text:p>View All messages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9">
          <table:table-cell table:formula="of:=IF(MID([.F395];6;1)&gt;MID([.F394];6;1);&quot;&quot;;MAX([.A$7:.A394])+1)">
            <text:p/>
          </table:table-cell>
          <table:table-cell office:value-type="string">
            <text:p>FNC_CS_MA_MAIL_06_04</text:p>
          </table:table-cell>
          <table:table-cell table:formula="of:=IF(VALUE(MID([.F395];6;FIND(&quot;:&quot;;[.F395];1)-FIND(&quot; &quot;;[.F395];1)-1))&gt;VALUE(MID([.F394];6;FIND(&quot;:&quot;;[.F394];1)-FIND(&quot; &quot;;[.F394];1)-1));[.C394];[.C394]+1)" office:value-type="float" office:value="1">
            <text:p>001</text:p>
          </table:table-cell>
          <table:table-cell office:value-type="string">
            <text:p>CS\Mail\Mail\View\All</text:p>
          </table:table-cell>
          <table:table-cell table:style-name="ce206" office:value-type="string">
            <text:p>View All messages</text:p>
          </table:table-cell>
          <table:table-cell table:style-name="ce206" office:value-type="string">
            <text:p>Step 2: Check Viewing all </text:p>
          </table:table-cell>
          <table:table-cell table:style-name="ce212" office:value-type="string">
            <text:p>- Open Inbox folder </text:p>
            <text:p>-Click View icon in action bar </text:p>
          </table:table-cell>
          <table:table-cell table:style-name="ce189" office:value-type="string">
            <text:p>- Message in the folder is viewed fully</text:p>
            <text:p>- A menu is shown and All view Option is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0">
          <table:table-cell table:formula="of:=IF(MID([.F396];6;1)&gt;MID([.F395];6;1);&quot;&quot;;MAX([.A$7:.A395])+1)">
            <text:p/>
          </table:table-cell>
          <table:table-cell office:value-type="string">
            <text:p>FNC_CS_MA_MAIL_06_04</text:p>
          </table:table-cell>
          <table:table-cell table:formula="of:=IF(VALUE(MID([.F396];6;FIND(&quot;:&quot;;[.F396];1)-FIND(&quot; &quot;;[.F396];1)-1))&gt;VALUE(MID([.F395];6;FIND(&quot;:&quot;;[.F395];1)-FIND(&quot; &quot;;[.F395];1)-1));[.C395];[.C395]+1)" office:value-type="float" office:value="1">
            <text:p>001</text:p>
          </table:table-cell>
          <table:table-cell office:value-type="string">
            <text:p>CS\Mail\Mail\View\All</text:p>
          </table:table-cell>
          <table:table-cell table:style-name="ce206" office:value-type="string">
            <text:p>View All messages</text:p>
          </table:table-cell>
          <table:table-cell table:style-name="ce206" office:value-type="string">
            <text:p>Step 3: perform to view message by other View way</text:p>
          </table:table-cell>
          <table:table-cell table:style-name="ce212" office:value-type="string">
            <text:p>- perform to view message by other View way</text:p>
          </table:table-cell>
          <table:table-cell table:style-name="ce189" office:value-type="string">
            <text:p>- Messages are view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397];6;1)&gt;MID([.F396];6;1);&quot;&quot;;MAX([.A$7:.A396])+1)">
            <text:p/>
          </table:table-cell>
          <table:table-cell office:value-type="string">
            <text:p>FNC_CS_MA_MAIL_06_04</text:p>
          </table:table-cell>
          <table:table-cell table:formula="of:=IF(VALUE(MID([.F397];6;FIND(&quot;:&quot;;[.F397];1)-FIND(&quot; &quot;;[.F397];1)-1))&gt;VALUE(MID([.F396];6;FIND(&quot;:&quot;;[.F396];1)-FIND(&quot; &quot;;[.F396];1)-1));[.C396];[.C396]+1)" office:value-type="float" office:value="1">
            <text:p>001</text:p>
          </table:table-cell>
          <table:table-cell office:value-type="string">
            <text:p>CS\Mail\Mail\View\All</text:p>
          </table:table-cell>
          <table:table-cell table:style-name="ce206" office:value-type="string">
            <text:p>View All messages</text:p>
          </table:table-cell>
          <table:table-cell table:style-name="ce206" office:value-type="string">
            <text:p>Step 4: View All message</text:p>
          </table:table-cell>
          <table:table-cell table:style-name="ce212" office:value-type="string">
            <text:p>- Click Filter icon in action bar </text:p>
            <text:p>- Select All view </text:p>
          </table:table-cell>
          <table:table-cell table:style-name="ce189" office:value-type="string">
            <text:p>- All message in the folder is viewed fully 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9">
          <table:table-cell table:formula="of:=IF(MID([.F398];6;1)&gt;MID([.F397];6;1);&quot;&quot;;MAX([.A$7:.A397])+1)">
            <text:p/>
          </table:table-cell>
          <table:table-cell office:value-type="string">
            <text:p>FNC_CS_MA_MAIL_06_04</text:p>
          </table:table-cell>
          <table:table-cell table:formula="of:=IF(VALUE(MID([.F398];6;FIND(&quot;:&quot;;[.F398];1)-FIND(&quot; &quot;;[.F398];1)-1))&gt;VALUE(MID([.F397];6;FIND(&quot;:&quot;;[.F397];1)-FIND(&quot; &quot;;[.F397];1)-1));[.C397];[.C397]+1)" office:value-type="float" office:value="1">
            <text:p>001</text:p>
          </table:table-cell>
          <table:table-cell office:value-type="string">
            <text:p>CS\Mail\Mail\View\All</text:p>
          </table:table-cell>
          <table:table-cell table:style-name="ce206" office:value-type="string">
            <text:p>View All messages</text:p>
          </table:table-cell>
          <table:table-cell table:style-name="ce206" office:value-type="string">
            <text:p>Step 5: View detail a message</text:p>
          </table:table-cell>
          <table:table-cell table:style-name="ce212" office:value-type="string">
            <text:p>- Click on a message in Message panel</text:p>
          </table:table-cell>
          <table:table-cell table:style-name="ce189" office:value-type="string">
            <text:p>- Detail of the message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8">
          <table:table-cell table:formula="of:=IF(MID([.F399];6;1)&gt;MID([.F398];6;1);&quot;&quot;;MAX([.A$7:.A398])+1)" office:value-type="float" office:value="125">
            <text:p>125</text:p>
          </table:table-cell>
          <table:table-cell office:value-type="string">
            <text:p>FNC_CS_MA_MAIL_06_05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View\Starred</text:p>
          </table:table-cell>
          <table:table-cell table:style-name="ce94" office:value-type="string">
            <text:p>View Starred messages in case no messages are available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0">
          <table:table-cell table:formula="of:=IF(MID([.F400];6;1)&gt;MID([.F399];6;1);&quot;&quot;;MAX([.A$7:.A399])+1)">
            <text:p/>
          </table:table-cell>
          <table:table-cell office:value-type="string">
            <text:p>FNC_CS_MA_MAIL_06_05</text:p>
          </table:table-cell>
          <table:table-cell table:formula="of:=IF(VALUE(MID([.F400];6;FIND(&quot;:&quot;;[.F400];1)-FIND(&quot; &quot;;[.F400];1)-1))&gt;VALUE(MID([.F399];6;FIND(&quot;:&quot;;[.F399];1)-FIND(&quot; &quot;;[.F399];1)-1));[.C399];[.C399]+1)" office:value-type="float" office:value="1">
            <text:p>001</text:p>
          </table:table-cell>
          <table:table-cell office:value-type="string">
            <text:p>CS\Mail\Mail\View\Starred</text:p>
          </table:table-cell>
          <table:table-cell table:style-name="ce206" office:value-type="string">
            <text:p>View Starred messages in case no messages are available</text:p>
          </table:table-cell>
          <table:table-cell table:style-name="ce206" office:value-type="string">
            <text:p>Step 2: Create a new <text:s/>folder</text:p>
          </table:table-cell>
          <table:table-cell table:style-name="ce212" office:value-type="string">
            <text:p>- Perform to create a folder</text:p>
          </table:table-cell>
          <table:table-cell table:style-name="ce189" office:value-type="string">
            <text:p>- The folder is <text:s/>created and no message is stored i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1">
          <table:table-cell table:formula="of:=IF(MID([.F401];6;1)&gt;MID([.F400];6;1);&quot;&quot;;MAX([.A$7:.A400])+1)">
            <text:p/>
          </table:table-cell>
          <table:table-cell office:value-type="string">
            <text:p>FNC_CS_MA_MAIL_06_05</text:p>
          </table:table-cell>
          <table:table-cell table:formula="of:=IF(VALUE(MID([.F401];6;FIND(&quot;:&quot;;[.F401];1)-FIND(&quot; &quot;;[.F401];1)-1))&gt;VALUE(MID([.F400];6;FIND(&quot;:&quot;;[.F400];1)-FIND(&quot; &quot;;[.F400];1)-1));[.C400];[.C400]+1)" office:value-type="float" office:value="1">
            <text:p>001</text:p>
          </table:table-cell>
          <table:table-cell office:value-type="string">
            <text:p>CS\Mail\Mail\View\Starred</text:p>
          </table:table-cell>
          <table:table-cell table:style-name="ce206" office:value-type="string">
            <text:p>View Starred messages in case no messages are available</text:p>
          </table:table-cell>
          <table:table-cell table:style-name="ce206" office:value-type="string">
            <text:p>Step 3: View as starred</text:p>
          </table:table-cell>
          <table:table-cell table:style-name="ce212" office:value-type="string">
            <text:p>- Click Filter icon in action bar</text:p>
            <text:p>- Select starred</text:p>
            <text:p>- Open above folder</text:p>
          </table:table-cell>
          <table:table-cell table:style-name="ce189" office:value-type="string">
            <text:p>“There is no message” is shown in message list pa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2">
          <table:table-cell table:formula="of:=IF(MID([.F402];6;1)&gt;MID([.F401];6;1);&quot;&quot;;MAX([.A$7:.A401])+1)" office:value-type="float" office:value="126">
            <text:p>126</text:p>
          </table:table-cell>
          <table:table-cell office:value-type="string">
            <text:p>FNC_CS_MA_MAIL_06_05</text:p>
          </table:table-cell>
          <table:table-cell table:formula="of:=IF(VALUE(MID([.F402];6;FIND(&quot;:&quot;;[.F402];1)-FIND(&quot; &quot;;[.F402];1)-1))&gt;VALUE(MID([.F401];6;FIND(&quot;:&quot;;[.F401];1)-FIND(&quot; &quot;;[.F401];1)-1));[.C401];[.C401]+1)" office:value-type="float" office:value="2">
            <text:p>002</text:p>
          </table:table-cell>
          <table:table-cell office:value-type="string">
            <text:p>CS\Mail\Mail\View\Starred</text:p>
          </table:table-cell>
          <table:table-cell table:style-name="ce94" office:value-type="string">
            <text:p>View Starred messages in case many messages are available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403];6;1)&gt;MID([.F402];6;1);&quot;&quot;;MAX([.A$7:.A402])+1)">
            <text:p/>
          </table:table-cell>
          <table:table-cell office:value-type="string">
            <text:p>FNC_CS_MA_MAIL_06_05</text:p>
          </table:table-cell>
          <table:table-cell table:formula="of:=IF(VALUE(MID([.F403];6;FIND(&quot;:&quot;;[.F403];1)-FIND(&quot; &quot;;[.F403];1)-1))&gt;VALUE(MID([.F402];6;FIND(&quot;:&quot;;[.F402];1)-FIND(&quot; &quot;;[.F402];1)-1));[.C402];[.C402]+1)" office:value-type="float" office:value="2">
            <text:p>002</text:p>
          </table:table-cell>
          <table:table-cell office:value-type="string">
            <text:p>CS\Mail\Mail\View\Starred</text:p>
          </table:table-cell>
          <table:table-cell table:style-name="ce206" office:value-type="string">
            <text:p>View Starred messages in case many messages are available</text:p>
          </table:table-cell>
          <table:table-cell table:style-name="ce206" office:value-type="string">
            <text:p>Step 2: Perform to add starred for some message</text:p>
          </table:table-cell>
          <table:table-cell table:style-name="ce212" office:value-type="string">
            <text:p>- Perform to add starred for some messages in Inbox</text:p>
          </table:table-cell>
          <table:table-cell table:style-name="ce189" office:value-type="string">
            <text:p>- Messages are added star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8">
          <table:table-cell table:formula="of:=IF(MID([.F404];6;1)&gt;MID([.F403];6;1);&quot;&quot;;MAX([.A$7:.A403])+1)">
            <text:p/>
          </table:table-cell>
          <table:table-cell office:value-type="string">
            <text:p>FNC_CS_MA_MAIL_06_05</text:p>
          </table:table-cell>
          <table:table-cell table:formula="of:=IF(VALUE(MID([.F404];6;FIND(&quot;:&quot;;[.F404];1)-FIND(&quot; &quot;;[.F404];1)-1))&gt;VALUE(MID([.F403];6;FIND(&quot;:&quot;;[.F403];1)-FIND(&quot; &quot;;[.F403];1)-1));[.C403];[.C403]+1)" office:value-type="float" office:value="2">
            <text:p>002</text:p>
          </table:table-cell>
          <table:table-cell office:value-type="string">
            <text:p>CS\Mail\Mail\View\Starred</text:p>
          </table:table-cell>
          <table:table-cell table:style-name="ce206" office:value-type="string">
            <text:p>View Starred messages in case many messages are available</text:p>
          </table:table-cell>
          <table:table-cell table:style-name="ce206" office:value-type="string">
            <text:p>Step 3: View Starred</text:p>
          </table:table-cell>
          <table:table-cell table:style-name="ce212" office:value-type="string">
            <text:p>- Click Filter icon in action bar</text:p>
            <text:p>- Select <text:span text:style-name="T5">Starred</text:span> option </text:p>
          </table:table-cell>
          <table:table-cell table:style-name="ce189" office:value-type="string">
            <text:p>- <text:s/>ONLY Messages which are added starred will be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6">
          <table:table-cell table:formula="of:=IF(MID([.F405];6;1)&gt;MID([.F404];6;1);&quot;&quot;;MAX([.A$7:.A404])+1)">
            <text:p/>
          </table:table-cell>
          <table:table-cell office:value-type="string">
            <text:p>FNC_CS_MA_MAIL_06_05</text:p>
          </table:table-cell>
          <table:table-cell table:formula="of:=IF(VALUE(MID([.F405];6;FIND(&quot;:&quot;;[.F405];1)-FIND(&quot; &quot;;[.F405];1)-1))&gt;VALUE(MID([.F404];6;FIND(&quot;:&quot;;[.F404];1)-FIND(&quot; &quot;;[.F404];1)-1));[.C404];[.C404]+1)" office:value-type="float" office:value="2">
            <text:p>002</text:p>
          </table:table-cell>
          <table:table-cell office:value-type="string">
            <text:p>CS\Mail\Mail\View\Starred</text:p>
          </table:table-cell>
          <table:table-cell table:style-name="ce206" office:value-type="string">
            <text:p>View Starred messages in case many messages are available</text:p>
          </table:table-cell>
          <table:table-cell table:style-name="ce206" office:value-type="string">
            <text:p>Step 4: <text:s/>View detail</text:p>
          </table:table-cell>
          <table:table-cell table:style-name="ce212" office:value-type="string">
            <text:p>- Click on a message in Message panel</text:p>
          </table:table-cell>
          <table:table-cell table:style-name="ce189" office:value-type="string">
            <text:p>- Detail of the message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7">
          <table:table-cell table:formula="of:=IF(MID([.F406];6;1)&gt;MID([.F405];6;1);&quot;&quot;;MAX([.A$7:.A405])+1)" office:value-type="float" office:value="127">
            <text:p>127</text:p>
          </table:table-cell>
          <table:table-cell office:value-type="string">
            <text:p>FNC_CS_MA_MAIL_06_06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View\Unstarred</text:p>
          </table:table-cell>
          <table:table-cell table:style-name="ce94" office:value-type="string">
            <text:p>View Unstarred messages in case no messages are available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70">
          <table:table-cell table:formula="of:=IF(MID([.F407];6;1)&gt;MID([.F406];6;1);&quot;&quot;;MAX([.A$7:.A406])+1)">
            <text:p/>
          </table:table-cell>
          <table:table-cell office:value-type="string">
            <text:p>FNC_CS_MA_MAIL_06_06</text:p>
          </table:table-cell>
          <table:table-cell table:formula="of:=IF(VALUE(MID([.F407];6;FIND(&quot;:&quot;;[.F407];1)-FIND(&quot; &quot;;[.F407];1)-1))&gt;VALUE(MID([.F406];6;FIND(&quot;:&quot;;[.F406];1)-FIND(&quot; &quot;;[.F406];1)-1));[.C406];[.C406]+1)" office:value-type="float" office:value="1">
            <text:p>001</text:p>
          </table:table-cell>
          <table:table-cell office:value-type="string">
            <text:p>CS\Mail\Mail\View\Unstarred</text:p>
          </table:table-cell>
          <table:table-cell table:style-name="ce206" office:value-type="string">
            <text:p>View Unstarred messages in case no messages are available</text:p>
          </table:table-cell>
          <table:table-cell table:style-name="ce206" office:value-type="string">
            <text:p>Step 2: Create a new <text:s/>folder</text:p>
          </table:table-cell>
          <table:table-cell table:style-name="ce212" office:value-type="string">
            <text:p>- Perform to create a folder</text:p>
          </table:table-cell>
          <table:table-cell table:style-name="ce189" office:value-type="string">
            <text:p>- The folder is <text:s/>created and no message is stored in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51">
          <table:table-cell table:formula="of:=IF(MID([.F408];6;1)&gt;MID([.F407];6;1);&quot;&quot;;MAX([.A$7:.A407])+1)">
            <text:p/>
          </table:table-cell>
          <table:table-cell office:value-type="string">
            <text:p>FNC_CS_MA_MAIL_06_06</text:p>
          </table:table-cell>
          <table:table-cell table:formula="of:=IF(VALUE(MID([.F408];6;FIND(&quot;:&quot;;[.F408];1)-FIND(&quot; &quot;;[.F408];1)-1))&gt;VALUE(MID([.F407];6;FIND(&quot;:&quot;;[.F407];1)-FIND(&quot; &quot;;[.F407];1)-1));[.C407];[.C407]+1)" office:value-type="float" office:value="1">
            <text:p>001</text:p>
          </table:table-cell>
          <table:table-cell office:value-type="string">
            <text:p>CS\Mail\Mail\View\Unstarred</text:p>
          </table:table-cell>
          <table:table-cell table:style-name="ce206" office:value-type="string">
            <text:p>View Unstarred messages in case no messages are available</text:p>
          </table:table-cell>
          <table:table-cell table:style-name="ce206" office:value-type="string">
            <text:p>Step 3: View as starred</text:p>
          </table:table-cell>
          <table:table-cell table:style-name="ce212" office:value-type="string">
            <text:p>- Click View icon in action bar</text:p>
            <text:p>- Select unstarred</text:p>
            <text:p>- Open above folder</text:p>
          </table:table-cell>
          <table:table-cell table:style-name="ce189" office:value-type="string">
            <text:p>“There is no message” is shown in message list pane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68">
          <table:table-cell table:formula="of:=IF(MID([.F409];6;1)&gt;MID([.F408];6;1);&quot;&quot;;MAX([.A$7:.A408])+1)" office:value-type="float" office:value="128">
            <text:p>128</text:p>
          </table:table-cell>
          <table:table-cell office:value-type="string">
            <text:p>FNC_CS_MA_MAIL_06_06</text:p>
          </table:table-cell>
          <table:table-cell table:formula="of:=IF(VALUE(MID([.F409];6;FIND(&quot;:&quot;;[.F409];1)-FIND(&quot; &quot;;[.F409];1)-1))&gt;VALUE(MID([.F408];6;FIND(&quot;:&quot;;[.F408];1)-FIND(&quot; &quot;;[.F408];1)-1));[.C408];[.C408]+1)" office:value-type="float" office:value="2">
            <text:p>002</text:p>
          </table:table-cell>
          <table:table-cell office:value-type="string">
            <text:p>CS\Mail\Mail\View\Unstarred</text:p>
          </table:table-cell>
          <table:table-cell table:style-name="ce94" office:value-type="string">
            <text:p>View Unstarred messages in case many messages are available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23">
          <table:table-cell table:formula="of:=IF(MID([.F410];6;1)&gt;MID([.F409];6;1);&quot;&quot;;MAX([.A$7:.A409])+1)">
            <text:p/>
          </table:table-cell>
          <table:table-cell office:value-type="string">
            <text:p>FNC_CS_MA_MAIL_06_06</text:p>
          </table:table-cell>
          <table:table-cell table:formula="of:=IF(VALUE(MID([.F410];6;FIND(&quot;:&quot;;[.F410];1)-FIND(&quot; &quot;;[.F410];1)-1))&gt;VALUE(MID([.F409];6;FIND(&quot;:&quot;;[.F409];1)-FIND(&quot; &quot;;[.F409];1)-1));[.C409];[.C409]+1)" office:value-type="float" office:value="2">
            <text:p>002</text:p>
          </table:table-cell>
          <table:table-cell office:value-type="string">
            <text:p>CS\Mail\Mail\View\Unstarred</text:p>
          </table:table-cell>
          <table:table-cell table:style-name="ce206" office:value-type="string">
            <text:p>View Unstarred messages in case many messages are available</text:p>
          </table:table-cell>
          <table:table-cell table:style-name="ce206" office:value-type="string">
            <text:p>Step 2: Perform to add starred for some message</text:p>
          </table:table-cell>
          <table:table-cell table:style-name="ce212" office:value-type="string">
            <text:p>- Perform to add starred for some messages in Inbox , and other messages are not add starred</text:p>
          </table:table-cell>
          <table:table-cell table:style-name="ce189" office:value-type="string">
            <text:p>- Inbox folder will store the both starred message and other unstarred messages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52">
          <table:table-cell table:formula="of:=IF(MID([.F411];6;1)&gt;MID([.F410];6;1);&quot;&quot;;MAX([.A$7:.A410])+1)">
            <text:p/>
          </table:table-cell>
          <table:table-cell office:value-type="string">
            <text:p>FNC_CS_MA_MAIL_06_06</text:p>
          </table:table-cell>
          <table:table-cell table:formula="of:=IF(VALUE(MID([.F411];6;FIND(&quot;:&quot;;[.F411];1)-FIND(&quot; &quot;;[.F411];1)-1))&gt;VALUE(MID([.F410];6;FIND(&quot;:&quot;;[.F410];1)-FIND(&quot; &quot;;[.F410];1)-1));[.C410];[.C410]+1)" office:value-type="float" office:value="2">
            <text:p>002</text:p>
          </table:table-cell>
          <table:table-cell office:value-type="string">
            <text:p>CS\Mail\Mail\View\Unstarred</text:p>
          </table:table-cell>
          <table:table-cell table:style-name="ce206" office:value-type="string">
            <text:p>View Unstarred messages in case many messages are available</text:p>
          </table:table-cell>
          <table:table-cell table:style-name="ce206" office:value-type="string">
            <text:p>Step 3: View Unstarred</text:p>
          </table:table-cell>
          <table:table-cell table:style-name="ce212" office:value-type="string">
            <text:p>- Click View icon in action bar</text:p>
            <text:p>- Select Starred option </text:p>
          </table:table-cell>
          <table:table-cell table:style-name="ce189" office:value-type="string">
            <text:p>- <text:s/>ONLY Messages which are not added starred will be shown in message panel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68">
          <table:table-cell table:formula="of:=IF(MID([.F412];6;1)&gt;MID([.F411];6;1);&quot;&quot;;MAX([.A$7:.A411])+1)">
            <text:p/>
          </table:table-cell>
          <table:table-cell office:value-type="string">
            <text:p>FNC_CS_MA_MAIL_06_06</text:p>
          </table:table-cell>
          <table:table-cell table:formula="of:=IF(VALUE(MID([.F412];6;FIND(&quot;:&quot;;[.F412];1)-FIND(&quot; &quot;;[.F412];1)-1))&gt;VALUE(MID([.F411];6;FIND(&quot;:&quot;;[.F411];1)-FIND(&quot; &quot;;[.F411];1)-1));[.C411];[.C411]+1)" office:value-type="float" office:value="2">
            <text:p>002</text:p>
          </table:table-cell>
          <table:table-cell office:value-type="string">
            <text:p>CS\Mail\Mail\View\Unstarred</text:p>
          </table:table-cell>
          <table:table-cell table:style-name="ce206" office:value-type="string">
            <text:p>View Unstarred messages in case many messages are available</text:p>
          </table:table-cell>
          <table:table-cell table:style-name="ce206" office:value-type="string">
            <text:p>Step 4: <text:s/>View detail</text:p>
          </table:table-cell>
          <table:table-cell table:style-name="ce212" office:value-type="string">
            <text:p>- Click on a message in Message panel</text:p>
          </table:table-cell>
          <table:table-cell table:style-name="ce189" office:value-type="string">
            <text:p>- Detail of the message is shown properly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67">
          <table:table-cell table:formula="of:=IF(MID([.F413];6;1)&gt;MID([.F412];6;1);&quot;&quot;;MAX([.A$7:.A412])+1)" office:value-type="float" office:value="129">
            <text:p>129</text:p>
          </table:table-cell>
          <table:table-cell office:value-type="string">
            <text:p>FNC_CS_MA_MAIL_06_07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View\Unread</text:p>
          </table:table-cell>
          <table:table-cell table:style-name="ce94" office:value-type="string">
            <text:p>View Unread messages in case no messages are available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414];6;1)&gt;MID([.F413];6;1);&quot;&quot;;MAX([.A$7:.A413])+1)">
            <text:p/>
          </table:table-cell>
          <table:table-cell office:value-type="string">
            <text:p>FNC_CS_MA_MAIL_06_07</text:p>
          </table:table-cell>
          <table:table-cell table:formula="of:=IF(VALUE(MID([.F414];6;FIND(&quot;:&quot;;[.F414];1)-FIND(&quot; &quot;;[.F414];1)-1))&gt;VALUE(MID([.F413];6;FIND(&quot;:&quot;;[.F413];1)-FIND(&quot; &quot;;[.F413];1)-1));[.C413];[.C413]+1)" office:value-type="float" office:value="1">
            <text:p>001</text:p>
          </table:table-cell>
          <table:table-cell office:value-type="string">
            <text:p>CS\Mail\Mail\View\Unread</text:p>
          </table:table-cell>
          <table:table-cell table:style-name="ce206" office:value-type="string">
            <text:p>View Unread messages in case no messages are available</text:p>
          </table:table-cell>
          <table:table-cell table:style-name="ce206" office:value-type="string">
            <text:p>Step 2: Create a new <text:s/>folder</text:p>
          </table:table-cell>
          <table:table-cell table:style-name="ce212" office:value-type="string">
            <text:p>- Perform to create a folder</text:p>
          </table:table-cell>
          <table:table-cell table:style-name="ce189" office:value-type="string">
            <text:p>- The folder is <text:s/>created and no message is stored i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415];6;1)&gt;MID([.F414];6;1);&quot;&quot;;MAX([.A$7:.A414])+1)">
            <text:p/>
          </table:table-cell>
          <table:table-cell office:value-type="string">
            <text:p>FNC_CS_MA_MAIL_06_07</text:p>
          </table:table-cell>
          <table:table-cell table:formula="of:=IF(VALUE(MID([.F415];6;FIND(&quot;:&quot;;[.F415];1)-FIND(&quot; &quot;;[.F415];1)-1))&gt;VALUE(MID([.F414];6;FIND(&quot;:&quot;;[.F414];1)-FIND(&quot; &quot;;[.F414];1)-1));[.C414];[.C414]+1)" office:value-type="float" office:value="1">
            <text:p>001</text:p>
          </table:table-cell>
          <table:table-cell office:value-type="string">
            <text:p>CS\Mail\Mail\View\Unread</text:p>
          </table:table-cell>
          <table:table-cell table:style-name="ce206" office:value-type="string">
            <text:p>View Unread messages in case no messages are available</text:p>
          </table:table-cell>
          <table:table-cell table:style-name="ce206" office:value-type="string">
            <text:p>Step 3: View as starred</text:p>
          </table:table-cell>
          <table:table-cell table:style-name="ce212" office:value-type="string">
            <text:p>- Click Filter icon in action bar</text:p>
            <text:p>- Select Unread</text:p>
            <text:p>- Open above folder</text:p>
          </table:table-cell>
          <table:table-cell table:style-name="ce189" office:value-type="string">
            <text:p>“There is no message” is shown in message list pa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0">
          <table:table-cell table:formula="of:=IF(MID([.F416];6;1)&gt;MID([.F415];6;1);&quot;&quot;;MAX([.A$7:.A415])+1)" office:value-type="float" office:value="130">
            <text:p>130</text:p>
          </table:table-cell>
          <table:table-cell office:value-type="string">
            <text:p>FNC_CS_MA_MAIL_06_07</text:p>
          </table:table-cell>
          <table:table-cell table:formula="of:=IF(VALUE(MID([.F416];6;FIND(&quot;:&quot;;[.F416];1)-FIND(&quot; &quot;;[.F416];1)-1))&gt;VALUE(MID([.F415];6;FIND(&quot;:&quot;;[.F415];1)-FIND(&quot; &quot;;[.F415];1)-1));[.C415];[.C415]+1)" office:value-type="float" office:value="2">
            <text:p>002</text:p>
          </table:table-cell>
          <table:table-cell office:value-type="string">
            <text:p>CS\Mail\Mail\View\Unread</text:p>
          </table:table-cell>
          <table:table-cell table:style-name="ce94" office:value-type="string">
            <text:p>View Unread messages in case many messages are available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417];6;1)&gt;MID([.F416];6;1);&quot;&quot;;MAX([.A$7:.A416])+1)">
            <text:p/>
          </table:table-cell>
          <table:table-cell office:value-type="string">
            <text:p>FNC_CS_MA_MAIL_06_07</text:p>
          </table:table-cell>
          <table:table-cell table:formula="of:=IF(VALUE(MID([.F417];6;FIND(&quot;:&quot;;[.F417];1)-FIND(&quot; &quot;;[.F417];1)-1))&gt;VALUE(MID([.F416];6;FIND(&quot;:&quot;;[.F416];1)-FIND(&quot; &quot;;[.F416];1)-1));[.C416];[.C416]+1)" office:value-type="float" office:value="2">
            <text:p>002</text:p>
          </table:table-cell>
          <table:table-cell office:value-type="string">
            <text:p>CS\Mail\Mail\View\Unread</text:p>
          </table:table-cell>
          <table:table-cell table:style-name="ce206" office:value-type="string">
            <text:p>View Unread messages in case many messages are available</text:p>
          </table:table-cell>
          <table:table-cell table:style-name="ce206" office:value-type="string">
            <text:p>Step 2: Perform to Mark some message as read</text:p>
          </table:table-cell>
          <table:table-cell table:style-name="ce212" office:value-type="string">
            <text:p>- Perform to Mark some message as read</text:p>
          </table:table-cell>
          <table:table-cell table:style-name="ce189" office:value-type="string">
            <text:p>- Inbox folder will store the both read message and unread message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6">
          <table:table-cell table:formula="of:=IF(MID([.F418];6;1)&gt;MID([.F417];6;1);&quot;&quot;;MAX([.A$7:.A417])+1)">
            <text:p/>
          </table:table-cell>
          <table:table-cell office:value-type="string">
            <text:p>FNC_CS_MA_MAIL_06_07</text:p>
          </table:table-cell>
          <table:table-cell table:formula="of:=IF(VALUE(MID([.F418];6;FIND(&quot;:&quot;;[.F418];1)-FIND(&quot; &quot;;[.F418];1)-1))&gt;VALUE(MID([.F417];6;FIND(&quot;:&quot;;[.F417];1)-FIND(&quot; &quot;;[.F417];1)-1));[.C417];[.C417]+1)" office:value-type="float" office:value="2">
            <text:p>002</text:p>
          </table:table-cell>
          <table:table-cell office:value-type="string">
            <text:p>CS\Mail\Mail\View\Unread</text:p>
          </table:table-cell>
          <table:table-cell table:style-name="ce206" office:value-type="string">
            <text:p>View Unread messages in case many messages are available</text:p>
          </table:table-cell>
          <table:table-cell table:style-name="ce206" office:value-type="string">
            <text:p>Step 3: View Unread</text:p>
          </table:table-cell>
          <table:table-cell table:style-name="ce212" office:value-type="string">
            <text:p>- Click Filter icon in action bar</text:p>
            <text:p>- Select Unread option </text:p>
          </table:table-cell>
          <table:table-cell table:style-name="ce189" office:value-type="string">
            <text:p>- <text:s/>ONLY Messages which are not read will be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6">
          <table:table-cell table:formula="of:=IF(MID([.F419];6;1)&gt;MID([.F418];6;1);&quot;&quot;;MAX([.A$7:.A418])+1)">
            <text:p/>
          </table:table-cell>
          <table:table-cell office:value-type="string">
            <text:p>FNC_CS_MA_MAIL_06_07</text:p>
          </table:table-cell>
          <table:table-cell table:formula="of:=IF(VALUE(MID([.F419];6;FIND(&quot;:&quot;;[.F419];1)-FIND(&quot; &quot;;[.F419];1)-1))&gt;VALUE(MID([.F418];6;FIND(&quot;:&quot;;[.F418];1)-FIND(&quot; &quot;;[.F418];1)-1));[.C418];[.C418]+1)" office:value-type="float" office:value="2">
            <text:p>002</text:p>
          </table:table-cell>
          <table:table-cell office:value-type="string">
            <text:p>CS\Mail\Mail\View\Unread</text:p>
          </table:table-cell>
          <table:table-cell table:style-name="ce206" office:value-type="string">
            <text:p>View Unread messages in case many messages are available</text:p>
          </table:table-cell>
          <table:table-cell table:style-name="ce206" office:value-type="string">
            <text:p>Step 4: <text:s/>View detail</text:p>
          </table:table-cell>
          <table:table-cell table:style-name="ce212" office:value-type="string">
            <text:p>- Click on a message in Message panel</text:p>
          </table:table-cell>
          <table:table-cell table:style-name="ce189" office:value-type="string">
            <text:p>- Detail of the message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420];6;1)&gt;MID([.F419];6;1);&quot;&quot;;MAX([.A$7:.A419])+1)" office:value-type="float" office:value="131">
            <text:p>131</text:p>
          </table:table-cell>
          <table:table-cell office:value-type="string">
            <text:p>FNC_CS_MA_MAIL_06_08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View\Read</text:p>
          </table:table-cell>
          <table:table-cell table:style-name="ce94" office:value-type="string">
            <text:p>View Read messages in case no messages are available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225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116">
          <table:table-cell table:formula="of:=IF(MID([.F421];6;1)&gt;MID([.F420];6;1);&quot;&quot;;MAX([.A$7:.A420])+1)">
            <text:p/>
          </table:table-cell>
          <table:table-cell office:value-type="string">
            <text:p>FNC_CS_MA_MAIL_06_08</text:p>
          </table:table-cell>
          <table:table-cell table:formula="of:=IF(VALUE(MID([.F421];6;FIND(&quot;:&quot;;[.F421];1)-FIND(&quot; &quot;;[.F421];1)-1))&gt;VALUE(MID([.F420];6;FIND(&quot;:&quot;;[.F420];1)-FIND(&quot; &quot;;[.F420];1)-1));[.C420];[.C420]+1)" office:value-type="float" office:value="1">
            <text:p>001</text:p>
          </table:table-cell>
          <table:table-cell office:value-type="string">
            <text:p>CS\Mail\Mail\View\Read</text:p>
          </table:table-cell>
          <table:table-cell table:style-name="ce206" office:value-type="string">
            <text:p>View Read messages in case no messages are available</text:p>
          </table:table-cell>
          <table:table-cell table:style-name="ce206" office:value-type="string">
            <text:p>Step 2: Create a new <text:s/>folder</text:p>
          </table:table-cell>
          <table:table-cell table:style-name="ce212" office:value-type="string">
            <text:p>- Perform to create a folder</text:p>
          </table:table-cell>
          <table:table-cell table:style-name="ce189" office:value-type="string">
            <text:p>- The folder is <text:s/>created and no message is stored in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8">
          <table:table-cell table:formula="of:=IF(MID([.F422];6;1)&gt;MID([.F421];6;1);&quot;&quot;;MAX([.A$7:.A421])+1)">
            <text:p/>
          </table:table-cell>
          <table:table-cell office:value-type="string">
            <text:p>FNC_CS_MA_MAIL_06_08</text:p>
          </table:table-cell>
          <table:table-cell table:formula="of:=IF(VALUE(MID([.F422];6;FIND(&quot;:&quot;;[.F422];1)-FIND(&quot; &quot;;[.F422];1)-1))&gt;VALUE(MID([.F421];6;FIND(&quot;:&quot;;[.F421];1)-FIND(&quot; &quot;;[.F421];1)-1));[.C421];[.C421]+1)" office:value-type="float" office:value="1">
            <text:p>001</text:p>
          </table:table-cell>
          <table:table-cell office:value-type="string">
            <text:p>CS\Mail\Mail\View\Read</text:p>
          </table:table-cell>
          <table:table-cell table:style-name="ce206" office:value-type="string">
            <text:p>View Read messages in case no messages are available</text:p>
          </table:table-cell>
          <table:table-cell table:style-name="ce206" office:value-type="string">
            <text:p>Step 3: View message</text:p>
          </table:table-cell>
          <table:table-cell table:style-name="ce212" office:value-type="string">
            <text:p>- Click View icon in action bar</text:p>
            <text:p>- Select read Option</text:p>
            <text:p>- Open above folder</text:p>
          </table:table-cell>
          <table:table-cell table:style-name="ce189" office:value-type="string">
            <text:p>“There is no message” is shown in message list pane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51">
          <table:table-cell table:formula="of:=IF(MID([.F423];6;1)&gt;MID([.F422];6;1);&quot;&quot;;MAX([.A$7:.A422])+1)" office:value-type="float" office:value="132">
            <text:p>132</text:p>
          </table:table-cell>
          <table:table-cell office:value-type="string">
            <text:p>FNC_CS_MA_MAIL_06_08</text:p>
          </table:table-cell>
          <table:table-cell table:formula="of:=IF(VALUE(MID([.F423];6;FIND(&quot;:&quot;;[.F423];1)-FIND(&quot; &quot;;[.F423];1)-1))&gt;VALUE(MID([.F422];6;FIND(&quot;:&quot;;[.F422];1)-FIND(&quot; &quot;;[.F422];1)-1));[.C422];[.C422]+1)" office:value-type="float" office:value="2">
            <text:p>002</text:p>
          </table:table-cell>
          <table:table-cell office:value-type="string">
            <text:p>CS\Mail\Mail\View\Read</text:p>
          </table:table-cell>
          <table:table-cell table:style-name="ce94" office:value-type="string">
            <text:p>View Read messages in case many messages are available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111">
          <table:table-cell table:formula="of:=IF(MID([.F424];6;1)&gt;MID([.F423];6;1);&quot;&quot;;MAX([.A$7:.A423])+1)">
            <text:p/>
          </table:table-cell>
          <table:table-cell office:value-type="string">
            <text:p>FNC_CS_MA_MAIL_06_08</text:p>
          </table:table-cell>
          <table:table-cell table:formula="of:=IF(VALUE(MID([.F424];6;FIND(&quot;:&quot;;[.F424];1)-FIND(&quot; &quot;;[.F424];1)-1))&gt;VALUE(MID([.F423];6;FIND(&quot;:&quot;;[.F423];1)-FIND(&quot; &quot;;[.F423];1)-1));[.C423];[.C423]+1)" office:value-type="float" office:value="2">
            <text:p>002</text:p>
          </table:table-cell>
          <table:table-cell office:value-type="string">
            <text:p>CS\Mail\Mail\View\Read</text:p>
          </table:table-cell>
          <table:table-cell table:style-name="ce206" office:value-type="string">
            <text:p>View Read messages in case many messages are available</text:p>
          </table:table-cell>
          <table:table-cell table:style-name="ce206" office:value-type="string">
            <text:p>Step 2: Perform to Mark some message as read</text:p>
          </table:table-cell>
          <table:table-cell table:style-name="ce212" office:value-type="string">
            <text:p>- Perform to Mark some message as read</text:p>
          </table:table-cell>
          <table:table-cell table:style-name="ce189" office:value-type="string">
            <text:p>- Inbox folder will store the both read message and unread messages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70">
          <table:table-cell table:formula="of:=IF(MID([.F425];6;1)&gt;MID([.F424];6;1);&quot;&quot;;MAX([.A$7:.A424])+1)">
            <text:p/>
          </table:table-cell>
          <table:table-cell office:value-type="string">
            <text:p>FNC_CS_MA_MAIL_06_08</text:p>
          </table:table-cell>
          <table:table-cell table:formula="of:=IF(VALUE(MID([.F425];6;FIND(&quot;:&quot;;[.F425];1)-FIND(&quot; &quot;;[.F425];1)-1))&gt;VALUE(MID([.F424];6;FIND(&quot;:&quot;;[.F424];1)-FIND(&quot; &quot;;[.F424];1)-1));[.C424];[.C424]+1)" office:value-type="float" office:value="2">
            <text:p>002</text:p>
          </table:table-cell>
          <table:table-cell office:value-type="string">
            <text:p>CS\Mail\Mail\View\Read</text:p>
          </table:table-cell>
          <table:table-cell table:style-name="ce206" office:value-type="string">
            <text:p>View Read messages in case many messages are available</text:p>
          </table:table-cell>
          <table:table-cell table:style-name="ce206" office:value-type="string">
            <text:p>Step 3: View message</text:p>
          </table:table-cell>
          <table:table-cell table:style-name="ce212" office:value-type="string">
            <text:p>- Click View icon in action bar</text:p>
            <text:p>- Select Read option </text:p>
          </table:table-cell>
          <table:table-cell table:style-name="ce189" office:value-type="string">
            <text:p>- <text:s/>ONLY Messages which are read will be shown in message panel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70">
          <table:table-cell table:formula="of:=IF(MID([.F426];6;1)&gt;MID([.F425];6;1);&quot;&quot;;MAX([.A$7:.A425])+1)">
            <text:p/>
          </table:table-cell>
          <table:table-cell office:value-type="string">
            <text:p>FNC_CS_MA_MAIL_06_08</text:p>
          </table:table-cell>
          <table:table-cell table:formula="of:=IF(VALUE(MID([.F426];6;FIND(&quot;:&quot;;[.F426];1)-FIND(&quot; &quot;;[.F426];1)-1))&gt;VALUE(MID([.F425];6;FIND(&quot;:&quot;;[.F425];1)-FIND(&quot; &quot;;[.F425];1)-1));[.C425];[.C425]+1)" office:value-type="float" office:value="2">
            <text:p>002</text:p>
          </table:table-cell>
          <table:table-cell office:value-type="string">
            <text:p>CS\Mail\Mail\View\Read</text:p>
          </table:table-cell>
          <table:table-cell table:style-name="ce206" office:value-type="string">
            <text:p>View Read messages in case many messages are available</text:p>
          </table:table-cell>
          <table:table-cell table:style-name="ce206" office:value-type="string">
            <text:p>Step 4: <text:s/>View detail</text:p>
          </table:table-cell>
          <table:table-cell table:style-name="ce212" office:value-type="string">
            <text:p>- Click on a message in Message panel</text:p>
          </table:table-cell>
          <table:table-cell table:style-name="ce189" office:value-type="string">
            <text:p>- Detail of the message is shown properly</text:p>
          </table:table-cell>
          <table:table-cell office:value-type="string">
            <text:p>Low</text:p>
          </table:table-cell>
          <table:table-cell office:value-type="string">
            <text:p>N/A</text:p>
          </table:table-cell>
          <table:table-cell table:number-columns-repeated="246"/>
        </table:table-row>
        <table:table-row table:style-name="ro52">
          <table:table-cell table:formula="of:=IF(MID([.F427];6;1)&gt;MID([.F426];6;1);&quot;&quot;;MAX([.A$7:.A426])+1)" office:value-type="float" office:value="133">
            <text:p>133</text:p>
          </table:table-cell>
          <table:table-cell office:value-type="string">
            <text:p>FNC_CS_MA_MAIL_06_09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View\With attachment</text:p>
          </table:table-cell>
          <table:table-cell table:style-name="ce94" office:value-type="string">
            <text:p>View Messages with attachment in case no messages are available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428];6;1)&gt;MID([.F427];6;1);&quot;&quot;;MAX([.A$7:.A427])+1)">
            <text:p/>
          </table:table-cell>
          <table:table-cell office:value-type="string">
            <text:p>FNC_CS_MA_MAIL_06_09</text:p>
          </table:table-cell>
          <table:table-cell table:formula="of:=IF(VALUE(MID([.F428];6;FIND(&quot;:&quot;;[.F428];1)-FIND(&quot; &quot;;[.F428];1)-1))&gt;VALUE(MID([.F427];6;FIND(&quot;:&quot;;[.F427];1)-FIND(&quot; &quot;;[.F427];1)-1));[.C427];[.C427]+1)" office:value-type="float" office:value="1">
            <text:p>001</text:p>
          </table:table-cell>
          <table:table-cell office:value-type="string">
            <text:p>CS\Mail\Mail\View\With attachment</text:p>
          </table:table-cell>
          <table:table-cell table:style-name="ce206" office:value-type="string">
            <text:p>View Messages with attachment in case no messages are available</text:p>
          </table:table-cell>
          <table:table-cell table:style-name="ce206" office:value-type="string">
            <text:p>Step 2: Create a new <text:s/>folder</text:p>
          </table:table-cell>
          <table:table-cell table:style-name="ce212" office:value-type="string">
            <text:p>- Perform to create a folder</text:p>
          </table:table-cell>
          <table:table-cell table:style-name="ce189" office:value-type="string">
            <text:p>- The folder is <text:s/>created and no message is stored i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429];6;1)&gt;MID([.F428];6;1);&quot;&quot;;MAX([.A$7:.A428])+1)">
            <text:p/>
          </table:table-cell>
          <table:table-cell office:value-type="string">
            <text:p>FNC_CS_MA_MAIL_06_09</text:p>
          </table:table-cell>
          <table:table-cell table:formula="of:=IF(VALUE(MID([.F429];6;FIND(&quot;:&quot;;[.F429];1)-FIND(&quot; &quot;;[.F429];1)-1))&gt;VALUE(MID([.F428];6;FIND(&quot;:&quot;;[.F428];1)-FIND(&quot; &quot;;[.F428];1)-1));[.C428];[.C428]+1)" office:value-type="float" office:value="1">
            <text:p>001</text:p>
          </table:table-cell>
          <table:table-cell office:value-type="string">
            <text:p>CS\Mail\Mail\View\With attachment</text:p>
          </table:table-cell>
          <table:table-cell table:style-name="ce206" office:value-type="string">
            <text:p>View Messages with attachment in case no messages are available</text:p>
          </table:table-cell>
          <table:table-cell table:style-name="ce206" office:value-type="string">
            <text:p>Step 3: View message</text:p>
          </table:table-cell>
          <table:table-cell table:style-name="ce212" office:value-type="string">
            <text:p>- Click Filter icon in action bar</text:p>
            <text:p>- Select with Attachment Option</text:p>
            <text:p>- Open above folder</text:p>
          </table:table-cell>
          <table:table-cell table:style-name="ce189" office:value-type="string">
            <text:p>“There is no message” is shown in message list pa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430];6;1)&gt;MID([.F429];6;1);&quot;&quot;;MAX([.A$7:.A429])+1)" office:value-type="float" office:value="134">
            <text:p>134</text:p>
          </table:table-cell>
          <table:table-cell office:value-type="string">
            <text:p>FNC_CS_MA_MAIL_06_09</text:p>
          </table:table-cell>
          <table:table-cell table:formula="of:=IF(VALUE(MID([.F430];6;FIND(&quot;:&quot;;[.F430];1)-FIND(&quot; &quot;;[.F430];1)-1))&gt;VALUE(MID([.F429];6;FIND(&quot;:&quot;;[.F429];1)-FIND(&quot; &quot;;[.F429];1)-1));[.C429];[.C429]+1)" office:value-type="float" office:value="2">
            <text:p>002</text:p>
          </table:table-cell>
          <table:table-cell office:value-type="string">
            <text:p>CS\Mail\Mail\View\With attachment</text:p>
          </table:table-cell>
          <table:table-cell table:style-name="ce94" office:value-type="string">
            <text:p>View Messages with attachment in case many messages are available</text:p>
          </table:table-cell>
          <table:table-cell table:style-name="ce206" office:value-type="string">
            <text:p>Step 1: Perform to <text:s/>Create an Account mail ( account has some mail with attachment), Check mail</text:p>
          </table:table-cell>
          <table:table-cell table:style-name="ce212" office:value-type="string">
            <text:p>-Perform to <text:s/>Create an Account mail, </text:p>
            <text:p>-Check mail 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431];6;1)&gt;MID([.F430];6;1);&quot;&quot;;MAX([.A$7:.A430])+1)">
            <text:p/>
          </table:table-cell>
          <table:table-cell office:value-type="string">
            <text:p>FNC_CS_MA_MAIL_06_09</text:p>
          </table:table-cell>
          <table:table-cell table:formula="of:=IF(VALUE(MID([.F431];6;FIND(&quot;:&quot;;[.F431];1)-FIND(&quot; &quot;;[.F431];1)-1))&gt;VALUE(MID([.F430];6;FIND(&quot;:&quot;;[.F430];1)-FIND(&quot; &quot;;[.F430];1)-1));[.C430];[.C430]+1)" office:value-type="float" office:value="2">
            <text:p>002</text:p>
          </table:table-cell>
          <table:table-cell office:value-type="string">
            <text:p>CS\Mail\Mail\View\With attachment</text:p>
          </table:table-cell>
          <table:table-cell table:style-name="ce206" office:value-type="string">
            <text:p>View Messages with attachment in case many messages are available</text:p>
          </table:table-cell>
          <table:table-cell table:style-name="ce206" office:value-type="string">
            <text:p>Step 2: View message with attachment</text:p>
          </table:table-cell>
          <table:table-cell table:style-name="ce212" office:value-type="string">
            <text:p>- Click Filter icon in action bar</text:p>
            <text:p>- Select with attachment option </text:p>
          </table:table-cell>
          <table:table-cell table:style-name="ce189" office:value-type="string">
            <text:p>- <text:s/>ONLY Messages which are attached file will be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432];6;1)&gt;MID([.F431];6;1);&quot;&quot;;MAX([.A$7:.A431])+1)">
            <text:p/>
          </table:table-cell>
          <table:table-cell office:value-type="string">
            <text:p>FNC_CS_MA_MAIL_06_09</text:p>
          </table:table-cell>
          <table:table-cell table:formula="of:=IF(VALUE(MID([.F432];6;FIND(&quot;:&quot;;[.F432];1)-FIND(&quot; &quot;;[.F432];1)-1))&gt;VALUE(MID([.F431];6;FIND(&quot;:&quot;;[.F431];1)-FIND(&quot; &quot;;[.F431];1)-1));[.C431];[.C431]+1)" office:value-type="float" office:value="2">
            <text:p>002</text:p>
          </table:table-cell>
          <table:table-cell office:value-type="string">
            <text:p>CS\Mail\Mail\View\With attachment</text:p>
          </table:table-cell>
          <table:table-cell table:style-name="ce206" office:value-type="string">
            <text:p>View Messages with attachment in case many messages are available</text:p>
          </table:table-cell>
          <table:table-cell table:style-name="ce206" office:value-type="string">
            <text:p>Step 3: <text:s/>View detail</text:p>
          </table:table-cell>
          <table:table-cell table:style-name="ce212" office:value-type="string">
            <text:p>- Click on a message in Message panel</text:p>
          </table:table-cell>
          <table:table-cell table:style-name="ce189" office:value-type="string">
            <text:p>- Detail of the message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7">
          <table:table-cell table:formula="of:=IF(MID([.F433];6;1)&gt;MID([.F432];6;1);&quot;&quot;;MAX([.A$7:.A432])+1)" office:value-type="float" office:value="135">
            <text:p>135</text:p>
          </table:table-cell>
          <table:table-cell office:value-type="string">
            <text:p>FNC_CS_MA_MAIL_06_09</text:p>
          </table:table-cell>
          <table:table-cell table:formula="of:=IF(VALUE(MID([.F433];6;FIND(&quot;:&quot;;[.F433];1)-FIND(&quot; &quot;;[.F433];1)-1))&gt;VALUE(MID([.F432];6;FIND(&quot;:&quot;;[.F432];1)-FIND(&quot; &quot;;[.F432];1)-1));[.C432];[.C432]+1)" office:value-type="float" office:value="3">
            <text:p>003</text:p>
          </table:table-cell>
          <table:table-cell office:value-type="string">
            <text:p>CS\Mail\Mail\View\With attachment</text:p>
          </table:table-cell>
          <table:table-cell table:style-name="ce95" office:value-type="string">
            <text:p>View a specific message which has attachment Picture</text:p>
          </table:table-cell>
          <table:table-cell table:style-name="ce208" office:value-type="string">
            <text:p>Step 1: Create account and check mail </text:p>
          </table:table-cell>
          <table:table-cell table:style-name="ce208" office:value-type="string">
            <text:p>- Create new account and check mail</text:p>
          </table:table-cell>
          <table:table-cell table:style-name="ce208" office:value-type="string">
            <text:p>The account is created and the account is checked mai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9">
          <table:table-cell table:formula="of:=IF(MID([.F434];6;1)&gt;MID([.F433];6;1);&quot;&quot;;MAX([.A$7:.A433])+1)">
            <text:p/>
          </table:table-cell>
          <table:table-cell office:value-type="string">
            <text:p>FNC_CS_MA_MAIL_06_09</text:p>
          </table:table-cell>
          <table:table-cell table:formula="of:=IF(VALUE(MID([.F434];6;FIND(&quot;:&quot;;[.F434];1)-FIND(&quot; &quot;;[.F434];1)-1))&gt;VALUE(MID([.F433];6;FIND(&quot;:&quot;;[.F433];1)-FIND(&quot; &quot;;[.F433];1)-1));[.C433];[.C433]+1)" office:value-type="float" office:value="3">
            <text:p>003</text:p>
          </table:table-cell>
          <table:table-cell office:value-type="string">
            <text:p>CS\Mail\Mail\View\With attachment</text:p>
          </table:table-cell>
          <table:table-cell table:style-name="ce208" office:value-type="string">
            <text:p>View a specific message which has attachment Picture</text:p>
          </table:table-cell>
          <table:table-cell table:style-name="ce208" office:value-type="string">
            <text:p>Step 2: View message</text:p>
          </table:table-cell>
          <table:table-cell table:style-name="ce208" office:value-type="string">
            <text:p>- Choose a message which has attachment : Picture</text:p>
            <text:p>- Click on the message</text:p>
          </table:table-cell>
          <table:table-cell table:style-name="ce208" office:value-type="string">
            <text:p>Detail of message is shown on Preview message panel, and Picture is shown at bottom of mess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435];6;1)&gt;MID([.F434];6;1);&quot;&quot;;MAX([.A$7:.A434])+1)" office:value-type="float" office:value="136">
            <text:p>136</text:p>
          </table:table-cell>
          <table:table-cell office:value-type="string">
            <text:p>FNC_CS_MA_MAIL_06_10</text:p>
          </table:table-cell>
          <table:table-cell table:style-name="ce186" office:value-type="float" office:value="1">
            <text:p>001</text:p>
          </table:table-cell>
          <table:table-cell table:style-name="ce190" office:value-type="string">
            <text:p>CS\Mail\Mail\View\Detail</text:p>
          </table:table-cell>
          <table:table-cell table:style-name="ce86" office:value-type="string">
            <text:p>Maximize reading panel</text:p>
          </table:table-cell>
          <table:table-cell office:value-type="string">
            <text:p>Step 1:Perform to <text:s/>Create an Account mail, Check mail, </text:p>
          </table:table-cell>
          <table:table-cell table:style-name="ce190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190"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436];6;1)&gt;MID([.F435];6;1);&quot;&quot;;MAX([.A$7:.A435])+1)">
            <text:p/>
          </table:table-cell>
          <table:table-cell office:value-type="string">
            <text:p>FNC_CS_MA_MAIL_06_10</text:p>
          </table:table-cell>
          <table:table-cell table:formula="of:=IF(VALUE(MID([.F436];6;FIND(&quot;:&quot;;[.F436];1)-FIND(&quot; &quot;;[.F436];1)-1))&gt;VALUE(MID([.F435];6;FIND(&quot;:&quot;;[.F435];1)-FIND(&quot; &quot;;[.F435];1)-1));[.C435];[.C435]+1)" office:value-type="float" office:value="1">
            <text:p>001</text:p>
          </table:table-cell>
          <table:table-cell table:style-name="ce190" office:value-type="string">
            <text:p>CS\Mail\Mail\View\Detail</text:p>
          </table:table-cell>
          <table:table-cell table:style-name="ce190" office:value-type="string">
            <text:p>Maximize reading panel</text:p>
          </table:table-cell>
          <table:table-cell office:value-type="string">
            <text:p>Step 2: Open a message</text:p>
          </table:table-cell>
          <table:table-cell table:style-name="ce190" office:value-type="string">
            <text:p>- Open Inbox folder</text:p>
            <text:p>- Tick at a message in message panel to open</text:p>
          </table:table-cell>
          <table:table-cell table:style-name="ce190" office:value-type="string">
            <text:p>- The message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7">
          <table:table-cell table:formula="of:=IF(MID([.F437];6;1)&gt;MID([.F436];6;1);&quot;&quot;;MAX([.A$7:.A436])+1)">
            <text:p/>
          </table:table-cell>
          <table:table-cell office:value-type="string">
            <text:p>FNC_CS_MA_MAIL_06_10</text:p>
          </table:table-cell>
          <table:table-cell table:formula="of:=IF(VALUE(MID([.F437];6;FIND(&quot;:&quot;;[.F437];1)-FIND(&quot; &quot;;[.F437];1)-1))&gt;VALUE(MID([.F436];6;FIND(&quot;:&quot;;[.F436];1)-FIND(&quot; &quot;;[.F436];1)-1));[.C436];[.C436]+1)" office:value-type="float" office:value="1">
            <text:p>001</text:p>
          </table:table-cell>
          <table:table-cell table:style-name="ce190" office:value-type="string">
            <text:p>CS\Mail\Mail\View\Detail</text:p>
          </table:table-cell>
          <table:table-cell table:style-name="ce190" office:value-type="string">
            <text:p>Maximize reading panel</text:p>
          </table:table-cell>
          <table:table-cell office:value-type="string">
            <text:p>Step 3: Maximize reading panel</text:p>
          </table:table-cell>
          <table:table-cell table:style-name="ce190" office:value-type="string">
            <text:p>- Click at <text:s/>Maximize reading panel icon on View message Panel</text:p>
          </table:table-cell>
          <table:table-cell table:style-name="ce190" office:value-type="string">
            <text:p>- <text:s/>Message panel will be hidde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2">
          <table:table-cell table:formula="of:=IF(MID([.F438];6;1)&gt;MID([.F437];6;1);&quot;&quot;;MAX([.A$7:.A437])+1)">
            <text:p/>
          </table:table-cell>
          <table:table-cell office:value-type="string">
            <text:p>FNC_CS_MA_MAIL_06_10</text:p>
          </table:table-cell>
          <table:table-cell table:formula="of:=IF(VALUE(MID([.F438];6;FIND(&quot;:&quot;;[.F438];1)-FIND(&quot; &quot;;[.F438];1)-1))&gt;VALUE(MID([.F437];6;FIND(&quot;:&quot;;[.F437];1)-FIND(&quot; &quot;;[.F437];1)-1));[.C437];[.C437]+1)" office:value-type="float" office:value="1">
            <text:p>001</text:p>
          </table:table-cell>
          <table:table-cell table:style-name="ce190" office:value-type="string">
            <text:p>CS\Mail\Mail\View\Detail</text:p>
          </table:table-cell>
          <table:table-cell table:style-name="ce190" office:value-type="string">
            <text:p>Maximize reading panel</text:p>
          </table:table-cell>
          <table:table-cell office:value-type="string">
            <text:p>Step 4: Show Message panel</text:p>
          </table:table-cell>
          <table:table-cell table:style-name="ce190" office:value-type="string">
            <text:p>- Click at <text:s/>Maximize reading panel icon again <text:s/>on Preview message Panel</text:p>
          </table:table-cell>
          <table:table-cell table:style-name="ce190" office:value-type="string">
            <text:p>- Message panel will be shown agai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8">
          <table:table-cell table:formula="of:=IF(MID([.F439];6;1)&gt;MID([.F438];6;1);&quot;&quot;;MAX([.A$7:.A438])+1)" office:value-type="float" office:value="137">
            <text:p>137</text:p>
          </table:table-cell>
          <table:table-cell office:value-type="string">
            <text:p>FNC_CS_MA_MAIL_06_10</text:p>
          </table:table-cell>
          <table:table-cell table:formula="of:=IF(VALUE(MID([.F439];6;FIND(&quot;:&quot;;[.F439];1)-FIND(&quot; &quot;;[.F439];1)-1))&gt;VALUE(MID([.F438];6;FIND(&quot;:&quot;;[.F438];1)-FIND(&quot; &quot;;[.F438];1)-1));[.C438];[.C438]+1)" office:value-type="float" office:value="2">
            <text:p>002</text:p>
          </table:table-cell>
          <table:table-cell table:style-name="ce190" office:value-type="string">
            <text:p>CS\Mail\Mail\View\Detail</text:p>
          </table:table-cell>
          <table:table-cell table:style-name="ce86" office:value-type="string">
            <text:p>View Full header of message</text:p>
          </table:table-cell>
          <table:table-cell office:value-type="string">
            <text:p>Step 1:Perform to <text:s/>Create an Account mail, Check mail, </text:p>
          </table:table-cell>
          <table:table-cell table:style-name="ce190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190"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9">
          <table:table-cell table:formula="of:=IF(MID([.F440];6;1)&gt;MID([.F439];6;1);&quot;&quot;;MAX([.A$7:.A439])+1)">
            <text:p/>
          </table:table-cell>
          <table:table-cell office:value-type="string">
            <text:p>FNC_CS_MA_MAIL_06_10</text:p>
          </table:table-cell>
          <table:table-cell table:formula="of:=IF(VALUE(MID([.F440];6;FIND(&quot;:&quot;;[.F440];1)-FIND(&quot; &quot;;[.F440];1)-1))&gt;VALUE(MID([.F439];6;FIND(&quot;:&quot;;[.F439];1)-FIND(&quot; &quot;;[.F439];1)-1));[.C439];[.C439]+1)" office:value-type="float" office:value="2">
            <text:p>002</text:p>
          </table:table-cell>
          <table:table-cell table:style-name="ce190" office:value-type="string">
            <text:p>CS\Mail\Mail\View\Detail</text:p>
          </table:table-cell>
          <table:table-cell table:style-name="ce190" office:value-type="string">
            <text:p>View Full header of message</text:p>
          </table:table-cell>
          <table:table-cell office:value-type="string">
            <text:p>Step 2: Open a message</text:p>
          </table:table-cell>
          <table:table-cell table:style-name="ce190" office:value-type="string">
            <text:p>- Open Inbox folder</text:p>
            <text:p>- Tick at a message in message panel to open</text:p>
          </table:table-cell>
          <table:table-cell table:style-name="ce190" office:value-type="string">
            <text:p>- The message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0">
          <table:table-cell table:formula="of:=IF(MID([.F441];6;1)&gt;MID([.F440];6;1);&quot;&quot;;MAX([.A$7:.A440])+1)">
            <text:p/>
          </table:table-cell>
          <table:table-cell office:value-type="string">
            <text:p>FNC_CS_MA_MAIL_06_10</text:p>
          </table:table-cell>
          <table:table-cell table:formula="of:=IF(VALUE(MID([.F441];6;FIND(&quot;:&quot;;[.F441];1)-FIND(&quot; &quot;;[.F441];1)-1))&gt;VALUE(MID([.F440];6;FIND(&quot;:&quot;;[.F440];1)-FIND(&quot; &quot;;[.F440];1)-1));[.C440];[.C440]+1)" office:value-type="float" office:value="2">
            <text:p>002</text:p>
          </table:table-cell>
          <table:table-cell table:style-name="ce190" office:value-type="string">
            <text:p>CS\Mail\Mail\View\Detail</text:p>
          </table:table-cell>
          <table:table-cell table:style-name="ce190" office:value-type="string">
            <text:p>View Full header of message</text:p>
          </table:table-cell>
          <table:table-cell office:value-type="string">
            <text:p>Step 3: View full header</text:p>
          </table:table-cell>
          <table:table-cell table:style-name="ce190" office:value-type="string">
            <text:p>- Click at <text:s text:c="2"/>Action on this message </text:p>
            <text:p>- Select <text:s text:c="2"/>View full header <text:s/>option</text:p>
          </table:table-cell>
          <table:table-cell table:style-name="ce190" office:value-type="string">
            <text:p>- Full message header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1">
          <table:table-cell table:formula="of:=IF(MID([.F442];6;1)&gt;MID([.F441];6;1);&quot;&quot;;MAX([.A$7:.A441])+1)">
            <text:p/>
          </table:table-cell>
          <table:table-cell office:value-type="string">
            <text:p>FNC_CS_MA_MAIL_06_10</text:p>
          </table:table-cell>
          <table:table-cell table:formula="of:=IF(VALUE(MID([.F442];6;FIND(&quot;:&quot;;[.F442];1)-FIND(&quot; &quot;;[.F442];1)-1))&gt;VALUE(MID([.F441];6;FIND(&quot;:&quot;;[.F441];1)-FIND(&quot; &quot;;[.F441];1)-1));[.C441];[.C441]+1)" office:value-type="float" office:value="2">
            <text:p>002</text:p>
          </table:table-cell>
          <table:table-cell table:style-name="ce190" office:value-type="string">
            <text:p>CS\Mail\Mail\View\Detail</text:p>
          </table:table-cell>
          <table:table-cell table:style-name="ce190" office:value-type="string">
            <text:p>View Full header of message</text:p>
          </table:table-cell>
          <table:table-cell office:value-type="string">
            <text:p>Step 4: Close Full message header form</text:p>
          </table:table-cell>
          <table:table-cell table:style-name="ce190" office:value-type="string">
            <text:p>- Click at Close icon</text:p>
          </table:table-cell>
          <table:table-cell table:style-name="ce190" office:value-type="string">
            <text:p>This form is clos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1">
          <table:table-cell table:formula="of:=IF(MID([.F443];6;1)&gt;MID([.F442];6;1);&quot;&quot;;MAX([.A$7:.A442])+1)" office:value-type="float" office:value="138">
            <text:p>138</text:p>
          </table:table-cell>
          <table:table-cell office:value-type="string">
            <text:p>FNC_CS_MA_MAIL_06_10</text:p>
          </table:table-cell>
          <table:table-cell table:formula="of:=IF(VALUE(MID([.F443];6;FIND(&quot;:&quot;;[.F443];1)-FIND(&quot; &quot;;[.F443];1)-1))&gt;VALUE(MID([.F442];6;FIND(&quot;:&quot;;[.F442];1)-FIND(&quot; &quot;;[.F442];1)-1));[.C442];[.C442]+1)" office:value-type="float" office:value="3">
            <text:p>003</text:p>
          </table:table-cell>
          <table:table-cell table:style-name="ce190" office:value-type="string">
            <text:p>CS\Mail\Mail\View\Detail</text:p>
          </table:table-cell>
          <table:table-cell table:style-name="ce86" office:value-type="string">
            <text:p>Check clicking a link on message when it is viewed</text:p>
          </table:table-cell>
          <table:table-cell office:value-type="string">
            <text:p>Step 1:Perform to <text:s/>Create an Account mail, Check mail, </text:p>
          </table:table-cell>
          <table:table-cell table:style-name="ce190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190"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8">
          <table:table-cell table:formula="of:=IF(MID([.F444];6;1)&gt;MID([.F443];6;1);&quot;&quot;;MAX([.A$7:.A443])+1)">
            <text:p/>
          </table:table-cell>
          <table:table-cell office:value-type="string">
            <text:p>FNC_CS_MA_MAIL_06_10</text:p>
          </table:table-cell>
          <table:table-cell table:formula="of:=IF(VALUE(MID([.F444];6;FIND(&quot;:&quot;;[.F444];1)-FIND(&quot; &quot;;[.F444];1)-1))&gt;VALUE(MID([.F443];6;FIND(&quot;:&quot;;[.F443];1)-FIND(&quot; &quot;;[.F443];1)-1));[.C443];[.C443]+1)" office:value-type="float" office:value="3">
            <text:p>003</text:p>
          </table:table-cell>
          <table:table-cell table:style-name="ce190" office:value-type="string">
            <text:p>CS\Mail\Mail\View\Detail</text:p>
          </table:table-cell>
          <table:table-cell table:style-name="ce190" office:value-type="string">
            <text:p>Check clicking a link on message when it is viewed</text:p>
          </table:table-cell>
          <table:table-cell office:value-type="string">
            <text:p>Step 2: Click a link</text:p>
          </table:table-cell>
          <table:table-cell table:style-name="ce190" office:value-type="string">
            <text:p>- Perform to view detail a message which has a Link to reference to <text:s/>a address</text:p>
            <text:p>- Click the link</text:p>
          </table:table-cell>
          <table:table-cell table:style-name="ce190" office:value-type="string">
            <text:p>Will be gone to exactly addres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445];6;1)&gt;MID([.F444];6;1);&quot;&quot;;MAX([.A$7:.A444])+1)" office:value-type="float" office:value="139">
            <text:p>139</text:p>
          </table:table-cell>
          <table:table-cell office:value-type="string">
            <text:p>FNC_CS_MA_MAIL_06_10</text:p>
          </table:table-cell>
          <table:table-cell table:formula="of:=IF(VALUE(MID([.F445];6;FIND(&quot;:&quot;;[.F445];1)-FIND(&quot; &quot;;[.F445];1)-1))&gt;VALUE(MID([.F444];6;FIND(&quot;:&quot;;[.F444];1)-FIND(&quot; &quot;;[.F444];1)-1));[.C444];[.C444]+1)" office:value-type="float" office:value="4">
            <text:p>004</text:p>
          </table:table-cell>
          <table:table-cell table:style-name="ce190" office:value-type="string">
            <text:p>CS\Mail\Mail\View\Detail</text:p>
          </table:table-cell>
          <table:table-cell table:style-name="ce86" office:value-type="string">
            <text:p>Check showing attachment in case it is corrupted</text:p>
          </table:table-cell>
          <table:table-cell office:value-type="string">
            <text:p>Step 1: Create account and check mail </text:p>
          </table:table-cell>
          <table:table-cell table:style-name="ce190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190"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2">
          <table:table-cell table:formula="of:=IF(MID([.F446];6;1)&gt;MID([.F445];6;1);&quot;&quot;;MAX([.A$7:.A445])+1)">
            <text:p/>
          </table:table-cell>
          <table:table-cell office:value-type="string">
            <text:p>FNC_CS_MA_MAIL_06_10</text:p>
          </table:table-cell>
          <table:table-cell table:formula="of:=IF(VALUE(MID([.F446];6;FIND(&quot;:&quot;;[.F446];1)-FIND(&quot; &quot;;[.F446];1)-1))&gt;VALUE(MID([.F445];6;FIND(&quot;:&quot;;[.F445];1)-FIND(&quot; &quot;;[.F445];1)-1));[.C445];[.C445]+1)" office:value-type="float" office:value="4">
            <text:p>004</text:p>
          </table:table-cell>
          <table:table-cell table:style-name="ce190" office:value-type="string">
            <text:p>CS\Mail\Mail\View\Detail</text:p>
          </table:table-cell>
          <table:table-cell table:style-name="ce190" office:value-type="string">
            <text:p>Check showing attachment in case it is corrupted</text:p>
          </table:table-cell>
          <table:table-cell office:value-type="string">
            <text:p>Step 2: Look at message which has attachment</text:p>
          </table:table-cell>
          <table:table-cell table:style-name="ce190" office:value-type="string">
            <text:p>- Open Inbox <text:s/>folder and view a message which has attachment</text:p>
          </table:table-cell>
          <table:table-cell table:style-name="ce190" office:value-type="string">
            <text:p>At message List : </text:p>
            <text:p>- Show a warning icon beside/instead of attachment icon of corresponding message. A tool tip on the warning icon report that <text:s/>An attachment could not be loaded properly</text:p>
            <text:p>- At Detail message pane: In attachment section, show the warning icon + "An attachment could not be loaded properly" instead of usual file info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447];6;1)&gt;MID([.F446];6;1);&quot;&quot;;MAX([.A$7:.A446])+1)" office:value-type="float" office:value="140">
            <text:p>140</text:p>
          </table:table-cell>
          <table:table-cell office:value-type="string">
            <text:p>FNC_CS_MA_MAIL_06_10</text:p>
          </table:table-cell>
          <table:table-cell table:formula="of:=IF(VALUE(MID([.F447];6;FIND(&quot;:&quot;;[.F447];1)-FIND(&quot; &quot;;[.F447];1)-1))&gt;VALUE(MID([.F446];6;FIND(&quot;:&quot;;[.F446];1)-FIND(&quot; &quot;;[.F446];1)-1));[.C446];[.C446]+1)" office:value-type="float" office:value="5">
            <text:p>005</text:p>
          </table:table-cell>
          <table:table-cell table:style-name="ce190" office:value-type="string">
            <text:p>CS\Mail\Mail\View\Detail</text:p>
          </table:table-cell>
          <table:table-cell table:style-name="ce86" office:value-type="string">
            <text:p>Download attachment file from mail</text:p>
          </table:table-cell>
          <table:table-cell office:value-type="string">
            <text:p>Step 1: Perform to <text:s/>Create an Account mail, Check mail, </text:p>
          </table:table-cell>
          <table:table-cell table:style-name="ce190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190" office:value-type="string">
            <text:p>- Mails of Account will be fetched </text:p>
            <text:p>and stored in Inbox folder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3">
          <table:table-cell table:formula="of:=IF(MID([.F448];6;1)&gt;MID([.F447];6;1);&quot;&quot;;MAX([.A$7:.A447])+1)">
            <text:p/>
          </table:table-cell>
          <table:table-cell office:value-type="string">
            <text:p>FNC_CS_MA_MAIL_06_10</text:p>
          </table:table-cell>
          <table:table-cell table:formula="of:=IF(VALUE(MID([.F448];6;FIND(&quot;:&quot;;[.F448];1)-FIND(&quot; &quot;;[.F448];1)-1))&gt;VALUE(MID([.F447];6;FIND(&quot;:&quot;;[.F447];1)-FIND(&quot; &quot;;[.F447];1)-1));[.C447];[.C447]+1)" office:value-type="float" office:value="5">
            <text:p>005</text:p>
          </table:table-cell>
          <table:table-cell table:style-name="ce190" office:value-type="string">
            <text:p>CS\Mail\Mail\View\Detail</text:p>
          </table:table-cell>
          <table:table-cell table:style-name="ce190" office:value-type="string">
            <text:p>Download attachment file from mail</text:p>
          </table:table-cell>
          <table:table-cell office:value-type="string">
            <text:p>Step 2: Open a message which is attached file</text:p>
          </table:table-cell>
          <table:table-cell table:style-name="ce190" office:value-type="string">
            <text:p>- Open Inbox folder</text:p>
            <text:p>- click at message which includes attach file</text:p>
          </table:table-cell>
          <table:table-cell table:style-name="ce190" office:value-type="string">
            <text:p>- The message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4">
          <table:table-cell table:formula="of:=IF(MID([.F449];6;1)&gt;MID([.F448];6;1);&quot;&quot;;MAX([.A$7:.A448])+1)">
            <text:p/>
          </table:table-cell>
          <table:table-cell office:value-type="string">
            <text:p>FNC_CS_MA_MAIL_06_10</text:p>
          </table:table-cell>
          <table:table-cell table:formula="of:=IF(VALUE(MID([.F449];6;FIND(&quot;:&quot;;[.F449];1)-FIND(&quot; &quot;;[.F449];1)-1))&gt;VALUE(MID([.F448];6;FIND(&quot;:&quot;;[.F448];1)-FIND(&quot; &quot;;[.F448];1)-1));[.C448];[.C448]+1)" office:value-type="float" office:value="5">
            <text:p>005</text:p>
          </table:table-cell>
          <table:table-cell table:style-name="ce190" office:value-type="string">
            <text:p>CS\Mail\Mail\View\Detail</text:p>
          </table:table-cell>
          <table:table-cell table:style-name="ce190" office:value-type="string">
            <text:p>Download attachment file from mail</text:p>
          </table:table-cell>
          <table:table-cell office:value-type="string">
            <text:p>Step 3: Download</text:p>
          </table:table-cell>
          <table:table-cell table:style-name="ce190" office:value-type="string">
            <text:p>- Click Download Link and choose where file will be stored on machine</text:p>
          </table:table-cell>
          <table:table-cell table:style-name="ce190" office:value-type="string">
            <text:p>- The file is download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450];6;1)&gt;MID([.F449];6;1);&quot;&quot;;MAX([.A$7:.A449])+1)" office:value-type="float" office:value="141">
            <text:p>141</text:p>
          </table:table-cell>
          <table:table-cell office:value-type="string">
            <text:p>FNC_CS_MA_MAIL_06_10</text:p>
          </table:table-cell>
          <table:table-cell table:formula="of:=IF(VALUE(MID([.F450];6;FIND(&quot;:&quot;;[.F450];1)-FIND(&quot; &quot;;[.F450];1)-1))&gt;VALUE(MID([.F449];6;FIND(&quot;:&quot;;[.F449];1)-FIND(&quot; &quot;;[.F449];1)-1));[.C449];[.C449]+1)" office:value-type="float" office:value="6">
            <text:p>006</text:p>
          </table:table-cell>
          <table:table-cell table:style-name="ce190" office:value-type="string">
            <text:p>CS\Mail\Mail\View\Detail</text:p>
          </table:table-cell>
          <table:table-cell table:style-name="ce86" office:value-type="string">
            <text:p>Hide-show Header of <text:s/>mail</text:p>
          </table:table-cell>
          <table:table-cell office:value-type="string">
            <text:p>Step 1:Perform to <text:s/>Create an Account mail, Check mail, </text:p>
          </table:table-cell>
          <table:table-cell table:style-name="ce190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190"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451];6;1)&gt;MID([.F450];6;1);&quot;&quot;;MAX([.A$7:.A450])+1)">
            <text:p/>
          </table:table-cell>
          <table:table-cell office:value-type="string">
            <text:p>FNC_CS_MA_MAIL_06_10</text:p>
          </table:table-cell>
          <table:table-cell table:formula="of:=IF(VALUE(MID([.F451];6;FIND(&quot;:&quot;;[.F451];1)-FIND(&quot; &quot;;[.F451];1)-1))&gt;VALUE(MID([.F450];6;FIND(&quot;:&quot;;[.F450];1)-FIND(&quot; &quot;;[.F450];1)-1));[.C450];[.C450]+1)" office:value-type="float" office:value="6">
            <text:p>006</text:p>
          </table:table-cell>
          <table:table-cell table:style-name="ce190" office:value-type="string">
            <text:p>CS\Mail\Mail\View\Detail</text:p>
          </table:table-cell>
          <table:table-cell table:style-name="ce190" office:value-type="string">
            <text:p>Hide-show Header of <text:s/>mail</text:p>
          </table:table-cell>
          <table:table-cell office:value-type="string">
            <text:p>Step 2: Open a message</text:p>
          </table:table-cell>
          <table:table-cell table:style-name="ce190" office:value-type="string">
            <text:p>- Open Inbox folder</text:p>
            <text:p>- <text:s/>Click at a message in message pane</text:p>
          </table:table-cell>
          <table:table-cell table:style-name="ce190" office:value-type="string">
            <text:p>- The message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5">
          <table:table-cell table:formula="of:=IF(MID([.F452];6;1)&gt;MID([.F451];6;1);&quot;&quot;;MAX([.A$7:.A451])+1)">
            <text:p/>
          </table:table-cell>
          <table:table-cell office:value-type="string">
            <text:p>FNC_CS_MA_MAIL_06_10</text:p>
          </table:table-cell>
          <table:table-cell table:formula="of:=IF(VALUE(MID([.F452];6;FIND(&quot;:&quot;;[.F452];1)-FIND(&quot; &quot;;[.F452];1)-1))&gt;VALUE(MID([.F451];6;FIND(&quot;:&quot;;[.F451];1)-FIND(&quot; &quot;;[.F451];1)-1));[.C451];[.C451]+1)" office:value-type="float" office:value="6">
            <text:p>006</text:p>
          </table:table-cell>
          <table:table-cell table:style-name="ce190" office:value-type="string">
            <text:p>CS\Mail\Mail\View\Detail</text:p>
          </table:table-cell>
          <table:table-cell table:style-name="ce190" office:value-type="string">
            <text:p>Hide-show Header of <text:s/>mail</text:p>
          </table:table-cell>
          <table:table-cell office:value-type="string">
            <text:p>Step 3: Show detail header of mail</text:p>
          </table:table-cell>
          <table:table-cell table:style-name="ce190" office:value-type="string">
            <text:p>- Click at Show details Link in View message panel</text:p>
          </table:table-cell>
          <table:table-cell table:style-name="ce190" office:value-type="string">
            <text:p>- The detail of header of this mail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6">
          <table:table-cell table:formula="of:=IF(MID([.F453];6;1)&gt;MID([.F452];6;1);&quot;&quot;;MAX([.A$7:.A452])+1)">
            <text:p/>
          </table:table-cell>
          <table:table-cell office:value-type="string">
            <text:p>FNC_CS_MA_MAIL_06_10</text:p>
          </table:table-cell>
          <table:table-cell table:formula="of:=IF(VALUE(MID([.F453];6;FIND(&quot;:&quot;;[.F453];1)-FIND(&quot; &quot;;[.F453];1)-1))&gt;VALUE(MID([.F452];6;FIND(&quot;:&quot;;[.F452];1)-FIND(&quot; &quot;;[.F452];1)-1));[.C452];[.C452]+1)" office:value-type="float" office:value="6">
            <text:p>006</text:p>
          </table:table-cell>
          <table:table-cell table:style-name="ce190" office:value-type="string">
            <text:p>CS\Mail\Mail\View\Detail</text:p>
          </table:table-cell>
          <table:table-cell table:style-name="ce190" office:value-type="string">
            <text:p>Hide-show Header of <text:s/>mail</text:p>
          </table:table-cell>
          <table:table-cell office:value-type="string">
            <text:p>Step 4: Hide Detail header of mail</text:p>
          </table:table-cell>
          <table:table-cell table:style-name="ce190" office:value-type="string">
            <text:p>- Click at Hide details Link in View message panel</text:p>
          </table:table-cell>
          <table:table-cell table:style-name="ce190" office:value-type="string">
            <text:p>- <text:s/>The detail of header of this mail is hidde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6">
          <table:table-cell table:formula="of:=IF(MID([.F454];6;1)&gt;MID([.F453];6;1);&quot;&quot;;MAX([.A$7:.A453])+1)" office:value-type="float" office:value="142">
            <text:p>142</text:p>
          </table:table-cell>
          <table:table-cell office:value-type="string">
            <text:p>FNC_CS_MA_MAIL_06_10</text:p>
          </table:table-cell>
          <table:table-cell table:formula="of:=IF(VALUE(MID([.F454];6;FIND(&quot;:&quot;;[.F454];1)-FIND(&quot; &quot;;[.F454];1)-1))&gt;VALUE(MID([.F453];6;FIND(&quot;:&quot;;[.F453];1)-FIND(&quot; &quot;;[.F453];1)-1));[.C453];[.C453]+1)" office:value-type="float" office:value="7">
            <text:p>007</text:p>
          </table:table-cell>
          <table:table-cell table:style-name="ce190" office:value-type="string">
            <text:p>CS\Mail\Mail\View\Detail</text:p>
          </table:table-cell>
          <table:table-cell table:style-name="ce86" office:value-type="string">
            <text:p>Check Hide message list pane when set custom layout as Vertical Split</text:p>
          </table:table-cell>
          <table:table-cell office:value-type="string">
            <text:p>Step 1: Set Custom layout as Vertical Split </text:p>
          </table:table-cell>
          <table:table-cell table:style-name="ce190" office:value-type="string">
            <text:p>Set Custom layout as Vertical Split </text:p>
            <text:p>[ <text:a xlink:href="#Set_customLayout">Details</text:a> ]</text:p>
          </table:table-cell>
          <table:table-cell table:style-name="ce190" office:value-type="string">
            <text:p>Custom layout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6">
          <table:table-cell table:formula="of:=IF(MID([.F455];6;1)&gt;MID([.F454];6;1);&quot;&quot;;MAX([.A$7:.A454])+1)">
            <text:p/>
          </table:table-cell>
          <table:table-cell office:value-type="string">
            <text:p>FNC_CS_MA_MAIL_06_10</text:p>
          </table:table-cell>
          <table:table-cell table:formula="of:=IF(VALUE(MID([.F455];6;FIND(&quot;:&quot;;[.F455];1)-FIND(&quot; &quot;;[.F455];1)-1))&gt;VALUE(MID([.F454];6;FIND(&quot;:&quot;;[.F454];1)-FIND(&quot; &quot;;[.F454];1)-1));[.C454];[.C454]+1)" office:value-type="float" office:value="7">
            <text:p>007</text:p>
          </table:table-cell>
          <table:table-cell table:style-name="ce190" office:value-type="string">
            <text:p>CS\Mail\Mail\View\Detail</text:p>
          </table:table-cell>
          <table:table-cell table:style-name="ce190" office:value-type="string">
            <text:p>Check Hide message list pane when set custom layout as Vertical Split</text:p>
          </table:table-cell>
          <table:table-cell office:value-type="string">
            <text:p>Step 2: <text:s/>Hide Message list pane</text:p>
          </table:table-cell>
          <table:table-cell table:style-name="ce190" office:value-type="string">
            <text:p>- Click on a message to view</text:p>
            <text:p>- Click [ Hide message list pane] icon</text:p>
          </table:table-cell>
          <table:table-cell table:style-name="ce190" office:value-type="string">
            <text:p>- The Message list pane is hidden</text:p>
            <text:p>- Detail of the message which is viewed , is still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3">
          <table:table-cell table:formula="of:=IF(MID([.F456];6;1)&gt;MID([.F455];6;1);&quot;&quot;;MAX([.A$7:.A455])+1)" office:value-type="float" office:value="143">
            <text:p>143</text:p>
          </table:table-cell>
          <table:table-cell office:value-type="string">
            <text:p>FNC_CS_MA_MAIL_06_10</text:p>
          </table:table-cell>
          <table:table-cell table:formula="of:=IF(VALUE(MID([.F456];6;FIND(&quot;:&quot;;[.F456];1)-FIND(&quot; &quot;;[.F456];1)-1))&gt;VALUE(MID([.F455];6;FIND(&quot;:&quot;;[.F455];1)-FIND(&quot; &quot;;[.F455];1)-1));[.C455];[.C455]+1)" office:value-type="float" office:value="8">
            <text:p>008</text:p>
          </table:table-cell>
          <table:table-cell table:style-name="ce190" office:value-type="string">
            <text:p>CS\Mail\Mail\View\Detail</text:p>
          </table:table-cell>
          <table:table-cell table:style-name="ce86" office:value-type="string">
            <text:p>Check show Message list pane when have just hidden it in case set custom layout as Vertical Split</text:p>
          </table:table-cell>
          <table:table-cell office:value-type="string">
            <text:p>Step 1: Set Custom layout as Vertical Split </text:p>
          </table:table-cell>
          <table:table-cell table:style-name="ce190" office:value-type="string">
            <text:p>Set Custom layout as Vertical Split </text:p>
            <text:p>[ <text:a xlink:href="#Set_customLayout">Details</text:a> ]</text:p>
          </table:table-cell>
          <table:table-cell table:style-name="ce190" office:value-type="string">
            <text:p>Custom layout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6">
          <table:table-cell table:formula="of:=IF(MID([.F457];6;1)&gt;MID([.F456];6;1);&quot;&quot;;MAX([.A$7:.A456])+1)">
            <text:p/>
          </table:table-cell>
          <table:table-cell office:value-type="string">
            <text:p>FNC_CS_MA_MAIL_06_10</text:p>
          </table:table-cell>
          <table:table-cell table:formula="of:=IF(VALUE(MID([.F457];6;FIND(&quot;:&quot;;[.F457];1)-FIND(&quot; &quot;;[.F457];1)-1))&gt;VALUE(MID([.F456];6;FIND(&quot;:&quot;;[.F456];1)-FIND(&quot; &quot;;[.F456];1)-1));[.C456];[.C456]+1)" office:value-type="float" office:value="8">
            <text:p>008</text:p>
          </table:table-cell>
          <table:table-cell table:style-name="ce190" office:value-type="string">
            <text:p>CS\Mail\Mail\View\Detail</text:p>
          </table:table-cell>
          <table:table-cell table:style-name="ce190" office:value-type="string">
            <text:p>Check show Message list pane when have just hidden it in case set custom layout as Vertical Split</text:p>
          </table:table-cell>
          <table:table-cell office:value-type="string">
            <text:p>Step 2: <text:s/>Hide Message list pane</text:p>
          </table:table-cell>
          <table:table-cell table:style-name="ce190" office:value-type="string">
            <text:p>- Click on a message to view</text:p>
            <text:p>- Click [ Hide message list pane] icon</text:p>
          </table:table-cell>
          <table:table-cell table:style-name="ce190" office:value-type="string">
            <text:p>- The Message list pane is hidden</text:p>
            <text:p>- Detail of the message which is viewed , is still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6">
          <table:table-cell table:formula="of:=IF(MID([.F458];6;1)&gt;MID([.F457];6;1);&quot;&quot;;MAX([.A$7:.A457])+1)">
            <text:p/>
          </table:table-cell>
          <table:table-cell office:value-type="string">
            <text:p>FNC_CS_MA_MAIL_06_10</text:p>
          </table:table-cell>
          <table:table-cell table:formula="of:=IF(VALUE(MID([.F458];6;FIND(&quot;:&quot;;[.F458];1)-FIND(&quot; &quot;;[.F458];1)-1))&gt;VALUE(MID([.F457];6;FIND(&quot;:&quot;;[.F457];1)-FIND(&quot; &quot;;[.F457];1)-1));[.C457];[.C457]+1)" office:value-type="float" office:value="8">
            <text:p>008</text:p>
          </table:table-cell>
          <table:table-cell table:style-name="ce190" office:value-type="string">
            <text:p>CS\Mail\Mail\View\Detail</text:p>
          </table:table-cell>
          <table:table-cell table:style-name="ce190" office:value-type="string">
            <text:p>Check show Message list pane when have just hidden it in case set custom layout as Vertical Split</text:p>
          </table:table-cell>
          <table:table-cell office:value-type="string">
            <text:p>Step 3: Show message list pane</text:p>
          </table:table-cell>
          <table:table-cell table:style-name="ce190" office:value-type="string">
            <text:p>- Click Split Vertical Layout icon</text:p>
          </table:table-cell>
          <table:table-cell table:style-name="ce190" office:value-type="string">
            <text:p>- The Message list pane is shown</text:p>
            <text:p>- Detail of the message which is viewed , is still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6">
          <table:table-cell table:formula="of:=IF(MID([.F459];6;1)&gt;MID([.F458];6;1);&quot;&quot;;MAX([.A$7:.A458])+1)" office:value-type="float" office:value="144">
            <text:p>144</text:p>
          </table:table-cell>
          <table:table-cell office:value-type="string">
            <text:p>FNC_CS_MA_MAIL_06_10</text:p>
          </table:table-cell>
          <table:table-cell table:formula="of:=IF(VALUE(MID([.F459];6;FIND(&quot;:&quot;;[.F459];1)-FIND(&quot; &quot;;[.F459];1)-1))&gt;VALUE(MID([.F458];6;FIND(&quot;:&quot;;[.F458];1)-FIND(&quot; &quot;;[.F458];1)-1));[.C458];[.C458]+1)" office:value-type="float" office:value="9">
            <text:p>009</text:p>
          </table:table-cell>
          <table:table-cell table:style-name="ce190" office:value-type="string">
            <text:p>CS\Mail\Mail\View\Detail</text:p>
          </table:table-cell>
          <table:table-cell table:style-name="ce86" office:value-type="string">
            <text:p>Check Hide message list pane when set custom layout as No Split</text:p>
          </table:table-cell>
          <table:table-cell office:value-type="string">
            <text:p>Step 1: Set Custom layout as Vertical Split </text:p>
          </table:table-cell>
          <table:table-cell table:style-name="ce190" office:value-type="string">
            <text:p>Set Custom layout as No Split</text:p>
            <text:p>[ <text:a xlink:href="#Set_customLayout">Details</text:a> ]</text:p>
          </table:table-cell>
          <table:table-cell table:style-name="ce190" office:value-type="string">
            <text:p>Custom layout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6">
          <table:table-cell table:formula="of:=IF(MID([.F460];6;1)&gt;MID([.F459];6;1);&quot;&quot;;MAX([.A$7:.A459])+1)">
            <text:p/>
          </table:table-cell>
          <table:table-cell office:value-type="string">
            <text:p>FNC_CS_MA_MAIL_06_10</text:p>
          </table:table-cell>
          <table:table-cell table:formula="of:=IF(VALUE(MID([.F460];6;FIND(&quot;:&quot;;[.F460];1)-FIND(&quot; &quot;;[.F460];1)-1))&gt;VALUE(MID([.F459];6;FIND(&quot;:&quot;;[.F459];1)-FIND(&quot; &quot;;[.F459];1)-1));[.C459];[.C459]+1)" office:value-type="float" office:value="9">
            <text:p>009</text:p>
          </table:table-cell>
          <table:table-cell table:style-name="ce190" office:value-type="string">
            <text:p>CS\Mail\Mail\View\Detail</text:p>
          </table:table-cell>
          <table:table-cell table:style-name="ce190" office:value-type="string">
            <text:p>Check Hide message list pane when set custom layout as No Split</text:p>
          </table:table-cell>
          <table:table-cell office:value-type="string">
            <text:p>Step 2: hide message list pane</text:p>
          </table:table-cell>
          <table:table-cell table:style-name="ce190" office:value-type="string">
            <text:p>Click on a message</text:p>
          </table:table-cell>
          <table:table-cell table:style-name="ce190" office:value-type="string">
            <text:p>Detail of message is shown, Massage list pane is hidd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6">
          <table:table-cell table:formula="of:=IF(MID([.F461];6;1)&gt;MID([.F460];6;1);&quot;&quot;;MAX([.A$7:.A460])+1)" office:value-type="float" office:value="145">
            <text:p>145</text:p>
          </table:table-cell>
          <table:table-cell office:value-type="string">
            <text:p>FNC_CS_MA_MAIL_06_10</text:p>
          </table:table-cell>
          <table:table-cell table:formula="of:=IF(VALUE(MID([.F461];6;FIND(&quot;:&quot;;[.F461];1)-FIND(&quot; &quot;;[.F461];1)-1))&gt;VALUE(MID([.F460];6;FIND(&quot;:&quot;;[.F460];1)-FIND(&quot; &quot;;[.F460];1)-1));[.C460];[.C460]+1)" office:value-type="float" office:value="10">
            <text:p>010</text:p>
          </table:table-cell>
          <table:table-cell table:style-name="ce190" office:value-type="string">
            <text:p>CS\Mail\Mail\View\Detail</text:p>
          </table:table-cell>
          <table:table-cell table:style-name="ce86" office:value-type="string">
            <text:p>Check show Message list pane when set custom layout as No Split</text:p>
          </table:table-cell>
          <table:table-cell office:value-type="string">
            <text:p>Step 1: Set Custom layout as Vertical Split </text:p>
          </table:table-cell>
          <table:table-cell table:style-name="ce190" office:value-type="string">
            <text:p>Set Custom layout as No Split</text:p>
            <text:p>[ <text:a xlink:href="#Set_customLayout">Details</text:a> ]</text:p>
          </table:table-cell>
          <table:table-cell table:style-name="ce190" office:value-type="string">
            <text:p>Custom layout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6">
          <table:table-cell table:formula="of:=IF(MID([.F462];6;1)&gt;MID([.F461];6;1);&quot;&quot;;MAX([.A$7:.A461])+1)">
            <text:p/>
          </table:table-cell>
          <table:table-cell office:value-type="string">
            <text:p>FNC_CS_MA_MAIL_06_10</text:p>
          </table:table-cell>
          <table:table-cell table:formula="of:=IF(VALUE(MID([.F462];6;FIND(&quot;:&quot;;[.F462];1)-FIND(&quot; &quot;;[.F462];1)-1))&gt;VALUE(MID([.F461];6;FIND(&quot;:&quot;;[.F461];1)-FIND(&quot; &quot;;[.F461];1)-1));[.C461];[.C461]+1)" office:value-type="float" office:value="10">
            <text:p>010</text:p>
          </table:table-cell>
          <table:table-cell table:style-name="ce190" office:value-type="string">
            <text:p>CS\Mail\Mail\View\Detail</text:p>
          </table:table-cell>
          <table:table-cell table:style-name="ce190" office:value-type="string">
            <text:p>Check show Message list pane when set custom layout as No Split</text:p>
          </table:table-cell>
          <table:table-cell office:value-type="string">
            <text:p>Step 2: hide message list pane</text:p>
          </table:table-cell>
          <table:table-cell table:style-name="ce190" office:value-type="string">
            <text:p>Click on a message</text:p>
          </table:table-cell>
          <table:table-cell table:style-name="ce190" office:value-type="string">
            <text:p>Detail of message is shown, Massage list pane is hidd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6">
          <table:table-cell table:formula="of:=IF(MID([.F463];6;1)&gt;MID([.F462];6;1);&quot;&quot;;MAX([.A$7:.A462])+1)">
            <text:p/>
          </table:table-cell>
          <table:table-cell office:value-type="string">
            <text:p>FNC_CS_MA_MAIL_06_10</text:p>
          </table:table-cell>
          <table:table-cell table:formula="of:=IF(VALUE(MID([.F463];6;FIND(&quot;:&quot;;[.F463];1)-FIND(&quot; &quot;;[.F463];1)-1))&gt;VALUE(MID([.F462];6;FIND(&quot;:&quot;;[.F462];1)-FIND(&quot; &quot;;[.F462];1)-1));[.C462];[.C462]+1)" office:value-type="float" office:value="10">
            <text:p>010</text:p>
          </table:table-cell>
          <table:table-cell table:style-name="ce190" office:value-type="string">
            <text:p>CS\Mail\Mail\View\Detail</text:p>
          </table:table-cell>
          <table:table-cell table:style-name="ce190" office:value-type="string">
            <text:p>Check show Message list pane when set custom layout as No Split</text:p>
          </table:table-cell>
          <table:table-cell office:value-type="string">
            <text:p>Step 3: Show message list pane</text:p>
          </table:table-cell>
          <table:table-cell table:style-name="ce190" office:value-type="string">
            <text:p>- Click [ Back to list ] icon</text:p>
          </table:table-cell>
          <table:table-cell table:style-name="ce190" office:value-type="string">
            <text:p>The Message list pane is shown properly and Detail message pane is hidd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6">
          <table:table-cell table:formula="of:=IF(MID([.F464];6;1)&gt;MID([.F463];6;1);&quot;&quot;;MAX([.A$7:.A463])+1)" office:value-type="float" office:value="146">
            <text:p>146</text:p>
          </table:table-cell>
          <table:table-cell office:value-type="string">
            <text:p>FNC_CS_MA_MAIL_06_11</text:p>
          </table:table-cell>
          <table:table-cell table:style-name="ce186" office:value-type="float" office:value="1">
            <text:p>001</text:p>
          </table:table-cell>
          <table:table-cell table:style-name="ce190" office:value-type="string">
            <text:p>CS\Mail\Mail\View\Return receipt</text:p>
          </table:table-cell>
          <table:table-cell table:style-name="ce86" office:value-type="string">
            <text:p>Check view message when sender send return receipt <text:s/>and receiver set Ask me when someone requests a return receipt</text:p>
          </table:table-cell>
          <table:table-cell office:value-type="string">
            <text:p>Step 1: Send return receipt</text:p>
          </table:table-cell>
          <table:table-cell table:style-name="ce190" office:value-type="string">
            <text:p>- login by user AA</text:p>
            <text:p>- Perform to send a message to User BB with Request return receipt </text:p>
            <text:p>[ <text:a xlink:href="#Return_Receipt">Details</text:a> ]</text:p>
          </table:table-cell>
          <table:table-cell table:style-name="ce190" office:value-type="string">
            <text:p>The message is sent successfully</text:p>
          </table:table-cell>
          <table:table-cell office:value-type="string">
            <text:p>High</text:p>
          </table:table-cell>
          <table:table-cell table:style-name="ce232" table:number-columns-repeated="247"/>
        </table:table-row>
        <table:table-row table:style-name="ro73">
          <table:table-cell table:formula="of:=IF(MID([.F465];6;1)&gt;MID([.F464];6;1);&quot;&quot;;MAX([.A$7:.A464])+1)">
            <text:p/>
          </table:table-cell>
          <table:table-cell office:value-type="string">
            <text:p>FNC_CS_MA_MAIL_06_11</text:p>
          </table:table-cell>
          <table:table-cell table:formula="of:=IF(VALUE(MID([.F465];6;FIND(&quot;:&quot;;[.F465];1)-FIND(&quot; &quot;;[.F465];1)-1))&gt;VALUE(MID([.F464];6;FIND(&quot;:&quot;;[.F464];1)-FIND(&quot; &quot;;[.F464];1)-1));[.C464];[.C464]+1)" office:value-type="float" office:value="1">
            <text:p>001</text:p>
          </table:table-cell>
          <table:table-cell table:style-name="ce190" office:value-type="string">
            <text:p>CS\Mail\Mail\View\Return receipt</text:p>
          </table:table-cell>
          <table:table-cell table:style-name="ce190" office:value-type="string">
            <text:p>Check view message when sender send return receipt <text:s/>and receiver set Ask me when someone requests a return receipt</text:p>
          </table:table-cell>
          <table:table-cell office:value-type="string">
            <text:p>Step 2: Set [ As me when someone requests a return receipt]</text:p>
          </table:table-cell>
          <table:table-cell table:style-name="ce190" office:value-type="string">
            <text:p>- Login by user BB</text:p>
            <text:p>- Set [ As me when someone requests a return receipt ] </text:p>
            <text:p>[ <text:a xlink:href="#Set_return_receipt">Details</text:a> ]</text:p>
          </table:table-cell>
          <table:table-cell table:style-name="ce190" office:value-type="string">
            <text:p>The setting mail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MID([.F466];6;1)&gt;MID([.F465];6;1);&quot;&quot;;MAX([.A$7:.A465])+1)">
            <text:p/>
          </table:table-cell>
          <table:table-cell office:value-type="string">
            <text:p>FNC_CS_MA_MAIL_06_11</text:p>
          </table:table-cell>
          <table:table-cell table:formula="of:=IF(VALUE(MID([.F466];6;FIND(&quot;:&quot;;[.F466];1)-FIND(&quot; &quot;;[.F466];1)-1))&gt;VALUE(MID([.F465];6;FIND(&quot;:&quot;;[.F465];1)-FIND(&quot; &quot;;[.F465];1)-1));[.C465];[.C465]+1)" office:value-type="float" office:value="1">
            <text:p>001</text:p>
          </table:table-cell>
          <table:table-cell table:style-name="ce190" office:value-type="string">
            <text:p>CS\Mail\Mail\View\Return receipt</text:p>
          </table:table-cell>
          <table:table-cell table:style-name="ce190" office:value-type="string">
            <text:p>Check view message when sender send return receipt <text:s/>and receiver set Ask me when someone requests a return receipt</text:p>
          </table:table-cell>
          <table:table-cell office:value-type="string">
            <text:p>Step 3: View Mail </text:p>
          </table:table-cell>
          <table:table-cell table:style-name="ce190" office:value-type="string">
            <text:p>- Perform to check mail for BB</text:p>
            <text:p>- Click the message of AA</text:p>
          </table:table-cell>
          <table:table-cell table:style-name="ce190" office:value-type="string">
            <text:p>A message is shown, and request BB return receip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6">
          <table:table-cell table:formula="of:=IF(MID([.F467];6;1)&gt;MID([.F466];6;1);&quot;&quot;;MAX([.A$7:.A466])+1)" office:value-type="float" office:value="147">
            <text:p>147</text:p>
          </table:table-cell>
          <table:table-cell office:value-type="string">
            <text:p>FNC_CS_MA_MAIL_06_11</text:p>
          </table:table-cell>
          <table:table-cell table:formula="of:=IF(VALUE(MID([.F467];6;FIND(&quot;:&quot;;[.F467];1)-FIND(&quot; &quot;;[.F467];1)-1))&gt;VALUE(MID([.F466];6;FIND(&quot;:&quot;;[.F466];1)-FIND(&quot; &quot;;[.F466];1)-1));[.C466];[.C466]+1)" office:value-type="float" office:value="2">
            <text:p>002</text:p>
          </table:table-cell>
          <table:table-cell table:style-name="ce190" office:value-type="string">
            <text:p>CS\Mail\Mail\View\Return receipt</text:p>
          </table:table-cell>
          <table:table-cell table:style-name="ce86" office:value-type="string">
            <text:p>Check when Receiver don't want to return receipt</text:p>
          </table:table-cell>
          <table:table-cell office:value-type="string">
            <text:p>Step 1: Send return receipt</text:p>
          </table:table-cell>
          <table:table-cell table:style-name="ce190" office:value-type="string">
            <text:p>- login by user AA</text:p>
            <text:p>- Perform to send a message to User BB with Request return receipt </text:p>
            <text:p>[ <text:a xlink:href="#Return_Receipt">Details</text:a> ]</text:p>
          </table:table-cell>
          <table:table-cell table:style-name="ce190" office:value-type="string">
            <text:p>The message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6">
          <table:table-cell table:formula="of:=IF(MID([.F468];6;1)&gt;MID([.F467];6;1);&quot;&quot;;MAX([.A$7:.A467])+1)">
            <text:p/>
          </table:table-cell>
          <table:table-cell office:value-type="string">
            <text:p>FNC_CS_MA_MAIL_06_11</text:p>
          </table:table-cell>
          <table:table-cell table:formula="of:=IF(VALUE(MID([.F468];6;FIND(&quot;:&quot;;[.F468];1)-FIND(&quot; &quot;;[.F468];1)-1))&gt;VALUE(MID([.F467];6;FIND(&quot;:&quot;;[.F467];1)-FIND(&quot; &quot;;[.F467];1)-1));[.C467];[.C467]+1)" office:value-type="float" office:value="2">
            <text:p>002</text:p>
          </table:table-cell>
          <table:table-cell table:style-name="ce190" office:value-type="string">
            <text:p>CS\Mail\Mail\View\Return receipt</text:p>
          </table:table-cell>
          <table:table-cell table:style-name="ce190" office:value-type="string">
            <text:p>Check when Receiver don't want to return receipt</text:p>
          </table:table-cell>
          <table:table-cell office:value-type="string">
            <text:p>Step 2: Set [ As me when someone requests a return receipt]</text:p>
          </table:table-cell>
          <table:table-cell table:style-name="ce190" office:value-type="string">
            <text:p>- Login by user BB</text:p>
            <text:p>- Set [ As me when someone requests a return receipt ] </text:p>
            <text:p>[ <text:a xlink:href="#Set_return_receipt">Details</text:a> ]</text:p>
          </table:table-cell>
          <table:table-cell table:style-name="ce190" office:value-type="string">
            <text:p>The setting mail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6">
          <table:table-cell table:formula="of:=IF(MID([.F469];6;1)&gt;MID([.F468];6;1);&quot;&quot;;MAX([.A$7:.A468])+1)">
            <text:p/>
          </table:table-cell>
          <table:table-cell office:value-type="string">
            <text:p>FNC_CS_MA_MAIL_06_11</text:p>
          </table:table-cell>
          <table:table-cell table:formula="of:=IF(VALUE(MID([.F469];6;FIND(&quot;:&quot;;[.F469];1)-FIND(&quot; &quot;;[.F469];1)-1))&gt;VALUE(MID([.F468];6;FIND(&quot;:&quot;;[.F468];1)-FIND(&quot; &quot;;[.F468];1)-1));[.C468];[.C468]+1)" office:value-type="float" office:value="2">
            <text:p>002</text:p>
          </table:table-cell>
          <table:table-cell table:style-name="ce190" office:value-type="string">
            <text:p>CS\Mail\Mail\View\Return receipt</text:p>
          </table:table-cell>
          <table:table-cell table:style-name="ce190" office:value-type="string">
            <text:p>Check when Receiver don't want to return receipt</text:p>
          </table:table-cell>
          <table:table-cell office:value-type="string">
            <text:p>Step 3: View Mail </text:p>
          </table:table-cell>
          <table:table-cell table:style-name="ce190" office:value-type="string">
            <text:p>- Perform to check mail for BB</text:p>
            <text:p>- Click the message of AA</text:p>
          </table:table-cell>
          <table:table-cell table:style-name="ce190" office:value-type="string">
            <text:p>A message is shown, and request BB return receip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6">
          <table:table-cell table:formula="of:=IF(MID([.F470];6;1)&gt;MID([.F469];6;1);&quot;&quot;;MAX([.A$7:.A469])+1)">
            <text:p/>
          </table:table-cell>
          <table:table-cell office:value-type="string">
            <text:p>FNC_CS_MA_MAIL_06_11</text:p>
          </table:table-cell>
          <table:table-cell table:formula="of:=IF(VALUE(MID([.F470];6;FIND(&quot;:&quot;;[.F470];1)-FIND(&quot; &quot;;[.F470];1)-1))&gt;VALUE(MID([.F469];6;FIND(&quot;:&quot;;[.F469];1)-FIND(&quot; &quot;;[.F469];1)-1));[.C469];[.C469]+1)" office:value-type="float" office:value="2">
            <text:p>002</text:p>
          </table:table-cell>
          <table:table-cell table:style-name="ce190" office:value-type="string">
            <text:p>CS\Mail\Mail\View\Return receipt</text:p>
          </table:table-cell>
          <table:table-cell table:style-name="ce190" office:value-type="string">
            <text:p>Check when Receiver don't want to return receipt</text:p>
          </table:table-cell>
          <table:table-cell office:value-type="string">
            <text:p>Step 4: Reject request</text:p>
          </table:table-cell>
          <table:table-cell table:style-name="ce190" office:value-type="string">
            <text:p>- Click Cancel button </text:p>
          </table:table-cell>
          <table:table-cell table:style-name="ce190" office:value-type="string">
            <text:p>The alert message is disappeared </text:p>
            <text:p>and No notify mail is sent to User A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6">
          <table:table-cell table:formula="of:=IF(MID([.F471];6;1)&gt;MID([.F470];6;1);&quot;&quot;;MAX([.A$7:.A470])+1)" office:value-type="float" office:value="148">
            <text:p>148</text:p>
          </table:table-cell>
          <table:table-cell office:value-type="string">
            <text:p>FNC_CS_MA_MAIL_06_11</text:p>
          </table:table-cell>
          <table:table-cell table:formula="of:=IF(VALUE(MID([.F471];6;FIND(&quot;:&quot;;[.F471];1)-FIND(&quot; &quot;;[.F471];1)-1))&gt;VALUE(MID([.F470];6;FIND(&quot;:&quot;;[.F470];1)-FIND(&quot; &quot;;[.F470];1)-1));[.C470];[.C470]+1)" office:value-type="float" office:value="3">
            <text:p>003</text:p>
          </table:table-cell>
          <table:table-cell table:style-name="ce190" office:value-type="string">
            <text:p>CS\Mail\Mail\View\Return receipt</text:p>
          </table:table-cell>
          <table:table-cell table:style-name="ce86" office:value-type="string">
            <text:p>Check when Receiver want to return receipt</text:p>
          </table:table-cell>
          <table:table-cell office:value-type="string">
            <text:p>Step 1: Send return receipt</text:p>
          </table:table-cell>
          <table:table-cell table:style-name="ce190" office:value-type="string">
            <text:p>- login by user AA</text:p>
            <text:p>- Perform to send a message to User BB with Request return receipt </text:p>
            <text:p>[ <text:a xlink:href="#Return_Receipt">Details</text:a> ]</text:p>
          </table:table-cell>
          <table:table-cell table:style-name="ce190" office:value-type="string">
            <text:p>The message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6">
          <table:table-cell table:formula="of:=IF(MID([.F472];6;1)&gt;MID([.F471];6;1);&quot;&quot;;MAX([.A$7:.A471])+1)">
            <text:p/>
          </table:table-cell>
          <table:table-cell office:value-type="string">
            <text:p>FNC_CS_MA_MAIL_06_11</text:p>
          </table:table-cell>
          <table:table-cell table:formula="of:=IF(VALUE(MID([.F472];6;FIND(&quot;:&quot;;[.F472];1)-FIND(&quot; &quot;;[.F472];1)-1))&gt;VALUE(MID([.F471];6;FIND(&quot;:&quot;;[.F471];1)-FIND(&quot; &quot;;[.F471];1)-1));[.C471];[.C471]+1)" office:value-type="float" office:value="3">
            <text:p>003</text:p>
          </table:table-cell>
          <table:table-cell table:style-name="ce190" office:value-type="string">
            <text:p>CS\Mail\Mail\View\Return receipt</text:p>
          </table:table-cell>
          <table:table-cell table:style-name="ce190" office:value-type="string">
            <text:p>Check when Receiver <text:s/>want to return receipt</text:p>
          </table:table-cell>
          <table:table-cell office:value-type="string">
            <text:p>Step 2: Set [ As me when someone requests a return receipt]</text:p>
          </table:table-cell>
          <table:table-cell table:style-name="ce190" office:value-type="string">
            <text:p>- Login by user BB</text:p>
            <text:p>- Set [ As me when someone requests a return receipt ] </text:p>
            <text:p>[ <text:a xlink:href="#Set_return_receipt">Details</text:a> ]</text:p>
          </table:table-cell>
          <table:table-cell table:style-name="ce190" office:value-type="string">
            <text:p>The setting mail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6">
          <table:table-cell table:formula="of:=IF(MID([.F473];6;1)&gt;MID([.F472];6;1);&quot;&quot;;MAX([.A$7:.A472])+1)">
            <text:p/>
          </table:table-cell>
          <table:table-cell office:value-type="string">
            <text:p>FNC_CS_MA_MAIL_06_11</text:p>
          </table:table-cell>
          <table:table-cell table:formula="of:=IF(VALUE(MID([.F473];6;FIND(&quot;:&quot;;[.F473];1)-FIND(&quot; &quot;;[.F473];1)-1))&gt;VALUE(MID([.F472];6;FIND(&quot;:&quot;;[.F472];1)-FIND(&quot; &quot;;[.F472];1)-1));[.C472];[.C472]+1)" office:value-type="float" office:value="3">
            <text:p>003</text:p>
          </table:table-cell>
          <table:table-cell table:style-name="ce190" office:value-type="string">
            <text:p>CS\Mail\Mail\View\Return receipt</text:p>
          </table:table-cell>
          <table:table-cell table:style-name="ce190" office:value-type="string">
            <text:p>Check when Receiver <text:s/>want to return receipt</text:p>
          </table:table-cell>
          <table:table-cell office:value-type="string">
            <text:p>Step 3: View Mail </text:p>
          </table:table-cell>
          <table:table-cell table:style-name="ce190" office:value-type="string">
            <text:p>- Perform to check mail for BB</text:p>
            <text:p>- Click the message of AA</text:p>
          </table:table-cell>
          <table:table-cell table:style-name="ce190" office:value-type="string">
            <text:p>A message is shown, and request BB return receip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6">
          <table:table-cell table:formula="of:=IF(MID([.F474];6;1)&gt;MID([.F473];6;1);&quot;&quot;;MAX([.A$7:.A473])+1)">
            <text:p/>
          </table:table-cell>
          <table:table-cell office:value-type="string">
            <text:p>FNC_CS_MA_MAIL_06_11</text:p>
          </table:table-cell>
          <table:table-cell table:formula="of:=IF(VALUE(MID([.F474];6;FIND(&quot;:&quot;;[.F474];1)-FIND(&quot; &quot;;[.F474];1)-1))&gt;VALUE(MID([.F473];6;FIND(&quot;:&quot;;[.F473];1)-FIND(&quot; &quot;;[.F473];1)-1));[.C473];[.C473]+1)" office:value-type="float" office:value="3">
            <text:p>003</text:p>
          </table:table-cell>
          <table:table-cell table:style-name="ce190" office:value-type="string">
            <text:p>CS\Mail\Mail\View\Return receipt</text:p>
          </table:table-cell>
          <table:table-cell table:style-name="ce190" office:value-type="string">
            <text:p>Check when Receiver <text:s/>want to return receipt</text:p>
          </table:table-cell>
          <table:table-cell office:value-type="string">
            <text:p>Step 4: Accept request</text:p>
          </table:table-cell>
          <table:table-cell table:style-name="ce190" office:value-type="string">
            <text:p>- Click Ok button </text:p>
          </table:table-cell>
          <table:table-cell table:style-name="ce190" office:value-type="string">
            <text:p>The alert message is disappeared </text:p>
            <text:p>and A notify mail is sent to User AA to report that BB sent message of A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475];6;1)&gt;MID([.F474];6;1);&quot;&quot;;MAX([.A$7:.A474])+1)" office:value-type="float" office:value="149">
            <text:p>149</text:p>
          </table:table-cell>
          <table:table-cell office:value-type="string">
            <text:p>FNC_CS_MA_MAIL_06_11</text:p>
          </table:table-cell>
          <table:table-cell table:formula="of:=IF(VALUE(MID([.F475];6;FIND(&quot;:&quot;;[.F475];1)-FIND(&quot; &quot;;[.F475];1)-1))&gt;VALUE(MID([.F474];6;FIND(&quot;:&quot;;[.F474];1)-FIND(&quot; &quot;;[.F474];1)-1));[.C474];[.C474]+1)" office:value-type="float" office:value="4">
            <text:p>004</text:p>
          </table:table-cell>
          <table:table-cell table:style-name="ce190" office:value-type="string">
            <text:p>CS\Mail\Mail\View\Return receipt</text:p>
          </table:table-cell>
          <table:table-cell table:style-name="ce86" office:value-type="string">
            <text:p>Check view message when sender send return receipt <text:s/>and receiver set Never send a return receipt</text:p>
          </table:table-cell>
          <table:table-cell office:value-type="string">
            <text:p>Step 1: Send return receipt</text:p>
          </table:table-cell>
          <table:table-cell table:style-name="ce190" office:value-type="string">
            <text:p>- login by user AA</text:p>
            <text:p>- Perform to send a message to User BB with Request return receipt </text:p>
            <text:p>[ <text:a xlink:href="#Return_Receipt">Details</text:a> ]</text:p>
          </table:table-cell>
          <table:table-cell table:style-name="ce190" office:value-type="string">
            <text:p>The message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476];6;1)&gt;MID([.F475];6;1);&quot;&quot;;MAX([.A$7:.A475])+1)">
            <text:p/>
          </table:table-cell>
          <table:table-cell office:value-type="string">
            <text:p>FNC_CS_MA_MAIL_06_11</text:p>
          </table:table-cell>
          <table:table-cell table:formula="of:=IF(VALUE(MID([.F476];6;FIND(&quot;:&quot;;[.F476];1)-FIND(&quot; &quot;;[.F476];1)-1))&gt;VALUE(MID([.F475];6;FIND(&quot;:&quot;;[.F475];1)-FIND(&quot; &quot;;[.F475];1)-1));[.C475];[.C475]+1)" office:value-type="float" office:value="4">
            <text:p>004</text:p>
          </table:table-cell>
          <table:table-cell table:style-name="ce190" office:value-type="string">
            <text:p>CS\Mail\Mail\View\Return receipt</text:p>
          </table:table-cell>
          <table:table-cell table:style-name="ce190" office:value-type="string">
            <text:p>Check view message when sender send return receipt <text:s/>and receiver set Never send a return receipt</text:p>
          </table:table-cell>
          <table:table-cell office:value-type="string">
            <text:p>Step 2: Set [ As me when someone requests a return receipt]</text:p>
          </table:table-cell>
          <table:table-cell table:style-name="ce190" office:value-type="string">
            <text:p>- Login by user BB</text:p>
            <text:p>- Set [ Never send return receipt ] </text:p>
            <text:p>[ <text:a xlink:href="#Set_return_receipt">Details</text:a> ]</text:p>
          </table:table-cell>
          <table:table-cell table:style-name="ce190" office:value-type="string">
            <text:p>The setting mail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6">
          <table:table-cell table:formula="of:=IF(MID([.F477];6;1)&gt;MID([.F476];6;1);&quot;&quot;;MAX([.A$7:.A476])+1)">
            <text:p/>
          </table:table-cell>
          <table:table-cell office:value-type="string">
            <text:p>FNC_CS_MA_MAIL_06_11</text:p>
          </table:table-cell>
          <table:table-cell table:formula="of:=IF(VALUE(MID([.F477];6;FIND(&quot;:&quot;;[.F477];1)-FIND(&quot; &quot;;[.F477];1)-1))&gt;VALUE(MID([.F476];6;FIND(&quot;:&quot;;[.F476];1)-FIND(&quot; &quot;;[.F476];1)-1));[.C476];[.C476]+1)" office:value-type="float" office:value="4">
            <text:p>004</text:p>
          </table:table-cell>
          <table:table-cell table:style-name="ce190" office:value-type="string">
            <text:p>CS\Mail\Mail\View\Return receipt</text:p>
          </table:table-cell>
          <table:table-cell table:style-name="ce190" office:value-type="string">
            <text:p>Check view message when sender send return receipt <text:s/>and receiver set Never send a return receipt</text:p>
          </table:table-cell>
          <table:table-cell office:value-type="string">
            <text:p>Step 3: View Mail </text:p>
          </table:table-cell>
          <table:table-cell table:style-name="ce190" office:value-type="string">
            <text:p>- Perform to check mail for BB</text:p>
            <text:p>- Click the message of AA</text:p>
          </table:table-cell>
          <table:table-cell table:style-name="ce190" office:value-type="string">
            <text:p>Detail of message is shown on Preview message panel, And no Request of AA is shown, No notify mail of BB is sent to A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6">
          <table:table-cell table:formula="of:=IF(MID([.F478];6;1)&gt;MID([.F477];6;1);&quot;&quot;;MAX([.A$7:.A477])+1)" office:value-type="float" office:value="150">
            <text:p>150</text:p>
          </table:table-cell>
          <table:table-cell office:value-type="string">
            <text:p>FNC_CS_MA_MAIL_06_11</text:p>
          </table:table-cell>
          <table:table-cell table:formula="of:=IF(VALUE(MID([.F478];6;FIND(&quot;:&quot;;[.F478];1)-FIND(&quot; &quot;;[.F478];1)-1))&gt;VALUE(MID([.F477];6;FIND(&quot;:&quot;;[.F477];1)-FIND(&quot; &quot;;[.F477];1)-1));[.C477];[.C477]+1)" office:value-type="float" office:value="5">
            <text:p>005</text:p>
          </table:table-cell>
          <table:table-cell table:style-name="ce190" office:value-type="string">
            <text:p>CS\Mail\Mail\View\Return receipt</text:p>
          </table:table-cell>
          <table:table-cell table:style-name="ce86" office:value-type="string">
            <text:p>Check view message when sender send return receipt <text:s/>and receiver set Always send Return <text:s/>receipt</text:p>
          </table:table-cell>
          <table:table-cell office:value-type="string">
            <text:p>Step 1: Send return receipt</text:p>
          </table:table-cell>
          <table:table-cell table:style-name="ce190" office:value-type="string">
            <text:p>- login by user AA</text:p>
            <text:p>- Perform to send a message to User BB with Request return receipt </text:p>
            <text:p>[ <text:a xlink:href="#Return_Receipt">Details</text:a> ]</text:p>
          </table:table-cell>
          <table:table-cell table:style-name="ce190" office:value-type="string">
            <text:p>The message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6">
          <table:table-cell table:formula="of:=IF(MID([.F479];6;1)&gt;MID([.F478];6;1);&quot;&quot;;MAX([.A$7:.A478])+1)">
            <text:p/>
          </table:table-cell>
          <table:table-cell office:value-type="string">
            <text:p>FNC_CS_MA_MAIL_06_11</text:p>
          </table:table-cell>
          <table:table-cell table:formula="of:=IF(VALUE(MID([.F479];6;FIND(&quot;:&quot;;[.F479];1)-FIND(&quot; &quot;;[.F479];1)-1))&gt;VALUE(MID([.F478];6;FIND(&quot;:&quot;;[.F478];1)-FIND(&quot; &quot;;[.F478];1)-1));[.C478];[.C478]+1)" office:value-type="float" office:value="5">
            <text:p>005</text:p>
          </table:table-cell>
          <table:table-cell table:style-name="ce190" office:value-type="string">
            <text:p>CS\Mail\Mail\View\Return receipt</text:p>
          </table:table-cell>
          <table:table-cell table:style-name="ce190" office:value-type="string">
            <text:p>Check view message when sender send return receipt <text:s/>and receiver set Always send Return <text:s/>receipt</text:p>
          </table:table-cell>
          <table:table-cell office:value-type="string">
            <text:p>Step 2: Set [ As me when someone requests a return receipt]</text:p>
          </table:table-cell>
          <table:table-cell table:style-name="ce190" office:value-type="string">
            <text:p>- Login by user BB</text:p>
            <text:p>- Set [ Always send return receipt ] </text:p>
            <text:p>[ <text:a xlink:href="#Set_return_receipt">Details</text:a> ]</text:p>
          </table:table-cell>
          <table:table-cell table:style-name="ce190" office:value-type="string">
            <text:p>The setting mail is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480];6;1)&gt;MID([.F479];6;1);&quot;&quot;;MAX([.A$7:.A479])+1)">
            <text:p/>
          </table:table-cell>
          <table:table-cell office:value-type="string">
            <text:p>FNC_CS_MA_MAIL_06_11</text:p>
          </table:table-cell>
          <table:table-cell table:formula="of:=IF(VALUE(MID([.F480];6;FIND(&quot;:&quot;;[.F480];1)-FIND(&quot; &quot;;[.F480];1)-1))&gt;VALUE(MID([.F479];6;FIND(&quot;:&quot;;[.F479];1)-FIND(&quot; &quot;;[.F479];1)-1));[.C479];[.C479]+1)" office:value-type="float" office:value="5">
            <text:p>005</text:p>
          </table:table-cell>
          <table:table-cell table:style-name="ce190" office:value-type="string">
            <text:p>CS\Mail\Mail\View\Return receipt</text:p>
          </table:table-cell>
          <table:table-cell table:style-name="ce190" office:value-type="string">
            <text:p>Check view message when sender send return receipt <text:s/>and receiver set Always send Return <text:s/>receipt</text:p>
          </table:table-cell>
          <table:table-cell office:value-type="string">
            <text:p>Step 3: View Mail </text:p>
          </table:table-cell>
          <table:table-cell table:style-name="ce190" office:value-type="string">
            <text:p>- Perform to check mail for BB</text:p>
            <text:p>- Click the message of AA</text:p>
          </table:table-cell>
          <table:table-cell table:style-name="ce190" office:value-type="string">
            <text:p>Detail of message is shown on Preview message panel, And no Request of AA is shown, But has <text:s/>notify mail of BB is sent to A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4">
          <table:table-cell table:formula="of:=IF(MID([.F481];6;1)&gt;MID([.F480];6;1);&quot;&quot;;MAX([.A$7:.A480])+1)" office:value-type="float" office:value="151">
            <text:p>151</text:p>
          </table:table-cell>
          <table:table-cell office:value-type="string">
            <text:p>FNC_CS_MA_MAIL_07_01</text:p>
          </table:table-cell>
          <table:table-cell office:value-type="float" office:value="1">
            <text:p>001</text:p>
          </table:table-cell>
          <table:table-cell office:value-type="string">
            <text:p>CS\Mail\Mail\Move</text:p>
          </table:table-cell>
          <table:table-cell office:value-type="string">
            <text:p>Move one message to folder by Click More Action on Action bar</text:p>
          </table:table-cell>
          <table:table-cell office:value-type="string">
            <text:p>Step 1: Open Move message form</text:p>
          </table:table-cell>
          <table:table-cell office:value-type="string">
            <text:p>- Click at <text:span text:style-name="T5">More <text:s/>Action</text:span> on Action bar</text:p>
            <text:p>- Select <text:span text:style-name="T5">Move</text:span> Option</text:p>
          </table:table-cell>
          <table:table-cell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5">
          <table:table-cell table:formula="of:=IF(MID([.F482];6;1)&gt;MID([.F481];6;1);&quot;&quot;;MAX([.A$7:.A481])+1)">
            <text:p/>
          </table:table-cell>
          <table:table-cell office:value-type="string">
            <text:p>FNC_CS_MA_MAIL_07_01</text:p>
          </table:table-cell>
          <table:table-cell table:formula="of:=IF(VALUE(MID([.F482];6;FIND(&quot;:&quot;;[.F482];1)-FIND(&quot; &quot;;[.F482];1)-1))&gt;VALUE(MID([.F481];6;FIND(&quot;:&quot;;[.F481];1)-FIND(&quot; &quot;;[.F481];1)-1));[.C481];[.C481]+1)" office:value-type="float" office:value="1">
            <text:p>001</text:p>
          </table:table-cell>
          <table:table-cell office:value-type="string">
            <text:p>CS\Mail\Mail\Move</text:p>
          </table:table-cell>
          <table:table-cell office:value-type="string">
            <text:p>Move one message to folder by Click More Action on Action bar</text:p>
          </table:table-cell>
          <table:table-cell office:value-type="string">
            <text:p>Step 2: Perform moving</text:p>
          </table:table-cell>
          <table:table-cell office:value-type="string">
            <text:p>- Perform to choose a folder in <text:s text:c="2"/>Move to folder <text:s/>combo box </text:p>
            <text:p>- Click Save button</text:p>
          </table:table-cell>
          <table:table-cell office:value-type="string">
            <text:p>- Move message form is closed</text:p>
            <text:p>- This message is moved from Inbox folder <text:s/>to selected folder</text:p>
            <text:p>- This message will be not shown in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483];6;1)&gt;MID([.F482];6;1);&quot;&quot;;MAX([.A$7:.A482])+1)" office:value-type="float" office:value="152">
            <text:p>152</text:p>
          </table:table-cell>
          <table:table-cell office:value-type="string">
            <text:p>FNC_CS_MA_MAIL_07_01</text:p>
          </table:table-cell>
          <table:table-cell table:formula="of:=IF(VALUE(MID([.F483];6;FIND(&quot;:&quot;;[.F483];1)-FIND(&quot; &quot;;[.F483];1)-1))&gt;VALUE(MID([.F482];6;FIND(&quot;:&quot;;[.F482];1)-FIND(&quot; &quot;;[.F482];1)-1));[.C482];[.C482]+1)" office:value-type="float" office:value="2">
            <text:p>002</text:p>
          </table:table-cell>
          <table:table-cell office:value-type="string">
            <text:p>CS\Mail\Mail\Move</text:p>
          </table:table-cell>
          <table:table-cell table:style-name="ce79" office:value-type="string">
            <text:p>Move one message by right click on itself 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Create some folders</text:p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484];6;1)&gt;MID([.F483];6;1);&quot;&quot;;MAX([.A$7:.A483])+1)">
            <text:p/>
          </table:table-cell>
          <table:table-cell office:value-type="string">
            <text:p>FNC_CS_MA_MAIL_07_01</text:p>
          </table:table-cell>
          <table:table-cell table:formula="of:=IF(VALUE(MID([.F484];6;FIND(&quot;:&quot;;[.F484];1)-FIND(&quot; &quot;;[.F484];1)-1))&gt;VALUE(MID([.F483];6;FIND(&quot;:&quot;;[.F483];1)-FIND(&quot; &quot;;[.F483];1)-1));[.C483];[.C483]+1)" office:value-type="float" office:value="2">
            <text:p>002</text:p>
          </table:table-cell>
          <table:table-cell office:value-type="string">
            <text:p>CS\Mail\Mail\Move</text:p>
          </table:table-cell>
          <table:table-cell table:style-name="ce192" office:value-type="string">
            <text:p>Move one message by right click on itself </text:p>
          </table:table-cell>
          <table:table-cell office:value-type="string">
            <text:p>Step 2: <text:s/>Marked a message</text:p>
          </table:table-cell>
          <table:table-cell office:value-type="string">
            <text:p>- Open Inbox folder</text:p>
            <text:p>- Tick at corresponding check box of <text:s/>message</text:p>
          </table:table-cell>
          <table:table-cell office:value-type="string">
            <text:p>- This message is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485];6;1)&gt;MID([.F484];6;1);&quot;&quot;;MAX([.A$7:.A484])+1)">
            <text:p/>
          </table:table-cell>
          <table:table-cell office:value-type="string">
            <text:p>FNC_CS_MA_MAIL_07_01</text:p>
          </table:table-cell>
          <table:table-cell table:formula="of:=IF(VALUE(MID([.F485];6;FIND(&quot;:&quot;;[.F485];1)-FIND(&quot; &quot;;[.F485];1)-1))&gt;VALUE(MID([.F484];6;FIND(&quot;:&quot;;[.F484];1)-FIND(&quot; &quot;;[.F484];1)-1));[.C484];[.C484]+1)" office:value-type="float" office:value="2">
            <text:p>002</text:p>
          </table:table-cell>
          <table:table-cell office:value-type="string">
            <text:p>CS\Mail\Mail\Move</text:p>
          </table:table-cell>
          <table:table-cell table:style-name="ce192" office:value-type="string">
            <text:p>Move one message by right click on itself </text:p>
          </table:table-cell>
          <table:table-cell office:value-type="string">
            <text:p>Step 3: Open move message form</text:p>
          </table:table-cell>
          <table:table-cell office:value-type="string">
            <text:p>- Right – Click on This message</text:p>
            <text:p>- Select Move Option</text:p>
          </table:table-cell>
          <table:table-cell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486];6;1)&gt;MID([.F485];6;1);&quot;&quot;;MAX([.A$7:.A485])+1)">
            <text:p/>
          </table:table-cell>
          <table:table-cell office:value-type="string">
            <text:p>FNC_CS_MA_MAIL_07_01</text:p>
          </table:table-cell>
          <table:table-cell table:formula="of:=IF(VALUE(MID([.F486];6;FIND(&quot;:&quot;;[.F486];1)-FIND(&quot; &quot;;[.F486];1)-1))&gt;VALUE(MID([.F485];6;FIND(&quot;:&quot;;[.F485];1)-FIND(&quot; &quot;;[.F485];1)-1));[.C485];[.C485]+1)" office:value-type="float" office:value="2">
            <text:p>002</text:p>
          </table:table-cell>
          <table:table-cell office:value-type="string">
            <text:p>CS\Mail\Mail\Move</text:p>
          </table:table-cell>
          <table:table-cell table:style-name="ce192" office:value-type="string">
            <text:p>Move one message by right click on itself </text:p>
          </table:table-cell>
          <table:table-cell office:value-type="string">
            <text:p>Step 4: <text:s/>Perform moving</text:p>
          </table:table-cell>
          <table:table-cell office:value-type="string">
            <text:p>- Perform to choose a folder in <text:s text:c="2"/>Move to folder <text:s/>combo box <text:s/>- Click Save button</text:p>
          </table:table-cell>
          <table:table-cell office:value-type="string">
            <text:p>- Move message form is closed</text:p>
            <text:p>- This message is moved from Inbox folder <text:s/>to selected folder</text:p>
            <text:p>- This message will be not shown in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487];6;1)&gt;MID([.F486];6;1);&quot;&quot;;MAX([.A$7:.A486])+1)" office:value-type="float" office:value="153">
            <text:p>153</text:p>
          </table:table-cell>
          <table:table-cell office:value-type="string">
            <text:p>FNC_CS_MA_MAIL_07_01</text:p>
          </table:table-cell>
          <table:table-cell table:formula="of:=IF(VALUE(MID([.F487];6;FIND(&quot;:&quot;;[.F487];1)-FIND(&quot; &quot;;[.F487];1)-1))&gt;VALUE(MID([.F486];6;FIND(&quot;:&quot;;[.F486];1)-FIND(&quot; &quot;;[.F486];1)-1));[.C486];[.C486]+1)" office:value-type="float" office:value="3">
            <text:p>003</text:p>
          </table:table-cell>
          <table:table-cell office:value-type="string">
            <text:p>CS\Mail\Mail\Move</text:p>
          </table:table-cell>
          <table:table-cell table:style-name="ce79" office:value-type="string">
            <text:p>Move one message by left click on Actions on this message Icon on View message panel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Create some folders</text:p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488];6;1)&gt;MID([.F487];6;1);&quot;&quot;;MAX([.A$7:.A487])+1)">
            <text:p/>
          </table:table-cell>
          <table:table-cell office:value-type="string">
            <text:p>FNC_CS_MA_MAIL_07_01</text:p>
          </table:table-cell>
          <table:table-cell table:formula="of:=IF(VALUE(MID([.F488];6;FIND(&quot;:&quot;;[.F488];1)-FIND(&quot; &quot;;[.F488];1)-1))&gt;VALUE(MID([.F487];6;FIND(&quot;:&quot;;[.F487];1)-FIND(&quot; &quot;;[.F487];1)-1));[.C487];[.C487]+1)" office:value-type="float" office:value="3">
            <text:p>003</text:p>
          </table:table-cell>
          <table:table-cell office:value-type="string">
            <text:p>CS\Mail\Mail\Move</text:p>
          </table:table-cell>
          <table:table-cell table:style-name="ce192" office:value-type="string">
            <text:p>Move one message by left click on Actions on this message Icon on View message panel</text:p>
          </table:table-cell>
          <table:table-cell office:value-type="string">
            <text:p>Step 2: View message</text:p>
          </table:table-cell>
          <table:table-cell office:value-type="string">
            <text:p>- Open Inbox folder</text:p>
            <text:p>- Click at <text:s/>a message to view</text:p>
          </table:table-cell>
          <table:table-cell office:value-type="string">
            <text:p>- This message is displayed detail in View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489];6;1)&gt;MID([.F488];6;1);&quot;&quot;;MAX([.A$7:.A488])+1)">
            <text:p/>
          </table:table-cell>
          <table:table-cell office:value-type="string">
            <text:p>FNC_CS_MA_MAIL_07_01</text:p>
          </table:table-cell>
          <table:table-cell table:formula="of:=IF(VALUE(MID([.F489];6;FIND(&quot;:&quot;;[.F489];1)-FIND(&quot; &quot;;[.F489];1)-1))&gt;VALUE(MID([.F488];6;FIND(&quot;:&quot;;[.F488];1)-FIND(&quot; &quot;;[.F488];1)-1));[.C488];[.C488]+1)" office:value-type="float" office:value="3">
            <text:p>003</text:p>
          </table:table-cell>
          <table:table-cell office:value-type="string">
            <text:p>CS\Mail\Mail\Move</text:p>
          </table:table-cell>
          <table:table-cell table:style-name="ce192" office:value-type="string">
            <text:p>Move one message by left click on Actions on this message Icon on View message panel</text:p>
          </table:table-cell>
          <table:table-cell office:value-type="string">
            <text:p>Step 3: Open move message form</text:p>
          </table:table-cell>
          <table:table-cell office:value-type="string">
            <text:p>- Left-Click at <text:s text:c="3"/>Actions on this message <text:s/>Icon on View message Panel</text:p>
            <text:p>- Select Move Option</text:p>
          </table:table-cell>
          <table:table-cell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490];6;1)&gt;MID([.F489];6;1);&quot;&quot;;MAX([.A$7:.A489])+1)">
            <text:p/>
          </table:table-cell>
          <table:table-cell office:value-type="string">
            <text:p>FNC_CS_MA_MAIL_07_01</text:p>
          </table:table-cell>
          <table:table-cell table:formula="of:=IF(VALUE(MID([.F490];6;FIND(&quot;:&quot;;[.F490];1)-FIND(&quot; &quot;;[.F490];1)-1))&gt;VALUE(MID([.F489];6;FIND(&quot;:&quot;;[.F489];1)-FIND(&quot; &quot;;[.F489];1)-1));[.C489];[.C489]+1)" office:value-type="float" office:value="3">
            <text:p>003</text:p>
          </table:table-cell>
          <table:table-cell office:value-type="string">
            <text:p>CS\Mail\Mail\Move</text:p>
          </table:table-cell>
          <table:table-cell table:style-name="ce192" office:value-type="string">
            <text:p>Move one message by left click on Actions on this message Icon on View message panel</text:p>
          </table:table-cell>
          <table:table-cell office:value-type="string">
            <text:p>Step 4: Perform moving</text:p>
          </table:table-cell>
          <table:table-cell office:value-type="string">
            <text:p>- Perform to choose a folder in <text:s text:c="2"/>Move to folder <text:s/>combo box <text:s/>- Click Save button</text:p>
          </table:table-cell>
          <table:table-cell office:value-type="string">
            <text:p>- Move message form is closed</text:p>
            <text:p>- This message is moved from Inbox folder <text:s/>to selected folder</text:p>
            <text:p>- This message will be not shown in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491];6;1)&gt;MID([.F490];6;1);&quot;&quot;;MAX([.A$7:.A490])+1)" office:value-type="float" office:value="154">
            <text:p>154</text:p>
          </table:table-cell>
          <table:table-cell office:value-type="string">
            <text:p>FNC_CS_MA_MAIL_07_01</text:p>
          </table:table-cell>
          <table:table-cell table:formula="of:=IF(VALUE(MID([.F491];6;FIND(&quot;:&quot;;[.F491];1)-FIND(&quot; &quot;;[.F491];1)-1))&gt;VALUE(MID([.F490];6;FIND(&quot;:&quot;;[.F490];1)-FIND(&quot; &quot;;[.F490];1)-1));[.C490];[.C490]+1)" office:value-type="float" office:value="4">
            <text:p>004</text:p>
          </table:table-cell>
          <table:table-cell office:value-type="string">
            <text:p>CS\Mail\Mail\Move</text:p>
          </table:table-cell>
          <table:table-cell table:style-name="ce79" office:value-type="string">
            <text:p>Move more messages at a time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Create some folders</text:p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492];6;1)&gt;MID([.F491];6;1);&quot;&quot;;MAX([.A$7:.A491])+1)">
            <text:p/>
          </table:table-cell>
          <table:table-cell office:value-type="string">
            <text:p>FNC_CS_MA_MAIL_07_01</text:p>
          </table:table-cell>
          <table:table-cell table:formula="of:=IF(VALUE(MID([.F492];6;FIND(&quot;:&quot;;[.F492];1)-FIND(&quot; &quot;;[.F492];1)-1))&gt;VALUE(MID([.F491];6;FIND(&quot;:&quot;;[.F491];1)-FIND(&quot; &quot;;[.F491];1)-1));[.C491];[.C491]+1)" office:value-type="float" office:value="4">
            <text:p>004</text:p>
          </table:table-cell>
          <table:table-cell office:value-type="string">
            <text:p>CS\Mail\Mail\Move</text:p>
          </table:table-cell>
          <table:table-cell office:value-type="string">
            <text:p>Move more messages at a time</text:p>
          </table:table-cell>
          <table:table-cell office:value-type="string">
            <text:p>Step 2: <text:s/>Marked some <text:s/>messages</text:p>
          </table:table-cell>
          <table:table-cell office:value-type="string">
            <text:p>- Open Inbox folder</text:p>
            <text:p>- Tick at corresponding check box of some <text:s/>messages</text:p>
          </table:table-cell>
          <table:table-cell office:value-type="string">
            <text:p>- These messages are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493];6;1)&gt;MID([.F492];6;1);&quot;&quot;;MAX([.A$7:.A492])+1)">
            <text:p/>
          </table:table-cell>
          <table:table-cell office:value-type="string">
            <text:p>FNC_CS_MA_MAIL_07_01</text:p>
          </table:table-cell>
          <table:table-cell table:formula="of:=IF(VALUE(MID([.F493];6;FIND(&quot;:&quot;;[.F493];1)-FIND(&quot; &quot;;[.F493];1)-1))&gt;VALUE(MID([.F492];6;FIND(&quot;:&quot;;[.F492];1)-FIND(&quot; &quot;;[.F492];1)-1));[.C492];[.C492]+1)" office:value-type="float" office:value="4">
            <text:p>004</text:p>
          </table:table-cell>
          <table:table-cell office:value-type="string">
            <text:p>CS\Mail\Mail\Move</text:p>
          </table:table-cell>
          <table:table-cell office:value-type="string">
            <text:p>Move more messages at a time</text:p>
          </table:table-cell>
          <table:table-cell office:value-type="string">
            <text:p>Step 3: Open move message form</text:p>
          </table:table-cell>
          <table:table-cell office:value-type="string">
            <text:p>- Click more actions on <text:s/>Action bar</text:p>
            <text:p>- Select Move message option</text:p>
          </table:table-cell>
          <table:table-cell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494];6;1)&gt;MID([.F493];6;1);&quot;&quot;;MAX([.A$7:.A493])+1)">
            <text:p/>
          </table:table-cell>
          <table:table-cell office:value-type="string">
            <text:p>FNC_CS_MA_MAIL_07_01</text:p>
          </table:table-cell>
          <table:table-cell table:formula="of:=IF(VALUE(MID([.F494];6;FIND(&quot;:&quot;;[.F494];1)-FIND(&quot; &quot;;[.F494];1)-1))&gt;VALUE(MID([.F493];6;FIND(&quot;:&quot;;[.F493];1)-FIND(&quot; &quot;;[.F493];1)-1));[.C493];[.C493]+1)" office:value-type="float" office:value="4">
            <text:p>004</text:p>
          </table:table-cell>
          <table:table-cell office:value-type="string">
            <text:p>CS\Mail\Mail\Move</text:p>
          </table:table-cell>
          <table:table-cell office:value-type="string">
            <text:p>Move more messages at a time</text:p>
          </table:table-cell>
          <table:table-cell office:value-type="string">
            <text:p>Step 4: <text:s/>Perform moving</text:p>
          </table:table-cell>
          <table:table-cell office:value-type="string">
            <text:p>- Perform to choose a folder in <text:s text:c="2"/>Move to folder <text:s/>combo box <text:s/>- Click Save button</text:p>
          </table:table-cell>
          <table:table-cell office:value-type="string">
            <text:p>- Move message form is closed</text:p>
            <text:p>- These messages are moved from Inbox folder <text:s/>to selected folder</text:p>
            <text:p>- These messages will be not shown in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8">
          <table:table-cell table:formula="of:=IF(MID([.F495];6;1)&gt;MID([.F494];6;1);&quot;&quot;;MAX([.A$7:.A494])+1)" office:value-type="float" office:value="155">
            <text:p>155</text:p>
          </table:table-cell>
          <table:table-cell office:value-type="string">
            <text:p>FNC_CS_MA_MAIL_07_01</text:p>
          </table:table-cell>
          <table:table-cell table:formula="of:=IF(VALUE(MID([.F495];6;FIND(&quot;:&quot;;[.F495];1)-FIND(&quot; &quot;;[.F495];1)-1))&gt;VALUE(MID([.F494];6;FIND(&quot;:&quot;;[.F494];1)-FIND(&quot; &quot;;[.F494];1)-1));[.C494];[.C494]+1)" office:value-type="float" office:value="5">
            <text:p>005</text:p>
          </table:table-cell>
          <table:table-cell office:value-type="string">
            <text:p>CS\Mail\Mail\Move</text:p>
          </table:table-cell>
          <table:table-cell table:style-name="ce79" office:value-type="string">
            <text:p>Move message from a folder to sub folder of other folder</text:p>
          </table:table-cell>
          <table:table-cell office:value-type="string">
            <text:p>Step 1:Perform to <text:s/>Create an Account mail, Check mail, Create some Folders, sub –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- Create some folders</text:p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MID([.F496];6;1)&gt;MID([.F495];6;1);&quot;&quot;;MAX([.A$7:.A495])+1)">
            <text:p/>
          </table:table-cell>
          <table:table-cell office:value-type="string">
            <text:p>FNC_CS_MA_MAIL_07_01</text:p>
          </table:table-cell>
          <table:table-cell table:formula="of:=IF(VALUE(MID([.F496];6;FIND(&quot;:&quot;;[.F496];1)-FIND(&quot; &quot;;[.F496];1)-1))&gt;VALUE(MID([.F495];6;FIND(&quot;:&quot;;[.F495];1)-FIND(&quot; &quot;;[.F495];1)-1));[.C495];[.C495]+1)" office:value-type="float" office:value="5">
            <text:p>005</text:p>
          </table:table-cell>
          <table:table-cell office:value-type="string">
            <text:p>CS\Mail\Mail\Move</text:p>
          </table:table-cell>
          <table:table-cell table:style-name="ce192" office:value-type="string">
            <text:p>Move message from a folder to sub folder of other folder</text:p>
          </table:table-cell>
          <table:table-cell office:value-type="string">
            <text:p>Step 2: Perform to move some messages from Inbox to a folder without sub-folder</text:p>
          </table:table-cell>
          <table:table-cell office:value-type="string">
            <text:p>- Perform to move some messages from Inbox to a folder without sub-folder</text:p>
          </table:table-cell>
          <table:table-cell table:style-name="ce193" office:value-type="string">
            <text:p>- Move messages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7">
          <table:table-cell table:formula="of:=IF(MID([.F497];6;1)&gt;MID([.F496];6;1);&quot;&quot;;MAX([.A$7:.A496])+1)">
            <text:p/>
          </table:table-cell>
          <table:table-cell office:value-type="string">
            <text:p>FNC_CS_MA_MAIL_07_01</text:p>
          </table:table-cell>
          <table:table-cell table:formula="of:=IF(VALUE(MID([.F497];6;FIND(&quot;:&quot;;[.F497];1)-FIND(&quot; &quot;;[.F497];1)-1))&gt;VALUE(MID([.F496];6;FIND(&quot;:&quot;;[.F496];1)-FIND(&quot; &quot;;[.F496];1)-1));[.C496];[.C496]+1)" office:value-type="float" office:value="5">
            <text:p>005</text:p>
          </table:table-cell>
          <table:table-cell office:value-type="string">
            <text:p>CS\Mail\Mail\Move</text:p>
          </table:table-cell>
          <table:table-cell table:style-name="ce192" office:value-type="string">
            <text:p>Move message from a folder to sub folder of other folder</text:p>
          </table:table-cell>
          <table:table-cell office:value-type="string">
            <text:p>Step 3: Mark messages</text:p>
          </table:table-cell>
          <table:table-cell office:value-type="string">
            <text:p>- Open the folder which stored some messages</text:p>
            <text:p>- Tick at corresponding check box of <text:s/>messages which you want to move</text:p>
          </table:table-cell>
          <table:table-cell table:style-name="ce193" office:value-type="string">
            <text:p>- These message are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0">
          <table:table-cell table:formula="of:=IF(MID([.F498];6;1)&gt;MID([.F497];6;1);&quot;&quot;;MAX([.A$7:.A497])+1)">
            <text:p/>
          </table:table-cell>
          <table:table-cell office:value-type="string">
            <text:p>FNC_CS_MA_MAIL_07_01</text:p>
          </table:table-cell>
          <table:table-cell table:formula="of:=IF(VALUE(MID([.F498];6;FIND(&quot;:&quot;;[.F498];1)-FIND(&quot; &quot;;[.F498];1)-1))&gt;VALUE(MID([.F497];6;FIND(&quot;:&quot;;[.F497];1)-FIND(&quot; &quot;;[.F497];1)-1));[.C497];[.C497]+1)" office:value-type="float" office:value="5">
            <text:p>005</text:p>
          </table:table-cell>
          <table:table-cell office:value-type="string">
            <text:p>CS\Mail\Mail\Move</text:p>
          </table:table-cell>
          <table:table-cell table:style-name="ce192" office:value-type="string">
            <text:p>Move message from a folder to sub folder of other folder</text:p>
          </table:table-cell>
          <table:table-cell office:value-type="string">
            <text:p>Step 4: Open Move message form</text:p>
          </table:table-cell>
          <table:table-cell office:value-type="string">
            <text:p>- Click more actions on <text:s/>Action bar</text:p>
            <text:p>- Select Move message option</text:p>
          </table:table-cell>
          <table:table-cell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0">
          <table:table-cell table:formula="of:=IF(MID([.F499];6;1)&gt;MID([.F498];6;1);&quot;&quot;;MAX([.A$7:.A498])+1)">
            <text:p/>
          </table:table-cell>
          <table:table-cell office:value-type="string">
            <text:p>FNC_CS_MA_MAIL_07_01</text:p>
          </table:table-cell>
          <table:table-cell table:formula="of:=IF(VALUE(MID([.F499];6;FIND(&quot;:&quot;;[.F499];1)-FIND(&quot; &quot;;[.F499];1)-1))&gt;VALUE(MID([.F498];6;FIND(&quot;:&quot;;[.F498];1)-FIND(&quot; &quot;;[.F498];1)-1));[.C498];[.C498]+1)" office:value-type="float" office:value="5">
            <text:p>005</text:p>
          </table:table-cell>
          <table:table-cell office:value-type="string">
            <text:p>CS\Mail\Mail\Move</text:p>
          </table:table-cell>
          <table:table-cell table:style-name="ce192" office:value-type="string">
            <text:p>Move message from a folder to sub folder of other folder</text:p>
          </table:table-cell>
          <table:table-cell office:value-type="string">
            <text:p>Step 5: Perform moving</text:p>
          </table:table-cell>
          <table:table-cell office:value-type="string">
            <text:p>- Select <text:s/>a sub-folder in <text:s text:c="2"/>Move to folder <text:s/>combo box</text:p>
            <text:p>- Click save button</text:p>
          </table:table-cell>
          <table:table-cell table:style-name="ce193" office:value-type="string">
            <text:p>- Move message form is closed</text:p>
            <text:p>- These message is moved to the sub-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2">
          <table:table-cell table:formula="of:=IF(MID([.F500];6;1)&gt;MID([.F499];6;1);&quot;&quot;;MAX([.A$7:.A499])+1)" office:value-type="float" office:value="156">
            <text:p>156</text:p>
          </table:table-cell>
          <table:table-cell office:value-type="string">
            <text:p>FNC_CS_MA_MAIL_07_01</text:p>
          </table:table-cell>
          <table:table-cell table:formula="of:=IF(VALUE(MID([.F500];6;FIND(&quot;:&quot;;[.F500];1)-FIND(&quot; &quot;;[.F500];1)-1))&gt;VALUE(MID([.F499];6;FIND(&quot;:&quot;;[.F499];1)-FIND(&quot; &quot;;[.F499];1)-1));[.C499];[.C499]+1)" office:value-type="float" office:value="6">
            <text:p>006</text:p>
          </table:table-cell>
          <table:table-cell office:value-type="string">
            <text:p>CS\Mail\Mail\Move</text:p>
          </table:table-cell>
          <table:table-cell table:style-name="ce79" office:value-type="string">
            <text:p>Move message from sub folder <text:s/>to parent folder</text:p>
          </table:table-cell>
          <table:table-cell office:value-type="string">
            <text:p>Step 1:Perform to <text:s/>Create an Account mail, Check mail, Create Folder and its sub-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- Create a folder and its sub-folder</text:p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7">
          <table:table-cell table:formula="of:=IF(MID([.F501];6;1)&gt;MID([.F500];6;1);&quot;&quot;;MAX([.A$7:.A500])+1)">
            <text:p/>
          </table:table-cell>
          <table:table-cell office:value-type="string">
            <text:p>FNC_CS_MA_MAIL_07_01</text:p>
          </table:table-cell>
          <table:table-cell table:formula="of:=IF(VALUE(MID([.F501];6;FIND(&quot;:&quot;;[.F501];1)-FIND(&quot; &quot;;[.F501];1)-1))&gt;VALUE(MID([.F500];6;FIND(&quot;:&quot;;[.F500];1)-FIND(&quot; &quot;;[.F500];1)-1));[.C500];[.C500]+1)" office:value-type="float" office:value="6">
            <text:p>006</text:p>
          </table:table-cell>
          <table:table-cell office:value-type="string">
            <text:p>CS\Mail\Mail\Move</text:p>
          </table:table-cell>
          <table:table-cell table:style-name="ce192" office:value-type="string">
            <text:p>Move message from sub folder <text:s/>to parent folder</text:p>
          </table:table-cell>
          <table:table-cell office:value-type="string">
            <text:p>Step 2: Move some messages from Inbox to added sub-folder</text:p>
          </table:table-cell>
          <table:table-cell office:value-type="string">
            <text:p>- Open Inbox <text:s/>folder: Tick at <text:s/>corresponding check box of <text:s/>some messages </text:p>
            <text:p>- then Click <text:span text:style-name="T5">More actions</text:span> on <text:s/>Action bar and Select <text:span text:style-name="T5">Move </text:span>message option</text:p>
            <text:p>- In Move message form: select added sub-folder from list box and click <text:span text:style-name="T5">Save</text:span></text:p>
          </table:table-cell>
          <table:table-cell table:style-name="ce193" office:value-type="string">
            <text:p>- Selected messages is moved from Inbox to selected sub-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0">
          <table:table-cell table:formula="of:=IF(MID([.F502];6;1)&gt;MID([.F501];6;1);&quot;&quot;;MAX([.A$7:.A501])+1)">
            <text:p/>
          </table:table-cell>
          <table:table-cell office:value-type="string">
            <text:p>FNC_CS_MA_MAIL_07_01</text:p>
          </table:table-cell>
          <table:table-cell table:formula="of:=IF(VALUE(MID([.F502];6;FIND(&quot;:&quot;;[.F502];1)-FIND(&quot; &quot;;[.F502];1)-1))&gt;VALUE(MID([.F501];6;FIND(&quot;:&quot;;[.F501];1)-FIND(&quot; &quot;;[.F501];1)-1));[.C501];[.C501]+1)" office:value-type="float" office:value="6">
            <text:p>006</text:p>
          </table:table-cell>
          <table:table-cell office:value-type="string">
            <text:p>CS\Mail\Mail\Move</text:p>
          </table:table-cell>
          <table:table-cell table:style-name="ce192" office:value-type="string">
            <text:p>Move message from sub folder <text:s/>to parent folder</text:p>
          </table:table-cell>
          <table:table-cell office:value-type="string">
            <text:p>Step 3: Open move message form</text:p>
          </table:table-cell>
          <table:table-cell office:value-type="string">
            <text:p>- In add Sub-folder: right click at a message and select <text:span text:style-name="T5">Move</text:span></text:p>
          </table:table-cell>
          <table:table-cell table:style-name="ce193"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503];6;1)&gt;MID([.F502];6;1);&quot;&quot;;MAX([.A$7:.A502])+1)">
            <text:p/>
          </table:table-cell>
          <table:table-cell office:value-type="string">
            <text:p>FNC_CS_MA_MAIL_07_01</text:p>
          </table:table-cell>
          <table:table-cell table:formula="of:=IF(VALUE(MID([.F503];6;FIND(&quot;:&quot;;[.F503];1)-FIND(&quot; &quot;;[.F503];1)-1))&gt;VALUE(MID([.F502];6;FIND(&quot;:&quot;;[.F502];1)-FIND(&quot; &quot;;[.F502];1)-1));[.C502];[.C502]+1)" office:value-type="float" office:value="6">
            <text:p>006</text:p>
          </table:table-cell>
          <table:table-cell office:value-type="string">
            <text:p>CS\Mail\Mail\Move</text:p>
          </table:table-cell>
          <table:table-cell table:style-name="ce192" office:value-type="string">
            <text:p>Move message from sub folder <text:s/>to parent folder</text:p>
          </table:table-cell>
          <table:table-cell office:value-type="string">
            <text:p>Step 4: Perform moving</text:p>
          </table:table-cell>
          <table:table-cell office:value-type="string">
            <text:p>- In Move message form: select parent folder which added from list folder</text:p>
            <text:p>then, click <text:span text:style-name="T5">Save</text:span></text:p>
          </table:table-cell>
          <table:table-cell table:style-name="ce193" office:value-type="string">
            <text:p>- Move message form is closed</text:p>
            <text:p>- Selected messages are moved to the sub-folder to parent folder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04];6;1)&gt;MID([.F503];6;1);&quot;&quot;;MAX([.A$7:.A503])+1)" office:value-type="float" office:value="157">
            <text:p>157</text:p>
          </table:table-cell>
          <table:table-cell office:value-type="string">
            <text:p>FNC_CS_MA_MAIL_07_01</text:p>
          </table:table-cell>
          <table:table-cell table:formula="of:=IF(VALUE(MID([.F504];6;FIND(&quot;:&quot;;[.F504];1)-FIND(&quot; &quot;;[.F504];1)-1))&gt;VALUE(MID([.F503];6;FIND(&quot;:&quot;;[.F503];1)-FIND(&quot; &quot;;[.F503];1)-1));[.C503];[.C503]+1)" office:value-type="float" office:value="7">
            <text:p>007</text:p>
          </table:table-cell>
          <table:table-cell office:value-type="string">
            <text:p>CS\Mail\Mail\Move</text:p>
          </table:table-cell>
          <table:table-cell table:style-name="ce79" office:value-type="string">
            <text:p>Move the first <text:s/>message in conversation in case the message is viewed by Thread form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505];6;1)&gt;MID([.F504];6;1);&quot;&quot;;MAX([.A$7:.A504])+1)">
            <text:p/>
          </table:table-cell>
          <table:table-cell office:value-type="string">
            <text:p>FNC_CS_MA_MAIL_07_01</text:p>
          </table:table-cell>
          <table:table-cell table:formula="of:=IF(VALUE(MID([.F505];6;FIND(&quot;:&quot;;[.F505];1)-FIND(&quot; &quot;;[.F505];1)-1))&gt;VALUE(MID([.F504];6;FIND(&quot;:&quot;;[.F504];1)-FIND(&quot; &quot;;[.F504];1)-1));[.C504];[.C504]+1)" office:value-type="float" office:value="7">
            <text:p>007</text:p>
          </table:table-cell>
          <table:table-cell office:value-type="string">
            <text:p>CS\Mail\Mail\Move</text:p>
          </table:table-cell>
          <table:table-cell table:style-name="ce192" office:value-type="string">
            <text:p>Move the first <text:s/>message in conversation in case the message is viewed by Thread form</text:p>
          </table:table-cell>
          <table:table-cell office:value-type="string">
            <text:p>Step 2: <text:s/>Marked a messages</text:p>
          </table:table-cell>
          <table:table-cell office:value-type="string">
            <text:p>- Open Inbox folder</text:p>
            <text:p>- Tick at corresponding check box of the message which is <text:s/>in a conversation </text:p>
          </table:table-cell>
          <table:table-cell office:value-type="string">
            <text:p>- The messages is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06];6;1)&gt;MID([.F505];6;1);&quot;&quot;;MAX([.A$7:.A505])+1)">
            <text:p/>
          </table:table-cell>
          <table:table-cell office:value-type="string">
            <text:p>FNC_CS_MA_MAIL_07_01</text:p>
          </table:table-cell>
          <table:table-cell table:formula="of:=IF(VALUE(MID([.F506];6;FIND(&quot;:&quot;;[.F506];1)-FIND(&quot; &quot;;[.F506];1)-1))&gt;VALUE(MID([.F505];6;FIND(&quot;:&quot;;[.F505];1)-FIND(&quot; &quot;;[.F505];1)-1));[.C505];[.C505]+1)" office:value-type="float" office:value="7">
            <text:p>007</text:p>
          </table:table-cell>
          <table:table-cell office:value-type="string">
            <text:p>CS\Mail\Mail\Move</text:p>
          </table:table-cell>
          <table:table-cell table:style-name="ce192" office:value-type="string">
            <text:p>Move the first <text:s/>message in conversation in case the message is viewed by Thread form</text:p>
          </table:table-cell>
          <table:table-cell office:value-type="string">
            <text:p>Step 3: Open move message form </text:p>
          </table:table-cell>
          <table:table-cell office:value-type="string">
            <text:p>- Click on More action Icon on Action bar and select Move message option</text:p>
            <text:p>- Or Right – click on this message, and select move message option</text:p>
            <text:p/>
          </table:table-cell>
          <table:table-cell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07];6;1)&gt;MID([.F506];6;1);&quot;&quot;;MAX([.A$7:.A506])+1)">
            <text:p/>
          </table:table-cell>
          <table:table-cell office:value-type="string">
            <text:p>FNC_CS_MA_MAIL_07_01</text:p>
          </table:table-cell>
          <table:table-cell table:formula="of:=IF(VALUE(MID([.F507];6;FIND(&quot;:&quot;;[.F507];1)-FIND(&quot; &quot;;[.F507];1)-1))&gt;VALUE(MID([.F506];6;FIND(&quot;:&quot;;[.F506];1)-FIND(&quot; &quot;;[.F506];1)-1));[.C506];[.C506]+1)" office:value-type="float" office:value="7">
            <text:p>007</text:p>
          </table:table-cell>
          <table:table-cell office:value-type="string">
            <text:p>CS\Mail\Mail\Move</text:p>
          </table:table-cell>
          <table:table-cell table:style-name="ce192" office:value-type="string">
            <text:p>Move the first <text:s/>message in conversation in case the message is viewed by Thread form</text:p>
          </table:table-cell>
          <table:table-cell office:value-type="string">
            <text:p>Step 4: Perform moving</text:p>
          </table:table-cell>
          <table:table-cell office:value-type="string">
            <text:p>- choose a folder in <text:s text:c="2"/>Move to folder <text:s/>combo box <text:s/></text:p>
            <text:p>- Click Save button</text:p>
          </table:table-cell>
          <table:table-cell table:style-name="ce193" office:value-type="string">
            <text:p>- Message in conversation is removed and Total messages in conversation is decreased (1)</text:p>
            <text:p>- Selected message is moved and displayed in selected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508];6;1)&gt;MID([.F507];6;1);&quot;&quot;;MAX([.A$7:.A507])+1)" office:value-type="float" office:value="158">
            <text:p>158</text:p>
          </table:table-cell>
          <table:table-cell office:value-type="string">
            <text:p>FNC_CS_MA_MAIL_07_01</text:p>
          </table:table-cell>
          <table:table-cell table:formula="of:=IF(VALUE(MID([.F508];6;FIND(&quot;:&quot;;[.F508];1)-FIND(&quot; &quot;;[.F508];1)-1))&gt;VALUE(MID([.F507];6;FIND(&quot;:&quot;;[.F507];1)-FIND(&quot; &quot;;[.F507];1)-1));[.C507];[.C507]+1)" office:value-type="float" office:value="8">
            <text:p>008</text:p>
          </table:table-cell>
          <table:table-cell office:value-type="string">
            <text:p>CS\Mail\Mail\Move</text:p>
          </table:table-cell>
          <table:table-cell table:style-name="ce79" office:value-type="string">
            <text:p>Move a message in conversation which contains more messages in case the message is between this <text:s/>conversation and message is view by conversation form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509];6;1)&gt;MID([.F508];6;1);&quot;&quot;;MAX([.A$7:.A508])+1)">
            <text:p/>
          </table:table-cell>
          <table:table-cell office:value-type="string">
            <text:p>FNC_CS_MA_MAIL_07_01</text:p>
          </table:table-cell>
          <table:table-cell table:formula="of:=IF(VALUE(MID([.F509];6;FIND(&quot;:&quot;;[.F509];1)-FIND(&quot; &quot;;[.F509];1)-1))&gt;VALUE(MID([.F508];6;FIND(&quot;:&quot;;[.F508];1)-FIND(&quot; &quot;;[.F508];1)-1));[.C508];[.C508]+1)" office:value-type="float" office:value="8">
            <text:p>008</text:p>
          </table:table-cell>
          <table:table-cell office:value-type="string">
            <text:p>CS\Mail\Mail\Move</text:p>
          </table:table-cell>
          <table:table-cell table:style-name="ce192" office:value-type="string">
            <text:p>Move a message in conversation which contains more messages in case the message is between this <text:s/>conversation and message is view by conversation form</text:p>
          </table:table-cell>
          <table:table-cell office:value-type="string">
            <text:p>Step 2: <text:s/>View conversation</text:p>
          </table:table-cell>
          <table:table-cell office:value-type="string">
            <text:p>- Open Inbox folder</text:p>
            <text:p>- Click one conversation</text:p>
          </table:table-cell>
          <table:table-cell office:value-type="string">
            <text:p>- The conversation is view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510];6;1)&gt;MID([.F509];6;1);&quot;&quot;;MAX([.A$7:.A509])+1)">
            <text:p/>
          </table:table-cell>
          <table:table-cell office:value-type="string">
            <text:p>FNC_CS_MA_MAIL_07_01</text:p>
          </table:table-cell>
          <table:table-cell table:formula="of:=IF(VALUE(MID([.F510];6;FIND(&quot;:&quot;;[.F510];1)-FIND(&quot; &quot;;[.F510];1)-1))&gt;VALUE(MID([.F509];6;FIND(&quot;:&quot;;[.F509];1)-FIND(&quot; &quot;;[.F509];1)-1));[.C509];[.C509]+1)" office:value-type="float" office:value="8">
            <text:p>008</text:p>
          </table:table-cell>
          <table:table-cell office:value-type="string">
            <text:p>CS\Mail\Mail\Move</text:p>
          </table:table-cell>
          <table:table-cell table:style-name="ce192" office:value-type="string">
            <text:p>Move a message in conversation which contains more messages in case the message is between this <text:s/>conversation and message is view by conversation form</text:p>
          </table:table-cell>
          <table:table-cell office:value-type="string">
            <text:p>Step 3: open move message form</text:p>
          </table:table-cell>
          <table:table-cell office:value-type="string">
            <text:p>- Click [Action on this message] icon of moved message at Preview pane and choose [Move to folder] option on menu</text:p>
            <text:p/>
          </table:table-cell>
          <table:table-cell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511];6;1)&gt;MID([.F510];6;1);&quot;&quot;;MAX([.A$7:.A510])+1)">
            <text:p/>
          </table:table-cell>
          <table:table-cell office:value-type="string">
            <text:p>FNC_CS_MA_MAIL_07_01</text:p>
          </table:table-cell>
          <table:table-cell table:formula="of:=IF(VALUE(MID([.F511];6;FIND(&quot;:&quot;;[.F511];1)-FIND(&quot; &quot;;[.F511];1)-1))&gt;VALUE(MID([.F510];6;FIND(&quot;:&quot;;[.F510];1)-FIND(&quot; &quot;;[.F510];1)-1));[.C510];[.C510]+1)" office:value-type="float" office:value="8">
            <text:p>008</text:p>
          </table:table-cell>
          <table:table-cell office:value-type="string">
            <text:p>CS\Mail\Mail\Move</text:p>
          </table:table-cell>
          <table:table-cell table:style-name="ce192" office:value-type="string">
            <text:p>Move a message in conversation which contains more messages in case the message is between this <text:s/>conversation and message is view by conversation form</text:p>
          </table:table-cell>
          <table:table-cell office:value-type="string">
            <text:p>Step 4: Perform moving</text:p>
          </table:table-cell>
          <table:table-cell office:value-type="string">
            <text:p>- choose a folder in <text:s text:c="2"/>Move to folder <text:s/>combo box <text:s/></text:p>
            <text:p>- Click Save button</text:p>
          </table:table-cell>
          <table:table-cell table:style-name="ce193" office:value-type="string">
            <text:p>- Message in conversation is removed and Total messages in conversation is decreased (1)</text:p>
            <text:p>- Selected message is moved and displayed in selected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512];6;1)&gt;MID([.F511];6;1);&quot;&quot;;MAX([.A$7:.A511])+1)" office:value-type="float" office:value="159">
            <text:p>159</text:p>
          </table:table-cell>
          <table:table-cell office:value-type="string">
            <text:p>FNC_CS_MA_MAIL_07_01</text:p>
          </table:table-cell>
          <table:table-cell table:formula="of:=IF(VALUE(MID([.F512];6;FIND(&quot;:&quot;;[.F512];1)-FIND(&quot; &quot;;[.F512];1)-1))&gt;VALUE(MID([.F511];6;FIND(&quot;:&quot;;[.F511];1)-FIND(&quot; &quot;;[.F511];1)-1));[.C511];[.C511]+1)" office:value-type="float" office:value="9">
            <text:p>009</text:p>
          </table:table-cell>
          <table:table-cell office:value-type="string">
            <text:p>CS\Mail\Mail\Move</text:p>
          </table:table-cell>
          <table:table-cell table:style-name="ce79" office:value-type="string">
            <text:p>Move a message in conversation which contains more messages in case the message is between this <text:s/>conversation and messages are viewed by thread form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513];6;1)&gt;MID([.F512];6;1);&quot;&quot;;MAX([.A$7:.A512])+1)">
            <text:p/>
          </table:table-cell>
          <table:table-cell office:value-type="string">
            <text:p>FNC_CS_MA_MAIL_07_01</text:p>
          </table:table-cell>
          <table:table-cell table:formula="of:=IF(VALUE(MID([.F513];6;FIND(&quot;:&quot;;[.F513];1)-FIND(&quot; &quot;;[.F513];1)-1))&gt;VALUE(MID([.F512];6;FIND(&quot;:&quot;;[.F512];1)-FIND(&quot; &quot;;[.F512];1)-1));[.C512];[.C512]+1)" office:value-type="float" office:value="9">
            <text:p>009</text:p>
          </table:table-cell>
          <table:table-cell office:value-type="string">
            <text:p>CS\Mail\Mail\Move</text:p>
          </table:table-cell>
          <table:table-cell table:style-name="ce192" office:value-type="string">
            <text:p>Move a message in conversation which contains more messages in case the message is between in <text:s/>this <text:s/>conversation and message is view by thread form</text:p>
          </table:table-cell>
          <table:table-cell office:value-type="string">
            <text:p>Step 2: <text:s/>Marked a messages</text:p>
          </table:table-cell>
          <table:table-cell office:value-type="string">
            <text:p>- Open Inbox folder</text:p>
            <text:p>- Tick at corresponding check box of the message which is <text:s/>in a conversation </text:p>
          </table:table-cell>
          <table:table-cell office:value-type="string">
            <text:p>- The messages is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514];6;1)&gt;MID([.F513];6;1);&quot;&quot;;MAX([.A$7:.A513])+1)">
            <text:p/>
          </table:table-cell>
          <table:table-cell office:value-type="string">
            <text:p>FNC_CS_MA_MAIL_07_01</text:p>
          </table:table-cell>
          <table:table-cell table:formula="of:=IF(VALUE(MID([.F514];6;FIND(&quot;:&quot;;[.F514];1)-FIND(&quot; &quot;;[.F514];1)-1))&gt;VALUE(MID([.F513];6;FIND(&quot;:&quot;;[.F513];1)-FIND(&quot; &quot;;[.F513];1)-1));[.C513];[.C513]+1)" office:value-type="float" office:value="9">
            <text:p>009</text:p>
          </table:table-cell>
          <table:table-cell office:value-type="string">
            <text:p>CS\Mail\Mail\Move</text:p>
          </table:table-cell>
          <table:table-cell table:style-name="ce192" office:value-type="string">
            <text:p>Move a message in conversation which contains more messages in case the message is between in <text:s/>this <text:s/>conversation and message is view by thread form</text:p>
          </table:table-cell>
          <table:table-cell office:value-type="string">
            <text:p>Step 3: open move message form</text:p>
          </table:table-cell>
          <table:table-cell office:value-type="string">
            <text:p>- Click on More action Icon on Action bar and select Move message option</text:p>
            <text:p>- O Right – click on this message, and select move message option</text:p>
            <text:p/>
          </table:table-cell>
          <table:table-cell office:value-type="string">
            <text:p>- Move message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515];6;1)&gt;MID([.F514];6;1);&quot;&quot;;MAX([.A$7:.A514])+1)">
            <text:p/>
          </table:table-cell>
          <table:table-cell office:value-type="string">
            <text:p>FNC_CS_MA_MAIL_07_01</text:p>
          </table:table-cell>
          <table:table-cell table:formula="of:=IF(VALUE(MID([.F515];6;FIND(&quot;:&quot;;[.F515];1)-FIND(&quot; &quot;;[.F515];1)-1))&gt;VALUE(MID([.F514];6;FIND(&quot;:&quot;;[.F514];1)-FIND(&quot; &quot;;[.F514];1)-1));[.C514];[.C514]+1)" office:value-type="float" office:value="9">
            <text:p>009</text:p>
          </table:table-cell>
          <table:table-cell office:value-type="string">
            <text:p>CS\Mail\Mail\Move</text:p>
          </table:table-cell>
          <table:table-cell table:style-name="ce192" office:value-type="string">
            <text:p>Move a message in conversation which contains more messages in case the message is between in <text:s/>this <text:s/>conversation and message is view by thread form</text:p>
          </table:table-cell>
          <table:table-cell office:value-type="string">
            <text:p>Step 4: Perform moving</text:p>
          </table:table-cell>
          <table:table-cell office:value-type="string">
            <text:p>- choose a folder in <text:s text:c="2"/>Move to folder <text:s/>combo box <text:s/></text:p>
            <text:p>- Click Save button</text:p>
          </table:table-cell>
          <table:table-cell table:style-name="ce193" office:value-type="string">
            <text:p>- Message in conversation is removed and Total messages in conversation is decreased (1)</text:p>
            <text:p>- Selected message is moved and displayed in selected folder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16];6;1)&gt;MID([.F515];6;1);&quot;&quot;;MAX([.A$7:.A515])+1)" office:value-type="float" office:value="160">
            <text:p>160</text:p>
          </table:table-cell>
          <table:table-cell office:value-type="string">
            <text:p>FNC_CS_MA_MAIL_07_01</text:p>
          </table:table-cell>
          <table:table-cell table:formula="of:=IF(VALUE(MID([.F516];6;FIND(&quot;:&quot;;[.F516];1)-FIND(&quot; &quot;;[.F516];1)-1))&gt;VALUE(MID([.F515];6;FIND(&quot;:&quot;;[.F515];1)-FIND(&quot; &quot;;[.F515];1)-1));[.C515];[.C515]+1)" office:value-type="float" office:value="10">
            <text:p>010</text:p>
          </table:table-cell>
          <table:table-cell office:value-type="string">
            <text:p>CS\Mail\Mail\Move</text:p>
          </table:table-cell>
          <table:table-cell table:style-name="ce79" office:value-type="string">
            <text:p>Move message which is <text:s/>imported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517];6;1)&gt;MID([.F516];6;1);&quot;&quot;;MAX([.A$7:.A516])+1)">
            <text:p/>
          </table:table-cell>
          <table:table-cell office:value-type="string">
            <text:p>FNC_CS_MA_MAIL_07_01</text:p>
          </table:table-cell>
          <table:table-cell table:formula="of:=IF(VALUE(MID([.F517];6;FIND(&quot;:&quot;;[.F517];1)-FIND(&quot; &quot;;[.F517];1)-1))&gt;VALUE(MID([.F516];6;FIND(&quot;:&quot;;[.F516];1)-FIND(&quot; &quot;;[.F516];1)-1));[.C516];[.C516]+1)" office:value-type="float" office:value="10">
            <text:p>010</text:p>
          </table:table-cell>
          <table:table-cell office:value-type="string">
            <text:p>CS\Mail\Mail\Move</text:p>
          </table:table-cell>
          <table:table-cell office:value-type="string">
            <text:p>Move message which is <text:s/>imported</text:p>
          </table:table-cell>
          <table:table-cell office:value-type="string">
            <text:p>Step 2: Perform to Import a mail from machine to a folder </text:p>
          </table:table-cell>
          <table:table-cell office:value-type="string">
            <text:p>- Perform to import a mail from machine to a folder</text:p>
          </table:table-cell>
          <table:table-cell table:style-name="ce193" office:value-type="string">
            <text:p>- This mail is impor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518];6;1)&gt;MID([.F517];6;1);&quot;&quot;;MAX([.A$7:.A517])+1)">
            <text:p/>
          </table:table-cell>
          <table:table-cell office:value-type="string">
            <text:p>FNC_CS_MA_MAIL_07_01</text:p>
          </table:table-cell>
          <table:table-cell table:formula="of:=IF(VALUE(MID([.F518];6;FIND(&quot;:&quot;;[.F518];1)-FIND(&quot; &quot;;[.F518];1)-1))&gt;VALUE(MID([.F517];6;FIND(&quot;:&quot;;[.F517];1)-FIND(&quot; &quot;;[.F517];1)-1));[.C517];[.C517]+1)" office:value-type="float" office:value="10">
            <text:p>010</text:p>
          </table:table-cell>
          <table:table-cell office:value-type="string">
            <text:p>CS\Mail\Mail\Move</text:p>
          </table:table-cell>
          <table:table-cell office:value-type="string">
            <text:p>Move message which is <text:s/>imported</text:p>
          </table:table-cell>
          <table:table-cell office:value-type="string">
            <text:p>Step 3: <text:s/>Mark message</text:p>
          </table:table-cell>
          <table:table-cell office:value-type="string">
            <text:p>- Open folder which store imported mail</text:p>
            <text:p>- Tick at corresponding check box of imported mail</text:p>
          </table:table-cell>
          <table:table-cell table:style-name="ce193" office:value-type="string">
            <text:p>- This mail is mark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8">
          <table:table-cell table:formula="of:=IF(MID([.F519];6;1)&gt;MID([.F518];6;1);&quot;&quot;;MAX([.A$7:.A518])+1)">
            <text:p/>
          </table:table-cell>
          <table:table-cell office:value-type="string">
            <text:p>FNC_CS_MA_MAIL_07_01</text:p>
          </table:table-cell>
          <table:table-cell table:formula="of:=IF(VALUE(MID([.F519];6;FIND(&quot;:&quot;;[.F519];1)-FIND(&quot; &quot;;[.F519];1)-1))&gt;VALUE(MID([.F518];6;FIND(&quot;:&quot;;[.F518];1)-FIND(&quot; &quot;;[.F518];1)-1));[.C518];[.C518]+1)" office:value-type="float" office:value="10">
            <text:p>010</text:p>
          </table:table-cell>
          <table:table-cell office:value-type="string">
            <text:p>CS\Mail\Mail\Move</text:p>
          </table:table-cell>
          <table:table-cell office:value-type="string">
            <text:p>Move message which is <text:s/>imported</text:p>
          </table:table-cell>
          <table:table-cell office:value-type="string">
            <text:p>Step 4: Open Move message form</text:p>
          </table:table-cell>
          <table:table-cell office:value-type="string">
            <text:p>- Can Open this form by 3 ways:</text:p>
            <text:p>- Click on More action Icon on Action bar and select Move message option</text:p>
            <text:p>- Right – click on this message, and select move message option</text:p>
            <text:p>- Left- Click on <text:s text:c="2"/>Actions on <text:s/>this message <text:s/>and select Move to folder Option</text:p>
          </table:table-cell>
          <table:table-cell table:style-name="ce193" office:value-type="string">
            <text:p>- Thi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520];6;1)&gt;MID([.F519];6;1);&quot;&quot;;MAX([.A$7:.A519])+1)">
            <text:p/>
          </table:table-cell>
          <table:table-cell office:value-type="string">
            <text:p>FNC_CS_MA_MAIL_07_01</text:p>
          </table:table-cell>
          <table:table-cell table:formula="of:=IF(VALUE(MID([.F520];6;FIND(&quot;:&quot;;[.F520];1)-FIND(&quot; &quot;;[.F520];1)-1))&gt;VALUE(MID([.F519];6;FIND(&quot;:&quot;;[.F519];1)-FIND(&quot; &quot;;[.F519];1)-1));[.C519];[.C519]+1)" office:value-type="float" office:value="10">
            <text:p>010</text:p>
          </table:table-cell>
          <table:table-cell office:value-type="string">
            <text:p>CS\Mail\Mail\Move</text:p>
          </table:table-cell>
          <table:table-cell office:value-type="string">
            <text:p>Move message which is <text:s/>imported</text:p>
          </table:table-cell>
          <table:table-cell office:value-type="string">
            <text:p>Step 5: Perform moving</text:p>
          </table:table-cell>
          <table:table-cell office:value-type="string">
            <text:p>- Perform to choose a folder in <text:s text:c="2"/>Move to folder <text:s/>combo box <text:s/>- Click Save button</text:p>
          </table:table-cell>
          <table:table-cell table:style-name="ce193" office:value-type="string">
            <text:p>- Message in conversation is removed and Total messages in conversation is decreased (1)</text:p>
            <text:p>- Selected message is moved and displayed in selected folder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21];6;1)&gt;MID([.F520];6;1);&quot;&quot;;MAX([.A$7:.A520])+1)" office:value-type="float" office:value="161">
            <text:p>161</text:p>
          </table:table-cell>
          <table:table-cell office:value-type="string">
            <text:p>FNC_CS_MA_MAIL_07_02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Drag_Drop</text:p>
          </table:table-cell>
          <table:table-cell table:style-name="ce79" office:value-type="string">
            <text:p>Drag and Drop a message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522];6;1)&gt;MID([.F521];6;1);&quot;&quot;;MAX([.A$7:.A521])+1)">
            <text:p/>
          </table:table-cell>
          <table:table-cell office:value-type="string">
            <text:p>FNC_CS_MA_MAIL_07_02</text:p>
          </table:table-cell>
          <table:table-cell table:formula="of:=IF(VALUE(MID([.F522];6;FIND(&quot;:&quot;;[.F522];1)-FIND(&quot; &quot;;[.F522];1)-1))&gt;VALUE(MID([.F521];6;FIND(&quot;:&quot;;[.F521];1)-FIND(&quot; &quot;;[.F521];1)-1));[.C521];[.C521]+1)" office:value-type="float" office:value="1">
            <text:p>001</text:p>
          </table:table-cell>
          <table:table-cell office:value-type="string">
            <text:p>CS\Mail\Mail\Drag_Drop</text:p>
          </table:table-cell>
          <table:table-cell office:value-type="string">
            <text:p>Drag and Drop a message</text:p>
          </table:table-cell>
          <table:table-cell office:value-type="string">
            <text:p>Step 2: <text:s/>Marked a message Or not</text:p>
          </table:table-cell>
          <table:table-cell office:value-type="string">
            <text:p>- Open Inbox folder</text:p>
            <text:p>- Tick at corresponding check box of <text:s/>a message or not</text:p>
          </table:table-cell>
          <table:table-cell table:style-name="ce193" office:value-type="string">
            <text:p>This message is marked or no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0">
          <table:table-cell table:formula="of:=IF(MID([.F523];6;1)&gt;MID([.F522];6;1);&quot;&quot;;MAX([.A$7:.A522])+1)">
            <text:p/>
          </table:table-cell>
          <table:table-cell office:value-type="string">
            <text:p>FNC_CS_MA_MAIL_07_02</text:p>
          </table:table-cell>
          <table:table-cell table:formula="of:=IF(VALUE(MID([.F523];6;FIND(&quot;:&quot;;[.F523];1)-FIND(&quot; &quot;;[.F523];1)-1))&gt;VALUE(MID([.F522];6;FIND(&quot;:&quot;;[.F522];1)-FIND(&quot; &quot;;[.F522];1)-1));[.C522];[.C522]+1)" office:value-type="float" office:value="1">
            <text:p>001</text:p>
          </table:table-cell>
          <table:table-cell office:value-type="string">
            <text:p>CS\Mail\Mail\Drag_Drop</text:p>
          </table:table-cell>
          <table:table-cell office:value-type="string">
            <text:p>Drag and Drop a message</text:p>
          </table:table-cell>
          <table:table-cell office:value-type="string">
            <text:p>Step 3: Drag &amp; Drop</text:p>
          </table:table-cell>
          <table:table-cell office:value-type="string">
            <text:p>- Perform to drag and drop this message to other folder</text:p>
          </table:table-cell>
          <table:table-cell table:style-name="ce193" office:value-type="string">
            <text:p>- This message is moved to new folder, and not displayed in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5">
          <table:table-cell table:formula="of:=IF(MID([.F524];6;1)&gt;MID([.F523];6;1);&quot;&quot;;MAX([.A$7:.A523])+1)" office:value-type="float" office:value="162">
            <text:p>162</text:p>
          </table:table-cell>
          <table:table-cell office:value-type="string">
            <text:p>FNC_CS_MA_MAIL_07_02</text:p>
          </table:table-cell>
          <table:table-cell table:formula="of:=IF(VALUE(MID([.F524];6;FIND(&quot;:&quot;;[.F524];1)-FIND(&quot; &quot;;[.F524];1)-1))&gt;VALUE(MID([.F523];6;FIND(&quot;:&quot;;[.F523];1)-FIND(&quot; &quot;;[.F523];1)-1));[.C523];[.C523]+1)" office:value-type="float" office:value="2">
            <text:p>002</text:p>
          </table:table-cell>
          <table:table-cell office:value-type="string">
            <text:p>CS\Mail\Mail\Drag_Drop</text:p>
          </table:table-cell>
          <table:table-cell table:style-name="ce79" office:value-type="string">
            <text:p>Drag and Drop message which is <text:s/>imported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2">
          <table:table-cell table:formula="of:=IF(MID([.F525];6;1)&gt;MID([.F524];6;1);&quot;&quot;;MAX([.A$7:.A524])+1)">
            <text:p/>
          </table:table-cell>
          <table:table-cell office:value-type="string">
            <text:p>FNC_CS_MA_MAIL_07_02</text:p>
          </table:table-cell>
          <table:table-cell table:formula="of:=IF(VALUE(MID([.F525];6;FIND(&quot;:&quot;;[.F525];1)-FIND(&quot; &quot;;[.F525];1)-1))&gt;VALUE(MID([.F524];6;FIND(&quot;:&quot;;[.F524];1)-FIND(&quot; &quot;;[.F524];1)-1));[.C524];[.C524]+1)" office:value-type="float" office:value="2">
            <text:p>002</text:p>
          </table:table-cell>
          <table:table-cell office:value-type="string">
            <text:p>CS\Mail\Mail\Drag_Drop</text:p>
          </table:table-cell>
          <table:table-cell office:value-type="string">
            <text:p>Drag and Drop message which is <text:s/>imported</text:p>
          </table:table-cell>
          <table:table-cell office:value-type="string">
            <text:p>Step 2: Perform to Import a mail from machine to a folder </text:p>
          </table:table-cell>
          <table:table-cell office:value-type="string">
            <text:p>- Perform to import a mail from machine to a folder</text:p>
          </table:table-cell>
          <table:table-cell table:style-name="ce193" office:value-type="string">
            <text:p>- This mail is impor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MID([.F526];6;1)&gt;MID([.F525];6;1);&quot;&quot;;MAX([.A$7:.A525])+1)">
            <text:p/>
          </table:table-cell>
          <table:table-cell office:value-type="string">
            <text:p>FNC_CS_MA_MAIL_07_02</text:p>
          </table:table-cell>
          <table:table-cell table:formula="of:=IF(VALUE(MID([.F526];6;FIND(&quot;:&quot;;[.F526];1)-FIND(&quot; &quot;;[.F526];1)-1))&gt;VALUE(MID([.F525];6;FIND(&quot;:&quot;;[.F525];1)-FIND(&quot; &quot;;[.F525];1)-1));[.C525];[.C525]+1)" office:value-type="float" office:value="2">
            <text:p>002</text:p>
          </table:table-cell>
          <table:table-cell office:value-type="string">
            <text:p>CS\Mail\Mail\Drag_Drop</text:p>
          </table:table-cell>
          <table:table-cell office:value-type="string">
            <text:p>Drag and Drop message which is <text:s/>imported</text:p>
          </table:table-cell>
          <table:table-cell office:value-type="string">
            <text:p>Step 3: <text:s/>Mark message</text:p>
          </table:table-cell>
          <table:table-cell office:value-type="string">
            <text:p>- Open folder which store imported mail</text:p>
            <text:p>- Tick at corresponding check box of imported mail</text:p>
          </table:table-cell>
          <table:table-cell table:style-name="ce193" office:value-type="string">
            <text:p>- This mail is mark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8">
          <table:table-cell table:formula="of:=IF(MID([.F527];6;1)&gt;MID([.F526];6;1);&quot;&quot;;MAX([.A$7:.A526])+1)">
            <text:p/>
          </table:table-cell>
          <table:table-cell office:value-type="string">
            <text:p>FNC_CS_MA_MAIL_07_02</text:p>
          </table:table-cell>
          <table:table-cell table:formula="of:=IF(VALUE(MID([.F527];6;FIND(&quot;:&quot;;[.F527];1)-FIND(&quot; &quot;;[.F527];1)-1))&gt;VALUE(MID([.F526];6;FIND(&quot;:&quot;;[.F526];1)-FIND(&quot; &quot;;[.F526];1)-1));[.C526];[.C526]+1)" office:value-type="float" office:value="2">
            <text:p>002</text:p>
          </table:table-cell>
          <table:table-cell office:value-type="string">
            <text:p>CS\Mail\Mail\Drag_Drop</text:p>
          </table:table-cell>
          <table:table-cell office:value-type="string">
            <text:p>Drag and Drop message which is <text:s/>imported</text:p>
          </table:table-cell>
          <table:table-cell office:value-type="string">
            <text:p>Step 4: Perform moving</text:p>
          </table:table-cell>
          <table:table-cell office:value-type="string">
            <text:p>- Drag &amp; drop the message to new folder</text:p>
          </table:table-cell>
          <table:table-cell table:style-name="ce193" office:value-type="string">
            <text:p>- Message in conversation is removed and Total messages in conversation is decreased (1)</text:p>
            <text:p>- Selected message is moved and displayed in selected folder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28];6;1)&gt;MID([.F527];6;1);&quot;&quot;;MAX([.A$7:.A527])+1)" office:value-type="float" office:value="163">
            <text:p>163</text:p>
          </table:table-cell>
          <table:table-cell office:value-type="string">
            <text:p>FNC_CS_MA_MAIL_07_02</text:p>
          </table:table-cell>
          <table:table-cell table:formula="of:=IF(VALUE(MID([.F528];6;FIND(&quot;:&quot;;[.F528];1)-FIND(&quot; &quot;;[.F528];1)-1))&gt;VALUE(MID([.F527];6;FIND(&quot;:&quot;;[.F527];1)-FIND(&quot; &quot;;[.F527];1)-1));[.C527];[.C527]+1)" office:value-type="float" office:value="3">
            <text:p>003</text:p>
          </table:table-cell>
          <table:table-cell office:value-type="string">
            <text:p>CS\Mail\Mail\Drag_Drop</text:p>
          </table:table-cell>
          <table:table-cell table:style-name="ce79" office:value-type="string">
            <text:p>Drag and Drop many messages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0">
          <table:table-cell table:formula="of:=IF(MID([.F529];6;1)&gt;MID([.F528];6;1);&quot;&quot;;MAX([.A$7:.A528])+1)">
            <text:p/>
          </table:table-cell>
          <table:table-cell office:value-type="string">
            <text:p>FNC_CS_MA_MAIL_07_02</text:p>
          </table:table-cell>
          <table:table-cell table:formula="of:=IF(VALUE(MID([.F529];6;FIND(&quot;:&quot;;[.F529];1)-FIND(&quot; &quot;;[.F529];1)-1))&gt;VALUE(MID([.F528];6;FIND(&quot;:&quot;;[.F528];1)-FIND(&quot; &quot;;[.F528];1)-1));[.C528];[.C528]+1)" office:value-type="float" office:value="3">
            <text:p>003</text:p>
          </table:table-cell>
          <table:table-cell office:value-type="string">
            <text:p>CS\Mail\Mail\Drag_Drop</text:p>
          </table:table-cell>
          <table:table-cell office:value-type="string">
            <text:p>Drag and Drop many messages</text:p>
          </table:table-cell>
          <table:table-cell office:value-type="string">
            <text:p>Step 2: <text:s/>Marked messages</text:p>
          </table:table-cell>
          <table:table-cell office:value-type="string">
            <text:p>- Open Inbox folder</text:p>
            <text:p>- Tick at corresponding check boxes of <text:s/>messages</text:p>
          </table:table-cell>
          <table:table-cell table:style-name="ce193" office:value-type="string">
            <text:p>These messages are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6">
          <table:table-cell table:formula="of:=IF(MID([.F530];6;1)&gt;MID([.F529];6;1);&quot;&quot;;MAX([.A$7:.A529])+1)">
            <text:p/>
          </table:table-cell>
          <table:table-cell office:value-type="string">
            <text:p>FNC_CS_MA_MAIL_07_02</text:p>
          </table:table-cell>
          <table:table-cell table:formula="of:=IF(VALUE(MID([.F530];6;FIND(&quot;:&quot;;[.F530];1)-FIND(&quot; &quot;;[.F530];1)-1))&gt;VALUE(MID([.F529];6;FIND(&quot;:&quot;;[.F529];1)-FIND(&quot; &quot;;[.F529];1)-1));[.C529];[.C529]+1)" office:value-type="float" office:value="3">
            <text:p>003</text:p>
          </table:table-cell>
          <table:table-cell office:value-type="string">
            <text:p>CS\Mail\Mail\Drag_Drop</text:p>
          </table:table-cell>
          <table:table-cell office:value-type="string">
            <text:p>Drag and Drop many messages</text:p>
          </table:table-cell>
          <table:table-cell office:value-type="string">
            <text:p>Step 3: Drag &amp; Drop</text:p>
          </table:table-cell>
          <table:table-cell office:value-type="string">
            <text:p>- Perform to drag and drop these messages to other folder</text:p>
          </table:table-cell>
          <table:table-cell table:style-name="ce193" office:value-type="string">
            <text:p>- These message are moved to new folder, and not displayed in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31];6;1)&gt;MID([.F530];6;1);&quot;&quot;;MAX([.A$7:.A530])+1)" office:value-type="float" office:value="164">
            <text:p>164</text:p>
          </table:table-cell>
          <table:table-cell office:value-type="string">
            <text:p>FNC_CS_MA_MAIL_07_02</text:p>
          </table:table-cell>
          <table:table-cell table:formula="of:=IF(VALUE(MID([.F531];6;FIND(&quot;:&quot;;[.F531];1)-FIND(&quot; &quot;;[.F531];1)-1))&gt;VALUE(MID([.F530];6;FIND(&quot;:&quot;;[.F530];1)-FIND(&quot; &quot;;[.F530];1)-1));[.C530];[.C530]+1)" office:value-type="float" office:value="4">
            <text:p>004</text:p>
          </table:table-cell>
          <table:table-cell office:value-type="string">
            <text:p>CS\Mail\Mail\Drag_Drop</text:p>
          </table:table-cell>
          <table:table-cell table:style-name="ce79" office:value-type="string">
            <text:p>Drag and Drop message to sub folder</text:p>
          </table:table-cell>
          <table:table-cell office:value-type="string">
            <text:p>Step 1:Perform to <text:s/>Create an Account mail, Check mail, Create some Folders, sub –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, sub- folder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532];6;1)&gt;MID([.F531];6;1);&quot;&quot;;MAX([.A$7:.A531])+1)">
            <text:p/>
          </table:table-cell>
          <table:table-cell office:value-type="string">
            <text:p>FNC_CS_MA_MAIL_07_02</text:p>
          </table:table-cell>
          <table:table-cell table:formula="of:=IF(VALUE(MID([.F532];6;FIND(&quot;:&quot;;[.F532];1)-FIND(&quot; &quot;;[.F532];1)-1))&gt;VALUE(MID([.F531];6;FIND(&quot;:&quot;;[.F531];1)-FIND(&quot; &quot;;[.F531];1)-1));[.C531];[.C531]+1)" office:value-type="float" office:value="4">
            <text:p>004</text:p>
          </table:table-cell>
          <table:table-cell office:value-type="string">
            <text:p>CS\Mail\Mail\Drag_Drop</text:p>
          </table:table-cell>
          <table:table-cell table:style-name="ce192" office:value-type="string">
            <text:p>Drag and Drop message to sub folder</text:p>
          </table:table-cell>
          <table:table-cell office:value-type="string">
            <text:p>Step 2: <text:s/>Marked a message</text:p>
          </table:table-cell>
          <table:table-cell office:value-type="string">
            <text:p>- Open Inbox folder</text:p>
            <text:p>- Tick at corresponding check box of <text:s/>a message</text:p>
          </table:table-cell>
          <table:table-cell table:style-name="ce193" office:value-type="string">
            <text:p>This message is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0">
          <table:table-cell table:formula="of:=IF(MID([.F533];6;1)&gt;MID([.F532];6;1);&quot;&quot;;MAX([.A$7:.A532])+1)">
            <text:p/>
          </table:table-cell>
          <table:table-cell office:value-type="string">
            <text:p>FNC_CS_MA_MAIL_07_02</text:p>
          </table:table-cell>
          <table:table-cell table:formula="of:=IF(VALUE(MID([.F533];6;FIND(&quot;:&quot;;[.F533];1)-FIND(&quot; &quot;;[.F533];1)-1))&gt;VALUE(MID([.F532];6;FIND(&quot;:&quot;;[.F532];1)-FIND(&quot; &quot;;[.F532];1)-1));[.C532];[.C532]+1)" office:value-type="float" office:value="4">
            <text:p>004</text:p>
          </table:table-cell>
          <table:table-cell office:value-type="string">
            <text:p>CS\Mail\Mail\Drag_Drop</text:p>
          </table:table-cell>
          <table:table-cell table:style-name="ce192" office:value-type="string">
            <text:p>Drag and Drop message to sub folder</text:p>
          </table:table-cell>
          <table:table-cell office:value-type="string">
            <text:p>Step 3: Drag &amp; Drop</text:p>
          </table:table-cell>
          <table:table-cell office:value-type="string">
            <text:p>- Perform to drag and drop this message to sub- folder</text:p>
          </table:table-cell>
          <table:table-cell table:style-name="ce193" office:value-type="string">
            <text:p>- These message are moved to sub-folder, and not displayed in Inbox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34];6;1)&gt;MID([.F533];6;1);&quot;&quot;;MAX([.A$7:.A533])+1)" office:value-type="float" office:value="165">
            <text:p>165</text:p>
          </table:table-cell>
          <table:table-cell office:value-type="string">
            <text:p>FNC_CS_MA_MAIL_07_02</text:p>
          </table:table-cell>
          <table:table-cell table:formula="of:=IF(VALUE(MID([.F534];6;FIND(&quot;:&quot;;[.F534];1)-FIND(&quot; &quot;;[.F534];1)-1))&gt;VALUE(MID([.F533];6;FIND(&quot;:&quot;;[.F533];1)-FIND(&quot; &quot;;[.F533];1)-1));[.C533];[.C533]+1)" office:value-type="float" office:value="5">
            <text:p>005</text:p>
          </table:table-cell>
          <table:table-cell office:value-type="string">
            <text:p>CS\Mail\Mail\Drag_Drop</text:p>
          </table:table-cell>
          <table:table-cell table:style-name="ce79" office:value-type="string">
            <text:p>Drag and Drop message to Tag space</text:p>
          </table:table-cell>
          <table:table-cell office:value-type="string">
            <text:p>Step 1:Perform to <text:s/>Create an Account mail, Check mail, Create some Folders, sub –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, sub- folder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535];6;1)&gt;MID([.F534];6;1);&quot;&quot;;MAX([.A$7:.A534])+1)">
            <text:p/>
          </table:table-cell>
          <table:table-cell office:value-type="string">
            <text:p>FNC_CS_MA_MAIL_07_02</text:p>
          </table:table-cell>
          <table:table-cell table:formula="of:=IF(VALUE(MID([.F535];6;FIND(&quot;:&quot;;[.F535];1)-FIND(&quot; &quot;;[.F535];1)-1))&gt;VALUE(MID([.F534];6;FIND(&quot;:&quot;;[.F534];1)-FIND(&quot; &quot;;[.F534];1)-1));[.C534];[.C534]+1)" office:value-type="float" office:value="5">
            <text:p>005</text:p>
          </table:table-cell>
          <table:table-cell office:value-type="string">
            <text:p>CS\Mail\Mail\Drag_Drop</text:p>
          </table:table-cell>
          <table:table-cell office:value-type="string">
            <text:p>Drag and Drop message to Tag space</text:p>
          </table:table-cell>
          <table:table-cell office:value-type="string">
            <text:p>Step 2: Mark some messages</text:p>
          </table:table-cell>
          <table:table-cell office:value-type="string">
            <text:p>- Open Inbox folder</text:p>
            <text:p>- Tick at corresponding check boxes of messages</text:p>
          </table:table-cell>
          <table:table-cell table:style-name="ce193" office:value-type="string">
            <text:p>- These messages are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2">
          <table:table-cell table:formula="of:=IF(MID([.F536];6;1)&gt;MID([.F535];6;1);&quot;&quot;;MAX([.A$7:.A535])+1)">
            <text:p/>
          </table:table-cell>
          <table:table-cell office:value-type="string">
            <text:p>FNC_CS_MA_MAIL_07_02</text:p>
          </table:table-cell>
          <table:table-cell table:formula="of:=IF(VALUE(MID([.F536];6;FIND(&quot;:&quot;;[.F536];1)-FIND(&quot; &quot;;[.F536];1)-1))&gt;VALUE(MID([.F535];6;FIND(&quot;:&quot;;[.F535];1)-FIND(&quot; &quot;;[.F535];1)-1));[.C535];[.C535]+1)" office:value-type="float" office:value="5">
            <text:p>005</text:p>
          </table:table-cell>
          <table:table-cell office:value-type="string">
            <text:p>CS\Mail\Mail\Drag_Drop</text:p>
          </table:table-cell>
          <table:table-cell office:value-type="string">
            <text:p>Drag and Drop message to Tag space</text:p>
          </table:table-cell>
          <table:table-cell office:value-type="string">
            <text:p>Step 3: Open Add tag form</text:p>
          </table:table-cell>
          <table:table-cell office:value-type="string">
            <text:p>- Perform to <text:s/>Drag and drop these <text:s/>messages to Tag space</text:p>
          </table:table-cell>
          <table:table-cell table:style-name="ce193" office:value-type="string">
            <text:p>- Add tag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3">
          <table:table-cell table:formula="of:=IF(MID([.F537];6;1)&gt;MID([.F536];6;1);&quot;&quot;;MAX([.A$7:.A536])+1)">
            <text:p/>
          </table:table-cell>
          <table:table-cell office:value-type="string">
            <text:p>FNC_CS_MA_MAIL_07_02</text:p>
          </table:table-cell>
          <table:table-cell table:formula="of:=IF(VALUE(MID([.F537];6;FIND(&quot;:&quot;;[.F537];1)-FIND(&quot; &quot;;[.F537];1)-1))&gt;VALUE(MID([.F536];6;FIND(&quot;:&quot;;[.F536];1)-FIND(&quot; &quot;;[.F536];1)-1));[.C536];[.C536]+1)" office:value-type="float" office:value="5">
            <text:p>005</text:p>
          </table:table-cell>
          <table:table-cell office:value-type="string">
            <text:p>CS\Mail\Mail\Drag_Drop</text:p>
          </table:table-cell>
          <table:table-cell office:value-type="string">
            <text:p>Drag and Drop message to Tag space</text:p>
          </table:table-cell>
          <table:table-cell office:value-type="string">
            <text:p>Step 4: Perform to add tag for these messages</text:p>
          </table:table-cell>
          <table:table-cell office:value-type="string">
            <text:p>- <text:s/>Input name for new Tag</text:p>
            <text:p>- <text:s/>Click at Add button</text:p>
          </table:table-cell>
          <table:table-cell table:style-name="ce193" office:value-type="string">
            <text:p>- <text:s/>A new <text:s/>tag is created </text:p>
            <text:p>- These message is added to this <text:s/>tag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8">
          <table:table-cell table:formula="of:=IF(MID([.F538];6;1)&gt;MID([.F537];6;1);&quot;&quot;;MAX([.A$7:.A537])+1)" office:value-type="float" office:value="166">
            <text:p>166</text:p>
          </table:table-cell>
          <table:table-cell office:value-type="string">
            <text:p>FNC_CS_MA_MAIL_07_02</text:p>
          </table:table-cell>
          <table:table-cell table:formula="of:=IF(VALUE(MID([.F538];6;FIND(&quot;:&quot;;[.F538];1)-FIND(&quot; &quot;;[.F538];1)-1))&gt;VALUE(MID([.F537];6;FIND(&quot;:&quot;;[.F537];1)-FIND(&quot; &quot;;[.F537];1)-1));[.C537];[.C537]+1)" office:value-type="float" office:value="6">
            <text:p>006</text:p>
          </table:table-cell>
          <table:table-cell office:value-type="string">
            <text:p>CS\Mail\Mail\Drag_Drop</text:p>
          </table:table-cell>
          <table:table-cell table:style-name="ce79" office:value-type="string">
            <text:p>Drag and Drop <text:s/>the first <text:s/>message in conversation in case the message is viewed by Thread form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3">
          <table:table-cell table:formula="of:=IF(MID([.F539];6;1)&gt;MID([.F538];6;1);&quot;&quot;;MAX([.A$7:.A538])+1)">
            <text:p/>
          </table:table-cell>
          <table:table-cell office:value-type="string">
            <text:p>FNC_CS_MA_MAIL_07_02</text:p>
          </table:table-cell>
          <table:table-cell table:formula="of:=IF(VALUE(MID([.F539];6;FIND(&quot;:&quot;;[.F539];1)-FIND(&quot; &quot;;[.F539];1)-1))&gt;VALUE(MID([.F538];6;FIND(&quot;:&quot;;[.F538];1)-FIND(&quot; &quot;;[.F538];1)-1));[.C538];[.C538]+1)" office:value-type="float" office:value="6">
            <text:p>006</text:p>
          </table:table-cell>
          <table:table-cell office:value-type="string">
            <text:p>CS\Mail\Mail\Drag_Drop</text:p>
          </table:table-cell>
          <table:table-cell table:style-name="ce192" office:value-type="string">
            <text:p>Drag and Drop <text:s/>the first <text:s/>message in conversation in case the message is viewed by Thread form</text:p>
          </table:table-cell>
          <table:table-cell office:value-type="string">
            <text:p>Step 2: <text:s/>Marked a messages</text:p>
          </table:table-cell>
          <table:table-cell office:value-type="string">
            <text:p>- Open Inbox folder</text:p>
            <text:p>- Tick at corresponding check box of the message which is <text:s/>in a conversation </text:p>
          </table:table-cell>
          <table:table-cell office:value-type="string">
            <text:p>- The messages is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0">
          <table:table-cell table:formula="of:=IF(MID([.F540];6;1)&gt;MID([.F539];6;1);&quot;&quot;;MAX([.A$7:.A539])+1)">
            <text:p/>
          </table:table-cell>
          <table:table-cell office:value-type="string">
            <text:p>FNC_CS_MA_MAIL_07_02</text:p>
          </table:table-cell>
          <table:table-cell table:formula="of:=IF(VALUE(MID([.F540];6;FIND(&quot;:&quot;;[.F540];1)-FIND(&quot; &quot;;[.F540];1)-1))&gt;VALUE(MID([.F539];6;FIND(&quot;:&quot;;[.F539];1)-FIND(&quot; &quot;;[.F539];1)-1));[.C539];[.C539]+1)" office:value-type="float" office:value="6">
            <text:p>006</text:p>
          </table:table-cell>
          <table:table-cell office:value-type="string">
            <text:p>CS\Mail\Mail\Drag_Drop</text:p>
          </table:table-cell>
          <table:table-cell table:style-name="ce192" office:value-type="string">
            <text:p>Drag and Drop <text:s/>the first <text:s/>message in conversation in case the message is viewed by Thread form</text:p>
          </table:table-cell>
          <table:table-cell office:value-type="string">
            <text:p>Step 3: Perform moving</text:p>
          </table:table-cell>
          <table:table-cell office:value-type="string">
            <text:p>- drag &amp; drop the message to new folder <text:s/></text:p>
            <text:p/>
          </table:table-cell>
          <table:table-cell table:style-name="ce193" office:value-type="string">
            <text:p>- Message in conversation is removed and Total messages in conversation is decreased (1)</text:p>
            <text:p>- Selected message is moved and displayed in selected folder</text:p>
            <text:p>-------------------------</text:p>
            <text:p><text:span text:style-name="T18">in fact: </text:span></text:p>
            <text:p><text:span text:style-name="T18">- The conversation will be moved to the new folder </text:span>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7">
          <table:table-cell table:formula="of:=IF(MID([.F541];6;1)&gt;MID([.F540];6;1);&quot;&quot;;MAX([.A$7:.A540])+1)" office:value-type="float" office:value="167">
            <text:p>167</text:p>
          </table:table-cell>
          <table:table-cell office:value-type="string">
            <text:p>FNC_CS_MA_MAIL_07_02</text:p>
          </table:table-cell>
          <table:table-cell table:formula="of:=IF(VALUE(MID([.F541];6;FIND(&quot;:&quot;;[.F541];1)-FIND(&quot; &quot;;[.F541];1)-1))&gt;VALUE(MID([.F540];6;FIND(&quot;:&quot;;[.F540];1)-FIND(&quot; &quot;;[.F540];1)-1));[.C540];[.C540]+1)" office:value-type="float" office:value="7">
            <text:p>007</text:p>
          </table:table-cell>
          <table:table-cell office:value-type="string">
            <text:p>CS\Mail\Mail\Drag_Drop</text:p>
          </table:table-cell>
          <table:table-cell table:style-name="ce79" office:value-type="string">
            <text:p>Drag and Drop <text:s/>a message in conversation which contains more messages in case the message is between this <text:s/>conversation and messages are viewed by thread form</text:p>
          </table:table-cell>
          <table:table-cell office:value-type="string">
            <text:p>Step 1:Perform to <text:s/>Create an Account mail, Check mail, Create some Folders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some folders</text:p>
            <text:p/>
          </table:table-cell>
          <table:table-cell office:value-type="string">
            <text:p>- Mails of Account will be fetched </text:p>
            <text:p>and stored in Inbox folder</text:p>
            <text:p>- These folder are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7">
          <table:table-cell table:formula="of:=IF(MID([.F542];6;1)&gt;MID([.F541];6;1);&quot;&quot;;MAX([.A$7:.A541])+1)">
            <text:p/>
          </table:table-cell>
          <table:table-cell office:value-type="string">
            <text:p>FNC_CS_MA_MAIL_07_02</text:p>
          </table:table-cell>
          <table:table-cell table:formula="of:=IF(VALUE(MID([.F542];6;FIND(&quot;:&quot;;[.F542];1)-FIND(&quot; &quot;;[.F542];1)-1))&gt;VALUE(MID([.F541];6;FIND(&quot;:&quot;;[.F541];1)-FIND(&quot; &quot;;[.F541];1)-1));[.C541];[.C541]+1)" office:value-type="float" office:value="7">
            <text:p>007</text:p>
          </table:table-cell>
          <table:table-cell office:value-type="string">
            <text:p>CS\Mail\Mail\Drag_Drop</text:p>
          </table:table-cell>
          <table:table-cell table:style-name="ce192" office:value-type="string">
            <text:p>Drag and Drop <text:s/>a message in conversation which contains more messages in case the message is between in <text:s/>this <text:s/>conversation and message is view by thread form</text:p>
          </table:table-cell>
          <table:table-cell office:value-type="string">
            <text:p>Step 2: <text:s/>Marked a messages</text:p>
          </table:table-cell>
          <table:table-cell office:value-type="string">
            <text:p>- Open Inbox folder</text:p>
            <text:p>- Tick at corresponding check box of the message which is <text:s/>in a conversation </text:p>
          </table:table-cell>
          <table:table-cell office:value-type="string">
            <text:p>- The messages is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543];6;1)&gt;MID([.F542];6;1);&quot;&quot;;MAX([.A$7:.A542])+1)">
            <text:p/>
          </table:table-cell>
          <table:table-cell office:value-type="string">
            <text:p>FNC_CS_MA_MAIL_07_02</text:p>
          </table:table-cell>
          <table:table-cell table:formula="of:=IF(VALUE(MID([.F543];6;FIND(&quot;:&quot;;[.F543];1)-FIND(&quot; &quot;;[.F543];1)-1))&gt;VALUE(MID([.F542];6;FIND(&quot;:&quot;;[.F542];1)-FIND(&quot; &quot;;[.F542];1)-1));[.C542];[.C542]+1)" office:value-type="float" office:value="7">
            <text:p>007</text:p>
          </table:table-cell>
          <table:table-cell office:value-type="string">
            <text:p>CS\Mail\Mail\Drag_Drop</text:p>
          </table:table-cell>
          <table:table-cell table:style-name="ce192" office:value-type="string">
            <text:p>Drag and Drop <text:s/>a message in conversation which contains more messages in case the message is between in <text:s/>this <text:s/>conversation and message is view by thread form</text:p>
          </table:table-cell>
          <table:table-cell office:value-type="string">
            <text:p>Step 3: Perform moving</text:p>
          </table:table-cell>
          <table:table-cell office:value-type="string">
            <text:p>- drag &amp; drop the message to new folder</text:p>
          </table:table-cell>
          <table:table-cell table:style-name="ce193" office:value-type="string">
            <text:p>- Message in conversation is removed and Total messages in conversation is decreased (1)</text:p>
            <text:p>- Selected message is moved and displayed in selected folder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0">
          <table:table-cell table:formula="of:=IF(MID([.F544];6;1)&gt;MID([.F543];6;1);&quot;&quot;;MAX([.A$7:.A543])+1)" office:value-type="float" office:value="168">
            <text:p>168</text:p>
          </table:table-cell>
          <table:table-cell office:value-type="string">
            <text:p>FNC_CS_MA_MAIL_07_02</text:p>
          </table:table-cell>
          <table:table-cell table:formula="of:=IF(VALUE(MID([.F544];6;FIND(&quot;:&quot;;[.F544];1)-FIND(&quot; &quot;;[.F544];1)-1))&gt;VALUE(MID([.F543];6;FIND(&quot;:&quot;;[.F543];1)-FIND(&quot; &quot;;[.F543];1)-1));[.C543];[.C543]+1)" office:value-type="float" office:value="8">
            <text:p>008</text:p>
          </table:table-cell>
          <table:table-cell office:value-type="string">
            <text:p>CS\Mail\Mail\Drag_Drop</text:p>
          </table:table-cell>
          <table:table-cell table:style-name="ce79" office:value-type="string">
            <text:p>Drag and Drop message to existed Tag</text:p>
          </table:table-cell>
          <table:table-cell office:value-type="string">
            <text:p>Step 1:Perform to <text:s/>Create an Account mail, Check mail, Create a new <text:s/>tag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<text:s/>create a new <text:s/>tag</text:p>
            <text:p/>
          </table:table-cell>
          <table:table-cell office:value-type="string">
            <text:p>- Mails of Account will be fetched </text:p>
            <text:p>and stored in Inbox folder</text:p>
            <text:p>- A tag i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2">
          <table:table-cell table:formula="of:=IF(MID([.F545];6;1)&gt;MID([.F544];6;1);&quot;&quot;;MAX([.A$7:.A544])+1)">
            <text:p/>
          </table:table-cell>
          <table:table-cell office:value-type="string">
            <text:p>FNC_CS_MA_MAIL_07_02</text:p>
          </table:table-cell>
          <table:table-cell table:formula="of:=IF(VALUE(MID([.F545];6;FIND(&quot;:&quot;;[.F545];1)-FIND(&quot; &quot;;[.F545];1)-1))&gt;VALUE(MID([.F544];6;FIND(&quot;:&quot;;[.F544];1)-FIND(&quot; &quot;;[.F544];1)-1));[.C544];[.C544]+1)" office:value-type="float" office:value="8">
            <text:p>008</text:p>
          </table:table-cell>
          <table:table-cell office:value-type="string">
            <text:p>CS\Mail\Mail\Drag_Drop</text:p>
          </table:table-cell>
          <table:table-cell office:value-type="string">
            <text:p>Drag and Drop message to existed Tag</text:p>
          </table:table-cell>
          <table:table-cell office:value-type="string">
            <text:p>Step 2: Mark some messages</text:p>
          </table:table-cell>
          <table:table-cell office:value-type="string">
            <text:p>- Open Inbox folder</text:p>
            <text:p>- Tick at corresponding check boxes of messages</text:p>
          </table:table-cell>
          <table:table-cell table:style-name="ce193" office:value-type="string">
            <text:p>- These messages are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4">
          <table:table-cell table:formula="of:=IF(MID([.F546];6;1)&gt;MID([.F545];6;1);&quot;&quot;;MAX([.A$7:.A545])+1)">
            <text:p/>
          </table:table-cell>
          <table:table-cell office:value-type="string">
            <text:p>FNC_CS_MA_MAIL_07_02</text:p>
          </table:table-cell>
          <table:table-cell table:formula="of:=IF(VALUE(MID([.F546];6;FIND(&quot;:&quot;;[.F546];1)-FIND(&quot; &quot;;[.F546];1)-1))&gt;VALUE(MID([.F545];6;FIND(&quot;:&quot;;[.F545];1)-FIND(&quot; &quot;;[.F545];1)-1));[.C545];[.C545]+1)" office:value-type="float" office:value="8">
            <text:p>008</text:p>
          </table:table-cell>
          <table:table-cell office:value-type="string">
            <text:p>CS\Mail\Mail\Drag_Drop</text:p>
          </table:table-cell>
          <table:table-cell office:value-type="string">
            <text:p>Drag and Drop message to existed Tag</text:p>
          </table:table-cell>
          <table:table-cell office:value-type="string">
            <text:p>Step 3: perform to Drag &amp; drop</text:p>
          </table:table-cell>
          <table:table-cell office:value-type="string">
            <text:p>- Perform to <text:s/>Drag and drop these <text:s/>messages to added Tag </text:p>
          </table:table-cell>
          <table:table-cell table:style-name="ce193" office:value-type="string">
            <text:p>- These messages are added for This tag</text:p>
            <text:p>- Can Check by opening This Ta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547];6;1)&gt;MID([.F546];6;1);&quot;&quot;;MAX([.A$7:.A546])+1)" office:value-type="float" office:value="169">
            <text:p>169</text:p>
          </table:table-cell>
          <table:table-cell office:value-type="string">
            <text:p>FNC_CS_MA_MAIL_08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Report as spam</text:p>
          </table:table-cell>
          <table:table-cell table:style-name="ce79" office:value-type="string">
            <text:p>Report Spam in case one message is selected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48];6;1)&gt;MID([.F547];6;1);&quot;&quot;;MAX([.A$7:.A547])+1)">
            <text:p/>
          </table:table-cell>
          <table:table-cell office:value-type="string">
            <text:p>FNC_CS_MA_MAIL_08</text:p>
          </table:table-cell>
          <table:table-cell table:formula="of:=IF(VALUE(MID([.F548];6;FIND(&quot;:&quot;;[.F548];1)-FIND(&quot; &quot;;[.F548];1)-1))&gt;VALUE(MID([.F547];6;FIND(&quot;:&quot;;[.F547];1)-FIND(&quot; &quot;;[.F547];1)-1));[.C547];[.C547]+1)" office:value-type="float" office:value="1">
            <text:p>001</text:p>
          </table:table-cell>
          <table:table-cell office:value-type="string">
            <text:p>CS\Mail\Mail\Report as spam</text:p>
          </table:table-cell>
          <table:table-cell table:style-name="ce192" office:value-type="string">
            <text:p>Report Spam in case one message is selected</text:p>
          </table:table-cell>
          <table:table-cell office:value-type="string">
            <text:p>Step 2: <text:s/>Mark Message</text:p>
          </table:table-cell>
          <table:table-cell office:value-type="string">
            <text:p>- Open Inbox folder</text:p>
            <text:p><text:s/>- Tick at a corresponding check box of message which will be reported as spam</text:p>
          </table:table-cell>
          <table:table-cell office:value-type="string">
            <text:p>- The message is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7">
          <table:table-cell table:formula="of:=IF(MID([.F549];6;1)&gt;MID([.F548];6;1);&quot;&quot;;MAX([.A$7:.A548])+1)">
            <text:p/>
          </table:table-cell>
          <table:table-cell office:value-type="string">
            <text:p>FNC_CS_MA_MAIL_08</text:p>
          </table:table-cell>
          <table:table-cell table:formula="of:=IF(VALUE(MID([.F549];6;FIND(&quot;:&quot;;[.F549];1)-FIND(&quot; &quot;;[.F549];1)-1))&gt;VALUE(MID([.F548];6;FIND(&quot;:&quot;;[.F548];1)-FIND(&quot; &quot;;[.F548];1)-1));[.C548];[.C548]+1)" office:value-type="float" office:value="1">
            <text:p>001</text:p>
          </table:table-cell>
          <table:table-cell office:value-type="string">
            <text:p>CS\Mail\Mail\Report as spam</text:p>
          </table:table-cell>
          <table:table-cell table:style-name="ce192" office:value-type="string">
            <text:p>Report Spam in case one message is selected</text:p>
          </table:table-cell>
          <table:table-cell office:value-type="string">
            <text:p>Step 3: Finish Reporting</text:p>
          </table:table-cell>
          <table:table-cell office:value-type="string">
            <text:p>- Click at Report spam Icon in <text:s/>Action bar</text:p>
          </table:table-cell>
          <table:table-cell office:value-type="string">
            <text:p>- The message is moved to Spam folder</text:p>
            <text:p>- <text:s/>From now on, when check mail, All coming messages has sender same with message reported as spam will be moved to Spam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550];6;1)&gt;MID([.F549];6;1);&quot;&quot;;MAX([.A$7:.A549])+1)" office:value-type="float" office:value="170">
            <text:p>170</text:p>
          </table:table-cell>
          <table:table-cell office:value-type="string">
            <text:p>FNC_CS_MA_MAIL_08</text:p>
          </table:table-cell>
          <table:table-cell table:formula="of:=IF(VALUE(MID([.F550];6;FIND(&quot;:&quot;;[.F550];1)-FIND(&quot; &quot;;[.F550];1)-1))&gt;VALUE(MID([.F549];6;FIND(&quot;:&quot;;[.F549];1)-FIND(&quot; &quot;;[.F549];1)-1));[.C549];[.C549]+1)" office:value-type="float" office:value="2">
            <text:p>002</text:p>
          </table:table-cell>
          <table:table-cell office:value-type="string">
            <text:p>CS\Mail\Mail\Report as spam</text:p>
          </table:table-cell>
          <table:table-cell table:style-name="ce79" office:value-type="string">
            <text:p>Report Spam in case many messages is selected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51];6;1)&gt;MID([.F550];6;1);&quot;&quot;;MAX([.A$7:.A550])+1)">
            <text:p/>
          </table:table-cell>
          <table:table-cell office:value-type="string">
            <text:p>FNC_CS_MA_MAIL_08</text:p>
          </table:table-cell>
          <table:table-cell table:formula="of:=IF(VALUE(MID([.F551];6;FIND(&quot;:&quot;;[.F551];1)-FIND(&quot; &quot;;[.F551];1)-1))&gt;VALUE(MID([.F550];6;FIND(&quot;:&quot;;[.F550];1)-FIND(&quot; &quot;;[.F550];1)-1));[.C550];[.C550]+1)" office:value-type="float" office:value="2">
            <text:p>002</text:p>
          </table:table-cell>
          <table:table-cell office:value-type="string">
            <text:p>CS\Mail\Mail\Report as spam</text:p>
          </table:table-cell>
          <table:table-cell office:value-type="string">
            <text:p>Report Spam in case many messages is selected</text:p>
          </table:table-cell>
          <table:table-cell office:value-type="string">
            <text:p>Step 2: Mark message</text:p>
          </table:table-cell>
          <table:table-cell office:value-type="string">
            <text:p>- Open Inbox folder</text:p>
            <text:p><text:s/>- Tick at <text:s/>corresponding check boxes of messages which will be reported as spam</text:p>
          </table:table-cell>
          <table:table-cell office:value-type="string">
            <text:p>- These messages are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9">
          <table:table-cell table:formula="of:=IF(MID([.F552];6;1)&gt;MID([.F551];6;1);&quot;&quot;;MAX([.A$7:.A551])+1)">
            <text:p/>
          </table:table-cell>
          <table:table-cell office:value-type="string">
            <text:p>FNC_CS_MA_MAIL_08</text:p>
          </table:table-cell>
          <table:table-cell table:formula="of:=IF(VALUE(MID([.F552];6;FIND(&quot;:&quot;;[.F552];1)-FIND(&quot; &quot;;[.F552];1)-1))&gt;VALUE(MID([.F551];6;FIND(&quot;:&quot;;[.F551];1)-FIND(&quot; &quot;;[.F551];1)-1));[.C551];[.C551]+1)" office:value-type="float" office:value="2">
            <text:p>002</text:p>
          </table:table-cell>
          <table:table-cell office:value-type="string">
            <text:p>CS\Mail\Mail\Report as spam</text:p>
          </table:table-cell>
          <table:table-cell office:value-type="string">
            <text:p>Report Spam in case many messages is selected</text:p>
          </table:table-cell>
          <table:table-cell office:value-type="string">
            <text:p>Step 3: Finish Reporting</text:p>
          </table:table-cell>
          <table:table-cell office:value-type="string">
            <text:p>- Click at Report spam Icon in <text:s/>Action bar</text:p>
          </table:table-cell>
          <table:table-cell office:value-type="string">
            <text:p>- These messages are moved to Spam folder</text:p>
            <text:p>- <text:s/>From now on, when check mail, All coming messages has sender same with messages reported as spam will be moved to Spam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1">
          <table:table-cell table:formula="of:=IF(MID([.F553];6;1)&gt;MID([.F552];6;1);&quot;&quot;;MAX([.A$7:.A552])+1)" office:value-type="float" office:value="171">
            <text:p>171</text:p>
          </table:table-cell>
          <table:table-cell office:value-type="string">
            <text:p>FNC_CS_MA_MAIL_08</text:p>
          </table:table-cell>
          <table:table-cell table:formula="of:=IF(VALUE(MID([.F553];6;FIND(&quot;:&quot;;[.F553];1)-FIND(&quot; &quot;;[.F553];1)-1))&gt;VALUE(MID([.F552];6;FIND(&quot;:&quot;;[.F552];1)-FIND(&quot; &quot;;[.F552];1)-1));[.C552];[.C552]+1)" office:value-type="float" office:value="3">
            <text:p>003</text:p>
          </table:table-cell>
          <table:table-cell office:value-type="string">
            <text:p>CS\Mail\Mail\Report as spam</text:p>
          </table:table-cell>
          <table:table-cell table:style-name="ce79" office:value-type="string">
            <text:p>Report a message is not spam</text:p>
          </table:table-cell>
          <table:table-cell office:value-type="string">
            <text:p>Step 1: Perform to report a message is spam</text:p>
          </table:table-cell>
          <table:table-cell office:value-type="string">
            <text:p>-Perform to report a message is spam</text:p>
          </table:table-cell>
          <table:table-cell table:style-name="ce193" office:value-type="string">
            <text:p>- Message is move to spam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0">
          <table:table-cell table:formula="of:=IF(MID([.F554];6;1)&gt;MID([.F553];6;1);&quot;&quot;;MAX([.A$7:.A553])+1)">
            <text:p/>
          </table:table-cell>
          <table:table-cell office:value-type="string">
            <text:p>FNC_CS_MA_MAIL_08</text:p>
          </table:table-cell>
          <table:table-cell table:formula="of:=IF(VALUE(MID([.F554];6;FIND(&quot;:&quot;;[.F554];1)-FIND(&quot; &quot;;[.F554];1)-1))&gt;VALUE(MID([.F553];6;FIND(&quot;:&quot;;[.F553];1)-FIND(&quot; &quot;;[.F553];1)-1));[.C553];[.C553]+1)" office:value-type="float" office:value="3">
            <text:p>003</text:p>
          </table:table-cell>
          <table:table-cell office:value-type="string">
            <text:p>CS\Mail\Mail\Report as spam</text:p>
          </table:table-cell>
          <table:table-cell office:value-type="string">
            <text:p>Report a message is not spam</text:p>
          </table:table-cell>
          <table:table-cell office:value-type="string">
            <text:p>Step 2: Open Spam folder</text:p>
          </table:table-cell>
          <table:table-cell office:value-type="string">
            <text:p>- Click at spam folder</text:p>
          </table:table-cell>
          <table:table-cell table:style-name="ce193" office:value-type="string">
            <text:p>- This message is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6">
          <table:table-cell table:formula="of:=IF(MID([.F555];6;1)&gt;MID([.F554];6;1);&quot;&quot;;MAX([.A$7:.A554])+1)">
            <text:p/>
          </table:table-cell>
          <table:table-cell office:value-type="string">
            <text:p>FNC_CS_MA_MAIL_08</text:p>
          </table:table-cell>
          <table:table-cell table:formula="of:=IF(VALUE(MID([.F555];6;FIND(&quot;:&quot;;[.F555];1)-FIND(&quot; &quot;;[.F555];1)-1))&gt;VALUE(MID([.F554];6;FIND(&quot;:&quot;;[.F554];1)-FIND(&quot; &quot;;[.F554];1)-1));[.C554];[.C554]+1)" office:value-type="float" office:value="3">
            <text:p>003</text:p>
          </table:table-cell>
          <table:table-cell office:value-type="string">
            <text:p>CS\Mail\Mail\Report as spam</text:p>
          </table:table-cell>
          <table:table-cell office:value-type="string">
            <text:p>Report a message is not spam</text:p>
          </table:table-cell>
          <table:table-cell office:value-type="string">
            <text:p>Step 3: Not spam</text:p>
          </table:table-cell>
          <table:table-cell office:value-type="string">
            <text:p>- Tick <text:s/>at check box of <text:s/>message which want to be not spam </text:p>
            <text:p>- Click at Not spam icon on Action bar</text:p>
          </table:table-cell>
          <table:table-cell table:style-name="ce193" office:value-type="string">
            <text:p>- Message is moved from spam folder to folder which stored it before</text:p>
            <text:p>- From now on, when check mail, All coming messages has sender same with message <text:span text:style-name="T11">stopped</text:span> report as spam will not be moved to Spam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56];6;1)&gt;MID([.F555];6;1);&quot;&quot;;MAX([.A$7:.A555])+1)" office:value-type="float" office:value="172">
            <text:p>172</text:p>
          </table:table-cell>
          <table:table-cell office:value-type="string">
            <text:p>FNC_CS_MA_MAIL_08</text:p>
          </table:table-cell>
          <table:table-cell table:formula="of:=IF(VALUE(MID([.F556];6;FIND(&quot;:&quot;;[.F556];1)-FIND(&quot; &quot;;[.F556];1)-1))&gt;VALUE(MID([.F555];6;FIND(&quot;:&quot;;[.F555];1)-FIND(&quot; &quot;;[.F555];1)-1));[.C555];[.C555]+1)" office:value-type="float" office:value="4">
            <text:p>004</text:p>
          </table:table-cell>
          <table:table-cell office:value-type="string">
            <text:p>CS\Mail\Mail\Report as spam</text:p>
          </table:table-cell>
          <table:table-cell table:style-name="ce79" office:value-type="string">
            <text:p>Report some <text:s/>messages are not spam at the same time</text:p>
          </table:table-cell>
          <table:table-cell office:value-type="string">
            <text:p>Step 1: Perform to report some messages are spam</text:p>
          </table:table-cell>
          <table:table-cell office:value-type="string">
            <text:p>-Perform to report <text:s/>some <text:s/>messages is spam</text:p>
          </table:table-cell>
          <table:table-cell table:style-name="ce193" office:value-type="string">
            <text:p>- These Messages are <text:s/>moved from spam folder to folder which stored it befor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0">
          <table:table-cell table:formula="of:=IF(MID([.F557];6;1)&gt;MID([.F556];6;1);&quot;&quot;;MAX([.A$7:.A556])+1)">
            <text:p/>
          </table:table-cell>
          <table:table-cell office:value-type="string">
            <text:p>FNC_CS_MA_MAIL_08</text:p>
          </table:table-cell>
          <table:table-cell table:formula="of:=IF(VALUE(MID([.F557];6;FIND(&quot;:&quot;;[.F557];1)-FIND(&quot; &quot;;[.F557];1)-1))&gt;VALUE(MID([.F556];6;FIND(&quot;:&quot;;[.F556];1)-FIND(&quot; &quot;;[.F556];1)-1));[.C556];[.C556]+1)" office:value-type="float" office:value="4">
            <text:p>004</text:p>
          </table:table-cell>
          <table:table-cell office:value-type="string">
            <text:p>CS\Mail\Mail\Report as spam</text:p>
          </table:table-cell>
          <table:table-cell office:value-type="string">
            <text:p>Report some messages are not spam</text:p>
          </table:table-cell>
          <table:table-cell office:value-type="string">
            <text:p>Step 2: Open Spam folder</text:p>
          </table:table-cell>
          <table:table-cell office:value-type="string">
            <text:p>- Click at spam folder</text:p>
          </table:table-cell>
          <table:table-cell table:style-name="ce193" office:value-type="string">
            <text:p>- These messages are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8">
          <table:table-cell table:formula="of:=IF(MID([.F558];6;1)&gt;MID([.F557];6;1);&quot;&quot;;MAX([.A$7:.A557])+1)">
            <text:p/>
          </table:table-cell>
          <table:table-cell office:value-type="string">
            <text:p>FNC_CS_MA_MAIL_08</text:p>
          </table:table-cell>
          <table:table-cell table:formula="of:=IF(VALUE(MID([.F558];6;FIND(&quot;:&quot;;[.F558];1)-FIND(&quot; &quot;;[.F558];1)-1))&gt;VALUE(MID([.F557];6;FIND(&quot;:&quot;;[.F557];1)-FIND(&quot; &quot;;[.F557];1)-1));[.C557];[.C557]+1)" office:value-type="float" office:value="4">
            <text:p>004</text:p>
          </table:table-cell>
          <table:table-cell office:value-type="string">
            <text:p>CS\Mail\Mail\Report as spam</text:p>
          </table:table-cell>
          <table:table-cell office:value-type="string">
            <text:p>Report many messages are not spam</text:p>
          </table:table-cell>
          <table:table-cell office:value-type="string">
            <text:p>Step 3: Not spam</text:p>
          </table:table-cell>
          <table:table-cell office:value-type="string">
            <text:p>- Tick <text:s/>at check box of <text:s/>messages which want to be not spam </text:p>
            <text:p>- Click at Not spam icon on Action bar</text:p>
          </table:table-cell>
          <table:table-cell table:style-name="ce193" office:value-type="string">
            <text:p>- Message is moved from spam folder to folder which stored it before</text:p>
            <text:p>- From now on, when check mail, All coming messages has sender same with messages stopped report as spam will not be moved to Spam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559];6;1)&gt;MID([.F558];6;1);&quot;&quot;;MAX([.A$7:.A558])+1)" office:value-type="float" office:value="173">
            <text:p>173</text:p>
          </table:table-cell>
          <table:table-cell office:value-type="string">
            <text:p>FNC_CS_MA_MAIL_09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Print</text:p>
          </table:table-cell>
          <table:table-cell table:style-name="ce79" office:value-type="string">
            <text:p>Print message by Clicking on message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60];6;1)&gt;MID([.F559];6;1);&quot;&quot;;MAX([.A$7:.A559])+1)">
            <text:p/>
          </table:table-cell>
          <table:table-cell office:value-type="string">
            <text:p>FNC_CS_MA_MAIL_09</text:p>
          </table:table-cell>
          <table:table-cell table:formula="of:=IF(VALUE(MID([.F560];6;FIND(&quot;:&quot;;[.F560];1)-FIND(&quot; &quot;;[.F560];1)-1))&gt;VALUE(MID([.F559];6;FIND(&quot;:&quot;;[.F559];1)-FIND(&quot; &quot;;[.F559];1)-1));[.C559];[.C559]+1)" office:value-type="float" office:value="1">
            <text:p>001</text:p>
          </table:table-cell>
          <table:table-cell office:value-type="string">
            <text:p>CS\Mail\Mail\Print</text:p>
          </table:table-cell>
          <table:table-cell office:value-type="string">
            <text:p>Print message by Clicking on message</text:p>
          </table:table-cell>
          <table:table-cell office:value-type="string">
            <text:p>Step 2: Open print <text:s/>View form</text:p>
          </table:table-cell>
          <table:table-cell office:value-type="string">
            <text:p>- Open Inbox folder</text:p>
            <text:p>- Right – Click on a message</text:p>
            <text:p>- Select Print Option</text:p>
          </table:table-cell>
          <table:table-cell table:style-name="ce193" office:value-type="string">
            <text:p>-Print View form is shown .</text:p>
            <text:p>- Detail of message is viewed to print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6">
          <table:table-cell table:formula="of:=IF(MID([.F561];6;1)&gt;MID([.F560];6;1);&quot;&quot;;MAX([.A$7:.A560])+1)">
            <text:p/>
          </table:table-cell>
          <table:table-cell office:value-type="string">
            <text:p>FNC_CS_MA_MAIL_09</text:p>
          </table:table-cell>
          <table:table-cell table:formula="of:=IF(VALUE(MID([.F561];6;FIND(&quot;:&quot;;[.F561];1)-FIND(&quot; &quot;;[.F561];1)-1))&gt;VALUE(MID([.F560];6;FIND(&quot;:&quot;;[.F560];1)-FIND(&quot; &quot;;[.F560];1)-1));[.C560];[.C560]+1)" office:value-type="float" office:value="1">
            <text:p>001</text:p>
          </table:table-cell>
          <table:table-cell office:value-type="string">
            <text:p>CS\Mail\Mail\Print</text:p>
          </table:table-cell>
          <table:table-cell office:value-type="string">
            <text:p>Print message by Clicking on message</text:p>
          </table:table-cell>
          <table:table-cell office:value-type="string">
            <text:p>Step 3: Finish Printing</text:p>
          </table:table-cell>
          <table:table-cell office:value-type="string">
            <text:p>- Click Print button</text:p>
          </table:table-cell>
          <table:table-cell table:style-name="ce193" office:value-type="string">
            <text:p>- If computer is connected to Print machine , The message will be Prin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562];6;1)&gt;MID([.F561];6;1);&quot;&quot;;MAX([.A$7:.A561])+1)" office:value-type="float" office:value="174">
            <text:p>174</text:p>
          </table:table-cell>
          <table:table-cell office:value-type="string">
            <text:p>FNC_CS_MA_MAIL_09</text:p>
          </table:table-cell>
          <table:table-cell table:formula="of:=IF(VALUE(MID([.F562];6;FIND(&quot;:&quot;;[.F562];1)-FIND(&quot; &quot;;[.F562];1)-1))&gt;VALUE(MID([.F561];6;FIND(&quot;:&quot;;[.F561];1)-FIND(&quot; &quot;;[.F561];1)-1));[.C561];[.C561]+1)" office:value-type="float" office:value="2">
            <text:p>002</text:p>
          </table:table-cell>
          <table:table-cell office:value-type="string">
            <text:p>CS\Mail\Mail\Print</text:p>
          </table:table-cell>
          <table:table-cell table:style-name="ce79" office:value-type="string">
            <text:p>Print message by Clicking on Print icon on <text:s/>Action bar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63];6;1)&gt;MID([.F562];6;1);&quot;&quot;;MAX([.A$7:.A562])+1)">
            <text:p/>
          </table:table-cell>
          <table:table-cell office:value-type="string">
            <text:p>FNC_CS_MA_MAIL_09</text:p>
          </table:table-cell>
          <table:table-cell table:formula="of:=IF(VALUE(MID([.F563];6;FIND(&quot;:&quot;;[.F563];1)-FIND(&quot; &quot;;[.F563];1)-1))&gt;VALUE(MID([.F562];6;FIND(&quot;:&quot;;[.F562];1)-FIND(&quot; &quot;;[.F562];1)-1));[.C562];[.C562]+1)" office:value-type="float" office:value="2">
            <text:p>002</text:p>
          </table:table-cell>
          <table:table-cell office:value-type="string">
            <text:p>CS\Mail\Mail\Print</text:p>
          </table:table-cell>
          <table:table-cell office:value-type="string">
            <text:p>Print message by Clicking on Print icon on <text:s/>Action bar</text:p>
          </table:table-cell>
          <table:table-cell office:value-type="string">
            <text:p>Step 2: Mark message</text:p>
          </table:table-cell>
          <table:table-cell office:value-type="string">
            <text:p>- Open Inbox <text:s/>folder</text:p>
            <text:p>- Tick at <text:s/>corresponding check box of message</text:p>
          </table:table-cell>
          <table:table-cell office:value-type="string">
            <text:p>The message is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564];6;1)&gt;MID([.F563];6;1);&quot;&quot;;MAX([.A$7:.A563])+1)">
            <text:p/>
          </table:table-cell>
          <table:table-cell office:value-type="string">
            <text:p>FNC_CS_MA_MAIL_09</text:p>
          </table:table-cell>
          <table:table-cell table:formula="of:=IF(VALUE(MID([.F564];6;FIND(&quot;:&quot;;[.F564];1)-FIND(&quot; &quot;;[.F564];1)-1))&gt;VALUE(MID([.F563];6;FIND(&quot;:&quot;;[.F563];1)-FIND(&quot; &quot;;[.F563];1)-1));[.C563];[.C563]+1)" office:value-type="float" office:value="2">
            <text:p>002</text:p>
          </table:table-cell>
          <table:table-cell office:value-type="string">
            <text:p>CS\Mail\Mail\Print</text:p>
          </table:table-cell>
          <table:table-cell office:value-type="string">
            <text:p>Print message by Clicking on Print icon on <text:s/>Action bar</text:p>
          </table:table-cell>
          <table:table-cell office:value-type="string">
            <text:p>Step 3: Open print <text:s/>View form</text:p>
          </table:table-cell>
          <table:table-cell office:value-type="string">
            <text:p>- <text:s/>Click print icon on Action bar</text:p>
          </table:table-cell>
          <table:table-cell office:value-type="string">
            <text:p>- Print View form is shown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0">
          <table:table-cell table:formula="of:=IF(MID([.F565];6;1)&gt;MID([.F564];6;1);&quot;&quot;;MAX([.A$7:.A564])+1)">
            <text:p/>
          </table:table-cell>
          <table:table-cell office:value-type="string">
            <text:p>FNC_CS_MA_MAIL_09</text:p>
          </table:table-cell>
          <table:table-cell table:formula="of:=IF(VALUE(MID([.F565];6;FIND(&quot;:&quot;;[.F565];1)-FIND(&quot; &quot;;[.F565];1)-1))&gt;VALUE(MID([.F564];6;FIND(&quot;:&quot;;[.F564];1)-FIND(&quot; &quot;;[.F564];1)-1));[.C564];[.C564]+1)" office:value-type="float" office:value="2">
            <text:p>002</text:p>
          </table:table-cell>
          <table:table-cell office:value-type="string">
            <text:p>CS\Mail\Mail\Print</text:p>
          </table:table-cell>
          <table:table-cell office:value-type="string">
            <text:p>Print message by Clicking on Print icon on <text:s/>Action bar</text:p>
          </table:table-cell>
          <table:table-cell office:value-type="string">
            <text:p>Step 4: Finish Printing</text:p>
          </table:table-cell>
          <table:table-cell office:value-type="string">
            <text:p>- Click Print button</text:p>
          </table:table-cell>
          <table:table-cell table:style-name="ce193" office:value-type="string">
            <text:p>- If computer is connected to Print machine , The message will be Prin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566];6;1)&gt;MID([.F565];6;1);&quot;&quot;;MAX([.A$7:.A565])+1)" office:value-type="float" office:value="175">
            <text:p>175</text:p>
          </table:table-cell>
          <table:table-cell office:value-type="string">
            <text:p>FNC_CS_MA_MAIL_09</text:p>
          </table:table-cell>
          <table:table-cell table:formula="of:=IF(VALUE(MID([.F566];6;FIND(&quot;:&quot;;[.F566];1)-FIND(&quot; &quot;;[.F566];1)-1))&gt;VALUE(MID([.F565];6;FIND(&quot;:&quot;;[.F565];1)-FIND(&quot; &quot;;[.F565];1)-1));[.C565];[.C565]+1)" office:value-type="float" office:value="3">
            <text:p>003</text:p>
          </table:table-cell>
          <table:table-cell office:value-type="string">
            <text:p>CS\Mail\Mail\Print</text:p>
          </table:table-cell>
          <table:table-cell table:style-name="ce79" office:value-type="string">
            <text:p>Print several messages at the same time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7">
          <table:table-cell table:formula="of:=IF(MID([.F567];6;1)&gt;MID([.F566];6;1);&quot;&quot;;MAX([.A$7:.A566])+1)">
            <text:p/>
          </table:table-cell>
          <table:table-cell office:value-type="string">
            <text:p>FNC_CS_MA_MAIL_09</text:p>
          </table:table-cell>
          <table:table-cell table:formula="of:=IF(VALUE(MID([.F567];6;FIND(&quot;:&quot;;[.F567];1)-FIND(&quot; &quot;;[.F567];1)-1))&gt;VALUE(MID([.F566];6;FIND(&quot;:&quot;;[.F566];1)-FIND(&quot; &quot;;[.F566];1)-1));[.C566];[.C566]+1)" office:value-type="float" office:value="3">
            <text:p>003</text:p>
          </table:table-cell>
          <table:table-cell office:value-type="string">
            <text:p>CS\Mail\Mail\Print</text:p>
          </table:table-cell>
          <table:table-cell office:value-type="string">
            <text:p>Print several messages at the same time</text:p>
          </table:table-cell>
          <table:table-cell office:value-type="string">
            <text:p>Step 2: Mark message</text:p>
          </table:table-cell>
          <table:table-cell office:value-type="string">
            <text:p>- Open Inbox <text:s/>folder</text:p>
            <text:p>- Tick at <text:s/>several corresponding check boxes of messages</text:p>
          </table:table-cell>
          <table:table-cell office:value-type="string">
            <text:p>These messages are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568];6;1)&gt;MID([.F567];6;1);&quot;&quot;;MAX([.A$7:.A567])+1)">
            <text:p/>
          </table:table-cell>
          <table:table-cell office:value-type="string">
            <text:p>FNC_CS_MA_MAIL_09</text:p>
          </table:table-cell>
          <table:table-cell table:formula="of:=IF(VALUE(MID([.F568];6;FIND(&quot;:&quot;;[.F568];1)-FIND(&quot; &quot;;[.F568];1)-1))&gt;VALUE(MID([.F567];6;FIND(&quot;:&quot;;[.F567];1)-FIND(&quot; &quot;;[.F567];1)-1));[.C567];[.C567]+1)" office:value-type="float" office:value="3">
            <text:p>003</text:p>
          </table:table-cell>
          <table:table-cell office:value-type="string">
            <text:p>CS\Mail\Mail\Print</text:p>
          </table:table-cell>
          <table:table-cell office:value-type="string">
            <text:p>Print several messages at the same time</text:p>
          </table:table-cell>
          <table:table-cell office:value-type="string">
            <text:p>Step 3: Open print <text:s/>View form</text:p>
          </table:table-cell>
          <table:table-cell office:value-type="string">
            <text:p>- <text:s/>Click print icon on Action bar</text:p>
          </table:table-cell>
          <table:table-cell office:value-type="string">
            <text:p>Show warning message: This action only executed on a single mess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1">
          <table:table-cell table:formula="of:=IF(MID([.F569];6;1)&gt;MID([.F568];6;1);&quot;&quot;;MAX([.A$7:.A568])+1)" office:value-type="float" office:value="176">
            <text:p>176</text:p>
          </table:table-cell>
          <table:table-cell office:value-type="string">
            <text:p>FNC_CS_MA_MAIL_09</text:p>
          </table:table-cell>
          <table:table-cell table:formula="of:=IF(VALUE(MID([.F569];6;FIND(&quot;:&quot;;[.F569];1)-FIND(&quot; &quot;;[.F569];1)-1))&gt;VALUE(MID([.F568];6;FIND(&quot;:&quot;;[.F568];1)-FIND(&quot; &quot;;[.F568];1)-1));[.C568];[.C568]+1)" office:value-type="float" office:value="4">
            <text:p>004</text:p>
          </table:table-cell>
          <table:table-cell office:value-type="string">
            <text:p>CS\Mail\Mail\Print</text:p>
          </table:table-cell>
          <table:table-cell table:style-name="ce93" office:value-type="string">
            <text:p>Print Message by <text:s/>select Print item from Action on message menu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570];6;1)&gt;MID([.F569];6;1);&quot;&quot;;MAX([.A$7:.A569])+1)">
            <text:p/>
          </table:table-cell>
          <table:table-cell office:value-type="string">
            <text:p>FNC_CS_MA_MAIL_09</text:p>
          </table:table-cell>
          <table:table-cell table:formula="of:=IF(VALUE(MID([.F570];6;FIND(&quot;:&quot;;[.F570];1)-FIND(&quot; &quot;;[.F570];1)-1))&gt;VALUE(MID([.F569];6;FIND(&quot;:&quot;;[.F569];1)-FIND(&quot; &quot;;[.F569];1)-1));[.C569];[.C569]+1)" office:value-type="float" office:value="4">
            <text:p>004</text:p>
          </table:table-cell>
          <table:table-cell office:value-type="string">
            <text:p>CS\Mail\Mail\Print</text:p>
          </table:table-cell>
          <table:table-cell office:value-type="string">
            <text:p>Print Message by <text:s/>select Print item from Action on message menu</text:p>
          </table:table-cell>
          <table:table-cell office:value-type="string">
            <text:p>Step 2: View message</text:p>
          </table:table-cell>
          <table:table-cell office:value-type="string">
            <text:p>Open Inbox folder: click at a message in list</text:p>
          </table:table-cell>
          <table:table-cell office:value-type="string">
            <text:p>Message detail is displayed in Preview Pa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571];6;1)&gt;MID([.F570];6;1);&quot;&quot;;MAX([.A$7:.A570])+1)">
            <text:p/>
          </table:table-cell>
          <table:table-cell office:value-type="string">
            <text:p>FNC_CS_MA_MAIL_09</text:p>
          </table:table-cell>
          <table:table-cell table:formula="of:=IF(VALUE(MID([.F571];6;FIND(&quot;:&quot;;[.F571];1)-FIND(&quot; &quot;;[.F571];1)-1))&gt;VALUE(MID([.F570];6;FIND(&quot;:&quot;;[.F570];1)-FIND(&quot; &quot;;[.F570];1)-1));[.C570];[.C570]+1)" office:value-type="float" office:value="4">
            <text:p>004</text:p>
          </table:table-cell>
          <table:table-cell office:value-type="string">
            <text:p>CS\Mail\Mail\Print</text:p>
          </table:table-cell>
          <table:table-cell office:value-type="string">
            <text:p>Print Message by <text:s/>select Print item from Action on message menu</text:p>
          </table:table-cell>
          <table:table-cell office:value-type="string">
            <text:p>Step 3: Open print <text:s/>View form</text:p>
          </table:table-cell>
          <table:table-cell office:value-type="string">
            <text:p>In Preview Pane: Click at “Action on message” icon in right corner and select <text:span text:style-name="T5">Print </text:span><text:span text:style-name="T6">item</text:span></text:p>
          </table:table-cell>
          <table:table-cell office:value-type="string">
            <text:p>Print Preview form is show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572];6;1)&gt;MID([.F571];6;1);&quot;&quot;;MAX([.A$7:.A571])+1)">
            <text:p/>
          </table:table-cell>
          <table:table-cell office:value-type="string">
            <text:p>FNC_CS_MA_MAIL_09</text:p>
          </table:table-cell>
          <table:table-cell table:formula="of:=IF(VALUE(MID([.F572];6;FIND(&quot;:&quot;;[.F572];1)-FIND(&quot; &quot;;[.F572];1)-1))&gt;VALUE(MID([.F571];6;FIND(&quot;:&quot;;[.F571];1)-FIND(&quot; &quot;;[.F571];1)-1));[.C571];[.C571]+1)" office:value-type="float" office:value="4">
            <text:p>004</text:p>
          </table:table-cell>
          <table:table-cell office:value-type="string">
            <text:p>CS\Mail\Mail\Print</text:p>
          </table:table-cell>
          <table:table-cell office:value-type="string">
            <text:p>Print Message by <text:s/>select Print item from Action on message menu</text:p>
          </table:table-cell>
          <table:table-cell office:value-type="string">
            <text:p>Step 4: Finish Printing</text:p>
          </table:table-cell>
          <table:table-cell office:value-type="string">
            <text:p>- Click Print button</text:p>
          </table:table-cell>
          <table:table-cell table:style-name="ce193" office:value-type="string">
            <text:p>- If computer is connected to Print machine , The message will be Prin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2">
          <table:table-cell table:formula="of:=IF(MID([.F573];6;1)&gt;MID([.F572];6;1);&quot;&quot;;MAX([.A$7:.A572])+1)" office:value-type="float" office:value="177">
            <text:p>177</text:p>
          </table:table-cell>
          <table:table-cell office:value-type="string">
            <text:p>FNC_CS_MA_MAIL_09</text:p>
          </table:table-cell>
          <table:table-cell table:formula="of:=IF(VALUE(MID([.F573];6;FIND(&quot;:&quot;;[.F573];1)-FIND(&quot; &quot;;[.F573];1)-1))&gt;VALUE(MID([.F572];6;FIND(&quot;:&quot;;[.F572];1)-FIND(&quot; &quot;;[.F572];1)-1));[.C572];[.C572]+1)" office:value-type="float" office:value="5">
            <text:p>005</text:p>
          </table:table-cell>
          <table:table-cell office:value-type="string">
            <text:p>CS\Mail\Mail\Print</text:p>
          </table:table-cell>
          <table:table-cell table:style-name="ce93" office:value-type="string">
            <text:p>Print message which has attachment picture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574];6;1)&gt;MID([.F573];6;1);&quot;&quot;;MAX([.A$7:.A573])+1)">
            <text:p/>
          </table:table-cell>
          <table:table-cell office:value-type="string">
            <text:p>FNC_CS_MA_MAIL_09</text:p>
          </table:table-cell>
          <table:table-cell table:formula="of:=IF(VALUE(MID([.F574];6;FIND(&quot;:&quot;;[.F574];1)-FIND(&quot; &quot;;[.F574];1)-1))&gt;VALUE(MID([.F573];6;FIND(&quot;:&quot;;[.F573];1)-FIND(&quot; &quot;;[.F573];1)-1));[.C573];[.C573]+1)" office:value-type="float" office:value="5">
            <text:p>005</text:p>
          </table:table-cell>
          <table:table-cell office:value-type="string">
            <text:p>CS\Mail\Mail\Print</text:p>
          </table:table-cell>
          <table:table-cell office:value-type="string">
            <text:p>Print message which has attachment picture</text:p>
          </table:table-cell>
          <table:table-cell office:value-type="string">
            <text:p>Step 2: View message</text:p>
          </table:table-cell>
          <table:table-cell office:value-type="string">
            <text:p>Open Inbox folder: click at a message in list</text:p>
          </table:table-cell>
          <table:table-cell office:value-type="string">
            <text:p>Message detail is displayed in Preview Pa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575];6;1)&gt;MID([.F574];6;1);&quot;&quot;;MAX([.A$7:.A574])+1)">
            <text:p/>
          </table:table-cell>
          <table:table-cell office:value-type="string">
            <text:p>FNC_CS_MA_MAIL_09</text:p>
          </table:table-cell>
          <table:table-cell table:formula="of:=IF(VALUE(MID([.F575];6;FIND(&quot;:&quot;;[.F575];1)-FIND(&quot; &quot;;[.F575];1)-1))&gt;VALUE(MID([.F574];6;FIND(&quot;:&quot;;[.F574];1)-FIND(&quot; &quot;;[.F574];1)-1));[.C574];[.C574]+1)" office:value-type="float" office:value="5">
            <text:p>005</text:p>
          </table:table-cell>
          <table:table-cell office:value-type="string">
            <text:p>CS\Mail\Mail\Print</text:p>
          </table:table-cell>
          <table:table-cell office:value-type="string">
            <text:p>Print message which has attachment picture</text:p>
          </table:table-cell>
          <table:table-cell office:value-type="string">
            <text:p>Step 3: Open print <text:s/>View form</text:p>
          </table:table-cell>
          <table:table-cell office:value-type="string">
            <text:p>- Choose a message which has attachment : picture</text:p>
            <text:p>- Click Print icon on action bar</text:p>
          </table:table-cell>
          <table:table-cell office:value-type="string">
            <text:p>Print Preview form is show , Picture of message is also shown on print preview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576];6;1)&gt;MID([.F575];6;1);&quot;&quot;;MAX([.A$7:.A575])+1)">
            <text:p/>
          </table:table-cell>
          <table:table-cell office:value-type="string">
            <text:p>FNC_CS_MA_MAIL_09</text:p>
          </table:table-cell>
          <table:table-cell table:formula="of:=IF(VALUE(MID([.F576];6;FIND(&quot;:&quot;;[.F576];1)-FIND(&quot; &quot;;[.F576];1)-1))&gt;VALUE(MID([.F575];6;FIND(&quot;:&quot;;[.F575];1)-FIND(&quot; &quot;;[.F575];1)-1));[.C575];[.C575]+1)" office:value-type="float" office:value="5">
            <text:p>005</text:p>
          </table:table-cell>
          <table:table-cell office:value-type="string">
            <text:p>CS\Mail\Mail\Print</text:p>
          </table:table-cell>
          <table:table-cell office:value-type="string">
            <text:p>Print message which has attachment picture</text:p>
          </table:table-cell>
          <table:table-cell office:value-type="string">
            <text:p>Step 4: Finish Printing</text:p>
          </table:table-cell>
          <table:table-cell office:value-type="string">
            <text:p>- Click Print button</text:p>
          </table:table-cell>
          <table:table-cell table:style-name="ce193" office:value-type="string">
            <text:p>- If computer is connected to Print machine , The message will be Prin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577];6;1)&gt;MID([.F576];6;1);&quot;&quot;;MAX([.A$7:.A576])+1)" office:value-type="float" office:value="178">
            <text:p>178</text:p>
          </table:table-cell>
          <table:table-cell office:value-type="string">
            <text:p>FNC_CS_MA_MAIL_09</text:p>
          </table:table-cell>
          <table:table-cell table:formula="of:=IF(VALUE(MID([.F577];6;FIND(&quot;:&quot;;[.F577];1)-FIND(&quot; &quot;;[.F577];1)-1))&gt;VALUE(MID([.F576];6;FIND(&quot;:&quot;;[.F576];1)-FIND(&quot; &quot;;[.F576];1)-1));[.C576];[.C576]+1)" office:value-type="float" office:value="6">
            <text:p>006</text:p>
          </table:table-cell>
          <table:table-cell office:value-type="string">
            <text:p>CS\Mail\Mail\Print</text:p>
          </table:table-cell>
          <table:table-cell table:style-name="ce79" office:value-type="string">
            <text:p>Cancel Printing message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1">
          <table:table-cell table:formula="of:=IF(MID([.F578];6;1)&gt;MID([.F577];6;1);&quot;&quot;;MAX([.A$7:.A577])+1)">
            <text:p/>
          </table:table-cell>
          <table:table-cell office:value-type="string">
            <text:p>FNC_CS_MA_MAIL_09</text:p>
          </table:table-cell>
          <table:table-cell table:formula="of:=IF(VALUE(MID([.F578];6;FIND(&quot;:&quot;;[.F578];1)-FIND(&quot; &quot;;[.F578];1)-1))&gt;VALUE(MID([.F577];6;FIND(&quot;:&quot;;[.F577];1)-FIND(&quot; &quot;;[.F577];1)-1));[.C577];[.C577]+1)" office:value-type="float" office:value="6">
            <text:p>006</text:p>
          </table:table-cell>
          <table:table-cell office:value-type="string">
            <text:p>CS\Mail\Mail\Print</text:p>
          </table:table-cell>
          <table:table-cell office:value-type="string">
            <text:p>Cancel Printing message</text:p>
          </table:table-cell>
          <table:table-cell office:value-type="string">
            <text:p>Step 2: Open print <text:s/>View form</text:p>
          </table:table-cell>
          <table:table-cell office:value-type="string">
            <text:p>- Open Inbox folder</text:p>
            <text:p>- Right – Click on a message</text:p>
            <text:p>- Select Print Option</text:p>
          </table:table-cell>
          <table:table-cell table:style-name="ce193" office:value-type="string">
            <text:p>-Print View form is shown .</text:p>
            <text:p>- Detail of message is viewed to print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3">
          <table:table-cell table:formula="of:=IF(MID([.F579];6;1)&gt;MID([.F578];6;1);&quot;&quot;;MAX([.A$7:.A578])+1)">
            <text:p/>
          </table:table-cell>
          <table:table-cell office:value-type="string">
            <text:p>FNC_CS_MA_MAIL_09</text:p>
          </table:table-cell>
          <table:table-cell table:formula="of:=IF(VALUE(MID([.F579];6;FIND(&quot;:&quot;;[.F579];1)-FIND(&quot; &quot;;[.F579];1)-1))&gt;VALUE(MID([.F578];6;FIND(&quot;:&quot;;[.F578];1)-FIND(&quot; &quot;;[.F578];1)-1));[.C578];[.C578]+1)" office:value-type="float" office:value="6">
            <text:p>006</text:p>
          </table:table-cell>
          <table:table-cell office:value-type="string">
            <text:p>CS\Mail\Mail\Print</text:p>
          </table:table-cell>
          <table:table-cell office:value-type="string">
            <text:p>Cancel Printing message</text:p>
          </table:table-cell>
          <table:table-cell office:value-type="string">
            <text:p>Step 3: Finish Canceling</text:p>
          </table:table-cell>
          <table:table-cell office:value-type="string">
            <text:p>- Click Close button</text:p>
          </table:table-cell>
          <table:table-cell table:style-name="ce193" office:value-type="string">
            <text:p>- Print View form is closed</text:p>
            <text:p>- The message is not prin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80];6;1)&gt;MID([.F579];6;1);&quot;&quot;;MAX([.A$7:.A579])+1)" office:value-type="float" office:value="179">
            <text:p>179</text:p>
          </table:table-cell>
          <table:table-cell office:value-type="string">
            <text:p>FNC_CS_MA_MAIL_10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Import</text:p>
          </table:table-cell>
          <table:table-cell table:style-name="ce96" office:value-type="string">
            <text:p>Import message in case select a valid file eml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3">
          <table:table-cell table:formula="of:=IF(MID([.F581];6;1)&gt;MID([.F580];6;1);&quot;&quot;;MAX([.A$7:.A580])+1)">
            <text:p/>
          </table:table-cell>
          <table:table-cell office:value-type="string">
            <text:p>FNC_CS_MA_MAIL_10</text:p>
          </table:table-cell>
          <table:table-cell table:formula="of:=IF(VALUE(MID([.F581];6;FIND(&quot;:&quot;;[.F581];1)-FIND(&quot; &quot;;[.F581];1)-1))&gt;VALUE(MID([.F580];6;FIND(&quot;:&quot;;[.F580];1)-FIND(&quot; &quot;;[.F580];1)-1));[.C580];[.C580]+1)" office:value-type="float" office:value="1">
            <text:p>001</text:p>
          </table:table-cell>
          <table:table-cell office:value-type="string">
            <text:p>CS\Mail\Mail\Import</text:p>
          </table:table-cell>
          <table:table-cell table:style-name="ce209" office:value-type="string">
            <text:p>Import message in case select a valid file eml</text:p>
          </table:table-cell>
          <table:table-cell table:style-name="ce210" office:value-type="string">
            <text:p>Step 2: Open Imported message form </text:p>
          </table:table-cell>
          <table:table-cell table:style-name="ce210" office:value-type="string">
            <text:p>- Click at more action on Action bar</text:p>
            <text:p>- Select Import Option</text:p>
          </table:table-cell>
          <table:table-cell table:style-name="ce210" office:value-type="string">
            <text:p>Im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2">
          <table:table-cell table:formula="of:=IF(MID([.F582];6;1)&gt;MID([.F581];6;1);&quot;&quot;;MAX([.A$7:.A581])+1)">
            <text:p/>
          </table:table-cell>
          <table:table-cell office:value-type="string">
            <text:p>FNC_CS_MA_MAIL_10</text:p>
          </table:table-cell>
          <table:table-cell table:formula="of:=IF(VALUE(MID([.F582];6;FIND(&quot;:&quot;;[.F582];1)-FIND(&quot; &quot;;[.F582];1)-1))&gt;VALUE(MID([.F581];6;FIND(&quot;:&quot;;[.F581];1)-FIND(&quot; &quot;;[.F581];1)-1));[.C581];[.C581]+1)" office:value-type="float" office:value="1">
            <text:p>001</text:p>
          </table:table-cell>
          <table:table-cell office:value-type="string">
            <text:p>CS\Mail\Mail\Import</text:p>
          </table:table-cell>
          <table:table-cell table:style-name="ce209" office:value-type="string">
            <text:p>Import message in case select a valid file eml</text:p>
          </table:table-cell>
          <table:table-cell table:style-name="ce210" office:value-type="string">
            <text:p>Step 3: choose file to import</text:p>
          </table:table-cell>
          <table:table-cell table:style-name="ce210" office:value-type="string">
            <text:p>- Click <text:span text:style-name="T5">Browse</text:span> button</text:p>
            <text:p>- then, select a file .eml from your PC</text:p>
          </table:table-cell>
          <table:table-cell table:style-name="ce210" office:value-type="string">
            <text:p>Path of Selected file is displayed in Browse text box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83];6;1)&gt;MID([.F582];6;1);&quot;&quot;;MAX([.A$7:.A582])+1)">
            <text:p/>
          </table:table-cell>
          <table:table-cell office:value-type="string">
            <text:p>FNC_CS_MA_MAIL_10</text:p>
          </table:table-cell>
          <table:table-cell table:formula="of:=IF(VALUE(MID([.F583];6;FIND(&quot;:&quot;;[.F583];1)-FIND(&quot; &quot;;[.F583];1)-1))&gt;VALUE(MID([.F582];6;FIND(&quot;:&quot;;[.F582];1)-FIND(&quot; &quot;;[.F582];1)-1));[.C582];[.C582]+1)" office:value-type="float" office:value="1">
            <text:p>001</text:p>
          </table:table-cell>
          <table:table-cell office:value-type="string">
            <text:p>CS\Mail\Mail\Import</text:p>
          </table:table-cell>
          <table:table-cell table:style-name="ce209" office:value-type="string">
            <text:p>Import message in case select a valid file eml</text:p>
          </table:table-cell>
          <table:table-cell table:style-name="ce210" office:value-type="string">
            <text:p>Step 4: Upload file</text:p>
          </table:table-cell>
          <table:table-cell table:style-name="ce210" office:value-type="string">
            <text:p>- Click Upload Icon</text:p>
          </table:table-cell>
          <table:table-cell table:style-name="ce210" office:value-type="string">
            <text:p>- The file is uploaded</text:p>
            <text:p>- Beside name of uploaded file is Delete Ico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84];6;1)&gt;MID([.F583];6;1);&quot;&quot;;MAX([.A$7:.A583])+1)">
            <text:p/>
          </table:table-cell>
          <table:table-cell office:value-type="string">
            <text:p>FNC_CS_MA_MAIL_10</text:p>
          </table:table-cell>
          <table:table-cell table:formula="of:=IF(VALUE(MID([.F584];6;FIND(&quot;:&quot;;[.F584];1)-FIND(&quot; &quot;;[.F584];1)-1))&gt;VALUE(MID([.F583];6;FIND(&quot;:&quot;;[.F583];1)-FIND(&quot; &quot;;[.F583];1)-1));[.C583];[.C583]+1)" office:value-type="float" office:value="1">
            <text:p>001</text:p>
          </table:table-cell>
          <table:table-cell office:value-type="string">
            <text:p>CS\Mail\Mail\Import</text:p>
          </table:table-cell>
          <table:table-cell table:style-name="ce209" office:value-type="string">
            <text:p>Import message in case select a valid file eml</text:p>
          </table:table-cell>
          <table:table-cell table:style-name="ce210" office:value-type="string">
            <text:p>Step 5: import</text:p>
          </table:table-cell>
          <table:table-cell table:style-name="ce210" office:value-type="string">
            <text:p>- Select folder in <text:s text:c="2"/>import message to folder <text:s text:c="2"/>combo box</text:p>
            <text:p>- Click Save button</text:p>
          </table:table-cell>
          <table:table-cell table:style-name="ce210" office:value-type="string">
            <text:p>- The imported message will be show in selected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85];6;1)&gt;MID([.F584];6;1);&quot;&quot;;MAX([.A$7:.A584])+1)" office:value-type="float" office:value="180">
            <text:p>180</text:p>
          </table:table-cell>
          <table:table-cell office:value-type="string">
            <text:p>FNC_CS_MA_MAIL_10</text:p>
          </table:table-cell>
          <table:table-cell table:formula="of:=IF(VALUE(MID([.F585];6;FIND(&quot;:&quot;;[.F585];1)-FIND(&quot; &quot;;[.F585];1)-1))&gt;VALUE(MID([.F584];6;FIND(&quot;:&quot;;[.F584];1)-FIND(&quot; &quot;;[.F584];1)-1));[.C584];[.C584]+1)" office:value-type="float" office:value="2">
            <text:p>002</text:p>
          </table:table-cell>
          <table:table-cell office:value-type="string">
            <text:p>CS\Mail\Mail\Import</text:p>
          </table:table-cell>
          <table:table-cell table:style-name="ce96" office:value-type="string">
            <text:p>Check Deleting uploaded file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9">
          <table:table-cell table:formula="of:=IF(MID([.F586];6;1)&gt;MID([.F585];6;1);&quot;&quot;;MAX([.A$7:.A585])+1)">
            <text:p/>
          </table:table-cell>
          <table:table-cell office:value-type="string">
            <text:p>FNC_CS_MA_MAIL_10</text:p>
          </table:table-cell>
          <table:table-cell table:formula="of:=IF(VALUE(MID([.F586];6;FIND(&quot;:&quot;;[.F586];1)-FIND(&quot; &quot;;[.F586];1)-1))&gt;VALUE(MID([.F585];6;FIND(&quot;:&quot;;[.F585];1)-FIND(&quot; &quot;;[.F585];1)-1));[.C585];[.C585]+1)" office:value-type="float" office:value="2">
            <text:p>002</text:p>
          </table:table-cell>
          <table:table-cell office:value-type="string">
            <text:p>CS\Mail\Mail\Import</text:p>
          </table:table-cell>
          <table:table-cell table:style-name="ce210" office:value-type="string">
            <text:p>Check Deleting uploaded file</text:p>
          </table:table-cell>
          <table:table-cell table:style-name="ce210" office:value-type="string">
            <text:p>Step 2: Open Imported message form </text:p>
          </table:table-cell>
          <table:table-cell table:style-name="ce210" office:value-type="string">
            <text:p>- Click at more action on Action bar</text:p>
            <text:p>- Select Import Option</text:p>
          </table:table-cell>
          <table:table-cell table:style-name="ce210" office:value-type="string">
            <text:p>Im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0">
          <table:table-cell table:formula="of:=IF(MID([.F587];6;1)&gt;MID([.F586];6;1);&quot;&quot;;MAX([.A$7:.A586])+1)">
            <text:p/>
          </table:table-cell>
          <table:table-cell office:value-type="string">
            <text:p>FNC_CS_MA_MAIL_10</text:p>
          </table:table-cell>
          <table:table-cell table:formula="of:=IF(VALUE(MID([.F587];6;FIND(&quot;:&quot;;[.F587];1)-FIND(&quot; &quot;;[.F587];1)-1))&gt;VALUE(MID([.F586];6;FIND(&quot;:&quot;;[.F586];1)-FIND(&quot; &quot;;[.F586];1)-1));[.C586];[.C586]+1)" office:value-type="float" office:value="2">
            <text:p>002</text:p>
          </table:table-cell>
          <table:table-cell office:value-type="string">
            <text:p>CS\Mail\Mail\Import</text:p>
          </table:table-cell>
          <table:table-cell table:style-name="ce210" office:value-type="string">
            <text:p>Check Deleting uploaded file</text:p>
          </table:table-cell>
          <table:table-cell table:style-name="ce210" office:value-type="string">
            <text:p>Step 3: choose file to import</text:p>
          </table:table-cell>
          <table:table-cell table:style-name="ce210" office:value-type="string">
            <text:p>- Click Browser button and then select a file .eml from your PC</text:p>
          </table:table-cell>
          <table:table-cell table:style-name="ce210" office:value-type="string">
            <text:p>Path of Selected file is displayed in Browse text box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88];6;1)&gt;MID([.F587];6;1);&quot;&quot;;MAX([.A$7:.A587])+1)">
            <text:p/>
          </table:table-cell>
          <table:table-cell office:value-type="string">
            <text:p>FNC_CS_MA_MAIL_10</text:p>
          </table:table-cell>
          <table:table-cell table:formula="of:=IF(VALUE(MID([.F588];6;FIND(&quot;:&quot;;[.F588];1)-FIND(&quot; &quot;;[.F588];1)-1))&gt;VALUE(MID([.F587];6;FIND(&quot;:&quot;;[.F587];1)-FIND(&quot; &quot;;[.F587];1)-1));[.C587];[.C587]+1)" office:value-type="float" office:value="2">
            <text:p>002</text:p>
          </table:table-cell>
          <table:table-cell office:value-type="string">
            <text:p>CS\Mail\Mail\Import</text:p>
          </table:table-cell>
          <table:table-cell table:style-name="ce210" office:value-type="string">
            <text:p>Check Deleting uploaded file</text:p>
          </table:table-cell>
          <table:table-cell table:style-name="ce210" office:value-type="string">
            <text:p>Step 4: Upload file</text:p>
          </table:table-cell>
          <table:table-cell table:style-name="ce210" office:value-type="string">
            <text:p>- Click Upload Icon</text:p>
          </table:table-cell>
          <table:table-cell table:style-name="ce210" office:value-type="string">
            <text:p>- The file is uploaded</text:p>
            <text:p>- Beside name of uploaded file is Delete Ico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589];6;1)&gt;MID([.F588];6;1);&quot;&quot;;MAX([.A$7:.A588])+1)">
            <text:p/>
          </table:table-cell>
          <table:table-cell office:value-type="string">
            <text:p>FNC_CS_MA_MAIL_10</text:p>
          </table:table-cell>
          <table:table-cell table:formula="of:=IF(VALUE(MID([.F589];6;FIND(&quot;:&quot;;[.F589];1)-FIND(&quot; &quot;;[.F589];1)-1))&gt;VALUE(MID([.F588];6;FIND(&quot;:&quot;;[.F588];1)-FIND(&quot; &quot;;[.F588];1)-1));[.C588];[.C588]+1)" office:value-type="float" office:value="2">
            <text:p>002</text:p>
          </table:table-cell>
          <table:table-cell office:value-type="string">
            <text:p>CS\Mail\Mail\Import</text:p>
          </table:table-cell>
          <table:table-cell table:style-name="ce210" office:value-type="string">
            <text:p>Check Deleting uploaded file</text:p>
          </table:table-cell>
          <table:table-cell table:style-name="ce210" office:value-type="string">
            <text:p>Step 5: Delete uploaded file</text:p>
          </table:table-cell>
          <table:table-cell table:style-name="ce210" office:value-type="string">
            <text:p>- Click delete icon beside Uploaded file</text:p>
          </table:table-cell>
          <table:table-cell table:style-name="ce210" office:value-type="string">
            <text:p>- The file is disappeared form Imported message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9">
          <table:table-cell table:formula="of:=IF(MID([.F590];6;1)&gt;MID([.F589];6;1);&quot;&quot;;MAX([.A$7:.A589])+1)" office:value-type="float" office:value="181">
            <text:p>181</text:p>
          </table:table-cell>
          <table:table-cell office:value-type="string">
            <text:p>FNC_CS_MA_MAIL_10</text:p>
          </table:table-cell>
          <table:table-cell table:formula="of:=IF(VALUE(MID([.F590];6;FIND(&quot;:&quot;;[.F590];1)-FIND(&quot; &quot;;[.F590];1)-1))&gt;VALUE(MID([.F589];6;FIND(&quot;:&quot;;[.F589];1)-FIND(&quot; &quot;;[.F589];1)-1));[.C589];[.C589]+1)" office:value-type="float" office:value="3">
            <text:p>003</text:p>
          </table:table-cell>
          <table:table-cell office:value-type="string">
            <text:p>CS\Mail\Mail\Import</text:p>
          </table:table-cell>
          <table:table-cell table:style-name="ce96" office:value-type="string">
            <text:p>Import message in case dont select any file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1">
          <table:table-cell table:formula="of:=IF(MID([.F591];6;1)&gt;MID([.F590];6;1);&quot;&quot;;MAX([.A$7:.A590])+1)">
            <text:p/>
          </table:table-cell>
          <table:table-cell office:value-type="string">
            <text:p>FNC_CS_MA_MAIL_10</text:p>
          </table:table-cell>
          <table:table-cell table:formula="of:=IF(VALUE(MID([.F591];6;FIND(&quot;:&quot;;[.F591];1)-FIND(&quot; &quot;;[.F591];1)-1))&gt;VALUE(MID([.F590];6;FIND(&quot;:&quot;;[.F590];1)-FIND(&quot; &quot;;[.F590];1)-1));[.C590];[.C590]+1)" office:value-type="float" office:value="3">
            <text:p>003</text:p>
          </table:table-cell>
          <table:table-cell office:value-type="string">
            <text:p>CS\Mail\Mail\Import</text:p>
          </table:table-cell>
          <table:table-cell table:style-name="ce209" office:value-type="string">
            <text:p>Import message in case dont select any file</text:p>
          </table:table-cell>
          <table:table-cell table:style-name="ce210" office:value-type="string">
            <text:p>Step 2: Open Imported message form </text:p>
          </table:table-cell>
          <table:table-cell table:style-name="ce210" office:value-type="string">
            <text:p>- Click at more action on Action bar</text:p>
            <text:p>- Select Import Option</text:p>
          </table:table-cell>
          <table:table-cell table:style-name="ce210" office:value-type="string">
            <text:p>Im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0">
          <table:table-cell table:formula="of:=IF(MID([.F592];6;1)&gt;MID([.F591];6;1);&quot;&quot;;MAX([.A$7:.A591])+1)">
            <text:p/>
          </table:table-cell>
          <table:table-cell office:value-type="string">
            <text:p>FNC_CS_MA_MAIL_10</text:p>
          </table:table-cell>
          <table:table-cell table:formula="of:=IF(VALUE(MID([.F592];6;FIND(&quot;:&quot;;[.F592];1)-FIND(&quot; &quot;;[.F592];1)-1))&gt;VALUE(MID([.F591];6;FIND(&quot;:&quot;;[.F591];1)-FIND(&quot; &quot;;[.F591];1)-1));[.C591];[.C591]+1)" office:value-type="float" office:value="3">
            <text:p>003</text:p>
          </table:table-cell>
          <table:table-cell office:value-type="string">
            <text:p>CS\Mail\Mail\Import</text:p>
          </table:table-cell>
          <table:table-cell table:style-name="ce209" office:value-type="string">
            <text:p>Import message in case dont select any file</text:p>
          </table:table-cell>
          <table:table-cell table:style-name="ce210" office:value-type="string">
            <text:p>Step 3:import</text:p>
          </table:table-cell>
          <table:table-cell table:style-name="ce210" office:value-type="string">
            <text:p>- Click Import button</text:p>
          </table:table-cell>
          <table:table-cell table:style-name="ce210" office:value-type="string">
            <text:p>- A waring message: You must upload file befor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2">
          <table:table-cell table:formula="of:=IF(MID([.F593];6;1)&gt;MID([.F592];6;1);&quot;&quot;;MAX([.A$7:.A592])+1)" office:value-type="float" office:value="182">
            <text:p>182</text:p>
          </table:table-cell>
          <table:table-cell office:value-type="string">
            <text:p>FNC_CS_MA_MAIL_10</text:p>
          </table:table-cell>
          <table:table-cell table:formula="of:=IF(VALUE(MID([.F593];6;FIND(&quot;:&quot;;[.F593];1)-FIND(&quot; &quot;;[.F593];1)-1))&gt;VALUE(MID([.F592];6;FIND(&quot;:&quot;;[.F592];1)-FIND(&quot; &quot;;[.F592];1)-1));[.C592];[.C592]+1)" office:value-type="float" office:value="4">
            <text:p>004</text:p>
          </table:table-cell>
          <table:table-cell office:value-type="string">
            <text:p>CS\Mail\Mail\Import</text:p>
          </table:table-cell>
          <table:table-cell table:style-name="ce96" office:value-type="string">
            <text:p>Import message in case dont upload selected file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594];6;1)&gt;MID([.F593];6;1);&quot;&quot;;MAX([.A$7:.A593])+1)">
            <text:p/>
          </table:table-cell>
          <table:table-cell office:value-type="string">
            <text:p>FNC_CS_MA_MAIL_10</text:p>
          </table:table-cell>
          <table:table-cell table:formula="of:=IF(VALUE(MID([.F594];6;FIND(&quot;:&quot;;[.F594];1)-FIND(&quot; &quot;;[.F594];1)-1))&gt;VALUE(MID([.F593];6;FIND(&quot;:&quot;;[.F593];1)-FIND(&quot; &quot;;[.F593];1)-1));[.C593];[.C593]+1)" office:value-type="float" office:value="4">
            <text:p>004</text:p>
          </table:table-cell>
          <table:table-cell office:value-type="string">
            <text:p>CS\Mail\Mail\Import</text:p>
          </table:table-cell>
          <table:table-cell table:style-name="ce209" office:value-type="string">
            <text:p>Import message in case dont upload selected file</text:p>
          </table:table-cell>
          <table:table-cell table:style-name="ce210" office:value-type="string">
            <text:p>Step 2: Open Imported message form </text:p>
          </table:table-cell>
          <table:table-cell table:style-name="ce210" office:value-type="string">
            <text:p>- Click at more action on Action bar</text:p>
            <text:p>- Select Import Option</text:p>
          </table:table-cell>
          <table:table-cell table:style-name="ce210" office:value-type="string">
            <text:p>Im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9">
          <table:table-cell table:formula="of:=IF(MID([.F595];6;1)&gt;MID([.F594];6;1);&quot;&quot;;MAX([.A$7:.A594])+1)">
            <text:p/>
          </table:table-cell>
          <table:table-cell office:value-type="string">
            <text:p>FNC_CS_MA_MAIL_10</text:p>
          </table:table-cell>
          <table:table-cell table:formula="of:=IF(VALUE(MID([.F595];6;FIND(&quot;:&quot;;[.F595];1)-FIND(&quot; &quot;;[.F595];1)-1))&gt;VALUE(MID([.F594];6;FIND(&quot;:&quot;;[.F594];1)-FIND(&quot; &quot;;[.F594];1)-1));[.C594];[.C594]+1)" office:value-type="float" office:value="4">
            <text:p>004</text:p>
          </table:table-cell>
          <table:table-cell office:value-type="string">
            <text:p>CS\Mail\Mail\Import</text:p>
          </table:table-cell>
          <table:table-cell table:style-name="ce209" office:value-type="string">
            <text:p>Import message in case dont upload selected file</text:p>
          </table:table-cell>
          <table:table-cell table:style-name="ce210" office:value-type="string">
            <text:p>Step 3: choose file to import</text:p>
          </table:table-cell>
          <table:table-cell table:style-name="ce210" office:value-type="string">
            <text:p>- Click <text:span text:style-name="T5">Browse</text:span> button</text:p>
            <text:p>- then, select a file .eml from your PC</text:p>
          </table:table-cell>
          <table:table-cell table:style-name="ce210" office:value-type="string">
            <text:p>Path of Selected file is displayed in Browse text box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1">
          <table:table-cell table:formula="of:=IF(MID([.F596];6;1)&gt;MID([.F595];6;1);&quot;&quot;;MAX([.A$7:.A595])+1)">
            <text:p/>
          </table:table-cell>
          <table:table-cell office:value-type="string">
            <text:p>FNC_CS_MA_MAIL_10</text:p>
          </table:table-cell>
          <table:table-cell table:formula="of:=IF(VALUE(MID([.F596];6;FIND(&quot;:&quot;;[.F596];1)-FIND(&quot; &quot;;[.F596];1)-1))&gt;VALUE(MID([.F595];6;FIND(&quot;:&quot;;[.F595];1)-FIND(&quot; &quot;;[.F595];1)-1));[.C595];[.C595]+1)" office:value-type="float" office:value="4">
            <text:p>004</text:p>
          </table:table-cell>
          <table:table-cell office:value-type="string">
            <text:p>CS\Mail\Mail\Import</text:p>
          </table:table-cell>
          <table:table-cell table:style-name="ce209" office:value-type="string">
            <text:p>Import message in case dont upload selected file</text:p>
          </table:table-cell>
          <table:table-cell table:style-name="ce210" office:value-type="string">
            <text:p>Step 4: Import</text:p>
          </table:table-cell>
          <table:table-cell table:style-name="ce210" office:value-type="string">
            <text:p>- don't click on Upload icon</text:p>
            <text:p>- then Click Import button</text:p>
          </table:table-cell>
          <table:table-cell table:style-name="ce210" office:value-type="string">
            <text:p>- A waring message: You must upload file befor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597];6;1)&gt;MID([.F596];6;1);&quot;&quot;;MAX([.A$7:.A596])+1)" office:value-type="float" office:value="183">
            <text:p>183</text:p>
          </table:table-cell>
          <table:table-cell office:value-type="string">
            <text:p>FNC_CS_MA_MAIL_10</text:p>
          </table:table-cell>
          <table:table-cell table:formula="of:=IF(VALUE(MID([.F597];6;FIND(&quot;:&quot;;[.F597];1)-FIND(&quot; &quot;;[.F597];1)-1))&gt;VALUE(MID([.F596];6;FIND(&quot;:&quot;;[.F596];1)-FIND(&quot; &quot;;[.F596];1)-1));[.C596];[.C596]+1)" office:value-type="float" office:value="5">
            <text:p>005</text:p>
          </table:table-cell>
          <table:table-cell office:value-type="string">
            <text:p>CS\Mail\Mail\Import</text:p>
          </table:table-cell>
          <table:table-cell table:style-name="ce96" office:value-type="string">
            <text:p>Check import message in case upload a file has incorrect data format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598];6;1)&gt;MID([.F597];6;1);&quot;&quot;;MAX([.A$7:.A597])+1)">
            <text:p/>
          </table:table-cell>
          <table:table-cell office:value-type="string">
            <text:p>FNC_CS_MA_MAIL_10</text:p>
          </table:table-cell>
          <table:table-cell table:formula="of:=IF(VALUE(MID([.F598];6;FIND(&quot;:&quot;;[.F598];1)-FIND(&quot; &quot;;[.F598];1)-1))&gt;VALUE(MID([.F597];6;FIND(&quot;:&quot;;[.F597];1)-FIND(&quot; &quot;;[.F597];1)-1));[.C597];[.C597]+1)" office:value-type="float" office:value="5">
            <text:p>005</text:p>
          </table:table-cell>
          <table:table-cell office:value-type="string">
            <text:p>CS\Mail\Mail\Import</text:p>
          </table:table-cell>
          <table:table-cell table:style-name="ce209" office:value-type="string">
            <text:p>Check import message in case upload a file has incorrect data format</text:p>
          </table:table-cell>
          <table:table-cell table:style-name="ce210" office:value-type="string">
            <text:p>Step 2: Open Imported message form </text:p>
          </table:table-cell>
          <table:table-cell table:style-name="ce210" office:value-type="string">
            <text:p>- Click at more action on Action bar</text:p>
            <text:p>- Select Import Option</text:p>
          </table:table-cell>
          <table:table-cell table:style-name="ce210" office:value-type="string">
            <text:p>Im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2">
          <table:table-cell table:formula="of:=IF(MID([.F599];6;1)&gt;MID([.F598];6;1);&quot;&quot;;MAX([.A$7:.A598])+1)">
            <text:p/>
          </table:table-cell>
          <table:table-cell office:value-type="string">
            <text:p>FNC_CS_MA_MAIL_10</text:p>
          </table:table-cell>
          <table:table-cell table:formula="of:=IF(VALUE(MID([.F599];6;FIND(&quot;:&quot;;[.F599];1)-FIND(&quot; &quot;;[.F599];1)-1))&gt;VALUE(MID([.F598];6;FIND(&quot;:&quot;;[.F598];1)-FIND(&quot; &quot;;[.F598];1)-1));[.C598];[.C598]+1)" office:value-type="float" office:value="5">
            <text:p>005</text:p>
          </table:table-cell>
          <table:table-cell office:value-type="string">
            <text:p>CS\Mail\Mail\Import</text:p>
          </table:table-cell>
          <table:table-cell table:style-name="ce209" office:value-type="string">
            <text:p>Check import message in case upload a file has incorrect data format</text:p>
          </table:table-cell>
          <table:table-cell table:style-name="ce210" office:value-type="string">
            <text:p>Step 3: choose file to import</text:p>
          </table:table-cell>
          <table:table-cell table:style-name="ce210" office:value-type="string">
            <text:p>- Click Browser button</text:p>
            <text:p>- then select a file that has incorrect data format from your PC</text:p>
          </table:table-cell>
          <table:table-cell table:style-name="ce210" office:value-type="string">
            <text:p>Path of Selected file is displayed in Browse text box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8">
          <table:table-cell table:formula="of:=IF(MID([.F600];6;1)&gt;MID([.F599];6;1);&quot;&quot;;MAX([.A$7:.A599])+1)">
            <text:p/>
          </table:table-cell>
          <table:table-cell office:value-type="string">
            <text:p>FNC_CS_MA_MAIL_10</text:p>
          </table:table-cell>
          <table:table-cell table:formula="of:=IF(VALUE(MID([.F600];6;FIND(&quot;:&quot;;[.F600];1)-FIND(&quot; &quot;;[.F600];1)-1))&gt;VALUE(MID([.F599];6;FIND(&quot;:&quot;;[.F599];1)-FIND(&quot; &quot;;[.F599];1)-1));[.C599];[.C599]+1)" office:value-type="float" office:value="5">
            <text:p>005</text:p>
          </table:table-cell>
          <table:table-cell office:value-type="string">
            <text:p>CS\Mail\Mail\Import</text:p>
          </table:table-cell>
          <table:table-cell table:style-name="ce209" office:value-type="string">
            <text:p>Check import message in case upload a file has incorrect data format</text:p>
          </table:table-cell>
          <table:table-cell table:style-name="ce210" office:value-type="string">
            <text:p>Step 4: Upload file</text:p>
          </table:table-cell>
          <table:table-cell table:style-name="ce210" office:value-type="string">
            <text:p>- Click Upload Icon</text:p>
          </table:table-cell>
          <table:table-cell table:style-name="ce210" office:value-type="string">
            <text:p>- The file is uploaded</text:p>
            <text:p>- Beside name of uploaded file is Delete Ico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9">
          <table:table-cell table:formula="of:=IF(MID([.F601];6;1)&gt;MID([.F600];6;1);&quot;&quot;;MAX([.A$7:.A600])+1)">
            <text:p/>
          </table:table-cell>
          <table:table-cell office:value-type="string">
            <text:p>FNC_CS_MA_MAIL_10</text:p>
          </table:table-cell>
          <table:table-cell table:formula="of:=IF(VALUE(MID([.F601];6;FIND(&quot;:&quot;;[.F601];1)-FIND(&quot; &quot;;[.F601];1)-1))&gt;VALUE(MID([.F600];6;FIND(&quot;:&quot;;[.F600];1)-FIND(&quot; &quot;;[.F600];1)-1));[.C600];[.C600]+1)" office:value-type="float" office:value="5">
            <text:p>005</text:p>
          </table:table-cell>
          <table:table-cell office:value-type="string">
            <text:p>CS\Mail\Mail\Import</text:p>
          </table:table-cell>
          <table:table-cell table:style-name="ce209" office:value-type="string">
            <text:p>Check import message in case upload a file has incorrect data format</text:p>
          </table:table-cell>
          <table:table-cell table:style-name="ce210" office:value-type="string">
            <text:p>Step 5: import</text:p>
          </table:table-cell>
          <table:table-cell table:style-name="ce210" office:value-type="string">
            <text:p>- Select folder in <text:s text:c="2"/>import message to folder <text:s text:c="2"/>combo box</text:p>
            <text:p>- Click Save button</text:p>
          </table:table-cell>
          <table:table-cell table:style-name="ce210" office:value-type="string">
            <text:p>- The imported message will be show in selected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8">
          <table:table-cell table:formula="of:=IF(MID([.F602];6;1)&gt;MID([.F601];6;1);&quot;&quot;;MAX([.A$7:.A601])+1)" office:value-type="float" office:value="184">
            <text:p>184</text:p>
          </table:table-cell>
          <table:table-cell office:value-type="string">
            <text:p>FNC_CS_MA_MAIL_10</text:p>
          </table:table-cell>
          <table:table-cell table:formula="of:=IF(VALUE(MID([.F602];6;FIND(&quot;:&quot;;[.F602];1)-FIND(&quot; &quot;;[.F602];1)-1))&gt;VALUE(MID([.F601];6;FIND(&quot;:&quot;;[.F601];1)-FIND(&quot; &quot;;[.F601];1)-1));[.C601];[.C601]+1)" office:value-type="float" office:value="6">
            <text:p>006</text:p>
          </table:table-cell>
          <table:table-cell office:value-type="string">
            <text:p>CS\Mail\Mail\Import</text:p>
          </table:table-cell>
          <table:table-cell table:style-name="ce96" office:value-type="string">
            <text:p>Check import message in case invalid file is imported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2">
          <table:table-cell table:formula="of:=IF(MID([.F603];6;1)&gt;MID([.F602];6;1);&quot;&quot;;MAX([.A$7:.A602])+1)">
            <text:p/>
          </table:table-cell>
          <table:table-cell office:value-type="string">
            <text:p>FNC_CS_MA_MAIL_10</text:p>
          </table:table-cell>
          <table:table-cell table:formula="of:=IF(VALUE(MID([.F603];6;FIND(&quot;:&quot;;[.F603];1)-FIND(&quot; &quot;;[.F603];1)-1))&gt;VALUE(MID([.F602];6;FIND(&quot;:&quot;;[.F602];1)-FIND(&quot; &quot;;[.F602];1)-1));[.C602];[.C602]+1)" office:value-type="float" office:value="6">
            <text:p>006</text:p>
          </table:table-cell>
          <table:table-cell office:value-type="string">
            <text:p>CS\Mail\Mail\Import</text:p>
          </table:table-cell>
          <table:table-cell table:style-name="ce210" office:value-type="string">
            <text:p>Check import message in case invalid file is imported</text:p>
          </table:table-cell>
          <table:table-cell table:style-name="ce210" office:value-type="string">
            <text:p>Step 2: Open Imported message form </text:p>
          </table:table-cell>
          <table:table-cell table:style-name="ce210" office:value-type="string">
            <text:p>- Click at more action on Action bar</text:p>
            <text:p>- Select Import Option</text:p>
          </table:table-cell>
          <table:table-cell table:style-name="ce210" office:value-type="string">
            <text:p>Im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3">
          <table:table-cell table:formula="of:=IF(MID([.F604];6;1)&gt;MID([.F603];6;1);&quot;&quot;;MAX([.A$7:.A603])+1)">
            <text:p/>
          </table:table-cell>
          <table:table-cell office:value-type="string">
            <text:p>FNC_CS_MA_MAIL_10</text:p>
          </table:table-cell>
          <table:table-cell table:formula="of:=IF(VALUE(MID([.F604];6;FIND(&quot;:&quot;;[.F604];1)-FIND(&quot; &quot;;[.F604];1)-1))&gt;VALUE(MID([.F603];6;FIND(&quot;:&quot;;[.F603];1)-FIND(&quot; &quot;;[.F603];1)-1));[.C603];[.C603]+1)" office:value-type="float" office:value="6">
            <text:p>006</text:p>
          </table:table-cell>
          <table:table-cell office:value-type="string">
            <text:p>CS\Mail\Mail\Import</text:p>
          </table:table-cell>
          <table:table-cell table:style-name="ce210" office:value-type="string">
            <text:p>Check import message in case invalid file is imported</text:p>
          </table:table-cell>
          <table:table-cell table:style-name="ce210" office:value-type="string">
            <text:p>Step 3: choose file to import</text:p>
          </table:table-cell>
          <table:table-cell table:style-name="ce210" office:value-type="string">
            <text:p>- Click Browser button to find upload file that is not .eml format</text:p>
          </table:table-cell>
          <table:table-cell table:style-name="ce210" office:value-type="string">
            <text:p>Path of Selected file is displayed in Browse text box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4">
          <table:table-cell table:formula="of:=IF(MID([.F605];6;1)&gt;MID([.F604];6;1);&quot;&quot;;MAX([.A$7:.A604])+1)">
            <text:p/>
          </table:table-cell>
          <table:table-cell office:value-type="string">
            <text:p>FNC_CS_MA_MAIL_10</text:p>
          </table:table-cell>
          <table:table-cell table:formula="of:=IF(VALUE(MID([.F605];6;FIND(&quot;:&quot;;[.F605];1)-FIND(&quot; &quot;;[.F605];1)-1))&gt;VALUE(MID([.F604];6;FIND(&quot;:&quot;;[.F604];1)-FIND(&quot; &quot;;[.F604];1)-1));[.C604];[.C604]+1)" office:value-type="float" office:value="6">
            <text:p>006</text:p>
          </table:table-cell>
          <table:table-cell office:value-type="string">
            <text:p>CS\Mail\Mail\Import</text:p>
          </table:table-cell>
          <table:table-cell table:style-name="ce210" office:value-type="string">
            <text:p>Check import message in case invalid file is imported</text:p>
          </table:table-cell>
          <table:table-cell table:style-name="ce210" office:value-type="string">
            <text:p>Step 4: Upload file</text:p>
          </table:table-cell>
          <table:table-cell table:style-name="ce210" office:value-type="string">
            <text:p>- Click Upload Icon</text:p>
          </table:table-cell>
          <table:table-cell table:style-name="ce210" office:value-type="string">
            <text:p>- The file is uploaded</text:p>
            <text:p>- Beside name of uploaded file is Delete Ico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4">
          <table:table-cell table:formula="of:=IF(MID([.F606];6;1)&gt;MID([.F605];6;1);&quot;&quot;;MAX([.A$7:.A605])+1)">
            <text:p/>
          </table:table-cell>
          <table:table-cell office:value-type="string">
            <text:p>FNC_CS_MA_MAIL_10</text:p>
          </table:table-cell>
          <table:table-cell table:formula="of:=IF(VALUE(MID([.F606];6;FIND(&quot;:&quot;;[.F606];1)-FIND(&quot; &quot;;[.F606];1)-1))&gt;VALUE(MID([.F605];6;FIND(&quot;:&quot;;[.F605];1)-FIND(&quot; &quot;;[.F605];1)-1));[.C605];[.C605]+1)" office:value-type="float" office:value="6">
            <text:p>006</text:p>
          </table:table-cell>
          <table:table-cell office:value-type="string">
            <text:p>CS\Mail\Mail\Import</text:p>
          </table:table-cell>
          <table:table-cell table:style-name="ce210" office:value-type="string">
            <text:p>Check import message in case invalid file is imported</text:p>
          </table:table-cell>
          <table:table-cell table:style-name="ce210" office:value-type="string">
            <text:p>Step 5: import</text:p>
          </table:table-cell>
          <table:table-cell table:style-name="ce210" office:value-type="string">
            <text:p>- Select folder in <text:s text:c="2"/>import message to folder <text:s text:c="2"/>combo box</text:p>
            <text:p>- Click Save button</text:p>
          </table:table-cell>
          <table:table-cell table:style-name="ce210" office:value-type="string">
            <text:p>- Show message alert that selected file is invalid, requires user to select another fil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5">
          <table:table-cell table:formula="of:=IF(MID([.F607];6;1)&gt;MID([.F606];6;1);&quot;&quot;;MAX([.A$7:.A606])+1)" office:value-type="float" office:value="185">
            <text:p>185</text:p>
          </table:table-cell>
          <table:table-cell office:value-type="string">
            <text:p>FNC_CS_MA_MAIL_10</text:p>
          </table:table-cell>
          <table:table-cell table:formula="of:=IF(VALUE(MID([.F607];6;FIND(&quot;:&quot;;[.F607];1)-FIND(&quot; &quot;;[.F607];1)-1))&gt;VALUE(MID([.F606];6;FIND(&quot;:&quot;;[.F606];1)-FIND(&quot; &quot;;[.F606];1)-1));[.C606];[.C606]+1)" office:value-type="float" office:value="7">
            <text:p>007</text:p>
          </table:table-cell>
          <table:table-cell office:value-type="string">
            <text:p>CS\Mail\Mail\Import</text:p>
          </table:table-cell>
          <table:table-cell table:style-name="ce96" office:value-type="string">
            <text:p>Check Import message in case there is no account</text:p>
          </table:table-cell>
          <table:table-cell table:style-name="ce210" office:value-type="string">
            <text:p>Step 1:Open import message form</text:p>
          </table:table-cell>
          <table:table-cell table:style-name="ce210" office:value-type="string">
            <text:p>- Accounts list is blank </text:p>
            <text:p>- Click More actions icon and select Import message option in menu</text:p>
          </table:table-cell>
          <table:table-cell table:style-name="ce210" office:value-type="string">
            <text:p>- Alert message is shown that: “You must create new account first !”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608];6;1)&gt;MID([.F607];6;1);&quot;&quot;;MAX([.A$7:.A607])+1)" office:value-type="float" office:value="186">
            <text:p>186</text:p>
          </table:table-cell>
          <table:table-cell office:value-type="string">
            <text:p>FNC_CS_MA_MAIL_11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Export</text:p>
          </table:table-cell>
          <table:table-cell table:style-name="ce94" office:value-type="string">
            <text:p>Export message from More action on Action bar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6">
          <table:table-cell table:formula="of:=IF(MID([.F609];6;1)&gt;MID([.F608];6;1);&quot;&quot;;MAX([.A$7:.A608])+1)">
            <text:p/>
          </table:table-cell>
          <table:table-cell office:value-type="string">
            <text:p>FNC_CS_MA_MAIL_11</text:p>
          </table:table-cell>
          <table:table-cell table:formula="of:=IF(VALUE(MID([.F609];6;FIND(&quot;:&quot;;[.F609];1)-FIND(&quot; &quot;;[.F609];1)-1))&gt;VALUE(MID([.F608];6;FIND(&quot;:&quot;;[.F608];1)-FIND(&quot; &quot;;[.F608];1)-1));[.C608];[.C608]+1)" office:value-type="float" office:value="1">
            <text:p>001</text:p>
          </table:table-cell>
          <table:table-cell office:value-type="string">
            <text:p>CS\Mail\Mail\Export</text:p>
          </table:table-cell>
          <table:table-cell table:style-name="ce206" office:value-type="string">
            <text:p>Export message from More action on Action bar</text:p>
          </table:table-cell>
          <table:table-cell table:style-name="ce206" office:value-type="string">
            <text:p>Step 2:Open Export message form</text:p>
          </table:table-cell>
          <table:table-cell table:style-name="ce212" office:value-type="string">
            <text:p>- Tick at corresponding check box of a message</text:p>
            <text:p>- Click at More <text:s/>Action on Action bar</text:p>
            <text:p>- Select Export Option</text:p>
          </table:table-cell>
          <table:table-cell table:style-name="ce189" office:value-type="string">
            <text:p>- Ex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7">
          <table:table-cell table:formula="of:=IF(MID([.F610];6;1)&gt;MID([.F609];6;1);&quot;&quot;;MAX([.A$7:.A609])+1)">
            <text:p/>
          </table:table-cell>
          <table:table-cell office:value-type="string">
            <text:p>FNC_CS_MA_MAIL_11</text:p>
          </table:table-cell>
          <table:table-cell table:formula="of:=IF(VALUE(MID([.F610];6;FIND(&quot;:&quot;;[.F610];1)-FIND(&quot; &quot;;[.F610];1)-1))&gt;VALUE(MID([.F609];6;FIND(&quot;:&quot;;[.F609];1)-FIND(&quot; &quot;;[.F609];1)-1));[.C609];[.C609]+1)" office:value-type="float" office:value="1">
            <text:p>001</text:p>
          </table:table-cell>
          <table:table-cell office:value-type="string">
            <text:p>CS\Mail\Mail\Export</text:p>
          </table:table-cell>
          <table:table-cell table:style-name="ce206" office:value-type="string">
            <text:p>Export message from More action on Action bar</text:p>
          </table:table-cell>
          <table:table-cell table:style-name="ce206" office:value-type="string">
            <text:p>Step 3: Export</text:p>
          </table:table-cell>
          <table:table-cell table:style-name="ce206" office:value-type="string">
            <text:p>- Input name for export file</text:p>
            <text:p>- Click Export button</text:p>
          </table:table-cell>
          <table:table-cell table:style-name="ce206" office:value-type="string">
            <text:p>- pop up window appears and You can save Export file on your machi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formula="of:=IF(MID([.F611];6;1)&gt;MID([.F610];6;1);&quot;&quot;;MAX([.A$7:.A610])+1)" office:value-type="float" office:value="187">
            <text:p>187</text:p>
          </table:table-cell>
          <table:table-cell office:value-type="string">
            <text:p>FNC_CS_MA_MAIL_11</text:p>
          </table:table-cell>
          <table:table-cell table:formula="of:=IF(VALUE(MID([.F611];6;FIND(&quot;:&quot;;[.F611];1)-FIND(&quot; &quot;;[.F611];1)-1))&gt;VALUE(MID([.F610];6;FIND(&quot;:&quot;;[.F610];1)-FIND(&quot; &quot;;[.F610];1)-1));[.C610];[.C610]+1)" office:value-type="float" office:value="2">
            <text:p>002</text:p>
          </table:table-cell>
          <table:table-cell office:value-type="string">
            <text:p>CS\Mail\Mail\Export</text:p>
          </table:table-cell>
          <table:table-cell table:style-name="ce94" office:value-type="string">
            <text:p>Export message from Action on this message Icon in View message Panel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formula="of:=IF(MID([.F612];6;1)&gt;MID([.F611];6;1);&quot;&quot;;MAX([.A$7:.A611])+1)">
            <text:p/>
          </table:table-cell>
          <table:table-cell office:value-type="string">
            <text:p>FNC_CS_MA_MAIL_11</text:p>
          </table:table-cell>
          <table:table-cell table:formula="of:=IF(VALUE(MID([.F612];6;FIND(&quot;:&quot;;[.F612];1)-FIND(&quot; &quot;;[.F612];1)-1))&gt;VALUE(MID([.F611];6;FIND(&quot;:&quot;;[.F611];1)-FIND(&quot; &quot;;[.F611];1)-1));[.C611];[.C611]+1)" office:value-type="float" office:value="2">
            <text:p>002</text:p>
          </table:table-cell>
          <table:table-cell office:value-type="string">
            <text:p>CS\Mail\Mail\Export</text:p>
          </table:table-cell>
          <table:table-cell table:style-name="ce206" office:value-type="string">
            <text:p>Export message from Action on this message Icon in View message Panel</text:p>
          </table:table-cell>
          <table:table-cell table:style-name="ce206" office:value-type="string">
            <text:p>Step 2:Open Export message form</text:p>
          </table:table-cell>
          <table:table-cell table:style-name="ce212" office:value-type="string">
            <text:p>- Perform View detail of a message</text:p>
            <text:p>- Left-Click at <text:s text:c="2"/>Action on this message <text:s/>Icon in View message panel</text:p>
            <text:p>- Select Export Option</text:p>
          </table:table-cell>
          <table:table-cell table:style-name="ce189" office:value-type="string">
            <text:p>- Ex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1">
          <table:table-cell table:formula="of:=IF(MID([.F613];6;1)&gt;MID([.F612];6;1);&quot;&quot;;MAX([.A$7:.A612])+1)">
            <text:p/>
          </table:table-cell>
          <table:table-cell office:value-type="string">
            <text:p>FNC_CS_MA_MAIL_11</text:p>
          </table:table-cell>
          <table:table-cell table:formula="of:=IF(VALUE(MID([.F613];6;FIND(&quot;:&quot;;[.F613];1)-FIND(&quot; &quot;;[.F613];1)-1))&gt;VALUE(MID([.F612];6;FIND(&quot;:&quot;;[.F612];1)-FIND(&quot; &quot;;[.F612];1)-1));[.C612];[.C612]+1)" office:value-type="float" office:value="2">
            <text:p>002</text:p>
          </table:table-cell>
          <table:table-cell office:value-type="string">
            <text:p>CS\Mail\Mail\Export</text:p>
          </table:table-cell>
          <table:table-cell table:style-name="ce206" office:value-type="string">
            <text:p>Export message from Action on this message Icon in View message Panel</text:p>
          </table:table-cell>
          <table:table-cell table:style-name="ce206" office:value-type="string">
            <text:p>Step 3: Export</text:p>
          </table:table-cell>
          <table:table-cell table:style-name="ce206" office:value-type="string">
            <text:p>- Input name for export file</text:p>
            <text:p>- Click Export button</text:p>
          </table:table-cell>
          <table:table-cell table:style-name="ce206" office:value-type="string">
            <text:p>- pop up window appears and You can save Export file on your machi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formula="of:=IF(MID([.F614];6;1)&gt;MID([.F613];6;1);&quot;&quot;;MAX([.A$7:.A613])+1)" office:value-type="float" office:value="188">
            <text:p>188</text:p>
          </table:table-cell>
          <table:table-cell office:value-type="string">
            <text:p>FNC_CS_MA_MAIL_11</text:p>
          </table:table-cell>
          <table:table-cell table:formula="of:=IF(VALUE(MID([.F614];6;FIND(&quot;:&quot;;[.F614];1)-FIND(&quot; &quot;;[.F614];1)-1))&gt;VALUE(MID([.F613];6;FIND(&quot;:&quot;;[.F613];1)-FIND(&quot; &quot;;[.F613];1)-1));[.C613];[.C613]+1)" office:value-type="float" office:value="3">
            <text:p>003</text:p>
          </table:table-cell>
          <table:table-cell office:value-type="string">
            <text:p>CS\Mail\Mail\Export</text:p>
          </table:table-cell>
          <table:table-cell table:style-name="ce94" office:value-type="string">
            <text:p>Export message by Right-Click on itself 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1">
          <table:table-cell table:formula="of:=IF(MID([.F615];6;1)&gt;MID([.F614];6;1);&quot;&quot;;MAX([.A$7:.A614])+1)">
            <text:p/>
          </table:table-cell>
          <table:table-cell office:value-type="string">
            <text:p>FNC_CS_MA_MAIL_11</text:p>
          </table:table-cell>
          <table:table-cell table:formula="of:=IF(VALUE(MID([.F615];6;FIND(&quot;:&quot;;[.F615];1)-FIND(&quot; &quot;;[.F615];1)-1))&gt;VALUE(MID([.F614];6;FIND(&quot;:&quot;;[.F614];1)-FIND(&quot; &quot;;[.F614];1)-1));[.C614];[.C614]+1)" office:value-type="float" office:value="3">
            <text:p>003</text:p>
          </table:table-cell>
          <table:table-cell office:value-type="string">
            <text:p>CS\Mail\Mail\Export</text:p>
          </table:table-cell>
          <table:table-cell table:style-name="ce206" office:value-type="string">
            <text:p>Export message by Right-Click on itself </text:p>
          </table:table-cell>
          <table:table-cell table:style-name="ce206" office:value-type="string">
            <text:p>Step 2:Open Export message form</text:p>
          </table:table-cell>
          <table:table-cell table:style-name="ce212" office:value-type="string">
            <text:p>- Right - <text:s/>Click on a message</text:p>
            <text:p>- Select Export Option</text:p>
          </table:table-cell>
          <table:table-cell table:style-name="ce189" office:value-type="string">
            <text:p>- Ex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5">
          <table:table-cell table:formula="of:=IF(MID([.F616];6;1)&gt;MID([.F615];6;1);&quot;&quot;;MAX([.A$7:.A615])+1)">
            <text:p/>
          </table:table-cell>
          <table:table-cell office:value-type="string">
            <text:p>FNC_CS_MA_MAIL_11</text:p>
          </table:table-cell>
          <table:table-cell table:formula="of:=IF(VALUE(MID([.F616];6;FIND(&quot;:&quot;;[.F616];1)-FIND(&quot; &quot;;[.F616];1)-1))&gt;VALUE(MID([.F615];6;FIND(&quot;:&quot;;[.F615];1)-FIND(&quot; &quot;;[.F615];1)-1));[.C615];[.C615]+1)" office:value-type="float" office:value="3">
            <text:p>003</text:p>
          </table:table-cell>
          <table:table-cell office:value-type="string">
            <text:p>CS\Mail\Mail\Export</text:p>
          </table:table-cell>
          <table:table-cell table:style-name="ce206" office:value-type="string">
            <text:p>Export message by Right-Click on itself </text:p>
          </table:table-cell>
          <table:table-cell table:style-name="ce206" office:value-type="string">
            <text:p>Step 3: Export</text:p>
          </table:table-cell>
          <table:table-cell table:style-name="ce206" office:value-type="string">
            <text:p>- Input name for export file</text:p>
            <text:p>- Click Export button</text:p>
          </table:table-cell>
          <table:table-cell table:style-name="ce206" office:value-type="string">
            <text:p>- pop up window appears and You can save Export file on your machi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2">
          <table:table-cell table:formula="of:=IF(MID([.F617];6;1)&gt;MID([.F616];6;1);&quot;&quot;;MAX([.A$7:.A616])+1)" office:value-type="float" office:value="189">
            <text:p>189</text:p>
          </table:table-cell>
          <table:table-cell office:value-type="string">
            <text:p>FNC_CS_MA_MAIL_11</text:p>
          </table:table-cell>
          <table:table-cell table:formula="of:=IF(VALUE(MID([.F617];6;FIND(&quot;:&quot;;[.F617];1)-FIND(&quot; &quot;;[.F617];1)-1))&gt;VALUE(MID([.F616];6;FIND(&quot;:&quot;;[.F616];1)-FIND(&quot; &quot;;[.F616];1)-1));[.C616];[.C616]+1)" office:value-type="float" office:value="4">
            <text:p>004</text:p>
          </table:table-cell>
          <table:table-cell office:value-type="string">
            <text:p>CS\Mail\Mail\Export</text:p>
          </table:table-cell>
          <table:table-cell table:style-name="ce96" office:value-type="string">
            <text:p>Export when no message is selected to export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2">
          <table:table-cell table:formula="of:=IF(MID([.F618];6;1)&gt;MID([.F617];6;1);&quot;&quot;;MAX([.A$7:.A617])+1)">
            <text:p/>
          </table:table-cell>
          <table:table-cell office:value-type="string">
            <text:p>FNC_CS_MA_MAIL_11</text:p>
          </table:table-cell>
          <table:table-cell table:formula="of:=IF(VALUE(MID([.F618];6;FIND(&quot;:&quot;;[.F618];1)-FIND(&quot; &quot;;[.F618];1)-1))&gt;VALUE(MID([.F617];6;FIND(&quot;:&quot;;[.F617];1)-FIND(&quot; &quot;;[.F617];1)-1));[.C617];[.C617]+1)" office:value-type="float" office:value="4">
            <text:p>004</text:p>
          </table:table-cell>
          <table:table-cell office:value-type="string">
            <text:p>CS\Mail\Mail\Export</text:p>
          </table:table-cell>
          <table:table-cell table:style-name="ce209" office:value-type="string">
            <text:p>Export when no message is selected to export</text:p>
          </table:table-cell>
          <table:table-cell table:style-name="ce210" office:value-type="string">
            <text:p>Step 2: Export</text:p>
          </table:table-cell>
          <table:table-cell table:style-name="ce210" office:value-type="string">
            <text:p>- Open Inbox folder</text:p>
            <text:p>- don't mark any message</text:p>
            <text:p>- Click more Action Icon on Action bar</text:p>
            <text:p>- Select Export message option</text:p>
          </table:table-cell>
          <table:table-cell table:style-name="ce210" office:value-type="string">
            <text:p>- A waring message: Please select message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8">
          <table:table-cell table:formula="of:=IF(MID([.F619];6;1)&gt;MID([.F618];6;1);&quot;&quot;;MAX([.A$7:.A618])+1)" office:value-type="float" office:value="190">
            <text:p>190</text:p>
          </table:table-cell>
          <table:table-cell office:value-type="string">
            <text:p>FNC_CS_MA_MAIL_11</text:p>
          </table:table-cell>
          <table:table-cell table:formula="of:=IF(VALUE(MID([.F619];6;FIND(&quot;:&quot;;[.F619];1)-FIND(&quot; &quot;;[.F619];1)-1))&gt;VALUE(MID([.F618];6;FIND(&quot;:&quot;;[.F618];1)-FIND(&quot; &quot;;[.F618];1)-1));[.C618];[.C618]+1)" office:value-type="float" office:value="5">
            <text:p>005</text:p>
          </table:table-cell>
          <table:table-cell office:value-type="string">
            <text:p>CS\Mail\Mail\Export</text:p>
          </table:table-cell>
          <table:table-cell table:style-name="ce96" office:value-type="string">
            <text:p>Export message in case there is no account</text:p>
          </table:table-cell>
          <table:table-cell table:style-name="ce210" office:value-type="string">
            <text:p>Step 1: Export</text:p>
          </table:table-cell>
          <table:table-cell table:style-name="ce210" office:value-type="string">
            <text:p>- don't Create any account</text:p>
            <text:p>- Click on More Action on Action bar</text:p>
            <text:p>- Select Export message option</text:p>
          </table:table-cell>
          <table:table-cell table:style-name="ce210" office:value-type="string">
            <text:p>- A waring message: You must create an accoun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1">
          <table:table-cell table:formula="of:=IF(MID([.F620];6;1)&gt;MID([.F619];6;1);&quot;&quot;;MAX([.A$7:.A619])+1)" office:value-type="float" office:value="191">
            <text:p>191</text:p>
          </table:table-cell>
          <table:table-cell office:value-type="string">
            <text:p>FNC_CS_MA_MAIL_11</text:p>
          </table:table-cell>
          <table:table-cell table:formula="of:=IF(VALUE(MID([.F620];6;FIND(&quot;:&quot;;[.F620];1)-FIND(&quot; &quot;;[.F620];1)-1))&gt;VALUE(MID([.F619];6;FIND(&quot;:&quot;;[.F619];1)-FIND(&quot; &quot;;[.F619];1)-1));[.C619];[.C619]+1)" office:value-type="float" office:value="6">
            <text:p>006</text:p>
          </table:table-cell>
          <table:table-cell office:value-type="string">
            <text:p>CS\Mail\Mail\Export</text:p>
          </table:table-cell>
          <table:table-cell table:style-name="ce96" office:value-type="string">
            <text:p>Export message in case many messages are selected for exporting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8">
          <table:table-cell table:formula="of:=IF(MID([.F621];6;1)&gt;MID([.F620];6;1);&quot;&quot;;MAX([.A$7:.A620])+1)">
            <text:p/>
          </table:table-cell>
          <table:table-cell office:value-type="string">
            <text:p>FNC_CS_MA_MAIL_11</text:p>
          </table:table-cell>
          <table:table-cell table:formula="of:=IF(VALUE(MID([.F621];6;FIND(&quot;:&quot;;[.F621];1)-FIND(&quot; &quot;;[.F621];1)-1))&gt;VALUE(MID([.F620];6;FIND(&quot;:&quot;;[.F620];1)-FIND(&quot; &quot;;[.F620];1)-1));[.C620];[.C620]+1)" office:value-type="float" office:value="6">
            <text:p>006</text:p>
          </table:table-cell>
          <table:table-cell office:value-type="string">
            <text:p>CS\Mail\Mail\Export</text:p>
          </table:table-cell>
          <table:table-cell table:style-name="ce210" office:value-type="string">
            <text:p>Export message in case many messages are selected for exporting</text:p>
          </table:table-cell>
          <table:table-cell table:style-name="ce210" office:value-type="string">
            <text:p>Step 2: Export</text:p>
          </table:table-cell>
          <table:table-cell table:style-name="ce210" office:value-type="string">
            <text:p>- Open Inbox folder</text:p>
            <text:p>- Mark some message to Export</text:p>
            <text:p>- Click on More Action on Action bar</text:p>
            <text:p>- Select Export message option</text:p>
          </table:table-cell>
          <table:table-cell table:style-name="ce210" office:value-type="string">
            <text:p>- A waring message: this action can only be executed on a single mess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7">
          <table:table-cell table:formula="of:=IF(MID([.F622];6;1)&gt;MID([.F621];6;1);&quot;&quot;;MAX([.A$7:.A621])+1)" office:value-type="float" office:value="192">
            <text:p>192</text:p>
          </table:table-cell>
          <table:table-cell office:value-type="string">
            <text:p>FNC_CS_MA_MAIL_11</text:p>
          </table:table-cell>
          <table:table-cell table:formula="of:=IF(VALUE(MID([.F622];6;FIND(&quot;:&quot;;[.F622];1)-FIND(&quot; &quot;;[.F622];1)-1))&gt;VALUE(MID([.F621];6;FIND(&quot;:&quot;;[.F621];1)-FIND(&quot; &quot;;[.F621];1)-1));[.C621];[.C621]+1)" office:value-type="float" office:value="7">
            <text:p>007</text:p>
          </table:table-cell>
          <table:table-cell office:value-type="string">
            <text:p>CS\Mail\Mail\Export</text:p>
          </table:table-cell>
          <table:table-cell table:style-name="ce97" office:value-type="string">
            <text:p>Export a conversation which has more messages into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4">
          <table:table-cell table:formula="of:=IF(MID([.F623];6;1)&gt;MID([.F622];6;1);&quot;&quot;;MAX([.A$7:.A622])+1)">
            <text:p/>
          </table:table-cell>
          <table:table-cell office:value-type="string">
            <text:p>FNC_CS_MA_MAIL_11</text:p>
          </table:table-cell>
          <table:table-cell table:formula="of:=IF(VALUE(MID([.F623];6;FIND(&quot;:&quot;;[.F623];1)-FIND(&quot; &quot;;[.F623];1)-1))&gt;VALUE(MID([.F622];6;FIND(&quot;:&quot;;[.F622];1)-FIND(&quot; &quot;;[.F622];1)-1));[.C622];[.C622]+1)" office:value-type="float" office:value="7">
            <text:p>007</text:p>
          </table:table-cell>
          <table:table-cell office:value-type="string">
            <text:p>CS\Mail\Mail\Export</text:p>
          </table:table-cell>
          <table:table-cell table:style-name="ce210" office:value-type="string">
            <text:p>Export a conversation which has more messages into</text:p>
          </table:table-cell>
          <table:table-cell table:style-name="ce210" office:value-type="string">
            <text:p>Step 2: Open export message form</text:p>
          </table:table-cell>
          <table:table-cell table:style-name="ce210" office:value-type="string">
            <text:p>Open Inbox folder: Right click at a conversation which has more messages and select <text:span text:style-name="T5">Export</text:span><text:span text:style-name="T6"> in menu</text:span></text:p>
          </table:table-cell>
          <table:table-cell table:style-name="ce189" office:value-type="string">
            <text:p>- Export message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2">
          <table:table-cell table:formula="of:=IF(MID([.F624];6;1)&gt;MID([.F623];6;1);&quot;&quot;;MAX([.A$7:.A623])+1)">
            <text:p/>
          </table:table-cell>
          <table:table-cell office:value-type="string">
            <text:p>FNC_CS_MA_MAIL_11</text:p>
          </table:table-cell>
          <table:table-cell table:formula="of:=IF(VALUE(MID([.F624];6;FIND(&quot;:&quot;;[.F624];1)-FIND(&quot; &quot;;[.F624];1)-1))&gt;VALUE(MID([.F623];6;FIND(&quot;:&quot;;[.F623];1)-FIND(&quot; &quot;;[.F623];1)-1));[.C623];[.C623]+1)" office:value-type="float" office:value="7">
            <text:p>007</text:p>
          </table:table-cell>
          <table:table-cell office:value-type="string">
            <text:p>CS\Mail\Mail\Export</text:p>
          </table:table-cell>
          <table:table-cell table:style-name="ce210" office:value-type="string">
            <text:p>Export a conversation which has more messages into</text:p>
          </table:table-cell>
          <table:table-cell table:style-name="ce210" office:value-type="string">
            <text:p>Step 3: Export</text:p>
          </table:table-cell>
          <table:table-cell table:style-name="ce206" office:value-type="string">
            <text:p>- Input name for export file</text:p>
            <text:p>- Click Export button</text:p>
          </table:table-cell>
          <table:table-cell table:style-name="ce206" office:value-type="string">
            <text:p>- pop up window appears and You can save Export file on your machine.</text:p>
            <text:p>- Exported file only contains content of first message of conversatio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0">
          <table:table-cell table:formula="of:=IF(MID([.F625];6;1)&gt;MID([.F624];6;1);&quot;&quot;;MAX([.A$7:.A624])+1)" office:value-type="float" office:value="193">
            <text:p>193</text:p>
          </table:table-cell>
          <table:table-cell office:value-type="string">
            <text:p>FNC_CS_MA_MAIL_11</text:p>
          </table:table-cell>
          <table:table-cell table:formula="of:=IF(VALUE(MID([.F625];6;FIND(&quot;:&quot;;[.F625];1)-FIND(&quot; &quot;;[.F625];1)-1))&gt;VALUE(MID([.F624];6;FIND(&quot;:&quot;;[.F624];1)-FIND(&quot; &quot;;[.F624];1)-1));[.C624];[.C624]+1)" office:value-type="float" office:value="8">
            <text:p>008</text:p>
          </table:table-cell>
          <table:table-cell office:value-type="string">
            <text:p>CS\Mail\Mail\Export</text:p>
          </table:table-cell>
          <table:table-cell table:style-name="ce96" office:value-type="string">
            <text:p>Cancel Exporting message</text:p>
          </table:table-cell>
          <table:table-cell table:style-name="ce210" office:value-type="string">
            <text:p>Step 1: perform to Open Export message form</text:p>
          </table:table-cell>
          <table:table-cell table:style-name="ce210" office:value-type="string">
            <text:p>- perform to Open Export message form</text:p>
          </table:table-cell>
          <table:table-cell table:style-name="ce210" office:value-type="string">
            <text:p>- this form is shown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626];6;1)&gt;MID([.F625];6;1);&quot;&quot;;MAX([.A$7:.A625])+1)">
            <text:p/>
          </table:table-cell>
          <table:table-cell office:value-type="string">
            <text:p>FNC_CS_MA_MAIL_11</text:p>
          </table:table-cell>
          <table:table-cell table:formula="of:=IF(VALUE(MID([.F626];6;FIND(&quot;:&quot;;[.F626];1)-FIND(&quot; &quot;;[.F626];1)-1))&gt;VALUE(MID([.F625];6;FIND(&quot;:&quot;;[.F625];1)-FIND(&quot; &quot;;[.F625];1)-1));[.C625];[.C625]+1)" office:value-type="float" office:value="8">
            <text:p>008</text:p>
          </table:table-cell>
          <table:table-cell office:value-type="string">
            <text:p>CS\Mail\Mail\Export</text:p>
          </table:table-cell>
          <table:table-cell table:style-name="ce210" office:value-type="string">
            <text:p>Cancel Exporting message</text:p>
          </table:table-cell>
          <table:table-cell table:style-name="ce210" office:value-type="string">
            <text:p>Step 2: Cancel</text:p>
          </table:table-cell>
          <table:table-cell table:style-name="ce210" office:value-type="string">
            <text:p>- input name for export file</text:p>
            <text:p>- Click Cancel button</text:p>
          </table:table-cell>
          <table:table-cell table:style-name="ce210" office:value-type="string">
            <text:p>- <text:s/>This form is closed</text:p>
            <text:p>- No mail is expor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627];6;1)&gt;MID([.F626];6;1);&quot;&quot;;MAX([.A$7:.A626])+1)" office:value-type="float" office:value="194">
            <text:p>194</text:p>
          </table:table-cell>
          <table:table-cell office:value-type="string">
            <text:p>FNC_CS_MA_MAIL_11</text:p>
          </table:table-cell>
          <table:table-cell table:formula="of:=IF(VALUE(MID([.F627];6;FIND(&quot;:&quot;;[.F627];1)-FIND(&quot; &quot;;[.F627];1)-1))&gt;VALUE(MID([.F626];6;FIND(&quot;:&quot;;[.F626];1)-FIND(&quot; &quot;;[.F626];1)-1));[.C626];[.C626]+1)" office:value-type="float" office:value="9">
            <text:p>009</text:p>
          </table:table-cell>
          <table:table-cell office:value-type="string">
            <text:p>CS\Mail\Mail\Export</text:p>
          </table:table-cell>
          <table:table-cell table:style-name="ce97" office:value-type="string">
            <text:p>Check More actions menu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0">
          <table:table-cell table:formula="of:=IF(MID([.F628];6;1)&gt;MID([.F627];6;1);&quot;&quot;;MAX([.A$7:.A627])+1)">
            <text:p/>
          </table:table-cell>
          <table:table-cell office:value-type="string">
            <text:p>FNC_CS_MA_MAIL_11</text:p>
          </table:table-cell>
          <table:table-cell table:formula="of:=IF(VALUE(MID([.F628];6;FIND(&quot;:&quot;;[.F628];1)-FIND(&quot; &quot;;[.F628];1)-1))&gt;VALUE(MID([.F627];6;FIND(&quot;:&quot;;[.F627];1)-FIND(&quot; &quot;;[.F627];1)-1));[.C627];[.C627]+1)" office:value-type="float" office:value="9">
            <text:p>009</text:p>
          </table:table-cell>
          <table:table-cell office:value-type="string">
            <text:p>CS\Mail\Mail\Export</text:p>
          </table:table-cell>
          <table:table-cell table:style-name="ce210" office:value-type="string">
            <text:p>Check More actions menu</text:p>
          </table:table-cell>
          <table:table-cell table:style-name="ce210" office:value-type="string">
            <text:p>Step 2: show more actions menu</text:p>
          </table:table-cell>
          <table:table-cell table:style-name="ce210" office:value-type="string">
            <text:p>- Click More actions on <text:s/>Action bar</text:p>
          </table:table-cell>
          <table:table-cell table:style-name="ce210" office:value-type="string">
            <text:p>More actions is shown and kept until click at a position without the menu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9">
          <table:table-cell table:formula="of:=IF(MID([.F629];6;1)&gt;MID([.F628];6;1);&quot;&quot;;MAX([.A$7:.A628])+1)" office:value-type="float" office:value="195">
            <text:p>195</text:p>
          </table:table-cell>
          <table:table-cell office:value-type="string">
            <text:p>FNC_CS_MA_MAIL_11</text:p>
          </table:table-cell>
          <table:table-cell table:formula="of:=IF(VALUE(MID([.F629];6;FIND(&quot;:&quot;;[.F629];1)-FIND(&quot; &quot;;[.F629];1)-1))&gt;VALUE(MID([.F628];6;FIND(&quot;:&quot;;[.F628];1)-FIND(&quot; &quot;;[.F628];1)-1));[.C628];[.C628]+1)" office:value-type="float" office:value="10">
            <text:p>010</text:p>
          </table:table-cell>
          <table:table-cell office:value-type="string">
            <text:p>CS\Mail\Mail\Export</text:p>
          </table:table-cell>
          <table:table-cell table:style-name="ce96" office:value-type="string">
            <text:p>Check export message in case many messages are selected for exporting but do not use More Action Icon on Action bar</text:p>
          </table:table-cell>
          <table:table-cell table:style-name="ce206" office:value-type="string">
            <text:p>Step 1: Perform to <text:s/>Create an Account mail, Check mail</text:p>
          </table:table-cell>
          <table:table-cell table:style-name="ce212" office:value-type="string">
            <text:p>-Perform to <text:s/>Create an Account mail, </text:p>
            <text:p>-Check mail </text:p>
          </table:table-cell>
          <table:table-cell table:style-name="ce189"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630];6;1)&gt;MID([.F629];6;1);&quot;&quot;;MAX([.A$7:.A629])+1)">
            <text:p/>
          </table:table-cell>
          <table:table-cell office:value-type="string">
            <text:p>FNC_CS_MA_MAIL_11</text:p>
          </table:table-cell>
          <table:table-cell table:formula="of:=IF(VALUE(MID([.F630];6;FIND(&quot;:&quot;;[.F630];1)-FIND(&quot; &quot;;[.F630];1)-1))&gt;VALUE(MID([.F629];6;FIND(&quot;:&quot;;[.F629];1)-FIND(&quot; &quot;;[.F629];1)-1));[.C629];[.C629]+1)" office:value-type="float" office:value="10">
            <text:p>010</text:p>
          </table:table-cell>
          <table:table-cell office:value-type="string">
            <text:p>CS\Mail\Mail\Export</text:p>
          </table:table-cell>
          <table:table-cell table:style-name="ce209" office:value-type="string">
            <text:p>Check export message in case many messages are selected for exporting but do not use More Action Icon on Action bar</text:p>
          </table:table-cell>
          <table:table-cell table:style-name="ce210" office:value-type="string">
            <text:p>Step 2: Export</text:p>
          </table:table-cell>
          <table:table-cell table:style-name="ce210" office:value-type="string">
            <text:p>- Open Inbox folder</text:p>
            <text:p>- Mark some message to Export</text:p>
            <text:p>- Right click on a Marked message</text:p>
            <text:p>- Select Export Option</text:p>
          </table:table-cell>
          <table:table-cell table:style-name="ce210" office:value-type="string">
            <text:p>- A waring message: this action can only be executed on a single mess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631];6;1)&gt;MID([.F630];6;1);&quot;&quot;;MAX([.A$7:.A630])+1)" office:value-type="float" office:value="196">
            <text:p>196</text:p>
          </table:table-cell>
          <table:table-cell office:value-type="string">
            <text:p>FNC_CS_MA_MAIL_12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Mark as read</text:p>
          </table:table-cell>
          <table:table-cell table:style-name="ce98" office:value-type="string">
            <text:p>Mark all read message of default folder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, it report how many message have not read yet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0">
          <table:table-cell table:formula="of:=IF(MID([.F632];6;1)&gt;MID([.F631];6;1);&quot;&quot;;MAX([.A$7:.A631])+1)">
            <text:p/>
          </table:table-cell>
          <table:table-cell office:value-type="string">
            <text:p>FNC_CS_MA_MAIL_12</text:p>
          </table:table-cell>
          <table:table-cell table:formula="of:=IF(VALUE(MID([.F632];6;FIND(&quot;:&quot;;[.F632];1)-FIND(&quot; &quot;;[.F632];1)-1))&gt;VALUE(MID([.F631];6;FIND(&quot;:&quot;;[.F631];1)-FIND(&quot; &quot;;[.F631];1)-1));[.C631];[.C631]+1)" office:value-type="float" office:value="1">
            <text:p>001</text:p>
          </table:table-cell>
          <table:table-cell office:value-type="string">
            <text:p>CS\Mail\Mail\Mark as read</text:p>
          </table:table-cell>
          <table:table-cell table:style-name="ce211" office:value-type="string">
            <text:p>Mark all read message of default folder</text:p>
          </table:table-cell>
          <table:table-cell office:value-type="string">
            <text:p>Step 2: Perform to Mark as Read</text:p>
          </table:table-cell>
          <table:table-cell office:value-type="string">
            <text:p>- <text:s/>Right <text:s/>Click on Inbox folder</text:p>
            <text:p>- Select <text:s/><text:span text:style-name="T5">Mark all read</text:span> <text:s/>Option</text:p>
          </table:table-cell>
          <table:table-cell table:style-name="ce193" office:value-type="string">
            <text:p>- All Unread message in Inbox are marked as Read</text:p>
            <text:p>- Index <text:s/>beside folder <text:s/>is disappea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633];6;1)&gt;MID([.F632];6;1);&quot;&quot;;MAX([.A$7:.A632])+1)" office:value-type="float" office:value="197">
            <text:p>197</text:p>
          </table:table-cell>
          <table:table-cell office:value-type="string">
            <text:p>FNC_CS_MA_MAIL_12</text:p>
          </table:table-cell>
          <table:table-cell table:formula="of:=IF(VALUE(MID([.F633];6;FIND(&quot;:&quot;;[.F633];1)-FIND(&quot; &quot;;[.F633];1)-1))&gt;VALUE(MID([.F632];6;FIND(&quot;:&quot;;[.F632];1)-FIND(&quot; &quot;;[.F632];1)-1));[.C632];[.C632]+1)" office:value-type="float" office:value="2">
            <text:p>002</text:p>
          </table:table-cell>
          <table:table-cell office:value-type="string">
            <text:p>CS\Mail\Mail\Mark as read</text:p>
          </table:table-cell>
          <table:table-cell table:style-name="ce98" office:value-type="string">
            <text:p>Mark all read message of a folder which is created</text:p>
          </table:table-cell>
          <table:table-cell table:style-name="ce193" office:value-type="string">
            <text:p>Step 1:Perform to <text:s/>Create an Account mail, Check mail, Create a new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a new folder</text:p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>- New folder is crea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634];6;1)&gt;MID([.F633];6;1);&quot;&quot;;MAX([.A$7:.A633])+1)">
            <text:p/>
          </table:table-cell>
          <table:table-cell office:value-type="string">
            <text:p>FNC_CS_MA_MAIL_12</text:p>
          </table:table-cell>
          <table:table-cell table:formula="of:=IF(VALUE(MID([.F634];6;FIND(&quot;:&quot;;[.F634];1)-FIND(&quot; &quot;;[.F634];1)-1))&gt;VALUE(MID([.F633];6;FIND(&quot;:&quot;;[.F633];1)-FIND(&quot; &quot;;[.F633];1)-1));[.C633];[.C633]+1)" office:value-type="float" office:value="2">
            <text:p>002</text:p>
          </table:table-cell>
          <table:table-cell office:value-type="string">
            <text:p>CS\Mail\Mail\Mark as read</text:p>
          </table:table-cell>
          <table:table-cell table:style-name="ce212" office:value-type="string">
            <text:p>Mark all read message of a folder which is created</text:p>
          </table:table-cell>
          <table:table-cell table:style-name="ce193" office:value-type="string">
            <text:p>Step 2: Perform to move some messages from Inbox to a folder</text:p>
          </table:table-cell>
          <table:table-cell office:value-type="string">
            <text:p>- Perform to move some mails <text:s/>which unread from inbox to created folder</text:p>
          </table:table-cell>
          <table:table-cell table:style-name="ce193" office:value-type="string">
            <text:p>- These message are moved successfully</text:p>
            <text:p>- Number of messages in new folder is shown beside folder as index, it report how many message have not read ye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1">
          <table:table-cell table:formula="of:=IF(MID([.F635];6;1)&gt;MID([.F634];6;1);&quot;&quot;;MAX([.A$7:.A634])+1)">
            <text:p/>
          </table:table-cell>
          <table:table-cell office:value-type="string">
            <text:p>FNC_CS_MA_MAIL_12</text:p>
          </table:table-cell>
          <table:table-cell table:formula="of:=IF(VALUE(MID([.F635];6;FIND(&quot;:&quot;;[.F635];1)-FIND(&quot; &quot;;[.F635];1)-1))&gt;VALUE(MID([.F634];6;FIND(&quot;:&quot;;[.F634];1)-FIND(&quot; &quot;;[.F634];1)-1));[.C634];[.C634]+1)" office:value-type="float" office:value="2">
            <text:p>002</text:p>
          </table:table-cell>
          <table:table-cell office:value-type="string">
            <text:p>CS\Mail\Mail\Mark as read</text:p>
          </table:table-cell>
          <table:table-cell table:style-name="ce212" office:value-type="string">
            <text:p>Mark all read message of a folder which is created</text:p>
          </table:table-cell>
          <table:table-cell table:style-name="ce193" office:value-type="string">
            <text:p>Step 3: <text:s/>Mark message as Read</text:p>
          </table:table-cell>
          <table:table-cell office:value-type="string">
            <text:p>- <text:s/>Right Click on created folder</text:p>
            <text:p>- Select <text:s/><text:span text:style-name="T5">Mark all read</text:span> <text:s/>Option</text:p>
          </table:table-cell>
          <table:table-cell table:style-name="ce193" office:value-type="string">
            <text:p>- All Unread message in created folder <text:s/>are marked as Read</text:p>
            <text:p>- Index beside the folder is disappea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2">
          <table:table-cell table:formula="of:=IF(MID([.F636];6;1)&gt;MID([.F635];6;1);&quot;&quot;;MAX([.A$7:.A635])+1)" office:value-type="float" office:value="198">
            <text:p>198</text:p>
          </table:table-cell>
          <table:table-cell office:value-type="string">
            <text:p>FNC_CS_MA_MAIL_12</text:p>
          </table:table-cell>
          <table:table-cell table:formula="of:=IF(VALUE(MID([.F636];6;FIND(&quot;:&quot;;[.F636];1)-FIND(&quot; &quot;;[.F636];1)-1))&gt;VALUE(MID([.F635];6;FIND(&quot;:&quot;;[.F635];1)-FIND(&quot; &quot;;[.F635];1)-1));[.C635];[.C635]+1)" office:value-type="float" office:value="3">
            <text:p>003</text:p>
          </table:table-cell>
          <table:table-cell office:value-type="string">
            <text:p>CS\Mail\Mail\Mark as read</text:p>
          </table:table-cell>
          <table:table-cell table:style-name="ce98" office:value-type="string">
            <text:p>Mark all read message of a sub folder</text:p>
          </table:table-cell>
          <table:table-cell table:style-name="ce193" office:value-type="string">
            <text:p>Step 1:Perform to <text:s/>Create an Account mail, Check mail, Create a new folder,sub – folder</text:p>
          </table:table-cell>
          <table:table-cell office:value-type="string">
            <text:p>- Perform to Create an Account mail which had some mails on server</text:p>
            <text:p>- Perform to Check mail for account</text:p>
            <text:p>- Perform to create a new folder and its sub-folder</text:p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>- New folder and its sub-folder are crea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637];6;1)&gt;MID([.F636];6;1);&quot;&quot;;MAX([.A$7:.A636])+1)">
            <text:p/>
          </table:table-cell>
          <table:table-cell office:value-type="string">
            <text:p>FNC_CS_MA_MAIL_12</text:p>
          </table:table-cell>
          <table:table-cell table:formula="of:=IF(VALUE(MID([.F637];6;FIND(&quot;:&quot;;[.F637];1)-FIND(&quot; &quot;;[.F637];1)-1))&gt;VALUE(MID([.F636];6;FIND(&quot;:&quot;;[.F636];1)-FIND(&quot; &quot;;[.F636];1)-1));[.C636];[.C636]+1)" office:value-type="float" office:value="3">
            <text:p>003</text:p>
          </table:table-cell>
          <table:table-cell office:value-type="string">
            <text:p>CS\Mail\Mail\Mark as read</text:p>
          </table:table-cell>
          <table:table-cell table:style-name="ce211" office:value-type="string">
            <text:p>Mark all read message of a sub folder</text:p>
          </table:table-cell>
          <table:table-cell table:style-name="ce193" office:value-type="string">
            <text:p>Step 2: Perform to move some messages from Inbox to a sub – folder</text:p>
          </table:table-cell>
          <table:table-cell office:value-type="string">
            <text:p>- Perform to move some mails which unread from inbox <text:s/>to created sub – folder</text:p>
          </table:table-cell>
          <table:table-cell table:style-name="ce193" office:value-type="string">
            <text:p>- These message are moved successfully</text:p>
            <text:p>- Number of messages in the sub- folder is shown beside folder as index, it report how many message have not read ye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2">
          <table:table-cell table:formula="of:=IF(MID([.F638];6;1)&gt;MID([.F637];6;1);&quot;&quot;;MAX([.A$7:.A637])+1)">
            <text:p/>
          </table:table-cell>
          <table:table-cell office:value-type="string">
            <text:p>FNC_CS_MA_MAIL_12</text:p>
          </table:table-cell>
          <table:table-cell table:formula="of:=IF(VALUE(MID([.F638];6;FIND(&quot;:&quot;;[.F638];1)-FIND(&quot; &quot;;[.F638];1)-1))&gt;VALUE(MID([.F637];6;FIND(&quot;:&quot;;[.F637];1)-FIND(&quot; &quot;;[.F637];1)-1));[.C637];[.C637]+1)" office:value-type="float" office:value="3">
            <text:p>003</text:p>
          </table:table-cell>
          <table:table-cell office:value-type="string">
            <text:p>CS\Mail\Mail\Mark as read</text:p>
          </table:table-cell>
          <table:table-cell table:style-name="ce211" office:value-type="string">
            <text:p>Mark all read message of a sub folder</text:p>
          </table:table-cell>
          <table:table-cell table:style-name="ce193" office:value-type="string">
            <text:p>Step 3: <text:s/>Mark message as Read</text:p>
          </table:table-cell>
          <table:table-cell office:value-type="string">
            <text:p>- <text:s/>Right – Click on the sub- folder</text:p>
            <text:p>- Select <text:s/><text:span text:style-name="T5">Mark all read</text:span> <text:s/>Option</text:p>
          </table:table-cell>
          <table:table-cell table:style-name="ce193" office:value-type="string">
            <text:p>- All Unread message in created folder <text:s/>are marked as Read</text:p>
            <text:p>- Index beside sub-folder <text:s/>is disappea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639];6;1)&gt;MID([.F638];6;1);&quot;&quot;;MAX([.A$7:.A638])+1)" office:value-type="float" office:value="199">
            <text:p>199</text:p>
          </table:table-cell>
          <table:table-cell office:value-type="string">
            <text:p>FNC_CS_MA_MAIL_12</text:p>
          </table:table-cell>
          <table:table-cell table:formula="of:=IF(VALUE(MID([.F639];6;FIND(&quot;:&quot;;[.F639];1)-FIND(&quot; &quot;;[.F639];1)-1))&gt;VALUE(MID([.F638];6;FIND(&quot;:&quot;;[.F638];1)-FIND(&quot; &quot;;[.F638];1)-1));[.C638];[.C638]+1)" office:value-type="float" office:value="4">
            <text:p>004</text:p>
          </table:table-cell>
          <table:table-cell office:value-type="string">
            <text:p>CS\Mail\Mail\Mark as read</text:p>
          </table:table-cell>
          <table:table-cell table:style-name="ce98" office:value-type="string">
            <text:p>Mark some messages as read </text:p>
          </table:table-cell>
          <table:table-cell table:style-name="ce193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4">
          <table:table-cell table:formula="of:=IF(MID([.F640];6;1)&gt;MID([.F639];6;1);&quot;&quot;;MAX([.A$7:.A639])+1)">
            <text:p/>
          </table:table-cell>
          <table:table-cell office:value-type="string">
            <text:p>FNC_CS_MA_MAIL_12</text:p>
          </table:table-cell>
          <table:table-cell table:formula="of:=IF(VALUE(MID([.F640];6;FIND(&quot;:&quot;;[.F640];1)-FIND(&quot; &quot;;[.F640];1)-1))&gt;VALUE(MID([.F639];6;FIND(&quot;:&quot;;[.F639];1)-FIND(&quot; &quot;;[.F639];1)-1));[.C639];[.C639]+1)" office:value-type="float" office:value="4">
            <text:p>004</text:p>
          </table:table-cell>
          <table:table-cell office:value-type="string">
            <text:p>CS\Mail\Mail\Mark as read</text:p>
          </table:table-cell>
          <table:table-cell table:style-name="ce212" office:value-type="string">
            <text:p>Mark some messages as read </text:p>
          </table:table-cell>
          <table:table-cell table:style-name="ce206" office:value-type="string">
            <text:p>Step 2: <text:s/>Mark some messages</text:p>
          </table:table-cell>
          <table:table-cell table:style-name="ce212" office:value-type="string">
            <text:p>- Open Inbox folder</text:p>
            <text:p>- Tick at some corresponding check box of messages unread in Message Panel</text:p>
          </table:table-cell>
          <table:table-cell table:style-name="ce189" office:value-type="string">
            <text:p>- These message are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641];6;1)&gt;MID([.F640];6;1);&quot;&quot;;MAX([.A$7:.A640])+1)">
            <text:p/>
          </table:table-cell>
          <table:table-cell office:value-type="string">
            <text:p>FNC_CS_MA_MAIL_12</text:p>
          </table:table-cell>
          <table:table-cell table:formula="of:=IF(VALUE(MID([.F641];6;FIND(&quot;:&quot;;[.F641];1)-FIND(&quot; &quot;;[.F641];1)-1))&gt;VALUE(MID([.F640];6;FIND(&quot;:&quot;;[.F640];1)-FIND(&quot; &quot;;[.F640];1)-1));[.C640];[.C640]+1)" office:value-type="float" office:value="4">
            <text:p>004</text:p>
          </table:table-cell>
          <table:table-cell office:value-type="string">
            <text:p>CS\Mail\Mail\Mark as read</text:p>
          </table:table-cell>
          <table:table-cell table:style-name="ce212" office:value-type="string">
            <text:p>Mark some messages as read </text:p>
          </table:table-cell>
          <table:table-cell table:style-name="ce206" office:value-type="string">
            <text:p>Step 3: <text:s/>Mark message as Read</text:p>
          </table:table-cell>
          <table:table-cell table:style-name="ce212" office:value-type="string">
            <text:p>- Click at More <text:s/>Action on Action bar</text:p>
            <text:p><text:s/>- Select Mark as Read option</text:p>
          </table:table-cell>
          <table:table-cell table:style-name="ce189" office:value-type="string">
            <text:p>- These message are marked as Read</text:p>
            <text:p><text:s/>-The number of <text:s/>unread messages is decreased equally to the number of messages marked as read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2">
          <table:table-cell table:formula="of:=IF(MID([.F642];6;1)&gt;MID([.F641];6;1);&quot;&quot;;MAX([.A$7:.A641])+1)" office:value-type="float" office:value="200">
            <text:p>200</text:p>
          </table:table-cell>
          <table:table-cell office:value-type="string">
            <text:p>FNC_CS_MA_MAIL_12</text:p>
          </table:table-cell>
          <table:table-cell table:formula="of:=IF(VALUE(MID([.F642];6;FIND(&quot;:&quot;;[.F642];1)-FIND(&quot; &quot;;[.F642];1)-1))&gt;VALUE(MID([.F641];6;FIND(&quot;:&quot;;[.F641];1)-FIND(&quot; &quot;;[.F641];1)-1));[.C641];[.C641]+1)" office:value-type="float" office:value="5">
            <text:p>005</text:p>
          </table:table-cell>
          <table:table-cell office:value-type="string">
            <text:p>CS\Mail\Mail\Mark as read</text:p>
          </table:table-cell>
          <table:table-cell table:style-name="ce99" office:value-type="string">
            <text:p>Mark message as read without choosing any</text:p>
          </table:table-cell>
          <table:table-cell table:style-name="ce193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643];6;1)&gt;MID([.F642];6;1);&quot;&quot;;MAX([.A$7:.A642])+1)">
            <text:p/>
          </table:table-cell>
          <table:table-cell office:value-type="string">
            <text:p>FNC_CS_MA_MAIL_12</text:p>
          </table:table-cell>
          <table:table-cell table:formula="of:=IF(VALUE(MID([.F643];6;FIND(&quot;:&quot;;[.F643];1)-FIND(&quot; &quot;;[.F643];1)-1))&gt;VALUE(MID([.F642];6;FIND(&quot;:&quot;;[.F642];1)-FIND(&quot; &quot;;[.F642];1)-1));[.C642];[.C642]+1)" office:value-type="float" office:value="5">
            <text:p>005</text:p>
          </table:table-cell>
          <table:table-cell office:value-type="string">
            <text:p>CS\Mail\Mail\Mark as read</text:p>
          </table:table-cell>
          <table:table-cell table:style-name="ce212" office:value-type="string">
            <text:p>Mark message as read without choosing any</text:p>
          </table:table-cell>
          <table:table-cell table:style-name="ce206" office:value-type="string">
            <text:p>Step 2: <text:s/>Mark Message</text:p>
          </table:table-cell>
          <table:table-cell table:style-name="ce212" office:value-type="string">
            <text:p>- Open Inbox <text:s/>folder: Don't tick at <text:s/>check box corresponding of any message unread</text:p>
            <text:p>- Click <text:span text:style-name="T5">More Action</text:span> on Action bar and select <text:span text:style-name="T5">Mark as read</text:span> option</text:p>
          </table:table-cell>
          <table:table-cell table:style-name="ce189" office:value-type="string">
            <text:p>Show message alerts user have to choose mail to mark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644];6;1)&gt;MID([.F643];6;1);&quot;&quot;;MAX([.A$7:.A643])+1)" office:value-type="float" office:value="201">
            <text:p>201</text:p>
          </table:table-cell>
          <table:table-cell office:value-type="string">
            <text:p>FNC_CS_MA_MAIL_13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Mark as unread</text:p>
          </table:table-cell>
          <table:table-cell table:style-name="ce99" office:value-type="string">
            <text:p>Mark <text:s/>some message as unread</text:p>
          </table:table-cell>
          <table:table-cell table:style-name="ce193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9">
          <table:table-cell table:formula="of:=IF(MID([.F645];6;1)&gt;MID([.F644];6;1);&quot;&quot;;MAX([.A$7:.A644])+1)">
            <text:p/>
          </table:table-cell>
          <table:table-cell office:value-type="string">
            <text:p>FNC_CS_MA_MAIL_13</text:p>
          </table:table-cell>
          <table:table-cell table:formula="of:=IF(VALUE(MID([.F645];6;FIND(&quot;:&quot;;[.F645];1)-FIND(&quot; &quot;;[.F645];1)-1))&gt;VALUE(MID([.F644];6;FIND(&quot;:&quot;;[.F644];1)-FIND(&quot; &quot;;[.F644];1)-1));[.C644];[.C644]+1)" office:value-type="float" office:value="1">
            <text:p>001</text:p>
          </table:table-cell>
          <table:table-cell office:value-type="string">
            <text:p>CS\Mail\Mail\Mark as unread</text:p>
          </table:table-cell>
          <table:table-cell table:style-name="ce212" office:value-type="string">
            <text:p>Mark message as unread</text:p>
          </table:table-cell>
          <table:table-cell table:style-name="ce206" office:value-type="string">
            <text:p>Step 2: Perform to Read some message in Inbox or perform Mark some message as Read</text:p>
          </table:table-cell>
          <table:table-cell table:style-name="ce212" office:value-type="string">
            <text:p>- Perform to Read some message in Inbox or perform Mark some message as Read</text:p>
          </table:table-cell>
          <table:table-cell table:style-name="ce193" office:value-type="string">
            <text:p>- These messages are shown like was rea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646];6;1)&gt;MID([.F645];6;1);&quot;&quot;;MAX([.A$7:.A645])+1)">
            <text:p/>
          </table:table-cell>
          <table:table-cell office:value-type="string">
            <text:p>FNC_CS_MA_MAIL_13</text:p>
          </table:table-cell>
          <table:table-cell table:formula="of:=IF(VALUE(MID([.F646];6;FIND(&quot;:&quot;;[.F646];1)-FIND(&quot; &quot;;[.F646];1)-1))&gt;VALUE(MID([.F645];6;FIND(&quot;:&quot;;[.F645];1)-FIND(&quot; &quot;;[.F645];1)-1));[.C645];[.C645]+1)" office:value-type="float" office:value="1">
            <text:p>001</text:p>
          </table:table-cell>
          <table:table-cell office:value-type="string">
            <text:p>CS\Mail\Mail\Mark as unread</text:p>
          </table:table-cell>
          <table:table-cell table:style-name="ce212" office:value-type="string">
            <text:p>Mark message as unread</text:p>
          </table:table-cell>
          <table:table-cell table:style-name="ce206" office:value-type="string">
            <text:p>Step 3: Add starred</text:p>
          </table:table-cell>
          <table:table-cell table:style-name="ce212" office:value-type="string">
            <text:p>- Tick at <text:s/>corresponding check box of message which was read</text:p>
            <text:p>- Click More Action on Action bar</text:p>
            <text:p>- Select Mark as unread option</text:p>
            <text:p/>
          </table:table-cell>
          <table:table-cell table:style-name="ce189" office:value-type="string">
            <text:p>- These selected are Marked as Unread</text:p>
            <text:p>- <text:s/>-The number of unread messages is creased equally to the number of messages marked as Unread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2">
          <table:table-cell table:formula="of:=IF(MID([.F647];6;1)&gt;MID([.F646];6;1);&quot;&quot;;MAX([.A$7:.A646])+1)" office:value-type="float" office:value="202">
            <text:p>202</text:p>
          </table:table-cell>
          <table:table-cell office:value-type="string">
            <text:p>FNC_CS_MA_MAIL_13</text:p>
          </table:table-cell>
          <table:table-cell table:formula="of:=IF(VALUE(MID([.F647];6;FIND(&quot;:&quot;;[.F647];1)-FIND(&quot; &quot;;[.F647];1)-1))&gt;VALUE(MID([.F646];6;FIND(&quot;:&quot;;[.F646];1)-FIND(&quot; &quot;;[.F646];1)-1));[.C646];[.C646]+1)" office:value-type="float" office:value="2">
            <text:p>002</text:p>
          </table:table-cell>
          <table:table-cell office:value-type="string">
            <text:p>CS\Mail\Mail\Mark as unread</text:p>
          </table:table-cell>
          <table:table-cell table:style-name="ce99" office:value-type="string">
            <text:p>Mark message as unread when no select any <text:s/>message which read</text:p>
          </table:table-cell>
          <table:table-cell table:style-name="ce193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1">
          <table:table-cell table:formula="of:=IF(MID([.F648];6;1)&gt;MID([.F647];6;1);&quot;&quot;;MAX([.A$7:.A647])+1)">
            <text:p/>
          </table:table-cell>
          <table:table-cell office:value-type="string">
            <text:p>FNC_CS_MA_MAIL_13</text:p>
          </table:table-cell>
          <table:table-cell table:formula="of:=IF(VALUE(MID([.F648];6;FIND(&quot;:&quot;;[.F648];1)-FIND(&quot; &quot;;[.F648];1)-1))&gt;VALUE(MID([.F647];6;FIND(&quot;:&quot;;[.F647];1)-FIND(&quot; &quot;;[.F647];1)-1));[.C647];[.C647]+1)" office:value-type="float" office:value="2">
            <text:p>002</text:p>
          </table:table-cell>
          <table:table-cell office:value-type="string">
            <text:p>CS\Mail\Mail\Mark as unread</text:p>
          </table:table-cell>
          <table:table-cell table:style-name="ce212" office:value-type="string">
            <text:p>Mark message as unread when no select any message which read</text:p>
          </table:table-cell>
          <table:table-cell table:style-name="ce206" office:value-type="string">
            <text:p>Step 2: <text:s/>Mark Message</text:p>
          </table:table-cell>
          <table:table-cell table:style-name="ce212" office:value-type="string">
            <text:p>- Open Inbox <text:s/>folder: Don <text:s/>t tick at <text:s/>check box corresponding of any message read</text:p>
            <text:p>- Click More Action on Action bar and Select Mark as un<text:span text:style-name="T11">read option</text:span></text:p>
          </table:table-cell>
          <table:table-cell table:style-name="ce189" office:value-type="string">
            <text:p>Show warning message that require must select at least a messag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649];6;1)&gt;MID([.F648];6;1);&quot;&quot;;MAX([.A$7:.A648])+1)" office:value-type="float" office:value="203">
            <text:p>203</text:p>
          </table:table-cell>
          <table:table-cell office:value-type="string">
            <text:p>FNC_CS_MA_MAIL_14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Add Star</text:p>
          </table:table-cell>
          <table:table-cell table:style-name="ce99" office:value-type="string">
            <text:p>Add star for message</text:p>
          </table:table-cell>
          <table:table-cell table:style-name="ce193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2">
          <table:table-cell table:formula="of:=IF(MID([.F650];6;1)&gt;MID([.F649];6;1);&quot;&quot;;MAX([.A$7:.A649])+1)">
            <text:p/>
          </table:table-cell>
          <table:table-cell office:value-type="string">
            <text:p>FNC_CS_MA_MAIL_14</text:p>
          </table:table-cell>
          <table:table-cell table:formula="of:=IF(VALUE(MID([.F650];6;FIND(&quot;:&quot;;[.F650];1)-FIND(&quot; &quot;;[.F650];1)-1))&gt;VALUE(MID([.F649];6;FIND(&quot;:&quot;;[.F649];1)-FIND(&quot; &quot;;[.F649];1)-1));[.C649];[.C649]+1)" office:value-type="float" office:value="1">
            <text:p>001</text:p>
          </table:table-cell>
          <table:table-cell office:value-type="string">
            <text:p>CS\Mail\Mail\Add Star</text:p>
          </table:table-cell>
          <table:table-cell table:style-name="ce212" office:value-type="string">
            <text:p>Add star for message</text:p>
          </table:table-cell>
          <table:table-cell table:style-name="ce206" office:value-type="string">
            <text:p>Step 2: Finish</text:p>
          </table:table-cell>
          <table:table-cell table:style-name="ce212" office:value-type="string">
            <text:p>- Tick <text:s/>at check box of <text:s/>messages which want to be Added starred</text:p>
            <text:p>- Click More Action on Action bar</text:p>
            <text:p>- Select Add star Option</text:p>
          </table:table-cell>
          <table:table-cell table:style-name="ce189" office:value-type="string">
            <text:p>- These messages are shown in message panel with corresponding Star icon will be been yellow <text:s/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2">
          <table:table-cell table:formula="of:=IF(MID([.F651];6;1)&gt;MID([.F650];6;1);&quot;&quot;;MAX([.A$7:.A650])+1)" office:value-type="float" office:value="204">
            <text:p>204</text:p>
          </table:table-cell>
          <table:table-cell office:value-type="string">
            <text:p>FNC_CS_MA_MAIL_14</text:p>
          </table:table-cell>
          <table:table-cell table:formula="of:=IF(VALUE(MID([.F651];6;FIND(&quot;:&quot;;[.F651];1)-FIND(&quot; &quot;;[.F651];1)-1))&gt;VALUE(MID([.F650];6;FIND(&quot;:&quot;;[.F650];1)-FIND(&quot; &quot;;[.F650];1)-1));[.C650];[.C650]+1)" office:value-type="float" office:value="2">
            <text:p>002</text:p>
          </table:table-cell>
          <table:table-cell office:value-type="string">
            <text:p>CS\Mail\Mail\Add Star</text:p>
          </table:table-cell>
          <table:table-cell table:style-name="ce99" office:value-type="string">
            <text:p>Add star for message in case don't select any messages</text:p>
          </table:table-cell>
          <table:table-cell table:style-name="ce193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2">
          <table:table-cell table:formula="of:=IF(MID([.F652];6;1)&gt;MID([.F651];6;1);&quot;&quot;;MAX([.A$7:.A651])+1)">
            <text:p/>
          </table:table-cell>
          <table:table-cell office:value-type="string">
            <text:p>FNC_CS_MA_MAIL_14</text:p>
          </table:table-cell>
          <table:table-cell table:formula="of:=IF(VALUE(MID([.F652];6;FIND(&quot;:&quot;;[.F652];1)-FIND(&quot; &quot;;[.F652];1)-1))&gt;VALUE(MID([.F651];6;FIND(&quot;:&quot;;[.F651];1)-FIND(&quot; &quot;;[.F651];1)-1));[.C651];[.C651]+1)" office:value-type="float" office:value="2">
            <text:p>002</text:p>
          </table:table-cell>
          <table:table-cell office:value-type="string">
            <text:p>CS\Mail\Mail\Add Star</text:p>
          </table:table-cell>
          <table:table-cell table:style-name="ce212" office:value-type="string">
            <text:p>Add star for message in case don't select any messages</text:p>
          </table:table-cell>
          <table:table-cell table:style-name="ce206" office:value-type="string">
            <text:p>Step 2: Perform add star</text:p>
          </table:table-cell>
          <table:table-cell table:style-name="ce212" office:value-type="string">
            <text:p>- <text:s/>don't Tick at check box of any messages </text:p>
            <text:p>- Click More Action on Action bar and Select Add star Option</text:p>
          </table:table-cell>
          <table:table-cell table:style-name="ce189" office:value-type="string">
            <text:p>Show warning message that require must select at least a messag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8">
          <table:table-cell table:formula="of:=IF(MID([.F653];6;1)&gt;MID([.F652];6;1);&quot;&quot;;MAX([.A$7:.A652])+1)" office:value-type="float" office:value="205">
            <text:p>205</text:p>
          </table:table-cell>
          <table:table-cell office:value-type="string">
            <text:p>FNC_CS_MA_MAIL_14</text:p>
          </table:table-cell>
          <table:table-cell table:formula="of:=IF(VALUE(MID([.F653];6;FIND(&quot;:&quot;;[.F653];1)-FIND(&quot; &quot;;[.F653];1)-1))&gt;VALUE(MID([.F652];6;FIND(&quot;:&quot;;[.F652];1)-FIND(&quot; &quot;;[.F652];1)-1));[.C652];[.C652]+1)" office:value-type="float" office:value="3">
            <text:p>003</text:p>
          </table:table-cell>
          <table:table-cell office:value-type="string">
            <text:p>CS\Mail\Mail\Add Star</text:p>
          </table:table-cell>
          <table:table-cell table:style-name="ce99" office:value-type="string">
            <text:p>Add star by clicking star icon</text:p>
          </table:table-cell>
          <table:table-cell table:style-name="ce206" office:value-type="string">
            <text:p>Step 1: Create account and check mail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2">
          <table:table-cell table:formula="of:=IF(MID([.F654];6;1)&gt;MID([.F653];6;1);&quot;&quot;;MAX([.A$7:.A653])+1)">
            <text:p/>
          </table:table-cell>
          <table:table-cell office:value-type="string">
            <text:p>FNC_CS_MA_MAIL_14</text:p>
          </table:table-cell>
          <table:table-cell table:formula="of:=IF(VALUE(MID([.F654];6;FIND(&quot;:&quot;;[.F654];1)-FIND(&quot; &quot;;[.F654];1)-1))&gt;VALUE(MID([.F653];6;FIND(&quot;:&quot;;[.F653];1)-FIND(&quot; &quot;;[.F653];1)-1));[.C653];[.C653]+1)" office:value-type="float" office:value="3">
            <text:p>003</text:p>
          </table:table-cell>
          <table:table-cell office:value-type="string">
            <text:p>CS\Mail\Mail\Add Star</text:p>
          </table:table-cell>
          <table:table-cell table:style-name="ce212" office:value-type="string">
            <text:p>Add star by clicking star icon</text:p>
          </table:table-cell>
          <table:table-cell table:style-name="ce206" office:value-type="string">
            <text:p>Step 2: add star</text:p>
          </table:table-cell>
          <table:table-cell table:style-name="ce212" office:value-type="string">
            <text:p>At message panel</text:p>
            <text:p>- Click corresponding star icon of message which is not added star</text:p>
          </table:table-cell>
          <table:table-cell table:style-name="ce189" office:value-type="string">
            <text:p>Selected message will be added star, corresponding star icon of the message is been yellow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6">
          <table:table-cell table:formula="of:=IF(MID([.F655];6;1)&gt;MID([.F654];6;1);&quot;&quot;;MAX([.A$7:.A654])+1)" office:value-type="float" office:value="206">
            <text:p>206</text:p>
          </table:table-cell>
          <table:table-cell office:value-type="string">
            <text:p>FNC_CS_MA_MAIL_14</text:p>
          </table:table-cell>
          <table:table-cell table:formula="of:=IF(VALUE(MID([.F655];6;FIND(&quot;:&quot;;[.F655];1)-FIND(&quot; &quot;;[.F655];1)-1))&gt;VALUE(MID([.F654];6;FIND(&quot;:&quot;;[.F654];1)-FIND(&quot; &quot;;[.F654];1)-1));[.C654];[.C654]+1)" office:value-type="float" office:value="4">
            <text:p>004</text:p>
          </table:table-cell>
          <table:table-cell office:value-type="string">
            <text:p>CS\Mail\Mail\Add Star</text:p>
          </table:table-cell>
          <table:table-cell table:style-name="ce99" office:value-type="string">
            <text:p>Add star for message without choosing any message</text:p>
          </table:table-cell>
          <table:table-cell table:style-name="ce193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1">
          <table:table-cell table:formula="of:=IF(MID([.F656];6;1)&gt;MID([.F655];6;1);&quot;&quot;;MAX([.A$7:.A655])+1)">
            <text:p/>
          </table:table-cell>
          <table:table-cell office:value-type="string">
            <text:p>FNC_CS_MA_MAIL_14</text:p>
          </table:table-cell>
          <table:table-cell table:formula="of:=IF(VALUE(MID([.F656];6;FIND(&quot;:&quot;;[.F656];1)-FIND(&quot; &quot;;[.F656];1)-1))&gt;VALUE(MID([.F655];6;FIND(&quot;:&quot;;[.F655];1)-FIND(&quot; &quot;;[.F655];1)-1));[.C655];[.C655]+1)" office:value-type="float" office:value="4">
            <text:p>004</text:p>
          </table:table-cell>
          <table:table-cell office:value-type="string">
            <text:p>CS\Mail\Mail\Add Star</text:p>
          </table:table-cell>
          <table:table-cell table:style-name="ce212" office:value-type="string">
            <text:p>Add star for message without choosing any message</text:p>
          </table:table-cell>
          <table:table-cell table:style-name="ce206" office:value-type="string">
            <text:p>Step 2: Perform remove star</text:p>
          </table:table-cell>
          <table:table-cell table:style-name="ce212" office:value-type="string">
            <text:p>- <text:s/>don't Tick at check box of any messages which added star</text:p>
            <text:p>- Click More Action on Action bar and Select Remove star Option</text:p>
          </table:table-cell>
          <table:table-cell table:style-name="ce189" office:value-type="string">
            <text:p>Show warning message that require must select at least a messag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2">
          <table:table-cell table:formula="of:=IF(MID([.F657];6;1)&gt;MID([.F656];6;1);&quot;&quot;;MAX([.A$7:.A656])+1)" office:value-type="float" office:value="207">
            <text:p>207</text:p>
          </table:table-cell>
          <table:table-cell office:value-type="string">
            <text:p>FNC_CS_MA_MAIL_15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Remove Star</text:p>
          </table:table-cell>
          <table:table-cell table:style-name="ce99" office:value-type="string">
            <text:p>Remove star by clicking star icon</text:p>
          </table:table-cell>
          <table:table-cell table:style-name="ce206" office:value-type="string">
            <text:p>Step 1: Create account and check mail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2">
          <table:table-cell table:formula="of:=IF(MID([.F658];6;1)&gt;MID([.F657];6;1);&quot;&quot;;MAX([.A$7:.A657])+1)">
            <text:p/>
          </table:table-cell>
          <table:table-cell office:value-type="string">
            <text:p>FNC_CS_MA_MAIL_15</text:p>
          </table:table-cell>
          <table:table-cell table:formula="of:=IF(VALUE(MID([.F658];6;FIND(&quot;:&quot;;[.F658];1)-FIND(&quot; &quot;;[.F658];1)-1))&gt;VALUE(MID([.F657];6;FIND(&quot;:&quot;;[.F657];1)-FIND(&quot; &quot;;[.F657];1)-1));[.C657];[.C657]+1)" office:value-type="float" office:value="1">
            <text:p>001</text:p>
          </table:table-cell>
          <table:table-cell office:value-type="string">
            <text:p>CS\Mail\Mail\Remove Star</text:p>
          </table:table-cell>
          <table:table-cell table:style-name="ce212" office:value-type="string">
            <text:p>Remove star by clicking star icon</text:p>
          </table:table-cell>
          <table:table-cell table:style-name="ce206" office:value-type="string">
            <text:p>Step 2: Remove star</text:p>
          </table:table-cell>
          <table:table-cell table:style-name="ce212" office:value-type="string">
            <text:p>At message panel</text:p>
            <text:p>- Click corresponding star icon of message which was added star</text:p>
          </table:table-cell>
          <table:table-cell table:style-name="ce189" office:value-type="string">
            <text:p>Selected message will be not <text:s/>added star, corresponding star icon of the message is been Gre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659];6;1)&gt;MID([.F658];6;1);&quot;&quot;;MAX([.A$7:.A658])+1)" office:value-type="float" office:value="208">
            <text:p>208</text:p>
          </table:table-cell>
          <table:table-cell office:value-type="string">
            <text:p>FNC_CS_MA_MAIL_15</text:p>
          </table:table-cell>
          <table:table-cell table:formula="of:=IF(VALUE(MID([.F659];6;FIND(&quot;:&quot;;[.F659];1)-FIND(&quot; &quot;;[.F659];1)-1))&gt;VALUE(MID([.F658];6;FIND(&quot;:&quot;;[.F658];1)-FIND(&quot; &quot;;[.F658];1)-1));[.C658];[.C658]+1)" office:value-type="float" office:value="2">
            <text:p>002</text:p>
          </table:table-cell>
          <table:table-cell office:value-type="string">
            <text:p>CS\Mail\Mail\Remove Star</text:p>
          </table:table-cell>
          <table:table-cell table:style-name="ce99" office:value-type="string">
            <text:p>Remove star of message</text:p>
          </table:table-cell>
          <table:table-cell table:style-name="ce206" office:value-type="string">
            <text:p>Step 1: Perform to add star for some message</text:p>
          </table:table-cell>
          <table:table-cell table:style-name="ce212" office:value-type="string">
            <text:p>Perform to add star for some message</text:p>
          </table:table-cell>
          <table:table-cell table:style-name="ce189" office:value-type="string">
            <text:p>- These message are added sta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0">
          <table:table-cell table:formula="of:=IF(MID([.F660];6;1)&gt;MID([.F659];6;1);&quot;&quot;;MAX([.A$7:.A659])+1)">
            <text:p/>
          </table:table-cell>
          <table:table-cell office:value-type="string">
            <text:p>FNC_CS_MA_MAIL_15</text:p>
          </table:table-cell>
          <table:table-cell table:formula="of:=IF(VALUE(MID([.F660];6;FIND(&quot;:&quot;;[.F660];1)-FIND(&quot; &quot;;[.F660];1)-1))&gt;VALUE(MID([.F659];6;FIND(&quot;:&quot;;[.F659];1)-FIND(&quot; &quot;;[.F659];1)-1));[.C659];[.C659]+1)" office:value-type="float" office:value="2">
            <text:p>002</text:p>
          </table:table-cell>
          <table:table-cell office:value-type="string">
            <text:p>CS\Mail\Mail\Remove Star</text:p>
          </table:table-cell>
          <table:table-cell table:style-name="ce212" office:value-type="string">
            <text:p>Remove star of message</text:p>
          </table:table-cell>
          <table:table-cell table:style-name="ce206" office:value-type="string">
            <text:p>Step 2: Remove star</text:p>
          </table:table-cell>
          <table:table-cell table:style-name="ce212" office:value-type="string">
            <text:p>- Tick at <text:s/>corresponding check box of message which are added star</text:p>
            <text:p>- Click More Action on Action bar</text:p>
            <text:p>- Select Remove star Option</text:p>
          </table:table-cell>
          <table:table-cell table:style-name="ce189" office:value-type="string">
            <text:p>- These messages are shown in message panel with corresponding Star icon will be been not <text:s/>bold <text:s text:c="2"/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661];6;1)&gt;MID([.F660];6;1);&quot;&quot;;MAX([.A$7:.A660])+1)" office:value-type="float" office:value="209">
            <text:p>209</text:p>
          </table:table-cell>
          <table:table-cell office:value-type="string">
            <text:p>FNC_CS_MA_MAIL_16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Delete</text:p>
          </table:table-cell>
          <table:table-cell table:style-name="ce79" office:value-type="string">
            <text:p>Delete one message by Right Click on itself </text:p>
          </table:table-cell>
          <table:table-cell office:value-type="string">
            <text:p>Step 1: getting mail of an Account which have some mails</text:p>
          </table:table-cell>
          <table:table-cell office:value-type="string">
            <text:p>- Perform to get mail from server of An Account which have some mails</text:p>
            <text:p/>
          </table:table-cell>
          <table:table-cell table:style-name="ce193" office:value-type="string">
            <text:p>All mail of account are loaded and are stored in a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662];6;1)&gt;MID([.F661];6;1);&quot;&quot;;MAX([.A$7:.A661])+1)">
            <text:p/>
          </table:table-cell>
          <table:table-cell office:value-type="string">
            <text:p>FNC_CS_MA_MAIL_16</text:p>
          </table:table-cell>
          <table:table-cell table:formula="of:=IF(VALUE(MID([.F662];6;FIND(&quot;:&quot;;[.F662];1)-FIND(&quot; &quot;;[.F662];1)-1))&gt;VALUE(MID([.F661];6;FIND(&quot;:&quot;;[.F661];1)-FIND(&quot; &quot;;[.F661];1)-1));[.C661];[.C661]+1)" office:value-type="float" office:value="1">
            <text:p>001</text:p>
          </table:table-cell>
          <table:table-cell office:value-type="string">
            <text:p>CS\Mail\Mail\Delete</text:p>
          </table:table-cell>
          <table:table-cell table:style-name="ce192" office:value-type="string">
            <text:p>Delete one message by Right Click on itself </text:p>
          </table:table-cell>
          <table:table-cell office:value-type="string">
            <text:p>Step 2: Open folder which store mail</text:p>
          </table:table-cell>
          <table:table-cell office:value-type="string">
            <text:p>- Click at folder which store mail</text:p>
          </table:table-cell>
          <table:table-cell table:style-name="ce193" office:value-type="string">
            <text:p>- Mails is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63];6;1)&gt;MID([.F662];6;1);&quot;&quot;;MAX([.A$7:.A662])+1)">
            <text:p/>
          </table:table-cell>
          <table:table-cell office:value-type="string">
            <text:p>FNC_CS_MA_MAIL_16</text:p>
          </table:table-cell>
          <table:table-cell table:formula="of:=IF(VALUE(MID([.F663];6;FIND(&quot;:&quot;;[.F663];1)-FIND(&quot; &quot;;[.F663];1)-1))&gt;VALUE(MID([.F662];6;FIND(&quot;:&quot;;[.F662];1)-FIND(&quot; &quot;;[.F662];1)-1));[.C662];[.C662]+1)" office:value-type="float" office:value="1">
            <text:p>001</text:p>
          </table:table-cell>
          <table:table-cell office:value-type="string">
            <text:p>CS\Mail\Mail\Delete</text:p>
          </table:table-cell>
          <table:table-cell table:style-name="ce192" office:value-type="string">
            <text:p>Delete one message by Right Click on itself </text:p>
          </table:table-cell>
          <table:table-cell office:value-type="string">
            <text:p>Step 3: choose mail to delete</text:p>
          </table:table-cell>
          <table:table-cell office:value-type="string">
            <text:p>- Right Click at check box of a mail in message panel</text:p>
            <text:p>- Then Click at Delete option on menu</text:p>
          </table:table-cell>
          <table:table-cell table:style-name="ce193" office:value-type="string">
            <text:p>- A message is shown to confi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3">
          <table:table-cell table:formula="of:=IF(MID([.F664];6;1)&gt;MID([.F663];6;1);&quot;&quot;;MAX([.A$7:.A663])+1)">
            <text:p/>
          </table:table-cell>
          <table:table-cell office:value-type="string">
            <text:p>FNC_CS_MA_MAIL_16</text:p>
          </table:table-cell>
          <table:table-cell table:formula="of:=IF(VALUE(MID([.F664];6;FIND(&quot;:&quot;;[.F664];1)-FIND(&quot; &quot;;[.F664];1)-1))&gt;VALUE(MID([.F663];6;FIND(&quot;:&quot;;[.F663];1)-FIND(&quot; &quot;;[.F663];1)-1));[.C663];[.C663]+1)" office:value-type="float" office:value="1">
            <text:p>001</text:p>
          </table:table-cell>
          <table:table-cell office:value-type="string">
            <text:p>CS\Mail\Mail\Delete</text:p>
          </table:table-cell>
          <table:table-cell table:style-name="ce192" office:value-type="string">
            <text:p>Delete one message by Right Click on itself </text:p>
          </table:table-cell>
          <table:table-cell office:value-type="string">
            <text:p>Step 4: Delete </text:p>
          </table:table-cell>
          <table:table-cell office:value-type="string">
            <text:p>- Click OK to confirm</text:p>
          </table:table-cell>
          <table:table-cell table:style-name="ce193" office:value-type="string">
            <text:p>- Message is deleted from folder</text:p>
            <text:p>- This message is moved Trash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0">
          <table:table-cell table:formula="of:=IF(MID([.F665];6;1)&gt;MID([.F664];6;1);&quot;&quot;;MAX([.A$7:.A664])+1)" office:value-type="float" office:value="210">
            <text:p>210</text:p>
          </table:table-cell>
          <table:table-cell office:value-type="string">
            <text:p>FNC_CS_MA_MAIL_16</text:p>
          </table:table-cell>
          <table:table-cell table:formula="of:=IF(VALUE(MID([.F665];6;FIND(&quot;:&quot;;[.F665];1)-FIND(&quot; &quot;;[.F665];1)-1))&gt;VALUE(MID([.F664];6;FIND(&quot;:&quot;;[.F664];1)-FIND(&quot; &quot;;[.F664];1)-1));[.C664];[.C664]+1)" office:value-type="float" office:value="2">
            <text:p>002</text:p>
          </table:table-cell>
          <table:table-cell office:value-type="string">
            <text:p>CS\Mail\Mail\Delete</text:p>
          </table:table-cell>
          <table:table-cell table:style-name="ce79" office:value-type="string">
            <text:p>Delete a message by Click at Action on this message icon in View message panel</text:p>
          </table:table-cell>
          <table:table-cell office:value-type="string">
            <text:p>Step 1: getting mail of an Account which have some mails</text:p>
          </table:table-cell>
          <table:table-cell office:value-type="string">
            <text:p>- Perform to get mail from server of An Account which have some mails</text:p>
            <text:p/>
          </table:table-cell>
          <table:table-cell table:style-name="ce193" office:value-type="string">
            <text:p>All mail of account are loaded and are stored in a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0">
          <table:table-cell table:formula="of:=IF(MID([.F666];6;1)&gt;MID([.F665];6;1);&quot;&quot;;MAX([.A$7:.A665])+1)">
            <text:p/>
          </table:table-cell>
          <table:table-cell office:value-type="string">
            <text:p>FNC_CS_MA_MAIL_16</text:p>
          </table:table-cell>
          <table:table-cell table:formula="of:=IF(VALUE(MID([.F666];6;FIND(&quot;:&quot;;[.F666];1)-FIND(&quot; &quot;;[.F666];1)-1))&gt;VALUE(MID([.F665];6;FIND(&quot;:&quot;;[.F665];1)-FIND(&quot; &quot;;[.F665];1)-1));[.C665];[.C665]+1)" office:value-type="float" office:value="2">
            <text:p>002</text:p>
          </table:table-cell>
          <table:table-cell office:value-type="string">
            <text:p>CS\Mail\Mail\Delete</text:p>
          </table:table-cell>
          <table:table-cell table:style-name="ce192" office:value-type="string">
            <text:p>Delete a message by Click at Action on this message icon in View message panel</text:p>
          </table:table-cell>
          <table:table-cell office:value-type="string">
            <text:p>Step 2: Open folder which store mail</text:p>
          </table:table-cell>
          <table:table-cell office:value-type="string">
            <text:p>- Click at folder which store mail</text:p>
          </table:table-cell>
          <table:table-cell table:style-name="ce193" office:value-type="string">
            <text:p>- Mails is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5">
          <table:table-cell table:formula="of:=IF(MID([.F667];6;1)&gt;MID([.F666];6;1);&quot;&quot;;MAX([.A$7:.A666])+1)">
            <text:p/>
          </table:table-cell>
          <table:table-cell office:value-type="string">
            <text:p>FNC_CS_MA_MAIL_16</text:p>
          </table:table-cell>
          <table:table-cell table:formula="of:=IF(VALUE(MID([.F667];6;FIND(&quot;:&quot;;[.F667];1)-FIND(&quot; &quot;;[.F667];1)-1))&gt;VALUE(MID([.F666];6;FIND(&quot;:&quot;;[.F666];1)-FIND(&quot; &quot;;[.F666];1)-1));[.C666];[.C666]+1)" office:value-type="float" office:value="2">
            <text:p>002</text:p>
          </table:table-cell>
          <table:table-cell office:value-type="string">
            <text:p>CS\Mail\Mail\Delete</text:p>
          </table:table-cell>
          <table:table-cell table:style-name="ce192" office:value-type="string">
            <text:p>Delete a message by Click at Action on this message icon in View message panel</text:p>
          </table:table-cell>
          <table:table-cell office:value-type="string">
            <text:p>Step 3: View message</text:p>
          </table:table-cell>
          <table:table-cell office:value-type="string">
            <text:p>- Click at a message to view which want to delete</text:p>
            <text:p/>
          </table:table-cell>
          <table:table-cell table:style-name="ce193" office:value-type="string">
            <text:p>- Message is shown in View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4">
          <table:table-cell table:formula="of:=IF(MID([.F668];6;1)&gt;MID([.F667];6;1);&quot;&quot;;MAX([.A$7:.A667])+1)">
            <text:p/>
          </table:table-cell>
          <table:table-cell office:value-type="string">
            <text:p>FNC_CS_MA_MAIL_16</text:p>
          </table:table-cell>
          <table:table-cell table:formula="of:=IF(VALUE(MID([.F668];6;FIND(&quot;:&quot;;[.F668];1)-FIND(&quot; &quot;;[.F668];1)-1))&gt;VALUE(MID([.F667];6;FIND(&quot;:&quot;;[.F667];1)-FIND(&quot; &quot;;[.F667];1)-1));[.C667];[.C667]+1)" office:value-type="float" office:value="2">
            <text:p>002</text:p>
          </table:table-cell>
          <table:table-cell office:value-type="string">
            <text:p>CS\Mail\Mail\Delete</text:p>
          </table:table-cell>
          <table:table-cell table:style-name="ce192" office:value-type="string">
            <text:p>Delete a message by Click at Action on this message icon in View message panel</text:p>
          </table:table-cell>
          <table:table-cell office:value-type="string">
            <text:p>Step 4: <text:s/>Delete </text:p>
          </table:table-cell>
          <table:table-cell office:value-type="string">
            <text:p>- Left Click at <text:s text:c="2"/>Action on this message <text:s/>icon in View message Panel</text:p>
            <text:p>- Then, Click at Delete icon on menu</text:p>
          </table:table-cell>
          <table:table-cell table:style-name="ce193" office:value-type="string">
            <text:p>- A message is shown to confi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5">
          <table:table-cell table:formula="of:=IF(MID([.F669];6;1)&gt;MID([.F668];6;1);&quot;&quot;;MAX([.A$7:.A668])+1)">
            <text:p/>
          </table:table-cell>
          <table:table-cell office:value-type="string">
            <text:p>FNC_CS_MA_MAIL_16</text:p>
          </table:table-cell>
          <table:table-cell table:formula="of:=IF(VALUE(MID([.F669];6;FIND(&quot;:&quot;;[.F669];1)-FIND(&quot; &quot;;[.F669];1)-1))&gt;VALUE(MID([.F668];6;FIND(&quot;:&quot;;[.F668];1)-FIND(&quot; &quot;;[.F668];1)-1));[.C668];[.C668]+1)" office:value-type="float" office:value="2">
            <text:p>002</text:p>
          </table:table-cell>
          <table:table-cell office:value-type="string">
            <text:p>CS\Mail\Mail\Delete</text:p>
          </table:table-cell>
          <table:table-cell table:style-name="ce192" office:value-type="string">
            <text:p>Delete a message by Click at Action on this message icon in View message panel</text:p>
          </table:table-cell>
          <table:table-cell office:value-type="string">
            <text:p>Step 5: Confirm deleting</text:p>
          </table:table-cell>
          <table:table-cell office:value-type="string">
            <text:p>- Click OK button to <text:s/>confirm</text:p>
          </table:table-cell>
          <table:table-cell table:style-name="ce193" office:value-type="string">
            <text:p>- Message is deleted from folder</text:p>
            <text:p>- This message is moved Trash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70];6;1)&gt;MID([.F669];6;1);&quot;&quot;;MAX([.A$7:.A669])+1)" office:value-type="float" office:value="211">
            <text:p>211</text:p>
          </table:table-cell>
          <table:table-cell office:value-type="string">
            <text:p>FNC_CS_MA_MAIL_16</text:p>
          </table:table-cell>
          <table:table-cell table:formula="of:=IF(VALUE(MID([.F670];6;FIND(&quot;:&quot;;[.F670];1)-FIND(&quot; &quot;;[.F670];1)-1))&gt;VALUE(MID([.F669];6;FIND(&quot;:&quot;;[.F669];1)-FIND(&quot; &quot;;[.F669];1)-1));[.C669];[.C669]+1)" office:value-type="float" office:value="3">
            <text:p>003</text:p>
          </table:table-cell>
          <table:table-cell office:value-type="string">
            <text:p>CS\Mail\Mail\Delete</text:p>
          </table:table-cell>
          <table:table-cell table:style-name="ce79" office:value-type="string">
            <text:p>Delete a message by Click at Delete icon on Action bar</text:p>
          </table:table-cell>
          <table:table-cell office:value-type="string">
            <text:p>Step 1: getting mail of an Account which have some mails</text:p>
          </table:table-cell>
          <table:table-cell office:value-type="string">
            <text:p>- Perform to get mail from server of An Account which have some mails</text:p>
            <text:p/>
          </table:table-cell>
          <table:table-cell table:style-name="ce193" office:value-type="string">
            <text:p>All mail of account are loaded and are stored in a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671];6;1)&gt;MID([.F670];6;1);&quot;&quot;;MAX([.A$7:.A670])+1)">
            <text:p/>
          </table:table-cell>
          <table:table-cell office:value-type="string">
            <text:p>FNC_CS_MA_MAIL_16</text:p>
          </table:table-cell>
          <table:table-cell table:formula="of:=IF(VALUE(MID([.F671];6;FIND(&quot;:&quot;;[.F671];1)-FIND(&quot; &quot;;[.F671];1)-1))&gt;VALUE(MID([.F670];6;FIND(&quot;:&quot;;[.F670];1)-FIND(&quot; &quot;;[.F670];1)-1));[.C670];[.C670]+1)" office:value-type="float" office:value="3">
            <text:p>003</text:p>
          </table:table-cell>
          <table:table-cell office:value-type="string">
            <text:p>CS\Mail\Mail\Delete</text:p>
          </table:table-cell>
          <table:table-cell office:value-type="string">
            <text:p>Delete a message by Click at Delete icon on Action bar</text:p>
          </table:table-cell>
          <table:table-cell office:value-type="string">
            <text:p>Step 2: Open folder which store mail</text:p>
          </table:table-cell>
          <table:table-cell office:value-type="string">
            <text:p>- Click at folder which store mail</text:p>
          </table:table-cell>
          <table:table-cell table:style-name="ce193" office:value-type="string">
            <text:p>- Mails is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72];6;1)&gt;MID([.F671];6;1);&quot;&quot;;MAX([.A$7:.A671])+1)">
            <text:p/>
          </table:table-cell>
          <table:table-cell office:value-type="string">
            <text:p>FNC_CS_MA_MAIL_16</text:p>
          </table:table-cell>
          <table:table-cell table:formula="of:=IF(VALUE(MID([.F672];6;FIND(&quot;:&quot;;[.F672];1)-FIND(&quot; &quot;;[.F672];1)-1))&gt;VALUE(MID([.F671];6;FIND(&quot;:&quot;;[.F671];1)-FIND(&quot; &quot;;[.F671];1)-1));[.C671];[.C671]+1)" office:value-type="float" office:value="3">
            <text:p>003</text:p>
          </table:table-cell>
          <table:table-cell office:value-type="string">
            <text:p>CS\Mail\Mail\Delete</text:p>
          </table:table-cell>
          <table:table-cell office:value-type="string">
            <text:p>Delete a message by Click at Delete icon on Action bar</text:p>
          </table:table-cell>
          <table:table-cell office:value-type="string">
            <text:p>Step 3: choose mail to delete</text:p>
          </table:table-cell>
          <table:table-cell office:value-type="string">
            <text:p>- Left-Click at check box of a mail in message panel</text:p>
            <text:p>- Then Click at Delete icon on Action bar</text:p>
          </table:table-cell>
          <table:table-cell table:style-name="ce193" office:value-type="string">
            <text:p>- A message is shown to confi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73];6;1)&gt;MID([.F672];6;1);&quot;&quot;;MAX([.A$7:.A672])+1)">
            <text:p/>
          </table:table-cell>
          <table:table-cell office:value-type="string">
            <text:p>FNC_CS_MA_MAIL_16</text:p>
          </table:table-cell>
          <table:table-cell table:formula="of:=IF(VALUE(MID([.F673];6;FIND(&quot;:&quot;;[.F673];1)-FIND(&quot; &quot;;[.F673];1)-1))&gt;VALUE(MID([.F672];6;FIND(&quot;:&quot;;[.F672];1)-FIND(&quot; &quot;;[.F672];1)-1));[.C672];[.C672]+1)" office:value-type="float" office:value="3">
            <text:p>003</text:p>
          </table:table-cell>
          <table:table-cell office:value-type="string">
            <text:p>CS\Mail\Mail\Delete</text:p>
          </table:table-cell>
          <table:table-cell office:value-type="string">
            <text:p>Delete a message by Click at Delete icon on Action bar</text:p>
          </table:table-cell>
          <table:table-cell office:value-type="string">
            <text:p>Step 4: Confirm deleting</text:p>
          </table:table-cell>
          <table:table-cell office:value-type="string">
            <text:p>- Click OK button to <text:s/>confirm</text:p>
          </table:table-cell>
          <table:table-cell table:style-name="ce193" office:value-type="string">
            <text:p>- Message is deleted from this folder</text:p>
            <text:p>- This message is moved Trash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674];6;1)&gt;MID([.F673];6;1);&quot;&quot;;MAX([.A$7:.A673])+1)" office:value-type="float" office:value="212">
            <text:p>212</text:p>
          </table:table-cell>
          <table:table-cell office:value-type="string">
            <text:p>FNC_CS_MA_MAIL_16</text:p>
          </table:table-cell>
          <table:table-cell table:formula="of:=IF(VALUE(MID([.F674];6;FIND(&quot;:&quot;;[.F674];1)-FIND(&quot; &quot;;[.F674];1)-1))&gt;VALUE(MID([.F673];6;FIND(&quot;:&quot;;[.F673];1)-FIND(&quot; &quot;;[.F673];1)-1));[.C673];[.C673]+1)" office:value-type="float" office:value="4">
            <text:p>004</text:p>
          </table:table-cell>
          <table:table-cell office:value-type="string">
            <text:p>CS\Mail\Mail\Delete</text:p>
          </table:table-cell>
          <table:table-cell table:style-name="ce79" office:value-type="string">
            <text:p>Delete more message at the same time</text:p>
          </table:table-cell>
          <table:table-cell table:style-name="ce193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75];6;1)&gt;MID([.F674];6;1);&quot;&quot;;MAX([.A$7:.A674])+1)">
            <text:p/>
          </table:table-cell>
          <table:table-cell office:value-type="string">
            <text:p>FNC_CS_MA_MAIL_16</text:p>
          </table:table-cell>
          <table:table-cell table:formula="of:=IF(VALUE(MID([.F675];6;FIND(&quot;:&quot;;[.F675];1)-FIND(&quot; &quot;;[.F675];1)-1))&gt;VALUE(MID([.F674];6;FIND(&quot;:&quot;;[.F674];1)-FIND(&quot; &quot;;[.F674];1)-1));[.C674];[.C674]+1)" office:value-type="float" office:value="4">
            <text:p>004</text:p>
          </table:table-cell>
          <table:table-cell office:value-type="string">
            <text:p>CS\Mail\Mail\Delete</text:p>
          </table:table-cell>
          <table:table-cell office:value-type="string">
            <text:p>Delete more message at the same time</text:p>
          </table:table-cell>
          <table:table-cell table:style-name="ce206" office:value-type="string">
            <text:p>Step 2: <text:s/>Mark some messages</text:p>
          </table:table-cell>
          <table:table-cell table:style-name="ce212" office:value-type="string">
            <text:p>- Open Inbox folder</text:p>
            <text:p>- Tick at some corresponding check box of messages in Message Panel</text:p>
          </table:table-cell>
          <table:table-cell table:style-name="ce189" office:value-type="string">
            <text:p>- These message are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676];6;1)&gt;MID([.F675];6;1);&quot;&quot;;MAX([.A$7:.A675])+1)">
            <text:p/>
          </table:table-cell>
          <table:table-cell office:value-type="string">
            <text:p>FNC_CS_MA_MAIL_16</text:p>
          </table:table-cell>
          <table:table-cell table:formula="of:=IF(VALUE(MID([.F676];6;FIND(&quot;:&quot;;[.F676];1)-FIND(&quot; &quot;;[.F676];1)-1))&gt;VALUE(MID([.F675];6;FIND(&quot;:&quot;;[.F675];1)-FIND(&quot; &quot;;[.F675];1)-1));[.C675];[.C675]+1)" office:value-type="float" office:value="4">
            <text:p>004</text:p>
          </table:table-cell>
          <table:table-cell office:value-type="string">
            <text:p>CS\Mail\Mail\Delete</text:p>
          </table:table-cell>
          <table:table-cell office:value-type="string">
            <text:p>Delete more message at the same time</text:p>
          </table:table-cell>
          <table:table-cell office:value-type="string">
            <text:p>Step 3: Perform to delete messages</text:p>
          </table:table-cell>
          <table:table-cell office:value-type="string">
            <text:p>- Click Delete Icon on Action bar </text:p>
          </table:table-cell>
          <table:table-cell table:style-name="ce193" office:value-type="string">
            <text:p>- A message is shown to confi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8">
          <table:table-cell table:formula="of:=IF(MID([.F677];6;1)&gt;MID([.F676];6;1);&quot;&quot;;MAX([.A$7:.A676])+1)">
            <text:p/>
          </table:table-cell>
          <table:table-cell office:value-type="string">
            <text:p>FNC_CS_MA_MAIL_16</text:p>
          </table:table-cell>
          <table:table-cell table:formula="of:=IF(VALUE(MID([.F677];6;FIND(&quot;:&quot;;[.F677];1)-FIND(&quot; &quot;;[.F677];1)-1))&gt;VALUE(MID([.F676];6;FIND(&quot;:&quot;;[.F676];1)-FIND(&quot; &quot;;[.F676];1)-1));[.C676];[.C676]+1)" office:value-type="float" office:value="4">
            <text:p>004</text:p>
          </table:table-cell>
          <table:table-cell office:value-type="string">
            <text:p>CS\Mail\Mail\Delete</text:p>
          </table:table-cell>
          <table:table-cell office:value-type="string">
            <text:p>Delete more message at the same time</text:p>
          </table:table-cell>
          <table:table-cell office:value-type="string">
            <text:p>Step 4: Confirm deleting</text:p>
          </table:table-cell>
          <table:table-cell office:value-type="string">
            <text:p>- Click OK button</text:p>
          </table:table-cell>
          <table:table-cell table:style-name="ce193" office:value-type="string">
            <text:p>- These messages are deleted and they are moved to Trash folder</text:p>
            <text:p>- If These message were Marked as unread, when They were deleted, <text:s/>The number of unread messages is decreased equally to the number of messages delet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678];6;1)&gt;MID([.F677];6;1);&quot;&quot;;MAX([.A$7:.A677])+1)" office:value-type="float" office:value="213">
            <text:p>213</text:p>
          </table:table-cell>
          <table:table-cell office:value-type="string">
            <text:p>FNC_CS_MA_MAIL_16</text:p>
          </table:table-cell>
          <table:table-cell table:formula="of:=IF(VALUE(MID([.F678];6;FIND(&quot;:&quot;;[.F678];1)-FIND(&quot; &quot;;[.F678];1)-1))&gt;VALUE(MID([.F677];6;FIND(&quot;:&quot;;[.F677];1)-FIND(&quot; &quot;;[.F677];1)-1));[.C677];[.C677]+1)" office:value-type="float" office:value="5">
            <text:p>005</text:p>
          </table:table-cell>
          <table:table-cell office:value-type="string">
            <text:p>CS\Mail\Mail\Delete</text:p>
          </table:table-cell>
          <table:table-cell table:style-name="ce79" office:value-type="string">
            <text:p>Delete a message in conversation which includes more messages</text:p>
          </table:table-cell>
          <table:table-cell table:style-name="ce193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679];6;1)&gt;MID([.F678];6;1);&quot;&quot;;MAX([.A$7:.A678])+1)">
            <text:p/>
          </table:table-cell>
          <table:table-cell office:value-type="string">
            <text:p>FNC_CS_MA_MAIL_16</text:p>
          </table:table-cell>
          <table:table-cell table:formula="of:=IF(VALUE(MID([.F679];6;FIND(&quot;:&quot;;[.F679];1)-FIND(&quot; &quot;;[.F679];1)-1))&gt;VALUE(MID([.F678];6;FIND(&quot;:&quot;;[.F678];1)-FIND(&quot; &quot;;[.F678];1)-1));[.C678];[.C678]+1)" office:value-type="float" office:value="5">
            <text:p>005</text:p>
          </table:table-cell>
          <table:table-cell office:value-type="string">
            <text:p>CS\Mail\Mail\Delete</text:p>
          </table:table-cell>
          <table:table-cell office:value-type="string">
            <text:p>Delete a message in conversation which includes more message</text:p>
          </table:table-cell>
          <table:table-cell table:style-name="ce206" office:value-type="string">
            <text:p>Step 2: <text:s/>Mark Message</text:p>
          </table:table-cell>
          <table:table-cell table:style-name="ce212" office:value-type="string">
            <text:p>- Open Inbox folder</text:p>
            <text:p>- Tick at a corresponding check box of message which is in a conversation</text:p>
          </table:table-cell>
          <table:table-cell table:style-name="ce189" office:value-type="string">
            <text:p>- This message is mark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8">
          <table:table-cell table:formula="of:=IF(MID([.F680];6;1)&gt;MID([.F679];6;1);&quot;&quot;;MAX([.A$7:.A679])+1)">
            <text:p/>
          </table:table-cell>
          <table:table-cell office:value-type="string">
            <text:p>FNC_CS_MA_MAIL_16</text:p>
          </table:table-cell>
          <table:table-cell table:formula="of:=IF(VALUE(MID([.F680];6;FIND(&quot;:&quot;;[.F680];1)-FIND(&quot; &quot;;[.F680];1)-1))&gt;VALUE(MID([.F679];6;FIND(&quot;:&quot;;[.F679];1)-FIND(&quot; &quot;;[.F679];1)-1));[.C679];[.C679]+1)" office:value-type="float" office:value="5">
            <text:p>005</text:p>
          </table:table-cell>
          <table:table-cell office:value-type="string">
            <text:p>CS\Mail\Mail\Delete</text:p>
          </table:table-cell>
          <table:table-cell office:value-type="string">
            <text:p>Delete a message in conversation which includes more message</text:p>
          </table:table-cell>
          <table:table-cell table:style-name="ce206" office:value-type="string">
            <text:p>Step 3: Perform to delete message</text:p>
          </table:table-cell>
          <table:table-cell table:style-name="ce212" office:value-type="string">
            <text:p>Can perform to delete message by 3 ways:</text:p>
            <text:p>- Click delete icon on Action bar</text:p>
            <text:p>- Right – Click on this message and select Delete Option on menu</text:p>
            <text:p>- Right – Click on <text:s text:c="3"/>Actions on this message <text:s/>Icon on View message panel and select Delete Option on menu</text:p>
          </table:table-cell>
          <table:table-cell table:style-name="ce189" office:value-type="string">
            <text:p>- A message is shown to confi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5">
          <table:table-cell table:formula="of:=IF(MID([.F681];6;1)&gt;MID([.F680];6;1);&quot;&quot;;MAX([.A$7:.A680])+1)">
            <text:p/>
          </table:table-cell>
          <table:table-cell office:value-type="string">
            <text:p>FNC_CS_MA_MAIL_16</text:p>
          </table:table-cell>
          <table:table-cell table:formula="of:=IF(VALUE(MID([.F681];6;FIND(&quot;:&quot;;[.F681];1)-FIND(&quot; &quot;;[.F681];1)-1))&gt;VALUE(MID([.F680];6;FIND(&quot;:&quot;;[.F680];1)-FIND(&quot; &quot;;[.F680];1)-1));[.C680];[.C680]+1)" office:value-type="float" office:value="5">
            <text:p>005</text:p>
          </table:table-cell>
          <table:table-cell office:value-type="string">
            <text:p>CS\Mail\Mail\Delete</text:p>
          </table:table-cell>
          <table:table-cell office:value-type="string">
            <text:p>Delete a message in conversation which includes more message</text:p>
          </table:table-cell>
          <table:table-cell table:style-name="ce206" office:value-type="string">
            <text:p>Step 4: Confirm deleting</text:p>
          </table:table-cell>
          <table:table-cell table:style-name="ce212" office:value-type="string">
            <text:p>- Click OK button</text:p>
          </table:table-cell>
          <table:table-cell table:style-name="ce193" office:value-type="string">
            <text:p>- This message are deleted and it is moved to Trash folder</text:p>
            <text:p>- Total messages in conversation is decreased (1)</text:p>
            <text:p>- If this message was Marked as unread, when it was deleted <text:s/>The number of unread messages is decreased (1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682];6;1)&gt;MID([.F681];6;1);&quot;&quot;;MAX([.A$7:.A681])+1)" office:value-type="float" office:value="214">
            <text:p>214</text:p>
          </table:table-cell>
          <table:table-cell office:value-type="string">
            <text:p>FNC_CS_MA_MAIL_16</text:p>
          </table:table-cell>
          <table:table-cell table:formula="of:=IF(VALUE(MID([.F682];6;FIND(&quot;:&quot;;[.F682];1)-FIND(&quot; &quot;;[.F682];1)-1))&gt;VALUE(MID([.F681];6;FIND(&quot;:&quot;;[.F681];1)-FIND(&quot; &quot;;[.F681];1)-1));[.C681];[.C681]+1)" office:value-type="float" office:value="6">
            <text:p>006</text:p>
          </table:table-cell>
          <table:table-cell office:value-type="string">
            <text:p>CS\Mail\Mail\Delete</text:p>
          </table:table-cell>
          <table:table-cell table:style-name="ce79" office:value-type="string">
            <text:p>Delete a message from a tag</text:p>
          </table:table-cell>
          <table:table-cell table:style-name="ce193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683];6;1)&gt;MID([.F682];6;1);&quot;&quot;;MAX([.A$7:.A682])+1)">
            <text:p/>
          </table:table-cell>
          <table:table-cell office:value-type="string">
            <text:p>FNC_CS_MA_MAIL_16</text:p>
          </table:table-cell>
          <table:table-cell table:formula="of:=IF(VALUE(MID([.F683];6;FIND(&quot;:&quot;;[.F683];1)-FIND(&quot; &quot;;[.F683];1)-1))&gt;VALUE(MID([.F682];6;FIND(&quot;:&quot;;[.F682];1)-FIND(&quot; &quot;;[.F682];1)-1));[.C682];[.C682]+1)" office:value-type="float" office:value="6">
            <text:p>006</text:p>
          </table:table-cell>
          <table:table-cell office:value-type="string">
            <text:p>CS\Mail\Mail\Delete</text:p>
          </table:table-cell>
          <table:table-cell office:value-type="string">
            <text:p>Delete a message from a tag</text:p>
          </table:table-cell>
          <table:table-cell office:value-type="string">
            <text:p>Step 2: add a tag for a message</text:p>
          </table:table-cell>
          <table:table-cell office:value-type="string">
            <text:p>- Perform to add tag for a message</text:p>
          </table:table-cell>
          <table:table-cell table:style-name="ce193" office:value-type="string">
            <text:p>Tag is added for the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684];6;1)&gt;MID([.F683];6;1);&quot;&quot;;MAX([.A$7:.A683])+1)">
            <text:p/>
          </table:table-cell>
          <table:table-cell office:value-type="string">
            <text:p>FNC_CS_MA_MAIL_16</text:p>
          </table:table-cell>
          <table:table-cell table:formula="of:=IF(VALUE(MID([.F684];6;FIND(&quot;:&quot;;[.F684];1)-FIND(&quot; &quot;;[.F684];1)-1))&gt;VALUE(MID([.F683];6;FIND(&quot;:&quot;;[.F683];1)-FIND(&quot; &quot;;[.F683];1)-1));[.C683];[.C683]+1)" office:value-type="float" office:value="6">
            <text:p>006</text:p>
          </table:table-cell>
          <table:table-cell office:value-type="string">
            <text:p>CS\Mail\Mail\Delete</text:p>
          </table:table-cell>
          <table:table-cell office:value-type="string">
            <text:p>Delete a message from a tag</text:p>
          </table:table-cell>
          <table:table-cell office:value-type="string">
            <text:p>Step 3: Open the tag</text:p>
          </table:table-cell>
          <table:table-cell office:value-type="string">
            <text:p>- Click name of tag in tag space</text:p>
          </table:table-cell>
          <table:table-cell table:style-name="ce193" office:value-type="string">
            <text:p>- This message is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5">
          <table:table-cell table:formula="of:=IF(MID([.F685];6;1)&gt;MID([.F684];6;1);&quot;&quot;;MAX([.A$7:.A684])+1)">
            <text:p/>
          </table:table-cell>
          <table:table-cell office:value-type="string">
            <text:p>FNC_CS_MA_MAIL_16</text:p>
          </table:table-cell>
          <table:table-cell table:formula="of:=IF(VALUE(MID([.F685];6;FIND(&quot;:&quot;;[.F685];1)-FIND(&quot; &quot;;[.F685];1)-1))&gt;VALUE(MID([.F684];6;FIND(&quot;:&quot;;[.F684];1)-FIND(&quot; &quot;;[.F684];1)-1));[.C684];[.C684]+1)" office:value-type="float" office:value="6">
            <text:p>006</text:p>
          </table:table-cell>
          <table:table-cell office:value-type="string">
            <text:p>CS\Mail\Mail\Delete</text:p>
          </table:table-cell>
          <table:table-cell office:value-type="string">
            <text:p>Delete a message from a tag</text:p>
          </table:table-cell>
          <table:table-cell office:value-type="string">
            <text:p>Step 4: Perform to delete message</text:p>
          </table:table-cell>
          <table:table-cell office:value-type="string">
            <text:p>Only Do one of following ways : </text:p>
            <text:p>- Left-Click at check box of a mail in message panel - Then Click at Delete icon on Action bar </text:p>
            <text:p>- Or Right – Click <text:s/>at the message, and then Click at Delete icon on menu</text:p>
            <text:p>- Or Click at message to view, then Click at <text:s text:c="2"/>Action on this message <text:s text:c="2"/>icon in view message panel, next Click Delete option on menu</text:p>
          </table:table-cell>
          <table:table-cell table:style-name="ce193" office:value-type="string">
            <text:p>- A message is shown to confi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6">
          <table:table-cell table:formula="of:=IF(MID([.F686];6;1)&gt;MID([.F685];6;1);&quot;&quot;;MAX([.A$7:.A685])+1)">
            <text:p/>
          </table:table-cell>
          <table:table-cell office:value-type="string">
            <text:p>FNC_CS_MA_MAIL_16</text:p>
          </table:table-cell>
          <table:table-cell table:formula="of:=IF(VALUE(MID([.F686];6;FIND(&quot;:&quot;;[.F686];1)-FIND(&quot; &quot;;[.F686];1)-1))&gt;VALUE(MID([.F685];6;FIND(&quot;:&quot;;[.F685];1)-FIND(&quot; &quot;;[.F685];1)-1));[.C685];[.C685]+1)" office:value-type="float" office:value="6">
            <text:p>006</text:p>
          </table:table-cell>
          <table:table-cell office:value-type="string">
            <text:p>CS\Mail\Mail\Delete</text:p>
          </table:table-cell>
          <table:table-cell office:value-type="string">
            <text:p>Delete a message from a tag</text:p>
          </table:table-cell>
          <table:table-cell office:value-type="string">
            <text:p>Step 5: Confirm deleting</text:p>
          </table:table-cell>
          <table:table-cell office:value-type="string">
            <text:p>- Click OK button to <text:s/>confirm</text:p>
          </table:table-cell>
          <table:table-cell table:style-name="ce193" office:value-type="string">
            <text:p>- A message is deleted from folder which store it. </text:p>
            <text:p>- This message is move to Trash folder</text:p>
            <text:p>- The tag is still added to this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687];6;1)&gt;MID([.F686];6;1);&quot;&quot;;MAX([.A$7:.A686])+1)" office:value-type="float" office:value="215">
            <text:p>215</text:p>
          </table:table-cell>
          <table:table-cell office:value-type="string">
            <text:p>FNC_CS_MA_MAIL_16</text:p>
          </table:table-cell>
          <table:table-cell table:formula="of:=IF(VALUE(MID([.F687];6;FIND(&quot;:&quot;;[.F687];1)-FIND(&quot; &quot;;[.F687];1)-1))&gt;VALUE(MID([.F686];6;FIND(&quot;:&quot;;[.F686];1)-FIND(&quot; &quot;;[.F686];1)-1));[.C686];[.C686]+1)" office:value-type="float" office:value="7">
            <text:p>007</text:p>
          </table:table-cell>
          <table:table-cell office:value-type="string">
            <text:p>CS\Mail\Mail\Delete</text:p>
          </table:table-cell>
          <table:table-cell table:style-name="ce79" office:value-type="string">
            <text:p>Delete more message at the same time from a Tag</text:p>
          </table:table-cell>
          <table:table-cell table:style-name="ce193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1">
          <table:table-cell table:formula="of:=IF(MID([.F688];6;1)&gt;MID([.F687];6;1);&quot;&quot;;MAX([.A$7:.A687])+1)">
            <text:p/>
          </table:table-cell>
          <table:table-cell office:value-type="string">
            <text:p>FNC_CS_MA_MAIL_16</text:p>
          </table:table-cell>
          <table:table-cell table:formula="of:=IF(VALUE(MID([.F688];6;FIND(&quot;:&quot;;[.F688];1)-FIND(&quot; &quot;;[.F688];1)-1))&gt;VALUE(MID([.F687];6;FIND(&quot;:&quot;;[.F687];1)-FIND(&quot; &quot;;[.F687];1)-1));[.C687];[.C687]+1)" office:value-type="float" office:value="7">
            <text:p>007</text:p>
          </table:table-cell>
          <table:table-cell office:value-type="string">
            <text:p>CS\Mail\Mail\Delete</text:p>
          </table:table-cell>
          <table:table-cell office:value-type="string">
            <text:p>Delete more message at the same time from a Tag</text:p>
          </table:table-cell>
          <table:table-cell office:value-type="string">
            <text:p>Step 2: add a tag for many messages</text:p>
          </table:table-cell>
          <table:table-cell office:value-type="string">
            <text:p>- Perform to add tag for many <text:s/>messages</text:p>
          </table:table-cell>
          <table:table-cell table:style-name="ce193" office:value-type="string">
            <text:p>Tag is added for <text:s/>messag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3">
          <table:table-cell table:formula="of:=IF(MID([.F689];6;1)&gt;MID([.F688];6;1);&quot;&quot;;MAX([.A$7:.A688])+1)">
            <text:p/>
          </table:table-cell>
          <table:table-cell office:value-type="string">
            <text:p>FNC_CS_MA_MAIL_16</text:p>
          </table:table-cell>
          <table:table-cell table:formula="of:=IF(VALUE(MID([.F689];6;FIND(&quot;:&quot;;[.F689];1)-FIND(&quot; &quot;;[.F689];1)-1))&gt;VALUE(MID([.F688];6;FIND(&quot;:&quot;;[.F688];1)-FIND(&quot; &quot;;[.F688];1)-1));[.C688];[.C688]+1)" office:value-type="float" office:value="7">
            <text:p>007</text:p>
          </table:table-cell>
          <table:table-cell office:value-type="string">
            <text:p>CS\Mail\Mail\Delete</text:p>
          </table:table-cell>
          <table:table-cell office:value-type="string">
            <text:p>Delete more message at the same time from a Tag</text:p>
          </table:table-cell>
          <table:table-cell office:value-type="string">
            <text:p>Step 3: Open the tag</text:p>
          </table:table-cell>
          <table:table-cell office:value-type="string">
            <text:p>- Click name of tag in tag space</text:p>
          </table:table-cell>
          <table:table-cell table:style-name="ce193" office:value-type="string">
            <text:p>- Messages are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690];6;1)&gt;MID([.F689];6;1);&quot;&quot;;MAX([.A$7:.A689])+1)">
            <text:p/>
          </table:table-cell>
          <table:table-cell office:value-type="string">
            <text:p>FNC_CS_MA_MAIL_16</text:p>
          </table:table-cell>
          <table:table-cell table:formula="of:=IF(VALUE(MID([.F690];6;FIND(&quot;:&quot;;[.F690];1)-FIND(&quot; &quot;;[.F690];1)-1))&gt;VALUE(MID([.F689];6;FIND(&quot;:&quot;;[.F689];1)-FIND(&quot; &quot;;[.F689];1)-1));[.C689];[.C689]+1)" office:value-type="float" office:value="7">
            <text:p>007</text:p>
          </table:table-cell>
          <table:table-cell office:value-type="string">
            <text:p>CS\Mail\Mail\Delete</text:p>
          </table:table-cell>
          <table:table-cell office:value-type="string">
            <text:p>Delete more message at the same time from a Tag</text:p>
          </table:table-cell>
          <table:table-cell office:value-type="string">
            <text:p>Step 4: Perform to delete message</text:p>
          </table:table-cell>
          <table:table-cell office:value-type="string">
            <text:p>- Tick <text:s/>at check box of <text:s/>messages in message panel</text:p>
            <text:p><text:s/>- Then Click at Delete icon on Action bar </text:p>
            <text:p/>
          </table:table-cell>
          <table:table-cell table:style-name="ce193" office:value-type="string">
            <text:p>Confirm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691];6;1)&gt;MID([.F690];6;1);&quot;&quot;;MAX([.A$7:.A690])+1)">
            <text:p/>
          </table:table-cell>
          <table:table-cell office:value-type="string">
            <text:p>FNC_CS_MA_MAIL_16</text:p>
          </table:table-cell>
          <table:table-cell table:formula="of:=IF(VALUE(MID([.F691];6;FIND(&quot;:&quot;;[.F691];1)-FIND(&quot; &quot;;[.F691];1)-1))&gt;VALUE(MID([.F690];6;FIND(&quot;:&quot;;[.F690];1)-FIND(&quot; &quot;;[.F690];1)-1));[.C690];[.C690]+1)" office:value-type="float" office:value="7">
            <text:p>007</text:p>
          </table:table-cell>
          <table:table-cell office:value-type="string">
            <text:p>CS\Mail\Mail\Delete</text:p>
          </table:table-cell>
          <table:table-cell office:value-type="string">
            <text:p>Delete more message at the same time from a Tag</text:p>
          </table:table-cell>
          <table:table-cell office:value-type="string">
            <text:p>Step 5: Confirm deleting</text:p>
          </table:table-cell>
          <table:table-cell office:value-type="string">
            <text:p>- Click OK button to <text:s/>confirm</text:p>
          </table:table-cell>
          <table:table-cell table:style-name="ce193" office:value-type="string">
            <text:p>- These messages are deleted from folder which store it. </text:p>
            <text:p>- These messages are <text:s/>move to Trash folder</text:p>
            <text:p>- The tag is still added to these messag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692];6;1)&gt;MID([.F691];6;1);&quot;&quot;;MAX([.A$7:.A691])+1)" office:value-type="float" office:value="216">
            <text:p>216</text:p>
          </table:table-cell>
          <table:table-cell office:value-type="string">
            <text:p>FNC_CS_MA_MAIL_16</text:p>
          </table:table-cell>
          <table:table-cell table:formula="of:=IF(VALUE(MID([.F692];6;FIND(&quot;:&quot;;[.F692];1)-FIND(&quot; &quot;;[.F692];1)-1))&gt;VALUE(MID([.F691];6;FIND(&quot;:&quot;;[.F691];1)-FIND(&quot; &quot;;[.F691];1)-1));[.C691];[.C691]+1)" office:value-type="float" office:value="8">
            <text:p>008</text:p>
          </table:table-cell>
          <table:table-cell office:value-type="string">
            <text:p>CS\Mail\Mail\Delete</text:p>
          </table:table-cell>
          <table:table-cell table:style-name="ce79" office:value-type="string">
            <text:p>Delete a message in case have many Tags are added to this message</text:p>
          </table:table-cell>
          <table:table-cell table:style-name="ce193" office:value-type="string">
            <text:p>Step 1:Perform to <text:s/>Create an Account mail, Check mail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  <text:p/>
          </table:table-cell>
          <table:table-cell office:value-type="string">
            <text:p>- Mails of Account will be fetched </text:p>
            <text:p>and stored in Inbox folder and number of Mails is shown beside Inbox folder as index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93];6;1)&gt;MID([.F692];6;1);&quot;&quot;;MAX([.A$7:.A692])+1)">
            <text:p/>
          </table:table-cell>
          <table:table-cell office:value-type="string">
            <text:p>FNC_CS_MA_MAIL_16</text:p>
          </table:table-cell>
          <table:table-cell table:formula="of:=IF(VALUE(MID([.F693];6;FIND(&quot;:&quot;;[.F693];1)-FIND(&quot; &quot;;[.F693];1)-1))&gt;VALUE(MID([.F692];6;FIND(&quot;:&quot;;[.F692];1)-FIND(&quot; &quot;;[.F692];1)-1));[.C692];[.C692]+1)" office:value-type="float" office:value="8">
            <text:p>008</text:p>
          </table:table-cell>
          <table:table-cell office:value-type="string">
            <text:p>CS\Mail\Mail\Delete</text:p>
          </table:table-cell>
          <table:table-cell office:value-type="string">
            <text:p>Delete a message in case have many Tags are added to this message</text:p>
          </table:table-cell>
          <table:table-cell office:value-type="string">
            <text:p>Step 2: add many <text:s/>tag for the same messages</text:p>
          </table:table-cell>
          <table:table-cell office:value-type="string">
            <text:p>- Perform to add tag to the same <text:s/>message</text:p>
          </table:table-cell>
          <table:table-cell table:style-name="ce193" office:value-type="string">
            <text:p>These Tags <text:s/>are <text:s/>added for <text:s/>the same <text:s/>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94];6;1)&gt;MID([.F693];6;1);&quot;&quot;;MAX([.A$7:.A693])+1)">
            <text:p/>
          </table:table-cell>
          <table:table-cell office:value-type="string">
            <text:p>FNC_CS_MA_MAIL_16</text:p>
          </table:table-cell>
          <table:table-cell table:formula="of:=IF(VALUE(MID([.F694];6;FIND(&quot;:&quot;;[.F694];1)-FIND(&quot; &quot;;[.F694];1)-1))&gt;VALUE(MID([.F693];6;FIND(&quot;:&quot;;[.F693];1)-FIND(&quot; &quot;;[.F693];1)-1));[.C693];[.C693]+1)" office:value-type="float" office:value="8">
            <text:p>008</text:p>
          </table:table-cell>
          <table:table-cell office:value-type="string">
            <text:p>CS\Mail\Mail\Delete</text:p>
          </table:table-cell>
          <table:table-cell office:value-type="string">
            <text:p>Delete a message in case have many Tags are added to this message</text:p>
          </table:table-cell>
          <table:table-cell office:value-type="string">
            <text:p>Step 3: Open the tag</text:p>
          </table:table-cell>
          <table:table-cell office:value-type="string">
            <text:p>- Click name of one of <text:s/>these tags <text:s/>in tag space</text:p>
          </table:table-cell>
          <table:table-cell table:style-name="ce193" office:value-type="string">
            <text:p>- This message is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5">
          <table:table-cell table:formula="of:=IF(MID([.F695];6;1)&gt;MID([.F694];6;1);&quot;&quot;;MAX([.A$7:.A694])+1)">
            <text:p/>
          </table:table-cell>
          <table:table-cell office:value-type="string">
            <text:p>FNC_CS_MA_MAIL_16</text:p>
          </table:table-cell>
          <table:table-cell table:formula="of:=IF(VALUE(MID([.F695];6;FIND(&quot;:&quot;;[.F695];1)-FIND(&quot; &quot;;[.F695];1)-1))&gt;VALUE(MID([.F694];6;FIND(&quot;:&quot;;[.F694];1)-FIND(&quot; &quot;;[.F694];1)-1));[.C694];[.C694]+1)" office:value-type="float" office:value="8">
            <text:p>008</text:p>
          </table:table-cell>
          <table:table-cell office:value-type="string">
            <text:p>CS\Mail\Mail\Delete</text:p>
          </table:table-cell>
          <table:table-cell office:value-type="string">
            <text:p>Delete a message in case have many Tags are added to this message</text:p>
          </table:table-cell>
          <table:table-cell office:value-type="string">
            <text:p>Step 4: Perform to delete message</text:p>
          </table:table-cell>
          <table:table-cell office:value-type="string">
            <text:p>Only Do one of following ways : </text:p>
            <text:p>- Left-Click at check box of a mail in message panel - Then Click at Delete icon on Action bar </text:p>
            <text:p>- Or Right – Click <text:s/>at the message, and then Click at Delete icon on menu</text:p>
            <text:p>- Or Click at message to view, then Click at <text:s text:c="2"/>Action on this message <text:s text:c="2"/>icon in view message panel, next Click Delete option on menu</text:p>
          </table:table-cell>
          <table:table-cell table:style-name="ce193" office:value-type="string">
            <text:p>- A message is shown to confi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696];6;1)&gt;MID([.F695];6;1);&quot;&quot;;MAX([.A$7:.A695])+1)">
            <text:p/>
          </table:table-cell>
          <table:table-cell office:value-type="string">
            <text:p>FNC_CS_MA_MAIL_16</text:p>
          </table:table-cell>
          <table:table-cell table:formula="of:=IF(VALUE(MID([.F696];6;FIND(&quot;:&quot;;[.F696];1)-FIND(&quot; &quot;;[.F696];1)-1))&gt;VALUE(MID([.F695];6;FIND(&quot;:&quot;;[.F695];1)-FIND(&quot; &quot;;[.F695];1)-1));[.C695];[.C695]+1)" office:value-type="float" office:value="8">
            <text:p>008</text:p>
          </table:table-cell>
          <table:table-cell office:value-type="string">
            <text:p>CS\Mail\Mail\Delete</text:p>
          </table:table-cell>
          <table:table-cell office:value-type="string">
            <text:p>Delete a message in case have many Tags are added to this message</text:p>
          </table:table-cell>
          <table:table-cell office:value-type="string">
            <text:p>Step 5: Confirm deleting</text:p>
          </table:table-cell>
          <table:table-cell office:value-type="string">
            <text:p>- Click OK button to <text:s/>confirm</text:p>
          </table:table-cell>
          <table:table-cell table:style-name="ce193" office:value-type="string">
            <text:p>- This message is deleted from folder which store it. </text:p>
            <text:p>- This message is move to Trash folder</text:p>
            <text:p>- These tag are still added to this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97];6;1)&gt;MID([.F696];6;1);&quot;&quot;;MAX([.A$7:.A696])+1)" office:value-type="float" office:value="217">
            <text:p>217</text:p>
          </table:table-cell>
          <table:table-cell office:value-type="string">
            <text:p>FNC_CS_MA_MAIL_16</text:p>
          </table:table-cell>
          <table:table-cell table:formula="of:=IF(VALUE(MID([.F697];6;FIND(&quot;:&quot;;[.F697];1)-FIND(&quot; &quot;;[.F697];1)-1))&gt;VALUE(MID([.F696];6;FIND(&quot;:&quot;;[.F696];1)-FIND(&quot; &quot;;[.F696];1)-1));[.C696];[.C696]+1)" office:value-type="float" office:value="9">
            <text:p>009</text:p>
          </table:table-cell>
          <table:table-cell office:value-type="string">
            <text:p>CS\Mail\Mail\Delete</text:p>
          </table:table-cell>
          <table:table-cell table:style-name="ce79" office:value-type="string">
            <text:p>Delete a Message from Trash folder</text:p>
          </table:table-cell>
          <table:table-cell office:value-type="string">
            <text:p>Step 1: Perform to delete a message form a folder without trash folder</text:p>
          </table:table-cell>
          <table:table-cell office:value-type="string">
            <text:p>-Perform to delete a message from a folder without trash folder</text:p>
          </table:table-cell>
          <table:table-cell table:style-name="ce193" office:value-type="string">
            <text:p>- Message is deleted from folder</text:p>
            <text:p><text:s/>- This message is moved Trash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698];6;1)&gt;MID([.F697];6;1);&quot;&quot;;MAX([.A$7:.A697])+1)">
            <text:p/>
          </table:table-cell>
          <table:table-cell office:value-type="string">
            <text:p>FNC_CS_MA_MAIL_16</text:p>
          </table:table-cell>
          <table:table-cell table:formula="of:=IF(VALUE(MID([.F698];6;FIND(&quot;:&quot;;[.F698];1)-FIND(&quot; &quot;;[.F698];1)-1))&gt;VALUE(MID([.F697];6;FIND(&quot;:&quot;;[.F697];1)-FIND(&quot; &quot;;[.F697];1)-1));[.C697];[.C697]+1)" office:value-type="float" office:value="9">
            <text:p>009</text:p>
          </table:table-cell>
          <table:table-cell office:value-type="string">
            <text:p>CS\Mail\Mail\Delete</text:p>
          </table:table-cell>
          <table:table-cell office:value-type="string">
            <text:p>Delete a Message from Trash folder</text:p>
          </table:table-cell>
          <table:table-cell office:value-type="string">
            <text:p>Step 2: Open trash folder</text:p>
          </table:table-cell>
          <table:table-cell office:value-type="string">
            <text:p>- Click at trash folder</text:p>
          </table:table-cell>
          <table:table-cell table:style-name="ce193" office:value-type="string">
            <text:p>- the message is shown in message Pane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699];6;1)&gt;MID([.F698];6;1);&quot;&quot;;MAX([.A$7:.A698])+1)">
            <text:p/>
          </table:table-cell>
          <table:table-cell office:value-type="string">
            <text:p>FNC_CS_MA_MAIL_16</text:p>
          </table:table-cell>
          <table:table-cell table:formula="of:=IF(VALUE(MID([.F699];6;FIND(&quot;:&quot;;[.F699];1)-FIND(&quot; &quot;;[.F699];1)-1))&gt;VALUE(MID([.F698];6;FIND(&quot;:&quot;;[.F698];1)-FIND(&quot; &quot;;[.F698];1)-1));[.C698];[.C698]+1)" office:value-type="float" office:value="9">
            <text:p>009</text:p>
          </table:table-cell>
          <table:table-cell office:value-type="string">
            <text:p>CS\Mail\Mail\Delete</text:p>
          </table:table-cell>
          <table:table-cell office:value-type="string">
            <text:p>Delete a Message from Trash folder</text:p>
          </table:table-cell>
          <table:table-cell office:value-type="string">
            <text:p>Step 3: Perform to delete message</text:p>
          </table:table-cell>
          <table:table-cell office:value-type="string">
            <text:p>- Perform to delete this message like Deleting message from a normal folder</text:p>
          </table:table-cell>
          <table:table-cell table:style-name="ce193" office:value-type="string">
            <text:p>- A message is deleted and is not displayed in any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00];6;1)&gt;MID([.F699];6;1);&quot;&quot;;MAX([.A$7:.A699])+1)" office:value-type="float" office:value="218">
            <text:p>218</text:p>
          </table:table-cell>
          <table:table-cell office:value-type="string">
            <text:p>FNC_CS_MA_MAIL_16</text:p>
          </table:table-cell>
          <table:table-cell table:formula="of:=IF(VALUE(MID([.F700];6;FIND(&quot;:&quot;;[.F700];1)-FIND(&quot; &quot;;[.F700];1)-1))&gt;VALUE(MID([.F699];6;FIND(&quot;:&quot;;[.F699];1)-FIND(&quot; &quot;;[.F699];1)-1));[.C699];[.C699]+1)" office:value-type="float" office:value="10">
            <text:p>010</text:p>
          </table:table-cell>
          <table:table-cell office:value-type="string">
            <text:p>CS\Mail\Mail\Delete</text:p>
          </table:table-cell>
          <table:table-cell table:style-name="ce79" office:value-type="string">
            <text:p>Delete Message from trash folder <text:s/>by empty trash way</text:p>
          </table:table-cell>
          <table:table-cell office:value-type="string">
            <text:p>Step 1: Perform to delete some messages form <text:s/>folder without trash folder</text:p>
          </table:table-cell>
          <table:table-cell office:value-type="string">
            <text:p>-Perform to delete some <text:s/>message from a folder without trash folder</text:p>
          </table:table-cell>
          <table:table-cell table:style-name="ce193" office:value-type="string">
            <text:p>- Message is deleted from folder</text:p>
            <text:p><text:s/>- This message is moved Trash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01];6;1)&gt;MID([.F700];6;1);&quot;&quot;;MAX([.A$7:.A700])+1)">
            <text:p/>
          </table:table-cell>
          <table:table-cell office:value-type="string">
            <text:p>FNC_CS_MA_MAIL_16</text:p>
          </table:table-cell>
          <table:table-cell table:formula="of:=IF(VALUE(MID([.F701];6;FIND(&quot;:&quot;;[.F701];1)-FIND(&quot; &quot;;[.F701];1)-1))&gt;VALUE(MID([.F700];6;FIND(&quot;:&quot;;[.F700];1)-FIND(&quot; &quot;;[.F700];1)-1));[.C700];[.C700]+1)" office:value-type="float" office:value="10">
            <text:p>010</text:p>
          </table:table-cell>
          <table:table-cell office:value-type="string">
            <text:p>CS\Mail\Mail\Delete</text:p>
          </table:table-cell>
          <table:table-cell table:style-name="ce192" office:value-type="string">
            <text:p>Delete Message from trash folder <text:s/>by empty trash way</text:p>
          </table:table-cell>
          <table:table-cell office:value-type="string">
            <text:p>Step 2: perform <text:s/>to delete all message </text:p>
          </table:table-cell>
          <table:table-cell office:value-type="string">
            <text:p>- Right – Click at trash folder</text:p>
            <text:p>- Click at <text:s/>Move <text:s/>all to trash <text:s text:c="2"/>option on menu</text:p>
          </table:table-cell>
          <table:table-cell table:style-name="ce193" office:value-type="string">
            <text:p>- All message in trash are deleted</text:p>
            <text:p>and they are not displayed in any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02];6;1)&gt;MID([.F701];6;1);&quot;&quot;;MAX([.A$7:.A701])+1)" office:value-type="float" office:value="219">
            <text:p>219</text:p>
          </table:table-cell>
          <table:table-cell office:value-type="string">
            <text:p>FNC_CS_MA_MAIL_16</text:p>
          </table:table-cell>
          <table:table-cell table:formula="of:=IF(VALUE(MID([.F702];6;FIND(&quot;:&quot;;[.F702];1)-FIND(&quot; &quot;;[.F702];1)-1))&gt;VALUE(MID([.F701];6;FIND(&quot;:&quot;;[.F701];1)-FIND(&quot; &quot;;[.F701];1)-1));[.C701];[.C701]+1)" office:value-type="float" office:value="11">
            <text:p>011</text:p>
          </table:table-cell>
          <table:table-cell office:value-type="string">
            <text:p>CS\Mail\Mail\Delete</text:p>
          </table:table-cell>
          <table:table-cell table:style-name="ce79" office:value-type="string">
            <text:p>Delete a Message in trash folder but The message was added for a tag</text:p>
          </table:table-cell>
          <table:table-cell office:value-type="string">
            <text:p>Step 1: Perform to Delete a message which added for a tag</text:p>
          </table:table-cell>
          <table:table-cell office:value-type="string">
            <text:p>- Perform to delete a message from a folder without trash folder, and this message added for a tag</text:p>
          </table:table-cell>
          <table:table-cell table:style-name="ce193" office:value-type="string">
            <text:p>- this message is deleted and moved to trash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5">
          <table:table-cell table:formula="of:=IF(MID([.F703];6;1)&gt;MID([.F702];6;1);&quot;&quot;;MAX([.A$7:.A702])+1)">
            <text:p/>
          </table:table-cell>
          <table:table-cell office:value-type="string">
            <text:p>FNC_CS_MA_MAIL_16</text:p>
          </table:table-cell>
          <table:table-cell table:formula="of:=IF(VALUE(MID([.F703];6;FIND(&quot;:&quot;;[.F703];1)-FIND(&quot; &quot;;[.F703];1)-1))&gt;VALUE(MID([.F702];6;FIND(&quot;:&quot;;[.F702];1)-FIND(&quot; &quot;;[.F702];1)-1));[.C702];[.C702]+1)" office:value-type="float" office:value="11">
            <text:p>011</text:p>
          </table:table-cell>
          <table:table-cell office:value-type="string">
            <text:p>CS\Mail\Mail\Delete</text:p>
          </table:table-cell>
          <table:table-cell office:value-type="string">
            <text:p>Delete a Message in trash folder but The message was added for a tag</text:p>
          </table:table-cell>
          <table:table-cell office:value-type="string">
            <text:p>Step 2: Perform to delete message in trash folder</text:p>
          </table:table-cell>
          <table:table-cell office:value-type="string">
            <text:p>- Perform to delete this message like Deleting message from a normal folder</text:p>
          </table:table-cell>
          <table:table-cell table:style-name="ce193" office:value-type="string">
            <text:p>- this message is deleted and is not displayed in any folder</text:p>
            <text:p>- Message is not displayed when view <text:s/>tag which added before for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04];6;1)&gt;MID([.F703];6;1);&quot;&quot;;MAX([.A$7:.A703])+1)" office:value-type="float" office:value="220">
            <text:p>220</text:p>
          </table:table-cell>
          <table:table-cell office:value-type="string">
            <text:p>FNC_CS_MA_MAIL_16</text:p>
          </table:table-cell>
          <table:table-cell table:formula="of:=IF(VALUE(MID([.F704];6;FIND(&quot;:&quot;;[.F704];1)-FIND(&quot; &quot;;[.F704];1)-1))&gt;VALUE(MID([.F703];6;FIND(&quot;:&quot;;[.F703];1)-FIND(&quot; &quot;;[.F703];1)-1));[.C703];[.C703]+1)" office:value-type="float" office:value="12">
            <text:p>012</text:p>
          </table:table-cell>
          <table:table-cell office:value-type="string">
            <text:p>CS\Mail\Mail\Delete</text:p>
          </table:table-cell>
          <table:table-cell table:style-name="ce79" office:value-type="string">
            <text:p>Cancel deleting message</text:p>
          </table:table-cell>
          <table:table-cell office:value-type="string">
            <text:p>Step 1: getting mail of an Account which have some mails</text:p>
          </table:table-cell>
          <table:table-cell office:value-type="string">
            <text:p>- Perform to get mail from server of An Account which have some mails</text:p>
            <text:p/>
          </table:table-cell>
          <table:table-cell table:style-name="ce193" office:value-type="string">
            <text:p>All mail of account are loaded and are stored in a fol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MID([.F705];6;1)&gt;MID([.F704];6;1);&quot;&quot;;MAX([.A$7:.A704])+1)">
            <text:p/>
          </table:table-cell>
          <table:table-cell office:value-type="string">
            <text:p>FNC_CS_MA_MAIL_16</text:p>
          </table:table-cell>
          <table:table-cell table:formula="of:=IF(VALUE(MID([.F705];6;FIND(&quot;:&quot;;[.F705];1)-FIND(&quot; &quot;;[.F705];1)-1))&gt;VALUE(MID([.F704];6;FIND(&quot;:&quot;;[.F704];1)-FIND(&quot; &quot;;[.F704];1)-1));[.C704];[.C704]+1)" office:value-type="float" office:value="12">
            <text:p>012</text:p>
          </table:table-cell>
          <table:table-cell office:value-type="string">
            <text:p>CS\Mail\Mail\Delete</text:p>
          </table:table-cell>
          <table:table-cell office:value-type="string">
            <text:p>Cancel deleting message</text:p>
          </table:table-cell>
          <table:table-cell office:value-type="string">
            <text:p>Step 2: <text:s/>Mark Message</text:p>
          </table:table-cell>
          <table:table-cell office:value-type="string">
            <text:p>- <text:s/>Open Inbox folder </text:p>
            <text:p>- Tick at a corresponding check box of message</text:p>
          </table:table-cell>
          <table:table-cell table:style-name="ce193" office:value-type="string">
            <text:p>- The message is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706];6;1)&gt;MID([.F705];6;1);&quot;&quot;;MAX([.A$7:.A705])+1)">
            <text:p/>
          </table:table-cell>
          <table:table-cell office:value-type="string">
            <text:p>FNC_CS_MA_MAIL_16</text:p>
          </table:table-cell>
          <table:table-cell table:formula="of:=IF(VALUE(MID([.F706];6;FIND(&quot;:&quot;;[.F706];1)-FIND(&quot; &quot;;[.F706];1)-1))&gt;VALUE(MID([.F705];6;FIND(&quot;:&quot;;[.F705];1)-FIND(&quot; &quot;;[.F705];1)-1));[.C705];[.C705]+1)" office:value-type="float" office:value="12">
            <text:p>012</text:p>
          </table:table-cell>
          <table:table-cell office:value-type="string">
            <text:p>CS\Mail\Mail\Delete</text:p>
          </table:table-cell>
          <table:table-cell office:value-type="string">
            <text:p>Cancel deleting message</text:p>
          </table:table-cell>
          <table:table-cell office:value-type="string">
            <text:p>Step 3: Perform to delete message</text:p>
          </table:table-cell>
          <table:table-cell office:value-type="string">
            <text:p>- Click Delete Icon on Action bar </text:p>
          </table:table-cell>
          <table:table-cell table:style-name="ce193" office:value-type="string">
            <text:p>- A message is shown to confi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f:=IF(MID([.F707];6;1)&gt;MID([.F706];6;1);&quot;&quot;;MAX([.A$7:.A706])+1)">
            <text:p/>
          </table:table-cell>
          <table:table-cell office:value-type="string">
            <text:p>FNC_CS_MA_MAIL_16</text:p>
          </table:table-cell>
          <table:table-cell table:formula="of:=IF(VALUE(MID([.F707];6;FIND(&quot;:&quot;;[.F707];1)-FIND(&quot; &quot;;[.F707];1)-1))&gt;VALUE(MID([.F706];6;FIND(&quot;:&quot;;[.F706];1)-FIND(&quot; &quot;;[.F706];1)-1));[.C706];[.C706]+1)" office:value-type="float" office:value="12">
            <text:p>012</text:p>
          </table:table-cell>
          <table:table-cell office:value-type="string">
            <text:p>CS\Mail\Mail\Delete</text:p>
          </table:table-cell>
          <table:table-cell office:value-type="string">
            <text:p>Cancel deleting message</text:p>
          </table:table-cell>
          <table:table-cell office:value-type="string">
            <text:p>Step 4: Cancel Deleting</text:p>
          </table:table-cell>
          <table:table-cell office:value-type="string">
            <text:p>- Click Cancel button</text:p>
          </table:table-cell>
          <table:table-cell table:style-name="ce193" office:value-type="string">
            <text:p>- The message is not dele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708];6;1)&gt;MID([.F707];6;1);&quot;&quot;;MAX([.A$7:.A707])+1)" office:value-type="float" office:value="221">
            <text:p>221</text:p>
          </table:table-cell>
          <table:table-cell office:value-type="string">
            <text:p>FNC_CS_MA_MAIL_17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Add Tag</text:p>
          </table:table-cell>
          <table:table-cell table:style-name="ce71" office:value-type="string">
            <text:p>Open Add tag form from messages</text:p>
          </table:table-cell>
          <table:table-cell table:style-name="ce189" office:value-type="string">
            <text:p>Step 1: Create an Account, Perform to check mail</text:p>
          </table:table-cell>
          <table:table-cell table:style-name="ce189" office:value-type="string">
            <text:p>- Perform to Create an Account mail</text:p>
            <text:p>- Perform to Check mail for this account</text:p>
          </table:table-cell>
          <table:table-cell table:style-name="ce189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709];6;1)&gt;MID([.F708];6;1);&quot;&quot;;MAX([.A$7:.A708])+1)">
            <text:p/>
          </table:table-cell>
          <table:table-cell office:value-type="string">
            <text:p>FNC_CS_MA_MAIL_17</text:p>
          </table:table-cell>
          <table:table-cell table:formula="of:=IF(VALUE(MID([.F709];6;FIND(&quot;:&quot;;[.F709];1)-FIND(&quot; &quot;;[.F709];1)-1))&gt;VALUE(MID([.F708];6;FIND(&quot;:&quot;;[.F708];1)-FIND(&quot; &quot;;[.F708];1)-1));[.C708];[.C708]+1)" office:value-type="float" office:value="1">
            <text:p>001</text:p>
          </table:table-cell>
          <table:table-cell office:value-type="string">
            <text:p>CS\Mail\Mail\Add Tag</text:p>
          </table:table-cell>
          <table:table-cell table:style-name="ce189" office:value-type="string">
            <text:p>Open Add tag form from messages</text:p>
          </table:table-cell>
          <table:table-cell table:style-name="ce189" office:value-type="string">
            <text:p>Step 2: Open Add Tag form </text:p>
          </table:table-cell>
          <table:table-cell table:style-name="ce189" office:value-type="string">
            <text:p>- Choose some messages in <text:s/>message panel by Clicking on corresponding check box</text:p>
            <text:p>-Right-click on one of selected message</text:p>
          </table:table-cell>
          <table:table-cell table:style-name="ce189" office:value-type="string">
            <text:p>Add tag form is shown properly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710];6;1)&gt;MID([.F709];6;1);&quot;&quot;;MAX([.A$7:.A709])+1)" office:value-type="float" office:value="222">
            <text:p>222</text:p>
          </table:table-cell>
          <table:table-cell office:value-type="string">
            <text:p>FNC_CS_MA_MAIL_17</text:p>
          </table:table-cell>
          <table:table-cell table:formula="of:=IF(VALUE(MID([.F710];6;FIND(&quot;:&quot;;[.F710];1)-FIND(&quot; &quot;;[.F710];1)-1))&gt;VALUE(MID([.F709];6;FIND(&quot;:&quot;;[.F709];1)-FIND(&quot; &quot;;[.F709];1)-1));[.C709];[.C709]+1)" office:value-type="float" office:value="2">
            <text:p>002</text:p>
          </table:table-cell>
          <table:table-cell office:value-type="string">
            <text:p>CS\Mail\Mail\Add Tag</text:p>
          </table:table-cell>
          <table:table-cell table:style-name="ce71" office:value-type="string">
            <text:p>Open Add tag form from More action Icon on action bar</text:p>
          </table:table-cell>
          <table:table-cell table:style-name="ce189" office:value-type="string">
            <text:p>Step 1: Create an Account, Perform to check mail</text:p>
          </table:table-cell>
          <table:table-cell table:style-name="ce189" office:value-type="string">
            <text:p>- Perform to Create an Account mail</text:p>
            <text:p>- Perform to Check mail for this account</text:p>
          </table:table-cell>
          <table:table-cell table:style-name="ce189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f:=IF(MID([.F711];6;1)&gt;MID([.F710];6;1);&quot;&quot;;MAX([.A$7:.A710])+1)">
            <text:p/>
          </table:table-cell>
          <table:table-cell office:value-type="string">
            <text:p>FNC_CS_MA_MAIL_17</text:p>
          </table:table-cell>
          <table:table-cell table:formula="of:=IF(VALUE(MID([.F711];6;FIND(&quot;:&quot;;[.F711];1)-FIND(&quot; &quot;;[.F711];1)-1))&gt;VALUE(MID([.F710];6;FIND(&quot;:&quot;;[.F710];1)-FIND(&quot; &quot;;[.F710];1)-1));[.C710];[.C710]+1)" office:value-type="float" office:value="2">
            <text:p>002</text:p>
          </table:table-cell>
          <table:table-cell office:value-type="string">
            <text:p>CS\Mail\Mail\Add Tag</text:p>
          </table:table-cell>
          <table:table-cell table:style-name="ce144" office:value-type="string">
            <text:p>Open Add tag form from More action Icon on action bar</text:p>
          </table:table-cell>
          <table:table-cell table:style-name="ce189" office:value-type="string">
            <text:p>Step 2: Open Add Tag form </text:p>
          </table:table-cell>
          <table:table-cell table:style-name="ce189" office:value-type="string">
            <text:p>- Choose some messages in <text:s/>message panel by Clicking on corresponding check box</text:p>
            <text:p>-Click on more Action icon on Action bar</text:p>
            <text:p>- Select Tag item</text:p>
          </table:table-cell>
          <table:table-cell table:style-name="ce189" office:value-type="string">
            <text:p>Add tag form is shown properly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5">
          <table:table-cell table:formula="of:=IF(MID([.F712];6;1)&gt;MID([.F711];6;1);&quot;&quot;;MAX([.A$7:.A711])+1)" office:value-type="float" office:value="223">
            <text:p>223</text:p>
          </table:table-cell>
          <table:table-cell office:value-type="string">
            <text:p>FNC_CS_MA_MAIL_17</text:p>
          </table:table-cell>
          <table:table-cell table:formula="of:=IF(VALUE(MID([.F712];6;FIND(&quot;:&quot;;[.F712];1)-FIND(&quot; &quot;;[.F712];1)-1))&gt;VALUE(MID([.F711];6;FIND(&quot;:&quot;;[.F711];1)-FIND(&quot; &quot;;[.F711];1)-1));[.C711];[.C711]+1)" office:value-type="float" office:value="3">
            <text:p>003</text:p>
          </table:table-cell>
          <table:table-cell office:value-type="string">
            <text:p>CS\Mail\Mail\Add Tag</text:p>
          </table:table-cell>
          <table:table-cell table:style-name="ce71" office:value-type="string">
            <text:p>Open Add tag form From Action on this message icon in View message panel</text:p>
          </table:table-cell>
          <table:table-cell table:style-name="ce189" office:value-type="string">
            <text:p>Step 1: Create an Account, Perform to check mail</text:p>
          </table:table-cell>
          <table:table-cell table:style-name="ce189" office:value-type="string">
            <text:p>- Perform to Create an Account mail</text:p>
            <text:p>- Perform to Check mail for this account</text:p>
          </table:table-cell>
          <table:table-cell table:style-name="ce189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6">
          <table:table-cell table:formula="of:=IF(MID([.F713];6;1)&gt;MID([.F712];6;1);&quot;&quot;;MAX([.A$7:.A712])+1)">
            <text:p/>
          </table:table-cell>
          <table:table-cell office:value-type="string">
            <text:p>FNC_CS_MA_MAIL_17</text:p>
          </table:table-cell>
          <table:table-cell table:formula="of:=IF(VALUE(MID([.F713];6;FIND(&quot;:&quot;;[.F713];1)-FIND(&quot; &quot;;[.F713];1)-1))&gt;VALUE(MID([.F712];6;FIND(&quot;:&quot;;[.F712];1)-FIND(&quot; &quot;;[.F712];1)-1));[.C712];[.C712]+1)" office:value-type="float" office:value="3">
            <text:p>003</text:p>
          </table:table-cell>
          <table:table-cell office:value-type="string">
            <text:p>CS\Mail\Mail\Add Tag</text:p>
          </table:table-cell>
          <table:table-cell table:style-name="ce144" office:value-type="string">
            <text:p>Open Add tag form From Action on this message icon in View message panel</text:p>
          </table:table-cell>
          <table:table-cell table:style-name="ce189" office:value-type="string">
            <text:p>Step 2: Open Add Tag form </text:p>
          </table:table-cell>
          <table:table-cell table:style-name="ce189" office:value-type="string">
            <text:p>- Click at a message in message panel to view</text:p>
            <text:p>- Click “Action on this message” icon in view message panel</text:p>
          </table:table-cell>
          <table:table-cell table:style-name="ce189" office:value-type="string">
            <text:p>Add tag form is shown properly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5">
          <table:table-cell table:formula="of:=IF(MID([.F714];6;1)&gt;MID([.F713];6;1);&quot;&quot;;MAX([.A$7:.A713])+1)" office:value-type="float" office:value="224">
            <text:p>224</text:p>
          </table:table-cell>
          <table:table-cell office:value-type="string">
            <text:p>FNC_CS_MA_MAIL_17</text:p>
          </table:table-cell>
          <table:table-cell table:formula="of:=IF(VALUE(MID([.F714];6;FIND(&quot;:&quot;;[.F714];1)-FIND(&quot; &quot;;[.F714];1)-1))&gt;VALUE(MID([.F713];6;FIND(&quot;:&quot;;[.F713];1)-FIND(&quot; &quot;;[.F713];1)-1));[.C713];[.C713]+1)" office:value-type="float" office:value="4">
            <text:p>004</text:p>
          </table:table-cell>
          <table:table-cell office:value-type="string">
            <text:p>CS\Mail\Mail\Add Tag</text:p>
          </table:table-cell>
          <table:table-cell table:style-name="ce85" office:value-type="string">
            <text:p>Add existed tag for message</text:p>
          </table:table-cell>
          <table:table-cell table:style-name="ce189" office:value-type="string">
            <text:p>Step 1: Create an Account, Perform to check mail</text:p>
          </table:table-cell>
          <table:table-cell table:style-name="ce189" office:value-type="string">
            <text:p>- Perform to Create an Account mail</text:p>
            <text:p>- Perform to Check mail for this account</text:p>
          </table:table-cell>
          <table:table-cell table:style-name="ce189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2">
          <table:table-cell table:formula="of:=IF(MID([.F715];6;1)&gt;MID([.F714];6;1);&quot;&quot;;MAX([.A$7:.A714])+1)">
            <text:p/>
          </table:table-cell>
          <table:table-cell office:value-type="string">
            <text:p>FNC_CS_MA_MAIL_17</text:p>
          </table:table-cell>
          <table:table-cell table:formula="of:=IF(VALUE(MID([.F715];6;FIND(&quot;:&quot;;[.F715];1)-FIND(&quot; &quot;;[.F715];1)-1))&gt;VALUE(MID([.F714];6;FIND(&quot;:&quot;;[.F714];1)-FIND(&quot; &quot;;[.F714];1)-1));[.C714];[.C714]+1)" office:value-type="float" office:value="4">
            <text:p>004</text:p>
          </table:table-cell>
          <table:table-cell office:value-type="string">
            <text:p>CS\Mail\Mail\Add Tag</text:p>
          </table:table-cell>
          <table:table-cell table:style-name="ce189" office:value-type="string">
            <text:p>Add existed tag for message</text:p>
          </table:table-cell>
          <table:table-cell table:style-name="ce189" office:value-type="string">
            <text:p>Step 2: <text:s/>Create new tag</text:p>
          </table:table-cell>
          <table:table-cell table:style-name="ce189" office:value-type="string">
            <text:p>In Add tag form:</text:p>
            <text:p>- <text:s/>Input data to required fields.</text:p>
            <text:p>- click on <text:span text:style-name="T5">Add</text:span><text:span text:style-name="T6"> button</text:span></text:p>
          </table:table-cell>
          <table:table-cell table:style-name="ce189" office:value-type="string">
            <text:p>New <text:s/>tag is added and displayed in tag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0">
          <table:table-cell table:formula="of:=IF(MID([.F716];6;1)&gt;MID([.F715];6;1);&quot;&quot;;MAX([.A$7:.A715])+1)">
            <text:p/>
          </table:table-cell>
          <table:table-cell office:value-type="string">
            <text:p>FNC_CS_MA_MAIL_17</text:p>
          </table:table-cell>
          <table:table-cell table:formula="of:=IF(VALUE(MID([.F716];6;FIND(&quot;:&quot;;[.F716];1)-FIND(&quot; &quot;;[.F716];1)-1))&gt;VALUE(MID([.F715];6;FIND(&quot;:&quot;;[.F715];1)-FIND(&quot; &quot;;[.F715];1)-1));[.C715];[.C715]+1)" office:value-type="float" office:value="4">
            <text:p>004</text:p>
          </table:table-cell>
          <table:table-cell office:value-type="string">
            <text:p>CS\Mail\Mail\Add Tag</text:p>
          </table:table-cell>
          <table:table-cell table:style-name="ce189" office:value-type="string">
            <text:p>Add existed tag for message</text:p>
          </table:table-cell>
          <table:table-cell table:style-name="ce189" office:value-type="string">
            <text:p>Step 3: Open Add tag form from right click on <text:s/>message</text:p>
          </table:table-cell>
          <table:table-cell table:style-name="ce189" office:value-type="string">
            <text:p>- Open Inbox folder: Right click at a message and select <text:span text:style-name="T5">Tag </text:span><text:span text:style-name="T6">option in menu</text:span></text:p>
            <text:p><text:span text:style-name="T6"/></text:p>
          </table:table-cell>
          <table:table-cell table:style-name="ce189" office:value-type="string">
            <text:p>- Add tag form is shown properly </text:p>
            <text:p>- Subject of selected message is displayed in form</text:p>
            <text:p>- Added tag before is displayed in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717];6;1)&gt;MID([.F716];6;1);&quot;&quot;;MAX([.A$7:.A716])+1)">
            <text:p/>
          </table:table-cell>
          <table:table-cell office:value-type="string">
            <text:p>FNC_CS_MA_MAIL_17</text:p>
          </table:table-cell>
          <table:table-cell table:formula="of:=IF(VALUE(MID([.F717];6;FIND(&quot;:&quot;;[.F717];1)-FIND(&quot; &quot;;[.F717];1)-1))&gt;VALUE(MID([.F716];6;FIND(&quot;:&quot;;[.F716];1)-FIND(&quot; &quot;;[.F716];1)-1));[.C716];[.C716]+1)" office:value-type="float" office:value="4">
            <text:p>004</text:p>
          </table:table-cell>
          <table:table-cell office:value-type="string">
            <text:p>CS\Mail\Mail\Add Tag</text:p>
          </table:table-cell>
          <table:table-cell table:style-name="ce189" office:value-type="string">
            <text:p>Add existed tag for message</text:p>
          </table:table-cell>
          <table:table-cell table:style-name="ce189" office:value-type="string">
            <text:p>Step 4: <text:s/>Assign added tag for selected message</text:p>
          </table:table-cell>
          <table:table-cell table:style-name="ce218" office:value-type="string">
            <text:p>In add tag form:</text:p>
            <text:p>- <text:s/>ticking at check box <text:s/>corresponding of <text:s/>tag name which create before</text:p>
            <text:p>- click on <text:span text:style-name="T5">Add</text:span><text:span text:style-name="T6"> button</text:span></text:p>
          </table:table-cell>
          <table:table-cell table:style-name="ce189" office:value-type="string">
            <text:p>- Selected message is assigned <text:s/>tag and icon tag is showed in corresponding message.</text:p>
            <text:p>- This message will displayed when view <text:s/>tag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718];6;1)&gt;MID([.F717];6;1);&quot;&quot;;MAX([.A$7:.A717])+1)" office:value-type="float" office:value="225">
            <text:p>225</text:p>
          </table:table-cell>
          <table:table-cell office:value-type="string">
            <text:p>FNC_CS_MA_MAIL_17</text:p>
          </table:table-cell>
          <table:table-cell table:formula="of:=IF(VALUE(MID([.F718];6;FIND(&quot;:&quot;;[.F718];1)-FIND(&quot; &quot;;[.F718];1)-1))&gt;VALUE(MID([.F717];6;FIND(&quot;:&quot;;[.F717];1)-FIND(&quot; &quot;;[.F717];1)-1));[.C717];[.C717]+1)" office:value-type="float" office:value="5">
            <text:p>005</text:p>
          </table:table-cell>
          <table:table-cell office:value-type="string">
            <text:p>CS\Mail\Mail\Add Tag</text:p>
          </table:table-cell>
          <table:table-cell table:style-name="ce85" office:value-type="string">
            <text:p>Add existed tag for many messages at same time</text:p>
          </table:table-cell>
          <table:table-cell table:style-name="ce189" office:value-type="string">
            <text:p>Step 1: Create an Account, Perform to check mail</text:p>
          </table:table-cell>
          <table:table-cell table:style-name="ce189" office:value-type="string">
            <text:p>- Perform to Create an Account mail</text:p>
            <text:p>- Perform to Check mail for this account</text:p>
          </table:table-cell>
          <table:table-cell table:style-name="ce189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719];6;1)&gt;MID([.F718];6;1);&quot;&quot;;MAX([.A$7:.A718])+1)">
            <text:p/>
          </table:table-cell>
          <table:table-cell office:value-type="string">
            <text:p>FNC_CS_MA_MAIL_17</text:p>
          </table:table-cell>
          <table:table-cell table:formula="of:=IF(VALUE(MID([.F719];6;FIND(&quot;:&quot;;[.F719];1)-FIND(&quot; &quot;;[.F719];1)-1))&gt;VALUE(MID([.F718];6;FIND(&quot;:&quot;;[.F718];1)-FIND(&quot; &quot;;[.F718];1)-1));[.C718];[.C718]+1)" office:value-type="float" office:value="5">
            <text:p>005</text:p>
          </table:table-cell>
          <table:table-cell office:value-type="string">
            <text:p>CS\Mail\Mail\Add Tag</text:p>
          </table:table-cell>
          <table:table-cell table:style-name="ce189" office:value-type="string">
            <text:p>Add existed tag for many messages at same time</text:p>
          </table:table-cell>
          <table:table-cell table:style-name="ce189" office:value-type="string">
            <text:p>Step 2: <text:s/>Create new tag</text:p>
          </table:table-cell>
          <table:table-cell table:style-name="ce189" office:value-type="string">
            <text:p>In Add tag form:</text:p>
            <text:p>- <text:s/>Input data to required fields.</text:p>
            <text:p>- click on <text:span text:style-name="T5">Add</text:span><text:span text:style-name="T6"> button</text:span></text:p>
          </table:table-cell>
          <table:table-cell table:style-name="ce189" office:value-type="string">
            <text:p>New <text:s/>tag is added and displayed in tag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720];6;1)&gt;MID([.F719];6;1);&quot;&quot;;MAX([.A$7:.A719])+1)">
            <text:p/>
          </table:table-cell>
          <table:table-cell office:value-type="string">
            <text:p>FNC_CS_MA_MAIL_17</text:p>
          </table:table-cell>
          <table:table-cell table:formula="of:=IF(VALUE(MID([.F720];6;FIND(&quot;:&quot;;[.F720];1)-FIND(&quot; &quot;;[.F720];1)-1))&gt;VALUE(MID([.F719];6;FIND(&quot;:&quot;;[.F719];1)-FIND(&quot; &quot;;[.F719];1)-1));[.C719];[.C719]+1)" office:value-type="float" office:value="5">
            <text:p>005</text:p>
          </table:table-cell>
          <table:table-cell office:value-type="string">
            <text:p>CS\Mail\Mail\Add Tag</text:p>
          </table:table-cell>
          <table:table-cell table:style-name="ce189" office:value-type="string">
            <text:p>Add existed tag for many messages at same time</text:p>
          </table:table-cell>
          <table:table-cell table:style-name="ce189" office:value-type="string">
            <text:p>Step 3: Open Add tag form from right click on <text:s/>message</text:p>
          </table:table-cell>
          <table:table-cell table:style-name="ce189" office:value-type="string">
            <text:p>- Open Inbox folder: Tick at check box corresponding of some messages</text:p>
            <text:p><text:span text:style-name="T6">- then, Click on </text:span><text:span text:style-name="T5">More action </text:span><text:span text:style-name="T6">icon and select </text:span><text:span text:style-name="T5">Tag messages</text:span><text:span text:style-name="T6"> option in menu</text:span></text:p>
          </table:table-cell>
          <table:table-cell table:style-name="ce189" office:value-type="string">
            <text:p>- Add tag form is shown properly </text:p>
            <text:p>- Subject of selected messages are displayed in form</text:p>
            <text:p>- Added tag before is displayed in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721];6;1)&gt;MID([.F720];6;1);&quot;&quot;;MAX([.A$7:.A720])+1)">
            <text:p/>
          </table:table-cell>
          <table:table-cell office:value-type="string">
            <text:p>FNC_CS_MA_MAIL_17</text:p>
          </table:table-cell>
          <table:table-cell table:formula="of:=IF(VALUE(MID([.F721];6;FIND(&quot;:&quot;;[.F721];1)-FIND(&quot; &quot;;[.F721];1)-1))&gt;VALUE(MID([.F720];6;FIND(&quot;:&quot;;[.F720];1)-FIND(&quot; &quot;;[.F720];1)-1));[.C720];[.C720]+1)" office:value-type="float" office:value="5">
            <text:p>005</text:p>
          </table:table-cell>
          <table:table-cell office:value-type="string">
            <text:p>CS\Mail\Mail\Add Tag</text:p>
          </table:table-cell>
          <table:table-cell table:style-name="ce189" office:value-type="string">
            <text:p>Add existed tag for many messages at same time</text:p>
          </table:table-cell>
          <table:table-cell table:style-name="ce189" office:value-type="string">
            <text:p>Step 4: <text:s/>Assign added tag for selected message</text:p>
          </table:table-cell>
          <table:table-cell table:style-name="ce218" office:value-type="string">
            <text:p>In add tag form:</text:p>
            <text:p>- <text:s/>ticking at check box <text:s/>corresponding of <text:s/>tag name which create before</text:p>
            <text:p>- click on <text:span text:style-name="T5">Add</text:span><text:span text:style-name="T6"> button</text:span></text:p>
          </table:table-cell>
          <table:table-cell table:style-name="ce189" office:value-type="string">
            <text:p>- Selected messages are assigned <text:s/>tag and icon tag is showed in corresponding messages</text:p>
            <text:p>- These messages will displayed when view <text:s/>tag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722];6;1)&gt;MID([.F721];6;1);&quot;&quot;;MAX([.A$7:.A721])+1)" office:value-type="float" office:value="226">
            <text:p>226</text:p>
          </table:table-cell>
          <table:table-cell office:value-type="string">
            <text:p>FNC_CS_MA_MAIL_17</text:p>
          </table:table-cell>
          <table:table-cell table:formula="of:=IF(VALUE(MID([.F722];6;FIND(&quot;:&quot;;[.F722];1)-FIND(&quot; &quot;;[.F722];1)-1))&gt;VALUE(MID([.F721];6;FIND(&quot;:&quot;;[.F721];1)-FIND(&quot; &quot;;[.F721];1)-1));[.C721];[.C721]+1)" office:value-type="float" office:value="6">
            <text:p>006</text:p>
          </table:table-cell>
          <table:table-cell office:value-type="string">
            <text:p>CS\Mail\Mail\Add Tag</text:p>
          </table:table-cell>
          <table:table-cell table:style-name="ce85" office:value-type="string">
            <text:p>Add new <text:s/>tag for message</text:p>
          </table:table-cell>
          <table:table-cell table:style-name="ce189" office:value-type="string">
            <text:p>Step 1: Create an Account, Perform to check mail</text:p>
          </table:table-cell>
          <table:table-cell table:style-name="ce189" office:value-type="string">
            <text:p>- Perform to Create an Account mail</text:p>
            <text:p>- Perform to Check mail for this account</text:p>
          </table:table-cell>
          <table:table-cell table:style-name="ce189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8">
          <table:table-cell table:formula="of:=IF(MID([.F723];6;1)&gt;MID([.F722];6;1);&quot;&quot;;MAX([.A$7:.A722])+1)">
            <text:p/>
          </table:table-cell>
          <table:table-cell office:value-type="string">
            <text:p>FNC_CS_MA_MAIL_17</text:p>
          </table:table-cell>
          <table:table-cell table:formula="of:=IF(VALUE(MID([.F723];6;FIND(&quot;:&quot;;[.F723];1)-FIND(&quot; &quot;;[.F723];1)-1))&gt;VALUE(MID([.F722];6;FIND(&quot;:&quot;;[.F722];1)-FIND(&quot; &quot;;[.F722];1)-1));[.C722];[.C722]+1)" office:value-type="float" office:value="6">
            <text:p>006</text:p>
          </table:table-cell>
          <table:table-cell office:value-type="string">
            <text:p>CS\Mail\Mail\Add Tag</text:p>
          </table:table-cell>
          <table:table-cell table:style-name="ce189" office:value-type="string">
            <text:p>Add new <text:s/>tag for message</text:p>
          </table:table-cell>
          <table:table-cell table:style-name="ce189" office:value-type="string">
            <text:p>Step 2: Open Add tag form from right click on <text:s/>message</text:p>
          </table:table-cell>
          <table:table-cell table:style-name="ce189" office:value-type="string">
            <text:p>- Open Inbox folder: Right click at a message and select <text:span text:style-name="T5">Tag </text:span><text:span text:style-name="T6">option in menu</text:span></text:p>
            <text:p><text:span text:style-name="T6"/></text:p>
          </table:table-cell>
          <table:table-cell table:style-name="ce189" office:value-type="string">
            <text:p>- Add tag form is shown properly </text:p>
            <text:p>- subject of selected message is displayed in form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3">
          <table:table-cell table:formula="of:=IF(MID([.F724];6;1)&gt;MID([.F723];6;1);&quot;&quot;;MAX([.A$7:.A723])+1)">
            <text:p/>
          </table:table-cell>
          <table:table-cell office:value-type="string">
            <text:p>FNC_CS_MA_MAIL_17</text:p>
          </table:table-cell>
          <table:table-cell table:formula="of:=IF(VALUE(MID([.F724];6;FIND(&quot;:&quot;;[.F724];1)-FIND(&quot; &quot;;[.F724];1)-1))&gt;VALUE(MID([.F723];6;FIND(&quot;:&quot;;[.F723];1)-FIND(&quot; &quot;;[.F723];1)-1));[.C723];[.C723]+1)" office:value-type="float" office:value="6">
            <text:p>006</text:p>
          </table:table-cell>
          <table:table-cell office:value-type="string">
            <text:p>CS\Mail\Mail\Add Tag</text:p>
          </table:table-cell>
          <table:table-cell table:style-name="ce189" office:value-type="string">
            <text:p>Add new <text:s/>tag for message</text:p>
          </table:table-cell>
          <table:table-cell table:style-name="ce189" office:value-type="string">
            <text:p>Step 3: Add new <text:s/>tag for message</text:p>
          </table:table-cell>
          <table:table-cell table:style-name="ce189" office:value-type="string">
            <text:p>- Input value for Name field </text:p>
            <text:p>- choose another color for tag if want to</text:p>
            <text:p>- Click on <text:span text:style-name="T5">Add</text:span><text:span text:style-name="T6"> button</text:span></text:p>
          </table:table-cell>
          <table:table-cell table:style-name="ce189" office:value-type="string">
            <text:p>- A new tag is added for selected message</text:p>
            <text:p>- Icon tag is showed in corresponding of message</text:p>
            <text:p>- Added tag is listed in tag space</text:p>
            <text:p>- This messages will displayed when view <text:s/>tag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0">
          <table:table-cell table:formula="of:=IF(MID([.F725];6;1)&gt;MID([.F724];6;1);&quot;&quot;;MAX([.A$7:.A724])+1)" office:value-type="float" office:value="227">
            <text:p>227</text:p>
          </table:table-cell>
          <table:table-cell office:value-type="string">
            <text:p>FNC_CS_MA_MAIL_17</text:p>
          </table:table-cell>
          <table:table-cell table:formula="of:=IF(VALUE(MID([.F725];6;FIND(&quot;:&quot;;[.F725];1)-FIND(&quot; &quot;;[.F725];1)-1))&gt;VALUE(MID([.F724];6;FIND(&quot;:&quot;;[.F724];1)-FIND(&quot; &quot;;[.F724];1)-1));[.C724];[.C724]+1)" office:value-type="float" office:value="7">
            <text:p>007</text:p>
          </table:table-cell>
          <table:table-cell office:value-type="string">
            <text:p>CS\Mail\Mail\Add Tag</text:p>
          </table:table-cell>
          <table:table-cell table:style-name="ce85" office:value-type="string">
            <text:p>Add new <text:s/>tag for many messages at same time</text:p>
          </table:table-cell>
          <table:table-cell table:style-name="ce189" office:value-type="string">
            <text:p>Step 1: Create an Account, Perform to check mail</text:p>
          </table:table-cell>
          <table:table-cell table:style-name="ce189" office:value-type="string">
            <text:p>- Perform to Create an Account mail</text:p>
            <text:p>- Perform to Check mail for this account</text:p>
          </table:table-cell>
          <table:table-cell table:style-name="ce189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8">
          <table:table-cell table:formula="of:=IF(MID([.F726];6;1)&gt;MID([.F725];6;1);&quot;&quot;;MAX([.A$7:.A725])+1)">
            <text:p/>
          </table:table-cell>
          <table:table-cell office:value-type="string">
            <text:p>FNC_CS_MA_MAIL_17</text:p>
          </table:table-cell>
          <table:table-cell table:formula="of:=IF(VALUE(MID([.F726];6;FIND(&quot;:&quot;;[.F726];1)-FIND(&quot; &quot;;[.F726];1)-1))&gt;VALUE(MID([.F725];6;FIND(&quot;:&quot;;[.F725];1)-FIND(&quot; &quot;;[.F725];1)-1));[.C725];[.C725]+1)" office:value-type="float" office:value="7">
            <text:p>007</text:p>
          </table:table-cell>
          <table:table-cell office:value-type="string">
            <text:p>CS\Mail\Mail\Add Tag</text:p>
          </table:table-cell>
          <table:table-cell table:style-name="ce189" office:value-type="string">
            <text:p>Add new <text:s/>tag for many messages at same time</text:p>
          </table:table-cell>
          <table:table-cell table:style-name="ce189" office:value-type="string">
            <text:p>Step 2: Open Add tag form from right click on <text:s/>message</text:p>
          </table:table-cell>
          <table:table-cell table:style-name="ce189" office:value-type="string">
            <text:p>- Open Inbox folder: Tick at check box corresponding of some messages</text:p>
            <text:p><text:span text:style-name="T6">- then, Click on </text:span><text:span text:style-name="T5">More action </text:span><text:span text:style-name="T6">icon and select </text:span><text:span text:style-name="T5">Tag messages</text:span><text:span text:style-name="T6"> option in menu</text:span></text:p>
          </table:table-cell>
          <table:table-cell table:style-name="ce189" office:value-type="string">
            <text:p>- Add tag form is shown properly </text:p>
            <text:p>- Subject of selected messages are displayed in form 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3">
          <table:table-cell table:formula="of:=IF(MID([.F727];6;1)&gt;MID([.F726];6;1);&quot;&quot;;MAX([.A$7:.A726])+1)">
            <text:p/>
          </table:table-cell>
          <table:table-cell office:value-type="string">
            <text:p>FNC_CS_MA_MAIL_17</text:p>
          </table:table-cell>
          <table:table-cell table:formula="of:=IF(VALUE(MID([.F727];6;FIND(&quot;:&quot;;[.F727];1)-FIND(&quot; &quot;;[.F727];1)-1))&gt;VALUE(MID([.F726];6;FIND(&quot;:&quot;;[.F726];1)-FIND(&quot; &quot;;[.F726];1)-1));[.C726];[.C726]+1)" office:value-type="float" office:value="7">
            <text:p>007</text:p>
          </table:table-cell>
          <table:table-cell office:value-type="string">
            <text:p>CS\Mail\Mail\Add Tag</text:p>
          </table:table-cell>
          <table:table-cell table:style-name="ce189" office:value-type="string">
            <text:p>Add new <text:s/>tag for many messages at same time</text:p>
          </table:table-cell>
          <table:table-cell table:style-name="ce189" office:value-type="string">
            <text:p>Step 3: Add new <text:s/>tag for message</text:p>
          </table:table-cell>
          <table:table-cell table:style-name="ce189" office:value-type="string">
            <text:p>- Input value for Name field </text:p>
            <text:p>- choose another color for tag if want to</text:p>
            <text:p>- Click on <text:span text:style-name="T5">Add</text:span><text:span text:style-name="T6"> button</text:span></text:p>
          </table:table-cell>
          <table:table-cell table:style-name="ce189" office:value-type="string">
            <text:p>- A new tag is added for selected messages</text:p>
            <text:p>- Icon tag is showed in corresponding of messages</text:p>
            <text:p>- Added tag is listed in tag space</text:p>
            <text:p>- These messages will displayed when view <text:s/>tag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728];6;1)&gt;MID([.F727];6;1);&quot;&quot;;MAX([.A$7:.A727])+1)" office:value-type="float" office:value="228">
            <text:p>228</text:p>
          </table:table-cell>
          <table:table-cell office:value-type="string">
            <text:p>FNC_CS_MA_MAIL_17</text:p>
          </table:table-cell>
          <table:table-cell table:formula="of:=IF(VALUE(MID([.F728];6;FIND(&quot;:&quot;;[.F728];1)-FIND(&quot; &quot;;[.F728];1)-1))&gt;VALUE(MID([.F727];6;FIND(&quot;:&quot;;[.F727];1)-FIND(&quot; &quot;;[.F727];1)-1));[.C727];[.C727]+1)" office:value-type="float" office:value="8">
            <text:p>008</text:p>
          </table:table-cell>
          <table:table-cell office:value-type="string">
            <text:p>CS\Mail\Mail\Add Tag</text:p>
          </table:table-cell>
          <table:table-cell table:style-name="ce85" office:value-type="string">
            <text:p>Cancel Adding new tag for message</text:p>
          </table:table-cell>
          <table:table-cell table:style-name="ce189" office:value-type="string">
            <text:p>Step 1: Create an Account, Perform to check mail</text:p>
          </table:table-cell>
          <table:table-cell table:style-name="ce189" office:value-type="string">
            <text:p>- Perform to Create an Account mail</text:p>
            <text:p>- Perform to Check mail for this account</text:p>
          </table:table-cell>
          <table:table-cell table:style-name="ce189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4">
          <table:table-cell table:formula="of:=IF(MID([.F729];6;1)&gt;MID([.F728];6;1);&quot;&quot;;MAX([.A$7:.A728])+1)">
            <text:p/>
          </table:table-cell>
          <table:table-cell office:value-type="string">
            <text:p>FNC_CS_MA_MAIL_17</text:p>
          </table:table-cell>
          <table:table-cell table:formula="of:=IF(VALUE(MID([.F729];6;FIND(&quot;:&quot;;[.F729];1)-FIND(&quot; &quot;;[.F729];1)-1))&gt;VALUE(MID([.F728];6;FIND(&quot;:&quot;;[.F728];1)-FIND(&quot; &quot;;[.F728];1)-1));[.C728];[.C728]+1)" office:value-type="float" office:value="8">
            <text:p>008</text:p>
          </table:table-cell>
          <table:table-cell office:value-type="string">
            <text:p>CS\Mail\Mail\Add Tag</text:p>
          </table:table-cell>
          <table:table-cell table:style-name="ce189" office:value-type="string">
            <text:p>Cancel Adding new tag for message</text:p>
          </table:table-cell>
          <table:table-cell table:style-name="ce189" office:value-type="string">
            <text:p>Step 2: Open Add tag form from right click on <text:s/>message</text:p>
          </table:table-cell>
          <table:table-cell table:style-name="ce189" office:value-type="string">
            <text:p>- Open Inbox folder: Right click at a message and select <text:span text:style-name="T5">Tag </text:span><text:span text:style-name="T6">option in menu</text:span></text:p>
            <text:p><text:span text:style-name="T6"/></text:p>
          </table:table-cell>
          <table:table-cell table:style-name="ce189" office:value-type="string">
            <text:p>- Add tag form is shown properly </text:p>
            <text:p>- subject of selected message is displayed in form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8">
          <table:table-cell table:formula="of:=IF(MID([.F730];6;1)&gt;MID([.F729];6;1);&quot;&quot;;MAX([.A$7:.A729])+1)">
            <text:p/>
          </table:table-cell>
          <table:table-cell office:value-type="string">
            <text:p>FNC_CS_MA_MAIL_17</text:p>
          </table:table-cell>
          <table:table-cell table:formula="of:=IF(VALUE(MID([.F730];6;FIND(&quot;:&quot;;[.F730];1)-FIND(&quot; &quot;;[.F730];1)-1))&gt;VALUE(MID([.F729];6;FIND(&quot;:&quot;;[.F729];1)-FIND(&quot; &quot;;[.F729];1)-1));[.C729];[.C729]+1)" office:value-type="float" office:value="8">
            <text:p>008</text:p>
          </table:table-cell>
          <table:table-cell office:value-type="string">
            <text:p>CS\Mail\Mail\Add Tag</text:p>
          </table:table-cell>
          <table:table-cell table:style-name="ce189" office:value-type="string">
            <text:p>Cancel Adding new tag for message</text:p>
          </table:table-cell>
          <table:table-cell table:style-name="ce189" office:value-type="string">
            <text:p>Step 3: Add new <text:s/>tag for message</text:p>
          </table:table-cell>
          <table:table-cell table:style-name="ce189" office:value-type="string">
            <text:p>- Input value for Name field </text:p>
            <text:p>- choose another color for tag if want to</text:p>
            <text:p>- Click on <text:span text:style-name="T5">Cancel</text:span><text:span text:style-name="T6"> button</text:span></text:p>
          </table:table-cell>
          <table:table-cell table:style-name="ce189" office:value-type="string">
            <text:p>No new tag is added for selected mess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8">
          <table:table-cell table:formula="of:=IF(MID([.F731];6;1)&gt;MID([.F730];6;1);&quot;&quot;;MAX([.A$7:.A730])+1)" office:value-type="float" office:value="229">
            <text:p>229</text:p>
          </table:table-cell>
          <table:table-cell office:value-type="string">
            <text:p>FNC_CS_MA_MAIL_17</text:p>
          </table:table-cell>
          <table:table-cell table:formula="of:=IF(VALUE(MID([.F731];6;FIND(&quot;:&quot;;[.F731];1)-FIND(&quot; &quot;;[.F731];1)-1))&gt;VALUE(MID([.F730];6;FIND(&quot;:&quot;;[.F730];1)-FIND(&quot; &quot;;[.F730];1)-1));[.C730];[.C730]+1)" office:value-type="float" office:value="9">
            <text:p>009</text:p>
          </table:table-cell>
          <table:table-cell office:value-type="string">
            <text:p>CS\Mail\Mail\Add Tag</text:p>
          </table:table-cell>
          <table:table-cell table:style-name="ce85" office:value-type="string">
            <text:p>Assign message to tag by drag and drop </text:p>
          </table:table-cell>
          <table:table-cell table:style-name="ce189" office:value-type="string">
            <text:p>Step 1: Create an Account, Perform to check mail</text:p>
          </table:table-cell>
          <table:table-cell table:style-name="ce189" office:value-type="string">
            <text:p>- Perform to Create an Account mail</text:p>
            <text:p>- Perform to Check mail for this account</text:p>
          </table:table-cell>
          <table:table-cell table:style-name="ce189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8">
          <table:table-cell table:formula="of:=IF(MID([.F732];6;1)&gt;MID([.F731];6;1);&quot;&quot;;MAX([.A$7:.A731])+1)">
            <text:p/>
          </table:table-cell>
          <table:table-cell office:value-type="string">
            <text:p>FNC_CS_MA_MAIL_17</text:p>
          </table:table-cell>
          <table:table-cell table:formula="of:=IF(VALUE(MID([.F732];6;FIND(&quot;:&quot;;[.F732];1)-FIND(&quot; &quot;;[.F732];1)-1))&gt;VALUE(MID([.F731];6;FIND(&quot;:&quot;;[.F731];1)-FIND(&quot; &quot;;[.F731];1)-1));[.C731];[.C731]+1)" office:value-type="float" office:value="9">
            <text:p>009</text:p>
          </table:table-cell>
          <table:table-cell office:value-type="string">
            <text:p>CS\Mail\Mail\Add Tag</text:p>
          </table:table-cell>
          <table:table-cell table:style-name="ce189" office:value-type="string">
            <text:p>Assign message to tag by drag and drop </text:p>
          </table:table-cell>
          <table:table-cell table:style-name="ce189" office:value-type="string">
            <text:p>Step 2: <text:s/>Create new tag</text:p>
          </table:table-cell>
          <table:table-cell table:style-name="ce189" office:value-type="string">
            <text:p>- Create new tag [ <text:a xlink:href="#Add_tag">Details</text:a> ] </text:p>
          </table:table-cell>
          <table:table-cell table:style-name="ce189" office:value-type="string">
            <text:p>The tag i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8">
          <table:table-cell table:formula="of:=IF(MID([.F733];6;1)&gt;MID([.F732];6;1);&quot;&quot;;MAX([.A$7:.A732])+1)">
            <text:p/>
          </table:table-cell>
          <table:table-cell office:value-type="string">
            <text:p>FNC_CS_MA_MAIL_17</text:p>
          </table:table-cell>
          <table:table-cell table:formula="of:=IF(VALUE(MID([.F733];6;FIND(&quot;:&quot;;[.F733];1)-FIND(&quot; &quot;;[.F733];1)-1))&gt;VALUE(MID([.F732];6;FIND(&quot;:&quot;;[.F732];1)-FIND(&quot; &quot;;[.F732];1)-1));[.C732];[.C732]+1)" office:value-type="float" office:value="9">
            <text:p>009</text:p>
          </table:table-cell>
          <table:table-cell office:value-type="string">
            <text:p>CS\Mail\Mail\Add Tag</text:p>
          </table:table-cell>
          <table:table-cell table:style-name="ce189" office:value-type="string">
            <text:p>Assign message to tag by drag and drop </text:p>
          </table:table-cell>
          <table:table-cell table:style-name="ce189" office:value-type="string">
            <text:p>Step 3: assign message to tag</text:p>
          </table:table-cell>
          <table:table-cell table:style-name="ce189" office:value-type="string">
            <text:p>- Drag &amp; drop the message to above tag </text:p>
          </table:table-cell>
          <table:table-cell table:style-name="ce189" office:value-type="string">
            <text:p>The message <text:s/>is assigned to this ta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9">
          <table:table-cell table:formula="of:=IF(MID([.F734];6;1)&gt;MID([.F733];6;1);&quot;&quot;;MAX([.A$7:.A733])+1)" office:value-type="float" office:value="230">
            <text:p>230</text:p>
          </table:table-cell>
          <table:table-cell office:value-type="string">
            <text:p>FNC_CS_MA_MAIL_18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Remove Tag</text:p>
          </table:table-cell>
          <table:table-cell table:style-name="ce85" office:value-type="string">
            <text:p>Remove existing tag in message</text:p>
          </table:table-cell>
          <table:table-cell table:style-name="ce189" office:value-type="string">
            <text:p>Step 1: Create an Account, Perform to check mail</text:p>
          </table:table-cell>
          <table:table-cell table:style-name="ce189" office:value-type="string">
            <text:p>- Perform to Create an Account mail</text:p>
            <text:p>- Perform to Check mail for this account</text:p>
          </table:table-cell>
          <table:table-cell table:style-name="ce189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9">
          <table:table-cell table:formula="of:=IF(MID([.F735];6;1)&gt;MID([.F734];6;1);&quot;&quot;;MAX([.A$7:.A734])+1)">
            <text:p/>
          </table:table-cell>
          <table:table-cell office:value-type="string">
            <text:p>FNC_CS_MA_MAIL_18</text:p>
          </table:table-cell>
          <table:table-cell table:formula="of:=IF(VALUE(MID([.F735];6;FIND(&quot;:&quot;;[.F735];1)-FIND(&quot; &quot;;[.F735];1)-1))&gt;VALUE(MID([.F734];6;FIND(&quot;:&quot;;[.F734];1)-FIND(&quot; &quot;;[.F734];1)-1));[.C734];[.C734]+1)" office:value-type="float" office:value="1">
            <text:p>001</text:p>
          </table:table-cell>
          <table:table-cell office:value-type="string">
            <text:p>CS\Mail\Mail\Remove Tag</text:p>
          </table:table-cell>
          <table:table-cell table:style-name="ce189" office:value-type="string">
            <text:p>Remove existing tag in message</text:p>
          </table:table-cell>
          <table:table-cell table:style-name="ce189" office:value-type="string">
            <text:p>Step 2: Open Add tag form from right click on <text:s/>message</text:p>
          </table:table-cell>
          <table:table-cell table:style-name="ce189" office:value-type="string">
            <text:p>- Open Inbox folder: Right click at a message and select <text:span text:style-name="T5">Tag </text:span><text:span text:style-name="T6">option in menu</text:span></text:p>
            <text:p><text:span text:style-name="T6"/></text:p>
          </table:table-cell>
          <table:table-cell table:style-name="ce189" office:value-type="string">
            <text:p>- Add tag form is shown properly </text:p>
            <text:p>- subject of selected message is displayed in form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3">
          <table:table-cell table:formula="of:=IF(MID([.F736];6;1)&gt;MID([.F735];6;1);&quot;&quot;;MAX([.A$7:.A735])+1)">
            <text:p/>
          </table:table-cell>
          <table:table-cell office:value-type="string">
            <text:p>FNC_CS_MA_MAIL_18</text:p>
          </table:table-cell>
          <table:table-cell table:formula="of:=IF(VALUE(MID([.F736];6;FIND(&quot;:&quot;;[.F736];1)-FIND(&quot; &quot;;[.F736];1)-1))&gt;VALUE(MID([.F735];6;FIND(&quot;:&quot;;[.F735];1)-FIND(&quot; &quot;;[.F735];1)-1));[.C735];[.C735]+1)" office:value-type="float" office:value="1">
            <text:p>001</text:p>
          </table:table-cell>
          <table:table-cell office:value-type="string">
            <text:p>CS\Mail\Mail\Remove Tag</text:p>
          </table:table-cell>
          <table:table-cell table:style-name="ce189" office:value-type="string">
            <text:p>Remove existing tag in message</text:p>
          </table:table-cell>
          <table:table-cell table:style-name="ce189" office:value-type="string">
            <text:p>Step 3: Add new <text:s/>tag for message</text:p>
          </table:table-cell>
          <table:table-cell table:style-name="ce189" office:value-type="string">
            <text:p>- Input value for Name field </text:p>
            <text:p>- choose another color for tag if want to</text:p>
            <text:p>- Click on <text:span text:style-name="T5">Add</text:span><text:span text:style-name="T6"> button</text:span></text:p>
          </table:table-cell>
          <table:table-cell table:style-name="ce189" office:value-type="string">
            <text:p>- A new tag is added for selected message</text:p>
            <text:p>- Icon tag is showed in corresponding of message</text:p>
            <text:p>- Added tag is listed in tag space</text:p>
            <text:p>- This messages will displayed when view <text:s/>tag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7">
          <table:table-cell table:formula="of:=IF(MID([.F737];6;1)&gt;MID([.F736];6;1);&quot;&quot;;MAX([.A$7:.A736])+1)">
            <text:p/>
          </table:table-cell>
          <table:table-cell office:value-type="string">
            <text:p>FNC_CS_MA_MAIL_18</text:p>
          </table:table-cell>
          <table:table-cell table:formula="of:=IF(VALUE(MID([.F737];6;FIND(&quot;:&quot;;[.F737];1)-FIND(&quot; &quot;;[.F737];1)-1))&gt;VALUE(MID([.F736];6;FIND(&quot;:&quot;;[.F736];1)-FIND(&quot; &quot;;[.F736];1)-1));[.C736];[.C736]+1)" office:value-type="float" office:value="1">
            <text:p>001</text:p>
          </table:table-cell>
          <table:table-cell office:value-type="string">
            <text:p>CS\Mail\Mail\Remove Tag</text:p>
          </table:table-cell>
          <table:table-cell table:style-name="ce189" office:value-type="string">
            <text:p>Remove existing tag in message</text:p>
          </table:table-cell>
          <table:table-cell table:style-name="ce189" office:value-type="string">
            <text:p>Step 4: Open Add tag form again from message which added tag</text:p>
          </table:table-cell>
          <table:table-cell table:style-name="ce189" office:value-type="string">
            <text:p>Right click on message which added tag at step above and select <text:span text:style-name="T5">Tag</text:span><text:span text:style-name="T6"> in menu</text:span></text:p>
          </table:table-cell>
          <table:table-cell table:style-name="ce189" office:value-type="string">
            <text:p>- Add tag form is shown properly </text:p>
            <text:p>- Subject of selected message is displayed in form</text:p>
            <text:p>- added tag for message is also displayed beside subject of mess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8">
          <table:table-cell table:formula="of:=IF(MID([.F738];6;1)&gt;MID([.F737];6;1);&quot;&quot;;MAX([.A$7:.A737])+1)">
            <text:p/>
          </table:table-cell>
          <table:table-cell office:value-type="string">
            <text:p>FNC_CS_MA_MAIL_18</text:p>
          </table:table-cell>
          <table:table-cell table:formula="of:=IF(VALUE(MID([.F738];6;FIND(&quot;:&quot;;[.F738];1)-FIND(&quot; &quot;;[.F738];1)-1))&gt;VALUE(MID([.F737];6;FIND(&quot;:&quot;;[.F737];1)-FIND(&quot; &quot;;[.F737];1)-1));[.C737];[.C737]+1)" office:value-type="float" office:value="1">
            <text:p>001</text:p>
          </table:table-cell>
          <table:table-cell office:value-type="string">
            <text:p>CS\Mail\Mail\Remove Tag</text:p>
          </table:table-cell>
          <table:table-cell table:style-name="ce189" office:value-type="string">
            <text:p>Remove existing tag in message</text:p>
          </table:table-cell>
          <table:table-cell table:style-name="ce189" office:value-type="string">
            <text:p>Step 5: Remove added tag for message</text:p>
          </table:table-cell>
          <table:table-cell table:style-name="ce189" office:value-type="string">
            <text:p>- tick at check box corresponding of tag name which added for message before</text:p>
            <text:p>- then click on <text:span text:style-name="T5">Remove button</text:span></text:p>
          </table:table-cell>
          <table:table-cell table:style-name="ce189" office:value-type="string">
            <text:p>- Message is removed tag which added</text:p>
            <text:p>- Icon tag disappears in that message</text:p>
            <text:p>- Tag which removed in message is still existed in tag space</text:p>
            <text:p>- This message is not displayed when view that ta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1">
          <table:table-cell table:formula="of:=IF(MID([.F739];6;1)&gt;MID([.F738];6;1);&quot;&quot;;MAX([.A$7:.A738])+1)" office:value-type="float" office:value="231">
            <text:p>231</text:p>
          </table:table-cell>
          <table:table-cell office:value-type="string">
            <text:p>FNC_CS_MA_MAIL_19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Add Filter</text:p>
          </table:table-cell>
          <table:table-cell table:style-name="ce98" office:value-type="string">
            <text:p>Create Filter by right click on message</text:p>
          </table:table-cell>
          <table:table-cell table:style-name="ce206" office:value-type="string">
            <text:p>Step 1: perform to create an account mail, Create some folders, tags</text:p>
          </table:table-cell>
          <table:table-cell table:style-name="ce212" office:value-type="string">
            <text:p>- Perform to create a account mail</text:p>
            <text:p>- Perform to Create some folders, tags</text:p>
            <text:p/>
          </table:table-cell>
          <table:table-cell table:style-name="ce212" office:value-type="string">
            <text:p>- An Account mail is created</text:p>
            <text:p>- These folders are created</text:p>
            <text:p>- These tags are crea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9">
          <table:table-cell table:formula="of:=IF(MID([.F740];6;1)&gt;MID([.F739];6;1);&quot;&quot;;MAX([.A$7:.A739])+1)">
            <text:p/>
          </table:table-cell>
          <table:table-cell office:value-type="string">
            <text:p>FNC_CS_MA_MAIL_19</text:p>
          </table:table-cell>
          <table:table-cell table:formula="of:=IF(VALUE(MID([.F740];6;FIND(&quot;:&quot;;[.F740];1)-FIND(&quot; &quot;;[.F740];1)-1))&gt;VALUE(MID([.F739];6;FIND(&quot;:&quot;;[.F739];1)-FIND(&quot; &quot;;[.F739];1)-1));[.C739];[.C739]+1)" office:value-type="float" office:value="1">
            <text:p>001</text:p>
          </table:table-cell>
          <table:table-cell office:value-type="string">
            <text:p>CS\Mail\Mail\Add Filter</text:p>
          </table:table-cell>
          <table:table-cell table:style-name="ce211" office:value-type="string">
            <text:p>Create Filter by right click on message</text:p>
          </table:table-cell>
          <table:table-cell table:style-name="ce206" office:value-type="string">
            <text:p>Step 2: Open Add/Edit Message filter form</text:p>
          </table:table-cell>
          <table:table-cell table:style-name="ce212" office:value-type="string">
            <text:p>- Open Inbox folder: Right Click a message and Select <text:span text:style-name="T5">Filter message like this</text:span> option on menu</text:p>
          </table:table-cell>
          <table:table-cell table:style-name="ce189" office:value-type="string">
            <text:p>- Add/Edit Message Filter form is shown properly</text:p>
            <text:p>- Filter Name Field will be filled by Address of sender</text:p>
            <text:p>- Text box of From field will be filled by Address of Sen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0">
          <table:table-cell table:formula="of:=IF(MID([.F741];6;1)&gt;MID([.F740];6;1);&quot;&quot;;MAX([.A$7:.A740])+1)">
            <text:p/>
          </table:table-cell>
          <table:table-cell office:value-type="string">
            <text:p>FNC_CS_MA_MAIL_19</text:p>
          </table:table-cell>
          <table:table-cell table:formula="of:=IF(VALUE(MID([.F741];6;FIND(&quot;:&quot;;[.F741];1)-FIND(&quot; &quot;;[.F741];1)-1))&gt;VALUE(MID([.F740];6;FIND(&quot;:&quot;;[.F740];1)-FIND(&quot; &quot;;[.F740];1)-1));[.C740];[.C740]+1)" office:value-type="float" office:value="1">
            <text:p>001</text:p>
          </table:table-cell>
          <table:table-cell office:value-type="string">
            <text:p>CS\Mail\Mail\Add Filter</text:p>
          </table:table-cell>
          <table:table-cell table:style-name="ce211" office:value-type="string">
            <text:p>Create Filter by right click on message</text:p>
          </table:table-cell>
          <table:table-cell table:style-name="ce206" office:value-type="string">
            <text:p>Step 3: Create rule for filter and finish Creating</text:p>
          </table:table-cell>
          <table:table-cell table:style-name="ce212" office:value-type="string">
            <text:p>- You Can create more Rule for the filter</text:p>
            <text:p>- Click save button</text:p>
          </table:table-cell>
          <table:table-cell table:style-name="ce189" office:value-type="string">
            <text:p>- The filter is created</text:p>
            <text:p>- when checking mail, Mails will be filtered depend on rules of that filt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0">
          <table:table-cell table:formula="of:=IF(MID([.F742];6;1)&gt;MID([.F741];6;1);&quot;&quot;;MAX([.A$7:.A741])+1)" office:value-type="float" office:value="232">
            <text:p>232</text:p>
          </table:table-cell>
          <table:table-cell office:value-type="string">
            <text:p>FNC_CS_MA_MAIL_19</text:p>
          </table:table-cell>
          <table:table-cell table:formula="of:=IF(VALUE(MID([.F742];6;FIND(&quot;:&quot;;[.F742];1)-FIND(&quot; &quot;;[.F742];1)-1))&gt;VALUE(MID([.F741];6;FIND(&quot;:&quot;;[.F741];1)-FIND(&quot; &quot;;[.F741];1)-1));[.C741];[.C741]+1)" office:value-type="float" office:value="2">
            <text:p>002</text:p>
          </table:table-cell>
          <table:table-cell office:value-type="string">
            <text:p>CS\Mail\Mail\Add Filter</text:p>
          </table:table-cell>
          <table:table-cell table:style-name="ce99" office:value-type="string">
            <text:p>Create Filter by left click at Action on message in preview pane</text:p>
          </table:table-cell>
          <table:table-cell table:style-name="ce206" office:value-type="string">
            <text:p>Step 1: perform to create an account mail, Create some folders, tags</text:p>
          </table:table-cell>
          <table:table-cell table:style-name="ce212" office:value-type="string">
            <text:p>- Perform to create a account mail</text:p>
            <text:p>- Perform to Create some folders, tags</text:p>
            <text:p/>
          </table:table-cell>
          <table:table-cell table:style-name="ce212" office:value-type="string">
            <text:p>- An Account mail is created</text:p>
            <text:p>- These folders are created</text:p>
            <text:p>- These tags are crea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3">
          <table:table-cell table:formula="of:=IF(MID([.F743];6;1)&gt;MID([.F742];6;1);&quot;&quot;;MAX([.A$7:.A742])+1)">
            <text:p/>
          </table:table-cell>
          <table:table-cell office:value-type="string">
            <text:p>FNC_CS_MA_MAIL_19</text:p>
          </table:table-cell>
          <table:table-cell table:formula="of:=IF(VALUE(MID([.F743];6;FIND(&quot;:&quot;;[.F743];1)-FIND(&quot; &quot;;[.F743];1)-1))&gt;VALUE(MID([.F742];6;FIND(&quot;:&quot;;[.F742];1)-FIND(&quot; &quot;;[.F742];1)-1));[.C742];[.C742]+1)" office:value-type="float" office:value="2">
            <text:p>002</text:p>
          </table:table-cell>
          <table:table-cell office:value-type="string">
            <text:p>CS\Mail\Mail\Add Filter</text:p>
          </table:table-cell>
          <table:table-cell table:style-name="ce212" office:value-type="string">
            <text:p>Create Filter by left click at Action on message in preview pane</text:p>
          </table:table-cell>
          <table:table-cell table:style-name="ce206" office:value-type="string">
            <text:p>Step 2: View message detail</text:p>
          </table:table-cell>
          <table:table-cell table:style-name="ce212" office:value-type="string">
            <text:p>- Open Inbox folder: Click at a message in list</text:p>
          </table:table-cell>
          <table:table-cell table:style-name="ce189" office:value-type="string">
            <text:p>Message detail is displayed in Preview Pan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5">
          <table:table-cell table:formula="of:=IF(MID([.F744];6;1)&gt;MID([.F743];6;1);&quot;&quot;;MAX([.A$7:.A743])+1)">
            <text:p/>
          </table:table-cell>
          <table:table-cell office:value-type="string">
            <text:p>FNC_CS_MA_MAIL_19</text:p>
          </table:table-cell>
          <table:table-cell table:formula="of:=IF(VALUE(MID([.F744];6;FIND(&quot;:&quot;;[.F744];1)-FIND(&quot; &quot;;[.F744];1)-1))&gt;VALUE(MID([.F743];6;FIND(&quot;:&quot;;[.F743];1)-FIND(&quot; &quot;;[.F743];1)-1));[.C743];[.C743]+1)" office:value-type="float" office:value="2">
            <text:p>002</text:p>
          </table:table-cell>
          <table:table-cell office:value-type="string">
            <text:p>CS\Mail\Mail\Add Filter</text:p>
          </table:table-cell>
          <table:table-cell table:style-name="ce212" office:value-type="string">
            <text:p>Create Filter by left click at Action on message in preview pane</text:p>
          </table:table-cell>
          <table:table-cell table:style-name="ce206" office:value-type="string">
            <text:p>Step 3: Open Add/Edit Message filter form</text:p>
          </table:table-cell>
          <table:table-cell table:style-name="ce212" office:value-type="string">
            <text:p>Click on <text:span text:style-name="T5">Action on message </text:span><text:span text:style-name="T6">at right corner and select </text:span><text:span text:style-name="T5">Filter message like this</text:span><text:span text:style-name="T6"> option in menu</text:span></text:p>
          </table:table-cell>
          <table:table-cell table:style-name="ce189" office:value-type="string">
            <text:p>- Add/Edit Message Filter form is shown properly</text:p>
            <text:p>- Filter Name Field will be filled by Address of sender</text:p>
            <text:p>- Text box of From field will be filled by Address of Sen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0">
          <table:table-cell table:formula="of:=IF(MID([.F745];6;1)&gt;MID([.F744];6;1);&quot;&quot;;MAX([.A$7:.A744])+1)">
            <text:p/>
          </table:table-cell>
          <table:table-cell office:value-type="string">
            <text:p>FNC_CS_MA_MAIL_19</text:p>
          </table:table-cell>
          <table:table-cell table:formula="of:=IF(VALUE(MID([.F745];6;FIND(&quot;:&quot;;[.F745];1)-FIND(&quot; &quot;;[.F745];1)-1))&gt;VALUE(MID([.F744];6;FIND(&quot;:&quot;;[.F744];1)-FIND(&quot; &quot;;[.F744];1)-1));[.C744];[.C744]+1)" office:value-type="float" office:value="2">
            <text:p>002</text:p>
          </table:table-cell>
          <table:table-cell office:value-type="string">
            <text:p>CS\Mail\Mail\Add Filter</text:p>
          </table:table-cell>
          <table:table-cell table:style-name="ce212" office:value-type="string">
            <text:p>Create Filter by left click at Action on message in preview pane</text:p>
          </table:table-cell>
          <table:table-cell table:style-name="ce206" office:value-type="string">
            <text:p>Step 4: Create rule for filter and finish Creating</text:p>
          </table:table-cell>
          <table:table-cell table:style-name="ce212" office:value-type="string">
            <text:p>- Input more rules for filter if want to</text:p>
            <text:p>- Click <text:span text:style-name="T5">Save </text:span><text:span text:style-name="T6">button</text:span></text:p>
          </table:table-cell>
          <table:table-cell table:style-name="ce189" office:value-type="string">
            <text:p>- The filter is created</text:p>
            <text:p>- when checking mail, Mails will be filtered depend on rules of that filt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0">
          <table:table-cell table:formula="of:=IF(MID([.F746];6;1)&gt;MID([.F745];6;1);&quot;&quot;;MAX([.A$7:.A745])+1)" office:value-type="float" office:value="233">
            <text:p>233</text:p>
          </table:table-cell>
          <table:table-cell office:value-type="string">
            <text:p>FNC_CS_MA_MAIL_19</text:p>
          </table:table-cell>
          <table:table-cell table:formula="of:=IF(VALUE(MID([.F746];6;FIND(&quot;:&quot;;[.F746];1)-FIND(&quot; &quot;;[.F746];1)-1))&gt;VALUE(MID([.F745];6;FIND(&quot;:&quot;;[.F745];1)-FIND(&quot; &quot;;[.F745];1)-1));[.C745];[.C745]+1)" office:value-type="float" office:value="3">
            <text:p>003</text:p>
          </table:table-cell>
          <table:table-cell office:value-type="string">
            <text:p>CS\Mail\Mail\Add Filter</text:p>
          </table:table-cell>
          <table:table-cell table:style-name="ce99" office:value-type="string">
            <text:p>Cancel Creating filter from specific message</text:p>
          </table:table-cell>
          <table:table-cell table:style-name="ce206" office:value-type="string">
            <text:p>Step 1: perform to create an account mail, Create some folders, tags</text:p>
          </table:table-cell>
          <table:table-cell table:style-name="ce212" office:value-type="string">
            <text:p>- Perform to create a account mail</text:p>
            <text:p>- Perform to Create some folders, tags</text:p>
            <text:p/>
          </table:table-cell>
          <table:table-cell table:style-name="ce212" office:value-type="string">
            <text:p>- An Account mail is created</text:p>
            <text:p>- These folders are created</text:p>
            <text:p>- These tags are crea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9">
          <table:table-cell table:formula="of:=IF(MID([.F747];6;1)&gt;MID([.F746];6;1);&quot;&quot;;MAX([.A$7:.A746])+1)">
            <text:p/>
          </table:table-cell>
          <table:table-cell office:value-type="string">
            <text:p>FNC_CS_MA_MAIL_19</text:p>
          </table:table-cell>
          <table:table-cell table:formula="of:=IF(VALUE(MID([.F747];6;FIND(&quot;:&quot;;[.F747];1)-FIND(&quot; &quot;;[.F747];1)-1))&gt;VALUE(MID([.F746];6;FIND(&quot;:&quot;;[.F746];1)-FIND(&quot; &quot;;[.F746];1)-1));[.C746];[.C746]+1)" office:value-type="float" office:value="3">
            <text:p>003</text:p>
          </table:table-cell>
          <table:table-cell office:value-type="string">
            <text:p>CS\Mail\Mail\Add Filter</text:p>
          </table:table-cell>
          <table:table-cell table:style-name="ce212" office:value-type="string">
            <text:p>Cancel Creating filter from specific message</text:p>
          </table:table-cell>
          <table:table-cell table:style-name="ce206" office:value-type="string">
            <text:p>Step 2: Open Add/Edit Message filter form</text:p>
          </table:table-cell>
          <table:table-cell table:style-name="ce212" office:value-type="string">
            <text:p>- Open Inbox folder: Right Click a message and Select <text:span text:style-name="T5">Filter message like this</text:span> option on menu</text:p>
          </table:table-cell>
          <table:table-cell table:style-name="ce189" office:value-type="string">
            <text:p>- Add/Edit Message Filter form is shown properly</text:p>
            <text:p>- Filter Name Field will be filled by Address of sender</text:p>
            <text:p>- Text box of From field will be filled by Address of Sen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8">
          <table:table-cell table:formula="of:=IF(MID([.F748];6;1)&gt;MID([.F747];6;1);&quot;&quot;;MAX([.A$7:.A747])+1)">
            <text:p/>
          </table:table-cell>
          <table:table-cell office:value-type="string">
            <text:p>FNC_CS_MA_MAIL_19</text:p>
          </table:table-cell>
          <table:table-cell table:formula="of:=IF(VALUE(MID([.F748];6;FIND(&quot;:&quot;;[.F748];1)-FIND(&quot; &quot;;[.F748];1)-1))&gt;VALUE(MID([.F747];6;FIND(&quot;:&quot;;[.F747];1)-FIND(&quot; &quot;;[.F747];1)-1));[.C747];[.C747]+1)" office:value-type="float" office:value="3">
            <text:p>003</text:p>
          </table:table-cell>
          <table:table-cell office:value-type="string">
            <text:p>CS\Mail\Mail\Add Filter</text:p>
          </table:table-cell>
          <table:table-cell table:style-name="ce212" office:value-type="string">
            <text:p>Cancel Creating filter from specific message</text:p>
          </table:table-cell>
          <table:table-cell table:style-name="ce206" office:value-type="string">
            <text:p>Step 3: Create rule for filter and Cancel creating new</text:p>
          </table:table-cell>
          <table:table-cell table:style-name="ce212" office:value-type="string">
            <text:p>- Input value to some fields if you want to</text:p>
            <text:p>- Click <text:span text:style-name="T5">Cancel</text:span> button or <text:span text:style-name="T5">Close</text:span> icon in form</text:p>
          </table:table-cell>
          <table:table-cell table:style-name="ce189" office:value-type="string">
            <text:p>Add/Edit Message Filter form is closed and No new filter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f:=IF(MID([.F749];6;1)&gt;MID([.F748];6;1);&quot;&quot;;MAX([.A$7:.A748])+1)" office:value-type="float" office:value="234">
            <text:p>234</text:p>
          </table:table-cell>
          <table:table-cell office:value-type="string">
            <text:p>FNC_CS_MA_MAIL_20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Add Contact</text:p>
          </table:table-cell>
          <table:table-cell table:style-name="ce79" office:value-type="string">
            <text:p>Add sender to contact <text:s/>by Right <text:s/>Click on message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9">
          <table:table-cell table:formula="of:=IF(MID([.F750];6;1)&gt;MID([.F749];6;1);&quot;&quot;;MAX([.A$7:.A749])+1)">
            <text:p/>
          </table:table-cell>
          <table:table-cell office:value-type="string">
            <text:p>FNC_CS_MA_MAIL_20</text:p>
          </table:table-cell>
          <table:table-cell table:formula="of:=IF(VALUE(MID([.F750];6;FIND(&quot;:&quot;;[.F750];1)-FIND(&quot; &quot;;[.F750];1)-1))&gt;VALUE(MID([.F749];6;FIND(&quot;:&quot;;[.F749];1)-FIND(&quot; &quot;;[.F749];1)-1));[.C749];[.C749]+1)" office:value-type="float" office:value="1">
            <text:p>001</text:p>
          </table:table-cell>
          <table:table-cell office:value-type="string">
            <text:p>CS\Mail\Mail\Add Contact</text:p>
          </table:table-cell>
          <table:table-cell office:value-type="string">
            <text:p>Add sender to contact <text:s/>by Right – Click on message</text:p>
          </table:table-cell>
          <table:table-cell office:value-type="string">
            <text:p>Step 2: <text:s/>Mark Message</text:p>
          </table:table-cell>
          <table:table-cell office:value-type="string">
            <text:p>- <text:s/>Open Inbox folder </text:p>
            <text:p>- Tick at a corresponding check box of message</text:p>
          </table:table-cell>
          <table:table-cell table:style-name="ce193" office:value-type="string">
            <text:p>- The message is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f:=IF(MID([.F751];6;1)&gt;MID([.F750];6;1);&quot;&quot;;MAX([.A$7:.A750])+1)">
            <text:p/>
          </table:table-cell>
          <table:table-cell office:value-type="string">
            <text:p>FNC_CS_MA_MAIL_20</text:p>
          </table:table-cell>
          <table:table-cell table:formula="of:=IF(VALUE(MID([.F751];6;FIND(&quot;:&quot;;[.F751];1)-FIND(&quot; &quot;;[.F751];1)-1))&gt;VALUE(MID([.F750];6;FIND(&quot;:&quot;;[.F750];1)-FIND(&quot; &quot;;[.F750];1)-1));[.C750];[.C750]+1)" office:value-type="float" office:value="1">
            <text:p>001</text:p>
          </table:table-cell>
          <table:table-cell office:value-type="string">
            <text:p>CS\Mail\Mail\Add Contact</text:p>
          </table:table-cell>
          <table:table-cell office:value-type="string">
            <text:p>Add sender to contact <text:s/>by Right – Click on message</text:p>
          </table:table-cell>
          <table:table-cell office:value-type="string">
            <text:p>Step 3: Open Add contact form</text:p>
          </table:table-cell>
          <table:table-cell office:value-type="string">
            <text:p>- Right Click on This message and Select <text:s text:c="3"/>Add Contact <text:s/>option</text:p>
          </table:table-cell>
          <table:table-cell table:style-name="ce193" office:value-type="string">
            <text:p>- Contact form is shown properly</text:p>
            <text:p>- First name field will be filled by First name of sender</text:p>
            <text:p>- Last name field will be filler by Last name of sen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0">
          <table:table-cell table:formula="of:=IF(MID([.F752];6;1)&gt;MID([.F751];6;1);&quot;&quot;;MAX([.A$7:.A751])+1)">
            <text:p/>
          </table:table-cell>
          <table:table-cell office:value-type="string">
            <text:p>FNC_CS_MA_MAIL_20</text:p>
          </table:table-cell>
          <table:table-cell table:formula="of:=IF(VALUE(MID([.F752];6;FIND(&quot;:&quot;;[.F752];1)-FIND(&quot; &quot;;[.F752];1)-1))&gt;VALUE(MID([.F751];6;FIND(&quot;:&quot;;[.F751];1)-FIND(&quot; &quot;;[.F751];1)-1));[.C751];[.C751]+1)" office:value-type="float" office:value="1">
            <text:p>001</text:p>
          </table:table-cell>
          <table:table-cell office:value-type="string">
            <text:p>CS\Mail\Mail\Add Contact</text:p>
          </table:table-cell>
          <table:table-cell office:value-type="string">
            <text:p>Add sender to contact <text:s/>by Right – Click on message</text:p>
          </table:table-cell>
          <table:table-cell office:value-type="string">
            <text:p>Step 4: Finish Creating</text:p>
          </table:table-cell>
          <table:table-cell office:value-type="string">
            <text:p>- Input valid data for all required fields</text:p>
            <text:p>- Click save button</text:p>
          </table:table-cell>
          <table:table-cell table:style-name="ce193" office:value-type="string">
            <text:p>- Info of sender is added as a contact to an Address book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753];6;1)&gt;MID([.F752];6;1);&quot;&quot;;MAX([.A$7:.A752])+1)" office:value-type="float" office:value="235">
            <text:p>235</text:p>
          </table:table-cell>
          <table:table-cell office:value-type="string">
            <text:p>FNC_CS_MA_MAIL_20</text:p>
          </table:table-cell>
          <table:table-cell table:formula="of:=IF(VALUE(MID([.F753];6;FIND(&quot;:&quot;;[.F753];1)-FIND(&quot; &quot;;[.F753];1)-1))&gt;VALUE(MID([.F752];6;FIND(&quot;:&quot;;[.F752];1)-FIND(&quot; &quot;;[.F752];1)-1));[.C752];[.C752]+1)" office:value-type="float" office:value="2">
            <text:p>002</text:p>
          </table:table-cell>
          <table:table-cell office:value-type="string">
            <text:p>CS\Mail\Mail\Add Contact</text:p>
          </table:table-cell>
          <table:table-cell table:style-name="ce79" office:value-type="string">
            <text:p>Add sender to contact <text:s/>by Left Click on Actions on this message Icon in preview pane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754];6;1)&gt;MID([.F753];6;1);&quot;&quot;;MAX([.A$7:.A753])+1)">
            <text:p/>
          </table:table-cell>
          <table:table-cell office:value-type="string">
            <text:p>FNC_CS_MA_MAIL_20</text:p>
          </table:table-cell>
          <table:table-cell table:formula="of:=IF(VALUE(MID([.F754];6;FIND(&quot;:&quot;;[.F754];1)-FIND(&quot; &quot;;[.F754];1)-1))&gt;VALUE(MID([.F753];6;FIND(&quot;:&quot;;[.F753];1)-FIND(&quot; &quot;;[.F753];1)-1));[.C753];[.C753]+1)" office:value-type="float" office:value="2">
            <text:p>002</text:p>
          </table:table-cell>
          <table:table-cell office:value-type="string">
            <text:p>CS\Mail\Mail\Add Contact</text:p>
          </table:table-cell>
          <table:table-cell table:style-name="ce192" office:value-type="string">
            <text:p>Add sender to contact <text:s/>by Left Click on Actions on this message Icon in preview pane</text:p>
          </table:table-cell>
          <table:table-cell office:value-type="string">
            <text:p>Step 2: <text:s/>Open the message</text:p>
          </table:table-cell>
          <table:table-cell office:value-type="string">
            <text:p>- <text:s/>Open Inbox folder </text:p>
            <text:p>- Click on The message to view it</text:p>
          </table:table-cell>
          <table:table-cell table:style-name="ce193" office:value-type="string">
            <text:p>- The message is view in View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5">
          <table:table-cell table:formula="of:=IF(MID([.F755];6;1)&gt;MID([.F754];6;1);&quot;&quot;;MAX([.A$7:.A754])+1)">
            <text:p/>
          </table:table-cell>
          <table:table-cell office:value-type="string">
            <text:p>FNC_CS_MA_MAIL_20</text:p>
          </table:table-cell>
          <table:table-cell table:formula="of:=IF(VALUE(MID([.F755];6;FIND(&quot;:&quot;;[.F755];1)-FIND(&quot; &quot;;[.F755];1)-1))&gt;VALUE(MID([.F754];6;FIND(&quot;:&quot;;[.F754];1)-FIND(&quot; &quot;;[.F754];1)-1));[.C754];[.C754]+1)" office:value-type="float" office:value="2">
            <text:p>002</text:p>
          </table:table-cell>
          <table:table-cell office:value-type="string">
            <text:p>CS\Mail\Mail\Add Contact</text:p>
          </table:table-cell>
          <table:table-cell table:style-name="ce192" office:value-type="string">
            <text:p>Add sender to contact <text:s/>by Left Click on Actions on this message Icon in preview pane</text:p>
          </table:table-cell>
          <table:table-cell office:value-type="string">
            <text:p>Step 3: Open Add contact form</text:p>
          </table:table-cell>
          <table:table-cell office:value-type="string">
            <text:p>- Left – Click on <text:s/>Action on this message <text:s/>Icon on View message panel</text:p>
            <text:p>- Select <text:s text:c="3"/>Add sender to contact <text:s/>option</text:p>
          </table:table-cell>
          <table:table-cell table:style-name="ce193" office:value-type="string">
            <text:p>- Contact form is shown properly</text:p>
            <text:p>- First name field will be filled by First name of sender</text:p>
            <text:p>- Last name field will be filler by Last name of sen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8">
          <table:table-cell table:formula="of:=IF(MID([.F756];6;1)&gt;MID([.F755];6;1);&quot;&quot;;MAX([.A$7:.A755])+1)">
            <text:p/>
          </table:table-cell>
          <table:table-cell office:value-type="string">
            <text:p>FNC_CS_MA_MAIL_20</text:p>
          </table:table-cell>
          <table:table-cell table:formula="of:=IF(VALUE(MID([.F756];6;FIND(&quot;:&quot;;[.F756];1)-FIND(&quot; &quot;;[.F756];1)-1))&gt;VALUE(MID([.F755];6;FIND(&quot;:&quot;;[.F755];1)-FIND(&quot; &quot;;[.F755];1)-1));[.C755];[.C755]+1)" office:value-type="float" office:value="2">
            <text:p>002</text:p>
          </table:table-cell>
          <table:table-cell office:value-type="string">
            <text:p>CS\Mail\Mail\Add Contact</text:p>
          </table:table-cell>
          <table:table-cell table:style-name="ce192" office:value-type="string">
            <text:p>Add sender to contact <text:s/>by Left Click on Actions on this message Icon in preview pane</text:p>
          </table:table-cell>
          <table:table-cell office:value-type="string">
            <text:p>Step 4: Finish Creating</text:p>
          </table:table-cell>
          <table:table-cell office:value-type="string">
            <text:p>- Input valid data for all required fields</text:p>
            <text:p>- Click save button</text:p>
          </table:table-cell>
          <table:table-cell table:style-name="ce193" office:value-type="string">
            <text:p>- Info of sender is added as a contact to an Address book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2">
          <table:table-cell table:formula="of:=IF(MID([.F757];6;1)&gt;MID([.F756];6;1);&quot;&quot;;MAX([.A$7:.A756])+1)" office:value-type="float" office:value="236">
            <text:p>236</text:p>
          </table:table-cell>
          <table:table-cell office:value-type="string">
            <text:p>FNC_CS_MA_MAIL_20</text:p>
          </table:table-cell>
          <table:table-cell table:formula="of:=IF(VALUE(MID([.F757];6;FIND(&quot;:&quot;;[.F757];1)-FIND(&quot; &quot;;[.F757];1)-1))&gt;VALUE(MID([.F756];6;FIND(&quot;:&quot;;[.F756];1)-FIND(&quot; &quot;;[.F756];1)-1));[.C756];[.C756]+1)" office:value-type="float" office:value="3">
            <text:p>003</text:p>
          </table:table-cell>
          <table:table-cell office:value-type="string">
            <text:p>CS\Mail\Mail\Add Contact</text:p>
          </table:table-cell>
          <table:table-cell table:style-name="ce79" office:value-type="string">
            <text:p>Cancel Adding new contact of sender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1">
          <table:table-cell table:formula="of:=IF(MID([.F758];6;1)&gt;MID([.F757];6;1);&quot;&quot;;MAX([.A$7:.A757])+1)">
            <text:p/>
          </table:table-cell>
          <table:table-cell office:value-type="string">
            <text:p>FNC_CS_MA_MAIL_20</text:p>
          </table:table-cell>
          <table:table-cell table:formula="of:=IF(VALUE(MID([.F758];6;FIND(&quot;:&quot;;[.F758];1)-FIND(&quot; &quot;;[.F758];1)-1))&gt;VALUE(MID([.F757];6;FIND(&quot;:&quot;;[.F757];1)-FIND(&quot; &quot;;[.F757];1)-1));[.C757];[.C757]+1)" office:value-type="float" office:value="3">
            <text:p>003</text:p>
          </table:table-cell>
          <table:table-cell office:value-type="string">
            <text:p>CS\Mail\Mail\Add Contact</text:p>
          </table:table-cell>
          <table:table-cell table:style-name="ce192" office:value-type="string">
            <text:p>Cancel Adding new contact of sender</text:p>
          </table:table-cell>
          <table:table-cell office:value-type="string">
            <text:p>Step 2: <text:s/>Mark Message</text:p>
          </table:table-cell>
          <table:table-cell office:value-type="string">
            <text:p>- <text:s/>Open Inbox folder </text:p>
            <text:p>- Tick at a corresponding check box of message</text:p>
          </table:table-cell>
          <table:table-cell table:style-name="ce193" office:value-type="string">
            <text:p>- The message is mark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3">
          <table:table-cell table:formula="of:=IF(MID([.F759];6;1)&gt;MID([.F758];6;1);&quot;&quot;;MAX([.A$7:.A758])+1)">
            <text:p/>
          </table:table-cell>
          <table:table-cell office:value-type="string">
            <text:p>FNC_CS_MA_MAIL_20</text:p>
          </table:table-cell>
          <table:table-cell table:formula="of:=IF(VALUE(MID([.F759];6;FIND(&quot;:&quot;;[.F759];1)-FIND(&quot; &quot;;[.F759];1)-1))&gt;VALUE(MID([.F758];6;FIND(&quot;:&quot;;[.F758];1)-FIND(&quot; &quot;;[.F758];1)-1));[.C758];[.C758]+1)" office:value-type="float" office:value="3">
            <text:p>003</text:p>
          </table:table-cell>
          <table:table-cell office:value-type="string">
            <text:p>CS\Mail\Mail\Add Contact</text:p>
          </table:table-cell>
          <table:table-cell table:style-name="ce192" office:value-type="string">
            <text:p>Cancel Adding new contact of sender</text:p>
          </table:table-cell>
          <table:table-cell office:value-type="string">
            <text:p>Step 3: Open Add contact form</text:p>
          </table:table-cell>
          <table:table-cell office:value-type="string">
            <text:p>- Right Click on This message and Select <text:s text:c="3"/>Add sender to contact <text:s/>option</text:p>
          </table:table-cell>
          <table:table-cell table:style-name="ce193" office:value-type="string">
            <text:p>- Add contact form is shown properly</text:p>
            <text:p>- First name field will be filled by First name of sender</text:p>
            <text:p>- Last name field will be filler by Last name of send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2">
          <table:table-cell table:formula="of:=IF(MID([.F760];6;1)&gt;MID([.F759];6;1);&quot;&quot;;MAX([.A$7:.A759])+1)">
            <text:p/>
          </table:table-cell>
          <table:table-cell office:value-type="string">
            <text:p>FNC_CS_MA_MAIL_20</text:p>
          </table:table-cell>
          <table:table-cell table:formula="of:=IF(VALUE(MID([.F760];6;FIND(&quot;:&quot;;[.F760];1)-FIND(&quot; &quot;;[.F760];1)-1))&gt;VALUE(MID([.F759];6;FIND(&quot;:&quot;;[.F759];1)-FIND(&quot; &quot;;[.F759];1)-1));[.C759];[.C759]+1)" office:value-type="float" office:value="3">
            <text:p>003</text:p>
          </table:table-cell>
          <table:table-cell office:value-type="string">
            <text:p>CS\Mail\Mail\Add Contact</text:p>
          </table:table-cell>
          <table:table-cell table:style-name="ce192" office:value-type="string">
            <text:p>Cancel Adding new contact of sender</text:p>
          </table:table-cell>
          <table:table-cell office:value-type="string">
            <text:p>Step 4: input data and cancel adding contact</text:p>
          </table:table-cell>
          <table:table-cell office:value-type="string">
            <text:p>- Input valid data for all required fields</text:p>
            <text:p><text:span text:style-name="T13">- Click </text:span><text:span text:style-name="T17">Cancel</text:span><text:span text:style-name="T13"> button or </text:span><text:span text:style-name="T17">Close</text:span><text:span text:style-name="T13"> icon in form</text:span></text:p>
          </table:table-cell>
          <table:table-cell table:style-name="ce193" office:value-type="string">
            <text:p>Add contact form is closed and No new contact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9">
          <table:table-cell table:formula="of:=IF(MID([.F761];6;1)&gt;MID([.F760];6;1);&quot;&quot;;MAX([.A$7:.A760])+1)" office:value-type="float" office:value="237">
            <text:p>237</text:p>
          </table:table-cell>
          <table:table-cell office:value-type="string">
            <text:p>FNC_CS_MA_MAIL_21</text:p>
          </table:table-cell>
          <table:table-cell table:style-name="ce186" office:value-type="float" office:value="1">
            <text:p>001</text:p>
          </table:table-cell>
          <table:table-cell office:value-type="string">
            <text:p>CS\Mail\Mail\Sort</text:p>
          </table:table-cell>
          <table:table-cell table:style-name="ce71" office:value-type="string">
            <text:p>Sort message by sender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9">
          <table:table-cell table:formula="of:=IF(MID([.F762];6;1)&gt;MID([.F761];6;1);&quot;&quot;;MAX([.A$7:.A761])+1)">
            <text:p/>
          </table:table-cell>
          <table:table-cell office:value-type="string">
            <text:p>FNC_CS_MA_MAIL_21</text:p>
          </table:table-cell>
          <table:table-cell table:formula="of:=IF(VALUE(MID([.F762];6;FIND(&quot;:&quot;;[.F762];1)-FIND(&quot; &quot;;[.F762];1)-1))&gt;VALUE(MID([.F761];6;FIND(&quot;:&quot;;[.F761];1)-FIND(&quot; &quot;;[.F761];1)-1));[.C761];[.C761]+1)" office:value-type="float" office:value="1">
            <text:p>001</text:p>
          </table:table-cell>
          <table:table-cell office:value-type="string">
            <text:p>CS\Mail\Mail\Sort</text:p>
          </table:table-cell>
          <table:table-cell table:style-name="ce189" office:value-type="string">
            <text:p>Sort message by sender</text:p>
          </table:table-cell>
          <table:table-cell office:value-type="string">
            <text:p>Step 2: Open Inbox folder</text:p>
          </table:table-cell>
          <table:table-cell office:value-type="string">
            <text:p>- Click at In box folder </text:p>
          </table:table-cell>
          <table:table-cell table:style-name="ce193" office:value-type="string">
            <text:p>- All message which are fetched from server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6">
          <table:table-cell table:formula="of:=IF(MID([.F763];6;1)&gt;MID([.F762];6;1);&quot;&quot;;MAX([.A$7:.A762])+1)">
            <text:p/>
          </table:table-cell>
          <table:table-cell office:value-type="string">
            <text:p>FNC_CS_MA_MAIL_21</text:p>
          </table:table-cell>
          <table:table-cell table:formula="of:=IF(VALUE(MID([.F763];6;FIND(&quot;:&quot;;[.F763];1)-FIND(&quot; &quot;;[.F763];1)-1))&gt;VALUE(MID([.F762];6;FIND(&quot;:&quot;;[.F762];1)-FIND(&quot; &quot;;[.F762];1)-1));[.C762];[.C762]+1)" office:value-type="float" office:value="1">
            <text:p>001</text:p>
          </table:table-cell>
          <table:table-cell office:value-type="string">
            <text:p>CS\Mail\Mail\Sort</text:p>
          </table:table-cell>
          <table:table-cell table:style-name="ce189" office:value-type="string">
            <text:p>Sort message by sender</text:p>
          </table:table-cell>
          <table:table-cell office:value-type="string">
            <text:p>Step 3: Sort in <text:s/>Ascending</text:p>
          </table:table-cell>
          <table:table-cell office:value-type="string">
            <text:p>- Click at the header of Sender column</text:p>
          </table:table-cell>
          <table:table-cell table:style-name="ce193" office:value-type="string">
            <text:p>- All message in list will be sorted by Sender in Ascending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6">
          <table:table-cell table:formula="of:=IF(MID([.F764];6;1)&gt;MID([.F763];6;1);&quot;&quot;;MAX([.A$7:.A763])+1)">
            <text:p/>
          </table:table-cell>
          <table:table-cell office:value-type="string">
            <text:p>FNC_CS_MA_MAIL_21</text:p>
          </table:table-cell>
          <table:table-cell table:formula="of:=IF(VALUE(MID([.F764];6;FIND(&quot;:&quot;;[.F764];1)-FIND(&quot; &quot;;[.F764];1)-1))&gt;VALUE(MID([.F763];6;FIND(&quot;:&quot;;[.F763];1)-FIND(&quot; &quot;;[.F763];1)-1));[.C763];[.C763]+1)" office:value-type="float" office:value="1">
            <text:p>001</text:p>
          </table:table-cell>
          <table:table-cell office:value-type="string">
            <text:p>CS\Mail\Mail\Sort</text:p>
          </table:table-cell>
          <table:table-cell table:style-name="ce189" office:value-type="string">
            <text:p>Sort message by sender</text:p>
          </table:table-cell>
          <table:table-cell office:value-type="string">
            <text:p>Step 4: Sort in Descending</text:p>
          </table:table-cell>
          <table:table-cell office:value-type="string">
            <text:p>- Continue Clicking at the header of Sender column</text:p>
          </table:table-cell>
          <table:table-cell table:style-name="ce193" office:value-type="string">
            <text:p>- All message in list will be sorted by Sender in Descen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1">
          <table:table-cell table:formula="of:=IF(MID([.F765];6;1)&gt;MID([.F764];6;1);&quot;&quot;;MAX([.A$7:.A764])+1)" office:value-type="float" office:value="238">
            <text:p>238</text:p>
          </table:table-cell>
          <table:table-cell office:value-type="string">
            <text:p>FNC_CS_MA_MAIL_21</text:p>
          </table:table-cell>
          <table:table-cell table:formula="of:=IF(VALUE(MID([.F765];6;FIND(&quot;:&quot;;[.F765];1)-FIND(&quot; &quot;;[.F765];1)-1))&gt;VALUE(MID([.F764];6;FIND(&quot;:&quot;;[.F764];1)-FIND(&quot; &quot;;[.F764];1)-1));[.C764];[.C764]+1)" office:value-type="float" office:value="2">
            <text:p>002</text:p>
          </table:table-cell>
          <table:table-cell office:value-type="string">
            <text:p>CS\Mail\Mail\Sort</text:p>
          </table:table-cell>
          <table:table-cell table:style-name="ce71" office:value-type="string">
            <text:p>Sort message by Subject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766];6;1)&gt;MID([.F765];6;1);&quot;&quot;;MAX([.A$7:.A765])+1)">
            <text:p/>
          </table:table-cell>
          <table:table-cell office:value-type="string">
            <text:p>FNC_CS_MA_MAIL_21</text:p>
          </table:table-cell>
          <table:table-cell table:formula="of:=IF(VALUE(MID([.F766];6;FIND(&quot;:&quot;;[.F766];1)-FIND(&quot; &quot;;[.F766];1)-1))&gt;VALUE(MID([.F765];6;FIND(&quot;:&quot;;[.F765];1)-FIND(&quot; &quot;;[.F765];1)-1));[.C765];[.C765]+1)" office:value-type="float" office:value="2">
            <text:p>002</text:p>
          </table:table-cell>
          <table:table-cell office:value-type="string">
            <text:p>CS\Mail\Mail\Sort</text:p>
          </table:table-cell>
          <table:table-cell table:style-name="ce189" office:value-type="string">
            <text:p>Sort message by Subject</text:p>
          </table:table-cell>
          <table:table-cell office:value-type="string">
            <text:p>Step 2: Open Inbox folder</text:p>
          </table:table-cell>
          <table:table-cell office:value-type="string">
            <text:p>- Click at Inbox folder </text:p>
          </table:table-cell>
          <table:table-cell table:style-name="ce193" office:value-type="string">
            <text:p>- All message which are fetched from server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9">
          <table:table-cell table:formula="of:=IF(MID([.F767];6;1)&gt;MID([.F766];6;1);&quot;&quot;;MAX([.A$7:.A766])+1)">
            <text:p/>
          </table:table-cell>
          <table:table-cell office:value-type="string">
            <text:p>FNC_CS_MA_MAIL_21</text:p>
          </table:table-cell>
          <table:table-cell table:formula="of:=IF(VALUE(MID([.F767];6;FIND(&quot;:&quot;;[.F767];1)-FIND(&quot; &quot;;[.F767];1)-1))&gt;VALUE(MID([.F766];6;FIND(&quot;:&quot;;[.F766];1)-FIND(&quot; &quot;;[.F766];1)-1));[.C766];[.C766]+1)" office:value-type="float" office:value="2">
            <text:p>002</text:p>
          </table:table-cell>
          <table:table-cell office:value-type="string">
            <text:p>CS\Mail\Mail\Sort</text:p>
          </table:table-cell>
          <table:table-cell table:style-name="ce189" office:value-type="string">
            <text:p>Sort message by Subject</text:p>
          </table:table-cell>
          <table:table-cell office:value-type="string">
            <text:p>Step 3: Sort in <text:s/>Ascending</text:p>
          </table:table-cell>
          <table:table-cell office:value-type="string">
            <text:p>- Click at the header of Subject column</text:p>
          </table:table-cell>
          <table:table-cell table:style-name="ce193" office:value-type="string">
            <text:p>- All message in list will be sorted by Subject in Ascending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768];6;1)&gt;MID([.F767];6;1);&quot;&quot;;MAX([.A$7:.A767])+1)">
            <text:p/>
          </table:table-cell>
          <table:table-cell office:value-type="string">
            <text:p>FNC_CS_MA_MAIL_21</text:p>
          </table:table-cell>
          <table:table-cell table:formula="of:=IF(VALUE(MID([.F768];6;FIND(&quot;:&quot;;[.F768];1)-FIND(&quot; &quot;;[.F768];1)-1))&gt;VALUE(MID([.F767];6;FIND(&quot;:&quot;;[.F767];1)-FIND(&quot; &quot;;[.F767];1)-1));[.C767];[.C767]+1)" office:value-type="float" office:value="2">
            <text:p>002</text:p>
          </table:table-cell>
          <table:table-cell office:value-type="string">
            <text:p>CS\Mail\Mail\Sort</text:p>
          </table:table-cell>
          <table:table-cell table:style-name="ce189" office:value-type="string">
            <text:p>Sort message by Subject</text:p>
          </table:table-cell>
          <table:table-cell office:value-type="string">
            <text:p>Step 4: Sort in Descending</text:p>
          </table:table-cell>
          <table:table-cell office:value-type="string">
            <text:p>- Continue Clicking at the header of Subject column</text:p>
          </table:table-cell>
          <table:table-cell table:style-name="ce193" office:value-type="string">
            <text:p>- All message in list will be sorted by Subject in Descen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4">
          <table:table-cell table:formula="of:=IF(MID([.F769];6;1)&gt;MID([.F768];6;1);&quot;&quot;;MAX([.A$7:.A768])+1)" office:value-type="float" office:value="239">
            <text:p>239</text:p>
          </table:table-cell>
          <table:table-cell office:value-type="string">
            <text:p>FNC_CS_MA_MAIL_21</text:p>
          </table:table-cell>
          <table:table-cell table:formula="of:=IF(VALUE(MID([.F769];6;FIND(&quot;:&quot;;[.F769];1)-FIND(&quot; &quot;;[.F769];1)-1))&gt;VALUE(MID([.F768];6;FIND(&quot;:&quot;;[.F768];1)-FIND(&quot; &quot;;[.F768];1)-1));[.C768];[.C768]+1)" office:value-type="float" office:value="3">
            <text:p>003</text:p>
          </table:table-cell>
          <table:table-cell office:value-type="string">
            <text:p>CS\Mail\Mail\Sort</text:p>
          </table:table-cell>
          <table:table-cell table:style-name="ce71" office:value-type="string">
            <text:p>Sort message by date&amp;time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8">
          <table:table-cell table:formula="of:=IF(MID([.F770];6;1)&gt;MID([.F769];6;1);&quot;&quot;;MAX([.A$7:.A769])+1)">
            <text:p/>
          </table:table-cell>
          <table:table-cell office:value-type="string">
            <text:p>FNC_CS_MA_MAIL_21</text:p>
          </table:table-cell>
          <table:table-cell table:formula="of:=IF(VALUE(MID([.F770];6;FIND(&quot;:&quot;;[.F770];1)-FIND(&quot; &quot;;[.F770];1)-1))&gt;VALUE(MID([.F769];6;FIND(&quot;:&quot;;[.F769];1)-FIND(&quot; &quot;;[.F769];1)-1));[.C769];[.C769]+1)" office:value-type="float" office:value="3">
            <text:p>003</text:p>
          </table:table-cell>
          <table:table-cell office:value-type="string">
            <text:p>CS\Mail\Mail\Sort</text:p>
          </table:table-cell>
          <table:table-cell table:style-name="ce189" office:value-type="string">
            <text:p>Sort message by date&amp;time</text:p>
          </table:table-cell>
          <table:table-cell office:value-type="string">
            <text:p>Step 2: Open Inbox folder</text:p>
          </table:table-cell>
          <table:table-cell office:value-type="string">
            <text:p>- Click at Inbox folder </text:p>
          </table:table-cell>
          <table:table-cell table:style-name="ce193" office:value-type="string">
            <text:p>- All message which are fetched from server shown in Message Panel</text:p>
            <text:p>- These message is sorted in Descen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1">
          <table:table-cell table:formula="of:=IF(MID([.F771];6;1)&gt;MID([.F770];6;1);&quot;&quot;;MAX([.A$7:.A770])+1)">
            <text:p/>
          </table:table-cell>
          <table:table-cell office:value-type="string">
            <text:p>FNC_CS_MA_MAIL_21</text:p>
          </table:table-cell>
          <table:table-cell table:formula="of:=IF(VALUE(MID([.F771];6;FIND(&quot;:&quot;;[.F771];1)-FIND(&quot; &quot;;[.F771];1)-1))&gt;VALUE(MID([.F770];6;FIND(&quot;:&quot;;[.F770];1)-FIND(&quot; &quot;;[.F770];1)-1));[.C770];[.C770]+1)" office:value-type="float" office:value="3">
            <text:p>003</text:p>
          </table:table-cell>
          <table:table-cell office:value-type="string">
            <text:p>CS\Mail\Mail\Sort</text:p>
          </table:table-cell>
          <table:table-cell table:style-name="ce189" office:value-type="string">
            <text:p>Sort message by date&amp;time</text:p>
          </table:table-cell>
          <table:table-cell office:value-type="string">
            <text:p>Step 3: Sort in as Ascending</text:p>
          </table:table-cell>
          <table:table-cell office:value-type="string">
            <text:p>- Click at the header of Date &amp; Time column</text:p>
          </table:table-cell>
          <table:table-cell table:style-name="ce193" office:value-type="string">
            <text:p>- All message in list will be sorted by Date &amp; time in Ascending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7">
          <table:table-cell table:formula="of:=IF(MID([.F772];6;1)&gt;MID([.F771];6;1);&quot;&quot;;MAX([.A$7:.A771])+1)" office:value-type="float" office:value="240">
            <text:p>240</text:p>
          </table:table-cell>
          <table:table-cell office:value-type="string">
            <text:p>FNC_CS_MA_MAIL_21</text:p>
          </table:table-cell>
          <table:table-cell table:formula="of:=IF(VALUE(MID([.F772];6;FIND(&quot;:&quot;;[.F772];1)-FIND(&quot; &quot;;[.F772];1)-1))&gt;VALUE(MID([.F771];6;FIND(&quot;:&quot;;[.F771];1)-FIND(&quot; &quot;;[.F771];1)-1));[.C771];[.C771]+1)" office:value-type="float" office:value="4">
            <text:p>004</text:p>
          </table:table-cell>
          <table:table-cell office:value-type="string">
            <text:p>CS\Mail\Mail\Sort</text:p>
          </table:table-cell>
          <table:table-cell table:style-name="ce71" office:value-type="string">
            <text:p>Sort message by size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773];6;1)&gt;MID([.F772];6;1);&quot;&quot;;MAX([.A$7:.A772])+1)">
            <text:p/>
          </table:table-cell>
          <table:table-cell office:value-type="string">
            <text:p>FNC_CS_MA_MAIL_21</text:p>
          </table:table-cell>
          <table:table-cell table:formula="of:=IF(VALUE(MID([.F773];6;FIND(&quot;:&quot;;[.F773];1)-FIND(&quot; &quot;;[.F773];1)-1))&gt;VALUE(MID([.F772];6;FIND(&quot;:&quot;;[.F772];1)-FIND(&quot; &quot;;[.F772];1)-1));[.C772];[.C772]+1)" office:value-type="float" office:value="4">
            <text:p>004</text:p>
          </table:table-cell>
          <table:table-cell office:value-type="string">
            <text:p>CS\Mail\Mail\Sort</text:p>
          </table:table-cell>
          <table:table-cell table:style-name="ce189" office:value-type="string">
            <text:p>Sort message by size</text:p>
          </table:table-cell>
          <table:table-cell office:value-type="string">
            <text:p>Step 2: Open Inbox folder</text:p>
          </table:table-cell>
          <table:table-cell office:value-type="string">
            <text:p>- Click at Inbox folder </text:p>
          </table:table-cell>
          <table:table-cell table:style-name="ce193" office:value-type="string">
            <text:p>- All message which are fetched from server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6">
          <table:table-cell table:formula="of:=IF(MID([.F774];6;1)&gt;MID([.F773];6;1);&quot;&quot;;MAX([.A$7:.A773])+1)">
            <text:p/>
          </table:table-cell>
          <table:table-cell office:value-type="string">
            <text:p>FNC_CS_MA_MAIL_21</text:p>
          </table:table-cell>
          <table:table-cell table:formula="of:=IF(VALUE(MID([.F774];6;FIND(&quot;:&quot;;[.F774];1)-FIND(&quot; &quot;;[.F774];1)-1))&gt;VALUE(MID([.F773];6;FIND(&quot;:&quot;;[.F773];1)-FIND(&quot; &quot;;[.F773];1)-1));[.C773];[.C773]+1)" office:value-type="float" office:value="4">
            <text:p>004</text:p>
          </table:table-cell>
          <table:table-cell office:value-type="string">
            <text:p>CS\Mail\Mail\Sort</text:p>
          </table:table-cell>
          <table:table-cell table:style-name="ce189" office:value-type="string">
            <text:p>Sort message by size</text:p>
          </table:table-cell>
          <table:table-cell office:value-type="string">
            <text:p>Step 3: Sort in <text:s/>Ascending</text:p>
          </table:table-cell>
          <table:table-cell office:value-type="string">
            <text:p>- Click at the header of size column</text:p>
          </table:table-cell>
          <table:table-cell table:style-name="ce193" office:value-type="string">
            <text:p>- All message in list will be sorted by size in Ascending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9">
          <table:table-cell table:formula="of:=IF(MID([.F775];6;1)&gt;MID([.F774];6;1);&quot;&quot;;MAX([.A$7:.A774])+1)">
            <text:p/>
          </table:table-cell>
          <table:table-cell office:value-type="string">
            <text:p>FNC_CS_MA_MAIL_21</text:p>
          </table:table-cell>
          <table:table-cell table:formula="of:=IF(VALUE(MID([.F775];6;FIND(&quot;:&quot;;[.F775];1)-FIND(&quot; &quot;;[.F775];1)-1))&gt;VALUE(MID([.F774];6;FIND(&quot;:&quot;;[.F774];1)-FIND(&quot; &quot;;[.F774];1)-1));[.C774];[.C774]+1)" office:value-type="float" office:value="4">
            <text:p>004</text:p>
          </table:table-cell>
          <table:table-cell office:value-type="string">
            <text:p>CS\Mail\Mail\Sort</text:p>
          </table:table-cell>
          <table:table-cell table:style-name="ce189" office:value-type="string">
            <text:p>Sort message by size</text:p>
          </table:table-cell>
          <table:table-cell office:value-type="string">
            <text:p>Step 4: Sort in Descending</text:p>
          </table:table-cell>
          <table:table-cell office:value-type="string">
            <text:p>- Continue Clicking at the header of Size column</text:p>
          </table:table-cell>
          <table:table-cell table:style-name="ce193" office:value-type="string">
            <text:p>- All message in list will be sorted by Size in Descen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4">
          <table:table-cell table:formula="of:=IF(MID([.F776];6;1)&gt;MID([.F775];6;1);&quot;&quot;;MAX([.A$7:.A775])+1)" office:value-type="float" office:value="241">
            <text:p>241</text:p>
          </table:table-cell>
          <table:table-cell office:value-type="string">
            <text:p>FNC_CS_MA_MAIL_21</text:p>
          </table:table-cell>
          <table:table-cell table:formula="of:=IF(VALUE(MID([.F776];6;FIND(&quot;:&quot;;[.F776];1)-FIND(&quot; &quot;;[.F776];1)-1))&gt;VALUE(MID([.F775];6;FIND(&quot;:&quot;;[.F775];1)-FIND(&quot; &quot;;[.F775];1)-1));[.C775];[.C775]+1)" office:value-type="float" office:value="5">
            <text:p>005</text:p>
          </table:table-cell>
          <table:table-cell office:value-type="string">
            <text:p>CS\Mail\Mail\Sort</text:p>
          </table:table-cell>
          <table:table-cell table:style-name="ce71" office:value-type="string">
            <text:p>Sort message by priority</text:p>
          </table:table-cell>
          <table:table-cell office:value-type="string">
            <text:p>Step 1:Perform to <text:s/>Create an Account mail, Check mail, </text:p>
          </table:table-cell>
          <table:table-cell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777];6;1)&gt;MID([.F776];6;1);&quot;&quot;;MAX([.A$7:.A776])+1)">
            <text:p/>
          </table:table-cell>
          <table:table-cell office:value-type="string">
            <text:p>FNC_CS_MA_MAIL_21</text:p>
          </table:table-cell>
          <table:table-cell table:formula="of:=IF(VALUE(MID([.F777];6;FIND(&quot;:&quot;;[.F777];1)-FIND(&quot; &quot;;[.F777];1)-1))&gt;VALUE(MID([.F776];6;FIND(&quot;:&quot;;[.F776];1)-FIND(&quot; &quot;;[.F776];1)-1));[.C776];[.C776]+1)" office:value-type="float" office:value="5">
            <text:p>005</text:p>
          </table:table-cell>
          <table:table-cell office:value-type="string">
            <text:p>CS\Mail\Mail\Sort</text:p>
          </table:table-cell>
          <table:table-cell table:style-name="ce189" office:value-type="string">
            <text:p>Sort message by priority</text:p>
          </table:table-cell>
          <table:table-cell office:value-type="string">
            <text:p>Step 2: Open Inbox folder</text:p>
          </table:table-cell>
          <table:table-cell office:value-type="string">
            <text:p>- Click at Inbox folder </text:p>
          </table:table-cell>
          <table:table-cell table:style-name="ce193" office:value-type="string">
            <text:p>- All message which are fetched from server shown in Message Panel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0">
          <table:table-cell table:formula="of:=IF(MID([.F778];6;1)&gt;MID([.F777];6;1);&quot;&quot;;MAX([.A$7:.A777])+1)">
            <text:p/>
          </table:table-cell>
          <table:table-cell office:value-type="string">
            <text:p>FNC_CS_MA_MAIL_21</text:p>
          </table:table-cell>
          <table:table-cell table:formula="of:=IF(VALUE(MID([.F778];6;FIND(&quot;:&quot;;[.F778];1)-FIND(&quot; &quot;;[.F778];1)-1))&gt;VALUE(MID([.F777];6;FIND(&quot;:&quot;;[.F777];1)-FIND(&quot; &quot;;[.F777];1)-1));[.C777];[.C777]+1)" office:value-type="float" office:value="5">
            <text:p>005</text:p>
          </table:table-cell>
          <table:table-cell office:value-type="string">
            <text:p>CS\Mail\Mail\Sort</text:p>
          </table:table-cell>
          <table:table-cell table:style-name="ce189" office:value-type="string">
            <text:p>Sort message by priority</text:p>
          </table:table-cell>
          <table:table-cell office:value-type="string">
            <text:p>Step 3: Sort in <text:s/>Ascending</text:p>
          </table:table-cell>
          <table:table-cell office:value-type="string">
            <text:p>- Click at the header of Priority column</text:p>
          </table:table-cell>
          <table:table-cell table:style-name="ce193" office:value-type="string">
            <text:p>- All message in list will be sorted by Priority in Ascending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0">
          <table:table-cell table:formula="of:=IF(MID([.F779];6;1)&gt;MID([.F778];6;1);&quot;&quot;;MAX([.A$7:.A778])+1)">
            <text:p/>
          </table:table-cell>
          <table:table-cell office:value-type="string">
            <text:p>FNC_CS_MA_MAIL_21</text:p>
          </table:table-cell>
          <table:table-cell table:formula="of:=IF(VALUE(MID([.F779];6;FIND(&quot;:&quot;;[.F779];1)-FIND(&quot; &quot;;[.F779];1)-1))&gt;VALUE(MID([.F778];6;FIND(&quot;:&quot;;[.F778];1)-FIND(&quot; &quot;;[.F778];1)-1));[.C778];[.C778]+1)" office:value-type="float" office:value="5">
            <text:p>005</text:p>
          </table:table-cell>
          <table:table-cell office:value-type="string">
            <text:p>CS\Mail\Mail\Sort</text:p>
          </table:table-cell>
          <table:table-cell table:style-name="ce189" office:value-type="string">
            <text:p>Sort message by priority</text:p>
          </table:table-cell>
          <table:table-cell office:value-type="string">
            <text:p>Step 4: Sort in Descending</text:p>
          </table:table-cell>
          <table:table-cell office:value-type="string">
            <text:p>- Continue Clicking at the header of Priority column</text:p>
          </table:table-cell>
          <table:table-cell table:style-name="ce193" office:value-type="string">
            <text:p>- All message in list will be sorted by Priority in Descen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0">
          <table:table-cell table:style-name="ce170"/>
          <table:table-cell table:style-name="ce182" table:number-columns-repeated="7"/>
          <table:table-cell table:style-name="ce227"/>
          <table:table-cell table:style-name="ce170"/>
          <table:table-cell table:number-columns-repeated="246"/>
        </table:table-row>
        <table:table-row table:style-name="ro80">
          <table:table-cell table:style-name="ce170"/>
          <table:table-cell table:style-name="ce182" table:number-columns-repeated="3"/>
          <table:table-cell table:style-name="ce213"/>
          <table:table-cell table:style-name="ce182" table:number-columns-repeated="3"/>
          <table:table-cell table:style-name="ce227"/>
          <table:table-cell table:style-name="ce170"/>
          <table:table-cell table:number-columns-repeated="246"/>
        </table:table-row>
        <table:table-row table:style-name="ro80" table:number-rows-repeated="10">
          <table:table-cell table:style-name="ce170"/>
          <table:table-cell table:style-name="ce182" table:number-columns-repeated="7"/>
          <table:table-cell table:style-name="ce227"/>
          <table:table-cell table:style-name="ce170"/>
          <table:table-cell table:number-columns-repeated="246"/>
        </table:table-row>
        <table:table-row table:style-name="ro80">
          <table:table-cell table:style-name="ce170"/>
          <table:table-cell table:style-name="ce182" table:number-columns-repeated="7"/>
          <table:table-cell table:style-name="ce227"/>
          <table:table-cell table:style-name="ce170"/>
          <table:table-cell table:number-columns-repeated="246"/>
        </table:table-row>
      </table:table>
      <table:table table:name="Other_actions" table:style-name="ta4" table:print="false">
        <table:table-column table:style-name="co31" table:default-cell-style-name="ce126"/>
        <table:table-column table:style-name="co32" table:default-cell-style-name="ce236"/>
        <table:table-column table:style-name="co33" table:default-cell-style-name="ce141"/>
        <table:table-column table:style-name="co34" table:default-cell-style-name="ce143"/>
        <table:table-column table:style-name="co35" table:default-cell-style-name="ce239"/>
        <table:table-column table:style-name="co36" table:default-cell-style-name="ce239"/>
        <table:table-column table:style-name="co37" table:default-cell-style-name="ce239"/>
        <table:table-column table:style-name="co15" table:default-cell-style-name="ce239"/>
        <table:table-column table:style-name="co38" table:default-cell-style-name="ce157"/>
        <table:table-column table:style-name="co30" table:number-columns-repeated="2" table:default-cell-style-name="ce276"/>
        <table:table-column table:style-name="co20" table:number-columns-repeated="223" table:default-cell-style-name="ce136"/>
        <table:table-column table:style-name="co20" table:number-columns-repeated="22" table:default-cell-style-name="ce122"/>
        <table:table-row table:style-name="ro17">
          <table:table-cell table:style-name="ce122"/>
          <table:table-cell table:style-name="ce234" office:value-type="string">
            <text:p>TEST CASES</text:p>
          </table:table-cell>
          <table:table-cell table:style-name="ce234"/>
          <table:table-cell table:style-name="ce238" table:number-columns-repeated="2"/>
          <table:table-cell table:style-name="ce122"/>
          <table:table-cell table:style-name="ce238" table:number-columns-repeated="2"/>
          <table:table-cell table:style-name="ce268"/>
          <table:table-cell table:style-name="ce161"/>
          <table:table-cell table:style-name="ce165" office:value-type="string">
            <text:p>Passed</text:p>
          </table:table-cell>
          <table:table-cell table:style-name="ce165" table:formula="of:=COUNTIF([.L$7:.L$1008];[.$K1])" office:value-type="float" office:value="0">
            <text:p>0</text:p>
          </table:table-cell>
          <table:table-cell table:style-name="ce165" table:formula="of:=COUNTIF([.M$7:.M$1008];[.$K1])" office:value-type="float" office:value="0">
            <text:p>0</text:p>
          </table:table-cell>
          <table:table-cell table:style-name="ce165" table:formula="of:=COUNTIF([.N$7:.N$1008];[.$K1])" office:value-type="float" office:value="0">
            <text:p>0</text:p>
          </table:table-cell>
          <table:table-cell table:style-name="ce165" table:formula="of:=COUNTIF([.O$7:.O$1008];[.$K1])" office:value-type="float" office:value="0">
            <text:p>0</text:p>
          </table:table-cell>
          <table:table-cell table:style-name="ce161" table:number-columns-repeated="215"/>
          <table:table-cell table:number-columns-repeated="26"/>
        </table:table-row>
        <table:table-row table:style-name="ro17">
          <table:table-cell table:style-name="ce122"/>
          <table:table-cell table:style-name="ce235" table:number-columns-repeated="2"/>
          <table:table-cell table:style-name="ce238" table:number-columns-repeated="2"/>
          <table:table-cell table:style-name="ce122"/>
          <table:table-cell table:style-name="ce238" table:number-columns-repeated="2"/>
          <table:table-cell table:style-name="ce268"/>
          <table:table-cell table:style-name="ce162"/>
          <table:table-cell table:style-name="ce165" office:value-type="string">
            <text:p>Failed</text:p>
          </table:table-cell>
          <table:table-cell table:style-name="ce165" table:formula="of:=COUNTIF([.L$7:.L$1008];[.$K2])" office:value-type="float" office:value="0">
            <text:p>0</text:p>
          </table:table-cell>
          <table:table-cell table:style-name="ce165" table:formula="of:=COUNTIF([.M$7:.M$1008];[.$K2])" office:value-type="float" office:value="0">
            <text:p>0</text:p>
          </table:table-cell>
          <table:table-cell table:style-name="ce165" table:formula="of:=COUNTIF([.N$7:.N$1008];[.$K2])" office:value-type="float" office:value="0">
            <text:p>0</text:p>
          </table:table-cell>
          <table:table-cell table:style-name="ce165" table:formula="of:=COUNTIF([.O$7:.O$1008];[.$K2])" office:value-type="float" office:value="0">
            <text:p>0</text:p>
          </table:table-cell>
          <table:table-cell table:style-name="ce161" table:number-columns-repeated="215"/>
          <table:table-cell table:number-columns-repeated="26"/>
        </table:table-row>
        <table:table-row table:style-name="ro150">
          <table:table-cell table:style-name="ce122"/>
          <table:table-cell table:style-name="ce129" office:value-type="string">
            <text:p>Functions List:</text:p>
          </table:table-cell>
          <table:table-cell table:style-name="ce137" office:value-type="string" table:number-columns-spanned="3" table:number-rows-spanned="1">
            <text:p>Other actions: Folder, Tag, Add event, Add contact, Filter</text:p>
          </table:table-cell>
          <table:covered-table-cell table:style-name="ce137"/>
          <table:covered-table-cell table:style-name="ce137"/>
          <table:table-cell table:style-name="ce122"/>
          <table:table-cell table:style-name="ce259"/>
          <table:table-cell table:style-name="ce155" table:number-columns-repeated="2"/>
          <table:table-cell table:style-name="ce162"/>
          <table:table-cell table:style-name="ce165" office:value-type="string">
            <text:p>Blocked</text:p>
          </table:table-cell>
          <table:table-cell table:style-name="ce165" table:formula="of:=COUNTIF([.L$7:.L$1008];[.$K3])" office:value-type="float" office:value="0">
            <text:p>0</text:p>
          </table:table-cell>
          <table:table-cell table:style-name="ce165" table:formula="of:=COUNTIF([.M$7:.M$1008];[.$K3])" office:value-type="float" office:value="0">
            <text:p>0</text:p>
          </table:table-cell>
          <table:table-cell table:style-name="ce165" table:formula="of:=COUNTIF([.N$7:.N$1008];[.$K3])" office:value-type="float" office:value="0">
            <text:p>0</text:p>
          </table:table-cell>
          <table:table-cell table:style-name="ce165" table:formula="of:=COUNTIF([.O$7:.O$1008];[.$K3])" office:value-type="float" office:value="0">
            <text:p>0</text:p>
          </table:table-cell>
          <table:table-cell table:style-name="ce161" table:number-columns-repeated="215"/>
          <table:table-cell table:number-columns-repeated="26"/>
        </table:table-row>
        <table:table-row table:style-name="ro19">
          <table:table-cell table:style-name="ce122"/>
          <table:table-cell table:style-name="ce130" office:value-type="string">
            <text:p>Total Main Cases:</text:p>
          </table:table-cell>
          <table:table-cell table:style-name="ce137" table:formula="of:=MAX([.A7:.A1003])" office:value-type="float" office:value="120" table:number-columns-spanned="3" table:number-rows-spanned="1">
            <text:p>120</text:p>
          </table:table-cell>
          <table:covered-table-cell table:style-name="ce137"/>
          <table:covered-table-cell table:style-name="ce137"/>
          <table:table-cell table:style-name="ce122"/>
          <table:table-cell table:style-name="ce259"/>
          <table:table-cell table:style-name="ce155" table:number-columns-repeated="2"/>
          <table:table-cell table:style-name="ce162"/>
          <table:table-cell table:style-name="ce166" office:value-type="string">
            <text:p>Untested</text:p>
          </table:table-cell>
          <table:table-cell table:style-name="ce165" table:formula="of:=COUNTIF([.L$7:.L$1008];[.$K4])" office:value-type="float" office:value="0">
            <text:p>0</text:p>
          </table:table-cell>
          <table:table-cell table:style-name="ce165" table:formula="of:=COUNTIF([.M$7:.M$1008];[.$K4])" office:value-type="float" office:value="0">
            <text:p>0</text:p>
          </table:table-cell>
          <table:table-cell table:style-name="ce165" table:formula="of:=COUNTIF([.N$7:.N$1008];[.$K4])" office:value-type="float" office:value="0">
            <text:p>0</text:p>
          </table:table-cell>
          <table:table-cell table:style-name="ce165" table:formula="of:=COUNTIF([.O$7:.O$1008];[.$K4])" office:value-type="float" office:value="0">
            <text:p>0</text:p>
          </table:table-cell>
          <table:table-cell table:style-name="ce161" table:number-columns-repeated="215"/>
          <table:table-cell table:number-columns-repeated="26"/>
        </table:table-row>
        <table:table-row table:style-name="ro17">
          <table:table-cell table:style-name="ce122"/>
          <table:table-cell table:style-name="ce131"/>
          <table:table-cell table:style-name="ce136" table:number-columns-repeated="6"/>
          <table:table-cell table:style-name="ce160"/>
          <table:table-cell table:style-name="ce163"/>
          <table:table-cell table:style-name="Default" office:value-type="string">
            <text:p>N/A</text:p>
          </table:table-cell>
          <table:table-cell table:style-name="ce165" table:formula="of:=COUNTIF([.L$7:.L$1008];[.$K5])" office:value-type="float" office:value="0">
            <text:p>0</text:p>
          </table:table-cell>
          <table:table-cell table:style-name="ce165" table:formula="of:=COUNTIF([.M$7:.M$1008];[.$K5])" office:value-type="float" office:value="0">
            <text:p>0</text:p>
          </table:table-cell>
          <table:table-cell table:style-name="ce165" table:formula="of:=COUNTIF([.N$7:.N$1008];[.$K5])" office:value-type="float" office:value="0">
            <text:p>0</text:p>
          </table:table-cell>
          <table:table-cell table:style-name="ce165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3" office:value-type="string">
            <text:p>Case No</text:p>
          </table:table-cell>
          <table:table-cell table:style-name="ce132" office:value-type="string">
            <text:p>Related function</text:p>
          </table:table-cell>
          <table:table-cell table:style-name="ce139" office:value-type="string">
            <text:p>Case ID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office:annotation draw:style-name="gr2" draw:text-style-name="P2" svg:width="1.1382in" svg:height="0.5457in" svg:x="16.7559in" svg:y="2.0031in" draw:caption-point-x="-0.4331in" draw:caption-point-y="-0.8331in">
              <dc:creator>M</dc:creator>
              <dc:date>2009-03-13T00:00:00</dc:date>
              <text:p text:style-name="P2"><text:span text:style-name="T1">High</text:span></text:p>
              <text:p text:style-name="P2"><text:span text:style-name="T1">Medium</text:span></text:p>
              <text:p text:style-name="P2"><text:span text:style-name="T1">Low</text:span></text:p>
            </office:annotation>
            <text:p>Priority</text:p>
          </table:table-cell>
          <table:table-cell table:style-name="ce139" office:value-type="string">
            <text:p>Effect</text:p>
          </table:table-cell>
          <table:table-cell table:style-name="ce139" table:number-columns-repeated="9"/>
          <table:table-cell table:style-name="ce167" table:number-columns-repeated="211"/>
          <table:table-cell table:style-name="ce168" table:number-columns-repeated="4"/>
          <table:table-cell table:style-name="ce169" table:number-columns-repeated="22"/>
        </table:table-row>
        <table:table-row table:style-name="ro43">
          <table:table-cell table:style-name="ce124" office:value-type="float" office:value="1">
            <text:p>001</text:p>
          </table:table-cell>
          <table:table-cell office:value-type="string">
            <text:p>FNC_CS_MA_FOLDER_01</text:p>
          </table:table-cell>
          <table:table-cell table:style-name="ce140" office:value-type="float" office:value="1">
            <text:p>001</text:p>
          </table:table-cell>
          <table:table-cell office:value-type="string">
            <text:p>CS\Mail\Other_actions\Folder\Add</text:p>
          </table:table-cell>
          <table:table-cell table:style-name="ce101" office:value-type="string">
            <text:p>Add new folder by clicking at Add new folder icon</text:p>
          </table:table-cell>
          <table:table-cell table:style-name="ce255" office:value-type="string">
            <text:p>Step 1:Perform to <text:s/>Create an Account mail</text:p>
          </table:table-cell>
          <table:table-cell table:style-name="ce260" office:value-type="string">
            <text:p>- Perform to Create an Account mail </text:p>
            <text:p/>
            <text:p/>
            <text:p/>
          </table:table-cell>
          <table:table-cell table:style-name="ce263" office:value-type="string">
            <text:p>- The account is created</text:p>
          </table:table-cell>
          <table:table-cell table:style-name="ce269"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CS_MA_FOLDER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S\Mail\Other_actions\Folder\Add</text:p>
          </table:table-cell>
          <table:table-cell office:value-type="string">
            <text:p>Add new folder by clicking at Add new folder icon</text:p>
          </table:table-cell>
          <table:table-cell office:value-type="string">
            <text:p>Step 2: Open “Add a new folder “ form</text:p>
          </table:table-cell>
          <table:table-cell table:style-name="ce241" office:value-type="string">
            <text:p>- Left click at 'Add a new folder ' symbol </text:p>
            <text:p>- Select ' Add a new folder option on menu</text:p>
          </table:table-cell>
          <table:table-cell table:style-name="ce143" office:value-type="string">
            <text:p>- Add a new folder form is shown properly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9];6;1)&gt;MID([.F8];6;1);&quot;&quot;;MAX([.A$7:.A8])+1)">
            <text:p/>
          </table:table-cell>
          <table:table-cell office:value-type="string">
            <text:p>FNC_CS_MA_FOLDER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CS\Mail\Other_actions\Folder\Add</text:p>
          </table:table-cell>
          <table:table-cell office:value-type="string">
            <text:p>Add new folder by clicking at Add new folder icon</text:p>
          </table:table-cell>
          <table:table-cell office:value-type="string">
            <text:p>Step 3: Input data and finish Creating</text:p>
          </table:table-cell>
          <table:table-cell table:style-name="ce241" office:value-type="string">
            <text:p>- Input data for Folder name field</text:p>
            <text:p>- Click save button</text:p>
          </table:table-cell>
          <table:table-cell table:style-name="ce143" office:value-type="string">
            <text:p>A folder is created and this folder is displayed in list of Personal folder area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10];6;1)&gt;MID([.F9];6;1);&quot;&quot;;MAX([.A$7:.A9])+1)" office:value-type="float" office:value="2">
            <text:p>002</text:p>
          </table:table-cell>
          <table:table-cell office:value-type="string">
            <text:p>FNC_CS_MA_FOLDER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S\Mail\Other_actions\Folder\Add</text:p>
          </table:table-cell>
          <table:table-cell table:style-name="ce101" office:value-type="string">
            <text:p>Add new folder from a default folder</text:p>
          </table:table-cell>
          <table:table-cell table:style-name="ce255" office:value-type="string">
            <text:p>Step 1:Perform to <text:s/>Create an Account mail</text:p>
          </table:table-cell>
          <table:table-cell table:style-name="ce260" office:value-type="string">
            <text:p>- Perform to Create an Account mail </text:p>
            <text:p/>
            <text:p/>
            <text:p/>
          </table:table-cell>
          <table:table-cell table:style-name="ce263" office:value-type="string">
            <text:p>- The account is created</text:p>
          </table:table-cell>
          <table:table-cell table:style-name="ce269"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11];6;1)&gt;MID([.F10];6;1);&quot;&quot;;MAX([.A$7:.A10])+1)">
            <text:p/>
          </table:table-cell>
          <table:table-cell office:value-type="string">
            <text:p>FNC_CS_MA_FOLDER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CS\Mail\Other_actions\Folder\Add</text:p>
          </table:table-cell>
          <table:table-cell office:value-type="string">
            <text:p>Add new folder from a default folder</text:p>
          </table:table-cell>
          <table:table-cell office:value-type="string">
            <text:p>Step 2: Open “Add a new folder “ form</text:p>
          </table:table-cell>
          <table:table-cell table:style-name="ce241" office:value-type="string">
            <text:p>- <text:s/>Right-Click on a default folder </text:p>
            <text:p>- Select New folder Option</text:p>
          </table:table-cell>
          <table:table-cell table:style-name="ce143" office:value-type="string">
            <text:p>Add a new folder form is shown properly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12];6;1)&gt;MID([.F11];6;1);&quot;&quot;;MAX([.A$7:.A11])+1)">
            <text:p/>
          </table:table-cell>
          <table:table-cell office:value-type="string">
            <text:p>FNC_CS_MA_FOLDER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CS\Mail\Other_actions\Folder\Add</text:p>
          </table:table-cell>
          <table:table-cell office:value-type="string">
            <text:p>Add new folder from a default folder</text:p>
          </table:table-cell>
          <table:table-cell office:value-type="string">
            <text:p>Step 3: Input data and finish Creating</text:p>
          </table:table-cell>
          <table:table-cell table:style-name="ce241" office:value-type="string">
            <text:p>- Input data for Folder name field</text:p>
            <text:p>- Click save button</text:p>
          </table:table-cell>
          <table:table-cell table:style-name="ce143" office:value-type="string">
            <text:p>A folder is created and this folder is displayed in list of Personal folder area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FNC_CS_MA_FOLDER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CS\Mail\Other_actions\Folder\Add</text:p>
          </table:table-cell>
          <table:table-cell table:style-name="ce101" office:value-type="string">
            <text:p>Add new folder in case no data entry for folder name</text:p>
          </table:table-cell>
          <table:table-cell table:style-name="ce255" office:value-type="string">
            <text:p>Step 1:Perform to <text:s/>Create an Account mail</text:p>
          </table:table-cell>
          <table:table-cell table:style-name="ce260" office:value-type="string">
            <text:p>- Perform to Create an Account mail </text:p>
            <text:p/>
            <text:p/>
            <text:p/>
          </table:table-cell>
          <table:table-cell table:style-name="ce263" office:value-type="string">
            <text:p>- The account is created</text:p>
          </table:table-cell>
          <table:table-cell table:style-name="ce269"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147">
          <table:table-cell table:formula="of:=IF(MID([.F14];6;1)&gt;MID([.F13];6;1);&quot;&quot;;MAX([.A$7:.A13])+1)">
            <text:p/>
          </table:table-cell>
          <table:table-cell office:value-type="string">
            <text:p>FNC_CS_MA_FOLDER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CS\Mail\Other_actions\Folder\Add</text:p>
          </table:table-cell>
          <table:table-cell office:value-type="string">
            <text:p>Add new folder in case no data entry for folder name</text:p>
          </table:table-cell>
          <table:table-cell office:value-type="string">
            <text:p>Step 2: Open “Add a new folder “ form</text:p>
          </table:table-cell>
          <table:table-cell table:style-name="ce241" office:value-type="string">
            <text:p>Can Open ' Add a new folder' form by 2 ways</text:p>
            <text:p>- Open this form by Click at Add new a folder Icon</text:p>
            <text:p>- Open this form from a default folder</text:p>
          </table:table-cell>
          <table:table-cell table:style-name="ce143" office:value-type="string">
            <text:p>- This form is shown properly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114">
          <table:table-cell table:formula="of:=IF(MID([.F15];6;1)&gt;MID([.F14];6;1);&quot;&quot;;MAX([.A$7:.A14])+1)">
            <text:p/>
          </table:table-cell>
          <table:table-cell office:value-type="string">
            <text:p>FNC_CS_MA_FOLDER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CS\Mail\Other_actions\Folder\Add</text:p>
          </table:table-cell>
          <table:table-cell office:value-type="string">
            <text:p>Add new folder in case no data entry for folder name</text:p>
          </table:table-cell>
          <table:table-cell office:value-type="string">
            <text:p>Step 3: don't input data for folder name</text:p>
          </table:table-cell>
          <table:table-cell table:style-name="ce241" office:value-type="string">
            <text:p>- don't input data for folder name </text:p>
            <text:p>- Click save button</text:p>
          </table:table-cell>
          <table:table-cell table:style-name="ce143" office:value-type="string">
            <text:p>A warning message : the field ' folder name' is requir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23">
          <table:table-cell table:formula="of:=IF(MID([.F16];6;1)&gt;MID([.F15];6;1);&quot;&quot;;MAX([.A$7:.A15])+1)" office:value-type="float" office:value="4">
            <text:p>004</text:p>
          </table:table-cell>
          <table:table-cell office:value-type="string">
            <text:p>FNC_CS_MA_FOLDER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CS\Mail\Other_actions\Folder\Add</text:p>
          </table:table-cell>
          <table:table-cell table:style-name="ce94" office:value-type="string">
            <text:p>Add new sub folder </text:p>
          </table:table-cell>
          <table:table-cell office:value-type="string">
            <text:p>Step 1: Create a new folder</text:p>
          </table:table-cell>
          <table:table-cell table:style-name="ce241" office:value-type="string">
            <text:p>- Perform to Create a New folder</text:p>
          </table:table-cell>
          <table:table-cell table:style-name="ce143" office:value-type="string">
            <text:p>- The folder is creat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32">
          <table:table-cell table:formula="of:=IF(MID([.F17];6;1)&gt;MID([.F16];6;1);&quot;&quot;;MAX([.A$7:.A16])+1)">
            <text:p/>
          </table:table-cell>
          <table:table-cell office:value-type="string">
            <text:p>FNC_CS_MA_FOLDER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CS\Mail\Other_actions\Folder\Add</text:p>
          </table:table-cell>
          <table:table-cell table:style-name="ce207" office:value-type="string">
            <text:p>Add new sub folder </text:p>
          </table:table-cell>
          <table:table-cell office:value-type="string">
            <text:p>Step 2: Open Add a new folder form</text:p>
          </table:table-cell>
          <table:table-cell table:style-name="ce241" office:value-type="string">
            <text:p>- Right-Click at name of created folder</text:p>
            <text:p>- Select New Sub folder</text:p>
          </table:table-cell>
          <table:table-cell table:style-name="ce143" office:value-type="string">
            <text:p>Add a new folder form is shown properly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147">
          <table:table-cell table:formula="of:=IF(MID([.F18];6;1)&gt;MID([.F17];6;1);&quot;&quot;;MAX([.A$7:.A17])+1)">
            <text:p/>
          </table:table-cell>
          <table:table-cell office:value-type="string">
            <text:p>FNC_CS_MA_FOLDER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CS\Mail\Other_actions\Folder\Add</text:p>
          </table:table-cell>
          <table:table-cell table:style-name="ce207" office:value-type="string">
            <text:p>Add new sub folder </text:p>
          </table:table-cell>
          <table:table-cell office:value-type="string">
            <text:p>Step 3: Input data for folder name</text:p>
          </table:table-cell>
          <table:table-cell table:style-name="ce241" office:value-type="string">
            <text:p>- Input data for Folder name field</text:p>
            <text:p>- Click save button</text:p>
          </table:table-cell>
          <table:table-cell table:style-name="ce143" office:value-type="string">
            <text:p>- The sub-folder is created</text:p>
            <text:p>- when Click folder symbol, the sub- folder is shown. </text:p>
            <text:p>- Parent folder and sub- folder are shown under tree format structure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50">
          <table:table-cell table:formula="of:=IF(MID([.F19];6;1)&gt;MID([.F18];6;1);&quot;&quot;;MAX([.A$7:.A18])+1)" office:value-type="float" office:value="5">
            <text:p>005</text:p>
          </table:table-cell>
          <table:table-cell office:value-type="string">
            <text:p>FNC_CS_MA_FOLDER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CS\Mail\Other_actions\Folder\Add</text:p>
          </table:table-cell>
          <table:table-cell table:style-name="ce94" office:value-type="string">
            <text:p>Add new sub folder when sub folder name is empty</text:p>
          </table:table-cell>
          <table:table-cell office:value-type="string">
            <text:p>Step 1: perform to Create a folder</text:p>
          </table:table-cell>
          <table:table-cell table:style-name="ce241" office:value-type="string">
            <text:p>- Perform to Create a New folder</text:p>
          </table:table-cell>
          <table:table-cell table:style-name="ce143" office:value-type="string">
            <text:p>- <text:s/>The folder is creat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20];6;1)&gt;MID([.F19];6;1);&quot;&quot;;MAX([.A$7:.A19])+1)">
            <text:p/>
          </table:table-cell>
          <table:table-cell office:value-type="string">
            <text:p>FNC_CS_MA_FOLDER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CS\Mail\Other_actions\Folder\Add</text:p>
          </table:table-cell>
          <table:table-cell table:style-name="ce207" office:value-type="string">
            <text:p>Add new sub folder when sub folder name is empty</text:p>
          </table:table-cell>
          <table:table-cell office:value-type="string">
            <text:p>Step 2: Open “Add a new folder “ form</text:p>
          </table:table-cell>
          <table:table-cell table:style-name="ce241" office:value-type="string">
            <text:p>- Right-Click at name of created folder</text:p>
            <text:p>- Select New Sub folder</text:p>
          </table:table-cell>
          <table:table-cell table:style-name="ce143" office:value-type="string">
            <text:p>Add a new folder form is shown properly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21];6;1)&gt;MID([.F20];6;1);&quot;&quot;;MAX([.A$7:.A20])+1)">
            <text:p/>
          </table:table-cell>
          <table:table-cell office:value-type="string">
            <text:p>FNC_CS_MA_FOLDER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CS\Mail\Other_actions\Folder\Add</text:p>
          </table:table-cell>
          <table:table-cell table:style-name="ce207" office:value-type="string">
            <text:p>Add new sub folder when sub folder name is empty</text:p>
          </table:table-cell>
          <table:table-cell office:value-type="string">
            <text:p>Step 3: don't <text:s/>Input data for folder name</text:p>
          </table:table-cell>
          <table:table-cell table:style-name="ce241" office:value-type="string">
            <text:p>- don't <text:s/>Input data for Folder name field</text:p>
            <text:p>- Click save button</text:p>
          </table:table-cell>
          <table:table-cell table:style-name="ce143" office:value-type="string">
            <text:p>A warning message : the field ' folder name' is requir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50">
          <table:table-cell table:formula="of:=IF(MID([.F22];6;1)&gt;MID([.F21];6;1);&quot;&quot;;MAX([.A$7:.A21])+1)" office:value-type="float" office:value="6">
            <text:p>006</text:p>
          </table:table-cell>
          <table:table-cell office:value-type="string">
            <text:p>FNC_CS_MA_FOLDER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CS\Mail\Other_actions\Folder\Add</text:p>
          </table:table-cell>
          <table:table-cell table:style-name="ce240" office:value-type="string">
            <text:p>Add new folder in case no account is created</text:p>
          </table:table-cell>
          <table:table-cell table:style-name="ce241" office:value-type="string">
            <text:p>Step 1:don't create any account mail</text:p>
          </table:table-cell>
          <table:table-cell table:style-name="ce261" office:value-type="string">
            <text:p>- don't create any account mail </text:p>
            <text:p>-Perform to delete default account if have</text:p>
          </table:table-cell>
          <table:table-cell table:style-name="ce264" office:value-type="string">
            <text:p>-No account is shown</text:p>
          </table:table-cell>
          <table:table-cell table:style-name="ce270"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51">
          <table:table-cell table:formula="of:=IF(MID([.F23];6;1)&gt;MID([.F22];6;1);&quot;&quot;;MAX([.A$7:.A22])+1)">
            <text:p/>
          </table:table-cell>
          <table:table-cell office:value-type="string">
            <text:p>FNC_CS_MA_FOLDER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CS\Mail\Other_actions\Folder\Add</text:p>
          </table:table-cell>
          <table:table-cell table:style-name="ce241" office:value-type="string">
            <text:p>Add new folder in case no account is created</text:p>
          </table:table-cell>
          <table:table-cell office:value-type="string">
            <text:p>Step 2: Open “Add a new folder “ form</text:p>
          </table:table-cell>
          <table:table-cell table:style-name="ce241" office:value-type="string">
            <text:p>-Click on folder icon and select 'Add a new folder' item on menu</text:p>
          </table:table-cell>
          <table:table-cell table:style-name="ce241" office:value-type="string">
            <text:p>- A warning message : “ you <text:s/>must add an account first”</text:p>
          </table:table-cell>
          <table:table-cell table:style-name="ce271"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101">
          <table:table-cell table:formula="of:=IF(MID([.F24];6;1)&gt;MID([.F23];6;1);&quot;&quot;;MAX([.A$7:.A23])+1)" office:value-type="float" office:value="7">
            <text:p>007</text:p>
          </table:table-cell>
          <table:table-cell office:value-type="string">
            <text:p>FNC_CS_MA_FOLDER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CS\Mail\Other_actions\Folder\Add</text:p>
          </table:table-cell>
          <table:table-cell table:style-name="ce240" office:value-type="string">
            <text:p>Add new folder in case Folder name is same name with existing folder</text:p>
          </table:table-cell>
          <table:table-cell table:style-name="ce241" office:value-type="string">
            <text:p>Step 1: Create a folder AA</text:p>
          </table:table-cell>
          <table:table-cell table:style-name="ce241" office:value-type="string">
            <text:p>- Click at Add new folder icon or right click at a default folder and select New folder option in menu</text:p>
            <text:p>- Add new folder pop up appears </text:p>
            <text:p>- Input value to Folder name field <text:s/>and click Save button </text:p>
          </table:table-cell>
          <table:table-cell table:style-name="ce241" office:value-type="string">
            <text:p>A new folder is added successful and displayed in personal folder area</text:p>
          </table:table-cell>
          <table:table-cell table:style-name="ce271"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54">
          <table:table-cell table:formula="of:=IF(MID([.F25];6;1)&gt;MID([.F24];6;1);&quot;&quot;;MAX([.A$7:.A24])+1)">
            <text:p/>
          </table:table-cell>
          <table:table-cell office:value-type="string">
            <text:p>FNC_CS_MA_FOLDER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office:value-type="string">
            <text:p>CS\Mail\Other_actions\Folder\Add</text:p>
          </table:table-cell>
          <table:table-cell table:style-name="ce242" office:value-type="string">
            <text:p>Add new folder in case Folder name is same name with existing folder</text:p>
          </table:table-cell>
          <table:table-cell table:style-name="ce241" office:value-type="string">
            <text:p>Step 2:Create a folder which is the same name with above folder</text:p>
          </table:table-cell>
          <table:table-cell table:style-name="ce241" office:value-type="string">
            <text:p>- Click at Add new folder icon or right click at a default folder and select New folder option in menu</text:p>
            <text:p>- Add new folder pop up appears </text:p>
            <text:p>- Input value to Folder name field which same name with added folder above</text:p>
            <text:p>- Click Save button </text:p>
          </table:table-cell>
          <table:table-cell table:style-name="ce241" office:value-type="string">
            <text:p>A warning message : “ Folder already exists”</text:p>
          </table:table-cell>
          <table:table-cell table:style-name="ce271"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149">
          <table:table-cell table:formula="of:=IF(MID([.F26];6;1)&gt;MID([.F25];6;1);&quot;&quot;;MAX([.A$7:.A25])+1)" office:value-type="float" office:value="8">
            <text:p>008</text:p>
          </table:table-cell>
          <table:table-cell office:value-type="string">
            <text:p>FNC_CS_MA_FOLDER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CS\Mail\Other_actions\Folder\Add</text:p>
          </table:table-cell>
          <table:table-cell table:style-name="ce98" office:value-type="string">
            <text:p>Add sub folder in case name is same name with other sub folder in parent folder</text:p>
          </table:table-cell>
          <table:table-cell table:style-name="ce241" office:value-type="string">
            <text:p>Step 1: Create a folder </text:p>
          </table:table-cell>
          <table:table-cell table:style-name="ce241" office:value-type="string">
            <text:p>- Click at Add new folder icon or right click at a default folder and select New folder option in menu</text:p>
            <text:p>- Add new folder pop up appears </text:p>
            <text:p>- Input value to Folder name field and click Save button </text:p>
          </table:table-cell>
          <table:table-cell table:style-name="ce241" office:value-type="string">
            <text:p>A new folder is added </text:p>
          </table:table-cell>
          <table:table-cell table:style-name="ce271"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27];6;1)&gt;MID([.F26];6;1);&quot;&quot;;MAX([.A$7:.A26])+1)">
            <text:p/>
          </table:table-cell>
          <table:table-cell office:value-type="string">
            <text:p>FNC_CS_MA_FOLDER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office:value-type="string">
            <text:p>CS\Mail\Other_actions\Folder\Add</text:p>
          </table:table-cell>
          <table:table-cell table:style-name="ce211" office:value-type="string">
            <text:p>Add sub folder in case name is same name with other sub folder in parent folder</text:p>
          </table:table-cell>
          <table:table-cell table:style-name="ce241" office:value-type="string">
            <text:p>Step 2:Create a sub-folder on added folder </text:p>
          </table:table-cell>
          <table:table-cell table:style-name="ce241" office:value-type="string">
            <text:p>- Right-Click added folder and select 'New <text:s/>sub- folder ' item on menu</text:p>
            <text:p>- Add new folder pop up: input to required fields and click Save button</text:p>
            <text:p/>
          </table:table-cell>
          <table:table-cell table:style-name="ce241" office:value-type="string">
            <text:p>A sub-folder is added for created <text:s/>folder above</text:p>
          </table:table-cell>
          <table:table-cell table:style-name="ce271"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151">
          <table:table-cell table:formula="of:=IF(MID([.F28];6;1)&gt;MID([.F27];6;1);&quot;&quot;;MAX([.A$7:.A27])+1)">
            <text:p/>
          </table:table-cell>
          <table:table-cell office:value-type="string">
            <text:p>FNC_CS_MA_FOLDER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office:value-type="string">
            <text:p>CS\Mail\Other_actions\Folder\Add</text:p>
          </table:table-cell>
          <table:table-cell table:style-name="ce211" office:value-type="string">
            <text:p>Add sub folder in case name is same name with other sub folder in parent folder</text:p>
          </table:table-cell>
          <table:table-cell table:style-name="ce241" office:value-type="string">
            <text:p>Step 3: Create a new sub-folder which is the same name with sub-folder added step above</text:p>
          </table:table-cell>
          <table:table-cell table:style-name="ce241" office:value-type="string">
            <text:p>- Right-Click added folder and select 'New <text:s/>sub- folder ' item on menu</text:p>
            <text:p>- Add new folder pop up: input folder name which same name with sub-folder added above.</text:p>
            <text:p>then click Save button</text:p>
            <text:p/>
          </table:table-cell>
          <table:table-cell table:style-name="ce241" office:value-type="string">
            <text:p>A warning message : “ Folder <text:s/>already exists”</text:p>
          </table:table-cell>
          <table:table-cell table:style-name="ce271"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50">
          <table:table-cell table:formula="of:=IF(MID([.F29];6;1)&gt;MID([.F28];6;1);&quot;&quot;;MAX([.A$7:.A28])+1)" office:value-type="float" office:value="9">
            <text:p>009</text:p>
          </table:table-cell>
          <table:table-cell office:value-type="string">
            <text:p>FNC_CS_MA_FOLDER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office:value-type="string">
            <text:p>CS\Mail\Other_actions\Folder\Add</text:p>
          </table:table-cell>
          <table:table-cell table:style-name="ce240" office:value-type="string">
            <text:p>Cancel Creating folder</text:p>
          </table:table-cell>
          <table:table-cell table:style-name="ce255" office:value-type="string">
            <text:p>Step 1:Perform to <text:s/>Create an Account mail</text:p>
          </table:table-cell>
          <table:table-cell table:style-name="ce260" office:value-type="string">
            <text:p>- Perform to Create an Account mail </text:p>
            <text:p/>
            <text:p/>
            <text:p/>
          </table:table-cell>
          <table:table-cell table:style-name="ce263" office:value-type="string">
            <text:p>- The account is created</text:p>
          </table:table-cell>
          <table:table-cell table:style-name="ce269"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63">
          <table:table-cell table:formula="of:=IF(MID([.F30];6;1)&gt;MID([.F29];6;1);&quot;&quot;;MAX([.A$7:.A29])+1)">
            <text:p/>
          </table:table-cell>
          <table:table-cell office:value-type="string">
            <text:p>FNC_CS_MA_FOLDER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office:value-type="string">
            <text:p>CS\Mail\Other_actions\Folder\Add</text:p>
          </table:table-cell>
          <table:table-cell table:style-name="ce241" office:value-type="string">
            <text:p>Cancel Creating folder</text:p>
          </table:table-cell>
          <table:table-cell office:value-type="string">
            <text:p>Step 2: Open “Add a new folder “ form</text:p>
          </table:table-cell>
          <table:table-cell table:style-name="ce241" office:value-type="string">
            <text:p>Can Open ' Add a new folder' form by 2 ways</text:p>
            <text:p>- Open this form by Click at Add new a folder Icon</text:p>
            <text:p>- Open this form from a default folder</text:p>
          </table:table-cell>
          <table:table-cell table:style-name="ce143" office:value-type="string">
            <text:p>- This form is shown properly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68">
          <table:table-cell table:formula="of:=IF(MID([.F31];6;1)&gt;MID([.F30];6;1);&quot;&quot;;MAX([.A$7:.A30])+1)">
            <text:p/>
          </table:table-cell>
          <table:table-cell office:value-type="string">
            <text:p>FNC_CS_MA_FOLDER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office:value-type="string">
            <text:p>CS\Mail\Other_actions\Folder\Add</text:p>
          </table:table-cell>
          <table:table-cell table:style-name="ce241" office:value-type="string">
            <text:p>Cancel Creating folder</text:p>
          </table:table-cell>
          <table:table-cell table:style-name="ce241" office:value-type="string">
            <text:p>Step 3:Canceling</text:p>
          </table:table-cell>
          <table:table-cell table:style-name="ce241" office:value-type="string">
            <text:p>- Input name for new folder</text:p>
            <text:p>- Click cancel button or Click close icon</text:p>
          </table:table-cell>
          <table:table-cell table:style-name="ce241" office:value-type="string">
            <text:p>- The form is closed</text:p>
            <text:p>- No folder is created</text:p>
          </table:table-cell>
          <table:table-cell table:style-name="ce271"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51">
          <table:table-cell table:formula="of:=IF(MID([.F32];6;1)&gt;MID([.F31];6;1);&quot;&quot;;MAX([.A$7:.A31])+1)" office:value-type="float" office:value="10">
            <text:p>010</text:p>
          </table:table-cell>
          <table:table-cell office:value-type="string">
            <text:p>FNC_CS_MA_FOLDER_02</text:p>
          </table:table-cell>
          <table:table-cell table:style-name="ce140" office:value-type="float" office:value="1">
            <text:p>001</text:p>
          </table:table-cell>
          <table:table-cell office:value-type="string">
            <text:p>CS\Mail\Other_actions\Folder\Rename</text:p>
          </table:table-cell>
          <table:table-cell table:style-name="ce240" office:value-type="string">
            <text:p>Rename for existing folder </text:p>
          </table:table-cell>
          <table:table-cell office:value-type="string">
            <text:p>Step 1: Create a folder</text:p>
          </table:table-cell>
          <table:table-cell table:style-name="ce241" office:value-type="string">
            <text:p>- Perform to Create a New folder</text:p>
          </table:table-cell>
          <table:table-cell table:style-name="ce143" office:value-type="string">
            <text:p>The folder is creat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32">
          <table:table-cell table:formula="of:=IF(MID([.F33];6;1)&gt;MID([.F32];6;1);&quot;&quot;;MAX([.A$7:.A32])+1)">
            <text:p/>
          </table:table-cell>
          <table:table-cell office:value-type="string">
            <text:p>FNC_CS_MA_FOLDER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office:value-type="string">
            <text:p>CS\Mail\Other_actions\Folder\Rename</text:p>
          </table:table-cell>
          <table:table-cell table:style-name="ce241" office:value-type="string">
            <text:p>Rename folder by new name</text:p>
          </table:table-cell>
          <table:table-cell office:value-type="string">
            <text:p>Step 2: Open ' Rename folder' form</text:p>
          </table:table-cell>
          <table:table-cell table:style-name="ce241" office:value-type="string">
            <text:p>- Right-Click the name of created folder</text:p>
            <text:p>- Select Rename option on menu</text:p>
          </table:table-cell>
          <table:table-cell table:style-name="ce143" office:value-type="string">
            <text:p>Rename folder form is shown properly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34];6;1)&gt;MID([.F33];6;1);&quot;&quot;;MAX([.A$7:.A33])+1)">
            <text:p/>
          </table:table-cell>
          <table:table-cell office:value-type="string">
            <text:p>FNC_CS_MA_FOLDER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CS\Mail\Other_actions\Folder\Rename</text:p>
          </table:table-cell>
          <table:table-cell table:style-name="ce241" office:value-type="string">
            <text:p>Rename folder by new name</text:p>
          </table:table-cell>
          <table:table-cell table:style-name="ce241" office:value-type="string">
            <text:p>Step 3: input new name</text:p>
          </table:table-cell>
          <table:table-cell table:style-name="ce241" office:value-type="string">
            <text:p>- Input new name into New folder name field</text:p>
            <text:p>- Click save button </text:p>
          </table:table-cell>
          <table:table-cell table:style-name="ce241" office:value-type="string">
            <text:p>- The name of folder is changed</text:p>
          </table:table-cell>
          <table:table-cell table:style-name="ce271"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99">
          <table:table-cell table:formula="of:=IF(MID([.F35];6;1)&gt;MID([.F34];6;1);&quot;&quot;;MAX([.A$7:.A34])+1)" office:value-type="float" office:value="11">
            <text:p>011</text:p>
          </table:table-cell>
          <table:table-cell office:value-type="string">
            <text:p>FNC_CS_MA_FOLDER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office:value-type="string">
            <text:p>CS\Mail\Other_actions\Folder\Rename</text:p>
          </table:table-cell>
          <table:table-cell table:style-name="ce101" office:value-type="string">
            <text:p>Rename folder in case no data entry for new name</text:p>
          </table:table-cell>
          <table:table-cell office:value-type="string">
            <text:p>Step 1: Create a folder</text:p>
          </table:table-cell>
          <table:table-cell table:style-name="ce241" office:value-type="string">
            <text:p>- Perform to Create a New folder</text:p>
          </table:table-cell>
          <table:table-cell table:style-name="ce143" office:value-type="string">
            <text:p>The folder is creat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23">
          <table:table-cell table:formula="of:=IF(MID([.F36];6;1)&gt;MID([.F35];6;1);&quot;&quot;;MAX([.A$7:.A35])+1)">
            <text:p/>
          </table:table-cell>
          <table:table-cell office:value-type="string">
            <text:p>FNC_CS_MA_FOLDER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in case no data entry for new name</text:p>
          </table:table-cell>
          <table:table-cell office:value-type="string">
            <text:p>Step 2: Open ' Rename folder' form</text:p>
          </table:table-cell>
          <table:table-cell table:style-name="ce241" office:value-type="string">
            <text:p>- Right-Click the name of created folder</text:p>
            <text:p>- Select Rename option on menu</text:p>
          </table:table-cell>
          <table:table-cell table:style-name="ce143" office:value-type="string">
            <text:p>Rename folder form is shown properly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67">
          <table:table-cell table:formula="of:=IF(MID([.F37];6;1)&gt;MID([.F36];6;1);&quot;&quot;;MAX([.A$7:.A36])+1)">
            <text:p/>
          </table:table-cell>
          <table:table-cell office:value-type="string">
            <text:p>FNC_CS_MA_FOLDER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in case no data entry for new name</text:p>
          </table:table-cell>
          <table:table-cell office:value-type="string">
            <text:p>Step 3: don't input data for new name</text:p>
          </table:table-cell>
          <table:table-cell table:style-name="ce241" office:value-type="string">
            <text:p>- don't input data for new name</text:p>
            <text:p>- Click save button</text:p>
          </table:table-cell>
          <table:table-cell table:style-name="ce143" office:value-type="string">
            <text:p>A warning message: Name-requir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38];6;1)&gt;MID([.F37];6;1);&quot;&quot;;MAX([.A$7:.A37])+1)" office:value-type="float" office:value="12">
            <text:p>012</text:p>
          </table:table-cell>
          <table:table-cell office:value-type="string">
            <text:p>FNC_CS_MA_FOLDER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">
            <text:p>003</text:p>
          </table:table-cell>
          <table:table-cell office:value-type="string">
            <text:p>CS\Mail\Other_actions\Folder\Rename</text:p>
          </table:table-cell>
          <table:table-cell table:style-name="ce101" office:value-type="string">
            <text:p>Rename for Sub folder </text:p>
          </table:table-cell>
          <table:table-cell office:value-type="string">
            <text:p>Step 1: Create a folder and Sub – folder</text:p>
          </table:table-cell>
          <table:table-cell table:style-name="ce241" office:value-type="string">
            <text:p>- Perform to Create a New folder and Sub-folder</text:p>
          </table:table-cell>
          <table:table-cell table:style-name="ce143" office:value-type="string">
            <text:p>- They are created successfully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39];6;1)&gt;MID([.F38];6;1);&quot;&quot;;MAX([.A$7:.A38])+1)">
            <text:p/>
          </table:table-cell>
          <table:table-cell office:value-type="string">
            <text:p>FNC_CS_MA_FOLDER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office:value-type="string">
            <text:p>CS\Mail\Other_actions\Folder\Rename</text:p>
          </table:table-cell>
          <table:table-cell table:style-name="ce243" office:value-type="string">
            <text:p>Rename for Sub folder </text:p>
          </table:table-cell>
          <table:table-cell office:value-type="string">
            <text:p>Step 2: Open ' Rename folder' form</text:p>
          </table:table-cell>
          <table:table-cell table:style-name="ce241" office:value-type="string">
            <text:p>- Right-Click the name of Sub - folder</text:p>
            <text:p>- Select Rename option on menu</text:p>
          </table:table-cell>
          <table:table-cell table:style-name="ce143" office:value-type="string">
            <text:p>Rename folder form is shown properly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40];6;1)&gt;MID([.F39];6;1);&quot;&quot;;MAX([.A$7:.A39])+1)">
            <text:p/>
          </table:table-cell>
          <table:table-cell office:value-type="string">
            <text:p>FNC_CS_MA_FOLDER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office:value-type="string">
            <text:p>CS\Mail\Other_actions\Folder\Rename</text:p>
          </table:table-cell>
          <table:table-cell table:style-name="ce243" office:value-type="string">
            <text:p>Rename for Sub folder </text:p>
          </table:table-cell>
          <table:table-cell table:style-name="ce241" office:value-type="string">
            <text:p>Step 3: input new name</text:p>
          </table:table-cell>
          <table:table-cell table:style-name="ce241" office:value-type="string">
            <text:p>- Input new name into New folder name field</text:p>
            <text:p>- Click save button </text:p>
          </table:table-cell>
          <table:table-cell table:style-name="ce241" office:value-type="string">
            <text:p>- The name of sub-folder is changed</text:p>
          </table:table-cell>
          <table:table-cell table:style-name="ce271"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41];6;1)&gt;MID([.F40];6;1);&quot;&quot;;MAX([.A$7:.A40])+1)" office:value-type="float" office:value="13">
            <text:p>013</text:p>
          </table:table-cell>
          <table:table-cell office:value-type="string">
            <text:p>FNC_CS_MA_FOLDER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4">
            <text:p>004</text:p>
          </table:table-cell>
          <table:table-cell office:value-type="string">
            <text:p>CS\Mail\Other_actions\Folder\Rename</text:p>
          </table:table-cell>
          <table:table-cell table:style-name="ce101" office:value-type="string">
            <text:p>Rename for Sub folder in case no data entry for new name </text:p>
          </table:table-cell>
          <table:table-cell office:value-type="string">
            <text:p>Step 1: Create a folder and Sub – folder</text:p>
          </table:table-cell>
          <table:table-cell table:style-name="ce241" office:value-type="string">
            <text:p>- Perform to Create a New folder and Sub – folder</text:p>
          </table:table-cell>
          <table:table-cell table:style-name="ce143" office:value-type="string">
            <text:p>- They are created successfully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42];6;1)&gt;MID([.F41];6;1);&quot;&quot;;MAX([.A$7:.A41])+1)">
            <text:p/>
          </table:table-cell>
          <table:table-cell office:value-type="string">
            <text:p>FNC_CS_MA_FOLDER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office:value-type="string">
            <text:p>CS\Mail\Other_actions\Folder\Rename</text:p>
          </table:table-cell>
          <table:table-cell table:style-name="ce243" office:value-type="string">
            <text:p>Rename for Sub folder in case no data entry for new name </text:p>
          </table:table-cell>
          <table:table-cell office:value-type="string">
            <text:p>Step 2: Open ' Rename folder' form</text:p>
          </table:table-cell>
          <table:table-cell table:style-name="ce241" office:value-type="string">
            <text:p>- Right-Click the name of Sub - folder</text:p>
            <text:p>- Select Rename option on menu</text:p>
          </table:table-cell>
          <table:table-cell table:style-name="ce143" office:value-type="string">
            <text:p>Rename folder form is shown properly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43];6;1)&gt;MID([.F42];6;1);&quot;&quot;;MAX([.A$7:.A42])+1)">
            <text:p/>
          </table:table-cell>
          <table:table-cell office:value-type="string">
            <text:p>FNC_CS_MA_FOLDER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office:value-type="string">
            <text:p>CS\Mail\Other_actions\Folder\Rename</text:p>
          </table:table-cell>
          <table:table-cell table:style-name="ce243" office:value-type="string">
            <text:p>Rename for Sub folder in case no data entry for new name </text:p>
          </table:table-cell>
          <table:table-cell office:value-type="string">
            <text:p>Step 3: don't input data for new name</text:p>
          </table:table-cell>
          <table:table-cell table:style-name="ce241" office:value-type="string">
            <text:p>- don't input data for new name</text:p>
            <text:p>- Click save button</text:p>
          </table:table-cell>
          <table:table-cell table:style-name="ce143" office:value-type="string">
            <text:p>A warning message: Name-requir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44];6;1)&gt;MID([.F43];6;1);&quot;&quot;;MAX([.A$7:.A43])+1)" office:value-type="float" office:value="14">
            <text:p>014</text:p>
          </table:table-cell>
          <table:table-cell office:value-type="string">
            <text:p>FNC_CS_MA_FOLDER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5">
            <text:p>005</text:p>
          </table:table-cell>
          <table:table-cell office:value-type="string">
            <text:p>CS\Mail\Other_actions\Folder\Rename</text:p>
          </table:table-cell>
          <table:table-cell table:style-name="ce101" office:value-type="string">
            <text:p>Rename folder when folder is opening</text:p>
          </table:table-cell>
          <table:table-cell office:value-type="string">
            <text:p>Step 1: Create a folder</text:p>
          </table:table-cell>
          <table:table-cell table:style-name="ce241" office:value-type="string">
            <text:p>- Perform to Create a New folder </text:p>
          </table:table-cell>
          <table:table-cell table:style-name="ce143" office:value-type="string">
            <text:p>- The folder is created successfully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45];6;1)&gt;MID([.F44];6;1);&quot;&quot;;MAX([.A$7:.A44])+1)">
            <text:p/>
          </table:table-cell>
          <table:table-cell office:value-type="string">
            <text:p>FNC_CS_MA_FOLDER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when folder is opening</text:p>
          </table:table-cell>
          <table:table-cell office:value-type="string">
            <text:p>Step 2: Perform to Open The folder</text:p>
          </table:table-cell>
          <table:table-cell table:style-name="ce241" office:value-type="string">
            <text:p>- Click at above folder to open it </text:p>
          </table:table-cell>
          <table:table-cell table:style-name="ce143" office:value-type="string">
            <text:p>- If The folder store some mails, These mail will be shown in Message Panel , otherwise No message is shown 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46];6;1)&gt;MID([.F45];6;1);&quot;&quot;;MAX([.A$7:.A45])+1)">
            <text:p/>
          </table:table-cell>
          <table:table-cell office:value-type="string">
            <text:p>FNC_CS_MA_FOLDER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when folder is opening</text:p>
          </table:table-cell>
          <table:table-cell office:value-type="string">
            <text:p>Step 3: Open ' Rename folder' form</text:p>
          </table:table-cell>
          <table:table-cell table:style-name="ce241" office:value-type="string">
            <text:p>- Right-Click at the folder</text:p>
            <text:p>- Select Rename option on menu</text:p>
          </table:table-cell>
          <table:table-cell table:style-name="ce143" office:value-type="string">
            <text:p>Rename folder form is shown properly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47];6;1)&gt;MID([.F46];6;1);&quot;&quot;;MAX([.A$7:.A46])+1)">
            <text:p/>
          </table:table-cell>
          <table:table-cell office:value-type="string">
            <text:p>FNC_CS_MA_FOLDER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when folder is opening</text:p>
          </table:table-cell>
          <table:table-cell office:value-type="string">
            <text:p>Step 4: Input new name</text:p>
          </table:table-cell>
          <table:table-cell table:style-name="ce241" office:value-type="string">
            <text:p>- Input new name into New folder name field</text:p>
            <text:p>- Click save button </text:p>
          </table:table-cell>
          <table:table-cell table:style-name="ce143" office:value-type="string">
            <text:p>- The name of folder is chang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48];6;1)&gt;MID([.F47];6;1);&quot;&quot;;MAX([.A$7:.A47])+1)" office:value-type="float" office:value="15">
            <text:p>015</text:p>
          </table:table-cell>
          <table:table-cell office:value-type="string">
            <text:p>FNC_CS_MA_FOLDER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office:value-type="string">
            <text:p>CS\Mail\Other_actions\Folder\Rename</text:p>
          </table:table-cell>
          <table:table-cell table:style-name="ce244" office:value-type="string">
            <text:p>Rename folder in case the folder is used in a filter</text:p>
          </table:table-cell>
          <table:table-cell office:value-type="string">
            <text:p>Step 1: Create a folder, and create a filter</text:p>
          </table:table-cell>
          <table:table-cell table:style-name="ce241" office:value-type="string">
            <text:p>- Create a new folder</text:p>
            <text:p>- Create a new filter and choose above folder to stored mail for the filter</text:p>
          </table:table-cell>
          <table:table-cell table:style-name="ce143" office:value-type="string">
            <text:p>The folder and filter are creat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35">
          <table:table-cell table:formula="of:=IF(MID([.F49];6;1)&gt;MID([.F48];6;1);&quot;&quot;;MAX([.A$7:.A48])+1)">
            <text:p/>
          </table:table-cell>
          <table:table-cell office:value-type="string">
            <text:p>FNC_CS_MA_FOLDER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in case the folder is used in a filter</text:p>
          </table:table-cell>
          <table:table-cell office:value-type="string">
            <text:p>Step 2: Rename folder</text:p>
          </table:table-cell>
          <table:table-cell table:style-name="ce241" office:value-type="string">
            <text:p>Perform to rename folder</text:p>
          </table:table-cell>
          <table:table-cell table:style-name="ce143" office:value-type="string">
            <text:p>- The name of the folder is changed and in the filter the name of folder is update.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50];6;1)&gt;MID([.F49];6;1);&quot;&quot;;MAX([.A$7:.A49])+1)" office:value-type="float" office:value="16">
            <text:p>016</text:p>
          </table:table-cell>
          <table:table-cell office:value-type="string">
            <text:p>FNC_CS_MA_FOLDER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7">
            <text:p>007</text:p>
          </table:table-cell>
          <table:table-cell office:value-type="string">
            <text:p>CS\Mail\Other_actions\Folder\Rename</text:p>
          </table:table-cell>
          <table:table-cell table:style-name="ce244" office:value-type="string">
            <text:p>Rename folder when searching message of that folder</text:p>
          </table:table-cell>
          <table:table-cell office:value-type="string">
            <text:p>Step 1: create an account mail and Create new folder</text:p>
          </table:table-cell>
          <table:table-cell table:style-name="ce241" office:value-type="string">
            <text:p>- Perform to create a account mail, check mail</text:p>
            <text:p>- Perform to Create a new folder</text:p>
            <text:p/>
          </table:table-cell>
          <table:table-cell table:style-name="ce241" office:value-type="string">
            <text:p>- An Account mail is created</text:p>
            <text:p>- Mails is fetched from sever to Inbox folder like default setting</text:p>
            <text:p>- A new folders are created</text:p>
            <text:p/>
          </table:table-cell>
          <table:table-cell table:style-name="ce271"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51];6;1)&gt;MID([.F50];6;1);&quot;&quot;;MAX([.A$7:.A50])+1)">
            <text:p/>
          </table:table-cell>
          <table:table-cell office:value-type="string">
            <text:p>FNC_CS_MA_FOLDER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when searching message of that folder</text:p>
          </table:table-cell>
          <table:table-cell office:value-type="string">
            <text:p>Step 2: Move some messages from Inbox folder to created folder</text:p>
          </table:table-cell>
          <table:table-cell table:style-name="ce241" office:value-type="string">
            <text:p>- open Inbox folder: drag and drop some messages to created folder</text:p>
          </table:table-cell>
          <table:table-cell table:style-name="ce143" office:value-type="string">
            <text:p>Messages which moved is displayed in created folder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60">
          <table:table-cell table:formula="of:=IF(MID([.F52];6;1)&gt;MID([.F51];6;1);&quot;&quot;;MAX([.A$7:.A51])+1)">
            <text:p/>
          </table:table-cell>
          <table:table-cell office:value-type="string">
            <text:p>FNC_CS_MA_FOLDER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when searching message of that folder</text:p>
          </table:table-cell>
          <table:table-cell office:value-type="string">
            <text:p>Step 3: Searching message in created folder</text:p>
          </table:table-cell>
          <table:table-cell table:style-name="ce241" office:value-type="string">
            <text:p>- Input keyword which matched with properly of message in created folder to search box</text:p>
            <text:p>- then, click on Search icon</text:p>
          </table:table-cell>
          <table:table-cell table:style-name="ce143" office:value-type="string">
            <text:p>- Search result is shown</text:p>
            <text:p>- Messages of created folder which matched key word are displayed</text:p>
            <text:p>- Name of folder which stored message is displayed in corresponding messages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108">
          <table:table-cell table:formula="of:=IF(MID([.F53];6;1)&gt;MID([.F52];6;1);&quot;&quot;;MAX([.A$7:.A52])+1)">
            <text:p/>
          </table:table-cell>
          <table:table-cell office:value-type="string">
            <text:p>FNC_CS_MA_FOLDER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office:value-type="string">
            <text:p>CS\Mail\Other_actions\Folder\Rename</text:p>
          </table:table-cell>
          <table:table-cell office:value-type="string">
            <text:p>Rename folder when searching message of that folder</text:p>
          </table:table-cell>
          <table:table-cell office:value-type="string">
            <text:p>Step 4: Rename <text:s/>creating folder</text:p>
          </table:table-cell>
          <table:table-cell table:style-name="ce241" office:value-type="string">
            <text:p>- Right click on folder name and select <text:span text:style-name="T5">Rename </text:span><text:span text:style-name="T6">option</text:span></text:p>
            <text:p><text:span text:style-name="T6">- Rename pop up appears: input new name to new name field and click on Save button</text:span></text:p>
          </table:table-cell>
          <table:table-cell table:style-name="ce143" office:value-type="string">
            <text:p>- Name of Selected folder is changed</text:p>
            <text:p>- Name of folder is also updated in search result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54];6;1)&gt;MID([.F53];6;1);&quot;&quot;;MAX([.A$7:.A53])+1)" office:value-type="float" office:value="17">
            <text:p>017</text:p>
          </table:table-cell>
          <table:table-cell office:value-type="string">
            <text:p>FNC_CS_MA_FOLDER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office:value-type="string">
            <text:p>CS\Mail\Other_actions\Folder\Rename</text:p>
          </table:table-cell>
          <table:table-cell table:style-name="ce240" office:value-type="string">
            <text:p>Cancel renaming folder</text:p>
          </table:table-cell>
          <table:table-cell office:value-type="string">
            <text:p>Step 1: Create a folder</text:p>
          </table:table-cell>
          <table:table-cell table:style-name="ce241" office:value-type="string">
            <text:p>- Perform to Create a New folder</text:p>
          </table:table-cell>
          <table:table-cell table:style-name="ce143" office:value-type="string">
            <text:p>The folder is creat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55];6;1)&gt;MID([.F54];6;1);&quot;&quot;;MAX([.A$7:.A54])+1)">
            <text:p/>
          </table:table-cell>
          <table:table-cell office:value-type="string">
            <text:p>FNC_CS_MA_FOLDER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office:value-type="string">
            <text:p>CS\Mail\Other_actions\Folder\Rename</text:p>
          </table:table-cell>
          <table:table-cell table:style-name="ce241" office:value-type="string">
            <text:p>Cancel renaming folder</text:p>
          </table:table-cell>
          <table:table-cell office:value-type="string">
            <text:p>Step 2: Open ' Rename folder' form</text:p>
          </table:table-cell>
          <table:table-cell table:style-name="ce241" office:value-type="string">
            <text:p>- Right-Click the name of created folder</text:p>
            <text:p>- Select Rename option on menu</text:p>
          </table:table-cell>
          <table:table-cell table:style-name="ce143" office:value-type="string">
            <text:p>Rename folder form is shown properly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56];6;1)&gt;MID([.F55];6;1);&quot;&quot;;MAX([.A$7:.A55])+1)">
            <text:p/>
          </table:table-cell>
          <table:table-cell office:value-type="string">
            <text:p>FNC_CS_MA_FOLDER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office:value-type="string">
            <text:p>CS\Mail\Other_actions\Folder\Rename</text:p>
          </table:table-cell>
          <table:table-cell table:style-name="ce241" office:value-type="string">
            <text:p>Cancel renaming folder</text:p>
          </table:table-cell>
          <table:table-cell office:value-type="string">
            <text:p>Step 3: Canceling</text:p>
          </table:table-cell>
          <table:table-cell table:style-name="ce241" office:value-type="string">
            <text:p>- Input new name for folder</text:p>
            <text:p>- Click on Cancel button or Click on Close icon</text:p>
          </table:table-cell>
          <table:table-cell table:style-name="ce143" office:value-type="string">
            <text:p>- The form is closed </text:p>
            <text:p>- the name of <text:s/>folder is not chang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57];6;1)&gt;MID([.F56];6;1);&quot;&quot;;MAX([.A$7:.A56])+1)" office:value-type="float" office:value="18">
            <text:p>018</text:p>
          </table:table-cell>
          <table:table-cell office:value-type="string">
            <text:p>FNC_CS_MA_FOLDER_03</text:p>
          </table:table-cell>
          <table:table-cell table:style-name="ce140" office:value-type="float" office:value="1">
            <text:p>001</text:p>
          </table:table-cell>
          <table:table-cell office:value-type="string">
            <text:p>CS\Mail\Other_actions\Folder\Remove</text:p>
          </table:table-cell>
          <table:table-cell table:style-name="ce240" office:value-type="string">
            <text:p>Remove folder in case no mail is stored in</text:p>
          </table:table-cell>
          <table:table-cell office:value-type="string">
            <text:p>Step 1: perform to Create a folder</text:p>
          </table:table-cell>
          <table:table-cell table:style-name="ce241" office:value-type="string">
            <text:p>- Perform to Create a New folder</text:p>
          </table:table-cell>
          <table:table-cell table:style-name="ce143" office:value-type="string">
            <text:p>The folder is creat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58];6;1)&gt;MID([.F57];6;1);&quot;&quot;;MAX([.A$7:.A57])+1)">
            <text:p/>
          </table:table-cell>
          <table:table-cell office:value-type="string">
            <text:p>FNC_CS_MA_FOLDER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office:value-type="string">
            <text:p>CS\Mail\Other_actions\Folder\Remove</text:p>
          </table:table-cell>
          <table:table-cell table:style-name="ce241" office:value-type="string">
            <text:p>Remove folder in case no mail is stored in</text:p>
          </table:table-cell>
          <table:table-cell office:value-type="string">
            <text:p>Step 2: Perform to delete</text:p>
          </table:table-cell>
          <table:table-cell table:style-name="ce241" office:value-type="string">
            <text:p>- Right-Click on the name of folder</text:p>
            <text:p>- Select Remove Option</text:p>
          </table:table-cell>
          <table:table-cell table:style-name="ce143" office:value-type="string">
            <text:p>- A message is shown to confirm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59];6;1)&gt;MID([.F58];6;1);&quot;&quot;;MAX([.A$7:.A58])+1)">
            <text:p/>
          </table:table-cell>
          <table:table-cell office:value-type="string">
            <text:p>FNC_CS_MA_FOLDER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office:value-type="string">
            <text:p>CS\Mail\Other_actions\Folder\Remove</text:p>
          </table:table-cell>
          <table:table-cell table:style-name="ce241" office:value-type="string">
            <text:p>Remove folder in case no mail is stored in</text:p>
          </table:table-cell>
          <table:table-cell office:value-type="string">
            <text:p>Step 3: Confirm deleting</text:p>
          </table:table-cell>
          <table:table-cell table:style-name="ce241" office:value-type="string">
            <text:p>- Click OK button</text:p>
          </table:table-cell>
          <table:table-cell table:style-name="ce143" office:value-type="string">
            <text:p>- The folder is deleted, it is disappeared from personal folder area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60];6;1)&gt;MID([.F59];6;1);&quot;&quot;;MAX([.A$7:.A59])+1)" office:value-type="float" office:value="19">
            <text:p>019</text:p>
          </table:table-cell>
          <table:table-cell office:value-type="string">
            <text:p>FNC_CS_MA_FOLDER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CS\Mail\Other_actions\Folder\Remove</text:p>
          </table:table-cell>
          <table:table-cell table:style-name="ce240" office:value-type="string">
            <text:p>Remove folder in case The folder has some messages</text:p>
          </table:table-cell>
          <table:table-cell office:value-type="string">
            <text:p>Step 1: perform to Create an Account, check mail, <text:s/>Create a folder</text:p>
          </table:table-cell>
          <table:table-cell table:style-name="ce241" office:value-type="string">
            <text:p>- Perform to Create an Account mail which has some mails from sever</text:p>
            <text:p>- Perform to Create a new folder</text:p>
            <text:p>- Perform to check mail</text:p>
          </table:table-cell>
          <table:table-cell table:style-name="ce143" office:value-type="string">
            <text:p>- The Account is created</text:p>
            <text:p>- The folder is created</text:p>
            <text:p>- Mails are fetched from server to Inbox folder like default setting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61];6;1)&gt;MID([.F60];6;1);&quot;&quot;;MAX([.A$7:.A60])+1)">
            <text:p/>
          </table:table-cell>
          <table:table-cell office:value-type="string">
            <text:p>FNC_CS_MA_FOLDER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office:value-type="string">
            <text:p>CS\Mail\Other_actions\Folder\Remove</text:p>
          </table:table-cell>
          <table:table-cell table:style-name="ce241" office:value-type="string">
            <text:p>Remove folder in case The folder has some messages</text:p>
          </table:table-cell>
          <table:table-cell office:value-type="string">
            <text:p>Step 2: perform to move some message</text:p>
          </table:table-cell>
          <table:table-cell table:style-name="ce241" office:value-type="string">
            <text:p>- Perform to move some message form Inbox folder to the created folder</text:p>
          </table:table-cell>
          <table:table-cell table:style-name="ce143" office:value-type="string">
            <text:p>- Moving is success 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62];6;1)&gt;MID([.F61];6;1);&quot;&quot;;MAX([.A$7:.A61])+1)">
            <text:p/>
          </table:table-cell>
          <table:table-cell office:value-type="string">
            <text:p>FNC_CS_MA_FOLDER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office:value-type="string">
            <text:p>CS\Mail\Other_actions\Folder\Remove</text:p>
          </table:table-cell>
          <table:table-cell table:style-name="ce241" office:value-type="string">
            <text:p>Remove folder in case The folder has some messages</text:p>
          </table:table-cell>
          <table:table-cell office:value-type="string">
            <text:p>Step 3: Perform to delete</text:p>
          </table:table-cell>
          <table:table-cell table:style-name="ce241" office:value-type="string">
            <text:p>- Right-Click on the name of folder</text:p>
            <text:p>- Select Remove Option</text:p>
          </table:table-cell>
          <table:table-cell table:style-name="ce143" office:value-type="string">
            <text:p>- A message is shown to confirm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6">
          <table:table-cell table:formula="of:=IF(MID([.F63];6;1)&gt;MID([.F62];6;1);&quot;&quot;;MAX([.A$7:.A62])+1)">
            <text:p/>
          </table:table-cell>
          <table:table-cell office:value-type="string">
            <text:p>FNC_CS_MA_FOLDER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office:value-type="string">
            <text:p>CS\Mail\Other_actions\Folder\Remove</text:p>
          </table:table-cell>
          <table:table-cell table:style-name="ce241" office:value-type="string">
            <text:p>Remove folder in case The folder has some messages</text:p>
          </table:table-cell>
          <table:table-cell office:value-type="string">
            <text:p>Step 4: Confirm deleting</text:p>
          </table:table-cell>
          <table:table-cell table:style-name="ce241" office:value-type="string">
            <text:p>- Click OK button</text:p>
          </table:table-cell>
          <table:table-cell table:style-name="ce143" office:value-type="string">
            <text:p>- The folder is deleted, it is disappeared from personal folder area</text:p>
            <text:p>- All messages in the folder are also delet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64];6;1)&gt;MID([.F63];6;1);&quot;&quot;;MAX([.A$7:.A63])+1)" office:value-type="float" office:value="20">
            <text:p>020</text:p>
          </table:table-cell>
          <table:table-cell office:value-type="string">
            <text:p>FNC_CS_MA_FOLDER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3">
            <text:p>003</text:p>
          </table:table-cell>
          <table:table-cell office:value-type="string">
            <text:p>CS\Mail\Other_actions\Folder\Remove</text:p>
          </table:table-cell>
          <table:table-cell table:style-name="ce98" office:value-type="string">
            <text:p>Remove a folder which has sub folder </text:p>
          </table:table-cell>
          <table:table-cell office:value-type="string">
            <text:p>Step 1: Perform to Create a folder and sub-folder</text:p>
          </table:table-cell>
          <table:table-cell table:style-name="ce241" office:value-type="string">
            <text:p>- Perform to Create a New folder</text:p>
            <text:p>- Perform to create a sub-folder on above folder</text:p>
          </table:table-cell>
          <table:table-cell table:style-name="ce143" office:value-type="string">
            <text:p>- They are created successfully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65];6;1)&gt;MID([.F64];6;1);&quot;&quot;;MAX([.A$7:.A64])+1)">
            <text:p/>
          </table:table-cell>
          <table:table-cell office:value-type="string">
            <text:p>FNC_CS_MA_FOLDER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003</text:p>
          </table:table-cell>
          <table:table-cell office:value-type="string">
            <text:p>CS\Mail\Other_actions\Folder\Remove</text:p>
          </table:table-cell>
          <table:table-cell table:style-name="ce211" office:value-type="string">
            <text:p>Remove a folder which has sub folder </text:p>
          </table:table-cell>
          <table:table-cell office:value-type="string">
            <text:p>Step 2: Perform to delete</text:p>
          </table:table-cell>
          <table:table-cell table:style-name="ce241" office:value-type="string">
            <text:p>- Right-Click on the name of folder</text:p>
            <text:p>- Select Remove Option</text:p>
          </table:table-cell>
          <table:table-cell table:style-name="ce143" office:value-type="string">
            <text:p>- A message is shown to confirm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66];6;1)&gt;MID([.F65];6;1);&quot;&quot;;MAX([.A$7:.A65])+1)">
            <text:p/>
          </table:table-cell>
          <table:table-cell office:value-type="string">
            <text:p>FNC_CS_MA_FOLDER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CS\Mail\Other_actions\Folder\Remove</text:p>
          </table:table-cell>
          <table:table-cell table:style-name="ce211" office:value-type="string">
            <text:p>Remove a folder which has sub folder </text:p>
          </table:table-cell>
          <table:table-cell office:value-type="string">
            <text:p>Step 3: Confirm deleting</text:p>
          </table:table-cell>
          <table:table-cell table:style-name="ce241" office:value-type="string">
            <text:p>- Click OK button</text:p>
          </table:table-cell>
          <table:table-cell table:style-name="ce143" office:value-type="string">
            <text:p>- The folder is deleted, it is disappeared from personal folder area</text:p>
            <text:p>- Sub-folder of it is also delet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67];6;1)&gt;MID([.F66];6;1);&quot;&quot;;MAX([.A$7:.A66])+1)" office:value-type="float" office:value="21">
            <text:p>021</text:p>
          </table:table-cell>
          <table:table-cell office:value-type="string">
            <text:p>FNC_CS_MA_FOLDER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4">
            <text:p>004</text:p>
          </table:table-cell>
          <table:table-cell office:value-type="string">
            <text:p>CS\Mail\Other_actions\Folder\Remove</text:p>
          </table:table-cell>
          <table:table-cell table:style-name="ce98" office:value-type="string">
            <text:p>Remove a sub folder </text:p>
          </table:table-cell>
          <table:table-cell office:value-type="string">
            <text:p>Step 1: Perform to Create a folder and sub-folder</text:p>
          </table:table-cell>
          <table:table-cell table:style-name="ce241" office:value-type="string">
            <text:p>- Perform to Create a New folder</text:p>
            <text:p>- Perform to create a sub-folder on above folder</text:p>
          </table:table-cell>
          <table:table-cell table:style-name="ce143" office:value-type="string">
            <text:p>- They are created successfully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68];6;1)&gt;MID([.F67];6;1);&quot;&quot;;MAX([.A$7:.A67])+1)">
            <text:p/>
          </table:table-cell>
          <table:table-cell office:value-type="string">
            <text:p>FNC_CS_MA_FOLDER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4">
            <text:p>004</text:p>
          </table:table-cell>
          <table:table-cell office:value-type="string">
            <text:p>CS\Mail\Other_actions\Folder\Remove</text:p>
          </table:table-cell>
          <table:table-cell table:style-name="ce211" office:value-type="string">
            <text:p>Remove a sub folder </text:p>
          </table:table-cell>
          <table:table-cell office:value-type="string">
            <text:p>Step 2: Perform to delete</text:p>
          </table:table-cell>
          <table:table-cell table:style-name="ce241" office:value-type="string">
            <text:p>- Right-Click on the name of sub-folder</text:p>
            <text:p>- Select Remove Option</text:p>
          </table:table-cell>
          <table:table-cell table:style-name="ce143" office:value-type="string">
            <text:p>- A message is shown to confirm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69];6;1)&gt;MID([.F68];6;1);&quot;&quot;;MAX([.A$7:.A68])+1)">
            <text:p/>
          </table:table-cell>
          <table:table-cell office:value-type="string">
            <text:p>FNC_CS_MA_FOLDER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office:value-type="string">
            <text:p>CS\Mail\Other_actions\Folder\Remove</text:p>
          </table:table-cell>
          <table:table-cell table:style-name="ce211" office:value-type="string">
            <text:p>Remove a sub folder </text:p>
          </table:table-cell>
          <table:table-cell office:value-type="string">
            <text:p>Step 3: Confirm deleting</text:p>
          </table:table-cell>
          <table:table-cell table:style-name="ce241" office:value-type="string">
            <text:p>- Click OK button</text:p>
          </table:table-cell>
          <table:table-cell table:style-name="ce143" office:value-type="string">
            <text:p>- The sub- folder is deleted, it is disappeared from personal folder area</text:p>
            <text:p>- Parent folder of it is not delet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5">
          <table:table-cell table:formula="of:=IF(MID([.F70];6;1)&gt;MID([.F69];6;1);&quot;&quot;;MAX([.A$7:.A69])+1)" office:value-type="float" office:value="22">
            <text:p>022</text:p>
          </table:table-cell>
          <table:table-cell office:value-type="string">
            <text:p>FNC_CS_MA_FOLDER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5">
            <text:p>005</text:p>
          </table:table-cell>
          <table:table-cell office:value-type="string">
            <text:p>CS\Mail\Other_actions\Folder\Remove</text:p>
          </table:table-cell>
          <table:table-cell table:style-name="ce244" office:value-type="string">
            <text:p>Remove folder when searching message of that folder</text:p>
          </table:table-cell>
          <table:table-cell office:value-type="string">
            <text:p>Step 1: create an account mail and Create new folder</text:p>
          </table:table-cell>
          <table:table-cell table:style-name="ce241" office:value-type="string">
            <text:p>- Perform to create a account mail, check mail</text:p>
            <text:p>- Perform to Create a new folder</text:p>
            <text:p/>
          </table:table-cell>
          <table:table-cell table:style-name="ce241" office:value-type="string">
            <text:p>- An Account mail is created</text:p>
            <text:p>- Mails is fetched from sever to Inbox folder like default setting</text:p>
            <text:p>- A new folders are created</text:p>
            <text:p/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71];6;1)&gt;MID([.F70];6;1);&quot;&quot;;MAX([.A$7:.A70])+1)">
            <text:p/>
          </table:table-cell>
          <table:table-cell office:value-type="string">
            <text:p>FNC_CS_MA_FOLDER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5">
            <text:p>005</text:p>
          </table:table-cell>
          <table:table-cell office:value-type="string">
            <text:p>CS\Mail\Other_actions\Folder\Remove</text:p>
          </table:table-cell>
          <table:table-cell office:value-type="string">
            <text:p>Remove folder when searching message of that folder</text:p>
          </table:table-cell>
          <table:table-cell office:value-type="string">
            <text:p>Step 2: Move some messages from Inbox folder to created folder</text:p>
          </table:table-cell>
          <table:table-cell table:style-name="ce241" office:value-type="string">
            <text:p>- open Inbox folder: drag and drop some messages to created folder</text:p>
          </table:table-cell>
          <table:table-cell table:style-name="ce143" office:value-type="string">
            <text:p>Messages which moved is displayed in created folder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66">
          <table:table-cell table:formula="of:=IF(MID([.F72];6;1)&gt;MID([.F71];6;1);&quot;&quot;;MAX([.A$7:.A71])+1)">
            <text:p/>
          </table:table-cell>
          <table:table-cell office:value-type="string">
            <text:p>FNC_CS_MA_FOLDER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office:value-type="string">
            <text:p>CS\Mail\Other_actions\Folder\Remove</text:p>
          </table:table-cell>
          <table:table-cell office:value-type="string">
            <text:p>Remove folder when searching message of that folder</text:p>
          </table:table-cell>
          <table:table-cell office:value-type="string">
            <text:p>Step 3: Searching message in created folder</text:p>
          </table:table-cell>
          <table:table-cell table:style-name="ce241" office:value-type="string">
            <text:p>- Input keyword which matched with properly of message in created folder to search box</text:p>
            <text:p>- then, click on Search icon</text:p>
          </table:table-cell>
          <table:table-cell table:style-name="ce143" office:value-type="string">
            <text:p>- Search result is shown</text:p>
            <text:p>- Messages of created folder which matched key word are displayed</text:p>
            <text:p>- Name of folder which stored message is displayed in corresponding messages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73];6;1)&gt;MID([.F72];6;1);&quot;&quot;;MAX([.A$7:.A72])+1)">
            <text:p/>
          </table:table-cell>
          <table:table-cell office:value-type="string">
            <text:p>FNC_CS_MA_FOLDER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office:value-type="string">
            <text:p>CS\Mail\Other_actions\Folder\Remove</text:p>
          </table:table-cell>
          <table:table-cell office:value-type="string">
            <text:p>Remove folder when searching message of that folder</text:p>
          </table:table-cell>
          <table:table-cell office:value-type="string">
            <text:p>Step 4: Remove creating folder</text:p>
          </table:table-cell>
          <table:table-cell table:style-name="ce241" office:value-type="string">
            <text:p>- Right click on folder name and select <text:span text:style-name="T5">Remove </text:span><text:span text:style-name="T6">option</text:span></text:p>
            <text:p><text:span text:style-name="T6">- confirm message appears and then click on </text:span><text:span text:style-name="T5">OK </text:span><text:span text:style-name="T6">button</text:span></text:p>
          </table:table-cell>
          <table:table-cell table:style-name="ce143" office:value-type="string">
            <text:p>- Selected folder is removed and disappears in personal folder area</text:p>
            <text:p>- Message of removed folder also isn't displayed in search result.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74];6;1)&gt;MID([.F73];6;1);&quot;&quot;;MAX([.A$7:.A73])+1)" office:value-type="float" office:value="23">
            <text:p>023</text:p>
          </table:table-cell>
          <table:table-cell office:value-type="string">
            <text:p>FNC_CS_MA_FOLDER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6">
            <text:p>006</text:p>
          </table:table-cell>
          <table:table-cell office:value-type="string">
            <text:p>CS\Mail\Other_actions\Folder\Remove</text:p>
          </table:table-cell>
          <table:table-cell table:style-name="ce244" office:value-type="string">
            <text:p>Remove a folder which applied for a filter</text:p>
          </table:table-cell>
          <table:table-cell office:value-type="string">
            <text:p>Step 1: create an account mail and Create new folder</text:p>
          </table:table-cell>
          <table:table-cell table:style-name="ce241" office:value-type="string">
            <text:p>- Perform to create a account mail, check mail</text:p>
            <text:p>- Perform to Create a new folder</text:p>
            <text:p/>
          </table:table-cell>
          <table:table-cell table:style-name="ce241" office:value-type="string">
            <text:p>- An Account mail is created</text:p>
            <text:p>- Mails is fetched from sever to Inbox folder like default setting</text:p>
            <text:p>- A new folders are created</text:p>
            <text:p/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67">
          <table:table-cell table:formula="of:=IF(MID([.F75];6;1)&gt;MID([.F74];6;1);&quot;&quot;;MAX([.A$7:.A74])+1)">
            <text:p/>
          </table:table-cell>
          <table:table-cell office:value-type="string">
            <text:p>FNC_CS_MA_FOLDER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office:value-type="string">
            <text:p>CS\Mail\Other_actions\Folder\Remove</text:p>
          </table:table-cell>
          <table:table-cell office:value-type="string">
            <text:p>Remove a folder which applied for a filter</text:p>
          </table:table-cell>
          <table:table-cell office:value-type="string">
            <text:p>Step 2: Open “Add new filter” form</text:p>
          </table:table-cell>
          <table:table-cell table:style-name="ce241" office:value-type="string">
            <text:p>- Click on <text:span text:style-name="T5">Filter</text:span><text:span text:style-name="T6"> icon in tool bar</text:span></text:p>
            <text:p><text:span text:style-name="T6">- Message filter form appears and then, click on “Add new filter” icon in this form</text:span></text:p>
          </table:table-cell>
          <table:table-cell table:style-name="ce143" office:value-type="string">
            <text:p>- <text:s/>The folder is creat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152">
          <table:table-cell table:formula="of:=IF(MID([.F76];6;1)&gt;MID([.F75];6;1);&quot;&quot;;MAX([.A$7:.A75])+1)">
            <text:p/>
          </table:table-cell>
          <table:table-cell office:value-type="string">
            <text:p>FNC_CS_MA_FOLDER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office:value-type="string">
            <text:p>CS\Mail\Other_actions\Folder\Remove</text:p>
          </table:table-cell>
          <table:table-cell office:value-type="string">
            <text:p>Remove a folder which applied for a filter</text:p>
          </table:table-cell>
          <table:table-cell office:value-type="string">
            <text:p>Step 3: Add new filter and apply for added folder above</text:p>
          </table:table-cell>
          <table:table-cell table:style-name="ce241" office:value-type="string">
            <text:p>In add new filter form:</text:p>
            <text:p>- input value to required field</text:p>
            <text:p>- input rules matched mail available</text:p>
            <text:p>- In Move message to folder list box: select name of added folder.</text:p>
            <text:p>- tick at <text:span text:style-name="T5">Apply all message </text:span><text:span text:style-name="T6">check box <text:s/>and last, click on </text:span><text:span text:style-name="T5">Save</text:span><text:span text:style-name="T6"> button</text:span></text:p>
          </table:table-cell>
          <table:table-cell table:style-name="ce143" office:value-type="string">
            <text:p>- A new filter is added successful</text:p>
            <text:p>- properly of filter is displayed at right form when clicking on filter name</text:p>
            <text:p>- Message matched with filter is moved and displayed in added folder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152">
          <table:table-cell table:formula="of:=IF(MID([.F77];6;1)&gt;MID([.F76];6;1);&quot;&quot;;MAX([.A$7:.A76])+1)">
            <text:p/>
          </table:table-cell>
          <table:table-cell office:value-type="string">
            <text:p>FNC_CS_MA_FOLDER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office:value-type="string">
            <text:p>CS\Mail\Other_actions\Folder\Remove</text:p>
          </table:table-cell>
          <table:table-cell office:value-type="string">
            <text:p>Remove a folder which applied for a filter</text:p>
          </table:table-cell>
          <table:table-cell office:value-type="string">
            <text:p>Step 4: Remove folder which applied for filter above</text:p>
          </table:table-cell>
          <table:table-cell table:style-name="ce241" office:value-type="string">
            <text:p>- At personal folder area: right click at folder which applied for filter above and select <text:span text:style-name="T5">Remove </text:span><text:span text:style-name="T6">option in menu</text:span></text:p>
            <text:p><text:span text:style-name="T6">- Confirm message appears and then click on </text:span><text:span text:style-name="T5">OK </text:span><text:span text:style-name="T6">button</text:span></text:p>
          </table:table-cell>
          <table:table-cell table:style-name="ce143" office:value-type="string">
            <text:p>Folder is deleted and disappears in Personal folder area</text:p>
            <text:p>- Folder also disappears in properly of filter</text:p>
            <text:p>- when check mail again, Messages matched with filter are get to Inbox folder as default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78];6;1)&gt;MID([.F77];6;1);&quot;&quot;;MAX([.A$7:.A77])+1)" office:value-type="float" office:value="24">
            <text:p>024</text:p>
          </table:table-cell>
          <table:table-cell office:value-type="string">
            <text:p>FNC_CS_MA_FOLDER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7">
            <text:p>007</text:p>
          </table:table-cell>
          <table:table-cell office:value-type="string">
            <text:p>CS\Mail\Other_actions\Folder\Remove</text:p>
          </table:table-cell>
          <table:table-cell table:style-name="ce240" office:value-type="string">
            <text:p>Cancel Removing folder</text:p>
          </table:table-cell>
          <table:table-cell office:value-type="string">
            <text:p>Step 1: perform to Create a folder</text:p>
          </table:table-cell>
          <table:table-cell table:style-name="ce241" office:value-type="string">
            <text:p>- Perform to Create a New folder</text:p>
          </table:table-cell>
          <table:table-cell table:style-name="ce143" office:value-type="string">
            <text:p>The folder is creat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69">
          <table:table-cell table:formula="of:=IF(MID([.F79];6;1)&gt;MID([.F78];6;1);&quot;&quot;;MAX([.A$7:.A78])+1)">
            <text:p/>
          </table:table-cell>
          <table:table-cell office:value-type="string">
            <text:p>FNC_CS_MA_FOLDER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office:value-type="string">
            <text:p>CS\Mail\Other_actions\Folder\Remove</text:p>
          </table:table-cell>
          <table:table-cell table:style-name="ce241" office:value-type="string">
            <text:p>Cancel Removing folder</text:p>
          </table:table-cell>
          <table:table-cell office:value-type="string">
            <text:p>Step 2: Perform to delete</text:p>
          </table:table-cell>
          <table:table-cell table:style-name="ce241" office:value-type="string">
            <text:p>- Right-Click on the name of folder</text:p>
            <text:p>- Select Remove Option</text:p>
          </table:table-cell>
          <table:table-cell table:style-name="ce143" office:value-type="string">
            <text:p>- A message is shown to confirm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82">
          <table:table-cell table:formula="of:=IF(MID([.F80];6;1)&gt;MID([.F79];6;1);&quot;&quot;;MAX([.A$7:.A79])+1)">
            <text:p/>
          </table:table-cell>
          <table:table-cell office:value-type="string">
            <text:p>FNC_CS_MA_FOLDER_03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office:value-type="string">
            <text:p>CS\Mail\Other_actions\Folder\Remove</text:p>
          </table:table-cell>
          <table:table-cell table:style-name="ce241" office:value-type="string">
            <text:p>Cancel Removing folder</text:p>
          </table:table-cell>
          <table:table-cell office:value-type="string">
            <text:p>Step 3: Cancel Removing</text:p>
          </table:table-cell>
          <table:table-cell table:style-name="ce241" office:value-type="string">
            <text:p>- Click Cancel button</text:p>
          </table:table-cell>
          <table:table-cell table:style-name="ce143" office:value-type="string">
            <text:p>- The folder is not <text:s/>deleted</text:p>
            <text:p>- It is still shown on Personal folder area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82">
          <table:table-cell table:formula="of:=IF(MID([.F81];6;1)&gt;MID([.F80];6;1);&quot;&quot;;MAX([.A$7:.A80])+1)" office:value-type="float" office:value="25">
            <text:p>025</text:p>
          </table:table-cell>
          <table:table-cell office:value-type="string">
            <text:p>FNC_CS_MA_TAG_01</text:p>
          </table:table-cell>
          <table:table-cell table:style-name="ce140" office:value-type="float" office:value="1">
            <text:p>001</text:p>
          </table:table-cell>
          <table:table-cell office:value-type="string">
            <text:p>CS\Mail\Other_actions\Tag\Create</text:p>
          </table:table-cell>
          <table:table-cell table:style-name="ce145" office:value-type="string">
            <text:p>Creating a new tag when input data is valid</text:p>
          </table:table-cell>
          <table:table-cell table:style-name="ce143" office:value-type="string">
            <text:p>Step 1: Open Add tag form</text:p>
          </table:table-cell>
          <table:table-cell table:style-name="ce143" office:value-type="string">
            <text:p>Click on Add new <text:s/>tag icon at left pane.</text:p>
          </table:table-cell>
          <table:table-cell table:style-name="ce143" office:value-type="string">
            <text:p>Add tag form is shown properly 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145">
          <table:table-cell table:formula="of:=IF(MID([.F82];6;1)&gt;MID([.F81];6;1);&quot;&quot;;MAX([.A$7:.A81])+1)">
            <text:p/>
          </table:table-cell>
          <table:table-cell office:value-type="string">
            <text:p>FNC_CS_MA_TAG_01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office:value-type="string">
            <text:p>CS\Mail\Other_actions\Tag\Create</text:p>
          </table:table-cell>
          <table:table-cell table:style-name="ce146" office:value-type="string">
            <text:p>Creating a new tag when input data is valid</text:p>
          </table:table-cell>
          <table:table-cell table:style-name="ce143" office:value-type="string">
            <text:p>Step 2: perform create new tag </text:p>
          </table:table-cell>
          <table:table-cell table:style-name="ce143" office:value-type="string">
            <text:p>- Input data into Name field</text:p>
            <text:p>- Input data into Description or not </text:p>
            <text:p>- Can select color for tag in drop down list </text:p>
            <text:p>- Click Add button</text:p>
          </table:table-cell>
          <table:table-cell table:style-name="ce143" office:value-type="string">
            <text:p>- A new tag is created and it is shown in tag space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83];6;1)&gt;MID([.F82];6;1);&quot;&quot;;MAX([.A$7:.A82])+1)" office:value-type="float" office:value="26">
            <text:p>026</text:p>
          </table:table-cell>
          <table:table-cell office:value-type="string">
            <text:p>FNC_CS_MA_TAG_01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office:value-type="string">
            <text:p>CS\Mail\Other_actions\Tag\Create</text:p>
          </table:table-cell>
          <table:table-cell table:style-name="ce145" office:value-type="string">
            <text:p>Create a new tag in case account is not created yet</text:p>
          </table:table-cell>
          <table:table-cell table:style-name="ce143" office:value-type="string">
            <text:p>Step 1: don't create any account mail</text:p>
          </table:table-cell>
          <table:table-cell table:style-name="ce143" office:value-type="string">
            <text:p>- Perform to delete default account if have</text:p>
            <text:p>- don't Create any Account mail</text:p>
          </table:table-cell>
          <table:table-cell table:style-name="ce143" office:value-type="string">
            <text:p>- there is no <text:s/>account is shown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84];6;1)&gt;MID([.F83];6;1);&quot;&quot;;MAX([.A$7:.A83])+1)">
            <text:p/>
          </table:table-cell>
          <table:table-cell office:value-type="string">
            <text:p>FNC_CS_MA_TAG_01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office:value-type="string">
            <text:p>CS\Mail\Other_actions\Tag\Create</text:p>
          </table:table-cell>
          <table:table-cell table:style-name="ce143" office:value-type="string">
            <text:p>Create a new tag in case account is not created yet</text:p>
          </table:table-cell>
          <table:table-cell table:style-name="ce143" office:value-type="string">
            <text:p>Step 2: <text:s/>Open Add/Edit tag form</text:p>
          </table:table-cell>
          <table:table-cell table:style-name="ce143" office:value-type="string">
            <text:p>- Left-click at Tag icon and press</text:p>
            <text:p><text:s/>Add new a tag</text:p>
          </table:table-cell>
          <table:table-cell table:style-name="ce143" office:value-type="string">
            <text:p>- A warning message: “ you must create an account”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85];6;1)&gt;MID([.F84];6;1);&quot;&quot;;MAX([.A$7:.A84])+1)" office:value-type="float" office:value="27">
            <text:p>027</text:p>
          </table:table-cell>
          <table:table-cell office:value-type="string">
            <text:p>FNC_CS_MA_TAG_01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office:value-type="string">
            <text:p>CS\Mail\Other_actions\Tag\Create</text:p>
          </table:table-cell>
          <table:table-cell table:style-name="ce145" office:value-type="string">
            <text:p>Create a new tag in case no data entry for new name field</text:p>
          </table:table-cell>
          <table:table-cell table:style-name="ce143" office:value-type="string">
            <text:p>Step 1: Create an Account, Perform to check mail</text:p>
          </table:table-cell>
          <table:table-cell table:style-name="ce143" office:value-type="string">
            <text:p>- Perform to Create an Account mail</text:p>
            <text:p>- Perform to Check mail for this account</text:p>
          </table:table-cell>
          <table:table-cell table:style-name="ce143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86];6;1)&gt;MID([.F85];6;1);&quot;&quot;;MAX([.A$7:.A85])+1)">
            <text:p/>
          </table:table-cell>
          <table:table-cell office:value-type="string">
            <text:p>FNC_CS_MA_TAG_01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office:value-type="string">
            <text:p>CS\Mail\Other_actions\Tag\Create</text:p>
          </table:table-cell>
          <table:table-cell table:style-name="ce146" office:value-type="string">
            <text:p>Create a new tag in case no data entry for new name field</text:p>
          </table:table-cell>
          <table:table-cell table:style-name="ce143" office:value-type="string">
            <text:p>Step 2: Open Add/Edit tag form</text:p>
          </table:table-cell>
          <table:table-cell table:style-name="ce143" office:value-type="string">
            <text:p>- Left-click at Tag icon and press</text:p>
            <text:p><text:s/>Add new a tag</text:p>
          </table:table-cell>
          <table:table-cell table:style-name="ce143" office:value-type="string">
            <text:p>- 'Add/Edit' form is display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87];6;1)&gt;MID([.F86];6;1);&quot;&quot;;MAX([.A$7:.A86])+1)">
            <text:p/>
          </table:table-cell>
          <table:table-cell office:value-type="string">
            <text:p>FNC_CS_MA_TAG_01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office:value-type="string">
            <text:p>CS\Mail\Other_actions\Tag\Create</text:p>
          </table:table-cell>
          <table:table-cell table:style-name="ce146" office:value-type="string">
            <text:p>Create a new tag in case no data entry for new name field</text:p>
          </table:table-cell>
          <table:table-cell table:style-name="ce143" office:value-type="string">
            <text:p>Step 3: enter information for tag <text:s/></text:p>
            <text:p/>
          </table:table-cell>
          <table:table-cell table:style-name="ce143" office:value-type="string">
            <text:p>At this form:</text:p>
            <text:p>- don't input data into new name field </text:p>
            <text:p>- Click save button</text:p>
          </table:table-cell>
          <table:table-cell table:style-name="ce143" office:value-type="string">
            <text:p>- A warning message: “ the field “new name” is requir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30">
          <table:table-cell table:formula="of:=IF(MID([.F88];6;1)&gt;MID([.F87];6;1);&quot;&quot;;MAX([.A$7:.A87])+1)" office:value-type="float" office:value="28">
            <text:p>028</text:p>
          </table:table-cell>
          <table:table-cell office:value-type="string">
            <text:p>FNC_CS_MA_TAG_01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office:value-type="string">
            <text:p>CS\Mail\Other_actions\Tag\Create</text:p>
          </table:table-cell>
          <table:table-cell table:style-name="ce71" office:value-type="string">
            <text:p>Create a new tag in case name of tag is the same name with existing tag</text:p>
          </table:table-cell>
          <table:table-cell table:style-name="ce143" office:value-type="string">
            <text:p>Step 1: Create an Account, Perform to check mail</text:p>
          </table:table-cell>
          <table:table-cell table:style-name="ce143" office:value-type="string">
            <text:p>- Perform to Create an Account mail</text:p>
            <text:p>- Perform to Check mail for this account</text:p>
          </table:table-cell>
          <table:table-cell table:style-name="ce143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89];6;1)&gt;MID([.F88];6;1);&quot;&quot;;MAX([.A$7:.A88])+1)">
            <text:p/>
          </table:table-cell>
          <table:table-cell office:value-type="string">
            <text:p>FNC_CS_MA_TAG_01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office:value-type="string">
            <text:p>CS\Mail\Other_actions\Tag\Create</text:p>
          </table:table-cell>
          <table:table-cell table:style-name="ce144" office:value-type="string">
            <text:p>Create a new tag in case name of tag is the same name with existing tag</text:p>
          </table:table-cell>
          <table:table-cell table:style-name="ce143" office:value-type="string">
            <text:p>Step 2: Create a new tag</text:p>
          </table:table-cell>
          <table:table-cell table:style-name="ce143" office:value-type="string">
            <text:p>-In add new tag form: input value to required fields and click on <text:span text:style-name="T5">Add</text:span> button</text:p>
          </table:table-cell>
          <table:table-cell table:style-name="ce143" office:value-type="string">
            <text:p>The tag is creat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90];6;1)&gt;MID([.F89];6;1);&quot;&quot;;MAX([.A$7:.A89])+1)">
            <text:p/>
          </table:table-cell>
          <table:table-cell office:value-type="string">
            <text:p>FNC_CS_MA_TAG_01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office:value-type="string">
            <text:p>CS\Mail\Other_actions\Tag\Create</text:p>
          </table:table-cell>
          <table:table-cell table:style-name="ce144" office:value-type="string">
            <text:p>Create a new tag in case name of tag is the same name with existing tag</text:p>
          </table:table-cell>
          <table:table-cell table:style-name="ce143" office:value-type="string">
            <text:p>Step 3: Continue Creating tag</text:p>
          </table:table-cell>
          <table:table-cell table:style-name="ce143" office:value-type="string">
            <text:p>- Continue Creating a tag but Name of this tag like above tag</text:p>
          </table:table-cell>
          <table:table-cell table:style-name="ce143" office:value-type="string">
            <text:p>- A warning message: “ This tag already exists, choose different name”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91];6;1)&gt;MID([.F90];6;1);&quot;&quot;;MAX([.A$7:.A90])+1)" office:value-type="float" office:value="29">
            <text:p>029</text:p>
          </table:table-cell>
          <table:table-cell office:value-type="string">
            <text:p>FNC_CS_MA_TAG_01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office:value-type="string">
            <text:p>CS\Mail\Other_actions\Tag\Create</text:p>
          </table:table-cell>
          <table:table-cell table:style-name="ce245" office:value-type="string">
            <text:p>Create a new tag in case name of tag includes special characters</text:p>
          </table:table-cell>
          <table:table-cell table:style-name="ce143" office:value-type="string">
            <text:p>Step 1: Create an Account, Perform to check mail</text:p>
          </table:table-cell>
          <table:table-cell table:style-name="ce143" office:value-type="string">
            <text:p>- Perform to Create an Account mail</text:p>
            <text:p>- Perform to Check mail for this account</text:p>
          </table:table-cell>
          <table:table-cell table:style-name="ce143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92];6;1)&gt;MID([.F91];6;1);&quot;&quot;;MAX([.A$7:.A91])+1)">
            <text:p/>
          </table:table-cell>
          <table:table-cell office:value-type="string">
            <text:p>FNC_CS_MA_TAG_01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office:value-type="string">
            <text:p>CS\Mail\Other_actions\Tag\Create</text:p>
          </table:table-cell>
          <table:table-cell table:style-name="ce143" office:value-type="string">
            <text:p>Create a new tag in case name of tag includes special characters</text:p>
          </table:table-cell>
          <table:table-cell table:style-name="ce143" office:value-type="string">
            <text:p>Step 2: Open Add tag form</text:p>
          </table:table-cell>
          <table:table-cell table:style-name="ce143" office:value-type="string">
            <text:p>Click on<text:span text:style-name="T5"> Add new <text:s/>tag </text:span>icon at left pane.</text:p>
          </table:table-cell>
          <table:table-cell table:style-name="ce143" office:value-type="string">
            <text:p>Add tag form is shown properly 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4">
          <table:table-cell table:formula="of:=IF(MID([.F93];6;1)&gt;MID([.F92];6;1);&quot;&quot;;MAX([.A$7:.A92])+1)">
            <text:p/>
          </table:table-cell>
          <table:table-cell office:value-type="string">
            <text:p>FNC_CS_MA_TAG_01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office:value-type="string">
            <text:p>CS\Mail\Other_actions\Tag\Create</text:p>
          </table:table-cell>
          <table:table-cell table:style-name="ce143" office:value-type="string">
            <text:p>Create a new tag in case name of tag includes special characters</text:p>
          </table:table-cell>
          <table:table-cell table:style-name="ce143" office:value-type="string">
            <text:p>Step 3: create new tag </text:p>
          </table:table-cell>
          <table:table-cell table:style-name="ce143" office:value-type="string">
            <text:p>- Input special characters into Name field</text:p>
            <text:p>- Input data into Description or not </text:p>
            <text:p>- Can select color for tag in drop down list </text:p>
            <text:p>- Click Add button</text:p>
          </table:table-cell>
          <table:table-cell table:style-name="ce143" office:value-type="string">
            <text:p>Show message to inform it is impossible to create tag with special character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104">
          <table:table-cell table:formula="of:=IF(MID([.F94];6;1)&gt;MID([.F93];6;1);&quot;&quot;;MAX([.A$7:.A93])+1)" office:value-type="float" office:value="30">
            <text:p>030</text:p>
          </table:table-cell>
          <table:table-cell office:value-type="string">
            <text:p>FNC_CS_MA_TAG_01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office:value-type="string">
            <text:p>CS\Mail\Other_actions\Tag\Create</text:p>
          </table:table-cell>
          <table:table-cell table:style-name="ce145" office:value-type="string">
            <text:p>Cancel Creating a new tag</text:p>
          </table:table-cell>
          <table:table-cell table:style-name="ce143" office:value-type="string">
            <text:p>Step 1: Create an Account, Perform to check mail</text:p>
          </table:table-cell>
          <table:table-cell table:style-name="ce143" office:value-type="string">
            <text:p>- Perform to Create an Account mail</text:p>
            <text:p>- Perform to Check mail for this account</text:p>
          </table:table-cell>
          <table:table-cell table:style-name="ce143" office:value-type="string">
            <text:p>- The Account is created</text:p>
            <text:p>- Mails is fetched from sever to Inbox folder like default setting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82">
          <table:table-cell table:formula="of:=IF(MID([.F95];6;1)&gt;MID([.F94];6;1);&quot;&quot;;MAX([.A$7:.A94])+1)">
            <text:p/>
          </table:table-cell>
          <table:table-cell office:value-type="string">
            <text:p>FNC_CS_MA_TAG_01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office:value-type="string">
            <text:p>CS\Mail\Other_actions\Tag\Create</text:p>
          </table:table-cell>
          <table:table-cell table:style-name="ce143" office:value-type="string">
            <text:p>Cancel Creating a new tag</text:p>
          </table:table-cell>
          <table:table-cell table:style-name="ce143" office:value-type="string">
            <text:p>Step 2: <text:s/>Open Add/Edit tag form</text:p>
          </table:table-cell>
          <table:table-cell table:style-name="ce143" office:value-type="string">
            <text:p>- Left-click at Tag icon and press</text:p>
            <text:p><text:s/>Add new a tag</text:p>
          </table:table-cell>
          <table:table-cell table:style-name="ce143" office:value-type="string">
            <text:p>- 'Add/Edit' form is display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33">
          <table:table-cell table:formula="of:=IF(MID([.F96];6;1)&gt;MID([.F95];6;1);&quot;&quot;;MAX([.A$7:.A95])+1)">
            <text:p/>
          </table:table-cell>
          <table:table-cell office:value-type="string">
            <text:p>FNC_CS_MA_TAG_01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office:value-type="string">
            <text:p>CS\Mail\Other_actions\Tag\Create</text:p>
          </table:table-cell>
          <table:table-cell table:style-name="ce143" office:value-type="string">
            <text:p>Cancel Creating a new tag</text:p>
          </table:table-cell>
          <table:table-cell table:style-name="ce143" office:value-type="string">
            <text:p>Step 3: Cancel creating a new tag</text:p>
          </table:table-cell>
          <table:table-cell table:style-name="ce143" office:value-type="string">
            <text:p>- Input data into Name field</text:p>
            <text:p>- Input data into Description or not </text:p>
            <text:p>- Can select color for tag in drop down list </text:p>
            <text:p>- Click Cancel button or click close icon</text:p>
          </table:table-cell>
          <table:table-cell table:style-name="ce143" office:value-type="string">
            <text:p>-This form is close</text:p>
            <text:p>-No tag is creat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68">
          <table:table-cell table:formula="of:=IF(MID([.F97];6;1)&gt;MID([.F96];6;1);&quot;&quot;;MAX([.A$7:.A96])+1)" office:value-type="float" office:value="31">
            <text:p>031</text:p>
          </table:table-cell>
          <table:table-cell office:value-type="string">
            <text:p>FNC_CS_MA_TAG_02</text:p>
          </table:table-cell>
          <table:table-cell table:style-name="ce140" office:value-type="float" office:value="1">
            <text:p>001</text:p>
          </table:table-cell>
          <table:table-cell office:value-type="string">
            <text:p>CS\Mail\Other_actions\Tag\Edit</text:p>
          </table:table-cell>
          <table:table-cell table:style-name="ce101" office:value-type="string">
            <text:p>Edit Tag</text:p>
          </table:table-cell>
          <table:table-cell office:value-type="string">
            <text:p>Step 1: Create a tag</text:p>
          </table:table-cell>
          <table:table-cell office:value-type="string">
            <text:p>- Perform to create a new tag</text:p>
          </table:table-cell>
          <table:table-cell office:value-type="string">
            <text:p>- the tag is creat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98];6;1)&gt;MID([.F97];6;1);&quot;&quot;;MAX([.A$7:.A97])+1)">
            <text:p/>
          </table:table-cell>
          <table:table-cell office:value-type="string">
            <text:p>FNC_CS_MA_TAG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office:value-type="string">
            <text:p>CS\Mail\Other_actions\Tag\Edit</text:p>
          </table:table-cell>
          <table:table-cell office:value-type="string">
            <text:p>Edit Tag</text:p>
          </table:table-cell>
          <table:table-cell office:value-type="string">
            <text:p>Step 2: <text:s/>Open Add/Edit tag form</text:p>
          </table:table-cell>
          <table:table-cell office:value-type="string">
            <text:p>- <text:s/>Right-Click on The tag</text:p>
            <text:p>- Select Edit Option on menu</text:p>
          </table:table-cell>
          <table:table-cell office:value-type="string">
            <text:p>Add/Edit tag form is shown properly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99];6;1)&gt;MID([.F98];6;1);&quot;&quot;;MAX([.A$7:.A98])+1)">
            <text:p/>
          </table:table-cell>
          <table:table-cell office:value-type="string">
            <text:p>FNC_CS_MA_TAG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office:value-type="string">
            <text:p>CS\Mail\Other_actions\Tag\Edit</text:p>
          </table:table-cell>
          <table:table-cell office:value-type="string">
            <text:p>Edit Tag</text:p>
          </table:table-cell>
          <table:table-cell office:value-type="string">
            <text:p>Step 3: Change information</text:p>
          </table:table-cell>
          <table:table-cell office:value-type="string">
            <text:p>- Input new name for the tag</text:p>
            <text:p>- Choose different color for the tag</text:p>
            <text:p>- Change Description for the tag</text:p>
            <text:p>- <text:s/>Click save button</text:p>
          </table:table-cell>
          <table:table-cell office:value-type="string">
            <text:p>- The Tag is updated with new information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100];6;1)&gt;MID([.F99];6;1);&quot;&quot;;MAX([.A$7:.A99])+1)" office:value-type="float" office:value="32">
            <text:p>032</text:p>
          </table:table-cell>
          <table:table-cell office:value-type="string">
            <text:p>FNC_CS_MA_TAG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2">
            <text:p>002</text:p>
          </table:table-cell>
          <table:table-cell office:value-type="string">
            <text:p>CS\Mail\Other_actions\Tag\Edit</text:p>
          </table:table-cell>
          <table:table-cell table:style-name="ce101" office:value-type="string">
            <text:p>Cancel Editing tag</text:p>
          </table:table-cell>
          <table:table-cell office:value-type="string">
            <text:p>Step 1: Create a tag</text:p>
          </table:table-cell>
          <table:table-cell office:value-type="string">
            <text:p>- Perform to create a new tag</text:p>
          </table:table-cell>
          <table:table-cell office:value-type="string">
            <text:p>- A Tag is creat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101];6;1)&gt;MID([.F100];6;1);&quot;&quot;;MAX([.A$7:.A100])+1)">
            <text:p/>
          </table:table-cell>
          <table:table-cell office:value-type="string">
            <text:p>FNC_CS_MA_TAG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office:value-type="string">
            <text:p>CS\Mail\Other_actions\Tag\Edit</text:p>
          </table:table-cell>
          <table:table-cell office:value-type="string">
            <text:p>Cancel Editing tag</text:p>
          </table:table-cell>
          <table:table-cell office:value-type="string">
            <text:p>Step 2: Open Add/Edit Tag form </text:p>
          </table:table-cell>
          <table:table-cell office:value-type="string">
            <text:p>- Click at Tag name in tag space and select Edit option in menu</text:p>
            <text:p>- Change Value in some fields</text:p>
            <text:p>-Click Cancel button</text:p>
          </table:table-cell>
          <table:table-cell office:value-type="string">
            <text:p>- 'Add/Edit' form is closed</text:p>
            <text:p>- Tag is not updated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102];6;1)&gt;MID([.F101];6;1);&quot;&quot;;MAX([.A$7:.A101])+1)" office:value-type="float" office:value="33">
            <text:p>033</text:p>
          </table:table-cell>
          <table:table-cell office:value-type="string">
            <text:p>FNC_CS_MA_TAG_03</text:p>
          </table:table-cell>
          <table:table-cell table:style-name="ce140" office:value-type="float" office:value="1">
            <text:p>001</text:p>
          </table:table-cell>
          <table:table-cell office:value-type="string">
            <text:p>CS\Mail\Other_actions\Tag\View</text:p>
          </table:table-cell>
          <table:table-cell table:style-name="ce246" office:value-type="string">
            <text:p>View message from a specific tag</text:p>
          </table:table-cell>
          <table:table-cell office:value-type="string">
            <text:p>Step 1: Add tag and assign for messages</text:p>
          </table:table-cell>
          <table:table-cell table:style-name="ce241" office:value-type="string">
            <text:p>- Add new tag</text:p>
            <text:p>- Assign messages to added tag</text:p>
          </table:table-cell>
          <table:table-cell table:style-name="ce143" office:value-type="string">
            <text:p>Added tag is displayed in left pane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103];6;1)&gt;MID([.F102];6;1);&quot;&quot;;MAX([.A$7:.A102])+1)">
            <text:p/>
          </table:table-cell>
          <table:table-cell office:value-type="string">
            <text:p>FNC_CS_MA_TAG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office:value-type="string">
            <text:p>CS\Mail\Other_actions\Tag\View</text:p>
          </table:table-cell>
          <table:table-cell table:style-name="ce241" office:value-type="string">
            <text:p>View message from a specific tag</text:p>
          </table:table-cell>
          <table:table-cell office:value-type="string">
            <text:p>Step 2: View messages from added tag</text:p>
          </table:table-cell>
          <table:table-cell table:style-name="ce241" office:value-type="string">
            <text:p>Click on tag name in tags list from left pane</text:p>
          </table:table-cell>
          <table:table-cell table:style-name="ce143" office:value-type="string">
            <text:p>All messages that are assigned to selected tags are displayed in list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104];6;1)&gt;MID([.F103];6;1);&quot;&quot;;MAX([.A$7:.A103])+1)" office:value-type="float" office:value="34">
            <text:p>034</text:p>
          </table:table-cell>
          <table:table-cell office:value-type="string">
            <text:p>FNC_CS_MA_TAG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office:value-type="string">
            <text:p>CS\Mail\Other_actions\Tag\View</text:p>
          </table:table-cell>
          <table:table-cell table:style-name="ce246" office:value-type="string">
            <text:p>View a blank tag</text:p>
          </table:table-cell>
          <table:table-cell office:value-type="string">
            <text:p>Step 1: Create blank tag</text:p>
          </table:table-cell>
          <table:table-cell table:style-name="ce241" office:value-type="string">
            <text:p>Add new tag without assigning any message</text:p>
          </table:table-cell>
          <table:table-cell table:style-name="ce143" office:value-type="string">
            <text:p>Added tag is displayed in left pane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105];6;1)&gt;MID([.F104];6;1);&quot;&quot;;MAX([.A$7:.A104])+1)">
            <text:p/>
          </table:table-cell>
          <table:table-cell office:value-type="string">
            <text:p>FNC_CS_MA_TAG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office:value-type="string">
            <text:p>CS\Mail\Other_actions\Tag\View</text:p>
          </table:table-cell>
          <table:table-cell table:style-name="ce241" office:value-type="string">
            <text:p>View a blank tag</text:p>
          </table:table-cell>
          <table:table-cell table:style-name="ce255" office:value-type="string">
            <text:p>Step 2: View blank tag</text:p>
          </table:table-cell>
          <table:table-cell table:style-name="ce241" office:value-type="string">
            <text:p>Click on tag name in tags list from left pane</text:p>
          </table:table-cell>
          <table:table-cell table:style-name="ce260" office:value-type="string">
            <text:p>Return blank messages list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106];6;1)&gt;MID([.F105];6;1);&quot;&quot;;MAX([.A$7:.A105])+1)" office:value-type="float" office:value="35">
            <text:p>035</text:p>
          </table:table-cell>
          <table:table-cell office:value-type="string">
            <text:p>FNC_CS_MA_TAG_04</text:p>
          </table:table-cell>
          <table:table-cell table:style-name="ce140" office:value-type="float" office:value="1">
            <text:p>001</text:p>
          </table:table-cell>
          <table:table-cell office:value-type="string">
            <text:p>CS\Mail\Other_actions\Tag\Empty</text:p>
          </table:table-cell>
          <table:table-cell table:style-name="ce145" office:value-type="string">
            <text:p>Empty tag</text:p>
          </table:table-cell>
          <table:table-cell office:value-type="string">
            <text:p>Step 1: <text:s/>Create a tag, Add tag for message</text:p>
          </table:table-cell>
          <table:table-cell office:value-type="string">
            <text:p>- Perform to Create a new tag</text:p>
            <text:p>- Perform to Add the tag for some messages</text:p>
          </table:table-cell>
          <table:table-cell table:style-name="ce143" office:value-type="string">
            <text:p>Added tag is displayed in left pane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107];6;1)&gt;MID([.F106];6;1);&quot;&quot;;MAX([.A$7:.A106])+1)">
            <text:p/>
          </table:table-cell>
          <table:table-cell office:value-type="string">
            <text:p>FNC_CS_MA_TAG_04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office:value-type="string">
            <text:p>CS\Mail\Other_actions\Tag\Empty</text:p>
          </table:table-cell>
          <table:table-cell table:style-name="ce146" office:value-type="string">
            <text:p>Empty tag</text:p>
          </table:table-cell>
          <table:table-cell office:value-type="string">
            <text:p>Step 2: <text:s/>Empty tag </text:p>
          </table:table-cell>
          <table:table-cell office:value-type="string">
            <text:p>Right click on added blank tag and select <text:span text:style-name="T5">Empty</text:span></text:p>
          </table:table-cell>
          <table:table-cell table:style-name="ce143" office:value-type="string">
            <text:p>- Selected tag's message aren't assigned from this tag</text:p>
            <text:p>- When Open the tag, no message is shown in message pane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23">
          <table:table-cell table:formula="of:=IF(MID([.F108];6;1)&gt;MID([.F107];6;1);&quot;&quot;;MAX([.A$7:.A107])+1)" office:value-type="float" office:value="36">
            <text:p>036</text:p>
          </table:table-cell>
          <table:table-cell office:value-type="string">
            <text:p>FNC_CS_MA_TAG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">
            <text:p>002</text:p>
          </table:table-cell>
          <table:table-cell office:value-type="string">
            <text:p>CS\Mail\Other_actions\Tag\Empty</text:p>
          </table:table-cell>
          <table:table-cell table:style-name="ce145" office:value-type="string">
            <text:p>Empty blank tag</text:p>
          </table:table-cell>
          <table:table-cell office:value-type="string">
            <text:p>Step 1: Create a blank tag</text:p>
          </table:table-cell>
          <table:table-cell office:value-type="string">
            <text:p>Create new tag without any message</text:p>
          </table:table-cell>
          <table:table-cell table:style-name="ce143" office:value-type="string">
            <text:p>Added tag is displayed in left pane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109];6;1)&gt;MID([.F108];6;1);&quot;&quot;;MAX([.A$7:.A108])+1)">
            <text:p/>
          </table:table-cell>
          <table:table-cell office:value-type="string">
            <text:p>FNC_CS_MA_TAG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office:value-type="string">
            <text:p>CS\Mail\Other_actions\Tag\Empty</text:p>
          </table:table-cell>
          <table:table-cell table:style-name="ce146" office:value-type="string">
            <text:p>Empty blank tag</text:p>
          </table:table-cell>
          <table:table-cell office:value-type="string">
            <text:p>Step 2: Empty tag</text:p>
          </table:table-cell>
          <table:table-cell office:value-type="string">
            <text:p>Right click on added blank tag and select <text:span text:style-name="T5">Empty</text:span></text:p>
          </table:table-cell>
          <table:table-cell table:style-name="ce143" office:value-type="string">
            <text:p>Nothing happens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110];6;1)&gt;MID([.F109];6;1);&quot;&quot;;MAX([.A$7:.A109])+1)" office:value-type="float" office:value="37">
            <text:p>037</text:p>
          </table:table-cell>
          <table:table-cell office:value-type="string">
            <text:p>FNC_CS_MA_TAG_05</text:p>
          </table:table-cell>
          <table:table-cell table:style-name="ce140" office:value-type="float" office:value="1">
            <text:p>001</text:p>
          </table:table-cell>
          <table:table-cell office:value-type="string">
            <text:p>CS\Mail\Other_actions\Tag\Remove</text:p>
          </table:table-cell>
          <table:table-cell table:style-name="ce244" office:value-type="string">
            <text:p>Delete tag</text:p>
          </table:table-cell>
          <table:table-cell office:value-type="string">
            <text:p>Step 1: Add tag with assigned messages</text:p>
          </table:table-cell>
          <table:table-cell office:value-type="string">
            <text:p>- Add new tag </text:p>
            <text:p>- Assign messages to added tag</text:p>
          </table:table-cell>
          <table:table-cell office:value-type="string">
            <text:p>Added tag is displayed in left pane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111];6;1)&gt;MID([.F110];6;1);&quot;&quot;;MAX([.A$7:.A110])+1)">
            <text:p/>
          </table:table-cell>
          <table:table-cell office:value-type="string">
            <text:p>FNC_CS_MA_TAG_05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office:value-type="string">
            <text:p>CS\Mail\Other_actions\Tag\Remove</text:p>
          </table:table-cell>
          <table:table-cell office:value-type="string">
            <text:p>Delete tag</text:p>
          </table:table-cell>
          <table:table-cell office:value-type="string">
            <text:p>Step 2: <text:s/>Delete tag</text:p>
          </table:table-cell>
          <table:table-cell office:value-type="string">
            <text:p>Right click on added tag and select <text:span text:style-name="T5">Remove</text:span></text:p>
          </table:table-cell>
          <table:table-cell office:value-type="string">
            <text:p>- Selected tag is removed from tags list in left pane</text:p>
            <text:p>- All messages of deleted tag are also un-assigned to it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112];6;1)&gt;MID([.F111];6;1);&quot;&quot;;MAX([.A$7:.A111])+1)">
            <text:p/>
          </table:table-cell>
          <table:table-cell office:value-type="string">
            <text:p>FNC_CS_MA_TAG_05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">
            <text:p>001</text:p>
          </table:table-cell>
          <table:table-cell office:value-type="string">
            <text:p>CS\Mail\Other_actions\Tag\Remove</text:p>
          </table:table-cell>
          <table:table-cell office:value-type="string">
            <text:p>Delete tag</text:p>
          </table:table-cell>
          <table:table-cell office:value-type="string">
            <text:p>Step 3: Check existing of deleted tag in added to to message form</text:p>
          </table:table-cell>
          <table:table-cell office:value-type="string">
            <text:p>Right click on a message and select <text:span text:style-name="T5">Tag</text:span></text:p>
          </table:table-cell>
          <table:table-cell table:style-name="ce143" office:value-type="string">
            <text:p>Deleted tag is not listed in existing tags list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113];6;1)&gt;MID([.F112];6;1);&quot;&quot;;MAX([.A$7:.A112])+1)" office:value-type="float" office:value="38">
            <text:p>038</text:p>
          </table:table-cell>
          <table:table-cell office:value-type="string">
            <text:p>FNC_CS_MA_TAG_05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">
            <text:p>002</text:p>
          </table:table-cell>
          <table:table-cell office:value-type="string">
            <text:p>CS\Mail\Other_actions\Tag\Remove</text:p>
          </table:table-cell>
          <table:table-cell table:style-name="ce145" office:value-type="string">
            <text:p>Delete tag when tag is being viewed</text:p>
          </table:table-cell>
          <table:table-cell office:value-type="string">
            <text:p>Step 1: Add tag with assigned messages</text:p>
          </table:table-cell>
          <table:table-cell office:value-type="string">
            <text:p>- Add new tag </text:p>
            <text:p>- Assign messages to added tag</text:p>
          </table:table-cell>
          <table:table-cell office:value-type="string">
            <text:p>Added tag is displayed in left pane</text:p>
          </table:table-cell>
          <table:table-cell office:value-type="string">
            <text:p>Low</text:p>
          </table:table-cell>
          <table:table-cell table:style-name="ce272"/>
          <table:table-cell table:style-name="ce277"/>
          <table:table-cell table:style-name="ce280" table:number-columns-repeated="222"/>
          <table:table-cell table:number-columns-repeated="23"/>
        </table:table-row>
        <table:table-row table:style-name="ro43">
          <table:table-cell table:formula="of:=IF(MID([.F114];6;1)&gt;MID([.F113];6;1);&quot;&quot;;MAX([.A$7:.A113])+1)">
            <text:p/>
          </table:table-cell>
          <table:table-cell office:value-type="string">
            <text:p>FNC_CS_MA_TAG_05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">
            <text:p>002</text:p>
          </table:table-cell>
          <table:table-cell office:value-type="string">
            <text:p>CS\Mail\Other_actions\Tag\Remove</text:p>
          </table:table-cell>
          <table:table-cell table:style-name="ce146" office:value-type="string">
            <text:p>Delete tag when tag is being viewed</text:p>
          </table:table-cell>
          <table:table-cell office:value-type="string">
            <text:p>Step 2: <text:s/>View tag</text:p>
          </table:table-cell>
          <table:table-cell office:value-type="string">
            <text:p>Select by clicking on added tag name in left pane</text:p>
          </table:table-cell>
          <table:table-cell office:value-type="string">
            <text:p>All messages assigned to this tag are displayed in list</text:p>
          </table:table-cell>
          <table:table-cell office:value-type="string">
            <text:p>Low</text:p>
          </table:table-cell>
          <table:table-cell table:style-name="ce273"/>
          <table:table-cell table:style-name="ce278" table:number-columns-repeated="5"/>
          <table:table-cell table:style-name="ce280" table:number-columns-repeated="218"/>
          <table:table-cell table:number-columns-repeated="23"/>
        </table:table-row>
        <table:table-row table:style-name="ro43">
          <table:table-cell table:formula="of:=IF(MID([.F115];6;1)&gt;MID([.F114];6;1);&quot;&quot;;MAX([.A$7:.A114])+1)">
            <text:p/>
          </table:table-cell>
          <table:table-cell office:value-type="string">
            <text:p>FNC_CS_MA_TAG_05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">
            <text:p>002</text:p>
          </table:table-cell>
          <table:table-cell office:value-type="string">
            <text:p>CS\Mail\Other_actions\Tag\Remove</text:p>
          </table:table-cell>
          <table:table-cell table:style-name="ce146" office:value-type="string">
            <text:p>Delete tag when tag is being viewed</text:p>
          </table:table-cell>
          <table:table-cell office:value-type="string">
            <text:p>Step 3: Delete tag</text:p>
          </table:table-cell>
          <table:table-cell office:value-type="string">
            <text:p>Right click on added tag and select <text:span text:style-name="T5">Remove</text:span></text:p>
          </table:table-cell>
          <table:table-cell office:value-type="string">
            <text:p>- Selected tag is removed from tags list in left pane</text:p>
            <text:p>- All messages that are being displayed in list disappear from list</text:p>
          </table:table-cell>
          <table:table-cell office:value-type="string">
            <text:p>Low</text:p>
          </table:table-cell>
          <table:table-cell table:style-name="ce273"/>
          <table:table-cell table:style-name="ce278" table:number-columns-repeated="5"/>
          <table:table-cell table:style-name="ce280" table:number-columns-repeated="218"/>
          <table:table-cell table:number-columns-repeated="23"/>
        </table:table-row>
        <table:table-row table:style-name="ro43">
          <table:table-cell table:formula="of:=IF(MID([.F116];6;1)&gt;MID([.F115];6;1);&quot;&quot;;MAX([.A$7:.A115])+1)" office:value-type="float" office:value="39">
            <text:p>039</text:p>
          </table:table-cell>
          <table:table-cell office:value-type="string">
            <text:p>FNC_CS_MA_LAYOUT</text:p>
          </table:table-cell>
          <table:table-cell table:style-name="ce140" office:value-type="float" office:value="1">
            <text:p>001</text:p>
          </table:table-cell>
          <table:table-cell office:value-type="string">
            <text:p>CS\Mail\Other_actions\Customer Layout</text:p>
          </table:table-cell>
          <table:table-cell table:style-name="ce244" office:value-type="string">
            <text:p>Hide Navigator Pane</text:p>
          </table:table-cell>
          <table:table-cell table:style-name="ce255" office:value-type="string">
            <text:p>Step 1:Perform to <text:s/>Create an Account mail, Check mail, </text:p>
          </table:table-cell>
          <table:table-cell table:style-name="ce260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263"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style-name="ce273" office:value-type="string">
            <text:p>N/A</text:p>
          </table:table-cell>
          <table:table-cell table:style-name="ce278" table:number-columns-repeated="5"/>
          <table:table-cell table:style-name="ce280" table:number-columns-repeated="218"/>
          <table:table-cell table:number-columns-repeated="23"/>
        </table:table-row>
        <table:table-row table:style-name="ro63">
          <table:table-cell table:formula="of:=IF(MID([.F117];6;1)&gt;MID([.F116];6;1);&quot;&quot;;MAX([.A$7:.A116])+1)">
            <text:p/>
          </table:table-cell>
          <table:table-cell office:value-type="string">
            <text:p>FNC_CS_MA_LAYOUT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office:value-type="string">
            <text:p>CS\Mail\Other_actions\Customer Layout</text:p>
          </table:table-cell>
          <table:table-cell office:value-type="string">
            <text:p>Hide Navigator Pane</text:p>
          </table:table-cell>
          <table:table-cell table:style-name="ce255" office:value-type="string">
            <text:p>Step 2: Hide navigator pane</text:p>
          </table:table-cell>
          <table:table-cell table:style-name="ce260" office:value-type="string">
            <text:p>- Click on Customer layout icon on Action bar</text:p>
            <text:p>- Click at ' Hide navigator pane' Option</text:p>
          </table:table-cell>
          <table:table-cell table:style-name="ce263" office:value-type="string">
            <text:p>- Navigator pane is hidden</text:p>
            <text:p>- Hide Navigator Pane option is changed to Show Navigator Pane</text:p>
            <text:p>- This option is not marked in menu of Customer layout </text:p>
          </table:table-cell>
          <table:table-cell office:value-type="string">
            <text:p>Low</text:p>
          </table:table-cell>
          <table:table-cell table:style-name="ce273" office:value-type="string">
            <text:p>N/A</text:p>
          </table:table-cell>
          <table:table-cell table:style-name="ce278" table:number-columns-repeated="5"/>
          <table:table-cell table:style-name="ce280" table:number-columns-repeated="218"/>
          <table:table-cell table:number-columns-repeated="23"/>
        </table:table-row>
        <table:table-row table:style-name="ro43">
          <table:table-cell table:formula="of:=IF(MID([.F118];6;1)&gt;MID([.F117];6;1);&quot;&quot;;MAX([.A$7:.A117])+1)" office:value-type="float" office:value="40">
            <text:p>040</text:p>
          </table:table-cell>
          <table:table-cell office:value-type="string">
            <text:p>FNC_CS_MA_LAYOUT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office:value-type="string">
            <text:p>CS\Mail\Other_actions\Customer Layout</text:p>
          </table:table-cell>
          <table:table-cell table:style-name="ce101" office:value-type="string">
            <text:p>Show Navigator Pane</text:p>
          </table:table-cell>
          <table:table-cell table:style-name="ce255" office:value-type="string">
            <text:p>Step 1: Perform to Hide Navigator Pane</text:p>
          </table:table-cell>
          <table:table-cell table:style-name="ce260" office:value-type="string">
            <text:p>- Perform to Hide Navigator pane</text:p>
          </table:table-cell>
          <table:table-cell table:style-name="ce263" office:value-type="string">
            <text:p>- Navigator pane is hidden</text:p>
            <text:p>- Hide Navigator Pane option is changed to Show Navigator Pane</text:p>
          </table:table-cell>
          <table:table-cell office:value-type="string">
            <text:p>Low</text:p>
          </table:table-cell>
          <table:table-cell table:style-name="ce273" office:value-type="string">
            <text:p>N/A</text:p>
          </table:table-cell>
          <table:table-cell table:style-name="ce279" table:number-columns-repeated="5"/>
          <table:table-cell table:style-name="ce280" table:number-columns-repeated="218"/>
          <table:table-cell table:number-columns-repeated="23"/>
        </table:table-row>
        <table:table-row table:style-name="ro108">
          <table:table-cell table:formula="of:=IF(MID([.F119];6;1)&gt;MID([.F118];6;1);&quot;&quot;;MAX([.A$7:.A118])+1)">
            <text:p/>
          </table:table-cell>
          <table:table-cell office:value-type="string">
            <text:p>FNC_CS_MA_LAYOUT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office:value-type="string">
            <text:p>CS\Mail\Other_actions\Customer Layout</text:p>
          </table:table-cell>
          <table:table-cell office:value-type="string">
            <text:p>Show Navigator Pane</text:p>
          </table:table-cell>
          <table:table-cell table:style-name="ce256" office:value-type="string">
            <text:p>Step 2: Show</text:p>
          </table:table-cell>
          <table:table-cell table:style-name="ce260" office:value-type="string">
            <text:p>- Click on Customer layout icon on Action bar</text:p>
            <text:p>- Click at ' Show navigator pane' Option</text:p>
          </table:table-cell>
          <table:table-cell table:style-name="ce263" office:value-type="string">
            <text:p>- Navigator pane is shown</text:p>
            <text:p>- Show Navigator Pane option is changed to Hide Navigator Pane</text:p>
            <text:p><text:span text:style-name="T10">- This option is marked again in menu of Customer Layout</text:span></text:p>
          </table:table-cell>
          <table:table-cell office:value-type="string">
            <text:p>Low</text:p>
          </table:table-cell>
          <table:table-cell table:style-name="ce273" office:value-type="string">
            <text:p>N/A</text:p>
          </table:table-cell>
          <table:table-cell table:style-name="ce279" table:number-columns-repeated="5"/>
          <table:table-cell table:style-name="ce280" table:number-columns-repeated="218"/>
          <table:table-cell table:number-columns-repeated="23"/>
        </table:table-row>
        <table:table-row table:style-name="ro34">
          <table:table-cell table:formula="of:=IF(MID([.F120];6;1)&gt;MID([.F119];6;1);&quot;&quot;;MAX([.A$7:.A119])+1)" office:value-type="float" office:value="41">
            <text:p>041</text:p>
          </table:table-cell>
          <table:table-cell office:value-type="string">
            <text:p>FNC_CS_MA_LAYOUT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3">
            <text:p>003</text:p>
          </table:table-cell>
          <table:table-cell office:value-type="string">
            <text:p>CS\Mail\Other_actions\Customer Layout</text:p>
          </table:table-cell>
          <table:table-cell table:style-name="ce101" office:value-type="string">
            <text:p>Hide Message Pane</text:p>
          </table:table-cell>
          <table:table-cell table:style-name="ce255" office:value-type="string">
            <text:p>Step 1:Perform to <text:s/>Create an Account mail, Check mail, </text:p>
          </table:table-cell>
          <table:table-cell table:style-name="ce260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263"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style-name="ce273" office:value-type="string">
            <text:p>N/A</text:p>
          </table:table-cell>
          <table:table-cell table:style-name="ce278" table:number-columns-repeated="222"/>
          <table:table-cell table:number-columns-repeated="24"/>
        </table:table-row>
        <table:table-row table:style-name="ro34">
          <table:table-cell table:formula="of:=IF(MID([.F121];6;1)&gt;MID([.F120];6;1);&quot;&quot;;MAX([.A$7:.A120])+1)">
            <text:p/>
          </table:table-cell>
          <table:table-cell office:value-type="string">
            <text:p>FNC_CS_MA_LAYOUT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">
            <text:p>003</text:p>
          </table:table-cell>
          <table:table-cell office:value-type="string">
            <text:p>CS\Mail\Other_actions\Customer Layout</text:p>
          </table:table-cell>
          <table:table-cell office:value-type="string">
            <text:p>Hide Message Pane</text:p>
          </table:table-cell>
          <table:table-cell table:style-name="ce255" office:value-type="string">
            <text:p>Step 2: Hide Message pane</text:p>
          </table:table-cell>
          <table:table-cell table:style-name="ce260" office:value-type="string">
            <text:p>- Click on Customer layout icon on Action bar</text:p>
            <text:p>- Click at ' Hide Message pane' Option</text:p>
          </table:table-cell>
          <table:table-cell table:style-name="ce263" office:value-type="string">
            <text:p>- Message <text:s/>pane is hided</text:p>
            <text:p>- Hide <text:span text:style-name="T11">Message Pane</text:span> option is changed to Show Message Pane</text:p>
            <text:p>-- This option is not marked in menu of Customer layout </text:p>
          </table:table-cell>
          <table:table-cell office:value-type="string">
            <text:p>Low</text:p>
          </table:table-cell>
          <table:table-cell table:style-name="ce273" office:value-type="string">
            <text:p>N/A</text:p>
          </table:table-cell>
          <table:table-cell table:style-name="ce278" table:number-columns-repeated="222"/>
          <table:table-cell table:number-columns-repeated="24"/>
        </table:table-row>
        <table:table-row table:style-name="ro8">
          <table:table-cell table:formula="of:=IF(MID([.F122];6;1)&gt;MID([.F121];6;1);&quot;&quot;;MAX([.A$7:.A121])+1)" office:value-type="float" office:value="42">
            <text:p>042</text:p>
          </table:table-cell>
          <table:table-cell office:value-type="string">
            <text:p>FNC_CS_MA_LAYOUT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office:value-type="string">
            <text:p>CS\Mail\Other_actions\Customer Layout</text:p>
          </table:table-cell>
          <table:table-cell table:style-name="ce101" office:value-type="string">
            <text:p>Show Message Pane</text:p>
          </table:table-cell>
          <table:table-cell table:style-name="ce255" office:value-type="string">
            <text:p>Step 1: perform to Hide Message Pane</text:p>
          </table:table-cell>
          <table:table-cell table:style-name="ce260" office:value-type="string">
            <text:p>- perform to Hide Message Pane</text:p>
          </table:table-cell>
          <table:table-cell table:style-name="ce263" office:value-type="string">
            <text:p>- Message <text:s/>pane is hided</text:p>
            <text:p>- Hide <text:span text:style-name="T11">Message Pane</text:span> option is changed to Show Message Pane</text:p>
          </table:table-cell>
          <table:table-cell office:value-type="string">
            <text:p>Low</text:p>
          </table:table-cell>
          <table:table-cell table:style-name="ce273" office:value-type="string">
            <text:p>N/A</text:p>
          </table:table-cell>
          <table:table-cell table:style-name="ce278" table:number-columns-repeated="222"/>
          <table:table-cell table:number-columns-repeated="24"/>
        </table:table-row>
        <table:table-row table:style-name="ro25">
          <table:table-cell table:formula="of:=IF(MID([.F123];6;1)&gt;MID([.F122];6;1);&quot;&quot;;MAX([.A$7:.A122])+1)">
            <text:p/>
          </table:table-cell>
          <table:table-cell office:value-type="string">
            <text:p>FNC_CS_MA_LAYOUT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office:value-type="string">
            <text:p>CS\Mail\Other_actions\Customer Layout</text:p>
          </table:table-cell>
          <table:table-cell office:value-type="string">
            <text:p>Show Message Pane</text:p>
          </table:table-cell>
          <table:table-cell table:style-name="ce256" office:value-type="string">
            <text:p>Step 2: show </text:p>
          </table:table-cell>
          <table:table-cell table:style-name="ce260" office:value-type="string">
            <text:p>- Click on Customer layout icon on Action bar</text:p>
            <text:p>- Click on Show Message Pane</text:p>
          </table:table-cell>
          <table:table-cell table:style-name="ce143" office:value-type="string">
            <text:p>Message Pane is shown</text:p>
            <text:p>- Show Message Pane option is changed into Hide Message Pane </text:p>
            <text:p>- This option is marked again in menu of Customer Layout</text:p>
          </table:table-cell>
          <table:table-cell office:value-type="string">
            <text:p>Low</text:p>
          </table:table-cell>
          <table:table-cell table:style-name="ce273" office:value-type="string">
            <text:p>N/A</text:p>
          </table:table-cell>
          <table:table-cell table:style-name="ce278" table:number-columns-repeated="222"/>
          <table:table-cell table:number-columns-repeated="24"/>
        </table:table-row>
        <table:table-row table:style-name="ro34">
          <table:table-cell table:formula="of:=IF(MID([.F124];6;1)&gt;MID([.F123];6;1);&quot;&quot;;MAX([.A$7:.A123])+1)" office:value-type="float" office:value="43">
            <text:p>043</text:p>
          </table:table-cell>
          <table:table-cell office:value-type="string">
            <text:p>FNC_CS_MA_LAYOUT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5">
            <text:p>005</text:p>
          </table:table-cell>
          <table:table-cell office:value-type="string">
            <text:p>CS\Mail\Other_actions\Customer Layout</text:p>
          </table:table-cell>
          <table:table-cell table:style-name="ce101" office:value-type="string">
            <text:p>Hide View Pane</text:p>
          </table:table-cell>
          <table:table-cell table:style-name="ce255" office:value-type="string">
            <text:p>Step 1:Perform to <text:s/>Create an Account mail, Check mail, </text:p>
          </table:table-cell>
          <table:table-cell table:style-name="ce260" office:value-type="string">
            <text:p>- Perform to Create an Account mail which had some mails on server</text:p>
            <text:p>- Perform to Check mail for account</text:p>
            <text:p/>
            <text:p/>
          </table:table-cell>
          <table:table-cell table:style-name="ce263" office:value-type="string">
            <text:p>- Mails of Account will be fetched </text:p>
            <text:p>and stored in Inbox folder</text:p>
            <text:p/>
          </table:table-cell>
          <table:table-cell office:value-type="string">
            <text:p>Low</text:p>
          </table:table-cell>
          <table:table-cell table:style-name="ce273" office:value-type="string">
            <text:p>N/A</text:p>
          </table:table-cell>
          <table:table-cell table:style-name="ce278" table:number-columns-repeated="5"/>
          <table:table-cell table:style-name="ce279" table:number-columns-repeated="217"/>
          <table:table-cell table:number-columns-repeated="24"/>
        </table:table-row>
        <table:table-row table:style-name="ro34">
          <table:table-cell table:formula="of:=IF(MID([.F125];6;1)&gt;MID([.F124];6;1);&quot;&quot;;MAX([.A$7:.A124])+1)">
            <text:p/>
          </table:table-cell>
          <table:table-cell office:value-type="string">
            <text:p>FNC_CS_MA_LAYOUT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5">
            <text:p>005</text:p>
          </table:table-cell>
          <table:table-cell office:value-type="string">
            <text:p>CS\Mail\Other_actions\Customer Layout</text:p>
          </table:table-cell>
          <table:table-cell office:value-type="string">
            <text:p>Hide View Pane</text:p>
          </table:table-cell>
          <table:table-cell table:style-name="ce256" office:value-type="string">
            <text:p>Step 2: Hide View pane</text:p>
          </table:table-cell>
          <table:table-cell table:style-name="ce260" office:value-type="string">
            <text:p>- Click on Customer layout icon on Action bar</text:p>
            <text:p>- Click at ' Hide View pane' Option</text:p>
          </table:table-cell>
          <table:table-cell table:style-name="ce143" office:value-type="string">
            <text:p>-View Pane is hidden</text:p>
            <text:p>-Hide View Pane option is changed to Show View Pane</text:p>
            <text:p>- This option is not marked in menu of Customer layout </text:p>
          </table:table-cell>
          <table:table-cell office:value-type="string">
            <text:p>Low</text:p>
          </table:table-cell>
          <table:table-cell table:style-name="ce273" office:value-type="string">
            <text:p>N/A</text:p>
          </table:table-cell>
          <table:table-cell table:style-name="ce278" table:number-columns-repeated="5"/>
          <table:table-cell table:style-name="ce279" table:number-columns-repeated="217"/>
          <table:table-cell table:number-columns-repeated="24"/>
        </table:table-row>
        <table:table-row table:style-name="ro8">
          <table:table-cell table:formula="of:=IF(MID([.F126];6;1)&gt;MID([.F125];6;1);&quot;&quot;;MAX([.A$7:.A125])+1)" office:value-type="float" office:value="44">
            <text:p>044</text:p>
          </table:table-cell>
          <table:table-cell office:value-type="string">
            <text:p>FNC_CS_MA_LAYOUT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6">
            <text:p>006</text:p>
          </table:table-cell>
          <table:table-cell office:value-type="string">
            <text:p>CS\Mail\Other_actions\Customer Layout</text:p>
          </table:table-cell>
          <table:table-cell table:style-name="ce101" office:value-type="string">
            <text:p>Show View Pane</text:p>
          </table:table-cell>
          <table:table-cell table:style-name="ce256" office:value-type="string">
            <text:p>Step 1: Perform to Hide View pane</text:p>
          </table:table-cell>
          <table:table-cell table:style-name="ce260" office:value-type="string">
            <text:p>- Perform to Hide View <text:s/>pane</text:p>
          </table:table-cell>
          <table:table-cell table:style-name="ce143" office:value-type="string">
            <text:p>View Pane is hidden and Hide View Pane option is changed to Show View Pane </text:p>
          </table:table-cell>
          <table:table-cell office:value-type="string">
            <text:p>Low</text:p>
          </table:table-cell>
          <table:table-cell table:style-name="ce273" office:value-type="string">
            <text:p>N/A</text:p>
          </table:table-cell>
          <table:table-cell table:style-name="ce278" table:number-columns-repeated="222"/>
          <table:table-cell table:number-columns-repeated="24"/>
        </table:table-row>
        <table:table-row table:style-name="ro34">
          <table:table-cell table:formula="of:=IF(MID([.F127];6;1)&gt;MID([.F126];6;1);&quot;&quot;;MAX([.A$7:.A126])+1)">
            <text:p/>
          </table:table-cell>
          <table:table-cell office:value-type="string">
            <text:p>FNC_CS_MA_LAYOUT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6">
            <text:p>006</text:p>
          </table:table-cell>
          <table:table-cell office:value-type="string">
            <text:p>CS\Mail\Other_actions\Customer Layout</text:p>
          </table:table-cell>
          <table:table-cell office:value-type="string">
            <text:p>Show View Pane</text:p>
          </table:table-cell>
          <table:table-cell table:style-name="ce256" office:value-type="string">
            <text:p>Step 2:Show</text:p>
          </table:table-cell>
          <table:table-cell table:style-name="ce260" office:value-type="string">
            <text:p>- Click on Customer layout icon on Action bar</text:p>
            <text:p>- Click at ' Show View pane' Option</text:p>
          </table:table-cell>
          <table:table-cell table:style-name="ce148" office:value-type="string">
            <text:p>-View Pane is shown</text:p>
            <text:p>-Show Layout View Pane option is changed into Hide View Pane</text:p>
            <text:p>- This option is marked again in menu of Customer Layout</text:p>
          </table:table-cell>
          <table:table-cell office:value-type="string">
            <text:p>Low</text:p>
          </table:table-cell>
          <table:table-cell table:style-name="ce273" office:value-type="string">
            <text:p>N/A</text:p>
          </table:table-cell>
          <table:table-cell table:style-name="ce278" table:number-columns-repeated="222"/>
          <table:table-cell table:number-columns-repeated="24"/>
        </table:table-row>
        <table:table-row table:style-name="ro4">
          <table:table-cell table:formula="of:=IF(MID([.F128];6;1)&gt;MID([.F127];6;1);&quot;&quot;;MAX([.A$7:.A127])+1)" office:value-type="float" office:value="45">
            <text:p>045</text:p>
          </table:table-cell>
          <table:table-cell office:value-type="string">
            <text:p>FNC_CS_MA_LAYOUT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7">
            <text:p>007</text:p>
          </table:table-cell>
          <table:table-cell office:value-type="string">
            <text:p>CS\Mail\Other_actions\Customer Layout</text:p>
          </table:table-cell>
          <table:table-cell table:style-name="ce247" office:value-type="string">
            <text:p>Show Customer Layout like default</text:p>
          </table:table-cell>
          <table:table-cell table:style-name="ce256" office:value-type="string">
            <text:p>Step 1: perform to Hide some Panes</text:p>
          </table:table-cell>
          <table:table-cell table:style-name="ce256" office:value-type="string">
            <text:p>- perform to Hide Some Panes</text:p>
          </table:table-cell>
          <table:table-cell table:style-name="ce260" office:value-type="string">
            <text:p>-They will be hidden</text:p>
          </table:table-cell>
          <table:table-cell office:value-type="string">
            <text:p>Low</text:p>
          </table:table-cell>
          <table:table-cell table:style-name="ce273" office:value-type="string">
            <text:p>N/A</text:p>
          </table:table-cell>
          <table:table-cell table:style-name="ce278" table:number-columns-repeated="222"/>
          <table:table-cell table:number-columns-repeated="24"/>
        </table:table-row>
        <table:table-row table:style-name="ro118">
          <table:table-cell table:formula="of:=IF(MID([.F129];6;1)&gt;MID([.F128];6;1);&quot;&quot;;MAX([.A$7:.A128])+1)">
            <text:p/>
          </table:table-cell>
          <table:table-cell office:value-type="string">
            <text:p>FNC_CS_MA_LAYOUT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7">
            <text:p>007</text:p>
          </table:table-cell>
          <table:table-cell office:value-type="string">
            <text:p>CS\Mail\Other_actions\Customer Layout</text:p>
          </table:table-cell>
          <table:table-cell table:style-name="ce248" office:value-type="string">
            <text:p>Show Customer Layout like default</text:p>
          </table:table-cell>
          <table:table-cell table:style-name="ce256" office:value-type="string">
            <text:p>Step 2: Show like Default</text:p>
          </table:table-cell>
          <table:table-cell table:style-name="ce262" office:value-type="string">
            <text:p>- Click on Customer layout icon on Action bar</text:p>
            <text:p>- Click at Reset Option</text:p>
          </table:table-cell>
          <table:table-cell table:style-name="ce260" office:value-type="string">
            <text:p>- All Panes are shown</text:p>
            <text:p/>
          </table:table-cell>
          <table:table-cell office:value-type="string">
            <text:p>Low</text:p>
          </table:table-cell>
          <table:table-cell table:style-name="ce273" office:value-type="string">
            <text:p>N/A</text:p>
          </table:table-cell>
          <table:table-cell table:style-name="ce278" table:number-columns-repeated="222"/>
          <table:table-cell table:number-columns-repeated="24"/>
        </table:table-row>
        <table:table-row table:style-name="ro20">
          <table:table-cell table:formula="of:=IF(MID([.F130];6;1)&gt;MID([.F129];6;1);&quot;&quot;;MAX([.A$7:.A129])+1)" office:value-type="float" office:value="46">
            <text:p>046</text:p>
          </table:table-cell>
          <table:table-cell office:value-type="string">
            <text:p>FNC_CS_MA_EVENT</text:p>
          </table:table-cell>
          <table:table-cell table:style-name="ce140" office:value-type="float" office:value="1">
            <text:p>001</text:p>
          </table:table-cell>
          <table:table-cell table:style-name="ce133" office:value-type="string">
            <text:p>CS\Mail\Other_actions\Event</text:p>
          </table:table-cell>
          <table:table-cell table:style-name="ce249" office:value-type="string">
            <text:p>Add Event Detail in case no data entry for required fields</text:p>
          </table:table-cell>
          <table:table-cell table:style-name="ce133" office:value-type="string">
            <text:p>Step 1: Open Add event form</text:p>
          </table:table-cell>
          <table:table-cell table:style-name="ce133" office:value-type="string">
            <text:p>- Go to Mail App</text:p>
            <text:p>- Click Add an event in tool bar</text:p>
          </table:table-cell>
          <table:table-cell table:style-name="ce133" office:value-type="string">
            <text:p>Add new event form appears, includes: Details &amp; Reminder tab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81">
          <table:table-cell table:formula="of:=IF(MID([.F131];6;1)&gt;MID([.F130];6;1);&quot;&quot;;MAX([.A$7:.A130])+1)">
            <text:p/>
          </table:table-cell>
          <table:table-cell office:value-type="string">
            <text:p>FNC_CS_MA_EVENT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133" office:value-type="string">
            <text:p>CS\Mail\Other_actions\Event</text:p>
          </table:table-cell>
          <table:table-cell table:style-name="ce133" office:value-type="string">
            <text:p>Add Event Detail in case no data entry for required fields</text:p>
          </table:table-cell>
          <table:table-cell table:style-name="ce133" office:value-type="string">
            <text:p>Step 2: Add new event with blank required fields</text:p>
          </table:table-cell>
          <table:table-cell table:style-name="ce133" office:value-type="string">
            <text:p>- Leave all required fields blank </text:p>
            <text:p>- Click <text:span text:style-name="T5">Save</text:span></text:p>
          </table:table-cell>
          <table:table-cell table:style-name="ce133" office:value-type="string">
            <text:p>Show alert message requires user to input values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1">
          <table:table-cell table:formula="of:=IF(MID([.F132];6;1)&gt;MID([.F131];6;1);&quot;&quot;;MAX([.A$7:.A131])+1)" office:value-type="float" office:value="47">
            <text:p>047</text:p>
          </table:table-cell>
          <table:table-cell office:value-type="string">
            <text:p>FNC_CS_MA_EVENT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2">
            <text:p>002</text:p>
          </table:table-cell>
          <table:table-cell table:style-name="ce133" office:value-type="string">
            <text:p>CS\Mail\Other_actions\Event</text:p>
          </table:table-cell>
          <table:table-cell table:style-name="ce105" office:value-type="string">
            <text:p>Add event with valid data</text:p>
          </table:table-cell>
          <table:table-cell table:style-name="ce133" office:value-type="string">
            <text:p>Step 1: Open Add event form</text:p>
          </table:table-cell>
          <table:table-cell table:style-name="ce133" office:value-type="string">
            <text:p>- Go to Mail App</text:p>
            <text:p>- Click Add an event in action bar</text:p>
          </table:table-cell>
          <table:table-cell table:style-name="ce133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3">
          <table:table-cell table:formula="of:=IF(MID([.F133];6;1)&gt;MID([.F132];6;1);&quot;&quot;;MAX([.A$7:.A132])+1)">
            <text:p/>
          </table:table-cell>
          <table:table-cell office:value-type="string">
            <text:p>FNC_CS_MA_EVENT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2">
            <text:p>002</text:p>
          </table:table-cell>
          <table:table-cell table:style-name="ce133" office:value-type="string">
            <text:p>CS\Mail\Other_actions\Event</text:p>
          </table:table-cell>
          <table:table-cell table:style-name="ce133" office:value-type="string">
            <text:p>Add event with valid data</text:p>
          </table:table-cell>
          <table:table-cell table:style-name="ce133" office:value-type="string">
            <text:p>Step 2: Setup reminder</text:p>
          </table:table-cell>
          <table:table-cell table:style-name="ce133" office:value-type="string">
            <text:p>- Input required fields in Details tab</text:p>
            <text:p>- Set up reminder by mail in Reminder tab</text:p>
            <text:p>- Click <text:span text:style-name="T5">Save</text:span></text:p>
            <text:p/>
          </table:table-cell>
          <table:table-cell table:style-name="ce133" office:value-type="string">
            <text:p>- New event is added successfully</text:p>
            <text:p>- Reminder mail is sent as set up</text:p>
            <text:p>- Added Event also displayed in exo Calendar properly <text:s/>when view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8">
          <table:table-cell table:formula="of:=IF(MID([.F134];6;1)&gt;MID([.F133];6;1);&quot;&quot;;MAX([.A$7:.A133])+1)" office:value-type="float" office:value="48">
            <text:p>048</text:p>
          </table:table-cell>
          <table:table-cell office:value-type="string">
            <text:p>FNC_CS_MA_EVENT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">
            <text:p>003</text:p>
          </table:table-cell>
          <table:table-cell table:style-name="ce133" office:value-type="string">
            <text:p>CS\Mail\Other_actions\Event</text:p>
          </table:table-cell>
          <table:table-cell table:style-name="ce249" office:value-type="string">
            <text:p>Add new event in case From date is greater than To date</text:p>
          </table:table-cell>
          <table:table-cell table:style-name="ce133" office:value-type="string">
            <text:p>Step 1: Open Add event form</text:p>
          </table:table-cell>
          <table:table-cell table:style-name="ce133" office:value-type="string">
            <text:p>- Go to Mail App</text:p>
            <text:p>- Click Add an event in action bar</text:p>
          </table:table-cell>
          <table:table-cell table:style-name="ce133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153">
          <table:table-cell table:formula="of:=IF(MID([.F135];6;1)&gt;MID([.F134];6;1);&quot;&quot;;MAX([.A$7:.A134])+1)">
            <text:p/>
          </table:table-cell>
          <table:table-cell office:value-type="string">
            <text:p>FNC_CS_MA_EVENT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">
            <text:p>003</text:p>
          </table:table-cell>
          <table:table-cell table:style-name="ce133" office:value-type="string">
            <text:p>CS\Mail\Other_actions\Event</text:p>
          </table:table-cell>
          <table:table-cell table:style-name="ce250" office:value-type="string">
            <text:p>Add new event in case From date is greater than To date</text:p>
          </table:table-cell>
          <table:table-cell table:style-name="ce133" office:value-type="string">
            <text:p>Step 2: Select From&amp; To date</text:p>
          </table:table-cell>
          <table:table-cell table:style-name="ce133" office:value-type="string">
            <text:p>- input value to required fields</text:p>
            <text:p>- In From date &amp; To date: select date from mini calendar to From date is greater than To date </text:p>
            <text:p>- Click <text:span text:style-name="T5">Save </text:span><text:span text:style-name="T6"><text:s/>button</text:span></text:p>
          </table:table-cell>
          <table:table-cell table:style-name="ce133" office:value-type="string">
            <text:p>Show warning message: To Date time must be greater than From Date time.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153">
          <table:table-cell table:formula="of:=IF(MID([.F136];6;1)&gt;MID([.F135];6;1);&quot;&quot;;MAX([.A$7:.A135])+1)" office:value-type="float" office:value="49">
            <text:p>049</text:p>
          </table:table-cell>
          <table:table-cell office:value-type="string">
            <text:p>FNC_CS_MA_EVENT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133" office:value-type="string">
            <text:p>CS\Mail\Other_actions\Event</text:p>
          </table:table-cell>
          <table:table-cell table:style-name="ce249" office:value-type="string">
            <text:p>Add event in case input some special characters to event summary field</text:p>
          </table:table-cell>
          <table:table-cell table:style-name="ce133" office:value-type="string">
            <text:p>Step 1: Open Add event form</text:p>
          </table:table-cell>
          <table:table-cell table:style-name="ce133" office:value-type="string">
            <text:p>- Go to Mail App</text:p>
            <text:p>- Click Add an event in action bar</text:p>
          </table:table-cell>
          <table:table-cell table:style-name="ce133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153">
          <table:table-cell table:formula="of:=IF(MID([.F137];6;1)&gt;MID([.F136];6;1);&quot;&quot;;MAX([.A$7:.A136])+1)">
            <text:p/>
          </table:table-cell>
          <table:table-cell office:value-type="string">
            <text:p>FNC_CS_MA_EVENT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table:style-name="ce133" office:value-type="string">
            <text:p>CS\Mail\Other_actions\Event</text:p>
          </table:table-cell>
          <table:table-cell table:style-name="ce250" office:value-type="string">
            <text:p>Add event in case input some special characters to event summary field</text:p>
          </table:table-cell>
          <table:table-cell table:style-name="ce133" office:value-type="string">
            <text:p>Step 2: Input data</text:p>
          </table:table-cell>
          <table:table-cell table:style-name="ce133" office:value-type="string">
            <text:p>- Input some special characters to Event summary field</text:p>
            <text:p>- input value to other fields you want to</text:p>
            <text:p>- click <text:span text:style-name="T5">Save</text:span><text:span text:style-name="T6"> button</text:span></text:p>
          </table:table-cell>
          <table:table-cell table:style-name="ce133" office:value-type="string">
            <text:p>- New event is added successfully</text:p>
            <text:p>- Added Event also displayed in exo Calendar when view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7">
          <table:table-cell table:formula="of:=IF(MID([.F138];6;1)&gt;MID([.F137];6;1);&quot;&quot;;MAX([.A$7:.A137])+1)" office:value-type="float" office:value="50">
            <text:p>050</text:p>
          </table:table-cell>
          <table:table-cell office:value-type="string">
            <text:p>FNC_CS_MA_EVENT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133" office:value-type="string">
            <text:p>CS\Mail\Other_actions\Event</text:p>
          </table:table-cell>
          <table:table-cell table:style-name="ce249" office:value-type="string">
            <text:p>Add Event in case tick at Reminder by email option but don't select any email address to send</text:p>
          </table:table-cell>
          <table:table-cell table:style-name="ce133" office:value-type="string">
            <text:p>Step 1: Open Add event form</text:p>
          </table:table-cell>
          <table:table-cell table:style-name="ce133" office:value-type="string">
            <text:p>- Go to Mail App</text:p>
            <text:p>- Click Add an event in action bar</text:p>
          </table:table-cell>
          <table:table-cell table:style-name="ce133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153">
          <table:table-cell table:formula="of:=IF(MID([.F139];6;1)&gt;MID([.F138];6;1);&quot;&quot;;MAX([.A$7:.A138])+1)">
            <text:p/>
          </table:table-cell>
          <table:table-cell office:value-type="string">
            <text:p>FNC_CS_MA_EVENT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table:style-name="ce133" office:value-type="string">
            <text:p>CS\Mail\Other_actions\Event</text:p>
          </table:table-cell>
          <table:table-cell table:style-name="ce250" office:value-type="string">
            <text:p>Add Event in case tick at Reminder by email option but don't select any email address to send</text:p>
          </table:table-cell>
          <table:table-cell table:style-name="ce133" office:value-type="string">
            <text:p>Step 2: Input data</text:p>
          </table:table-cell>
          <table:table-cell table:style-name="ce133" office:value-type="string">
            <text:p>- In Detail tab: input value to required fields</text:p>
            <text:p>- Move to Reminder tab: tick on Reminder by email check box but then, don't input or select any email to Send reminder to field</text:p>
            <text:p>- click on Add button</text:p>
          </table:table-cell>
          <table:table-cell table:style-name="ce133" office:value-type="string">
            <text:p>Show warning message: Email list must not be empty!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153">
          <table:table-cell table:formula="of:=IF(MID([.F140];6;1)&gt;MID([.F139];6;1);&quot;&quot;;MAX([.A$7:.A139])+1)" office:value-type="float" office:value="51">
            <text:p>051</text:p>
          </table:table-cell>
          <table:table-cell office:value-type="string">
            <text:p>FNC_CS_MA_EVENT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133" office:value-type="string">
            <text:p>CS\Mail\Other_actions\Event</text:p>
          </table:table-cell>
          <table:table-cell table:style-name="ce249" office:value-type="string">
            <text:p>Check add email address into send reminder to field from select email pop up</text:p>
          </table:table-cell>
          <table:table-cell table:style-name="ce133" office:value-type="string">
            <text:p>Step 1: Open Add event form</text:p>
          </table:table-cell>
          <table:table-cell table:style-name="ce133" office:value-type="string">
            <text:p>- Go to Mail App</text:p>
            <text:p>- Click Add an event in action bar</text:p>
          </table:table-cell>
          <table:table-cell table:style-name="ce133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153">
          <table:table-cell table:formula="of:=IF(MID([.F141];6;1)&gt;MID([.F140];6;1);&quot;&quot;;MAX([.A$7:.A140])+1)">
            <text:p/>
          </table:table-cell>
          <table:table-cell office:value-type="string">
            <text:p>FNC_CS_MA_EVENT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table:style-name="ce133" office:value-type="string">
            <text:p>CS\Mail\Other_actions\Event</text:p>
          </table:table-cell>
          <table:table-cell table:style-name="ce250" office:value-type="string">
            <text:p>Check add email address into send reminder to field from select email pop up</text:p>
          </table:table-cell>
          <table:table-cell table:style-name="ce133" office:value-type="string">
            <text:p>Step 2: Open Select email pop up</text:p>
          </table:table-cell>
          <table:table-cell table:style-name="ce133" office:value-type="string">
            <text:p>- Move to Reminder tab: tick on <text:span text:style-name="T5">Reminder by email</text:span><text:span text:style-name="T6"> check box</text:span></text:p>
            <text:p><text:span text:style-name="T6">- then, Click on </text:span><text:span text:style-name="T5">Select email </text:span><text:span text:style-name="T6">icon</text:span></text:p>
          </table:table-cell>
          <table:table-cell table:style-name="ce133" office:value-type="string">
            <text:p>Select email pop up is shown properly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153">
          <table:table-cell table:formula="of:=IF(MID([.F142];6;1)&gt;MID([.F141];6;1);&quot;&quot;;MAX([.A$7:.A141])+1)">
            <text:p/>
          </table:table-cell>
          <table:table-cell office:value-type="string">
            <text:p>FNC_CS_MA_EVENT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table:style-name="ce133" office:value-type="string">
            <text:p>CS\Mail\Other_actions\Event</text:p>
          </table:table-cell>
          <table:table-cell table:style-name="ce250" office:value-type="string">
            <text:p>Check add email address into send reminder to field from select email pop up</text:p>
          </table:table-cell>
          <table:table-cell table:style-name="ce133" office:value-type="string">
            <text:p>Step 3: Select email address of contact</text:p>
          </table:table-cell>
          <table:table-cell table:style-name="ce133" office:value-type="string">
            <text:p>- Tick at check box corresponding of some contacts</text:p>
            <text:p>- then click on <text:span text:style-name="T5">Add address </text:span><text:span text:style-name="T6">button</text:span></text:p>
            <text:p><text:span text:style-name="T6">- Last, Click on </text:span><text:span text:style-name="T5">Cancel </text:span><text:span text:style-name="T6">button</text:span></text:p>
          </table:table-cell>
          <table:table-cell table:style-name="ce133" office:value-type="string">
            <text:p>Email address of selected contact is displayed in <text:span text:style-name="T5">Send reminder to</text:span> field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153">
          <table:table-cell table:formula="of:=IF(MID([.F143];6;1)&gt;MID([.F142];6;1);&quot;&quot;;MAX([.A$7:.A142])+1)" office:value-type="float" office:value="52">
            <text:p>052</text:p>
          </table:table-cell>
          <table:table-cell office:value-type="string">
            <text:p>FNC_CS_MA_EVENT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7">
            <text:p>007</text:p>
          </table:table-cell>
          <table:table-cell table:style-name="ce133" office:value-type="string">
            <text:p>CS\Mail\Other_actions\Event</text:p>
          </table:table-cell>
          <table:table-cell table:style-name="ce249" office:value-type="string">
            <text:p>Check Replace email address available into send reminder to from select email pop up</text:p>
          </table:table-cell>
          <table:table-cell table:style-name="ce133" office:value-type="string">
            <text:p>Step 1: Open Add event form</text:p>
          </table:table-cell>
          <table:table-cell table:style-name="ce133" office:value-type="string">
            <text:p>- Go to Mail App</text:p>
            <text:p>- Click Add an event in action bar</text:p>
          </table:table-cell>
          <table:table-cell table:style-name="ce133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153">
          <table:table-cell table:formula="of:=IF(MID([.F144];6;1)&gt;MID([.F143];6;1);&quot;&quot;;MAX([.A$7:.A143])+1)">
            <text:p/>
          </table:table-cell>
          <table:table-cell office:value-type="string">
            <text:p>FNC_CS_MA_EVENT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7">
            <text:p>007</text:p>
          </table:table-cell>
          <table:table-cell table:style-name="ce133" office:value-type="string">
            <text:p>CS\Mail\Other_actions\Event</text:p>
          </table:table-cell>
          <table:table-cell table:style-name="ce250" office:value-type="string">
            <text:p>Check Replace email address available into send reminder to from select email pop up</text:p>
          </table:table-cell>
          <table:table-cell table:style-name="ce133" office:value-type="string">
            <text:p>Step 2: Input some email addresses to Send reminder to field</text:p>
          </table:table-cell>
          <table:table-cell table:style-name="ce133" office:value-type="string">
            <text:p>- Move to Reminder tab: tick on <text:span text:style-name="T5">Reminder by email</text:span><text:span text:style-name="T6"> check box</text:span></text:p>
            <text:p><text:span text:style-name="T6">- then, input some email addresses by typing directly to </text:span><text:span text:style-name="T5">Send reminder to</text:span><text:span text:style-name="T6"> field</text:span></text:p>
          </table:table-cell>
          <table:table-cell table:style-name="ce133" office:value-type="string">
            <text:p>Inputted email addresses are displayed in <text:span text:style-name="T5">Send reminder to</text:span> field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8">
          <table:table-cell table:formula="of:=IF(MID([.F145];6;1)&gt;MID([.F144];6;1);&quot;&quot;;MAX([.A$7:.A144])+1)">
            <text:p/>
          </table:table-cell>
          <table:table-cell office:value-type="string">
            <text:p>FNC_CS_MA_EVENT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7">
            <text:p>007</text:p>
          </table:table-cell>
          <table:table-cell table:style-name="ce133" office:value-type="string">
            <text:p>CS\Mail\Other_actions\Event</text:p>
          </table:table-cell>
          <table:table-cell table:style-name="ce250" office:value-type="string">
            <text:p>Check Replace email address available into send reminder to from select email pop up</text:p>
          </table:table-cell>
          <table:table-cell table:style-name="ce133" office:value-type="string">
            <text:p>Step 3: Open Select email pop up</text:p>
          </table:table-cell>
          <table:table-cell table:style-name="ce133" office:value-type="string">
            <text:p><text:span text:style-name="T6">Click on </text:span><text:span text:style-name="T5">Select email </text:span><text:span text:style-name="T6">icon</text:span></text:p>
          </table:table-cell>
          <table:table-cell table:style-name="ce133" office:value-type="string">
            <text:p>Select email pop up is shown properly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2">
          <table:table-cell table:formula="of:=IF(MID([.F146];6;1)&gt;MID([.F145];6;1);&quot;&quot;;MAX([.A$7:.A145])+1)">
            <text:p/>
          </table:table-cell>
          <table:table-cell office:value-type="string">
            <text:p>FNC_CS_MA_EVENT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7">
            <text:p>007</text:p>
          </table:table-cell>
          <table:table-cell table:style-name="ce133" office:value-type="string">
            <text:p>CS\Mail\Other_actions\Event</text:p>
          </table:table-cell>
          <table:table-cell table:style-name="ce250" office:value-type="string">
            <text:p>Check Replace email address available into send reminder to from select email pop up</text:p>
          </table:table-cell>
          <table:table-cell table:style-name="ce133" office:value-type="string">
            <text:p>Step 4: Select email address of contact</text:p>
          </table:table-cell>
          <table:table-cell table:style-name="ce133" office:value-type="string">
            <text:p>- Tick at check box corresponding of some contacts</text:p>
            <text:p>- then click on <text:span text:style-name="T5">Replace </text:span><text:span text:style-name="T6">button</text:span></text:p>
            <text:p/>
          </table:table-cell>
          <table:table-cell table:style-name="ce133" office:value-type="string">
            <text:p>Inputted email addresses before in <text:span text:style-name="T5">Send reminder to</text:span> field are replaced by selected mail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81">
          <table:table-cell table:formula="of:=IF(MID([.F147];6;1)&gt;MID([.F146];6;1);&quot;&quot;;MAX([.A$7:.A146])+1)" office:value-type="float" office:value="53">
            <text:p>053</text:p>
          </table:table-cell>
          <table:table-cell office:value-type="string">
            <text:p>FNC_CS_MA_EVENT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8">
            <text:p>008</text:p>
          </table:table-cell>
          <table:table-cell table:style-name="ce133" office:value-type="string">
            <text:p>CS\Mail\Other_actions\Event</text:p>
          </table:table-cell>
          <table:table-cell table:style-name="ce249" office:value-type="string">
            <text:p>Cancel Selecting email address</text:p>
          </table:table-cell>
          <table:table-cell table:style-name="ce133" office:value-type="string">
            <text:p>Step 1: Open Add event form</text:p>
          </table:table-cell>
          <table:table-cell table:style-name="ce133" office:value-type="string">
            <text:p>- Go to Mail App</text:p>
            <text:p>- Click Add an event in action bar</text:p>
          </table:table-cell>
          <table:table-cell table:style-name="ce133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31">
          <table:table-cell table:formula="of:=IF(MID([.F148];6;1)&gt;MID([.F147];6;1);&quot;&quot;;MAX([.A$7:.A147])+1)">
            <text:p/>
          </table:table-cell>
          <table:table-cell office:value-type="string">
            <text:p>FNC_CS_MA_EVENT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8">
            <text:p>008</text:p>
          </table:table-cell>
          <table:table-cell table:style-name="ce133" office:value-type="string">
            <text:p>CS\Mail\Other_actions\Event</text:p>
          </table:table-cell>
          <table:table-cell table:style-name="ce250" office:value-type="string">
            <text:p>Cancel Selecting email address</text:p>
          </table:table-cell>
          <table:table-cell table:style-name="ce133" office:value-type="string">
            <text:p>Step 2: Open Select email pop up</text:p>
          </table:table-cell>
          <table:table-cell table:style-name="ce133" office:value-type="string">
            <text:p>- Move to Reminder tab: tick on <text:span text:style-name="T5">Reminder by email</text:span><text:span text:style-name="T6"> check box</text:span></text:p>
            <text:p><text:span text:style-name="T6">- then, Click on </text:span><text:span text:style-name="T5">Select email </text:span><text:span text:style-name="T6">icon</text:span></text:p>
          </table:table-cell>
          <table:table-cell table:style-name="ce133" office:value-type="string">
            <text:p>Select email pop up is shown properly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148">
          <table:table-cell table:formula="of:=IF(MID([.F149];6;1)&gt;MID([.F148];6;1);&quot;&quot;;MAX([.A$7:.A148])+1)">
            <text:p/>
          </table:table-cell>
          <table:table-cell office:value-type="string">
            <text:p>FNC_CS_MA_EVENT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table:style-name="ce133" office:value-type="string">
            <text:p>CS\Mail\Other_actions\Event</text:p>
          </table:table-cell>
          <table:table-cell table:style-name="ce250" office:value-type="string">
            <text:p>Cancel Selecting email address</text:p>
          </table:table-cell>
          <table:table-cell table:style-name="ce133" office:value-type="string">
            <text:p>Step 3: Cancel Selecting email address.</text:p>
          </table:table-cell>
          <table:table-cell table:style-name="ce133" office:value-type="string">
            <text:p>- Tick at check box corresponding of some contacts</text:p>
            <text:p>- don't click on Add address button or Replace button</text:p>
            <text:p>- Last, Click on Cancel button or Close icon in form </text:p>
          </table:table-cell>
          <table:table-cell table:style-name="ce133" office:value-type="string">
            <text:p>Select email pop up is closed and no email address is added to <text:span text:style-name="T5">Send reminder to</text:span><text:span text:style-name="T6"> field</text:span>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80">
          <table:table-cell table:formula="of:=IF(MID([.F150];6;1)&gt;MID([.F149];6;1);&quot;&quot;;MAX([.A$7:.A149])+1)" office:value-type="float" office:value="54">
            <text:p>054</text:p>
          </table:table-cell>
          <table:table-cell office:value-type="string">
            <text:p>FNC_CS_MA_EVENT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9">
            <text:p>009</text:p>
          </table:table-cell>
          <table:table-cell table:style-name="ce133" office:value-type="string">
            <text:p>CS\Mail\Other_actions\Event</text:p>
          </table:table-cell>
          <table:table-cell table:style-name="ce249" office:value-type="string">
            <text:p>Add Event category from Add event form</text:p>
          </table:table-cell>
          <table:table-cell table:style-name="ce133" office:value-type="string">
            <text:p>Step 1: Open Add event form</text:p>
          </table:table-cell>
          <table:table-cell table:style-name="ce133" office:value-type="string">
            <text:p>- Go to Mail App</text:p>
            <text:p>- Click Add an event in action bar</text:p>
          </table:table-cell>
          <table:table-cell table:style-name="ce133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79">
          <table:table-cell table:formula="of:=IF(MID([.F151];6;1)&gt;MID([.F150];6;1);&quot;&quot;;MAX([.A$7:.A150])+1)">
            <text:p/>
          </table:table-cell>
          <table:table-cell office:value-type="string">
            <text:p>FNC_CS_MA_EVENT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table:style-name="ce133" office:value-type="string">
            <text:p>CS\Mail\Other_actions\Event</text:p>
          </table:table-cell>
          <table:table-cell table:style-name="ce250" office:value-type="string">
            <text:p>Add Event category from Add event form</text:p>
          </table:table-cell>
          <table:table-cell table:style-name="ce133" office:value-type="string">
            <text:p>Step 2: Open Event categories form</text:p>
          </table:table-cell>
          <table:table-cell table:style-name="ce133" office:value-type="string">
            <text:p>In Detail tab: Click on <text:span text:style-name="T5">Add new category </text:span><text:span text:style-name="T6">icon</text:span></text:p>
          </table:table-cell>
          <table:table-cell table:style-name="ce133" office:value-type="string">
            <text:p>Event Categories is shown properly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5">
          <table:table-cell table:formula="of:=IF(MID([.F152];6;1)&gt;MID([.F151];6;1);&quot;&quot;;MAX([.A$7:.A151])+1)">
            <text:p/>
          </table:table-cell>
          <table:table-cell office:value-type="string">
            <text:p>FNC_CS_MA_EVENT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table:style-name="ce133" office:value-type="string">
            <text:p>CS\Mail\Other_actions\Event</text:p>
          </table:table-cell>
          <table:table-cell table:style-name="ce250" office:value-type="string">
            <text:p>Add Event category from Add event form</text:p>
          </table:table-cell>
          <table:table-cell table:style-name="ce133" office:value-type="string">
            <text:p>Step 3: add new event category</text:p>
          </table:table-cell>
          <table:table-cell table:style-name="ce133" office:value-type="string">
            <text:p>Input valid value to required fields and click on <text:span text:style-name="T5">Save</text:span><text:span text:style-name="T6"> button</text:span></text:p>
          </table:table-cell>
          <table:table-cell table:style-name="ce133" office:value-type="string">
            <text:p>A new event category is added successful</text:p>
            <text:p>- New event category is displayed in Event category list box of Add event form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114">
          <table:table-cell table:formula="of:=IF(MID([.F153];6;1)&gt;MID([.F152];6;1);&quot;&quot;;MAX([.A$7:.A152])+1)" office:value-type="float" office:value="55">
            <text:p>055</text:p>
          </table:table-cell>
          <table:table-cell office:value-type="string">
            <text:p>FNC_CS_MA_EVENT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10">
            <text:p>010</text:p>
          </table:table-cell>
          <table:table-cell table:style-name="ce133" office:value-type="string">
            <text:p>CS\Mail\Other_actions\Event</text:p>
          </table:table-cell>
          <table:table-cell table:style-name="ce249" office:value-type="string">
            <text:p>Add Event category from Add event form in case Name field is empty</text:p>
          </table:table-cell>
          <table:table-cell table:style-name="ce133" office:value-type="string">
            <text:p>Step 1: Open Add event form</text:p>
          </table:table-cell>
          <table:table-cell table:style-name="ce133" office:value-type="string">
            <text:p>- Go to Mail App</text:p>
            <text:p>- Click Add an event in action bar</text:p>
          </table:table-cell>
          <table:table-cell table:style-name="ce133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114">
          <table:table-cell table:formula="of:=IF(MID([.F154];6;1)&gt;MID([.F153];6;1);&quot;&quot;;MAX([.A$7:.A153])+1)">
            <text:p/>
          </table:table-cell>
          <table:table-cell office:value-type="string">
            <text:p>FNC_CS_MA_EVENT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10">
            <text:p>010</text:p>
          </table:table-cell>
          <table:table-cell table:style-name="ce133" office:value-type="string">
            <text:p>CS\Mail\Other_actions\Event</text:p>
          </table:table-cell>
          <table:table-cell table:style-name="ce250" office:value-type="string">
            <text:p>Add Event category from Add event form in case Name field is empty</text:p>
          </table:table-cell>
          <table:table-cell table:style-name="ce133" office:value-type="string">
            <text:p>Step 2: Open Event categories form</text:p>
          </table:table-cell>
          <table:table-cell table:style-name="ce133" office:value-type="string">
            <text:p>In Detail tab: Click on <text:span text:style-name="T5">Add new category </text:span><text:span text:style-name="T6">icon</text:span></text:p>
          </table:table-cell>
          <table:table-cell table:style-name="ce133" office:value-type="string">
            <text:p>Event Categories is shown properly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5">
          <table:table-cell table:formula="of:=IF(MID([.F155];6;1)&gt;MID([.F154];6;1);&quot;&quot;;MAX([.A$7:.A154])+1)">
            <text:p/>
          </table:table-cell>
          <table:table-cell office:value-type="string">
            <text:p>FNC_CS_MA_EVENT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table:style-name="ce133" office:value-type="string">
            <text:p>CS\Mail\Other_actions\Event</text:p>
          </table:table-cell>
          <table:table-cell table:style-name="ce250" office:value-type="string">
            <text:p>Add Event category from Add event form in case Name field is empty</text:p>
          </table:table-cell>
          <table:table-cell table:style-name="ce133" office:value-type="string">
            <text:p>Step 3: add new event category</text:p>
          </table:table-cell>
          <table:table-cell table:style-name="ce133" office:value-type="string">
            <text:p>don't input value to Name field and click on Save button</text:p>
          </table:table-cell>
          <table:table-cell table:style-name="ce133" office:value-type="string">
            <text:p>Show warning message: The field "Event category name" is required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32">
          <table:table-cell table:formula="of:=IF(MID([.F156];6;1)&gt;MID([.F155];6;1);&quot;&quot;;MAX([.A$7:.A155])+1)" office:value-type="float" office:value="56">
            <text:p>056</text:p>
          </table:table-cell>
          <table:table-cell office:value-type="string">
            <text:p>FNC_CS_MA_EVENT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1">
            <text:p>011</text:p>
          </table:table-cell>
          <table:table-cell table:style-name="ce133" office:value-type="string">
            <text:p>CS\Mail\Other_actions\Event</text:p>
          </table:table-cell>
          <table:table-cell table:style-name="ce249" office:value-type="string">
            <text:p>Cancel Add new event category</text:p>
          </table:table-cell>
          <table:table-cell table:style-name="ce133" office:value-type="string">
            <text:p>Step 1: Open Add event form</text:p>
          </table:table-cell>
          <table:table-cell table:style-name="ce133" office:value-type="string">
            <text:p>- Go to Mail App</text:p>
            <text:p>- Click Add an event in action bar</text:p>
          </table:table-cell>
          <table:table-cell table:style-name="ce133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72">
          <table:table-cell table:formula="of:=IF(MID([.F157];6;1)&gt;MID([.F156];6;1);&quot;&quot;;MAX([.A$7:.A156])+1)">
            <text:p/>
          </table:table-cell>
          <table:table-cell office:value-type="string">
            <text:p>FNC_CS_MA_EVENT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table:style-name="ce133" office:value-type="string">
            <text:p>CS\Mail\Other_actions\Event</text:p>
          </table:table-cell>
          <table:table-cell table:style-name="ce250" office:value-type="string">
            <text:p>Cancel Add new event category</text:p>
          </table:table-cell>
          <table:table-cell table:style-name="ce133" office:value-type="string">
            <text:p>Step 2: Open Event categories form</text:p>
          </table:table-cell>
          <table:table-cell table:style-name="ce133" office:value-type="string">
            <text:p>In Detail tab: Click on <text:span text:style-name="T5">Add new category </text:span><text:span text:style-name="T6">icon</text:span></text:p>
          </table:table-cell>
          <table:table-cell table:style-name="ce133" office:value-type="string">
            <text:p>Event Categories is shown properly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82">
          <table:table-cell table:formula="of:=IF(MID([.F158];6;1)&gt;MID([.F157];6;1);&quot;&quot;;MAX([.A$7:.A157])+1)">
            <text:p/>
          </table:table-cell>
          <table:table-cell office:value-type="string">
            <text:p>FNC_CS_MA_EVENT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table:style-name="ce133" office:value-type="string">
            <text:p>CS\Mail\Other_actions\Event</text:p>
          </table:table-cell>
          <table:table-cell table:style-name="ce250" office:value-type="string">
            <text:p>Cancel Add new event category</text:p>
          </table:table-cell>
          <table:table-cell table:style-name="ce133" office:value-type="string">
            <text:p>Step 3: Cancel add new event category</text:p>
          </table:table-cell>
          <table:table-cell table:style-name="ce133" office:value-type="string">
            <text:p>- input value to required fields</text:p>
            <text:p><text:span text:style-name="T6">- then Click on </text:span><text:span text:style-name="T5">Close </text:span><text:span text:style-name="T6">button or </text:span><text:span text:style-name="T5">Close </text:span><text:span text:style-name="T6">icon in form</text:span><text:span text:style-name="T5"> </text:span></text:p>
          </table:table-cell>
          <table:table-cell table:style-name="ce133" office:value-type="string">
            <text:p>Event categories pop up is closed and no new event category is added to list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82">
          <table:table-cell table:formula="of:=IF(MID([.F159];6;1)&gt;MID([.F158];6;1);&quot;&quot;;MAX([.A$7:.A158])+1)" office:value-type="float" office:value="57">
            <text:p>057</text:p>
          </table:table-cell>
          <table:table-cell office:value-type="string">
            <text:p>FNC_CS_MA_EVENT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table:style-name="ce133" office:value-type="string">
            <text:p>CS\Mail\Other_actions\Event</text:p>
          </table:table-cell>
          <table:table-cell table:style-name="ce249" office:value-type="string">
            <text:p>Reset value which inputted in Event category form</text:p>
          </table:table-cell>
          <table:table-cell table:style-name="ce133" office:value-type="string">
            <text:p>Step 1: Open Add event form</text:p>
          </table:table-cell>
          <table:table-cell table:style-name="ce133" office:value-type="string">
            <text:p>- Go to Mail App</text:p>
            <text:p>- Click Add an event in action bar</text:p>
          </table:table-cell>
          <table:table-cell table:style-name="ce133" office:value-type="string">
            <text:p>Add new event form appears, includes: Details + Reminder tab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82">
          <table:table-cell table:formula="of:=IF(MID([.F160];6;1)&gt;MID([.F159];6;1);&quot;&quot;;MAX([.A$7:.A159])+1)">
            <text:p/>
          </table:table-cell>
          <table:table-cell office:value-type="string">
            <text:p>FNC_CS_MA_EVENT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table:style-name="ce133" office:value-type="string">
            <text:p>CS\Mail\Other_actions\Event</text:p>
          </table:table-cell>
          <table:table-cell table:style-name="ce250" office:value-type="string">
            <text:p>Reset value which inputted in Event category form</text:p>
          </table:table-cell>
          <table:table-cell table:style-name="ce133" office:value-type="string">
            <text:p>Step 2: Open Event categories form</text:p>
          </table:table-cell>
          <table:table-cell table:style-name="ce133" office:value-type="string">
            <text:p>In Detail tab: Click on <text:span text:style-name="T5">Add new category </text:span><text:span text:style-name="T6">icon</text:span></text:p>
          </table:table-cell>
          <table:table-cell table:style-name="ce133" office:value-type="string">
            <text:p>Event Categories is shown properly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82">
          <table:table-cell table:formula="of:=IF(MID([.F161];6;1)&gt;MID([.F160];6;1);&quot;&quot;;MAX([.A$7:.A160])+1)">
            <text:p/>
          </table:table-cell>
          <table:table-cell office:value-type="string">
            <text:p>FNC_CS_MA_EVENT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table:style-name="ce133" office:value-type="string">
            <text:p>CS\Mail\Other_actions\Event</text:p>
          </table:table-cell>
          <table:table-cell table:style-name="ce250" office:value-type="string">
            <text:p>Reset value which inputted in Event category form</text:p>
          </table:table-cell>
          <table:table-cell table:style-name="ce133" office:value-type="string">
            <text:p>Step 3: Reset value which inputted into field</text:p>
          </table:table-cell>
          <table:table-cell table:style-name="ce133" office:value-type="string">
            <text:p>- Input value to all fields in form</text:p>
            <text:p>- then, Click on <text:span text:style-name="T5">Reset </text:span><text:span text:style-name="T6">button</text:span></text:p>
          </table:table-cell>
          <table:table-cell table:style-name="ce133" office:value-type="string">
            <text:p>Inputted value in fields is removed and no new event category added</text:p>
            <text:p/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82">
          <table:table-cell table:formula="of:=IF(MID([.F162];6;1)&gt;MID([.F161];6;1);&quot;&quot;;MAX([.A$7:.A161])+1)" office:value-type="float" office:value="58">
            <text:p>058</text:p>
          </table:table-cell>
          <table:table-cell office:value-type="string">
            <text:p>FNC_CS_MA_EVENT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table:style-name="ce133" office:value-type="string">
            <text:p>CS\Mail\Other_actions\Event</text:p>
          </table:table-cell>
          <table:table-cell table:style-name="ce249" office:value-type="string">
            <text:p>Check upload attachment for event from webmail</text:p>
          </table:table-cell>
          <table:table-cell table:style-name="ce133" office:value-type="string">
            <text:p>Step 1: Open Add event form </text:p>
          </table:table-cell>
          <table:table-cell table:style-name="ce133" office:value-type="string">
            <text:p>Open add event form by click Add an event button on tool bar Or Open add event form from invitation mail</text:p>
          </table:table-cell>
          <table:table-cell table:style-name="ce133" office:value-type="string">
            <text:p>The Add event form is shown properly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82">
          <table:table-cell table:formula="of:=IF(MID([.F163];6;1)&gt;MID([.F162];6;1);&quot;&quot;;MAX([.A$7:.A162])+1)">
            <text:p/>
          </table:table-cell>
          <table:table-cell office:value-type="string">
            <text:p>FNC_CS_MA_EVENT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table:style-name="ce133" office:value-type="string">
            <text:p>CS\Mail\Other_actions\Event</text:p>
          </table:table-cell>
          <table:table-cell table:style-name="ce250" office:value-type="string">
            <text:p>Check upload attachment for event from webmail</text:p>
          </table:table-cell>
          <table:table-cell table:style-name="ce133" office:value-type="string">
            <text:p>Step 2: Open Attach files form</text:p>
          </table:table-cell>
          <table:table-cell table:style-name="ce133" office:value-type="string">
            <text:p>Click <text:s/>attach files icon on this form</text:p>
          </table:table-cell>
          <table:table-cell table:style-name="ce133" office:value-type="string">
            <text:p>The attach files form is shown properly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82">
          <table:table-cell table:formula="of:=IF(MID([.F164];6;1)&gt;MID([.F163];6;1);&quot;&quot;;MAX([.A$7:.A163])+1)">
            <text:p/>
          </table:table-cell>
          <table:table-cell office:value-type="string">
            <text:p>FNC_CS_MA_EVENT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13">
            <text:p>013</text:p>
          </table:table-cell>
          <table:table-cell table:style-name="ce133" office:value-type="string">
            <text:p>CS\Mail\Other_actions\Event</text:p>
          </table:table-cell>
          <table:table-cell table:style-name="ce250" office:value-type="string">
            <text:p>Check upload attachment for event from webmail</text:p>
          </table:table-cell>
          <table:table-cell table:style-name="ce133" office:value-type="string">
            <text:p>Step 3: perform to upload attachment</text:p>
          </table:table-cell>
          <table:table-cell table:style-name="ce133" office:value-type="string">
            <text:p>- Brows file , and attach</text:p>
            <text:p>- Click save button</text:p>
          </table:table-cell>
          <table:table-cell table:style-name="ce133" office:value-type="string">
            <text:p>The file is attached on event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82">
          <table:table-cell table:formula="of:=IF(MID([.F165];6;1)&gt;MID([.F164];6;1);&quot;&quot;;MAX([.A$7:.A164])+1)" office:value-type="float" office:value="59">
            <text:p>059</text:p>
          </table:table-cell>
          <table:table-cell office:value-type="string">
            <text:p>FNC_CS_MA_EVENT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4">
            <text:p>014</text:p>
          </table:table-cell>
          <table:table-cell table:style-name="ce133" office:value-type="string">
            <text:p>CS\Mail\Other_actions\Event</text:p>
          </table:table-cell>
          <table:table-cell table:style-name="ce249" office:value-type="string">
            <text:p>Add Event from invitation mail of participants </text:p>
          </table:table-cell>
          <table:table-cell table:style-name="ce133" office:value-type="string">
            <text:p>Step 1: Create a event with an invitation to <text:s/>participants</text:p>
          </table:table-cell>
          <table:table-cell table:style-name="ce133" office:value-type="string">
            <text:p><text:s/>Create a event with an invitation to <text:s/>participants</text:p>
          </table:table-cell>
          <table:table-cell table:style-name="ce133" office:value-type="string">
            <text:p>The event is created and an invitation mail will be sent to selected participants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82">
          <table:table-cell table:formula="of:=IF(MID([.F166];6;1)&gt;MID([.F165];6;1);&quot;&quot;;MAX([.A$7:.A165])+1)">
            <text:p/>
          </table:table-cell>
          <table:table-cell office:value-type="string">
            <text:p>FNC_CS_MA_EVENT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14">
            <text:p>014</text:p>
          </table:table-cell>
          <table:table-cell table:style-name="ce133" office:value-type="string">
            <text:p>CS\Mail\Other_actions\Event</text:p>
          </table:table-cell>
          <table:table-cell table:style-name="ce250" office:value-type="string">
            <text:p>Add Event from invitation mail of participants </text:p>
          </table:table-cell>
          <table:table-cell table:style-name="ce133" office:value-type="string">
            <text:p>Step 2: Get invitation mail</text:p>
          </table:table-cell>
          <table:table-cell table:style-name="ce133" office:value-type="string">
            <text:p>- Login by a participant </text:p>
            <text:p>- Create an account to get above email</text:p>
            <text:p>- Check mail</text:p>
          </table:table-cell>
          <table:table-cell table:style-name="ce133" office:value-type="string">
            <text:p>The Mail will be gotten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82">
          <table:table-cell table:formula="of:=IF(MID([.F167];6;1)&gt;MID([.F166];6;1);&quot;&quot;;MAX([.A$7:.A166])+1)">
            <text:p/>
          </table:table-cell>
          <table:table-cell office:value-type="string">
            <text:p>FNC_CS_MA_EVENT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14">
            <text:p>014</text:p>
          </table:table-cell>
          <table:table-cell table:style-name="ce133" office:value-type="string">
            <text:p>CS\Mail\Other_actions\Event</text:p>
          </table:table-cell>
          <table:table-cell table:style-name="ce250" office:value-type="string">
            <text:p>Add Event from invitation mail of participants </text:p>
          </table:table-cell>
          <table:table-cell table:style-name="ce133" office:value-type="string">
            <text:p>Step 3: Open add event form</text:p>
          </table:table-cell>
          <table:table-cell table:style-name="ce133" office:value-type="string">
            <text:p>- Open above mail</text:p>
            <text:p>- Click 'yes and import' link</text:p>
          </table:table-cell>
          <table:table-cell table:style-name="ce133" office:value-type="string">
            <text:p>Add event form is shown properly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82">
          <table:table-cell table:formula="of:=IF(MID([.F168];6;1)&gt;MID([.F167];6;1);&quot;&quot;;MAX([.A$7:.A167])+1)">
            <text:p/>
          </table:table-cell>
          <table:table-cell office:value-type="string">
            <text:p>FNC_CS_MA_EVENT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14">
            <text:p>014</text:p>
          </table:table-cell>
          <table:table-cell table:style-name="ce133" office:value-type="string">
            <text:p>CS\Mail\Other_actions\Event</text:p>
          </table:table-cell>
          <table:table-cell table:style-name="ce250" office:value-type="string">
            <text:p>Add Event from invitation mail of participants </text:p>
          </table:table-cell>
          <table:table-cell table:style-name="ce133" office:value-type="string">
            <text:p>Step 4: Add event</text:p>
          </table:table-cell>
          <table:table-cell table:style-name="ce133" office:value-type="string">
            <text:p>- Change information of event if want</text:p>
            <text:p><text:s/>-Click Save button</text:p>
          </table:table-cell>
          <table:table-cell table:style-name="ce133" office:value-type="string">
            <text:p>The Event is saved in portlet calendar with correct information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39">
          <table:table-cell table:formula="of:=IF(MID([.F169];6;1)&gt;MID([.F168];6;1);&quot;&quot;;MAX([.A$7:.A168])+1)" office:value-type="float" office:value="60">
            <text:p>060</text:p>
          </table:table-cell>
          <table:table-cell office:value-type="string">
            <text:p>FNC_CS_MA_ADDBOOK_01</text:p>
          </table:table-cell>
          <table:table-cell table:style-name="ce140" office:value-type="float" office:value="1">
            <text:p>001</text:p>
          </table:table-cell>
          <table:table-cell table:style-name="ce133" office:value-type="string">
            <text:p>CS\Mail\Other_actions\Address book\Add Address book</text:p>
          </table:table-cell>
          <table:table-cell table:style-name="ce105" office:value-type="string">
            <text:p>Add new address book</text:p>
          </table:table-cell>
          <table:table-cell table:style-name="ce133" office:value-type="string">
            <text:p>Step 1: Show address book management form from Mail application</text:p>
          </table:table-cell>
          <table:table-cell table:style-name="ce133" office:value-type="string">
            <text:p>Click <text:s/><text:span text:style-name="T5">Contacts</text:span><text:span text:style-name="T6"> on action bar</text:span></text:p>
          </table:table-cell>
          <table:table-cell table:style-name="ce133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0">
          <table:table-cell table:formula="of:=IF(MID([.F170];6;1)&gt;MID([.F169];6;1);&quot;&quot;;MAX([.A$7:.A169])+1)">
            <text:p/>
          </table:table-cell>
          <table:table-cell office:value-type="string">
            <text:p>FNC_CS_MA_ADDBOOK_01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133" office:value-type="string">
            <text:p>CS\Mail\Other_actions\Address book\Add Address book</text:p>
          </table:table-cell>
          <table:table-cell table:style-name="ce133" office:value-type="string">
            <text:p>Add new address book</text:p>
          </table:table-cell>
          <table:table-cell table:style-name="ce133" office:value-type="string">
            <text:p>Step 2: Open Add new address book</text:p>
          </table:table-cell>
          <table:table-cell table:style-name="ce133" office:value-type="string">
            <text:p>- Click<text:span text:style-name="T5"> Add <text:s/>Address book</text:span> at top form</text:p>
          </table:table-cell>
          <table:table-cell table:style-name="ce265" office:value-type="string">
            <text:p>Add new address book form is shown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0">
          <table:table-cell table:formula="of:=IF(MID([.F171];6;1)&gt;MID([.F170];6;1);&quot;&quot;;MAX([.A$7:.A170])+1)">
            <text:p/>
          </table:table-cell>
          <table:table-cell office:value-type="string">
            <text:p>FNC_CS_MA_ADDBOOK_01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1">
            <text:p>001</text:p>
          </table:table-cell>
          <table:table-cell table:style-name="ce133" office:value-type="string">
            <text:p>CS\Mail\Other_actions\Address book\Add Address book</text:p>
          </table:table-cell>
          <table:table-cell table:style-name="ce133" office:value-type="string">
            <text:p>Add new address book</text:p>
          </table:table-cell>
          <table:table-cell table:style-name="ce133" office:value-type="string">
            <text:p>Step 3: Add new address book</text:p>
          </table:table-cell>
          <table:table-cell table:style-name="ce133" office:value-type="string">
            <text:p>- Input required value for new address book</text:p>
            <text:p>- Click <text:span text:style-name="T5">Save</text:span></text:p>
          </table:table-cell>
          <table:table-cell table:style-name="ce133" office:value-type="string">
            <text:p>Add new address book successfully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4">
          <table:table-cell table:formula="of:=IF(MID([.F172];6;1)&gt;MID([.F171];6;1);&quot;&quot;;MAX([.A$7:.A171])+1)" office:value-type="float" office:value="61">
            <text:p>061</text:p>
          </table:table-cell>
          <table:table-cell office:value-type="string">
            <text:p>FNC_CS_MA_ADDBOOK_01</text:p>
          </table:table-cell>
          <table:table-cell table:formula="of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133" office:value-type="string">
            <text:p>CS\Mail\Other_actions\Address book\Add Address book</text:p>
          </table:table-cell>
          <table:table-cell table:style-name="ce105" office:value-type="string">
            <text:p>Add new address book <text:s/>in case Name of address book is same name with existing address book</text:p>
          </table:table-cell>
          <table:table-cell table:style-name="ce133" office:value-type="string">
            <text:p>Step 1: Show address book management form from Mail application</text:p>
          </table:table-cell>
          <table:table-cell table:style-name="ce133" office:value-type="string">
            <text:p>Click <text:s/><text:span text:style-name="T5">Contacts</text:span><text:span text:style-name="T6"> on action bar</text:span></text:p>
          </table:table-cell>
          <table:table-cell table:style-name="ce133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0">
          <table:table-cell table:formula="of:=IF(MID([.F173];6;1)&gt;MID([.F172];6;1);&quot;&quot;;MAX([.A$7:.A172])+1)">
            <text:p/>
          </table:table-cell>
          <table:table-cell office:value-type="string">
            <text:p>FNC_CS_MA_ADDBOOK_01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133" office:value-type="string">
            <text:p>CS\Mail\Other_actions\Address book\Add Address book</text:p>
          </table:table-cell>
          <table:table-cell table:style-name="ce133" office:value-type="string">
            <text:p>Add new address book <text:s/>in case Name of address book is same name with existing address book</text:p>
          </table:table-cell>
          <table:table-cell table:style-name="ce133" office:value-type="string">
            <text:p>Step 2: Open Add new address book</text:p>
          </table:table-cell>
          <table:table-cell table:style-name="ce133" office:value-type="string">
            <text:p>Click <text:s/><text:span text:style-name="T5">Contacts</text:span><text:span text:style-name="T6"> on action bar</text:span></text:p>
          </table:table-cell>
          <table:table-cell table:style-name="ce265" office:value-type="string">
            <text:p>Add new address book form is shown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4">
          <table:table-cell table:formula="of:=IF(MID([.F174];6;1)&gt;MID([.F173];6;1);&quot;&quot;;MAX([.A$7:.A173])+1)">
            <text:p/>
          </table:table-cell>
          <table:table-cell office:value-type="string">
            <text:p>FNC_CS_MA_ADDBOOK_01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133" office:value-type="string">
            <text:p>CS\Mail\Other_actions\Address book\Add Address book</text:p>
          </table:table-cell>
          <table:table-cell table:style-name="ce133" office:value-type="string">
            <text:p>Add new address book <text:s/>in case Name of address book is same name with existing address book</text:p>
          </table:table-cell>
          <table:table-cell table:style-name="ce133" office:value-type="string">
            <text:p>Step 3: Add new address book</text:p>
          </table:table-cell>
          <table:table-cell table:style-name="ce133" office:value-type="string">
            <text:p>- Input value for Name that is the same with existing one</text:p>
            <text:p>- Click <text:span text:style-name="T5">Save</text:span></text:p>
          </table:table-cell>
          <table:table-cell table:style-name="ce133" office:value-type="string">
            <text:p>Show message alerts this Name already exists, user have to choose another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31">
          <table:table-cell table:formula="of:=IF(MID([.F175];6;1)&gt;MID([.F174];6;1);&quot;&quot;;MAX([.A$7:.A174])+1)" office:value-type="float" office:value="62">
            <text:p>062</text:p>
          </table:table-cell>
          <table:table-cell office:value-type="string">
            <text:p>FNC_CS_MA_ADDBOOK_01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133" office:value-type="string">
            <text:p>CS\Mail\Other_actions\Address book\Add Address book</text:p>
          </table:table-cell>
          <table:table-cell table:style-name="ce105" office:value-type="string">
            <text:p>Add new address book from Add new contact form</text:p>
          </table:table-cell>
          <table:table-cell table:style-name="ce133" office:value-type="string">
            <text:p>Step 1: Show address book management form from Mail application</text:p>
          </table:table-cell>
          <table:table-cell table:style-name="ce133" office:value-type="string">
            <text:p>Click <text:s/><text:span text:style-name="T5">Contacts</text:span><text:span text:style-name="T6"> on action bar</text:span></text:p>
          </table:table-cell>
          <table:table-cell table:style-name="ce133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149">
          <table:table-cell table:formula="of:=IF(MID([.F176];6;1)&gt;MID([.F175];6;1);&quot;&quot;;MAX([.A$7:.A175])+1)">
            <text:p/>
          </table:table-cell>
          <table:table-cell office:value-type="string">
            <text:p>FNC_CS_MA_ADDBOOK_01</text:p>
          </table:table-cell>
          <table:table-cell table:formula="of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133" office:value-type="string">
            <text:p>CS\Mail\Other_actions\Address book\Add Address book</text:p>
          </table:table-cell>
          <table:table-cell table:style-name="ce133" office:value-type="string">
            <text:p>Add new address book from Add new contact form</text:p>
          </table:table-cell>
          <table:table-cell table:style-name="ce133" office:value-type="string">
            <text:p>Step 2: Add new address book while adding contact</text:p>
          </table:table-cell>
          <table:table-cell table:style-name="ce133" office:value-type="string">
            <text:p>- Click<text:span text:style-name="T5"> Add </text:span><text:s/>at top form</text:p>
            <text:p>- Click on <text:span text:style-name="T5">Add address book </text:span><text:span text:style-name="T6">icon beside Address book select box</text:span></text:p>
            <text:p><text:span text:style-name="T6">- Input valid values</text:span></text:p>
            <text:p><text:span text:style-name="T6">- Click </text:span><text:span text:style-name="T5">Save</text:span></text:p>
          </table:table-cell>
          <table:table-cell table:style-name="ce266" office:value-type="string">
            <text:p>New address book is added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154">
          <table:table-cell table:formula="of:=IF(MID([.F177];6;1)&gt;MID([.F176];6;1);&quot;&quot;;MAX([.A$7:.A176])+1)" office:value-type="float" office:value="63">
            <text:p>063</text:p>
          </table:table-cell>
          <table:table-cell office:value-type="string">
            <text:p>FNC_CS_MA_ADDBOOK_02</text:p>
          </table:table-cell>
          <table:table-cell table:style-name="ce140" office:value-type="float" office:value="1">
            <text:p>001</text:p>
          </table:table-cell>
          <table:table-cell table:style-name="ce133" office:value-type="string">
            <text:p>CS\Mail\Other_actions\Address book\Add Contact</text:p>
          </table:table-cell>
          <table:table-cell table:style-name="ce105" office:value-type="string">
            <text:p>Add new contact</text:p>
          </table:table-cell>
          <table:table-cell table:style-name="ce133" office:value-type="string">
            <text:p>Step 1: Show address book form</text:p>
          </table:table-cell>
          <table:table-cell table:style-name="ce133" office:value-type="string">
            <text:p>Click <text:s/><text:span text:style-name="T5">Contacts</text:span><text:span text:style-name="T6"> on action bar</text:span></text:p>
          </table:table-cell>
          <table:table-cell table:style-name="ce133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66">
          <table:table-cell table:formula="of:=IF(MID([.F178];6;1)&gt;MID([.F177];6;1);&quot;&quot;;MAX([.A$7:.A177])+1)">
            <text:p/>
          </table:table-cell>
          <table:table-cell office:value-type="string">
            <text:p>FNC_CS_MA_ADDBOOK_02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">
            <text:p>001</text:p>
          </table:table-cell>
          <table:table-cell table:style-name="ce133" office:value-type="string">
            <text:p>CS\Mail\Other_actions\Address book\Add Contact</text:p>
          </table:table-cell>
          <table:table-cell table:style-name="ce133" office:value-type="string">
            <text:p>Add new contact</text:p>
          </table:table-cell>
          <table:table-cell table:style-name="ce133" office:value-type="string">
            <text:p>Step 2: Open Add new contact form</text:p>
          </table:table-cell>
          <table:table-cell table:style-name="ce133" office:value-type="string">
            <text:p>- Click<text:span text:style-name="T5"> Add </text:span><text:s/>at top form</text:p>
          </table:table-cell>
          <table:table-cell table:style-name="ce265" office:value-type="string">
            <text:p>- Add new contact form is shown properly</text:p>
            <text:p>- Address book which <text:s/>is shown in combo box address book, is selected address book in left panel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155">
          <table:table-cell table:formula="of:=IF(MID([.F179];6;1)&gt;MID([.F178];6;1);&quot;&quot;;MAX([.A$7:.A178])+1)">
            <text:p/>
          </table:table-cell>
          <table:table-cell office:value-type="string">
            <text:p>FNC_CS_MA_ADDBOOK_02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133" office:value-type="string">
            <text:p>CS\Mail\Other_actions\Address book\Add Contact</text:p>
          </table:table-cell>
          <table:table-cell table:style-name="ce133" office:value-type="string">
            <text:p>Add new contact</text:p>
          </table:table-cell>
          <table:table-cell table:style-name="ce133" office:value-type="string">
            <text:p>Step 3: Add new contact</text:p>
          </table:table-cell>
          <table:table-cell table:style-name="ce133" office:value-type="string">
            <text:p>- Input required value for new contact </text:p>
            <text:p>- Click on <text:span text:style-name="T5">Save </text:span><text:span text:style-name="T6">button</text:span></text:p>
            <text:p/>
          </table:table-cell>
          <table:table-cell table:style-name="ce133" office:value-type="string">
            <text:p>- New contact is added &amp; updated in form</text:p>
            <text:p>- it is also updated in Address book application</text:p>
            <text:p>- Format of data of contact when is shown on webmail have to like on Address book <text:span text:style-name="T11">portlet</text:span> 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95">
          <table:table-cell table:formula="of:=IF(MID([.F180];6;1)&gt;MID([.F179];6;1);&quot;&quot;;MAX([.A$7:.A179])+1)" office:value-type="float" office:value="64">
            <text:p>064</text:p>
          </table:table-cell>
          <table:table-cell office:value-type="string">
            <text:p>FNC_CS_MA_ADDBOOK_02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133" office:value-type="string">
            <text:p>CS\Mail\Other_actions\Address book\Add Contact</text:p>
          </table:table-cell>
          <table:table-cell table:style-name="ce251" office:value-type="string">
            <text:p>Upload image for contact</text:p>
          </table:table-cell>
          <table:table-cell table:style-name="ce133" office:value-type="string">
            <text:p>Step 1: Show address book form</text:p>
          </table:table-cell>
          <table:table-cell table:style-name="ce133" office:value-type="string">
            <text:p>Click <text:s/><text:span text:style-name="T5">Contacts</text:span><text:span text:style-name="T6"> on action bar</text:span></text:p>
          </table:table-cell>
          <table:table-cell table:style-name="ce133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96">
          <table:table-cell table:formula="of:=IF(MID([.F181];6;1)&gt;MID([.F180];6;1);&quot;&quot;;MAX([.A$7:.A180])+1)">
            <text:p/>
          </table:table-cell>
          <table:table-cell office:value-type="string">
            <text:p>FNC_CS_MA_ADDBOOK_02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133" office:value-type="string">
            <text:p>CS\Mail\Other_actions\Address book\Add Contact</text:p>
          </table:table-cell>
          <table:table-cell table:style-name="ce252" office:value-type="string">
            <text:p>Upload image for contact</text:p>
          </table:table-cell>
          <table:table-cell table:style-name="ce133" office:value-type="string">
            <text:p>Step 2: Open Add new contact form</text:p>
          </table:table-cell>
          <table:table-cell table:style-name="ce133" office:value-type="string">
            <text:p>- Click<text:span text:style-name="T5"> Add </text:span>at top form</text:p>
          </table:table-cell>
          <table:table-cell table:style-name="ce265" office:value-type="string">
            <text:p>Add new contact form is shown properly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104">
          <table:table-cell table:formula="of:=IF(MID([.F182];6;1)&gt;MID([.F181];6;1);&quot;&quot;;MAX([.A$7:.A181])+1)">
            <text:p/>
          </table:table-cell>
          <table:table-cell office:value-type="string">
            <text:p>FNC_CS_MA_ADDBOOK_02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2">
            <text:p>002</text:p>
          </table:table-cell>
          <table:table-cell table:style-name="ce133" office:value-type="string">
            <text:p>CS\Mail\Other_actions\Address book\Add Contact</text:p>
          </table:table-cell>
          <table:table-cell table:style-name="ce252" office:value-type="string">
            <text:p>Upload image for contact</text:p>
          </table:table-cell>
          <table:table-cell table:style-name="ce257" office:value-type="string">
            <text:p>Step 3: Open Upload image form</text:p>
          </table:table-cell>
          <table:table-cell table:style-name="ce252" office:value-type="string">
            <text:p>Click <text:span text:style-name="T5">Change</text:span><text:span text:style-name="T6"> link</text:span></text:p>
          </table:table-cell>
          <table:table-cell table:style-name="ce267" office:value-type="string">
            <text:p>Change image form appears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3">
          <table:table-cell table:formula="of:=IF(MID([.F183];6;1)&gt;MID([.F182];6;1);&quot;&quot;;MAX([.A$7:.A182])+1)">
            <text:p/>
          </table:table-cell>
          <table:table-cell office:value-type="string">
            <text:p>FNC_CS_MA_ADDBOOK_02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2">
            <text:p>002</text:p>
          </table:table-cell>
          <table:table-cell table:style-name="ce133" office:value-type="string">
            <text:p>CS\Mail\Other_actions\Address book\Add Contact</text:p>
          </table:table-cell>
          <table:table-cell table:style-name="ce252" office:value-type="string">
            <text:p>Upload image for contact</text:p>
          </table:table-cell>
          <table:table-cell table:style-name="ce257" office:value-type="string">
            <text:p>Step 4: Upload image into contact </text:p>
          </table:table-cell>
          <table:table-cell table:style-name="ce252" office:value-type="string">
            <text:p>- Browse an image file(*.png or *.jpg or .gif) from your machine</text:p>
            <text:p>- Click <text:span text:style-name="T5">Upload</text:span> icon</text:p>
            <text:p>- Click <text:span text:style-name="T5">Save</text:span></text:p>
          </table:table-cell>
          <table:table-cell table:style-name="ce267" office:value-type="string">
            <text:p>Selected image is uploaded and displayed in Picture area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3">
          <table:table-cell table:formula="of:=IF(MID([.F184];6;1)&gt;MID([.F183];6;1);&quot;&quot;;MAX([.A$7:.A183])+1)">
            <text:p/>
          </table:table-cell>
          <table:table-cell office:value-type="string">
            <text:p>FNC_CS_MA_ADDBOOK_02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2">
            <text:p>002</text:p>
          </table:table-cell>
          <table:table-cell table:style-name="ce133" office:value-type="string">
            <text:p>CS\Mail\Other_actions\Address book\Add Contact</text:p>
          </table:table-cell>
          <table:table-cell table:style-name="ce252" office:value-type="string">
            <text:p>Upload image for contact</text:p>
          </table:table-cell>
          <table:table-cell table:style-name="ce257" office:value-type="string">
            <text:p>Step 5: Complete adding new contact</text:p>
          </table:table-cell>
          <table:table-cell table:style-name="ce252" office:value-type="string">
            <text:p>- Select address book</text:p>
            <text:p>- Input required values</text:p>
            <text:p>- Click <text:span text:style-name="T5">Save</text:span></text:p>
          </table:table-cell>
          <table:table-cell table:style-name="ce267" office:value-type="string">
            <text:p>- New contact is added successfully</text:p>
            <text:p>- Added image also is displayed when view this contact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153">
          <table:table-cell table:formula="of:=IF(MID([.F185];6;1)&gt;MID([.F184];6;1);&quot;&quot;;MAX([.A$7:.A184])+1)" office:value-type="float" office:value="65">
            <text:p>065</text:p>
          </table:table-cell>
          <table:table-cell office:value-type="string">
            <text:p>FNC_CS_MA_ADDBOOK_03</text:p>
          </table:table-cell>
          <table:table-cell table:style-name="ce140" office:value-type="float" office:value="1">
            <text:p>001</text:p>
          </table:table-cell>
          <table:table-cell table:style-name="ce133" office:value-type="string">
            <text:p>CS\Mail\Other_actions\Address book\Edit Contact</text:p>
          </table:table-cell>
          <table:table-cell table:style-name="ce105" office:value-type="string">
            <text:p>Edit contact</text:p>
          </table:table-cell>
          <table:table-cell table:style-name="ce133" office:value-type="string">
            <text:p>Step 1: Show address book form</text:p>
          </table:table-cell>
          <table:table-cell table:style-name="ce133" office:value-type="string">
            <text:p>Click <text:s/><text:span text:style-name="T5">Contacts</text:span><text:span text:style-name="T6"> on action bar</text:span></text:p>
          </table:table-cell>
          <table:table-cell table:style-name="ce133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118">
          <table:table-cell table:formula="of:=IF(MID([.F186];6;1)&gt;MID([.F185];6;1);&quot;&quot;;MAX([.A$7:.A185])+1)">
            <text:p/>
          </table:table-cell>
          <table:table-cell office:value-type="string">
            <text:p>FNC_CS_MA_ADDBOOK_03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">
            <text:p>001</text:p>
          </table:table-cell>
          <table:table-cell table:style-name="ce133" office:value-type="string">
            <text:p>CS\Mail\Other_actions\Address book\Edit Contact</text:p>
          </table:table-cell>
          <table:table-cell table:style-name="ce133" office:value-type="string">
            <text:p>Edit contact</text:p>
          </table:table-cell>
          <table:table-cell table:style-name="ce133" office:value-type="string">
            <text:p>Step 2: Open Edit contact form</text:p>
          </table:table-cell>
          <table:table-cell table:style-name="ce133" office:value-type="string">
            <text:p>- Select 1 contact from list by clicking on its name</text:p>
            <text:p>- Click Edit contact icon at top form</text:p>
          </table:table-cell>
          <table:table-cell table:style-name="ce265" office:value-type="string">
            <text:p>Edit contact form is shown all info of selected contact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104">
          <table:table-cell table:formula="of:=IF(MID([.F187];6;1)&gt;MID([.F186];6;1);&quot;&quot;;MAX([.A$7:.A186])+1)">
            <text:p/>
          </table:table-cell>
          <table:table-cell office:value-type="string">
            <text:p>FNC_CS_MA_ADDBOOK_03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">
            <text:p>001</text:p>
          </table:table-cell>
          <table:table-cell table:style-name="ce133" office:value-type="string">
            <text:p>CS\Mail\Other_actions\Address book\Edit Contact</text:p>
          </table:table-cell>
          <table:table-cell table:style-name="ce133" office:value-type="string">
            <text:p>Edit contact</text:p>
          </table:table-cell>
          <table:table-cell table:style-name="ce133" office:value-type="string">
            <text:p>Step 3: Edit contact</text:p>
          </table:table-cell>
          <table:table-cell table:style-name="ce133" office:value-type="string">
            <text:p>- Change value in some fields which you want to</text:p>
            <text:p>- then click on <text:span text:style-name="T5">Save </text:span><text:span text:style-name="T6">button</text:span></text:p>
          </table:table-cell>
          <table:table-cell table:style-name="ce133" office:value-type="string">
            <text:p>The contact is updated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33">
          <table:table-cell table:formula="of:=IF(MID([.F188];6;1)&gt;MID([.F187];6;1);&quot;&quot;;MAX([.A$7:.A187])+1)" office:value-type="float" office:value="66">
            <text:p>066</text:p>
          </table:table-cell>
          <table:table-cell office:value-type="string">
            <text:p>FNC_CS_MA_ADDBOOK_04</text:p>
          </table:table-cell>
          <table:table-cell table:style-name="ce237" office:value-type="float" office:value="1">
            <text:p>001</text:p>
          </table:table-cell>
          <table:table-cell table:style-name="ce133" office:value-type="string">
            <text:p>CS\Mail\Other_actions\Address book\Delete Contact</text:p>
          </table:table-cell>
          <table:table-cell table:style-name="ce105" office:value-type="string">
            <text:p>Delete Contact</text:p>
          </table:table-cell>
          <table:table-cell table:style-name="ce133" office:value-type="string">
            <text:p>Step 1: Show address book form</text:p>
          </table:table-cell>
          <table:table-cell table:style-name="ce133" office:value-type="string">
            <text:p>Click <text:s/><text:span text:style-name="T5">Contacts</text:span><text:span text:style-name="T6"> on action bar</text:span></text:p>
          </table:table-cell>
          <table:table-cell table:style-name="ce133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3">
          <table:table-cell table:formula="of:=IF(MID([.F189];6;1)&gt;MID([.F188];6;1);&quot;&quot;;MAX([.A$7:.A188])+1)">
            <text:p/>
          </table:table-cell>
          <table:table-cell office:value-type="string">
            <text:p>FNC_CS_MA_ADDBOOK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">
            <text:p>001</text:p>
          </table:table-cell>
          <table:table-cell table:style-name="ce133" office:value-type="string">
            <text:p>CS\Mail\Other_actions\Address book\Delete Contact</text:p>
          </table:table-cell>
          <table:table-cell table:style-name="ce133" office:value-type="string">
            <text:p>Delete Contact</text:p>
          </table:table-cell>
          <table:table-cell table:style-name="ce133" office:value-type="string">
            <text:p>Step 2: Delete contact</text:p>
          </table:table-cell>
          <table:table-cell table:style-name="ce133" office:value-type="string">
            <text:p>- Select 1 contact from list</text:p>
            <text:p>- Click <text:span text:style-name="T5">Delete </text:span><text:span text:style-name="T6">icon at top form</text:span></text:p>
            <text:p><text:span text:style-name="T6">- Click </text:span><text:span text:style-name="T5">OK</text:span><text:span text:style-name="T6"> to confirm</text:span></text:p>
          </table:table-cell>
          <table:table-cell table:style-name="ce133" office:value-type="string">
            <text:p>Contact is removed from list, it is also removed from Address book application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34">
          <table:table-cell table:formula="of:=IF(MID([.F190];6;1)&gt;MID([.F189];6;1);&quot;&quot;;MAX([.A$7:.A189])+1)" office:value-type="float" office:value="67">
            <text:p>067</text:p>
          </table:table-cell>
          <table:table-cell office:value-type="string">
            <text:p>FNC_CS_MA_ADDBOOK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2">
            <text:p>002</text:p>
          </table:table-cell>
          <table:table-cell table:style-name="ce133" office:value-type="string">
            <text:p>CS\Mail\Other_actions\Address book\Delete Contact</text:p>
          </table:table-cell>
          <table:table-cell table:style-name="ce105" office:value-type="string">
            <text:p>Delete multi contacts at the same time</text:p>
          </table:table-cell>
          <table:table-cell table:style-name="ce133" office:value-type="string">
            <text:p>Step 1: Show address book form</text:p>
          </table:table-cell>
          <table:table-cell table:style-name="ce133" office:value-type="string">
            <text:p>Click <text:s/><text:span text:style-name="T5">Contacts</text:span><text:span text:style-name="T6"> on action bar</text:span></text:p>
          </table:table-cell>
          <table:table-cell table:style-name="ce133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3">
          <table:table-cell table:formula="of:=IF(MID([.F191];6;1)&gt;MID([.F190];6;1);&quot;&quot;;MAX([.A$7:.A190])+1)">
            <text:p/>
          </table:table-cell>
          <table:table-cell office:value-type="string">
            <text:p>FNC_CS_MA_ADDBOOK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2">
            <text:p>002</text:p>
          </table:table-cell>
          <table:table-cell table:style-name="ce133" office:value-type="string">
            <text:p>CS\Mail\Other_actions\Address book\Delete Contact</text:p>
          </table:table-cell>
          <table:table-cell table:style-name="ce133" office:value-type="string">
            <text:p>Delete multi contacts at the same time</text:p>
          </table:table-cell>
          <table:table-cell table:style-name="ce133" office:value-type="string">
            <text:p>Step 2: Delete contacts</text:p>
          </table:table-cell>
          <table:table-cell table:style-name="ce133" office:value-type="string">
            <text:p>- Select some contacts from list</text:p>
            <text:p>- Click <text:span text:style-name="T5">Delete </text:span><text:span text:style-name="T6">icon at top form</text:span></text:p>
            <text:p><text:span text:style-name="T6">- Click </text:span><text:span text:style-name="T5">OK</text:span><text:span text:style-name="T6"> to confirm</text:span></text:p>
          </table:table-cell>
          <table:table-cell table:style-name="ce133" office:value-type="string">
            <text:p>Selected contacts are removed from list, it is also removed from Address book application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34">
          <table:table-cell table:formula="of:=IF(MID([.F192];6;1)&gt;MID([.F191];6;1);&quot;&quot;;MAX([.A$7:.A191])+1)" office:value-type="float" office:value="68">
            <text:p>068</text:p>
          </table:table-cell>
          <table:table-cell office:value-type="string">
            <text:p>FNC_CS_MA_ADDBOOK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3">
            <text:p>003</text:p>
          </table:table-cell>
          <table:table-cell table:style-name="ce133" office:value-type="string">
            <text:p>CS\Mail\Other_actions\Address book\Delete Contact</text:p>
          </table:table-cell>
          <table:table-cell table:style-name="ce105" office:value-type="string">
            <text:p>Delete all contacts of address book</text:p>
          </table:table-cell>
          <table:table-cell table:style-name="ce133" office:value-type="string">
            <text:p>Step 1: Show address book form</text:p>
          </table:table-cell>
          <table:table-cell table:style-name="ce133" office:value-type="string">
            <text:p>Click <text:s/><text:span text:style-name="T5">Contacts</text:span><text:span text:style-name="T6"> on action bar</text:span></text:p>
          </table:table-cell>
          <table:table-cell table:style-name="ce133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3">
          <table:table-cell table:formula="of:=IF(MID([.F193];6;1)&gt;MID([.F192];6;1);&quot;&quot;;MAX([.A$7:.A192])+1)">
            <text:p/>
          </table:table-cell>
          <table:table-cell office:value-type="string">
            <text:p>FNC_CS_MA_ADDBOOK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3">
            <text:p>003</text:p>
          </table:table-cell>
          <table:table-cell table:style-name="ce133" office:value-type="string">
            <text:p>CS\Mail\Other_actions\Address book\Delete Contact</text:p>
          </table:table-cell>
          <table:table-cell table:style-name="ce133" office:value-type="string">
            <text:p>Delete all contacts of address book</text:p>
          </table:table-cell>
          <table:table-cell table:style-name="ce133" office:value-type="string">
            <text:p>Step 2: Delete contacts</text:p>
          </table:table-cell>
          <table:table-cell table:style-name="ce133" office:value-type="string">
            <text:p>- Click on check-box to select all contacts of address book</text:p>
            <text:p>- Click <text:span text:style-name="T5">Delete </text:span><text:span text:style-name="T6">icon at top form</text:span></text:p>
            <text:p><text:span text:style-name="T6">- Click </text:span><text:span text:style-name="T5">OK</text:span><text:span text:style-name="T6"> to confirm</text:span></text:p>
          </table:table-cell>
          <table:table-cell table:style-name="ce133" office:value-type="string">
            <text:p>All contacts are removed from list, it is also removed from Address book application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34">
          <table:table-cell table:formula="of:=IF(MID([.F194];6;1)&gt;MID([.F193];6;1);&quot;&quot;;MAX([.A$7:.A193])+1)" office:value-type="float" office:value="69">
            <text:p>069</text:p>
          </table:table-cell>
          <table:table-cell office:value-type="string">
            <text:p>FNC_CS_MA_ADDBOOK_05</text:p>
          </table:table-cell>
          <table:table-cell table:style-name="ce237" office:value-type="float" office:value="1">
            <text:p>001</text:p>
          </table:table-cell>
          <table:table-cell table:style-name="ce133" office:value-type="string">
            <text:p>CS\Mail\Other_actions\Address book\Send mail</text:p>
          </table:table-cell>
          <table:table-cell table:style-name="ce105" office:value-type="string">
            <text:p>Send mail to contact</text:p>
          </table:table-cell>
          <table:table-cell table:style-name="ce133" office:value-type="string">
            <text:p>Step 1: Show address book form</text:p>
          </table:table-cell>
          <table:table-cell table:style-name="ce133" office:value-type="string">
            <text:p>Click <text:s/><text:span text:style-name="T5">Contacts</text:span><text:span text:style-name="T6"> on action bar</text:span></text:p>
          </table:table-cell>
          <table:table-cell table:style-name="ce133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3">
          <table:table-cell table:formula="of:=IF(MID([.F195];6;1)&gt;MID([.F194];6;1);&quot;&quot;;MAX([.A$7:.A194])+1)">
            <text:p/>
          </table:table-cell>
          <table:table-cell office:value-type="string">
            <text:p>FNC_CS_MA_ADDBOOK_05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">
            <text:p>001</text:p>
          </table:table-cell>
          <table:table-cell table:style-name="ce133" office:value-type="string">
            <text:p>CS\Mail\Other_actions\Address book\Send mail</text:p>
          </table:table-cell>
          <table:table-cell table:style-name="ce133" office:value-type="string">
            <text:p>Send mail to contact</text:p>
          </table:table-cell>
          <table:table-cell table:style-name="ce133" office:value-type="string">
            <text:p>Step 2: Open form to send mail</text:p>
          </table:table-cell>
          <table:table-cell table:style-name="ce133" office:value-type="string">
            <text:p>- Select 1 contact from list</text:p>
            <text:p>- Click <text:span text:style-name="T5">Send Email </text:span><text:span text:style-name="T6">icon at top form</text:span></text:p>
            <text:p><text:span text:style-name="T6"/></text:p>
          </table:table-cell>
          <table:table-cell table:style-name="ce133" office:value-type="string">
            <text:p>Compose a message form is shown. By default, email address of selected contact is displayed in <text:span text:style-name="T5">To</text:span> field.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3">
          <table:table-cell table:formula="of:=IF(MID([.F196];6;1)&gt;MID([.F195];6;1);&quot;&quot;;MAX([.A$7:.A195])+1)">
            <text:p/>
          </table:table-cell>
          <table:table-cell office:value-type="string">
            <text:p>FNC_CS_MA_ADDBOOK_05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">
            <text:p>001</text:p>
          </table:table-cell>
          <table:table-cell table:style-name="ce133" office:value-type="string">
            <text:p>CS\Mail\Other_actions\Address book\Send mail</text:p>
          </table:table-cell>
          <table:table-cell table:style-name="ce133" office:value-type="string">
            <text:p>Send mail to contact</text:p>
          </table:table-cell>
          <table:table-cell table:style-name="ce133" office:value-type="string">
            <text:p>Step 3: Send email</text:p>
          </table:table-cell>
          <table:table-cell table:style-name="ce133" office:value-type="string">
            <text:p>- Fill values in fields</text:p>
            <text:p>- Click on <text:span text:style-name="T5">Send</text:span> icon</text:p>
          </table:table-cell>
          <table:table-cell table:style-name="ce133" office:value-type="string">
            <text:p>A message is sent successfully to email listed in <text:span text:style-name="T5">To</text:span> field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34">
          <table:table-cell table:formula="of:=IF(MID([.F197];6;1)&gt;MID([.F196];6;1);&quot;&quot;;MAX([.A$7:.A196])+1)" office:value-type="float" office:value="70">
            <text:p>070</text:p>
          </table:table-cell>
          <table:table-cell office:value-type="string">
            <text:p>FNC_CS_MA_ADDBOOK_05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2">
            <text:p>002</text:p>
          </table:table-cell>
          <table:table-cell table:style-name="ce133" office:value-type="string">
            <text:p>CS\Mail\Other_actions\Address book\Send mail</text:p>
          </table:table-cell>
          <table:table-cell table:style-name="ce105" office:value-type="string">
            <text:p>Send mail to some contacts at the same time</text:p>
          </table:table-cell>
          <table:table-cell table:style-name="ce133" office:value-type="string">
            <text:p>Step 1: Show address book form</text:p>
          </table:table-cell>
          <table:table-cell table:style-name="ce133" office:value-type="string">
            <text:p>Click <text:s/><text:span text:style-name="T5">Contacts</text:span><text:span text:style-name="T6"> on action bar</text:span></text:p>
          </table:table-cell>
          <table:table-cell table:style-name="ce133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3">
          <table:table-cell table:formula="of:=IF(MID([.F198];6;1)&gt;MID([.F197];6;1);&quot;&quot;;MAX([.A$7:.A197])+1)">
            <text:p/>
          </table:table-cell>
          <table:table-cell office:value-type="string">
            <text:p>FNC_CS_MA_ADDBOOK_05</text:p>
          </table:table-cell>
          <table:table-cell table:formula="of:=IF(VALUE(MID([.F198];6;FIND(&quot;:&quot;;[.F198];1)-FIND(&quot; &quot;;[.F198];1)-1))&gt;VALUE(MID([.F197];6;FIND(&quot;:&quot;;[.F197];1)-FIND(&quot; &quot;;[.F197];1)-1));[.C197];[.C197]+1)" office:value-type="float" office:value="2">
            <text:p>002</text:p>
          </table:table-cell>
          <table:table-cell table:style-name="ce133" office:value-type="string">
            <text:p>CS\Mail\Other_actions\Address book\Send mail</text:p>
          </table:table-cell>
          <table:table-cell table:style-name="ce133" office:value-type="string">
            <text:p>Send mail to some contacts at the same time</text:p>
          </table:table-cell>
          <table:table-cell table:style-name="ce133" office:value-type="string">
            <text:p>Step 2: Open form to send mail</text:p>
          </table:table-cell>
          <table:table-cell table:style-name="ce133" office:value-type="string">
            <text:p>- Select some contacts from list</text:p>
            <text:p>- Click <text:span text:style-name="T5">Send Email </text:span><text:span text:style-name="T6">icon at top form</text:span></text:p>
            <text:p><text:span text:style-name="T6"/></text:p>
          </table:table-cell>
          <table:table-cell table:style-name="ce133" office:value-type="string">
            <text:p>Compose a message form is shown. Email addresses of selected contacts are displayed in <text:span text:style-name="T5">To</text:span> field.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3">
          <table:table-cell table:formula="of:=IF(MID([.F199];6;1)&gt;MID([.F198];6;1);&quot;&quot;;MAX([.A$7:.A198])+1)">
            <text:p/>
          </table:table-cell>
          <table:table-cell office:value-type="string">
            <text:p>FNC_CS_MA_ADDBOOK_05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2">
            <text:p>002</text:p>
          </table:table-cell>
          <table:table-cell table:style-name="ce133" office:value-type="string">
            <text:p>CS\Mail\Other_actions\Address book\Send mail</text:p>
          </table:table-cell>
          <table:table-cell table:style-name="ce133" office:value-type="string">
            <text:p>Send mail to some contacts at the same time</text:p>
          </table:table-cell>
          <table:table-cell table:style-name="ce133" office:value-type="string">
            <text:p>Step 3: Send email</text:p>
          </table:table-cell>
          <table:table-cell table:style-name="ce133" office:value-type="string">
            <text:p>- Fill values in fields</text:p>
            <text:p>- Click on <text:span text:style-name="T5">Send</text:span> icon</text:p>
          </table:table-cell>
          <table:table-cell table:style-name="ce133" office:value-type="string">
            <text:p>A message is sent successfully to emails listed in <text:span text:style-name="T5">To</text:span> field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34">
          <table:table-cell table:formula="of:=IF(MID([.F200];6;1)&gt;MID([.F199];6;1);&quot;&quot;;MAX([.A$7:.A199])+1)" office:value-type="float" office:value="71">
            <text:p>071</text:p>
          </table:table-cell>
          <table:table-cell office:value-type="string">
            <text:p>FNC_CS_MA_ADDBOOK_05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3">
            <text:p>003</text:p>
          </table:table-cell>
          <table:table-cell table:style-name="ce133" office:value-type="string">
            <text:p>CS\Mail\Other_actions\Address book\Send mail</text:p>
          </table:table-cell>
          <table:table-cell table:style-name="ce105" office:value-type="string">
            <text:p>Send mail to all contacts in address book</text:p>
          </table:table-cell>
          <table:table-cell table:style-name="ce133" office:value-type="string">
            <text:p>Step 1: Show address book form</text:p>
          </table:table-cell>
          <table:table-cell table:style-name="ce133" office:value-type="string">
            <text:p>Click <text:s/><text:span text:style-name="T5">Contacts</text:span><text:span text:style-name="T6"> on action bar</text:span></text:p>
          </table:table-cell>
          <table:table-cell table:style-name="ce133" office:value-type="string">
            <text:p>Contacts form appears:</text:p>
            <text:p>- List all personal address books and contacts of current user</text:p>
            <text:p>- Allow to add/edit/remove contact or add new address book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3">
          <table:table-cell table:formula="of:=IF(MID([.F201];6;1)&gt;MID([.F200];6;1);&quot;&quot;;MAX([.A$7:.A200])+1)">
            <text:p/>
          </table:table-cell>
          <table:table-cell office:value-type="string">
            <text:p>FNC_CS_MA_ADDBOOK_05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3">
            <text:p>003</text:p>
          </table:table-cell>
          <table:table-cell table:style-name="ce133" office:value-type="string">
            <text:p>CS\Mail\Other_actions\Address book\Send mail</text:p>
          </table:table-cell>
          <table:table-cell table:style-name="ce133" office:value-type="string">
            <text:p>Send mail to all contacts in address book</text:p>
          </table:table-cell>
          <table:table-cell table:style-name="ce133" office:value-type="string">
            <text:p>Step 2: Open form to send mail</text:p>
          </table:table-cell>
          <table:table-cell table:style-name="ce133" office:value-type="string">
            <text:p>- Tick on check-box to select all contact of selected address book</text:p>
            <text:p>- Click <text:span text:style-name="T5">Send Email </text:span><text:span text:style-name="T6">icon at top form</text:span></text:p>
            <text:p><text:span text:style-name="T6"/></text:p>
          </table:table-cell>
          <table:table-cell table:style-name="ce133" office:value-type="string">
            <text:p>Compose a message form is shown. All email addresses of selected address book are displayed in <text:span text:style-name="T5">To</text:span> field.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3">
          <table:table-cell table:formula="of:=IF(MID([.F202];6;1)&gt;MID([.F201];6;1);&quot;&quot;;MAX([.A$7:.A201])+1)">
            <text:p/>
          </table:table-cell>
          <table:table-cell office:value-type="string">
            <text:p>FNC_CS_MA_ADDBOOK_05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3">
            <text:p>003</text:p>
          </table:table-cell>
          <table:table-cell table:style-name="ce133" office:value-type="string">
            <text:p>CS\Mail\Other_actions\Address book\Send mail</text:p>
          </table:table-cell>
          <table:table-cell table:style-name="ce133" office:value-type="string">
            <text:p>Send mail to all contacts in address book</text:p>
          </table:table-cell>
          <table:table-cell table:style-name="ce133" office:value-type="string">
            <text:p>Step 3: Send email</text:p>
          </table:table-cell>
          <table:table-cell table:style-name="ce133" office:value-type="string">
            <text:p>- Fill values in fields</text:p>
            <text:p>- Click on <text:span text:style-name="T5">Send</text:span> icon</text:p>
          </table:table-cell>
          <table:table-cell table:style-name="ce133" office:value-type="string">
            <text:p>A message is sent successfully to emails listed in <text:span text:style-name="T5">To</text:span> field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">
          <table:table-cell table:formula="of:=IF(MID([.F203];6;1)&gt;MID([.F202];6;1);&quot;&quot;;MAX([.A$7:.A202])+1)" office:value-type="float" office:value="72">
            <text:p>072</text:p>
          </table:table-cell>
          <table:table-cell office:value-type="string">
            <text:p>FNC_CS_MA_FILTER_01</text:p>
          </table:table-cell>
          <table:table-cell table:style-name="ce140" office:value-type="float" office:value="1">
            <text:p>001</text:p>
          </table:table-cell>
          <table:table-cell office:value-type="string">
            <text:p>CS\Mail\Other_actions\Filter\Add</text:p>
          </table:table-cell>
          <table:table-cell table:style-name="ce101" office:value-type="string">
            <text:p>Add Filter in case no data entry for Filter Name</text:p>
          </table:table-cell>
          <table:table-cell table:style-name="ce101" office:value-type="string">
            <text:p>Step 1: perform to create an account mail</text:p>
          </table:table-cell>
          <table:table-cell table:style-name="ce241" office:value-type="string">
            <text:p>- perform to create a account mail</text:p>
          </table:table-cell>
          <table:table-cell table:style-name="ce241" office:value-type="string">
            <text:p>- An Account mail is created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">
          <table:table-cell table:formula="of:=IF(MID([.F204];6;1)&gt;MID([.F203];6;1);&quot;&quot;;MAX([.A$7:.A203])+1)">
            <text:p/>
          </table:table-cell>
          <table:table-cell office:value-type="string">
            <text:p>FNC_CS_MA_FILTER_01</text:p>
          </table:table-cell>
          <table:table-cell table:formula="of:=IF(VALUE(MID([.F204];6;FIND(&quot;:&quot;;[.F204];1)-FIND(&quot; &quot;;[.F204];1)-1))&gt;VALUE(MID([.F203];6;FIND(&quot;:&quot;;[.F203];1)-FIND(&quot; &quot;;[.F203];1)-1));[.C203];[.C203]+1)" office:value-type="float" office:value="1">
            <text:p>001</text:p>
          </table:table-cell>
          <table:table-cell office:value-type="string">
            <text:p>CS\Mail\Other_actions\Filter\Add</text:p>
          </table:table-cell>
          <table:table-cell office:value-type="string">
            <text:p>Add Filter in case no data entry for Filter Name</text:p>
          </table:table-cell>
          <table:table-cell office:value-type="string">
            <text:p>Step 2: Open Message Filter</text:p>
          </table:table-cell>
          <table:table-cell table:style-name="ce241" office:value-type="string">
            <text:p>- Click at Filter button on Tool bar</text:p>
          </table:table-cell>
          <table:table-cell table:style-name="ce24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">
          <table:table-cell table:formula="of:=IF(MID([.F205];6;1)&gt;MID([.F204];6;1);&quot;&quot;;MAX([.A$7:.A204])+1)">
            <text:p/>
          </table:table-cell>
          <table:table-cell office:value-type="string">
            <text:p>FNC_CS_MA_FILTER_01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1">
            <text:p>001</text:p>
          </table:table-cell>
          <table:table-cell office:value-type="string">
            <text:p>CS\Mail\Other_actions\Filter\Add</text:p>
          </table:table-cell>
          <table:table-cell office:value-type="string">
            <text:p>Add Filter in case no data entry for Filter Name</text:p>
          </table:table-cell>
          <table:table-cell office:value-type="string">
            <text:p>Step 3: Open Add/Edit Message <text:s/>Filter form </text:p>
          </table:table-cell>
          <table:table-cell table:style-name="ce241" office:value-type="string">
            <text:p>- Click at Add new filter Icon</text:p>
          </table:table-cell>
          <table:table-cell table:style-name="ce14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">
          <table:table-cell table:formula="of:=IF(MID([.F206];6;1)&gt;MID([.F205];6;1);&quot;&quot;;MAX([.A$7:.A205])+1)">
            <text:p/>
          </table:table-cell>
          <table:table-cell office:value-type="string">
            <text:p>FNC_CS_MA_FILTER_01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1">
            <text:p>001</text:p>
          </table:table-cell>
          <table:table-cell office:value-type="string">
            <text:p>CS\Mail\Other_actions\Filter\Add</text:p>
          </table:table-cell>
          <table:table-cell office:value-type="string">
            <text:p>Add Filter in case no data entry for Filter Name</text:p>
          </table:table-cell>
          <table:table-cell office:value-type="string">
            <text:p>Step 4: Finish Adding</text:p>
          </table:table-cell>
          <table:table-cell table:style-name="ce241" office:value-type="string">
            <text:p>- don't input value to Name field</text:p>
            <text:p>- Click Save button</text:p>
          </table:table-cell>
          <table:table-cell table:style-name="ce143" office:value-type="string">
            <text:p>A warning message :” Name the filter is required “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">
          <table:table-cell table:formula="of:=IF(MID([.F207];6;1)&gt;MID([.F206];6;1);&quot;&quot;;MAX([.A$7:.A206])+1)" office:value-type="float" office:value="73">
            <text:p>073</text:p>
          </table:table-cell>
          <table:table-cell office:value-type="string">
            <text:p>FNC_CS_MA_FILTER_01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">
            <text:p>002</text:p>
          </table:table-cell>
          <table:table-cell office:value-type="string">
            <text:p>CS\Mail\Other_actions\Filter\Add</text:p>
          </table:table-cell>
          <table:table-cell table:style-name="ce240" office:value-type="string">
            <text:p>Add Filter in case no data entry for filter conditions</text:p>
          </table:table-cell>
          <table:table-cell table:style-name="ce101" office:value-type="string">
            <text:p>Step 1: perform to create an account mail</text:p>
          </table:table-cell>
          <table:table-cell table:style-name="ce241" office:value-type="string">
            <text:p>- perform to create a account mail</text:p>
          </table:table-cell>
          <table:table-cell table:style-name="ce241" office:value-type="string">
            <text:p>- An Account mail is created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78" table:number-columns-repeated="213"/>
          <table:table-cell table:number-columns-repeated="24"/>
        </table:table-row>
        <table:table-row table:style-name="ro4">
          <table:table-cell table:formula="of:=IF(MID([.F208];6;1)&gt;MID([.F207];6;1);&quot;&quot;;MAX([.A$7:.A207])+1)">
            <text:p/>
          </table:table-cell>
          <table:table-cell office:value-type="string">
            <text:p>FNC_CS_MA_FILTER_01</text:p>
          </table:table-cell>
          <table:table-cell table:formula="of:=IF(VALUE(MID([.F208];6;FIND(&quot;:&quot;;[.F208];1)-FIND(&quot; &quot;;[.F208];1)-1))&gt;VALUE(MID([.F207];6;FIND(&quot;:&quot;;[.F207];1)-FIND(&quot; &quot;;[.F207];1)-1));[.C207];[.C207]+1)" office:value-type="float" office:value="2">
            <text:p>002</text:p>
          </table:table-cell>
          <table:table-cell office:value-type="string">
            <text:p>CS\Mail\Other_actions\Filter\Add</text:p>
          </table:table-cell>
          <table:table-cell table:style-name="ce241" office:value-type="string">
            <text:p>Add Filter in case no data entry for filter conditions</text:p>
          </table:table-cell>
          <table:table-cell office:value-type="string">
            <text:p>Step 2: Open Message Filter</text:p>
          </table:table-cell>
          <table:table-cell table:style-name="ce241" office:value-type="string">
            <text:p>- Click at Filter button on Tool bar</text:p>
          </table:table-cell>
          <table:table-cell table:style-name="ce24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80" table:number-columns-repeated="214"/>
          <table:table-cell table:number-columns-repeated="23"/>
        </table:table-row>
        <table:table-row table:style-name="ro67">
          <table:table-cell table:formula="of:=IF(MID([.F209];6;1)&gt;MID([.F208];6;1);&quot;&quot;;MAX([.A$7:.A208])+1)">
            <text:p/>
          </table:table-cell>
          <table:table-cell office:value-type="string">
            <text:p>FNC_CS_MA_FILTER_01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2">
            <text:p>002</text:p>
          </table:table-cell>
          <table:table-cell office:value-type="string">
            <text:p>CS\Mail\Other_actions\Filter\Add</text:p>
          </table:table-cell>
          <table:table-cell table:style-name="ce241" office:value-type="string">
            <text:p>Add Filter in case no data entry for filter conditions</text:p>
          </table:table-cell>
          <table:table-cell office:value-type="string">
            <text:p>Step 3: Open Add/Edit Message <text:s/>Filter form </text:p>
          </table:table-cell>
          <table:table-cell table:style-name="ce241" office:value-type="string">
            <text:p>- Click at Add new filter Icon</text:p>
          </table:table-cell>
          <table:table-cell table:style-name="ce143" office:value-type="string">
            <text:p>- A warning message: “you <text:s/>must must add an <text:s/>account first”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80" table:number-columns-repeated="214"/>
          <table:table-cell table:number-columns-repeated="23"/>
        </table:table-row>
        <table:table-row table:style-name="ro82">
          <table:table-cell table:formula="of:=IF(MID([.F210];6;1)&gt;MID([.F209];6;1);&quot;&quot;;MAX([.A$7:.A209])+1)">
            <text:p/>
          </table:table-cell>
          <table:table-cell office:value-type="string">
            <text:p>FNC_CS_MA_FILTER_01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2">
            <text:p>002</text:p>
          </table:table-cell>
          <table:table-cell office:value-type="string">
            <text:p>CS\Mail\Other_actions\Filter\Add</text:p>
          </table:table-cell>
          <table:table-cell table:style-name="ce241" office:value-type="string">
            <text:p>Add Filter in case no data entry for filter conditions</text:p>
          </table:table-cell>
          <table:table-cell office:value-type="string">
            <text:p>Step 4: Finish Adding</text:p>
          </table:table-cell>
          <table:table-cell table:style-name="ce241" office:value-type="string">
            <text:p>- Input name for Filter name</text:p>
            <text:p>- Click Save button</text:p>
          </table:table-cell>
          <table:table-cell table:style-name="ce143" office:value-type="string">
            <text:p>A warning message :”you must set at least one rule for the filter” </text:p>
          </table:table-cell>
          <table:table-cell office:value-type="string">
            <text:p>Low</text:p>
          </table:table-cell>
          <table:table-cell table:style-name="ce164"/>
          <table:table-cell table:style-name="ce136"/>
          <table:table-cell table:number-columns-repeated="8"/>
          <table:table-cell table:style-name="ce280" table:number-columns-repeated="214"/>
          <table:table-cell table:number-columns-repeated="23"/>
        </table:table-row>
        <table:table-row table:style-name="ro67">
          <table:table-cell table:formula="of:=IF(MID([.F211];6;1)&gt;MID([.F210];6;1);&quot;&quot;;MAX([.A$7:.A210])+1)" office:value-type="float" office:value="74">
            <text:p>074</text:p>
          </table:table-cell>
          <table:table-cell office:value-type="string">
            <text:p>FNC_CS_MA_FILTER_01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3">
            <text:p>003</text:p>
          </table:table-cell>
          <table:table-cell office:value-type="string">
            <text:p>CS\Mail\Other_actions\Filter\Add</text:p>
          </table:table-cell>
          <table:table-cell table:style-name="ce240" office:value-type="string">
            <text:p>Add Filter in case Select Contain option of From field</text:p>
          </table:table-cell>
          <table:table-cell office:value-type="string">
            <text:p>Step 1: perform to create an account mail, Create some folders</text:p>
          </table:table-cell>
          <table:table-cell table:style-name="ce241" office:value-type="string">
            <text:p>- Perform to create a account mail</text:p>
            <text:p>- Perform to Create some folders</text:p>
          </table:table-cell>
          <table:table-cell table:style-name="ce241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number-columns-repeated="4"/>
          <table:table-cell table:style-name="ce280" table:number-columns-repeated="214"/>
          <table:table-cell table:number-columns-repeated="23"/>
        </table:table-row>
        <table:table-row table:style-name="ro51">
          <table:table-cell table:formula="of:=IF(MID([.F212];6;1)&gt;MID([.F211];6;1);&quot;&quot;;MAX([.A$7:.A211])+1)">
            <text:p/>
          </table:table-cell>
          <table:table-cell office:value-type="string">
            <text:p>FNC_CS_MA_FILTER_01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3">
            <text:p>003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Select Contain option of From field</text:p>
          </table:table-cell>
          <table:table-cell office:value-type="string">
            <text:p>Step 2: Open Message Filter form </text:p>
          </table:table-cell>
          <table:table-cell table:style-name="ce241" office:value-type="string">
            <text:p>- Click at Filter button on Tool bar</text:p>
          </table:table-cell>
          <table:table-cell table:style-name="ce24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number-columns-repeated="241"/>
        </table:table-row>
        <table:table-row table:style-name="ro82">
          <table:table-cell table:formula="of:=IF(MID([.F213];6;1)&gt;MID([.F212];6;1);&quot;&quot;;MAX([.A$7:.A212])+1)">
            <text:p/>
          </table:table-cell>
          <table:table-cell office:value-type="string">
            <text:p>FNC_CS_MA_FILTER_01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3">
            <text:p>003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Select Contain option of From field</text:p>
          </table:table-cell>
          <table:table-cell office:value-type="string">
            <text:p>Step 3: Open Add/Edit Filter form </text:p>
          </table:table-cell>
          <table:table-cell table:style-name="ce241" office:value-type="string">
            <text:p>- Click at Add new filter Icon</text:p>
          </table:table-cell>
          <table:table-cell table:style-name="ce14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number-columns-repeated="241"/>
        </table:table-row>
        <table:table-row table:style-name="ro86">
          <table:table-cell table:formula="of:=IF(MID([.F214];6;1)&gt;MID([.F213];6;1);&quot;&quot;;MAX([.A$7:.A213])+1)">
            <text:p/>
          </table:table-cell>
          <table:table-cell office:value-type="string">
            <text:p>FNC_CS_MA_FILTER_01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Select Contain option of From field</text:p>
          </table:table-cell>
          <table:table-cell office:value-type="string">
            <text:p>Step 4: Input Filter condition</text:p>
          </table:table-cell>
          <table:table-cell table:style-name="ce241" office:value-type="string">
            <text:p>- Input name for filter name</text:p>
            <text:p>- Select <text:span text:style-name="T5">Contain </text:span><text:span text:style-name="T6">option in </text:span><text:span text:style-name="T5">From </text:span><text:span text:style-name="T6">select box </text:span></text:p>
            <text:p>- Input text for From field</text:p>
            <text:p>- At 'Move to message to folder” field: You can choose folder which you want to store message in.</text:p>
            <text:p>- Click save button</text:p>
          </table:table-cell>
          <table:table-cell table:style-name="ce143" office:value-type="string">
            <text:p>- A new filter is created and listed in left panel of this form.</text:p>
            <text:p>- Detail of This filter is shown in Right Panel of this form</text:p>
            <text:p>- When perform to check mail, If keyword in From field is a part of Address of sender, these mails will be loaded to selected folder.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number-columns-repeated="241"/>
        </table:table-row>
        <table:table-row table:style-name="ro69">
          <table:table-cell table:formula="of:=IF(MID([.F215];6;1)&gt;MID([.F214];6;1);&quot;&quot;;MAX([.A$7:.A214])+1)" office:value-type="float" office:value="75">
            <text:p>075</text:p>
          </table:table-cell>
          <table:table-cell office:value-type="string">
            <text:p>FNC_CS_MA_FILTER_01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4">
            <text:p>004</text:p>
          </table:table-cell>
          <table:table-cell office:value-type="string">
            <text:p>CS\Mail\Other_actions\Filter\Add</text:p>
          </table:table-cell>
          <table:table-cell table:style-name="ce240" office:value-type="string">
            <text:p>Add Filter in case Select don't Contain option of From field</text:p>
          </table:table-cell>
          <table:table-cell office:value-type="string">
            <text:p>Step 1: perform to create an account mail, Create some folders</text:p>
          </table:table-cell>
          <table:table-cell table:style-name="ce241" office:value-type="string">
            <text:p>- Perform to create a account mail</text:p>
            <text:p>- Perform to Create some folders</text:p>
          </table:table-cell>
          <table:table-cell table:style-name="ce241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number-columns-repeated="241"/>
        </table:table-row>
        <table:table-row table:style-name="ro23">
          <table:table-cell table:formula="of:=IF(MID([.F216];6;1)&gt;MID([.F215];6;1);&quot;&quot;;MAX([.A$7:.A215])+1)">
            <text:p/>
          </table:table-cell>
          <table:table-cell office:value-type="string">
            <text:p>FNC_CS_MA_FILTER_01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4">
            <text:p>004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Select don't Contain option of From field</text:p>
          </table:table-cell>
          <table:table-cell office:value-type="string">
            <text:p>Step 2: Open Message Filter form </text:p>
          </table:table-cell>
          <table:table-cell table:style-name="ce241" office:value-type="string">
            <text:p>- Click at Filter button on Tool bar</text:p>
          </table:table-cell>
          <table:table-cell table:style-name="ce24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number-columns-repeated="241"/>
        </table:table-row>
        <table:table-row table:style-name="ro67">
          <table:table-cell table:formula="of:=IF(MID([.F217];6;1)&gt;MID([.F216];6;1);&quot;&quot;;MAX([.A$7:.A216])+1)">
            <text:p/>
          </table:table-cell>
          <table:table-cell office:value-type="string">
            <text:p>FNC_CS_MA_FILTER_01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Select don't Contain option of From field</text:p>
          </table:table-cell>
          <table:table-cell office:value-type="string">
            <text:p>Step 3: Open Add/Edit Filter form </text:p>
          </table:table-cell>
          <table:table-cell table:style-name="ce241" office:value-type="string">
            <text:p>- Click at Add new filter Icon</text:p>
          </table:table-cell>
          <table:table-cell table:style-name="ce14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156">
          <table:table-cell table:formula="of:=IF(MID([.F218];6;1)&gt;MID([.F217];6;1);&quot;&quot;;MAX([.A$7:.A217])+1)">
            <text:p/>
          </table:table-cell>
          <table:table-cell office:value-type="string">
            <text:p>FNC_CS_MA_FILTER_01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Select don't Contain option of From field</text:p>
          </table:table-cell>
          <table:table-cell office:value-type="string">
            <text:p>Step 4: Input Filter condition</text:p>
            <text:p>and finish creating</text:p>
          </table:table-cell>
          <table:table-cell table:style-name="ce241" office:value-type="string">
            <text:p>- Input name for filter name</text:p>
            <text:p>- Select don't Contain option in From select box </text:p>
            <text:p>- Input text for From field</text:p>
            <text:p>- At 'Move to message to folder” field: You can choose folder which you want to store message in.</text:p>
            <text:p>- Click save button</text:p>
          </table:table-cell>
          <table:table-cell table:style-name="ce143" office:value-type="string">
            <text:p>- A new filter is created and listed in left panel of this form.</text:p>
            <text:p>- Detail of This filter is shown in Right <text:s/>Panel of this form</text:p>
            <text:p>- When perform to check mail, If keyword in From field isn't a part of Address of sender, these mails <text:s/>will be not <text:s/>loaded to selected folder.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82">
          <table:table-cell table:formula="of:=IF(MID([.F219];6;1)&gt;MID([.F218];6;1);&quot;&quot;;MAX([.A$7:.A218])+1)" office:value-type="float" office:value="76">
            <text:p>076</text:p>
          </table:table-cell>
          <table:table-cell office:value-type="string">
            <text:p>FNC_CS_MA_FILTER_01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5">
            <text:p>005</text:p>
          </table:table-cell>
          <table:table-cell office:value-type="string">
            <text:p>CS\Mail\Other_actions\Filter\Add</text:p>
          </table:table-cell>
          <table:table-cell table:style-name="ce240" office:value-type="string">
            <text:p>Add Filter in case Select Contain option of To field </text:p>
          </table:table-cell>
          <table:table-cell office:value-type="string">
            <text:p>Step 1: perform to create an account mail, Create some folders</text:p>
          </table:table-cell>
          <table:table-cell table:style-name="ce241" office:value-type="string">
            <text:p>- Perform to create a account mail</text:p>
            <text:p>- Perform to Create some folders</text:p>
          </table:table-cell>
          <table:table-cell table:style-name="ce241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23">
          <table:table-cell table:formula="of:=IF(MID([.F220];6;1)&gt;MID([.F219];6;1);&quot;&quot;;MAX([.A$7:.A219])+1)">
            <text:p/>
          </table:table-cell>
          <table:table-cell office:value-type="string">
            <text:p>FNC_CS_MA_FILTER_01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5">
            <text:p>005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Select Contain option of To field </text:p>
          </table:table-cell>
          <table:table-cell office:value-type="string">
            <text:p>Step 2: Open Message Filter form </text:p>
          </table:table-cell>
          <table:table-cell table:style-name="ce241" office:value-type="string">
            <text:p>- Click at Filter button on Tool bar</text:p>
          </table:table-cell>
          <table:table-cell table:style-name="ce24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68">
          <table:table-cell table:formula="of:=IF(MID([.F221];6;1)&gt;MID([.F220];6;1);&quot;&quot;;MAX([.A$7:.A220])+1)">
            <text:p/>
          </table:table-cell>
          <table:table-cell office:value-type="string">
            <text:p>FNC_CS_MA_FILTER_01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Select Contain option of To field </text:p>
          </table:table-cell>
          <table:table-cell office:value-type="string">
            <text:p>Step 3: Open Add/Edit Filter form </text:p>
          </table:table-cell>
          <table:table-cell table:style-name="ce241" office:value-type="string">
            <text:p>- Click at Add new filter Icon</text:p>
          </table:table-cell>
          <table:table-cell table:style-name="ce14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157">
          <table:table-cell table:formula="of:=IF(MID([.F222];6;1)&gt;MID([.F221];6;1);&quot;&quot;;MAX([.A$7:.A221])+1)">
            <text:p/>
          </table:table-cell>
          <table:table-cell office:value-type="string">
            <text:p>FNC_CS_MA_FILTER_01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Select Contain option of To field </text:p>
          </table:table-cell>
          <table:table-cell office:value-type="string">
            <text:p>Step 4: Input Filter condition</text:p>
            <text:p>and finish creating</text:p>
          </table:table-cell>
          <table:table-cell table:style-name="ce241" office:value-type="string">
            <text:p>- Input name for filter name</text:p>
            <text:p>- Select <text:span text:style-name="T5">Contain </text:span><text:span text:style-name="T6">option in </text:span><text:span text:style-name="T5">To </text:span><text:span text:style-name="T6">select box </text:span></text:p>
            <text:p>- Input keyword for To field</text:p>
            <text:p>- At 'Move to message to folder” field: You can choose folder which you want to store message in.</text:p>
            <text:p>- Click save button</text:p>
          </table:table-cell>
          <table:table-cell table:style-name="ce143" office:value-type="string">
            <text:p>- A new filter is created and listed in left <text:s/>panel of this form.</text:p>
            <text:p>- Detail of This filter is shown in Right <text:s/>Panel of this form</text:p>
            <text:p>- When perform to check mail, If keyword in To field in this form is a part of Address in To field of loaded mails, these mails will be loaded to selected folder.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67">
          <table:table-cell table:formula="of:=IF(MID([.F223];6;1)&gt;MID([.F222];6;1);&quot;&quot;;MAX([.A$7:.A222])+1)" office:value-type="float" office:value="77">
            <text:p>077</text:p>
          </table:table-cell>
          <table:table-cell office:value-type="string">
            <text:p>FNC_CS_MA_FILTER_01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6">
            <text:p>006</text:p>
          </table:table-cell>
          <table:table-cell office:value-type="string">
            <text:p>CS\Mail\Other_actions\Filter\Add</text:p>
          </table:table-cell>
          <table:table-cell table:style-name="ce240" office:value-type="string">
            <text:p>Add Filter in case Select don't Contain option of To field </text:p>
          </table:table-cell>
          <table:table-cell office:value-type="string">
            <text:p>Step 1: perform to create an account mail, Create some folders</text:p>
          </table:table-cell>
          <table:table-cell table:style-name="ce241" office:value-type="string">
            <text:p>- Perform to create a account mail</text:p>
            <text:p>- Perform to Create some folders</text:p>
          </table:table-cell>
          <table:table-cell table:style-name="ce241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20">
          <table:table-cell table:formula="of:=IF(MID([.F224];6;1)&gt;MID([.F223];6;1);&quot;&quot;;MAX([.A$7:.A223])+1)">
            <text:p/>
          </table:table-cell>
          <table:table-cell office:value-type="string">
            <text:p>FNC_CS_MA_FILTER_01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6">
            <text:p>006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Select don't Contain option of To field </text:p>
          </table:table-cell>
          <table:table-cell office:value-type="string">
            <text:p>Step 2: Open Message Filter form </text:p>
          </table:table-cell>
          <table:table-cell table:style-name="ce241" office:value-type="string">
            <text:p>- Click at Filter button on Tool bar</text:p>
          </table:table-cell>
          <table:table-cell table:style-name="ce24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114">
          <table:table-cell table:formula="of:=IF(MID([.F225];6;1)&gt;MID([.F224];6;1);&quot;&quot;;MAX([.A$7:.A224])+1)">
            <text:p/>
          </table:table-cell>
          <table:table-cell office:value-type="string">
            <text:p>FNC_CS_MA_FILTER_01</text:p>
          </table:table-cell>
          <table:table-cell table:formula="of:=IF(VALUE(MID([.F225];6;FIND(&quot;:&quot;;[.F225];1)-FIND(&quot; &quot;;[.F225];1)-1))&gt;VALUE(MID([.F224];6;FIND(&quot;:&quot;;[.F224];1)-FIND(&quot; &quot;;[.F224];1)-1));[.C224];[.C224]+1)" office:value-type="float" office:value="6">
            <text:p>006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Select don't Contain option of To field </text:p>
          </table:table-cell>
          <table:table-cell office:value-type="string">
            <text:p>Step 3: Open Add/Edit Filter form </text:p>
          </table:table-cell>
          <table:table-cell table:style-name="ce241" office:value-type="string">
            <text:p>- Click at Add new filter Icon</text:p>
          </table:table-cell>
          <table:table-cell table:style-name="ce14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158">
          <table:table-cell table:formula="of:=IF(MID([.F226];6;1)&gt;MID([.F225];6;1);&quot;&quot;;MAX([.A$7:.A225])+1)">
            <text:p/>
          </table:table-cell>
          <table:table-cell office:value-type="string">
            <text:p>FNC_CS_MA_FILTER_01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Select don't Contain option of To field </text:p>
          </table:table-cell>
          <table:table-cell office:value-type="string">
            <text:p>Step 4: Input Filter condition</text:p>
            <text:p>and finish creating</text:p>
          </table:table-cell>
          <table:table-cell table:style-name="ce241" office:value-type="string">
            <text:p>- Input name for filter name</text:p>
            <text:p>- Select don't Contain option in To select box </text:p>
            <text:p>- Input keyword for To field</text:p>
            <text:p>- At 'Move to message to folder” field: You can choose folder which you want to store message in.</text:p>
            <text:p>- Click save button</text:p>
          </table:table-cell>
          <table:table-cell table:style-name="ce143" office:value-type="string">
            <text:p>- A new filter is created and listed in left <text:s/>panel of this form.</text:p>
            <text:p>- Detail of This filter is shown in Right Panel of this form</text:p>
            <text:p>- When perform to check mail, If keyword in To field in this form isn't a part of Address in To field of loaded mails, these mails will be <text:s/>not loaded to selected folder.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104">
          <table:table-cell table:formula="of:=IF(MID([.F227];6;1)&gt;MID([.F226];6;1);&quot;&quot;;MAX([.A$7:.A226])+1)" office:value-type="float" office:value="78">
            <text:p>078</text:p>
          </table:table-cell>
          <table:table-cell office:value-type="string">
            <text:p>FNC_CS_MA_FILTER_01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7">
            <text:p>007</text:p>
          </table:table-cell>
          <table:table-cell office:value-type="string">
            <text:p>CS\Mail\Other_actions\Filter\Add</text:p>
          </table:table-cell>
          <table:table-cell table:style-name="ce240" office:value-type="string">
            <text:p>Add Filter in case Select Contain option of Subject field </text:p>
          </table:table-cell>
          <table:table-cell office:value-type="string">
            <text:p>Step 1: perform to create an account mail, Create some folders</text:p>
          </table:table-cell>
          <table:table-cell table:style-name="ce241" office:value-type="string">
            <text:p>- Perform to create a account mail</text:p>
            <text:p>- Perform to Create some folders</text:p>
          </table:table-cell>
          <table:table-cell table:style-name="ce241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52">
          <table:table-cell table:formula="of:=IF(MID([.F228];6;1)&gt;MID([.F227];6;1);&quot;&quot;;MAX([.A$7:.A227])+1)">
            <text:p/>
          </table:table-cell>
          <table:table-cell office:value-type="string">
            <text:p>FNC_CS_MA_FILTER_01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7">
            <text:p>007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Select Contain option of Subject field </text:p>
          </table:table-cell>
          <table:table-cell office:value-type="string">
            <text:p>Step 2: Open Message Filter</text:p>
          </table:table-cell>
          <table:table-cell table:style-name="ce241" office:value-type="string">
            <text:p>- Click at Filter button on Tool bar</text:p>
          </table:table-cell>
          <table:table-cell table:style-name="ce24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69">
          <table:table-cell table:formula="of:=IF(MID([.F229];6;1)&gt;MID([.F228];6;1);&quot;&quot;;MAX([.A$7:.A228])+1)">
            <text:p/>
          </table:table-cell>
          <table:table-cell office:value-type="string">
            <text:p>FNC_CS_MA_FILTER_01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7">
            <text:p>007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Select Contain option of Subject field </text:p>
          </table:table-cell>
          <table:table-cell office:value-type="string">
            <text:p>Step 3: Open Add/Edit Filter form </text:p>
          </table:table-cell>
          <table:table-cell table:style-name="ce241" office:value-type="string">
            <text:p>- Click at Add new filter Icon</text:p>
          </table:table-cell>
          <table:table-cell table:style-name="ce14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159">
          <table:table-cell table:formula="of:=IF(MID([.F230];6;1)&gt;MID([.F229];6;1);&quot;&quot;;MAX([.A$7:.A229])+1)">
            <text:p/>
          </table:table-cell>
          <table:table-cell office:value-type="string">
            <text:p>FNC_CS_MA_FILTER_01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Select Contain option of Subject field </text:p>
          </table:table-cell>
          <table:table-cell office:value-type="string">
            <text:p>Step 4: Input Filter condition</text:p>
            <text:p>and finish creating</text:p>
          </table:table-cell>
          <table:table-cell table:style-name="ce241" office:value-type="string">
            <text:p>- Input name for filter name</text:p>
            <text:p>- Select <text:span text:style-name="T5">Contain </text:span><text:span text:style-name="T6">option in </text:span><text:span text:style-name="T5">Subject </text:span><text:span text:style-name="T6">select box </text:span></text:p>
            <text:p>- Input keyword for Subject field</text:p>
            <text:p>- At 'Move to message to folder” field: You can choose folder which you want to store message in.</text:p>
            <text:p>- Click save button</text:p>
          </table:table-cell>
          <table:table-cell table:style-name="ce143" office:value-type="string">
            <text:p>- A new filter is created and listed in left panel of this form.</text:p>
            <text:p>- Detail of This filter is shown in Right <text:s/>Panel of this form</text:p>
            <text:p>- When perform to check mail, If keyword in subject field in this form <text:s/>is a part of Subject field of loaded mails, these mails will be loaded to selected folder.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53">
          <table:table-cell table:formula="of:=IF(MID([.F231];6;1)&gt;MID([.F230];6;1);&quot;&quot;;MAX([.A$7:.A230])+1)" office:value-type="float" office:value="79">
            <text:p>079</text:p>
          </table:table-cell>
          <table:table-cell office:value-type="string">
            <text:p>FNC_CS_MA_FILTER_01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8">
            <text:p>008</text:p>
          </table:table-cell>
          <table:table-cell office:value-type="string">
            <text:p>CS\Mail\Other_actions\Filter\Add</text:p>
          </table:table-cell>
          <table:table-cell table:style-name="ce240" office:value-type="string">
            <text:p>Add Filter in case Select don't Contain option of Subject field </text:p>
          </table:table-cell>
          <table:table-cell office:value-type="string">
            <text:p>Step 1: perform to create an account mail, Create some folders</text:p>
          </table:table-cell>
          <table:table-cell table:style-name="ce241" office:value-type="string">
            <text:p>- Perform to create a account mail</text:p>
            <text:p>- Perform to Create some folders</text:p>
          </table:table-cell>
          <table:table-cell table:style-name="ce241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82">
          <table:table-cell table:formula="of:=IF(MID([.F232];6;1)&gt;MID([.F231];6;1);&quot;&quot;;MAX([.A$7:.A231])+1)">
            <text:p/>
          </table:table-cell>
          <table:table-cell office:value-type="string">
            <text:p>FNC_CS_MA_FILTER_01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8">
            <text:p>008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Select don't Contain option of Subject field </text:p>
          </table:table-cell>
          <table:table-cell office:value-type="string">
            <text:p>Step 2: Open Message Filter</text:p>
          </table:table-cell>
          <table:table-cell table:style-name="ce241" office:value-type="string">
            <text:p>- Click at Filter button on Tool bar</text:p>
          </table:table-cell>
          <table:table-cell table:style-name="ce24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104">
          <table:table-cell table:formula="of:=IF(MID([.F233];6;1)&gt;MID([.F232];6;1);&quot;&quot;;MAX([.A$7:.A232])+1)">
            <text:p/>
          </table:table-cell>
          <table:table-cell office:value-type="string">
            <text:p>FNC_CS_MA_FILTER_01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8">
            <text:p>008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Select don't Contain option of Subject field </text:p>
          </table:table-cell>
          <table:table-cell office:value-type="string">
            <text:p>Step 3: Open Add/Edit Filter form </text:p>
          </table:table-cell>
          <table:table-cell table:style-name="ce241" office:value-type="string">
            <text:p>- Click at Add new filter Icon</text:p>
          </table:table-cell>
          <table:table-cell table:style-name="ce14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160">
          <table:table-cell table:formula="of:=IF(MID([.F234];6;1)&gt;MID([.F233];6;1);&quot;&quot;;MAX([.A$7:.A233])+1)">
            <text:p/>
          </table:table-cell>
          <table:table-cell office:value-type="string">
            <text:p>FNC_CS_MA_FILTER_01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8">
            <text:p>008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Select don't Contain option of Subject field </text:p>
          </table:table-cell>
          <table:table-cell office:value-type="string">
            <text:p>Step 4: Input Filter condition</text:p>
            <text:p>and finish creating</text:p>
          </table:table-cell>
          <table:table-cell table:style-name="ce241" office:value-type="string">
            <text:p>- Input name for filter name</text:p>
            <text:p>- Select don't Contain option in Subject select box </text:p>
            <text:p>- Input keyword for Subject field</text:p>
            <text:p>- At 'Move to message to folder” field: You can choose folder which you want to store message in.</text:p>
            <text:p>- Click save button</text:p>
          </table:table-cell>
          <table:table-cell table:style-name="ce143" office:value-type="string">
            <text:p>- A new filter is created and listed in left panel of this form.</text:p>
            <text:p>- Detail of This filter is shown in Right <text:s/>Panel of this form</text:p>
            <text:p>- When perform to check mail, If keyword in subject field in this form <text:s/>isn't a part of Subject field of loaded mails, these mails will be not loaded to selected folder.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67">
          <table:table-cell table:formula="of:=IF(MID([.F235];6;1)&gt;MID([.F234];6;1);&quot;&quot;;MAX([.A$7:.A234])+1)" office:value-type="float" office:value="80">
            <text:p>080</text:p>
          </table:table-cell>
          <table:table-cell office:value-type="string">
            <text:p>FNC_CS_MA_FILTER_01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9">
            <text:p>009</text:p>
          </table:table-cell>
          <table:table-cell office:value-type="string">
            <text:p>CS\Mail\Other_actions\Filter\Add</text:p>
          </table:table-cell>
          <table:table-cell table:style-name="ce240" office:value-type="string">
            <text:p>Add Filter in case Select Contain option of body field </text:p>
          </table:table-cell>
          <table:table-cell office:value-type="string">
            <text:p>Step 1: perform to create an account mail, Create some folders</text:p>
          </table:table-cell>
          <table:table-cell table:style-name="ce241" office:value-type="string">
            <text:p>- Perform to create a account mail</text:p>
            <text:p>- Perform to Create some folders</text:p>
          </table:table-cell>
          <table:table-cell table:style-name="ce241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4">
          <table:table-cell table:formula="of:=IF(MID([.F236];6;1)&gt;MID([.F235];6;1);&quot;&quot;;MAX([.A$7:.A235])+1)">
            <text:p/>
          </table:table-cell>
          <table:table-cell office:value-type="string">
            <text:p>FNC_CS_MA_FILTER_01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9">
            <text:p>009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Select Contain option of body field </text:p>
          </table:table-cell>
          <table:table-cell office:value-type="string">
            <text:p>Step 2: Open Message Filter</text:p>
          </table:table-cell>
          <table:table-cell table:style-name="ce241" office:value-type="string">
            <text:p>- Click at Filter button on Tool bar</text:p>
          </table:table-cell>
          <table:table-cell table:style-name="ce24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4">
          <table:table-cell table:formula="of:=IF(MID([.F237];6;1)&gt;MID([.F236];6;1);&quot;&quot;;MAX([.A$7:.A236])+1)">
            <text:p/>
          </table:table-cell>
          <table:table-cell office:value-type="string">
            <text:p>FNC_CS_MA_FILTER_01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Select Contain option of body field </text:p>
          </table:table-cell>
          <table:table-cell office:value-type="string">
            <text:p>Step 3: Open Add/Edit Filter form </text:p>
          </table:table-cell>
          <table:table-cell table:style-name="ce241" office:value-type="string">
            <text:p>- Click at Add new filter Icon</text:p>
          </table:table-cell>
          <table:table-cell table:style-name="ce14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159">
          <table:table-cell table:formula="of:=IF(MID([.F238];6;1)&gt;MID([.F237];6;1);&quot;&quot;;MAX([.A$7:.A237])+1)">
            <text:p/>
          </table:table-cell>
          <table:table-cell office:value-type="string">
            <text:p>FNC_CS_MA_FILTER_01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Select Contain option of body field </text:p>
          </table:table-cell>
          <table:table-cell office:value-type="string">
            <text:p>Step 4: Input Filter condition</text:p>
            <text:p>and finish creating</text:p>
          </table:table-cell>
          <table:table-cell table:style-name="ce241" office:value-type="string">
            <text:p>- Input name for filter name</text:p>
            <text:p><text:span text:style-name="T5">- </text:span><text:span text:style-name="T6">Select </text:span><text:span text:style-name="T5">Contain </text:span><text:span text:style-name="T6">option in </text:span><text:span text:style-name="T5">Body</text:span><text:span text:style-name="T6"> select box </text:span></text:p>
            <text:p>- Input keyword for Body field</text:p>
            <text:p>- At 'Move to message to folder” field: You can choose folder which you want to store message in.</text:p>
            <text:p>- Click save button</text:p>
          </table:table-cell>
          <table:table-cell table:style-name="ce143" office:value-type="string">
            <text:p>- A new filter is created and listed in left panel of this form.</text:p>
            <text:p>- Detail of This filter is shown in Right Panel of this form</text:p>
            <text:p>- When perform to check mail, If keyword in Subject field in this form <text:s/>is a part of body field of loaded mails, these mails will be <text:s/>loaded to selected folder.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99">
          <table:table-cell table:formula="of:=IF(MID([.F239];6;1)&gt;MID([.F238];6;1);&quot;&quot;;MAX([.A$7:.A238])+1)" office:value-type="float" office:value="81">
            <text:p>081</text:p>
          </table:table-cell>
          <table:table-cell office:value-type="string">
            <text:p>FNC_CS_MA_FILTER_01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CS\Mail\Other_actions\Filter\Add</text:p>
          </table:table-cell>
          <table:table-cell table:style-name="ce240" office:value-type="string">
            <text:p>Add Filter in case Select don't Contain option of body field </text:p>
          </table:table-cell>
          <table:table-cell office:value-type="string">
            <text:p>Step 1: perform to create an account mail, Create some folders</text:p>
          </table:table-cell>
          <table:table-cell table:style-name="ce241" office:value-type="string">
            <text:p>- Perform to create a account mail</text:p>
            <text:p>- Perform to Create some folders</text:p>
          </table:table-cell>
          <table:table-cell table:style-name="ce241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104">
          <table:table-cell table:formula="of:=IF(MID([.F240];6;1)&gt;MID([.F239];6;1);&quot;&quot;;MAX([.A$7:.A239])+1)">
            <text:p/>
          </table:table-cell>
          <table:table-cell office:value-type="string">
            <text:p>FNC_CS_MA_FILTER_01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Select don't Contain option of body field </text:p>
          </table:table-cell>
          <table:table-cell office:value-type="string">
            <text:p>Step 2: Open Message Filter</text:p>
          </table:table-cell>
          <table:table-cell table:style-name="ce241" office:value-type="string">
            <text:p>- Click at Filter button on Tool bar</text:p>
          </table:table-cell>
          <table:table-cell table:style-name="ce24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23">
          <table:table-cell table:formula="of:=IF(MID([.F241];6;1)&gt;MID([.F240];6;1);&quot;&quot;;MAX([.A$7:.A240])+1)">
            <text:p/>
          </table:table-cell>
          <table:table-cell office:value-type="string">
            <text:p>FNC_CS_MA_FILTER_01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0">
            <text:p>010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Select don't Contain option of body field </text:p>
          </table:table-cell>
          <table:table-cell office:value-type="string">
            <text:p>Step 3: Open Add/Edit Filter form </text:p>
          </table:table-cell>
          <table:table-cell table:style-name="ce241" office:value-type="string">
            <text:p>- Click at Add new filter Icon</text:p>
          </table:table-cell>
          <table:table-cell table:style-name="ce14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4"/>
          <table:table-cell table:number-columns-repeated="237"/>
        </table:table-row>
        <table:table-row table:style-name="ro26">
          <table:table-cell table:formula="of:=IF(MID([.F242];6;1)&gt;MID([.F241];6;1);&quot;&quot;;MAX([.A$7:.A241])+1)">
            <text:p/>
          </table:table-cell>
          <table:table-cell office:value-type="string">
            <text:p>FNC_CS_MA_FILTER_01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0">
            <text:p>010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Select “don't Contain” option of body field </text:p>
          </table:table-cell>
          <table:table-cell office:value-type="string">
            <text:p>Step 4: Input Filter condition</text:p>
            <text:p>and finish creating</text:p>
          </table:table-cell>
          <table:table-cell table:style-name="ce241" office:value-type="string">
            <text:p>- Input name for filter name</text:p>
            <text:p>- Select don't Contain option in Body select box </text:p>
            <text:p>- Input keyword for Body field</text:p>
            <text:p>- At 'Move to message to folder” field: You can choose folder which you want to store message in.</text:p>
            <text:p>- Click save button</text:p>
          </table:table-cell>
          <table:table-cell table:style-name="ce143" office:value-type="string">
            <text:p>- A new filter is created and listed in left panel of this form.</text:p>
            <text:p>- Detail of This filter is shown in Right <text:s/>Panel of this form</text:p>
            <text:p>- When perform to check mail, If keyword in Subject field in this form isn't a part of body field of loaded mails, these mails will be not loaded to selected folder.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43];6;1)&gt;MID([.F242];6;1);&quot;&quot;;MAX([.A$7:.A242])+1)" office:value-type="float" office:value="82">
            <text:p>082</text:p>
          </table:table-cell>
          <table:table-cell office:value-type="string">
            <text:p>FNC_CS_MA_FILTER_01</text:p>
          </table:table-cell>
          <table:table-cell table:formula="of:=IF(VALUE(MID([.F243];6;FIND(&quot;:&quot;;[.F243];1)-FIND(&quot; &quot;;[.F243];1)-1))&gt;VALUE(MID([.F242];6;FIND(&quot;:&quot;;[.F242];1)-FIND(&quot; &quot;;[.F242];1)-1));[.C242];[.C242]+1)" office:value-type="float" office:value="11">
            <text:p>011</text:p>
          </table:table-cell>
          <table:table-cell office:value-type="string">
            <text:p>CS\Mail\Other_actions\Filter\Add</text:p>
          </table:table-cell>
          <table:table-cell table:style-name="ce240" office:value-type="string">
            <text:p>Add Filter when combine more filter conditions</text:p>
          </table:table-cell>
          <table:table-cell office:value-type="string">
            <text:p>Step 1: perform to create an account mail, Create some folders</text:p>
          </table:table-cell>
          <table:table-cell table:style-name="ce241" office:value-type="string">
            <text:p>- Perform to create a account mail</text:p>
            <text:p>- Perform to Create some folders</text:p>
          </table:table-cell>
          <table:table-cell table:style-name="ce241" office:value-type="string">
            <text:p>- An Account mail is created</text:p>
            <text:p>- These folders are created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44];6;1)&gt;MID([.F243];6;1);&quot;&quot;;MAX([.A$7:.A243])+1)">
            <text:p/>
          </table:table-cell>
          <table:table-cell office:value-type="string">
            <text:p>FNC_CS_MA_FILTER_01</text:p>
          </table:table-cell>
          <table:table-cell table:formula="of:=IF(VALUE(MID([.F244];6;FIND(&quot;:&quot;;[.F244];1)-FIND(&quot; &quot;;[.F244];1)-1))&gt;VALUE(MID([.F243];6;FIND(&quot;:&quot;;[.F243];1)-FIND(&quot; &quot;;[.F243];1)-1));[.C243];[.C243]+1)" office:value-type="float" office:value="11">
            <text:p>011</text:p>
          </table:table-cell>
          <table:table-cell office:value-type="string">
            <text:p>CS\Mail\Other_actions\Filter\Add</text:p>
          </table:table-cell>
          <table:table-cell table:style-name="ce241" office:value-type="string">
            <text:p>Add Filter when combine more filter conditions</text:p>
          </table:table-cell>
          <table:table-cell office:value-type="string">
            <text:p>Step 2: Open Message Filter</text:p>
          </table:table-cell>
          <table:table-cell table:style-name="ce241" office:value-type="string">
            <text:p>- Click at Filter button on Tool bar</text:p>
          </table:table-cell>
          <table:table-cell table:style-name="ce24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45];6;1)&gt;MID([.F244];6;1);&quot;&quot;;MAX([.A$7:.A244])+1)">
            <text:p/>
          </table:table-cell>
          <table:table-cell office:value-type="string">
            <text:p>FNC_CS_MA_FILTER_01</text:p>
          </table:table-cell>
          <table:table-cell table:formula="of:=IF(VALUE(MID([.F245];6;FIND(&quot;:&quot;;[.F245];1)-FIND(&quot; &quot;;[.F245];1)-1))&gt;VALUE(MID([.F244];6;FIND(&quot;:&quot;;[.F244];1)-FIND(&quot; &quot;;[.F244];1)-1));[.C244];[.C244]+1)" office:value-type="float" office:value="11">
            <text:p>011</text:p>
          </table:table-cell>
          <table:table-cell office:value-type="string">
            <text:p>CS\Mail\Other_actions\Filter\Add</text:p>
          </table:table-cell>
          <table:table-cell table:style-name="ce241" office:value-type="string">
            <text:p>Add Filter when combine more filter conditions</text:p>
          </table:table-cell>
          <table:table-cell office:value-type="string">
            <text:p>Step 3: Open Add/Edit Filter form </text:p>
          </table:table-cell>
          <table:table-cell table:style-name="ce241" office:value-type="string">
            <text:p>- Click at Add new filter Icon</text:p>
          </table:table-cell>
          <table:table-cell table:style-name="ce14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84">
          <table:table-cell table:formula="of:=IF(MID([.F246];6;1)&gt;MID([.F245];6;1);&quot;&quot;;MAX([.A$7:.A245])+1)">
            <text:p/>
          </table:table-cell>
          <table:table-cell office:value-type="string">
            <text:p>FNC_CS_MA_FILTER_01</text:p>
          </table:table-cell>
          <table:table-cell table:formula="of:=IF(VALUE(MID([.F246];6;FIND(&quot;:&quot;;[.F246];1)-FIND(&quot; &quot;;[.F246];1)-1))&gt;VALUE(MID([.F245];6;FIND(&quot;:&quot;;[.F245];1)-FIND(&quot; &quot;;[.F245];1)-1));[.C245];[.C245]+1)" office:value-type="float" office:value="11">
            <text:p>011</text:p>
          </table:table-cell>
          <table:table-cell office:value-type="string">
            <text:p>CS\Mail\Other_actions\Filter\Add</text:p>
          </table:table-cell>
          <table:table-cell table:style-name="ce241" office:value-type="string">
            <text:p>Add Filter when combine more filter conditions</text:p>
          </table:table-cell>
          <table:table-cell office:value-type="string">
            <text:p>Step 4: Input filter conditions </text:p>
          </table:table-cell>
          <table:table-cell table:style-name="ce241" office:value-type="string">
            <text:p>- Input name for filter name field</text:p>
            <text:p>- Perform to set some rules for the filter</text:p>
            <text:p>-At 'Move to message to folder” field: You can choose folder which you want to store message in.</text:p>
            <text:p>- Click save button </text:p>
          </table:table-cell>
          <table:table-cell table:style-name="ce143" office:value-type="string">
            <text:p>- A new filter is created and listed in left panel of this form</text:p>
            <text:p>- Detail of This filter is shown in Right Panel of this form</text:p>
            <text:p>- When perform to check mail,Mails satisfy filter conditions will be loaded to Selected folder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8">
          <table:table-cell table:formula="of:=IF(MID([.F247];6;1)&gt;MID([.F246];6;1);&quot;&quot;;MAX([.A$7:.A246])+1)" office:value-type="float" office:value="83">
            <text:p>083</text:p>
          </table:table-cell>
          <table:table-cell office:value-type="string">
            <text:p>FNC_CS_MA_FILTER_01</text:p>
          </table:table-cell>
          <table:table-cell table:formula="of:=IF(VALUE(MID([.F247];6;FIND(&quot;:&quot;;[.F247];1)-FIND(&quot; &quot;;[.F247];1)-1))&gt;VALUE(MID([.F246];6;FIND(&quot;:&quot;;[.F246];1)-FIND(&quot; &quot;;[.F246];1)-1));[.C246];[.C246]+1)" office:value-type="float" office:value="12">
            <text:p>012</text:p>
          </table:table-cell>
          <table:table-cell office:value-type="string">
            <text:p>CS\Mail\Other_actions\Filter\Add</text:p>
          </table:table-cell>
          <table:table-cell table:style-name="ce240" office:value-type="string">
            <text:p>Add filter in case use <text:s/>apply tag function</text:p>
          </table:table-cell>
          <table:table-cell office:value-type="string">
            <text:p>Step 1: perform to create an account mail, Create some folders, Create some tags</text:p>
          </table:table-cell>
          <table:table-cell table:style-name="ce241" office:value-type="string">
            <text:p>- Perform to create a account mail</text:p>
            <text:p>- Perform to Create some folders</text:p>
            <text:p>- Perform to Create some tags</text:p>
          </table:table-cell>
          <table:table-cell table:style-name="ce241" office:value-type="string">
            <text:p>- An Account mail is created</text:p>
            <text:p>- These folders are created</text:p>
            <text:p>- These Tags are created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48];6;1)&gt;MID([.F247];6;1);&quot;&quot;;MAX([.A$7:.A247])+1)">
            <text:p/>
          </table:table-cell>
          <table:table-cell office:value-type="string">
            <text:p>FNC_CS_MA_FILTER_01</text:p>
          </table:table-cell>
          <table:table-cell table:formula="of:=IF(VALUE(MID([.F248];6;FIND(&quot;:&quot;;[.F248];1)-FIND(&quot; &quot;;[.F248];1)-1))&gt;VALUE(MID([.F247];6;FIND(&quot;:&quot;;[.F247];1)-FIND(&quot; &quot;;[.F247];1)-1));[.C247];[.C247]+1)" office:value-type="float" office:value="12">
            <text:p>012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use <text:s/>apply tag function</text:p>
          </table:table-cell>
          <table:table-cell office:value-type="string">
            <text:p>Step 2: Open Message Filter</text:p>
          </table:table-cell>
          <table:table-cell table:style-name="ce241" office:value-type="string">
            <text:p>- Click at Filter button on Tool bar</text:p>
          </table:table-cell>
          <table:table-cell table:style-name="ce24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49];6;1)&gt;MID([.F248];6;1);&quot;&quot;;MAX([.A$7:.A248])+1)">
            <text:p/>
          </table:table-cell>
          <table:table-cell office:value-type="string">
            <text:p>FNC_CS_MA_FILTER_01</text:p>
          </table:table-cell>
          <table:table-cell table:formula="of:=IF(VALUE(MID([.F249];6;FIND(&quot;:&quot;;[.F249];1)-FIND(&quot; &quot;;[.F249];1)-1))&gt;VALUE(MID([.F248];6;FIND(&quot;:&quot;;[.F248];1)-FIND(&quot; &quot;;[.F248];1)-1));[.C248];[.C248]+1)" office:value-type="float" office:value="12">
            <text:p>012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use <text:s/>apply tag function</text:p>
          </table:table-cell>
          <table:table-cell office:value-type="string">
            <text:p>Step 3: Open Add/Edit Filter form </text:p>
          </table:table-cell>
          <table:table-cell table:style-name="ce241" office:value-type="string">
            <text:p>- Click at Add new filter Icon</text:p>
          </table:table-cell>
          <table:table-cell table:style-name="ce14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161">
          <table:table-cell table:formula="of:=IF(MID([.F250];6;1)&gt;MID([.F249];6;1);&quot;&quot;;MAX([.A$7:.A249])+1)">
            <text:p/>
          </table:table-cell>
          <table:table-cell office:value-type="string">
            <text:p>FNC_CS_MA_FILTER_01</text:p>
          </table:table-cell>
          <table:table-cell table:formula="of:=IF(VALUE(MID([.F250];6;FIND(&quot;:&quot;;[.F250];1)-FIND(&quot; &quot;;[.F250];1)-1))&gt;VALUE(MID([.F249];6;FIND(&quot;:&quot;;[.F249];1)-FIND(&quot; &quot;;[.F249];1)-1));[.C249];[.C249]+1)" office:value-type="float" office:value="12">
            <text:p>012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use <text:s/>apply tag function</text:p>
          </table:table-cell>
          <table:table-cell office:value-type="string">
            <text:p>Step 4: input filter conditions</text:p>
          </table:table-cell>
          <table:table-cell table:style-name="ce241" office:value-type="string">
            <text:p>- Input name for Filter name</text:p>
            <text:p>- Perform to set rule for the filter</text:p>
            <text:p>- Choose a tag in ' <text:s/>Apply tag' combo box</text:p>
            <text:p>- Click Save button</text:p>
          </table:table-cell>
          <table:table-cell table:style-name="ce143" office:value-type="string">
            <text:p>- A new filter is created and listed in left panel of this form</text:p>
            <text:p>- Detail of This filter is shown in Right Panel of this form</text:p>
            <text:p>- When perform to check mail,Mails satisfy filter conditions will be loaded to Selected folder and They will be added for selected tag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8">
          <table:table-cell table:formula="of:=IF(MID([.F251];6;1)&gt;MID([.F250];6;1);&quot;&quot;;MAX([.A$7:.A250])+1)" office:value-type="float" office:value="84">
            <text:p>084</text:p>
          </table:table-cell>
          <table:table-cell office:value-type="string">
            <text:p>FNC_CS_MA_FILTER_01</text:p>
          </table:table-cell>
          <table:table-cell table:formula="of:=IF(VALUE(MID([.F251];6;FIND(&quot;:&quot;;[.F251];1)-FIND(&quot; &quot;;[.F251];1)-1))&gt;VALUE(MID([.F250];6;FIND(&quot;:&quot;;[.F250];1)-FIND(&quot; &quot;;[.F250];1)-1));[.C250];[.C250]+1)" office:value-type="float" office:value="13">
            <text:p>013</text:p>
          </table:table-cell>
          <table:table-cell office:value-type="string">
            <text:p>CS\Mail\Other_actions\Filter\Add</text:p>
          </table:table-cell>
          <table:table-cell table:style-name="ce240" office:value-type="string">
            <text:p>Add Filter in case use Apply for all message function</text:p>
          </table:table-cell>
          <table:table-cell office:value-type="string">
            <text:p>Step 1: perform to create an account mail, Create some folders</text:p>
          </table:table-cell>
          <table:table-cell table:style-name="ce241" office:value-type="string">
            <text:p>- Perform to create a account mail</text:p>
            <text:p>- Perform to Create some folders</text:p>
            <text:p/>
          </table:table-cell>
          <table:table-cell table:style-name="ce241" office:value-type="string">
            <text:p>- An Account mail is created</text:p>
            <text:p>- These folders are created</text:p>
            <text:p/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52];6;1)&gt;MID([.F251];6;1);&quot;&quot;;MAX([.A$7:.A251])+1)">
            <text:p/>
          </table:table-cell>
          <table:table-cell office:value-type="string">
            <text:p>FNC_CS_MA_FILTER_01</text:p>
          </table:table-cell>
          <table:table-cell table:formula="of:=IF(VALUE(MID([.F252];6;FIND(&quot;:&quot;;[.F252];1)-FIND(&quot; &quot;;[.F252];1)-1))&gt;VALUE(MID([.F251];6;FIND(&quot;:&quot;;[.F251];1)-FIND(&quot; &quot;;[.F251];1)-1));[.C251];[.C251]+1)" office:value-type="float" office:value="13">
            <text:p>013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use Apply for all message function</text:p>
          </table:table-cell>
          <table:table-cell office:value-type="string">
            <text:p>Step 2: Open Message Filter</text:p>
          </table:table-cell>
          <table:table-cell table:style-name="ce241" office:value-type="string">
            <text:p>- Click at Filter button on Tool bar</text:p>
          </table:table-cell>
          <table:table-cell table:style-name="ce24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53];6;1)&gt;MID([.F252];6;1);&quot;&quot;;MAX([.A$7:.A252])+1)">
            <text:p/>
          </table:table-cell>
          <table:table-cell office:value-type="string">
            <text:p>FNC_CS_MA_FILTER_01</text:p>
          </table:table-cell>
          <table:table-cell table:formula="of:=IF(VALUE(MID([.F253];6;FIND(&quot;:&quot;;[.F253];1)-FIND(&quot; &quot;;[.F253];1)-1))&gt;VALUE(MID([.F252];6;FIND(&quot;:&quot;;[.F252];1)-FIND(&quot; &quot;;[.F252];1)-1));[.C252];[.C252]+1)" office:value-type="float" office:value="13">
            <text:p>013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use Apply for all message function</text:p>
          </table:table-cell>
          <table:table-cell office:value-type="string">
            <text:p>Step 3: Open Add/Edit Filter form </text:p>
          </table:table-cell>
          <table:table-cell table:style-name="ce241" office:value-type="string">
            <text:p>- Click at Add new filter Icon</text:p>
          </table:table-cell>
          <table:table-cell table:style-name="ce14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162">
          <table:table-cell table:formula="of:=IF(MID([.F254];6;1)&gt;MID([.F253];6;1);&quot;&quot;;MAX([.A$7:.A253])+1)">
            <text:p/>
          </table:table-cell>
          <table:table-cell office:value-type="string">
            <text:p>FNC_CS_MA_FILTER_01</text:p>
          </table:table-cell>
          <table:table-cell table:formula="of:=IF(VALUE(MID([.F254];6;FIND(&quot;:&quot;;[.F254];1)-FIND(&quot; &quot;;[.F254];1)-1))&gt;VALUE(MID([.F253];6;FIND(&quot;:&quot;;[.F253];1)-FIND(&quot; &quot;;[.F253];1)-1));[.C253];[.C253]+1)" office:value-type="float" office:value="13">
            <text:p>013</text:p>
          </table:table-cell>
          <table:table-cell office:value-type="string">
            <text:p>CS\Mail\Other_actions\Filter\Add</text:p>
          </table:table-cell>
          <table:table-cell table:style-name="ce242" office:value-type="string">
            <text:p>Add Filter in case use Apply for all message function</text:p>
          </table:table-cell>
          <table:table-cell office:value-type="string">
            <text:p>Step 4: input filter conditions &amp; finish creating</text:p>
          </table:table-cell>
          <table:table-cell table:style-name="ce241" office:value-type="string">
            <text:p>- Input name for Filter name</text:p>
            <text:p>- Perform to set rule for the filter</text:p>
            <text:p>- Tick at check box of ' Apply for all messages'</text:p>
            <text:p>- Click Save button</text:p>
          </table:table-cell>
          <table:table-cell table:style-name="ce143" office:value-type="string">
            <text:p>- A new filter is created and listed in left panel of this form</text:p>
            <text:p>- Detail of This filter is shown in Right <text:s/>Panel of this form</text:p>
            <text:p>- When The filter is created successfully, All available mails are stored in Folders of the Account Satisfy filter conditions will be moved to selected folder in this filter</text:p>
            <text:p>- When perform to check mail,Mails satisfy filter conditions will be loaded to Selected folder and They will be added for selected tag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8">
          <table:table-cell table:formula="of:=IF(MID([.F255];6;1)&gt;MID([.F254];6;1);&quot;&quot;;MAX([.A$7:.A254])+1)" office:value-type="float" office:value="85">
            <text:p>085</text:p>
          </table:table-cell>
          <table:table-cell office:value-type="string">
            <text:p>FNC_CS_MA_FILTER_01</text:p>
          </table:table-cell>
          <table:table-cell table:formula="of:=IF(VALUE(MID([.F255];6;FIND(&quot;:&quot;;[.F255];1)-FIND(&quot; &quot;;[.F255];1)-1))&gt;VALUE(MID([.F254];6;FIND(&quot;:&quot;;[.F254];1)-FIND(&quot; &quot;;[.F254];1)-1));[.C254];[.C254]+1)" office:value-type="float" office:value="14">
            <text:p>014</text:p>
          </table:table-cell>
          <table:table-cell office:value-type="string">
            <text:p>CS\Mail\Other_actions\Filter\Add</text:p>
          </table:table-cell>
          <table:table-cell table:style-name="ce253" office:value-type="string">
            <text:p>Add Filter in case no account is created</text:p>
          </table:table-cell>
          <table:table-cell table:style-name="ce154" office:value-type="string">
            <text:p>Step 1: don't create any account</text:p>
          </table:table-cell>
          <table:table-cell table:style-name="ce154" office:value-type="string">
            <text:p>- don't create any account</text:p>
            <text:p>- Perform to delete default account if have</text:p>
          </table:table-cell>
          <table:table-cell table:style-name="ce154" office:value-type="string">
            <text:p>- No Account is shown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56];6;1)&gt;MID([.F255];6;1);&quot;&quot;;MAX([.A$7:.A255])+1)">
            <text:p/>
          </table:table-cell>
          <table:table-cell office:value-type="string">
            <text:p>FNC_CS_MA_FILTER_01</text:p>
          </table:table-cell>
          <table:table-cell table:formula="of:=IF(VALUE(MID([.F256];6;FIND(&quot;:&quot;;[.F256];1)-FIND(&quot; &quot;;[.F256];1)-1))&gt;VALUE(MID([.F255];6;FIND(&quot;:&quot;;[.F255];1)-FIND(&quot; &quot;;[.F255];1)-1));[.C255];[.C255]+1)" office:value-type="float" office:value="14">
            <text:p>014</text:p>
          </table:table-cell>
          <table:table-cell office:value-type="string">
            <text:p>CS\Mail\Other_actions\Filter\Add</text:p>
          </table:table-cell>
          <table:table-cell table:style-name="ce154" office:value-type="string">
            <text:p>Add Filter in case no account is created</text:p>
          </table:table-cell>
          <table:table-cell table:style-name="ce154" office:value-type="string">
            <text:p>Step 2: Open “Message filter” form</text:p>
          </table:table-cell>
          <table:table-cell table:style-name="ce154" office:value-type="string">
            <text:p>- Click Filter icon on tool bar</text:p>
          </table:table-cell>
          <table:table-cell table:style-name="ce154" office:value-type="string">
            <text:p>- A warning message: “you <text:s/>must must add an <text:s/>account first”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32">
          <table:table-cell table:formula="of:=IF(MID([.F257];6;1)&gt;MID([.F256];6;1);&quot;&quot;;MAX([.A$7:.A256])+1)" office:value-type="float" office:value="86">
            <text:p>086</text:p>
          </table:table-cell>
          <table:table-cell office:value-type="string">
            <text:p>FNC_CS_MA_FILTER_01</text:p>
          </table:table-cell>
          <table:table-cell table:formula="of:=IF(VALUE(MID([.F257];6;FIND(&quot;:&quot;;[.F257];1)-FIND(&quot; &quot;;[.F257];1)-1))&gt;VALUE(MID([.F256];6;FIND(&quot;:&quot;;[.F256];1)-FIND(&quot; &quot;;[.F256];1)-1));[.C256];[.C256]+1)" office:value-type="float" office:value="15">
            <text:p>015</text:p>
          </table:table-cell>
          <table:table-cell office:value-type="string">
            <text:p>CS\Mail\Other_actions\Filter\Add</text:p>
          </table:table-cell>
          <table:table-cell table:style-name="ce254" office:value-type="string">
            <text:p>Cancel Add new filter</text:p>
          </table:table-cell>
          <table:table-cell office:value-type="string">
            <text:p>Step 1: perform to create an account mail, Create some folders</text:p>
          </table:table-cell>
          <table:table-cell table:style-name="ce241" office:value-type="string">
            <text:p>- Perform to create a account mail</text:p>
            <text:p>- Perform to Create some folders</text:p>
            <text:p/>
          </table:table-cell>
          <table:table-cell table:style-name="ce241" office:value-type="string">
            <text:p>- An Account mail is created</text:p>
            <text:p>- These folders are created</text:p>
            <text:p/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51">
          <table:table-cell table:formula="of:=IF(MID([.F258];6;1)&gt;MID([.F257];6;1);&quot;&quot;;MAX([.A$7:.A257])+1)">
            <text:p/>
          </table:table-cell>
          <table:table-cell office:value-type="string">
            <text:p>FNC_CS_MA_FILTER_01</text:p>
          </table:table-cell>
          <table:table-cell table:formula="of:=IF(VALUE(MID([.F258];6;FIND(&quot;:&quot;;[.F258];1)-FIND(&quot; &quot;;[.F258];1)-1))&gt;VALUE(MID([.F257];6;FIND(&quot;:&quot;;[.F257];1)-FIND(&quot; &quot;;[.F257];1)-1));[.C257];[.C257]+1)" office:value-type="float" office:value="15">
            <text:p>015</text:p>
          </table:table-cell>
          <table:table-cell office:value-type="string">
            <text:p>CS\Mail\Other_actions\Filter\Add</text:p>
          </table:table-cell>
          <table:table-cell table:style-name="ce154" office:value-type="string">
            <text:p>Cancel Add new filter</text:p>
          </table:table-cell>
          <table:table-cell office:value-type="string">
            <text:p>Step 2: Open Message Filter</text:p>
          </table:table-cell>
          <table:table-cell table:style-name="ce241" office:value-type="string">
            <text:p>- Click at Filter button on Tool bar</text:p>
          </table:table-cell>
          <table:table-cell table:style-name="ce24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114">
          <table:table-cell table:formula="of:=IF(MID([.F259];6;1)&gt;MID([.F258];6;1);&quot;&quot;;MAX([.A$7:.A258])+1)">
            <text:p/>
          </table:table-cell>
          <table:table-cell office:value-type="string">
            <text:p>FNC_CS_MA_FILTER_01</text:p>
          </table:table-cell>
          <table:table-cell table:formula="of:=IF(VALUE(MID([.F259];6;FIND(&quot;:&quot;;[.F259];1)-FIND(&quot; &quot;;[.F259];1)-1))&gt;VALUE(MID([.F258];6;FIND(&quot;:&quot;;[.F258];1)-FIND(&quot; &quot;;[.F258];1)-1));[.C258];[.C258]+1)" office:value-type="float" office:value="15">
            <text:p>015</text:p>
          </table:table-cell>
          <table:table-cell office:value-type="string">
            <text:p>CS\Mail\Other_actions\Filter\Add</text:p>
          </table:table-cell>
          <table:table-cell table:style-name="ce154" office:value-type="string">
            <text:p>Cancel Add new filter</text:p>
          </table:table-cell>
          <table:table-cell office:value-type="string">
            <text:p>Step 3: Open Add/Edit Filter form </text:p>
          </table:table-cell>
          <table:table-cell table:style-name="ce241" office:value-type="string">
            <text:p>- Click at Add new filter Icon</text:p>
          </table:table-cell>
          <table:table-cell table:style-name="ce143" office:value-type="string">
            <text:p>- Add/Edit Message Filter form is shown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114">
          <table:table-cell table:formula="of:=IF(MID([.F260];6;1)&gt;MID([.F259];6;1);&quot;&quot;;MAX([.A$7:.A259])+1)">
            <text:p/>
          </table:table-cell>
          <table:table-cell office:value-type="string">
            <text:p>FNC_CS_MA_FILTER_01</text:p>
          </table:table-cell>
          <table:table-cell table:formula="of:=IF(VALUE(MID([.F260];6;FIND(&quot;:&quot;;[.F260];1)-FIND(&quot; &quot;;[.F260];1)-1))&gt;VALUE(MID([.F259];6;FIND(&quot;:&quot;;[.F259];1)-FIND(&quot; &quot;;[.F259];1)-1));[.C259];[.C259]+1)" office:value-type="float" office:value="15">
            <text:p>015</text:p>
          </table:table-cell>
          <table:table-cell office:value-type="string">
            <text:p>CS\Mail\Other_actions\Filter\Add</text:p>
          </table:table-cell>
          <table:table-cell table:style-name="ce154" office:value-type="string">
            <text:p>Cancel Add new filter</text:p>
          </table:table-cell>
          <table:table-cell office:value-type="string">
            <text:p>Step 4: Input data</text:p>
          </table:table-cell>
          <table:table-cell table:style-name="ce241" office:value-type="string">
            <text:p>- Input data for Name field and other fields</text:p>
            <text:p>- Click on <text:span text:style-name="T5">Cancel </text:span><text:span text:style-name="T6">button</text:span></text:p>
          </table:table-cell>
          <table:table-cell table:style-name="ce143" office:value-type="string">
            <text:p>Add filter form is closed and no new filter added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61];6;1)&gt;MID([.F260];6;1);&quot;&quot;;MAX([.A$7:.A260])+1)" office:value-type="float" office:value="87">
            <text:p>087</text:p>
          </table:table-cell>
          <table:table-cell office:value-type="string">
            <text:p>FNC_CS_MA_FILTER_01</text:p>
          </table:table-cell>
          <table:table-cell table:formula="of:=IF(VALUE(MID([.F261];6;FIND(&quot;:&quot;;[.F261];1)-FIND(&quot; &quot;;[.F261];1)-1))&gt;VALUE(MID([.F260];6;FIND(&quot;:&quot;;[.F260];1)-FIND(&quot; &quot;;[.F260];1)-1));[.C260];[.C260]+1)" office:value-type="float" office:value="16">
            <text:p>016</text:p>
          </table:table-cell>
          <table:table-cell office:value-type="string">
            <text:p>CS\Mail\Other_actions\Filter\Add</text:p>
          </table:table-cell>
          <table:table-cell table:style-name="ce240" office:value-type="string">
            <text:p>View filter in case have available filter</text:p>
          </table:table-cell>
          <table:table-cell table:style-name="ce154" office:value-type="string">
            <text:p>Step 1: perform to create some filters</text:p>
          </table:table-cell>
          <table:table-cell table:style-name="ce154" office:value-type="string">
            <text:p>- Perform to Create some Filters</text:p>
          </table:table-cell>
          <table:table-cell table:style-name="ce154" office:value-type="string">
            <text:p>- These filter are created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62];6;1)&gt;MID([.F261];6;1);&quot;&quot;;MAX([.A$7:.A261])+1)">
            <text:p/>
          </table:table-cell>
          <table:table-cell office:value-type="string">
            <text:p>FNC_CS_MA_FILTER_01</text:p>
          </table:table-cell>
          <table:table-cell table:formula="of:=IF(VALUE(MID([.F262];6;FIND(&quot;:&quot;;[.F262];1)-FIND(&quot; &quot;;[.F262];1)-1))&gt;VALUE(MID([.F261];6;FIND(&quot;:&quot;;[.F261];1)-FIND(&quot; &quot;;[.F261];1)-1));[.C261];[.C261]+1)" office:value-type="float" office:value="16">
            <text:p>016</text:p>
          </table:table-cell>
          <table:table-cell office:value-type="string">
            <text:p>CS\Mail\Other_actions\Filter\Add</text:p>
          </table:table-cell>
          <table:table-cell table:style-name="ce241" office:value-type="string">
            <text:p>View filter in case have available filter</text:p>
          </table:table-cell>
          <table:table-cell table:style-name="ce154" office:value-type="string">
            <text:p>Step 2: Open Message Filter form </text:p>
          </table:table-cell>
          <table:table-cell table:style-name="ce154" office:value-type="string">
            <text:p>- Click Filter icon on tool bar</text:p>
          </table:table-cell>
          <table:table-cell table:style-name="ce154"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155">
          <table:table-cell table:formula="of:=IF(MID([.F263];6;1)&gt;MID([.F262];6;1);&quot;&quot;;MAX([.A$7:.A262])+1)">
            <text:p/>
          </table:table-cell>
          <table:table-cell office:value-type="string">
            <text:p>FNC_CS_MA_FILTER_01</text:p>
          </table:table-cell>
          <table:table-cell table:formula="of:=IF(VALUE(MID([.F263];6;FIND(&quot;:&quot;;[.F263];1)-FIND(&quot; &quot;;[.F263];1)-1))&gt;VALUE(MID([.F262];6;FIND(&quot;:&quot;;[.F262];1)-FIND(&quot; &quot;;[.F262];1)-1));[.C262];[.C262]+1)" office:value-type="float" office:value="16">
            <text:p>016</text:p>
          </table:table-cell>
          <table:table-cell office:value-type="string">
            <text:p>CS\Mail\Other_actions\Filter\Add</text:p>
          </table:table-cell>
          <table:table-cell table:style-name="ce241" office:value-type="string">
            <text:p>View filter in case have available filter</text:p>
          </table:table-cell>
          <table:table-cell table:style-name="ce154" office:value-type="string">
            <text:p>Step 3: Perform to view filter</text:p>
          </table:table-cell>
          <table:table-cell table:style-name="ce154" office:value-type="string">
            <text:p>At Filter list in the left panel of this form :</text:p>
            <text:p>- Click at name of a <text:s/>filter</text:p>
          </table:table-cell>
          <table:table-cell table:style-name="ce154" office:value-type="string">
            <text:p>Detail information of The filter is shown in Right – panel of this form: </text:p>
            <text:p>- The filter conditions is shown, </text:p>
            <text:p>- The folder which store message for the filter is shown</text:p>
            <text:p>- Tags which is added for these message is shown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64];6;1)&gt;MID([.F263];6;1);&quot;&quot;;MAX([.A$7:.A263])+1)" office:value-type="float" office:value="88">
            <text:p>088</text:p>
          </table:table-cell>
          <table:table-cell office:value-type="string">
            <text:p>FNC_CS_MA_FILTER_02</text:p>
          </table:table-cell>
          <table:table-cell table:style-name="ce140" office:value-type="float" office:value="1">
            <text:p>001</text:p>
          </table:table-cell>
          <table:table-cell office:value-type="string">
            <text:p>CS\Mail\Other_actions\Filter\Edit</text:p>
          </table:table-cell>
          <table:table-cell table:style-name="ce240" office:value-type="string">
            <text:p>Edit filter in case change name of filter</text:p>
          </table:table-cell>
          <table:table-cell office:value-type="string">
            <text:p>Step 1: perform to Create a filter</text:p>
          </table:table-cell>
          <table:table-cell office:value-type="string">
            <text:p>- Perform to Create a <text:s/>Filter</text:p>
          </table:table-cell>
          <table:table-cell office:value-type="string">
            <text:p>- The filter is created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65];6;1)&gt;MID([.F264];6;1);&quot;&quot;;MAX([.A$7:.A264])+1)">
            <text:p/>
          </table:table-cell>
          <table:table-cell office:value-type="string">
            <text:p>FNC_CS_MA_FILTER_02</text:p>
          </table:table-cell>
          <table:table-cell table:formula="of:=IF(VALUE(MID([.F265];6;FIND(&quot;:&quot;;[.F265];1)-FIND(&quot; &quot;;[.F265];1)-1))&gt;VALUE(MID([.F264];6;FIND(&quot;:&quot;;[.F264];1)-FIND(&quot; &quot;;[.F264];1)-1));[.C264];[.C264]+1)" office:value-type="float" office:value="1">
            <text:p>001</text:p>
          </table:table-cell>
          <table:table-cell office:value-type="string">
            <text:p>CS\Mail\Other_actions\Filter\Edit</text:p>
          </table:table-cell>
          <table:table-cell table:style-name="ce241" office:value-type="string">
            <text:p>Edit filter in case change name of filter</text:p>
          </table:table-cell>
          <table:table-cell office:value-type="string">
            <text:p>Step 2: Open Message filter form</text:p>
          </table:table-cell>
          <table:table-cell office:value-type="string">
            <text:p>- Click Filter icon on tool bar</text:p>
            <text:p/>
          </table:table-cell>
          <table:table-cell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0">
          <table:table-cell table:formula="of:=IF(MID([.F266];6;1)&gt;MID([.F265];6;1);&quot;&quot;;MAX([.A$7:.A265])+1)">
            <text:p/>
          </table:table-cell>
          <table:table-cell office:value-type="string">
            <text:p>FNC_CS_MA_FILTER_02</text:p>
          </table:table-cell>
          <table:table-cell table:formula="of:=IF(VALUE(MID([.F266];6;FIND(&quot;:&quot;;[.F266];1)-FIND(&quot; &quot;;[.F266];1)-1))&gt;VALUE(MID([.F265];6;FIND(&quot;:&quot;;[.F265];1)-FIND(&quot; &quot;;[.F265];1)-1));[.C265];[.C265]+1)" office:value-type="float" office:value="1">
            <text:p>001</text:p>
          </table:table-cell>
          <table:table-cell office:value-type="string">
            <text:p>CS\Mail\Other_actions\Filter\Edit</text:p>
          </table:table-cell>
          <table:table-cell table:style-name="ce241" office:value-type="string">
            <text:p>Edit filter in case change name of filter</text:p>
          </table:table-cell>
          <table:table-cell office:value-type="string">
            <text:p>Step 3: Open Add/Edit Message <text:s/>Filter form </text:p>
          </table:table-cell>
          <table:table-cell office:value-type="string">
            <text:p>- Tick at Filter which want to Edit</text:p>
            <text:p>- Click Edit filter Icon</text:p>
          </table:table-cell>
          <table:table-cell office:value-type="string">
            <text:p>- Add/Edit Message Filter form is shown properly</text:p>
            <text:p>- This form is shown correctly all informations about this filter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3">
          <table:table-cell table:formula="of:=IF(MID([.F267];6;1)&gt;MID([.F266];6;1);&quot;&quot;;MAX([.A$7:.A266])+1)">
            <text:p/>
          </table:table-cell>
          <table:table-cell office:value-type="string">
            <text:p>FNC_CS_MA_FILTER_02</text:p>
          </table:table-cell>
          <table:table-cell table:formula="of:=IF(VALUE(MID([.F267];6;FIND(&quot;:&quot;;[.F267];1)-FIND(&quot; &quot;;[.F267];1)-1))&gt;VALUE(MID([.F266];6;FIND(&quot;:&quot;;[.F266];1)-FIND(&quot; &quot;;[.F266];1)-1));[.C266];[.C266]+1)" office:value-type="float" office:value="1">
            <text:p>001</text:p>
          </table:table-cell>
          <table:table-cell office:value-type="string">
            <text:p>CS\Mail\Other_actions\Filter\Edit</text:p>
          </table:table-cell>
          <table:table-cell table:style-name="ce241" office:value-type="string">
            <text:p>Edit filter in case change name of filter</text:p>
          </table:table-cell>
          <table:table-cell office:value-type="string">
            <text:p>Step 4: Change name</text:p>
          </table:table-cell>
          <table:table-cell office:value-type="string">
            <text:p>- Perform to change data of Filter name field</text:p>
            <text:p>- Click save button</text:p>
          </table:table-cell>
          <table:table-cell office:value-type="string">
            <text:p>- This form is closed</text:p>
            <text:p>- The filter is updated correctly </text:p>
            <text:p>- After Editing , when check mail , the filter should be run correct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68];6;1)&gt;MID([.F267];6;1);&quot;&quot;;MAX([.A$7:.A267])+1)" office:value-type="float" office:value="89">
            <text:p>089</text:p>
          </table:table-cell>
          <table:table-cell office:value-type="string">
            <text:p>FNC_CS_MA_FILTER_02</text:p>
          </table:table-cell>
          <table:table-cell table:formula="of:=IF(VALUE(MID([.F268];6;FIND(&quot;:&quot;;[.F268];1)-FIND(&quot; &quot;;[.F268];1)-1))&gt;VALUE(MID([.F267];6;FIND(&quot;:&quot;;[.F267];1)-FIND(&quot; &quot;;[.F267];1)-1));[.C267];[.C267]+1)" office:value-type="float" office:value="2">
            <text:p>002</text:p>
          </table:table-cell>
          <table:table-cell office:value-type="string">
            <text:p>CS\Mail\Other_actions\Filter\Edit</text:p>
          </table:table-cell>
          <table:table-cell table:style-name="ce240" office:value-type="string">
            <text:p>Edit Filter in case leave data of Filter name field</text:p>
          </table:table-cell>
          <table:table-cell office:value-type="string">
            <text:p>Step 1: perform to Create a filter</text:p>
          </table:table-cell>
          <table:table-cell office:value-type="string">
            <text:p>- Perform to Create a <text:s/>Filter</text:p>
          </table:table-cell>
          <table:table-cell office:value-type="string">
            <text:p>- The filter is created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69];6;1)&gt;MID([.F268];6;1);&quot;&quot;;MAX([.A$7:.A268])+1)">
            <text:p/>
          </table:table-cell>
          <table:table-cell office:value-type="string">
            <text:p>FNC_CS_MA_FILTER_02</text:p>
          </table:table-cell>
          <table:table-cell table:formula="of:=IF(VALUE(MID([.F269];6;FIND(&quot;:&quot;;[.F269];1)-FIND(&quot; &quot;;[.F269];1)-1))&gt;VALUE(MID([.F268];6;FIND(&quot;:&quot;;[.F268];1)-FIND(&quot; &quot;;[.F268];1)-1));[.C268];[.C268]+1)" office:value-type="float" office:value="2">
            <text:p>002</text:p>
          </table:table-cell>
          <table:table-cell office:value-type="string">
            <text:p>CS\Mail\Other_actions\Filter\Edit</text:p>
          </table:table-cell>
          <table:table-cell table:style-name="ce241" office:value-type="string">
            <text:p>Edit Filter in case leave data of Filter name field</text:p>
          </table:table-cell>
          <table:table-cell office:value-type="string">
            <text:p>Step 2: Open Message filter form</text:p>
          </table:table-cell>
          <table:table-cell office:value-type="string">
            <text:p>- Click Filter icon on tool bar</text:p>
            <text:p/>
          </table:table-cell>
          <table:table-cell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0">
          <table:table-cell table:formula="of:=IF(MID([.F270];6;1)&gt;MID([.F269];6;1);&quot;&quot;;MAX([.A$7:.A269])+1)">
            <text:p/>
          </table:table-cell>
          <table:table-cell office:value-type="string">
            <text:p>FNC_CS_MA_FILTER_02</text:p>
          </table:table-cell>
          <table:table-cell table:formula="of:=IF(VALUE(MID([.F270];6;FIND(&quot;:&quot;;[.F270];1)-FIND(&quot; &quot;;[.F270];1)-1))&gt;VALUE(MID([.F269];6;FIND(&quot;:&quot;;[.F269];1)-FIND(&quot; &quot;;[.F269];1)-1));[.C269];[.C269]+1)" office:value-type="float" office:value="2">
            <text:p>002</text:p>
          </table:table-cell>
          <table:table-cell office:value-type="string">
            <text:p>CS\Mail\Other_actions\Filter\Edit</text:p>
          </table:table-cell>
          <table:table-cell table:style-name="ce241" office:value-type="string">
            <text:p>Edit Filter in case leave data of Filter name field</text:p>
          </table:table-cell>
          <table:table-cell office:value-type="string">
            <text:p>Step 3: Open Add/Edit Message <text:s/>Filter form </text:p>
          </table:table-cell>
          <table:table-cell office:value-type="string">
            <text:p>- Tick at Filter which want to Edit</text:p>
            <text:p>- Click Edit filter Icon</text:p>
          </table:table-cell>
          <table:table-cell office:value-type="string">
            <text:p>- Add/Edit Message Filter form is shown properly</text:p>
            <text:p>- This form is shown correctly all informations about this filter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71];6;1)&gt;MID([.F270];6;1);&quot;&quot;;MAX([.A$7:.A270])+1)">
            <text:p/>
          </table:table-cell>
          <table:table-cell office:value-type="string">
            <text:p>FNC_CS_MA_FILTER_02</text:p>
          </table:table-cell>
          <table:table-cell table:formula="of:=IF(VALUE(MID([.F271];6;FIND(&quot;:&quot;;[.F271];1)-FIND(&quot; &quot;;[.F271];1)-1))&gt;VALUE(MID([.F270];6;FIND(&quot;:&quot;;[.F270];1)-FIND(&quot; &quot;;[.F270];1)-1));[.C270];[.C270]+1)" office:value-type="float" office:value="2">
            <text:p>002</text:p>
          </table:table-cell>
          <table:table-cell office:value-type="string">
            <text:p>CS\Mail\Other_actions\Filter\Edit</text:p>
          </table:table-cell>
          <table:table-cell table:style-name="ce241" office:value-type="string">
            <text:p>Edit Filter in case leave data of Filter name field</text:p>
          </table:table-cell>
          <table:table-cell office:value-type="string">
            <text:p>Step 4: Leave data</text:p>
          </table:table-cell>
          <table:table-cell office:value-type="string">
            <text:p>- Perform to leave data of filter name</text:p>
            <text:p>- Click Save button</text:p>
          </table:table-cell>
          <table:table-cell table:style-name="ce143" office:value-type="string">
            <text:p>A warning message :” Name the filter is required “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8">
          <table:table-cell table:formula="of:=IF(MID([.F272];6;1)&gt;MID([.F271];6;1);&quot;&quot;;MAX([.A$7:.A271])+1)" office:value-type="float" office:value="90">
            <text:p>090</text:p>
          </table:table-cell>
          <table:table-cell office:value-type="string">
            <text:p>FNC_CS_MA_FILTER_02</text:p>
          </table:table-cell>
          <table:table-cell table:formula="of:=IF(VALUE(MID([.F272];6;FIND(&quot;:&quot;;[.F272];1)-FIND(&quot; &quot;;[.F272];1)-1))&gt;VALUE(MID([.F271];6;FIND(&quot;:&quot;;[.F271];1)-FIND(&quot; &quot;;[.F271];1)-1));[.C271];[.C271]+1)" office:value-type="float" office:value="3">
            <text:p>003</text:p>
          </table:table-cell>
          <table:table-cell office:value-type="string">
            <text:p>CS\Mail\Other_actions\Filter\Edit</text:p>
          </table:table-cell>
          <table:table-cell table:style-name="ce240" office:value-type="string">
            <text:p>Edit filter in case leave all filter conditions of the filter</text:p>
          </table:table-cell>
          <table:table-cell office:value-type="string">
            <text:p>Step 1: perform to Create a filter</text:p>
          </table:table-cell>
          <table:table-cell office:value-type="string">
            <text:p>- Perform to Create a <text:s/>Filter</text:p>
          </table:table-cell>
          <table:table-cell office:value-type="string">
            <text:p>- The filter is created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73];6;1)&gt;MID([.F272];6;1);&quot;&quot;;MAX([.A$7:.A272])+1)">
            <text:p/>
          </table:table-cell>
          <table:table-cell office:value-type="string">
            <text:p>FNC_CS_MA_FILTER_02</text:p>
          </table:table-cell>
          <table:table-cell table:formula="of:=IF(VALUE(MID([.F273];6;FIND(&quot;:&quot;;[.F273];1)-FIND(&quot; &quot;;[.F273];1)-1))&gt;VALUE(MID([.F272];6;FIND(&quot;:&quot;;[.F272];1)-FIND(&quot; &quot;;[.F272];1)-1));[.C272];[.C272]+1)" office:value-type="float" office:value="3">
            <text:p>003</text:p>
          </table:table-cell>
          <table:table-cell office:value-type="string">
            <text:p>CS\Mail\Other_actions\Filter\Edit</text:p>
          </table:table-cell>
          <table:table-cell table:style-name="ce241" office:value-type="string">
            <text:p>Edit filter in case leave all filter conditions of the filter</text:p>
          </table:table-cell>
          <table:table-cell office:value-type="string">
            <text:p>Step 2: Open Message filter form</text:p>
          </table:table-cell>
          <table:table-cell office:value-type="string">
            <text:p>- Click Filter icon on tool bar</text:p>
            <text:p/>
          </table:table-cell>
          <table:table-cell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78">
          <table:table-cell table:formula="of:=IF(MID([.F274];6;1)&gt;MID([.F273];6;1);&quot;&quot;;MAX([.A$7:.A273])+1)">
            <text:p/>
          </table:table-cell>
          <table:table-cell office:value-type="string">
            <text:p>FNC_CS_MA_FILTER_02</text:p>
          </table:table-cell>
          <table:table-cell table:formula="of:=IF(VALUE(MID([.F274];6;FIND(&quot;:&quot;;[.F274];1)-FIND(&quot; &quot;;[.F274];1)-1))&gt;VALUE(MID([.F273];6;FIND(&quot;:&quot;;[.F273];1)-FIND(&quot; &quot;;[.F273];1)-1));[.C273];[.C273]+1)" office:value-type="float" office:value="3">
            <text:p>003</text:p>
          </table:table-cell>
          <table:table-cell office:value-type="string">
            <text:p>CS\Mail\Other_actions\Filter\Edit</text:p>
          </table:table-cell>
          <table:table-cell table:style-name="ce241" office:value-type="string">
            <text:p>Edit filter in case leave all filter conditions of the filter</text:p>
          </table:table-cell>
          <table:table-cell office:value-type="string">
            <text:p>Step 3: Open Add/Edit Message <text:s/>Filter form </text:p>
          </table:table-cell>
          <table:table-cell office:value-type="string">
            <text:p>- Tick at Filter which want to Edit</text:p>
            <text:p>- Click Edit filter Icon</text:p>
          </table:table-cell>
          <table:table-cell office:value-type="string">
            <text:p>- Add/Edit Message Filter form is shown properly</text:p>
            <text:p>- This form is shown correctly all informations about this filter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75];6;1)&gt;MID([.F274];6;1);&quot;&quot;;MAX([.A$7:.A274])+1)">
            <text:p/>
          </table:table-cell>
          <table:table-cell office:value-type="string">
            <text:p>FNC_CS_MA_FILTER_02</text:p>
          </table:table-cell>
          <table:table-cell table:formula="of:=IF(VALUE(MID([.F275];6;FIND(&quot;:&quot;;[.F275];1)-FIND(&quot; &quot;;[.F275];1)-1))&gt;VALUE(MID([.F274];6;FIND(&quot;:&quot;;[.F274];1)-FIND(&quot; &quot;;[.F274];1)-1));[.C274];[.C274]+1)" office:value-type="float" office:value="3">
            <text:p>003</text:p>
          </table:table-cell>
          <table:table-cell office:value-type="string">
            <text:p>CS\Mail\Other_actions\Filter\Edit</text:p>
          </table:table-cell>
          <table:table-cell table:style-name="ce241" office:value-type="string">
            <text:p>Edit filter in case leave all filter conditions of the filter</text:p>
          </table:table-cell>
          <table:table-cell office:value-type="string">
            <text:p>Step 4: Leave all filter conditions</text:p>
          </table:table-cell>
          <table:table-cell office:value-type="string">
            <text:p>- Perform to leave all filter conditions</text:p>
            <text:p>- Click Save button</text:p>
          </table:table-cell>
          <table:table-cell table:style-name="ce143" office:value-type="string">
            <text:p>A warning message :”you must set at least one rule for the filter” 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8">
          <table:table-cell table:formula="of:=IF(MID([.F276];6;1)&gt;MID([.F275];6;1);&quot;&quot;;MAX([.A$7:.A275])+1)" office:value-type="float" office:value="91">
            <text:p>091</text:p>
          </table:table-cell>
          <table:table-cell office:value-type="string">
            <text:p>FNC_CS_MA_FILTER_02</text:p>
          </table:table-cell>
          <table:table-cell table:formula="of:=IF(VALUE(MID([.F276];6;FIND(&quot;:&quot;;[.F276];1)-FIND(&quot; &quot;;[.F276];1)-1))&gt;VALUE(MID([.F275];6;FIND(&quot;:&quot;;[.F275];1)-FIND(&quot; &quot;;[.F275];1)-1));[.C275];[.C275]+1)" office:value-type="float" office:value="4">
            <text:p>004</text:p>
          </table:table-cell>
          <table:table-cell office:value-type="string">
            <text:p>CS\Mail\Other_actions\Filter\Edit</text:p>
          </table:table-cell>
          <table:table-cell table:style-name="ce240" office:value-type="string">
            <text:p>Edit Filter in case change folder which use to <text:s/>store mail</text:p>
          </table:table-cell>
          <table:table-cell office:value-type="string">
            <text:p>Step 1: perform to Create a filter</text:p>
            <text:p>, some folders</text:p>
          </table:table-cell>
          <table:table-cell office:value-type="string">
            <text:p>- Perform to Create a <text:s/>Filter</text:p>
            <text:p>- perform to create some folders</text:p>
          </table:table-cell>
          <table:table-cell office:value-type="string">
            <text:p>- The filter is created</text:p>
            <text:p>- These folders are created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8">
          <table:table-cell table:formula="of:=IF(MID([.F277];6;1)&gt;MID([.F276];6;1);&quot;&quot;;MAX([.A$7:.A276])+1)">
            <text:p/>
          </table:table-cell>
          <table:table-cell office:value-type="string">
            <text:p>FNC_CS_MA_FILTER_02</text:p>
          </table:table-cell>
          <table:table-cell table:formula="of:=IF(VALUE(MID([.F277];6;FIND(&quot;:&quot;;[.F277];1)-FIND(&quot; &quot;;[.F277];1)-1))&gt;VALUE(MID([.F276];6;FIND(&quot;:&quot;;[.F276];1)-FIND(&quot; &quot;;[.F276];1)-1));[.C276];[.C276]+1)" office:value-type="float" office:value="4">
            <text:p>004</text:p>
          </table:table-cell>
          <table:table-cell office:value-type="string">
            <text:p>CS\Mail\Other_actions\Filter\Edit</text:p>
          </table:table-cell>
          <table:table-cell table:style-name="ce241" office:value-type="string">
            <text:p>Edit Filter in case change folder which use to <text:s/>store mail</text:p>
          </table:table-cell>
          <table:table-cell office:value-type="string">
            <text:p>Step 2: Open Message filter form</text:p>
          </table:table-cell>
          <table:table-cell office:value-type="string">
            <text:p>- Click Filter icon on tool bar</text:p>
            <text:p/>
          </table:table-cell>
          <table:table-cell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0">
          <table:table-cell table:formula="of:=IF(MID([.F278];6;1)&gt;MID([.F277];6;1);&quot;&quot;;MAX([.A$7:.A277])+1)">
            <text:p/>
          </table:table-cell>
          <table:table-cell office:value-type="string">
            <text:p>FNC_CS_MA_FILTER_02</text:p>
          </table:table-cell>
          <table:table-cell table:formula="of:=IF(VALUE(MID([.F278];6;FIND(&quot;:&quot;;[.F278];1)-FIND(&quot; &quot;;[.F278];1)-1))&gt;VALUE(MID([.F277];6;FIND(&quot;:&quot;;[.F277];1)-FIND(&quot; &quot;;[.F277];1)-1));[.C277];[.C277]+1)" office:value-type="float" office:value="4">
            <text:p>004</text:p>
          </table:table-cell>
          <table:table-cell office:value-type="string">
            <text:p>CS\Mail\Other_actions\Filter\Edit</text:p>
          </table:table-cell>
          <table:table-cell table:style-name="ce241" office:value-type="string">
            <text:p>Edit Filter in case change folder which use to <text:s/>store mail</text:p>
          </table:table-cell>
          <table:table-cell office:value-type="string">
            <text:p>Step 3: Open Add/Edit Message <text:s/>Filter form </text:p>
          </table:table-cell>
          <table:table-cell office:value-type="string">
            <text:p>- Tick at Filter which want to Edit</text:p>
            <text:p>- Click Edit filter Icon</text:p>
          </table:table-cell>
          <table:table-cell office:value-type="string">
            <text:p>- Add/Edit Message Filter form is shown properly</text:p>
            <text:p>- This form is shown correctly all informations about this filter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37">
          <table:table-cell table:formula="of:=IF(MID([.F279];6;1)&gt;MID([.F278];6;1);&quot;&quot;;MAX([.A$7:.A278])+1)">
            <text:p/>
          </table:table-cell>
          <table:table-cell office:value-type="string">
            <text:p>FNC_CS_MA_FILTER_02</text:p>
          </table:table-cell>
          <table:table-cell table:formula="of:=IF(VALUE(MID([.F279];6;FIND(&quot;:&quot;;[.F279];1)-FIND(&quot; &quot;;[.F279];1)-1))&gt;VALUE(MID([.F278];6;FIND(&quot;:&quot;;[.F278];1)-FIND(&quot; &quot;;[.F278];1)-1));[.C278];[.C278]+1)" office:value-type="float" office:value="4">
            <text:p>004</text:p>
          </table:table-cell>
          <table:table-cell office:value-type="string">
            <text:p>CS\Mail\Other_actions\Filter\Edit</text:p>
          </table:table-cell>
          <table:table-cell table:style-name="ce241" office:value-type="string">
            <text:p>Edit Filter in case change folder which use to <text:s/>store mail</text:p>
          </table:table-cell>
          <table:table-cell office:value-type="string">
            <text:p>Step 4: Change folder</text:p>
          </table:table-cell>
          <table:table-cell office:value-type="string">
            <text:p>- Perform to choose other folder in ' Move the message to folder” combo box .</text:p>
            <text:p>- Click save button</text:p>
          </table:table-cell>
          <table:table-cell office:value-type="string">
            <text:p>- This form is closed </text:p>
            <text:p>- The filter is updated successfully</text:p>
            <text:p>- After Editing, When Check mail for the Account, The Filter is run exactly, Message will be stored in new folder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52">
          <table:table-cell table:formula="of:=IF(MID([.F280];6;1)&gt;MID([.F279];6;1);&quot;&quot;;MAX([.A$7:.A279])+1)" office:value-type="float" office:value="92">
            <text:p>092</text:p>
          </table:table-cell>
          <table:table-cell office:value-type="string">
            <text:p>FNC_CS_MA_FILTER_02</text:p>
          </table:table-cell>
          <table:table-cell table:formula="of:=IF(VALUE(MID([.F280];6;FIND(&quot;:&quot;;[.F280];1)-FIND(&quot; &quot;;[.F280];1)-1))&gt;VALUE(MID([.F279];6;FIND(&quot;:&quot;;[.F279];1)-FIND(&quot; &quot;;[.F279];1)-1));[.C279];[.C279]+1)" office:value-type="float" office:value="5">
            <text:p>005</text:p>
          </table:table-cell>
          <table:table-cell office:value-type="string">
            <text:p>CS\Mail\Other_actions\Filter\Edit</text:p>
          </table:table-cell>
          <table:table-cell table:style-name="ce240" office:value-type="string">
            <text:p>Edit Filter in case change Tag <text:s/>which use to <text:s/>add for message</text:p>
          </table:table-cell>
          <table:table-cell office:value-type="string">
            <text:p>Step 1: perform to Create a filter</text:p>
            <text:p>, some tags</text:p>
          </table:table-cell>
          <table:table-cell office:value-type="string">
            <text:p>- Perform to Create a <text:s/>Filter</text:p>
            <text:p>- perform to create some folders</text:p>
          </table:table-cell>
          <table:table-cell office:value-type="string">
            <text:p>- The filter is created</text:p>
            <text:p>- These folder are created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23">
          <table:table-cell table:formula="of:=IF(MID([.F281];6;1)&gt;MID([.F280];6;1);&quot;&quot;;MAX([.A$7:.A280])+1)">
            <text:p/>
          </table:table-cell>
          <table:table-cell office:value-type="string">
            <text:p>FNC_CS_MA_FILTER_02</text:p>
          </table:table-cell>
          <table:table-cell table:formula="of:=IF(VALUE(MID([.F281];6;FIND(&quot;:&quot;;[.F281];1)-FIND(&quot; &quot;;[.F281];1)-1))&gt;VALUE(MID([.F280];6;FIND(&quot;:&quot;;[.F280];1)-FIND(&quot; &quot;;[.F280];1)-1));[.C280];[.C280]+1)" office:value-type="float" office:value="5">
            <text:p>005</text:p>
          </table:table-cell>
          <table:table-cell office:value-type="string">
            <text:p>CS\Mail\Other_actions\Filter\Edit</text:p>
          </table:table-cell>
          <table:table-cell table:style-name="ce241" office:value-type="string">
            <text:p>Edit Filter in case change Tag <text:s/>which use to <text:s/>add for message</text:p>
          </table:table-cell>
          <table:table-cell office:value-type="string">
            <text:p>Step 2: Open Message filter form</text:p>
          </table:table-cell>
          <table:table-cell office:value-type="string">
            <text:p>- Click Filter icon on tool bar</text:p>
            <text:p/>
          </table:table-cell>
          <table:table-cell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36">
          <table:table-cell table:formula="of:=IF(MID([.F282];6;1)&gt;MID([.F281];6;1);&quot;&quot;;MAX([.A$7:.A281])+1)">
            <text:p/>
          </table:table-cell>
          <table:table-cell office:value-type="string">
            <text:p>FNC_CS_MA_FILTER_02</text:p>
          </table:table-cell>
          <table:table-cell table:formula="of:=IF(VALUE(MID([.F282];6;FIND(&quot;:&quot;;[.F282];1)-FIND(&quot; &quot;;[.F282];1)-1))&gt;VALUE(MID([.F281];6;FIND(&quot;:&quot;;[.F281];1)-FIND(&quot; &quot;;[.F281];1)-1));[.C281];[.C281]+1)" office:value-type="float" office:value="5">
            <text:p>005</text:p>
          </table:table-cell>
          <table:table-cell office:value-type="string">
            <text:p>CS\Mail\Other_actions\Filter\Edit</text:p>
          </table:table-cell>
          <table:table-cell table:style-name="ce241" office:value-type="string">
            <text:p>Edit Filter in case change Tag <text:s/>which use to <text:s/>add for message</text:p>
          </table:table-cell>
          <table:table-cell office:value-type="string">
            <text:p>Step 3: Open Add/Edit Message <text:s/>Filter form </text:p>
          </table:table-cell>
          <table:table-cell office:value-type="string">
            <text:p>- Tick at Filter which want to Edit</text:p>
            <text:p>- Click Edit filter Icon</text:p>
          </table:table-cell>
          <table:table-cell office:value-type="string">
            <text:p>- Add/Edit Message Filter form is shown properly</text:p>
            <text:p>- This form is shown correctly all informations about this filter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93">
          <table:table-cell table:formula="of:=IF(MID([.F283];6;1)&gt;MID([.F282];6;1);&quot;&quot;;MAX([.A$7:.A282])+1)">
            <text:p/>
          </table:table-cell>
          <table:table-cell office:value-type="string">
            <text:p>FNC_CS_MA_FILTER_02</text:p>
          </table:table-cell>
          <table:table-cell table:formula="of:=IF(VALUE(MID([.F283];6;FIND(&quot;:&quot;;[.F283];1)-FIND(&quot; &quot;;[.F283];1)-1))&gt;VALUE(MID([.F282];6;FIND(&quot;:&quot;;[.F282];1)-FIND(&quot; &quot;;[.F282];1)-1));[.C282];[.C282]+1)" office:value-type="float" office:value="5">
            <text:p>005</text:p>
          </table:table-cell>
          <table:table-cell office:value-type="string">
            <text:p>CS\Mail\Other_actions\Filter\Edit</text:p>
          </table:table-cell>
          <table:table-cell table:style-name="ce241" office:value-type="string">
            <text:p>Edit Filter in case change Tag <text:s/>which use to <text:s/>add for message</text:p>
          </table:table-cell>
          <table:table-cell office:value-type="string">
            <text:p>Step 4: Change tag</text:p>
          </table:table-cell>
          <table:table-cell office:value-type="string">
            <text:p>- Perform to choose other Tag in ' Apply tag' combo box</text:p>
            <text:p>- Click save button</text:p>
          </table:table-cell>
          <table:table-cell office:value-type="string">
            <text:p>- This form is closed </text:p>
            <text:p>- The filter is updated successfully</text:p>
            <text:p>- After Editing, When Check mail for the Account, The Filter is run exactly, message of filter will be added to new tag 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84];6;1)&gt;MID([.F283];6;1);&quot;&quot;;MAX([.A$7:.A283])+1)" office:value-type="float" office:value="93">
            <text:p>093</text:p>
          </table:table-cell>
          <table:table-cell office:value-type="string">
            <text:p>FNC_CS_MA_FILTER_02</text:p>
          </table:table-cell>
          <table:table-cell table:formula="of:=IF(VALUE(MID([.F284];6;FIND(&quot;:&quot;;[.F284];1)-FIND(&quot; &quot;;[.F284];1)-1))&gt;VALUE(MID([.F283];6;FIND(&quot;:&quot;;[.F283];1)-FIND(&quot; &quot;;[.F283];1)-1));[.C283];[.C283]+1)" office:value-type="float" office:value="6">
            <text:p>006</text:p>
          </table:table-cell>
          <table:table-cell office:value-type="string">
            <text:p>CS\Mail\Other_actions\Filter\Edit</text:p>
          </table:table-cell>
          <table:table-cell table:style-name="ce240" office:value-type="string">
            <text:p>Edit Filter in case change Filter condition</text:p>
          </table:table-cell>
          <table:table-cell office:value-type="string">
            <text:p>Step 1: perform to Create a filter</text:p>
            <text:p>, some tags</text:p>
          </table:table-cell>
          <table:table-cell office:value-type="string">
            <text:p>- Perform to Create a <text:s/>Filter</text:p>
            <text:p>- perform to create some folders</text:p>
          </table:table-cell>
          <table:table-cell office:value-type="string">
            <text:p>- The filter is created</text:p>
            <text:p>- These folder are created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85];6;1)&gt;MID([.F284];6;1);&quot;&quot;;MAX([.A$7:.A284])+1)">
            <text:p/>
          </table:table-cell>
          <table:table-cell office:value-type="string">
            <text:p>FNC_CS_MA_FILTER_02</text:p>
          </table:table-cell>
          <table:table-cell table:formula="of:=IF(VALUE(MID([.F285];6;FIND(&quot;:&quot;;[.F285];1)-FIND(&quot; &quot;;[.F285];1)-1))&gt;VALUE(MID([.F284];6;FIND(&quot;:&quot;;[.F284];1)-FIND(&quot; &quot;;[.F284];1)-1));[.C284];[.C284]+1)" office:value-type="float" office:value="6">
            <text:p>006</text:p>
          </table:table-cell>
          <table:table-cell office:value-type="string">
            <text:p>CS\Mail\Other_actions\Filter\Edit</text:p>
          </table:table-cell>
          <table:table-cell table:style-name="ce241" office:value-type="string">
            <text:p>Edit Filter in case change Filter condition</text:p>
          </table:table-cell>
          <table:table-cell office:value-type="string">
            <text:p>Step 2: Open Message filter form</text:p>
          </table:table-cell>
          <table:table-cell office:value-type="string">
            <text:p>- Click Filter icon on tool bar</text:p>
            <text:p/>
          </table:table-cell>
          <table:table-cell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0">
          <table:table-cell table:formula="of:=IF(MID([.F286];6;1)&gt;MID([.F285];6;1);&quot;&quot;;MAX([.A$7:.A285])+1)">
            <text:p/>
          </table:table-cell>
          <table:table-cell office:value-type="string">
            <text:p>FNC_CS_MA_FILTER_02</text:p>
          </table:table-cell>
          <table:table-cell table:formula="of:=IF(VALUE(MID([.F286];6;FIND(&quot;:&quot;;[.F286];1)-FIND(&quot; &quot;;[.F286];1)-1))&gt;VALUE(MID([.F285];6;FIND(&quot;:&quot;;[.F285];1)-FIND(&quot; &quot;;[.F285];1)-1));[.C285];[.C285]+1)" office:value-type="float" office:value="6">
            <text:p>006</text:p>
          </table:table-cell>
          <table:table-cell office:value-type="string">
            <text:p>CS\Mail\Other_actions\Filter\Edit</text:p>
          </table:table-cell>
          <table:table-cell table:style-name="ce241" office:value-type="string">
            <text:p>Edit Filter in case change Filter condition</text:p>
          </table:table-cell>
          <table:table-cell office:value-type="string">
            <text:p>Step 3: Open Add/Edit Message <text:s/>Filter form </text:p>
          </table:table-cell>
          <table:table-cell office:value-type="string">
            <text:p>- Tick at Filter which want to Edit</text:p>
            <text:p>- Click Edit filter Icon</text:p>
          </table:table-cell>
          <table:table-cell office:value-type="string">
            <text:p>- Add/Edit Message Filter form is shown properly</text:p>
            <text:p>- This form is shown correctly all informations about this filter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163">
          <table:table-cell table:formula="of:=IF(MID([.F287];6;1)&gt;MID([.F286];6;1);&quot;&quot;;MAX([.A$7:.A286])+1)">
            <text:p/>
          </table:table-cell>
          <table:table-cell office:value-type="string">
            <text:p>FNC_CS_MA_FILTER_02</text:p>
          </table:table-cell>
          <table:table-cell table:formula="of:=IF(VALUE(MID([.F287];6;FIND(&quot;:&quot;;[.F287];1)-FIND(&quot; &quot;;[.F287];1)-1))&gt;VALUE(MID([.F286];6;FIND(&quot;:&quot;;[.F286];1)-FIND(&quot; &quot;;[.F286];1)-1));[.C286];[.C286]+1)" office:value-type="float" office:value="6">
            <text:p>006</text:p>
          </table:table-cell>
          <table:table-cell office:value-type="string">
            <text:p>CS\Mail\Other_actions\Filter\Edit</text:p>
          </table:table-cell>
          <table:table-cell table:style-name="ce241" office:value-type="string">
            <text:p>Edit Filter in case change Filter condition</text:p>
          </table:table-cell>
          <table:table-cell office:value-type="string">
            <text:p>Step 4: change <text:s/>rule</text:p>
          </table:table-cell>
          <table:table-cell office:value-type="string">
            <text:p>- Perform to change Rule for the filter</text:p>
            <text:p>- Click save button</text:p>
          </table:table-cell>
          <table:table-cell office:value-type="string">
            <text:p>- This form is closed </text:p>
            <text:p>- The filter is updated successfully</text:p>
            <text:p>- After Editing, When Check mail for the Account, The Filter is run exactly, Message will be filtered depend on new Rule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88];6;1)&gt;MID([.F287];6;1);&quot;&quot;;MAX([.A$7:.A287])+1)" office:value-type="float" office:value="94">
            <text:p>094</text:p>
          </table:table-cell>
          <table:table-cell office:value-type="string">
            <text:p>FNC_CS_MA_FILTER_02</text:p>
          </table:table-cell>
          <table:table-cell table:formula="of:=IF(VALUE(MID([.F288];6;FIND(&quot;:&quot;;[.F288];1)-FIND(&quot; &quot;;[.F288];1)-1))&gt;VALUE(MID([.F287];6;FIND(&quot;:&quot;;[.F287];1)-FIND(&quot; &quot;;[.F287];1)-1));[.C287];[.C287]+1)" office:value-type="float" office:value="7">
            <text:p>007</text:p>
          </table:table-cell>
          <table:table-cell office:value-type="string">
            <text:p>CS\Mail\Other_actions\Filter\Edit</text:p>
          </table:table-cell>
          <table:table-cell table:style-name="ce240" office:value-type="string">
            <text:p>Edit Filter in case no filters are available for editing</text:p>
          </table:table-cell>
          <table:table-cell office:value-type="string">
            <text:p>Step 1: don't create any filter</text:p>
          </table:table-cell>
          <table:table-cell table:style-name="ce241" office:value-type="string">
            <text:p>- don't create any filter</text:p>
            <text:p/>
          </table:table-cell>
          <table:table-cell table:style-name="ce241" office:value-type="string">
            <text:p>- No Filter is created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89];6;1)&gt;MID([.F288];6;1);&quot;&quot;;MAX([.A$7:.A288])+1)">
            <text:p/>
          </table:table-cell>
          <table:table-cell office:value-type="string">
            <text:p>FNC_CS_MA_FILTER_02</text:p>
          </table:table-cell>
          <table:table-cell table:formula="of:=IF(VALUE(MID([.F289];6;FIND(&quot;:&quot;;[.F289];1)-FIND(&quot; &quot;;[.F289];1)-1))&gt;VALUE(MID([.F288];6;FIND(&quot;:&quot;;[.F288];1)-FIND(&quot; &quot;;[.F288];1)-1));[.C288];[.C288]+1)" office:value-type="float" office:value="7">
            <text:p>007</text:p>
          </table:table-cell>
          <table:table-cell office:value-type="string">
            <text:p>CS\Mail\Other_actions\Filter\Edit</text:p>
          </table:table-cell>
          <table:table-cell table:style-name="ce241" office:value-type="string">
            <text:p>Edit Filter in case no filters are available for editing</text:p>
          </table:table-cell>
          <table:table-cell office:value-type="string">
            <text:p>Step 2: Open Message filter form</text:p>
          </table:table-cell>
          <table:table-cell office:value-type="string">
            <text:p>- Click Filter icon on tool bar</text:p>
            <text:p/>
          </table:table-cell>
          <table:table-cell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90];6;1)&gt;MID([.F289];6;1);&quot;&quot;;MAX([.A$7:.A289])+1)">
            <text:p/>
          </table:table-cell>
          <table:table-cell office:value-type="string">
            <text:p>FNC_CS_MA_FILTER_02</text:p>
          </table:table-cell>
          <table:table-cell table:formula="of:=IF(VALUE(MID([.F290];6;FIND(&quot;:&quot;;[.F290];1)-FIND(&quot; &quot;;[.F290];1)-1))&gt;VALUE(MID([.F289];6;FIND(&quot;:&quot;;[.F289];1)-FIND(&quot; &quot;;[.F289];1)-1));[.C289];[.C289]+1)" office:value-type="float" office:value="7">
            <text:p>007</text:p>
          </table:table-cell>
          <table:table-cell office:value-type="string">
            <text:p>CS\Mail\Other_actions\Filter\Edit</text:p>
          </table:table-cell>
          <table:table-cell table:style-name="ce241" office:value-type="string">
            <text:p>Edit Filter in case no filters are available for editing</text:p>
          </table:table-cell>
          <table:table-cell office:value-type="string">
            <text:p>Step 3: Open Add/Edit Message <text:s/>Filter form </text:p>
          </table:table-cell>
          <table:table-cell office:value-type="string">
            <text:p>- Click Edit filter Icon</text:p>
          </table:table-cell>
          <table:table-cell table:style-name="ce241" office:value-type="string">
            <text:p>Alert message is shown: "Please select specific filter to edit"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91];6;1)&gt;MID([.F290];6;1);&quot;&quot;;MAX([.A$7:.A290])+1)" office:value-type="float" office:value="95">
            <text:p>095</text:p>
          </table:table-cell>
          <table:table-cell office:value-type="string">
            <text:p>FNC_CS_MA_FILTER_02</text:p>
          </table:table-cell>
          <table:table-cell table:formula="of:=IF(VALUE(MID([.F291];6;FIND(&quot;:&quot;;[.F291];1)-FIND(&quot; &quot;;[.F291];1)-1))&gt;VALUE(MID([.F290];6;FIND(&quot;:&quot;;[.F290];1)-FIND(&quot; &quot;;[.F290];1)-1));[.C290];[.C290]+1)" office:value-type="float" office:value="8">
            <text:p>008</text:p>
          </table:table-cell>
          <table:table-cell office:value-type="string">
            <text:p>CS\Mail\Other_actions\Filter\Edit</text:p>
          </table:table-cell>
          <table:table-cell table:style-name="ce240" office:value-type="string">
            <text:p>Cancel Editing filter</text:p>
          </table:table-cell>
          <table:table-cell office:value-type="string">
            <text:p>Step 1: perform to Create a filter</text:p>
            <text:p>, some tags</text:p>
          </table:table-cell>
          <table:table-cell office:value-type="string">
            <text:p>- Perform to Create a <text:s/>Filter</text:p>
            <text:p>- perform to create some folders</text:p>
          </table:table-cell>
          <table:table-cell office:value-type="string">
            <text:p>- The filter is created</text:p>
            <text:p>- These folder are created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92];6;1)&gt;MID([.F291];6;1);&quot;&quot;;MAX([.A$7:.A291])+1)">
            <text:p/>
          </table:table-cell>
          <table:table-cell office:value-type="string">
            <text:p>FNC_CS_MA_FILTER_02</text:p>
          </table:table-cell>
          <table:table-cell table:formula="of:=IF(VALUE(MID([.F292];6;FIND(&quot;:&quot;;[.F292];1)-FIND(&quot; &quot;;[.F292];1)-1))&gt;VALUE(MID([.F291];6;FIND(&quot;:&quot;;[.F291];1)-FIND(&quot; &quot;;[.F291];1)-1));[.C291];[.C291]+1)" office:value-type="float" office:value="8">
            <text:p>008</text:p>
          </table:table-cell>
          <table:table-cell office:value-type="string">
            <text:p>CS\Mail\Other_actions\Filter\Edit</text:p>
          </table:table-cell>
          <table:table-cell table:style-name="ce241" office:value-type="string">
            <text:p>Cancel Editing filter</text:p>
          </table:table-cell>
          <table:table-cell office:value-type="string">
            <text:p>Step 2: Open Message filter form</text:p>
          </table:table-cell>
          <table:table-cell office:value-type="string">
            <text:p>- Click Filter icon on tool bar</text:p>
            <text:p/>
          </table:table-cell>
          <table:table-cell office:value-type="string">
            <text:p>- This form is shown properly 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0">
          <table:table-cell table:formula="of:=IF(MID([.F293];6;1)&gt;MID([.F292];6;1);&quot;&quot;;MAX([.A$7:.A292])+1)">
            <text:p/>
          </table:table-cell>
          <table:table-cell office:value-type="string">
            <text:p>FNC_CS_MA_FILTER_02</text:p>
          </table:table-cell>
          <table:table-cell table:formula="of:=IF(VALUE(MID([.F293];6;FIND(&quot;:&quot;;[.F293];1)-FIND(&quot; &quot;;[.F293];1)-1))&gt;VALUE(MID([.F292];6;FIND(&quot;:&quot;;[.F292];1)-FIND(&quot; &quot;;[.F292];1)-1));[.C292];[.C292]+1)" office:value-type="float" office:value="8">
            <text:p>008</text:p>
          </table:table-cell>
          <table:table-cell office:value-type="string">
            <text:p>CS\Mail\Other_actions\Filter\Edit</text:p>
          </table:table-cell>
          <table:table-cell table:style-name="ce241" office:value-type="string">
            <text:p>Cancel Editing filter</text:p>
          </table:table-cell>
          <table:table-cell office:value-type="string">
            <text:p>Step 3: Open Add/Edit Message <text:s/>Filter form </text:p>
          </table:table-cell>
          <table:table-cell office:value-type="string">
            <text:p>- Tick at Filter which want to Edit</text:p>
            <text:p>- Click Edit filter Icon</text:p>
          </table:table-cell>
          <table:table-cell office:value-type="string">
            <text:p>- Add/Edit Message Filter form is shown properly</text:p>
            <text:p>- This form is shown correctly all informations about this filter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94];6;1)&gt;MID([.F293];6;1);&quot;&quot;;MAX([.A$7:.A293])+1)">
            <text:p/>
          </table:table-cell>
          <table:table-cell office:value-type="string">
            <text:p>FNC_CS_MA_FILTER_02</text:p>
          </table:table-cell>
          <table:table-cell table:formula="of:=IF(VALUE(MID([.F294];6;FIND(&quot;:&quot;;[.F294];1)-FIND(&quot; &quot;;[.F294];1)-1))&gt;VALUE(MID([.F293];6;FIND(&quot;:&quot;;[.F293];1)-FIND(&quot; &quot;;[.F293];1)-1));[.C293];[.C293]+1)" office:value-type="float" office:value="8">
            <text:p>008</text:p>
          </table:table-cell>
          <table:table-cell office:value-type="string">
            <text:p>CS\Mail\Other_actions\Filter\Edit</text:p>
          </table:table-cell>
          <table:table-cell table:style-name="ce241" office:value-type="string">
            <text:p>Cancel Editing filter</text:p>
          </table:table-cell>
          <table:table-cell office:value-type="string">
            <text:p>Step 4: change information</text:p>
          </table:table-cell>
          <table:table-cell table:style-name="ce241" office:value-type="string">
            <text:p>- Perform to change data of some fields</text:p>
            <text:p>- Click Cancel button</text:p>
          </table:table-cell>
          <table:table-cell table:style-name="ce241" office:value-type="string">
            <text:p>- This form is closed</text:p>
            <text:p>- The filter is not updated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8">
          <table:table-cell table:formula="of:=IF(MID([.F295];6;1)&gt;MID([.F294];6;1);&quot;&quot;;MAX([.A$7:.A294])+1)" office:value-type="float" office:value="96">
            <text:p>096</text:p>
          </table:table-cell>
          <table:table-cell office:value-type="string">
            <text:p>FNC_CS_MA_FILTER_03</text:p>
          </table:table-cell>
          <table:table-cell table:style-name="ce140" office:value-type="float" office:value="1">
            <text:p>001</text:p>
          </table:table-cell>
          <table:table-cell office:value-type="string">
            <text:p>CS\Mail\Other_actions\Filter\Remove</text:p>
          </table:table-cell>
          <table:table-cell table:style-name="ce240" office:value-type="string">
            <text:p>Delete Filter in case there is no filter existing</text:p>
          </table:table-cell>
          <table:table-cell office:value-type="string">
            <text:p>Step 1: Delete filter</text:p>
          </table:table-cell>
          <table:table-cell table:style-name="ce241" office:value-type="string">
            <text:p>- Click at Filter button on Tool bar</text:p>
            <text:p>- Click Delete icon in Filter form when there's no added filter</text:p>
          </table:table-cell>
          <table:table-cell table:style-name="ce241" office:value-type="string">
            <text:p>Show message alerts users need to choose filter to delete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8">
          <table:table-cell table:formula="of:=IF(MID([.F296];6;1)&gt;MID([.F295];6;1);&quot;&quot;;MAX([.A$7:.A295])+1)" office:value-type="float" office:value="97">
            <text:p>097</text:p>
          </table:table-cell>
          <table:table-cell office:value-type="string">
            <text:p>FNC_CS_MA_FILTER_03</text:p>
          </table:table-cell>
          <table:table-cell table:formula="of:=IF(VALUE(MID([.F296];6;FIND(&quot;:&quot;;[.F296];1)-FIND(&quot; &quot;;[.F296];1)-1))&gt;VALUE(MID([.F295];6;FIND(&quot;:&quot;;[.F295];1)-FIND(&quot; &quot;;[.F295];1)-1));[.C295];[.C295]+1)" office:value-type="float" office:value="2">
            <text:p>002</text:p>
          </table:table-cell>
          <table:table-cell office:value-type="string">
            <text:p>CS\Mail\Other_actions\Filter\Remove</text:p>
          </table:table-cell>
          <table:table-cell table:style-name="ce240" office:value-type="string">
            <text:p>Delete Filter in case specific Filter is selected for deleting</text:p>
          </table:table-cell>
          <table:table-cell office:value-type="string">
            <text:p>Step 1: Create a filter </text:p>
          </table:table-cell>
          <table:table-cell table:style-name="ce241" office:value-type="string">
            <text:p>- Perform to Create a <text:s/>Filter</text:p>
          </table:table-cell>
          <table:table-cell table:style-name="ce241" office:value-type="string">
            <text:p>- The filter is created</text:p>
            <text:p/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97];6;1)&gt;MID([.F296];6;1);&quot;&quot;;MAX([.A$7:.A296])+1)">
            <text:p/>
          </table:table-cell>
          <table:table-cell office:value-type="string">
            <text:p>FNC_CS_MA_FILTER_03</text:p>
          </table:table-cell>
          <table:table-cell table:formula="of:=IF(VALUE(MID([.F297];6;FIND(&quot;:&quot;;[.F297];1)-FIND(&quot; &quot;;[.F297];1)-1))&gt;VALUE(MID([.F296];6;FIND(&quot;:&quot;;[.F296];1)-FIND(&quot; &quot;;[.F296];1)-1));[.C296];[.C296]+1)" office:value-type="float" office:value="2">
            <text:p>002</text:p>
          </table:table-cell>
          <table:table-cell office:value-type="string">
            <text:p>CS\Mail\Other_actions\Filter\Remove</text:p>
          </table:table-cell>
          <table:table-cell table:style-name="ce241" office:value-type="string">
            <text:p>Delete Filter in case specific Filter is selected for deleting</text:p>
          </table:table-cell>
          <table:table-cell office:value-type="string">
            <text:p>Step 2: Open Message Filter again if it was closed</text:p>
          </table:table-cell>
          <table:table-cell table:style-name="ce241" office:value-type="string">
            <text:p>- Click at Filter button on Tool bar</text:p>
          </table:table-cell>
          <table:table-cell table:style-name="ce241" office:value-type="string">
            <text:p>Message Filter form is show properly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298];6;1)&gt;MID([.F297];6;1);&quot;&quot;;MAX([.A$7:.A297])+1)">
            <text:p/>
          </table:table-cell>
          <table:table-cell office:value-type="string">
            <text:p>FNC_CS_MA_FILTER_03</text:p>
          </table:table-cell>
          <table:table-cell table:formula="of:=IF(VALUE(MID([.F298];6;FIND(&quot;:&quot;;[.F298];1)-FIND(&quot; &quot;;[.F298];1)-1))&gt;VALUE(MID([.F297];6;FIND(&quot;:&quot;;[.F297];1)-FIND(&quot; &quot;;[.F297];1)-1));[.C297];[.C297]+1)" office:value-type="float" office:value="2">
            <text:p>002</text:p>
          </table:table-cell>
          <table:table-cell office:value-type="string">
            <text:p>CS\Mail\Other_actions\Filter\Remove</text:p>
          </table:table-cell>
          <table:table-cell table:style-name="ce241" office:value-type="string">
            <text:p>Delete Filter in case specific Filter is selected for deleting</text:p>
          </table:table-cell>
          <table:table-cell office:value-type="string">
            <text:p>Step 3: Perform to delete</text:p>
          </table:table-cell>
          <table:table-cell table:style-name="ce241" office:value-type="string">
            <text:p>- Click at Delete filter Icon</text:p>
          </table:table-cell>
          <table:table-cell table:style-name="ce241" office:value-type="string">
            <text:p>- A message is shown to confirm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0">
          <table:table-cell table:formula="of:=IF(MID([.F299];6;1)&gt;MID([.F298];6;1);&quot;&quot;;MAX([.A$7:.A298])+1)">
            <text:p/>
          </table:table-cell>
          <table:table-cell office:value-type="string">
            <text:p>FNC_CS_MA_FILTER_03</text:p>
          </table:table-cell>
          <table:table-cell table:formula="of:=IF(VALUE(MID([.F299];6;FIND(&quot;:&quot;;[.F299];1)-FIND(&quot; &quot;;[.F299];1)-1))&gt;VALUE(MID([.F298];6;FIND(&quot;:&quot;;[.F298];1)-FIND(&quot; &quot;;[.F298];1)-1));[.C298];[.C298]+1)" office:value-type="float" office:value="2">
            <text:p>002</text:p>
          </table:table-cell>
          <table:table-cell office:value-type="string">
            <text:p>CS\Mail\Other_actions\Filter\Remove</text:p>
          </table:table-cell>
          <table:table-cell table:style-name="ce241" office:value-type="string">
            <text:p>Delete Filter in case specific Filter is selected for deleting</text:p>
          </table:table-cell>
          <table:table-cell office:value-type="string">
            <text:p>Step 4: confirm deleting</text:p>
          </table:table-cell>
          <table:table-cell table:style-name="ce241" office:value-type="string">
            <text:p>- Click OK button</text:p>
          </table:table-cell>
          <table:table-cell table:style-name="ce241" office:value-type="string">
            <text:p>- The <text:s/>Filter will be deleted </text:p>
            <text:p>- checkinGmail should be not effect on The Filter which is deleted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300];6;1)&gt;MID([.F299];6;1);&quot;&quot;;MAX([.A$7:.A299])+1)" office:value-type="float" office:value="98">
            <text:p>098</text:p>
          </table:table-cell>
          <table:table-cell office:value-type="string">
            <text:p>FNC_CS_MA_FILTER_03</text:p>
          </table:table-cell>
          <table:table-cell table:formula="of:=IF(VALUE(MID([.F300];6;FIND(&quot;:&quot;;[.F300];1)-FIND(&quot; &quot;;[.F300];1)-1))&gt;VALUE(MID([.F299];6;FIND(&quot;:&quot;;[.F299];1)-FIND(&quot; &quot;;[.F299];1)-1));[.C299];[.C299]+1)" office:value-type="float" office:value="3">
            <text:p>003</text:p>
          </table:table-cell>
          <table:table-cell office:value-type="string">
            <text:p>CS\Mail\Other_actions\Filter\Remove</text:p>
          </table:table-cell>
          <table:table-cell table:style-name="ce101" office:value-type="string">
            <text:p>Cancel Deleting filter</text:p>
          </table:table-cell>
          <table:table-cell office:value-type="string">
            <text:p>Step 1: Create a filter </text:p>
          </table:table-cell>
          <table:table-cell table:style-name="ce241" office:value-type="string">
            <text:p>- Perform to create a filter</text:p>
          </table:table-cell>
          <table:table-cell table:style-name="ce241" office:value-type="string">
            <text:p>- Filter is created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8">
          <table:table-cell table:formula="of:=IF(MID([.F301];6;1)&gt;MID([.F300];6;1);&quot;&quot;;MAX([.A$7:.A300])+1)">
            <text:p/>
          </table:table-cell>
          <table:table-cell office:value-type="string">
            <text:p>FNC_CS_MA_FILTER_03</text:p>
          </table:table-cell>
          <table:table-cell table:formula="of:=IF(VALUE(MID([.F301];6;FIND(&quot;:&quot;;[.F301];1)-FIND(&quot; &quot;;[.F301];1)-1))&gt;VALUE(MID([.F300];6;FIND(&quot;:&quot;;[.F300];1)-FIND(&quot; &quot;;[.F300];1)-1));[.C300];[.C300]+1)" office:value-type="float" office:value="3">
            <text:p>003</text:p>
          </table:table-cell>
          <table:table-cell office:value-type="string">
            <text:p>CS\Mail\Other_actions\Filter\Remove</text:p>
          </table:table-cell>
          <table:table-cell office:value-type="string">
            <text:p>Cancel Deleting filter</text:p>
          </table:table-cell>
          <table:table-cell office:value-type="string">
            <text:p>Step 2: Perform to delete</text:p>
          </table:table-cell>
          <table:table-cell office:value-type="string">
            <text:p>- Tick at Filter which want to delete</text:p>
            <text:p>- Click on Delete icon</text:p>
          </table:table-cell>
          <table:table-cell office:value-type="string">
            <text:p>Confirmation message is shown: "Are you sure you want to delete this filter".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4">
          <table:table-cell table:formula="of:=IF(MID([.F302];6;1)&gt;MID([.F301];6;1);&quot;&quot;;MAX([.A$7:.A301])+1)">
            <text:p/>
          </table:table-cell>
          <table:table-cell office:value-type="string">
            <text:p>FNC_CS_MA_FILTER_03</text:p>
          </table:table-cell>
          <table:table-cell table:formula="of:=IF(VALUE(MID([.F302];6;FIND(&quot;:&quot;;[.F302];1)-FIND(&quot; &quot;;[.F302];1)-1))&gt;VALUE(MID([.F301];6;FIND(&quot;:&quot;;[.F301];1)-FIND(&quot; &quot;;[.F301];1)-1));[.C301];[.C301]+1)" office:value-type="float" office:value="3">
            <text:p>003</text:p>
          </table:table-cell>
          <table:table-cell office:value-type="string">
            <text:p>CS\Mail\Other_actions\Filter\Remove</text:p>
          </table:table-cell>
          <table:table-cell office:value-type="string">
            <text:p>Cancel Deleting filter</text:p>
          </table:table-cell>
          <table:table-cell office:value-type="string">
            <text:p>Step 3: Cancel Deleting</text:p>
          </table:table-cell>
          <table:table-cell office:value-type="string">
            <text:p>- Click No in confirm message</text:p>
          </table:table-cell>
          <table:table-cell office:value-type="string">
            <text:p>- Filter is not deleted</text:p>
          </table:table-cell>
          <table:table-cell office:value-type="string">
            <text:p>Low</text:p>
          </table:table-cell>
          <table:table-cell table:style-name="ce274"/>
          <table:table-cell table:style-name="ce275" table:number-columns-repeated="5"/>
          <table:table-cell table:style-name="ce281" table:number-columns-repeated="219"/>
          <table:table-cell table:number-columns-repeated="22"/>
        </table:table-row>
        <table:table-row table:style-name="ro8">
          <table:table-cell table:formula="of:=IF(MID([.F303];6;1)&gt;MID([.F302];6;1);&quot;&quot;;MAX([.A$7:.A302])+1)" office:value-type="float" office:value="99">
            <text:p>099</text:p>
          </table:table-cell>
          <table:table-cell office:value-type="string">
            <text:p>FNC_CS_MA_ADDBOOK_06</text:p>
          </table:table-cell>
          <table:table-cell table:style-name="ce140" office:value-type="float" office:value="1">
            <text:p>001</text:p>
          </table:table-cell>
          <table:table-cell table:style-name="ce133" office:value-type="string">
            <text:p>CS\Mail\Other_actions\Address book\Send mail</text:p>
          </table:table-cell>
          <table:table-cell table:style-name="ce244" office:value-type="string">
            <text:p>Compose new message for a email address of a contact</text:p>
          </table:table-cell>
          <table:table-cell office:value-type="string">
            <text:p>Step 1: Create an account mail,new contacts</text:p>
          </table:table-cell>
          <table:table-cell office:value-type="string">
            <text:p>- Create an account mail</text:p>
            <text:p>- Create new contacts</text:p>
          </table:table-cell>
          <table:table-cell office:value-type="string">
            <text:p>They are created successfully</text:p>
          </table:table-cell>
          <table:table-cell table:style-name="ce160" office:value-type="string">
            <text:p>Medium</text:p>
          </table:table-cell>
          <table:table-cell table:style-name="ce275" table:number-columns-repeated="6"/>
          <table:table-cell table:style-name="ce281" table:number-columns-repeated="219"/>
          <table:table-cell table:number-columns-repeated="22"/>
        </table:table-row>
        <table:table-row table:style-name="ro8">
          <table:table-cell table:formula="of:=IF(MID([.F304];6;1)&gt;MID([.F303];6;1);&quot;&quot;;MAX([.A$7:.A303])+1)">
            <text:p/>
          </table:table-cell>
          <table:table-cell office:value-type="string">
            <text:p>FNC_CS_MA_ADDBOOK_06</text:p>
          </table:table-cell>
          <table:table-cell table:formula="of:=IF(VALUE(MID([.F304];6;FIND(&quot;:&quot;;[.F304];1)-FIND(&quot; &quot;;[.F304];1)-1))&gt;VALUE(MID([.F303];6;FIND(&quot;:&quot;;[.F303];1)-FIND(&quot; &quot;;[.F303];1)-1));[.C303];[.C303]+1)" office:value-type="float" office:value="1">
            <text:p>001</text:p>
          </table:table-cell>
          <table:table-cell table:style-name="ce133" office:value-type="string">
            <text:p>CS\Mail\Other_actions\Address book\Send mail</text:p>
          </table:table-cell>
          <table:table-cell office:value-type="string">
            <text:p>Compose new message for a email address of a contact</text:p>
          </table:table-cell>
          <table:table-cell office:value-type="string">
            <text:p>Step 2: Open Address book form</text:p>
          </table:table-cell>
          <table:table-cell office:value-type="string">
            <text:p>- <text:s/>Go to webmail portlet</text:p>
            <text:p>- <text:s/>Click Address Book icon on tool bar</text:p>
          </table:table-cell>
          <table:table-cell office:value-type="string">
            <text:p>The Address Book form is shown properly</text:p>
          </table:table-cell>
          <table:table-cell table:style-name="ce160" office:value-type="string">
            <text:p>Medium</text:p>
          </table:table-cell>
          <table:table-cell table:style-name="ce275" table:number-columns-repeated="6"/>
          <table:table-cell table:style-name="ce281" table:number-columns-repeated="219"/>
          <table:table-cell table:number-columns-repeated="22"/>
        </table:table-row>
        <table:table-row table:style-name="ro40">
          <table:table-cell table:formula="of:=IF(MID([.F305];6;1)&gt;MID([.F304];6;1);&quot;&quot;;MAX([.A$7:.A304])+1)">
            <text:p/>
          </table:table-cell>
          <table:table-cell office:value-type="string">
            <text:p>FNC_CS_MA_ADDBOOK_06</text:p>
          </table:table-cell>
          <table:table-cell table:formula="of:=IF(VALUE(MID([.F305];6;FIND(&quot;:&quot;;[.F305];1)-FIND(&quot; &quot;;[.F305];1)-1))&gt;VALUE(MID([.F304];6;FIND(&quot;:&quot;;[.F304];1)-FIND(&quot; &quot;;[.F304];1)-1));[.C304];[.C304]+1)" office:value-type="float" office:value="1">
            <text:p>001</text:p>
          </table:table-cell>
          <table:table-cell table:style-name="ce133" office:value-type="string">
            <text:p>CS\Mail\Other_actions\Address book\Send mail</text:p>
          </table:table-cell>
          <table:table-cell office:value-type="string">
            <text:p>Compose new message for a email address of a contact</text:p>
          </table:table-cell>
          <table:table-cell office:value-type="string">
            <text:p>Step 3: Open <text:s/>Compose a new message form</text:p>
          </table:table-cell>
          <table:table-cell office:value-type="string">
            <text:p>- View a contact which has email address</text:p>
            <text:p>- Click email link of this contact</text:p>
          </table:table-cell>
          <table:table-cell office:value-type="string">
            <text:p>Compose a new message form is shown. </text:p>
            <text:p>- The Email address of this contact is filled into To field</text:p>
          </table:table-cell>
          <table:table-cell table:style-name="ce160" office:value-type="string">
            <text:p>Medium</text:p>
          </table:table-cell>
          <table:table-cell table:style-name="ce275" table:number-columns-repeated="6"/>
          <table:table-cell table:style-name="ce281" table:number-columns-repeated="219"/>
          <table:table-cell table:number-columns-repeated="22"/>
        </table:table-row>
        <table:table-row table:style-name="ro8">
          <table:table-cell table:formula="of:=IF(MID([.F306];6;1)&gt;MID([.F305];6;1);&quot;&quot;;MAX([.A$7:.A305])+1)">
            <text:p/>
          </table:table-cell>
          <table:table-cell office:value-type="string">
            <text:p>FNC_CS_MA_ADDBOOK_06</text:p>
          </table:table-cell>
          <table:table-cell table:formula="of:=IF(VALUE(MID([.F306];6;FIND(&quot;:&quot;;[.F306];1)-FIND(&quot; &quot;;[.F306];1)-1))&gt;VALUE(MID([.F305];6;FIND(&quot;:&quot;;[.F305];1)-FIND(&quot; &quot;;[.F305];1)-1));[.C305];[.C305]+1)" office:value-type="float" office:value="1">
            <text:p>001</text:p>
          </table:table-cell>
          <table:table-cell table:style-name="ce133" office:value-type="string">
            <text:p>CS\Mail\Other_actions\Address book\Send mail</text:p>
          </table:table-cell>
          <table:table-cell office:value-type="string">
            <text:p>Compose new message for a email address of a contact</text:p>
          </table:table-cell>
          <table:table-cell office:value-type="string">
            <text:p>Step 4: Send mail</text:p>
          </table:table-cell>
          <table:table-cell office:value-type="string">
            <text:p>- Input some values for some fields</text:p>
            <text:p>- Click Send Mail </text:p>
          </table:table-cell>
          <table:table-cell office:value-type="string">
            <text:p>The mail is sent successfully</text:p>
          </table:table-cell>
          <table:table-cell table:style-name="ce160" office:value-type="string">
            <text:p>Medium</text:p>
          </table:table-cell>
          <table:table-cell table:style-name="ce275" table:number-columns-repeated="6"/>
          <table:table-cell table:style-name="ce281" table:number-columns-repeated="219"/>
          <table:table-cell table:number-columns-repeated="22"/>
        </table:table-row>
        <table:table-row table:style-name="ro8">
          <table:table-cell table:formula="of:=IF(MID([.F307];6;1)&gt;MID([.F306];6;1);&quot;&quot;;MAX([.A$7:.A306])+1)">
            <text:p/>
          </table:table-cell>
          <table:table-cell office:value-type="string">
            <text:p>FNC_CS_MA_ADDBOOK_06</text:p>
          </table:table-cell>
          <table:table-cell table:formula="of:=IF(VALUE(MID([.F307];6;FIND(&quot;:&quot;;[.F307];1)-FIND(&quot; &quot;;[.F307];1)-1))&gt;VALUE(MID([.F306];6;FIND(&quot;:&quot;;[.F306];1)-FIND(&quot; &quot;;[.F306];1)-1));[.C306];[.C306]+1)" office:value-type="float" office:value="1">
            <text:p>001</text:p>
          </table:table-cell>
          <table:table-cell table:style-name="ce133" office:value-type="string">
            <text:p>CS\Mail\Other_actions\Address book\Send mail</text:p>
          </table:table-cell>
          <table:table-cell office:value-type="string">
            <text:p>Compose new message for a email address of a contact</text:p>
          </table:table-cell>
          <table:table-cell office:value-type="string">
            <text:p>Step 5: send mail</text:p>
          </table:table-cell>
          <table:table-cell office:value-type="string">
            <text:p>- Input data for some field if want</text:p>
            <text:p>- Click Send Mail</text:p>
          </table:table-cell>
          <table:table-cell office:value-type="string">
            <text:p>The message is sent successfully </text:p>
          </table:table-cell>
          <table:table-cell table:style-name="ce160" office:value-type="string">
            <text:p>Medium</text:p>
          </table:table-cell>
          <table:table-cell table:style-name="ce275" table:number-columns-repeated="6"/>
          <table:table-cell table:style-name="ce281" table:number-columns-repeated="219"/>
          <table:table-cell table:number-columns-repeated="22"/>
        </table:table-row>
        <table:table-row table:style-name="ro40">
          <table:table-cell table:formula="of:=IF(MID([.F308];6;1)&gt;MID([.F307];6;1);&quot;&quot;;MAX([.A$7:.A307])+1)" office:value-type="float" office:value="100">
            <text:p>100</text:p>
          </table:table-cell>
          <table:table-cell office:value-type="string">
            <text:p>FNC_CS_MA_ADDBOOK_06</text:p>
          </table:table-cell>
          <table:table-cell table:formula="of:=IF(VALUE(MID([.F308];6;FIND(&quot;:&quot;;[.F308];1)-FIND(&quot; &quot;;[.F308];1)-1))&gt;VALUE(MID([.F307];6;FIND(&quot;:&quot;;[.F307];1)-FIND(&quot; &quot;;[.F307];1)-1));[.C307];[.C307]+1)" office:value-type="float" office:value="2">
            <text:p>002</text:p>
          </table:table-cell>
          <table:table-cell table:style-name="ce133" office:value-type="string">
            <text:p>CS\Mail\Other_actions\Address book\Send mail</text:p>
          </table:table-cell>
          <table:table-cell table:style-name="ce244" office:value-type="string">
            <text:p>Compose new message by choose a contact directly in case the contact has many email addresses </text:p>
          </table:table-cell>
          <table:table-cell office:value-type="string">
            <text:p>Step 1: Create an account mail,new contacts</text:p>
          </table:table-cell>
          <table:table-cell office:value-type="string">
            <text:p>- Create an account mail</text:p>
            <text:p>- Create new contacts with many email addresses</text:p>
          </table:table-cell>
          <table:table-cell office:value-type="string">
            <text:p>They are created successfully</text:p>
          </table:table-cell>
          <table:table-cell table:style-name="ce160" office:value-type="string">
            <text:p>Medium</text:p>
          </table:table-cell>
          <table:table-cell table:style-name="ce275" table:number-columns-repeated="6"/>
          <table:table-cell table:style-name="ce281" table:number-columns-repeated="219"/>
          <table:table-cell table:number-columns-repeated="22"/>
        </table:table-row>
        <table:table-row table:style-name="ro40">
          <table:table-cell table:formula="of:=IF(MID([.F309];6;1)&gt;MID([.F308];6;1);&quot;&quot;;MAX([.A$7:.A308])+1)">
            <text:p/>
          </table:table-cell>
          <table:table-cell office:value-type="string">
            <text:p>FNC_CS_MA_ADDBOOK_06</text:p>
          </table:table-cell>
          <table:table-cell table:formula="of:=IF(VALUE(MID([.F309];6;FIND(&quot;:&quot;;[.F309];1)-FIND(&quot; &quot;;[.F309];1)-1))&gt;VALUE(MID([.F308];6;FIND(&quot;:&quot;;[.F308];1)-FIND(&quot; &quot;;[.F308];1)-1));[.C308];[.C308]+1)" office:value-type="float" office:value="2">
            <text:p>002</text:p>
          </table:table-cell>
          <table:table-cell table:style-name="ce133" office:value-type="string">
            <text:p>CS\Mail\Other_actions\Address book\Send mail</text:p>
          </table:table-cell>
          <table:table-cell office:value-type="string">
            <text:p>Compose new message by choose a contact directly in case the contact has many email addresses </text:p>
          </table:table-cell>
          <table:table-cell office:value-type="string">
            <text:p>Step 2: Open Address book form</text:p>
          </table:table-cell>
          <table:table-cell office:value-type="string">
            <text:p>- <text:s/>Go to webmail portlet</text:p>
            <text:p>- <text:s/>Click Address Book icon on tool bar</text:p>
          </table:table-cell>
          <table:table-cell office:value-type="string">
            <text:p>The Address Book form is shown properly</text:p>
          </table:table-cell>
          <table:table-cell table:style-name="ce160" office:value-type="string">
            <text:p>Medium</text:p>
          </table:table-cell>
          <table:table-cell table:number-columns-repeated="6"/>
          <table:table-cell table:style-name="ce281" table:number-columns-repeated="219"/>
          <table:table-cell table:number-columns-repeated="22"/>
        </table:table-row>
        <table:table-row table:style-name="ro40">
          <table:table-cell table:formula="of:=IF(MID([.F310];6;1)&gt;MID([.F309];6;1);&quot;&quot;;MAX([.A$7:.A309])+1)">
            <text:p/>
          </table:table-cell>
          <table:table-cell office:value-type="string">
            <text:p>FNC_CS_MA_ADDBOOK_06</text:p>
          </table:table-cell>
          <table:table-cell table:formula="of:=IF(VALUE(MID([.F310];6;FIND(&quot;:&quot;;[.F310];1)-FIND(&quot; &quot;;[.F310];1)-1))&gt;VALUE(MID([.F309];6;FIND(&quot;:&quot;;[.F309];1)-FIND(&quot; &quot;;[.F309];1)-1));[.C309];[.C309]+1)" office:value-type="float" office:value="2">
            <text:p>002</text:p>
          </table:table-cell>
          <table:table-cell table:style-name="ce133" office:value-type="string">
            <text:p>CS\Mail\Other_actions\Address book\Send mail</text:p>
          </table:table-cell>
          <table:table-cell office:value-type="string">
            <text:p>Compose new message by choose a contact directly in case the contact has many email addresses </text:p>
          </table:table-cell>
          <table:table-cell office:value-type="string">
            <text:p>Step 3: Choose contact to send mail</text:p>
          </table:table-cell>
          <table:table-cell office:value-type="string">
            <text:p>- Click left <text:s/>space of a contact which has many email addresses <text:s/>at list address</text:p>
            <text:p/>
          </table:table-cell>
          <table:table-cell office:value-type="string">
            <text:p>- The contact is ticked</text:p>
          </table:table-cell>
          <table:table-cell table:style-name="ce160" office:value-type="string">
            <text:p>Medium</text:p>
          </table:table-cell>
          <table:table-cell table:number-columns-repeated="6"/>
          <table:table-cell table:style-name="ce281" table:number-columns-repeated="219"/>
          <table:table-cell table:number-columns-repeated="22"/>
        </table:table-row>
        <table:table-row table:style-name="ro40">
          <table:table-cell table:formula="of:=IF(MID([.F311];6;1)&gt;MID([.F310];6;1);&quot;&quot;;MAX([.A$7:.A310])+1)">
            <text:p/>
          </table:table-cell>
          <table:table-cell office:value-type="string">
            <text:p>FNC_CS_MA_ADDBOOK_06</text:p>
          </table:table-cell>
          <table:table-cell table:formula="of:=IF(VALUE(MID([.F311];6;FIND(&quot;:&quot;;[.F311];1)-FIND(&quot; &quot;;[.F311];1)-1))&gt;VALUE(MID([.F310];6;FIND(&quot;:&quot;;[.F310];1)-FIND(&quot; &quot;;[.F310];1)-1));[.C310];[.C310]+1)" office:value-type="float" office:value="2">
            <text:p>002</text:p>
          </table:table-cell>
          <table:table-cell table:style-name="ce133" office:value-type="string">
            <text:p>CS\Mail\Other_actions\Address book\Send mail</text:p>
          </table:table-cell>
          <table:table-cell office:value-type="string">
            <text:p>Compose new message by choose a contact directly in case the contact has many email addresses </text:p>
          </table:table-cell>
          <table:table-cell office:value-type="string">
            <text:p>Step 4: Open compose a new message form</text:p>
          </table:table-cell>
          <table:table-cell office:value-type="string">
            <text:p>- Click <text:span text:style-name="T5">Send Mail</text:span></text:p>
          </table:table-cell>
          <table:table-cell office:value-type="string">
            <text:p>Compose a new message form is shown. </text:p>
            <text:p>- Only The first email address of this contact is filled <text:s/>into To field</text:p>
          </table:table-cell>
          <table:table-cell table:style-name="ce160" office:value-type="string">
            <text:p>Medium</text:p>
          </table:table-cell>
          <table:table-cell table:number-columns-repeated="6"/>
          <table:table-cell table:style-name="ce281" table:number-columns-repeated="219"/>
          <table:table-cell table:number-columns-repeated="22"/>
        </table:table-row>
        <table:table-row table:style-name="ro40">
          <table:table-cell table:formula="of:=IF(MID([.F312];6;1)&gt;MID([.F311];6;1);&quot;&quot;;MAX([.A$7:.A311])+1)">
            <text:p/>
          </table:table-cell>
          <table:table-cell office:value-type="string">
            <text:p>FNC_CS_MA_ADDBOOK_06</text:p>
          </table:table-cell>
          <table:table-cell table:formula="of:=IF(VALUE(MID([.F312];6;FIND(&quot;:&quot;;[.F312];1)-FIND(&quot; &quot;;[.F312];1)-1))&gt;VALUE(MID([.F311];6;FIND(&quot;:&quot;;[.F311];1)-FIND(&quot; &quot;;[.F311];1)-1));[.C311];[.C311]+1)" office:value-type="float" office:value="2">
            <text:p>002</text:p>
          </table:table-cell>
          <table:table-cell table:style-name="ce133" office:value-type="string">
            <text:p>CS\Mail\Other_actions\Address book\Send mail</text:p>
          </table:table-cell>
          <table:table-cell office:value-type="string">
            <text:p>Compose new message by choose a contact directly in case the contact has many email addresses </text:p>
          </table:table-cell>
          <table:table-cell office:value-type="string">
            <text:p>Step 5: send mail</text:p>
          </table:table-cell>
          <table:table-cell office:value-type="string">
            <text:p>- Input data for some field if want</text:p>
            <text:p>- Click Send Mail</text:p>
          </table:table-cell>
          <table:table-cell office:value-type="string">
            <text:p>The message is sent successfully </text:p>
          </table:table-cell>
          <table:table-cell table:style-name="ce160" office:value-type="string">
            <text:p>Medium</text:p>
          </table:table-cell>
          <table:table-cell table:number-columns-repeated="6"/>
          <table:table-cell table:style-name="ce281" table:number-columns-repeated="219"/>
          <table:table-cell table:number-columns-repeated="22"/>
        </table:table-row>
        <table:table-row table:style-name="ro8">
          <table:table-cell table:formula="of:=IF(MID([.F313];6;1)&gt;MID([.F312];6;1);&quot;&quot;;MAX([.A$7:.A312])+1)" office:value-type="float" office:value="101">
            <text:p>101</text:p>
          </table:table-cell>
          <table:table-cell office:value-type="string">
            <text:p>FNC_CS_MA_ADDBOOK_06</text:p>
          </table:table-cell>
          <table:table-cell table:formula="of:=IF(VALUE(MID([.F313];6;FIND(&quot;:&quot;;[.F313];1)-FIND(&quot; &quot;;[.F313];1)-1))&gt;VALUE(MID([.F312];6;FIND(&quot;:&quot;;[.F312];1)-FIND(&quot; &quot;;[.F312];1)-1));[.C312];[.C312]+1)" office:value-type="float" office:value="3">
            <text:p>003</text:p>
          </table:table-cell>
          <table:table-cell table:style-name="ce133" office:value-type="string">
            <text:p>CS\Mail\Other_actions\Address book\Send mail</text:p>
          </table:table-cell>
          <table:table-cell table:style-name="ce244" office:value-type="string">
            <text:p>Compose new message by choose many contacts</text:p>
          </table:table-cell>
          <table:table-cell office:value-type="string">
            <text:p>Step 1: Create an account mail,new contacts</text:p>
          </table:table-cell>
          <table:table-cell office:value-type="string">
            <text:p>- Create an account mail</text:p>
            <text:p>- Create new contacts with many email addresses</text:p>
          </table:table-cell>
          <table:table-cell office:value-type="string">
            <text:p>They are created successfully</text:p>
          </table:table-cell>
          <table:table-cell table:style-name="ce160" office:value-type="string">
            <text:p>Medium</text:p>
          </table:table-cell>
          <table:table-cell table:number-columns-repeated="6"/>
          <table:table-cell table:style-name="ce281" table:number-columns-repeated="219"/>
          <table:table-cell table:number-columns-repeated="22"/>
        </table:table-row>
        <table:table-row table:style-name="ro8">
          <table:table-cell table:formula="of:=IF(MID([.F314];6;1)&gt;MID([.F313];6;1);&quot;&quot;;MAX([.A$7:.A313])+1)">
            <text:p/>
          </table:table-cell>
          <table:table-cell office:value-type="string">
            <text:p>FNC_CS_MA_ADDBOOK_06</text:p>
          </table:table-cell>
          <table:table-cell table:formula="of:=IF(VALUE(MID([.F314];6;FIND(&quot;:&quot;;[.F314];1)-FIND(&quot; &quot;;[.F314];1)-1))&gt;VALUE(MID([.F313];6;FIND(&quot;:&quot;;[.F313];1)-FIND(&quot; &quot;;[.F313];1)-1));[.C313];[.C313]+1)" office:value-type="float" office:value="3">
            <text:p>003</text:p>
          </table:table-cell>
          <table:table-cell table:style-name="ce133" office:value-type="string">
            <text:p>CS\Mail\Other_actions\Address book\Send mail</text:p>
          </table:table-cell>
          <table:table-cell office:value-type="string">
            <text:p>Compose new message by choose many contacts</text:p>
          </table:table-cell>
          <table:table-cell office:value-type="string">
            <text:p>Step 2: Open Address book form</text:p>
          </table:table-cell>
          <table:table-cell office:value-type="string">
            <text:p>- <text:s/>Go to webmail portlet</text:p>
            <text:p>- <text:s/>Click Address Book icon on tool bar</text:p>
          </table:table-cell>
          <table:table-cell office:value-type="string">
            <text:p>The Address Book form is shown properly</text:p>
          </table:table-cell>
          <table:table-cell table:style-name="ce160" office:value-type="string">
            <text:p>Medium</text:p>
          </table:table-cell>
          <table:table-cell table:number-columns-repeated="6"/>
          <table:table-cell table:style-name="ce281" table:number-columns-repeated="219"/>
          <table:table-cell table:number-columns-repeated="22"/>
        </table:table-row>
        <table:table-row table:style-name="ro8">
          <table:table-cell table:formula="of:=IF(MID([.F315];6;1)&gt;MID([.F314];6;1);&quot;&quot;;MAX([.A$7:.A314])+1)">
            <text:p/>
          </table:table-cell>
          <table:table-cell office:value-type="string">
            <text:p>FNC_CS_MA_ADDBOOK_06</text:p>
          </table:table-cell>
          <table:table-cell table:formula="of:=IF(VALUE(MID([.F315];6;FIND(&quot;:&quot;;[.F315];1)-FIND(&quot; &quot;;[.F315];1)-1))&gt;VALUE(MID([.F314];6;FIND(&quot;:&quot;;[.F314];1)-FIND(&quot; &quot;;[.F314];1)-1));[.C314];[.C314]+1)" office:value-type="float" office:value="3">
            <text:p>003</text:p>
          </table:table-cell>
          <table:table-cell table:style-name="ce133" office:value-type="string">
            <text:p>CS\Mail\Other_actions\Address book\Send mail</text:p>
          </table:table-cell>
          <table:table-cell office:value-type="string">
            <text:p>Compose new message by choose many contacts</text:p>
          </table:table-cell>
          <table:table-cell office:value-type="string">
            <text:p>Step 3: Choose contact to send mail</text:p>
          </table:table-cell>
          <table:table-cell office:value-type="string">
            <text:p>- Click left <text:s/>space of same contacts </text:p>
          </table:table-cell>
          <table:table-cell office:value-type="string">
            <text:p>- These contacts are ticked</text:p>
          </table:table-cell>
          <table:table-cell table:style-name="ce160" office:value-type="string">
            <text:p>Medium</text:p>
          </table:table-cell>
          <table:table-cell table:number-columns-repeated="10"/>
          <table:table-cell table:style-name="ce281" table:number-columns-repeated="215"/>
          <table:table-cell table:number-columns-repeated="22"/>
        </table:table-row>
        <table:table-row table:style-name="ro34">
          <table:table-cell table:formula="of:=IF(MID([.F316];6;1)&gt;MID([.F315];6;1);&quot;&quot;;MAX([.A$7:.A315])+1)">
            <text:p/>
          </table:table-cell>
          <table:table-cell office:value-type="string">
            <text:p>FNC_CS_MA_ADDBOOK_06</text:p>
          </table:table-cell>
          <table:table-cell table:formula="of:=IF(VALUE(MID([.F316];6;FIND(&quot;:&quot;;[.F316];1)-FIND(&quot; &quot;;[.F316];1)-1))&gt;VALUE(MID([.F315];6;FIND(&quot;:&quot;;[.F315];1)-FIND(&quot; &quot;;[.F315];1)-1));[.C315];[.C315]+1)" office:value-type="float" office:value="3">
            <text:p>003</text:p>
          </table:table-cell>
          <table:table-cell table:style-name="ce133" office:value-type="string">
            <text:p>CS\Mail\Other_actions\Address book\Send mail</text:p>
          </table:table-cell>
          <table:table-cell office:value-type="string">
            <text:p>Compose new message by choose many contacts</text:p>
          </table:table-cell>
          <table:table-cell office:value-type="string">
            <text:p>Step 4: Open compose a new message form</text:p>
          </table:table-cell>
          <table:table-cell office:value-type="string">
            <text:p>- Click <text:span text:style-name="T5">Send Mail</text:span></text:p>
          </table:table-cell>
          <table:table-cell office:value-type="string">
            <text:p>Compose a new message form is shown. </text:p>
            <text:p>- Only The first email address of these contact are filled <text:s/>into To field</text:p>
          </table:table-cell>
          <table:table-cell table:style-name="ce160" office:value-type="string">
            <text:p>Medium</text:p>
          </table:table-cell>
          <table:table-cell table:number-columns-repeated="10"/>
          <table:table-cell table:style-name="ce281" table:number-columns-repeated="215"/>
          <table:table-cell table:number-columns-repeated="22"/>
        </table:table-row>
        <table:table-row table:style-name="ro8">
          <table:table-cell table:formula="of:=IF(MID([.F317];6;1)&gt;MID([.F316];6;1);&quot;&quot;;MAX([.A$7:.A316])+1)">
            <text:p/>
          </table:table-cell>
          <table:table-cell office:value-type="string">
            <text:p>FNC_CS_MA_ADDBOOK_06</text:p>
          </table:table-cell>
          <table:table-cell table:formula="of:=IF(VALUE(MID([.F317];6;FIND(&quot;:&quot;;[.F317];1)-FIND(&quot; &quot;;[.F317];1)-1))&gt;VALUE(MID([.F316];6;FIND(&quot;:&quot;;[.F316];1)-FIND(&quot; &quot;;[.F316];1)-1));[.C316];[.C316]+1)" office:value-type="float" office:value="3">
            <text:p>003</text:p>
          </table:table-cell>
          <table:table-cell table:style-name="ce133" office:value-type="string">
            <text:p>CS\Mail\Other_actions\Address book\Send mail</text:p>
          </table:table-cell>
          <table:table-cell office:value-type="string">
            <text:p>Compose new message by choose many contacts</text:p>
          </table:table-cell>
          <table:table-cell office:value-type="string">
            <text:p>Step 5: send mail</text:p>
          </table:table-cell>
          <table:table-cell office:value-type="string">
            <text:p>- Input data for some field if want</text:p>
            <text:p>- Click Send Mail</text:p>
          </table:table-cell>
          <table:table-cell office:value-type="string">
            <text:p>The message is sent successfully </text:p>
          </table:table-cell>
          <table:table-cell table:style-name="ce160" office:value-type="string">
            <text:p>Medium</text:p>
          </table:table-cell>
          <table:table-cell table:number-columns-repeated="10"/>
          <table:table-cell table:style-name="ce281" table:number-columns-repeated="215"/>
          <table:table-cell table:number-columns-repeated="22"/>
        </table:table-row>
        <table:table-row table:style-name="ro8">
          <table:table-cell table:formula="of:=IF(MID([.F318];6;1)&gt;MID([.F317];6;1);&quot;&quot;;MAX([.A$7:.A317])+1)" office:value-type="float" office:value="102">
            <text:p>102</text:p>
          </table:table-cell>
          <table:table-cell office:value-type="string">
            <text:p>FNC_CS_MA_ADDBOOK_06</text:p>
          </table:table-cell>
          <table:table-cell table:formula="of:=IF(VALUE(MID([.F318];6;FIND(&quot;:&quot;;[.F318];1)-FIND(&quot; &quot;;[.F318];1)-1))&gt;VALUE(MID([.F317];6;FIND(&quot;:&quot;;[.F317];1)-FIND(&quot; &quot;;[.F317];1)-1));[.C317];[.C317]+1)" office:value-type="float" office:value="4">
            <text:p>004</text:p>
          </table:table-cell>
          <table:table-cell table:style-name="ce133" office:value-type="string">
            <text:p>CS\Mail\Other_actions\Address book\Send mail</text:p>
          </table:table-cell>
          <table:table-cell table:style-name="ce244" office:value-type="string">
            <text:p>Compose new message while No account mail</text:p>
          </table:table-cell>
          <table:table-cell office:value-type="string">
            <text:p>Step 1: Do not create any account mail , but create some new contacts with email address</text:p>
          </table:table-cell>
          <table:table-cell office:value-type="string">
            <text:p>Do not create any account mail , but create some new contacts with email address</text:p>
          </table:table-cell>
          <table:table-cell office:value-type="string">
            <text:p>They are created successfully</text:p>
          </table:table-cell>
          <table:table-cell table:style-name="ce160" office:value-type="string">
            <text:p>Medium</text:p>
          </table:table-cell>
          <table:table-cell table:number-columns-repeated="10"/>
          <table:table-cell table:style-name="ce281" table:number-columns-repeated="215"/>
          <table:table-cell table:number-columns-repeated="22"/>
        </table:table-row>
        <table:table-row table:style-name="ro8">
          <table:table-cell table:formula="of:=IF(MID([.F319];6;1)&gt;MID([.F318];6;1);&quot;&quot;;MAX([.A$7:.A318])+1)">
            <text:p/>
          </table:table-cell>
          <table:table-cell office:value-type="string">
            <text:p>FNC_CS_MA_ADDBOOK_06</text:p>
          </table:table-cell>
          <table:table-cell table:formula="of:=IF(VALUE(MID([.F319];6;FIND(&quot;:&quot;;[.F319];1)-FIND(&quot; &quot;;[.F319];1)-1))&gt;VALUE(MID([.F318];6;FIND(&quot;:&quot;;[.F318];1)-FIND(&quot; &quot;;[.F318];1)-1));[.C318];[.C318]+1)" office:value-type="float" office:value="4">
            <text:p>004</text:p>
          </table:table-cell>
          <table:table-cell table:style-name="ce133" office:value-type="string">
            <text:p>CS\Mail\Other_actions\Address book\Send mail</text:p>
          </table:table-cell>
          <table:table-cell office:value-type="string">
            <text:p>Compose new message while No account mail</text:p>
          </table:table-cell>
          <table:table-cell office:value-type="string">
            <text:p>Step 2: Choose contact to send mail</text:p>
          </table:table-cell>
          <table:table-cell office:value-type="string">
            <text:p>- Click left <text:s/>space of same contacts </text:p>
          </table:table-cell>
          <table:table-cell office:value-type="string">
            <text:p>- These contacts are ticked</text:p>
          </table:table-cell>
          <table:table-cell table:style-name="ce160" office:value-type="string">
            <text:p>Medium</text:p>
          </table:table-cell>
          <table:table-cell table:number-columns-repeated="10"/>
          <table:table-cell table:style-name="ce281" table:number-columns-repeated="215"/>
          <table:table-cell table:number-columns-repeated="22"/>
        </table:table-row>
        <table:table-row table:style-name="ro8">
          <table:table-cell table:formula="of:=IF(MID([.F320];6;1)&gt;MID([.F319];6;1);&quot;&quot;;MAX([.A$7:.A319])+1)">
            <text:p/>
          </table:table-cell>
          <table:table-cell office:value-type="string">
            <text:p>FNC_CS_MA_ADDBOOK_06</text:p>
          </table:table-cell>
          <table:table-cell table:formula="of:=IF(VALUE(MID([.F320];6;FIND(&quot;:&quot;;[.F320];1)-FIND(&quot; &quot;;[.F320];1)-1))&gt;VALUE(MID([.F319];6;FIND(&quot;:&quot;;[.F319];1)-FIND(&quot; &quot;;[.F319];1)-1));[.C319];[.C319]+1)" office:value-type="float" office:value="4">
            <text:p>004</text:p>
          </table:table-cell>
          <table:table-cell table:style-name="ce133" office:value-type="string">
            <text:p>CS\Mail\Other_actions\Address book\Send mail</text:p>
          </table:table-cell>
          <table:table-cell office:value-type="string">
            <text:p>Compose new message while No account mail</text:p>
          </table:table-cell>
          <table:table-cell office:value-type="string">
            <text:p>Step 3: Open compose a new message form</text:p>
          </table:table-cell>
          <table:table-cell office:value-type="string">
            <text:p>- Click <text:span text:style-name="T5">Send Mail</text:span></text:p>
          </table:table-cell>
          <table:table-cell office:value-type="string">
            <text:p>Alert message is shown to report that have to create account mail </text:p>
          </table:table-cell>
          <table:table-cell table:style-name="ce160" office:value-type="string">
            <text:p>Medium</text:p>
          </table:table-cell>
          <table:table-cell table:number-columns-repeated="10"/>
          <table:table-cell table:style-name="ce281" table:number-columns-repeated="215"/>
          <table:table-cell table:number-columns-repeated="22"/>
        </table:table-row>
        <table:table-row table:style-name="ro4">
          <table:table-cell table:formula="of:=IF(MID([.F321];6;1)&gt;MID([.F320];6;1);&quot;&quot;;MAX([.A$7:.A320])+1)" office:value-type="float" office:value="103">
            <text:p>103</text:p>
          </table:table-cell>
          <table:table-cell office:value-type="string">
            <text:p>FNC_CS_MA_RTL</text:p>
          </table:table-cell>
          <table:table-cell table:style-name="ce140" office:value-type="float" office:value="1">
            <text:p>001</text:p>
          </table:table-cell>
          <table:table-cell table:style-name="ce133" office:value-type="string">
            <text:p>CS\Mail\Other_actions\RTL</text:p>
          </table:table-cell>
          <table:table-cell table:style-name="ce244" office:value-type="string">
            <text:p>Work in mail porlet under Arabic language </text:p>
          </table:table-cell>
          <table:table-cell office:value-type="string">
            <text:p>Step 1: Login by one user</text:p>
          </table:table-cell>
          <table:table-cell office:value-type="string">
            <text:p>- login by one user </text:p>
          </table:table-cell>
          <table:table-cell office:value-type="string">
            <text:p>Login successfully</text:p>
          </table:table-cell>
          <table:table-cell table:style-name="ce160" office:value-type="string">
            <text:p>High</text:p>
          </table:table-cell>
          <table:table-cell table:number-columns-repeated="10"/>
          <table:table-cell table:style-name="ce281" table:number-columns-repeated="215"/>
          <table:table-cell table:number-columns-repeated="22"/>
        </table:table-row>
        <table:table-row table:style-name="ro4">
          <table:table-cell table:formula="of:=IF(MID([.F322];6;1)&gt;MID([.F321];6;1);&quot;&quot;;MAX([.A$7:.A321])+1)">
            <text:p/>
          </table:table-cell>
          <table:table-cell office:value-type="string">
            <text:p>FNC_CS_MA_RTL</text:p>
          </table:table-cell>
          <table:table-cell table:formula="of:=IF(VALUE(MID([.F322];6;FIND(&quot;:&quot;;[.F322];1)-FIND(&quot; &quot;;[.F322];1)-1))&gt;VALUE(MID([.F321];6;FIND(&quot;:&quot;;[.F321];1)-FIND(&quot; &quot;;[.F321];1)-1));[.C321];[.C321]+1)" office:value-type="float" office:value="1">
            <text:p>001</text:p>
          </table:table-cell>
          <table:table-cell table:style-name="ce133" office:value-type="string">
            <text:p>CS\Mail\Other_actions\RTL</text:p>
          </table:table-cell>
          <table:table-cell office:value-type="string">
            <text:p>Work in mail porlet under Arabic language </text:p>
          </table:table-cell>
          <table:table-cell office:value-type="string">
            <text:p>Step 2: Show interface language setting form</text:p>
          </table:table-cell>
          <table:table-cell office:value-type="string">
            <text:p>- Click <text:span text:style-name="T5">Change language icon </text:span><text:span text:style-name="T6">right top of portlet</text:span></text:p>
          </table:table-cell>
          <table:table-cell office:value-type="string">
            <text:p>The interface language setting form is shown</text:p>
          </table:table-cell>
          <table:table-cell table:style-name="ce160" office:value-type="string">
            <text:p>High</text:p>
          </table:table-cell>
          <table:table-cell table:number-columns-repeated="10"/>
          <table:table-cell table:style-name="ce281" table:number-columns-repeated="215"/>
          <table:table-cell table:number-columns-repeated="22"/>
        </table:table-row>
        <table:table-row table:style-name="ro4">
          <table:table-cell table:formula="of:=IF(MID([.F323];6;1)&gt;MID([.F322];6;1);&quot;&quot;;MAX([.A$7:.A322])+1)">
            <text:p/>
          </table:table-cell>
          <table:table-cell office:value-type="string">
            <text:p>FNC_CS_MA_RTL</text:p>
          </table:table-cell>
          <table:table-cell table:formula="of:=IF(VALUE(MID([.F323];6;FIND(&quot;:&quot;;[.F323];1)-FIND(&quot; &quot;;[.F323];1)-1))&gt;VALUE(MID([.F322];6;FIND(&quot;:&quot;;[.F322];1)-FIND(&quot; &quot;;[.F322];1)-1));[.C322];[.C322]+1)" office:value-type="float" office:value="1">
            <text:p>001</text:p>
          </table:table-cell>
          <table:table-cell table:style-name="ce133" office:value-type="string">
            <text:p>CS\Mail\Other_actions\RTL</text:p>
          </table:table-cell>
          <table:table-cell office:value-type="string">
            <text:p>Work in mail porlet under Arabic language </text:p>
          </table:table-cell>
          <table:table-cell office:value-type="string">
            <text:p>Step 3: Change language</text:p>
          </table:table-cell>
          <table:table-cell office:value-type="string">
            <text:p>- Choose <text:span text:style-name="T5">Arabic</text:span></text:p>
            <text:p><text:span text:style-name="T5">- </text:span><text:span text:style-name="T6">Click </text:span><text:span text:style-name="T5">Apply</text:span></text:p>
          </table:table-cell>
          <table:table-cell office:value-type="string">
            <text:p>The language is changed</text:p>
          </table:table-cell>
          <table:table-cell table:style-name="ce160" office:value-type="string">
            <text:p>High</text:p>
          </table:table-cell>
          <table:table-cell table:number-columns-repeated="10"/>
          <table:table-cell table:style-name="ce281" table:number-columns-repeated="215"/>
          <table:table-cell table:number-columns-repeated="22"/>
        </table:table-row>
        <table:table-row table:style-name="ro4">
          <table:table-cell table:formula="of:=IF(MID([.F324];6;1)&gt;MID([.F323];6;1);&quot;&quot;;MAX([.A$7:.A323])+1)">
            <text:p/>
          </table:table-cell>
          <table:table-cell office:value-type="string">
            <text:p>FNC_CS_MA_RTL</text:p>
          </table:table-cell>
          <table:table-cell table:formula="of:=IF(VALUE(MID([.F324];6;FIND(&quot;:&quot;;[.F324];1)-FIND(&quot; &quot;;[.F324];1)-1))&gt;VALUE(MID([.F323];6;FIND(&quot;:&quot;;[.F323];1)-FIND(&quot; &quot;;[.F323];1)-1));[.C323];[.C323]+1)" office:value-type="float" office:value="1">
            <text:p>001</text:p>
          </table:table-cell>
          <table:table-cell table:style-name="ce133" office:value-type="string">
            <text:p>CS\Mail\Other_actions\RTL</text:p>
          </table:table-cell>
          <table:table-cell office:value-type="string">
            <text:p>Work in mail porlet under Arabic language </text:p>
          </table:table-cell>
          <table:table-cell office:value-type="string">
            <text:p>Step 4: Go to Mail portlet</text:p>
          </table:table-cell>
          <table:table-cell office:value-type="string">
            <text:p>- Go to Mail portlet </text:p>
          </table:table-cell>
          <table:table-cell office:value-type="string">
            <text:p>This portlet is executed in Arabic language</text:p>
          </table:table-cell>
          <table:table-cell table:style-name="ce160" office:value-type="string">
            <text:p>High</text:p>
          </table:table-cell>
          <table:table-cell table:number-columns-repeated="10"/>
          <table:table-cell table:style-name="ce281" table:number-columns-repeated="215"/>
          <table:table-cell table:number-columns-repeated="22"/>
        </table:table-row>
        <table:table-row table:style-name="ro8">
          <table:table-cell table:formula="of:=IF(MID([.F325];6;1)&gt;MID([.F324];6;1);&quot;&quot;;MAX([.A$7:.A324])+1)" office:value-type="float" office:value="104">
            <text:p>104</text:p>
          </table:table-cell>
          <table:table-cell office:value-type="string">
            <text:p>FNC_CS_MA_SYNC_01</text:p>
          </table:table-cell>
          <table:table-cell table:style-name="ce140" office:value-type="float" office:value="1">
            <text:p>001</text:p>
          </table:table-cell>
          <table:table-cell table:style-name="ce133" office:value-type="string">
            <text:p>CS\Mail\Other_actions\Sync1</text:p>
          </table:table-cell>
          <table:table-cell table:style-name="ce244" office:value-type="string">
            <text:p>Synchronize folder if a folder on <text:s/>exo mail <text:s/>is created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60" office:value-type="string">
            <text:p>High</text:p>
          </table:table-cell>
          <table:table-cell table:number-columns-repeated="10"/>
          <table:table-cell table:style-name="ce281" table:number-columns-repeated="215"/>
          <table:table-cell table:number-columns-repeated="22"/>
        </table:table-row>
        <table:table-row table:style-name="ro25">
          <table:table-cell table:formula="of:=IF(MID([.F326];6;1)&gt;MID([.F325];6;1);&quot;&quot;;MAX([.A$7:.A325])+1)">
            <text:p/>
          </table:table-cell>
          <table:table-cell office:value-type="string">
            <text:p>FNC_CS_MA_SYNC_01</text:p>
          </table:table-cell>
          <table:table-cell table:formula="of:=IF(VALUE(MID([.F326];6;FIND(&quot;:&quot;;[.F326];1)-FIND(&quot; &quot;;[.F326];1)-1))&gt;VALUE(MID([.F325];6;FIND(&quot;:&quot;;[.F325];1)-FIND(&quot; &quot;;[.F325];1)-1));[.C325];[.C325]+1)" office:value-type="float" office:value="1">
            <text:p>001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<text:s/>exo mail <text:s/>is created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0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60" office:value-type="string">
            <text:p>High</text:p>
          </table:table-cell>
          <table:table-cell table:number-columns-repeated="10"/>
          <table:table-cell table:style-name="ce281" table:number-columns-repeated="215"/>
          <table:table-cell table:number-columns-repeated="22"/>
        </table:table-row>
        <table:table-row table:style-name="ro4">
          <table:table-cell table:formula="of:=IF(MID([.F327];6;1)&gt;MID([.F326];6;1);&quot;&quot;;MAX([.A$7:.A326])+1)">
            <text:p/>
          </table:table-cell>
          <table:table-cell office:value-type="string">
            <text:p>FNC_CS_MA_SYNC_01</text:p>
          </table:table-cell>
          <table:table-cell table:formula="of:=IF(VALUE(MID([.F327];6;FIND(&quot;:&quot;;[.F327];1)-FIND(&quot; &quot;;[.F327];1)-1))&gt;VALUE(MID([.F326];6;FIND(&quot;:&quot;;[.F326];1)-FIND(&quot; &quot;;[.F326];1)-1));[.C326];[.C326]+1)" office:value-type="float" office:value="1">
            <text:p>001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<text:s/>exo mail <text:s/>is created</text:p>
          </table:table-cell>
          <table:table-cell office:value-type="string">
            <text:p>Step 3: Create new folder</text:p>
          </table:table-cell>
          <table:table-cell office:value-type="string">
            <text:p>Perform to create a folder (AA)</text:p>
          </table:table-cell>
          <table:table-cell office:value-type="string">
            <text:p>The folder is created</text:p>
          </table:table-cell>
          <table:table-cell table:style-name="ce160" office:value-type="string">
            <text:p>High</text:p>
          </table:table-cell>
          <table:table-cell table:number-columns-repeated="10"/>
          <table:table-cell table:style-name="ce281" table:number-columns-repeated="215"/>
          <table:table-cell table:number-columns-repeated="22"/>
        </table:table-row>
        <table:table-row table:style-name="ro4">
          <table:table-cell table:formula="of:=IF(MID([.F328];6;1)&gt;MID([.F327];6;1);&quot;&quot;;MAX([.A$7:.A327])+1)">
            <text:p/>
          </table:table-cell>
          <table:table-cell office:value-type="string">
            <text:p>FNC_CS_MA_SYNC_01</text:p>
          </table:table-cell>
          <table:table-cell table:formula="of:=IF(VALUE(MID([.F328];6;FIND(&quot;:&quot;;[.F328];1)-FIND(&quot; &quot;;[.F328];1)-1))&gt;VALUE(MID([.F327];6;FIND(&quot;:&quot;;[.F327];1)-FIND(&quot; &quot;;[.F327];1)-1));[.C327];[.C327]+1)" office:value-type="float" office:value="1">
            <text:p>001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<text:s/>exo mail <text:s/>is created</text:p>
          </table:table-cell>
          <table:table-cell office:value-type="string">
            <text:p>Step 4: Check new folder on gmail</text:p>
          </table:table-cell>
          <table:table-cell office:value-type="string">
            <text:p>Go to this account on Gmail</text:p>
          </table:table-cell>
          <table:table-cell office:value-type="string">
            <text:p>On gmail, a label with name <text:s/>: AA is created automatically </text:p>
          </table:table-cell>
          <table:table-cell table:style-name="ce160" office:value-type="string">
            <text:p>High</text:p>
          </table:table-cell>
          <table:table-cell table:number-columns-repeated="10"/>
          <table:table-cell table:style-name="ce281" table:number-columns-repeated="215"/>
          <table:table-cell table:number-columns-repeated="22"/>
        </table:table-row>
        <table:table-row table:style-name="ro8">
          <table:table-cell table:formula="of:=IF(MID([.F329];6;1)&gt;MID([.F328];6;1);&quot;&quot;;MAX([.A$7:.A328])+1)" office:value-type="float" office:value="105">
            <text:p>105</text:p>
          </table:table-cell>
          <table:table-cell office:value-type="string">
            <text:p>FNC_CS_MA_SYNC_01</text:p>
          </table:table-cell>
          <table:table-cell table:formula="of:=IF(VALUE(MID([.F329];6;FIND(&quot;:&quot;;[.F329];1)-FIND(&quot; &quot;;[.F329];1)-1))&gt;VALUE(MID([.F328];6;FIND(&quot;:&quot;;[.F328];1)-FIND(&quot; &quot;;[.F328];1)-1));[.C328];[.C328]+1)" office:value-type="float" office:value="2">
            <text:p>002</text:p>
          </table:table-cell>
          <table:table-cell table:style-name="ce133" office:value-type="string">
            <text:p>CS\Mail\Other_actions\Sync1</text:p>
          </table:table-cell>
          <table:table-cell table:style-name="ce244" office:value-type="string">
            <text:p>Synchronize folder if a folder on <text:s/>exo mail <text:s/>is Deleted 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60" office:value-type="string">
            <text:p>High</text:p>
          </table:table-cell>
          <table:table-cell table:number-columns-repeated="10"/>
          <table:table-cell table:style-name="ce281" table:number-columns-repeated="215"/>
          <table:table-cell table:number-columns-repeated="22"/>
        </table:table-row>
        <table:table-row table:style-name="ro25">
          <table:table-cell table:formula="of:=IF(MID([.F330];6;1)&gt;MID([.F329];6;1);&quot;&quot;;MAX([.A$7:.A329])+1)">
            <text:p/>
          </table:table-cell>
          <table:table-cell office:value-type="string">
            <text:p>FNC_CS_MA_SYNC_01</text:p>
          </table:table-cell>
          <table:table-cell table:formula="of:=IF(VALUE(MID([.F330];6;FIND(&quot;:&quot;;[.F330];1)-FIND(&quot; &quot;;[.F330];1)-1))&gt;VALUE(MID([.F329];6;FIND(&quot;:&quot;;[.F329];1)-FIND(&quot; &quot;;[.F329];1)-1));[.C329];[.C329]+1)" office:value-type="float" office:value="2">
            <text:p>002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<text:s/>exo mail <text:s/>is Deleted 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0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60" office:value-type="string">
            <text:p>High</text:p>
          </table:table-cell>
          <table:table-cell table:number-columns-repeated="10"/>
          <table:table-cell table:style-name="ce281" table:number-columns-repeated="215"/>
          <table:table-cell table:number-columns-repeated="22"/>
        </table:table-row>
        <table:table-row table:style-name="ro4">
          <table:table-cell table:formula="of:=IF(MID([.F331];6;1)&gt;MID([.F330];6;1);&quot;&quot;;MAX([.A$7:.A330])+1)">
            <text:p/>
          </table:table-cell>
          <table:table-cell office:value-type="string">
            <text:p>FNC_CS_MA_SYNC_01</text:p>
          </table:table-cell>
          <table:table-cell table:formula="of:=IF(VALUE(MID([.F331];6;FIND(&quot;:&quot;;[.F331];1)-FIND(&quot; &quot;;[.F331];1)-1))&gt;VALUE(MID([.F330];6;FIND(&quot;:&quot;;[.F330];1)-FIND(&quot; &quot;;[.F330];1)-1));[.C330];[.C330]+1)" office:value-type="float" office:value="2">
            <text:p>002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<text:s/>exo mail <text:s/>is Deleted </text:p>
          </table:table-cell>
          <table:table-cell office:value-type="string">
            <text:p>Step 3: Create new folder</text:p>
          </table:table-cell>
          <table:table-cell office:value-type="string">
            <text:p>Perform to create a folder (AA)</text:p>
          </table:table-cell>
          <table:table-cell office:value-type="string">
            <text:p>The folder is created</text:p>
          </table:table-cell>
          <table:table-cell table:style-name="ce160" office:value-type="string">
            <text:p>High</text:p>
          </table:table-cell>
          <table:table-cell table:number-columns-repeated="10"/>
          <table:table-cell table:style-name="ce281" table:number-columns-repeated="215"/>
          <table:table-cell table:number-columns-repeated="22"/>
        </table:table-row>
        <table:table-row table:style-name="ro4">
          <table:table-cell table:formula="of:=IF(MID([.F332];6;1)&gt;MID([.F331];6;1);&quot;&quot;;MAX([.A$7:.A331])+1)">
            <text:p/>
          </table:table-cell>
          <table:table-cell office:value-type="string">
            <text:p>FNC_CS_MA_SYNC_01</text:p>
          </table:table-cell>
          <table:table-cell table:formula="of:=IF(VALUE(MID([.F332];6;FIND(&quot;:&quot;;[.F332];1)-FIND(&quot; &quot;;[.F332];1)-1))&gt;VALUE(MID([.F331];6;FIND(&quot;:&quot;;[.F331];1)-FIND(&quot; &quot;;[.F331];1)-1));[.C331];[.C331]+1)" office:value-type="float" office:value="2">
            <text:p>002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<text:s/>exo mail <text:s/>is Deleted </text:p>
          </table:table-cell>
          <table:table-cell office:value-type="string">
            <text:p>Step 4: Check new folder on gmail</text:p>
          </table:table-cell>
          <table:table-cell office:value-type="string">
            <text:p>Go to this account on Gmail</text:p>
          </table:table-cell>
          <table:table-cell office:value-type="string">
            <text:p>On gmail, a label with name <text:s/>: AA is created automatically </text:p>
          </table:table-cell>
          <table:table-cell table:style-name="ce160" office:value-type="string">
            <text:p>High</text:p>
          </table:table-cell>
          <table:table-cell table:number-columns-repeated="10"/>
          <table:table-cell table:style-name="ce281" table:number-columns-repeated="215"/>
          <table:table-cell table:number-columns-repeated="22"/>
        </table:table-row>
        <table:table-row table:style-name="ro4">
          <table:table-cell table:formula="of:=IF(MID([.F333];6;1)&gt;MID([.F332];6;1);&quot;&quot;;MAX([.A$7:.A332])+1)">
            <text:p/>
          </table:table-cell>
          <table:table-cell office:value-type="string">
            <text:p>FNC_CS_MA_SYNC_01</text:p>
          </table:table-cell>
          <table:table-cell table:formula="of:=IF(VALUE(MID([.F333];6;FIND(&quot;:&quot;;[.F333];1)-FIND(&quot; &quot;;[.F333];1)-1))&gt;VALUE(MID([.F332];6;FIND(&quot;:&quot;;[.F332];1)-FIND(&quot; &quot;;[.F332];1)-1));[.C332];[.C332]+1)" office:value-type="float" office:value="2">
            <text:p>002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<text:s/>exo mail <text:s/>is Deleted </text:p>
          </table:table-cell>
          <table:table-cell office:value-type="string">
            <text:p>Step 5: Delete new folder</text:p>
          </table:table-cell>
          <table:table-cell office:value-type="string">
            <text:p>- Go to this account on exo mail</text:p>
            <text:p>- Perform to delete this folder</text:p>
          </table:table-cell>
          <table:table-cell office:value-type="string">
            <text:p>The folder is deleted</text:p>
          </table:table-cell>
          <table:table-cell table:style-name="ce160" office:value-type="string">
            <text:p>High</text:p>
          </table:table-cell>
          <table:table-cell table:number-columns-repeated="10"/>
          <table:table-cell table:style-name="ce281" table:number-columns-repeated="215"/>
          <table:table-cell table:number-columns-repeated="22"/>
        </table:table-row>
        <table:table-row table:style-name="ro4">
          <table:table-cell table:formula="of:=IF(MID([.F334];6;1)&gt;MID([.F333];6;1);&quot;&quot;;MAX([.A$7:.A333])+1)">
            <text:p/>
          </table:table-cell>
          <table:table-cell office:value-type="string">
            <text:p>FNC_CS_MA_SYNC_01</text:p>
          </table:table-cell>
          <table:table-cell table:formula="of:=IF(VALUE(MID([.F334];6;FIND(&quot;:&quot;;[.F334];1)-FIND(&quot; &quot;;[.F334];1)-1))&gt;VALUE(MID([.F333];6;FIND(&quot;:&quot;;[.F333];1)-FIND(&quot; &quot;;[.F333];1)-1));[.C333];[.C333]+1)" office:value-type="float" office:value="2">
            <text:p>002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<text:s/>exo mail <text:s/>is Deleted </text:p>
          </table:table-cell>
          <table:table-cell office:value-type="string">
            <text:p>Step 6: Check this folder on Gmail</text:p>
          </table:table-cell>
          <table:table-cell office:value-type="string">
            <text:p>- Go to this account on gmail</text:p>
          </table:table-cell>
          <table:table-cell office:value-type="string">
            <text:p>Label AA was deleted automatically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35];6;1)&gt;MID([.F334];6;1);&quot;&quot;;MAX([.A$7:.A334])+1)" office:value-type="float" office:value="106">
            <text:p>106</text:p>
          </table:table-cell>
          <table:table-cell office:value-type="string">
            <text:p>FNC_CS_MA_SYNC_01</text:p>
          </table:table-cell>
          <table:table-cell table:formula="of:=IF(VALUE(MID([.F335];6;FIND(&quot;:&quot;;[.F335];1)-FIND(&quot; &quot;;[.F335];1)-1))&gt;VALUE(MID([.F334];6;FIND(&quot;:&quot;;[.F334];1)-FIND(&quot; &quot;;[.F334];1)-1));[.C334];[.C334]+1)" office:value-type="float" office:value="3">
            <text:p>003</text:p>
          </table:table-cell>
          <table:table-cell table:style-name="ce133" office:value-type="string">
            <text:p>CS\Mail\Other_actions\Sync1</text:p>
          </table:table-cell>
          <table:table-cell table:style-name="ce244" office:value-type="string">
            <text:p>Synchronize folder if a folder on <text:s/>exo mail <text:s/>is edited <text:s/>name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36];6;1)&gt;MID([.F335];6;1);&quot;&quot;;MAX([.A$7:.A335])+1)">
            <text:p/>
          </table:table-cell>
          <table:table-cell office:value-type="string">
            <text:p>FNC_CS_MA_SYNC_01</text:p>
          </table:table-cell>
          <table:table-cell table:formula="of:=IF(VALUE(MID([.F336];6;FIND(&quot;:&quot;;[.F336];1)-FIND(&quot; &quot;;[.F336];1)-1))&gt;VALUE(MID([.F335];6;FIND(&quot;:&quot;;[.F335];1)-FIND(&quot; &quot;;[.F335];1)-1));[.C335];[.C335]+1)" office:value-type="float" office:value="3">
            <text:p>003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<text:s/>exo mail <text:s/>is edited <text:s/>name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0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37];6;1)&gt;MID([.F336];6;1);&quot;&quot;;MAX([.A$7:.A336])+1)">
            <text:p/>
          </table:table-cell>
          <table:table-cell office:value-type="string">
            <text:p>FNC_CS_MA_SYNC_01</text:p>
          </table:table-cell>
          <table:table-cell table:formula="of:=IF(VALUE(MID([.F337];6;FIND(&quot;:&quot;;[.F337];1)-FIND(&quot; &quot;;[.F337];1)-1))&gt;VALUE(MID([.F336];6;FIND(&quot;:&quot;;[.F336];1)-FIND(&quot; &quot;;[.F336];1)-1));[.C336];[.C336]+1)" office:value-type="float" office:value="3">
            <text:p>003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<text:s/>exo mail <text:s/>is edited <text:s/>name</text:p>
          </table:table-cell>
          <table:table-cell office:value-type="string">
            <text:p>Step 3: Create new folder</text:p>
          </table:table-cell>
          <table:table-cell office:value-type="string">
            <text:p>Perform to create a folder (AA)</text:p>
          </table:table-cell>
          <table:table-cell office:value-type="string">
            <text:p>The folder is created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38];6;1)&gt;MID([.F337];6;1);&quot;&quot;;MAX([.A$7:.A337])+1)">
            <text:p/>
          </table:table-cell>
          <table:table-cell office:value-type="string">
            <text:p>FNC_CS_MA_SYNC_01</text:p>
          </table:table-cell>
          <table:table-cell table:formula="of:=IF(VALUE(MID([.F338];6;FIND(&quot;:&quot;;[.F338];1)-FIND(&quot; &quot;;[.F338];1)-1))&gt;VALUE(MID([.F337];6;FIND(&quot;:&quot;;[.F337];1)-FIND(&quot; &quot;;[.F337];1)-1));[.C337];[.C337]+1)" office:value-type="float" office:value="3">
            <text:p>003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<text:s/>exo mail <text:s/>is edited <text:s/>name</text:p>
          </table:table-cell>
          <table:table-cell office:value-type="string">
            <text:p>Step 4: Check new folder on gmail</text:p>
          </table:table-cell>
          <table:table-cell office:value-type="string">
            <text:p>Go to this account on Gmail</text:p>
          </table:table-cell>
          <table:table-cell office:value-type="string">
            <text:p>On gmail, a label with name <text:s/>: AA is created automatically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39];6;1)&gt;MID([.F338];6;1);&quot;&quot;;MAX([.A$7:.A338])+1)">
            <text:p/>
          </table:table-cell>
          <table:table-cell office:value-type="string">
            <text:p>FNC_CS_MA_SYNC_01</text:p>
          </table:table-cell>
          <table:table-cell table:formula="of:=IF(VALUE(MID([.F339];6;FIND(&quot;:&quot;;[.F339];1)-FIND(&quot; &quot;;[.F339];1)-1))&gt;VALUE(MID([.F338];6;FIND(&quot;:&quot;;[.F338];1)-FIND(&quot; &quot;;[.F338];1)-1));[.C338];[.C338]+1)" office:value-type="float" office:value="3">
            <text:p>003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<text:s/>exo mail <text:s/>is edited <text:s/>name</text:p>
          </table:table-cell>
          <table:table-cell office:value-type="string">
            <text:p>Step 5: Edit name</text:p>
          </table:table-cell>
          <table:table-cell office:value-type="string">
            <text:p>- Go to this account on exo mail </text:p>
            <text:p>- perform to edit name of this folder</text:p>
          </table:table-cell>
          <table:table-cell office:value-type="string">
            <text:p>Name of this folder is edited successfully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40];6;1)&gt;MID([.F339];6;1);&quot;&quot;;MAX([.A$7:.A339])+1)">
            <text:p/>
          </table:table-cell>
          <table:table-cell office:value-type="string">
            <text:p>FNC_CS_MA_SYNC_01</text:p>
          </table:table-cell>
          <table:table-cell table:formula="of:=IF(VALUE(MID([.F340];6;FIND(&quot;:&quot;;[.F340];1)-FIND(&quot; &quot;;[.F340];1)-1))&gt;VALUE(MID([.F339];6;FIND(&quot;:&quot;;[.F339];1)-FIND(&quot; &quot;;[.F339];1)-1));[.C339];[.C339]+1)" office:value-type="float" office:value="3">
            <text:p>003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<text:s/>exo mail <text:s/>is edited <text:s/>name</text:p>
          </table:table-cell>
          <table:table-cell office:value-type="string">
            <text:p>Step 6: Check name of this folder on gmail </text:p>
          </table:table-cell>
          <table:table-cell office:value-type="string">
            <text:p>Go to this account on Gmail</text:p>
          </table:table-cell>
          <table:table-cell office:value-type="string">
            <text:p>Name of this folder is also changed like name on exo mail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41];6;1)&gt;MID([.F340];6;1);&quot;&quot;;MAX([.A$7:.A340])+1)" office:value-type="float" office:value="107">
            <text:p>107</text:p>
          </table:table-cell>
          <table:table-cell office:value-type="string">
            <text:p>FNC_CS_MA_SYNC_01</text:p>
          </table:table-cell>
          <table:table-cell table:formula="of:=IF(VALUE(MID([.F341];6;FIND(&quot;:&quot;;[.F341];1)-FIND(&quot; &quot;;[.F341];1)-1))&gt;VALUE(MID([.F340];6;FIND(&quot;:&quot;;[.F340];1)-FIND(&quot; &quot;;[.F340];1)-1));[.C340];[.C340]+1)" office:value-type="float" office:value="4">
            <text:p>004</text:p>
          </table:table-cell>
          <table:table-cell table:style-name="ce133" office:value-type="string">
            <text:p>CS\Mail\Other_actions\Sync1</text:p>
          </table:table-cell>
          <table:table-cell table:style-name="ce244" office:value-type="string">
            <text:p>Synchronize folder if a folder on <text:s/>Gmail <text:s/>is created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42];6;1)&gt;MID([.F341];6;1);&quot;&quot;;MAX([.A$7:.A341])+1)">
            <text:p/>
          </table:table-cell>
          <table:table-cell office:value-type="string">
            <text:p>FNC_CS_MA_SYNC_01</text:p>
          </table:table-cell>
          <table:table-cell table:formula="of:=IF(VALUE(MID([.F342];6;FIND(&quot;:&quot;;[.F342];1)-FIND(&quot; &quot;;[.F342];1)-1))&gt;VALUE(MID([.F341];6;FIND(&quot;:&quot;;[.F341];1)-FIND(&quot; &quot;;[.F341];1)-1));[.C341];[.C341]+1)" office:value-type="float" office:value="4">
            <text:p>004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<text:s/>Gmail <text:s/>is created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0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43];6;1)&gt;MID([.F342];6;1);&quot;&quot;;MAX([.A$7:.A342])+1)">
            <text:p/>
          </table:table-cell>
          <table:table-cell office:value-type="string">
            <text:p>FNC_CS_MA_SYNC_01</text:p>
          </table:table-cell>
          <table:table-cell table:formula="of:=IF(VALUE(MID([.F343];6;FIND(&quot;:&quot;;[.F343];1)-FIND(&quot; &quot;;[.F343];1)-1))&gt;VALUE(MID([.F342];6;FIND(&quot;:&quot;;[.F342];1)-FIND(&quot; &quot;;[.F342];1)-1));[.C342];[.C342]+1)" office:value-type="float" office:value="4">
            <text:p>004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<text:s/>Gmail <text:s/>is created</text:p>
          </table:table-cell>
          <table:table-cell office:value-type="string">
            <text:p>Step 3: Create new folder (label) on Gmail</text:p>
          </table:table-cell>
          <table:table-cell office:value-type="string">
            <text:p>Perform to create a folder (AA) on Gmail</text:p>
          </table:table-cell>
          <table:table-cell office:value-type="string">
            <text:p>The folder(label) <text:s/>is created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44];6;1)&gt;MID([.F343];6;1);&quot;&quot;;MAX([.A$7:.A343])+1)">
            <text:p/>
          </table:table-cell>
          <table:table-cell office:value-type="string">
            <text:p>FNC_CS_MA_SYNC_01</text:p>
          </table:table-cell>
          <table:table-cell table:formula="of:=IF(VALUE(MID([.F344];6;FIND(&quot;:&quot;;[.F344];1)-FIND(&quot; &quot;;[.F344];1)-1))&gt;VALUE(MID([.F343];6;FIND(&quot;:&quot;;[.F343];1)-FIND(&quot; &quot;;[.F343];1)-1));[.C343];[.C343]+1)" office:value-type="float" office:value="4">
            <text:p>004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<text:s/>Gmail <text:s/>is created</text:p>
          </table:table-cell>
          <table:table-cell office:value-type="string">
            <text:p>Step 4: Check new folder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A <text:s/>Folder <text:s/>with name <text:s/>: AA is created automatically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45];6;1)&gt;MID([.F344];6;1);&quot;&quot;;MAX([.A$7:.A344])+1)" office:value-type="float" office:value="108">
            <text:p>108</text:p>
          </table:table-cell>
          <table:table-cell office:value-type="string">
            <text:p>FNC_CS_MA_SYNC_01</text:p>
          </table:table-cell>
          <table:table-cell table:formula="of:=IF(VALUE(MID([.F345];6;FIND(&quot;:&quot;;[.F345];1)-FIND(&quot; &quot;;[.F345];1)-1))&gt;VALUE(MID([.F344];6;FIND(&quot;:&quot;;[.F344];1)-FIND(&quot; &quot;;[.F344];1)-1));[.C344];[.C344]+1)" office:value-type="float" office:value="5">
            <text:p>005</text:p>
          </table:table-cell>
          <table:table-cell table:style-name="ce133" office:value-type="string">
            <text:p>CS\Mail\Other_actions\Sync1</text:p>
          </table:table-cell>
          <table:table-cell table:style-name="ce244" office:value-type="string">
            <text:p>Synchronize folder if a folder on <text:s/>Gmail <text:s/>is Deleted 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46];6;1)&gt;MID([.F345];6;1);&quot;&quot;;MAX([.A$7:.A345])+1)">
            <text:p/>
          </table:table-cell>
          <table:table-cell office:value-type="string">
            <text:p>FNC_CS_MA_SYNC_01</text:p>
          </table:table-cell>
          <table:table-cell table:formula="of:=IF(VALUE(MID([.F346];6;FIND(&quot;:&quot;;[.F346];1)-FIND(&quot; &quot;;[.F346];1)-1))&gt;VALUE(MID([.F345];6;FIND(&quot;:&quot;;[.F345];1)-FIND(&quot; &quot;;[.F345];1)-1));[.C345];[.C345]+1)" office:value-type="float" office:value="5">
            <text:p>005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<text:s/>Gmail <text:s/>is Deleted 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0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47];6;1)&gt;MID([.F346];6;1);&quot;&quot;;MAX([.A$7:.A346])+1)">
            <text:p/>
          </table:table-cell>
          <table:table-cell office:value-type="string">
            <text:p>FNC_CS_MA_SYNC_01</text:p>
          </table:table-cell>
          <table:table-cell table:formula="of:=IF(VALUE(MID([.F347];6;FIND(&quot;:&quot;;[.F347];1)-FIND(&quot; &quot;;[.F347];1)-1))&gt;VALUE(MID([.F346];6;FIND(&quot;:&quot;;[.F346];1)-FIND(&quot; &quot;;[.F346];1)-1));[.C346];[.C346]+1)" office:value-type="float" office:value="5">
            <text:p>005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<text:s/>Gmail <text:s/>is Deleted </text:p>
          </table:table-cell>
          <table:table-cell office:value-type="string">
            <text:p>Step 3: Create new folder (label) on Gmail</text:p>
          </table:table-cell>
          <table:table-cell office:value-type="string">
            <text:p>Perform to create a folder (AA) on Gmail</text:p>
          </table:table-cell>
          <table:table-cell office:value-type="string">
            <text:p>The folder(label) <text:s/>is created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48];6;1)&gt;MID([.F347];6;1);&quot;&quot;;MAX([.A$7:.A347])+1)">
            <text:p/>
          </table:table-cell>
          <table:table-cell office:value-type="string">
            <text:p>FNC_CS_MA_SYNC_01</text:p>
          </table:table-cell>
          <table:table-cell table:formula="of:=IF(VALUE(MID([.F348];6;FIND(&quot;:&quot;;[.F348];1)-FIND(&quot; &quot;;[.F348];1)-1))&gt;VALUE(MID([.F347];6;FIND(&quot;:&quot;;[.F347];1)-FIND(&quot; &quot;;[.F347];1)-1));[.C347];[.C347]+1)" office:value-type="float" office:value="5">
            <text:p>005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<text:s/>Gmail <text:s/>is Deleted </text:p>
          </table:table-cell>
          <table:table-cell office:value-type="string">
            <text:p>Step 4: Check new folder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A <text:s/>Folder <text:s/>with name <text:s/>: AA is created automatically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49];6;1)&gt;MID([.F348];6;1);&quot;&quot;;MAX([.A$7:.A348])+1)">
            <text:p/>
          </table:table-cell>
          <table:table-cell office:value-type="string">
            <text:p>FNC_CS_MA_SYNC_01</text:p>
          </table:table-cell>
          <table:table-cell table:formula="of:=IF(VALUE(MID([.F349];6;FIND(&quot;:&quot;;[.F349];1)-FIND(&quot; &quot;;[.F349];1)-1))&gt;VALUE(MID([.F348];6;FIND(&quot;:&quot;;[.F348];1)-FIND(&quot; &quot;;[.F348];1)-1));[.C348];[.C348]+1)" office:value-type="float" office:value="5">
            <text:p>005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<text:s/>Gmail <text:s/>is Deleted </text:p>
          </table:table-cell>
          <table:table-cell office:value-type="string">
            <text:p>Step 5: Delete new folder</text:p>
          </table:table-cell>
          <table:table-cell office:value-type="string">
            <text:p>- Go to this account on Gmail</text:p>
            <text:p>- Perform to delete this folder(label)</text:p>
          </table:table-cell>
          <table:table-cell office:value-type="string">
            <text:p>The folder is deleted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50];6;1)&gt;MID([.F349];6;1);&quot;&quot;;MAX([.A$7:.A349])+1)">
            <text:p/>
          </table:table-cell>
          <table:table-cell office:value-type="string">
            <text:p>FNC_CS_MA_SYNC_01</text:p>
          </table:table-cell>
          <table:table-cell table:formula="of:=IF(VALUE(MID([.F350];6;FIND(&quot;:&quot;;[.F350];1)-FIND(&quot; &quot;;[.F350];1)-1))&gt;VALUE(MID([.F349];6;FIND(&quot;:&quot;;[.F349];1)-FIND(&quot; &quot;;[.F349];1)-1));[.C349];[.C349]+1)" office:value-type="float" office:value="5">
            <text:p>005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<text:s/>Gmail <text:s/>is Deleted </text:p>
          </table:table-cell>
          <table:table-cell office:value-type="string">
            <text:p>Step 6: Check this folder on exo mail</text:p>
          </table:table-cell>
          <table:table-cell office:value-type="string">
            <text:p>- Go to this account on exo mail</text:p>
            <text:p>- Click synchronization icon</text:p>
          </table:table-cell>
          <table:table-cell office:value-type="string">
            <text:p>This folder was deleted automatically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1];6;1)&gt;MID([.F350];6;1);&quot;&quot;;MAX([.A$7:.A350])+1)" office:value-type="float" office:value="109">
            <text:p>109</text:p>
          </table:table-cell>
          <table:table-cell office:value-type="string">
            <text:p>FNC_CS_MA_SYNC_01</text:p>
          </table:table-cell>
          <table:table-cell table:formula="of:=IF(VALUE(MID([.F351];6;FIND(&quot;:&quot;;[.F351];1)-FIND(&quot; &quot;;[.F351];1)-1))&gt;VALUE(MID([.F350];6;FIND(&quot;:&quot;;[.F350];1)-FIND(&quot; &quot;;[.F350];1)-1));[.C350];[.C350]+1)" office:value-type="float" office:value="6">
            <text:p>006</text:p>
          </table:table-cell>
          <table:table-cell table:style-name="ce133" office:value-type="string">
            <text:p>CS\Mail\Other_actions\Sync1</text:p>
          </table:table-cell>
          <table:table-cell table:style-name="ce244" office:value-type="string">
            <text:p>Synchronize folder if a folder on Gmail <text:s/>is edited <text:s/>name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52];6;1)&gt;MID([.F351];6;1);&quot;&quot;;MAX([.A$7:.A351])+1)">
            <text:p/>
          </table:table-cell>
          <table:table-cell office:value-type="string">
            <text:p>FNC_CS_MA_SYNC_01</text:p>
          </table:table-cell>
          <table:table-cell table:formula="of:=IF(VALUE(MID([.F352];6;FIND(&quot;:&quot;;[.F352];1)-FIND(&quot; &quot;;[.F352];1)-1))&gt;VALUE(MID([.F351];6;FIND(&quot;:&quot;;[.F351];1)-FIND(&quot; &quot;;[.F351];1)-1));[.C351];[.C351]+1)" office:value-type="float" office:value="6">
            <text:p>006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Gmail <text:s/>is edited <text:s/>name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0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53];6;1)&gt;MID([.F352];6;1);&quot;&quot;;MAX([.A$7:.A352])+1)">
            <text:p/>
          </table:table-cell>
          <table:table-cell office:value-type="string">
            <text:p>FNC_CS_MA_SYNC_01</text:p>
          </table:table-cell>
          <table:table-cell table:formula="of:=IF(VALUE(MID([.F353];6;FIND(&quot;:&quot;;[.F353];1)-FIND(&quot; &quot;;[.F353];1)-1))&gt;VALUE(MID([.F352];6;FIND(&quot;:&quot;;[.F352];1)-FIND(&quot; &quot;;[.F352];1)-1));[.C352];[.C352]+1)" office:value-type="float" office:value="6">
            <text:p>006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Gmail <text:s/>is edited <text:s/>name</text:p>
          </table:table-cell>
          <table:table-cell office:value-type="string">
            <text:p>Step 3: Create new folder (label) on Gmail</text:p>
          </table:table-cell>
          <table:table-cell office:value-type="string">
            <text:p>Perform to create a folder (AA) on Gmail</text:p>
          </table:table-cell>
          <table:table-cell office:value-type="string">
            <text:p>The folder(label) <text:s/>is created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54];6;1)&gt;MID([.F353];6;1);&quot;&quot;;MAX([.A$7:.A353])+1)">
            <text:p/>
          </table:table-cell>
          <table:table-cell office:value-type="string">
            <text:p>FNC_CS_MA_SYNC_01</text:p>
          </table:table-cell>
          <table:table-cell table:formula="of:=IF(VALUE(MID([.F354];6;FIND(&quot;:&quot;;[.F354];1)-FIND(&quot; &quot;;[.F354];1)-1))&gt;VALUE(MID([.F353];6;FIND(&quot;:&quot;;[.F353];1)-FIND(&quot; &quot;;[.F353];1)-1));[.C353];[.C353]+1)" office:value-type="float" office:value="6">
            <text:p>006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Gmail <text:s/>is edited <text:s/>name</text:p>
          </table:table-cell>
          <table:table-cell office:value-type="string">
            <text:p>Step 4: Check new folder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A <text:s/>Folder <text:s/>with name <text:s/>: AA is created automatically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55];6;1)&gt;MID([.F354];6;1);&quot;&quot;;MAX([.A$7:.A354])+1)">
            <text:p/>
          </table:table-cell>
          <table:table-cell office:value-type="string">
            <text:p>FNC_CS_MA_SYNC_01</text:p>
          </table:table-cell>
          <table:table-cell table:formula="of:=IF(VALUE(MID([.F355];6;FIND(&quot;:&quot;;[.F355];1)-FIND(&quot; &quot;;[.F355];1)-1))&gt;VALUE(MID([.F354];6;FIND(&quot;:&quot;;[.F354];1)-FIND(&quot; &quot;;[.F354];1)-1));[.C354];[.C354]+1)" office:value-type="float" office:value="6">
            <text:p>006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Gmail <text:s/>is edited <text:s/>name</text:p>
          </table:table-cell>
          <table:table-cell office:value-type="string">
            <text:p>Step 5: Edit name</text:p>
          </table:table-cell>
          <table:table-cell office:value-type="string">
            <text:p>- Go to this account on Gmail </text:p>
            <text:p>- perform to edit name of this folder</text:p>
          </table:table-cell>
          <table:table-cell office:value-type="string">
            <text:p>Name of this folder is edited successfully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56];6;1)&gt;MID([.F355];6;1);&quot;&quot;;MAX([.A$7:.A355])+1)">
            <text:p/>
          </table:table-cell>
          <table:table-cell office:value-type="string">
            <text:p>FNC_CS_MA_SYNC_01</text:p>
          </table:table-cell>
          <table:table-cell table:formula="of:=IF(VALUE(MID([.F356];6;FIND(&quot;:&quot;;[.F356];1)-FIND(&quot; &quot;;[.F356];1)-1))&gt;VALUE(MID([.F355];6;FIND(&quot;:&quot;;[.F355];1)-FIND(&quot; &quot;;[.F355];1)-1));[.C355];[.C355]+1)" office:value-type="float" office:value="6">
            <text:p>006</text:p>
          </table:table-cell>
          <table:table-cell table:style-name="ce133" office:value-type="string">
            <text:p>CS\Mail\Other_actions\Sync1</text:p>
          </table:table-cell>
          <table:table-cell office:value-type="string">
            <text:p>Synchronize folder if a folder on Gmail <text:s/>is edited <text:s/>name</text:p>
          </table:table-cell>
          <table:table-cell office:value-type="string">
            <text:p>Step 6: Check name of this folder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Name of this folder is also changed like name on Gmail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7];6;1)&gt;MID([.F356];6;1);&quot;&quot;;MAX([.A$7:.A356])+1)" office:value-type="float" office:value="110">
            <text:p>110</text:p>
          </table:table-cell>
          <table:table-cell office:value-type="string">
            <text:p>FNC_CS_MA_SYNC_02</text:p>
          </table:table-cell>
          <table:table-cell table:style-name="ce140" office:value-type="float" office:value="1">
            <text:p>001</text:p>
          </table:table-cell>
          <table:table-cell table:style-name="ce133" office:value-type="string">
            <text:p>CS\Mail\Other_actions\Sync2</text:p>
          </table:table-cell>
          <table:table-cell table:style-name="ce244" office:value-type="string">
            <text:p>Synchronize properties of Message when add star for message on exo mail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58];6;1)&gt;MID([.F357];6;1);&quot;&quot;;MAX([.A$7:.A357])+1)">
            <text:p/>
          </table:table-cell>
          <table:table-cell office:value-type="string">
            <text:p>FNC_CS_MA_SYNC_02</text:p>
          </table:table-cell>
          <table:table-cell table:formula="of:=IF(VALUE(MID([.F358];6;FIND(&quot;:&quot;;[.F358];1)-FIND(&quot; &quot;;[.F358];1)-1))&gt;VALUE(MID([.F357];6;FIND(&quot;:&quot;;[.F357];1)-FIND(&quot; &quot;;[.F357];1)-1));[.C357];[.C357]+1)" office:value-type="float" office:value="1">
            <text:p>001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add star for message on exo mail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0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59];6;1)&gt;MID([.F358];6;1);&quot;&quot;;MAX([.A$7:.A358])+1)">
            <text:p/>
          </table:table-cell>
          <table:table-cell office:value-type="string">
            <text:p>FNC_CS_MA_SYNC_02</text:p>
          </table:table-cell>
          <table:table-cell table:formula="of:=IF(VALUE(MID([.F359];6;FIND(&quot;:&quot;;[.F359];1)-FIND(&quot; &quot;;[.F359];1)-1))&gt;VALUE(MID([.F358];6;FIND(&quot;:&quot;;[.F358];1)-FIND(&quot; &quot;;[.F358];1)-1));[.C358];[.C358]+1)" office:value-type="float" office:value="1">
            <text:p>001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add star for message on exo mail</text:p>
          </table:table-cell>
          <table:table-cell office:value-type="string">
            <text:p>Step 3: Add star for message</text:p>
          </table:table-cell>
          <table:table-cell office:value-type="string">
            <text:p>Perform to add star for a message</text:p>
          </table:table-cell>
          <table:table-cell office:value-type="string">
            <text:p>The message is added star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0];6;1)&gt;MID([.F359];6;1);&quot;&quot;;MAX([.A$7:.A359])+1)">
            <text:p/>
          </table:table-cell>
          <table:table-cell office:value-type="string">
            <text:p>FNC_CS_MA_SYNC_02</text:p>
          </table:table-cell>
          <table:table-cell table:formula="of:=IF(VALUE(MID([.F360];6;FIND(&quot;:&quot;;[.F360];1)-FIND(&quot; &quot;;[.F360];1)-1))&gt;VALUE(MID([.F359];6;FIND(&quot;:&quot;;[.F359];1)-FIND(&quot; &quot;;[.F359];1)-1));[.C359];[.C359]+1)" office:value-type="float" office:value="1">
            <text:p>001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add star for message on exo mail</text:p>
          </table:table-cell>
          <table:table-cell office:value-type="string">
            <text:p>Step 4: Check this message on gmail</text:p>
          </table:table-cell>
          <table:table-cell office:value-type="string">
            <text:p>Go to this account on Gmail </text:p>
          </table:table-cell>
          <table:table-cell office:value-type="string">
            <text:p>Can see this message <text:s/>to be also added star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1];6;1)&gt;MID([.F360];6;1);&quot;&quot;;MAX([.A$7:.A360])+1)" office:value-type="float" office:value="111">
            <text:p>111</text:p>
          </table:table-cell>
          <table:table-cell office:value-type="string">
            <text:p>FNC_CS_MA_SYNC_02</text:p>
          </table:table-cell>
          <table:table-cell table:formula="of:=IF(VALUE(MID([.F361];6;FIND(&quot;:&quot;;[.F361];1)-FIND(&quot; &quot;;[.F361];1)-1))&gt;VALUE(MID([.F360];6;FIND(&quot;:&quot;;[.F360];1)-FIND(&quot; &quot;;[.F360];1)-1));[.C360];[.C360]+1)" office:value-type="float" office:value="2">
            <text:p>002</text:p>
          </table:table-cell>
          <table:table-cell table:style-name="ce133" office:value-type="string">
            <text:p>CS\Mail\Other_actions\Sync2</text:p>
          </table:table-cell>
          <table:table-cell table:style-name="ce244" office:value-type="string">
            <text:p>Synchronize properties of Message when Unstar for message on exo mail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62];6;1)&gt;MID([.F361];6;1);&quot;&quot;;MAX([.A$7:.A361])+1)">
            <text:p/>
          </table:table-cell>
          <table:table-cell office:value-type="string">
            <text:p>FNC_CS_MA_SYNC_02</text:p>
          </table:table-cell>
          <table:table-cell table:formula="of:=IF(VALUE(MID([.F362];6;FIND(&quot;:&quot;;[.F362];1)-FIND(&quot; &quot;;[.F362];1)-1))&gt;VALUE(MID([.F361];6;FIND(&quot;:&quot;;[.F361];1)-FIND(&quot; &quot;;[.F361];1)-1));[.C361];[.C361]+1)" office:value-type="float" office:value="2">
            <text:p>002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Unstar for message on exo mail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0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3];6;1)&gt;MID([.F362];6;1);&quot;&quot;;MAX([.A$7:.A362])+1)">
            <text:p/>
          </table:table-cell>
          <table:table-cell office:value-type="string">
            <text:p>FNC_CS_MA_SYNC_02</text:p>
          </table:table-cell>
          <table:table-cell table:formula="of:=IF(VALUE(MID([.F363];6;FIND(&quot;:&quot;;[.F363];1)-FIND(&quot; &quot;;[.F363];1)-1))&gt;VALUE(MID([.F362];6;FIND(&quot;:&quot;;[.F362];1)-FIND(&quot; &quot;;[.F362];1)-1));[.C362];[.C362]+1)" office:value-type="float" office:value="2">
            <text:p>002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Unstar for message on exo mail</text:p>
          </table:table-cell>
          <table:table-cell office:value-type="string">
            <text:p>Step 3: Add star for message</text:p>
          </table:table-cell>
          <table:table-cell office:value-type="string">
            <text:p>Perform to add star for a message</text:p>
          </table:table-cell>
          <table:table-cell office:value-type="string">
            <text:p>The message is added star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4];6;1)&gt;MID([.F363];6;1);&quot;&quot;;MAX([.A$7:.A363])+1)">
            <text:p/>
          </table:table-cell>
          <table:table-cell office:value-type="string">
            <text:p>FNC_CS_MA_SYNC_02</text:p>
          </table:table-cell>
          <table:table-cell table:formula="of:=IF(VALUE(MID([.F364];6;FIND(&quot;:&quot;;[.F364];1)-FIND(&quot; &quot;;[.F364];1)-1))&gt;VALUE(MID([.F363];6;FIND(&quot;:&quot;;[.F363];1)-FIND(&quot; &quot;;[.F363];1)-1));[.C363];[.C363]+1)" office:value-type="float" office:value="2">
            <text:p>002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Unstar for message on exo mail</text:p>
          </table:table-cell>
          <table:table-cell office:value-type="string">
            <text:p>Step 4: Check this message on gmail</text:p>
          </table:table-cell>
          <table:table-cell office:value-type="string">
            <text:p>Go to this account on Gmail </text:p>
          </table:table-cell>
          <table:table-cell office:value-type="string">
            <text:p>Can see this message <text:s/>to be also added star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5];6;1)&gt;MID([.F364];6;1);&quot;&quot;;MAX([.A$7:.A364])+1)">
            <text:p/>
          </table:table-cell>
          <table:table-cell office:value-type="string">
            <text:p>FNC_CS_MA_SYNC_02</text:p>
          </table:table-cell>
          <table:table-cell table:formula="of:=IF(VALUE(MID([.F365];6;FIND(&quot;:&quot;;[.F365];1)-FIND(&quot; &quot;;[.F365];1)-1))&gt;VALUE(MID([.F364];6;FIND(&quot;:&quot;;[.F364];1)-FIND(&quot; &quot;;[.F364];1)-1));[.C364];[.C364]+1)" office:value-type="float" office:value="2">
            <text:p>002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Unstar for message on exo mail</text:p>
          </table:table-cell>
          <table:table-cell office:value-type="string">
            <text:p>Step 5: Unstar message</text:p>
          </table:table-cell>
          <table:table-cell office:value-type="string">
            <text:p>- Go to this account on exo mail</text:p>
            <text:p>- Perform to unstar for this message</text:p>
          </table:table-cell>
          <table:table-cell office:value-type="string">
            <text:p>This message is been unstar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66];6;1)&gt;MID([.F365];6;1);&quot;&quot;;MAX([.A$7:.A365])+1)">
            <text:p/>
          </table:table-cell>
          <table:table-cell office:value-type="string">
            <text:p>FNC_CS_MA_SYNC_02</text:p>
          </table:table-cell>
          <table:table-cell table:formula="of:=IF(VALUE(MID([.F366];6;FIND(&quot;:&quot;;[.F366];1)-FIND(&quot; &quot;;[.F366];1)-1))&gt;VALUE(MID([.F365];6;FIND(&quot;:&quot;;[.F365];1)-FIND(&quot; &quot;;[.F365];1)-1));[.C365];[.C365]+1)" office:value-type="float" office:value="2">
            <text:p>002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Unstar for message on exo mail</text:p>
          </table:table-cell>
          <table:table-cell office:value-type="string">
            <text:p>Step 6: Check this message on Gmail</text:p>
          </table:table-cell>
          <table:table-cell office:value-type="string">
            <text:p>Go to this account on Gmail</text:p>
          </table:table-cell>
          <table:table-cell office:value-type="string">
            <text:p>Can see this message to be unstar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67];6;1)&gt;MID([.F366];6;1);&quot;&quot;;MAX([.A$7:.A366])+1)" office:value-type="float" office:value="112">
            <text:p>112</text:p>
          </table:table-cell>
          <table:table-cell office:value-type="string">
            <text:p>FNC_CS_MA_SYNC_02</text:p>
          </table:table-cell>
          <table:table-cell table:formula="of:=IF(VALUE(MID([.F367];6;FIND(&quot;:&quot;;[.F367];1)-FIND(&quot; &quot;;[.F367];1)-1))&gt;VALUE(MID([.F366];6;FIND(&quot;:&quot;;[.F366];1)-FIND(&quot; &quot;;[.F366];1)-1));[.C366];[.C366]+1)" office:value-type="float" office:value="3">
            <text:p>003</text:p>
          </table:table-cell>
          <table:table-cell table:style-name="ce133" office:value-type="string">
            <text:p>CS\Mail\Other_actions\Sync2</text:p>
          </table:table-cell>
          <table:table-cell table:style-name="ce244" office:value-type="string">
            <text:p>Synchronize properties of Message when Mark message as Unread on exo mail 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68];6;1)&gt;MID([.F367];6;1);&quot;&quot;;MAX([.A$7:.A367])+1)">
            <text:p/>
          </table:table-cell>
          <table:table-cell office:value-type="string">
            <text:p>FNC_CS_MA_SYNC_02</text:p>
          </table:table-cell>
          <table:table-cell table:formula="of:=IF(VALUE(MID([.F368];6;FIND(&quot;:&quot;;[.F368];1)-FIND(&quot; &quot;;[.F368];1)-1))&gt;VALUE(MID([.F367];6;FIND(&quot;:&quot;;[.F367];1)-FIND(&quot; &quot;;[.F367];1)-1));[.C367];[.C367]+1)" office:value-type="float" office:value="3">
            <text:p>003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Mark message as Unread on exo mail 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0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69];6;1)&gt;MID([.F368];6;1);&quot;&quot;;MAX([.A$7:.A368])+1)">
            <text:p/>
          </table:table-cell>
          <table:table-cell office:value-type="string">
            <text:p>FNC_CS_MA_SYNC_02</text:p>
          </table:table-cell>
          <table:table-cell table:formula="of:=IF(VALUE(MID([.F369];6;FIND(&quot;:&quot;;[.F369];1)-FIND(&quot; &quot;;[.F369];1)-1))&gt;VALUE(MID([.F368];6;FIND(&quot;:&quot;;[.F368];1)-FIND(&quot; &quot;;[.F368];1)-1));[.C368];[.C368]+1)" office:value-type="float" office:value="3">
            <text:p>003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Mark message as Unread on exo mail </text:p>
          </table:table-cell>
          <table:table-cell office:value-type="string">
            <text:p>Step 3: Mark a message as Unread</text:p>
          </table:table-cell>
          <table:table-cell office:value-type="string">
            <text:p>Perform to mark a message as Unread</text:p>
          </table:table-cell>
          <table:table-cell office:value-type="string">
            <text:p>This message is Unread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70];6;1)&gt;MID([.F369];6;1);&quot;&quot;;MAX([.A$7:.A369])+1)">
            <text:p/>
          </table:table-cell>
          <table:table-cell office:value-type="string">
            <text:p>FNC_CS_MA_SYNC_02</text:p>
          </table:table-cell>
          <table:table-cell table:formula="of:=IF(VALUE(MID([.F370];6;FIND(&quot;:&quot;;[.F370];1)-FIND(&quot; &quot;;[.F370];1)-1))&gt;VALUE(MID([.F369];6;FIND(&quot;:&quot;;[.F369];1)-FIND(&quot; &quot;;[.F369];1)-1));[.C369];[.C369]+1)" office:value-type="float" office:value="3">
            <text:p>003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Mark message as Unread on exo mail </text:p>
          </table:table-cell>
          <table:table-cell office:value-type="string">
            <text:p>Step 4: Check this message on gmail</text:p>
          </table:table-cell>
          <table:table-cell office:value-type="string">
            <text:p>Go to this account on Gmail</text:p>
          </table:table-cell>
          <table:table-cell office:value-type="string">
            <text:p>Can see this message to be mark as Unread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71];6;1)&gt;MID([.F370];6;1);&quot;&quot;;MAX([.A$7:.A370])+1)" office:value-type="float" office:value="113">
            <text:p>113</text:p>
          </table:table-cell>
          <table:table-cell office:value-type="string">
            <text:p>FNC_CS_MA_SYNC_02</text:p>
          </table:table-cell>
          <table:table-cell table:formula="of:=IF(VALUE(MID([.F371];6;FIND(&quot;:&quot;;[.F371];1)-FIND(&quot; &quot;;[.F371];1)-1))&gt;VALUE(MID([.F370];6;FIND(&quot;:&quot;;[.F370];1)-FIND(&quot; &quot;;[.F370];1)-1));[.C370];[.C370]+1)" office:value-type="float" office:value="4">
            <text:p>004</text:p>
          </table:table-cell>
          <table:table-cell table:style-name="ce133" office:value-type="string">
            <text:p>CS\Mail\Other_actions\Sync2</text:p>
          </table:table-cell>
          <table:table-cell table:style-name="ce244" office:value-type="string">
            <text:p>Synchronize properties of Message when Mark message as read on exo mail 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72];6;1)&gt;MID([.F371];6;1);&quot;&quot;;MAX([.A$7:.A371])+1)">
            <text:p/>
          </table:table-cell>
          <table:table-cell office:value-type="string">
            <text:p>FNC_CS_MA_SYNC_02</text:p>
          </table:table-cell>
          <table:table-cell table:formula="of:=IF(VALUE(MID([.F372];6;FIND(&quot;:&quot;;[.F372];1)-FIND(&quot; &quot;;[.F372];1)-1))&gt;VALUE(MID([.F371];6;FIND(&quot;:&quot;;[.F371];1)-FIND(&quot; &quot;;[.F371];1)-1));[.C371];[.C371]+1)" office:value-type="float" office:value="4">
            <text:p>004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Mark message as read on exo mail 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0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73];6;1)&gt;MID([.F372];6;1);&quot;&quot;;MAX([.A$7:.A372])+1)">
            <text:p/>
          </table:table-cell>
          <table:table-cell office:value-type="string">
            <text:p>FNC_CS_MA_SYNC_02</text:p>
          </table:table-cell>
          <table:table-cell table:formula="of:=IF(VALUE(MID([.F373];6;FIND(&quot;:&quot;;[.F373];1)-FIND(&quot; &quot;;[.F373];1)-1))&gt;VALUE(MID([.F372];6;FIND(&quot;:&quot;;[.F372];1)-FIND(&quot; &quot;;[.F372];1)-1));[.C372];[.C372]+1)" office:value-type="float" office:value="4">
            <text:p>004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Mark message as read on exo mail </text:p>
          </table:table-cell>
          <table:table-cell office:value-type="string">
            <text:p>Step 3: Mark a message as Unread</text:p>
          </table:table-cell>
          <table:table-cell office:value-type="string">
            <text:p>Perform to mark a message as Unread</text:p>
          </table:table-cell>
          <table:table-cell office:value-type="string">
            <text:p>This message is Unread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74];6;1)&gt;MID([.F373];6;1);&quot;&quot;;MAX([.A$7:.A373])+1)">
            <text:p/>
          </table:table-cell>
          <table:table-cell office:value-type="string">
            <text:p>FNC_CS_MA_SYNC_02</text:p>
          </table:table-cell>
          <table:table-cell table:formula="of:=IF(VALUE(MID([.F374];6;FIND(&quot;:&quot;;[.F374];1)-FIND(&quot; &quot;;[.F374];1)-1))&gt;VALUE(MID([.F373];6;FIND(&quot;:&quot;;[.F373];1)-FIND(&quot; &quot;;[.F373];1)-1));[.C373];[.C373]+1)" office:value-type="float" office:value="4">
            <text:p>004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Mark message as read on exo mail </text:p>
          </table:table-cell>
          <table:table-cell office:value-type="string">
            <text:p>Step 4: Check this message on gmail</text:p>
          </table:table-cell>
          <table:table-cell office:value-type="string">
            <text:p>Go to this account on Gmail</text:p>
          </table:table-cell>
          <table:table-cell office:value-type="string">
            <text:p>Can see this message to be mark as Unread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75];6;1)&gt;MID([.F374];6;1);&quot;&quot;;MAX([.A$7:.A374])+1)">
            <text:p/>
          </table:table-cell>
          <table:table-cell office:value-type="string">
            <text:p>FNC_CS_MA_SYNC_02</text:p>
          </table:table-cell>
          <table:table-cell table:formula="of:=IF(VALUE(MID([.F375];6;FIND(&quot;:&quot;;[.F375];1)-FIND(&quot; &quot;;[.F375];1)-1))&gt;VALUE(MID([.F374];6;FIND(&quot;:&quot;;[.F374];1)-FIND(&quot; &quot;;[.F374];1)-1));[.C374];[.C374]+1)" office:value-type="float" office:value="4">
            <text:p>004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Mark message as read on exo mail </text:p>
          </table:table-cell>
          <table:table-cell table:style-name="ce258" office:value-type="string">
            <text:p>Step 5: Mark message as Read</text:p>
          </table:table-cell>
          <table:table-cell table:style-name="ce258" office:value-type="string">
            <text:p>Go to this account on exo mail </text:p>
            <text:p>- Mark this message as Read</text:p>
          </table:table-cell>
          <table:table-cell table:style-name="ce258" office:value-type="string">
            <text:p>This message is marked as read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76];6;1)&gt;MID([.F375];6;1);&quot;&quot;;MAX([.A$7:.A375])+1)">
            <text:p/>
          </table:table-cell>
          <table:table-cell office:value-type="string">
            <text:p>FNC_CS_MA_SYNC_02</text:p>
          </table:table-cell>
          <table:table-cell table:formula="of:=IF(VALUE(MID([.F376];6;FIND(&quot;:&quot;;[.F376];1)-FIND(&quot; &quot;;[.F376];1)-1))&gt;VALUE(MID([.F375];6;FIND(&quot;:&quot;;[.F375];1)-FIND(&quot; &quot;;[.F375];1)-1));[.C375];[.C375]+1)" office:value-type="float" office:value="4">
            <text:p>004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Mark message as read on exo mail </text:p>
          </table:table-cell>
          <table:table-cell table:style-name="ce258" office:value-type="string">
            <text:p>Step 6: Check this message on Gmail</text:p>
          </table:table-cell>
          <table:table-cell office:value-type="string">
            <text:p>Go to this account on Gmail</text:p>
          </table:table-cell>
          <table:table-cell office:value-type="string">
            <text:p>Can see this message to be mark as Read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7];6;1)&gt;MID([.F376];6;1);&quot;&quot;;MAX([.A$7:.A376])+1)" office:value-type="float" office:value="114">
            <text:p>114</text:p>
          </table:table-cell>
          <table:table-cell office:value-type="string">
            <text:p>FNC_CS_MA_SYNC_02</text:p>
          </table:table-cell>
          <table:table-cell table:formula="of:=IF(VALUE(MID([.F377];6;FIND(&quot;:&quot;;[.F377];1)-FIND(&quot; &quot;;[.F377];1)-1))&gt;VALUE(MID([.F376];6;FIND(&quot;:&quot;;[.F376];1)-FIND(&quot; &quot;;[.F376];1)-1));[.C376];[.C376]+1)" office:value-type="float" office:value="5">
            <text:p>005</text:p>
          </table:table-cell>
          <table:table-cell table:style-name="ce133" office:value-type="string">
            <text:p>CS\Mail\Other_actions\Sync2</text:p>
          </table:table-cell>
          <table:table-cell table:style-name="ce244" office:value-type="string">
            <text:p>Synchronize properties of Message when add star for message on Gmail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78];6;1)&gt;MID([.F377];6;1);&quot;&quot;;MAX([.A$7:.A377])+1)">
            <text:p/>
          </table:table-cell>
          <table:table-cell office:value-type="string">
            <text:p>FNC_CS_MA_SYNC_02</text:p>
          </table:table-cell>
          <table:table-cell table:formula="of:=IF(VALUE(MID([.F378];6;FIND(&quot;:&quot;;[.F378];1)-FIND(&quot; &quot;;[.F378];1)-1))&gt;VALUE(MID([.F377];6;FIND(&quot;:&quot;;[.F377];1)-FIND(&quot; &quot;;[.F377];1)-1));[.C377];[.C377]+1)" office:value-type="float" office:value="5">
            <text:p>005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add star for message on Gmail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0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9];6;1)&gt;MID([.F378];6;1);&quot;&quot;;MAX([.A$7:.A378])+1)">
            <text:p/>
          </table:table-cell>
          <table:table-cell office:value-type="string">
            <text:p>FNC_CS_MA_SYNC_02</text:p>
          </table:table-cell>
          <table:table-cell table:formula="of:=IF(VALUE(MID([.F379];6;FIND(&quot;:&quot;;[.F379];1)-FIND(&quot; &quot;;[.F379];1)-1))&gt;VALUE(MID([.F378];6;FIND(&quot;:&quot;;[.F378];1)-FIND(&quot; &quot;;[.F378];1)-1));[.C378];[.C378]+1)" office:value-type="float" office:value="5">
            <text:p>005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add star for message on Gmail</text:p>
          </table:table-cell>
          <table:table-cell office:value-type="string">
            <text:p>Step 3: Add star for message on Gmail</text:p>
          </table:table-cell>
          <table:table-cell office:value-type="string">
            <text:p>Go to this account on Gmail</text:p>
            <text:p>- Perform to add star for a message</text:p>
          </table:table-cell>
          <table:table-cell office:value-type="string">
            <text:p>The message is added star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80];6;1)&gt;MID([.F379];6;1);&quot;&quot;;MAX([.A$7:.A379])+1)">
            <text:p/>
          </table:table-cell>
          <table:table-cell office:value-type="string">
            <text:p>FNC_CS_MA_SYNC_02</text:p>
          </table:table-cell>
          <table:table-cell table:formula="of:=IF(VALUE(MID([.F380];6;FIND(&quot;:&quot;;[.F380];1)-FIND(&quot; &quot;;[.F380];1)-1))&gt;VALUE(MID([.F379];6;FIND(&quot;:&quot;;[.F379];1)-FIND(&quot; &quot;;[.F379];1)-1));[.C379];[.C379]+1)" office:value-type="float" office:value="5">
            <text:p>005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add star for message on Gmail</text:p>
          </table:table-cell>
          <table:table-cell office:value-type="string">
            <text:p>Step 4: Check this message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Can see this message <text:s/>to be also added star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81];6;1)&gt;MID([.F380];6;1);&quot;&quot;;MAX([.A$7:.A380])+1)" office:value-type="float" office:value="115">
            <text:p>115</text:p>
          </table:table-cell>
          <table:table-cell office:value-type="string">
            <text:p>FNC_CS_MA_SYNC_02</text:p>
          </table:table-cell>
          <table:table-cell table:formula="of:=IF(VALUE(MID([.F381];6;FIND(&quot;:&quot;;[.F381];1)-FIND(&quot; &quot;;[.F381];1)-1))&gt;VALUE(MID([.F380];6;FIND(&quot;:&quot;;[.F380];1)-FIND(&quot; &quot;;[.F380];1)-1));[.C380];[.C380]+1)" office:value-type="float" office:value="6">
            <text:p>006</text:p>
          </table:table-cell>
          <table:table-cell table:style-name="ce133" office:value-type="string">
            <text:p>CS\Mail\Other_actions\Sync2</text:p>
          </table:table-cell>
          <table:table-cell table:style-name="ce244" office:value-type="string">
            <text:p>Synchronize properties of Message when Unstar for message on Gmail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82];6;1)&gt;MID([.F381];6;1);&quot;&quot;;MAX([.A$7:.A381])+1)">
            <text:p/>
          </table:table-cell>
          <table:table-cell office:value-type="string">
            <text:p>FNC_CS_MA_SYNC_02</text:p>
          </table:table-cell>
          <table:table-cell table:formula="of:=IF(VALUE(MID([.F382];6;FIND(&quot;:&quot;;[.F382];1)-FIND(&quot; &quot;;[.F382];1)-1))&gt;VALUE(MID([.F381];6;FIND(&quot;:&quot;;[.F381];1)-FIND(&quot; &quot;;[.F381];1)-1));[.C381];[.C381]+1)" office:value-type="float" office:value="6">
            <text:p>006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Unstar for message on Gmail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0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83];6;1)&gt;MID([.F382];6;1);&quot;&quot;;MAX([.A$7:.A382])+1)">
            <text:p/>
          </table:table-cell>
          <table:table-cell office:value-type="string">
            <text:p>FNC_CS_MA_SYNC_02</text:p>
          </table:table-cell>
          <table:table-cell table:formula="of:=IF(VALUE(MID([.F383];6;FIND(&quot;:&quot;;[.F383];1)-FIND(&quot; &quot;;[.F383];1)-1))&gt;VALUE(MID([.F382];6;FIND(&quot;:&quot;;[.F382];1)-FIND(&quot; &quot;;[.F382];1)-1));[.C382];[.C382]+1)" office:value-type="float" office:value="6">
            <text:p>006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Unstar for message on Gmail</text:p>
          </table:table-cell>
          <table:table-cell office:value-type="string">
            <text:p>Step 3: Add star for message on Gmail</text:p>
          </table:table-cell>
          <table:table-cell office:value-type="string">
            <text:p>Go to this account on Gmail</text:p>
            <text:p>- Perform to add star for a message</text:p>
          </table:table-cell>
          <table:table-cell office:value-type="string">
            <text:p>The message is added star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84];6;1)&gt;MID([.F383];6;1);&quot;&quot;;MAX([.A$7:.A383])+1)">
            <text:p/>
          </table:table-cell>
          <table:table-cell office:value-type="string">
            <text:p>FNC_CS_MA_SYNC_02</text:p>
          </table:table-cell>
          <table:table-cell table:formula="of:=IF(VALUE(MID([.F384];6;FIND(&quot;:&quot;;[.F384];1)-FIND(&quot; &quot;;[.F384];1)-1))&gt;VALUE(MID([.F383];6;FIND(&quot;:&quot;;[.F383];1)-FIND(&quot; &quot;;[.F383];1)-1));[.C383];[.C383]+1)" office:value-type="float" office:value="6">
            <text:p>006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Unstar for message on Gmail</text:p>
          </table:table-cell>
          <table:table-cell office:value-type="string">
            <text:p>Step 4: Check this message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Can see this message <text:s/>to be also added star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85];6;1)&gt;MID([.F384];6;1);&quot;&quot;;MAX([.A$7:.A384])+1)">
            <text:p/>
          </table:table-cell>
          <table:table-cell office:value-type="string">
            <text:p>FNC_CS_MA_SYNC_02</text:p>
          </table:table-cell>
          <table:table-cell table:formula="of:=IF(VALUE(MID([.F385];6;FIND(&quot;:&quot;;[.F385];1)-FIND(&quot; &quot;;[.F385];1)-1))&gt;VALUE(MID([.F384];6;FIND(&quot;:&quot;;[.F384];1)-FIND(&quot; &quot;;[.F384];1)-1));[.C384];[.C384]+1)" office:value-type="float" office:value="6">
            <text:p>006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Unstar for message on Gmail</text:p>
          </table:table-cell>
          <table:table-cell office:value-type="string">
            <text:p>Step 5: Unstar message</text:p>
          </table:table-cell>
          <table:table-cell office:value-type="string">
            <text:p>- Go to this account on Gmail</text:p>
            <text:p>- Perform to unstar for this message</text:p>
          </table:table-cell>
          <table:table-cell office:value-type="string">
            <text:p>This message is been unstar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86];6;1)&gt;MID([.F385];6;1);&quot;&quot;;MAX([.A$7:.A385])+1)">
            <text:p/>
          </table:table-cell>
          <table:table-cell office:value-type="string">
            <text:p>FNC_CS_MA_SYNC_02</text:p>
          </table:table-cell>
          <table:table-cell table:formula="of:=IF(VALUE(MID([.F386];6;FIND(&quot;:&quot;;[.F386];1)-FIND(&quot; &quot;;[.F386];1)-1))&gt;VALUE(MID([.F385];6;FIND(&quot;:&quot;;[.F385];1)-FIND(&quot; &quot;;[.F385];1)-1));[.C385];[.C385]+1)" office:value-type="float" office:value="6">
            <text:p>006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Unstar for message on Gmail</text:p>
          </table:table-cell>
          <table:table-cell office:value-type="string">
            <text:p>Step 6: Check this message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Can see this message to be unstar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87];6;1)&gt;MID([.F386];6;1);&quot;&quot;;MAX([.A$7:.A386])+1)" office:value-type="float" office:value="116">
            <text:p>116</text:p>
          </table:table-cell>
          <table:table-cell office:value-type="string">
            <text:p>FNC_CS_MA_SYNC_02</text:p>
          </table:table-cell>
          <table:table-cell table:formula="of:=IF(VALUE(MID([.F387];6;FIND(&quot;:&quot;;[.F387];1)-FIND(&quot; &quot;;[.F387];1)-1))&gt;VALUE(MID([.F386];6;FIND(&quot;:&quot;;[.F386];1)-FIND(&quot; &quot;;[.F386];1)-1));[.C386];[.C386]+1)" office:value-type="float" office:value="7">
            <text:p>007</text:p>
          </table:table-cell>
          <table:table-cell table:style-name="ce133" office:value-type="string">
            <text:p>CS\Mail\Other_actions\Sync2</text:p>
          </table:table-cell>
          <table:table-cell table:style-name="ce244" office:value-type="string">
            <text:p>Synchronize properties of Message when Mark message as Unread on Gmail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88];6;1)&gt;MID([.F387];6;1);&quot;&quot;;MAX([.A$7:.A387])+1)">
            <text:p/>
          </table:table-cell>
          <table:table-cell office:value-type="string">
            <text:p>FNC_CS_MA_SYNC_02</text:p>
          </table:table-cell>
          <table:table-cell table:formula="of:=IF(VALUE(MID([.F388];6;FIND(&quot;:&quot;;[.F388];1)-FIND(&quot; &quot;;[.F388];1)-1))&gt;VALUE(MID([.F387];6;FIND(&quot;:&quot;;[.F387];1)-FIND(&quot; &quot;;[.F387];1)-1));[.C387];[.C387]+1)" office:value-type="float" office:value="7">
            <text:p>007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Mark message as Unread on Gmail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0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89];6;1)&gt;MID([.F388];6;1);&quot;&quot;;MAX([.A$7:.A388])+1)">
            <text:p/>
          </table:table-cell>
          <table:table-cell office:value-type="string">
            <text:p>FNC_CS_MA_SYNC_02</text:p>
          </table:table-cell>
          <table:table-cell table:formula="of:=IF(VALUE(MID([.F389];6;FIND(&quot;:&quot;;[.F389];1)-FIND(&quot; &quot;;[.F389];1)-1))&gt;VALUE(MID([.F388];6;FIND(&quot;:&quot;;[.F388];1)-FIND(&quot; &quot;;[.F388];1)-1));[.C388];[.C388]+1)" office:value-type="float" office:value="7">
            <text:p>007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Mark message as Unread on Gmail</text:p>
          </table:table-cell>
          <table:table-cell office:value-type="string">
            <text:p>Step 3: Mark a message as Unread</text:p>
          </table:table-cell>
          <table:table-cell office:value-type="string">
            <text:p>Go to this account on Gmail</text:p>
            <text:p>Perform to mark a message as Unread</text:p>
          </table:table-cell>
          <table:table-cell office:value-type="string">
            <text:p>This message is Unread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MID([.F390];6;1)&gt;MID([.F389];6;1);&quot;&quot;;MAX([.A$7:.A389])+1)">
            <text:p/>
          </table:table-cell>
          <table:table-cell office:value-type="string">
            <text:p>FNC_CS_MA_SYNC_02</text:p>
          </table:table-cell>
          <table:table-cell table:formula="of:=IF(VALUE(MID([.F390];6;FIND(&quot;:&quot;;[.F390];1)-FIND(&quot; &quot;;[.F390];1)-1))&gt;VALUE(MID([.F389];6;FIND(&quot;:&quot;;[.F389];1)-FIND(&quot; &quot;;[.F389];1)-1));[.C389];[.C389]+1)" office:value-type="float" office:value="7">
            <text:p>007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Mark message as Unread on Gmail</text:p>
          </table:table-cell>
          <table:table-cell office:value-type="string">
            <text:p>Step 4: Check this message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Can see this message to be mark as Unread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91];6;1)&gt;MID([.F390];6;1);&quot;&quot;;MAX([.A$7:.A390])+1)" office:value-type="float" office:value="117">
            <text:p>117</text:p>
          </table:table-cell>
          <table:table-cell office:value-type="string">
            <text:p>FNC_CS_MA_SYNC_02</text:p>
          </table:table-cell>
          <table:table-cell table:formula="of:=IF(VALUE(MID([.F391];6;FIND(&quot;:&quot;;[.F391];1)-FIND(&quot; &quot;;[.F391];1)-1))&gt;VALUE(MID([.F390];6;FIND(&quot;:&quot;;[.F390];1)-FIND(&quot; &quot;;[.F390];1)-1));[.C390];[.C390]+1)" office:value-type="float" office:value="8">
            <text:p>008</text:p>
          </table:table-cell>
          <table:table-cell table:style-name="ce133" office:value-type="string">
            <text:p>CS\Mail\Other_actions\Sync2</text:p>
          </table:table-cell>
          <table:table-cell table:style-name="ce244" office:value-type="string">
            <text:p>Synchronize properties of Message when Mark message as read on Gmail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92];6;1)&gt;MID([.F391];6;1);&quot;&quot;;MAX([.A$7:.A391])+1)">
            <text:p/>
          </table:table-cell>
          <table:table-cell office:value-type="string">
            <text:p>FNC_CS_MA_SYNC_02</text:p>
          </table:table-cell>
          <table:table-cell table:formula="of:=IF(VALUE(MID([.F392];6;FIND(&quot;:&quot;;[.F392];1)-FIND(&quot; &quot;;[.F392];1)-1))&gt;VALUE(MID([.F391];6;FIND(&quot;:&quot;;[.F391];1)-FIND(&quot; &quot;;[.F391];1)-1));[.C391];[.C391]+1)" office:value-type="float" office:value="8">
            <text:p>008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Mark message as read on Gmail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0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93];6;1)&gt;MID([.F392];6;1);&quot;&quot;;MAX([.A$7:.A392])+1)">
            <text:p/>
          </table:table-cell>
          <table:table-cell office:value-type="string">
            <text:p>FNC_CS_MA_SYNC_02</text:p>
          </table:table-cell>
          <table:table-cell table:formula="of:=IF(VALUE(MID([.F393];6;FIND(&quot;:&quot;;[.F393];1)-FIND(&quot; &quot;;[.F393];1)-1))&gt;VALUE(MID([.F392];6;FIND(&quot;:&quot;;[.F392];1)-FIND(&quot; &quot;;[.F392];1)-1));[.C392];[.C392]+1)" office:value-type="float" office:value="8">
            <text:p>008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Mark message as read on Gmail</text:p>
          </table:table-cell>
          <table:table-cell office:value-type="string">
            <text:p>Step 3: Mark a message as Unread</text:p>
          </table:table-cell>
          <table:table-cell office:value-type="string">
            <text:p>Go to this account on Gmail</text:p>
            <text:p>Perform to mark a message as Unread</text:p>
          </table:table-cell>
          <table:table-cell office:value-type="string">
            <text:p>This message is Unread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94];6;1)&gt;MID([.F393];6;1);&quot;&quot;;MAX([.A$7:.A393])+1)">
            <text:p/>
          </table:table-cell>
          <table:table-cell office:value-type="string">
            <text:p>FNC_CS_MA_SYNC_02</text:p>
          </table:table-cell>
          <table:table-cell table:formula="of:=IF(VALUE(MID([.F394];6;FIND(&quot;:&quot;;[.F394];1)-FIND(&quot; &quot;;[.F394];1)-1))&gt;VALUE(MID([.F393];6;FIND(&quot;:&quot;;[.F393];1)-FIND(&quot; &quot;;[.F393];1)-1));[.C393];[.C393]+1)" office:value-type="float" office:value="8">
            <text:p>008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Mark message as read on Gmail</text:p>
          </table:table-cell>
          <table:table-cell office:value-type="string">
            <text:p>Step 4: Check this message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Can see this message to be mark as Unread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95];6;1)&gt;MID([.F394];6;1);&quot;&quot;;MAX([.A$7:.A394])+1)">
            <text:p/>
          </table:table-cell>
          <table:table-cell office:value-type="string">
            <text:p>FNC_CS_MA_SYNC_02</text:p>
          </table:table-cell>
          <table:table-cell table:formula="of:=IF(VALUE(MID([.F395];6;FIND(&quot;:&quot;;[.F395];1)-FIND(&quot; &quot;;[.F395];1)-1))&gt;VALUE(MID([.F394];6;FIND(&quot;:&quot;;[.F394];1)-FIND(&quot; &quot;;[.F394];1)-1));[.C394];[.C394]+1)" office:value-type="float" office:value="8">
            <text:p>008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Mark message as read on Gmail</text:p>
          </table:table-cell>
          <table:table-cell table:style-name="ce258" office:value-type="string">
            <text:p>Step 5: Mark message as Read</text:p>
          </table:table-cell>
          <table:table-cell table:style-name="ce258" office:value-type="string">
            <text:p>Go to this account on Gmail </text:p>
            <text:p>- Mark this message as Read</text:p>
          </table:table-cell>
          <table:table-cell table:style-name="ce258" office:value-type="string">
            <text:p>This message is marked as read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96];6;1)&gt;MID([.F395];6;1);&quot;&quot;;MAX([.A$7:.A395])+1)">
            <text:p/>
          </table:table-cell>
          <table:table-cell office:value-type="string">
            <text:p>FNC_CS_MA_SYNC_02</text:p>
          </table:table-cell>
          <table:table-cell table:formula="of:=IF(VALUE(MID([.F396];6;FIND(&quot;:&quot;;[.F396];1)-FIND(&quot; &quot;;[.F396];1)-1))&gt;VALUE(MID([.F395];6;FIND(&quot;:&quot;;[.F395];1)-FIND(&quot; &quot;;[.F395];1)-1));[.C395];[.C395]+1)" office:value-type="float" office:value="8">
            <text:p>008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properties of Message when Mark message as read on Gmail</text:p>
          </table:table-cell>
          <table:table-cell table:style-name="ce258" office:value-type="string">
            <text:p>Step 6: Check this message on exo 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Can see this message to be mark as Read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97];6;1)&gt;MID([.F396];6;1);&quot;&quot;;MAX([.A$7:.A396])+1)" office:value-type="float" office:value="118">
            <text:p>118</text:p>
          </table:table-cell>
          <table:table-cell office:value-type="string">
            <text:p>FNC_CS_MA_SYNC_02</text:p>
          </table:table-cell>
          <table:table-cell table:formula="of:=IF(VALUE(MID([.F397];6;FIND(&quot;:&quot;;[.F397];1)-FIND(&quot; &quot;;[.F397];1)-1))&gt;VALUE(MID([.F396];6;FIND(&quot;:&quot;;[.F396];1)-FIND(&quot; &quot;;[.F396];1)-1));[.C396];[.C396]+1)" office:value-type="float" office:value="9">
            <text:p>009</text:p>
          </table:table-cell>
          <table:table-cell table:style-name="ce133" office:value-type="string">
            <text:p>CS\Mail\Other_actions\Sync2</text:p>
          </table:table-cell>
          <table:table-cell table:style-name="ce244" office:value-type="string">
            <text:p>Synchronize message when delete message on exo mail 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98];6;1)&gt;MID([.F397];6;1);&quot;&quot;;MAX([.A$7:.A397])+1)">
            <text:p/>
          </table:table-cell>
          <table:table-cell office:value-type="string">
            <text:p>FNC_CS_MA_SYNC_02</text:p>
          </table:table-cell>
          <table:table-cell table:formula="of:=IF(VALUE(MID([.F398];6;FIND(&quot;:&quot;;[.F398];1)-FIND(&quot; &quot;;[.F398];1)-1))&gt;VALUE(MID([.F397];6;FIND(&quot;:&quot;;[.F397];1)-FIND(&quot; &quot;;[.F397];1)-1));[.C397];[.C397]+1)" office:value-type="float" office:value="9">
            <text:p>009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message when delete message on exo mail 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0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399];6;1)&gt;MID([.F398];6;1);&quot;&quot;;MAX([.A$7:.A398])+1)">
            <text:p/>
          </table:table-cell>
          <table:table-cell office:value-type="string">
            <text:p>FNC_CS_MA_SYNC_02</text:p>
          </table:table-cell>
          <table:table-cell table:formula="of:=IF(VALUE(MID([.F399];6;FIND(&quot;:&quot;;[.F399];1)-FIND(&quot; &quot;;[.F399];1)-1))&gt;VALUE(MID([.F398];6;FIND(&quot;:&quot;;[.F398];1)-FIND(&quot; &quot;;[.F398];1)-1));[.C398];[.C398]+1)" office:value-type="float" office:value="9">
            <text:p>009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message when delete message on exo mail </text:p>
          </table:table-cell>
          <table:table-cell office:value-type="string">
            <text:p>Step 3: Delete message</text:p>
          </table:table-cell>
          <table:table-cell office:value-type="string">
            <text:p>Perform to delete a message on exo mail </text:p>
          </table:table-cell>
          <table:table-cell office:value-type="string">
            <text:p>This message is deleted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400];6;1)&gt;MID([.F399];6;1);&quot;&quot;;MAX([.A$7:.A399])+1)">
            <text:p/>
          </table:table-cell>
          <table:table-cell office:value-type="string">
            <text:p>FNC_CS_MA_SYNC_02</text:p>
          </table:table-cell>
          <table:table-cell table:formula="of:=IF(VALUE(MID([.F400];6;FIND(&quot;:&quot;;[.F400];1)-FIND(&quot; &quot;;[.F400];1)-1))&gt;VALUE(MID([.F399];6;FIND(&quot;:&quot;;[.F399];1)-FIND(&quot; &quot;;[.F399];1)-1));[.C399];[.C399]+1)" office:value-type="float" office:value="9">
            <text:p>009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message when delete message on exo mail </text:p>
          </table:table-cell>
          <table:table-cell office:value-type="string">
            <text:p>Step 4: check this message on Gmail</text:p>
          </table:table-cell>
          <table:table-cell office:value-type="string">
            <text:p>Go to this account on Gmail</text:p>
          </table:table-cell>
          <table:table-cell office:value-type="string">
            <text:p>Can see this message to be deleted at here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401];6;1)&gt;MID([.F400];6;1);&quot;&quot;;MAX([.A$7:.A400])+1)" office:value-type="float" office:value="119">
            <text:p>119</text:p>
          </table:table-cell>
          <table:table-cell office:value-type="string">
            <text:p>FNC_CS_MA_SYNC_02</text:p>
          </table:table-cell>
          <table:table-cell table:formula="of:=IF(VALUE(MID([.F401];6;FIND(&quot;:&quot;;[.F401];1)-FIND(&quot; &quot;;[.F401];1)-1))&gt;VALUE(MID([.F400];6;FIND(&quot;:&quot;;[.F400];1)-FIND(&quot; &quot;;[.F400];1)-1));[.C400];[.C400]+1)" office:value-type="float" office:value="10">
            <text:p>010</text:p>
          </table:table-cell>
          <table:table-cell table:style-name="ce133" office:value-type="string">
            <text:p>CS\Mail\Other_actions\Sync2</text:p>
          </table:table-cell>
          <table:table-cell table:style-name="ce244" office:value-type="string">
            <text:p>Synchronize message when delete message on Gmail</text:p>
          </table:table-cell>
          <table:table-cell office:value-type="string">
            <text:p>Step 1: Create an account with IMAP server type</text:p>
          </table:table-cell>
          <table:table-cell office:value-type="string">
            <text:p>- <text:s/>Create an account with IMAP server type [<text:a xlink:href="#Add_account">Details</text:a> ] Only create this account, don't check mail automatically</text:p>
          </table:table-cell>
          <table:table-cell office:value-type="string">
            <text:p>The Account is created successfully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402];6;1)&gt;MID([.F401];6;1);&quot;&quot;;MAX([.A$7:.A401])+1)">
            <text:p/>
          </table:table-cell>
          <table:table-cell office:value-type="string">
            <text:p>FNC_CS_MA_SYNC_02</text:p>
          </table:table-cell>
          <table:table-cell table:formula="of:=IF(VALUE(MID([.F402];6;FIND(&quot;:&quot;;[.F402];1)-FIND(&quot; &quot;;[.F402];1)-1))&gt;VALUE(MID([.F401];6;FIND(&quot;:&quot;;[.F401];1)-FIND(&quot; &quot;;[.F401];1)-1));[.C401];[.C401]+1)" office:value-type="float" office:value="10">
            <text:p>010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message when delete message on Gmail</text:p>
          </table:table-cell>
          <table:table-cell office:value-type="string">
            <text:p>Step 2: Synchronize folder </text:p>
          </table:table-cell>
          <table:table-cell office:value-type="string">
            <text:p>- Click “Get mail “ button on tool bar</text:p>
          </table:table-cell>
          <table:table-cell table:style-name="ce206" office:value-type="string">
            <text:p>- all mail of inbox folder on gmail are gotten if they exist </text:p>
            <text:p>- And at Personal folder Group, show all existed <text:s/>folders in gmail. <text:s/>And at this time , they are empty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403];6;1)&gt;MID([.F402];6;1);&quot;&quot;;MAX([.A$7:.A402])+1)">
            <text:p/>
          </table:table-cell>
          <table:table-cell office:value-type="string">
            <text:p>FNC_CS_MA_SYNC_02</text:p>
          </table:table-cell>
          <table:table-cell table:formula="of:=IF(VALUE(MID([.F403];6;FIND(&quot;:&quot;;[.F403];1)-FIND(&quot; &quot;;[.F403];1)-1))&gt;VALUE(MID([.F402];6;FIND(&quot;:&quot;;[.F402];1)-FIND(&quot; &quot;;[.F402];1)-1));[.C402];[.C402]+1)" office:value-type="float" office:value="10">
            <text:p>010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message when delete message on Gmail</text:p>
          </table:table-cell>
          <table:table-cell office:value-type="string">
            <text:p>Step 3: Delete message</text:p>
          </table:table-cell>
          <table:table-cell office:value-type="string">
            <text:p>Go to this account on Gmail </text:p>
            <text:p>Perform to delete a message at here</text:p>
          </table:table-cell>
          <table:table-cell office:value-type="string">
            <text:p>This message is deleted 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404];6;1)&gt;MID([.F403];6;1);&quot;&quot;;MAX([.A$7:.A403])+1)">
            <text:p/>
          </table:table-cell>
          <table:table-cell office:value-type="string">
            <text:p>FNC_CS_MA_SYNC_02</text:p>
          </table:table-cell>
          <table:table-cell table:formula="of:=IF(VALUE(MID([.F404];6;FIND(&quot;:&quot;;[.F404];1)-FIND(&quot; &quot;;[.F404];1)-1))&gt;VALUE(MID([.F403];6;FIND(&quot;:&quot;;[.F403];1)-FIND(&quot; &quot;;[.F403];1)-1));[.C403];[.C403]+1)" office:value-type="float" office:value="10">
            <text:p>010</text:p>
          </table:table-cell>
          <table:table-cell table:style-name="ce133" office:value-type="string">
            <text:p>CS\Mail\Other_actions\Sync2</text:p>
          </table:table-cell>
          <table:table-cell office:value-type="string">
            <text:p>Synchronize message when delete message on Gmail</text:p>
          </table:table-cell>
          <table:table-cell office:value-type="string">
            <text:p>Step 4: check this message on Gmail</text:p>
          </table:table-cell>
          <table:table-cell office:value-type="string">
            <text:p>Go to this account on exo mail</text:p>
            <text:p>- Click synchronization icon</text:p>
          </table:table-cell>
          <table:table-cell office:value-type="string">
            <text:p>Can see this message to be deleted at here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405];6;1)&gt;MID([.F404];6;1);&quot;&quot;;MAX([.A$7:.A404])+1)" office:value-type="float" office:value="120">
            <text:p>120</text:p>
          </table:table-cell>
          <table:table-cell table:style-name="ce136" office:value-type="string">
            <text:p>FNC_CS_RSS_01</text:p>
          </table:table-cell>
          <table:table-cell office:value-type="float" office:value="1">
            <text:p>001</text:p>
          </table:table-cell>
          <table:table-cell table:style-name="ce239" office:value-type="string">
            <text:p>CS\RSS</text:p>
          </table:table-cell>
          <table:table-cell table:style-name="ce101" office:value-type="string">
            <text:p>Check RSS application</text:p>
          </table:table-cell>
          <table:table-cell office:value-type="string">
            <text:p>Step 1: Login by one user</text:p>
          </table:table-cell>
          <table:table-cell office:value-type="string">
            <text:p>- Login by a user</text:p>
          </table:table-cell>
          <table:table-cell office:value-type="string">
            <text:p>RSS application link is on the main menu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406];6;1)&gt;MID([.F405];6;1);&quot;&quot;;MAX([.A$7:.A405])+1)">
            <text:p/>
          </table:table-cell>
          <table:table-cell table:style-name="ce136" office:value-type="string">
            <text:p>FNC_CS_RSS_01</text:p>
          </table:table-cell>
          <table:table-cell table:formula="of:=IF(VALUE(MID([.F406];6;FIND(&quot;:&quot;;[.F406];1)-FIND(&quot; &quot;;[.F406];1)-1))&gt;VALUE(MID([.F405];6;FIND(&quot;:&quot;;[.F405];1)-FIND(&quot; &quot;;[.F405];1)-1));[.C405];[.C405]+1)" office:value-type="float" office:value="1">
            <text:p>001</text:p>
          </table:table-cell>
          <table:table-cell table:style-name="ce239" office:value-type="string">
            <text:p>CS\RSS</text:p>
          </table:table-cell>
          <table:table-cell office:value-type="string">
            <text:p>Check RSS application</text:p>
          </table:table-cell>
          <table:table-cell office:value-type="string">
            <text:p>Step 2: Check RSS application</text:p>
          </table:table-cell>
          <table:table-cell office:value-type="string">
            <text:p>- Click on RSS link on main bar</text:p>
          </table:table-cell>
          <table:table-cell office:value-type="string">
            <text:p>- The application displays and can be userd</text:p>
          </table:table-cell>
          <table:table-cell table:style-name="ce160" office:value-type="string">
            <text:p>High</text:p>
          </table:table-cell>
          <table:table-cell table:number-columns-repeated="247"/>
        </table:table-row>
        <table:table-row table:style-name="ro13" table:number-rows-repeated="8">
          <table:table-cell table:style-name="ce122"/>
          <table:table-cell table:style-name="ce136" table:number-columns-repeated="2"/>
          <table:table-cell table:style-name="ce239"/>
          <table:table-cell table:number-columns-repeated="4"/>
          <table:table-cell table:style-name="ce160"/>
          <table:table-cell table:number-columns-repeated="247"/>
        </table:table-row>
        <table:table-row table:style-name="ro13" table:number-rows-repeated="10">
          <table:table-cell table:style-name="ce122"/>
          <table:table-cell table:style-name="ce136" table:number-columns-repeated="7"/>
          <table:table-cell table:style-name="ce160"/>
          <table:table-cell table:number-columns-repeated="247"/>
        </table:table-row>
        <table:table-row table:style-name="ro13">
          <table:table-cell table:style-name="ce122"/>
          <table:table-cell table:style-name="ce136" table:number-columns-repeated="7"/>
          <table:table-cell table:style-name="ce160"/>
          <table:table-cell table:number-columns-repeated="247"/>
        </table:table-row>
      </table:table>
      <table:table table:name="Settings" table:style-name="ta5" table:print="false">
        <table:table-column table:style-name="co20" table:default-cell-style-name="ce126"/>
        <table:table-column table:style-name="co39" table:default-cell-style-name="ce143"/>
        <table:table-column table:style-name="co13" table:default-cell-style-name="ce141"/>
        <table:table-column table:style-name="co40" table:default-cell-style-name="ce143"/>
        <table:table-column table:style-name="co41" table:default-cell-style-name="ce146"/>
        <table:table-column table:style-name="co42" table:default-cell-style-name="ce143"/>
        <table:table-column table:style-name="co43" table:default-cell-style-name="ce143"/>
        <table:table-column table:style-name="co44" table:default-cell-style-name="ce143"/>
        <table:table-column table:style-name="co45" table:default-cell-style-name="ce288"/>
        <table:table-column table:style-name="co20" table:default-cell-style-name="ce164"/>
        <table:table-column table:style-name="co20" table:number-columns-repeated="224" table:default-cell-style-name="ce136"/>
        <table:table-column table:style-name="co20" table:number-columns-repeated="22" table:default-cell-style-name="ce122"/>
        <table:table-row table:style-name="ro17">
          <table:table-cell table:style-name="ce122"/>
          <table:table-cell table:style-name="ce234" office:value-type="string">
            <text:p>TEST CASES</text:p>
          </table:table-cell>
          <table:table-cell table:style-name="ce234"/>
          <table:table-cell table:style-name="ce238" table:number-columns-repeated="2"/>
          <table:table-cell table:style-name="ce122"/>
          <table:table-cell table:style-name="ce238" table:number-columns-repeated="2"/>
          <table:table-cell table:style-name="ce285"/>
          <table:table-cell table:style-name="ce161"/>
          <table:table-cell table:style-name="ce165" office:value-type="string">
            <text:p>Passed</text:p>
          </table:table-cell>
          <table:table-cell table:style-name="ce165" table:formula="of:=COUNTIF([.L$7:.L$1008];[.$K1])" office:value-type="float" office:value="0">
            <text:p>0</text:p>
          </table:table-cell>
          <table:table-cell table:style-name="ce165" table:formula="of:=COUNTIF([.M$7:.M$1008];[.$K1])" office:value-type="float" office:value="0">
            <text:p>0</text:p>
          </table:table-cell>
          <table:table-cell table:style-name="ce165" table:formula="of:=COUNTIF([.N$7:.N$1008];[.$K1])" office:value-type="float" office:value="0">
            <text:p>0</text:p>
          </table:table-cell>
          <table:table-cell table:style-name="ce165" table:formula="of:=COUNTIF([.O$7:.O$1008];[.$K1])" office:value-type="float" office:value="0">
            <text:p>0</text:p>
          </table:table-cell>
          <table:table-cell table:style-name="ce161" table:number-columns-repeated="215"/>
          <table:table-cell table:number-columns-repeated="26"/>
        </table:table-row>
        <table:table-row table:style-name="ro17">
          <table:table-cell table:style-name="ce122"/>
          <table:table-cell table:style-name="ce235" table:number-columns-repeated="2"/>
          <table:table-cell table:style-name="ce238" table:number-columns-repeated="2"/>
          <table:table-cell table:style-name="ce122"/>
          <table:table-cell table:style-name="ce238" table:number-columns-repeated="2"/>
          <table:table-cell table:style-name="ce285"/>
          <table:table-cell table:style-name="ce162"/>
          <table:table-cell table:style-name="ce165" office:value-type="string">
            <text:p>Failed</text:p>
          </table:table-cell>
          <table:table-cell table:style-name="ce165" table:formula="of:=COUNTIF([.L$7:.L$1008];[.$K2])" office:value-type="float" office:value="0">
            <text:p>0</text:p>
          </table:table-cell>
          <table:table-cell table:style-name="ce165" table:formula="of:=COUNTIF([.M$7:.M$1008];[.$K2])" office:value-type="float" office:value="0">
            <text:p>0</text:p>
          </table:table-cell>
          <table:table-cell table:style-name="ce165" table:formula="of:=COUNTIF([.N$7:.N$1008];[.$K2])" office:value-type="float" office:value="0">
            <text:p>0</text:p>
          </table:table-cell>
          <table:table-cell table:style-name="ce165" table:formula="of:=COUNTIF([.O$7:.O$1008];[.$K2])" office:value-type="float" office:value="0">
            <text:p>0</text:p>
          </table:table-cell>
          <table:table-cell table:style-name="ce161" table:number-columns-repeated="215"/>
          <table:table-cell table:number-columns-repeated="26"/>
        </table:table-row>
        <table:table-row table:style-name="ro18">
          <table:table-cell table:style-name="ce122"/>
          <table:table-cell table:style-name="ce129" office:value-type="string">
            <text:p>Functions List:</text:p>
          </table:table-cell>
          <table:table-cell table:style-name="ce137" office:value-type="string" table:number-columns-spanned="3" table:number-rows-spanned="1">
            <text:p>Mail Account Setting,Custom layout</text:p>
          </table:table-cell>
          <table:covered-table-cell table:style-name="ce137"/>
          <table:covered-table-cell table:style-name="ce137"/>
          <table:table-cell table:style-name="ce122"/>
          <table:table-cell table:style-name="ce259"/>
          <table:table-cell table:style-name="ce238"/>
          <table:table-cell table:style-name="ce286"/>
          <table:table-cell table:style-name="ce162"/>
          <table:table-cell table:style-name="ce165" office:value-type="string">
            <text:p>Blocked</text:p>
          </table:table-cell>
          <table:table-cell table:style-name="ce165" table:formula="of:=COUNTIF([.L$7:.L$1008];[.$K3])" office:value-type="float" office:value="0">
            <text:p>0</text:p>
          </table:table-cell>
          <table:table-cell table:style-name="ce165" table:formula="of:=COUNTIF([.M$7:.M$1008];[.$K3])" office:value-type="float" office:value="0">
            <text:p>0</text:p>
          </table:table-cell>
          <table:table-cell table:style-name="ce165" table:formula="of:=COUNTIF([.N$7:.N$1008];[.$K3])" office:value-type="float" office:value="0">
            <text:p>0</text:p>
          </table:table-cell>
          <table:table-cell table:style-name="ce165" table:formula="of:=COUNTIF([.O$7:.O$1008];[.$K3])" office:value-type="float" office:value="0">
            <text:p>0</text:p>
          </table:table-cell>
          <table:table-cell table:style-name="ce161" table:number-columns-repeated="215"/>
          <table:table-cell table:number-columns-repeated="26"/>
        </table:table-row>
        <table:table-row table:style-name="ro19">
          <table:table-cell table:style-name="ce122"/>
          <table:table-cell table:style-name="ce130" office:value-type="string">
            <text:p>Total Main Cases:</text:p>
          </table:table-cell>
          <table:table-cell table:style-name="ce137" table:formula="of:=MAX([.A7:.A994])" office:value-type="float" office:value="19" table:number-columns-spanned="3" table:number-rows-spanned="1">
            <text:p>19</text:p>
          </table:table-cell>
          <table:covered-table-cell table:style-name="ce137"/>
          <table:covered-table-cell table:style-name="ce137"/>
          <table:table-cell table:style-name="ce122"/>
          <table:table-cell table:style-name="ce259"/>
          <table:table-cell table:style-name="ce238"/>
          <table:table-cell table:style-name="ce286"/>
          <table:table-cell table:style-name="ce162"/>
          <table:table-cell table:style-name="ce166" office:value-type="string">
            <text:p>Untested</text:p>
          </table:table-cell>
          <table:table-cell table:style-name="ce165" table:formula="of:=COUNTIF([.L$7:.L$1008];[.$K4])" office:value-type="float" office:value="0">
            <text:p>0</text:p>
          </table:table-cell>
          <table:table-cell table:style-name="ce165" table:formula="of:=COUNTIF([.M$7:.M$1008];[.$K4])" office:value-type="float" office:value="0">
            <text:p>0</text:p>
          </table:table-cell>
          <table:table-cell table:style-name="ce165" table:formula="of:=COUNTIF([.N$7:.N$1008];[.$K4])" office:value-type="float" office:value="0">
            <text:p>0</text:p>
          </table:table-cell>
          <table:table-cell table:style-name="ce165" table:formula="of:=COUNTIF([.O$7:.O$1008];[.$K4])" office:value-type="float" office:value="0">
            <text:p>0</text:p>
          </table:table-cell>
          <table:table-cell table:style-name="ce161" table:number-columns-repeated="215"/>
          <table:table-cell table:number-columns-repeated="26"/>
        </table:table-row>
        <table:table-row table:style-name="ro17">
          <table:table-cell table:style-name="ce122"/>
          <table:table-cell table:style-name="ce131"/>
          <table:table-cell table:style-name="ce136" table:number-columns-repeated="6"/>
          <table:table-cell table:style-name="ce287"/>
          <table:table-cell table:style-name="ce163"/>
          <table:table-cell table:style-name="Default" office:value-type="string">
            <text:p>N/A</text:p>
          </table:table-cell>
          <table:table-cell table:style-name="ce165" table:formula="of:=COUNTIF([.L$7:.L$1008];[.$K5])" office:value-type="float" office:value="0">
            <text:p>0</text:p>
          </table:table-cell>
          <table:table-cell table:style-name="ce165" table:formula="of:=COUNTIF([.M$7:.M$1008];[.$K5])" office:value-type="float" office:value="0">
            <text:p>0</text:p>
          </table:table-cell>
          <table:table-cell table:style-name="ce165" table:formula="of:=COUNTIF([.N$7:.N$1008];[.$K5])" office:value-type="float" office:value="0">
            <text:p>0</text:p>
          </table:table-cell>
          <table:table-cell table:style-name="ce165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3" office:value-type="string">
            <text:p>Case No</text:p>
          </table:table-cell>
          <table:table-cell table:style-name="ce132" office:value-type="string">
            <text:p>Related function</text:p>
          </table:table-cell>
          <table:table-cell table:style-name="ce139" office:value-type="string">
            <text:p>Case ID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office:annotation draw:style-name="gr2" draw:text-style-name="P2" svg:width="1.1382in" svg:height="0.5457in" svg:x="13.6138in" svg:y="2.3437in" draw:caption-point-x="0.5083in" draw:caption-point-y="-0.9882in">
              <dc:creator>M</dc:creator>
              <dc:date>2009-03-13T00:00:00</dc:date>
              <text:p text:style-name="P2"><text:span text:style-name="T1">High</text:span></text:p>
              <text:p text:style-name="P2"><text:span text:style-name="T1">Medium</text:span></text:p>
              <text:p text:style-name="P2"><text:span text:style-name="T1">Low</text:span></text:p>
            </office:annotation>
            <text:p>Priority</text:p>
          </table:table-cell>
          <table:table-cell table:style-name="ce139" office:value-type="string">
            <text:p>Effect</text:p>
          </table:table-cell>
          <table:table-cell table:style-name="ce139" table:number-columns-repeated="9"/>
          <table:table-cell table:style-name="ce289" table:number-columns-repeated="211"/>
          <table:table-cell table:style-name="ce276" table:number-columns-repeated="4"/>
          <table:table-cell table:style-name="ce290" table:number-columns-repeated="22"/>
        </table:table-row>
        <table:table-row table:style-name="ro78">
          <table:table-cell table:style-name="ce124" office:value-type="float" office:value="1">
            <text:p>001</text:p>
          </table:table-cell>
          <table:table-cell office:value-type="string">
            <text:p>FNC_CS_MA_SETTINGS</text:p>
          </table:table-cell>
          <table:table-cell table:style-name="ce237" office:value-type="float" office:value="1">
            <text:p>001</text:p>
          </table:table-cell>
          <table:table-cell office:value-type="string">
            <text:p>CS\Mail\Settings\Mail Settings</text:p>
          </table:table-cell>
          <table:table-cell table:style-name="ce145" office:value-type="string">
            <text:p>Set default account</text:p>
          </table:table-cell>
          <table:table-cell table:style-name="ce282" office:value-type="string">
            <text:p>Step 1: Create new <text:s/>Accounts</text:p>
          </table:table-cell>
          <table:table-cell table:style-name="ce283" office:value-type="string">
            <text:p>Perform to create some new accounts</text:p>
          </table:table-cell>
          <table:table-cell table:style-name="ce284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0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CS_MA_SETTINGS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S\Mail\Settings\Mail Settings</text:p>
          </table:table-cell>
          <table:table-cell table:style-name="ce143" office:value-type="string">
            <text:p>Set default account</text:p>
          </table:table-cell>
          <table:table-cell office:value-type="string">
            <text:p>Step 2: Open Mail Settings form</text:p>
          </table:table-cell>
          <table:table-cell office:value-type="string">
            <text:p>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3">
          <table:table-cell table:formula="of:=IF(MID([.F9];6;1)&gt;MID([.F8];6;1);&quot;&quot;;MAX([.A$7:.A8])+1)">
            <text:p/>
          </table:table-cell>
          <table:table-cell office:value-type="string">
            <text:p>FNC_CS_MA_SETTINGS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CS\Mail\Settings\Mail Settings</text:p>
          </table:table-cell>
          <table:table-cell table:style-name="ce143" office:value-type="string">
            <text:p>Set default account</text:p>
          </table:table-cell>
          <table:table-cell office:value-type="string">
            <text:p>Step 3: Set default account</text:p>
          </table:table-cell>
          <table:table-cell office:value-type="string">
            <text:p>- Select a Account from list in <text:span text:style-name="T5">Default Account</text:span></text:p>
            <text:p>- Click <text:span text:style-name="T5">Save</text:span></text:p>
          </table:table-cell>
          <table:table-cell office:value-type="string">
            <text:p>- This Account is chosen, it is always selected as default</text:p>
            <text:p>- It is shown in Account list with string “Default” <text:s/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8">
          <table:table-cell table:formula="of:=IF(MID([.F10];6;1)&gt;MID([.F9];6;1);&quot;&quot;;MAX([.A$7:.A9])+1)" office:value-type="float" office:value="2">
            <text:p>002</text:p>
          </table:table-cell>
          <table:table-cell office:value-type="string">
            <text:p>FNC_CS_MA_SETTINGS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S\Mail\Settings\Mail Settings</text:p>
          </table:table-cell>
          <table:table-cell table:style-name="ce145" office:value-type="string">
            <text:p>Set number of conversation to display per page</text:p>
          </table:table-cell>
          <table:table-cell table:style-name="ce282" office:value-type="string">
            <text:p>Step 1: Create new <text:s/>Accounts</text:p>
          </table:table-cell>
          <table:table-cell table:style-name="ce283" office:value-type="string">
            <text:p>- Perform to create some new accounts</text:p>
            <text:p>- Do check mail of added account</text:p>
          </table:table-cell>
          <table:table-cell table:style-name="ce284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4">
          <table:table-cell table:formula="of:=IF(MID([.F11];6;1)&gt;MID([.F10];6;1);&quot;&quot;;MAX([.A$7:.A10])+1)">
            <text:p/>
          </table:table-cell>
          <table:table-cell office:value-type="string">
            <text:p>FNC_CS_MA_SETTINGS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CS\Mail\Settings\Mail Settings</text:p>
          </table:table-cell>
          <table:table-cell table:style-name="ce143" office:value-type="string">
            <text:p>Set number of conversation to display per page</text:p>
          </table:table-cell>
          <table:table-cell office:value-type="string">
            <text:p>Step 2: Open Mail Settings form</text:p>
          </table:table-cell>
          <table:table-cell office:value-type="string">
            <text:p>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2">
          <table:table-cell table:formula="of:=IF(MID([.F12];6;1)&gt;MID([.F11];6;1);&quot;&quot;;MAX([.A$7:.A11])+1)">
            <text:p/>
          </table:table-cell>
          <table:table-cell office:value-type="string">
            <text:p>FNC_CS_MA_SETTINGS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CS\Mail\Settings\Mail Settings</text:p>
          </table:table-cell>
          <table:table-cell table:style-name="ce143" office:value-type="string">
            <text:p>Set number of conversation to display per page</text:p>
          </table:table-cell>
          <table:table-cell office:value-type="string">
            <text:p>Step 3: Set Number of conversation to display</text:p>
          </table:table-cell>
          <table:table-cell office:value-type="string">
            <text:p>- Choose a number for<text:span text:style-name="T19"> </text:span><text:span text:style-name="T20">Number of conversation to display per page</text:span></text:p>
            <text:p>- Click <text:span text:style-name="T5">Save</text:span></text:p>
          </table:table-cell>
          <table:table-cell office:value-type="string">
            <text:p>Number of mails per page is shown on Message pane as setting when view message of a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FNC_CS_MA_SETTINGS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CS\Mail\Settings\Mail Settings</text:p>
          </table:table-cell>
          <table:table-cell table:style-name="ce145" office:value-type="string">
            <text:p>Set auto check mail</text:p>
          </table:table-cell>
          <table:table-cell table:style-name="ce282" office:value-type="string">
            <text:p>Step 1: Create new <text:s/>Accounts</text:p>
          </table:table-cell>
          <table:table-cell table:style-name="ce283" office:value-type="string">
            <text:p>- Perform to create some new accounts</text:p>
            <text:p>- Do check mail of added account</text:p>
          </table:table-cell>
          <table:table-cell table:style-name="ce284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4">
          <table:table-cell table:formula="of:=IF(MID([.F14];6;1)&gt;MID([.F13];6;1);&quot;&quot;;MAX([.A$7:.A13])+1)">
            <text:p/>
          </table:table-cell>
          <table:table-cell office:value-type="string">
            <text:p>FNC_CS_MA_SETTINGS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CS\Mail\Settings\Mail Settings</text:p>
          </table:table-cell>
          <table:table-cell office:value-type="string">
            <text:p>Set auto check mail</text:p>
          </table:table-cell>
          <table:table-cell office:value-type="string">
            <text:p>Step 2: Open Mail Settings form</text:p>
          </table:table-cell>
          <table:table-cell office:value-type="string">
            <text:p>- 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7">
          <table:table-cell table:formula="of:=IF(MID([.F15];6;1)&gt;MID([.F14];6;1);&quot;&quot;;MAX([.A$7:.A14])+1)">
            <text:p/>
          </table:table-cell>
          <table:table-cell office:value-type="string">
            <text:p>FNC_CS_MA_SETTINGS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CS\Mail\Settings\Mail Settings</text:p>
          </table:table-cell>
          <table:table-cell office:value-type="string">
            <text:p>Set auto check mail</text:p>
          </table:table-cell>
          <table:table-cell office:value-type="string">
            <text:p>Step 3: Choose auto check mail frequent</text:p>
          </table:table-cell>
          <table:table-cell office:value-type="string">
            <text:p>- Select an mail account to set default</text:p>
            <text:p>- Choose a time for <text:span text:style-name="T5">Auto check mail in every </text:span></text:p>
            <text:p>- Click <text:span text:style-name="T5">Save</text:span></text:p>
          </table:table-cell>
          <table:table-cell office:value-type="string">
            <text:p>From now on, after the period of time is set in setting mail, the selected account will be checked mail automaticall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8">
          <table:table-cell table:formula="of:=IF(MID([.F16];6;1)&gt;MID([.F15];6;1);&quot;&quot;;MAX([.A$7:.A15])+1)" office:value-type="float" office:value="4">
            <text:p>004</text:p>
          </table:table-cell>
          <table:table-cell office:value-type="string">
            <text:p>FNC_CS_MA_SETTINGS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CS\Mail\Settings\Mail Settings</text:p>
          </table:table-cell>
          <table:table-cell table:style-name="ce145" office:value-type="string">
            <text:p>Set compose message is Rich text</text:p>
          </table:table-cell>
          <table:table-cell table:style-name="ce282" office:value-type="string">
            <text:p>Step 1: Create new <text:s/>Accounts</text:p>
          </table:table-cell>
          <table:table-cell table:style-name="ce283" office:value-type="string">
            <text:p>- Perform to create some new accounts</text:p>
            <text:p>- Do check mail of added account</text:p>
          </table:table-cell>
          <table:table-cell table:style-name="ce284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7">
          <table:table-cell table:formula="of:=IF(MID([.F17];6;1)&gt;MID([.F16];6;1);&quot;&quot;;MAX([.A$7:.A16])+1)">
            <text:p/>
          </table:table-cell>
          <table:table-cell office:value-type="string">
            <text:p>FNC_CS_MA_SETTINGS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CS\Mail\Settings\Mail Settings</text:p>
          </table:table-cell>
          <table:table-cell office:value-type="string">
            <text:p>Set compose message is Rich text</text:p>
          </table:table-cell>
          <table:table-cell office:value-type="string">
            <text:p>Step 2: Open Mail Settings form</text:p>
          </table:table-cell>
          <table:table-cell office:value-type="string">
            <text:p>- Select an account in list</text:p>
            <text:p>- 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5">
          <table:table-cell table:formula="of:=IF(MID([.F18];6;1)&gt;MID([.F17];6;1);&quot;&quot;;MAX([.A$7:.A17])+1)">
            <text:p/>
          </table:table-cell>
          <table:table-cell office:value-type="string">
            <text:p>FNC_CS_MA_SETTINGS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CS\Mail\Settings\Mail Settings</text:p>
          </table:table-cell>
          <table:table-cell office:value-type="string">
            <text:p>Set compose message is Rich text</text:p>
          </table:table-cell>
          <table:table-cell office:value-type="string">
            <text:p>Step 3: Set compose type</text:p>
          </table:table-cell>
          <table:table-cell office:value-type="string">
            <text:p>- Select an mail account to set default</text:p>
            <text:p>- Select <text:s/>type for <text:span text:style-name="T5">Compose message in</text:span>: Rich text </text:p>
            <text:p>- Click <text:span text:style-name="T5">Save</text:span></text:p>
          </table:table-cell>
          <table:table-cell office:value-type="string">
            <text:p>- Information in Setting mails form is changed</text:p>
            <text:p>- Default account is displayed</text:p>
            <text:p>- In compose a new mail: Rich text option is Marked and Text editor is shown above Message body</text:p>
            <text:p>- Message body is written and can format by text edito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2">
          <table:table-cell table:formula="of:=IF(MID([.F19];6;1)&gt;MID([.F18];6;1);&quot;&quot;;MAX([.A$7:.A18])+1)" office:value-type="float" office:value="5">
            <text:p>005</text:p>
          </table:table-cell>
          <table:table-cell office:value-type="string">
            <text:p>FNC_CS_MA_SETTINGS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CS\Mail\Settings\Mail Settings</text:p>
          </table:table-cell>
          <table:table-cell table:style-name="ce145" office:value-type="string">
            <text:p>Set compose message is Plain text</text:p>
          </table:table-cell>
          <table:table-cell table:style-name="ce282" office:value-type="string">
            <text:p>Step 1: Create new <text:s/>Accounts</text:p>
          </table:table-cell>
          <table:table-cell table:style-name="ce283" office:value-type="string">
            <text:p>- Perform to create some new accounts</text:p>
            <text:p>- Do check mail of added account</text:p>
          </table:table-cell>
          <table:table-cell table:style-name="ce284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7">
          <table:table-cell table:formula="of:=IF(MID([.F20];6;1)&gt;MID([.F19];6;1);&quot;&quot;;MAX([.A$7:.A19])+1)">
            <text:p/>
          </table:table-cell>
          <table:table-cell office:value-type="string">
            <text:p>FNC_CS_MA_SETTINGS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CS\Mail\Settings\Mail Settings</text:p>
          </table:table-cell>
          <table:table-cell office:value-type="string">
            <text:p>Set compose message is Plain text</text:p>
          </table:table-cell>
          <table:table-cell office:value-type="string">
            <text:p>Step 2: Open Mail Settings form</text:p>
          </table:table-cell>
          <table:table-cell office:value-type="string">
            <text:p>- Select an account in list</text:p>
            <text:p>- 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4">
          <table:table-cell table:formula="of:=IF(MID([.F21];6;1)&gt;MID([.F20];6;1);&quot;&quot;;MAX([.A$7:.A20])+1)">
            <text:p/>
          </table:table-cell>
          <table:table-cell office:value-type="string">
            <text:p>FNC_CS_MA_SETTINGS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CS\Mail\Settings\Mail Settings</text:p>
          </table:table-cell>
          <table:table-cell office:value-type="string">
            <text:p>Set compose message is Plain text</text:p>
          </table:table-cell>
          <table:table-cell office:value-type="string">
            <text:p>Step 3: Set compose type</text:p>
          </table:table-cell>
          <table:table-cell office:value-type="string">
            <text:p>- Select an mail account to set default</text:p>
            <text:p>- Select <text:s/>type for <text:span text:style-name="T5">Compose message in</text:span>: Plain text</text:p>
            <text:p>- Click <text:span text:style-name="T5">Save</text:span></text:p>
          </table:table-cell>
          <table:table-cell office:value-type="string">
            <text:p>- Information in Setting mails form is changed</text:p>
            <text:p>- Default account is displayed</text:p>
            <text:p>- In compose a new mail: Plain text option is Marked</text:p>
            <text:p>- Text Editor is disappeared</text:p>
            <text:p>- User only input data into message body without Text edito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2">
          <table:table-cell table:formula="of:=IF(MID([.F22];6;1)&gt;MID([.F21];6;1);&quot;&quot;;MAX([.A$7:.A21])+1)" office:value-type="float" office:value="6">
            <text:p>006</text:p>
          </table:table-cell>
          <table:table-cell office:value-type="string">
            <text:p>FNC_CS_MA_SETTINGS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CS\Mail\Settings\Mail Settings</text:p>
          </table:table-cell>
          <table:table-cell table:style-name="ce145" office:value-type="string">
            <text:p>Set reply message is original message text quote</text:p>
          </table:table-cell>
          <table:table-cell table:style-name="ce282" office:value-type="string">
            <text:p>Step 1: Create new <text:s/>Accounts</text:p>
          </table:table-cell>
          <table:table-cell table:style-name="ce283" office:value-type="string">
            <text:p>- Perform to create some new accounts</text:p>
            <text:p>- Do check mail of added account</text:p>
          </table:table-cell>
          <table:table-cell table:style-name="ce284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8">
          <table:table-cell table:formula="of:=IF(MID([.F23];6;1)&gt;MID([.F22];6;1);&quot;&quot;;MAX([.A$7:.A22])+1)">
            <text:p/>
          </table:table-cell>
          <table:table-cell office:value-type="string">
            <text:p>FNC_CS_MA_SETTINGS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CS\Mail\Settings\Mail Settings</text:p>
          </table:table-cell>
          <table:table-cell office:value-type="string">
            <text:p>Set reply message is original message text quote</text:p>
          </table:table-cell>
          <table:table-cell office:value-type="string">
            <text:p>Step 2: Open Mail Settings form</text:p>
          </table:table-cell>
          <table:table-cell office:value-type="string">
            <text:p>- Select an account in list</text:p>
            <text:p>- Click <text:span text:style-name="T5">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7">
          <table:table-cell table:formula="of:=IF(MID([.F24];6;1)&gt;MID([.F23];6;1);&quot;&quot;;MAX([.A$7:.A23])+1)">
            <text:p/>
          </table:table-cell>
          <table:table-cell office:value-type="string">
            <text:p>FNC_CS_MA_SETTINGS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CS\Mail\Settings\Mail Settings</text:p>
          </table:table-cell>
          <table:table-cell office:value-type="string">
            <text:p>Set reply message is original message text quote</text:p>
          </table:table-cell>
          <table:table-cell office:value-type="string">
            <text:p>Step 3: Set reply message type</text:p>
          </table:table-cell>
          <table:table-cell office:value-type="string">
            <text:p>- Choose <text:span text:style-name="T5">Original message text quote </text:span>option in <text:span text:style-name="T6">Reply with</text:span><text:span text:style-name="T5"> </text:span><text:span text:style-name="T6">select box</text:span></text:p>
            <text:p>- Click <text:span text:style-name="T5">Save</text:span></text:p>
          </table:table-cell>
          <table:table-cell office:value-type="string">
            <text:p>- Information in Setting mails form is changed</text:p>
            <text:p>- Default account is displayed</text:p>
            <text:p>- When Reply a mail, in compose message form: Content of original mail will be displayed as text in Body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8">
          <table:table-cell table:formula="of:=IF(MID([.F25];6;1)&gt;MID([.F24];6;1);&quot;&quot;;MAX([.A$7:.A24])+1)" office:value-type="float" office:value="7">
            <text:p>007</text:p>
          </table:table-cell>
          <table:table-cell office:value-type="string">
            <text:p>FNC_CS_MA_SETTINGS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office:value-type="string">
            <text:p>CS\Mail\Settings\Mail Settings</text:p>
          </table:table-cell>
          <table:table-cell table:style-name="ce145" office:value-type="string">
            <text:p>Set reply message is original message as an attachment</text:p>
          </table:table-cell>
          <table:table-cell table:style-name="ce282" office:value-type="string">
            <text:p>Step 1: Create new <text:s/>Accounts</text:p>
          </table:table-cell>
          <table:table-cell table:style-name="ce283" office:value-type="string">
            <text:p>- Perform to create some new accounts</text:p>
            <text:p>- Do check mail of added account</text:p>
          </table:table-cell>
          <table:table-cell table:style-name="ce284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7">
          <table:table-cell table:formula="of:=IF(MID([.F26];6;1)&gt;MID([.F25];6;1);&quot;&quot;;MAX([.A$7:.A25])+1)">
            <text:p/>
          </table:table-cell>
          <table:table-cell office:value-type="string">
            <text:p>FNC_CS_MA_SETTINGS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CS\Mail\Settings\Mail Settings</text:p>
          </table:table-cell>
          <table:table-cell office:value-type="string">
            <text:p>Set reply message is original message as an attachment</text:p>
          </table:table-cell>
          <table:table-cell office:value-type="string">
            <text:p>Step 2: Open Mail Settings form</text:p>
          </table:table-cell>
          <table:table-cell office:value-type="string">
            <text:p>- Select an account in list</text:p>
            <text:p>- 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5">
          <table:table-cell table:formula="of:=IF(MID([.F27];6;1)&gt;MID([.F26];6;1);&quot;&quot;;MAX([.A$7:.A26])+1)">
            <text:p/>
          </table:table-cell>
          <table:table-cell office:value-type="string">
            <text:p>FNC_CS_MA_SETTINGS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CS\Mail\Settings\Mail Settings</text:p>
          </table:table-cell>
          <table:table-cell office:value-type="string">
            <text:p>Set reply message is original message as an attachment</text:p>
          </table:table-cell>
          <table:table-cell office:value-type="string">
            <text:p>Step 3: Set reply message type</text:p>
          </table:table-cell>
          <table:table-cell office:value-type="string">
            <text:p>- Choose <text:span text:style-name="T5">Original message as an attachment </text:span>option in <text:span text:style-name="T6">Reply with</text:span><text:span text:style-name="T5"> </text:span><text:span text:style-name="T6">select box</text:span></text:p>
            <text:p>- Click <text:span text:style-name="T5">Save</text:span></text:p>
          </table:table-cell>
          <table:table-cell office:value-type="string">
            <text:p>- Information in Setting mails form is changed</text:p>
            <text:p>- Default account is displayed</text:p>
            <text:p>- When Reply a mail, in compose message form: Content of original mail will put on a file attach .eml and shown above Message body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6">
          <table:table-cell table:formula="of:=IF(MID([.F28];6;1)&gt;MID([.F27];6;1);&quot;&quot;;MAX([.A$7:.A27])+1)" office:value-type="float" office:value="8">
            <text:p>008</text:p>
          </table:table-cell>
          <table:table-cell office:value-type="string">
            <text:p>FNC_CS_MA_SETTINGS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office:value-type="string">
            <text:p>CS\Mail\Settings\Mail Settings</text:p>
          </table:table-cell>
          <table:table-cell table:style-name="ce145" office:value-type="string">
            <text:p>Set Forward message is original message text quote</text:p>
          </table:table-cell>
          <table:table-cell table:style-name="ce282" office:value-type="string">
            <text:p>Step 1: Create new <text:s/>Accounts</text:p>
          </table:table-cell>
          <table:table-cell table:style-name="ce283" office:value-type="string">
            <text:p>- Perform to create some new accounts</text:p>
            <text:p>- Do check mail of added account</text:p>
          </table:table-cell>
          <table:table-cell table:style-name="ce284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formula="of:=IF(MID([.F29];6;1)&gt;MID([.F28];6;1);&quot;&quot;;MAX([.A$7:.A28])+1)">
            <text:p/>
          </table:table-cell>
          <table:table-cell office:value-type="string">
            <text:p>FNC_CS_MA_SETTINGS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office:value-type="string">
            <text:p>CS\Mail\Settings\Mail Settings</text:p>
          </table:table-cell>
          <table:table-cell office:value-type="string">
            <text:p>Set Forward message is original message text quote</text:p>
          </table:table-cell>
          <table:table-cell office:value-type="string">
            <text:p>Step 2: Open Mail Settings form</text:p>
          </table:table-cell>
          <table:table-cell office:value-type="string">
            <text:p>- Select an account in list</text:p>
            <text:p>- 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6">
          <table:table-cell table:formula="of:=IF(MID([.F30];6;1)&gt;MID([.F29];6;1);&quot;&quot;;MAX([.A$7:.A29])+1)">
            <text:p/>
          </table:table-cell>
          <table:table-cell office:value-type="string">
            <text:p>FNC_CS_MA_SETTINGS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office:value-type="string">
            <text:p>CS\Mail\Settings\Mail Settings</text:p>
          </table:table-cell>
          <table:table-cell office:value-type="string">
            <text:p>Set Forward message is original message text quote</text:p>
          </table:table-cell>
          <table:table-cell office:value-type="string">
            <text:p>Step 3: Set Forward message type</text:p>
          </table:table-cell>
          <table:table-cell office:value-type="string">
            <text:p>- Choose <text:span text:style-name="T5">Original message text quote </text:span>option in Reply<text:span text:style-name="T6"> with</text:span><text:span text:style-name="T5"> </text:span><text:span text:style-name="T6">select box</text:span></text:p>
            <text:p>- Click <text:span text:style-name="T5">Save</text:span></text:p>
          </table:table-cell>
          <table:table-cell office:value-type="string">
            <text:p>- Information in Setting mails form is changed</text:p>
            <text:p>- Default account is displayed</text:p>
            <text:p>- When forward a mail, in compose message form: Content of original mail will be displayed as text in Body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3">
          <table:table-cell table:formula="of:=IF(MID([.F31];6;1)&gt;MID([.F30];6;1);&quot;&quot;;MAX([.A$7:.A30])+1)" office:value-type="float" office:value="9">
            <text:p>009</text:p>
          </table:table-cell>
          <table:table-cell office:value-type="string">
            <text:p>FNC_CS_MA_SETTINGS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office:value-type="string">
            <text:p>CS\Mail\Settings\Mail Settings</text:p>
          </table:table-cell>
          <table:table-cell table:style-name="ce145" office:value-type="string">
            <text:p>Set Forward message is original message as an attachment</text:p>
          </table:table-cell>
          <table:table-cell table:style-name="ce282" office:value-type="string">
            <text:p>Step 1: Create new <text:s/>Accounts</text:p>
          </table:table-cell>
          <table:table-cell table:style-name="ce283" office:value-type="string">
            <text:p>- Perform to create some new accounts</text:p>
            <text:p>- Do check mail of added account</text:p>
          </table:table-cell>
          <table:table-cell table:style-name="ce284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7">
          <table:table-cell table:formula="of:=IF(MID([.F32];6;1)&gt;MID([.F31];6;1);&quot;&quot;;MAX([.A$7:.A31])+1)">
            <text:p/>
          </table:table-cell>
          <table:table-cell office:value-type="string">
            <text:p>FNC_CS_MA_SETTINGS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office:value-type="string">
            <text:p>CS\Mail\Settings\Mail Settings</text:p>
          </table:table-cell>
          <table:table-cell office:value-type="string">
            <text:p>Set Forward message is original message as an attachment</text:p>
          </table:table-cell>
          <table:table-cell office:value-type="string">
            <text:p>Step 2: Open Mail Settings form</text:p>
          </table:table-cell>
          <table:table-cell office:value-type="string">
            <text:p>- Select an account in list</text:p>
            <text:p>- 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6">
          <table:table-cell table:formula="of:=IF(MID([.F33];6;1)&gt;MID([.F32];6;1);&quot;&quot;;MAX([.A$7:.A32])+1)">
            <text:p/>
          </table:table-cell>
          <table:table-cell office:value-type="string">
            <text:p>FNC_CS_MA_SETTINGS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Settings\Mail Settings</text:p>
          </table:table-cell>
          <table:table-cell office:value-type="string">
            <text:p>Set Forward message is original message as an attachment</text:p>
          </table:table-cell>
          <table:table-cell office:value-type="string">
            <text:p>Step 3: Set Forward message type</text:p>
          </table:table-cell>
          <table:table-cell office:value-type="string">
            <text:p>- Choose <text:span text:style-name="T5">Original message as an attachment </text:span>option in Forward<text:span text:style-name="T6"> with</text:span><text:span text:style-name="T5"> </text:span><text:span text:style-name="T6">select box</text:span></text:p>
            <text:p>- Click <text:span text:style-name="T5">Save</text:span></text:p>
          </table:table-cell>
          <table:table-cell office:value-type="string">
            <text:p>- Information in Setting mails form is changed</text:p>
            <text:p>- Default account is displayed</text:p>
            <text:p>- When forward a mail, in compose message form: Content of original mail will put on a file attach .eml and shown above Message body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3">
          <table:table-cell table:formula="of:=IF(MID([.F34];6;1)&gt;MID([.F33];6;1);&quot;&quot;;MAX([.A$7:.A33])+1)" office:value-type="float" office:value="10">
            <text:p>010</text:p>
          </table:table-cell>
          <table:table-cell office:value-type="string">
            <text:p>FNC_CS_MA_SETTINGS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Settings\Mail Settings</text:p>
          </table:table-cell>
          <table:table-cell table:style-name="ce145" office:value-type="string">
            <text:p>Setup default mail don't tick at Save sent messages in Sent Folder option</text:p>
          </table:table-cell>
          <table:table-cell table:style-name="ce282" office:value-type="string">
            <text:p>Step 1: Create new <text:s/>Accounts</text:p>
          </table:table-cell>
          <table:table-cell table:style-name="ce283" office:value-type="string">
            <text:p>- Perform to create some new accounts</text:p>
            <text:p>- Do check mail of added account</text:p>
          </table:table-cell>
          <table:table-cell table:style-name="ce284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7">
          <table:table-cell table:formula="of:=IF(MID([.F35];6;1)&gt;MID([.F34];6;1);&quot;&quot;;MAX([.A$7:.A34])+1)">
            <text:p/>
          </table:table-cell>
          <table:table-cell office:value-type="string">
            <text:p>FNC_CS_MA_SETTINGS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office:value-type="string">
            <text:p>CS\Mail\Settings\Mail Settings</text:p>
          </table:table-cell>
          <table:table-cell office:value-type="string">
            <text:p>Setup default mail don't tick at Save sent messages in Sent Folder option</text:p>
          </table:table-cell>
          <table:table-cell office:value-type="string">
            <text:p>Step 2: Open Mail Settings form</text:p>
          </table:table-cell>
          <table:table-cell office:value-type="string">
            <text:p>- Select an account in list</text:p>
            <text:p>- Click <text:span text:style-name="T5">Mail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2">
          <table:table-cell table:formula="of:=IF(MID([.F36];6;1)&gt;MID([.F35];6;1);&quot;&quot;;MAX([.A$7:.A35])+1)">
            <text:p/>
          </table:table-cell>
          <table:table-cell office:value-type="string">
            <text:p>FNC_CS_MA_SETTINGS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office:value-type="string">
            <text:p>CS\Mail\Settings\Mail Settings</text:p>
          </table:table-cell>
          <table:table-cell office:value-type="string">
            <text:p>Setup default mail don't tick at Save sent messages in Sent Folder option</text:p>
          </table:table-cell>
          <table:table-cell office:value-type="string">
            <text:p>Step 3: Set up</text:p>
          </table:table-cell>
          <table:table-cell office:value-type="string">
            <text:p>- Choose account to be default</text:p>
            <text:p>- Unchecked on <text:span text:style-name="T5">Save sent message in Sent folder</text:span> option</text:p>
            <text:p>- Click <text:span text:style-name="T5">Save</text:span></text:p>
            <text:p/>
          </table:table-cell>
          <table:table-cell office:value-type="string">
            <text:p>- Information in Setting mails form is changed</text:p>
            <text:p><text:span text:style-name="T21">- Default account is displayed</text:span></text:p>
            <text:p>- When perform to Send a message, the message is not saved in Sent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MID([.F37];6;1)&gt;MID([.F36];6;1);&quot;&quot;;MAX([.A$7:.A36])+1)" office:value-type="float" office:value="11">
            <text:p>011</text:p>
          </table:table-cell>
          <table:table-cell office:value-type="string">
            <text:p>FNC_CS_MA_SETTINGS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office:value-type="string">
            <text:p>CS\Mail\Settings\Mail Settings</text:p>
          </table:table-cell>
          <table:table-cell table:style-name="ce145" office:value-type="string">
            <text:p>Setup default mail with Save sent messages in Sent Folder option</text:p>
          </table:table-cell>
          <table:table-cell table:style-name="ce282" office:value-type="string">
            <text:p>Step 1: Create new <text:s/>Accounts</text:p>
          </table:table-cell>
          <table:table-cell table:style-name="ce283" office:value-type="string">
            <text:p>- Perform to create some new accounts</text:p>
            <text:p>- Do check mail of added account</text:p>
          </table:table-cell>
          <table:table-cell table:style-name="ce284" office:value-type="string">
            <text:p>- These accounts are created successfully</text:p>
            <text:p>- They are listed in Accounts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38];6;1)&gt;MID([.F37];6;1);&quot;&quot;;MAX([.A$7:.A37])+1)">
            <text:p/>
          </table:table-cell>
          <table:table-cell office:value-type="string">
            <text:p>FNC_CS_MA_SETTINGS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office:value-type="string">
            <text:p>CS\Mail\Settings\Mail Settings</text:p>
          </table:table-cell>
          <table:table-cell office:value-type="string">
            <text:p>Setup default mail with Save sent messages in Sent Folder option</text:p>
          </table:table-cell>
          <table:table-cell office:value-type="string">
            <text:p>Step 2: Open Mail Settings form</text:p>
          </table:table-cell>
          <table:table-cell office:value-type="string">
            <text:p>- Select an account in list</text:p>
            <text:p>- Click<text:span text:style-name="T5"> Settings</text:span> icon on action bar</text:p>
          </table:table-cell>
          <table:table-cell office:value-type="string">
            <text:p>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3">
          <table:table-cell table:formula="of:=IF(MID([.F39];6;1)&gt;MID([.F38];6;1);&quot;&quot;;MAX([.A$7:.A38])+1)">
            <text:p/>
          </table:table-cell>
          <table:table-cell office:value-type="string">
            <text:p>FNC_CS_MA_SETTINGS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office:value-type="string">
            <text:p>CS\Mail\Settings\Mail Settings</text:p>
          </table:table-cell>
          <table:table-cell office:value-type="string">
            <text:p>Setup default mail with Save sent messages in Sent Folder option</text:p>
          </table:table-cell>
          <table:table-cell office:value-type="string">
            <text:p>Step 3: Setup</text:p>
          </table:table-cell>
          <table:table-cell office:value-type="string">
            <text:p>- Choose account to be default</text:p>
            <text:p>- checked on <text:span text:style-name="T5">Save sent message in Sent folder</text:span> option</text:p>
            <text:p>- Click <text:span text:style-name="T5">Save</text:span></text:p>
            <text:p/>
          </table:table-cell>
          <table:table-cell office:value-type="string">
            <text:p>- Information in Setting mails form is changed</text:p>
            <text:p>- The selected account will be became default account</text:p>
            <text:p>- <text:s/>When perform to Send a message, the message is saved in Sent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MID([.F40];6;1)&gt;MID([.F39];6;1);&quot;&quot;;MAX([.A$7:.A39])+1)" office:value-type="float" office:value="12">
            <text:p>012</text:p>
          </table:table-cell>
          <table:table-cell office:value-type="string">
            <text:p>FNC_CS_MA_SETTINGS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office:value-type="string">
            <text:p>CS\Mail\Settings\Mail Settings</text:p>
          </table:table-cell>
          <table:table-cell table:style-name="ce145" office:value-type="string">
            <text:p>Cancel Setting mail</text:p>
          </table:table-cell>
          <table:table-cell table:style-name="ce282" office:value-type="string">
            <text:p>Step 1: Create some <text:s/>Accounts</text:p>
          </table:table-cell>
          <table:table-cell table:style-name="ce283" office:value-type="string">
            <text:p>Create some mail accounts</text:p>
          </table:table-cell>
          <table:table-cell table:style-name="ce284" office:value-type="string">
            <text:p>- These Accounts are created successful</text:p>
            <text:p>- They are listed in Account List in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1">
          <table:table-cell table:formula="of:=IF(MID([.F41];6;1)&gt;MID([.F40];6;1);&quot;&quot;;MAX([.A$7:.A40])+1)">
            <text:p/>
          </table:table-cell>
          <table:table-cell office:value-type="string">
            <text:p>FNC_CS_MA_SETTINGS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office:value-type="string">
            <text:p>CS\Mail\Settings\Mail Settings</text:p>
          </table:table-cell>
          <table:table-cell table:style-name="ce143" office:value-type="string">
            <text:p>Cancel Setting mail</text:p>
          </table:table-cell>
          <table:table-cell office:value-type="string">
            <text:p>Step 2: Open Mail Settings</text:p>
          </table:table-cell>
          <table:table-cell office:value-type="string">
            <text:p>- Click at <text:s/>Settings Icon on action bar</text:p>
          </table:table-cell>
          <table:table-cell office:value-type="string">
            <text:p>- Mail Settings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8">
          <table:table-cell table:formula="of:=IF(MID([.F42];6;1)&gt;MID([.F41];6;1);&quot;&quot;;MAX([.A$7:.A41])+1)">
            <text:p/>
          </table:table-cell>
          <table:table-cell office:value-type="string">
            <text:p>FNC_CS_MA_SETTINGS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2">
            <text:p>012</text:p>
          </table:table-cell>
          <table:table-cell office:value-type="string">
            <text:p>CS\Mail\Settings\Mail Settings</text:p>
          </table:table-cell>
          <table:table-cell table:style-name="ce143" office:value-type="string">
            <text:p>Cancel Setting mail</text:p>
          </table:table-cell>
          <table:table-cell office:value-type="string">
            <text:p>Step 3: Cancel setting</text:p>
          </table:table-cell>
          <table:table-cell office:value-type="string">
            <text:p>- Change information in this form</text:p>
            <text:p>- Click <text:span text:style-name="T5">Cancel</text:span> button or <text:span text:style-name="T5">Close</text:span> icon </text:p>
          </table:table-cell>
          <table:table-cell office:value-type="string">
            <text:p>Setting form is closed, no change is sav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formula="of:=IF(MID([.F43];6;1)&gt;MID([.F42];6;1);&quot;&quot;;MAX([.A$7:.A42])+1)" office:value-type="float" office:value="13">
            <text:p>013</text:p>
          </table:table-cell>
          <table:table-cell office:value-type="string">
            <text:p>FNC_CS_MA_SETTINGS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office:value-type="string">
            <text:p>CS\Mail\Settings\Mail Settings</text:p>
          </table:table-cell>
          <table:table-cell table:style-name="ce145" office:value-type="string">
            <text:p>Setting mail in case no account is created</text:p>
          </table:table-cell>
          <table:table-cell office:value-type="string">
            <text:p>Step 1: Open Mail Settings form</text:p>
          </table:table-cell>
          <table:table-cell office:value-type="string">
            <text:p>- don't Create any account mail</text:p>
            <text:p>- Click at Mail Settings Icon on action bar</text:p>
          </table:table-cell>
          <table:table-cell office:value-type="string">
            <text:p>A warning message: “ You must create account first”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>
          <table:table-cell table:formula="of:=IF(MID([.F44];6;1)&gt;MID([.F43];6;1);&quot;&quot;;MAX([.A$7:.A43])+1)" office:value-type="float" office:value="14">
            <text:p>014</text:p>
          </table:table-cell>
          <table:table-cell office:value-type="string">
            <text:p>FNC_CS_MA_SETTINGS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4">
            <text:p>014</text:p>
          </table:table-cell>
          <table:table-cell office:value-type="string">
            <text:p>CS\Mail\Settings\Mail Settings</text:p>
          </table:table-cell>
          <table:table-cell table:style-name="ce145" office:value-type="string">
            <text:p>Set custom layout as vertical</text:p>
          </table:table-cell>
          <table:table-cell table:style-name="ce282" office:value-type="string">
            <text:p>Step 1: Create some <text:s/>Accounts</text:p>
          </table:table-cell>
          <table:table-cell table:style-name="ce283" office:value-type="string">
            <text:p>Create some mail accounts</text:p>
          </table:table-cell>
          <table:table-cell table:style-name="ce284" office:value-type="string">
            <text:p>- These Accounts are created successful</text:p>
            <text:p>- They are listed in Account List in left Pane</text:p>
          </table:table-cell>
          <table:table-cell table:style-name="ce287" office:value-type="string">
            <text:p>High</text:p>
          </table:table-cell>
          <table:table-cell table:style-name="ce136"/>
          <table:table-cell table:number-columns-repeated="246"/>
        </table:table-row>
        <table:table-row table:style-name="ro4">
          <table:table-cell table:formula="of:=IF(MID([.F45];6;1)&gt;MID([.F44];6;1);&quot;&quot;;MAX([.A$7:.A44])+1)">
            <text:p/>
          </table:table-cell>
          <table:table-cell office:value-type="string">
            <text:p>FNC_CS_MA_SETTINGS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vertical</text:p>
          </table:table-cell>
          <table:table-cell office:value-type="string">
            <text:p>Step 2: Open Mail Settings</text:p>
          </table:table-cell>
          <table:table-cell office:value-type="string">
            <text:p>- Click at Settings Icon on action bar</text:p>
          </table:table-cell>
          <table:table-cell office:value-type="string">
            <text:p>- Mail Settings form is shown properly</text:p>
          </table:table-cell>
          <table:table-cell table:style-name="ce287" office:value-type="string">
            <text:p>High</text:p>
          </table:table-cell>
          <table:table-cell table:style-name="ce136"/>
          <table:table-cell table:number-columns-repeated="246"/>
        </table:table-row>
        <table:table-row table:style-name="ro4">
          <table:table-cell table:formula="of:=IF(MID([.F46];6;1)&gt;MID([.F45];6;1);&quot;&quot;;MAX([.A$7:.A45])+1)">
            <text:p/>
          </table:table-cell>
          <table:table-cell office:value-type="string">
            <text:p>FNC_CS_MA_SETTINGS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vertical</text:p>
          </table:table-cell>
          <table:table-cell table:style-name="ce136" office:value-type="string">
            <text:p>Step 3: Go to Layout Tab</text:p>
          </table:table-cell>
          <table:table-cell table:style-name="ce136" office:value-type="string">
            <text:p>- Click Layout Icon </text:p>
          </table:table-cell>
          <table:table-cell table:style-name="ce136" office:value-type="string">
            <text:p>The Tab is shown properly</text:p>
          </table:table-cell>
          <table:table-cell table:style-name="ce287" office:value-type="string">
            <text:p>High</text:p>
          </table:table-cell>
          <table:table-cell table:style-name="ce136"/>
          <table:table-cell table:number-columns-repeated="246"/>
        </table:table-row>
        <table:table-row table:style-name="ro4">
          <table:table-cell table:formula="of:=IF(MID([.F47];6;1)&gt;MID([.F46];6;1);&quot;&quot;;MAX([.A$7:.A46])+1)">
            <text:p/>
          </table:table-cell>
          <table:table-cell office:value-type="string">
            <text:p>FNC_CS_MA_SETTINGS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vertical</text:p>
          </table:table-cell>
          <table:table-cell table:style-name="ce136" office:value-type="string">
            <text:p>Step 4: Choose Vertical Flip</text:p>
          </table:table-cell>
          <table:table-cell table:style-name="ce136" office:value-type="string">
            <text:p>- Click Vertical Flip radio </text:p>
            <text:p>- Click <text:s/>Save button </text:p>
          </table:table-cell>
          <table:table-cell table:style-name="ce136" office:value-type="string">
            <text:p>- Mail setting form is closed</text:p>
            <text:p>- New layout is set</text:p>
          </table:table-cell>
          <table:table-cell table:style-name="ce287" office:value-type="string">
            <text:p>High</text:p>
          </table:table-cell>
          <table:table-cell table:style-name="ce136"/>
          <table:table-cell table:number-columns-repeated="246"/>
        </table:table-row>
        <table:table-row table:style-name="ro40">
          <table:table-cell table:formula="of:=IF(MID([.F48];6;1)&gt;MID([.F47];6;1);&quot;&quot;;MAX([.A$7:.A47])+1)" office:value-type="float" office:value="15">
            <text:p>015</text:p>
          </table:table-cell>
          <table:table-cell office:value-type="string">
            <text:p>FNC_CS_MA_SETTINGS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office:value-type="string">
            <text:p>CS\Mail\Settings\Mail Settings</text:p>
          </table:table-cell>
          <table:table-cell table:style-name="ce145" office:value-type="string">
            <text:p>Set custom layout as Horizontal</text:p>
          </table:table-cell>
          <table:table-cell table:style-name="ce282" office:value-type="string">
            <text:p>Step 1: Create some <text:s/>Accounts</text:p>
          </table:table-cell>
          <table:table-cell table:style-name="ce283" office:value-type="string">
            <text:p>Create some mail accounts</text:p>
          </table:table-cell>
          <table:table-cell table:style-name="ce284" office:value-type="string">
            <text:p>- These Accounts are created successful</text:p>
            <text:p>- They are listed in Account List in left Pane</text:p>
          </table:table-cell>
          <table:table-cell table:style-name="ce287" office:value-type="string">
            <text:p>High</text:p>
          </table:table-cell>
          <table:table-cell table:style-name="ce136"/>
          <table:table-cell table:number-columns-repeated="246"/>
        </table:table-row>
        <table:table-row table:style-name="ro4">
          <table:table-cell table:formula="of:=IF(MID([.F49];6;1)&gt;MID([.F48];6;1);&quot;&quot;;MAX([.A$7:.A48])+1)">
            <text:p/>
          </table:table-cell>
          <table:table-cell office:value-type="string">
            <text:p>FNC_CS_MA_SETTINGS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Horizontal</text:p>
          </table:table-cell>
          <table:table-cell office:value-type="string">
            <text:p>Step 2: Open Mail Settings</text:p>
          </table:table-cell>
          <table:table-cell office:value-type="string">
            <text:p>- Click at <text:s/>Settings Icon on action bar</text:p>
          </table:table-cell>
          <table:table-cell office:value-type="string">
            <text:p>- Mail Settings form is shown properly</text:p>
          </table:table-cell>
          <table:table-cell table:style-name="ce287" office:value-type="string">
            <text:p>High</text:p>
          </table:table-cell>
          <table:table-cell table:style-name="ce136"/>
          <table:table-cell table:number-columns-repeated="246"/>
        </table:table-row>
        <table:table-row table:style-name="ro4">
          <table:table-cell table:formula="of:=IF(MID([.F50];6;1)&gt;MID([.F49];6;1);&quot;&quot;;MAX([.A$7:.A49])+1)">
            <text:p/>
          </table:table-cell>
          <table:table-cell office:value-type="string">
            <text:p>FNC_CS_MA_SETTINGS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Horizontal</text:p>
          </table:table-cell>
          <table:table-cell table:style-name="ce136" office:value-type="string">
            <text:p>Step 3: Go to Layout Tab</text:p>
          </table:table-cell>
          <table:table-cell table:style-name="ce136" office:value-type="string">
            <text:p>- Click Layout Icon </text:p>
          </table:table-cell>
          <table:table-cell table:style-name="ce136" office:value-type="string">
            <text:p>The Tab is shown properly</text:p>
          </table:table-cell>
          <table:table-cell table:style-name="ce287" office:value-type="string">
            <text:p>High</text:p>
          </table:table-cell>
          <table:table-cell table:style-name="ce136"/>
          <table:table-cell table:number-columns-repeated="246"/>
        </table:table-row>
        <table:table-row table:style-name="ro4">
          <table:table-cell table:formula="of:=IF(MID([.F51];6;1)&gt;MID([.F50];6;1);&quot;&quot;;MAX([.A$7:.A50])+1)">
            <text:p/>
          </table:table-cell>
          <table:table-cell office:value-type="string">
            <text:p>FNC_CS_MA_SETTINGS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5">
            <text:p>015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Horizontal</text:p>
          </table:table-cell>
          <table:table-cell table:style-name="ce136" office:value-type="string">
            <text:p>Step 4: Choose Horizontal Flip </text:p>
          </table:table-cell>
          <table:table-cell table:style-name="ce136" office:value-type="string">
            <text:p>- Click Horizontal Flip radio </text:p>
            <text:p>- Click <text:s/>Save button </text:p>
          </table:table-cell>
          <table:table-cell table:style-name="ce136" office:value-type="string">
            <text:p>- Mail setting form is closed</text:p>
            <text:p>- New layout is set</text:p>
          </table:table-cell>
          <table:table-cell table:style-name="ce287" office:value-type="string">
            <text:p>High</text:p>
          </table:table-cell>
          <table:table-cell table:style-name="ce136"/>
          <table:table-cell table:number-columns-repeated="246"/>
        </table:table-row>
        <table:table-row table:style-name="ro40">
          <table:table-cell table:formula="of:=IF(MID([.F52];6;1)&gt;MID([.F51];6;1);&quot;&quot;;MAX([.A$7:.A51])+1)" office:value-type="float" office:value="16">
            <text:p>016</text:p>
          </table:table-cell>
          <table:table-cell office:value-type="string">
            <text:p>FNC_CS_MA_SETTINGS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office:value-type="string">
            <text:p>CS\Mail\Settings\Mail Settings</text:p>
          </table:table-cell>
          <table:table-cell table:style-name="ce145" office:value-type="string">
            <text:p>Set custom layout as Flip</text:p>
          </table:table-cell>
          <table:table-cell table:style-name="ce282" office:value-type="string">
            <text:p>Step 1: Create some <text:s/>Accounts</text:p>
          </table:table-cell>
          <table:table-cell table:style-name="ce283" office:value-type="string">
            <text:p>Create some mail accounts</text:p>
          </table:table-cell>
          <table:table-cell table:style-name="ce284" office:value-type="string">
            <text:p>- These Accounts are created successful</text:p>
            <text:p>- They are listed in Account List in left Pane</text:p>
          </table:table-cell>
          <table:table-cell table:style-name="ce287" office:value-type="string">
            <text:p>High</text:p>
          </table:table-cell>
          <table:table-cell table:style-name="ce136"/>
          <table:table-cell table:number-columns-repeated="246"/>
        </table:table-row>
        <table:table-row table:style-name="ro4">
          <table:table-cell table:formula="of:=IF(MID([.F53];6;1)&gt;MID([.F52];6;1);&quot;&quot;;MAX([.A$7:.A52])+1)">
            <text:p/>
          </table:table-cell>
          <table:table-cell office:value-type="string">
            <text:p>FNC_CS_MA_SETTINGS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Flip</text:p>
          </table:table-cell>
          <table:table-cell office:value-type="string">
            <text:p>Step 2: Open Mail Settings</text:p>
          </table:table-cell>
          <table:table-cell office:value-type="string">
            <text:p>- Click at <text:s/>Settings Icon on action bar</text:p>
          </table:table-cell>
          <table:table-cell office:value-type="string">
            <text:p>- Mail Settings form is shown properly</text:p>
          </table:table-cell>
          <table:table-cell table:style-name="ce287" office:value-type="string">
            <text:p>High</text:p>
          </table:table-cell>
          <table:table-cell table:style-name="ce136"/>
          <table:table-cell table:number-columns-repeated="246"/>
        </table:table-row>
        <table:table-row table:style-name="ro4">
          <table:table-cell table:formula="of:=IF(MID([.F54];6;1)&gt;MID([.F53];6;1);&quot;&quot;;MAX([.A$7:.A53])+1)">
            <text:p/>
          </table:table-cell>
          <table:table-cell office:value-type="string">
            <text:p>FNC_CS_MA_SETTINGS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6">
            <text:p>016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Flip</text:p>
          </table:table-cell>
          <table:table-cell table:style-name="ce136" office:value-type="string">
            <text:p>Step 3: Go to Layout Tab</text:p>
          </table:table-cell>
          <table:table-cell table:style-name="ce136" office:value-type="string">
            <text:p>- Click Layout Icon </text:p>
          </table:table-cell>
          <table:table-cell table:style-name="ce136" office:value-type="string">
            <text:p>The Tab is shown properly</text:p>
          </table:table-cell>
          <table:table-cell table:style-name="ce287" office:value-type="string">
            <text:p>High</text:p>
          </table:table-cell>
          <table:table-cell table:style-name="ce136"/>
          <table:table-cell table:number-columns-repeated="246"/>
        </table:table-row>
        <table:table-row table:style-name="ro4">
          <table:table-cell table:formula="of:=IF(MID([.F55];6;1)&gt;MID([.F54];6;1);&quot;&quot;;MAX([.A$7:.A54])+1)">
            <text:p/>
          </table:table-cell>
          <table:table-cell office:value-type="string">
            <text:p>FNC_CS_MA_SETTINGS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6">
            <text:p>016</text:p>
          </table:table-cell>
          <table:table-cell office:value-type="string">
            <text:p>CS\Mail\Settings\Mail Settings</text:p>
          </table:table-cell>
          <table:table-cell office:value-type="string">
            <text:p>Set custom layout as Flip</text:p>
          </table:table-cell>
          <table:table-cell table:style-name="ce136" office:value-type="string">
            <text:p>Step 4: Choose Horizontal Flip </text:p>
          </table:table-cell>
          <table:table-cell table:style-name="ce136" office:value-type="string">
            <text:p>- Click Flip radio </text:p>
            <text:p>- Click <text:s/>Save button </text:p>
          </table:table-cell>
          <table:table-cell table:style-name="ce136" office:value-type="string">
            <text:p>- Mail setting form is closed</text:p>
            <text:p>- New layout is set</text:p>
          </table:table-cell>
          <table:table-cell table:style-name="ce287" office:value-type="string">
            <text:p>High</text:p>
          </table:table-cell>
          <table:table-cell table:style-name="ce136"/>
          <table:table-cell table:number-columns-repeated="246"/>
        </table:table-row>
        <table:table-row table:style-name="ro40">
          <table:table-cell table:formula="of:=IF(MID([.F56];6;1)&gt;MID([.F55];6;1);&quot;&quot;;MAX([.A$7:.A55])+1)" office:value-type="float" office:value="17">
            <text:p>017</text:p>
          </table:table-cell>
          <table:table-cell office:value-type="string">
            <text:p>FNC_CS_MA_SETTINGS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office:value-type="string">
            <text:p>CS\Mail\Settings\Mail Settings</text:p>
          </table:table-cell>
          <table:table-cell table:style-name="ce245" office:value-type="string">
            <text:p>Set Return Receipt in case choose Ask me when someone requests a return receipt option</text:p>
          </table:table-cell>
          <table:table-cell table:style-name="ce282" office:value-type="string">
            <text:p>Step 1: Create some <text:s/>Accounts</text:p>
          </table:table-cell>
          <table:table-cell table:style-name="ce283" office:value-type="string">
            <text:p>Create some mail accounts</text:p>
          </table:table-cell>
          <table:table-cell table:style-name="ce284" office:value-type="string">
            <text:p>- These Accounts are created successful</text:p>
            <text:p>- They are listed in Account List in left Pane</text:p>
          </table:table-cell>
          <table:table-cell table:style-name="ce287" office:value-type="string">
            <text:p>High</text:p>
          </table:table-cell>
          <table:table-cell table:style-name="ce136"/>
          <table:table-cell table:number-columns-repeated="246"/>
        </table:table-row>
        <table:table-row table:style-name="ro8">
          <table:table-cell table:formula="of:=IF(MID([.F57];6;1)&gt;MID([.F56];6;1);&quot;&quot;;MAX([.A$7:.A56])+1)">
            <text:p/>
          </table:table-cell>
          <table:table-cell office:value-type="string">
            <text:p>FNC_CS_MA_SETTINGS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7">
            <text:p>017</text:p>
          </table:table-cell>
          <table:table-cell office:value-type="string">
            <text:p>CS\Mail\Settings\Mail Settings</text:p>
          </table:table-cell>
          <table:table-cell table:style-name="ce143" office:value-type="string">
            <text:p>Set Return Receipt in case choose Ask me when someone requests a return receipt option</text:p>
          </table:table-cell>
          <table:table-cell table:style-name="ce282" office:value-type="string">
            <text:p>Step 2: Open Mail Settings</text:p>
          </table:table-cell>
          <table:table-cell office:value-type="string">
            <text:p>- Click at Settings Icon on action bar</text:p>
          </table:table-cell>
          <table:table-cell office:value-type="string">
            <text:p>- Mail Settings form is shown properly</text:p>
          </table:table-cell>
          <table:table-cell table:style-name="ce287" office:value-type="string">
            <text:p>High</text:p>
          </table:table-cell>
          <table:table-cell table:style-name="ce136"/>
          <table:table-cell table:number-columns-repeated="246"/>
        </table:table-row>
        <table:table-row table:style-name="ro40">
          <table:table-cell table:formula="of:=IF(MID([.F58];6;1)&gt;MID([.F57];6;1);&quot;&quot;;MAX([.A$7:.A57])+1)">
            <text:p/>
          </table:table-cell>
          <table:table-cell office:value-type="string">
            <text:p>FNC_CS_MA_SETTINGS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7">
            <text:p>017</text:p>
          </table:table-cell>
          <table:table-cell office:value-type="string">
            <text:p>CS\Mail\Settings\Mail Settings</text:p>
          </table:table-cell>
          <table:table-cell table:style-name="ce143" office:value-type="string">
            <text:p>Set Return Receipt in case choose Ask me when someone requests a return receipt option</text:p>
          </table:table-cell>
          <table:table-cell table:style-name="ce282" office:value-type="string">
            <text:p>Step 3: Choose Add me when someone requests a return receipt option</text:p>
          </table:table-cell>
          <table:table-cell office:value-type="string">
            <text:p>- Choose Add me when someone requests a return receipt option</text:p>
            <text:p>- <text:s/>Click <text:span text:style-name="T5">Save</text:span> </text:p>
          </table:table-cell>
          <table:table-cell table:style-name="ce258" office:value-type="string">
            <text:p>- Mail setting form is closed</text:p>
            <text:p>- Return Receipt function is set</text:p>
          </table:table-cell>
          <table:table-cell table:style-name="ce287" office:value-type="string">
            <text:p>High</text:p>
          </table:table-cell>
          <table:table-cell table:style-name="ce136"/>
          <table:table-cell table:number-columns-repeated="246"/>
        </table:table-row>
        <table:table-row table:style-name="ro40">
          <table:table-cell table:formula="of:=IF(MID([.F59];6;1)&gt;MID([.F58];6;1);&quot;&quot;;MAX([.A$7:.A58])+1)" office:value-type="float" office:value="18">
            <text:p>018</text:p>
          </table:table-cell>
          <table:table-cell office:value-type="string">
            <text:p>FNC_CS_MA_SETTINGS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office:value-type="string">
            <text:p>CS\Mail\Settings\Mail Settings</text:p>
          </table:table-cell>
          <table:table-cell table:style-name="ce245" office:value-type="string">
            <text:p>Set Return Receipt in case choose Never send a return receipt option</text:p>
          </table:table-cell>
          <table:table-cell table:style-name="ce282" office:value-type="string">
            <text:p>Step 1: Create some <text:s/>Accounts</text:p>
          </table:table-cell>
          <table:table-cell office:value-type="string">
            <text:p>Create some mail accounts</text:p>
          </table:table-cell>
          <table:table-cell table:style-name="ce284" office:value-type="string">
            <text:p>- These Accounts are created successful</text:p>
            <text:p>- They are listed in Account List in left Pane</text:p>
          </table:table-cell>
          <table:table-cell table:style-name="ce287" office:value-type="string">
            <text:p>High</text:p>
          </table:table-cell>
          <table:table-cell table:style-name="ce136"/>
          <table:table-cell table:number-columns-repeated="246"/>
        </table:table-row>
        <table:table-row table:style-name="ro4">
          <table:table-cell table:formula="of:=IF(MID([.F60];6;1)&gt;MID([.F59];6;1);&quot;&quot;;MAX([.A$7:.A59])+1)">
            <text:p/>
          </table:table-cell>
          <table:table-cell office:value-type="string">
            <text:p>FNC_CS_MA_SETTINGS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8">
            <text:p>018</text:p>
          </table:table-cell>
          <table:table-cell office:value-type="string">
            <text:p>CS\Mail\Settings\Mail Settings</text:p>
          </table:table-cell>
          <table:table-cell table:style-name="ce143" office:value-type="string">
            <text:p>Set Return Receipt in case choose Never send a return receipt option</text:p>
          </table:table-cell>
          <table:table-cell table:style-name="ce282" office:value-type="string">
            <text:p>Step 2: Open Mail Settings</text:p>
          </table:table-cell>
          <table:table-cell office:value-type="string">
            <text:p>- Click at Settings Icon on action bar</text:p>
          </table:table-cell>
          <table:table-cell office:value-type="string">
            <text:p>- Mail Settings form is shown properly</text:p>
          </table:table-cell>
          <table:table-cell table:style-name="ce287" office:value-type="string">
            <text:p>High</text:p>
          </table:table-cell>
          <table:table-cell table:style-name="ce136"/>
          <table:table-cell table:number-columns-repeated="246"/>
        </table:table-row>
        <table:table-row table:style-name="ro8">
          <table:table-cell table:formula="of:=IF(MID([.F61];6;1)&gt;MID([.F60];6;1);&quot;&quot;;MAX([.A$7:.A60])+1)">
            <text:p/>
          </table:table-cell>
          <table:table-cell office:value-type="string">
            <text:p>FNC_CS_MA_SETTINGS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8">
            <text:p>018</text:p>
          </table:table-cell>
          <table:table-cell office:value-type="string">
            <text:p>CS\Mail\Settings\Mail Settings</text:p>
          </table:table-cell>
          <table:table-cell table:style-name="ce143" office:value-type="string">
            <text:p>Set Return Receipt in case choose Never send a return receipt option</text:p>
          </table:table-cell>
          <table:table-cell table:style-name="ce282" office:value-type="string">
            <text:p>Step 3: Choose Never send a return receipt option</text:p>
          </table:table-cell>
          <table:table-cell office:value-type="string">
            <text:p>- Choose Never send a requests a return receipt option</text:p>
            <text:p>- <text:s/>Click <text:span text:style-name="T5">Save</text:span> </text:p>
          </table:table-cell>
          <table:table-cell table:style-name="ce136" office:value-type="string">
            <text:p>- Mail setting form is closed</text:p>
            <text:p>- Return Receipt function is set</text:p>
          </table:table-cell>
          <table:table-cell table:style-name="ce287" office:value-type="string">
            <text:p>High</text:p>
          </table:table-cell>
          <table:table-cell table:style-name="ce136"/>
          <table:table-cell table:number-columns-repeated="246"/>
        </table:table-row>
        <table:table-row table:style-name="ro40">
          <table:table-cell table:formula="of:=IF(MID([.F62];6;1)&gt;MID([.F61];6;1);&quot;&quot;;MAX([.A$7:.A61])+1)" office:value-type="float" office:value="19">
            <text:p>019</text:p>
          </table:table-cell>
          <table:table-cell office:value-type="string">
            <text:p>FNC_CS_MA_SETTINGS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office:value-type="string">
            <text:p>CS\Mail\Settings\Mail Settings</text:p>
          </table:table-cell>
          <table:table-cell table:style-name="ce245" office:value-type="string">
            <text:p>Set Return Receipt in case choose Always <text:s/>send a return receipt option</text:p>
          </table:table-cell>
          <table:table-cell table:style-name="ce282" office:value-type="string">
            <text:p>Step 1: Create some <text:s/>Accounts</text:p>
          </table:table-cell>
          <table:table-cell office:value-type="string">
            <text:p>Create some mail accounts</text:p>
          </table:table-cell>
          <table:table-cell table:style-name="ce284" office:value-type="string">
            <text:p>- These Accounts are created successful</text:p>
            <text:p>- They are listed in Account List in left Pane</text:p>
          </table:table-cell>
          <table:table-cell table:style-name="ce287" office:value-type="string">
            <text:p>High</text:p>
          </table:table-cell>
          <table:table-cell table:style-name="ce136"/>
          <table:table-cell table:number-columns-repeated="246"/>
        </table:table-row>
        <table:table-row table:style-name="ro4">
          <table:table-cell table:formula="of:=IF(MID([.F63];6;1)&gt;MID([.F62];6;1);&quot;&quot;;MAX([.A$7:.A62])+1)">
            <text:p/>
          </table:table-cell>
          <table:table-cell office:value-type="string">
            <text:p>FNC_CS_MA_SETTINGS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9">
            <text:p>019</text:p>
          </table:table-cell>
          <table:table-cell office:value-type="string">
            <text:p>CS\Mail\Settings\Mail Settings</text:p>
          </table:table-cell>
          <table:table-cell table:style-name="ce143" office:value-type="string">
            <text:p>Set Return Receipt in case choose Always <text:s/>send a return receipt option</text:p>
          </table:table-cell>
          <table:table-cell table:style-name="ce282" office:value-type="string">
            <text:p>Step 2: Open Mail Settings</text:p>
          </table:table-cell>
          <table:table-cell office:value-type="string">
            <text:p>- Click at <text:s/>Settings Icon on action bar</text:p>
          </table:table-cell>
          <table:table-cell office:value-type="string">
            <text:p>- Mail Settings form is shown properly</text:p>
          </table:table-cell>
          <table:table-cell table:style-name="ce287" office:value-type="string">
            <text:p>High</text:p>
          </table:table-cell>
          <table:table-cell table:style-name="ce136"/>
          <table:table-cell table:number-columns-repeated="246"/>
        </table:table-row>
        <table:table-row table:style-name="ro8">
          <table:table-cell table:formula="of:=IF(MID([.F64];6;1)&gt;MID([.F63];6;1);&quot;&quot;;MAX([.A$7:.A63])+1)">
            <text:p/>
          </table:table-cell>
          <table:table-cell office:value-type="string">
            <text:p>FNC_CS_MA_SETTINGS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9">
            <text:p>019</text:p>
          </table:table-cell>
          <table:table-cell office:value-type="string">
            <text:p>CS\Mail\Settings\Mail Settings</text:p>
          </table:table-cell>
          <table:table-cell table:style-name="ce143" office:value-type="string">
            <text:p>Set Return Receipt in case choose Always <text:s/>send a return receipt option</text:p>
          </table:table-cell>
          <table:table-cell table:style-name="ce282" office:value-type="string">
            <text:p>Step 3: Choose Always send a return receipt option</text:p>
          </table:table-cell>
          <table:table-cell office:value-type="string">
            <text:p>- Choose Always send a requests a return receipt option</text:p>
            <text:p>- <text:s/>Click <text:span text:style-name="T5">Save</text:span> </text:p>
          </table:table-cell>
          <table:table-cell table:style-name="ce136" office:value-type="string">
            <text:p>- Mail setting form is closed</text:p>
            <text:p>- Return Receipt function is set</text:p>
          </table:table-cell>
          <table:table-cell table:style-name="ce287" office:value-type="string">
            <text:p>High</text:p>
          </table:table-cell>
          <table:table-cell table:style-name="ce136"/>
          <table:table-cell table:number-columns-repeated="246"/>
        </table:table-row>
        <table:table-row table:style-name="ro13">
          <table:table-cell table:style-name="ce122"/>
          <table:table-cell table:style-name="ce136" table:number-columns-repeated="3"/>
          <table:table-cell table:style-name="ce143"/>
          <table:table-cell table:style-name="ce136" office:value-type="string">
            <text:p><text:s text:c="3"/></text:p>
          </table:table-cell>
          <table:table-cell table:style-name="ce136" table:number-columns-repeated="2"/>
          <table:table-cell table:style-name="ce287"/>
          <table:table-cell table:style-name="ce136"/>
          <table:table-cell table:number-columns-repeated="246"/>
        </table:table-row>
        <table:table-row table:style-name="ro13" table:number-rows-repeated="10">
          <table:table-cell table:style-name="ce122"/>
          <table:table-cell table:style-name="ce136" table:number-columns-repeated="7"/>
          <table:table-cell table:style-name="ce287"/>
          <table:table-cell table:style-name="ce136"/>
          <table:table-cell table:number-columns-repeated="246"/>
        </table:table-row>
        <table:table-row table:style-name="ro13">
          <table:table-cell table:style-name="ce122"/>
          <table:table-cell table:style-name="ce136" table:number-columns-repeated="7"/>
          <table:table-cell table:style-name="ce287"/>
          <table:table-cell table:style-name="ce136"/>
          <table:table-cell table:number-columns-repeated="246"/>
        </table:table-row>
      </table:table>
      <table:table table:name="Search" table:style-name="ta6" table:print="false">
        <table:table-column table:style-name="co20" table:default-cell-style-name="ce126"/>
        <table:table-column table:style-name="co46" table:default-cell-style-name="ce291"/>
        <table:table-column table:style-name="co47" table:default-cell-style-name="ce141"/>
        <table:table-column table:style-name="co48" table:default-cell-style-name="ce143"/>
        <table:table-column table:style-name="co49" table:default-cell-style-name="ce143"/>
        <table:table-column table:style-name="co50" table:default-cell-style-name="ce143"/>
        <table:table-column table:style-name="co51" table:default-cell-style-name="ce143"/>
        <table:table-column table:style-name="co36" table:default-cell-style-name="ce143"/>
        <table:table-column table:style-name="co52" table:default-cell-style-name="ce157"/>
        <table:table-column table:style-name="co20" table:default-cell-style-name="ce164"/>
        <table:table-column table:style-name="co20" table:number-columns-repeated="222" table:default-cell-style-name="ce136"/>
        <table:table-column table:style-name="co20" table:number-columns-repeated="24" table:default-cell-style-name="ce122"/>
        <table:table-row table:style-name="ro17">
          <table:table-cell table:style-name="ce122"/>
          <table:table-cell table:style-name="ce234" office:value-type="string">
            <text:p>TEST CASES</text:p>
          </table:table-cell>
          <table:table-cell table:style-name="ce234"/>
          <table:table-cell table:style-name="ce238" table:number-columns-repeated="2"/>
          <table:table-cell table:style-name="ce122"/>
          <table:table-cell table:style-name="ce238" table:number-columns-repeated="2"/>
          <table:table-cell table:style-name="ce268"/>
          <table:table-cell table:style-name="ce161"/>
          <table:table-cell table:style-name="ce165" office:value-type="string">
            <text:p>Passed</text:p>
          </table:table-cell>
          <table:table-cell table:style-name="ce165" table:formula="of:=COUNTIF([.L$7:.L$1008];[.$K1])" office:value-type="float" office:value="0">
            <text:p>0</text:p>
          </table:table-cell>
          <table:table-cell table:style-name="ce165" table:formula="of:=COUNTIF([.M$7:.M$1008];[.$K1])" office:value-type="float" office:value="0">
            <text:p>0</text:p>
          </table:table-cell>
          <table:table-cell table:style-name="ce165" table:formula="of:=COUNTIF([.N$7:.N$1008];[.$K1])" office:value-type="float" office:value="0">
            <text:p>0</text:p>
          </table:table-cell>
          <table:table-cell table:style-name="ce165" table:formula="of:=COUNTIF([.O$7:.O$1008];[.$K1])" office:value-type="float" office:value="0">
            <text:p>0</text:p>
          </table:table-cell>
          <table:table-cell table:style-name="ce161" table:number-columns-repeated="213"/>
          <table:table-cell table:number-columns-repeated="28"/>
        </table:table-row>
        <table:table-row table:style-name="ro17">
          <table:table-cell table:style-name="ce122"/>
          <table:table-cell table:style-name="ce235" table:number-columns-repeated="2"/>
          <table:table-cell table:style-name="ce238" table:number-columns-repeated="2"/>
          <table:table-cell table:style-name="ce122"/>
          <table:table-cell table:style-name="ce238" table:number-columns-repeated="2"/>
          <table:table-cell table:style-name="ce268"/>
          <table:table-cell table:style-name="ce162"/>
          <table:table-cell table:style-name="ce165" office:value-type="string">
            <text:p>Failed</text:p>
          </table:table-cell>
          <table:table-cell table:style-name="ce165" table:formula="of:=COUNTIF([.L$7:.L$1008];[.$K2])" office:value-type="float" office:value="0">
            <text:p>0</text:p>
          </table:table-cell>
          <table:table-cell table:style-name="ce165" table:formula="of:=COUNTIF([.M$7:.M$1008];[.$K2])" office:value-type="float" office:value="0">
            <text:p>0</text:p>
          </table:table-cell>
          <table:table-cell table:style-name="ce165" table:formula="of:=COUNTIF([.N$7:.N$1008];[.$K2])" office:value-type="float" office:value="0">
            <text:p>0</text:p>
          </table:table-cell>
          <table:table-cell table:style-name="ce165" table:formula="of:=COUNTIF([.O$7:.O$1008];[.$K2])" office:value-type="float" office:value="0">
            <text:p>0</text:p>
          </table:table-cell>
          <table:table-cell table:style-name="ce161" table:number-columns-repeated="213"/>
          <table:table-cell table:number-columns-repeated="28"/>
        </table:table-row>
        <table:table-row table:style-name="ro18">
          <table:table-cell table:style-name="ce122"/>
          <table:table-cell table:style-name="ce129" office:value-type="string">
            <text:p>Functions List:</text:p>
          </table:table-cell>
          <table:table-cell table:style-name="ce137" office:value-type="string" table:number-columns-spanned="3" table:number-rows-spanned="1">
            <text:p>Search: Quick Search and Advanced Search</text:p>
          </table:table-cell>
          <table:covered-table-cell table:style-name="ce137"/>
          <table:covered-table-cell table:style-name="ce137"/>
          <table:table-cell table:style-name="ce122"/>
          <table:table-cell table:style-name="ce259"/>
          <table:table-cell table:style-name="ce155" table:number-columns-repeated="2"/>
          <table:table-cell table:style-name="ce162"/>
          <table:table-cell table:style-name="ce165" office:value-type="string">
            <text:p>Blocked</text:p>
          </table:table-cell>
          <table:table-cell table:style-name="ce165" table:formula="of:=COUNTIF([.L$7:.L$1008];[.$K3])" office:value-type="float" office:value="0">
            <text:p>0</text:p>
          </table:table-cell>
          <table:table-cell table:style-name="ce165" table:formula="of:=COUNTIF([.M$7:.M$1008];[.$K3])" office:value-type="float" office:value="0">
            <text:p>0</text:p>
          </table:table-cell>
          <table:table-cell table:style-name="ce165" table:formula="of:=COUNTIF([.N$7:.N$1008];[.$K3])" office:value-type="float" office:value="0">
            <text:p>0</text:p>
          </table:table-cell>
          <table:table-cell table:style-name="ce165" table:formula="of:=COUNTIF([.O$7:.O$1008];[.$K3])" office:value-type="float" office:value="0">
            <text:p>0</text:p>
          </table:table-cell>
          <table:table-cell table:style-name="ce161" table:number-columns-repeated="213"/>
          <table:table-cell table:number-columns-repeated="28"/>
        </table:table-row>
        <table:table-row table:style-name="ro8">
          <table:table-cell table:style-name="ce122"/>
          <table:table-cell table:style-name="ce130" office:value-type="string">
            <text:p>Total Main Cases:</text:p>
          </table:table-cell>
          <table:table-cell table:style-name="ce137" table:formula="of:=MAX([.A7:.A994])" office:value-type="float" office:value="35" table:number-columns-spanned="3" table:number-rows-spanned="1">
            <text:p>35</text:p>
          </table:table-cell>
          <table:covered-table-cell table:style-name="ce137"/>
          <table:covered-table-cell table:style-name="ce137"/>
          <table:table-cell table:style-name="ce122"/>
          <table:table-cell table:style-name="ce259"/>
          <table:table-cell table:style-name="ce155" table:number-columns-repeated="2"/>
          <table:table-cell table:style-name="ce162"/>
          <table:table-cell table:style-name="ce166" office:value-type="string">
            <text:p>Untested</text:p>
          </table:table-cell>
          <table:table-cell table:style-name="ce165" table:formula="of:=COUNTIF([.L$7:.L$1008];[.$K4])" office:value-type="float" office:value="0">
            <text:p>0</text:p>
          </table:table-cell>
          <table:table-cell table:style-name="ce165" table:formula="of:=COUNTIF([.M$7:.M$1008];[.$K4])" office:value-type="float" office:value="0">
            <text:p>0</text:p>
          </table:table-cell>
          <table:table-cell table:style-name="ce165" table:formula="of:=COUNTIF([.N$7:.N$1008];[.$K4])" office:value-type="float" office:value="0">
            <text:p>0</text:p>
          </table:table-cell>
          <table:table-cell table:style-name="ce165" table:formula="of:=COUNTIF([.O$7:.O$1008];[.$K4])" office:value-type="float" office:value="0">
            <text:p>0</text:p>
          </table:table-cell>
          <table:table-cell table:style-name="ce161" table:number-columns-repeated="213"/>
          <table:table-cell table:number-columns-repeated="28"/>
        </table:table-row>
        <table:table-row table:style-name="ro17">
          <table:table-cell table:style-name="ce122"/>
          <table:table-cell table:style-name="ce131"/>
          <table:table-cell table:style-name="ce136" table:number-columns-repeated="6"/>
          <table:table-cell table:style-name="ce160"/>
          <table:table-cell table:style-name="ce163"/>
          <table:table-cell table:style-name="Default" office:value-type="string">
            <text:p>N/A</text:p>
          </table:table-cell>
          <table:table-cell table:style-name="ce165" table:formula="of:=COUNTIF([.L$7:.L$1008];[.$K5])" office:value-type="float" office:value="0">
            <text:p>0</text:p>
          </table:table-cell>
          <table:table-cell table:style-name="ce165" table:formula="of:=COUNTIF([.M$7:.M$1008];[.$K5])" office:value-type="float" office:value="0">
            <text:p>0</text:p>
          </table:table-cell>
          <table:table-cell table:style-name="ce165" table:formula="of:=COUNTIF([.N$7:.N$1008];[.$K5])" office:value-type="float" office:value="0">
            <text:p>0</text:p>
          </table:table-cell>
          <table:table-cell table:style-name="ce165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4">
          <table:table-cell table:style-name="ce123" office:value-type="string">
            <text:p>Case No</text:p>
          </table:table-cell>
          <table:table-cell table:style-name="ce132" office:value-type="string">
            <text:p>Related function</text:p>
          </table:table-cell>
          <table:table-cell table:style-name="ce139" office:value-type="string">
            <text:p>Case ID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office:annotation draw:style-name="gr2" draw:text-style-name="P2" svg:width="1.1382in" svg:height="0.5457in" svg:x="14.6287in" svg:y="4.0303in" draw:caption-point-x="-0.2402in" draw:caption-point-y="-2.5614in">
              <dc:creator>M</dc:creator>
              <dc:date>2009-03-12T00:00:00</dc:date>
              <text:p text:style-name="P2"><text:span text:style-name="T1">High</text:span></text:p>
              <text:p text:style-name="P2"><text:span text:style-name="T1">Medium</text:span></text:p>
              <text:p text:style-name="P2"><text:span text:style-name="T1">Low</text:span></text:p>
            </office:annotation>
            <text:p>Priority</text:p>
          </table:table-cell>
          <table:table-cell table:style-name="ce139" office:value-type="string">
            <text:p>Effect</text:p>
          </table:table-cell>
          <table:table-cell table:style-name="ce139" table:number-columns-repeated="9"/>
          <table:table-cell table:style-name="ce167" table:number-columns-repeated="209"/>
          <table:table-cell table:style-name="ce168" table:number-columns-repeated="4"/>
          <table:table-cell table:style-name="ce169" table:number-columns-repeated="24"/>
        </table:table-row>
        <table:table-row table:style-name="ro106">
          <table:table-cell table:style-name="ce124" office:value-type="float" office:value="1">
            <text:p>001</text:p>
          </table:table-cell>
          <table:table-cell office:value-type="string">
            <text:p>FNC_CS_MA_SEARCH_01</text:p>
          </table:table-cell>
          <table:table-cell table:style-name="ce237" office:value-type="float" office:value="1">
            <text:p>001</text:p>
          </table:table-cell>
          <table:table-cell office:value-type="string">
            <text:p>CS\Mail\Search\Quick</text:p>
          </table:table-cell>
          <table:table-cell table:style-name="ce145" office:value-type="string">
            <text:p>Do quick search when searching keyword matches existing message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CS_MA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S\Mail\Search\Quick</text:p>
          </table:table-cell>
          <table:table-cell table:style-name="ce146" office:value-type="string">
            <text:p>Do quick search when searching keyword matches existing message</text:p>
          </table:table-cell>
          <table:table-cell office:value-type="string">
            <text:p>Step 2: <text:s/>Search</text:p>
          </table:table-cell>
          <table:table-cell office:value-type="string">
            <text:p>- Input search keyword into search text box</text:p>
            <text:p>- Click <text:span text:style-name="T5">Search</text:span> icon</text:p>
          </table:table-cell>
          <table:table-cell office:value-type="string">
            <text:p>All messages in all folder that match searching keyword are displayed in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9];6;1)&gt;MID([.F8];6;1);&quot;&quot;;MAX([.A$7:.A8])+1)" office:value-type="float" office:value="2">
            <text:p>002</text:p>
          </table:table-cell>
          <table:table-cell office:value-type="string">
            <text:p>FNC_CS_MA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CS\Mail\Search\Quick</text:p>
          </table:table-cell>
          <table:table-cell table:style-name="ce145" office:value-type="string">
            <text:p>Do quick search when existing message does not match searching keyword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10];6;1)&gt;MID([.F9];6;1);&quot;&quot;;MAX([.A$7:.A9])+1)">
            <text:p/>
          </table:table-cell>
          <table:table-cell office:value-type="string">
            <text:p>FNC_CS_MA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S\Mail\Search\Quick</text:p>
          </table:table-cell>
          <table:table-cell office:value-type="string">
            <text:p>Do quick search when existing message does not match searching keyword</text:p>
          </table:table-cell>
          <table:table-cell office:value-type="string">
            <text:p>Step 2: <text:s/>Search</text:p>
          </table:table-cell>
          <table:table-cell office:value-type="string">
            <text:p>- Input search keyword into search text box</text:p>
            <text:p>- <text:s/>Click Search icon</text:p>
          </table:table-cell>
          <table:table-cell office:value-type="string">
            <text:p>Return note: "There are no messages."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3">
          <table:table-cell table:formula="of:=IF(MID([.F11];6;1)&gt;MID([.F10];6;1);&quot;&quot;;MAX([.A$7:.A10])+1)" office:value-type="float" office:value="3">
            <text:p>003</text:p>
          </table:table-cell>
          <table:table-cell office:value-type="string">
            <text:p>FNC_CS_MA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CS\Mail\Search\Quick</text:p>
          </table:table-cell>
          <table:table-cell table:style-name="ce145" office:value-type="string">
            <text:p>Do quick search with no search keyword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2];6;1)&gt;MID([.F11];6;1);&quot;&quot;;MAX([.A$7:.A11])+1)">
            <text:p/>
          </table:table-cell>
          <table:table-cell office:value-type="string">
            <text:p>FNC_CS_MA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CS\Mail\Search\Quick</text:p>
          </table:table-cell>
          <table:table-cell office:value-type="string">
            <text:p>Do quick search with no search keyword</text:p>
          </table:table-cell>
          <table:table-cell office:value-type="string">
            <text:p>Step 2: Search</text:p>
          </table:table-cell>
          <table:table-cell office:value-type="string">
            <text:p>- don't input searching keyword in Search text box</text:p>
            <text:p>- Click Search icon.</text:p>
          </table:table-cell>
          <table:table-cell office:value-type="string">
            <text:p>Show message alerts user must input keyword to search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MID([.F13];6;1)&gt;MID([.F12];6;1);&quot;&quot;;MAX([.A$7:.A12])+1)" office:value-type="float" office:value="4">
            <text:p>004</text:p>
          </table:table-cell>
          <table:table-cell office:value-type="string">
            <text:p>FNC_CS_MA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office:value-type="string">
            <text:p>CS\Mail\Search\Quick</text:p>
          </table:table-cell>
          <table:table-cell table:style-name="ce145" office:value-type="string">
            <text:p>Do quick search with no created account</text:p>
          </table:table-cell>
          <table:table-cell office:value-type="string">
            <text:p>Step 1: don't create any account</text:p>
          </table:table-cell>
          <table:table-cell office:value-type="string">
            <text:p>- Perform to don't create any account mail</text:p>
          </table:table-cell>
          <table:table-cell office:value-type="string">
            <text:p>- No Account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4];6;1)&gt;MID([.F13];6;1);&quot;&quot;;MAX([.A$7:.A13])+1)">
            <text:p/>
          </table:table-cell>
          <table:table-cell office:value-type="string">
            <text:p>FNC_CS_MA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CS\Mail\Search\Quick</text:p>
          </table:table-cell>
          <table:table-cell office:value-type="string">
            <text:p>Do quick search with no created account</text:p>
          </table:table-cell>
          <table:table-cell office:value-type="string">
            <text:p>Step 2: Search</text:p>
          </table:table-cell>
          <table:table-cell office:value-type="string">
            <text:p>- Input search keyword into search text box</text:p>
            <text:p>- <text:s/>Click Search icon</text:p>
          </table:table-cell>
          <table:table-cell office:value-type="string">
            <text:p>- A warning message :”you must add an account first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5">
          <table:table-cell table:formula="of:=IF(MID([.F15];6;1)&gt;MID([.F14];6;1);&quot;&quot;;MAX([.A$7:.A14])+1)" office:value-type="float" office:value="5">
            <text:p>005</text:p>
          </table:table-cell>
          <table:table-cell office:value-type="string">
            <text:p>FNC_CS_MA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CS\Mail\Search\Quick</text:p>
          </table:table-cell>
          <table:table-cell table:style-name="ce145" office:value-type="string">
            <text:p>Do quick search with invalid characters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5">
          <table:table-cell table:formula="of:=IF(MID([.F16];6;1)&gt;MID([.F15];6;1);&quot;&quot;;MAX([.A$7:.A15])+1)">
            <text:p/>
          </table:table-cell>
          <table:table-cell office:value-type="string">
            <text:p>FNC_CS_MA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CS\Mail\Search\Quick</text:p>
          </table:table-cell>
          <table:table-cell office:value-type="string">
            <text:p>Do quick search with invalid characters</text:p>
          </table:table-cell>
          <table:table-cell office:value-type="string">
            <text:p>Step 2: Search</text:p>
          </table:table-cell>
          <table:table-cell office:value-type="string">
            <text:p>- Input search keyword contains special characters (e.g: [ ] ! / ( ) )</text:p>
            <text:p>- <text:s/>Click Search icon</text:p>
          </table:table-cell>
          <table:table-cell office:value-type="string">
            <text:p>Show message alerts that inputed keyword is invalid, user should try with another search key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7];6;1)&gt;MID([.F16];6;1);&quot;&quot;;MAX([.A$7:.A16])+1)" office:value-type="float" office:value="6">
            <text:p>006</text:p>
          </table:table-cell>
          <table:table-cell office:value-type="string">
            <text:p>FNC_CS_MA_SEARCH_02</text:p>
          </table:table-cell>
          <table:table-cell table:style-name="ce237" office:value-type="float" office:value="1">
            <text:p>001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with blank search condition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9">
          <table:table-cell table:formula="of:=IF(MID([.F18];6;1)&gt;MID([.F17];6;1);&quot;&quot;;MAX([.A$7:.A17])+1)">
            <text:p/>
          </table:table-cell>
          <table:table-cell office:value-type="string">
            <text:p>FNC_CS_MA_SEARCH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office:value-type="string">
            <text:p>CS\Mail\Search\Advanced</text:p>
          </table:table-cell>
          <table:table-cell office:value-type="string">
            <text:p>Do advanced search with blank search condition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7">
          <table:table-cell table:formula="of:=IF(MID([.F19];6;1)&gt;MID([.F18];6;1);&quot;&quot;;MAX([.A$7:.A18])+1)">
            <text:p/>
          </table:table-cell>
          <table:table-cell office:value-type="string">
            <text:p>FNC_CS_MA_SEARCH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office:value-type="string">
            <text:p>CS\Mail\Search\Advanced</text:p>
          </table:table-cell>
          <table:table-cell office:value-type="string">
            <text:p>Do advanced search with blank search condition</text:p>
          </table:table-cell>
          <table:table-cell office:value-type="string">
            <text:p>Step 3: Search</text:p>
          </table:table-cell>
          <table:table-cell office:value-type="string">
            <text:p>- Select a folder in Search in folder combo box to search</text:p>
            <text:p>- Click Search Button</text:p>
          </table:table-cell>
          <table:table-cell office:value-type="string">
            <text:p><text:s/>- Return all messages of selected folder in search result if there are messages in the folder</text:p>
            <text:p>- Or Return note: "There are no messages." if there is no message in the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3">
          <table:table-cell table:formula="of:=IF(MID([.F20];6;1)&gt;MID([.F19];6;1);&quot;&quot;;MAX([.A$7:.A19])+1)" office:value-type="float" office:value="7">
            <text:p>007</text:p>
          </table:table-cell>
          <table:table-cell office:value-type="string">
            <text:p>FNC_CS_MA_SEARCH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in case contains Option in From field <text:s/>is selected 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8">
          <table:table-cell table:formula="of:=IF(MID([.F21];6;1)&gt;MID([.F20];6;1);&quot;&quot;;MAX([.A$7:.A20])+1)">
            <text:p/>
          </table:table-cell>
          <table:table-cell office:value-type="string">
            <text:p>FNC_CS_MA_SEARCH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contains Option in From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5">
          <table:table-cell table:formula="of:=IF(MID([.F22];6;1)&gt;MID([.F21];6;1);&quot;&quot;;MAX([.A$7:.A21])+1)">
            <text:p/>
          </table:table-cell>
          <table:table-cell office:value-type="string">
            <text:p>FNC_CS_MA_SEARCH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contains Option in From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Contains option in From field</text:p>
            <text:p>- input searching keyword into From text box</text:p>
            <text:p>- Click Search button</text:p>
          </table:table-cell>
          <table:table-cell office:value-type="string">
            <text:p>- Return all messages Which address of sender contains Searching keyword <text:s/>Or Return note "There are no messages." if No address of sender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MID([.F23];6;1)&gt;MID([.F22];6;1);&quot;&quot;;MAX([.A$7:.A22])+1)" office:value-type="float" office:value="8">
            <text:p>008</text:p>
          </table:table-cell>
          <table:table-cell office:value-type="string">
            <text:p>FNC_CS_MA_SEARCH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in case does not contain Option in From field <text:s/>is selected 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24];6;1)&gt;MID([.F23];6;1);&quot;&quot;;MAX([.A$7:.A23])+1)">
            <text:p/>
          </table:table-cell>
          <table:table-cell office:value-type="string">
            <text:p>FNC_CS_MA_SEARCH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does not contain Option in From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8">
          <table:table-cell table:formula="of:=IF(MID([.F25];6;1)&gt;MID([.F24];6;1);&quot;&quot;;MAX([.A$7:.A24])+1)">
            <text:p/>
          </table:table-cell>
          <table:table-cell office:value-type="string">
            <text:p>FNC_CS_MA_SEARCH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does not contain Option in From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does not Contains option in From field</text:p>
            <text:p>- input searching keyword into From text box</text:p>
            <text:p>- Click Search button</text:p>
          </table:table-cell>
          <table:table-cell office:value-type="string">
            <text:p>- Return all messages Which address of sender does not contains Searching keyword <text:s/>Or Return note "There are no messages." if No address of sender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26];6;1)&gt;MID([.F25];6;1);&quot;&quot;;MAX([.A$7:.A25])+1)" office:value-type="float" office:value="9">
            <text:p>009</text:p>
          </table:table-cell>
          <table:table-cell office:value-type="string">
            <text:p>FNC_CS_MA_SEARCH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in case Is <text:s/>Option in From field <text:s/>is selected 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MID([.F27];6;1)&gt;MID([.F26];6;1);&quot;&quot;;MAX([.A$7:.A26])+1)">
            <text:p/>
          </table:table-cell>
          <table:table-cell office:value-type="string">
            <text:p>FNC_CS_MA_SEARCH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<text:s/>Option in From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28];6;1)&gt;MID([.F27];6;1);&quot;&quot;;MAX([.A$7:.A27])+1)">
            <text:p/>
          </table:table-cell>
          <table:table-cell office:value-type="string">
            <text:p>FNC_CS_MA_SEARCH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<text:s/>Option in From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is <text:s/>option in From field</text:p>
            <text:p>- input searching keyword into From text box</text:p>
            <text:p>- Click Search button</text:p>
          </table:table-cell>
          <table:table-cell office:value-type="string">
            <text:p>- Return all messages Which address of sender in From Field of message like <text:s/>Searching keyword <text:s/>Or Return note "There are no messages." if No address of sender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6">
          <table:table-cell table:formula="of:=IF(MID([.F29];6;1)&gt;MID([.F28];6;1);&quot;&quot;;MAX([.A$7:.A28])+1)" office:value-type="float" office:value="10">
            <text:p>010</text:p>
          </table:table-cell>
          <table:table-cell office:value-type="string">
            <text:p>FNC_CS_MA_SEARCH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in case Is not <text:s/>Option in From field <text:s/>is selected 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30];6;1)&gt;MID([.F29];6;1);&quot;&quot;;MAX([.A$7:.A29])+1)">
            <text:p/>
          </table:table-cell>
          <table:table-cell office:value-type="string">
            <text:p>FNC_CS_MA_SEARCH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5">
            <text:p>005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not <text:s/>Option in From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8">
          <table:table-cell table:formula="of:=IF(MID([.F31];6;1)&gt;MID([.F30];6;1);&quot;&quot;;MAX([.A$7:.A30])+1)">
            <text:p/>
          </table:table-cell>
          <table:table-cell office:value-type="string">
            <text:p>FNC_CS_MA_SEARCH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5">
            <text:p>005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not <text:s/>Option in From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is not option in From field</text:p>
            <text:p>- input searching keyword into From text box</text:p>
            <text:p>- Click Search button</text:p>
          </table:table-cell>
          <table:table-cell office:value-type="string">
            <text:p>- Return all messages Which address of sender in From Field of message different to <text:s/>Searching keyword <text:s/>Or Return note "There are no messages." if No address of sender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32];6;1)&gt;MID([.F31];6;1);&quot;&quot;;MAX([.A$7:.A31])+1)" office:value-type="float" office:value="11">
            <text:p>011</text:p>
          </table:table-cell>
          <table:table-cell office:value-type="string">
            <text:p>FNC_CS_MA_SEARCH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in case starts with <text:s/>Option in From field <text:s/>is selected 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33];6;1)&gt;MID([.F32];6;1);&quot;&quot;;MAX([.A$7:.A32])+1)">
            <text:p/>
          </table:table-cell>
          <table:table-cell office:value-type="string">
            <text:p>FNC_CS_MA_SEARCH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6">
            <text:p>006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starts with <text:s/>Option in From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8">
          <table:table-cell table:formula="of:=IF(MID([.F34];6;1)&gt;MID([.F33];6;1);&quot;&quot;;MAX([.A$7:.A33])+1)">
            <text:p/>
          </table:table-cell>
          <table:table-cell office:value-type="string">
            <text:p>FNC_CS_MA_SEARCH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006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starts with <text:s/>Option in From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Starts with option in From field</text:p>
            <text:p>- input searching keyword into From text box</text:p>
            <text:p>- Click Search button</text:p>
          </table:table-cell>
          <table:table-cell office:value-type="string">
            <text:p>- Return all messages Which address of sender Starts with <text:s/>Searching keyword <text:s/>Or Return note "There are no messages." if No address of sender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35];6;1)&gt;MID([.F34];6;1);&quot;&quot;;MAX([.A$7:.A34])+1)" office:value-type="float" office:value="12">
            <text:p>012</text:p>
          </table:table-cell>
          <table:table-cell office:value-type="string">
            <text:p>FNC_CS_MA_SEARCH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in case ends with <text:s/>Option in From field <text:s/>is selected 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36];6;1)&gt;MID([.F35];6;1);&quot;&quot;;MAX([.A$7:.A35])+1)">
            <text:p/>
          </table:table-cell>
          <table:table-cell office:value-type="string">
            <text:p>FNC_CS_MA_SEARCH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7">
            <text:p>007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ends with <text:s/>Option in From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8">
          <table:table-cell table:formula="of:=IF(MID([.F37];6;1)&gt;MID([.F36];6;1);&quot;&quot;;MAX([.A$7:.A36])+1)">
            <text:p/>
          </table:table-cell>
          <table:table-cell office:value-type="string">
            <text:p>FNC_CS_MA_SEARCH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7">
            <text:p>007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ends with <text:s/>Option in From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ends with option in From field</text:p>
            <text:p>- input searching keyword into From text box</text:p>
            <text:p>- Click Search button</text:p>
          </table:table-cell>
          <table:table-cell office:value-type="string">
            <text:p>- Return all messages Which address of sender Ends <text:s/>with <text:s/>Searching keyword <text:s/>Or Return note "There are no messages." if No address of sender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38];6;1)&gt;MID([.F37];6;1);&quot;&quot;;MAX([.A$7:.A37])+1)" office:value-type="float" office:value="13">
            <text:p>013</text:p>
          </table:table-cell>
          <table:table-cell office:value-type="string">
            <text:p>FNC_CS_MA_SEARCH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in case contains Option in To field <text:s/>is selected 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style-name="ce293"/>
          <table:table-cell table:style-name="ce294" table:number-columns-repeated="221"/>
          <table:table-cell table:number-columns-repeated="25"/>
        </table:table-row>
        <table:table-row table:style-name="ro8">
          <table:table-cell table:formula="of:=IF(MID([.F39];6;1)&gt;MID([.F38];6;1);&quot;&quot;;MAX([.A$7:.A38])+1)">
            <text:p/>
          </table:table-cell>
          <table:table-cell office:value-type="string">
            <text:p>FNC_CS_MA_SEARCH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8">
            <text:p>008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contains Option in To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style-name="ce293"/>
          <table:table-cell table:style-name="ce294" table:number-columns-repeated="221"/>
          <table:table-cell table:number-columns-repeated="25"/>
        </table:table-row>
        <table:table-row table:style-name="ro168">
          <table:table-cell table:formula="of:=IF(MID([.F40];6;1)&gt;MID([.F39];6;1);&quot;&quot;;MAX([.A$7:.A39])+1)">
            <text:p/>
          </table:table-cell>
          <table:table-cell office:value-type="string">
            <text:p>FNC_CS_MA_SEARCH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8">
            <text:p>008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contains Option in To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Contains option in To field</text:p>
            <text:p>- input searching keyword into To text box</text:p>
            <text:p>- Click Search button</text:p>
          </table:table-cell>
          <table:table-cell office:value-type="string">
            <text:p>- Return all messages Which address in To field of messages contains Searching keyword <text:s/>Or Return note "There are no messages." if No address in To field of messages match Search condition </text:p>
          </table:table-cell>
          <table:table-cell office:value-type="string">
            <text:p>Medium</text:p>
          </table:table-cell>
          <table:table-cell table:style-name="ce293"/>
          <table:table-cell table:style-name="ce294" table:number-columns-repeated="221"/>
          <table:table-cell table:number-columns-repeated="25"/>
        </table:table-row>
        <table:table-row table:style-name="ro21">
          <table:table-cell table:formula="of:=IF(MID([.F41];6;1)&gt;MID([.F40];6;1);&quot;&quot;;MAX([.A$7:.A40])+1)" office:value-type="float" office:value="14">
            <text:p>014</text:p>
          </table:table-cell>
          <table:table-cell office:value-type="string">
            <text:p>FNC_CS_MA_SEARCH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in case does not contain Option in To field <text:s/>is selected 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style-name="ce293"/>
          <table:table-cell table:style-name="ce294" table:number-columns-repeated="221"/>
          <table:table-cell table:number-columns-repeated="25"/>
        </table:table-row>
        <table:table-row table:style-name="ro8">
          <table:table-cell table:formula="of:=IF(MID([.F42];6;1)&gt;MID([.F41];6;1);&quot;&quot;;MAX([.A$7:.A41])+1)">
            <text:p/>
          </table:table-cell>
          <table:table-cell office:value-type="string">
            <text:p>FNC_CS_MA_SEARCH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9">
            <text:p>009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does not contain Option in To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style-name="ce293"/>
          <table:table-cell table:style-name="ce294" table:number-columns-repeated="221"/>
          <table:table-cell table:number-columns-repeated="25"/>
        </table:table-row>
        <table:table-row table:style-name="ro38">
          <table:table-cell table:formula="of:=IF(MID([.F43];6;1)&gt;MID([.F42];6;1);&quot;&quot;;MAX([.A$7:.A42])+1)">
            <text:p/>
          </table:table-cell>
          <table:table-cell office:value-type="string">
            <text:p>FNC_CS_MA_SEARCH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9">
            <text:p>009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does not contain Option in To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does not Contains option in To field</text:p>
            <text:p>- input searching keyword into To text box</text:p>
            <text:p>- Click Search button</text:p>
          </table:table-cell>
          <table:table-cell office:value-type="string">
            <text:p>- Return all messages Which address in To field of messages don't contains Searching keyword <text:s/>Or Return note "There are no messages." if No address in To field of messages match Search condition </text:p>
          </table:table-cell>
          <table:table-cell office:value-type="string">
            <text:p>Medium</text:p>
          </table:table-cell>
          <table:table-cell table:style-name="ce293"/>
          <table:table-cell table:style-name="ce294" table:number-columns-repeated="221"/>
          <table:table-cell table:number-columns-repeated="25"/>
        </table:table-row>
        <table:table-row table:style-name="ro8">
          <table:table-cell table:formula="of:=IF(MID([.F44];6;1)&gt;MID([.F43];6;1);&quot;&quot;;MAX([.A$7:.A43])+1)" office:value-type="float" office:value="15">
            <text:p>015</text:p>
          </table:table-cell>
          <table:table-cell office:value-type="string">
            <text:p>FNC_CS_MA_SEARCH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in case Is <text:s/>Option in To field <text:s/>is selected 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style-name="ce293"/>
          <table:table-cell table:style-name="ce294" table:number-columns-repeated="221"/>
          <table:table-cell table:number-columns-repeated="25"/>
        </table:table-row>
        <table:table-row table:style-name="ro4">
          <table:table-cell table:formula="of:=IF(MID([.F45];6;1)&gt;MID([.F44];6;1);&quot;&quot;;MAX([.A$7:.A44])+1)">
            <text:p/>
          </table:table-cell>
          <table:table-cell office:value-type="string">
            <text:p>FNC_CS_MA_SEARCH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<text:s/>Option in To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style-name="ce293"/>
          <table:table-cell table:style-name="ce294" table:number-columns-repeated="221"/>
          <table:table-cell table:number-columns-repeated="25"/>
        </table:table-row>
        <table:table-row table:style-name="ro25">
          <table:table-cell table:formula="of:=IF(MID([.F46];6;1)&gt;MID([.F45];6;1);&quot;&quot;;MAX([.A$7:.A45])+1)">
            <text:p/>
          </table:table-cell>
          <table:table-cell office:value-type="string">
            <text:p>FNC_CS_MA_SEARCH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0">
            <text:p>010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<text:s/>Option in To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is <text:s/>option in To field</text:p>
            <text:p>- input searching keyword into To text box</text:p>
            <text:p>- Click Search button</text:p>
          </table:table-cell>
          <table:table-cell office:value-type="string">
            <text:p>- Return all messages Which address in To field of messages like Searching keyword <text:s/>Or Return note "There are no messages." if No address in To field of messages match Search condition </text:p>
          </table:table-cell>
          <table:table-cell office:value-type="string">
            <text:p>Medium</text:p>
          </table:table-cell>
          <table:table-cell table:style-name="ce293"/>
          <table:table-cell table:style-name="ce294" table:number-columns-repeated="221"/>
          <table:table-cell table:number-columns-repeated="25"/>
        </table:table-row>
        <table:table-row table:style-name="ro8">
          <table:table-cell table:formula="of:=IF(MID([.F47];6;1)&gt;MID([.F46];6;1);&quot;&quot;;MAX([.A$7:.A46])+1)" office:value-type="float" office:value="16">
            <text:p>016</text:p>
          </table:table-cell>
          <table:table-cell office:value-type="string">
            <text:p>FNC_CS_MA_SEARCH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in case Is not <text:s/>Option in To field <text:s/>is selected 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style-name="ce293"/>
          <table:table-cell table:style-name="ce294" table:number-columns-repeated="221"/>
          <table:table-cell table:number-columns-repeated="25"/>
        </table:table-row>
        <table:table-row table:style-name="ro8">
          <table:table-cell table:formula="of:=IF(MID([.F48];6;1)&gt;MID([.F47];6;1);&quot;&quot;;MAX([.A$7:.A47])+1)">
            <text:p/>
          </table:table-cell>
          <table:table-cell office:value-type="string">
            <text:p>FNC_CS_MA_SEARCH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not <text:s/>Option in To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style-name="ce293"/>
          <table:table-cell table:style-name="ce294" table:number-columns-repeated="221"/>
          <table:table-cell table:number-columns-repeated="25"/>
        </table:table-row>
        <table:table-row table:style-name="ro25">
          <table:table-cell table:formula="of:=IF(MID([.F49];6;1)&gt;MID([.F48];6;1);&quot;&quot;;MAX([.A$7:.A48])+1)">
            <text:p/>
          </table:table-cell>
          <table:table-cell office:value-type="string">
            <text:p>FNC_CS_MA_SEARCH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not <text:s/>Option in To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is not option in To field</text:p>
            <text:p>- input searching keyword into To text box</text:p>
            <text:p>- Click Search button</text:p>
          </table:table-cell>
          <table:table-cell office:value-type="string">
            <text:p>- Return all messages Which address in To field of messages don't like Searching keyword <text:s/>Or Return note "There are no messages." if No address in To field of messages match Search condition </text:p>
          </table:table-cell>
          <table:table-cell office:value-type="string">
            <text:p>Medium</text:p>
          </table:table-cell>
          <table:table-cell table:style-name="ce293"/>
          <table:table-cell table:style-name="ce294" table:number-columns-repeated="221"/>
          <table:table-cell table:number-columns-repeated="25"/>
        </table:table-row>
        <table:table-row table:style-name="ro8">
          <table:table-cell table:formula="of:=IF(MID([.F50];6;1)&gt;MID([.F49];6;1);&quot;&quot;;MAX([.A$7:.A49])+1)" office:value-type="float" office:value="17">
            <text:p>017</text:p>
          </table:table-cell>
          <table:table-cell office:value-type="string">
            <text:p>FNC_CS_MA_SEARCH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in case starts with <text:s/>Option in To field <text:s/>is selected 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style-name="ce293"/>
          <table:table-cell table:style-name="ce294" table:number-columns-repeated="221"/>
          <table:table-cell table:number-columns-repeated="25"/>
        </table:table-row>
        <table:table-row table:style-name="ro8">
          <table:table-cell table:formula="of:=IF(MID([.F51];6;1)&gt;MID([.F50];6;1);&quot;&quot;;MAX([.A$7:.A50])+1)">
            <text:p/>
          </table:table-cell>
          <table:table-cell office:value-type="string">
            <text:p>FNC_CS_MA_SEARCH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starts with <text:s/>Option in To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style-name="ce293"/>
          <table:table-cell table:style-name="ce294" table:number-columns-repeated="221"/>
          <table:table-cell table:number-columns-repeated="25"/>
        </table:table-row>
        <table:table-row table:style-name="ro38">
          <table:table-cell table:formula="of:=IF(MID([.F52];6;1)&gt;MID([.F51];6;1);&quot;&quot;;MAX([.A$7:.A51])+1)">
            <text:p/>
          </table:table-cell>
          <table:table-cell office:value-type="string">
            <text:p>FNC_CS_MA_SEARCH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starts with <text:s/>Option in To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Starts with option in To field</text:p>
            <text:p>- input searching keyword into To text box</text:p>
            <text:p>- Click Search button</text:p>
          </table:table-cell>
          <table:table-cell office:value-type="string">
            <text:p>- Return all messages Which address in To field of messages Starts with Searching keyword <text:s/>Or Return note "There are no messages." if No address in To field of messages match Search condition </text:p>
          </table:table-cell>
          <table:table-cell office:value-type="string">
            <text:p>Medium</text:p>
          </table:table-cell>
          <table:table-cell table:style-name="ce293"/>
          <table:table-cell table:style-name="ce294" table:number-columns-repeated="221"/>
          <table:table-cell table:number-columns-repeated="25"/>
        </table:table-row>
        <table:table-row table:style-name="ro8">
          <table:table-cell table:formula="of:=IF(MID([.F53];6;1)&gt;MID([.F52];6;1);&quot;&quot;;MAX([.A$7:.A52])+1)" office:value-type="float" office:value="18">
            <text:p>018</text:p>
          </table:table-cell>
          <table:table-cell office:value-type="string">
            <text:p>FNC_CS_MA_SEARCH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in case ends with <text:s/>Option in To field <text:s/>is selected 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style-name="ce293"/>
          <table:table-cell table:style-name="ce294" table:number-columns-repeated="221"/>
          <table:table-cell table:number-columns-repeated="25"/>
        </table:table-row>
        <table:table-row table:style-name="ro8">
          <table:table-cell table:formula="of:=IF(MID([.F54];6;1)&gt;MID([.F53];6;1);&quot;&quot;;MAX([.A$7:.A53])+1)">
            <text:p/>
          </table:table-cell>
          <table:table-cell office:value-type="string">
            <text:p>FNC_CS_MA_SEARCH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ends with <text:s/>Option in From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style-name="ce293"/>
          <table:table-cell table:style-name="ce294" table:number-columns-repeated="221"/>
          <table:table-cell table:number-columns-repeated="25"/>
        </table:table-row>
        <table:table-row table:style-name="ro38">
          <table:table-cell table:formula="of:=IF(MID([.F55];6;1)&gt;MID([.F54];6;1);&quot;&quot;;MAX([.A$7:.A54])+1)">
            <text:p/>
          </table:table-cell>
          <table:table-cell office:value-type="string">
            <text:p>FNC_CS_MA_SEARCH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ends with <text:s/>Option in From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ends with option in To field</text:p>
            <text:p>- input searching keyword into To text box</text:p>
            <text:p>- Click Search button</text:p>
          </table:table-cell>
          <table:table-cell office:value-type="string">
            <text:p>- Return all messages Which address in To field of messages Ends with Searching keyword <text:s/>Or Return note "There are no messages." if No address in To field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56];6;1)&gt;MID([.F55];6;1);&quot;&quot;;MAX([.A$7:.A55])+1)" office:value-type="float" office:value="19">
            <text:p>019</text:p>
          </table:table-cell>
          <table:table-cell office:value-type="string">
            <text:p>FNC_CS_MA_SEARCH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in case contains Option in Subject field <text:s/>is selected 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8">
          <table:table-cell table:formula="of:=IF(MID([.F57];6;1)&gt;MID([.F56];6;1);&quot;&quot;;MAX([.A$7:.A56])+1)">
            <text:p/>
          </table:table-cell>
          <table:table-cell office:value-type="string">
            <text:p>FNC_CS_MA_SEARCH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contains Option in Subject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8">
          <table:table-cell table:formula="of:=IF(MID([.F58];6;1)&gt;MID([.F57];6;1);&quot;&quot;;MAX([.A$7:.A57])+1)">
            <text:p/>
          </table:table-cell>
          <table:table-cell office:value-type="string">
            <text:p>FNC_CS_MA_SEARCH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contains Option in Subject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Contains option in Subject field</text:p>
            <text:p>- input searching keyword into Subject text box</text:p>
            <text:p>- Click Search button</text:p>
          </table:table-cell>
          <table:table-cell office:value-type="string">
            <text:p>- Return all messages Which Subject of messages contains Searching keyword <text:s/>Or Return note "There are no messages." if No address in To field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59];6;1)&gt;MID([.F58];6;1);&quot;&quot;;MAX([.A$7:.A58])+1)" office:value-type="float" office:value="20">
            <text:p>020</text:p>
          </table:table-cell>
          <table:table-cell office:value-type="string">
            <text:p>FNC_CS_MA_SEARCH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in case does not contain Option in Subject field <text:s/>is selected 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0];6;1)&gt;MID([.F59];6;1);&quot;&quot;;MAX([.A$7:.A59])+1)">
            <text:p/>
          </table:table-cell>
          <table:table-cell office:value-type="string">
            <text:p>FNC_CS_MA_SEARCH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does not contain Option in Subject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8">
          <table:table-cell table:formula="of:=IF(MID([.F61];6;1)&gt;MID([.F60];6;1);&quot;&quot;;MAX([.A$7:.A60])+1)">
            <text:p/>
          </table:table-cell>
          <table:table-cell office:value-type="string">
            <text:p>FNC_CS_MA_SEARCH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does not contain Option in Subject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does not Contains option in Subject field</text:p>
            <text:p>- input searching keyword into Subject text box</text:p>
            <text:p>- Click Search button</text:p>
          </table:table-cell>
          <table:table-cell office:value-type="string">
            <text:p>- Return all messages which have Subject field <text:s/>don't contains Searching keyword <text:s/>Or Return note "There are no messages." if No subject field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2];6;1)&gt;MID([.F61];6;1);&quot;&quot;;MAX([.A$7:.A61])+1)" office:value-type="float" office:value="21">
            <text:p>021</text:p>
          </table:table-cell>
          <table:table-cell office:value-type="string">
            <text:p>FNC_CS_MA_SEARCH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6">
            <text:p>016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in case Is <text:s/>Option in Subject field <text:s/>is selected 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3];6;1)&gt;MID([.F62];6;1);&quot;&quot;;MAX([.A$7:.A62])+1)">
            <text:p/>
          </table:table-cell>
          <table:table-cell office:value-type="string">
            <text:p>FNC_CS_MA_SEARCH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<text:s/>Option in Subject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8">
          <table:table-cell table:formula="of:=IF(MID([.F64];6;1)&gt;MID([.F63];6;1);&quot;&quot;;MAX([.A$7:.A63])+1)">
            <text:p/>
          </table:table-cell>
          <table:table-cell office:value-type="string">
            <text:p>FNC_CS_MA_SEARCH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<text:s/>Option in Subject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is <text:s/>option in Subject field</text:p>
            <text:p>- input searching keyword into Subject text box</text:p>
            <text:p>- Click Search button</text:p>
          </table:table-cell>
          <table:table-cell office:value-type="string">
            <text:p>- Return all messages Which has Subject <text:s/>like Searching keyword <text:s/>Or Return note "There are no messages." if No Subject field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5];6;1)&gt;MID([.F64];6;1);&quot;&quot;;MAX([.A$7:.A64])+1)" office:value-type="float" office:value="22">
            <text:p>022</text:p>
          </table:table-cell>
          <table:table-cell office:value-type="string">
            <text:p>FNC_CS_MA_SEARCH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7">
            <text:p>017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in case Is not <text:s/>Option in Subject field <text:s/>is selected 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6];6;1)&gt;MID([.F65];6;1);&quot;&quot;;MAX([.A$7:.A65])+1)">
            <text:p/>
          </table:table-cell>
          <table:table-cell office:value-type="string">
            <text:p>FNC_CS_MA_SEARCH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7">
            <text:p>017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not <text:s/>Option in Subject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8">
          <table:table-cell table:formula="of:=IF(MID([.F67];6;1)&gt;MID([.F66];6;1);&quot;&quot;;MAX([.A$7:.A66])+1)">
            <text:p/>
          </table:table-cell>
          <table:table-cell office:value-type="string">
            <text:p>FNC_CS_MA_SEARCH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7">
            <text:p>017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not <text:s/>Option in Subject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is not option in Subject field</text:p>
            <text:p>- input searching keyword into Subject text box</text:p>
            <text:p>- Click Search button</text:p>
          </table:table-cell>
          <table:table-cell office:value-type="string">
            <text:p>- Return all messages Which has Subject don't like Searching keyword <text:s/>Or Return note "There are no messages." if Subject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8];6;1)&gt;MID([.F67];6;1);&quot;&quot;;MAX([.A$7:.A67])+1)" office:value-type="float" office:value="23">
            <text:p>023</text:p>
          </table:table-cell>
          <table:table-cell office:value-type="string">
            <text:p>FNC_CS_MA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8">
            <text:p>018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in case starts with <text:s/>Option in Subject field <text:s/>is selected 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69];6;1)&gt;MID([.F68];6;1);&quot;&quot;;MAX([.A$7:.A68])+1)">
            <text:p/>
          </table:table-cell>
          <table:table-cell office:value-type="string">
            <text:p>FNC_CS_MA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8">
            <text:p>018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starts with <text:s/>Option in Subject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8">
          <table:table-cell table:formula="of:=IF(MID([.F70];6;1)&gt;MID([.F69];6;1);&quot;&quot;;MAX([.A$7:.A69])+1)">
            <text:p/>
          </table:table-cell>
          <table:table-cell office:value-type="string">
            <text:p>FNC_CS_MA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8">
            <text:p>018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starts with <text:s/>Option in Subject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Starts with option in Subject field</text:p>
            <text:p>- input searching keyword into Subject text box</text:p>
            <text:p>- Click Search button</text:p>
          </table:table-cell>
          <table:table-cell office:value-type="string">
            <text:p>- Return all messages Which has Subject Starts with Searching keyword <text:s/>Or Return note "There are no messages." if Subject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1];6;1)&gt;MID([.F70];6;1);&quot;&quot;;MAX([.A$7:.A70])+1)" office:value-type="float" office:value="24">
            <text:p>024</text:p>
          </table:table-cell>
          <table:table-cell office:value-type="string">
            <text:p>FNC_CS_MA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9">
            <text:p>019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in case ends with <text:s/>Option in Subject field <text:s/>is selected 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2];6;1)&gt;MID([.F71];6;1);&quot;&quot;;MAX([.A$7:.A71])+1)">
            <text:p/>
          </table:table-cell>
          <table:table-cell office:value-type="string">
            <text:p>FNC_CS_MA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9">
            <text:p>019</text:p>
          </table:table-cell>
          <table:table-cell office:value-type="string">
            <text:p>CS\Mail\Search\Advanced</text:p>
          </table:table-cell>
          <table:table-cell table:style-name="ce146" office:value-type="string">
            <text:p>Do advanced search in case ends with <text:s/>Option in Subject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8">
          <table:table-cell table:formula="of:=IF(MID([.F73];6;1)&gt;MID([.F72];6;1);&quot;&quot;;MAX([.A$7:.A72])+1)">
            <text:p/>
          </table:table-cell>
          <table:table-cell office:value-type="string">
            <text:p>FNC_CS_MA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9">
            <text:p>019</text:p>
          </table:table-cell>
          <table:table-cell office:value-type="string">
            <text:p>CS\Mail\Search\Advanced</text:p>
          </table:table-cell>
          <table:table-cell table:style-name="ce146" office:value-type="string">
            <text:p>Do advanced search in case ends with <text:s/>Option in Subject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ends with option in Subject field</text:p>
            <text:p>- input searching keyword into Subject text box</text:p>
            <text:p>- Click Search button</text:p>
          </table:table-cell>
          <table:table-cell office:value-type="string">
            <text:p>- Return all messages Which has Subject Ends with Searching keyword <text:s/>Or Return note "There are no messages." if Subject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4];6;1)&gt;MID([.F73];6;1);&quot;&quot;;MAX([.A$7:.A73])+1)" office:value-type="float" office:value="25">
            <text:p>025</text:p>
          </table:table-cell>
          <table:table-cell office:value-type="string">
            <text:p>FNC_CS_MA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0">
            <text:p>020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in case contains Option in Message field <text:s/>is selected 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5];6;1)&gt;MID([.F74];6;1);&quot;&quot;;MAX([.A$7:.A74])+1)">
            <text:p/>
          </table:table-cell>
          <table:table-cell office:value-type="string">
            <text:p>FNC_CS_MA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20">
            <text:p>020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contains Option in Message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8">
          <table:table-cell table:formula="of:=IF(MID([.F76];6;1)&gt;MID([.F75];6;1);&quot;&quot;;MAX([.A$7:.A75])+1)">
            <text:p/>
          </table:table-cell>
          <table:table-cell office:value-type="string">
            <text:p>FNC_CS_MA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20">
            <text:p>020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contains Option in Message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Contains option in Message field</text:p>
            <text:p>- input searching keyword into Message text box</text:p>
            <text:p>- Click Search button</text:p>
          </table:table-cell>
          <table:table-cell office:value-type="string">
            <text:p>- Return all messages Which have body message contains Searching keyword <text:s/>Or Return note "There are no messages." if No body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7];6;1)&gt;MID([.F76];6;1);&quot;&quot;;MAX([.A$7:.A76])+1)" office:value-type="float" office:value="26">
            <text:p>026</text:p>
          </table:table-cell>
          <table:table-cell office:value-type="string">
            <text:p>FNC_CS_MA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21">
            <text:p>021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in case does not contain Option in Message field <text:s/>is selected 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78];6;1)&gt;MID([.F77];6;1);&quot;&quot;;MAX([.A$7:.A77])+1)">
            <text:p/>
          </table:table-cell>
          <table:table-cell office:value-type="string">
            <text:p>FNC_CS_MA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21">
            <text:p>021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does not contain Option in Message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8">
          <table:table-cell table:formula="of:=IF(MID([.F79];6;1)&gt;MID([.F78];6;1);&quot;&quot;;MAX([.A$7:.A78])+1)">
            <text:p/>
          </table:table-cell>
          <table:table-cell office:value-type="string">
            <text:p>FNC_CS_MA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21">
            <text:p>021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does not contain Option in Message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does not Contains option in Message field</text:p>
            <text:p>- input searching keyword into Message text box</text:p>
            <text:p>- Click Search button</text:p>
          </table:table-cell>
          <table:table-cell office:value-type="string">
            <text:p>- Return all messages Which have body message don't contains Searching keyword <text:s/>Or Return note "There are no messages." if No body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80];6;1)&gt;MID([.F79];6;1);&quot;&quot;;MAX([.A$7:.A79])+1)" office:value-type="float" office:value="27">
            <text:p>027</text:p>
          </table:table-cell>
          <table:table-cell office:value-type="string">
            <text:p>FNC_CS_MA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22">
            <text:p>022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in case Is <text:s/>Option in Message field <text:s/>is selected 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81];6;1)&gt;MID([.F80];6;1);&quot;&quot;;MAX([.A$7:.A80])+1)">
            <text:p/>
          </table:table-cell>
          <table:table-cell office:value-type="string">
            <text:p>FNC_CS_MA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2">
            <text:p>022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<text:s/>Option in Message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8">
          <table:table-cell table:formula="of:=IF(MID([.F82];6;1)&gt;MID([.F81];6;1);&quot;&quot;;MAX([.A$7:.A81])+1)">
            <text:p/>
          </table:table-cell>
          <table:table-cell office:value-type="string">
            <text:p>FNC_CS_MA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2">
            <text:p>022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<text:s/>Option in Message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is <text:s/>option in Message field</text:p>
            <text:p>- input searching keyword into Message text box</text:p>
            <text:p>- Click Search button</text:p>
          </table:table-cell>
          <table:table-cell office:value-type="string">
            <text:p>- Return all messages Which have body message like Searching keyword <text:s/>Or Return note "There are no messages." if No body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83];6;1)&gt;MID([.F82];6;1);&quot;&quot;;MAX([.A$7:.A82])+1)" office:value-type="float" office:value="28">
            <text:p>028</text:p>
          </table:table-cell>
          <table:table-cell office:value-type="string">
            <text:p>FNC_CS_MA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3">
            <text:p>023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in case Is not <text:s/>Option in Message field <text:s/>is selected 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84];6;1)&gt;MID([.F83];6;1);&quot;&quot;;MAX([.A$7:.A83])+1)">
            <text:p/>
          </table:table-cell>
          <table:table-cell office:value-type="string">
            <text:p>FNC_CS_MA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3">
            <text:p>023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not <text:s/>Option in Message field <text:s/>is selected 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8">
          <table:table-cell table:formula="of:=IF(MID([.F85];6;1)&gt;MID([.F84];6;1);&quot;&quot;;MAX([.A$7:.A84])+1)">
            <text:p/>
          </table:table-cell>
          <table:table-cell office:value-type="string">
            <text:p>FNC_CS_MA_SEARCH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23">
            <text:p>023</text:p>
          </table:table-cell>
          <table:table-cell office:value-type="string">
            <text:p>CS\Mail\Search\Advanced</text:p>
          </table:table-cell>
          <table:table-cell office:value-type="string">
            <text:p>Do advanced search in case Is not <text:s/>Option in Message field <text:s/>is selected 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hoose is not option in Message field</text:p>
            <text:p>- input searching keyword into Message text box</text:p>
            <text:p>- Click Search button</text:p>
          </table:table-cell>
          <table:table-cell office:value-type="string">
            <text:p>- Return all messages Which have body message don't like Searching keyword <text:s/>Or Return note "There are no messages." if No body of messages match Search condi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3">
          <table:table-cell table:formula="of:=IF(MID([.F86];6;1)&gt;MID([.F85];6;1);&quot;&quot;;MAX([.A$7:.A85])+1)" office:value-type="float" office:value="29">
            <text:p>029</text:p>
          </table:table-cell>
          <table:table-cell office:value-type="string">
            <text:p>FNC_CS_MA_SEARCH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24">
            <text:p>024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by Received after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MID([.F87];6;1)&gt;MID([.F86];6;1);&quot;&quot;;MAX([.A$7:.A86])+1)">
            <text:p/>
          </table:table-cell>
          <table:table-cell office:value-type="string">
            <text:p>FNC_CS_MA_SEARCH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4">
            <text:p>024</text:p>
          </table:table-cell>
          <table:table-cell office:value-type="string">
            <text:p>CS\Mail\Search\Advanced</text:p>
          </table:table-cell>
          <table:table-cell office:value-type="string">
            <text:p>Do advanced search by Received after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7">
          <table:table-cell table:formula="of:=IF(MID([.F88];6;1)&gt;MID([.F87];6;1);&quot;&quot;;MAX([.A$7:.A87])+1)">
            <text:p/>
          </table:table-cell>
          <table:table-cell office:value-type="string">
            <text:p>FNC_CS_MA_SEARCH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4">
            <text:p>024</text:p>
          </table:table-cell>
          <table:table-cell office:value-type="string">
            <text:p>CS\Mail\Search\Advanced</text:p>
          </table:table-cell>
          <table:table-cell office:value-type="string">
            <text:p>Do advanced search by Received after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lick on Received after text box</text:p>
            <text:p>- Select Date</text:p>
            <text:p>- Click Search button</text:p>
          </table:table-cell>
          <table:table-cell office:value-type="string">
            <text:p>All message in selected folder that received after selected date will be displayed in search result. Or "There are no messages" will be shown if there's no matched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89];6;1)&gt;MID([.F88];6;1);&quot;&quot;;MAX([.A$7:.A88])+1)" office:value-type="float" office:value="30">
            <text:p>030</text:p>
          </table:table-cell>
          <table:table-cell office:value-type="string">
            <text:p>FNC_CS_MA_SEARCH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5">
            <text:p>025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by Received before</text:p>
          </table:table-cell>
          <table:table-cell table:style-name="ce239" office:value-type="string">
            <text:p>Step 1: Perform to <text:s/>Create an Account mail, Check mail</text:p>
          </table:table-cell>
          <table:table-cell table:style-name="ce241" office:value-type="string">
            <text:p>-Perform to <text:s/>Create an Account mail, </text:p>
            <text:p>-Check mail</text:p>
          </table:table-cell>
          <table:table-cell office:value-type="string">
            <text:p>- An account mail is created</text:p>
            <text:p>- Mail is fetched from sever to Inbox folder like default set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f:=IF(MID([.F90];6;1)&gt;MID([.F89];6;1);&quot;&quot;;MAX([.A$7:.A89])+1)">
            <text:p/>
          </table:table-cell>
          <table:table-cell office:value-type="string">
            <text:p>FNC_CS_MA_SEARCH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5">
            <text:p>025</text:p>
          </table:table-cell>
          <table:table-cell office:value-type="string">
            <text:p>CS\Mail\Search\Advanced</text:p>
          </table:table-cell>
          <table:table-cell office:value-type="string">
            <text:p>Do advanced search by Received before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Click on Advance Search Ic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7">
          <table:table-cell table:formula="of:=IF(MID([.F91];6;1)&gt;MID([.F90];6;1);&quot;&quot;;MAX([.A$7:.A90])+1)">
            <text:p/>
          </table:table-cell>
          <table:table-cell office:value-type="string">
            <text:p>FNC_CS_MA_SEARCH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25">
            <text:p>025</text:p>
          </table:table-cell>
          <table:table-cell office:value-type="string">
            <text:p>CS\Mail\Search\Advanced</text:p>
          </table:table-cell>
          <table:table-cell office:value-type="string">
            <text:p>Do advanced search by Received before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lick on Received after text box</text:p>
            <text:p>- Select Date</text:p>
            <text:p>- Click at Search button</text:p>
          </table:table-cell>
          <table:table-cell office:value-type="string">
            <text:p>All message in selected folder that received before selected date will be displayed in search result. Or "There are no messages" will be shown if there's no matched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7">
          <table:table-cell table:formula="of:=IF(MID([.F92];6;1)&gt;MID([.F91];6;1);&quot;&quot;;MAX([.A$7:.A91])+1)" office:value-type="float" office:value="31">
            <text:p>031</text:p>
          </table:table-cell>
          <table:table-cell office:value-type="string">
            <text:p>FNC_CS_MA_SEARCH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26">
            <text:p>026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Search starred message by advanced search</text:p>
          </table:table-cell>
          <table:table-cell table:style-name="ce239" office:value-type="string">
            <text:p>Step 1: Perform to <text:s/>Create an Account mail, Check mail, Add starred for some messages</text:p>
          </table:table-cell>
          <table:table-cell table:style-name="ce241" office:value-type="string">
            <text:p>-Perform to <text:s/>Create an Account mail, </text:p>
            <text:p>-Check mail</text:p>
            <text:p>- Add starred for some messages</text:p>
          </table:table-cell>
          <table:table-cell office:value-type="string">
            <text:p>- An account mail is created</text:p>
            <text:p>- Mail is fetched from sever to Inbox folder like default setting</text:p>
            <text:p>- Selected Message are added starr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7">
          <table:table-cell table:formula="of:=IF(MID([.F93];6;1)&gt;MID([.F92];6;1);&quot;&quot;;MAX([.A$7:.A92])+1)">
            <text:p/>
          </table:table-cell>
          <table:table-cell office:value-type="string">
            <text:p>FNC_CS_MA_SEARCH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26">
            <text:p>026</text:p>
          </table:table-cell>
          <table:table-cell office:value-type="string">
            <text:p>CS\Mail\Search\Advanced</text:p>
          </table:table-cell>
          <table:table-cell office:value-type="string">
            <text:p>Search starred message by advanced search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Search in folder field: <text:s/>Choose folder <text:s/>which want to search in</text:p>
            <text:p>- Tick at Check box of Has starred field</text:p>
            <text:p>- Click at Search butt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7">
          <table:table-cell table:formula="of:=IF(MID([.F94];6;1)&gt;MID([.F93];6;1);&quot;&quot;;MAX([.A$7:.A93])+1)">
            <text:p/>
          </table:table-cell>
          <table:table-cell office:value-type="string">
            <text:p>FNC_CS_MA_SEARCH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26">
            <text:p>026</text:p>
          </table:table-cell>
          <table:table-cell office:value-type="string">
            <text:p>CS\Mail\Search\Advanced</text:p>
          </table:table-cell>
          <table:table-cell office:value-type="string">
            <text:p>Search starred message by advanced search</text:p>
          </table:table-cell>
          <table:table-cell office:value-type="string">
            <text:p>Step 3: Search</text:p>
          </table:table-cell>
          <table:table-cell office:value-type="string">
            <text:p>- Click on Advance Search Icon</text:p>
          </table:table-cell>
          <table:table-cell office:value-type="string">
            <text:p>All messages in selected folder that is marked by starred will be displayed in search result or "There are no messages" will be returned if there's no matched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7">
          <table:table-cell table:formula="of:=IF(MID([.F95];6;1)&gt;MID([.F94];6;1);&quot;&quot;;MAX([.A$7:.A94])+1)" office:value-type="float" office:value="32">
            <text:p>032</text:p>
          </table:table-cell>
          <table:table-cell office:value-type="string">
            <text:p>FNC_CS_MA_SEARCH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27">
            <text:p>027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Use advanced search to search message by priority</text:p>
          </table:table-cell>
          <table:table-cell table:style-name="ce239" office:value-type="string">
            <text:p>Step 1: Perform to <text:s/>Create an Account mail, Check mail, </text:p>
          </table:table-cell>
          <table:table-cell table:style-name="ce241" office:value-type="string">
            <text:p>-Perform to <text:s/>Create an Account mail, </text:p>
            <text:p>-Check mail</text:p>
            <text:p/>
          </table:table-cell>
          <table:table-cell office:value-type="string">
            <text:p>- An account mail is created</text:p>
            <text:p>- Mail is fetched from sever to Inbox folder like default setting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7">
          <table:table-cell table:formula="of:=IF(MID([.F96];6;1)&gt;MID([.F95];6;1);&quot;&quot;;MAX([.A$7:.A95])+1)">
            <text:p/>
          </table:table-cell>
          <table:table-cell office:value-type="string">
            <text:p>FNC_CS_MA_SEARCH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27">
            <text:p>027</text:p>
          </table:table-cell>
          <table:table-cell office:value-type="string">
            <text:p>CS\Mail\Search\Advanced</text:p>
          </table:table-cell>
          <table:table-cell office:value-type="string">
            <text:p>Use advanced search to search message by priority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Search in folder field: <text:s/>Choose folder <text:s/>which want to search in</text:p>
            <text:p>- Tick at Check box of priority field</text:p>
            <text:p>- Click at Search butt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7">
          <table:table-cell table:formula="of:=IF(MID([.F97];6;1)&gt;MID([.F96];6;1);&quot;&quot;;MAX([.A$7:.A96])+1)">
            <text:p/>
          </table:table-cell>
          <table:table-cell office:value-type="string">
            <text:p>FNC_CS_MA_SEARCH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27">
            <text:p>027</text:p>
          </table:table-cell>
          <table:table-cell office:value-type="string">
            <text:p>CS\Mail\Search\Advanced</text:p>
          </table:table-cell>
          <table:table-cell office:value-type="string">
            <text:p>Use advanced search to search message by priority</text:p>
          </table:table-cell>
          <table:table-cell office:value-type="string">
            <text:p>Step 3: Search</text:p>
          </table:table-cell>
          <table:table-cell office:value-type="string">
            <text:p>- Click on Advance Search Icon</text:p>
          </table:table-cell>
          <table:table-cell office:value-type="string">
            <text:p>All messages in selected folder with selected priority will be displayed in search result or "There are no messages" is returned if there's no matched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7">
          <table:table-cell table:formula="of:=IF(MID([.F98];6;1)&gt;MID([.F97];6;1);&quot;&quot;;MAX([.A$7:.A97])+1)" office:value-type="float" office:value="33">
            <text:p>033</text:p>
          </table:table-cell>
          <table:table-cell office:value-type="string">
            <text:p>FNC_CS_MA_SEARCH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28">
            <text:p>028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Search message that contains attachment by advanced search</text:p>
          </table:table-cell>
          <table:table-cell table:style-name="ce239" office:value-type="string">
            <text:p>Step 1: Perform to <text:s/>Create an Account mail, Check mail, </text:p>
          </table:table-cell>
          <table:table-cell table:style-name="ce241" office:value-type="string">
            <text:p>-Perform to <text:s/>Create an Account mail, </text:p>
            <text:p>-Check mail</text:p>
            <text:p/>
          </table:table-cell>
          <table:table-cell office:value-type="string">
            <text:p>- An account mail is created</text:p>
            <text:p>- Mail is fetched from sever to Inbox folder like default setting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7">
          <table:table-cell table:formula="of:=IF(MID([.F99];6;1)&gt;MID([.F98];6;1);&quot;&quot;;MAX([.A$7:.A98])+1)">
            <text:p/>
          </table:table-cell>
          <table:table-cell office:value-type="string">
            <text:p>FNC_CS_MA_SEARCH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28">
            <text:p>028</text:p>
          </table:table-cell>
          <table:table-cell office:value-type="string">
            <text:p>CS\Mail\Search\Advanced</text:p>
          </table:table-cell>
          <table:table-cell office:value-type="string">
            <text:p>Search message that contains attachment by advanced search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Search in folder field: <text:s/>Choose folder <text:s/>which want to search in</text:p>
            <text:p>- Tick at Check box of Has priority field</text:p>
            <text:p>- Click at Search butt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7">
          <table:table-cell table:formula="of:=IF(MID([.F100];6;1)&gt;MID([.F99];6;1);&quot;&quot;;MAX([.A$7:.A99])+1)">
            <text:p/>
          </table:table-cell>
          <table:table-cell office:value-type="string">
            <text:p>FNC_CS_MA_SEARCH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28">
            <text:p>028</text:p>
          </table:table-cell>
          <table:table-cell office:value-type="string">
            <text:p>CS\Mail\Search\Advanced</text:p>
          </table:table-cell>
          <table:table-cell office:value-type="string">
            <text:p>Search message that contains attachment by advanced search</text:p>
          </table:table-cell>
          <table:table-cell office:value-type="string">
            <text:p>Step 3: Search</text:p>
          </table:table-cell>
          <table:table-cell office:value-type="string">
            <text:p>- Click on Advance Search Icon</text:p>
          </table:table-cell>
          <table:table-cell office:value-type="string">
            <text:p>All messages in selected folder that contains attachment will be displayed in search result or "There are no messages" is returned if there's no matched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6">
          <table:table-cell table:formula="of:=IF(MID([.F101];6;1)&gt;MID([.F100];6;1);&quot;&quot;;MAX([.A$7:.A100])+1)" office:value-type="float" office:value="34">
            <text:p>034</text:p>
          </table:table-cell>
          <table:table-cell office:value-type="string">
            <text:p>FNC_CS_MA_SEARCH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9">
            <text:p>029</text:p>
          </table:table-cell>
          <table:table-cell office:value-type="string">
            <text:p>CS\Mail\Search\Advanced</text:p>
          </table:table-cell>
          <table:table-cell table:style-name="ce145" office:value-type="string">
            <text:p>Do advanced search by combine <text:s/>conditions</text:p>
          </table:table-cell>
          <table:table-cell table:style-name="ce239" office:value-type="string">
            <text:p>Step 1: Perform to <text:s/>Create an Account mail, Check mail, </text:p>
          </table:table-cell>
          <table:table-cell table:style-name="ce241" office:value-type="string">
            <text:p>-Perform to <text:s/>Create an Account mail, </text:p>
            <text:p>-Check mail</text:p>
            <text:p/>
          </table:table-cell>
          <table:table-cell office:value-type="string">
            <text:p>- An account mail is created</text:p>
            <text:p>- Mail is fetched from sever to Inbox folder like default setting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6">
          <table:table-cell table:formula="of:=IF(MID([.F102];6;1)&gt;MID([.F101];6;1);&quot;&quot;;MAX([.A$7:.A101])+1)">
            <text:p/>
          </table:table-cell>
          <table:table-cell office:value-type="string">
            <text:p>FNC_CS_MA_SEARCH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9">
            <text:p>029</text:p>
          </table:table-cell>
          <table:table-cell office:value-type="string">
            <text:p>CS\Mail\Search\Advanced</text:p>
          </table:table-cell>
          <table:table-cell office:value-type="string">
            <text:p>Do advanced search by combine <text:s/>conditions</text:p>
          </table:table-cell>
          <table:table-cell office:value-type="string">
            <text:p>Step 2: <text:s/>Open 'Advance search”' form</text:p>
          </table:table-cell>
          <table:table-cell office:value-type="string">
            <text:p>- Search in folder field: <text:s/>Choose folder <text:s/>which want to search in</text:p>
            <text:p>- Tick at Check box of Has priority field</text:p>
            <text:p>- Click at Search button</text:p>
          </table:table-cell>
          <table:table-cell office:value-type="string">
            <text:p>- Advance search form is shown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>
          <table:table-cell table:formula="of:=IF(MID([.F103];6;1)&gt;MID([.F102];6;1);&quot;&quot;;MAX([.A$7:.A102])+1)">
            <text:p/>
          </table:table-cell>
          <table:table-cell office:value-type="string">
            <text:p>FNC_CS_MA_SEARCH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9">
            <text:p>029</text:p>
          </table:table-cell>
          <table:table-cell office:value-type="string">
            <text:p>CS\Mail\Search\Advanced</text:p>
          </table:table-cell>
          <table:table-cell office:value-type="string">
            <text:p>Do advanced search by combine <text:s/>conditions</text:p>
          </table:table-cell>
          <table:table-cell office:value-type="string">
            <text:p>Step 3: Search</text:p>
          </table:table-cell>
          <table:table-cell office:value-type="string">
            <text:p>- Search in folder field: <text:s/>Choose folder <text:s/>which want to search in</text:p>
            <text:p>- Create more Rule to search</text:p>
            <text:p>- Click at Search button</text:p>
            <text:p/>
          </table:table-cell>
          <table:table-cell office:value-type="string">
            <text:p>All messages in selected folder that match mixed conditions are shown in search result or "There are no messages" is returned if there's no matched mess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formula="of:=IF(MID([.F104];6;1)&gt;MID([.F103];6;1);&quot;&quot;;MAX([.A$7:.A103])+1)" office:value-type="float" office:value="35">
            <text:p>035</text:p>
          </table:table-cell>
          <table:table-cell office:value-type="string">
            <text:p>FNC_CS_MA_SEARCH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30">
            <text:p>030</text:p>
          </table:table-cell>
          <table:table-cell office:value-type="string">
            <text:p>CS\Mail\Search\Advanced</text:p>
          </table:table-cell>
          <table:table-cell table:style-name="ce253" office:value-type="string">
            <text:p>Advance Search in case </text:p>
            <text:p>no account is created</text:p>
          </table:table-cell>
          <table:table-cell table:style-name="ce154" office:value-type="string">
            <text:p>Step 1: don't create any account</text:p>
          </table:table-cell>
          <table:table-cell table:style-name="ce154" office:value-type="string">
            <text:p>- don't create any account</text:p>
            <text:p>- Perform to delete default account if have</text:p>
          </table:table-cell>
          <table:table-cell table:style-name="ce154" office:value-type="string">
            <text:p>- No Account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MID([.F105];6;1)&gt;MID([.F104];6;1);&quot;&quot;;MAX([.A$7:.A104])+1)">
            <text:p/>
          </table:table-cell>
          <table:table-cell office:value-type="string">
            <text:p>FNC_CS_MA_SEARCH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30">
            <text:p>030</text:p>
          </table:table-cell>
          <table:table-cell office:value-type="string">
            <text:p>CS\Mail\Search\Advanced</text:p>
          </table:table-cell>
          <table:table-cell table:style-name="ce154" office:value-type="string">
            <text:p>Advance Search in case </text:p>
            <text:p>no account is created</text:p>
          </table:table-cell>
          <table:table-cell table:style-name="ce154" office:value-type="string">
            <text:p>Step 2:</text:p>
            <text:p><text:s/>Open 'Advance search”' form</text:p>
          </table:table-cell>
          <table:table-cell table:style-name="ce291" office:value-type="string">
            <text:p>-Click Advanced search icon</text:p>
          </table:table-cell>
          <table:table-cell table:style-name="ce154" office:value-type="string">
            <text:p>- A warning message :”you must add an account first”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 table:number-rows-repeated="8">
          <table:table-cell table:style-name="ce122"/>
          <table:table-cell table:style-name="ce136" table:number-columns-repeated="3"/>
          <table:table-cell table:style-name="ce161" table:number-columns-repeated="4"/>
          <table:table-cell table:style-name="ce292"/>
          <table:table-cell table:style-name="ce136"/>
          <table:table-cell table:number-columns-repeated="246"/>
        </table:table-row>
        <table:table-row table:style-name="ro8" table:number-rows-repeated="10">
          <table:table-cell table:style-name="ce122"/>
          <table:table-cell table:style-name="ce136" table:number-columns-repeated="7"/>
          <table:table-cell table:style-name="ce160"/>
          <table:table-cell table:style-name="ce136"/>
          <table:table-cell table:number-columns-repeated="246"/>
        </table:table-row>
        <table:table-row table:style-name="ro8">
          <table:table-cell table:style-name="ce122"/>
          <table:table-cell table:style-name="ce136" table:number-columns-repeated="7"/>
          <table:table-cell table:style-name="ce160"/>
          <table:table-cell table:style-name="ce136"/>
          <table:table-cell table:number-columns-repeated="246"/>
        </table:table-row>
      </table:table>
      <table:table table:name="Summary_Report" table:style-name="ta7" table:print="false">
        <table:table-column table:style-name="co53" table:default-cell-style-name="ce232"/>
        <table:table-column table:style-name="co54" table:number-columns-repeated="2" table:default-cell-style-name="ce232"/>
        <table:table-column table:style-name="co55" table:default-cell-style-name="ce232"/>
        <table:table-column table:style-name="co56" table:default-cell-style-name="ce232"/>
        <table:table-column table:style-name="co45" table:number-columns-repeated="251" table:default-cell-style-name="ce232"/>
        <table:table-row table:style-name="ro169">
          <table:table-cell table:style-name="ce295" office:value-type="string" table:number-columns-spanned="5" table:number-rows-spanned="2">
            <text:p>Mail Functionalities List</text:p>
          </table:table-cell>
          <table:covered-table-cell table:style-name="ce295"/>
          <table:covered-table-cell table:style-name="ce295"/>
          <table:covered-table-cell table:style-name="ce295"/>
          <table:covered-table-cell table:style-name="ce295"/>
          <table:table-cell table:style-name="ce296" office:value-type="string" table:number-columns-spanned="1" table:number-rows-spanned="3">
            <text:p>Total case</text:p>
          </table:table-cell>
          <table:table-cell table:number-columns-repeated="250"/>
        </table:table-row>
        <table:table-row table:style-name="ro169">
          <table:covered-table-cell table:style-name="ce295"/>
          <table:covered-table-cell table:style-name="ce295"/>
          <table:covered-table-cell table:style-name="ce295"/>
          <table:covered-table-cell table:style-name="ce295"/>
          <table:covered-table-cell table:style-name="ce295"/>
          <table:covered-table-cell table:style-name="ce296"/>
          <table:table-cell table:number-columns-repeated="250"/>
        </table:table-row>
        <table:table-row table:style-name="ro81">
          <table:table-cell table:style-name="ce296" office:value-type="string">
            <text:p>Id</text:p>
          </table:table-cell>
          <table:table-cell table:style-name="ce296" office:value-type="string">
            <text:p>Portlet</text:p>
          </table:table-cell>
          <table:table-cell table:style-name="ce296" office:value-type="string">
            <text:p>Functional Group</text:p>
          </table:table-cell>
          <table:table-cell table:style-name="ce296" office:value-type="string">
            <text:p>Functionality</text:p>
          </table:table-cell>
          <table:table-cell table:style-name="ce296" office:value-type="string">
            <text:p>Functionality summary</text:p>
          </table:table-cell>
          <table:covered-table-cell table:style-name="ce296"/>
          <table:table-cell table:number-columns-repeated="250"/>
        </table:table-row>
        <table:table-row table:style-name="ro4">
          <table:table-cell table:style-name="ce297" office:value-type="string">
            <text:p>FNC_CS_MA_ACC_01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Account management</text:p>
          </table:table-cell>
          <table:table-cell table:style-name="ce181" office:value-type="string">
            <text:p>Create</text:p>
          </table:table-cell>
          <table:table-cell table:style-name="ce181" office:value-type="string">
            <text:p>Create a new account with a wizard</text:p>
          </table:table-cell>
          <table:table-cell table:style-name="ce309" table:formula="of:=SUMPRODUCT(([Account.B$7:Account.B$1066]=[.$A4])*([Account.A$7:Account.A$1066]&lt;&gt;&quot;&quot;))" office:value-type="float" office:value="26">
            <text:p>26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7" office:value-type="string">
            <text:p>FNC_CS_MA_ACC_02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Account management</text:p>
          </table:table-cell>
          <table:table-cell table:style-name="ce181" office:value-type="string">
            <text:p>Update</text:p>
          </table:table-cell>
          <table:table-cell table:style-name="ce181" office:value-type="string">
            <text:p>Update an existing account (no wizard)</text:p>
          </table:table-cell>
          <table:table-cell table:style-name="ce309" table:formula="of:=SUMPRODUCT(([Account.B$7:Account.B$1066]=[.$A5])*([Account.A$7:Account.A$1066]&lt;&gt;&quot;&quot;))" office:value-type="float" office:value="24">
            <text:p>24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7" office:value-type="string">
            <text:p>FNC_CS_MA_ACC_03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Account management</text:p>
          </table:table-cell>
          <table:table-cell table:style-name="ce181" office:value-type="string">
            <text:p>Delete</text:p>
          </table:table-cell>
          <table:table-cell table:style-name="ce181" office:value-type="string">
            <text:p>Delete an existing account. All messages are deleted</text:p>
          </table:table-cell>
          <table:table-cell table:style-name="ce309" table:formula="of:=SUMPRODUCT(([Account.B$7:Account.B$1066]=[.$A6])*([Account.A$7:Account.A$1066]&lt;&gt;&quot;&quot;))" office:value-type="float" office:value="6">
            <text:p>6</text:p>
          </table:table-cell>
          <table:table-cell table:style-name="ce311" table:number-columns-repeated="245"/>
          <table:table-cell table:number-columns-repeated="5"/>
        </table:table-row>
        <table:table-row table:style-name="ro13">
          <table:table-cell table:style-name="ce297" office:value-type="string">
            <text:p>FNC_CS_MA_ACC_04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Delegate Account</text:p>
          </table:table-cell>
          <table:table-cell table:style-name="ce181" office:value-type="string">
            <text:p>Delegate</text:p>
          </table:table-cell>
          <table:table-cell table:style-name="ce181" office:value-type="string">
            <text:p>Delegate account to users</text:p>
          </table:table-cell>
          <table:table-cell table:style-name="ce309" table:formula="of:=SUMPRODUCT(([Account.B$7:Account.B$1066]=[.$A7])*([Account.A$7:Account.A$1066]&lt;&gt;&quot;&quot;))" office:value-type="float" office:value="6">
            <text:p>6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8" office:value-type="string">
            <text:p>FNC_CS_MA_MAIL_01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Check Mail</text:p>
          </table:table-cell>
          <table:table-cell table:style-name="ce181" office:value-type="string">
            <text:p>The function allow to get mail from server</text:p>
          </table:table-cell>
          <table:table-cell table:style-name="ce309" table:formula="of:=SUMPRODUCT(([Mail.B$7:Mail.B$1070]=[.$A8])*([Mail.A$7:Mail.A$1070]&lt;&gt;&quot;&quot;))" office:value-type="float" office:value="28">
            <text:p>28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8" office:value-type="string">
            <text:p>FNC_CS_MA_MAIL_02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Compose mail</text:p>
          </table:table-cell>
          <table:table-cell table:style-name="ce181" office:value-type="string">
            <text:p>Create a mail to send to one or more <text:s/>address mails </text:p>
          </table:table-cell>
          <table:table-cell table:style-name="ce309" table:formula="of:=SUMPRODUCT(([Mail.B$7:Mail.B$1070]=[.$A9])*([Mail.A$7:Mail.A$1070]&lt;&gt;&quot;&quot;))" office:value-type="float" office:value="42">
            <text:p>42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8" office:value-type="string">
            <text:p>FNC_CS_MA_MAIL_03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Forward</text:p>
          </table:table-cell>
          <table:table-cell table:style-name="ce181" office:value-type="string">
            <text:p>Forward message to other people with original message</text:p>
          </table:table-cell>
          <table:table-cell table:style-name="ce309" table:formula="of:=SUMPRODUCT(([Mail.B$7:Mail.B$1070]=[.$A10])*([Mail.A$7:Mail.A$1070]&lt;&gt;&quot;&quot;))" office:value-type="float" office:value="18">
            <text:p>18</text:p>
          </table:table-cell>
          <table:table-cell table:style-name="ce311" table:number-columns-repeated="245"/>
          <table:table-cell table:number-columns-repeated="5"/>
        </table:table-row>
        <table:table-row table:style-name="ro13">
          <table:table-cell table:style-name="ce298" office:value-type="string">
            <text:p>FNC_CS_MA_MAIL_04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Reply</text:p>
          </table:table-cell>
          <table:table-cell table:style-name="ce181" office:value-type="string">
            <text:p>Reply message to the sender</text:p>
          </table:table-cell>
          <table:table-cell table:style-name="ce309" table:formula="of:=SUMPRODUCT(([Mail.B$7:Mail.B$1070]=[.$A11])*([Mail.A$7:Mail.A$1070]&lt;&gt;&quot;&quot;))" office:value-type="float" office:value="17">
            <text:p>17</text:p>
          </table:table-cell>
          <table:table-cell table:style-name="ce311" table:number-columns-repeated="245"/>
          <table:table-cell table:number-columns-repeated="5"/>
        </table:table-row>
        <table:table-row table:style-name="ro13">
          <table:table-cell table:style-name="ce298" office:value-type="string">
            <text:p>FNC_CS_MA_MAIL_05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Reply to all</text:p>
          </table:table-cell>
          <table:table-cell table:style-name="ce181" office:value-type="string">
            <text:p>Reply all recipients of a message</text:p>
          </table:table-cell>
          <table:table-cell table:style-name="ce309" table:formula="of:=SUMPRODUCT(([Mail.B$7:Mail.B$1070]=[.$A12])*([Mail.A$7:Mail.A$1070]&lt;&gt;&quot;&quot;))" office:value-type="float" office:value="9">
            <text:p>9</text:p>
          </table:table-cell>
          <table:table-cell table:style-name="ce311" table:number-columns-repeated="245"/>
          <table:table-cell table:number-columns-repeated="5"/>
        </table:table-row>
        <table:table-row table:style-name="ro13">
          <table:table-cell table:style-name="ce298" office:value-type="string">
            <text:p>FNC_CS_MA_MAIL_06_01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View as List</text:p>
          </table:table-cell>
          <table:table-cell table:style-name="ce181" office:value-type="string">
            <text:p>Show mails as list</text:p>
          </table:table-cell>
          <table:table-cell table:style-name="ce309" table:formula="of:=SUMPRODUCT(([Mail.B$7:Mail.B$1070]=[.$A13])*([Mail.A$7:Mail.A$1070]&lt;&gt;&quot;&quot;))" office:value-type="float" office:value="3">
            <text:p>3</text:p>
          </table:table-cell>
          <table:table-cell table:style-name="ce311" table:number-columns-repeated="245"/>
          <table:table-cell table:number-columns-repeated="5"/>
        </table:table-row>
        <table:table-row table:style-name="ro13">
          <table:table-cell table:style-name="ce298" office:value-type="string">
            <text:p>FNC_CS_MA_MAIL_06_02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View as Thread</text:p>
          </table:table-cell>
          <table:table-cell table:style-name="ce181" office:value-type="string">
            <text:p>Show mails as thread</text:p>
          </table:table-cell>
          <table:table-cell table:style-name="ce309" table:formula="of:=SUMPRODUCT(([Mail.B$7:Mail.B$1070]=[.$A14])*([Mail.A$7:Mail.A$1070]&lt;&gt;&quot;&quot;))" office:value-type="float" office:value="3">
            <text:p>3</text:p>
          </table:table-cell>
          <table:table-cell table:style-name="ce311" table:number-columns-repeated="245"/>
          <table:table-cell table:number-columns-repeated="5"/>
        </table:table-row>
        <table:table-row table:style-name="ro13">
          <table:table-cell table:style-name="ce298" office:value-type="string">
            <text:p>FNC_CS_MA_MAIL_06_03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View as Conversation</text:p>
          </table:table-cell>
          <table:table-cell table:style-name="ce181" office:value-type="string">
            <text:p>Show mails as conversation</text:p>
          </table:table-cell>
          <table:table-cell table:style-name="ce309" table:formula="of:=SUMPRODUCT(([Mail.B$7:Mail.B$1070]=[.$A15])*([Mail.A$7:Mail.A$1070]&lt;&gt;&quot;&quot;))" office:value-type="float" office:value="3">
            <text:p>3</text:p>
          </table:table-cell>
          <table:table-cell table:style-name="ce311" table:number-columns-repeated="245"/>
          <table:table-cell table:number-columns-repeated="5"/>
        </table:table-row>
        <table:table-row table:style-name="ro13">
          <table:table-cell table:style-name="ce298" office:value-type="string">
            <text:p>FNC_CS_MA_MAIL_06_04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View all</text:p>
          </table:table-cell>
          <table:table-cell table:style-name="ce181" office:value-type="string">
            <text:p>Show list of all fetched message</text:p>
          </table:table-cell>
          <table:table-cell table:style-name="ce309" table:formula="of:=SUMPRODUCT(([Mail.B$7:Mail.B$1070]=[.$A16])*([Mail.A$7:Mail.A$1070]&lt;&gt;&quot;&quot;))" office:value-type="float" office:value="1">
            <text:p>1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8" office:value-type="string">
            <text:p>FNC_CS_MA_MAIL_06_05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View Starred</text:p>
          </table:table-cell>
          <table:table-cell table:style-name="ce181" office:value-type="string">
            <text:p>Show list of fetched mails that was marked by adding star</text:p>
          </table:table-cell>
          <table:table-cell table:style-name="ce309" table:formula="of:=SUMPRODUCT(([Mail.B$7:Mail.B$1070]=[.$A17])*([Mail.A$7:Mail.A$1070]&lt;&gt;&quot;&quot;))" office:value-type="float" office:value="2">
            <text:p>2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8" office:value-type="string">
            <text:p>FNC_CS_MA_MAIL_06_06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View Unstarred</text:p>
          </table:table-cell>
          <table:table-cell table:style-name="ce181" office:value-type="string">
            <text:p>Show list of fetched mails that was not marked by adding star</text:p>
          </table:table-cell>
          <table:table-cell table:style-name="ce309" table:formula="of:=SUMPRODUCT(([Mail.B$7:Mail.B$1070]=[.$A18])*([Mail.A$7:Mail.A$1070]&lt;&gt;&quot;&quot;))" office:value-type="float" office:value="2">
            <text:p>2</text:p>
          </table:table-cell>
          <table:table-cell table:style-name="ce311" office:value-type="string">
            <text:p>N/A</text:p>
          </table:table-cell>
          <table:table-cell table:style-name="ce311" table:number-columns-repeated="244"/>
          <table:table-cell table:number-columns-repeated="5"/>
        </table:table-row>
        <table:table-row table:style-name="ro4">
          <table:table-cell table:style-name="ce298" office:value-type="string">
            <text:p>FNC_CS_MA_MAIL_06_07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View UnRead</text:p>
          </table:table-cell>
          <table:table-cell table:style-name="ce181" office:value-type="string">
            <text:p>Show list of fetched mails that was not read</text:p>
          </table:table-cell>
          <table:table-cell table:style-name="ce309" table:formula="of:=SUMPRODUCT(([Mail.B$7:Mail.B$1070]=[.$A19])*([Mail.A$7:Mail.A$1070]&lt;&gt;&quot;&quot;))" office:value-type="float" office:value="2">
            <text:p>2</text:p>
          </table:table-cell>
          <table:table-cell table:style-name="ce311" office:value-type="string">
            <text:p>N/A</text:p>
          </table:table-cell>
          <table:table-cell table:style-name="ce311" table:number-columns-repeated="244"/>
          <table:table-cell table:number-columns-repeated="5"/>
        </table:table-row>
        <table:table-row table:style-name="ro4">
          <table:table-cell table:style-name="ce298" office:value-type="string">
            <text:p>FNC_CS_MA_MAIL_06_08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View Read</text:p>
          </table:table-cell>
          <table:table-cell table:style-name="ce181" office:value-type="string">
            <text:p>Show list of fetched mails that was already read</text:p>
          </table:table-cell>
          <table:table-cell table:style-name="ce309" table:formula="of:=SUMPRODUCT(([Mail.B$7:Mail.B$1070]=[.$A20])*([Mail.A$7:Mail.A$1070]&lt;&gt;&quot;&quot;))" office:value-type="float" office:value="2">
            <text:p>2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8" office:value-type="string">
            <text:p>FNC_CS_MA_MAIL_06_09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View With attachment</text:p>
          </table:table-cell>
          <table:table-cell table:style-name="ce181" office:value-type="string">
            <text:p>Show list of fetched mails contain attachment</text:p>
          </table:table-cell>
          <table:table-cell table:style-name="ce309" table:formula="of:=SUMPRODUCT(([Mail.B$7:Mail.B$1070]=[.$A21])*([Mail.A$7:Mail.A$1070]&lt;&gt;&quot;&quot;))" office:value-type="float" office:value="3">
            <text:p>3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8" office:value-type="string">
            <text:p>FNC_CS_MA_MAIL_06_10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View Details</text:p>
          </table:table-cell>
          <table:table-cell table:style-name="ce181" office:value-type="string">
            <text:p>Show content of specific mail in details</text:p>
          </table:table-cell>
          <table:table-cell table:style-name="ce309" table:formula="of:=SUMPRODUCT(([Mail.B$7:Mail.B$1070]=[.$A22])*([Mail.A$7:Mail.A$1070]&lt;&gt;&quot;&quot;))" office:value-type="float" office:value="10">
            <text:p>10</text:p>
          </table:table-cell>
          <table:table-cell table:style-name="ce311" table:number-columns-repeated="245"/>
          <table:table-cell table:number-columns-repeated="5"/>
        </table:table-row>
        <table:table-row table:style-name="ro13">
          <table:table-cell table:style-name="ce298" office:value-type="string">
            <text:p>FNC_CS_MA_MAIL_06_11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Request return receipt</text:p>
          </table:table-cell>
          <table:table-cell table:style-name="ce181" office:value-type="string">
            <text:p>Show Request return receipt </text:p>
          </table:table-cell>
          <table:table-cell table:style-name="ce309" table:formula="of:=SUMPRODUCT(([Mail.B$7:Mail.B$1070]=[.$A23])*([Mail.A$7:Mail.A$1070]&lt;&gt;&quot;&quot;))" office:value-type="float" office:value="5">
            <text:p>5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8" office:value-type="string">
            <text:p>FNC_CS_MA_MAIL_07_01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Move message</text:p>
          </table:table-cell>
          <table:table-cell table:style-name="ce181" office:value-type="string">
            <text:p>Move message from a folder to other folder</text:p>
          </table:table-cell>
          <table:table-cell table:style-name="ce309" table:formula="of:=SUMPRODUCT(([Mail.B$7:Mail.B$1070]=[.$A24])*([Mail.A$7:Mail.A$1070]&lt;&gt;&quot;&quot;))" office:value-type="float" office:value="10">
            <text:p>10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8" office:value-type="string">
            <text:p>FNC_CS_MA_MAIL_07_02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Drag &amp; drop</text:p>
          </table:table-cell>
          <table:table-cell table:style-name="ce181" office:value-type="string">
            <text:p>Move message from a folder to another folder by drag &amp; drop </text:p>
          </table:table-cell>
          <table:table-cell table:style-name="ce309" table:formula="of:=SUMPRODUCT(([Mail.B$7:Mail.B$1070]=[.$A25])*([Mail.A$7:Mail.A$1070]&lt;&gt;&quot;&quot;))" office:value-type="float" office:value="8">
            <text:p>8</text:p>
          </table:table-cell>
          <table:table-cell table:style-name="ce311" table:number-columns-repeated="245"/>
          <table:table-cell table:number-columns-repeated="5"/>
        </table:table-row>
        <table:table-row table:style-name="ro8">
          <table:table-cell table:style-name="ce299" office:value-type="string">
            <text:p>FNC_CS_MA_MAIL_08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Report Spam</text:p>
          </table:table-cell>
          <table:table-cell table:style-name="ce181" office:value-type="string">
            <text:p>Use to report one or more messages in a specific folder as Spam </text:p>
          </table:table-cell>
          <table:table-cell table:style-name="ce309" table:formula="of:=SUMPRODUCT(([Mail.B$7:Mail.B$1070]=[.$A26])*([Mail.A$7:Mail.A$1070]&lt;&gt;&quot;&quot;))" office:value-type="float" office:value="4">
            <text:p>4</text:p>
          </table:table-cell>
          <table:table-cell table:style-name="ce311" table:number-columns-repeated="245"/>
          <table:table-cell table:number-columns-repeated="5"/>
        </table:table-row>
        <table:table-row table:style-name="ro170">
          <table:table-cell table:style-name="ce299" office:value-type="string">
            <text:p>FNC_CS_MA_MAIL_09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Print message</text:p>
          </table:table-cell>
          <table:table-cell table:style-name="ce181" office:value-type="string">
            <text:p>Print the current message</text:p>
          </table:table-cell>
          <table:table-cell table:style-name="ce309" table:formula="of:=SUMPRODUCT(([Mail.B$7:Mail.B$1070]=[.$A27])*([Mail.A$7:Mail.A$1070]&lt;&gt;&quot;&quot;))" office:value-type="float" office:value="6">
            <text:p>6</text:p>
          </table:table-cell>
          <table:table-cell table:style-name="ce311" table:number-columns-repeated="245"/>
          <table:table-cell table:number-columns-repeated="5"/>
        </table:table-row>
        <table:table-row table:style-name="ro113">
          <table:table-cell table:style-name="ce299" office:value-type="string">
            <text:p>FNC_CS_MA_MAIL_10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Import</text:p>
          </table:table-cell>
          <table:table-cell table:style-name="ce181" office:value-type="string">
            <text:p>Import messages from .eml format (standard)</text:p>
          </table:table-cell>
          <table:table-cell table:style-name="ce309" table:formula="of:=SUMPRODUCT(([Mail.B$7:Mail.B$1070]=[.$A28])*([Mail.A$7:Mail.A$1070]&lt;&gt;&quot;&quot;))" office:value-type="float" office:value="7">
            <text:p>7</text:p>
          </table:table-cell>
          <table:table-cell table:style-name="ce311" table:number-columns-repeated="245"/>
          <table:table-cell table:number-columns-repeated="5"/>
        </table:table-row>
        <table:table-row table:style-name="ro116">
          <table:table-cell table:style-name="ce299" office:value-type="string">
            <text:p>FNC_CS_MA_MAIL_11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Export</text:p>
          </table:table-cell>
          <table:table-cell table:style-name="ce181" office:value-type="string">
            <text:p>Export messages to .eml format (standard)</text:p>
          </table:table-cell>
          <table:table-cell table:style-name="ce309" table:formula="of:=SUMPRODUCT(([Mail.B$7:Mail.B$1070]=[.$A29])*([Mail.A$7:Mail.A$1070]&lt;&gt;&quot;&quot;))" office:value-type="float" office:value="10">
            <text:p>10</text:p>
          </table:table-cell>
          <table:table-cell table:style-name="ce311" table:number-columns-repeated="245"/>
          <table:table-cell table:number-columns-repeated="5"/>
        </table:table-row>
        <table:table-row table:style-name="ro41">
          <table:table-cell table:style-name="ce299" office:value-type="string">
            <text:p>FNC_CS_MA_MAIL_12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307" office:value-type="string">
            <text:p>Mark as read</text:p>
          </table:table-cell>
          <table:table-cell table:style-name="ce307" office:value-type="string">
            <text:p>Show read mail in different way with mails that was not read yet</text:p>
          </table:table-cell>
          <table:table-cell table:style-name="ce309" table:formula="of:=SUMPRODUCT(([Mail.B$7:Mail.B$1070]=[.$A30])*([Mail.A$7:Mail.A$1070]&lt;&gt;&quot;&quot;))" office:value-type="float" office:value="5">
            <text:p>5</text:p>
          </table:table-cell>
          <table:table-cell table:style-name="ce311" table:number-columns-repeated="245"/>
          <table:table-cell table:number-columns-repeated="5"/>
        </table:table-row>
        <table:table-row table:style-name="ro41">
          <table:table-cell table:style-name="ce299" office:value-type="string">
            <text:p>FNC_CS_MA_MAIL_13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307" office:value-type="string">
            <text:p>Mark as unread</text:p>
          </table:table-cell>
          <table:table-cell table:style-name="ce307" office:value-type="string">
            <text:p>Show mails list in different way with mail that was already read</text:p>
          </table:table-cell>
          <table:table-cell table:style-name="ce309" table:formula="of:=SUMPRODUCT(([Mail.B$7:Mail.B$1070]=[.$A31])*([Mail.A$7:Mail.A$1070]&lt;&gt;&quot;&quot;))" office:value-type="float" office:value="2">
            <text:p>2</text:p>
          </table:table-cell>
          <table:table-cell table:style-name="ce311" table:number-columns-repeated="245"/>
          <table:table-cell table:number-columns-repeated="5"/>
        </table:table-row>
        <table:table-row table:style-name="ro41">
          <table:table-cell table:style-name="ce299" office:value-type="string">
            <text:p>FNC_CS_MA_MAIL_14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307" office:value-type="string">
            <text:p>Add star</text:p>
          </table:table-cell>
          <table:table-cell table:style-name="ce307" office:value-type="string">
            <text:p>Add star icon to mark specific mails</text:p>
          </table:table-cell>
          <table:table-cell table:style-name="ce309" table:formula="of:=SUMPRODUCT(([Mail.B$7:Mail.B$1070]=[.$A32])*([Mail.A$7:Mail.A$1070]&lt;&gt;&quot;&quot;))" office:value-type="float" office:value="4">
            <text:p>4</text:p>
          </table:table-cell>
          <table:table-cell table:style-name="ce311" table:number-columns-repeated="245"/>
          <table:table-cell table:number-columns-repeated="5"/>
        </table:table-row>
        <table:table-row table:style-name="ro41">
          <table:table-cell table:style-name="ce299" office:value-type="string">
            <text:p>FNC_CS_MA_MAIL_15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307" office:value-type="string">
            <text:p>Remove star</text:p>
          </table:table-cell>
          <table:table-cell table:style-name="ce307" office:value-type="string">
            <text:p>Remove added star on mails</text:p>
          </table:table-cell>
          <table:table-cell table:style-name="ce309" table:formula="of:=SUMPRODUCT(([Mail.B$7:Mail.B$1070]=[.$A33])*([Mail.A$7:Mail.A$1070]&lt;&gt;&quot;&quot;))" office:value-type="float" office:value="2">
            <text:p>2</text:p>
          </table:table-cell>
          <table:table-cell table:style-name="ce311" table:number-columns-repeated="245"/>
          <table:table-cell table:number-columns-repeated="5"/>
        </table:table-row>
        <table:table-row table:style-name="ro50">
          <table:table-cell table:style-name="ce299" office:value-type="string">
            <text:p>FNC_CS_MA_MAIL_16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Delete messages</text:p>
          </table:table-cell>
          <table:table-cell table:style-name="ce181" office:value-type="string">
            <text:p>Messages can be removed. Deleted messages are stored in the Trash folder (until Trash folder is emptied)</text:p>
          </table:table-cell>
          <table:table-cell table:style-name="ce309" table:formula="of:=SUMPRODUCT(([Mail.B$7:Mail.B$1070]=[.$A34])*([Mail.A$7:Mail.A$1070]&lt;&gt;&quot;&quot;))" office:value-type="float" office:value="12">
            <text:p>12</text:p>
          </table:table-cell>
          <table:table-cell table:style-name="ce311" table:number-columns-repeated="245"/>
          <table:table-cell table:number-columns-repeated="5"/>
        </table:table-row>
        <table:table-row table:style-name="ro171">
          <table:table-cell table:style-name="ce299" office:value-type="string">
            <text:p>FNC_CS_MA_MAIL_17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Add tag for message</text:p>
          </table:table-cell>
          <table:table-cell table:style-name="ce181" office:value-type="string">
            <text:p>Add label like quick link to specific mail</text:p>
          </table:table-cell>
          <table:table-cell table:style-name="ce309" table:formula="of:=SUMPRODUCT(([Mail.B$7:Mail.B$1070]=[.$A35])*([Mail.A$7:Mail.A$1070]&lt;&gt;&quot;&quot;))" office:value-type="float" office:value="9">
            <text:p>9</text:p>
          </table:table-cell>
          <table:table-cell table:style-name="ce311" table:number-columns-repeated="245"/>
          <table:table-cell table:number-columns-repeated="5"/>
        </table:table-row>
        <table:table-row table:style-name="ro171">
          <table:table-cell table:style-name="ce299" office:value-type="string">
            <text:p>FNC_CS_MA_MAIL_18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Remove tag</text:p>
          </table:table-cell>
          <table:table-cell table:style-name="ce181" office:value-type="string">
            <text:p>Remove the added link to mail</text:p>
          </table:table-cell>
          <table:table-cell table:style-name="ce309" table:formula="of:=SUMPRODUCT(([Mail.B$7:Mail.B$1070]=[.$A36])*([Mail.A$7:Mail.A$1070]&lt;&gt;&quot;&quot;))" office:value-type="float" office:value="1">
            <text:p>1</text:p>
          </table:table-cell>
          <table:table-cell table:style-name="ce311" table:number-columns-repeated="245"/>
          <table:table-cell table:number-columns-repeated="5"/>
        </table:table-row>
        <table:table-row table:style-name="ro6">
          <table:table-cell table:style-name="ce299" office:value-type="string">
            <text:p>FNC_CS_MA_MAIL_19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Create Filter from specific message</text:p>
          </table:table-cell>
          <table:table-cell table:style-name="ce181" office:value-type="string">
            <text:p>Allow create filter by right click directly on message</text:p>
          </table:table-cell>
          <table:table-cell table:style-name="ce309" table:formula="of:=SUMPRODUCT(([Mail.B$7:Mail.B$1070]=[.$A37])*([Mail.A$7:Mail.A$1070]&lt;&gt;&quot;&quot;))" office:value-type="float" office:value="3">
            <text:p>3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9" office:value-type="string">
            <text:p>FNC_CS_MA_MAIL_20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181" office:value-type="string">
            <text:p>Add Sender to contact</text:p>
          </table:table-cell>
          <table:table-cell table:style-name="ce181" office:value-type="string">
            <text:p>Add address of sender in a Address book</text:p>
          </table:table-cell>
          <table:table-cell table:style-name="ce309" table:formula="of:=SUMPRODUCT(([Mail.B$7:Mail.B$1070]=[.$A38])*([Mail.A$7:Mail.A$1070]&lt;&gt;&quot;&quot;))" office:value-type="float" office:value="3">
            <text:p>3</text:p>
          </table:table-cell>
          <table:table-cell table:style-name="ce311" table:number-columns-repeated="245"/>
          <table:table-cell table:number-columns-repeated="5"/>
        </table:table-row>
        <table:table-row table:style-name="ro172">
          <table:table-cell table:style-name="ce299" office:value-type="string">
            <text:p>FNC_CS_MA_MAIL_21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Mail</text:p>
          </table:table-cell>
          <table:table-cell table:style-name="ce308" office:value-type="string">
            <text:p>Sort Message</text:p>
          </table:table-cell>
          <table:table-cell table:style-name="ce308" office:value-type="string">
            <text:p>sort messages in list according to some properties</text:p>
          </table:table-cell>
          <table:table-cell table:style-name="ce309" table:formula="of:=SUMPRODUCT(([Mail.B$7:Mail.B$1070]=[.$A39])*([Mail.A$7:Mail.A$1070]&lt;&gt;&quot;&quot;))" office:value-type="float" office:value="5">
            <text:p>5</text:p>
          </table:table-cell>
          <table:table-cell table:style-name="ce311" table:number-columns-repeated="245"/>
          <table:table-cell table:number-columns-repeated="5"/>
        </table:table-row>
        <table:table-row table:style-name="ro72">
          <table:table-cell table:style-name="ce297" office:value-type="string">
            <text:p>FNC_CS_MA_FOLDER_01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Others\Manage Folders</text:p>
          </table:table-cell>
          <table:table-cell table:style-name="ce181" office:value-type="string">
            <text:p>Add Folder</text:p>
          </table:table-cell>
          <table:table-cell table:style-name="ce181" office:value-type="string">
            <text:p>Have some default <text:s/>folders. Allow to Add, Rename and remove folder. Also can add sub-folder</text:p>
          </table:table-cell>
          <table:table-cell table:style-name="ce309" table:formula="of:=SUMPRODUCT(([Other_actions.B$7:Other_actions.B$1011]=[.$A40])*([Other_actions.A$7:Other_actions.A$1011]&lt;&gt;&quot;&quot;))" office:value-type="float" office:value="9">
            <text:p>9</text:p>
          </table:table-cell>
          <table:table-cell table:style-name="ce311" table:number-columns-repeated="245"/>
          <table:table-cell table:number-columns-repeated="5"/>
        </table:table-row>
        <table:table-row table:style-name="ro72">
          <table:table-cell table:style-name="ce297" office:value-type="string">
            <text:p>FNC_CS_MA_FOLDER_02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Others\Manage Folders</text:p>
          </table:table-cell>
          <table:table-cell table:style-name="ce181" office:value-type="string">
            <text:p>Rename Folder</text:p>
          </table:table-cell>
          <table:table-cell table:style-name="ce181" office:value-type="string">
            <text:p>Change added folder's name</text:p>
          </table:table-cell>
          <table:table-cell table:style-name="ce309" table:formula="of:=SUMPRODUCT(([Other_actions.B$7:Other_actions.B$1011]=[.$A41])*([Other_actions.A$7:Other_actions.A$1011]&lt;&gt;&quot;&quot;))" office:value-type="float" office:value="8">
            <text:p>8</text:p>
          </table:table-cell>
          <table:table-cell table:style-name="ce311" table:number-columns-repeated="245"/>
          <table:table-cell table:number-columns-repeated="5"/>
        </table:table-row>
        <table:table-row table:style-name="ro72">
          <table:table-cell table:style-name="ce297" office:value-type="string">
            <text:p>FNC_CS_MA_FOLDER_03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Others\Manage Folders</text:p>
          </table:table-cell>
          <table:table-cell table:style-name="ce181" office:value-type="string">
            <text:p>Remove Folder</text:p>
          </table:table-cell>
          <table:table-cell table:style-name="ce181" office:value-type="string">
            <text:p>Delete added folder</text:p>
          </table:table-cell>
          <table:table-cell table:style-name="ce309" table:formula="of:=SUMPRODUCT(([Other_actions.B$7:Other_actions.B$1011]=[.$A42])*([Other_actions.A$7:Other_actions.A$1011]&lt;&gt;&quot;&quot;))" office:value-type="float" office:value="7">
            <text:p>7</text:p>
          </table:table-cell>
          <table:table-cell table:style-name="ce311" table:number-columns-repeated="245"/>
          <table:table-cell table:number-columns-repeated="5"/>
        </table:table-row>
        <table:table-row table:style-name="ro69">
          <table:table-cell table:style-name="ce297" office:value-type="string">
            <text:p>FNC_CS_MA_TAG_01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Others\Manage Tags</text:p>
          </table:table-cell>
          <table:table-cell table:style-name="ce181" office:value-type="string">
            <text:p>Add tag</text:p>
          </table:table-cell>
          <table:table-cell table:style-name="ce181" office:value-type="string">
            <text:p>Add a label without link to any mails yet</text:p>
          </table:table-cell>
          <table:table-cell table:style-name="ce309" table:formula="of:=SUMPRODUCT(([Other_actions.B$7:Other_actions.B$1011]=[.$A43])*([Other_actions.A$7:Other_actions.A$1011]&lt;&gt;&quot;&quot;))" office:value-type="float" office:value="6">
            <text:p>6</text:p>
          </table:table-cell>
          <table:table-cell table:style-name="ce311" table:number-columns-repeated="245"/>
          <table:table-cell table:number-columns-repeated="5"/>
        </table:table-row>
        <table:table-row table:style-name="ro69">
          <table:table-cell table:style-name="ce297" office:value-type="string">
            <text:p>FNC_CS_MA_TAG_02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Others\Manage Tags</text:p>
          </table:table-cell>
          <table:table-cell table:style-name="ce181" office:value-type="string">
            <text:p>Edit tag</text:p>
          </table:table-cell>
          <table:table-cell table:style-name="ce181" office:value-type="string">
            <text:p>Change information of tag</text:p>
          </table:table-cell>
          <table:table-cell table:style-name="ce309" table:formula="of:=SUMPRODUCT(([Other_actions.B$7:Other_actions.B$1011]=[.$A44])*([Other_actions.A$7:Other_actions.A$1011]&lt;&gt;&quot;&quot;))" office:value-type="float" office:value="2">
            <text:p>2</text:p>
          </table:table-cell>
          <table:table-cell table:style-name="ce311" table:number-columns-repeated="245"/>
          <table:table-cell table:number-columns-repeated="5"/>
        </table:table-row>
        <table:table-row table:style-name="ro69">
          <table:table-cell table:style-name="ce297" office:value-type="string">
            <text:p>FNC_CS_MA_TAG_03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Others\Manage Tags</text:p>
          </table:table-cell>
          <table:table-cell table:style-name="ce181" office:value-type="string">
            <text:p>View tag</text:p>
          </table:table-cell>
          <table:table-cell table:style-name="ce181" office:value-type="string">
            <text:p>List all mails that this tag links to</text:p>
          </table:table-cell>
          <table:table-cell table:style-name="ce309" table:formula="of:=SUMPRODUCT(([Other_actions.B$7:Other_actions.B$1011]=[.$A45])*([Other_actions.A$7:Other_actions.A$1011]&lt;&gt;&quot;&quot;))" office:value-type="float" office:value="2">
            <text:p>2</text:p>
          </table:table-cell>
          <table:table-cell table:style-name="ce311" table:number-columns-repeated="245"/>
          <table:table-cell table:number-columns-repeated="5"/>
        </table:table-row>
        <table:table-row table:style-name="ro69">
          <table:table-cell table:style-name="ce297" office:value-type="string">
            <text:p>FNC_CS_MA_TAG_04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Others\Manage Tags</text:p>
          </table:table-cell>
          <table:table-cell table:style-name="ce181" office:value-type="string">
            <text:p>Empty tag</text:p>
          </table:table-cell>
          <table:table-cell table:style-name="ce181" office:value-type="string">
            <text:p>Remove all mails that tag links to</text:p>
          </table:table-cell>
          <table:table-cell table:style-name="ce309" table:formula="of:=SUMPRODUCT(([Other_actions.B$7:Other_actions.B$1011]=[.$A46])*([Other_actions.A$7:Other_actions.A$1011]&lt;&gt;&quot;&quot;))" office:value-type="float" office:value="2">
            <text:p>2</text:p>
          </table:table-cell>
          <table:table-cell table:style-name="ce311" table:number-columns-repeated="245"/>
          <table:table-cell table:number-columns-repeated="5"/>
        </table:table-row>
        <table:table-row table:style-name="ro69">
          <table:table-cell table:style-name="ce297" office:value-type="string">
            <text:p>FNC_CS_MA_TAG_05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Others\Manage Tags</text:p>
          </table:table-cell>
          <table:table-cell table:style-name="ce181" office:value-type="string">
            <text:p>Delete tag</text:p>
          </table:table-cell>
          <table:table-cell table:style-name="ce181" office:value-type="string">
            <text:p>Remove added tag</text:p>
          </table:table-cell>
          <table:table-cell table:style-name="ce309" table:formula="of:=SUMPRODUCT(([Other_actions.B$7:Other_actions.B$1011]=[.$A47])*([Other_actions.A$7:Other_actions.A$1011]&lt;&gt;&quot;&quot;))" office:value-type="float" office:value="2">
            <text:p>2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7" office:value-type="string">
            <text:p>FNC_CS_MA_LAYOUT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Others\Custom Layout</text:p>
          </table:table-cell>
          <table:table-cell table:style-name="ce181" office:value-type="string">
            <text:p>Custom Layout</text:p>
          </table:table-cell>
          <table:table-cell table:style-name="ce307" office:value-type="string">
            <text:p>Hide/show Navigator panel, Message Panel,Preview panel.</text:p>
          </table:table-cell>
          <table:table-cell table:style-name="ce309" table:formula="of:=SUMPRODUCT(([Other_actions.B$7:Other_actions.B$1011]=[.$A48])*([Other_actions.A$7:Other_actions.A$1011]&lt;&gt;&quot;&quot;))" office:value-type="float" office:value="7">
            <text:p>7</text:p>
          </table:table-cell>
          <table:table-cell table:style-name="ce311" table:number-columns-repeated="245"/>
          <table:table-cell table:number-columns-repeated="5"/>
        </table:table-row>
        <table:table-row table:style-name="ro173">
          <table:table-cell table:style-name="ce297" office:value-type="string">
            <text:p>FNC_CS_MA_EVENT</text:p>
          </table:table-cell>
          <table:table-cell table:style-name="ce298" office:value-type="string">
            <text:p>Mail</text:p>
          </table:table-cell>
          <table:table-cell table:style-name="ce303" office:value-type="string">
            <text:p>Others\Event</text:p>
          </table:table-cell>
          <table:table-cell table:style-name="ce308" office:value-type="string">
            <text:p>Add Event into Calendar of user</text:p>
          </table:table-cell>
          <table:table-cell table:style-name="ce308" office:value-type="string">
            <text:p>Allow to Add Event</text:p>
          </table:table-cell>
          <table:table-cell table:style-name="ce309" table:formula="of:=SUMPRODUCT(([Other_actions.B$7:Other_actions.B$1011]=[.$A49])*([Other_actions.A$7:Other_actions.A$1011]&lt;&gt;&quot;&quot;))" office:value-type="float" office:value="14">
            <text:p>14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7" office:value-type="string">
            <text:p>FNC_CS_MA_ADDBOOK_01</text:p>
          </table:table-cell>
          <table:table-cell table:style-name="ce298" office:value-type="string">
            <text:p>Mail</text:p>
          </table:table-cell>
          <table:table-cell table:style-name="ce304" office:value-type="string">
            <text:p>Others\Manage Address book</text:p>
          </table:table-cell>
          <table:table-cell office:value-type="string">
            <text:p>Add Address book</text:p>
          </table:table-cell>
          <table:table-cell table:style-name="ce308" office:value-type="string">
            <text:p>Create new address book from webmail</text:p>
          </table:table-cell>
          <table:table-cell table:style-name="ce309" table:formula="of:=SUMPRODUCT(([Other_actions.B$7:Other_actions.B$1011]=[.$A50])*([Other_actions.A$7:Other_actions.A$1011]&lt;&gt;&quot;&quot;))" office:value-type="float" office:value="3">
            <text:p>3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7" office:value-type="string">
            <text:p>FNC_CS_MA_ADDBOOK_02</text:p>
          </table:table-cell>
          <table:table-cell table:style-name="ce298" office:value-type="string">
            <text:p>Mail</text:p>
          </table:table-cell>
          <table:table-cell table:style-name="ce304" office:value-type="string">
            <text:p>Others\Manage Address book</text:p>
          </table:table-cell>
          <table:table-cell table:style-name="ce308" office:value-type="string">
            <text:p>Delete Address book</text:p>
          </table:table-cell>
          <table:table-cell table:style-name="ce308" office:value-type="string">
            <text:p>Remove added address book</text:p>
          </table:table-cell>
          <table:table-cell table:style-name="ce309" table:formula="of:=SUMPRODUCT(([Other_actions.B$7:Other_actions.B$1011]=[.$A51])*([Other_actions.A$7:Other_actions.A$1011]&lt;&gt;&quot;&quot;))" office:value-type="float" office:value="2">
            <text:p>2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7" office:value-type="string">
            <text:p>FNC_CS_MA_ADDBOOK_03</text:p>
          </table:table-cell>
          <table:table-cell table:style-name="ce298" office:value-type="string">
            <text:p>Mail</text:p>
          </table:table-cell>
          <table:table-cell table:style-name="ce304" office:value-type="string">
            <text:p>Others\Manage Address book</text:p>
          </table:table-cell>
          <table:table-cell table:style-name="ce308" office:value-type="string">
            <text:p>Add Contact</text:p>
          </table:table-cell>
          <table:table-cell table:style-name="ce308" office:value-type="string">
            <text:p>Create new contact from web mail</text:p>
          </table:table-cell>
          <table:table-cell table:style-name="ce309" table:formula="of:=SUMPRODUCT(([Other_actions.B$7:Other_actions.B$1011]=[.$A52])*([Other_actions.A$7:Other_actions.A$1011]&lt;&gt;&quot;&quot;))" office:value-type="float" office:value="1">
            <text:p>1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7" office:value-type="string">
            <text:p>FNC_CS_MA_ADDBOOK_04</text:p>
          </table:table-cell>
          <table:table-cell table:style-name="ce298" office:value-type="string">
            <text:p>Mail</text:p>
          </table:table-cell>
          <table:table-cell table:style-name="ce304" office:value-type="string">
            <text:p>Others\Manage Address book</text:p>
          </table:table-cell>
          <table:table-cell table:style-name="ce308" office:value-type="string">
            <text:p>Delete Contact</text:p>
          </table:table-cell>
          <table:table-cell table:style-name="ce308" office:value-type="string">
            <text:p>Remove contact from webmail</text:p>
          </table:table-cell>
          <table:table-cell table:style-name="ce309" table:formula="of:=SUMPRODUCT(([Other_actions.B$7:Other_actions.B$1011]=[.$A53])*([Other_actions.A$7:Other_actions.A$1011]&lt;&gt;&quot;&quot;))" office:value-type="float" office:value="3">
            <text:p>3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7" office:value-type="string">
            <text:p>FNC_CS_MA_ADDBOOK_05</text:p>
          </table:table-cell>
          <table:table-cell table:style-name="ce298" office:value-type="string">
            <text:p>Mail</text:p>
          </table:table-cell>
          <table:table-cell table:style-name="ce304" office:value-type="string">
            <text:p>Others\Manage Address book</text:p>
          </table:table-cell>
          <table:table-cell table:style-name="ce308" office:value-type="string">
            <text:p>Send Mail</text:p>
          </table:table-cell>
          <table:table-cell table:style-name="ce308" office:value-type="string">
            <text:p>Send mail for contact</text:p>
          </table:table-cell>
          <table:table-cell table:style-name="ce309" table:formula="of:=SUMPRODUCT(([Other_actions.B$7:Other_actions.B$1011]=[.$A54])*([Other_actions.A$7:Other_actions.A$1011]&lt;&gt;&quot;&quot;))" office:value-type="float" office:value="3">
            <text:p>3</text:p>
          </table:table-cell>
          <table:table-cell table:style-name="ce311" table:number-columns-repeated="245"/>
          <table:table-cell table:number-columns-repeated="5"/>
        </table:table-row>
        <table:table-row table:style-name="ro32">
          <table:table-cell table:style-name="ce297" office:value-type="string">
            <text:p>FNC_CS_MA_FILTER_01</text:p>
          </table:table-cell>
          <table:table-cell table:style-name="ce298" office:value-type="string">
            <text:p>Mail</text:p>
          </table:table-cell>
          <table:table-cell table:style-name="ce304" office:value-type="string">
            <text:p>Others\Manage Filters</text:p>
          </table:table-cell>
          <table:table-cell table:style-name="ce181" office:value-type="string">
            <text:p>Add Filter</text:p>
          </table:table-cell>
          <table:table-cell table:style-name="ce181" office:value-type="string">
            <text:p>Add a filter to sort incoming mails automatically into designed folders.</text:p>
            <text:p/>
          </table:table-cell>
          <table:table-cell table:style-name="ce309" table:formula="of:=SUMPRODUCT(([Other_actions.B$7:Other_actions.B$1011]=[.$A55])*([Other_actions.A$7:Other_actions.A$1011]&lt;&gt;&quot;&quot;))" office:value-type="float" office:value="16">
            <text:p>16</text:p>
          </table:table-cell>
          <table:table-cell table:style-name="ce311" table:number-columns-repeated="245"/>
          <table:table-cell table:number-columns-repeated="5"/>
        </table:table-row>
        <table:table-row table:style-name="ro32">
          <table:table-cell table:style-name="ce297" office:value-type="string">
            <text:p>FNC_CS_MA_FILTER_02</text:p>
          </table:table-cell>
          <table:table-cell table:style-name="ce298" office:value-type="string">
            <text:p>Mail</text:p>
          </table:table-cell>
          <table:table-cell table:style-name="ce304" office:value-type="string">
            <text:p>Others\Manage Filters</text:p>
          </table:table-cell>
          <table:table-cell table:style-name="ce181" office:value-type="string">
            <text:p>Update Filter</text:p>
          </table:table-cell>
          <table:table-cell table:style-name="ce181" office:value-type="string">
            <text:p>Change added filter</text:p>
          </table:table-cell>
          <table:table-cell table:style-name="ce309" table:formula="of:=SUMPRODUCT(([Other_actions.B$7:Other_actions.B$1011]=[.$A56])*([Other_actions.A$7:Other_actions.A$1011]&lt;&gt;&quot;&quot;))" office:value-type="float" office:value="8">
            <text:p>8</text:p>
          </table:table-cell>
          <table:table-cell table:style-name="ce311" table:number-columns-repeated="245"/>
          <table:table-cell table:number-columns-repeated="5"/>
        </table:table-row>
        <table:table-row table:style-name="ro32">
          <table:table-cell table:style-name="ce297" office:value-type="string">
            <text:p>FNC_CS_MA_FILTER_03</text:p>
          </table:table-cell>
          <table:table-cell table:style-name="ce298" office:value-type="string">
            <text:p>Mail</text:p>
          </table:table-cell>
          <table:table-cell table:style-name="ce304" office:value-type="string">
            <text:p>Others\Manage Filters</text:p>
          </table:table-cell>
          <table:table-cell table:style-name="ce181" office:value-type="string">
            <text:p>Remove Filter</text:p>
          </table:table-cell>
          <table:table-cell table:style-name="ce181" office:value-type="string">
            <text:p>Delete added filter</text:p>
          </table:table-cell>
          <table:table-cell table:style-name="ce309" table:formula="of:=SUMPRODUCT(([Other_actions.B$7:Other_actions.B$1011]=[.$A57])*([Other_actions.A$7:Other_actions.A$1011]&lt;&gt;&quot;&quot;))" office:value-type="float" office:value="3">
            <text:p>3</text:p>
          </table:table-cell>
          <table:table-cell table:style-name="ce311" table:number-columns-repeated="245"/>
          <table:table-cell table:number-columns-repeated="5"/>
        </table:table-row>
        <table:table-row table:style-name="ro8">
          <table:table-cell table:style-name="ce297" office:value-type="string">
            <text:p>FNC_CS_MA_ADDBOOK_06</text:p>
          </table:table-cell>
          <table:table-cell table:style-name="ce298" office:value-type="string">
            <text:p>Mail</text:p>
          </table:table-cell>
          <table:table-cell table:style-name="ce304" office:value-type="string">
            <text:p>Others\Manage Address book</text:p>
          </table:table-cell>
          <table:table-cell table:style-name="ce181" office:value-type="string">
            <text:p>Send Mail</text:p>
          </table:table-cell>
          <table:table-cell table:style-name="ce181" office:value-type="string">
            <text:p>Can open compose a new message form for contacts at Address book form</text:p>
          </table:table-cell>
          <table:table-cell table:style-name="ce309" table:formula="of:=SUMPRODUCT(([Other_actions.B$7:Other_actions.B$1011]=[.$A58])*([Other_actions.A$7:Other_actions.A$1011]&lt;&gt;&quot;&quot;))" office:value-type="float" office:value="4">
            <text:p>4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7" office:value-type="string">
            <text:p>FNC_CS_MA_RTL</text:p>
          </table:table-cell>
          <table:table-cell table:style-name="ce298" office:value-type="string">
            <text:p>Mail</text:p>
          </table:table-cell>
          <table:table-cell table:style-name="ce304" office:value-type="string">
            <text:p>Others\RTL</text:p>
          </table:table-cell>
          <table:table-cell table:style-name="ce181" office:value-type="string">
            <text:p>Switch to Arabic language </text:p>
          </table:table-cell>
          <table:table-cell table:style-name="ce181" office:value-type="string">
            <text:p>Mail portlet will be shown under Arabic language</text:p>
          </table:table-cell>
          <table:table-cell table:style-name="ce309" table:formula="of:=SUMPRODUCT(([Other_actions.B$7:Other_actions.B$1011]=[.$A59])*([Other_actions.A$7:Other_actions.A$1011]&lt;&gt;&quot;&quot;))" office:value-type="float" office:value="1">
            <text:p>1</text:p>
          </table:table-cell>
          <table:table-cell table:style-name="ce311" table:number-columns-repeated="245"/>
          <table:table-cell table:number-columns-repeated="5"/>
        </table:table-row>
        <table:table-row table:style-name="ro40">
          <table:table-cell table:style-name="ce297" office:value-type="string">
            <text:p>FNC_CS_MA_SYNC_01</text:p>
          </table:table-cell>
          <table:table-cell table:style-name="ce298" office:value-type="string">
            <text:p>Mail</text:p>
          </table:table-cell>
          <table:table-cell table:style-name="ce304" office:value-type="string">
            <text:p>Others\Sync1</text:p>
          </table:table-cell>
          <table:table-cell table:style-name="ce181" office:value-type="string">
            <text:p>Synchronization between folder on server and folder on Exo Mail</text:p>
          </table:table-cell>
          <table:table-cell table:style-name="ce181" office:value-type="string">
            <text:p>Synchronization between folder on server and folder on Exo Mail</text:p>
          </table:table-cell>
          <table:table-cell table:style-name="ce309" table:formula="of:=SUMPRODUCT(([Other_actions.B$7:Other_actions.B$1011]=[.$A60])*([Other_actions.A$7:Other_actions.A$1011]&lt;&gt;&quot;&quot;))" office:value-type="float" office:value="6">
            <text:p>6</text:p>
          </table:table-cell>
          <table:table-cell table:style-name="ce311" table:number-columns-repeated="245"/>
          <table:table-cell table:number-columns-repeated="5"/>
        </table:table-row>
        <table:table-row table:style-name="ro34">
          <table:table-cell table:style-name="ce297" office:value-type="string">
            <text:p>FNC_CS_MA_SYNC_02</text:p>
          </table:table-cell>
          <table:table-cell table:style-name="ce298" office:value-type="string">
            <text:p>Mail</text:p>
          </table:table-cell>
          <table:table-cell table:style-name="ce304" office:value-type="string">
            <text:p>Others\Sync2</text:p>
          </table:table-cell>
          <table:table-cell table:style-name="ce181" office:value-type="string">
            <text:p>Synchronization between message of folder on server and Message of folder on Exo Mail</text:p>
          </table:table-cell>
          <table:table-cell table:style-name="ce181" office:value-type="string">
            <text:p>Synchronization between message of folder on server and Message of folder on Exo Mail</text:p>
          </table:table-cell>
          <table:table-cell table:style-name="ce309" table:formula="of:=SUMPRODUCT(([Other_actions.B$7:Other_actions.B$1011]=[.$A61])*([Other_actions.A$7:Other_actions.A$1011]&lt;&gt;&quot;&quot;))" office:value-type="float" office:value="10">
            <text:p>10</text:p>
          </table:table-cell>
          <table:table-cell table:style-name="ce311"/>
          <table:table-cell table:style-name="ce312"/>
          <table:table-cell table:style-name="ce311" table:number-columns-repeated="243"/>
          <table:table-cell table:number-columns-repeated="5"/>
        </table:table-row>
        <table:table-row table:style-name="ro13">
          <table:table-cell table:style-name="ce300" office:value-type="string">
            <text:p>FNC_CS_RSS_01</text:p>
          </table:table-cell>
          <table:table-cell table:style-name="ce298" office:value-type="string">
            <text:p>RSS</text:p>
          </table:table-cell>
          <table:table-cell table:style-name="ce304" office:value-type="string">
            <text:p>Others\RSS</text:p>
          </table:table-cell>
          <table:table-cell table:style-name="ce181" office:value-type="string">
            <text:p>Rss</text:p>
          </table:table-cell>
          <table:table-cell table:style-name="ce181" office:value-type="string">
            <text:p>Rss</text:p>
          </table:table-cell>
          <table:table-cell table:style-name="ce309" table:formula="of:=SUMPRODUCT(([Other_actions.B$7:Other_actions.B$1011]=[.$A62])*([Other_actions.A$7:Other_actions.A$1011]&lt;&gt;&quot;&quot;))" office:value-type="float" office:value="1">
            <text:p>1</text:p>
          </table:table-cell>
          <table:table-cell table:style-name="ce311"/>
          <table:table-cell table:style-name="ce312"/>
          <table:table-cell table:style-name="ce311" table:number-columns-repeated="243"/>
          <table:table-cell table:number-columns-repeated="5"/>
        </table:table-row>
        <table:table-row table:style-name="ro67">
          <table:table-cell table:style-name="ce297" office:value-type="string">
            <text:p>FNC_CS_MA_SETTINGS</text:p>
          </table:table-cell>
          <table:table-cell table:style-name="ce298" office:value-type="string">
            <text:p>Mail</text:p>
          </table:table-cell>
          <table:table-cell table:style-name="ce305" office:value-type="string">
            <text:p>Mail Settings</text:p>
          </table:table-cell>
          <table:table-cell table:style-name="ce307" office:value-type="string">
            <text:p>Mail Settings</text:p>
          </table:table-cell>
          <table:table-cell table:style-name="ce307" office:value-type="string">
            <text:p>This function lets you customize the behavior of exo mail for your own needs</text:p>
          </table:table-cell>
          <table:table-cell table:style-name="ce309" table:formula="of:=SUMPRODUCT(([Settings.B$7:Settings.B$1000]=[.$A63])*([Settings.A$7:Settings.A$1000]&lt;&gt;&quot;&quot;))" office:value-type="float" office:value="19">
            <text:p>19</text:p>
          </table:table-cell>
          <table:table-cell table:style-name="ce311" table:number-columns-repeated="245"/>
          <table:table-cell table:number-columns-repeated="5"/>
        </table:table-row>
        <table:table-row table:style-name="ro4">
          <table:table-cell table:style-name="ce297" office:value-type="string">
            <text:p>FNC_CS_MA_SEARCH_01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Search</text:p>
          </table:table-cell>
          <table:table-cell table:style-name="ce181" office:value-type="string">
            <text:p>Quick search </text:p>
          </table:table-cell>
          <table:table-cell table:style-name="ce181" office:value-type="string">
            <text:p>Search the complete word in all the fields of the messages</text:p>
          </table:table-cell>
          <table:table-cell table:style-name="ce309" table:formula="of:=SUMPRODUCT(([Search.B$7:Search.B$1000]=[.$A64])*([Search.A$7:Search.A$1000]&lt;&gt;&quot;&quot;))" office:value-type="float" office:value="5">
            <text:p>5</text:p>
          </table:table-cell>
          <table:table-cell table:style-name="ce311" table:number-columns-repeated="245"/>
          <table:table-cell table:number-columns-repeated="5"/>
        </table:table-row>
        <table:table-row table:style-name="ro8">
          <table:table-cell table:style-name="ce297" office:value-type="string">
            <text:p>FNC_CS_MA_SEARCH_02</text:p>
          </table:table-cell>
          <table:table-cell table:style-name="ce298" office:value-type="string">
            <text:p>Mail</text:p>
          </table:table-cell>
          <table:table-cell table:style-name="ce298" office:value-type="string">
            <text:p>Search</text:p>
          </table:table-cell>
          <table:table-cell table:style-name="ce181" office:value-type="string">
            <text:p>Advanced search</text:p>
          </table:table-cell>
          <table:table-cell table:style-name="ce181" office:value-type="string">
            <text:p>Advanced search request to search on specific fields such as Sender, Subject, Date (on entire word)</text:p>
          </table:table-cell>
          <table:table-cell table:style-name="ce309" table:formula="of:=SUMPRODUCT(([Search.B$7:Search.B$1000]=[.$A65])*([Search.A$7:Search.A$1000]&lt;&gt;&quot;&quot;))" office:value-type="float" office:value="30">
            <text:p>30</text:p>
          </table:table-cell>
          <table:table-cell table:style-name="ce311" table:number-columns-repeated="245"/>
          <table:table-cell table:number-columns-repeated="5"/>
        </table:table-row>
        <table:table-row table:style-name="ro174">
          <table:table-cell table:style-name="ce301" office:value-type="string" table:number-columns-spanned="5" table:number-rows-spanned="1">
            <text:p>Total</text:p>
          </table:table-cell>
          <table:covered-table-cell table:style-name="ce302"/>
          <table:covered-table-cell table:style-name="ce302"/>
          <table:covered-table-cell table:style-name="ce302"/>
          <table:covered-table-cell table:style-name="ce302"/>
          <table:table-cell table:style-name="ce310" table:formula="of:=SUM([.F4:.F65])" office:value-type="float" office:value="477">
            <text:p>477</text:p>
          </table:table-cell>
          <table:table-cell table:number-columns-repeated="250"/>
        </table:table-row>
        <table:table-row table:style-name="ro174">
          <table:table-cell table:number-columns-repeated="2"/>
          <table:table-cell table:style-name="ce306" table:number-columns-repeated="3"/>
          <table:table-cell table:number-columns-repeated="251"/>
        </table:table-row>
        <table:table-row table:style-name="ro174" table:number-rows-repeated="65470">
          <table:table-cell table:number-columns-repeated="256"/>
        </table:table-row>
        <table:table-row table:style-name="ro174">
          <table:table-cell table:number-columns-repeated="256"/>
        </table:table-row>
      </table:table>
      <table:named-expressions>
        <table:named-range table:name="Excel_BuiltIn__FilterDatabase_3" table:base-cell-address="$Cover.$A$1" table:cell-range-address="$Mail.$E$45:.$H$66"/>
        <table:named-expression table:name="APPLICATION_NAME" table:base-cell-address="$Cover.$A$1" table:expression="$#REF!.$B$7"/>
        <table:named-expression table:name="TEST_VERSION" table:base-cell-address="$Cover.$A$1" table:expression="'file:///g:/documents%20and%20settings/minh%20hong/desktop/cs%201.2%20testcampaign%20tcdefinition/tc/testcasescs/test%20case_%20specification_%20acceptance%20test%201.4.3/exoresults/contact%20portlet_testcase%20specification_acceptance_1.4.0.xls'#$cover.$"/>
        <table:named-range table:name="MAL_01" table:base-cell-address="$Check_List.$A$56" table:cell-range-address="$Account.$B$7:.$H$61"/>
        <table:named-range table:name="MAL_03" table:base-cell-address="$Check_List.$A$123" table:cell-range-address="$Account.$B$139:.$H$157"/>
        <table:named-range table:name="MAL_02" table:base-cell-address="$Check_List.$A$35" table:cell-range-address="$Account.$B$62:.$H$88"/>
        <table:named-range table:name="MAL_04" table:base-cell-address="$Mail.$B$63" table:cell-range-address="$Mail.$B$7:.$H$72"/>
        <table:named-range table:name="MAL_05" table:base-cell-address="$Account.$A$54" table:cell-range-address="$Mail.$B$100:.$H$193"/>
        <table:named-range table:name="MAL_06" table:base-cell-address="$Account.$A$147" table:cell-range-address="$Mail.$B$219:.$H$275"/>
        <table:named-range table:name="MAL_07" table:base-cell-address="$Account.$A$202" table:cell-range-address="$Mail.$B$276:.$H$333"/>
        <table:named-range table:name="MAL_08" table:base-cell-address="$Account.$A$262" table:cell-range-address="$Mail.$B$343:.$H$348"/>
        <table:named-range table:name="MAL_09" table:base-cell-address="$Mail.$B$414" table:cell-range-address="$Mail.$B$364:.$H$434"/>
        <table:named-range table:name="MAL_10" table:base-cell-address="$Mail.$D$459" table:cell-range-address="$Mail.$B$468:.$H$546"/>
        <table:named-range table:name="MAL_11" table:base-cell-address="$Account.$A$410" table:cell-range-address="$Mail.$B$547:.$H$558"/>
        <table:named-range table:name="MAL_12" table:base-cell-address="$Account.$A$422" table:cell-range-address="$Mail.$B$559:.$H$579"/>
        <table:named-range table:name="MAL_13" table:base-cell-address="$Account.$A$436" table:cell-range-address="$Mail.$B$580:.$H$607"/>
        <table:named-range table:name="MAL_14" table:base-cell-address="$Account.$A$464" table:cell-range-address="$Mail.$B$608:.$H$630"/>
        <table:named-range table:name="MAL_17" table:base-cell-address="$Account.$G$538" table:cell-range-address="$Mail.$B$661:.$H$707"/>
        <table:named-range table:name="MAL_15" table:base-cell-address="$Account.$A$556" table:cell-range-address="$Mail.$B$631:.$H$660"/>
        <table:named-expression table:name="MAL_16" table:base-cell-address="$Account.$G$514" table:expression="$mail.$a$#ref!:$g$#ref!"/>
        <table:named-range table:name="MAL_18" table:base-cell-address="$Account.$A$648" table:cell-range-address="$Mail.$B$708:.$H$738"/>
        <table:named-range table:name="MAL_19" table:base-cell-address="$Account.$A$658" table:cell-range-address="$Mail.$B$739:.$H$748"/>
        <table:named-range table:name="MAL_20" table:base-cell-address="$Account.$A$670" table:cell-range-address="$Mail.$B$749:.$H$760"/>
        <table:named-range table:name="MAL_21" table:base-cell-address="$Account.$A$642" table:cell-range-address="$Mail.$B$761:.$H$779"/>
        <table:named-range table:name="MAL_22" table:base-cell-address="$Mail.$A$72" table:cell-range-address="$Other_actions.$B$7:.$H$80"/>
        <table:named-range table:name="MAL_23" table:base-cell-address="$Mail.$A$110" table:cell-range-address="$Other_actions.$B$81:.$H$115"/>
        <table:named-range table:name="MAL_24" table:base-cell-address="$Mail.$A$124" table:cell-range-address="$Other_actions.$B$116:.$H$129"/>
        <table:named-range table:name="MAL_25" table:base-cell-address="$Other_actions.$C$171" table:cell-range-address="$Other_actions.$B$130:.$H$168"/>
        <table:named-range table:name="MAL_26" table:base-cell-address="$Mail.$A$221" table:cell-range-address="$Other_actions.$B$169:.$H$189"/>
        <table:named-range table:name="MAL_27" table:base-cell-address="$Mail.$A$222" table:cell-range-address="$Other_actions.$B$203:.$H$302"/>
        <table:named-range table:name="MAL_28" table:base-cell-address="$Other_actions.$A$40" table:cell-range-address="$Settings.$B$7:.$H$43"/>
        <table:named-range table:name="MAL_29" table:base-cell-address="$Settings.$A$22" table:cell-range-address="$Search.$B$7:.$H$16"/>
        <table:named-range table:name="MAL_30" table:base-cell-address="$Settings.$A$111" table:cell-range-address="$Search.$B$17:.$H$105"/>
        <table:named-expression table:name="PRODUCT_NAME" table:base-cell-address="$Cover.$C$7" table:expression="$#REF!.$B$8"/>
        <table:named-expression table:name="APPLICATION_NAME1" table:base-cell-address="$Cover.$C$8" table:expression="$#REF!.$B$9"/>
        <table:named-range table:name="Set_customLayout" table:base-cell-address="$Search.$H$55" table:cell-range-address="$Settings.$E$44:.$H$51"/>
        <table:named-range table:name="Add_account" table:base-cell-address="$Account.$H$12" table:cell-range-address="$Account.$E$7:.$H$12"/>
        <table:named-range table:name="Enable_SMTP" table:base-cell-address="$Account.$H$97" table:cell-range-address="$Account.$E$95:.$H$98"/>
        <table:named-range table:name="Dont_EnableSMTP" table:base-cell-address="$Account.$H$102" table:cell-range-address="$Account.$E$99:.$H$103"/>
        <table:named-range table:name="Valid_SMTP" table:base-cell-address="$Account.$H$105" table:cell-range-address="$Account.$E$104:.$H$106"/>
        <table:named-range table:name="Invalid_SMTP" table:base-cell-address="$Account.$H$110" table:cell-range-address="$Account.$E$108:.$H$111"/>
        <table:named-range table:name="Add_tag" table:base-cell-address="$Other_actions.$F$81" table:cell-range-address="$Other_actions.$F$81"/>
        <table:named-range table:name="Return_Receipt" table:base-cell-address="$Mail.$H$199" table:cell-range-address="$Mail.$E$206:.$H$209"/>
        <table:named-range table:name="Set_return_receipt" table:base-cell-address="$Search.$H$64" table:cell-range-address="$Settings.$E$56:.$H$64"/>
      </table:named-expressions>
      <table:database-ranges>
        <table:database-range table:target-range-address="Mail.A6:Mail.IV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P0" style:volatile="true">
      <number:month/>
      <number:text>/</number:text>
      <number:day/>
      <number:text>/</number:text>
      <number:year/>
    </number:date-style>
    <number:text-style style:name="N125">
      <number:text-content/>
      <style:map style:condition="value()&gt;=0" style:apply-style-name="N125P0"/>
    </number:text-style>
    <number:date-style style:name="N126">
      <number:day/>
      <number:text>-</number:text>
      <number:month number:textual="true"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3P0" style:volatile="true">
      <number:text>¥</number:text>
      <number:number number:decimal-places="0" number:min-integer-digits="1" number:grouping="true"/>
    </number:number-style>
    <number:number-style style:name="N173">
      <style:text-properties fo:color="#ff0000"/>
      <number:text>¥-</number:text>
      <number:number number:decimal-places="0" number:min-integer-digits="1" number:grouping="true"/>
      <style:map style:condition="value()&gt;=0" style:apply-style-name="N173P0"/>
    </number:number-style>
    <number:number-style style:name="N174">
      <number:text>UR_</number:text>
      <number:number number:decimal-places="0" number:min-integer-digits="2"/>
    </number:number-style>
    <number:date-style style:name="N175P0" style:volatile="true">
      <number:day/>
      <number:text>-</number:text>
      <number:month number:textual="true"/>
      <number:text>-</number:text>
      <number:year number:style="long"/>
    </number:date-style>
    <number:text-style style:name="N175">
      <number:text-content/>
      <style:map style:condition="value()&gt;=0" style:apply-style-name="N175P0"/>
    </number:text-style>
    <number:number-style style:name="N176">
      <number:text>GUI_</number:text>
      <number:number number:decimal-places="0" number:min-integer-digits="2"/>
    </number:number-style>
    <number:number-style style:name="N177">
      <number:text>FUN_</number:text>
      <number:number number:decimal-places="0" number:min-integer-digits="2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1" number:grouping="true"/>
    </number:number-style>
    <number:number-style style:name="N180">
      <style:text-properties fo:color="#ff0000"/>
      <number:text>¥¥-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">
      <number:text>DATA_</number:text>
      <number:number number:decimal-places="0" number:min-integer-digits="2"/>
    </number:number-style>
    <number:number-style style:name="N183">
      <number:text>DATA_M_</number:text>
      <number:number number:decimal-places="0" number:min-integer-digits="2"/>
    </number:number-style>
    <number:percentage-style style:name="N184">
      <number:number number:decimal-places="1" number:min-integer-digits="1"/>
      <number:text>%</number:text>
    </number:percentage-style>
    <number:number-style style:name="N186P0" style:volatile="true">
      <number:text>Yes</number:text>
    </number:number-style>
    <number:number-style style:name="N186P1" style:volatile="true">
      <number:text>Yes</number:text>
    </number:number-style>
    <number:number-style style:name="N186">
      <number:text>No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True</number:text>
    </number:number-style>
    <number:number-style style:name="N188P1" style:volatile="true">
      <number:text>True</number:text>
    </number:number-style>
    <number:number-style style:name="N188">
      <number:text>False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On</number:text>
    </number:number-style>
    <number:number-style style:name="N190P1" style:volatile="true">
      <number:text>On</number:text>
    </number:number-style>
    <number:number-style style:name="N190">
      <number:text>Off</number:text>
      <style:map style:condition="value()&gt;0" style:apply-style-name="N190P0"/>
      <style:map style:condition="value()&lt;0" style:apply-style-name="N190P1"/>
    </number:number-style>
    <number:currency-style style:name="N19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4P0" style:volatile="true">
      <number:number number:decimal-places="0" number:min-integer-digits="1"/>
      <number:text> </number:text>
    </number:number-style>
    <number:number-style style:name="N194">
      <number:text>(</number:text>
      <number:number number:decimal-places="0" number:min-integer-digits="1"/>
      <number:text>)</number:text>
      <style:map style:condition="value()&gt;=0" style:apply-style-name="N194P0"/>
    </number:number-style>
    <number:number-style style:name="N196P0" style:volatile="true">
      <number:number number:decimal-places="2" number:min-integer-digits="1"/>
      <number:text> </number:text>
    </number:number-style>
    <number:number-style style:name="N196">
      <number:text>(</number:text>
      <number:number number:decimal-places="2" number:min-integer-digits="1"/>
      <number:text>)</number:text>
      <style:map style:condition="value()&gt;=0" style:apply-style-name="N196P0"/>
    </number:number-style>
    <number:date-style style:name="N197">
      <number:month number:textual="true"/>
      <number:text>-</number:text>
      <number:year number:style="long"/>
    </number:date-style>
    <number:number-style style:name="N198P0" style:volatile="true">
      <number:number number:decimal-places="2" number:min-integer-digits="1"/>
    </number:number-style>
    <number:number-style style:name="N198">
      <style:text-properties fo:color="#ff0000"/>
      <number:number number:decimal-places="2" number:min-integer-digits="1"/>
      <style:map style:condition="value()&gt;=0" style:apply-style-name="N198P0"/>
    </number:number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3">02/23/2011</text:date>, <text:time>19:2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" style:display-name="PageStyle_Accou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eckMail" style:display-name="PageStyle_CheckMai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mpose" style:display-name="PageStyle_Compos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sic_20_actions" style:display-name="PageStyle_Basic action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older" style:display-name="PageStyle_Fold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ags" style:display-name="PageStyle_Tag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ssage_20_View" style:display-name="PageStyle_Message View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ilters" style:display-name="PageStyle_Filter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il_20_Settings" style:display-name="PageStyle_Mail Sett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xport_20_Message" style:display-name="PageStyle_Export Messag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" style:display-name="PageStyle_Contac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mport_20_Messaage" style:display-name="PageStyle_Import Messaag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vent" style:display-name="PageStyle_Ev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mmary_5f_Report" style:display-name="PageStyle_Summary_Report" style:page-layout-name="Mpm5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Detail_5f_Report" style:display-name="PageStyle_Detail_Report" style:page-layout-name="Mpm5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1601-01-02T00:00:00</meta:creation-date>
    <dc:creator>exoplatform </dc:creator>
    <dc:date>2011-02-23T19:28:46</dc:date>
    <meta:print-date>2008-09-05T10:34:06</meta:print-date>
    <dc:language>en-US</dc:language>
    <meta:editing-cycles>758</meta:editing-cycles>
    <meta:editing-duration>PT1059H11M53S</meta:editing-duration>
    <meta:document-statistic meta:table-count="8" meta:cell-count="15691" meta:object-count="1"/>
    <meta:user-defined meta:name="Info 1"/>
    <meta:user-defined meta:name="Info 2"/>
    <meta:user-defined meta:name="Info 3"/>
    <meta:user-defined meta:name="Info 4"/>
  </office:meta>
</office:document-meta>
</file>